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5" table:style-name="ta1">
        <table:shapes>
          <draw:frame draw:z-index="0" draw:style-name="gr1" draw:text-style-name="P1" svg:width="963.41pt" svg:height="482.66pt" svg:x="7.8pt" svg:y="27.1pt">
            <loext:p draw:notify-on-update-of-ranges="test5.C1:test5.C1 test5.C2:test5.C1214 test5.J1:test5.J1 test5.J2:test5.J1214 test5.K1:test5.K1 test5.K2:test5.K12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ang_x</text:p>
          </table:table-cell>
          <table:table-cell office:value-type="string" calcext:value-type="string">
            <text:p>ref_cm</text:p>
          </table:table-cell>
          <table:table-cell office:value-type="string" calcext:value-type="string">
            <text:p>imu_cm</text:p>
          </table:table-cell>
          <table:table-cell office:value-type="string" calcext:value-type="string">
            <text:p>ft_cm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1207580566" calcext:value-type="float">
            <text:p>179.1207580566</text:p>
          </table:table-cell>
          <table:table-cell office:value-type="float" office:value="0.1122167589" calcext:value-type="float">
            <text:p>0.11221675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2379" calcext:value-type="float">
            <text:p>0.00102379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1653371" calcext:value-type="float">
            <text:p>-0.0001653371</text:p>
          </table:table-cell>
          <table:table-cell office:value-type="float" office:value="275" calcext:value-type="float">
            <text:p>275</text:p>
          </table:table-cell>
          <table:table-cell table:formula="of:=[.B2]-180" office:value-type="float" office:value="-0.87924194339999" calcext:value-type="float">
            <text:p>-0.8792419434</text:p>
          </table:table-cell>
          <table:table-cell table:formula="of:=[.D2]*100" office:value-type="float" office:value="0.10237865" calcext:value-type="float">
            <text:p>0.10237865</text:p>
          </table:table-cell>
          <table:table-cell table:formula="of:=[.E2]*100" office:value-type="float" office:value="0.102379" calcext:value-type="float">
            <text:p>0.102379</text:p>
          </table:table-cell>
          <table:table-cell table:formula="of:=[.F2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1140136719" calcext:value-type="float">
            <text:p>179.1140136719</text:p>
          </table:table-cell>
          <table:table-cell office:value-type="float" office:value="-0.0051784697" calcext:value-type="float">
            <text:p>-0.00517846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583" calcext:value-type="float">
            <text:p>0.0010583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1658338" calcext:value-type="float">
            <text:p>-0.0001658338</text:p>
          </table:table-cell>
          <table:table-cell office:value-type="float" office:value="276" calcext:value-type="float">
            <text:p>276</text:p>
          </table:table-cell>
          <table:table-cell table:formula="of:=[.B3]-180" office:value-type="float" office:value="-0.885986328099989" calcext:value-type="float">
            <text:p>-0.8859863281</text:p>
          </table:table-cell>
          <table:table-cell table:formula="of:=[.D3]*100" office:value-type="float" office:value="0.10237865" calcext:value-type="float">
            <text:p>0.10237865</text:p>
          </table:table-cell>
          <table:table-cell table:formula="of:=[.E3]*100" office:value-type="float" office:value="0.10583" calcext:value-type="float">
            <text:p>0.10583</text:p>
          </table:table-cell>
          <table:table-cell table:formula="of:=[.F3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122756958" calcext:value-type="float">
            <text:p>179.122756958</text:p>
          </table:table-cell>
          <table:table-cell office:value-type="float" office:value="-0.0084096968" calcext:value-type="float">
            <text:p>-0.00840969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0284" calcext:value-type="float">
            <text:p>0.00110284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1904117" calcext:value-type="float">
            <text:p>-0.0001904117</text:p>
          </table:table-cell>
          <table:table-cell office:value-type="float" office:value="277" calcext:value-type="float">
            <text:p>277</text:p>
          </table:table-cell>
          <table:table-cell table:formula="of:=[.B4]-180" office:value-type="float" office:value="-0.877243042000004" calcext:value-type="float">
            <text:p>-0.877243042</text:p>
          </table:table-cell>
          <table:table-cell table:formula="of:=[.D4]*100" office:value-type="float" office:value="0.10237865" calcext:value-type="float">
            <text:p>0.10237865</text:p>
          </table:table-cell>
          <table:table-cell table:formula="of:=[.E4]*100" office:value-type="float" office:value="0.110284" calcext:value-type="float">
            <text:p>0.110284</text:p>
          </table:table-cell>
          <table:table-cell table:formula="of:=[.F4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1304168701" calcext:value-type="float">
            <text:p>179.1304168701</text:p>
          </table:table-cell>
          <table:table-cell office:value-type="float" office:value="0.0512288397" calcext:value-type="float">
            <text:p>0.05122883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213412" calcext:value-type="float">
            <text:p>-0.000213412</text:p>
          </table:table-cell>
          <table:table-cell office:value-type="float" office:value="278" calcext:value-type="float">
            <text:p>278</text:p>
          </table:table-cell>
          <table:table-cell table:formula="of:=[.B5]-180" office:value-type="float" office:value="-0.869583129900008" calcext:value-type="float">
            <text:p>-0.8695831299</text:p>
          </table:table-cell>
          <table:table-cell table:formula="of:=[.D5]*100" office:value-type="float" office:value="0.10237865" calcext:value-type="float">
            <text:p>0.10237865</text:p>
          </table:table-cell>
          <table:table-cell table:formula="of:=[.E5]*100" office:value-type="float" office:value="0.0735" calcext:value-type="float">
            <text:p>0.0735</text:p>
          </table:table-cell>
          <table:table-cell table:formula="of:=[.F5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139831543" calcext:value-type="float">
            <text:p>179.139831543</text:p>
          </table:table-cell>
          <table:table-cell office:value-type="float" office:value="0.0144829757" calcext:value-type="float">
            <text:p>0.01448297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3481" calcext:value-type="float">
            <text:p>0.00073481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1500886" calcext:value-type="float">
            <text:p>-0.0001500886</text:p>
          </table:table-cell>
          <table:table-cell office:value-type="float" office:value="279" calcext:value-type="float">
            <text:p>279</text:p>
          </table:table-cell>
          <table:table-cell table:formula="of:=[.B6]-180" office:value-type="float" office:value="-0.860168456999986" calcext:value-type="float">
            <text:p>-0.860168457</text:p>
          </table:table-cell>
          <table:table-cell table:formula="of:=[.D6]*100" office:value-type="float" office:value="0.10237865" calcext:value-type="float">
            <text:p>0.10237865</text:p>
          </table:table-cell>
          <table:table-cell table:formula="of:=[.E6]*100" office:value-type="float" office:value="0.073481" calcext:value-type="float">
            <text:p>0.073481</text:p>
          </table:table-cell>
          <table:table-cell table:formula="of:=[.F6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1426391602" calcext:value-type="float">
            <text:p>179.1426391602</text:p>
          </table:table-cell>
          <table:table-cell office:value-type="float" office:value="-0.0374306191" calcext:value-type="float">
            <text:p>-0.03743061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8071" calcext:value-type="float">
            <text:p>0.00108071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01286" calcext:value-type="float">
            <text:p>-0.00001286</text:p>
          </table:table-cell>
          <table:table-cell office:value-type="float" office:value="280" calcext:value-type="float">
            <text:p>280</text:p>
          </table:table-cell>
          <table:table-cell table:formula="of:=[.B7]-180" office:value-type="float" office:value="-0.857360839800009" calcext:value-type="float">
            <text:p>-0.8573608398</text:p>
          </table:table-cell>
          <table:table-cell table:formula="of:=[.D7]*100" office:value-type="float" office:value="0.10237865" calcext:value-type="float">
            <text:p>0.10237865</text:p>
          </table:table-cell>
          <table:table-cell table:formula="of:=[.E7]*100" office:value-type="float" office:value="0.108071" calcext:value-type="float">
            <text:p>0.108071</text:p>
          </table:table-cell>
          <table:table-cell table:formula="of:=[.F7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1411437988" calcext:value-type="float">
            <text:p>179.1411437988</text:p>
          </table:table-cell>
          <table:table-cell office:value-type="float" office:value="0.0372600191" calcext:value-type="float">
            <text:p>0.03726001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1336" calcext:value-type="float">
            <text:p>0.00081336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2692142" calcext:value-type="float">
            <text:p>-0.0002692142</text:p>
          </table:table-cell>
          <table:table-cell office:value-type="float" office:value="281" calcext:value-type="float">
            <text:p>281</text:p>
          </table:table-cell>
          <table:table-cell table:formula="of:=[.B8]-180" office:value-type="float" office:value="-0.858856201200013" calcext:value-type="float">
            <text:p>-0.8588562012</text:p>
          </table:table-cell>
          <table:table-cell table:formula="of:=[.D8]*100" office:value-type="float" office:value="0.10237865" calcext:value-type="float">
            <text:p>0.10237865</text:p>
          </table:table-cell>
          <table:table-cell table:formula="of:=[.E8]*100" office:value-type="float" office:value="0.081336" calcext:value-type="float">
            <text:p>0.081336</text:p>
          </table:table-cell>
          <table:table-cell table:formula="of:=[.F8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1253814697" calcext:value-type="float">
            <text:p>179.1253814697</text:p>
          </table:table-cell>
          <table:table-cell office:value-type="float" office:value="0.0014813754" calcext:value-type="float">
            <text:p>0.00148137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7369" calcext:value-type="float">
            <text:p>0.00087369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1426644" calcext:value-type="float">
            <text:p>-0.0001426644</text:p>
          </table:table-cell>
          <table:table-cell office:value-type="float" office:value="282" calcext:value-type="float">
            <text:p>282</text:p>
          </table:table-cell>
          <table:table-cell table:formula="of:=[.B9]-180" office:value-type="float" office:value="-0.874618530300012" calcext:value-type="float">
            <text:p>-0.8746185303</text:p>
          </table:table-cell>
          <table:table-cell table:formula="of:=[.D9]*100" office:value-type="float" office:value="0.10237865" calcext:value-type="float">
            <text:p>0.10237865</text:p>
          </table:table-cell>
          <table:table-cell table:formula="of:=[.E9]*100" office:value-type="float" office:value="0.087369" calcext:value-type="float">
            <text:p>0.087369</text:p>
          </table:table-cell>
          <table:table-cell table:formula="of:=[.F9]*100" office:value-type="float" office:value="-0.003608" calcext:value-type="float">
            <text:p>-0.003608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1231842041" calcext:value-type="float">
            <text:p>179.1231842041</text:p>
          </table:table-cell>
          <table:table-cell office:value-type="float" office:value="0.0372942269" calcext:value-type="float">
            <text:p>0.03729422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7517" calcext:value-type="float">
            <text:p>0.00067517</text:p>
          </table:table-cell>
          <table:table-cell office:value-type="float" office:value="-0.0000387" calcext:value-type="float">
            <text:p>-0.0000387</text:p>
          </table:table-cell>
          <table:table-cell office:value-type="float" office:value="-0.0002197217" calcext:value-type="float">
            <text:p>-0.0002197217</text:p>
          </table:table-cell>
          <table:table-cell office:value-type="float" office:value="283" calcext:value-type="float">
            <text:p>283</text:p>
          </table:table-cell>
          <table:table-cell table:formula="of:=[.B10]-180" office:value-type="float" office:value="-0.876815795900001" calcext:value-type="float">
            <text:p>-0.8768157959</text:p>
          </table:table-cell>
          <table:table-cell table:formula="of:=[.D10]*100" office:value-type="float" office:value="0.10237865" calcext:value-type="float">
            <text:p>0.10237865</text:p>
          </table:table-cell>
          <table:table-cell table:formula="of:=[.E10]*100" office:value-type="float" office:value="0.067517" calcext:value-type="float">
            <text:p>0.067517</text:p>
          </table:table-cell>
          <table:table-cell table:formula="of:=[.F10]*100" office:value-type="float" office:value="-0.00387" calcext:value-type="float">
            <text:p>-0.00387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1212158203" calcext:value-type="float">
            <text:p>179.1212158203</text:p>
          </table:table-cell>
          <table:table-cell office:value-type="float" office:value="0.0164816237" calcext:value-type="float">
            <text:p>0.01648162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8162" calcext:value-type="float">
            <text:p>0.00068162</text:p>
          </table:table-cell>
          <table:table-cell office:value-type="float" office:value="-0.00003873" calcext:value-type="float">
            <text:p>-0.00003873</text:p>
          </table:table-cell>
          <table:table-cell office:value-type="float" office:value="-0.0001505596" calcext:value-type="float">
            <text:p>-0.0001505596</text:p>
          </table:table-cell>
          <table:table-cell office:value-type="float" office:value="284" calcext:value-type="float">
            <text:p>284</text:p>
          </table:table-cell>
          <table:table-cell table:formula="of:=[.B11]-180" office:value-type="float" office:value="-0.878784179700006" calcext:value-type="float">
            <text:p>-0.8787841797</text:p>
          </table:table-cell>
          <table:table-cell table:formula="of:=[.D11]*100" office:value-type="float" office:value="0.10237865" calcext:value-type="float">
            <text:p>0.10237865</text:p>
          </table:table-cell>
          <table:table-cell table:formula="of:=[.E11]*100" office:value-type="float" office:value="0.068162" calcext:value-type="float">
            <text:p>0.068162</text:p>
          </table:table-cell>
          <table:table-cell table:formula="of:=[.F11]*100" office:value-type="float" office:value="-0.003873" calcext:value-type="float">
            <text:p>-0.003873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1144256592" calcext:value-type="float">
            <text:p>179.1144256592</text:p>
          </table:table-cell>
          <table:table-cell office:value-type="float" office:value="-0.0063667471" calcext:value-type="float">
            <text:p>-0.00636674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3821" calcext:value-type="float">
            <text:p>0.00083821</text:p>
          </table:table-cell>
          <table:table-cell office:value-type="float" office:value="-0.00003873" calcext:value-type="float">
            <text:p>-0.00003873</text:p>
          </table:table-cell>
          <table:table-cell office:value-type="float" office:value="-0.0000543543" calcext:value-type="float">
            <text:p>-5.43543E-05</text:p>
          </table:table-cell>
          <table:table-cell office:value-type="float" office:value="285" calcext:value-type="float">
            <text:p>285</text:p>
          </table:table-cell>
          <table:table-cell table:formula="of:=[.B12]-180" office:value-type="float" office:value="-0.885574340799991" calcext:value-type="float">
            <text:p>-0.8855743408</text:p>
          </table:table-cell>
          <table:table-cell table:formula="of:=[.D12]*100" office:value-type="float" office:value="0.10237865" calcext:value-type="float">
            <text:p>0.10237865</text:p>
          </table:table-cell>
          <table:table-cell table:formula="of:=[.E12]*100" office:value-type="float" office:value="0.083821" calcext:value-type="float">
            <text:p>0.083821</text:p>
          </table:table-cell>
          <table:table-cell table:formula="of:=[.F12]*100" office:value-type="float" office:value="-0.003873" calcext:value-type="float">
            <text:p>-0.003873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1294555664" calcext:value-type="float">
            <text:p>179.1294555664</text:p>
          </table:table-cell>
          <table:table-cell office:value-type="float" office:value="0.0509524473" calcext:value-type="float">
            <text:p>0.05095244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6049" calcext:value-type="float">
            <text:p>0.00056049</text:p>
          </table:table-cell>
          <table:table-cell office:value-type="float" office:value="-0.00003873" calcext:value-type="float">
            <text:p>-0.00003873</text:p>
          </table:table-cell>
          <table:table-cell office:value-type="float" office:value="-0.0002208678" calcext:value-type="float">
            <text:p>-0.0002208678</text:p>
          </table:table-cell>
          <table:table-cell office:value-type="float" office:value="286" calcext:value-type="float">
            <text:p>286</text:p>
          </table:table-cell>
          <table:table-cell table:formula="of:=[.B13]-180" office:value-type="float" office:value="-0.870544433600003" calcext:value-type="float">
            <text:p>-0.8705444336</text:p>
          </table:table-cell>
          <table:table-cell table:formula="of:=[.D13]*100" office:value-type="float" office:value="0.10237865" calcext:value-type="float">
            <text:p>0.10237865</text:p>
          </table:table-cell>
          <table:table-cell table:formula="of:=[.E13]*100" office:value-type="float" office:value="0.056049" calcext:value-type="float">
            <text:p>0.056049</text:p>
          </table:table-cell>
          <table:table-cell table:formula="of:=[.F13]*100" office:value-type="float" office:value="-0.003873" calcext:value-type="float">
            <text:p>-0.003873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1232757568" calcext:value-type="float">
            <text:p>179.1232757568</text:p>
          </table:table-cell>
          <table:table-cell office:value-type="float" office:value="0.0365531989" calcext:value-type="float">
            <text:p>0.03655319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-0.00003873" calcext:value-type="float">
            <text:p>-0.00003873</text:p>
          </table:table-cell>
          <table:table-cell office:value-type="float" office:value="-0.0001655008" calcext:value-type="float">
            <text:p>-0.0001655008</text:p>
          </table:table-cell>
          <table:table-cell office:value-type="float" office:value="287" calcext:value-type="float">
            <text:p>287</text:p>
          </table:table-cell>
          <table:table-cell table:formula="of:=[.B14]-180" office:value-type="float" office:value="-0.876724243199988" calcext:value-type="float">
            <text:p>-0.8767242432</text:p>
          </table:table-cell>
          <table:table-cell table:formula="of:=[.D14]*100" office:value-type="float" office:value="0.10237865" calcext:value-type="float">
            <text:p>0.10237865</text:p>
          </table:table-cell>
          <table:table-cell table:formula="of:=[.E14]*100" office:value-type="float" office:value="0.04714" calcext:value-type="float">
            <text:p>0.04714</text:p>
          </table:table-cell>
          <table:table-cell table:formula="of:=[.F14]*100" office:value-type="float" office:value="-0.003873" calcext:value-type="float">
            <text:p>-0.003873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79.1287536621" calcext:value-type="float">
            <text:p>179.1287536621</text:p>
          </table:table-cell>
          <table:table-cell office:value-type="float" office:value="-0.0443008792" calcext:value-type="float">
            <text:p>-0.04430087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5098" calcext:value-type="float">
            <text:p>0.00095098</text:p>
          </table:table-cell>
          <table:table-cell office:value-type="float" office:value="-0.00003873" calcext:value-type="float">
            <text:p>-0.00003873</text:p>
          </table:table-cell>
          <table:table-cell office:value-type="float" office:value="-0.0000782773" calcext:value-type="float">
            <text:p>-7.82773E-05</text:p>
          </table:table-cell>
          <table:table-cell office:value-type="float" office:value="288" calcext:value-type="float">
            <text:p>288</text:p>
          </table:table-cell>
          <table:table-cell table:formula="of:=[.B15]-180" office:value-type="float" office:value="-0.871246337900004" calcext:value-type="float">
            <text:p>-0.8712463379</text:p>
          </table:table-cell>
          <table:table-cell table:formula="of:=[.D15]*100" office:value-type="float" office:value="0.10237865" calcext:value-type="float">
            <text:p>0.10237865</text:p>
          </table:table-cell>
          <table:table-cell table:formula="of:=[.E15]*100" office:value-type="float" office:value="0.095098" calcext:value-type="float">
            <text:p>0.095098</text:p>
          </table:table-cell>
          <table:table-cell table:formula="of:=[.F15]*100" office:value-type="float" office:value="-0.003873" calcext:value-type="float">
            <text:p>-0.003873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179.1378479004" calcext:value-type="float">
            <text:p>179.1378479004</text:p>
          </table:table-cell>
          <table:table-cell office:value-type="float" office:value="0.038019609" calcext:value-type="float">
            <text:p>0.0380196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2184" calcext:value-type="float">
            <text:p>0.00072184</text:p>
          </table:table-cell>
          <table:table-cell office:value-type="float" office:value="-0.00003873" calcext:value-type="float">
            <text:p>-0.00003873</text:p>
          </table:table-cell>
          <table:table-cell office:value-type="float" office:value="-0.0000993694" calcext:value-type="float">
            <text:p>-9.93694E-05</text:p>
          </table:table-cell>
          <table:table-cell office:value-type="float" office:value="289" calcext:value-type="float">
            <text:p>289</text:p>
          </table:table-cell>
          <table:table-cell table:formula="of:=[.B16]-180" office:value-type="float" office:value="-0.862152099599996" calcext:value-type="float">
            <text:p>-0.8621520996</text:p>
          </table:table-cell>
          <table:table-cell table:formula="of:=[.D16]*100" office:value-type="float" office:value="0.10237865" calcext:value-type="float">
            <text:p>0.10237865</text:p>
          </table:table-cell>
          <table:table-cell table:formula="of:=[.E16]*100" office:value-type="float" office:value="0.072184" calcext:value-type="float">
            <text:p>0.072184</text:p>
          </table:table-cell>
          <table:table-cell table:formula="of:=[.F16]*100" office:value-type="float" office:value="-0.003873" calcext:value-type="float">
            <text:p>-0.003873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79.1332855225" calcext:value-type="float">
            <text:p>179.1332855225</text:p>
          </table:table-cell>
          <table:table-cell office:value-type="float" office:value="-0.041672358" calcext:value-type="float">
            <text:p>-0.0416723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0034" calcext:value-type="float">
            <text:p>0.00110034</text:p>
          </table:table-cell>
          <table:table-cell office:value-type="float" office:value="-0.00004134" calcext:value-type="float">
            <text:p>-0.00004134</text:p>
          </table:table-cell>
          <table:table-cell office:value-type="float" office:value="-0.0001087899" calcext:value-type="float">
            <text:p>-0.0001087899</text:p>
          </table:table-cell>
          <table:table-cell office:value-type="float" office:value="290" calcext:value-type="float">
            <text:p>290</text:p>
          </table:table-cell>
          <table:table-cell table:formula="of:=[.B17]-180" office:value-type="float" office:value="-0.866714477500011" calcext:value-type="float">
            <text:p>-0.8667144775</text:p>
          </table:table-cell>
          <table:table-cell table:formula="of:=[.D17]*100" office:value-type="float" office:value="0.10237865" calcext:value-type="float">
            <text:p>0.10237865</text:p>
          </table:table-cell>
          <table:table-cell table:formula="of:=[.E17]*100" office:value-type="float" office:value="0.110034" calcext:value-type="float">
            <text:p>0.110034</text:p>
          </table:table-cell>
          <table:table-cell table:formula="of:=[.F17]*100" office:value-type="float" office:value="-0.004134" calcext:value-type="float">
            <text:p>-0.00413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79.1278686523" calcext:value-type="float">
            <text:p>179.1278686523</text:p>
          </table:table-cell>
          <table:table-cell office:value-type="float" office:value="-0.0137761089" calcext:value-type="float">
            <text:p>-0.01377610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6663" calcext:value-type="float">
            <text:p>0.00116663</text:p>
          </table:table-cell>
          <table:table-cell office:value-type="float" office:value="-0.00004134" calcext:value-type="float">
            <text:p>-0.00004134</text:p>
          </table:table-cell>
          <table:table-cell office:value-type="float" office:value="-0.0000446489" calcext:value-type="float">
            <text:p>-4.46489E-05</text:p>
          </table:table-cell>
          <table:table-cell office:value-type="float" office:value="291" calcext:value-type="float">
            <text:p>291</text:p>
          </table:table-cell>
          <table:table-cell table:formula="of:=[.B18]-180" office:value-type="float" office:value="-0.872131347699991" calcext:value-type="float">
            <text:p>-0.8721313477</text:p>
          </table:table-cell>
          <table:table-cell table:formula="of:=[.D18]*100" office:value-type="float" office:value="0.10237865" calcext:value-type="float">
            <text:p>0.10237865</text:p>
          </table:table-cell>
          <table:table-cell table:formula="of:=[.E18]*100" office:value-type="float" office:value="0.116663" calcext:value-type="float">
            <text:p>0.116663</text:p>
          </table:table-cell>
          <table:table-cell table:formula="of:=[.F18]*100" office:value-type="float" office:value="-0.004134" calcext:value-type="float">
            <text:p>-0.004134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79.1312255859" calcext:value-type="float">
            <text:p>179.1312255859</text:p>
          </table:table-cell>
          <table:table-cell office:value-type="float" office:value="0.0478861467" calcext:value-type="float">
            <text:p>0.04788614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9979" calcext:value-type="float">
            <text:p>0.00079979</text:p>
          </table:table-cell>
          <table:table-cell office:value-type="float" office:value="-0.00003867" calcext:value-type="float">
            <text:p>-0.00003867</text:p>
          </table:table-cell>
          <table:table-cell office:value-type="float" office:value="-0.0002567461" calcext:value-type="float">
            <text:p>-0.0002567461</text:p>
          </table:table-cell>
          <table:table-cell office:value-type="float" office:value="292" calcext:value-type="float">
            <text:p>292</text:p>
          </table:table-cell>
          <table:table-cell table:formula="of:=[.B19]-180" office:value-type="float" office:value="-0.868774414099988" calcext:value-type="float">
            <text:p>-0.8687744141</text:p>
          </table:table-cell>
          <table:table-cell table:formula="of:=[.D19]*100" office:value-type="float" office:value="0.10237865" calcext:value-type="float">
            <text:p>0.10237865</text:p>
          </table:table-cell>
          <table:table-cell table:formula="of:=[.E19]*100" office:value-type="float" office:value="0.079979" calcext:value-type="float">
            <text:p>0.079979</text:p>
          </table:table-cell>
          <table:table-cell table:formula="of:=[.F19]*100" office:value-type="float" office:value="-0.003867" calcext:value-type="float">
            <text:p>-0.003867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79.1299438477" calcext:value-type="float">
            <text:p>179.1299438477</text:p>
          </table:table-cell>
          <table:table-cell office:value-type="float" office:value="0.0011584049" calcext:value-type="float">
            <text:p>0.00115840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6679" calcext:value-type="float">
            <text:p>0.00086679</text:p>
          </table:table-cell>
          <table:table-cell office:value-type="float" office:value="-0.00003867" calcext:value-type="float">
            <text:p>-0.00003867</text:p>
          </table:table-cell>
          <table:table-cell office:value-type="float" office:value="-0.0000979631" calcext:value-type="float">
            <text:p>-9.79631E-05</text:p>
          </table:table-cell>
          <table:table-cell office:value-type="float" office:value="293" calcext:value-type="float">
            <text:p>293</text:p>
          </table:table-cell>
          <table:table-cell table:formula="of:=[.B20]-180" office:value-type="float" office:value="-0.870056152300009" calcext:value-type="float">
            <text:p>-0.8700561523</text:p>
          </table:table-cell>
          <table:table-cell table:formula="of:=[.D20]*100" office:value-type="float" office:value="0.10237865" calcext:value-type="float">
            <text:p>0.10237865</text:p>
          </table:table-cell>
          <table:table-cell table:formula="of:=[.E20]*100" office:value-type="float" office:value="0.086679" calcext:value-type="float">
            <text:p>0.086679</text:p>
          </table:table-cell>
          <table:table-cell table:formula="of:=[.F20]*100" office:value-type="float" office:value="-0.003867" calcext:value-type="float">
            <text:p>-0.003867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79.135345459" calcext:value-type="float">
            <text:p>179.135345459</text:p>
          </table:table-cell>
          <table:table-cell office:value-type="float" office:value="0.0111719874" calcext:value-type="float">
            <text:p>0.01117198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447" calcext:value-type="float">
            <text:p>0.0008447</text:p>
          </table:table-cell>
          <table:table-cell office:value-type="float" office:value="-0.00003867" calcext:value-type="float">
            <text:p>-0.00003867</text:p>
          </table:table-cell>
          <table:table-cell office:value-type="float" office:value="-0.0000600494" calcext:value-type="float">
            <text:p>-6.00494E-05</text:p>
          </table:table-cell>
          <table:table-cell office:value-type="float" office:value="294" calcext:value-type="float">
            <text:p>294</text:p>
          </table:table-cell>
          <table:table-cell table:formula="of:=[.B21]-180" office:value-type="float" office:value="-0.864654540999993" calcext:value-type="float">
            <text:p>-0.864654541</text:p>
          </table:table-cell>
          <table:table-cell table:formula="of:=[.D21]*100" office:value-type="float" office:value="0.10237865" calcext:value-type="float">
            <text:p>0.10237865</text:p>
          </table:table-cell>
          <table:table-cell table:formula="of:=[.E21]*100" office:value-type="float" office:value="0.08447" calcext:value-type="float">
            <text:p>0.08447</text:p>
          </table:table-cell>
          <table:table-cell table:formula="of:=[.F21]*100" office:value-type="float" office:value="-0.003867" calcext:value-type="float">
            <text:p>-0.003867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79.1347045898" calcext:value-type="float">
            <text:p>179.1347045898</text:p>
          </table:table-cell>
          <table:table-cell office:value-type="float" office:value="0.0282844064" calcext:value-type="float">
            <text:p>0.02828440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1591" calcext:value-type="float">
            <text:p>0.00071591</text:p>
          </table:table-cell>
          <table:table-cell office:value-type="float" office:value="-0.00003867" calcext:value-type="float">
            <text:p>-0.00003867</text:p>
          </table:table-cell>
          <table:table-cell office:value-type="float" office:value="-0.0000905187" calcext:value-type="float">
            <text:p>-9.05187E-05</text:p>
          </table:table-cell>
          <table:table-cell office:value-type="float" office:value="295" calcext:value-type="float">
            <text:p>295</text:p>
          </table:table-cell>
          <table:table-cell table:formula="of:=[.B22]-180" office:value-type="float" office:value="-0.865295410199991" calcext:value-type="float">
            <text:p>-0.8652954102</text:p>
          </table:table-cell>
          <table:table-cell table:formula="of:=[.D22]*100" office:value-type="float" office:value="0.10237865" calcext:value-type="float">
            <text:p>0.10237865</text:p>
          </table:table-cell>
          <table:table-cell table:formula="of:=[.E22]*100" office:value-type="float" office:value="0.071591" calcext:value-type="float">
            <text:p>0.071591</text:p>
          </table:table-cell>
          <table:table-cell table:formula="of:=[.F22]*100" office:value-type="float" office:value="-0.003867" calcext:value-type="float">
            <text:p>-0.003867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79.1363830566" calcext:value-type="float">
            <text:p>179.1363830566</text:p>
          </table:table-cell>
          <table:table-cell office:value-type="float" office:value="0.0396429225" calcext:value-type="float">
            <text:p>0.03964292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5438" calcext:value-type="float">
            <text:p>0.00055438</text:p>
          </table:table-cell>
          <table:table-cell office:value-type="float" office:value="-0.00004128" calcext:value-type="float">
            <text:p>-0.00004128</text:p>
          </table:table-cell>
          <table:table-cell office:value-type="float" office:value="-0.0001927579" calcext:value-type="float">
            <text:p>-0.0001927579</text:p>
          </table:table-cell>
          <table:table-cell office:value-type="float" office:value="296" calcext:value-type="float">
            <text:p>296</text:p>
          </table:table-cell>
          <table:table-cell table:formula="of:=[.B23]-180" office:value-type="float" office:value="-0.86361694339999" calcext:value-type="float">
            <text:p>-0.8636169434</text:p>
          </table:table-cell>
          <table:table-cell table:formula="of:=[.D23]*100" office:value-type="float" office:value="0.10237865" calcext:value-type="float">
            <text:p>0.10237865</text:p>
          </table:table-cell>
          <table:table-cell table:formula="of:=[.E23]*100" office:value-type="float" office:value="0.055438" calcext:value-type="float">
            <text:p>0.055438</text:p>
          </table:table-cell>
          <table:table-cell table:formula="of:=[.F23]*100" office:value-type="float" office:value="-0.004128" calcext:value-type="float">
            <text:p>-0.004128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79.1420593262" calcext:value-type="float">
            <text:p>179.1420593262</text:p>
          </table:table-cell>
          <table:table-cell office:value-type="float" office:value="0.0270329278" calcext:value-type="float">
            <text:p>0.02703292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3079" calcext:value-type="float">
            <text:p>0.00053079</text:p>
          </table:table-cell>
          <table:table-cell office:value-type="float" office:value="-0.00004128" calcext:value-type="float">
            <text:p>-0.00004128</text:p>
          </table:table-cell>
          <table:table-cell office:value-type="float" office:value="-0.0001016857" calcext:value-type="float">
            <text:p>-0.0001016857</text:p>
          </table:table-cell>
          <table:table-cell office:value-type="float" office:value="297" calcext:value-type="float">
            <text:p>297</text:p>
          </table:table-cell>
          <table:table-cell table:formula="of:=[.B24]-180" office:value-type="float" office:value="-0.857940673799988" calcext:value-type="float">
            <text:p>-0.8579406738</text:p>
          </table:table-cell>
          <table:table-cell table:formula="of:=[.D24]*100" office:value-type="float" office:value="0.10237865" calcext:value-type="float">
            <text:p>0.10237865</text:p>
          </table:table-cell>
          <table:table-cell table:formula="of:=[.E24]*100" office:value-type="float" office:value="0.053079" calcext:value-type="float">
            <text:p>0.053079</text:p>
          </table:table-cell>
          <table:table-cell table:formula="of:=[.F24]*100" office:value-type="float" office:value="-0.004128" calcext:value-type="float">
            <text:p>-0.004128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79.1455535889" calcext:value-type="float">
            <text:p>179.1455535889</text:p>
          </table:table-cell>
          <table:table-cell office:value-type="float" office:value="0.030664329" calcext:value-type="float">
            <text:p>0.0306643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9087" calcext:value-type="float">
            <text:p>0.00049087</text:p>
          </table:table-cell>
          <table:table-cell office:value-type="float" office:value="-0.00003863" calcext:value-type="float">
            <text:p>-0.00003863</text:p>
          </table:table-cell>
          <table:table-cell office:value-type="float" office:value="-0.0001939836" calcext:value-type="float">
            <text:p>-0.0001939836</text:p>
          </table:table-cell>
          <table:table-cell office:value-type="float" office:value="298" calcext:value-type="float">
            <text:p>298</text:p>
          </table:table-cell>
          <table:table-cell table:formula="of:=[.B25]-180" office:value-type="float" office:value="-0.854446411100014" calcext:value-type="float">
            <text:p>-0.8544464111</text:p>
          </table:table-cell>
          <table:table-cell table:formula="of:=[.D25]*100" office:value-type="float" office:value="0.10237865" calcext:value-type="float">
            <text:p>0.10237865</text:p>
          </table:table-cell>
          <table:table-cell table:formula="of:=[.E25]*100" office:value-type="float" office:value="0.049087" calcext:value-type="float">
            <text:p>0.049087</text:p>
          </table:table-cell>
          <table:table-cell table:formula="of:=[.F25]*100" office:value-type="float" office:value="-0.003863" calcext:value-type="float">
            <text:p>-0.003863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79.1431274414" calcext:value-type="float">
            <text:p>179.1431274414</text:p>
          </table:table-cell>
          <table:table-cell office:value-type="float" office:value="0.0316360868" calcext:value-type="float">
            <text:p>0.03163608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5778" calcext:value-type="float">
            <text:p>0.00045778</text:p>
          </table:table-cell>
          <table:table-cell office:value-type="float" office:value="-0.00003863" calcext:value-type="float">
            <text:p>-0.00003863</text:p>
          </table:table-cell>
          <table:table-cell office:value-type="float" office:value="-0.0000952064" calcext:value-type="float">
            <text:p>-9.52064E-05</text:p>
          </table:table-cell>
          <table:table-cell office:value-type="float" office:value="299" calcext:value-type="float">
            <text:p>299</text:p>
          </table:table-cell>
          <table:table-cell table:formula="of:=[.B26]-180" office:value-type="float" office:value="-0.856872558600003" calcext:value-type="float">
            <text:p>-0.8568725586</text:p>
          </table:table-cell>
          <table:table-cell table:formula="of:=[.D26]*100" office:value-type="float" office:value="0.10237865" calcext:value-type="float">
            <text:p>0.10237865</text:p>
          </table:table-cell>
          <table:table-cell table:formula="of:=[.E26]*100" office:value-type="float" office:value="0.045778" calcext:value-type="float">
            <text:p>0.045778</text:p>
          </table:table-cell>
          <table:table-cell table:formula="of:=[.F26]*100" office:value-type="float" office:value="-0.003863" calcext:value-type="float">
            <text:p>-0.003863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79.1350860596" calcext:value-type="float">
            <text:p>179.1350860596</text:p>
          </table:table-cell>
          <table:table-cell office:value-type="float" office:value="0.0448622566" calcext:value-type="float">
            <text:p>0.04486225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4758" calcext:value-type="float">
            <text:p>0.00034758</text:p>
          </table:table-cell>
          <table:table-cell office:value-type="float" office:value="-0.00003596" calcext:value-type="float">
            <text:p>-0.00003596</text:p>
          </table:table-cell>
          <table:table-cell office:value-type="float" office:value="-0.0001881183" calcext:value-type="float">
            <text:p>-0.0001881183</text:p>
          </table:table-cell>
          <table:table-cell office:value-type="float" office:value="300" calcext:value-type="float">
            <text:p>300</text:p>
          </table:table-cell>
          <table:table-cell table:formula="of:=[.B27]-180" office:value-type="float" office:value="-0.864913940399987" calcext:value-type="float">
            <text:p>-0.8649139404</text:p>
          </table:table-cell>
          <table:table-cell table:formula="of:=[.D27]*100" office:value-type="float" office:value="0.10237865" calcext:value-type="float">
            <text:p>0.10237865</text:p>
          </table:table-cell>
          <table:table-cell table:formula="of:=[.E27]*100" office:value-type="float" office:value="0.034758" calcext:value-type="float">
            <text:p>0.034758</text:p>
          </table:table-cell>
          <table:table-cell table:formula="of:=[.F27]*100" office:value-type="float" office:value="-0.003596" calcext:value-type="float">
            <text:p>-0.003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.1406707764" calcext:value-type="float">
            <text:p>179.1406707764</text:p>
          </table:table-cell>
          <table:table-cell office:value-type="float" office:value="0.0388758197" calcext:value-type="float">
            <text:p>0.03887581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1404" calcext:value-type="float">
            <text:p>0.00031404</text:p>
          </table:table-cell>
          <table:table-cell office:value-type="float" office:value="-0.00003596" calcext:value-type="float">
            <text:p>-0.00003596</text:p>
          </table:table-cell>
          <table:table-cell office:value-type="float" office:value="-0.0001511081" calcext:value-type="float">
            <text:p>-0.0001511081</text:p>
          </table:table-cell>
          <table:table-cell office:value-type="float" office:value="301" calcext:value-type="float">
            <text:p>301</text:p>
          </table:table-cell>
          <table:table-cell table:formula="of:=[.B28]-180" office:value-type="float" office:value="-0.859329223600014" calcext:value-type="float">
            <text:p>-0.8593292236</text:p>
          </table:table-cell>
          <table:table-cell table:formula="of:=[.D28]*100" office:value-type="float" office:value="0.10237865" calcext:value-type="float">
            <text:p>0.10237865</text:p>
          </table:table-cell>
          <table:table-cell table:formula="of:=[.E28]*100" office:value-type="float" office:value="0.031404" calcext:value-type="float">
            <text:p>0.031404</text:p>
          </table:table-cell>
          <table:table-cell table:formula="of:=[.F28]*100" office:value-type="float" office:value="-0.003596" calcext:value-type="float">
            <text:p>-0.00359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9.1405639648" calcext:value-type="float">
            <text:p>179.1405639648</text:p>
          </table:table-cell>
          <table:table-cell office:value-type="float" office:value="0.0657604632" calcext:value-type="float">
            <text:p>0.06576046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11249" calcext:value-type="float">
            <text:p>0.00011249</text:p>
          </table:table-cell>
          <table:table-cell office:value-type="float" office:value="-0.00003596" calcext:value-type="float">
            <text:p>-0.00003596</text:p>
          </table:table-cell>
          <table:table-cell office:value-type="float" office:value="-0.000213857" calcext:value-type="float">
            <text:p>-0.000213857</text:p>
          </table:table-cell>
          <table:table-cell office:value-type="float" office:value="302" calcext:value-type="float">
            <text:p>302</text:p>
          </table:table-cell>
          <table:table-cell table:formula="of:=[.B29]-180" office:value-type="float" office:value="-0.859436035199991" calcext:value-type="float">
            <text:p>-0.8594360352</text:p>
          </table:table-cell>
          <table:table-cell table:formula="of:=[.D29]*100" office:value-type="float" office:value="0.10237865" calcext:value-type="float">
            <text:p>0.10237865</text:p>
          </table:table-cell>
          <table:table-cell table:formula="of:=[.E29]*100" office:value-type="float" office:value="0.011249" calcext:value-type="float">
            <text:p>0.011249</text:p>
          </table:table-cell>
          <table:table-cell table:formula="of:=[.F29]*100" office:value-type="float" office:value="-0.003596" calcext:value-type="float">
            <text:p>-0.003596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9.1466369629" calcext:value-type="float">
            <text:p>179.1466369629</text:p>
          </table:table-cell>
          <table:table-cell office:value-type="float" office:value="0.0582059614" calcext:value-type="float">
            <text:p>0.05820596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02853" calcext:value-type="float">
            <text:p>0.00002853</text:p>
          </table:table-cell>
          <table:table-cell office:value-type="float" office:value="-0.00003325" calcext:value-type="float">
            <text:p>-0.00003325</text:p>
          </table:table-cell>
          <table:table-cell office:value-type="float" office:value="-0.0000719338" calcext:value-type="float">
            <text:p>-7.19338E-05</text:p>
          </table:table-cell>
          <table:table-cell office:value-type="float" office:value="303" calcext:value-type="float">
            <text:p>303</text:p>
          </table:table-cell>
          <table:table-cell table:formula="of:=[.B30]-180" office:value-type="float" office:value="-0.853363037099996" calcext:value-type="float">
            <text:p>-0.8533630371</text:p>
          </table:table-cell>
          <table:table-cell table:formula="of:=[.D30]*100" office:value-type="float" office:value="0.10237865" calcext:value-type="float">
            <text:p>0.10237865</text:p>
          </table:table-cell>
          <table:table-cell table:formula="of:=[.E30]*100" office:value-type="float" office:value="0.002853" calcext:value-type="float">
            <text:p>0.002853</text:p>
          </table:table-cell>
          <table:table-cell table:formula="of:=[.F30]*100" office:value-type="float" office:value="-0.003325" calcext:value-type="float">
            <text:p>-0.003325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9.1353302002" calcext:value-type="float">
            <text:p>179.1353302002</text:p>
          </table:table-cell>
          <table:table-cell office:value-type="float" office:value="0.053286468" calcext:value-type="float">
            <text:p>0.0532864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00538" calcext:value-type="float">
            <text:p>0.00000538</text:p>
          </table:table-cell>
          <table:table-cell office:value-type="float" office:value="-0.00003325" calcext:value-type="float">
            <text:p>-0.00003325</text:p>
          </table:table-cell>
          <table:table-cell office:value-type="float" office:value="-0.0002078684" calcext:value-type="float">
            <text:p>-0.0002078684</text:p>
          </table:table-cell>
          <table:table-cell office:value-type="float" office:value="304" calcext:value-type="float">
            <text:p>304</text:p>
          </table:table-cell>
          <table:table-cell table:formula="of:=[.B31]-180" office:value-type="float" office:value="-0.864669799799998" calcext:value-type="float">
            <text:p>-0.8646697998</text:p>
          </table:table-cell>
          <table:table-cell table:formula="of:=[.D31]*100" office:value-type="float" office:value="0.10237865" calcext:value-type="float">
            <text:p>0.10237865</text:p>
          </table:table-cell>
          <table:table-cell table:formula="of:=[.E31]*100" office:value-type="float" office:value="0.000538" calcext:value-type="float">
            <text:p>0.000538</text:p>
          </table:table-cell>
          <table:table-cell table:formula="of:=[.F31]*100" office:value-type="float" office:value="-0.003325" calcext:value-type="float">
            <text:p>-0.00332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9.1427307129" calcext:value-type="float">
            <text:p>179.1427307129</text:p>
          </table:table-cell>
          <table:table-cell office:value-type="float" office:value="0.0579563465" calcext:value-type="float">
            <text:p>0.05795634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04118" calcext:value-type="float">
            <text:p>-0.00004118</text:p>
          </table:table-cell>
          <table:table-cell office:value-type="float" office:value="-0.00003058" calcext:value-type="float">
            <text:p>-0.00003058</text:p>
          </table:table-cell>
          <table:table-cell office:value-type="float" office:value="-0.0002024443" calcext:value-type="float">
            <text:p>-0.0002024443</text:p>
          </table:table-cell>
          <table:table-cell office:value-type="float" office:value="305" calcext:value-type="float">
            <text:p>305</text:p>
          </table:table-cell>
          <table:table-cell table:formula="of:=[.B32]-180" office:value-type="float" office:value="-0.857269287099996" calcext:value-type="float">
            <text:p>-0.8572692871</text:p>
          </table:table-cell>
          <table:table-cell table:formula="of:=[.D32]*100" office:value-type="float" office:value="0.10237865" calcext:value-type="float">
            <text:p>0.10237865</text:p>
          </table:table-cell>
          <table:table-cell table:formula="of:=[.E32]*100" office:value-type="float" office:value="-0.004118" calcext:value-type="float">
            <text:p>-0.004118</text:p>
          </table:table-cell>
          <table:table-cell table:formula="of:=[.F32]*100" office:value-type="float" office:value="-0.003058" calcext:value-type="float">
            <text:p>-0.00305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9.1432495117" calcext:value-type="float">
            <text:p>179.1432495117</text:p>
          </table:table-cell>
          <table:table-cell office:value-type="float" office:value="0.0548845774" calcext:value-type="float">
            <text:p>0.05488457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05173" calcext:value-type="float">
            <text:p>-0.00005173</text:p>
          </table:table-cell>
          <table:table-cell office:value-type="float" office:value="-0.00003058" calcext:value-type="float">
            <text:p>-0.00003058</text:p>
          </table:table-cell>
          <table:table-cell office:value-type="float" office:value="-0.0001829287" calcext:value-type="float">
            <text:p>-0.0001829287</text:p>
          </table:table-cell>
          <table:table-cell office:value-type="float" office:value="306" calcext:value-type="float">
            <text:p>306</text:p>
          </table:table-cell>
          <table:table-cell table:formula="of:=[.B33]-180" office:value-type="float" office:value="-0.856750488300008" calcext:value-type="float">
            <text:p>-0.8567504883</text:p>
          </table:table-cell>
          <table:table-cell table:formula="of:=[.D33]*100" office:value-type="float" office:value="0.10237865" calcext:value-type="float">
            <text:p>0.10237865</text:p>
          </table:table-cell>
          <table:table-cell table:formula="of:=[.E33]*100" office:value-type="float" office:value="-0.005173" calcext:value-type="float">
            <text:p>-0.005173</text:p>
          </table:table-cell>
          <table:table-cell table:formula="of:=[.F33]*100" office:value-type="float" office:value="-0.003058" calcext:value-type="float">
            <text:p>-0.00305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9.1542663574" calcext:value-type="float">
            <text:p>179.1542663574</text:p>
          </table:table-cell>
          <table:table-cell office:value-type="float" office:value="0.0540171538" calcext:value-type="float">
            <text:p>0.05401715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05298" calcext:value-type="float">
            <text:p>-0.00005298</text:p>
          </table:table-cell>
          <table:table-cell office:value-type="float" office:value="-0.00003058" calcext:value-type="float">
            <text:p>-0.00003058</text:p>
          </table:table-cell>
          <table:table-cell office:value-type="float" office:value="-0.0002026823" calcext:value-type="float">
            <text:p>-0.0002026823</text:p>
          </table:table-cell>
          <table:table-cell office:value-type="float" office:value="307" calcext:value-type="float">
            <text:p>307</text:p>
          </table:table-cell>
          <table:table-cell table:formula="of:=[.B34]-180" office:value-type="float" office:value="-0.84573364260001" calcext:value-type="float">
            <text:p>-0.8457336426</text:p>
          </table:table-cell>
          <table:table-cell table:formula="of:=[.D34]*100" office:value-type="float" office:value="0.10237865" calcext:value-type="float">
            <text:p>0.10237865</text:p>
          </table:table-cell>
          <table:table-cell table:formula="of:=[.E34]*100" office:value-type="float" office:value="-0.005298" calcext:value-type="float">
            <text:p>-0.005298</text:p>
          </table:table-cell>
          <table:table-cell table:formula="of:=[.F34]*100" office:value-type="float" office:value="-0.003058" calcext:value-type="float">
            <text:p>-0.003058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9.1544036865" calcext:value-type="float">
            <text:p>179.1544036865</text:p>
          </table:table-cell>
          <table:table-cell office:value-type="float" office:value="0.0315797795" calcext:value-type="float">
            <text:p>0.03157977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09574" calcext:value-type="float">
            <text:p>0.00009574</text:p>
          </table:table-cell>
          <table:table-cell office:value-type="float" office:value="-0.0000279" calcext:value-type="float">
            <text:p>-0.0000279</text:p>
          </table:table-cell>
          <table:table-cell office:value-type="float" office:value="-0.0001352951" calcext:value-type="float">
            <text:p>-0.0001352951</text:p>
          </table:table-cell>
          <table:table-cell office:value-type="float" office:value="308" calcext:value-type="float">
            <text:p>308</text:p>
          </table:table-cell>
          <table:table-cell table:formula="of:=[.B35]-180" office:value-type="float" office:value="-0.84559631350001" calcext:value-type="float">
            <text:p>-0.8455963135</text:p>
          </table:table-cell>
          <table:table-cell table:formula="of:=[.D35]*100" office:value-type="float" office:value="0.10237865" calcext:value-type="float">
            <text:p>0.10237865</text:p>
          </table:table-cell>
          <table:table-cell table:formula="of:=[.E35]*100" office:value-type="float" office:value="0.009574" calcext:value-type="float">
            <text:p>0.009574</text:p>
          </table:table-cell>
          <table:table-cell table:formula="of:=[.F35]*100" office:value-type="float" office:value="-0.00279" calcext:value-type="float">
            <text:p>-0.0027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155090332" calcext:value-type="float">
            <text:p>179.155090332</text:p>
          </table:table-cell>
          <table:table-cell office:value-type="float" office:value="0.0506243885" calcext:value-type="float">
            <text:p>0.05062438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06791" calcext:value-type="float">
            <text:p>0.00006791</text:p>
          </table:table-cell>
          <table:table-cell office:value-type="float" office:value="-0.0000279" calcext:value-type="float">
            <text:p>-0.0000279</text:p>
          </table:table-cell>
          <table:table-cell office:value-type="float" office:value="-0.0001725751" calcext:value-type="float">
            <text:p>-0.0001725751</text:p>
          </table:table-cell>
          <table:table-cell office:value-type="float" office:value="309" calcext:value-type="float">
            <text:p>309</text:p>
          </table:table-cell>
          <table:table-cell table:formula="of:=[.B36]-180" office:value-type="float" office:value="-0.844909668000014" calcext:value-type="float">
            <text:p>-0.844909668</text:p>
          </table:table-cell>
          <table:table-cell table:formula="of:=[.D36]*100" office:value-type="float" office:value="0.10237865" calcext:value-type="float">
            <text:p>0.10237865</text:p>
          </table:table-cell>
          <table:table-cell table:formula="of:=[.E36]*100" office:value-type="float" office:value="0.006791" calcext:value-type="float">
            <text:p>0.006791</text:p>
          </table:table-cell>
          <table:table-cell table:formula="of:=[.F36]*100" office:value-type="float" office:value="-0.00279" calcext:value-type="float">
            <text:p>-0.0027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9.1480255127" calcext:value-type="float">
            <text:p>179.1480255127</text:p>
          </table:table-cell>
          <table:table-cell office:value-type="float" office:value="0.0749580393" calcext:value-type="float">
            <text:p>0.07495803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11284" calcext:value-type="float">
            <text:p>-0.00011284</text:p>
          </table:table-cell>
          <table:table-cell office:value-type="float" office:value="-0.00002788" calcext:value-type="float">
            <text:p>-0.00002788</text:p>
          </table:table-cell>
          <table:table-cell office:value-type="float" office:value="-0.0001274708" calcext:value-type="float">
            <text:p>-0.0001274708</text:p>
          </table:table-cell>
          <table:table-cell office:value-type="float" office:value="310" calcext:value-type="float">
            <text:p>310</text:p>
          </table:table-cell>
          <table:table-cell table:formula="of:=[.B37]-180" office:value-type="float" office:value="-0.851974487299998" calcext:value-type="float">
            <text:p>-0.8519744873</text:p>
          </table:table-cell>
          <table:table-cell table:formula="of:=[.D37]*100" office:value-type="float" office:value="0.10237865" calcext:value-type="float">
            <text:p>0.10237865</text:p>
          </table:table-cell>
          <table:table-cell table:formula="of:=[.E37]*100" office:value-type="float" office:value="-0.011284" calcext:value-type="float">
            <text:p>-0.011284</text:p>
          </table:table-cell>
          <table:table-cell table:formula="of:=[.F37]*100" office:value-type="float" office:value="-0.002788" calcext:value-type="float">
            <text:p>-0.00278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9.1522369385" calcext:value-type="float">
            <text:p>179.1522369385</text:p>
          </table:table-cell>
          <table:table-cell office:value-type="float" office:value="0.0215480028" calcext:value-type="float">
            <text:p>0.02154800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12272" calcext:value-type="float">
            <text:p>0.00012272</text:p>
          </table:table-cell>
          <table:table-cell office:value-type="float" office:value="-0.00002788" calcext:value-type="float">
            <text:p>-0.00002788</text:p>
          </table:table-cell>
          <table:table-cell office:value-type="float" office:value="-0.0001423078" calcext:value-type="float">
            <text:p>-0.0001423078</text:p>
          </table:table-cell>
          <table:table-cell office:value-type="float" office:value="311" calcext:value-type="float">
            <text:p>311</text:p>
          </table:table-cell>
          <table:table-cell table:formula="of:=[.B38]-180" office:value-type="float" office:value="-0.84776306149999" calcext:value-type="float">
            <text:p>-0.8477630615</text:p>
          </table:table-cell>
          <table:table-cell table:formula="of:=[.D38]*100" office:value-type="float" office:value="0.10237865" calcext:value-type="float">
            <text:p>0.10237865</text:p>
          </table:table-cell>
          <table:table-cell table:formula="of:=[.E38]*100" office:value-type="float" office:value="0.012272" calcext:value-type="float">
            <text:p>0.012272</text:p>
          </table:table-cell>
          <table:table-cell table:formula="of:=[.F38]*100" office:value-type="float" office:value="-0.002788" calcext:value-type="float">
            <text:p>-0.002788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1546325684" calcext:value-type="float">
            <text:p>179.1546325684</text:p>
          </table:table-cell>
          <table:table-cell office:value-type="float" office:value="0.0216402636" calcext:value-type="float">
            <text:p>0.02164026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27908" calcext:value-type="float">
            <text:p>0.00027908</text:p>
          </table:table-cell>
          <table:table-cell office:value-type="float" office:value="-0.00002788" calcext:value-type="float">
            <text:p>-0.00002788</text:p>
          </table:table-cell>
          <table:table-cell office:value-type="float" office:value="-0.0000597735" calcext:value-type="float">
            <text:p>-5.97735E-05</text:p>
          </table:table-cell>
          <table:table-cell office:value-type="float" office:value="312" calcext:value-type="float">
            <text:p>312</text:p>
          </table:table-cell>
          <table:table-cell table:formula="of:=[.B39]-180" office:value-type="float" office:value="-0.84536743160001" calcext:value-type="float">
            <text:p>-0.8453674316</text:p>
          </table:table-cell>
          <table:table-cell table:formula="of:=[.D39]*100" office:value-type="float" office:value="0.10237865" calcext:value-type="float">
            <text:p>0.10237865</text:p>
          </table:table-cell>
          <table:table-cell table:formula="of:=[.E39]*100" office:value-type="float" office:value="0.027908" calcext:value-type="float">
            <text:p>0.027908</text:p>
          </table:table-cell>
          <table:table-cell table:formula="of:=[.F39]*100" office:value-type="float" office:value="-0.002788" calcext:value-type="float">
            <text:p>-0.0027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1563873291" calcext:value-type="float">
            <text:p>179.1563873291</text:p>
          </table:table-cell>
          <table:table-cell office:value-type="float" office:value="-0.0414373641" calcext:value-type="float">
            <text:p>-0.04143736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0373" calcext:value-type="float">
            <text:p>0.00080373</text:p>
          </table:table-cell>
          <table:table-cell office:value-type="float" office:value="-0.0000252" calcext:value-type="float">
            <text:p>-0.0000252</text:p>
          </table:table-cell>
          <table:table-cell office:value-type="float" office:value="0.0000795452" calcext:value-type="float">
            <text:p>7.95452E-05</text:p>
          </table:table-cell>
          <table:table-cell office:value-type="float" office:value="313" calcext:value-type="float">
            <text:p>313</text:p>
          </table:table-cell>
          <table:table-cell table:formula="of:=[.B40]-180" office:value-type="float" office:value="-0.843612670900001" calcext:value-type="float">
            <text:p>-0.8436126709</text:p>
          </table:table-cell>
          <table:table-cell table:formula="of:=[.D40]*100" office:value-type="float" office:value="0.10237865" calcext:value-type="float">
            <text:p>0.10237865</text:p>
          </table:table-cell>
          <table:table-cell table:formula="of:=[.E40]*100" office:value-type="float" office:value="0.080373" calcext:value-type="float">
            <text:p>0.080373</text:p>
          </table:table-cell>
          <table:table-cell table:formula="of:=[.F40]*100" office:value-type="float" office:value="-0.00252" calcext:value-type="float">
            <text:p>-0.00252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9.1615905762" calcext:value-type="float">
            <text:p>179.1615905762</text:p>
          </table:table-cell>
          <table:table-cell office:value-type="float" office:value="-0.027441875" calcext:value-type="float">
            <text:p>-0.0274418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6006" calcext:value-type="float">
            <text:p>0.00106006</text:p>
          </table:table-cell>
          <table:table-cell office:value-type="float" office:value="-0.0000252" calcext:value-type="float">
            <text:p>-0.0000252</text:p>
          </table:table-cell>
          <table:table-cell office:value-type="float" office:value="-0.0000010941" calcext:value-type="float">
            <text:p>-1.0941E-06</text:p>
          </table:table-cell>
          <table:table-cell office:value-type="float" office:value="314" calcext:value-type="float">
            <text:p>314</text:p>
          </table:table-cell>
          <table:table-cell table:formula="of:=[.B41]-180" office:value-type="float" office:value="-0.838409423799988" calcext:value-type="float">
            <text:p>-0.8384094238</text:p>
          </table:table-cell>
          <table:table-cell table:formula="of:=[.D41]*100" office:value-type="float" office:value="0.10237865" calcext:value-type="float">
            <text:p>0.10237865</text:p>
          </table:table-cell>
          <table:table-cell table:formula="of:=[.E41]*100" office:value-type="float" office:value="0.106006" calcext:value-type="float">
            <text:p>0.106006</text:p>
          </table:table-cell>
          <table:table-cell table:formula="of:=[.F41]*100" office:value-type="float" office:value="-0.00252" calcext:value-type="float">
            <text:p>-0.0025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1466369629" calcext:value-type="float">
            <text:p>179.1466369629</text:p>
          </table:table-cell>
          <table:table-cell office:value-type="float" office:value="0.014814224" calcext:value-type="float">
            <text:p>0.0148142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4921" calcext:value-type="float">
            <text:p>0.00094921</text:p>
          </table:table-cell>
          <table:table-cell office:value-type="float" office:value="-0.0000252" calcext:value-type="float">
            <text:p>-0.0000252</text:p>
          </table:table-cell>
          <table:table-cell office:value-type="float" office:value="-0.0001162406" calcext:value-type="float">
            <text:p>-0.0001162406</text:p>
          </table:table-cell>
          <table:table-cell office:value-type="float" office:value="315" calcext:value-type="float">
            <text:p>315</text:p>
          </table:table-cell>
          <table:table-cell table:formula="of:=[.B42]-180" office:value-type="float" office:value="-0.853363037099996" calcext:value-type="float">
            <text:p>-0.8533630371</text:p>
          </table:table-cell>
          <table:table-cell table:formula="of:=[.D42]*100" office:value-type="float" office:value="0.10237865" calcext:value-type="float">
            <text:p>0.10237865</text:p>
          </table:table-cell>
          <table:table-cell table:formula="of:=[.E42]*100" office:value-type="float" office:value="0.094921" calcext:value-type="float">
            <text:p>0.094921</text:p>
          </table:table-cell>
          <table:table-cell table:formula="of:=[.F42]*100" office:value-type="float" office:value="-0.00252" calcext:value-type="float">
            <text:p>-0.0025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1535186768" calcext:value-type="float">
            <text:p>179.1535186768</text:p>
          </table:table-cell>
          <table:table-cell office:value-type="float" office:value="-0.0862885518" calcext:value-type="float">
            <text:p>-0.08628855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4925" calcext:value-type="float">
            <text:p>0.00154925</text:p>
          </table:table-cell>
          <table:table-cell office:value-type="float" office:value="-0.00003047" calcext:value-type="float">
            <text:p>-0.00003047</text:p>
          </table:table-cell>
          <table:table-cell office:value-type="float" office:value="0.000129678" calcext:value-type="float">
            <text:p>0.000129678</text:p>
          </table:table-cell>
          <table:table-cell office:value-type="float" office:value="316" calcext:value-type="float">
            <text:p>316</text:p>
          </table:table-cell>
          <table:table-cell table:formula="of:=[.B43]-180" office:value-type="float" office:value="-0.84648132320001" calcext:value-type="float">
            <text:p>-0.8464813232</text:p>
          </table:table-cell>
          <table:table-cell table:formula="of:=[.D43]*100" office:value-type="float" office:value="0.10237865" calcext:value-type="float">
            <text:p>0.10237865</text:p>
          </table:table-cell>
          <table:table-cell table:formula="of:=[.E43]*100" office:value-type="float" office:value="0.154925" calcext:value-type="float">
            <text:p>0.154925</text:p>
          </table:table-cell>
          <table:table-cell table:formula="of:=[.F43]*100" office:value-type="float" office:value="-0.003047" calcext:value-type="float">
            <text:p>-0.00304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9.1630706787" calcext:value-type="float">
            <text:p>179.1630706787</text:p>
          </table:table-cell>
          <table:table-cell office:value-type="float" office:value="-0.10172164" calcext:value-type="float">
            <text:p>-0.101721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5198" calcext:value-type="float">
            <text:p>0.00205198</text:p>
          </table:table-cell>
          <table:table-cell office:value-type="float" office:value="-0.00003047" calcext:value-type="float">
            <text:p>-0.00003047</text:p>
          </table:table-cell>
          <table:table-cell office:value-type="float" office:value="0.0001359025" calcext:value-type="float">
            <text:p>0.0001359025</text:p>
          </table:table-cell>
          <table:table-cell office:value-type="float" office:value="317" calcext:value-type="float">
            <text:p>317</text:p>
          </table:table-cell>
          <table:table-cell table:formula="of:=[.B44]-180" office:value-type="float" office:value="-0.836929321300005" calcext:value-type="float">
            <text:p>-0.8369293213</text:p>
          </table:table-cell>
          <table:table-cell table:formula="of:=[.D44]*100" office:value-type="float" office:value="0.10237865" calcext:value-type="float">
            <text:p>0.10237865</text:p>
          </table:table-cell>
          <table:table-cell table:formula="of:=[.E44]*100" office:value-type="float" office:value="0.205198" calcext:value-type="float">
            <text:p>0.205198</text:p>
          </table:table-cell>
          <table:table-cell table:formula="of:=[.F44]*100" office:value-type="float" office:value="-0.003047" calcext:value-type="float">
            <text:p>-0.00304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9.1563568115" calcext:value-type="float">
            <text:p>179.1563568115</text:p>
          </table:table-cell>
          <table:table-cell office:value-type="float" office:value="-0.0916474127" calcext:value-type="float">
            <text:p>-0.09164741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1985" calcext:value-type="float">
            <text:p>0.00231985</text:p>
          </table:table-cell>
          <table:table-cell office:value-type="float" office:value="-0.00003974" calcext:value-type="float">
            <text:p>-0.00003974</text:p>
          </table:table-cell>
          <table:table-cell office:value-type="float" office:value="0.0000876058" calcext:value-type="float">
            <text:p>8.76058E-05</text:p>
          </table:table-cell>
          <table:table-cell office:value-type="float" office:value="318" calcext:value-type="float">
            <text:p>318</text:p>
          </table:table-cell>
          <table:table-cell table:formula="of:=[.B45]-180" office:value-type="float" office:value="-0.84364318850001" calcext:value-type="float">
            <text:p>-0.8436431885</text:p>
          </table:table-cell>
          <table:table-cell table:formula="of:=[.D45]*100" office:value-type="float" office:value="0.10237865" calcext:value-type="float">
            <text:p>0.10237865</text:p>
          </table:table-cell>
          <table:table-cell table:formula="of:=[.E45]*100" office:value-type="float" office:value="0.231985" calcext:value-type="float">
            <text:p>0.231985</text:p>
          </table:table-cell>
          <table:table-cell table:formula="of:=[.F45]*100" office:value-type="float" office:value="-0.003974" calcext:value-type="float">
            <text:p>-0.00397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9.1590881348" calcext:value-type="float">
            <text:p>179.1590881348</text:p>
          </table:table-cell>
          <table:table-cell office:value-type="float" office:value="-0.1274187166" calcext:value-type="float">
            <text:p>-0.12741871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3678" calcext:value-type="float">
            <text:p>0.00273678</text:p>
          </table:table-cell>
          <table:table-cell office:value-type="float" office:value="-0.00003974" calcext:value-type="float">
            <text:p>-0.00003974</text:p>
          </table:table-cell>
          <table:table-cell office:value-type="float" office:value="0.0001575189" calcext:value-type="float">
            <text:p>0.0001575189</text:p>
          </table:table-cell>
          <table:table-cell office:value-type="float" office:value="319" calcext:value-type="float">
            <text:p>319</text:p>
          </table:table-cell>
          <table:table-cell table:formula="of:=[.B46]-180" office:value-type="float" office:value="-0.840911865200013" calcext:value-type="float">
            <text:p>-0.8409118652</text:p>
          </table:table-cell>
          <table:table-cell table:formula="of:=[.D46]*100" office:value-type="float" office:value="0.10237865" calcext:value-type="float">
            <text:p>0.10237865</text:p>
          </table:table-cell>
          <table:table-cell table:formula="of:=[.E46]*100" office:value-type="float" office:value="0.273678" calcext:value-type="float">
            <text:p>0.273678</text:p>
          </table:table-cell>
          <table:table-cell table:formula="of:=[.F46]*100" office:value-type="float" office:value="-0.003974" calcext:value-type="float">
            <text:p>-0.003974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9.1640930176" calcext:value-type="float">
            <text:p>179.1640930176</text:p>
          </table:table-cell>
          <table:table-cell office:value-type="float" office:value="-0.1293215241" calcext:value-type="float">
            <text:p>-0.12932152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2731" calcext:value-type="float">
            <text:p>0.00302731</text:p>
          </table:table-cell>
          <table:table-cell office:value-type="float" office:value="-0.00003974" calcext:value-type="float">
            <text:p>-0.00003974</text:p>
          </table:table-cell>
          <table:table-cell office:value-type="float" office:value="0.0000753612" calcext:value-type="float">
            <text:p>7.53612E-05</text:p>
          </table:table-cell>
          <table:table-cell office:value-type="float" office:value="320" calcext:value-type="float">
            <text:p>320</text:p>
          </table:table-cell>
          <table:table-cell table:formula="of:=[.B47]-180" office:value-type="float" office:value="-0.83590698239999" calcext:value-type="float">
            <text:p>-0.8359069824</text:p>
          </table:table-cell>
          <table:table-cell table:formula="of:=[.D47]*100" office:value-type="float" office:value="0.10237865" calcext:value-type="float">
            <text:p>0.10237865</text:p>
          </table:table-cell>
          <table:table-cell table:formula="of:=[.E47]*100" office:value-type="float" office:value="0.302731" calcext:value-type="float">
            <text:p>0.302731</text:p>
          </table:table-cell>
          <table:table-cell table:formula="of:=[.F47]*100" office:value-type="float" office:value="-0.003974" calcext:value-type="float">
            <text:p>-0.003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1739959717" calcext:value-type="float">
            <text:p>179.1739959717</text:p>
          </table:table-cell>
          <table:table-cell office:value-type="float" office:value="-0.1423636426" calcext:value-type="float">
            <text:p>-0.14236364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0784" calcext:value-type="float">
            <text:p>0.00330784</text:p>
          </table:table-cell>
          <table:table-cell office:value-type="float" office:value="-0.00005161" calcext:value-type="float">
            <text:p>-0.00005161</text:p>
          </table:table-cell>
          <table:table-cell office:value-type="float" office:value="0.0001357766" calcext:value-type="float">
            <text:p>0.0001357766</text:p>
          </table:table-cell>
          <table:table-cell office:value-type="float" office:value="321" calcext:value-type="float">
            <text:p>321</text:p>
          </table:table-cell>
          <table:table-cell table:formula="of:=[.B48]-180" office:value-type="float" office:value="-0.826004028299991" calcext:value-type="float">
            <text:p>-0.8260040283</text:p>
          </table:table-cell>
          <table:table-cell table:formula="of:=[.D48]*100" office:value-type="float" office:value="0.10237865" calcext:value-type="float">
            <text:p>0.10237865</text:p>
          </table:table-cell>
          <table:table-cell table:formula="of:=[.E48]*100" office:value-type="float" office:value="0.330784" calcext:value-type="float">
            <text:p>0.330784</text:p>
          </table:table-cell>
          <table:table-cell table:formula="of:=[.F48]*100" office:value-type="float" office:value="-0.005161" calcext:value-type="float">
            <text:p>-0.00516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9.1864929199" calcext:value-type="float">
            <text:p>179.1864929199</text:p>
          </table:table-cell>
          <table:table-cell office:value-type="float" office:value="-0.1745543659" calcext:value-type="float">
            <text:p>-0.17455436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0936" calcext:value-type="float">
            <text:p>0.00370936</text:p>
          </table:table-cell>
          <table:table-cell office:value-type="float" office:value="-0.00005161" calcext:value-type="float">
            <text:p>-0.00005161</text:p>
          </table:table-cell>
          <table:table-cell office:value-type="float" office:value="0.0000005083" calcext:value-type="float">
            <text:p>5.083E-07</text:p>
          </table:table-cell>
          <table:table-cell office:value-type="float" office:value="322" calcext:value-type="float">
            <text:p>322</text:p>
          </table:table-cell>
          <table:table-cell table:formula="of:=[.B49]-180" office:value-type="float" office:value="-0.81350708010001" calcext:value-type="float">
            <text:p>-0.8135070801</text:p>
          </table:table-cell>
          <table:table-cell table:formula="of:=[.D49]*100" office:value-type="float" office:value="0.10237865" calcext:value-type="float">
            <text:p>0.10237865</text:p>
          </table:table-cell>
          <table:table-cell table:formula="of:=[.E49]*100" office:value-type="float" office:value="0.370936" calcext:value-type="float">
            <text:p>0.370936</text:p>
          </table:table-cell>
          <table:table-cell table:formula="of:=[.F49]*100" office:value-type="float" office:value="-0.005161" calcext:value-type="float">
            <text:p>-0.00516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1771087646" calcext:value-type="float">
            <text:p>179.1771087646</text:p>
          </table:table-cell>
          <table:table-cell office:value-type="float" office:value="-0.1302890034" calcext:value-type="float">
            <text:p>-0.13028900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8187" calcext:value-type="float">
            <text:p>0.00368187</text:p>
          </table:table-cell>
          <table:table-cell office:value-type="float" office:value="-0.00005161" calcext:value-type="float">
            <text:p>-0.00005161</text:p>
          </table:table-cell>
          <table:table-cell office:value-type="float" office:value="-0.0000852842" calcext:value-type="float">
            <text:p>-8.52842E-05</text:p>
          </table:table-cell>
          <table:table-cell office:value-type="float" office:value="323" calcext:value-type="float">
            <text:p>323</text:p>
          </table:table-cell>
          <table:table-cell table:formula="of:=[.B50]-180" office:value-type="float" office:value="-0.822891235399993" calcext:value-type="float">
            <text:p>-0.8228912354</text:p>
          </table:table-cell>
          <table:table-cell table:formula="of:=[.D50]*100" office:value-type="float" office:value="0.10237865" calcext:value-type="float">
            <text:p>0.10237865</text:p>
          </table:table-cell>
          <table:table-cell table:formula="of:=[.E50]*100" office:value-type="float" office:value="0.368187" calcext:value-type="float">
            <text:p>0.368187</text:p>
          </table:table-cell>
          <table:table-cell table:formula="of:=[.F50]*100" office:value-type="float" office:value="-0.005161" calcext:value-type="float">
            <text:p>-0.005161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1633605957" calcext:value-type="float">
            <text:p>179.1633605957</text:p>
          </table:table-cell>
          <table:table-cell office:value-type="float" office:value="-0.1263137381" calcext:value-type="float">
            <text:p>-0.12631373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3706" calcext:value-type="float">
            <text:p>0.00363706</text:p>
          </table:table-cell>
          <table:table-cell office:value-type="float" office:value="-0.00007281" calcext:value-type="float">
            <text:p>-0.00007281</text:p>
          </table:table-cell>
          <table:table-cell office:value-type="float" office:value="-0.0000575063" calcext:value-type="float">
            <text:p>-5.75063E-05</text:p>
          </table:table-cell>
          <table:table-cell office:value-type="float" office:value="324" calcext:value-type="float">
            <text:p>324</text:p>
          </table:table-cell>
          <table:table-cell table:formula="of:=[.B51]-180" office:value-type="float" office:value="-0.836639404300001" calcext:value-type="float">
            <text:p>-0.8366394043</text:p>
          </table:table-cell>
          <table:table-cell table:formula="of:=[.D51]*100" office:value-type="float" office:value="0.10237865" calcext:value-type="float">
            <text:p>0.10237865</text:p>
          </table:table-cell>
          <table:table-cell table:formula="of:=[.E51]*100" office:value-type="float" office:value="0.363706" calcext:value-type="float">
            <text:p>0.363706</text:p>
          </table:table-cell>
          <table:table-cell table:formula="of:=[.F51]*100" office:value-type="float" office:value="-0.007281" calcext:value-type="float">
            <text:p>-0.00728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1527557373" calcext:value-type="float">
            <text:p>179.1527557373</text:p>
          </table:table-cell>
          <table:table-cell office:value-type="float" office:value="-0.1318326161" calcext:value-type="float">
            <text:p>-0.13183261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4398" calcext:value-type="float">
            <text:p>0.00364398</text:p>
          </table:table-cell>
          <table:table-cell office:value-type="float" office:value="-0.00007281" calcext:value-type="float">
            <text:p>-0.00007281</text:p>
          </table:table-cell>
          <table:table-cell office:value-type="float" office:value="-0.0000568689" calcext:value-type="float">
            <text:p>-5.68689E-05</text:p>
          </table:table-cell>
          <table:table-cell office:value-type="float" office:value="325" calcext:value-type="float">
            <text:p>325</text:p>
          </table:table-cell>
          <table:table-cell table:formula="of:=[.B52]-180" office:value-type="float" office:value="-0.847244262700002" calcext:value-type="float">
            <text:p>-0.8472442627</text:p>
          </table:table-cell>
          <table:table-cell table:formula="of:=[.D52]*100" office:value-type="float" office:value="0.10237865" calcext:value-type="float">
            <text:p>0.10237865</text:p>
          </table:table-cell>
          <table:table-cell table:formula="of:=[.E52]*100" office:value-type="float" office:value="0.364398" calcext:value-type="float">
            <text:p>0.364398</text:p>
          </table:table-cell>
          <table:table-cell table:formula="of:=[.F52]*100" office:value-type="float" office:value="-0.007281" calcext:value-type="float">
            <text:p>-0.00728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9.1585845947" calcext:value-type="float">
            <text:p>179.1585845947</text:p>
          </table:table-cell>
          <table:table-cell office:value-type="float" office:value="-0.1318667073" calcext:value-type="float">
            <text:p>-0.13186670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4882" calcext:value-type="float">
            <text:p>0.00364882</text:p>
          </table:table-cell>
          <table:table-cell office:value-type="float" office:value="-0.00009131" calcext:value-type="float">
            <text:p>-0.00009131</text:p>
          </table:table-cell>
          <table:table-cell office:value-type="float" office:value="-0.0001593007" calcext:value-type="float">
            <text:p>-0.0001593007</text:p>
          </table:table-cell>
          <table:table-cell office:value-type="float" office:value="326" calcext:value-type="float">
            <text:p>326</text:p>
          </table:table-cell>
          <table:table-cell table:formula="of:=[.B53]-180" office:value-type="float" office:value="-0.841415405300012" calcext:value-type="float">
            <text:p>-0.8414154053</text:p>
          </table:table-cell>
          <table:table-cell table:formula="of:=[.D53]*100" office:value-type="float" office:value="0.10237865" calcext:value-type="float">
            <text:p>0.10237865</text:p>
          </table:table-cell>
          <table:table-cell table:formula="of:=[.E53]*100" office:value-type="float" office:value="0.364882" calcext:value-type="float">
            <text:p>0.364882</text:p>
          </table:table-cell>
          <table:table-cell table:formula="of:=[.F53]*100" office:value-type="float" office:value="-0.009131" calcext:value-type="float">
            <text:p>-0.00913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9.1553955078" calcext:value-type="float">
            <text:p>179.1553955078</text:p>
          </table:table-cell>
          <table:table-cell office:value-type="float" office:value="-0.1431643944" calcext:value-type="float">
            <text:p>-0.14316439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2735" calcext:value-type="float">
            <text:p>0.00372735</text:p>
          </table:table-cell>
          <table:table-cell office:value-type="float" office:value="-0.00009131" calcext:value-type="float">
            <text:p>-0.00009131</text:p>
          </table:table-cell>
          <table:table-cell office:value-type="float" office:value="-0.0000248612" calcext:value-type="float">
            <text:p>-2.48612E-05</text:p>
          </table:table-cell>
          <table:table-cell office:value-type="float" office:value="327" calcext:value-type="float">
            <text:p>327</text:p>
          </table:table-cell>
          <table:table-cell table:formula="of:=[.B54]-180" office:value-type="float" office:value="-0.844604492200006" calcext:value-type="float">
            <text:p>-0.8446044922</text:p>
          </table:table-cell>
          <table:table-cell table:formula="of:=[.D54]*100" office:value-type="float" office:value="0.10237865" calcext:value-type="float">
            <text:p>0.10237865</text:p>
          </table:table-cell>
          <table:table-cell table:formula="of:=[.E54]*100" office:value-type="float" office:value="0.372735" calcext:value-type="float">
            <text:p>0.372735</text:p>
          </table:table-cell>
          <table:table-cell table:formula="of:=[.F54]*100" office:value-type="float" office:value="-0.009131" calcext:value-type="float">
            <text:p>-0.009131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9.1586761475" calcext:value-type="float">
            <text:p>179.1586761475</text:p>
          </table:table-cell>
          <table:table-cell office:value-type="float" office:value="-0.16631277" calcext:value-type="float">
            <text:p>-0.166312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3398" calcext:value-type="float">
            <text:p>0.00393398</text:p>
          </table:table-cell>
          <table:table-cell office:value-type="float" office:value="-0.00009131" calcext:value-type="float">
            <text:p>-0.00009131</text:p>
          </table:table-cell>
          <table:table-cell office:value-type="float" office:value="-0.0000419517" calcext:value-type="float">
            <text:p>-4.19517E-05</text:p>
          </table:table-cell>
          <table:table-cell office:value-type="float" office:value="328" calcext:value-type="float">
            <text:p>328</text:p>
          </table:table-cell>
          <table:table-cell table:formula="of:=[.B55]-180" office:value-type="float" office:value="-0.841323852500011" calcext:value-type="float">
            <text:p>-0.8413238525</text:p>
          </table:table-cell>
          <table:table-cell table:formula="of:=[.D55]*100" office:value-type="float" office:value="0.10237865" calcext:value-type="float">
            <text:p>0.10237865</text:p>
          </table:table-cell>
          <table:table-cell table:formula="of:=[.E55]*100" office:value-type="float" office:value="0.393398" calcext:value-type="float">
            <text:p>0.393398</text:p>
          </table:table-cell>
          <table:table-cell table:formula="of:=[.F55]*100" office:value-type="float" office:value="-0.009131" calcext:value-type="float">
            <text:p>-0.00913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9.169708252" calcext:value-type="float">
            <text:p>179.169708252</text:p>
          </table:table-cell>
          <table:table-cell office:value-type="float" office:value="-0.1421144764" calcext:value-type="float">
            <text:p>-0.14211447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1038" calcext:value-type="float">
            <text:p>0.00391038</text:p>
          </table:table-cell>
          <table:table-cell office:value-type="float" office:value="-0.00010445" calcext:value-type="float">
            <text:p>-0.00010445</text:p>
          </table:table-cell>
          <table:table-cell office:value-type="float" office:value="-0.0000739021" calcext:value-type="float">
            <text:p>-7.39021E-05</text:p>
          </table:table-cell>
          <table:table-cell office:value-type="float" office:value="329" calcext:value-type="float">
            <text:p>329</text:p>
          </table:table-cell>
          <table:table-cell table:formula="of:=[.B56]-180" office:value-type="float" office:value="-0.830291748000008" calcext:value-type="float">
            <text:p>-0.830291748</text:p>
          </table:table-cell>
          <table:table-cell table:formula="of:=[.D56]*100" office:value-type="float" office:value="0.10237865" calcext:value-type="float">
            <text:p>0.10237865</text:p>
          </table:table-cell>
          <table:table-cell table:formula="of:=[.E56]*100" office:value-type="float" office:value="0.391038" calcext:value-type="float">
            <text:p>0.391038</text:p>
          </table:table-cell>
          <table:table-cell table:formula="of:=[.F56]*100" office:value-type="float" office:value="-0.010445" calcext:value-type="float">
            <text:p>-0.010445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9.1689453125" calcext:value-type="float">
            <text:p>179.1689453125</text:p>
          </table:table-cell>
          <table:table-cell office:value-type="float" office:value="-0.1853524808" calcext:value-type="float">
            <text:p>-0.18535248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8286" calcext:value-type="float">
            <text:p>0.00418286</text:p>
          </table:table-cell>
          <table:table-cell office:value-type="float" office:value="-0.00010445" calcext:value-type="float">
            <text:p>-0.00010445</text:p>
          </table:table-cell>
          <table:table-cell office:value-type="float" office:value="0.0000048344" calcext:value-type="float">
            <text:p>4.8344E-06</text:p>
          </table:table-cell>
          <table:table-cell office:value-type="float" office:value="330" calcext:value-type="float">
            <text:p>330</text:p>
          </table:table-cell>
          <table:table-cell table:formula="of:=[.B57]-180" office:value-type="float" office:value="-0.8310546875" calcext:value-type="float">
            <text:p>-0.8310546875</text:p>
          </table:table-cell>
          <table:table-cell table:formula="of:=[.D57]*100" office:value-type="float" office:value="0.10237865" calcext:value-type="float">
            <text:p>0.10237865</text:p>
          </table:table-cell>
          <table:table-cell table:formula="of:=[.E57]*100" office:value-type="float" office:value="0.418286" calcext:value-type="float">
            <text:p>0.418286</text:p>
          </table:table-cell>
          <table:table-cell table:formula="of:=[.F57]*100" office:value-type="float" office:value="-0.010445" calcext:value-type="float">
            <text:p>-0.01044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161529541" calcext:value-type="float">
            <text:p>179.161529541</text:p>
          </table:table-cell>
          <table:table-cell office:value-type="float" office:value="-0.2124378412" calcext:value-type="float">
            <text:p>-0.21243784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4497" calcext:value-type="float">
            <text:p>0.00454497</text:p>
          </table:table-cell>
          <table:table-cell office:value-type="float" office:value="-0.0000912" calcext:value-type="float">
            <text:p>-0.0000912</text:p>
          </table:table-cell>
          <table:table-cell office:value-type="float" office:value="0.0000973188" calcext:value-type="float">
            <text:p>9.73188E-05</text:p>
          </table:table-cell>
          <table:table-cell office:value-type="float" office:value="331" calcext:value-type="float">
            <text:p>331</text:p>
          </table:table-cell>
          <table:table-cell table:formula="of:=[.B58]-180" office:value-type="float" office:value="-0.838470459000007" calcext:value-type="float">
            <text:p>-0.838470459</text:p>
          </table:table-cell>
          <table:table-cell table:formula="of:=[.D58]*100" office:value-type="float" office:value="0.10237865" calcext:value-type="float">
            <text:p>0.10237865</text:p>
          </table:table-cell>
          <table:table-cell table:formula="of:=[.E58]*100" office:value-type="float" office:value="0.454497" calcext:value-type="float">
            <text:p>0.454497</text:p>
          </table:table-cell>
          <table:table-cell table:formula="of:=[.F58]*100" office:value-type="float" office:value="-0.00912" calcext:value-type="float">
            <text:p>-0.00912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1560821533" calcext:value-type="float">
            <text:p>179.1560821533</text:p>
          </table:table-cell>
          <table:table-cell office:value-type="float" office:value="-0.2399213193" calcext:value-type="float">
            <text:p>-0.23992131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947" calcext:value-type="float">
            <text:p>0.00496947</text:p>
          </table:table-cell>
          <table:table-cell office:value-type="float" office:value="-0.0000912" calcext:value-type="float">
            <text:p>-0.0000912</text:p>
          </table:table-cell>
          <table:table-cell office:value-type="float" office:value="0.0000754155" calcext:value-type="float">
            <text:p>7.54155E-05</text:p>
          </table:table-cell>
          <table:table-cell office:value-type="float" office:value="332" calcext:value-type="float">
            <text:p>332</text:p>
          </table:table-cell>
          <table:table-cell table:formula="of:=[.B59]-180" office:value-type="float" office:value="-0.843917846700009" calcext:value-type="float">
            <text:p>-0.8439178467</text:p>
          </table:table-cell>
          <table:table-cell table:formula="of:=[.D59]*100" office:value-type="float" office:value="0.10237865" calcext:value-type="float">
            <text:p>0.10237865</text:p>
          </table:table-cell>
          <table:table-cell table:formula="of:=[.E59]*100" office:value-type="float" office:value="0.496947" calcext:value-type="float">
            <text:p>0.496947</text:p>
          </table:table-cell>
          <table:table-cell table:formula="of:=[.F59]*100" office:value-type="float" office:value="-0.00912" calcext:value-type="float">
            <text:p>-0.0091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1483917236" calcext:value-type="float">
            <text:p>179.1483917236</text:p>
          </table:table-cell>
          <table:table-cell office:value-type="float" office:value="-0.2033114875" calcext:value-type="float">
            <text:p>-0.20331148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0833" calcext:value-type="float">
            <text:p>0.00500833</text:p>
          </table:table-cell>
          <table:table-cell office:value-type="float" office:value="-0.0000912" calcext:value-type="float">
            <text:p>-0.0000912</text:p>
          </table:table-cell>
          <table:table-cell office:value-type="float" office:value="0.0000008676" calcext:value-type="float">
            <text:p>8.676E-07</text:p>
          </table:table-cell>
          <table:table-cell office:value-type="float" office:value="333" calcext:value-type="float">
            <text:p>333</text:p>
          </table:table-cell>
          <table:table-cell table:formula="of:=[.B60]-180" office:value-type="float" office:value="-0.851608276399986" calcext:value-type="float">
            <text:p>-0.8516082764</text:p>
          </table:table-cell>
          <table:table-cell table:formula="of:=[.D60]*100" office:value-type="float" office:value="0.10237865" calcext:value-type="float">
            <text:p>0.10237865</text:p>
          </table:table-cell>
          <table:table-cell table:formula="of:=[.E60]*100" office:value-type="float" office:value="0.500833" calcext:value-type="float">
            <text:p>0.500833</text:p>
          </table:table-cell>
          <table:table-cell table:formula="of:=[.F60]*100" office:value-type="float" office:value="-0.00912" calcext:value-type="float">
            <text:p>-0.00912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1407928467" calcext:value-type="float">
            <text:p>179.1407928467</text:p>
          </table:table-cell>
          <table:table-cell office:value-type="float" office:value="-0.2727782309" calcext:value-type="float">
            <text:p>-0.27277823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9726" calcext:value-type="float">
            <text:p>0.00549726</text:p>
          </table:table-cell>
          <table:table-cell office:value-type="float" office:value="-0.00002902" calcext:value-type="float">
            <text:p>-0.00002902</text:p>
          </table:table-cell>
          <table:table-cell office:value-type="float" office:value="0.0001245792" calcext:value-type="float">
            <text:p>0.0001245792</text:p>
          </table:table-cell>
          <table:table-cell office:value-type="float" office:value="334" calcext:value-type="float">
            <text:p>334</text:p>
          </table:table-cell>
          <table:table-cell table:formula="of:=[.B61]-180" office:value-type="float" office:value="-0.859207153299991" calcext:value-type="float">
            <text:p>-0.8592071533</text:p>
          </table:table-cell>
          <table:table-cell table:formula="of:=[.D61]*100" office:value-type="float" office:value="0.10237865" calcext:value-type="float">
            <text:p>0.10237865</text:p>
          </table:table-cell>
          <table:table-cell table:formula="of:=[.E61]*100" office:value-type="float" office:value="0.549726" calcext:value-type="float">
            <text:p>0.549726</text:p>
          </table:table-cell>
          <table:table-cell table:formula="of:=[.F61]*100" office:value-type="float" office:value="-0.002902" calcext:value-type="float">
            <text:p>-0.00290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1270599365" calcext:value-type="float">
            <text:p>179.1270599365</text:p>
          </table:table-cell>
          <table:table-cell office:value-type="float" office:value="-0.2851618879" calcext:value-type="float">
            <text:p>-0.28516188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0562" calcext:value-type="float">
            <text:p>0.00590562</text:p>
          </table:table-cell>
          <table:table-cell office:value-type="float" office:value="-0.00002902" calcext:value-type="float">
            <text:p>-0.00002902</text:p>
          </table:table-cell>
          <table:table-cell office:value-type="float" office:value="0.0000889652" calcext:value-type="float">
            <text:p>8.89652E-05</text:p>
          </table:table-cell>
          <table:table-cell office:value-type="float" office:value="335" calcext:value-type="float">
            <text:p>335</text:p>
          </table:table-cell>
          <table:table-cell table:formula="of:=[.B62]-180" office:value-type="float" office:value="-0.87294006350001" calcext:value-type="float">
            <text:p>-0.8729400635</text:p>
          </table:table-cell>
          <table:table-cell table:formula="of:=[.D62]*100" office:value-type="float" office:value="0.10237865" calcext:value-type="float">
            <text:p>0.10237865</text:p>
          </table:table-cell>
          <table:table-cell table:formula="of:=[.E62]*100" office:value-type="float" office:value="0.590562" calcext:value-type="float">
            <text:p>0.590562</text:p>
          </table:table-cell>
          <table:table-cell table:formula="of:=[.F62]*100" office:value-type="float" office:value="-0.002902" calcext:value-type="float">
            <text:p>-0.0029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1277313232" calcext:value-type="float">
            <text:p>179.1277313232</text:p>
          </table:table-cell>
          <table:table-cell office:value-type="float" office:value="-0.2893732362" calcext:value-type="float">
            <text:p>-0.28937323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0582" calcext:value-type="float">
            <text:p>0.00620582</text:p>
          </table:table-cell>
          <table:table-cell office:value-type="float" office:value="0.00011356" calcext:value-type="float">
            <text:p>0.00011356</text:p>
          </table:table-cell>
          <table:table-cell office:value-type="float" office:value="0.0000501067" calcext:value-type="float">
            <text:p>5.01067E-05</text:p>
          </table:table-cell>
          <table:table-cell office:value-type="float" office:value="336" calcext:value-type="float">
            <text:p>336</text:p>
          </table:table-cell>
          <table:table-cell table:formula="of:=[.B63]-180" office:value-type="float" office:value="-0.87226867679999" calcext:value-type="float">
            <text:p>-0.8722686768</text:p>
          </table:table-cell>
          <table:table-cell table:formula="of:=[.D63]*100" office:value-type="float" office:value="0.10237865" calcext:value-type="float">
            <text:p>0.10237865</text:p>
          </table:table-cell>
          <table:table-cell table:formula="of:=[.E63]*100" office:value-type="float" office:value="0.620582" calcext:value-type="float">
            <text:p>0.620582</text:p>
          </table:table-cell>
          <table:table-cell table:formula="of:=[.F63]*100" office:value-type="float" office:value="0.011356" calcext:value-type="float">
            <text:p>0.01135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1133575439" calcext:value-type="float">
            <text:p>179.1133575439</text:p>
          </table:table-cell>
          <table:table-cell office:value-type="float" office:value="-0.2629546952" calcext:value-type="float">
            <text:p>-0.26295469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2978" calcext:value-type="float">
            <text:p>0.00622978</text:p>
          </table:table-cell>
          <table:table-cell office:value-type="float" office:value="0.00011356" calcext:value-type="float">
            <text:p>0.00011356</text:p>
          </table:table-cell>
          <table:table-cell office:value-type="float" office:value="-0.0001260202" calcext:value-type="float">
            <text:p>-0.0001260202</text:p>
          </table:table-cell>
          <table:table-cell office:value-type="float" office:value="337" calcext:value-type="float">
            <text:p>337</text:p>
          </table:table-cell>
          <table:table-cell table:formula="of:=[.B64]-180" office:value-type="float" office:value="-0.886642456099992" calcext:value-type="float">
            <text:p>-0.8866424561</text:p>
          </table:table-cell>
          <table:table-cell table:formula="of:=[.D64]*100" office:value-type="float" office:value="0.10237865" calcext:value-type="float">
            <text:p>0.10237865</text:p>
          </table:table-cell>
          <table:table-cell table:formula="of:=[.E64]*100" office:value-type="float" office:value="0.622978" calcext:value-type="float">
            <text:p>0.622978</text:p>
          </table:table-cell>
          <table:table-cell table:formula="of:=[.F64]*100" office:value-type="float" office:value="0.011356" calcext:value-type="float">
            <text:p>0.011356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1102905273" calcext:value-type="float">
            <text:p>179.1102905273</text:p>
          </table:table-cell>
          <table:table-cell office:value-type="float" office:value="-0.2849431728" calcext:value-type="float">
            <text:p>-0.28494317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39231" calcext:value-type="float">
            <text:p>0.00639231</text:p>
          </table:table-cell>
          <table:table-cell office:value-type="float" office:value="0.00011356" calcext:value-type="float">
            <text:p>0.00011356</text:p>
          </table:table-cell>
          <table:table-cell office:value-type="float" office:value="0.000020359" calcext:value-type="float">
            <text:p>0.000020359</text:p>
          </table:table-cell>
          <table:table-cell office:value-type="float" office:value="338" calcext:value-type="float">
            <text:p>338</text:p>
          </table:table-cell>
          <table:table-cell table:formula="of:=[.B65]-180" office:value-type="float" office:value="-0.889709472699991" calcext:value-type="float">
            <text:p>-0.8897094727</text:p>
          </table:table-cell>
          <table:table-cell table:formula="of:=[.D65]*100" office:value-type="float" office:value="0.10237865" calcext:value-type="float">
            <text:p>0.10237865</text:p>
          </table:table-cell>
          <table:table-cell table:formula="of:=[.E65]*100" office:value-type="float" office:value="0.639231" calcext:value-type="float">
            <text:p>0.639231</text:p>
          </table:table-cell>
          <table:table-cell table:formula="of:=[.F65]*100" office:value-type="float" office:value="0.011356" calcext:value-type="float">
            <text:p>0.01135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1096801758" calcext:value-type="float">
            <text:p>179.1096801758</text:p>
          </table:table-cell>
          <table:table-cell office:value-type="float" office:value="-0.3446785568" calcext:value-type="float">
            <text:p>-0.34467855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89878" calcext:value-type="float">
            <text:p>0.00689878</text:p>
          </table:table-cell>
          <table:table-cell office:value-type="float" office:value="0.00036793" calcext:value-type="float">
            <text:p>0.00036793</text:p>
          </table:table-cell>
          <table:table-cell office:value-type="float" office:value="0.0001839447" calcext:value-type="float">
            <text:p>0.0001839447</text:p>
          </table:table-cell>
          <table:table-cell office:value-type="float" office:value="339" calcext:value-type="float">
            <text:p>339</text:p>
          </table:table-cell>
          <table:table-cell table:formula="of:=[.B66]-180" office:value-type="float" office:value="-0.890319824199992" calcext:value-type="float">
            <text:p>-0.8903198242</text:p>
          </table:table-cell>
          <table:table-cell table:formula="of:=[.D66]*100" office:value-type="float" office:value="0.10237865" calcext:value-type="float">
            <text:p>0.10237865</text:p>
          </table:table-cell>
          <table:table-cell table:formula="of:=[.E66]*100" office:value-type="float" office:value="0.689878" calcext:value-type="float">
            <text:p>0.689878</text:p>
          </table:table-cell>
          <table:table-cell table:formula="of:=[.F66]*100" office:value-type="float" office:value="0.036793" calcext:value-type="float">
            <text:p>0.036793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1135101318" calcext:value-type="float">
            <text:p>179.1135101318</text:p>
          </table:table-cell>
          <table:table-cell office:value-type="float" office:value="-0.3009321007" calcext:value-type="float">
            <text:p>-0.30093210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9447" calcext:value-type="float">
            <text:p>0.0069447</text:p>
          </table:table-cell>
          <table:table-cell office:value-type="float" office:value="0.00036793" calcext:value-type="float">
            <text:p>0.00036793</text:p>
          </table:table-cell>
          <table:table-cell office:value-type="float" office:value="-0.0000307453" calcext:value-type="float">
            <text:p>-3.07453E-05</text:p>
          </table:table-cell>
          <table:table-cell office:value-type="float" office:value="340" calcext:value-type="float">
            <text:p>340</text:p>
          </table:table-cell>
          <table:table-cell table:formula="of:=[.B67]-180" office:value-type="float" office:value="-0.886489868199988" calcext:value-type="float">
            <text:p>-0.8864898682</text:p>
          </table:table-cell>
          <table:table-cell table:formula="of:=[.D67]*100" office:value-type="float" office:value="0.10237865" calcext:value-type="float">
            <text:p>0.10237865</text:p>
          </table:table-cell>
          <table:table-cell table:formula="of:=[.E67]*100" office:value-type="float" office:value="0.69447" calcext:value-type="float">
            <text:p>0.69447</text:p>
          </table:table-cell>
          <table:table-cell table:formula="of:=[.F67]*100" office:value-type="float" office:value="0.036793" calcext:value-type="float">
            <text:p>0.036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111907959" calcext:value-type="float">
            <text:p>179.111907959</text:p>
          </table:table-cell>
          <table:table-cell office:value-type="float" office:value="-0.3513655552" calcext:value-type="float">
            <text:p>-0.35136555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31146" calcext:value-type="float">
            <text:p>0.00731146</text:p>
          </table:table-cell>
          <table:table-cell office:value-type="float" office:value="0.00045525" calcext:value-type="float">
            <text:p>0.00045525</text:p>
          </table:table-cell>
          <table:table-cell office:value-type="float" office:value="0.0001368339" calcext:value-type="float">
            <text:p>0.0001368339</text:p>
          </table:table-cell>
          <table:table-cell office:value-type="float" office:value="341" calcext:value-type="float">
            <text:p>341</text:p>
          </table:table-cell>
          <table:table-cell table:formula="of:=[.B68]-180" office:value-type="float" office:value="-0.888092040999993" calcext:value-type="float">
            <text:p>-0.888092041</text:p>
          </table:table-cell>
          <table:table-cell table:formula="of:=[.D68]*100" office:value-type="float" office:value="0.10237865" calcext:value-type="float">
            <text:p>0.10237865</text:p>
          </table:table-cell>
          <table:table-cell table:formula="of:=[.E68]*100" office:value-type="float" office:value="0.731146" calcext:value-type="float">
            <text:p>0.731146</text:p>
          </table:table-cell>
          <table:table-cell table:formula="of:=[.F68]*100" office:value-type="float" office:value="0.045525" calcext:value-type="float">
            <text:p>0.045525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1083679199" calcext:value-type="float">
            <text:p>179.1083679199</text:p>
          </table:table-cell>
          <table:table-cell office:value-type="float" office:value="-0.3298880546" calcext:value-type="float">
            <text:p>-0.32988805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1271" calcext:value-type="float">
            <text:p>0.00741271</text:p>
          </table:table-cell>
          <table:table-cell office:value-type="float" office:value="0.00076825" calcext:value-type="float">
            <text:p>0.00076825</text:p>
          </table:table-cell>
          <table:table-cell office:value-type="float" office:value="0.0000689368" calcext:value-type="float">
            <text:p>6.89368E-05</text:p>
          </table:table-cell>
          <table:table-cell office:value-type="float" office:value="342" calcext:value-type="float">
            <text:p>342</text:p>
          </table:table-cell>
          <table:table-cell table:formula="of:=[.B69]-180" office:value-type="float" office:value="-0.89163208010001" calcext:value-type="float">
            <text:p>-0.8916320801</text:p>
          </table:table-cell>
          <table:table-cell table:formula="of:=[.D69]*100" office:value-type="float" office:value="0.10237865" calcext:value-type="float">
            <text:p>0.10237865</text:p>
          </table:table-cell>
          <table:table-cell table:formula="of:=[.E69]*100" office:value-type="float" office:value="0.741271" calcext:value-type="float">
            <text:p>0.741271</text:p>
          </table:table-cell>
          <table:table-cell table:formula="of:=[.F69]*100" office:value-type="float" office:value="0.076825" calcext:value-type="float">
            <text:p>0.07682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1055297852" calcext:value-type="float">
            <text:p>179.1055297852</text:p>
          </table:table-cell>
          <table:table-cell office:value-type="float" office:value="-0.2934622578" calcext:value-type="float">
            <text:p>-0.29346225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23738" calcext:value-type="float">
            <text:p>0.00723738</text:p>
          </table:table-cell>
          <table:table-cell office:value-type="float" office:value="0.00076825" calcext:value-type="float">
            <text:p>0.00076825</text:p>
          </table:table-cell>
          <table:table-cell office:value-type="float" office:value="0.0000448016" calcext:value-type="float">
            <text:p>4.48016E-05</text:p>
          </table:table-cell>
          <table:table-cell office:value-type="float" office:value="343" calcext:value-type="float">
            <text:p>343</text:p>
          </table:table-cell>
          <table:table-cell table:formula="of:=[.B70]-180" office:value-type="float" office:value="-0.894470214800009" calcext:value-type="float">
            <text:p>-0.8944702148</text:p>
          </table:table-cell>
          <table:table-cell table:formula="of:=[.D70]*100" office:value-type="float" office:value="0.10237865" calcext:value-type="float">
            <text:p>0.10237865</text:p>
          </table:table-cell>
          <table:table-cell table:formula="of:=[.E70]*100" office:value-type="float" office:value="0.723738" calcext:value-type="float">
            <text:p>0.723738</text:p>
          </table:table-cell>
          <table:table-cell table:formula="of:=[.F70]*100" office:value-type="float" office:value="0.076825" calcext:value-type="float">
            <text:p>0.076825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1043243408" calcext:value-type="float">
            <text:p>179.1043243408</text:p>
          </table:table-cell>
          <table:table-cell office:value-type="float" office:value="-0.2876682227" calcext:value-type="float">
            <text:p>-0.28766822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08193" calcext:value-type="float">
            <text:p>0.00708193</text:p>
          </table:table-cell>
          <table:table-cell office:value-type="float" office:value="0.00132482" calcext:value-type="float">
            <text:p>0.00132482</text:p>
          </table:table-cell>
          <table:table-cell office:value-type="float" office:value="-0.0000294242" calcext:value-type="float">
            <text:p>-2.94242E-05</text:p>
          </table:table-cell>
          <table:table-cell office:value-type="float" office:value="344" calcext:value-type="float">
            <text:p>344</text:p>
          </table:table-cell>
          <table:table-cell table:formula="of:=[.B71]-180" office:value-type="float" office:value="-0.895675659200009" calcext:value-type="float">
            <text:p>-0.8956756592</text:p>
          </table:table-cell>
          <table:table-cell table:formula="of:=[.D71]*100" office:value-type="float" office:value="0.10237865" calcext:value-type="float">
            <text:p>0.10237865</text:p>
          </table:table-cell>
          <table:table-cell table:formula="of:=[.E71]*100" office:value-type="float" office:value="0.708193" calcext:value-type="float">
            <text:p>0.708193</text:p>
          </table:table-cell>
          <table:table-cell table:formula="of:=[.F71]*100" office:value-type="float" office:value="0.132482" calcext:value-type="float">
            <text:p>0.13248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1100158691" calcext:value-type="float">
            <text:p>179.1100158691</text:p>
          </table:table-cell>
          <table:table-cell office:value-type="float" office:value="-0.3667401946" calcext:value-type="float">
            <text:p>-0.36674019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50539" calcext:value-type="float">
            <text:p>0.00750539</text:p>
          </table:table-cell>
          <table:table-cell office:value-type="float" office:value="0.00132482" calcext:value-type="float">
            <text:p>0.00132482</text:p>
          </table:table-cell>
          <table:table-cell office:value-type="float" office:value="0.0001897076" calcext:value-type="float">
            <text:p>0.0001897076</text:p>
          </table:table-cell>
          <table:table-cell office:value-type="float" office:value="345" calcext:value-type="float">
            <text:p>345</text:p>
          </table:table-cell>
          <table:table-cell table:formula="of:=[.B72]-180" office:value-type="float" office:value="-0.88998413089999" calcext:value-type="float">
            <text:p>-0.8899841309</text:p>
          </table:table-cell>
          <table:table-cell table:formula="of:=[.D72]*100" office:value-type="float" office:value="0.10237865" calcext:value-type="float">
            <text:p>0.10237865</text:p>
          </table:table-cell>
          <table:table-cell table:formula="of:=[.E72]*100" office:value-type="float" office:value="0.750539" calcext:value-type="float">
            <text:p>0.750539</text:p>
          </table:table-cell>
          <table:table-cell table:formula="of:=[.F72]*100" office:value-type="float" office:value="0.132482" calcext:value-type="float">
            <text:p>0.13248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1166381836" calcext:value-type="float">
            <text:p>179.1166381836</text:p>
          </table:table-cell>
          <table:table-cell office:value-type="float" office:value="-0.2927156007" calcext:value-type="float">
            <text:p>-0.29271560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29417" calcext:value-type="float">
            <text:p>0.00729417</text:p>
          </table:table-cell>
          <table:table-cell office:value-type="float" office:value="0.00154578" calcext:value-type="float">
            <text:p>0.00154578</text:p>
          </table:table-cell>
          <table:table-cell office:value-type="float" office:value="0.0000671737" calcext:value-type="float">
            <text:p>6.71737E-05</text:p>
          </table:table-cell>
          <table:table-cell office:value-type="float" office:value="346" calcext:value-type="float">
            <text:p>346</text:p>
          </table:table-cell>
          <table:table-cell table:formula="of:=[.B73]-180" office:value-type="float" office:value="-0.883361816399997" calcext:value-type="float">
            <text:p>-0.8833618164</text:p>
          </table:table-cell>
          <table:table-cell table:formula="of:=[.D73]*100" office:value-type="float" office:value="0.10237865" calcext:value-type="float">
            <text:p>0.10237865</text:p>
          </table:table-cell>
          <table:table-cell table:formula="of:=[.E73]*100" office:value-type="float" office:value="0.729417" calcext:value-type="float">
            <text:p>0.729417</text:p>
          </table:table-cell>
          <table:table-cell table:formula="of:=[.F73]*100" office:value-type="float" office:value="0.154578" calcext:value-type="float">
            <text:p>0.15457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1086273193" calcext:value-type="float">
            <text:p>179.1086273193</text:p>
          </table:table-cell>
          <table:table-cell office:value-type="float" office:value="-0.3019886595" calcext:value-type="float">
            <text:p>-0.30198865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21522" calcext:value-type="float">
            <text:p>0.00721522</text:p>
          </table:table-cell>
          <table:table-cell office:value-type="float" office:value="0.00205436" calcext:value-type="float">
            <text:p>0.00205436</text:p>
          </table:table-cell>
          <table:table-cell office:value-type="float" office:value="0.0001426582" calcext:value-type="float">
            <text:p>0.0001426582</text:p>
          </table:table-cell>
          <table:table-cell office:value-type="float" office:value="347" calcext:value-type="float">
            <text:p>347</text:p>
          </table:table-cell>
          <table:table-cell table:formula="of:=[.B74]-180" office:value-type="float" office:value="-0.891372680699988" calcext:value-type="float">
            <text:p>-0.8913726807</text:p>
          </table:table-cell>
          <table:table-cell table:formula="of:=[.D74]*100" office:value-type="float" office:value="0.10237865" calcext:value-type="float">
            <text:p>0.10237865</text:p>
          </table:table-cell>
          <table:table-cell table:formula="of:=[.E74]*100" office:value-type="float" office:value="0.721522" calcext:value-type="float">
            <text:p>0.721522</text:p>
          </table:table-cell>
          <table:table-cell table:formula="of:=[.F74]*100" office:value-type="float" office:value="0.205436" calcext:value-type="float">
            <text:p>0.205436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1041107178" calcext:value-type="float">
            <text:p>179.1041107178</text:p>
          </table:table-cell>
          <table:table-cell office:value-type="float" office:value="-0.2739799968" calcext:value-type="float">
            <text:p>-0.27397999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97592" calcext:value-type="float">
            <text:p>0.00697592</text:p>
          </table:table-cell>
          <table:table-cell office:value-type="float" office:value="0.00205436" calcext:value-type="float">
            <text:p>0.00205436</text:p>
          </table:table-cell>
          <table:table-cell office:value-type="float" office:value="-0.000001967" calcext:value-type="float">
            <text:p>-0.000001967</text:p>
          </table:table-cell>
          <table:table-cell office:value-type="float" office:value="348" calcext:value-type="float">
            <text:p>348</text:p>
          </table:table-cell>
          <table:table-cell table:formula="of:=[.B75]-180" office:value-type="float" office:value="-0.895889282199988" calcext:value-type="float">
            <text:p>-0.8958892822</text:p>
          </table:table-cell>
          <table:table-cell table:formula="of:=[.D75]*100" office:value-type="float" office:value="0.10237865" calcext:value-type="float">
            <text:p>0.10237865</text:p>
          </table:table-cell>
          <table:table-cell table:formula="of:=[.E75]*100" office:value-type="float" office:value="0.697592" calcext:value-type="float">
            <text:p>0.697592</text:p>
          </table:table-cell>
          <table:table-cell table:formula="of:=[.F75]*100" office:value-type="float" office:value="0.205436" calcext:value-type="float">
            <text:p>0.20543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0994262695" calcext:value-type="float">
            <text:p>179.0994262695</text:p>
          </table:table-cell>
          <table:table-cell office:value-type="float" office:value="-0.2303460888" calcext:value-type="float">
            <text:p>-0.23034608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52561" calcext:value-type="float">
            <text:p>0.00652561</text:p>
          </table:table-cell>
          <table:table-cell office:value-type="float" office:value="0.00234321" calcext:value-type="float">
            <text:p>0.00234321</text:p>
          </table:table-cell>
          <table:table-cell office:value-type="float" office:value="-0.0000601214" calcext:value-type="float">
            <text:p>-6.01214E-05</text:p>
          </table:table-cell>
          <table:table-cell office:value-type="float" office:value="349" calcext:value-type="float">
            <text:p>349</text:p>
          </table:table-cell>
          <table:table-cell table:formula="of:=[.B76]-180" office:value-type="float" office:value="-0.900573730500014" calcext:value-type="float">
            <text:p>-0.9005737305</text:p>
          </table:table-cell>
          <table:table-cell table:formula="of:=[.D76]*100" office:value-type="float" office:value="0.10237865" calcext:value-type="float">
            <text:p>0.10237865</text:p>
          </table:table-cell>
          <table:table-cell table:formula="of:=[.E76]*100" office:value-type="float" office:value="0.652561" calcext:value-type="float">
            <text:p>0.652561</text:p>
          </table:table-cell>
          <table:table-cell table:formula="of:=[.F76]*100" office:value-type="float" office:value="0.234321" calcext:value-type="float">
            <text:p>0.234321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09815979" calcext:value-type="float">
            <text:p>179.09815979</text:p>
          </table:table-cell>
          <table:table-cell office:value-type="float" office:value="-0.2050720824" calcext:value-type="float">
            <text:p>-0.20507208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5706" calcext:value-type="float">
            <text:p>0.00605706</text:p>
          </table:table-cell>
          <table:table-cell office:value-type="float" office:value="0.00293192" calcext:value-type="float">
            <text:p>0.00293192</text:p>
          </table:table-cell>
          <table:table-cell office:value-type="float" office:value="-0.0001598482" calcext:value-type="float">
            <text:p>-0.0001598482</text:p>
          </table:table-cell>
          <table:table-cell office:value-type="float" office:value="350" calcext:value-type="float">
            <text:p>350</text:p>
          </table:table-cell>
          <table:table-cell table:formula="of:=[.B77]-180" office:value-type="float" office:value="-0.901840209999989" calcext:value-type="float">
            <text:p>-0.90184021</text:p>
          </table:table-cell>
          <table:table-cell table:formula="of:=[.D77]*100" office:value-type="float" office:value="0.10237865" calcext:value-type="float">
            <text:p>0.10237865</text:p>
          </table:table-cell>
          <table:table-cell table:formula="of:=[.E77]*100" office:value-type="float" office:value="0.605706" calcext:value-type="float">
            <text:p>0.605706</text:p>
          </table:table-cell>
          <table:table-cell table:formula="of:=[.F77]*100" office:value-type="float" office:value="0.293192" calcext:value-type="float">
            <text:p>0.29319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0800628662" calcext:value-type="float">
            <text:p>179.0800628662</text:p>
          </table:table-cell>
          <table:table-cell office:value-type="float" office:value="-0.2198497063" calcext:value-type="float">
            <text:p>-0.21984970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4332" calcext:value-type="float">
            <text:p>0.00584332</text:p>
          </table:table-cell>
          <table:table-cell office:value-type="float" office:value="0.00293192" calcext:value-type="float">
            <text:p>0.00293192</text:p>
          </table:table-cell>
          <table:table-cell office:value-type="float" office:value="0.0000406102" calcext:value-type="float">
            <text:p>4.06102E-05</text:p>
          </table:table-cell>
          <table:table-cell office:value-type="float" office:value="351" calcext:value-type="float">
            <text:p>351</text:p>
          </table:table-cell>
          <table:table-cell table:formula="of:=[.B78]-180" office:value-type="float" office:value="-0.919937133800005" calcext:value-type="float">
            <text:p>-0.9199371338</text:p>
          </table:table-cell>
          <table:table-cell table:formula="of:=[.D78]*100" office:value-type="float" office:value="0.10237865" calcext:value-type="float">
            <text:p>0.10237865</text:p>
          </table:table-cell>
          <table:table-cell table:formula="of:=[.E78]*100" office:value-type="float" office:value="0.584332" calcext:value-type="float">
            <text:p>0.584332</text:p>
          </table:table-cell>
          <table:table-cell table:formula="of:=[.F78]*100" office:value-type="float" office:value="0.293192" calcext:value-type="float">
            <text:p>0.293192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9.0746765137" calcext:value-type="float">
            <text:p>179.0746765137</text:p>
          </table:table-cell>
          <table:table-cell office:value-type="float" office:value="-0.2494484389" calcext:value-type="float">
            <text:p>-0.24944843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9819" calcext:value-type="float">
            <text:p>0.00589819</text:p>
          </table:table-cell>
          <table:table-cell office:value-type="float" office:value="0.00393765" calcext:value-type="float">
            <text:p>0.00393765</text:p>
          </table:table-cell>
          <table:table-cell office:value-type="float" office:value="0.0000537731" calcext:value-type="float">
            <text:p>5.37731E-05</text:p>
          </table:table-cell>
          <table:table-cell office:value-type="float" office:value="352" calcext:value-type="float">
            <text:p>352</text:p>
          </table:table-cell>
          <table:table-cell table:formula="of:=[.B79]-180" office:value-type="float" office:value="-0.925323486299988" calcext:value-type="float">
            <text:p>-0.9253234863</text:p>
          </table:table-cell>
          <table:table-cell table:formula="of:=[.D79]*100" office:value-type="float" office:value="0.10237865" calcext:value-type="float">
            <text:p>0.10237865</text:p>
          </table:table-cell>
          <table:table-cell table:formula="of:=[.E79]*100" office:value-type="float" office:value="0.589819" calcext:value-type="float">
            <text:p>0.589819</text:p>
          </table:table-cell>
          <table:table-cell table:formula="of:=[.F79]*100" office:value-type="float" office:value="0.393765" calcext:value-type="float">
            <text:p>0.39376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0805511475" calcext:value-type="float">
            <text:p>179.0805511475</text:p>
          </table:table-cell>
          <table:table-cell office:value-type="float" office:value="-0.2565121228" calcext:value-type="float">
            <text:p>-0.25651212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8183" calcext:value-type="float">
            <text:p>0.00598183</text:p>
          </table:table-cell>
          <table:table-cell office:value-type="float" office:value="0.00393765" calcext:value-type="float">
            <text:p>0.00393765</text:p>
          </table:table-cell>
          <table:table-cell office:value-type="float" office:value="-0.0000146024" calcext:value-type="float">
            <text:p>-1.46024E-05</text:p>
          </table:table-cell>
          <table:table-cell office:value-type="float" office:value="353" calcext:value-type="float">
            <text:p>353</text:p>
          </table:table-cell>
          <table:table-cell table:formula="of:=[.B80]-180" office:value-type="float" office:value="-0.919448852500011" calcext:value-type="float">
            <text:p>-0.9194488525</text:p>
          </table:table-cell>
          <table:table-cell table:formula="of:=[.D80]*100" office:value-type="float" office:value="0.10237865" calcext:value-type="float">
            <text:p>0.10237865</text:p>
          </table:table-cell>
          <table:table-cell table:formula="of:=[.E80]*100" office:value-type="float" office:value="0.598183" calcext:value-type="float">
            <text:p>0.598183</text:p>
          </table:table-cell>
          <table:table-cell table:formula="of:=[.F80]*100" office:value-type="float" office:value="0.393765" calcext:value-type="float">
            <text:p>0.393765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0909576416" calcext:value-type="float">
            <text:p>179.0909576416</text:p>
          </table:table-cell>
          <table:table-cell office:value-type="float" office:value="-0.2505242414" calcext:value-type="float">
            <text:p>-0.25052424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9765" calcext:value-type="float">
            <text:p>0.00599765</text:p>
          </table:table-cell>
          <table:table-cell office:value-type="float" office:value="0.00434129" calcext:value-type="float">
            <text:p>0.00434129</text:p>
          </table:table-cell>
          <table:table-cell office:value-type="float" office:value="-0.000024512" calcext:value-type="float">
            <text:p>-0.000024512</text:p>
          </table:table-cell>
          <table:table-cell office:value-type="float" office:value="354" calcext:value-type="float">
            <text:p>354</text:p>
          </table:table-cell>
          <table:table-cell table:formula="of:=[.B81]-180" office:value-type="float" office:value="-0.909042358400001" calcext:value-type="float">
            <text:p>-0.9090423584</text:p>
          </table:table-cell>
          <table:table-cell table:formula="of:=[.D81]*100" office:value-type="float" office:value="0.10237865" calcext:value-type="float">
            <text:p>0.10237865</text:p>
          </table:table-cell>
          <table:table-cell table:formula="of:=[.E81]*100" office:value-type="float" office:value="0.599765" calcext:value-type="float">
            <text:p>0.599765</text:p>
          </table:table-cell>
          <table:table-cell table:formula="of:=[.F81]*100" office:value-type="float" office:value="0.434129" calcext:value-type="float">
            <text:p>0.43412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0886535645" calcext:value-type="float">
            <text:p>179.0886535645</text:p>
          </table:table-cell>
          <table:table-cell office:value-type="float" office:value="-0.2504894031" calcext:value-type="float">
            <text:p>-0.25048940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0797" calcext:value-type="float">
            <text:p>0.00600797</text:p>
          </table:table-cell>
          <table:table-cell office:value-type="float" office:value="0.00500886" calcext:value-type="float">
            <text:p>0.00500886</text:p>
          </table:table-cell>
          <table:table-cell office:value-type="float" office:value="-0.0000276977" calcext:value-type="float">
            <text:p>-2.76977E-05</text:p>
          </table:table-cell>
          <table:table-cell office:value-type="float" office:value="355" calcext:value-type="float">
            <text:p>355</text:p>
          </table:table-cell>
          <table:table-cell table:formula="of:=[.B82]-180" office:value-type="float" office:value="-0.911346435500008" calcext:value-type="float">
            <text:p>-0.9113464355</text:p>
          </table:table-cell>
          <table:table-cell table:formula="of:=[.D82]*100" office:value-type="float" office:value="0.10237865" calcext:value-type="float">
            <text:p>0.10237865</text:p>
          </table:table-cell>
          <table:table-cell table:formula="of:=[.E82]*100" office:value-type="float" office:value="0.600797" calcext:value-type="float">
            <text:p>0.600797</text:p>
          </table:table-cell>
          <table:table-cell table:formula="of:=[.F82]*100" office:value-type="float" office:value="0.500886" calcext:value-type="float">
            <text:p>0.50088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9.0932312012" calcext:value-type="float">
            <text:p>179.0932312012</text:p>
          </table:table-cell>
          <table:table-cell office:value-type="float" office:value="-0.2353646934" calcext:value-type="float">
            <text:p>-0.23536469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1403" calcext:value-type="float">
            <text:p>0.00591403</text:p>
          </table:table-cell>
          <table:table-cell office:value-type="float" office:value="0.00543679" calcext:value-type="float">
            <text:p>0.00543679</text:p>
          </table:table-cell>
          <table:table-cell office:value-type="float" office:value="-0.0001897222" calcext:value-type="float">
            <text:p>-0.0001897222</text:p>
          </table:table-cell>
          <table:table-cell office:value-type="float" office:value="356" calcext:value-type="float">
            <text:p>356</text:p>
          </table:table-cell>
          <table:table-cell table:formula="of:=[.B83]-180" office:value-type="float" office:value="-0.906768798799988" calcext:value-type="float">
            <text:p>-0.9067687988</text:p>
          </table:table-cell>
          <table:table-cell table:formula="of:=[.D83]*100" office:value-type="float" office:value="0.10237865" calcext:value-type="float">
            <text:p>0.10237865</text:p>
          </table:table-cell>
          <table:table-cell table:formula="of:=[.E83]*100" office:value-type="float" office:value="0.591403" calcext:value-type="float">
            <text:p>0.591403</text:p>
          </table:table-cell>
          <table:table-cell table:formula="of:=[.F83]*100" office:value-type="float" office:value="0.543679" calcext:value-type="float">
            <text:p>0.54367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0973968506" calcext:value-type="float">
            <text:p>179.0973968506</text:p>
          </table:table-cell>
          <table:table-cell office:value-type="float" office:value="-0.2280424582" calcext:value-type="float">
            <text:p>-0.22804245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0262" calcext:value-type="float">
            <text:p>0.00580262</text:p>
          </table:table-cell>
          <table:table-cell office:value-type="float" office:value="0.00543679" calcext:value-type="float">
            <text:p>0.00543679</text:p>
          </table:table-cell>
          <table:table-cell office:value-type="float" office:value="-0.0000678219" calcext:value-type="float">
            <text:p>-6.78219E-05</text:p>
          </table:table-cell>
          <table:table-cell office:value-type="float" office:value="357" calcext:value-type="float">
            <text:p>357</text:p>
          </table:table-cell>
          <table:table-cell table:formula="of:=[.B84]-180" office:value-type="float" office:value="-0.902603149399994" calcext:value-type="float">
            <text:p>-0.9026031494</text:p>
          </table:table-cell>
          <table:table-cell table:formula="of:=[.D84]*100" office:value-type="float" office:value="0.10237865" calcext:value-type="float">
            <text:p>0.10237865</text:p>
          </table:table-cell>
          <table:table-cell table:formula="of:=[.E84]*100" office:value-type="float" office:value="0.580262" calcext:value-type="float">
            <text:p>0.580262</text:p>
          </table:table-cell>
          <table:table-cell table:formula="of:=[.F84]*100" office:value-type="float" office:value="0.543679" calcext:value-type="float">
            <text:p>0.543679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0956420898" calcext:value-type="float">
            <text:p>179.0956420898</text:p>
          </table:table-cell>
          <table:table-cell office:value-type="float" office:value="-0.2742323314" calcext:value-type="float">
            <text:p>-0.27423233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3626" calcext:value-type="float">
            <text:p>0.00603626</text:p>
          </table:table-cell>
          <table:table-cell office:value-type="float" office:value="0.00608632" calcext:value-type="float">
            <text:p>0.00608632</text:p>
          </table:table-cell>
          <table:table-cell office:value-type="float" office:value="0.0001117141" calcext:value-type="float">
            <text:p>0.0001117141</text:p>
          </table:table-cell>
          <table:table-cell office:value-type="float" office:value="358" calcext:value-type="float">
            <text:p>358</text:p>
          </table:table-cell>
          <table:table-cell table:formula="of:=[.B85]-180" office:value-type="float" office:value="-0.904357910199991" calcext:value-type="float">
            <text:p>-0.9043579102</text:p>
          </table:table-cell>
          <table:table-cell table:formula="of:=[.D85]*100" office:value-type="float" office:value="0.10237865" calcext:value-type="float">
            <text:p>0.10237865</text:p>
          </table:table-cell>
          <table:table-cell table:formula="of:=[.E85]*100" office:value-type="float" office:value="0.603626" calcext:value-type="float">
            <text:p>0.603626</text:p>
          </table:table-cell>
          <table:table-cell table:formula="of:=[.F85]*100" office:value-type="float" office:value="0.608632" calcext:value-type="float">
            <text:p>0.60863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1023406982" calcext:value-type="float">
            <text:p>179.1023406982</text:p>
          </table:table-cell>
          <table:table-cell office:value-type="float" office:value="-0.2459568404" calcext:value-type="float">
            <text:p>-0.24595684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0348" calcext:value-type="float">
            <text:p>0.00600348</text:p>
          </table:table-cell>
          <table:table-cell office:value-type="float" office:value="0.00651207" calcext:value-type="float">
            <text:p>0.00651207</text:p>
          </table:table-cell>
          <table:table-cell office:value-type="float" office:value="-0.0000715478" calcext:value-type="float">
            <text:p>-7.15478E-05</text:p>
          </table:table-cell>
          <table:table-cell office:value-type="float" office:value="359" calcext:value-type="float">
            <text:p>359</text:p>
          </table:table-cell>
          <table:table-cell table:formula="of:=[.B86]-180" office:value-type="float" office:value="-0.89765930179999" calcext:value-type="float">
            <text:p>-0.8976593018</text:p>
          </table:table-cell>
          <table:table-cell table:formula="of:=[.D86]*100" office:value-type="float" office:value="0.10237865" calcext:value-type="float">
            <text:p>0.10237865</text:p>
          </table:table-cell>
          <table:table-cell table:formula="of:=[.E86]*100" office:value-type="float" office:value="0.600348" calcext:value-type="float">
            <text:p>0.600348</text:p>
          </table:table-cell>
          <table:table-cell table:formula="of:=[.F86]*100" office:value-type="float" office:value="0.651207" calcext:value-type="float">
            <text:p>0.651207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0966339111" calcext:value-type="float">
            <text:p>179.0966339111</text:p>
          </table:table-cell>
          <table:table-cell office:value-type="float" office:value="-0.2331004172" calcext:value-type="float">
            <text:p>-0.23310041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9594" calcext:value-type="float">
            <text:p>0.00589594</text:p>
          </table:table-cell>
          <table:table-cell office:value-type="float" office:value="0.00709495" calcext:value-type="float">
            <text:p>0.00709495</text:p>
          </table:table-cell>
          <table:table-cell office:value-type="float" office:value="-0.0000386362" calcext:value-type="float">
            <text:p>-3.86362E-05</text:p>
          </table:table-cell>
          <table:table-cell office:value-type="float" office:value="360" calcext:value-type="float">
            <text:p>360</text:p>
          </table:table-cell>
          <table:table-cell table:formula="of:=[.B87]-180" office:value-type="float" office:value="-0.903366088899986" calcext:value-type="float">
            <text:p>-0.9033660889</text:p>
          </table:table-cell>
          <table:table-cell table:formula="of:=[.D87]*100" office:value-type="float" office:value="0.10237865" calcext:value-type="float">
            <text:p>0.10237865</text:p>
          </table:table-cell>
          <table:table-cell table:formula="of:=[.E87]*100" office:value-type="float" office:value="0.589594" calcext:value-type="float">
            <text:p>0.589594</text:p>
          </table:table-cell>
          <table:table-cell table:formula="of:=[.F87]*100" office:value-type="float" office:value="0.709495" calcext:value-type="float">
            <text:p>0.709495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79.1077728271" calcext:value-type="float">
            <text:p>179.1077728271</text:p>
          </table:table-cell>
          <table:table-cell office:value-type="float" office:value="-0.2280469179" calcext:value-type="float">
            <text:p>-0.22804691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906" calcext:value-type="float">
            <text:p>0.0057906</text:p>
          </table:table-cell>
          <table:table-cell office:value-type="float" office:value="0.00709495" calcext:value-type="float">
            <text:p>0.00709495</text:p>
          </table:table-cell>
          <table:table-cell office:value-type="float" office:value="0.0000497219" calcext:value-type="float">
            <text:p>4.97219E-05</text:p>
          </table:table-cell>
          <table:table-cell office:value-type="float" office:value="361" calcext:value-type="float">
            <text:p>361</text:p>
          </table:table-cell>
          <table:table-cell table:formula="of:=[.B88]-180" office:value-type="float" office:value="-0.892227172899993" calcext:value-type="float">
            <text:p>-0.8922271729</text:p>
          </table:table-cell>
          <table:table-cell table:formula="of:=[.D88]*100" office:value-type="float" office:value="0.10237865" calcext:value-type="float">
            <text:p>0.10237865</text:p>
          </table:table-cell>
          <table:table-cell table:formula="of:=[.E88]*100" office:value-type="float" office:value="0.57906" calcext:value-type="float">
            <text:p>0.57906</text:p>
          </table:table-cell>
          <table:table-cell table:formula="of:=[.F88]*100" office:value-type="float" office:value="0.709495" calcext:value-type="float">
            <text:p>0.709495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1089477539" calcext:value-type="float">
            <text:p>179.1089477539</text:p>
          </table:table-cell>
          <table:table-cell office:value-type="float" office:value="-0.1884036576" calcext:value-type="float">
            <text:p>-0.18840365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5615" calcext:value-type="float">
            <text:p>0.00545615</text:p>
          </table:table-cell>
          <table:table-cell office:value-type="float" office:value="0.00748435" calcext:value-type="float">
            <text:p>0.00748435</text:p>
          </table:table-cell>
          <table:table-cell office:value-type="float" office:value="-0.0001094667" calcext:value-type="float">
            <text:p>-0.0001094667</text:p>
          </table:table-cell>
          <table:table-cell office:value-type="float" office:value="362" calcext:value-type="float">
            <text:p>362</text:p>
          </table:table-cell>
          <table:table-cell table:formula="of:=[.B89]-180" office:value-type="float" office:value="-0.891052246100003" calcext:value-type="float">
            <text:p>-0.8910522461</text:p>
          </table:table-cell>
          <table:table-cell table:formula="of:=[.D89]*100" office:value-type="float" office:value="0.10237865" calcext:value-type="float">
            <text:p>0.10237865</text:p>
          </table:table-cell>
          <table:table-cell table:formula="of:=[.E89]*100" office:value-type="float" office:value="0.545615" calcext:value-type="float">
            <text:p>0.545615</text:p>
          </table:table-cell>
          <table:table-cell table:formula="of:=[.F89]*100" office:value-type="float" office:value="0.748435" calcext:value-type="float">
            <text:p>0.748435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1192779541" calcext:value-type="float">
            <text:p>179.1192779541</text:p>
          </table:table-cell>
          <table:table-cell office:value-type="float" office:value="-0.1918491057" calcext:value-type="float">
            <text:p>-0.19184910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5625" calcext:value-type="float">
            <text:p>0.00525625</text:p>
          </table:table-cell>
          <table:table-cell office:value-type="float" office:value="0.00796548" calcext:value-type="float">
            <text:p>0.00796548</text:p>
          </table:table-cell>
          <table:table-cell office:value-type="float" office:value="-0.0001112425" calcext:value-type="float">
            <text:p>-0.0001112425</text:p>
          </table:table-cell>
          <table:table-cell office:value-type="float" office:value="363" calcext:value-type="float">
            <text:p>363</text:p>
          </table:table-cell>
          <table:table-cell table:formula="of:=[.B90]-180" office:value-type="float" office:value="-0.880722045900001" calcext:value-type="float">
            <text:p>-0.8807220459</text:p>
          </table:table-cell>
          <table:table-cell table:formula="of:=[.D90]*100" office:value-type="float" office:value="0.10237865" calcext:value-type="float">
            <text:p>0.10237865</text:p>
          </table:table-cell>
          <table:table-cell table:formula="of:=[.E90]*100" office:value-type="float" office:value="0.525625" calcext:value-type="float">
            <text:p>0.525625</text:p>
          </table:table-cell>
          <table:table-cell table:formula="of:=[.F90]*100" office:value-type="float" office:value="0.796548" calcext:value-type="float">
            <text:p>0.796548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179.1169128418" calcext:value-type="float">
            <text:p>179.1169128418</text:p>
          </table:table-cell>
          <table:table-cell office:value-type="float" office:value="-0.1851320255" calcext:value-type="float">
            <text:p>-0.18513202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7826" calcext:value-type="float">
            <text:p>0.00507826</text:p>
          </table:table-cell>
          <table:table-cell office:value-type="float" office:value="0.00829298" calcext:value-type="float">
            <text:p>0.00829298</text:p>
          </table:table-cell>
          <table:table-cell office:value-type="float" office:value="0.0000196685" calcext:value-type="float">
            <text:p>1.96685E-05</text:p>
          </table:table-cell>
          <table:table-cell office:value-type="float" office:value="364" calcext:value-type="float">
            <text:p>364</text:p>
          </table:table-cell>
          <table:table-cell table:formula="of:=[.B91]-180" office:value-type="float" office:value="-0.883087158199999" calcext:value-type="float">
            <text:p>-0.8830871582</text:p>
          </table:table-cell>
          <table:table-cell table:formula="of:=[.D91]*100" office:value-type="float" office:value="0.10237865" calcext:value-type="float">
            <text:p>0.10237865</text:p>
          </table:table-cell>
          <table:table-cell table:formula="of:=[.E91]*100" office:value-type="float" office:value="0.507826" calcext:value-type="float">
            <text:p>0.507826</text:p>
          </table:table-cell>
          <table:table-cell table:formula="of:=[.F91]*100" office:value-type="float" office:value="0.829298" calcext:value-type="float">
            <text:p>0.82929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1176300049" calcext:value-type="float">
            <text:p>179.1176300049</text:p>
          </table:table-cell>
          <table:table-cell office:value-type="float" office:value="-0.1368937632" calcext:value-type="float">
            <text:p>-0.13689376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3812" calcext:value-type="float">
            <text:p>0.00463812</text:p>
          </table:table-cell>
          <table:table-cell office:value-type="float" office:value="0.00864104" calcext:value-type="float">
            <text:p>0.00864104</text:p>
          </table:table-cell>
          <table:table-cell office:value-type="float" office:value="-0.00017406" calcext:value-type="float">
            <text:p>-0.00017406</text:p>
          </table:table-cell>
          <table:table-cell office:value-type="float" office:value="365" calcext:value-type="float">
            <text:p>365</text:p>
          </table:table-cell>
          <table:table-cell table:formula="of:=[.B92]-180" office:value-type="float" office:value="-0.882369995099992" calcext:value-type="float">
            <text:p>-0.8823699951</text:p>
          </table:table-cell>
          <table:table-cell table:formula="of:=[.D92]*100" office:value-type="float" office:value="0.10237865" calcext:value-type="float">
            <text:p>0.10237865</text:p>
          </table:table-cell>
          <table:table-cell table:formula="of:=[.E92]*100" office:value-type="float" office:value="0.463812" calcext:value-type="float">
            <text:p>0.463812</text:p>
          </table:table-cell>
          <table:table-cell table:formula="of:=[.F92]*100" office:value-type="float" office:value="0.864104" calcext:value-type="float">
            <text:p>0.86410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79.1231079102" calcext:value-type="float">
            <text:p>179.1231079102</text:p>
          </table:table-cell>
          <table:table-cell office:value-type="float" office:value="-0.1192279451" calcext:value-type="float">
            <text:p>-0.11922794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2706" calcext:value-type="float">
            <text:p>0.00422706</text:p>
          </table:table-cell>
          <table:table-cell office:value-type="float" office:value="0.00864104" calcext:value-type="float">
            <text:p>0.00864104</text:p>
          </table:table-cell>
          <table:table-cell office:value-type="float" office:value="-0.0002034037" calcext:value-type="float">
            <text:p>-0.0002034037</text:p>
          </table:table-cell>
          <table:table-cell office:value-type="float" office:value="366" calcext:value-type="float">
            <text:p>366</text:p>
          </table:table-cell>
          <table:table-cell table:formula="of:=[.B93]-180" office:value-type="float" office:value="-0.876892089800009" calcext:value-type="float">
            <text:p>-0.8768920898</text:p>
          </table:table-cell>
          <table:table-cell table:formula="of:=[.D93]*100" office:value-type="float" office:value="0.10237865" calcext:value-type="float">
            <text:p>0.10237865</text:p>
          </table:table-cell>
          <table:table-cell table:formula="of:=[.E93]*100" office:value-type="float" office:value="0.422706" calcext:value-type="float">
            <text:p>0.422706</text:p>
          </table:table-cell>
          <table:table-cell table:formula="of:=[.F93]*100" office:value-type="float" office:value="0.864104" calcext:value-type="float">
            <text:p>0.86410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1133422852" calcext:value-type="float">
            <text:p>179.1133422852</text:p>
          </table:table-cell>
          <table:table-cell office:value-type="float" office:value="-0.176285515" calcext:value-type="float">
            <text:p>-0.1762855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3345" calcext:value-type="float">
            <text:p>0.00433345</text:p>
          </table:table-cell>
          <table:table-cell office:value-type="float" office:value="0.00888181" calcext:value-type="float">
            <text:p>0.00888181</text:p>
          </table:table-cell>
          <table:table-cell office:value-type="float" office:value="-0.0000847429" calcext:value-type="float">
            <text:p>-8.47429E-05</text:p>
          </table:table-cell>
          <table:table-cell office:value-type="float" office:value="367" calcext:value-type="float">
            <text:p>367</text:p>
          </table:table-cell>
          <table:table-cell table:formula="of:=[.B94]-180" office:value-type="float" office:value="-0.886657714800009" calcext:value-type="float">
            <text:p>-0.8866577148</text:p>
          </table:table-cell>
          <table:table-cell table:formula="of:=[.D94]*100" office:value-type="float" office:value="0.10237865" calcext:value-type="float">
            <text:p>0.10237865</text:p>
          </table:table-cell>
          <table:table-cell table:formula="of:=[.E94]*100" office:value-type="float" office:value="0.433345" calcext:value-type="float">
            <text:p>0.433345</text:p>
          </table:table-cell>
          <table:table-cell table:formula="of:=[.F94]*100" office:value-type="float" office:value="0.888181" calcext:value-type="float">
            <text:p>0.888181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1202697754" calcext:value-type="float">
            <text:p>179.1202697754</text:p>
          </table:table-cell>
          <table:table-cell office:value-type="float" office:value="-0.1238722994" calcext:value-type="float">
            <text:p>-0.12387229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5499" calcext:value-type="float">
            <text:p>0.00405499</text:p>
          </table:table-cell>
          <table:table-cell office:value-type="float" office:value="0.00907982" calcext:value-type="float">
            <text:p>0.00907982</text:p>
          </table:table-cell>
          <table:table-cell office:value-type="float" office:value="-0.0001609609" calcext:value-type="float">
            <text:p>-0.0001609609</text:p>
          </table:table-cell>
          <table:table-cell office:value-type="float" office:value="368" calcext:value-type="float">
            <text:p>368</text:p>
          </table:table-cell>
          <table:table-cell table:formula="of:=[.B95]-180" office:value-type="float" office:value="-0.879730224599996" calcext:value-type="float">
            <text:p>-0.8797302246</text:p>
          </table:table-cell>
          <table:table-cell table:formula="of:=[.D95]*100" office:value-type="float" office:value="0.10237865" calcext:value-type="float">
            <text:p>0.10237865</text:p>
          </table:table-cell>
          <table:table-cell table:formula="of:=[.E95]*100" office:value-type="float" office:value="0.405499" calcext:value-type="float">
            <text:p>0.405499</text:p>
          </table:table-cell>
          <table:table-cell table:formula="of:=[.F95]*100" office:value-type="float" office:value="0.907982" calcext:value-type="float">
            <text:p>0.907982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179.1300811768" calcext:value-type="float">
            <text:p>179.1300811768</text:p>
          </table:table-cell>
          <table:table-cell office:value-type="float" office:value="-0.0732547802" calcext:value-type="float">
            <text:p>-0.07325478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3203" calcext:value-type="float">
            <text:p>0.00353203</text:p>
          </table:table-cell>
          <table:table-cell office:value-type="float" office:value="0.00922443" calcext:value-type="float">
            <text:p>0.00922443</text:p>
          </table:table-cell>
          <table:table-cell office:value-type="float" office:value="-0.0001469399" calcext:value-type="float">
            <text:p>-0.0001469399</text:p>
          </table:table-cell>
          <table:table-cell office:value-type="float" office:value="369" calcext:value-type="float">
            <text:p>369</text:p>
          </table:table-cell>
          <table:table-cell table:formula="of:=[.B96]-180" office:value-type="float" office:value="-0.86991882320001" calcext:value-type="float">
            <text:p>-0.8699188232</text:p>
          </table:table-cell>
          <table:table-cell table:formula="of:=[.D96]*100" office:value-type="float" office:value="0.10237865" calcext:value-type="float">
            <text:p>0.10237865</text:p>
          </table:table-cell>
          <table:table-cell table:formula="of:=[.E96]*100" office:value-type="float" office:value="0.353203" calcext:value-type="float">
            <text:p>0.353203</text:p>
          </table:table-cell>
          <table:table-cell table:formula="of:=[.F96]*100" office:value-type="float" office:value="0.922443" calcext:value-type="float">
            <text:p>0.922443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142074585" calcext:value-type="float">
            <text:p>179.142074585</text:p>
          </table:table-cell>
          <table:table-cell office:value-type="float" office:value="-0.1155545946" calcext:value-type="float">
            <text:p>-0.11555459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6549" calcext:value-type="float">
            <text:p>0.00346549</text:p>
          </table:table-cell>
          <table:table-cell office:value-type="float" office:value="0.00927018" calcext:value-type="float">
            <text:p>0.00927018</text:p>
          </table:table-cell>
          <table:table-cell office:value-type="float" office:value="-0.000102952" calcext:value-type="float">
            <text:p>-0.000102952</text:p>
          </table:table-cell>
          <table:table-cell office:value-type="float" office:value="370" calcext:value-type="float">
            <text:p>370</text:p>
          </table:table-cell>
          <table:table-cell table:formula="of:=[.B97]-180" office:value-type="float" office:value="-0.857925415000011" calcext:value-type="float">
            <text:p>-0.857925415</text:p>
          </table:table-cell>
          <table:table-cell table:formula="of:=[.D97]*100" office:value-type="float" office:value="0.10237865" calcext:value-type="float">
            <text:p>0.10237865</text:p>
          </table:table-cell>
          <table:table-cell table:formula="of:=[.E97]*100" office:value-type="float" office:value="0.346549" calcext:value-type="float">
            <text:p>0.346549</text:p>
          </table:table-cell>
          <table:table-cell table:formula="of:=[.F97]*100" office:value-type="float" office:value="0.927018" calcext:value-type="float">
            <text:p>0.92701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1435394287" calcext:value-type="float">
            <text:p>179.1435394287</text:p>
          </table:table-cell>
          <table:table-cell office:value-type="float" office:value="-0.1257387466" calcext:value-type="float">
            <text:p>-0.12573874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8903" calcext:value-type="float">
            <text:p>0.00348903</text:p>
          </table:table-cell>
          <table:table-cell office:value-type="float" office:value="0.00927018" calcext:value-type="float">
            <text:p>0.00927018</text:p>
          </table:table-cell>
          <table:table-cell office:value-type="float" office:value="0.0001122215" calcext:value-type="float">
            <text:p>0.0001122215</text:p>
          </table:table-cell>
          <table:table-cell office:value-type="float" office:value="371" calcext:value-type="float">
            <text:p>371</text:p>
          </table:table-cell>
          <table:table-cell table:formula="of:=[.B98]-180" office:value-type="float" office:value="-0.856460571300005" calcext:value-type="float">
            <text:p>-0.8564605713</text:p>
          </table:table-cell>
          <table:table-cell table:formula="of:=[.D98]*100" office:value-type="float" office:value="0.10237865" calcext:value-type="float">
            <text:p>0.10237865</text:p>
          </table:table-cell>
          <table:table-cell table:formula="of:=[.E98]*100" office:value-type="float" office:value="0.348903" calcext:value-type="float">
            <text:p>0.348903</text:p>
          </table:table-cell>
          <table:table-cell table:formula="of:=[.F98]*100" office:value-type="float" office:value="0.927018" calcext:value-type="float">
            <text:p>0.927018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1338653564" calcext:value-type="float">
            <text:p>179.1338653564</text:p>
          </table:table-cell>
          <table:table-cell office:value-type="float" office:value="-0.1317896734" calcext:value-type="float">
            <text:p>-0.13178967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4505" calcext:value-type="float">
            <text:p>0.00354505</text:p>
          </table:table-cell>
          <table:table-cell office:value-type="float" office:value="0.00931177" calcext:value-type="float">
            <text:p>0.00931177</text:p>
          </table:table-cell>
          <table:table-cell office:value-type="float" office:value="0.0000621041" calcext:value-type="float">
            <text:p>6.21041E-05</text:p>
          </table:table-cell>
          <table:table-cell office:value-type="float" office:value="372" calcext:value-type="float">
            <text:p>372</text:p>
          </table:table-cell>
          <table:table-cell table:formula="of:=[.B99]-180" office:value-type="float" office:value="-0.866134643599992" calcext:value-type="float">
            <text:p>-0.8661346436</text:p>
          </table:table-cell>
          <table:table-cell table:formula="of:=[.D99]*100" office:value-type="float" office:value="0.10237865" calcext:value-type="float">
            <text:p>0.10237865</text:p>
          </table:table-cell>
          <table:table-cell table:formula="of:=[.E99]*100" office:value-type="float" office:value="0.354505" calcext:value-type="float">
            <text:p>0.354505</text:p>
          </table:table-cell>
          <table:table-cell table:formula="of:=[.F99]*100" office:value-type="float" office:value="0.931177" calcext:value-type="float">
            <text:p>0.93117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1376495361" calcext:value-type="float">
            <text:p>179.1376495361</text:p>
          </table:table-cell>
          <table:table-cell office:value-type="float" office:value="-0.1169969259" calcext:value-type="float">
            <text:p>-0.11699692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8378" calcext:value-type="float">
            <text:p>0.00348378</text:p>
          </table:table-cell>
          <table:table-cell office:value-type="float" office:value="0.00921407" calcext:value-type="float">
            <text:p>0.00921407</text:p>
          </table:table-cell>
          <table:table-cell office:value-type="float" office:value="-0.0000278897" calcext:value-type="float">
            <text:p>-2.78897E-05</text:p>
          </table:table-cell>
          <table:table-cell office:value-type="float" office:value="373" calcext:value-type="float">
            <text:p>373</text:p>
          </table:table-cell>
          <table:table-cell table:formula="of:=[.B100]-180" office:value-type="float" office:value="-0.862350463899986" calcext:value-type="float">
            <text:p>-0.8623504639</text:p>
          </table:table-cell>
          <table:table-cell table:formula="of:=[.D100]*100" office:value-type="float" office:value="0.10237865" calcext:value-type="float">
            <text:p>0.10237865</text:p>
          </table:table-cell>
          <table:table-cell table:formula="of:=[.E100]*100" office:value-type="float" office:value="0.348378" calcext:value-type="float">
            <text:p>0.348378</text:p>
          </table:table-cell>
          <table:table-cell table:formula="of:=[.F100]*100" office:value-type="float" office:value="0.921407" calcext:value-type="float">
            <text:p>0.92140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1426239014" calcext:value-type="float">
            <text:p>179.1426239014</text:p>
          </table:table-cell>
          <table:table-cell office:value-type="float" office:value="-0.1348038433" calcext:value-type="float">
            <text:p>-0.13480384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6164" calcext:value-type="float">
            <text:p>0.00356164</text:p>
          </table:table-cell>
          <table:table-cell office:value-type="float" office:value="0.00916056" calcext:value-type="float">
            <text:p>0.00916056</text:p>
          </table:table-cell>
          <table:table-cell office:value-type="float" office:value="-0.0000202507" calcext:value-type="float">
            <text:p>-2.02507E-05</text:p>
          </table:table-cell>
          <table:table-cell office:value-type="float" office:value="374" calcext:value-type="float">
            <text:p>374</text:p>
          </table:table-cell>
          <table:table-cell table:formula="of:=[.B101]-180" office:value-type="float" office:value="-0.857376098600014" calcext:value-type="float">
            <text:p>-0.8573760986</text:p>
          </table:table-cell>
          <table:table-cell table:formula="of:=[.D101]*100" office:value-type="float" office:value="0.10237865" calcext:value-type="float">
            <text:p>0.10237865</text:p>
          </table:table-cell>
          <table:table-cell table:formula="of:=[.E101]*100" office:value-type="float" office:value="0.356164" calcext:value-type="float">
            <text:p>0.356164</text:p>
          </table:table-cell>
          <table:table-cell table:formula="of:=[.F101]*100" office:value-type="float" office:value="0.916056" calcext:value-type="float">
            <text:p>0.916056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179.1452331543" calcext:value-type="float">
            <text:p>179.1452331543</text:p>
          </table:table-cell>
          <table:table-cell office:value-type="float" office:value="-0.107196163" calcext:value-type="float">
            <text:p>-0.1071961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2951" calcext:value-type="float">
            <text:p>0.00342951</text:p>
          </table:table-cell>
          <table:table-cell office:value-type="float" office:value="0.00916056" calcext:value-type="float">
            <text:p>0.00916056</text:p>
          </table:table-cell>
          <table:table-cell office:value-type="float" office:value="0.0000739159" calcext:value-type="float">
            <text:p>7.39159E-05</text:p>
          </table:table-cell>
          <table:table-cell office:value-type="float" office:value="375" calcext:value-type="float">
            <text:p>375</text:p>
          </table:table-cell>
          <table:table-cell table:formula="of:=[.B102]-180" office:value-type="float" office:value="-0.854766845699999" calcext:value-type="float">
            <text:p>-0.8547668457</text:p>
          </table:table-cell>
          <table:table-cell table:formula="of:=[.D102]*100" office:value-type="float" office:value="0.10237865" calcext:value-type="float">
            <text:p>0.10237865</text:p>
          </table:table-cell>
          <table:table-cell table:formula="of:=[.E102]*100" office:value-type="float" office:value="0.342951" calcext:value-type="float">
            <text:p>0.342951</text:p>
          </table:table-cell>
          <table:table-cell table:formula="of:=[.F102]*100" office:value-type="float" office:value="0.916056" calcext:value-type="float">
            <text:p>0.916056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79.1642608643" calcext:value-type="float">
            <text:p>179.1642608643</text:p>
          </table:table-cell>
          <table:table-cell office:value-type="float" office:value="-0.1354820203" calcext:value-type="float">
            <text:p>-0.13548202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2999" calcext:value-type="float">
            <text:p>0.00352999</text:p>
          </table:table-cell>
          <table:table-cell office:value-type="float" office:value="0.00894661" calcext:value-type="float">
            <text:p>0.00894661</text:p>
          </table:table-cell>
          <table:table-cell office:value-type="float" office:value="0.0000869106" calcext:value-type="float">
            <text:p>8.69106E-05</text:p>
          </table:table-cell>
          <table:table-cell office:value-type="float" office:value="376" calcext:value-type="float">
            <text:p>376</text:p>
          </table:table-cell>
          <table:table-cell table:formula="of:=[.B103]-180" office:value-type="float" office:value="-0.83573913570001" calcext:value-type="float">
            <text:p>-0.8357391357</text:p>
          </table:table-cell>
          <table:table-cell table:formula="of:=[.D103]*100" office:value-type="float" office:value="0.10237865" calcext:value-type="float">
            <text:p>0.10237865</text:p>
          </table:table-cell>
          <table:table-cell table:formula="of:=[.E103]*100" office:value-type="float" office:value="0.352999" calcext:value-type="float">
            <text:p>0.352999</text:p>
          </table:table-cell>
          <table:table-cell table:formula="of:=[.F103]*100" office:value-type="float" office:value="0.894661" calcext:value-type="float">
            <text:p>0.894661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179.1642456055" calcext:value-type="float">
            <text:p>179.1642456055</text:p>
          </table:table-cell>
          <table:table-cell office:value-type="float" office:value="-0.098805871" calcext:value-type="float">
            <text:p>-0.0988058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5249" calcext:value-type="float">
            <text:p>0.00335249</text:p>
          </table:table-cell>
          <table:table-cell office:value-type="float" office:value="0.00881835" calcext:value-type="float">
            <text:p>0.00881835</text:p>
          </table:table-cell>
          <table:table-cell office:value-type="float" office:value="0.0000029295" calcext:value-type="float">
            <text:p>2.9295E-06</text:p>
          </table:table-cell>
          <table:table-cell office:value-type="float" office:value="377" calcext:value-type="float">
            <text:p>377</text:p>
          </table:table-cell>
          <table:table-cell table:formula="of:=[.B104]-180" office:value-type="float" office:value="-0.835754394499986" calcext:value-type="float">
            <text:p>-0.8357543945</text:p>
          </table:table-cell>
          <table:table-cell table:formula="of:=[.D104]*100" office:value-type="float" office:value="0.10237865" calcext:value-type="float">
            <text:p>0.10237865</text:p>
          </table:table-cell>
          <table:table-cell table:formula="of:=[.E104]*100" office:value-type="float" office:value="0.335249" calcext:value-type="float">
            <text:p>0.335249</text:p>
          </table:table-cell>
          <table:table-cell table:formula="of:=[.F104]*100" office:value-type="float" office:value="0.881835" calcext:value-type="float">
            <text:p>0.881835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79.180847168" calcext:value-type="float">
            <text:p>179.180847168</text:p>
          </table:table-cell>
          <table:table-cell office:value-type="float" office:value="-0.1666213084" calcext:value-type="float">
            <text:p>-0.16662130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8623" calcext:value-type="float">
            <text:p>0.00368623</text:p>
          </table:table-cell>
          <table:table-cell office:value-type="float" office:value="0.00852243" calcext:value-type="float">
            <text:p>0.00852243</text:p>
          </table:table-cell>
          <table:table-cell office:value-type="float" office:value="0.0001550506" calcext:value-type="float">
            <text:p>0.0001550506</text:p>
          </table:table-cell>
          <table:table-cell office:value-type="float" office:value="378" calcext:value-type="float">
            <text:p>378</text:p>
          </table:table-cell>
          <table:table-cell table:formula="of:=[.B105]-180" office:value-type="float" office:value="-0.819152831999986" calcext:value-type="float">
            <text:p>-0.819152832</text:p>
          </table:table-cell>
          <table:table-cell table:formula="of:=[.D105]*100" office:value-type="float" office:value="0.10237865" calcext:value-type="float">
            <text:p>0.10237865</text:p>
          </table:table-cell>
          <table:table-cell table:formula="of:=[.E105]*100" office:value-type="float" office:value="0.368623" calcext:value-type="float">
            <text:p>0.368623</text:p>
          </table:table-cell>
          <table:table-cell table:formula="of:=[.F105]*100" office:value-type="float" office:value="0.852243" calcext:value-type="float">
            <text:p>0.852243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179.1745147705" calcext:value-type="float">
            <text:p>179.1745147705</text:p>
          </table:table-cell>
          <table:table-cell office:value-type="float" office:value="-0.1765787046" calcext:value-type="float">
            <text:p>-0.17657870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7501" calcext:value-type="float">
            <text:p>0.00397501</text:p>
          </table:table-cell>
          <table:table-cell office:value-type="float" office:value="0.00852243" calcext:value-type="float">
            <text:p>0.00852243</text:p>
          </table:table-cell>
          <table:table-cell office:value-type="float" office:value="0.0000783562" calcext:value-type="float">
            <text:p>7.83562E-05</text:p>
          </table:table-cell>
          <table:table-cell office:value-type="float" office:value="379" calcext:value-type="float">
            <text:p>379</text:p>
          </table:table-cell>
          <table:table-cell table:formula="of:=[.B106]-180" office:value-type="float" office:value="-0.825485229500004" calcext:value-type="float">
            <text:p>-0.8254852295</text:p>
          </table:table-cell>
          <table:table-cell table:formula="of:=[.D106]*100" office:value-type="float" office:value="0.10237865" calcext:value-type="float">
            <text:p>0.10237865</text:p>
          </table:table-cell>
          <table:table-cell table:formula="of:=[.E106]*100" office:value-type="float" office:value="0.397501" calcext:value-type="float">
            <text:p>0.397501</text:p>
          </table:table-cell>
          <table:table-cell table:formula="of:=[.F106]*100" office:value-type="float" office:value="0.852243" calcext:value-type="float">
            <text:p>0.852243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79.1723632812" calcext:value-type="float">
            <text:p>179.1723632812</text:p>
          </table:table-cell>
          <table:table-cell office:value-type="float" office:value="-0.2629970202" calcext:value-type="float">
            <text:p>-0.26299702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4347" calcext:value-type="float">
            <text:p>0.00474347</text:p>
          </table:table-cell>
          <table:table-cell office:value-type="float" office:value="0.00833682" calcext:value-type="float">
            <text:p>0.00833682</text:p>
          </table:table-cell>
          <table:table-cell office:value-type="float" office:value="0.0002638412" calcext:value-type="float">
            <text:p>0.0002638412</text:p>
          </table:table-cell>
          <table:table-cell office:value-type="float" office:value="380" calcext:value-type="float">
            <text:p>380</text:p>
          </table:table-cell>
          <table:table-cell table:formula="of:=[.B107]-180" office:value-type="float" office:value="-0.827636718799994" calcext:value-type="float">
            <text:p>-0.8276367188</text:p>
          </table:table-cell>
          <table:table-cell table:formula="of:=[.D107]*100" office:value-type="float" office:value="0.10237865" calcext:value-type="float">
            <text:p>0.10237865</text:p>
          </table:table-cell>
          <table:table-cell table:formula="of:=[.E107]*100" office:value-type="float" office:value="0.474347" calcext:value-type="float">
            <text:p>0.474347</text:p>
          </table:table-cell>
          <table:table-cell table:formula="of:=[.F107]*100" office:value-type="float" office:value="0.833682" calcext:value-type="float">
            <text:p>0.833682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79.162979126" calcext:value-type="float">
            <text:p>179.162979126</text:p>
          </table:table-cell>
          <table:table-cell office:value-type="float" office:value="-0.2197816661" calcext:value-type="float">
            <text:p>-0.21978166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751" calcext:value-type="float">
            <text:p>0.00496751</text:p>
          </table:table-cell>
          <table:table-cell office:value-type="float" office:value="0.0079972" calcext:value-type="float">
            <text:p>0.0079972</text:p>
          </table:table-cell>
          <table:table-cell office:value-type="float" office:value="0.0001588727" calcext:value-type="float">
            <text:p>0.0001588727</text:p>
          </table:table-cell>
          <table:table-cell office:value-type="float" office:value="381" calcext:value-type="float">
            <text:p>381</text:p>
          </table:table-cell>
          <table:table-cell table:formula="of:=[.B108]-180" office:value-type="float" office:value="-0.83702087399999" calcext:value-type="float">
            <text:p>-0.837020874</text:p>
          </table:table-cell>
          <table:table-cell table:formula="of:=[.D108]*100" office:value-type="float" office:value="0.10237865" calcext:value-type="float">
            <text:p>0.10237865</text:p>
          </table:table-cell>
          <table:table-cell table:formula="of:=[.E108]*100" office:value-type="float" office:value="0.496751" calcext:value-type="float">
            <text:p>0.496751</text:p>
          </table:table-cell>
          <table:table-cell table:formula="of:=[.F108]*100" office:value-type="float" office:value="0.79972" calcext:value-type="float">
            <text:p>0.79972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79.1627349854" calcext:value-type="float">
            <text:p>179.1627349854</text:p>
          </table:table-cell>
          <table:table-cell office:value-type="float" office:value="-0.239352348" calcext:value-type="float">
            <text:p>-0.2393523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4726" calcext:value-type="float">
            <text:p>0.00524726</text:p>
          </table:table-cell>
          <table:table-cell office:value-type="float" office:value="0.00778957" calcext:value-type="float">
            <text:p>0.00778957</text:p>
          </table:table-cell>
          <table:table-cell office:value-type="float" office:value="0.0002062818" calcext:value-type="float">
            <text:p>0.0002062818</text:p>
          </table:table-cell>
          <table:table-cell office:value-type="float" office:value="382" calcext:value-type="float">
            <text:p>382</text:p>
          </table:table-cell>
          <table:table-cell table:formula="of:=[.B109]-180" office:value-type="float" office:value="-0.837265014600007" calcext:value-type="float">
            <text:p>-0.8372650146</text:p>
          </table:table-cell>
          <table:table-cell table:formula="of:=[.D109]*100" office:value-type="float" office:value="0.10237865" calcext:value-type="float">
            <text:p>0.10237865</text:p>
          </table:table-cell>
          <table:table-cell table:formula="of:=[.E109]*100" office:value-type="float" office:value="0.524726" calcext:value-type="float">
            <text:p>0.524726</text:p>
          </table:table-cell>
          <table:table-cell table:formula="of:=[.F109]*100" office:value-type="float" office:value="0.778957" calcext:value-type="float">
            <text:p>0.778957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179.1598510742" calcext:value-type="float">
            <text:p>179.1598510742</text:p>
          </table:table-cell>
          <table:table-cell office:value-type="float" office:value="-0.2616169732" calcext:value-type="float">
            <text:p>-0.26161697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8208" calcext:value-type="float">
            <text:p>0.00558208</text:p>
          </table:table-cell>
          <table:table-cell office:value-type="float" office:value="0.00778957" calcext:value-type="float">
            <text:p>0.00778957</text:p>
          </table:table-cell>
          <table:table-cell office:value-type="float" office:value="0.0001714163" calcext:value-type="float">
            <text:p>0.0001714163</text:p>
          </table:table-cell>
          <table:table-cell office:value-type="float" office:value="383" calcext:value-type="float">
            <text:p>383</text:p>
          </table:table-cell>
          <table:table-cell table:formula="of:=[.B110]-180" office:value-type="float" office:value="-0.840148925800008" calcext:value-type="float">
            <text:p>-0.8401489258</text:p>
          </table:table-cell>
          <table:table-cell table:formula="of:=[.D110]*100" office:value-type="float" office:value="0.10237865" calcext:value-type="float">
            <text:p>0.10237865</text:p>
          </table:table-cell>
          <table:table-cell table:formula="of:=[.E110]*100" office:value-type="float" office:value="0.558208" calcext:value-type="float">
            <text:p>0.558208</text:p>
          </table:table-cell>
          <table:table-cell table:formula="of:=[.F110]*100" office:value-type="float" office:value="0.778957" calcext:value-type="float">
            <text:p>0.778957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79.1577758789" calcext:value-type="float">
            <text:p>179.1577758789</text:p>
          </table:table-cell>
          <table:table-cell office:value-type="float" office:value="-0.265773839" calcext:value-type="float">
            <text:p>-0.2657738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3291" calcext:value-type="float">
            <text:p>0.00583291</text:p>
          </table:table-cell>
          <table:table-cell office:value-type="float" office:value="0.00725578" calcext:value-type="float">
            <text:p>0.00725578</text:p>
          </table:table-cell>
          <table:table-cell office:value-type="float" office:value="0.0001163169" calcext:value-type="float">
            <text:p>0.0001163169</text:p>
          </table:table-cell>
          <table:table-cell office:value-type="float" office:value="384" calcext:value-type="float">
            <text:p>384</text:p>
          </table:table-cell>
          <table:table-cell table:formula="of:=[.B111]-180" office:value-type="float" office:value="-0.842224121100003" calcext:value-type="float">
            <text:p>-0.8422241211</text:p>
          </table:table-cell>
          <table:table-cell table:formula="of:=[.D111]*100" office:value-type="float" office:value="0.10237865" calcext:value-type="float">
            <text:p>0.10237865</text:p>
          </table:table-cell>
          <table:table-cell table:formula="of:=[.E111]*100" office:value-type="float" office:value="0.583291" calcext:value-type="float">
            <text:p>0.583291</text:p>
          </table:table-cell>
          <table:table-cell table:formula="of:=[.F111]*100" office:value-type="float" office:value="0.725578" calcext:value-type="float">
            <text:p>0.725578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79.1485443115" calcext:value-type="float">
            <text:p>179.1485443115</text:p>
          </table:table-cell>
          <table:table-cell office:value-type="float" office:value="-0.2691572578" calcext:value-type="float">
            <text:p>-0.26915725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2262" calcext:value-type="float">
            <text:p>0.00602262</text:p>
          </table:table-cell>
          <table:table-cell office:value-type="float" office:value="0.00725578" calcext:value-type="float">
            <text:p>0.00725578</text:p>
          </table:table-cell>
          <table:table-cell office:value-type="float" office:value="0.0000805035" calcext:value-type="float">
            <text:p>8.05035E-05</text:p>
          </table:table-cell>
          <table:table-cell office:value-type="float" office:value="385" calcext:value-type="float">
            <text:p>385</text:p>
          </table:table-cell>
          <table:table-cell table:formula="of:=[.B112]-180" office:value-type="float" office:value="-0.85145568850001" calcext:value-type="float">
            <text:p>-0.8514556885</text:p>
          </table:table-cell>
          <table:table-cell table:formula="of:=[.D112]*100" office:value-type="float" office:value="0.10237865" calcext:value-type="float">
            <text:p>0.10237865</text:p>
          </table:table-cell>
          <table:table-cell table:formula="of:=[.E112]*100" office:value-type="float" office:value="0.602262" calcext:value-type="float">
            <text:p>0.602262</text:p>
          </table:table-cell>
          <table:table-cell table:formula="of:=[.F112]*100" office:value-type="float" office:value="0.725578" calcext:value-type="float">
            <text:p>0.725578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79.1546173096" calcext:value-type="float">
            <text:p>179.1546173096</text:p>
          </table:table-cell>
          <table:table-cell office:value-type="float" office:value="-0.312969001" calcext:value-type="float">
            <text:p>-0.3129690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44107" calcext:value-type="float">
            <text:p>0.00644107</text:p>
          </table:table-cell>
          <table:table-cell office:value-type="float" office:value="0.00697009" calcext:value-type="float">
            <text:p>0.00697009</text:p>
          </table:table-cell>
          <table:table-cell office:value-type="float" office:value="0.000053441" calcext:value-type="float">
            <text:p>0.000053441</text:p>
          </table:table-cell>
          <table:table-cell office:value-type="float" office:value="386" calcext:value-type="float">
            <text:p>386</text:p>
          </table:table-cell>
          <table:table-cell table:formula="of:=[.B113]-180" office:value-type="float" office:value="-0.845382690399987" calcext:value-type="float">
            <text:p>-0.8453826904</text:p>
          </table:table-cell>
          <table:table-cell table:formula="of:=[.D113]*100" office:value-type="float" office:value="0.10237865" calcext:value-type="float">
            <text:p>0.10237865</text:p>
          </table:table-cell>
          <table:table-cell table:formula="of:=[.E113]*100" office:value-type="float" office:value="0.644107" calcext:value-type="float">
            <text:p>0.644107</text:p>
          </table:table-cell>
          <table:table-cell table:formula="of:=[.F113]*100" office:value-type="float" office:value="0.697009" calcext:value-type="float">
            <text:p>0.697009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79.1612548828" calcext:value-type="float">
            <text:p>179.1612548828</text:p>
          </table:table-cell>
          <table:table-cell office:value-type="float" office:value="-0.328887472" calcext:value-type="float">
            <text:p>-0.3288874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82602" calcext:value-type="float">
            <text:p>0.00682602</text:p>
          </table:table-cell>
          <table:table-cell office:value-type="float" office:value="0.0068146" calcext:value-type="float">
            <text:p>0.0068146</text:p>
          </table:table-cell>
          <table:table-cell office:value-type="float" office:value="0.0001615809" calcext:value-type="float">
            <text:p>0.0001615809</text:p>
          </table:table-cell>
          <table:table-cell office:value-type="float" office:value="387" calcext:value-type="float">
            <text:p>387</text:p>
          </table:table-cell>
          <table:table-cell table:formula="of:=[.B114]-180" office:value-type="float" office:value="-0.838745117200006" calcext:value-type="float">
            <text:p>-0.8387451172</text:p>
          </table:table-cell>
          <table:table-cell table:formula="of:=[.D114]*100" office:value-type="float" office:value="0.10237865" calcext:value-type="float">
            <text:p>0.10237865</text:p>
          </table:table-cell>
          <table:table-cell table:formula="of:=[.E114]*100" office:value-type="float" office:value="0.682602" calcext:value-type="float">
            <text:p>0.682602</text:p>
          </table:table-cell>
          <table:table-cell table:formula="of:=[.F114]*100" office:value-type="float" office:value="0.68146" calcext:value-type="float">
            <text:p>0.68146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79.1859130859" calcext:value-type="float">
            <text:p>179.1859130859</text:p>
          </table:table-cell>
          <table:table-cell office:value-type="float" office:value="-0.2914388704" calcext:value-type="float">
            <text:p>-0.29143887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83293" calcext:value-type="float">
            <text:p>0.00683293</text:p>
          </table:table-cell>
          <table:table-cell office:value-type="float" office:value="0.0068146" calcext:value-type="float">
            <text:p>0.0068146</text:p>
          </table:table-cell>
          <table:table-cell office:value-type="float" office:value="0.000123638" calcext:value-type="float">
            <text:p>0.000123638</text:p>
          </table:table-cell>
          <table:table-cell office:value-type="float" office:value="388" calcext:value-type="float">
            <text:p>388</text:p>
          </table:table-cell>
          <table:table-cell table:formula="of:=[.B115]-180" office:value-type="float" office:value="-0.814086914099988" calcext:value-type="float">
            <text:p>-0.8140869141</text:p>
          </table:table-cell>
          <table:table-cell table:formula="of:=[.D115]*100" office:value-type="float" office:value="0.10237865" calcext:value-type="float">
            <text:p>0.10237865</text:p>
          </table:table-cell>
          <table:table-cell table:formula="of:=[.E115]*100" office:value-type="float" office:value="0.683293" calcext:value-type="float">
            <text:p>0.683293</text:p>
          </table:table-cell>
          <table:table-cell table:formula="of:=[.F115]*100" office:value-type="float" office:value="0.68146" calcext:value-type="float">
            <text:p>0.68146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179.1902770996" calcext:value-type="float">
            <text:p>179.1902770996</text:p>
          </table:table-cell>
          <table:table-cell office:value-type="float" office:value="-0.4062412389" calcext:value-type="float">
            <text:p>-0.40624123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60276" calcext:value-type="float">
            <text:p>0.00760276</text:p>
          </table:table-cell>
          <table:table-cell office:value-type="float" office:value="0.0066166" calcext:value-type="float">
            <text:p>0.0066166</text:p>
          </table:table-cell>
          <table:table-cell office:value-type="float" office:value="0.0003813632" calcext:value-type="float">
            <text:p>0.0003813632</text:p>
          </table:table-cell>
          <table:table-cell office:value-type="float" office:value="389" calcext:value-type="float">
            <text:p>389</text:p>
          </table:table-cell>
          <table:table-cell table:formula="of:=[.B116]-180" office:value-type="float" office:value="-0.809722900400004" calcext:value-type="float">
            <text:p>-0.8097229004</text:p>
          </table:table-cell>
          <table:table-cell table:formula="of:=[.D116]*100" office:value-type="float" office:value="0.10237865" calcext:value-type="float">
            <text:p>0.10237865</text:p>
          </table:table-cell>
          <table:table-cell table:formula="of:=[.E116]*100" office:value-type="float" office:value="0.760276" calcext:value-type="float">
            <text:p>0.760276</text:p>
          </table:table-cell>
          <table:table-cell table:formula="of:=[.F116]*100" office:value-type="float" office:value="0.66166" calcext:value-type="float">
            <text:p>0.66166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79.1953125" calcext:value-type="float">
            <text:p>179.1953125</text:p>
          </table:table-cell>
          <table:table-cell office:value-type="float" office:value="-0.4156909143" calcext:value-type="float">
            <text:p>-0.41569091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17875" calcext:value-type="float">
            <text:p>0.00817875</text:p>
          </table:table-cell>
          <table:table-cell office:value-type="float" office:value="0.00654464" calcext:value-type="float">
            <text:p>0.00654464</text:p>
          </table:table-cell>
          <table:table-cell office:value-type="float" office:value="0.0003110227" calcext:value-type="float">
            <text:p>0.0003110227</text:p>
          </table:table-cell>
          <table:table-cell office:value-type="float" office:value="390" calcext:value-type="float">
            <text:p>390</text:p>
          </table:table-cell>
          <table:table-cell table:formula="of:=[.B117]-180" office:value-type="float" office:value="-0.8046875" calcext:value-type="float">
            <text:p>-0.8046875</text:p>
          </table:table-cell>
          <table:table-cell table:formula="of:=[.D117]*100" office:value-type="float" office:value="0.10237865" calcext:value-type="float">
            <text:p>0.10237865</text:p>
          </table:table-cell>
          <table:table-cell table:formula="of:=[.E117]*100" office:value-type="float" office:value="0.817875" calcext:value-type="float">
            <text:p>0.817875</text:p>
          </table:table-cell>
          <table:table-cell table:formula="of:=[.F117]*100" office:value-type="float" office:value="0.654464" calcext:value-type="float">
            <text:p>0.654464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79.2053070068" calcext:value-type="float">
            <text:p>179.2053070068</text:p>
          </table:table-cell>
          <table:table-cell office:value-type="float" office:value="-0.4286294572" calcext:value-type="float">
            <text:p>-0.42862945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64883" calcext:value-type="float">
            <text:p>0.00864883</text:p>
          </table:table-cell>
          <table:table-cell office:value-type="float" office:value="0.00647904" calcext:value-type="float">
            <text:p>0.00647904</text:p>
          </table:table-cell>
          <table:table-cell office:value-type="float" office:value="0.0003449882" calcext:value-type="float">
            <text:p>0.0003449882</text:p>
          </table:table-cell>
          <table:table-cell office:value-type="float" office:value="391" calcext:value-type="float">
            <text:p>391</text:p>
          </table:table-cell>
          <table:table-cell table:formula="of:=[.B118]-180" office:value-type="float" office:value="-0.794692993199988" calcext:value-type="float">
            <text:p>-0.7946929932</text:p>
          </table:table-cell>
          <table:table-cell table:formula="of:=[.D118]*100" office:value-type="float" office:value="0.10237865" calcext:value-type="float">
            <text:p>0.10237865</text:p>
          </table:table-cell>
          <table:table-cell table:formula="of:=[.E118]*100" office:value-type="float" office:value="0.864883" calcext:value-type="float">
            <text:p>0.864883</text:p>
          </table:table-cell>
          <table:table-cell table:formula="of:=[.F118]*100" office:value-type="float" office:value="0.647904" calcext:value-type="float">
            <text:p>0.647904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79.2083892822" calcext:value-type="float">
            <text:p>179.2083892822</text:p>
          </table:table-cell>
          <table:table-cell office:value-type="float" office:value="-0.5338132738" calcext:value-type="float">
            <text:p>-0.53381327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66319" calcext:value-type="float">
            <text:p>0.00966319</text:p>
          </table:table-cell>
          <table:table-cell office:value-type="float" office:value="0.00652758" calcext:value-type="float">
            <text:p>0.00652758</text:p>
          </table:table-cell>
          <table:table-cell office:value-type="float" office:value="0.0005087827" calcext:value-type="float">
            <text:p>0.0005087827</text:p>
          </table:table-cell>
          <table:table-cell office:value-type="float" office:value="392" calcext:value-type="float">
            <text:p>392</text:p>
          </table:table-cell>
          <table:table-cell table:formula="of:=[.B119]-180" office:value-type="float" office:value="-0.791610717800012" calcext:value-type="float">
            <text:p>-0.7916107178</text:p>
          </table:table-cell>
          <table:table-cell table:formula="of:=[.D119]*100" office:value-type="float" office:value="0.10237865" calcext:value-type="float">
            <text:p>0.10237865</text:p>
          </table:table-cell>
          <table:table-cell table:formula="of:=[.E119]*100" office:value-type="float" office:value="0.966319" calcext:value-type="float">
            <text:p>0.966319</text:p>
          </table:table-cell>
          <table:table-cell table:formula="of:=[.F119]*100" office:value-type="float" office:value="0.652758" calcext:value-type="float">
            <text:p>0.652758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79.2032623291" calcext:value-type="float">
            <text:p>179.2032623291</text:p>
          </table:table-cell>
          <table:table-cell office:value-type="float" office:value="-0.532669554" calcext:value-type="float">
            <text:p>-0.5326695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33153" calcext:value-type="float">
            <text:p>0.01033153</text:p>
          </table:table-cell>
          <table:table-cell office:value-type="float" office:value="0.00652758" calcext:value-type="float">
            <text:p>0.00652758</text:p>
          </table:table-cell>
          <table:table-cell office:value-type="float" office:value="0.0003191329" calcext:value-type="float">
            <text:p>0.0003191329</text:p>
          </table:table-cell>
          <table:table-cell office:value-type="float" office:value="393" calcext:value-type="float">
            <text:p>393</text:p>
          </table:table-cell>
          <table:table-cell table:formula="of:=[.B120]-180" office:value-type="float" office:value="-0.796737670900001" calcext:value-type="float">
            <text:p>-0.7967376709</text:p>
          </table:table-cell>
          <table:table-cell table:formula="of:=[.D120]*100" office:value-type="float" office:value="0.10237865" calcext:value-type="float">
            <text:p>0.10237865</text:p>
          </table:table-cell>
          <table:table-cell table:formula="of:=[.E120]*100" office:value-type="float" office:value="1.033153" calcext:value-type="float">
            <text:p>1.033153</text:p>
          </table:table-cell>
          <table:table-cell table:formula="of:=[.F120]*100" office:value-type="float" office:value="0.652758" calcext:value-type="float">
            <text:p>0.652758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9.2011871338" calcext:value-type="float">
            <text:p>179.2011871338</text:p>
          </table:table-cell>
          <table:table-cell office:value-type="float" office:value="-0.5665009712" calcext:value-type="float">
            <text:p>-0.56650097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00241" calcext:value-type="float">
            <text:p>0.01100241</text:p>
          </table:table-cell>
          <table:table-cell office:value-type="float" office:value="0.00662835" calcext:value-type="float">
            <text:p>0.00662835</text:p>
          </table:table-cell>
          <table:table-cell office:value-type="float" office:value="0.0004598337" calcext:value-type="float">
            <text:p>0.0004598337</text:p>
          </table:table-cell>
          <table:table-cell office:value-type="float" office:value="394" calcext:value-type="float">
            <text:p>394</text:p>
          </table:table-cell>
          <table:table-cell table:formula="of:=[.B121]-180" office:value-type="float" office:value="-0.798812866199995" calcext:value-type="float">
            <text:p>-0.7988128662</text:p>
          </table:table-cell>
          <table:table-cell table:formula="of:=[.D121]*100" office:value-type="float" office:value="0.10237865" calcext:value-type="float">
            <text:p>0.10237865</text:p>
          </table:table-cell>
          <table:table-cell table:formula="of:=[.E121]*100" office:value-type="float" office:value="1.100241" calcext:value-type="float">
            <text:p>1.100241</text:p>
          </table:table-cell>
          <table:table-cell table:formula="of:=[.F121]*100" office:value-type="float" office:value="0.662835" calcext:value-type="float">
            <text:p>0.662835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9.2024841309" calcext:value-type="float">
            <text:p>179.2024841309</text:p>
          </table:table-cell>
          <table:table-cell office:value-type="float" office:value="-0.6786496471" calcext:value-type="float">
            <text:p>-0.67864964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19701" calcext:value-type="float">
            <text:p>0.01219701</text:p>
          </table:table-cell>
          <table:table-cell office:value-type="float" office:value="0.00683561" calcext:value-type="float">
            <text:p>0.00683561</text:p>
          </table:table-cell>
          <table:table-cell office:value-type="float" office:value="0.0005790056" calcext:value-type="float">
            <text:p>0.0005790056</text:p>
          </table:table-cell>
          <table:table-cell office:value-type="float" office:value="395" calcext:value-type="float">
            <text:p>395</text:p>
          </table:table-cell>
          <table:table-cell table:formula="of:=[.B122]-180" office:value-type="float" office:value="-0.79751586910001" calcext:value-type="float">
            <text:p>-0.7975158691</text:p>
          </table:table-cell>
          <table:table-cell table:formula="of:=[.D122]*100" office:value-type="float" office:value="0.10237865" calcext:value-type="float">
            <text:p>0.10237865</text:p>
          </table:table-cell>
          <table:table-cell table:formula="of:=[.E122]*100" office:value-type="float" office:value="1.219701" calcext:value-type="float">
            <text:p>1.219701</text:p>
          </table:table-cell>
          <table:table-cell table:formula="of:=[.F122]*100" office:value-type="float" office:value="0.683561" calcext:value-type="float">
            <text:p>0.683561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79.2224121094" calcext:value-type="float">
            <text:p>179.2224121094</text:p>
          </table:table-cell>
          <table:table-cell office:value-type="float" office:value="-0.6993239887" calcext:value-type="float">
            <text:p>-0.69932398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13088" calcext:value-type="float">
            <text:p>0.01313088</text:p>
          </table:table-cell>
          <table:table-cell office:value-type="float" office:value="0.00714781" calcext:value-type="float">
            <text:p>0.00714781</text:p>
          </table:table-cell>
          <table:table-cell office:value-type="float" office:value="0.0004186994" calcext:value-type="float">
            <text:p>0.0004186994</text:p>
          </table:table-cell>
          <table:table-cell office:value-type="float" office:value="396" calcext:value-type="float">
            <text:p>396</text:p>
          </table:table-cell>
          <table:table-cell table:formula="of:=[.B123]-180" office:value-type="float" office:value="-0.777587890599989" calcext:value-type="float">
            <text:p>-0.7775878906</text:p>
          </table:table-cell>
          <table:table-cell table:formula="of:=[.D123]*100" office:value-type="float" office:value="0.10237865" calcext:value-type="float">
            <text:p>0.10237865</text:p>
          </table:table-cell>
          <table:table-cell table:formula="of:=[.E123]*100" office:value-type="float" office:value="1.313088" calcext:value-type="float">
            <text:p>1.313088</text:p>
          </table:table-cell>
          <table:table-cell table:formula="of:=[.F123]*100" office:value-type="float" office:value="0.714781" calcext:value-type="float">
            <text:p>0.714781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79.2272796631" calcext:value-type="float">
            <text:p>179.2272796631</text:p>
          </table:table-cell>
          <table:table-cell office:value-type="float" office:value="-0.7080290509" calcext:value-type="float">
            <text:p>-0.70802905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81123" calcext:value-type="float">
            <text:p>0.01381123</text:p>
          </table:table-cell>
          <table:table-cell office:value-type="float" office:value="0.00756122" calcext:value-type="float">
            <text:p>0.00756122</text:p>
          </table:table-cell>
          <table:table-cell office:value-type="float" office:value="0.0003955296" calcext:value-type="float">
            <text:p>0.0003955296</text:p>
          </table:table-cell>
          <table:table-cell office:value-type="float" office:value="397" calcext:value-type="float">
            <text:p>397</text:p>
          </table:table-cell>
          <table:table-cell table:formula="of:=[.B124]-180" office:value-type="float" office:value="-0.772720336899994" calcext:value-type="float">
            <text:p>-0.7727203369</text:p>
          </table:table-cell>
          <table:table-cell table:formula="of:=[.D124]*100" office:value-type="float" office:value="0.10237865" calcext:value-type="float">
            <text:p>0.10237865</text:p>
          </table:table-cell>
          <table:table-cell table:formula="of:=[.E124]*100" office:value-type="float" office:value="1.381123" calcext:value-type="float">
            <text:p>1.381123</text:p>
          </table:table-cell>
          <table:table-cell table:formula="of:=[.F124]*100" office:value-type="float" office:value="0.756122" calcext:value-type="float">
            <text:p>0.756122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79.2551116943" calcext:value-type="float">
            <text:p>179.2551116943</text:p>
          </table:table-cell>
          <table:table-cell office:value-type="float" office:value="-0.7588663144" calcext:value-type="float">
            <text:p>-0.75886631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60346" calcext:value-type="float">
            <text:p>0.01460346</text:p>
          </table:table-cell>
          <table:table-cell office:value-type="float" office:value="0.00756122" calcext:value-type="float">
            <text:p>0.00756122</text:p>
          </table:table-cell>
          <table:table-cell office:value-type="float" office:value="0.0003957325" calcext:value-type="float">
            <text:p>0.0003957325</text:p>
          </table:table-cell>
          <table:table-cell office:value-type="float" office:value="398" calcext:value-type="float">
            <text:p>398</text:p>
          </table:table-cell>
          <table:table-cell table:formula="of:=[.B125]-180" office:value-type="float" office:value="-0.744888305699988" calcext:value-type="float">
            <text:p>-0.7448883057</text:p>
          </table:table-cell>
          <table:table-cell table:formula="of:=[.D125]*100" office:value-type="float" office:value="0.10237865" calcext:value-type="float">
            <text:p>0.10237865</text:p>
          </table:table-cell>
          <table:table-cell table:formula="of:=[.E125]*100" office:value-type="float" office:value="1.460346" calcext:value-type="float">
            <text:p>1.460346</text:p>
          </table:table-cell>
          <table:table-cell table:formula="of:=[.F125]*100" office:value-type="float" office:value="0.756122" calcext:value-type="float">
            <text:p>0.756122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79.2553253174" calcext:value-type="float">
            <text:p>179.2553253174</text:p>
          </table:table-cell>
          <table:table-cell office:value-type="float" office:value="-0.8568470659" calcext:value-type="float">
            <text:p>-0.85684706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78449" calcext:value-type="float">
            <text:p>0.01578449</text:p>
          </table:table-cell>
          <table:table-cell office:value-type="float" office:value="0.00811402" calcext:value-type="float">
            <text:p>0.00811402</text:p>
          </table:table-cell>
          <table:table-cell office:value-type="float" office:value="0.0006470754" calcext:value-type="float">
            <text:p>0.0006470754</text:p>
          </table:table-cell>
          <table:table-cell office:value-type="float" office:value="399" calcext:value-type="float">
            <text:p>399</text:p>
          </table:table-cell>
          <table:table-cell table:formula="of:=[.B126]-180" office:value-type="float" office:value="-0.744674682599992" calcext:value-type="float">
            <text:p>-0.7446746826</text:p>
          </table:table-cell>
          <table:table-cell table:formula="of:=[.D126]*100" office:value-type="float" office:value="0.10237865" calcext:value-type="float">
            <text:p>0.10237865</text:p>
          </table:table-cell>
          <table:table-cell table:formula="of:=[.E126]*100" office:value-type="float" office:value="1.578449" calcext:value-type="float">
            <text:p>1.578449</text:p>
          </table:table-cell>
          <table:table-cell table:formula="of:=[.F126]*100" office:value-type="float" office:value="0.811402" calcext:value-type="float">
            <text:p>0.811402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79.25440979" calcext:value-type="float">
            <text:p>179.25440979</text:p>
          </table:table-cell>
          <table:table-cell office:value-type="float" office:value="-0.8679076042" calcext:value-type="float">
            <text:p>-0.86790760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64524" calcext:value-type="float">
            <text:p>0.01664524</text:p>
          </table:table-cell>
          <table:table-cell office:value-type="float" office:value="0.00877381" calcext:value-type="float">
            <text:p>0.00877381</text:p>
          </table:table-cell>
          <table:table-cell office:value-type="float" office:value="0.0005171807" calcext:value-type="float">
            <text:p>0.0005171807</text:p>
          </table:table-cell>
          <table:table-cell office:value-type="float" office:value="400" calcext:value-type="float">
            <text:p>400</text:p>
          </table:table-cell>
          <table:table-cell table:formula="of:=[.B127]-180" office:value-type="float" office:value="-0.745590209999989" calcext:value-type="float">
            <text:p>-0.74559021</text:p>
          </table:table-cell>
          <table:table-cell table:formula="of:=[.D127]*100" office:value-type="float" office:value="0.10237865" calcext:value-type="float">
            <text:p>0.10237865</text:p>
          </table:table-cell>
          <table:table-cell table:formula="of:=[.E127]*100" office:value-type="float" office:value="1.664524" calcext:value-type="float">
            <text:p>1.664524</text:p>
          </table:table-cell>
          <table:table-cell table:formula="of:=[.F127]*100" office:value-type="float" office:value="0.877381" calcext:value-type="float">
            <text:p>0.877381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79.25831604" calcext:value-type="float">
            <text:p>179.25831604</text:p>
          </table:table-cell>
          <table:table-cell office:value-type="float" office:value="-0.8607733557" calcext:value-type="float">
            <text:p>-0.86077335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17129" calcext:value-type="float">
            <text:p>0.01717129</text:p>
          </table:table-cell>
          <table:table-cell office:value-type="float" office:value="0.00877381" calcext:value-type="float">
            <text:p>0.00877381</text:p>
          </table:table-cell>
          <table:table-cell office:value-type="float" office:value="0.0005473495" calcext:value-type="float">
            <text:p>0.0005473495</text:p>
          </table:table-cell>
          <table:table-cell office:value-type="float" office:value="401" calcext:value-type="float">
            <text:p>401</text:p>
          </table:table-cell>
          <table:table-cell table:formula="of:=[.B128]-180" office:value-type="float" office:value="-0.741683959999989" calcext:value-type="float">
            <text:p>-0.74168396</text:p>
          </table:table-cell>
          <table:table-cell table:formula="of:=[.D128]*100" office:value-type="float" office:value="0.10237865" calcext:value-type="float">
            <text:p>0.10237865</text:p>
          </table:table-cell>
          <table:table-cell table:formula="of:=[.E128]*100" office:value-type="float" office:value="1.717129" calcext:value-type="float">
            <text:p>1.717129</text:p>
          </table:table-cell>
          <table:table-cell table:formula="of:=[.F128]*100" office:value-type="float" office:value="0.877381" calcext:value-type="float">
            <text:p>0.87738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79.2578735352" calcext:value-type="float">
            <text:p>179.2578735352</text:p>
          </table:table-cell>
          <table:table-cell office:value-type="float" office:value="-0.8893475224" calcext:value-type="float">
            <text:p>-0.88934752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01056822" calcext:value-type="float">
            <text:p>0.01056822</text:p>
          </table:table-cell>
          <table:table-cell office:value-type="float" office:value="0.0005105598" calcext:value-type="float">
            <text:p>0.0005105598</text:p>
          </table:table-cell>
          <table:table-cell office:value-type="float" office:value="402" calcext:value-type="float">
            <text:p>402</text:p>
          </table:table-cell>
          <table:table-cell table:formula="of:=[.B129]-180" office:value-type="float" office:value="-0.742126464800009" calcext:value-type="float">
            <text:p>-0.7421264648</text:p>
          </table:table-cell>
          <table:table-cell table:formula="of:=[.D129]*100" office:value-type="float" office:value="0.10237865" calcext:value-type="float">
            <text:p>0.10237865</text:p>
          </table:table-cell>
          <table:table-cell table:formula="of:=[.E129]*100" office:value-type="float" office:value="1.77123" calcext:value-type="float">
            <text:p>1.77123</text:p>
          </table:table-cell>
          <table:table-cell table:formula="of:=[.F129]*100" office:value-type="float" office:value="1.056822" calcext:value-type="float">
            <text:p>1.056822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79.2556610107" calcext:value-type="float">
            <text:p>179.2556610107</text:p>
          </table:table-cell>
          <table:table-cell office:value-type="float" office:value="-0.9706123181" calcext:value-type="float">
            <text:p>-0.97061231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86145" calcext:value-type="float">
            <text:p>0.0186145</text:p>
          </table:table-cell>
          <table:table-cell office:value-type="float" office:value="0.01056822" calcext:value-type="float">
            <text:p>0.01056822</text:p>
          </table:table-cell>
          <table:table-cell office:value-type="float" office:value="0.0006367336" calcext:value-type="float">
            <text:p>0.0006367336</text:p>
          </table:table-cell>
          <table:table-cell office:value-type="float" office:value="403" calcext:value-type="float">
            <text:p>403</text:p>
          </table:table-cell>
          <table:table-cell table:formula="of:=[.B130]-180" office:value-type="float" office:value="-0.74433898929999" calcext:value-type="float">
            <text:p>-0.7443389893</text:p>
          </table:table-cell>
          <table:table-cell table:formula="of:=[.D130]*100" office:value-type="float" office:value="0.10237865" calcext:value-type="float">
            <text:p>0.10237865</text:p>
          </table:table-cell>
          <table:table-cell table:formula="of:=[.E130]*100" office:value-type="float" office:value="1.86145" calcext:value-type="float">
            <text:p>1.86145</text:p>
          </table:table-cell>
          <table:table-cell table:formula="of:=[.F130]*100" office:value-type="float" office:value="1.056822" calcext:value-type="float">
            <text:p>1.05682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9.26612854" calcext:value-type="float">
            <text:p>179.26612854</text:p>
          </table:table-cell>
          <table:table-cell office:value-type="float" office:value="-1.0044594838" calcext:value-type="float">
            <text:p>-1.00445948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944132" calcext:value-type="float">
            <text:p>0.01944132</text:p>
          </table:table-cell>
          <table:table-cell office:value-type="float" office:value="0.01174829" calcext:value-type="float">
            <text:p>0.01174829</text:p>
          </table:table-cell>
          <table:table-cell office:value-type="float" office:value="0.000607397" calcext:value-type="float">
            <text:p>0.000607397</text:p>
          </table:table-cell>
          <table:table-cell office:value-type="float" office:value="404" calcext:value-type="float">
            <text:p>404</text:p>
          </table:table-cell>
          <table:table-cell table:formula="of:=[.B131]-180" office:value-type="float" office:value="-0.733871459999989" calcext:value-type="float">
            <text:p>-0.73387146</text:p>
          </table:table-cell>
          <table:table-cell table:formula="of:=[.D131]*100" office:value-type="float" office:value="0.10237865" calcext:value-type="float">
            <text:p>0.10237865</text:p>
          </table:table-cell>
          <table:table-cell table:formula="of:=[.E131]*100" office:value-type="float" office:value="1.944132" calcext:value-type="float">
            <text:p>1.944132</text:p>
          </table:table-cell>
          <table:table-cell table:formula="of:=[.F131]*100" office:value-type="float" office:value="1.174829" calcext:value-type="float">
            <text:p>1.174829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79.2659759521" calcext:value-type="float">
            <text:p>179.2659759521</text:p>
          </table:table-cell>
          <table:table-cell office:value-type="float" office:value="-1.0594562433" calcext:value-type="float">
            <text:p>-1.05945624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035889" calcext:value-type="float">
            <text:p>0.02035889</text:p>
          </table:table-cell>
          <table:table-cell office:value-type="float" office:value="0.01304308" calcext:value-type="float">
            <text:p>0.01304308</text:p>
          </table:table-cell>
          <table:table-cell office:value-type="float" office:value="0.0007654092" calcext:value-type="float">
            <text:p>0.0007654092</text:p>
          </table:table-cell>
          <table:table-cell office:value-type="float" office:value="405" calcext:value-type="float">
            <text:p>405</text:p>
          </table:table-cell>
          <table:table-cell table:formula="of:=[.B132]-180" office:value-type="float" office:value="-0.734024047899993" calcext:value-type="float">
            <text:p>-0.7340240479</text:p>
          </table:table-cell>
          <table:table-cell table:formula="of:=[.D132]*100" office:value-type="float" office:value="0.10237865" calcext:value-type="float">
            <text:p>0.10237865</text:p>
          </table:table-cell>
          <table:table-cell table:formula="of:=[.E132]*100" office:value-type="float" office:value="2.035889" calcext:value-type="float">
            <text:p>2.035889</text:p>
          </table:table-cell>
          <table:table-cell table:formula="of:=[.F132]*100" office:value-type="float" office:value="1.304308" calcext:value-type="float">
            <text:p>1.304308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9.2763214111" calcext:value-type="float">
            <text:p>179.2763214111</text:p>
          </table:table-cell>
          <table:table-cell office:value-type="float" office:value="-1.102728494" calcext:value-type="float">
            <text:p>-1.1027284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125879" calcext:value-type="float">
            <text:p>0.02125879</text:p>
          </table:table-cell>
          <table:table-cell office:value-type="float" office:value="0.01304308" calcext:value-type="float">
            <text:p>0.01304308</text:p>
          </table:table-cell>
          <table:table-cell office:value-type="float" office:value="0.0007745346" calcext:value-type="float">
            <text:p>0.0007745346</text:p>
          </table:table-cell>
          <table:table-cell office:value-type="float" office:value="406" calcext:value-type="float">
            <text:p>406</text:p>
          </table:table-cell>
          <table:table-cell table:formula="of:=[.B133]-180" office:value-type="float" office:value="-0.723678588899986" calcext:value-type="float">
            <text:p>-0.7236785889</text:p>
          </table:table-cell>
          <table:table-cell table:formula="of:=[.D133]*100" office:value-type="float" office:value="0.10237865" calcext:value-type="float">
            <text:p>0.10237865</text:p>
          </table:table-cell>
          <table:table-cell table:formula="of:=[.E133]*100" office:value-type="float" office:value="2.125879" calcext:value-type="float">
            <text:p>2.125879</text:p>
          </table:table-cell>
          <table:table-cell table:formula="of:=[.F133]*100" office:value-type="float" office:value="1.304308" calcext:value-type="float">
            <text:p>1.304308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79.2798614502" calcext:value-type="float">
            <text:p>179.2798614502</text:p>
          </table:table-cell>
          <table:table-cell office:value-type="float" office:value="-1.1600686537" calcext:value-type="float">
            <text:p>-1.16006865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224067" calcext:value-type="float">
            <text:p>0.02224067</text:p>
          </table:table-cell>
          <table:table-cell office:value-type="float" office:value="0.01461685" calcext:value-type="float">
            <text:p>0.01461685</text:p>
          </table:table-cell>
          <table:table-cell office:value-type="float" office:value="0.0007498528" calcext:value-type="float">
            <text:p>0.0007498528</text:p>
          </table:table-cell>
          <table:table-cell office:value-type="float" office:value="407" calcext:value-type="float">
            <text:p>407</text:p>
          </table:table-cell>
          <table:table-cell table:formula="of:=[.B134]-180" office:value-type="float" office:value="-0.720138549799998" calcext:value-type="float">
            <text:p>-0.7201385498</text:p>
          </table:table-cell>
          <table:table-cell table:formula="of:=[.D134]*100" office:value-type="float" office:value="0.10237865" calcext:value-type="float">
            <text:p>0.10237865</text:p>
          </table:table-cell>
          <table:table-cell table:formula="of:=[.E134]*100" office:value-type="float" office:value="2.224067" calcext:value-type="float">
            <text:p>2.224067</text:p>
          </table:table-cell>
          <table:table-cell table:formula="of:=[.F134]*100" office:value-type="float" office:value="1.461685" calcext:value-type="float">
            <text:p>1.461685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9.2657318115" calcext:value-type="float">
            <text:p>179.2657318115</text:p>
          </table:table-cell>
          <table:table-cell office:value-type="float" office:value="-1.1547089825" calcext:value-type="float">
            <text:p>-1.15470898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285926" calcext:value-type="float">
            <text:p>0.02285926</text:p>
          </table:table-cell>
          <table:table-cell office:value-type="float" office:value="0.01629106" calcext:value-type="float">
            <text:p>0.01629106</text:p>
          </table:table-cell>
          <table:table-cell office:value-type="float" office:value="0.0006992879" calcext:value-type="float">
            <text:p>0.0006992879</text:p>
          </table:table-cell>
          <table:table-cell office:value-type="float" office:value="408" calcext:value-type="float">
            <text:p>408</text:p>
          </table:table-cell>
          <table:table-cell table:formula="of:=[.B135]-180" office:value-type="float" office:value="-0.73426818850001" calcext:value-type="float">
            <text:p>-0.7342681885</text:p>
          </table:table-cell>
          <table:table-cell table:formula="of:=[.D135]*100" office:value-type="float" office:value="0.10237865" calcext:value-type="float">
            <text:p>0.10237865</text:p>
          </table:table-cell>
          <table:table-cell table:formula="of:=[.E135]*100" office:value-type="float" office:value="2.285926" calcext:value-type="float">
            <text:p>2.285926</text:p>
          </table:table-cell>
          <table:table-cell table:formula="of:=[.F135]*100" office:value-type="float" office:value="1.629106" calcext:value-type="float">
            <text:p>1.629106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79.2720794678" calcext:value-type="float">
            <text:p>179.2720794678</text:p>
          </table:table-cell>
          <table:table-cell office:value-type="float" office:value="-1.2483971929" calcext:value-type="float">
            <text:p>-1.24839719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389596" calcext:value-type="float">
            <text:p>0.02389596</text:p>
          </table:table-cell>
          <table:table-cell office:value-type="float" office:value="0.01629106" calcext:value-type="float">
            <text:p>0.01629106</text:p>
          </table:table-cell>
          <table:table-cell office:value-type="float" office:value="0.0008643425" calcext:value-type="float">
            <text:p>0.0008643425</text:p>
          </table:table-cell>
          <table:table-cell office:value-type="float" office:value="409" calcext:value-type="float">
            <text:p>409</text:p>
          </table:table-cell>
          <table:table-cell table:formula="of:=[.B136]-180" office:value-type="float" office:value="-0.727920532199988" calcext:value-type="float">
            <text:p>-0.7279205322</text:p>
          </table:table-cell>
          <table:table-cell table:formula="of:=[.D136]*100" office:value-type="float" office:value="0.10237865" calcext:value-type="float">
            <text:p>0.10237865</text:p>
          </table:table-cell>
          <table:table-cell table:formula="of:=[.E136]*100" office:value-type="float" office:value="2.389596" calcext:value-type="float">
            <text:p>2.389596</text:p>
          </table:table-cell>
          <table:table-cell table:formula="of:=[.F136]*100" office:value-type="float" office:value="1.629106" calcext:value-type="float">
            <text:p>1.629106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79.2776947021" calcext:value-type="float">
            <text:p>179.2776947021</text:p>
          </table:table-cell>
          <table:table-cell office:value-type="float" office:value="-1.2421786503" calcext:value-type="float">
            <text:p>-1.24217865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454536" calcext:value-type="float">
            <text:p>0.02454536</text:p>
          </table:table-cell>
          <table:table-cell office:value-type="float" office:value="0.02040854" calcext:value-type="float">
            <text:p>0.02040854</text:p>
          </table:table-cell>
          <table:table-cell office:value-type="float" office:value="0.000830521" calcext:value-type="float">
            <text:p>0.000830521</text:p>
          </table:table-cell>
          <table:table-cell office:value-type="float" office:value="410" calcext:value-type="float">
            <text:p>410</text:p>
          </table:table-cell>
          <table:table-cell table:formula="of:=[.B137]-180" office:value-type="float" office:value="-0.722305297899993" calcext:value-type="float">
            <text:p>-0.7223052979</text:p>
          </table:table-cell>
          <table:table-cell table:formula="of:=[.D137]*100" office:value-type="float" office:value="0.10237865" calcext:value-type="float">
            <text:p>0.10237865</text:p>
          </table:table-cell>
          <table:table-cell table:formula="of:=[.E137]*100" office:value-type="float" office:value="2.454536" calcext:value-type="float">
            <text:p>2.454536</text:p>
          </table:table-cell>
          <table:table-cell table:formula="of:=[.F137]*100" office:value-type="float" office:value="2.040854" calcext:value-type="float">
            <text:p>2.040854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79.2794952393" calcext:value-type="float">
            <text:p>179.2794952393</text:p>
          </table:table-cell>
          <table:table-cell office:value-type="float" office:value="-1.3067103831" calcext:value-type="float">
            <text:p>-1.30671038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540826" calcext:value-type="float">
            <text:p>0.02540826</text:p>
          </table:table-cell>
          <table:table-cell office:value-type="float" office:value="0.02040854" calcext:value-type="float">
            <text:p>0.02040854</text:p>
          </table:table-cell>
          <table:table-cell office:value-type="float" office:value="0.0008513681" calcext:value-type="float">
            <text:p>0.0008513681</text:p>
          </table:table-cell>
          <table:table-cell office:value-type="float" office:value="411" calcext:value-type="float">
            <text:p>411</text:p>
          </table:table-cell>
          <table:table-cell table:formula="of:=[.B138]-180" office:value-type="float" office:value="-0.72050476070001" calcext:value-type="float">
            <text:p>-0.7205047607</text:p>
          </table:table-cell>
          <table:table-cell table:formula="of:=[.D138]*100" office:value-type="float" office:value="0.10237865" calcext:value-type="float">
            <text:p>0.10237865</text:p>
          </table:table-cell>
          <table:table-cell table:formula="of:=[.E138]*100" office:value-type="float" office:value="2.540826" calcext:value-type="float">
            <text:p>2.540826</text:p>
          </table:table-cell>
          <table:table-cell table:formula="of:=[.F138]*100" office:value-type="float" office:value="2.040854" calcext:value-type="float">
            <text:p>2.040854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79.2729034424" calcext:value-type="float">
            <text:p>179.2729034424</text:p>
          </table:table-cell>
          <table:table-cell office:value-type="float" office:value="-1.3429957417" calcext:value-type="float">
            <text:p>-1.34299574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622514" calcext:value-type="float">
            <text:p>0.02622514</text:p>
          </table:table-cell>
          <table:table-cell office:value-type="float" office:value="0.02548129" calcext:value-type="float">
            <text:p>0.02548129</text:p>
          </table:table-cell>
          <table:table-cell office:value-type="float" office:value="0.0008780312" calcext:value-type="float">
            <text:p>0.0008780312</text:p>
          </table:table-cell>
          <table:table-cell office:value-type="float" office:value="412" calcext:value-type="float">
            <text:p>412</text:p>
          </table:table-cell>
          <table:table-cell table:formula="of:=[.B139]-180" office:value-type="float" office:value="-0.727096557599992" calcext:value-type="float">
            <text:p>-0.7270965576</text:p>
          </table:table-cell>
          <table:table-cell table:formula="of:=[.D139]*100" office:value-type="float" office:value="0.10237865" calcext:value-type="float">
            <text:p>0.10237865</text:p>
          </table:table-cell>
          <table:table-cell table:formula="of:=[.E139]*100" office:value-type="float" office:value="2.622514" calcext:value-type="float">
            <text:p>2.622514</text:p>
          </table:table-cell>
          <table:table-cell table:formula="of:=[.F139]*100" office:value-type="float" office:value="2.548129" calcext:value-type="float">
            <text:p>2.548129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179.2717590332" calcext:value-type="float">
            <text:p>179.2717590332</text:p>
          </table:table-cell>
          <table:table-cell office:value-type="float" office:value="-1.3750976935" calcext:value-type="float">
            <text:p>-1.37509769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698348" calcext:value-type="float">
            <text:p>0.02698348</text:p>
          </table:table-cell>
          <table:table-cell office:value-type="float" office:value="0.02548129" calcext:value-type="float">
            <text:p>0.02548129</text:p>
          </table:table-cell>
          <table:table-cell office:value-type="float" office:value="0.0008164258" calcext:value-type="float">
            <text:p>0.0008164258</text:p>
          </table:table-cell>
          <table:table-cell office:value-type="float" office:value="413" calcext:value-type="float">
            <text:p>413</text:p>
          </table:table-cell>
          <table:table-cell table:formula="of:=[.B140]-180" office:value-type="float" office:value="-0.728240966800001" calcext:value-type="float">
            <text:p>-0.7282409668</text:p>
          </table:table-cell>
          <table:table-cell table:formula="of:=[.D140]*100" office:value-type="float" office:value="0.10237865" calcext:value-type="float">
            <text:p>0.10237865</text:p>
          </table:table-cell>
          <table:table-cell table:formula="of:=[.E140]*100" office:value-type="float" office:value="2.698348" calcext:value-type="float">
            <text:p>2.698348</text:p>
          </table:table-cell>
          <table:table-cell table:formula="of:=[.F140]*100" office:value-type="float" office:value="2.548129" calcext:value-type="float">
            <text:p>2.548129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179.2537536621" calcext:value-type="float">
            <text:p>179.2537536621</text:p>
          </table:table-cell>
          <table:table-cell office:value-type="float" office:value="-1.4363978931" calcext:value-type="float">
            <text:p>-1.43639789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789743" calcext:value-type="float">
            <text:p>0.02789743</text:p>
          </table:table-cell>
          <table:table-cell office:value-type="float" office:value="0.02548129" calcext:value-type="float">
            <text:p>0.02548129</text:p>
          </table:table-cell>
          <table:table-cell office:value-type="float" office:value="0.0008575635" calcext:value-type="float">
            <text:p>0.0008575635</text:p>
          </table:table-cell>
          <table:table-cell office:value-type="float" office:value="414" calcext:value-type="float">
            <text:p>414</text:p>
          </table:table-cell>
          <table:table-cell table:formula="of:=[.B141]-180" office:value-type="float" office:value="-0.746246337900004" calcext:value-type="float">
            <text:p>-0.7462463379</text:p>
          </table:table-cell>
          <table:table-cell table:formula="of:=[.D141]*100" office:value-type="float" office:value="0.10237865" calcext:value-type="float">
            <text:p>0.10237865</text:p>
          </table:table-cell>
          <table:table-cell table:formula="of:=[.E141]*100" office:value-type="float" office:value="2.789743" calcext:value-type="float">
            <text:p>2.789743</text:p>
          </table:table-cell>
          <table:table-cell table:formula="of:=[.F141]*100" office:value-type="float" office:value="2.548129" calcext:value-type="float">
            <text:p>2.548129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2487945557" calcext:value-type="float">
            <text:p>179.2487945557</text:p>
          </table:table-cell>
          <table:table-cell office:value-type="float" office:value="-1.4642618006" calcext:value-type="float">
            <text:p>-1.46426180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86922" calcext:value-type="float">
            <text:p>0.0286922</text:p>
          </table:table-cell>
          <table:table-cell office:value-type="float" office:value="0.0315739" calcext:value-type="float">
            <text:p>0.0315739</text:p>
          </table:table-cell>
          <table:table-cell office:value-type="float" office:value="0.000756939" calcext:value-type="float">
            <text:p>0.000756939</text:p>
          </table:table-cell>
          <table:table-cell office:value-type="float" office:value="415" calcext:value-type="float">
            <text:p>415</text:p>
          </table:table-cell>
          <table:table-cell table:formula="of:=[.B142]-180" office:value-type="float" office:value="-0.751205444300012" calcext:value-type="float">
            <text:p>-0.7512054443</text:p>
          </table:table-cell>
          <table:table-cell table:formula="of:=[.D142]*100" office:value-type="float" office:value="0.10237865" calcext:value-type="float">
            <text:p>0.10237865</text:p>
          </table:table-cell>
          <table:table-cell table:formula="of:=[.E142]*100" office:value-type="float" office:value="2.86922" calcext:value-type="float">
            <text:p>2.86922</text:p>
          </table:table-cell>
          <table:table-cell table:formula="of:=[.F142]*100" office:value-type="float" office:value="3.15739" calcext:value-type="float">
            <text:p>3.15739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221786499" calcext:value-type="float">
            <text:p>179.221786499</text:p>
          </table:table-cell>
          <table:table-cell office:value-type="float" office:value="-1.5331229404" calcext:value-type="float">
            <text:p>-1.53312294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968083" calcext:value-type="float">
            <text:p>0.02968083</text:p>
          </table:table-cell>
          <table:table-cell office:value-type="float" office:value="0.0315739" calcext:value-type="float">
            <text:p>0.0315739</text:p>
          </table:table-cell>
          <table:table-cell office:value-type="float" office:value="0.000849493" calcext:value-type="float">
            <text:p>0.000849493</text:p>
          </table:table-cell>
          <table:table-cell office:value-type="float" office:value="416" calcext:value-type="float">
            <text:p>416</text:p>
          </table:table-cell>
          <table:table-cell table:formula="of:=[.B143]-180" office:value-type="float" office:value="-0.77821350100001" calcext:value-type="float">
            <text:p>-0.778213501</text:p>
          </table:table-cell>
          <table:table-cell table:formula="of:=[.D143]*100" office:value-type="float" office:value="0.10237865" calcext:value-type="float">
            <text:p>0.10237865</text:p>
          </table:table-cell>
          <table:table-cell table:formula="of:=[.E143]*100" office:value-type="float" office:value="2.968083" calcext:value-type="float">
            <text:p>2.968083</text:p>
          </table:table-cell>
          <table:table-cell table:formula="of:=[.F143]*100" office:value-type="float" office:value="3.15739" calcext:value-type="float">
            <text:p>3.15739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2079315186" calcext:value-type="float">
            <text:p>179.2079315186</text:p>
          </table:table-cell>
          <table:table-cell office:value-type="float" office:value="-1.5482309919" calcext:value-type="float">
            <text:p>-1.54823099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044034" calcext:value-type="float">
            <text:p>0.03044034</text:p>
          </table:table-cell>
          <table:table-cell office:value-type="float" office:value="0.03534121" calcext:value-type="float">
            <text:p>0.03534121</text:p>
          </table:table-cell>
          <table:table-cell office:value-type="float" office:value="0.0008241234" calcext:value-type="float">
            <text:p>0.0008241234</text:p>
          </table:table-cell>
          <table:table-cell office:value-type="float" office:value="417" calcext:value-type="float">
            <text:p>417</text:p>
          </table:table-cell>
          <table:table-cell table:formula="of:=[.B144]-180" office:value-type="float" office:value="-0.792068481400008" calcext:value-type="float">
            <text:p>-0.7920684814</text:p>
          </table:table-cell>
          <table:table-cell table:formula="of:=[.D144]*100" office:value-type="float" office:value="0.10237865" calcext:value-type="float">
            <text:p>0.10237865</text:p>
          </table:table-cell>
          <table:table-cell table:formula="of:=[.E144]*100" office:value-type="float" office:value="3.044034" calcext:value-type="float">
            <text:p>3.044034</text:p>
          </table:table-cell>
          <table:table-cell table:formula="of:=[.F144]*100" office:value-type="float" office:value="3.534121" calcext:value-type="float">
            <text:p>3.534121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2227478027" calcext:value-type="float">
            <text:p>179.2227478027</text:p>
          </table:table-cell>
          <table:table-cell office:value-type="float" office:value="-1.5747016262" calcext:value-type="float">
            <text:p>-1.57470162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12292" calcext:value-type="float">
            <text:p>0.03112292</text:p>
          </table:table-cell>
          <table:table-cell office:value-type="float" office:value="0.03870749" calcext:value-type="float">
            <text:p>0.03870749</text:p>
          </table:table-cell>
          <table:table-cell office:value-type="float" office:value="0.0007556983" calcext:value-type="float">
            <text:p>0.0007556983</text:p>
          </table:table-cell>
          <table:table-cell office:value-type="float" office:value="418" calcext:value-type="float">
            <text:p>418</text:p>
          </table:table-cell>
          <table:table-cell table:formula="of:=[.B145]-180" office:value-type="float" office:value="-0.777252197299987" calcext:value-type="float">
            <text:p>-0.7772521973</text:p>
          </table:table-cell>
          <table:table-cell table:formula="of:=[.D145]*100" office:value-type="float" office:value="0.10237865" calcext:value-type="float">
            <text:p>0.10237865</text:p>
          </table:table-cell>
          <table:table-cell table:formula="of:=[.E145]*100" office:value-type="float" office:value="3.112292" calcext:value-type="float">
            <text:p>3.112292</text:p>
          </table:table-cell>
          <table:table-cell table:formula="of:=[.F145]*100" office:value-type="float" office:value="3.870749" calcext:value-type="float">
            <text:p>3.870749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2205352783" calcext:value-type="float">
            <text:p>179.2205352783</text:p>
          </table:table-cell>
          <table:table-cell office:value-type="float" office:value="-1.5205205517" calcext:value-type="float">
            <text:p>-1.52052055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21663" calcext:value-type="float">
            <text:p>0.03121663</text:p>
          </table:table-cell>
          <table:table-cell office:value-type="float" office:value="0.03870749" calcext:value-type="float">
            <text:p>0.03870749</text:p>
          </table:table-cell>
          <table:table-cell office:value-type="float" office:value="0.0006748844" calcext:value-type="float">
            <text:p>0.0006748844</text:p>
          </table:table-cell>
          <table:table-cell office:value-type="float" office:value="419" calcext:value-type="float">
            <text:p>419</text:p>
          </table:table-cell>
          <table:table-cell table:formula="of:=[.B146]-180" office:value-type="float" office:value="-0.779464721700009" calcext:value-type="float">
            <text:p>-0.7794647217</text:p>
          </table:table-cell>
          <table:table-cell table:formula="of:=[.D146]*100" office:value-type="float" office:value="0.10237865" calcext:value-type="float">
            <text:p>0.10237865</text:p>
          </table:table-cell>
          <table:table-cell table:formula="of:=[.E146]*100" office:value-type="float" office:value="3.121663" calcext:value-type="float">
            <text:p>3.121663</text:p>
          </table:table-cell>
          <table:table-cell table:formula="of:=[.F146]*100" office:value-type="float" office:value="3.870749" calcext:value-type="float">
            <text:p>3.870749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79.2292938232" calcext:value-type="float">
            <text:p>179.2292938232</text:p>
          </table:table-cell>
          <table:table-cell office:value-type="float" office:value="-1.6041538597" calcext:value-type="float">
            <text:p>-1.60415385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83654" calcext:value-type="float">
            <text:p>0.03183654</text:p>
          </table:table-cell>
          <table:table-cell office:value-type="float" office:value="0.04686605" calcext:value-type="float">
            <text:p>0.04686605</text:p>
          </table:table-cell>
          <table:table-cell office:value-type="float" office:value="0.0009039735" calcext:value-type="float">
            <text:p>0.0009039735</text:p>
          </table:table-cell>
          <table:table-cell office:value-type="float" office:value="420" calcext:value-type="float">
            <text:p>420</text:p>
          </table:table-cell>
          <table:table-cell table:formula="of:=[.B147]-180" office:value-type="float" office:value="-0.77070617679999" calcext:value-type="float">
            <text:p>-0.7707061768</text:p>
          </table:table-cell>
          <table:table-cell table:formula="of:=[.D147]*100" office:value-type="float" office:value="0.10237865" calcext:value-type="float">
            <text:p>0.10237865</text:p>
          </table:table-cell>
          <table:table-cell table:formula="of:=[.E147]*100" office:value-type="float" office:value="3.183654" calcext:value-type="float">
            <text:p>3.183654</text:p>
          </table:table-cell>
          <table:table-cell table:formula="of:=[.F147]*100" office:value-type="float" office:value="4.686605" calcext:value-type="float">
            <text:p>4.686605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2245788574" calcext:value-type="float">
            <text:p>179.2245788574</text:p>
          </table:table-cell>
          <table:table-cell office:value-type="float" office:value="-1.5434233267" calcext:value-type="float">
            <text:p>-1.54342332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84484" calcext:value-type="float">
            <text:p>0.03184484</text:p>
          </table:table-cell>
          <table:table-cell office:value-type="float" office:value="0.04686605" calcext:value-type="float">
            <text:p>0.04686605</text:p>
          </table:table-cell>
          <table:table-cell office:value-type="float" office:value="0.0005865549" calcext:value-type="float">
            <text:p>0.0005865549</text:p>
          </table:table-cell>
          <table:table-cell office:value-type="float" office:value="421" calcext:value-type="float">
            <text:p>421</text:p>
          </table:table-cell>
          <table:table-cell table:formula="of:=[.B148]-180" office:value-type="float" office:value="-0.77542114260001" calcext:value-type="float">
            <text:p>-0.7754211426</text:p>
          </table:table-cell>
          <table:table-cell table:formula="of:=[.D148]*100" office:value-type="float" office:value="0.10237865" calcext:value-type="float">
            <text:p>0.10237865</text:p>
          </table:table-cell>
          <table:table-cell table:formula="of:=[.E148]*100" office:value-type="float" office:value="3.184484" calcext:value-type="float">
            <text:p>3.184484</text:p>
          </table:table-cell>
          <table:table-cell table:formula="of:=[.F148]*100" office:value-type="float" office:value="4.686605" calcext:value-type="float">
            <text:p>4.686605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2302856445" calcext:value-type="float">
            <text:p>179.2302856445</text:p>
          </table:table-cell>
          <table:table-cell office:value-type="float" office:value="-1.5550530992" calcext:value-type="float">
            <text:p>-1.55505309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92789" calcext:value-type="float">
            <text:p>0.03192789</text:p>
          </table:table-cell>
          <table:table-cell office:value-type="float" office:value="0.05202605" calcext:value-type="float">
            <text:p>0.05202605</text:p>
          </table:table-cell>
          <table:table-cell office:value-type="float" office:value="0.0007807683" calcext:value-type="float">
            <text:p>0.0007807683</text:p>
          </table:table-cell>
          <table:table-cell office:value-type="float" office:value="422" calcext:value-type="float">
            <text:p>422</text:p>
          </table:table-cell>
          <table:table-cell table:formula="of:=[.B149]-180" office:value-type="float" office:value="-0.769714355500014" calcext:value-type="float">
            <text:p>-0.7697143555</text:p>
          </table:table-cell>
          <table:table-cell table:formula="of:=[.D149]*100" office:value-type="float" office:value="0.10237865" calcext:value-type="float">
            <text:p>0.10237865</text:p>
          </table:table-cell>
          <table:table-cell table:formula="of:=[.E149]*100" office:value-type="float" office:value="3.192789" calcext:value-type="float">
            <text:p>3.192789</text:p>
          </table:table-cell>
          <table:table-cell table:formula="of:=[.F149]*100" office:value-type="float" office:value="5.202605" calcext:value-type="float">
            <text:p>5.202605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79.2382354736" calcext:value-type="float">
            <text:p>179.2382354736</text:p>
          </table:table-cell>
          <table:table-cell office:value-type="float" office:value="-1.5916505829" calcext:value-type="float">
            <text:p>-1.59165058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22717" calcext:value-type="float">
            <text:p>0.03222717</text:p>
          </table:table-cell>
          <table:table-cell office:value-type="float" office:value="0.05596633" calcext:value-type="float">
            <text:p>0.05596633</text:p>
          </table:table-cell>
          <table:table-cell office:value-type="float" office:value="0.0007109986" calcext:value-type="float">
            <text:p>0.0007109986</text:p>
          </table:table-cell>
          <table:table-cell office:value-type="float" office:value="423" calcext:value-type="float">
            <text:p>423</text:p>
          </table:table-cell>
          <table:table-cell table:formula="of:=[.B150]-180" office:value-type="float" office:value="-0.761764526399986" calcext:value-type="float">
            <text:p>-0.7617645264</text:p>
          </table:table-cell>
          <table:table-cell table:formula="of:=[.D150]*100" office:value-type="float" office:value="0.10237865" calcext:value-type="float">
            <text:p>0.10237865</text:p>
          </table:table-cell>
          <table:table-cell table:formula="of:=[.E150]*100" office:value-type="float" office:value="3.222717" calcext:value-type="float">
            <text:p>3.222717</text:p>
          </table:table-cell>
          <table:table-cell table:formula="of:=[.F150]*100" office:value-type="float" office:value="5.596633" calcext:value-type="float">
            <text:p>5.596633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2299957275" calcext:value-type="float">
            <text:p>179.2299957275</text:p>
          </table:table-cell>
          <table:table-cell office:value-type="float" office:value="-1.5550269161" calcext:value-type="float">
            <text:p>-1.55502691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1825" calcext:value-type="float">
            <text:p>0.0321825</text:p>
          </table:table-cell>
          <table:table-cell office:value-type="float" office:value="0.05596633" calcext:value-type="float">
            <text:p>0.05596633</text:p>
          </table:table-cell>
          <table:table-cell office:value-type="float" office:value="0.0006474289" calcext:value-type="float">
            <text:p>0.0006474289</text:p>
          </table:table-cell>
          <table:table-cell office:value-type="float" office:value="424" calcext:value-type="float">
            <text:p>424</text:p>
          </table:table-cell>
          <table:table-cell table:formula="of:=[.B151]-180" office:value-type="float" office:value="-0.770004272499989" calcext:value-type="float">
            <text:p>-0.7700042725</text:p>
          </table:table-cell>
          <table:table-cell table:formula="of:=[.D151]*100" office:value-type="float" office:value="0.10237865" calcext:value-type="float">
            <text:p>0.10237865</text:p>
          </table:table-cell>
          <table:table-cell table:formula="of:=[.E151]*100" office:value-type="float" office:value="3.21825" calcext:value-type="float">
            <text:p>3.21825</text:p>
          </table:table-cell>
          <table:table-cell table:formula="of:=[.F151]*100" office:value-type="float" office:value="5.596633" calcext:value-type="float">
            <text:p>5.596633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9.2362823486" calcext:value-type="float">
            <text:p>179.2362823486</text:p>
          </table:table-cell>
          <table:table-cell office:value-type="float" office:value="-1.5404089482" calcext:value-type="float">
            <text:p>-1.54040894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05529" calcext:value-type="float">
            <text:p>0.03205529</text:p>
          </table:table-cell>
          <table:table-cell office:value-type="float" office:value="0.06584106" calcext:value-type="float">
            <text:p>0.06584106</text:p>
          </table:table-cell>
          <table:table-cell office:value-type="float" office:value="0.0007084563" calcext:value-type="float">
            <text:p>0.0007084563</text:p>
          </table:table-cell>
          <table:table-cell office:value-type="float" office:value="425" calcext:value-type="float">
            <text:p>425</text:p>
          </table:table-cell>
          <table:table-cell table:formula="of:=[.B152]-180" office:value-type="float" office:value="-0.763717651399986" calcext:value-type="float">
            <text:p>-0.7637176514</text:p>
          </table:table-cell>
          <table:table-cell table:formula="of:=[.D152]*100" office:value-type="float" office:value="0.10237865" calcext:value-type="float">
            <text:p>0.10237865</text:p>
          </table:table-cell>
          <table:table-cell table:formula="of:=[.E152]*100" office:value-type="float" office:value="3.205529" calcext:value-type="float">
            <text:p>3.205529</text:p>
          </table:table-cell>
          <table:table-cell table:formula="of:=[.F152]*100" office:value-type="float" office:value="6.584106" calcext:value-type="float">
            <text:p>6.584106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9.2218475342" calcext:value-type="float">
            <text:p>179.2218475342</text:p>
          </table:table-cell>
          <table:table-cell office:value-type="float" office:value="-1.6070801351" calcext:value-type="float">
            <text:p>-1.60708013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41492" calcext:value-type="float">
            <text:p>0.03241492</text:p>
          </table:table-cell>
          <table:table-cell office:value-type="float" office:value="0.06584106" calcext:value-type="float">
            <text:p>0.06584106</text:p>
          </table:table-cell>
          <table:table-cell office:value-type="float" office:value="0.0008098347" calcext:value-type="float">
            <text:p>0.0008098347</text:p>
          </table:table-cell>
          <table:table-cell office:value-type="float" office:value="426" calcext:value-type="float">
            <text:p>426</text:p>
          </table:table-cell>
          <table:table-cell table:formula="of:=[.B153]-180" office:value-type="float" office:value="-0.778152465799991" calcext:value-type="float">
            <text:p>-0.7781524658</text:p>
          </table:table-cell>
          <table:table-cell table:formula="of:=[.D153]*100" office:value-type="float" office:value="0.10237865" calcext:value-type="float">
            <text:p>0.10237865</text:p>
          </table:table-cell>
          <table:table-cell table:formula="of:=[.E153]*100" office:value-type="float" office:value="3.241492" calcext:value-type="float">
            <text:p>3.241492</text:p>
          </table:table-cell>
          <table:table-cell table:formula="of:=[.F153]*100" office:value-type="float" office:value="6.584106" calcext:value-type="float">
            <text:p>6.584106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179.2162628174" calcext:value-type="float">
            <text:p>179.2162628174</text:p>
          </table:table-cell>
          <table:table-cell office:value-type="float" office:value="-1.6092951075" calcext:value-type="float">
            <text:p>-1.60929510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66934" calcext:value-type="float">
            <text:p>0.03266934</text:p>
          </table:table-cell>
          <table:table-cell office:value-type="float" office:value="0.06584106" calcext:value-type="float">
            <text:p>0.06584106</text:p>
          </table:table-cell>
          <table:table-cell office:value-type="float" office:value="0.000726467" calcext:value-type="float">
            <text:p>0.000726467</text:p>
          </table:table-cell>
          <table:table-cell office:value-type="float" office:value="427" calcext:value-type="float">
            <text:p>427</text:p>
          </table:table-cell>
          <table:table-cell table:formula="of:=[.B154]-180" office:value-type="float" office:value="-0.783737182599992" calcext:value-type="float">
            <text:p>-0.7837371826</text:p>
          </table:table-cell>
          <table:table-cell table:formula="of:=[.D154]*100" office:value-type="float" office:value="0.10237865" calcext:value-type="float">
            <text:p>0.10237865</text:p>
          </table:table-cell>
          <table:table-cell table:formula="of:=[.E154]*100" office:value-type="float" office:value="3.266934" calcext:value-type="float">
            <text:p>3.266934</text:p>
          </table:table-cell>
          <table:table-cell table:formula="of:=[.F154]*100" office:value-type="float" office:value="6.584106" calcext:value-type="float">
            <text:p>6.58410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79.2044677734" calcext:value-type="float">
            <text:p>179.2044677734</text:p>
          </table:table-cell>
          <table:table-cell office:value-type="float" office:value="-1.6321046268" calcext:value-type="float">
            <text:p>-1.63210462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99091" calcext:value-type="float">
            <text:p>0.03299091</text:p>
          </table:table-cell>
          <table:table-cell office:value-type="float" office:value="0.07628017" calcext:value-type="float">
            <text:p>0.07628017</text:p>
          </table:table-cell>
          <table:table-cell office:value-type="float" office:value="0.0007548855" calcext:value-type="float">
            <text:p>0.0007548855</text:p>
          </table:table-cell>
          <table:table-cell office:value-type="float" office:value="428" calcext:value-type="float">
            <text:p>428</text:p>
          </table:table-cell>
          <table:table-cell table:formula="of:=[.B155]-180" office:value-type="float" office:value="-0.795532226599988" calcext:value-type="float">
            <text:p>-0.7955322266</text:p>
          </table:table-cell>
          <table:table-cell table:formula="of:=[.D155]*100" office:value-type="float" office:value="0.10237865" calcext:value-type="float">
            <text:p>0.10237865</text:p>
          </table:table-cell>
          <table:table-cell table:formula="of:=[.E155]*100" office:value-type="float" office:value="3.299091" calcext:value-type="float">
            <text:p>3.299091</text:p>
          </table:table-cell>
          <table:table-cell table:formula="of:=[.F155]*100" office:value-type="float" office:value="7.628017" calcext:value-type="float">
            <text:p>7.628017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9.2072143555" calcext:value-type="float">
            <text:p>179.2072143555</text:p>
          </table:table-cell>
          <table:table-cell office:value-type="float" office:value="-1.6065723712" calcext:value-type="float">
            <text:p>-1.60657237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03502" calcext:value-type="float">
            <text:p>0.03303502</text:p>
          </table:table-cell>
          <table:table-cell office:value-type="float" office:value="0.07628017" calcext:value-type="float">
            <text:p>0.07628017</text:p>
          </table:table-cell>
          <table:table-cell office:value-type="float" office:value="0.0008422924" calcext:value-type="float">
            <text:p>0.0008422924</text:p>
          </table:table-cell>
          <table:table-cell office:value-type="float" office:value="429" calcext:value-type="float">
            <text:p>429</text:p>
          </table:table-cell>
          <table:table-cell table:formula="of:=[.B156]-180" office:value-type="float" office:value="-0.792785644499986" calcext:value-type="float">
            <text:p>-0.7927856445</text:p>
          </table:table-cell>
          <table:table-cell table:formula="of:=[.D156]*100" office:value-type="float" office:value="0.10237865" calcext:value-type="float">
            <text:p>0.10237865</text:p>
          </table:table-cell>
          <table:table-cell table:formula="of:=[.E156]*100" office:value-type="float" office:value="3.303502" calcext:value-type="float">
            <text:p>3.303502</text:p>
          </table:table-cell>
          <table:table-cell table:formula="of:=[.F156]*100" office:value-type="float" office:value="7.628017" calcext:value-type="float">
            <text:p>7.628017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9.2103271484" calcext:value-type="float">
            <text:p>179.2103271484</text:p>
          </table:table-cell>
          <table:table-cell office:value-type="float" office:value="-1.6282629922" calcext:value-type="float">
            <text:p>-1.62826299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209" calcext:value-type="float">
            <text:p>0.033209</text:p>
          </table:table-cell>
          <table:table-cell office:value-type="float" office:value="0.08697063" calcext:value-type="float">
            <text:p>0.08697063</text:p>
          </table:table-cell>
          <table:table-cell office:value-type="float" office:value="0.0007769347" calcext:value-type="float">
            <text:p>0.0007769347</text:p>
          </table:table-cell>
          <table:table-cell office:value-type="float" office:value="430" calcext:value-type="float">
            <text:p>430</text:p>
          </table:table-cell>
          <table:table-cell table:formula="of:=[.B157]-180" office:value-type="float" office:value="-0.789672851599988" calcext:value-type="float">
            <text:p>-0.7896728516</text:p>
          </table:table-cell>
          <table:table-cell table:formula="of:=[.D157]*100" office:value-type="float" office:value="0.10237865" calcext:value-type="float">
            <text:p>0.10237865</text:p>
          </table:table-cell>
          <table:table-cell table:formula="of:=[.E157]*100" office:value-type="float" office:value="3.3209" calcext:value-type="float">
            <text:p>3.3209</text:p>
          </table:table-cell>
          <table:table-cell table:formula="of:=[.F157]*100" office:value-type="float" office:value="8.697063" calcext:value-type="float">
            <text:p>8.697063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9.2158508301" calcext:value-type="float">
            <text:p>179.2158508301</text:p>
          </table:table-cell>
          <table:table-cell office:value-type="float" office:value="-1.6944251081" calcext:value-type="float">
            <text:p>-1.69442510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76594" calcext:value-type="float">
            <text:p>0.03376594</text:p>
          </table:table-cell>
          <table:table-cell office:value-type="float" office:value="0.08697063" calcext:value-type="float">
            <text:p>0.08697063</text:p>
          </table:table-cell>
          <table:table-cell office:value-type="float" office:value="0.0010366765" calcext:value-type="float">
            <text:p>0.0010366765</text:p>
          </table:table-cell>
          <table:table-cell office:value-type="float" office:value="431" calcext:value-type="float">
            <text:p>431</text:p>
          </table:table-cell>
          <table:table-cell table:formula="of:=[.B158]-180" office:value-type="float" office:value="-0.78414916989999" calcext:value-type="float">
            <text:p>-0.7841491699</text:p>
          </table:table-cell>
          <table:table-cell table:formula="of:=[.D158]*100" office:value-type="float" office:value="0.10237865" calcext:value-type="float">
            <text:p>0.10237865</text:p>
          </table:table-cell>
          <table:table-cell table:formula="of:=[.E158]*100" office:value-type="float" office:value="3.376594" calcext:value-type="float">
            <text:p>3.376594</text:p>
          </table:table-cell>
          <table:table-cell table:formula="of:=[.F158]*100" office:value-type="float" office:value="8.697063" calcext:value-type="float">
            <text:p>8.697063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179.2072753906" calcext:value-type="float">
            <text:p>179.2072753906</text:p>
          </table:table-cell>
          <table:table-cell office:value-type="float" office:value="-1.6678027115" calcext:value-type="float">
            <text:p>-1.66780271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95963" calcext:value-type="float">
            <text:p>0.03395963</text:p>
          </table:table-cell>
          <table:table-cell office:value-type="float" office:value="0.08697063" calcext:value-type="float">
            <text:p>0.08697063</text:p>
          </table:table-cell>
          <table:table-cell office:value-type="float" office:value="0.0007854522" calcext:value-type="float">
            <text:p>0.0007854522</text:p>
          </table:table-cell>
          <table:table-cell office:value-type="float" office:value="432" calcext:value-type="float">
            <text:p>432</text:p>
          </table:table-cell>
          <table:table-cell table:formula="of:=[.B159]-180" office:value-type="float" office:value="-0.792724609400011" calcext:value-type="float">
            <text:p>-0.7927246094</text:p>
          </table:table-cell>
          <table:table-cell table:formula="of:=[.D159]*100" office:value-type="float" office:value="0.10237865" calcext:value-type="float">
            <text:p>0.10237865</text:p>
          </table:table-cell>
          <table:table-cell table:formula="of:=[.E159]*100" office:value-type="float" office:value="3.395963" calcext:value-type="float">
            <text:p>3.395963</text:p>
          </table:table-cell>
          <table:table-cell table:formula="of:=[.F159]*100" office:value-type="float" office:value="8.697063" calcext:value-type="float">
            <text:p>8.697063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179.2168426514" calcext:value-type="float">
            <text:p>179.2168426514</text:p>
          </table:table-cell>
          <table:table-cell office:value-type="float" office:value="-1.6759956495" calcext:value-type="float">
            <text:p>-1.67599564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414331" calcext:value-type="float">
            <text:p>0.03414331</text:p>
          </table:table-cell>
          <table:table-cell office:value-type="float" office:value="0.09755974" calcext:value-type="float">
            <text:p>0.09755974</text:p>
          </table:table-cell>
          <table:table-cell office:value-type="float" office:value="0.0008938852" calcext:value-type="float">
            <text:p>0.0008938852</text:p>
          </table:table-cell>
          <table:table-cell office:value-type="float" office:value="433" calcext:value-type="float">
            <text:p>433</text:p>
          </table:table-cell>
          <table:table-cell table:formula="of:=[.B160]-180" office:value-type="float" office:value="-0.783157348600014" calcext:value-type="float">
            <text:p>-0.7831573486</text:p>
          </table:table-cell>
          <table:table-cell table:formula="of:=[.D160]*100" office:value-type="float" office:value="0.10237865" calcext:value-type="float">
            <text:p>0.10237865</text:p>
          </table:table-cell>
          <table:table-cell table:formula="of:=[.E160]*100" office:value-type="float" office:value="3.414331" calcext:value-type="float">
            <text:p>3.414331</text:p>
          </table:table-cell>
          <table:table-cell table:formula="of:=[.F160]*100" office:value-type="float" office:value="9.755974" calcext:value-type="float">
            <text:p>9.75597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179.22706604" calcext:value-type="float">
            <text:p>179.22706604</text:p>
          </table:table-cell>
          <table:table-cell office:value-type="float" office:value="-1.7364351306" calcext:value-type="float">
            <text:p>-1.73643513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466858" calcext:value-type="float">
            <text:p>0.03466858</text:p>
          </table:table-cell>
          <table:table-cell office:value-type="float" office:value="0.09755974" calcext:value-type="float">
            <text:p>0.09755974</text:p>
          </table:table-cell>
          <table:table-cell office:value-type="float" office:value="0.0010565234" calcext:value-type="float">
            <text:p>0.0010565234</text:p>
          </table:table-cell>
          <table:table-cell office:value-type="float" office:value="434" calcext:value-type="float">
            <text:p>434</text:p>
          </table:table-cell>
          <table:table-cell table:formula="of:=[.B161]-180" office:value-type="float" office:value="-0.772933959999989" calcext:value-type="float">
            <text:p>-0.77293396</text:p>
          </table:table-cell>
          <table:table-cell table:formula="of:=[.D161]*100" office:value-type="float" office:value="0.10237865" calcext:value-type="float">
            <text:p>0.10237865</text:p>
          </table:table-cell>
          <table:table-cell table:formula="of:=[.E161]*100" office:value-type="float" office:value="3.466858" calcext:value-type="float">
            <text:p>3.466858</text:p>
          </table:table-cell>
          <table:table-cell table:formula="of:=[.F161]*100" office:value-type="float" office:value="9.755974" calcext:value-type="float">
            <text:p>9.755974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179.2224273682" calcext:value-type="float">
            <text:p>179.2224273682</text:p>
          </table:table-cell>
          <table:table-cell office:value-type="float" office:value="-1.6813696894" calcext:value-type="float">
            <text:p>-1.68136968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465156" calcext:value-type="float">
            <text:p>0.03465156</text:p>
          </table:table-cell>
          <table:table-cell office:value-type="float" office:value="0.10031706" calcext:value-type="float">
            <text:p>0.10031706</text:p>
          </table:table-cell>
          <table:table-cell office:value-type="float" office:value="0.0009011961" calcext:value-type="float">
            <text:p>0.0009011961</text:p>
          </table:table-cell>
          <table:table-cell office:value-type="float" office:value="435" calcext:value-type="float">
            <text:p>435</text:p>
          </table:table-cell>
          <table:table-cell table:formula="of:=[.B162]-180" office:value-type="float" office:value="-0.777572631800012" calcext:value-type="float">
            <text:p>-0.7775726318</text:p>
          </table:table-cell>
          <table:table-cell table:formula="of:=[.D162]*100" office:value-type="float" office:value="0.10237865" calcext:value-type="float">
            <text:p>0.10237865</text:p>
          </table:table-cell>
          <table:table-cell table:formula="of:=[.E162]*100" office:value-type="float" office:value="3.465156" calcext:value-type="float">
            <text:p>3.465156</text:p>
          </table:table-cell>
          <table:table-cell table:formula="of:=[.F162]*100" office:value-type="float" office:value="10.031706" calcext:value-type="float">
            <text:p>10.031706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79.2088928223" calcext:value-type="float">
            <text:p>179.2088928223</text:p>
          </table:table-cell>
          <table:table-cell office:value-type="float" office:value="-1.7954038108" calcext:value-type="float">
            <text:p>-1.79540381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540033" calcext:value-type="float">
            <text:p>0.03540033</text:p>
          </table:table-cell>
          <table:table-cell office:value-type="float" office:value="0.10768811" calcext:value-type="float">
            <text:p>0.10768811</text:p>
          </table:table-cell>
          <table:table-cell office:value-type="float" office:value="0.0013379391" calcext:value-type="float">
            <text:p>0.0013379391</text:p>
          </table:table-cell>
          <table:table-cell office:value-type="float" office:value="436" calcext:value-type="float">
            <text:p>436</text:p>
          </table:table-cell>
          <table:table-cell table:formula="of:=[.B163]-180" office:value-type="float" office:value="-0.791107177700013" calcext:value-type="float">
            <text:p>-0.7911071777</text:p>
          </table:table-cell>
          <table:table-cell table:formula="of:=[.D163]*100" office:value-type="float" office:value="0.10237865" calcext:value-type="float">
            <text:p>0.10237865</text:p>
          </table:table-cell>
          <table:table-cell table:formula="of:=[.E163]*100" office:value-type="float" office:value="3.540033" calcext:value-type="float">
            <text:p>3.540033</text:p>
          </table:table-cell>
          <table:table-cell table:formula="of:=[.F163]*100" office:value-type="float" office:value="10.768811" calcext:value-type="float">
            <text:p>10.768811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79.1941223145" calcext:value-type="float">
            <text:p>179.1941223145</text:p>
          </table:table-cell>
          <table:table-cell office:value-type="float" office:value="-1.7997000761" calcext:value-type="float">
            <text:p>-1.79970007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592794" calcext:value-type="float">
            <text:p>0.03592794</text:p>
          </table:table-cell>
          <table:table-cell office:value-type="float" office:value="0.10768811" calcext:value-type="float">
            <text:p>0.10768811</text:p>
          </table:table-cell>
          <table:table-cell office:value-type="float" office:value="0.0011846139" calcext:value-type="float">
            <text:p>0.0011846139</text:p>
          </table:table-cell>
          <table:table-cell office:value-type="float" office:value="437" calcext:value-type="float">
            <text:p>437</text:p>
          </table:table-cell>
          <table:table-cell table:formula="of:=[.B164]-180" office:value-type="float" office:value="-0.805877685500008" calcext:value-type="float">
            <text:p>-0.8058776855</text:p>
          </table:table-cell>
          <table:table-cell table:formula="of:=[.D164]*100" office:value-type="float" office:value="0.10237865" calcext:value-type="float">
            <text:p>0.10237865</text:p>
          </table:table-cell>
          <table:table-cell table:formula="of:=[.E164]*100" office:value-type="float" office:value="3.592794" calcext:value-type="float">
            <text:p>3.592794</text:p>
          </table:table-cell>
          <table:table-cell table:formula="of:=[.F164]*100" office:value-type="float" office:value="10.768811" calcext:value-type="float">
            <text:p>10.768811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79.1596221924" calcext:value-type="float">
            <text:p>179.1596221924</text:p>
          </table:table-cell>
          <table:table-cell office:value-type="float" office:value="-1.825135557" calcext:value-type="float">
            <text:p>-1.8251355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644907" calcext:value-type="float">
            <text:p>0.03644907</text:p>
          </table:table-cell>
          <table:table-cell office:value-type="float" office:value="0.11699553" calcext:value-type="float">
            <text:p>0.11699553</text:p>
          </table:table-cell>
          <table:table-cell office:value-type="float" office:value="0.0011296943" calcext:value-type="float">
            <text:p>0.0011296943</text:p>
          </table:table-cell>
          <table:table-cell office:value-type="float" office:value="438" calcext:value-type="float">
            <text:p>438</text:p>
          </table:table-cell>
          <table:table-cell table:formula="of:=[.B165]-180" office:value-type="float" office:value="-0.840377807599992" calcext:value-type="float">
            <text:p>-0.8403778076</text:p>
          </table:table-cell>
          <table:table-cell table:formula="of:=[.D165]*100" office:value-type="float" office:value="0.10237865" calcext:value-type="float">
            <text:p>0.10237865</text:p>
          </table:table-cell>
          <table:table-cell table:formula="of:=[.E165]*100" office:value-type="float" office:value="3.644907" calcext:value-type="float">
            <text:p>3.644907</text:p>
          </table:table-cell>
          <table:table-cell table:formula="of:=[.F165]*100" office:value-type="float" office:value="11.699553" calcext:value-type="float">
            <text:p>11.699553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79.1289520264" calcext:value-type="float">
            <text:p>179.1289520264</text:p>
          </table:table-cell>
          <table:table-cell office:value-type="float" office:value="-1.729738123" calcext:value-type="float">
            <text:p>-1.7297381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616047" calcext:value-type="float">
            <text:p>0.03616047</text:p>
          </table:table-cell>
          <table:table-cell office:value-type="float" office:value="0.11699553" calcext:value-type="float">
            <text:p>0.11699553</text:p>
          </table:table-cell>
          <table:table-cell office:value-type="float" office:value="0.0008321639" calcext:value-type="float">
            <text:p>0.0008321639</text:p>
          </table:table-cell>
          <table:table-cell office:value-type="float" office:value="439" calcext:value-type="float">
            <text:p>439</text:p>
          </table:table-cell>
          <table:table-cell table:formula="of:=[.B166]-180" office:value-type="float" office:value="-0.871047973600014" calcext:value-type="float">
            <text:p>-0.8710479736</text:p>
          </table:table-cell>
          <table:table-cell table:formula="of:=[.D166]*100" office:value-type="float" office:value="0.10237865" calcext:value-type="float">
            <text:p>0.10237865</text:p>
          </table:table-cell>
          <table:table-cell table:formula="of:=[.E166]*100" office:value-type="float" office:value="3.616047" calcext:value-type="float">
            <text:p>3.616047</text:p>
          </table:table-cell>
          <table:table-cell table:formula="of:=[.F166]*100" office:value-type="float" office:value="11.699553" calcext:value-type="float">
            <text:p>11.699553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79.1076507568" calcext:value-type="float">
            <text:p>179.1076507568</text:p>
          </table:table-cell>
          <table:table-cell office:value-type="float" office:value="-1.674416769" calcext:value-type="float">
            <text:p>-1.6744167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55994" calcext:value-type="float">
            <text:p>0.0355994</text:p>
          </table:table-cell>
          <table:table-cell office:value-type="float" office:value="0.11847691" calcext:value-type="float">
            <text:p>0.11847691</text:p>
          </table:table-cell>
          <table:table-cell office:value-type="float" office:value="0.000622149" calcext:value-type="float">
            <text:p>0.000622149</text:p>
          </table:table-cell>
          <table:table-cell office:value-type="float" office:value="440" calcext:value-type="float">
            <text:p>440</text:p>
          </table:table-cell>
          <table:table-cell table:formula="of:=[.B167]-180" office:value-type="float" office:value="-0.892349243199988" calcext:value-type="float">
            <text:p>-0.8923492432</text:p>
          </table:table-cell>
          <table:table-cell table:formula="of:=[.D167]*100" office:value-type="float" office:value="0.10237865" calcext:value-type="float">
            <text:p>0.10237865</text:p>
          </table:table-cell>
          <table:table-cell table:formula="of:=[.E167]*100" office:value-type="float" office:value="3.55994" calcext:value-type="float">
            <text:p>3.55994</text:p>
          </table:table-cell>
          <table:table-cell table:formula="of:=[.F167]*100" office:value-type="float" office:value="11.847691" calcext:value-type="float">
            <text:p>11.847691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79.0852661133" calcext:value-type="float">
            <text:p>179.0852661133</text:p>
          </table:table-cell>
          <table:table-cell office:value-type="float" office:value="-1.5910017144" calcext:value-type="float">
            <text:p>-1.59100171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46695" calcext:value-type="float">
            <text:p>0.0346695</text:p>
          </table:table-cell>
          <table:table-cell office:value-type="float" office:value="0.12513326" calcext:value-type="float">
            <text:p>0.12513326</text:p>
          </table:table-cell>
          <table:table-cell office:value-type="float" office:value="0.0004168146" calcext:value-type="float">
            <text:p>0.0004168146</text:p>
          </table:table-cell>
          <table:table-cell office:value-type="float" office:value="441" calcext:value-type="float">
            <text:p>441</text:p>
          </table:table-cell>
          <table:table-cell table:formula="of:=[.B168]-180" office:value-type="float" office:value="-0.914733886699992" calcext:value-type="float">
            <text:p>-0.9147338867</text:p>
          </table:table-cell>
          <table:table-cell table:formula="of:=[.D168]*100" office:value-type="float" office:value="0.10237865" calcext:value-type="float">
            <text:p>0.10237865</text:p>
          </table:table-cell>
          <table:table-cell table:formula="of:=[.E168]*100" office:value-type="float" office:value="3.46695" calcext:value-type="float">
            <text:p>3.46695</text:p>
          </table:table-cell>
          <table:table-cell table:formula="of:=[.F168]*100" office:value-type="float" office:value="12.513326" calcext:value-type="float">
            <text:p>12.513326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179.079498291" calcext:value-type="float">
            <text:p>179.079498291</text:p>
          </table:table-cell>
          <table:table-cell office:value-type="float" office:value="-1.4573993694" calcext:value-type="float">
            <text:p>-1.45739936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1593" calcext:value-type="float">
            <text:p>0.0331593</text:p>
          </table:table-cell>
          <table:table-cell office:value-type="float" office:value="0.12513326" calcext:value-type="float">
            <text:p>0.12513326</text:p>
          </table:table-cell>
          <table:table-cell office:value-type="float" office:value="0.0000902255" calcext:value-type="float">
            <text:p>9.02255E-05</text:p>
          </table:table-cell>
          <table:table-cell office:value-type="float" office:value="442" calcext:value-type="float">
            <text:p>442</text:p>
          </table:table-cell>
          <table:table-cell table:formula="of:=[.B169]-180" office:value-type="float" office:value="-0.920501709000007" calcext:value-type="float">
            <text:p>-0.920501709</text:p>
          </table:table-cell>
          <table:table-cell table:formula="of:=[.D169]*100" office:value-type="float" office:value="0.10237865" calcext:value-type="float">
            <text:p>0.10237865</text:p>
          </table:table-cell>
          <table:table-cell table:formula="of:=[.E169]*100" office:value-type="float" office:value="3.31593" calcext:value-type="float">
            <text:p>3.31593</text:p>
          </table:table-cell>
          <table:table-cell table:formula="of:=[.F169]*100" office:value-type="float" office:value="12.513326" calcext:value-type="float">
            <text:p>12.513326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179.0767822266" calcext:value-type="float">
            <text:p>179.0767822266</text:p>
          </table:table-cell>
          <table:table-cell office:value-type="float" office:value="-1.3455395314" calcext:value-type="float">
            <text:p>-1.34553953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4073" calcext:value-type="float">
            <text:p>0.0314073</text:p>
          </table:table-cell>
          <table:table-cell office:value-type="float" office:value="0.12596391" calcext:value-type="float">
            <text:p>0.12596391</text:p>
          </table:table-cell>
          <table:table-cell office:value-type="float" office:value="-0.000135059" calcext:value-type="float">
            <text:p>-0.000135059</text:p>
          </table:table-cell>
          <table:table-cell office:value-type="float" office:value="443" calcext:value-type="float">
            <text:p>443</text:p>
          </table:table-cell>
          <table:table-cell table:formula="of:=[.B170]-180" office:value-type="float" office:value="-0.923217773400012" calcext:value-type="float">
            <text:p>-0.9232177734</text:p>
          </table:table-cell>
          <table:table-cell table:formula="of:=[.D170]*100" office:value-type="float" office:value="0.10237865" calcext:value-type="float">
            <text:p>0.10237865</text:p>
          </table:table-cell>
          <table:table-cell table:formula="of:=[.E170]*100" office:value-type="float" office:value="3.14073" calcext:value-type="float">
            <text:p>3.14073</text:p>
          </table:table-cell>
          <table:table-cell table:formula="of:=[.F170]*100" office:value-type="float" office:value="12.596391" calcext:value-type="float">
            <text:p>12.596391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179.0862426758" calcext:value-type="float">
            <text:p>179.0862426758</text:p>
          </table:table-cell>
          <table:table-cell office:value-type="float" office:value="-1.1834799848" calcext:value-type="float">
            <text:p>-1.18347998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915958" calcext:value-type="float">
            <text:p>0.02915958</text:p>
          </table:table-cell>
          <table:table-cell office:value-type="float" office:value="0.13182066" calcext:value-type="float">
            <text:p>0.13182066</text:p>
          </table:table-cell>
          <table:table-cell office:value-type="float" office:value="-0.0004097509" calcext:value-type="float">
            <text:p>-0.0004097509</text:p>
          </table:table-cell>
          <table:table-cell office:value-type="float" office:value="444" calcext:value-type="float">
            <text:p>444</text:p>
          </table:table-cell>
          <table:table-cell table:formula="of:=[.B171]-180" office:value-type="float" office:value="-0.913757324199992" calcext:value-type="float">
            <text:p>-0.9137573242</text:p>
          </table:table-cell>
          <table:table-cell table:formula="of:=[.D171]*100" office:value-type="float" office:value="0.10237865" calcext:value-type="float">
            <text:p>0.10237865</text:p>
          </table:table-cell>
          <table:table-cell table:formula="of:=[.E171]*100" office:value-type="float" office:value="2.915958" calcext:value-type="float">
            <text:p>2.915958</text:p>
          </table:table-cell>
          <table:table-cell table:formula="of:=[.F171]*100" office:value-type="float" office:value="13.182066" calcext:value-type="float">
            <text:p>13.182066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79.1017303467" calcext:value-type="float">
            <text:p>179.1017303467</text:p>
          </table:table-cell>
          <table:table-cell office:value-type="float" office:value="-1.103667889" calcext:value-type="float">
            <text:p>-1.1036678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712973" calcext:value-type="float">
            <text:p>0.02712973</text:p>
          </table:table-cell>
          <table:table-cell office:value-type="float" office:value="0.13182066" calcext:value-type="float">
            <text:p>0.13182066</text:p>
          </table:table-cell>
          <table:table-cell office:value-type="float" office:value="-0.0004111526" calcext:value-type="float">
            <text:p>-0.0004111526</text:p>
          </table:table-cell>
          <table:table-cell office:value-type="float" office:value="445" calcext:value-type="float">
            <text:p>445</text:p>
          </table:table-cell>
          <table:table-cell table:formula="of:=[.B172]-180" office:value-type="float" office:value="-0.898269653299991" calcext:value-type="float">
            <text:p>-0.8982696533</text:p>
          </table:table-cell>
          <table:table-cell table:formula="of:=[.D172]*100" office:value-type="float" office:value="0.10237865" calcext:value-type="float">
            <text:p>0.10237865</text:p>
          </table:table-cell>
          <table:table-cell table:formula="of:=[.E172]*100" office:value-type="float" office:value="2.712973" calcext:value-type="float">
            <text:p>2.712973</text:p>
          </table:table-cell>
          <table:table-cell table:formula="of:=[.F172]*100" office:value-type="float" office:value="13.182066" calcext:value-type="float">
            <text:p>13.182066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179.1186981201" calcext:value-type="float">
            <text:p>179.1186981201</text:p>
          </table:table-cell>
          <table:table-cell office:value-type="float" office:value="-0.8847064928" calcext:value-type="float">
            <text:p>-0.88470649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431756" calcext:value-type="float">
            <text:p>0.02431756</text:p>
          </table:table-cell>
          <table:table-cell office:value-type="float" office:value="0.13689996" calcext:value-type="float">
            <text:p>0.13689996</text:p>
          </table:table-cell>
          <table:table-cell office:value-type="float" office:value="-0.000806885" calcext:value-type="float">
            <text:p>-0.000806885</text:p>
          </table:table-cell>
          <table:table-cell office:value-type="float" office:value="446" calcext:value-type="float">
            <text:p>446</text:p>
          </table:table-cell>
          <table:table-cell table:formula="of:=[.B173]-180" office:value-type="float" office:value="-0.881301879900008" calcext:value-type="float">
            <text:p>-0.8813018799</text:p>
          </table:table-cell>
          <table:table-cell table:formula="of:=[.D173]*100" office:value-type="float" office:value="0.10237865" calcext:value-type="float">
            <text:p>0.10237865</text:p>
          </table:table-cell>
          <table:table-cell table:formula="of:=[.E173]*100" office:value-type="float" office:value="2.431756" calcext:value-type="float">
            <text:p>2.431756</text:p>
          </table:table-cell>
          <table:table-cell table:formula="of:=[.F173]*100" office:value-type="float" office:value="13.689996" calcext:value-type="float">
            <text:p>13.68999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79.1277923584" calcext:value-type="float">
            <text:p>179.1277923584</text:p>
          </table:table-cell>
          <table:table-cell office:value-type="float" office:value="-0.714007783" calcext:value-type="float">
            <text:p>-0.7140077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130576" calcext:value-type="float">
            <text:p>0.02130576</text:p>
          </table:table-cell>
          <table:table-cell office:value-type="float" office:value="0.13689996" calcext:value-type="float">
            <text:p>0.13689996</text:p>
          </table:table-cell>
          <table:table-cell office:value-type="float" office:value="-0.0009765225" calcext:value-type="float">
            <text:p>-0.0009765225</text:p>
          </table:table-cell>
          <table:table-cell office:value-type="float" office:value="447" calcext:value-type="float">
            <text:p>447</text:p>
          </table:table-cell>
          <table:table-cell table:formula="of:=[.B174]-180" office:value-type="float" office:value="-0.872207641599999" calcext:value-type="float">
            <text:p>-0.8722076416</text:p>
          </table:table-cell>
          <table:table-cell table:formula="of:=[.D174]*100" office:value-type="float" office:value="0.10237865" calcext:value-type="float">
            <text:p>0.10237865</text:p>
          </table:table-cell>
          <table:table-cell table:formula="of:=[.E174]*100" office:value-type="float" office:value="2.130576" calcext:value-type="float">
            <text:p>2.130576</text:p>
          </table:table-cell>
          <table:table-cell table:formula="of:=[.F174]*100" office:value-type="float" office:value="13.689996" calcext:value-type="float">
            <text:p>13.689996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179.1246337891" calcext:value-type="float">
            <text:p>179.1246337891</text:p>
          </table:table-cell>
          <table:table-cell office:value-type="float" office:value="-0.6172459463" calcext:value-type="float">
            <text:p>-0.61724594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865375" calcext:value-type="float">
            <text:p>0.01865375</text:p>
          </table:table-cell>
          <table:table-cell office:value-type="float" office:value="0.13668762" calcext:value-type="float">
            <text:p>0.13668762</text:p>
          </table:table-cell>
          <table:table-cell office:value-type="float" office:value="-0.0008759718" calcext:value-type="float">
            <text:p>-0.0008759718</text:p>
          </table:table-cell>
          <table:table-cell office:value-type="float" office:value="448" calcext:value-type="float">
            <text:p>448</text:p>
          </table:table-cell>
          <table:table-cell table:formula="of:=[.B175]-180" office:value-type="float" office:value="-0.875366210900012" calcext:value-type="float">
            <text:p>-0.8753662109</text:p>
          </table:table-cell>
          <table:table-cell table:formula="of:=[.D175]*100" office:value-type="float" office:value="0.10237865" calcext:value-type="float">
            <text:p>0.10237865</text:p>
          </table:table-cell>
          <table:table-cell table:formula="of:=[.E175]*100" office:value-type="float" office:value="1.865375" calcext:value-type="float">
            <text:p>1.865375</text:p>
          </table:table-cell>
          <table:table-cell table:formula="of:=[.F175]*100" office:value-type="float" office:value="13.668762" calcext:value-type="float">
            <text:p>13.668762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79.118560791" calcext:value-type="float">
            <text:p>179.118560791</text:p>
          </table:table-cell>
          <table:table-cell office:value-type="float" office:value="-0.4944483657" calcext:value-type="float">
            <text:p>-0.49444836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06797" calcext:value-type="float">
            <text:p>0.01606797</text:p>
          </table:table-cell>
          <table:table-cell office:value-type="float" office:value="0.14029272" calcext:value-type="float">
            <text:p>0.14029272</text:p>
          </table:table-cell>
          <table:table-cell office:value-type="float" office:value="-0.0009470703" calcext:value-type="float">
            <text:p>-0.0009470703</text:p>
          </table:table-cell>
          <table:table-cell office:value-type="float" office:value="449" calcext:value-type="float">
            <text:p>449</text:p>
          </table:table-cell>
          <table:table-cell table:formula="of:=[.B176]-180" office:value-type="float" office:value="-0.881439209000007" calcext:value-type="float">
            <text:p>-0.881439209</text:p>
          </table:table-cell>
          <table:table-cell table:formula="of:=[.D176]*100" office:value-type="float" office:value="0.10237865" calcext:value-type="float">
            <text:p>0.10237865</text:p>
          </table:table-cell>
          <table:table-cell table:formula="of:=[.E176]*100" office:value-type="float" office:value="1.606797" calcext:value-type="float">
            <text:p>1.606797</text:p>
          </table:table-cell>
          <table:table-cell table:formula="of:=[.F176]*100" office:value-type="float" office:value="14.029272" calcext:value-type="float">
            <text:p>14.029272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79.1139068604" calcext:value-type="float">
            <text:p>179.1139068604</text:p>
          </table:table-cell>
          <table:table-cell office:value-type="float" office:value="-0.2774754767" calcext:value-type="float">
            <text:p>-0.27747547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8986" calcext:value-type="float">
            <text:p>0.0128986</text:p>
          </table:table-cell>
          <table:table-cell office:value-type="float" office:value="0.14029272" calcext:value-type="float">
            <text:p>0.14029272</text:p>
          </table:table-cell>
          <table:table-cell office:value-type="float" office:value="-0.0010868261" calcext:value-type="float">
            <text:p>-0.0010868261</text:p>
          </table:table-cell>
          <table:table-cell office:value-type="float" office:value="450" calcext:value-type="float">
            <text:p>450</text:p>
          </table:table-cell>
          <table:table-cell table:formula="of:=[.B177]-180" office:value-type="float" office:value="-0.886093139600007" calcext:value-type="float">
            <text:p>-0.8860931396</text:p>
          </table:table-cell>
          <table:table-cell table:formula="of:=[.D177]*100" office:value-type="float" office:value="0.10237865" calcext:value-type="float">
            <text:p>0.10237865</text:p>
          </table:table-cell>
          <table:table-cell table:formula="of:=[.E177]*100" office:value-type="float" office:value="1.28986" calcext:value-type="float">
            <text:p>1.28986</text:p>
          </table:table-cell>
          <table:table-cell table:formula="of:=[.F177]*100" office:value-type="float" office:value="14.029272" calcext:value-type="float">
            <text:p>14.029272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79.0871582031" calcext:value-type="float">
            <text:p>179.0871582031</text:p>
          </table:table-cell>
          <table:table-cell office:value-type="float" office:value="-0.2275896108" calcext:value-type="float">
            <text:p>-0.22758961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45404" calcext:value-type="float">
            <text:p>0.01045404</text:p>
          </table:table-cell>
          <table:table-cell office:value-type="float" office:value="0.14196558" calcext:value-type="float">
            <text:p>0.14196558</text:p>
          </table:table-cell>
          <table:table-cell office:value-type="float" office:value="-0.0010172875" calcext:value-type="float">
            <text:p>-0.0010172875</text:p>
          </table:table-cell>
          <table:table-cell office:value-type="float" office:value="451" calcext:value-type="float">
            <text:p>451</text:p>
          </table:table-cell>
          <table:table-cell table:formula="of:=[.B178]-180" office:value-type="float" office:value="-0.912841796900011" calcext:value-type="float">
            <text:p>-0.9128417969</text:p>
          </table:table-cell>
          <table:table-cell table:formula="of:=[.D178]*100" office:value-type="float" office:value="0.10237865" calcext:value-type="float">
            <text:p>0.10237865</text:p>
          </table:table-cell>
          <table:table-cell table:formula="of:=[.E178]*100" office:value-type="float" office:value="1.045404" calcext:value-type="float">
            <text:p>1.045404</text:p>
          </table:table-cell>
          <table:table-cell table:formula="of:=[.F178]*100" office:value-type="float" office:value="14.196558" calcext:value-type="float">
            <text:p>14.196558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79.0867919922" calcext:value-type="float">
            <text:p>179.0867919922</text:p>
          </table:table-cell>
          <table:table-cell office:value-type="float" office:value="-0.0287236588" calcext:value-type="float">
            <text:p>-0.02872365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9946" calcext:value-type="float">
            <text:p>0.00749946</text:p>
          </table:table-cell>
          <table:table-cell office:value-type="float" office:value="0.14196558" calcext:value-type="float">
            <text:p>0.14196558</text:p>
          </table:table-cell>
          <table:table-cell office:value-type="float" office:value="-0.0011413424" calcext:value-type="float">
            <text:p>-0.0011413424</text:p>
          </table:table-cell>
          <table:table-cell office:value-type="float" office:value="452" calcext:value-type="float">
            <text:p>452</text:p>
          </table:table-cell>
          <table:table-cell table:formula="of:=[.B179]-180" office:value-type="float" office:value="-0.913208007799994" calcext:value-type="float">
            <text:p>-0.9132080078</text:p>
          </table:table-cell>
          <table:table-cell table:formula="of:=[.D179]*100" office:value-type="float" office:value="0.10237865" calcext:value-type="float">
            <text:p>0.10237865</text:p>
          </table:table-cell>
          <table:table-cell table:formula="of:=[.E179]*100" office:value-type="float" office:value="0.749946" calcext:value-type="float">
            <text:p>0.749946</text:p>
          </table:table-cell>
          <table:table-cell table:formula="of:=[.F179]*100" office:value-type="float" office:value="14.196558" calcext:value-type="float">
            <text:p>14.196558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9.086517334" calcext:value-type="float">
            <text:p>179.086517334</text:p>
          </table:table-cell>
          <table:table-cell office:value-type="float" office:value="0.0389804547" calcext:value-type="float">
            <text:p>0.03898045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7928" calcext:value-type="float">
            <text:p>0.00507928</text:p>
          </table:table-cell>
          <table:table-cell office:value-type="float" office:value="0.14108369" calcext:value-type="float">
            <text:p>0.14108369</text:p>
          </table:table-cell>
          <table:table-cell office:value-type="float" office:value="-0.0009347319" calcext:value-type="float">
            <text:p>-0.0009347319</text:p>
          </table:table-cell>
          <table:table-cell office:value-type="float" office:value="453" calcext:value-type="float">
            <text:p>453</text:p>
          </table:table-cell>
          <table:table-cell table:formula="of:=[.B180]-180" office:value-type="float" office:value="-0.913482665999993" calcext:value-type="float">
            <text:p>-0.913482666</text:p>
          </table:table-cell>
          <table:table-cell table:formula="of:=[.D180]*100" office:value-type="float" office:value="0.10237865" calcext:value-type="float">
            <text:p>0.10237865</text:p>
          </table:table-cell>
          <table:table-cell table:formula="of:=[.E180]*100" office:value-type="float" office:value="0.507928" calcext:value-type="float">
            <text:p>0.507928</text:p>
          </table:table-cell>
          <table:table-cell table:formula="of:=[.F180]*100" office:value-type="float" office:value="14.108369" calcext:value-type="float">
            <text:p>14.108369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79.1006011963" calcext:value-type="float">
            <text:p>179.1006011963</text:p>
          </table:table-cell>
          <table:table-cell office:value-type="float" office:value="0.146024028" calcext:value-type="float">
            <text:p>0.1460240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5299" calcext:value-type="float">
            <text:p>0.00275299</text:p>
          </table:table-cell>
          <table:table-cell office:value-type="float" office:value="0.14202504" calcext:value-type="float">
            <text:p>0.14202504</text:p>
          </table:table-cell>
          <table:table-cell office:value-type="float" office:value="-0.0009676248" calcext:value-type="float">
            <text:p>-0.0009676248</text:p>
          </table:table-cell>
          <table:table-cell office:value-type="float" office:value="454" calcext:value-type="float">
            <text:p>454</text:p>
          </table:table-cell>
          <table:table-cell table:formula="of:=[.B181]-180" office:value-type="float" office:value="-0.899398803699995" calcext:value-type="float">
            <text:p>-0.8993988037</text:p>
          </table:table-cell>
          <table:table-cell table:formula="of:=[.D181]*100" office:value-type="float" office:value="0.10237865" calcext:value-type="float">
            <text:p>0.10237865</text:p>
          </table:table-cell>
          <table:table-cell table:formula="of:=[.E181]*100" office:value-type="float" office:value="0.275299" calcext:value-type="float">
            <text:p>0.275299</text:p>
          </table:table-cell>
          <table:table-cell table:formula="of:=[.F181]*100" office:value-type="float" office:value="14.202504" calcext:value-type="float">
            <text:p>14.20250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79.1004943848" calcext:value-type="float">
            <text:p>179.1004943848</text:p>
          </table:table-cell>
          <table:table-cell office:value-type="float" office:value="0.2719441655" calcext:value-type="float">
            <text:p>0.27194416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6345" calcext:value-type="float">
            <text:p>0.00036345</text:p>
          </table:table-cell>
          <table:table-cell office:value-type="float" office:value="0.14202504" calcext:value-type="float">
            <text:p>0.14202504</text:p>
          </table:table-cell>
          <table:table-cell office:value-type="float" office:value="-0.000964898" calcext:value-type="float">
            <text:p>-0.000964898</text:p>
          </table:table-cell>
          <table:table-cell office:value-type="float" office:value="455" calcext:value-type="float">
            <text:p>455</text:p>
          </table:table-cell>
          <table:table-cell table:formula="of:=[.B182]-180" office:value-type="float" office:value="-0.899505615200013" calcext:value-type="float">
            <text:p>-0.8995056152</text:p>
          </table:table-cell>
          <table:table-cell table:formula="of:=[.D182]*100" office:value-type="float" office:value="0.10237865" calcext:value-type="float">
            <text:p>0.10237865</text:p>
          </table:table-cell>
          <table:table-cell table:formula="of:=[.E182]*100" office:value-type="float" office:value="0.036345" calcext:value-type="float">
            <text:p>0.036345</text:p>
          </table:table-cell>
          <table:table-cell table:formula="of:=[.F182]*100" office:value-type="float" office:value="14.202504" calcext:value-type="float">
            <text:p>14.202504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79.1060333252" calcext:value-type="float">
            <text:p>179.1060333252</text:p>
          </table:table-cell>
          <table:table-cell office:value-type="float" office:value="0.4290590326" calcext:value-type="float">
            <text:p>0.42905903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27617" calcext:value-type="float">
            <text:p>-0.00227617</text:p>
          </table:table-cell>
          <table:table-cell office:value-type="float" office:value="0.1404742" calcext:value-type="float">
            <text:p>0.1404742</text:p>
          </table:table-cell>
          <table:table-cell office:value-type="float" office:value="-0.0010355978" calcext:value-type="float">
            <text:p>-0.0010355978</text:p>
          </table:table-cell>
          <table:table-cell office:value-type="float" office:value="456" calcext:value-type="float">
            <text:p>456</text:p>
          </table:table-cell>
          <table:table-cell table:formula="of:=[.B183]-180" office:value-type="float" office:value="-0.893966674799998" calcext:value-type="float">
            <text:p>-0.8939666748</text:p>
          </table:table-cell>
          <table:table-cell table:formula="of:=[.D183]*100" office:value-type="float" office:value="0.10237865" calcext:value-type="float">
            <text:p>0.10237865</text:p>
          </table:table-cell>
          <table:table-cell table:formula="of:=[.E183]*100" office:value-type="float" office:value="-0.227617" calcext:value-type="float">
            <text:p>-0.227617</text:p>
          </table:table-cell>
          <table:table-cell table:formula="of:=[.F183]*100" office:value-type="float" office:value="14.04742" calcext:value-type="float">
            <text:p>14.04742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79.1114807129" calcext:value-type="float">
            <text:p>179.1114807129</text:p>
          </table:table-cell>
          <table:table-cell office:value-type="float" office:value="0.4894419125" calcext:value-type="float">
            <text:p>0.48944191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443767" calcext:value-type="float">
            <text:p>-0.00443767</text:p>
          </table:table-cell>
          <table:table-cell office:value-type="float" office:value="0.1404742" calcext:value-type="float">
            <text:p>0.1404742</text:p>
          </table:table-cell>
          <table:table-cell office:value-type="float" office:value="-0.0008725967" calcext:value-type="float">
            <text:p>-0.0008725967</text:p>
          </table:table-cell>
          <table:table-cell office:value-type="float" office:value="457" calcext:value-type="float">
            <text:p>457</text:p>
          </table:table-cell>
          <table:table-cell table:formula="of:=[.B184]-180" office:value-type="float" office:value="-0.888519287099996" calcext:value-type="float">
            <text:p>-0.8885192871</text:p>
          </table:table-cell>
          <table:table-cell table:formula="of:=[.D184]*100" office:value-type="float" office:value="0.10237865" calcext:value-type="float">
            <text:p>0.10237865</text:p>
          </table:table-cell>
          <table:table-cell table:formula="of:=[.E184]*100" office:value-type="float" office:value="-0.443767" calcext:value-type="float">
            <text:p>-0.443767</text:p>
          </table:table-cell>
          <table:table-cell table:formula="of:=[.F184]*100" office:value-type="float" office:value="14.04742" calcext:value-type="float">
            <text:p>14.04742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79.1119689941" calcext:value-type="float">
            <text:p>179.1119689941</text:p>
          </table:table-cell>
          <table:table-cell office:value-type="float" office:value="0.6160707377" calcext:value-type="float">
            <text:p>0.61607073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72212" calcext:value-type="float">
            <text:p>-0.00672212</text:p>
          </table:table-cell>
          <table:table-cell office:value-type="float" office:value="0.13906153" calcext:value-type="float">
            <text:p>0.13906153</text:p>
          </table:table-cell>
          <table:table-cell office:value-type="float" office:value="-0.0009398231" calcext:value-type="float">
            <text:p>-0.0009398231</text:p>
          </table:table-cell>
          <table:table-cell office:value-type="float" office:value="458" calcext:value-type="float">
            <text:p>458</text:p>
          </table:table-cell>
          <table:table-cell table:formula="of:=[.B185]-180" office:value-type="float" office:value="-0.88803100589999" calcext:value-type="float">
            <text:p>-0.8880310059</text:p>
          </table:table-cell>
          <table:table-cell table:formula="of:=[.D185]*100" office:value-type="float" office:value="0.10237865" calcext:value-type="float">
            <text:p>0.10237865</text:p>
          </table:table-cell>
          <table:table-cell table:formula="of:=[.E185]*100" office:value-type="float" office:value="-0.672212" calcext:value-type="float">
            <text:p>-0.672212</text:p>
          </table:table-cell>
          <table:table-cell table:formula="of:=[.F185]*100" office:value-type="float" office:value="13.906153" calcext:value-type="float">
            <text:p>13.906153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79.1054534912" calcext:value-type="float">
            <text:p>179.1054534912</text:p>
          </table:table-cell>
          <table:table-cell office:value-type="float" office:value="0.7532944154" calcext:value-type="float">
            <text:p>0.75329441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915913" calcext:value-type="float">
            <text:p>-0.00915913</text:p>
          </table:table-cell>
          <table:table-cell office:value-type="float" office:value="0.13735993" calcext:value-type="float">
            <text:p>0.13735993</text:p>
          </table:table-cell>
          <table:table-cell office:value-type="float" office:value="-0.0009639309" calcext:value-type="float">
            <text:p>-0.0009639309</text:p>
          </table:table-cell>
          <table:table-cell office:value-type="float" office:value="459" calcext:value-type="float">
            <text:p>459</text:p>
          </table:table-cell>
          <table:table-cell table:formula="of:=[.B186]-180" office:value-type="float" office:value="-0.894546508800005" calcext:value-type="float">
            <text:p>-0.8945465088</text:p>
          </table:table-cell>
          <table:table-cell table:formula="of:=[.D186]*100" office:value-type="float" office:value="0.10237865" calcext:value-type="float">
            <text:p>0.10237865</text:p>
          </table:table-cell>
          <table:table-cell table:formula="of:=[.E186]*100" office:value-type="float" office:value="-0.915913" calcext:value-type="float">
            <text:p>-0.915913</text:p>
          </table:table-cell>
          <table:table-cell table:formula="of:=[.F186]*100" office:value-type="float" office:value="13.735993" calcext:value-type="float">
            <text:p>13.735993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79.1039581299" calcext:value-type="float">
            <text:p>179.1039581299</text:p>
          </table:table-cell>
          <table:table-cell office:value-type="float" office:value="0.7997727853" calcext:value-type="float">
            <text:p>0.79977278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109292" calcext:value-type="float">
            <text:p>-0.01109292</text:p>
          </table:table-cell>
          <table:table-cell office:value-type="float" office:value="0.13735993" calcext:value-type="float">
            <text:p>0.13735993</text:p>
          </table:table-cell>
          <table:table-cell office:value-type="float" office:value="-0.0007654499" calcext:value-type="float">
            <text:p>-0.0007654499</text:p>
          </table:table-cell>
          <table:table-cell office:value-type="float" office:value="460" calcext:value-type="float">
            <text:p>460</text:p>
          </table:table-cell>
          <table:table-cell table:formula="of:=[.B187]-180" office:value-type="float" office:value="-0.896041870099992" calcext:value-type="float">
            <text:p>-0.8960418701</text:p>
          </table:table-cell>
          <table:table-cell table:formula="of:=[.D187]*100" office:value-type="float" office:value="0.10237865" calcext:value-type="float">
            <text:p>0.10237865</text:p>
          </table:table-cell>
          <table:table-cell table:formula="of:=[.E187]*100" office:value-type="float" office:value="-1.109292" calcext:value-type="float">
            <text:p>-1.109292</text:p>
          </table:table-cell>
          <table:table-cell table:formula="of:=[.F187]*100" office:value-type="float" office:value="13.735993" calcext:value-type="float">
            <text:p>13.735993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79.1041259766" calcext:value-type="float">
            <text:p>179.1041259766</text:p>
          </table:table-cell>
          <table:table-cell office:value-type="float" office:value="0.9758380973" calcext:value-type="float">
            <text:p>0.97583809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355516" calcext:value-type="float">
            <text:p>-0.01355516</text:p>
          </table:table-cell>
          <table:table-cell office:value-type="float" office:value="0.13556898" calcext:value-type="float">
            <text:p>0.13556898</text:p>
          </table:table-cell>
          <table:table-cell office:value-type="float" office:value="-0.000833579" calcext:value-type="float">
            <text:p>-0.000833579</text:p>
          </table:table-cell>
          <table:table-cell office:value-type="float" office:value="461" calcext:value-type="float">
            <text:p>461</text:p>
          </table:table-cell>
          <table:table-cell table:formula="of:=[.B188]-180" office:value-type="float" office:value="-0.895874023400012" calcext:value-type="float">
            <text:p>-0.8958740234</text:p>
          </table:table-cell>
          <table:table-cell table:formula="of:=[.D188]*100" office:value-type="float" office:value="0.10237865" calcext:value-type="float">
            <text:p>0.10237865</text:p>
          </table:table-cell>
          <table:table-cell table:formula="of:=[.E188]*100" office:value-type="float" office:value="-1.355516" calcext:value-type="float">
            <text:p>-1.355516</text:p>
          </table:table-cell>
          <table:table-cell table:formula="of:=[.F188]*100" office:value-type="float" office:value="13.556898" calcext:value-type="float">
            <text:p>13.556898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79.1119537354" calcext:value-type="float">
            <text:p>179.1119537354</text:p>
          </table:table-cell>
          <table:table-cell office:value-type="float" office:value="1.0139399191" calcext:value-type="float">
            <text:p>1.01393991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544993" calcext:value-type="float">
            <text:p>-0.01544993</text:p>
          </table:table-cell>
          <table:table-cell office:value-type="float" office:value="0.13264476" calcext:value-type="float">
            <text:p>0.13264476</text:p>
          </table:table-cell>
          <table:table-cell office:value-type="float" office:value="-0.000783682" calcext:value-type="float">
            <text:p>-0.000783682</text:p>
          </table:table-cell>
          <table:table-cell office:value-type="float" office:value="462" calcext:value-type="float">
            <text:p>462</text:p>
          </table:table-cell>
          <table:table-cell table:formula="of:=[.B189]-180" office:value-type="float" office:value="-0.888046264600007" calcext:value-type="float">
            <text:p>-0.8880462646</text:p>
          </table:table-cell>
          <table:table-cell table:formula="of:=[.D189]*100" office:value-type="float" office:value="0.10237865" calcext:value-type="float">
            <text:p>0.10237865</text:p>
          </table:table-cell>
          <table:table-cell table:formula="of:=[.E189]*100" office:value-type="float" office:value="-1.544993" calcext:value-type="float">
            <text:p>-1.544993</text:p>
          </table:table-cell>
          <table:table-cell table:formula="of:=[.F189]*100" office:value-type="float" office:value="13.264476" calcext:value-type="float">
            <text:p>13.264476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79.1149597168" calcext:value-type="float">
            <text:p>179.1149597168</text:p>
          </table:table-cell>
          <table:table-cell office:value-type="float" office:value="1.1037494586" calcext:value-type="float">
            <text:p>1.10374945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731122" calcext:value-type="float">
            <text:p>-0.01731122</text:p>
          </table:table-cell>
          <table:table-cell office:value-type="float" office:value="0.13032965" calcext:value-type="float">
            <text:p>0.13032965</text:p>
          </table:table-cell>
          <table:table-cell office:value-type="float" office:value="-0.0006785747" calcext:value-type="float">
            <text:p>-0.0006785747</text:p>
          </table:table-cell>
          <table:table-cell office:value-type="float" office:value="463" calcext:value-type="float">
            <text:p>463</text:p>
          </table:table-cell>
          <table:table-cell table:formula="of:=[.B190]-180" office:value-type="float" office:value="-0.885040283199999" calcext:value-type="float">
            <text:p>-0.8850402832</text:p>
          </table:table-cell>
          <table:table-cell table:formula="of:=[.D190]*100" office:value-type="float" office:value="0.10237865" calcext:value-type="float">
            <text:p>0.10237865</text:p>
          </table:table-cell>
          <table:table-cell table:formula="of:=[.E190]*100" office:value-type="float" office:value="-1.731122" calcext:value-type="float">
            <text:p>-1.731122</text:p>
          </table:table-cell>
          <table:table-cell table:formula="of:=[.F190]*100" office:value-type="float" office:value="13.032965" calcext:value-type="float">
            <text:p>13.032965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79.1116790771" calcext:value-type="float">
            <text:p>179.1116790771</text:p>
          </table:table-cell>
          <table:table-cell office:value-type="float" office:value="1.2066314339" calcext:value-type="float">
            <text:p>1.20663143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923733" calcext:value-type="float">
            <text:p>-0.01923733</text:p>
          </table:table-cell>
          <table:table-cell office:value-type="float" office:value="0.12620831" calcext:value-type="float">
            <text:p>0.12620831</text:p>
          </table:table-cell>
          <table:table-cell office:value-type="float" office:value="-0.0005781151" calcext:value-type="float">
            <text:p>-0.0005781151</text:p>
          </table:table-cell>
          <table:table-cell office:value-type="float" office:value="464" calcext:value-type="float">
            <text:p>464</text:p>
          </table:table-cell>
          <table:table-cell table:formula="of:=[.B191]-180" office:value-type="float" office:value="-0.888320922899993" calcext:value-type="float">
            <text:p>-0.8883209229</text:p>
          </table:table-cell>
          <table:table-cell table:formula="of:=[.D191]*100" office:value-type="float" office:value="0.10237865" calcext:value-type="float">
            <text:p>0.10237865</text:p>
          </table:table-cell>
          <table:table-cell table:formula="of:=[.E191]*100" office:value-type="float" office:value="-1.923733" calcext:value-type="float">
            <text:p>-1.923733</text:p>
          </table:table-cell>
          <table:table-cell table:formula="of:=[.F191]*100" office:value-type="float" office:value="12.620831" calcext:value-type="float">
            <text:p>12.620831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79.1153259277" calcext:value-type="float">
            <text:p>179.1153259277</text:p>
          </table:table-cell>
          <table:table-cell office:value-type="float" office:value="1.23119761" calcext:value-type="float">
            <text:p>1.231197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68461" calcext:value-type="float">
            <text:p>-0.02068461</text:p>
          </table:table-cell>
          <table:table-cell office:value-type="float" office:value="0.12620831" calcext:value-type="float">
            <text:p>0.12620831</text:p>
          </table:table-cell>
          <table:table-cell office:value-type="float" office:value="-0.0004720911" calcext:value-type="float">
            <text:p>-0.0004720911</text:p>
          </table:table-cell>
          <table:table-cell office:value-type="float" office:value="465" calcext:value-type="float">
            <text:p>465</text:p>
          </table:table-cell>
          <table:table-cell table:formula="of:=[.B192]-180" office:value-type="float" office:value="-0.884674072299987" calcext:value-type="float">
            <text:p>-0.8846740723</text:p>
          </table:table-cell>
          <table:table-cell table:formula="of:=[.D192]*100" office:value-type="float" office:value="0.10237865" calcext:value-type="float">
            <text:p>0.10237865</text:p>
          </table:table-cell>
          <table:table-cell table:formula="of:=[.E192]*100" office:value-type="float" office:value="-2.068461" calcext:value-type="float">
            <text:p>-2.068461</text:p>
          </table:table-cell>
          <table:table-cell table:formula="of:=[.F192]*100" office:value-type="float" office:value="12.620831" calcext:value-type="float">
            <text:p>12.620831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79.1248931885" calcext:value-type="float">
            <text:p>179.1248931885</text:p>
          </table:table-cell>
          <table:table-cell office:value-type="float" office:value="1.4428300379" calcext:value-type="float">
            <text:p>1.44283003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305972" calcext:value-type="float">
            <text:p>-0.02305972</text:p>
          </table:table-cell>
          <table:table-cell office:value-type="float" office:value="0.12315396" calcext:value-type="float">
            <text:p>0.12315396</text:p>
          </table:table-cell>
          <table:table-cell office:value-type="float" office:value="-0.0005973156" calcext:value-type="float">
            <text:p>-0.0005973156</text:p>
          </table:table-cell>
          <table:table-cell office:value-type="float" office:value="466" calcext:value-type="float">
            <text:p>466</text:p>
          </table:table-cell>
          <table:table-cell table:formula="of:=[.B193]-180" office:value-type="float" office:value="-0.87510681149999" calcext:value-type="float">
            <text:p>-0.8751068115</text:p>
          </table:table-cell>
          <table:table-cell table:formula="of:=[.D193]*100" office:value-type="float" office:value="0.10237865" calcext:value-type="float">
            <text:p>0.10237865</text:p>
          </table:table-cell>
          <table:table-cell table:formula="of:=[.E193]*100" office:value-type="float" office:value="-2.305972" calcext:value-type="float">
            <text:p>-2.305972</text:p>
          </table:table-cell>
          <table:table-cell table:formula="of:=[.F193]*100" office:value-type="float" office:value="12.315396" calcext:value-type="float">
            <text:p>12.315396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79.1120605469" calcext:value-type="float">
            <text:p>179.1120605469</text:p>
          </table:table-cell>
          <table:table-cell office:value-type="float" office:value="1.4624575633" calcext:value-type="float">
            <text:p>1.46245756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477328" calcext:value-type="float">
            <text:p>-0.02477328</text:p>
          </table:table-cell>
          <table:table-cell office:value-type="float" office:value="0.11788075" calcext:value-type="float">
            <text:p>0.11788075</text:p>
          </table:table-cell>
          <table:table-cell office:value-type="float" office:value="-0.0003980234" calcext:value-type="float">
            <text:p>-0.0003980234</text:p>
          </table:table-cell>
          <table:table-cell office:value-type="float" office:value="467" calcext:value-type="float">
            <text:p>467</text:p>
          </table:table-cell>
          <table:table-cell table:formula="of:=[.B194]-180" office:value-type="float" office:value="-0.887939453099989" calcext:value-type="float">
            <text:p>-0.8879394531</text:p>
          </table:table-cell>
          <table:table-cell table:formula="of:=[.D194]*100" office:value-type="float" office:value="0.10237865" calcext:value-type="float">
            <text:p>0.10237865</text:p>
          </table:table-cell>
          <table:table-cell table:formula="of:=[.E194]*100" office:value-type="float" office:value="-2.477328" calcext:value-type="float">
            <text:p>-2.477328</text:p>
          </table:table-cell>
          <table:table-cell table:formula="of:=[.F194]*100" office:value-type="float" office:value="11.788075" calcext:value-type="float">
            <text:p>11.788075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79.1147613525" calcext:value-type="float">
            <text:p>179.1147613525</text:p>
          </table:table-cell>
          <table:table-cell office:value-type="float" office:value="1.5427699976" calcext:value-type="float">
            <text:p>1.54276999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645052" calcext:value-type="float">
            <text:p>-0.02645052</text:p>
          </table:table-cell>
          <table:table-cell office:value-type="float" office:value="0.11391751" calcext:value-type="float">
            <text:p>0.11391751</text:p>
          </table:table-cell>
          <table:table-cell office:value-type="float" office:value="-0.0004524822" calcext:value-type="float">
            <text:p>-0.0004524822</text:p>
          </table:table-cell>
          <table:table-cell office:value-type="float" office:value="468" calcext:value-type="float">
            <text:p>468</text:p>
          </table:table-cell>
          <table:table-cell table:formula="of:=[.B195]-180" office:value-type="float" office:value="-0.885238647499989" calcext:value-type="float">
            <text:p>-0.8852386475</text:p>
          </table:table-cell>
          <table:table-cell table:formula="of:=[.D195]*100" office:value-type="float" office:value="0.10237865" calcext:value-type="float">
            <text:p>0.10237865</text:p>
          </table:table-cell>
          <table:table-cell table:formula="of:=[.E195]*100" office:value-type="float" office:value="-2.645052" calcext:value-type="float">
            <text:p>-2.645052</text:p>
          </table:table-cell>
          <table:table-cell table:formula="of:=[.F195]*100" office:value-type="float" office:value="11.391751" calcext:value-type="float">
            <text:p>11.391751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79.1236724854" calcext:value-type="float">
            <text:p>179.1236724854</text:p>
          </table:table-cell>
          <table:table-cell office:value-type="float" office:value="1.5347455767" calcext:value-type="float">
            <text:p>1.53474557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751472" calcext:value-type="float">
            <text:p>-0.02751472</text:p>
          </table:table-cell>
          <table:table-cell office:value-type="float" office:value="0.11391751" calcext:value-type="float">
            <text:p>0.11391751</text:p>
          </table:table-cell>
          <table:table-cell office:value-type="float" office:value="-0.0004057838" calcext:value-type="float">
            <text:p>-0.0004057838</text:p>
          </table:table-cell>
          <table:table-cell office:value-type="float" office:value="469" calcext:value-type="float">
            <text:p>469</text:p>
          </table:table-cell>
          <table:table-cell table:formula="of:=[.B196]-180" office:value-type="float" office:value="-0.876327514600007" calcext:value-type="float">
            <text:p>-0.8763275146</text:p>
          </table:table-cell>
          <table:table-cell table:formula="of:=[.D196]*100" office:value-type="float" office:value="0.10237865" calcext:value-type="float">
            <text:p>0.10237865</text:p>
          </table:table-cell>
          <table:table-cell table:formula="of:=[.E196]*100" office:value-type="float" office:value="-2.751472" calcext:value-type="float">
            <text:p>-2.751472</text:p>
          </table:table-cell>
          <table:table-cell table:formula="of:=[.F196]*100" office:value-type="float" office:value="11.391751" calcext:value-type="float">
            <text:p>11.391751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79.1214141846" calcext:value-type="float">
            <text:p>179.1214141846</text:p>
          </table:table-cell>
          <table:table-cell office:value-type="float" office:value="1.559429621" calcext:value-type="float">
            <text:p>1.5594296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838842" calcext:value-type="float">
            <text:p>-0.02838842</text:p>
          </table:table-cell>
          <table:table-cell office:value-type="float" office:value="0.10749646" calcext:value-type="float">
            <text:p>0.10749646</text:p>
          </table:table-cell>
          <table:table-cell office:value-type="float" office:value="-0.0005159265" calcext:value-type="float">
            <text:p>-0.0005159265</text:p>
          </table:table-cell>
          <table:table-cell office:value-type="float" office:value="470" calcext:value-type="float">
            <text:p>470</text:p>
          </table:table-cell>
          <table:table-cell table:formula="of:=[.B197]-180" office:value-type="float" office:value="-0.878585815399987" calcext:value-type="float">
            <text:p>-0.8785858154</text:p>
          </table:table-cell>
          <table:table-cell table:formula="of:=[.D197]*100" office:value-type="float" office:value="0.10237865" calcext:value-type="float">
            <text:p>0.10237865</text:p>
          </table:table-cell>
          <table:table-cell table:formula="of:=[.E197]*100" office:value-type="float" office:value="-2.838842" calcext:value-type="float">
            <text:p>-2.838842</text:p>
          </table:table-cell>
          <table:table-cell table:formula="of:=[.F197]*100" office:value-type="float" office:value="10.749646" calcext:value-type="float">
            <text:p>10.74964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79.1121673584" calcext:value-type="float">
            <text:p>179.1121673584</text:p>
          </table:table-cell>
          <table:table-cell office:value-type="float" office:value="1.5460066342" calcext:value-type="float">
            <text:p>1.54600663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888118" calcext:value-type="float">
            <text:p>-0.02888118</text:p>
          </table:table-cell>
          <table:table-cell office:value-type="float" office:value="0.10248595" calcext:value-type="float">
            <text:p>0.10248595</text:p>
          </table:table-cell>
          <table:table-cell office:value-type="float" office:value="-0.0004999013" calcext:value-type="float">
            <text:p>-0.0004999013</text:p>
          </table:table-cell>
          <table:table-cell office:value-type="float" office:value="471" calcext:value-type="float">
            <text:p>471</text:p>
          </table:table-cell>
          <table:table-cell table:formula="of:=[.B198]-180" office:value-type="float" office:value="-0.887832641599999" calcext:value-type="float">
            <text:p>-0.8878326416</text:p>
          </table:table-cell>
          <table:table-cell table:formula="of:=[.D198]*100" office:value-type="float" office:value="0.10237865" calcext:value-type="float">
            <text:p>0.10237865</text:p>
          </table:table-cell>
          <table:table-cell table:formula="of:=[.E198]*100" office:value-type="float" office:value="-2.888118" calcext:value-type="float">
            <text:p>-2.888118</text:p>
          </table:table-cell>
          <table:table-cell table:formula="of:=[.F198]*100" office:value-type="float" office:value="10.248595" calcext:value-type="float">
            <text:p>10.248595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79.0927429199" calcext:value-type="float">
            <text:p>179.0927429199</text:p>
          </table:table-cell>
          <table:table-cell office:value-type="float" office:value="1.4926762111" calcext:value-type="float">
            <text:p>1.49267621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885407" calcext:value-type="float">
            <text:p>-0.02885407</text:p>
          </table:table-cell>
          <table:table-cell office:value-type="float" office:value="0.09499687" calcext:value-type="float">
            <text:p>0.09499687</text:p>
          </table:table-cell>
          <table:table-cell office:value-type="float" office:value="-0.0005155294" calcext:value-type="float">
            <text:p>-0.0005155294</text:p>
          </table:table-cell>
          <table:table-cell office:value-type="float" office:value="472" calcext:value-type="float">
            <text:p>472</text:p>
          </table:table-cell>
          <table:table-cell table:formula="of:=[.B199]-180" office:value-type="float" office:value="-0.90725708010001" calcext:value-type="float">
            <text:p>-0.9072570801</text:p>
          </table:table-cell>
          <table:table-cell table:formula="of:=[.D199]*100" office:value-type="float" office:value="0.10237865" calcext:value-type="float">
            <text:p>0.10237865</text:p>
          </table:table-cell>
          <table:table-cell table:formula="of:=[.E199]*100" office:value-type="float" office:value="-2.885407" calcext:value-type="float">
            <text:p>-2.885407</text:p>
          </table:table-cell>
          <table:table-cell table:formula="of:=[.F199]*100" office:value-type="float" office:value="9.499687" calcext:value-type="float">
            <text:p>9.499687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79.0858612061" calcext:value-type="float">
            <text:p>179.0858612061</text:p>
          </table:table-cell>
          <table:table-cell office:value-type="float" office:value="1.4554372252" calcext:value-type="float">
            <text:p>1.45543722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858778" calcext:value-type="float">
            <text:p>-0.02858778</text:p>
          </table:table-cell>
          <table:table-cell office:value-type="float" office:value="0.09499687" calcext:value-type="float">
            <text:p>0.09499687</text:p>
          </table:table-cell>
          <table:table-cell office:value-type="float" office:value="-0.0005833404" calcext:value-type="float">
            <text:p>-0.0005833404</text:p>
          </table:table-cell>
          <table:table-cell office:value-type="float" office:value="473" calcext:value-type="float">
            <text:p>473</text:p>
          </table:table-cell>
          <table:table-cell table:formula="of:=[.B200]-180" office:value-type="float" office:value="-0.914138793900008" calcext:value-type="float">
            <text:p>-0.9141387939</text:p>
          </table:table-cell>
          <table:table-cell table:formula="of:=[.D200]*100" office:value-type="float" office:value="0.10237865" calcext:value-type="float">
            <text:p>0.10237865</text:p>
          </table:table-cell>
          <table:table-cell table:formula="of:=[.E200]*100" office:value-type="float" office:value="-2.858778" calcext:value-type="float">
            <text:p>-2.858778</text:p>
          </table:table-cell>
          <table:table-cell table:formula="of:=[.F200]*100" office:value-type="float" office:value="9.499687" calcext:value-type="float">
            <text:p>9.499687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79.0777740479" calcext:value-type="float">
            <text:p>179.0777740479</text:p>
          </table:table-cell>
          <table:table-cell office:value-type="float" office:value="1.3551299219" calcext:value-type="float">
            <text:p>1.35512992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774173" calcext:value-type="float">
            <text:p>-0.02774173</text:p>
          </table:table-cell>
          <table:table-cell office:value-type="float" office:value="0.08892026" calcext:value-type="float">
            <text:p>0.08892026</text:p>
          </table:table-cell>
          <table:table-cell office:value-type="float" office:value="-0.0004987867" calcext:value-type="float">
            <text:p>-0.0004987867</text:p>
          </table:table-cell>
          <table:table-cell office:value-type="float" office:value="474" calcext:value-type="float">
            <text:p>474</text:p>
          </table:table-cell>
          <table:table-cell table:formula="of:=[.B201]-180" office:value-type="float" office:value="-0.922225952100007" calcext:value-type="float">
            <text:p>-0.9222259521</text:p>
          </table:table-cell>
          <table:table-cell table:formula="of:=[.D201]*100" office:value-type="float" office:value="0.10237865" calcext:value-type="float">
            <text:p>0.10237865</text:p>
          </table:table-cell>
          <table:table-cell table:formula="of:=[.E201]*100" office:value-type="float" office:value="-2.774173" calcext:value-type="float">
            <text:p>-2.774173</text:p>
          </table:table-cell>
          <table:table-cell table:formula="of:=[.F201]*100" office:value-type="float" office:value="8.892026" calcext:value-type="float">
            <text:p>8.892026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79.060256958" calcext:value-type="float">
            <text:p>179.060256958</text:p>
          </table:table-cell>
          <table:table-cell office:value-type="float" office:value="1.2917578843" calcext:value-type="float">
            <text:p>1.29175788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675552" calcext:value-type="float">
            <text:p>-0.02675552</text:p>
          </table:table-cell>
          <table:table-cell office:value-type="float" office:value="0.08047029" calcext:value-type="float">
            <text:p>0.08047029</text:p>
          </table:table-cell>
          <table:table-cell office:value-type="float" office:value="-0.000390023" calcext:value-type="float">
            <text:p>-0.000390023</text:p>
          </table:table-cell>
          <table:table-cell office:value-type="float" office:value="475" calcext:value-type="float">
            <text:p>475</text:p>
          </table:table-cell>
          <table:table-cell table:formula="of:=[.B202]-180" office:value-type="float" office:value="-0.939743042000004" calcext:value-type="float">
            <text:p>-0.939743042</text:p>
          </table:table-cell>
          <table:table-cell table:formula="of:=[.D202]*100" office:value-type="float" office:value="0.10237865" calcext:value-type="float">
            <text:p>0.10237865</text:p>
          </table:table-cell>
          <table:table-cell table:formula="of:=[.E202]*100" office:value-type="float" office:value="-2.675552" calcext:value-type="float">
            <text:p>-2.675552</text:p>
          </table:table-cell>
          <table:table-cell table:formula="of:=[.F202]*100" office:value-type="float" office:value="8.047029" calcext:value-type="float">
            <text:p>8.047029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79.0399627686" calcext:value-type="float">
            <text:p>179.0399627686</text:p>
          </table:table-cell>
          <table:table-cell office:value-type="float" office:value="1.1272671129" calcext:value-type="float">
            <text:p>1.12726711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50019" calcext:value-type="float">
            <text:p>-0.0250019</text:p>
          </table:table-cell>
          <table:table-cell office:value-type="float" office:value="0.07341809" calcext:value-type="float">
            <text:p>0.07341809</text:p>
          </table:table-cell>
          <table:table-cell office:value-type="float" office:value="-0.0003065486" calcext:value-type="float">
            <text:p>-0.0003065486</text:p>
          </table:table-cell>
          <table:table-cell office:value-type="float" office:value="476" calcext:value-type="float">
            <text:p>476</text:p>
          </table:table-cell>
          <table:table-cell table:formula="of:=[.B203]-180" office:value-type="float" office:value="-0.960037231400008" calcext:value-type="float">
            <text:p>-0.9600372314</text:p>
          </table:table-cell>
          <table:table-cell table:formula="of:=[.D203]*100" office:value-type="float" office:value="0.10237865" calcext:value-type="float">
            <text:p>0.10237865</text:p>
          </table:table-cell>
          <table:table-cell table:formula="of:=[.E203]*100" office:value-type="float" office:value="-2.50019" calcext:value-type="float">
            <text:p>-2.50019</text:p>
          </table:table-cell>
          <table:table-cell table:formula="of:=[.F203]*100" office:value-type="float" office:value="7.341809" calcext:value-type="float">
            <text:p>7.341809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79.0223083496" calcext:value-type="float">
            <text:p>179.0223083496</text:p>
          </table:table-cell>
          <table:table-cell office:value-type="float" office:value="1.0029568311" calcext:value-type="float">
            <text:p>1.00295683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300471" calcext:value-type="float">
            <text:p>-0.02300471</text:p>
          </table:table-cell>
          <table:table-cell office:value-type="float" office:value="0.06419255" calcext:value-type="float">
            <text:p>0.06419255</text:p>
          </table:table-cell>
          <table:table-cell office:value-type="float" office:value="-0.0002859782" calcext:value-type="float">
            <text:p>-0.0002859782</text:p>
          </table:table-cell>
          <table:table-cell office:value-type="float" office:value="477" calcext:value-type="float">
            <text:p>477</text:p>
          </table:table-cell>
          <table:table-cell table:formula="of:=[.B204]-180" office:value-type="float" office:value="-0.977691650400004" calcext:value-type="float">
            <text:p>-0.9776916504</text:p>
          </table:table-cell>
          <table:table-cell table:formula="of:=[.D204]*100" office:value-type="float" office:value="0.10237865" calcext:value-type="float">
            <text:p>0.10237865</text:p>
          </table:table-cell>
          <table:table-cell table:formula="of:=[.E204]*100" office:value-type="float" office:value="-2.300471" calcext:value-type="float">
            <text:p>-2.300471</text:p>
          </table:table-cell>
          <table:table-cell table:formula="of:=[.F204]*100" office:value-type="float" office:value="6.419255" calcext:value-type="float">
            <text:p>6.419255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9.0005340576" calcext:value-type="float">
            <text:p>179.0005340576</text:p>
          </table:table-cell>
          <table:table-cell office:value-type="float" office:value="0.9307013225" calcext:value-type="float">
            <text:p>0.93070132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119218" calcext:value-type="float">
            <text:p>-0.02119218</text:p>
          </table:table-cell>
          <table:table-cell office:value-type="float" office:value="0.05640372" calcext:value-type="float">
            <text:p>0.05640372</text:p>
          </table:table-cell>
          <table:table-cell office:value-type="float" office:value="-0.0002426252" calcext:value-type="float">
            <text:p>-0.0002426252</text:p>
          </table:table-cell>
          <table:table-cell office:value-type="float" office:value="478" calcext:value-type="float">
            <text:p>478</text:p>
          </table:table-cell>
          <table:table-cell table:formula="of:=[.B205]-180" office:value-type="float" office:value="-0.999465942400008" calcext:value-type="float">
            <text:p>-0.9994659424</text:p>
          </table:table-cell>
          <table:table-cell table:formula="of:=[.D205]*100" office:value-type="float" office:value="0.10237865" calcext:value-type="float">
            <text:p>0.10237865</text:p>
          </table:table-cell>
          <table:table-cell table:formula="of:=[.E205]*100" office:value-type="float" office:value="-2.119218" calcext:value-type="float">
            <text:p>-2.119218</text:p>
          </table:table-cell>
          <table:table-cell table:formula="of:=[.F205]*100" office:value-type="float" office:value="5.640372" calcext:value-type="float">
            <text:p>5.640372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78.9923553467" calcext:value-type="float">
            <text:p>178.9923553467</text:p>
          </table:table-cell>
          <table:table-cell office:value-type="float" office:value="0.7824970406" calcext:value-type="float">
            <text:p>0.78249704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899646" calcext:value-type="float">
            <text:p>-0.01899646</text:p>
          </table:table-cell>
          <table:table-cell office:value-type="float" office:value="0.05640372" calcext:value-type="float">
            <text:p>0.05640372</text:p>
          </table:table-cell>
          <table:table-cell office:value-type="float" office:value="-0.0000496929" calcext:value-type="float">
            <text:p>-4.96929E-05</text:p>
          </table:table-cell>
          <table:table-cell office:value-type="float" office:value="479" calcext:value-type="float">
            <text:p>479</text:p>
          </table:table-cell>
          <table:table-cell table:formula="of:=[.B206]-180" office:value-type="float" office:value="-1.00764465329999" calcext:value-type="float">
            <text:p>-1.0076446533</text:p>
          </table:table-cell>
          <table:table-cell table:formula="of:=[.D206]*100" office:value-type="float" office:value="0.10237865" calcext:value-type="float">
            <text:p>0.10237865</text:p>
          </table:table-cell>
          <table:table-cell table:formula="of:=[.E206]*100" office:value-type="float" office:value="-1.899646" calcext:value-type="float">
            <text:p>-1.899646</text:p>
          </table:table-cell>
          <table:table-cell table:formula="of:=[.F206]*100" office:value-type="float" office:value="5.640372" calcext:value-type="float">
            <text:p>5.640372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8.9778900146" calcext:value-type="float">
            <text:p>178.9778900146</text:p>
          </table:table-cell>
          <table:table-cell office:value-type="float" office:value="0.6408835994" calcext:value-type="float">
            <text:p>0.64088359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658933" calcext:value-type="float">
            <text:p>-0.01658933</text:p>
          </table:table-cell>
          <table:table-cell office:value-type="float" office:value="0.04668772" calcext:value-type="float">
            <text:p>0.04668772</text:p>
          </table:table-cell>
          <table:table-cell office:value-type="float" office:value="-0.000013506" calcext:value-type="float">
            <text:p>-0.000013506</text:p>
          </table:table-cell>
          <table:table-cell office:value-type="float" office:value="480" calcext:value-type="float">
            <text:p>480</text:p>
          </table:table-cell>
          <table:table-cell table:formula="of:=[.B207]-180" office:value-type="float" office:value="-1.02210998539999" calcext:value-type="float">
            <text:p>-1.0221099854</text:p>
          </table:table-cell>
          <table:table-cell table:formula="of:=[.D207]*100" office:value-type="float" office:value="0.10237865" calcext:value-type="float">
            <text:p>0.10237865</text:p>
          </table:table-cell>
          <table:table-cell table:formula="of:=[.E207]*100" office:value-type="float" office:value="-1.658933" calcext:value-type="float">
            <text:p>-1.658933</text:p>
          </table:table-cell>
          <table:table-cell table:formula="of:=[.F207]*100" office:value-type="float" office:value="4.668772" calcext:value-type="float">
            <text:p>4.668772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78.958480835" calcext:value-type="float">
            <text:p>178.958480835</text:p>
          </table:table-cell>
          <table:table-cell office:value-type="float" office:value="0.5014608422" calcext:value-type="float">
            <text:p>0.50146084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405592" calcext:value-type="float">
            <text:p>-0.01405592</text:p>
          </table:table-cell>
          <table:table-cell office:value-type="float" office:value="0.03848251" calcext:value-type="float">
            <text:p>0.03848251</text:p>
          </table:table-cell>
          <table:table-cell office:value-type="float" office:value="0.0001762245" calcext:value-type="float">
            <text:p>0.0001762245</text:p>
          </table:table-cell>
          <table:table-cell office:value-type="float" office:value="481" calcext:value-type="float">
            <text:p>481</text:p>
          </table:table-cell>
          <table:table-cell table:formula="of:=[.B208]-180" office:value-type="float" office:value="-1.04151916500001" calcext:value-type="float">
            <text:p>-1.041519165</text:p>
          </table:table-cell>
          <table:table-cell table:formula="of:=[.D208]*100" office:value-type="float" office:value="0.10237865" calcext:value-type="float">
            <text:p>0.10237865</text:p>
          </table:table-cell>
          <table:table-cell table:formula="of:=[.E208]*100" office:value-type="float" office:value="-1.405592" calcext:value-type="float">
            <text:p>-1.405592</text:p>
          </table:table-cell>
          <table:table-cell table:formula="of:=[.F208]*100" office:value-type="float" office:value="3.848251" calcext:value-type="float">
            <text:p>3.848251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78.9505767822" calcext:value-type="float">
            <text:p>178.9505767822</text:p>
          </table:table-cell>
          <table:table-cell office:value-type="float" office:value="0.3850733449" calcext:value-type="float">
            <text:p>0.38507334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159189" calcext:value-type="float">
            <text:p>-0.01159189</text:p>
          </table:table-cell>
          <table:table-cell office:value-type="float" office:value="0.02863309" calcext:value-type="float">
            <text:p>0.02863309</text:p>
          </table:table-cell>
          <table:table-cell office:value-type="float" office:value="0.0000679067" calcext:value-type="float">
            <text:p>6.79067E-05</text:p>
          </table:table-cell>
          <table:table-cell office:value-type="float" office:value="482" calcext:value-type="float">
            <text:p>482</text:p>
          </table:table-cell>
          <table:table-cell table:formula="of:=[.B209]-180" office:value-type="float" office:value="-1.04942321780001" calcext:value-type="float">
            <text:p>-1.0494232178</text:p>
          </table:table-cell>
          <table:table-cell table:formula="of:=[.D209]*100" office:value-type="float" office:value="0.10237865" calcext:value-type="float">
            <text:p>0.10237865</text:p>
          </table:table-cell>
          <table:table-cell table:formula="of:=[.E209]*100" office:value-type="float" office:value="-1.159189" calcext:value-type="float">
            <text:p>-1.159189</text:p>
          </table:table-cell>
          <table:table-cell table:formula="of:=[.F209]*100" office:value-type="float" office:value="2.863309" calcext:value-type="float">
            <text:p>2.863309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78.9480743408" calcext:value-type="float">
            <text:p>178.9480743408</text:p>
          </table:table-cell>
          <table:table-cell office:value-type="float" office:value="0.2872773461" calcext:value-type="float">
            <text:p>0.28727734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929802" calcext:value-type="float">
            <text:p>-0.00929802</text:p>
          </table:table-cell>
          <table:table-cell office:value-type="float" office:value="0.02863309" calcext:value-type="float">
            <text:p>0.02863309</text:p>
          </table:table-cell>
          <table:table-cell office:value-type="float" office:value="0.0002247302" calcext:value-type="float">
            <text:p>0.0002247302</text:p>
          </table:table-cell>
          <table:table-cell office:value-type="float" office:value="483" calcext:value-type="float">
            <text:p>483</text:p>
          </table:table-cell>
          <table:table-cell table:formula="of:=[.B210]-180" office:value-type="float" office:value="-1.05192565920001" calcext:value-type="float">
            <text:p>-1.0519256592</text:p>
          </table:table-cell>
          <table:table-cell table:formula="of:=[.D210]*100" office:value-type="float" office:value="0.10237865" calcext:value-type="float">
            <text:p>0.10237865</text:p>
          </table:table-cell>
          <table:table-cell table:formula="of:=[.E210]*100" office:value-type="float" office:value="-0.929802" calcext:value-type="float">
            <text:p>-0.929802</text:p>
          </table:table-cell>
          <table:table-cell table:formula="of:=[.F210]*100" office:value-type="float" office:value="2.863309" calcext:value-type="float">
            <text:p>2.863309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178.9378967285" calcext:value-type="float">
            <text:p>178.9378967285</text:p>
          </table:table-cell>
          <table:table-cell office:value-type="float" office:value="0.1649893783" calcext:value-type="float">
            <text:p>0.16498937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9543" calcext:value-type="float">
            <text:p>-0.0069543</text:p>
          </table:table-cell>
          <table:table-cell office:value-type="float" office:value="0.02038244" calcext:value-type="float">
            <text:p>0.02038244</text:p>
          </table:table-cell>
          <table:table-cell office:value-type="float" office:value="0.0002669266" calcext:value-type="float">
            <text:p>0.0002669266</text:p>
          </table:table-cell>
          <table:table-cell office:value-type="float" office:value="484" calcext:value-type="float">
            <text:p>484</text:p>
          </table:table-cell>
          <table:table-cell table:formula="of:=[.B211]-180" office:value-type="float" office:value="-1.06210327150001" calcext:value-type="float">
            <text:p>-1.0621032715</text:p>
          </table:table-cell>
          <table:table-cell table:formula="of:=[.D211]*100" office:value-type="float" office:value="0.10237865" calcext:value-type="float">
            <text:p>0.10237865</text:p>
          </table:table-cell>
          <table:table-cell table:formula="of:=[.E211]*100" office:value-type="float" office:value="-0.69543" calcext:value-type="float">
            <text:p>-0.69543</text:p>
          </table:table-cell>
          <table:table-cell table:formula="of:=[.F211]*100" office:value-type="float" office:value="2.038244" calcext:value-type="float">
            <text:p>2.038244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178.9376983643" calcext:value-type="float">
            <text:p>178.9376983643</text:p>
          </table:table-cell>
          <table:table-cell office:value-type="float" office:value="0.0610128326" calcext:value-type="float">
            <text:p>0.06101283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469941" calcext:value-type="float">
            <text:p>-0.00469941</text:p>
          </table:table-cell>
          <table:table-cell office:value-type="float" office:value="0.01081484" calcext:value-type="float">
            <text:p>0.01081484</text:p>
          </table:table-cell>
          <table:table-cell office:value-type="float" office:value="0.000266456" calcext:value-type="float">
            <text:p>0.000266456</text:p>
          </table:table-cell>
          <table:table-cell office:value-type="float" office:value="485" calcext:value-type="float">
            <text:p>485</text:p>
          </table:table-cell>
          <table:table-cell table:formula="of:=[.B212]-180" office:value-type="float" office:value="-1.06230163570001" calcext:value-type="float">
            <text:p>-1.0623016357</text:p>
          </table:table-cell>
          <table:table-cell table:formula="of:=[.D212]*100" office:value-type="float" office:value="0.10237865" calcext:value-type="float">
            <text:p>0.10237865</text:p>
          </table:table-cell>
          <table:table-cell table:formula="of:=[.E212]*100" office:value-type="float" office:value="-0.469941" calcext:value-type="float">
            <text:p>-0.469941</text:p>
          </table:table-cell>
          <table:table-cell table:formula="of:=[.F212]*100" office:value-type="float" office:value="1.081484" calcext:value-type="float">
            <text:p>1.081484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78.9244537354" calcext:value-type="float">
            <text:p>178.9244537354</text:p>
          </table:table-cell>
          <table:table-cell office:value-type="float" office:value="-0.0832553335" calcext:value-type="float">
            <text:p>-0.08325533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23514" calcext:value-type="float">
            <text:p>-0.00223514</text:p>
          </table:table-cell>
          <table:table-cell office:value-type="float" office:value="0.00289898" calcext:value-type="float">
            <text:p>0.00289898</text:p>
          </table:table-cell>
          <table:table-cell office:value-type="float" office:value="0.0003649126" calcext:value-type="float">
            <text:p>0.0003649126</text:p>
          </table:table-cell>
          <table:table-cell office:value-type="float" office:value="486" calcext:value-type="float">
            <text:p>486</text:p>
          </table:table-cell>
          <table:table-cell table:formula="of:=[.B213]-180" office:value-type="float" office:value="-1.07554626460001" calcext:value-type="float">
            <text:p>-1.0755462646</text:p>
          </table:table-cell>
          <table:table-cell table:formula="of:=[.D213]*100" office:value-type="float" office:value="0.10237865" calcext:value-type="float">
            <text:p>0.10237865</text:p>
          </table:table-cell>
          <table:table-cell table:formula="of:=[.E213]*100" office:value-type="float" office:value="-0.223514" calcext:value-type="float">
            <text:p>-0.223514</text:p>
          </table:table-cell>
          <table:table-cell table:formula="of:=[.F213]*100" office:value-type="float" office:value="0.289898" calcext:value-type="float">
            <text:p>0.289898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178.9211578369" calcext:value-type="float">
            <text:p>178.9211578369</text:p>
          </table:table-cell>
          <table:table-cell office:value-type="float" office:value="-0.1228031512" calcext:value-type="float">
            <text:p>-0.12280315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32938" calcext:value-type="float">
            <text:p>-0.00032938</text:p>
          </table:table-cell>
          <table:table-cell office:value-type="float" office:value="0.00289898" calcext:value-type="float">
            <text:p>0.00289898</text:p>
          </table:table-cell>
          <table:table-cell office:value-type="float" office:value="0.0002513786" calcext:value-type="float">
            <text:p>0.0002513786</text:p>
          </table:table-cell>
          <table:table-cell office:value-type="float" office:value="487" calcext:value-type="float">
            <text:p>487</text:p>
          </table:table-cell>
          <table:table-cell table:formula="of:=[.B214]-180" office:value-type="float" office:value="-1.07884216310001" calcext:value-type="float">
            <text:p>-1.0788421631</text:p>
          </table:table-cell>
          <table:table-cell table:formula="of:=[.D214]*100" office:value-type="float" office:value="0.10237865" calcext:value-type="float">
            <text:p>0.10237865</text:p>
          </table:table-cell>
          <table:table-cell table:formula="of:=[.E214]*100" office:value-type="float" office:value="-0.032938" calcext:value-type="float">
            <text:p>-0.032938</text:p>
          </table:table-cell>
          <table:table-cell table:formula="of:=[.F214]*100" office:value-type="float" office:value="0.289898" calcext:value-type="float">
            <text:p>0.289898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78.9278259277" calcext:value-type="float">
            <text:p>178.9278259277</text:p>
          </table:table-cell>
          <table:table-cell office:value-type="float" office:value="-0.2230279526" calcext:value-type="float">
            <text:p>-0.22302795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60866" calcext:value-type="float">
            <text:p>0.00160866</text:p>
          </table:table-cell>
          <table:table-cell office:value-type="float" office:value="-0.00592124" calcext:value-type="float">
            <text:p>-0.00592124</text:p>
          </table:table-cell>
          <table:table-cell office:value-type="float" office:value="0.0002447672" calcext:value-type="float">
            <text:p>0.0002447672</text:p>
          </table:table-cell>
          <table:table-cell office:value-type="float" office:value="488" calcext:value-type="float">
            <text:p>488</text:p>
          </table:table-cell>
          <table:table-cell table:formula="of:=[.B215]-180" office:value-type="float" office:value="-1.07217407229999" calcext:value-type="float">
            <text:p>-1.0721740723</text:p>
          </table:table-cell>
          <table:table-cell table:formula="of:=[.D215]*100" office:value-type="float" office:value="0.10237865" calcext:value-type="float">
            <text:p>0.10237865</text:p>
          </table:table-cell>
          <table:table-cell table:formula="of:=[.E215]*100" office:value-type="float" office:value="0.160866" calcext:value-type="float">
            <text:p>0.160866</text:p>
          </table:table-cell>
          <table:table-cell table:formula="of:=[.F215]*100" office:value-type="float" office:value="-0.592124" calcext:value-type="float">
            <text:p>-0.592124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78.9262237549" calcext:value-type="float">
            <text:p>178.9262237549</text:p>
          </table:table-cell>
          <table:table-cell office:value-type="float" office:value="-0.2918068848" calcext:value-type="float">
            <text:p>-0.29180688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5859" calcext:value-type="float">
            <text:p>0.00335859</text:p>
          </table:table-cell>
          <table:table-cell office:value-type="float" office:value="-0.01313484" calcext:value-type="float">
            <text:p>-0.01313484</text:p>
          </table:table-cell>
          <table:table-cell office:value-type="float" office:value="0.0001556242" calcext:value-type="float">
            <text:p>0.0001556242</text:p>
          </table:table-cell>
          <table:table-cell office:value-type="float" office:value="489" calcext:value-type="float">
            <text:p>489</text:p>
          </table:table-cell>
          <table:table-cell table:formula="of:=[.B216]-180" office:value-type="float" office:value="-1.07377624509999" calcext:value-type="float">
            <text:p>-1.0737762451</text:p>
          </table:table-cell>
          <table:table-cell table:formula="of:=[.D216]*100" office:value-type="float" office:value="0.10237865" calcext:value-type="float">
            <text:p>0.10237865</text:p>
          </table:table-cell>
          <table:table-cell table:formula="of:=[.E216]*100" office:value-type="float" office:value="0.335859" calcext:value-type="float">
            <text:p>0.335859</text:p>
          </table:table-cell>
          <table:table-cell table:formula="of:=[.F216]*100" office:value-type="float" office:value="-1.313484" calcext:value-type="float">
            <text:p>-1.313484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78.9338226318" calcext:value-type="float">
            <text:p>178.9338226318</text:p>
          </table:table-cell>
          <table:table-cell office:value-type="float" office:value="-0.3299367839" calcext:value-type="float">
            <text:p>-0.32993678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7889" calcext:value-type="float">
            <text:p>0.00477889</text:p>
          </table:table-cell>
          <table:table-cell office:value-type="float" office:value="-0.02074762" calcext:value-type="float">
            <text:p>-0.02074762</text:p>
          </table:table-cell>
          <table:table-cell office:value-type="float" office:value="0.0002003891" calcext:value-type="float">
            <text:p>0.0002003891</text:p>
          </table:table-cell>
          <table:table-cell office:value-type="float" office:value="490" calcext:value-type="float">
            <text:p>490</text:p>
          </table:table-cell>
          <table:table-cell table:formula="of:=[.B217]-180" office:value-type="float" office:value="-1.06617736819999" calcext:value-type="float">
            <text:p>-1.0661773682</text:p>
          </table:table-cell>
          <table:table-cell table:formula="of:=[.D217]*100" office:value-type="float" office:value="0.10237865" calcext:value-type="float">
            <text:p>0.10237865</text:p>
          </table:table-cell>
          <table:table-cell table:formula="of:=[.E217]*100" office:value-type="float" office:value="0.477889" calcext:value-type="float">
            <text:p>0.477889</text:p>
          </table:table-cell>
          <table:table-cell table:formula="of:=[.F217]*100" office:value-type="float" office:value="-2.074762" calcext:value-type="float">
            <text:p>-2.074762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78.9350585938" calcext:value-type="float">
            <text:p>178.9350585938</text:p>
          </table:table-cell>
          <table:table-cell office:value-type="float" office:value="-0.4160770854" calcext:value-type="float">
            <text:p>-0.41607708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9953" calcext:value-type="float">
            <text:p>0.00629953</text:p>
          </table:table-cell>
          <table:table-cell office:value-type="float" office:value="-0.02693145" calcext:value-type="float">
            <text:p>-0.02693145</text:p>
          </table:table-cell>
          <table:table-cell office:value-type="float" office:value="0.0002286594" calcext:value-type="float">
            <text:p>0.0002286594</text:p>
          </table:table-cell>
          <table:table-cell office:value-type="float" office:value="491" calcext:value-type="float">
            <text:p>491</text:p>
          </table:table-cell>
          <table:table-cell table:formula="of:=[.B218]-180" office:value-type="float" office:value="-1.06494140620001" calcext:value-type="float">
            <text:p>-1.0649414062</text:p>
          </table:table-cell>
          <table:table-cell table:formula="of:=[.D218]*100" office:value-type="float" office:value="0.10237865" calcext:value-type="float">
            <text:p>0.10237865</text:p>
          </table:table-cell>
          <table:table-cell table:formula="of:=[.E218]*100" office:value-type="float" office:value="0.629953" calcext:value-type="float">
            <text:p>0.629953</text:p>
          </table:table-cell>
          <table:table-cell table:formula="of:=[.F218]*100" office:value-type="float" office:value="-2.693145" calcext:value-type="float">
            <text:p>-2.693145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78.9298248291" calcext:value-type="float">
            <text:p>178.9298248291</text:p>
          </table:table-cell>
          <table:table-cell office:value-type="float" office:value="-0.4312393181" calcext:value-type="float">
            <text:p>-0.43123931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1393" calcext:value-type="float">
            <text:p>0.00741393</text:p>
          </table:table-cell>
          <table:table-cell office:value-type="float" office:value="-0.02693145" calcext:value-type="float">
            <text:p>-0.02693145</text:p>
          </table:table-cell>
          <table:table-cell office:value-type="float" office:value="0.0000781823" calcext:value-type="float">
            <text:p>7.81823E-05</text:p>
          </table:table-cell>
          <table:table-cell office:value-type="float" office:value="492" calcext:value-type="float">
            <text:p>492</text:p>
          </table:table-cell>
          <table:table-cell table:formula="of:=[.B219]-180" office:value-type="float" office:value="-1.0701751709" calcext:value-type="float">
            <text:p>-1.0701751709</text:p>
          </table:table-cell>
          <table:table-cell table:formula="of:=[.D219]*100" office:value-type="float" office:value="0.10237865" calcext:value-type="float">
            <text:p>0.10237865</text:p>
          </table:table-cell>
          <table:table-cell table:formula="of:=[.E219]*100" office:value-type="float" office:value="0.741393" calcext:value-type="float">
            <text:p>0.741393</text:p>
          </table:table-cell>
          <table:table-cell table:formula="of:=[.F219]*100" office:value-type="float" office:value="-2.693145" calcext:value-type="float">
            <text:p>-2.693145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78.9345245361" calcext:value-type="float">
            <text:p>178.9345245361</text:p>
          </table:table-cell>
          <table:table-cell office:value-type="float" office:value="-0.4717165441" calcext:value-type="float">
            <text:p>-0.47171654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42636" calcext:value-type="float">
            <text:p>0.00842636</text:p>
          </table:table-cell>
          <table:table-cell office:value-type="float" office:value="-0.03290047" calcext:value-type="float">
            <text:p>-0.03290047</text:p>
          </table:table-cell>
          <table:table-cell office:value-type="float" office:value="0.0001546228" calcext:value-type="float">
            <text:p>0.0001546228</text:p>
          </table:table-cell>
          <table:table-cell office:value-type="float" office:value="493" calcext:value-type="float">
            <text:p>493</text:p>
          </table:table-cell>
          <table:table-cell table:formula="of:=[.B220]-180" office:value-type="float" office:value="-1.06547546389999" calcext:value-type="float">
            <text:p>-1.0654754639</text:p>
          </table:table-cell>
          <table:table-cell table:formula="of:=[.D220]*100" office:value-type="float" office:value="0.10237865" calcext:value-type="float">
            <text:p>0.10237865</text:p>
          </table:table-cell>
          <table:table-cell table:formula="of:=[.E220]*100" office:value-type="float" office:value="0.842636" calcext:value-type="float">
            <text:p>0.842636</text:p>
          </table:table-cell>
          <table:table-cell table:formula="of:=[.F220]*100" office:value-type="float" office:value="-3.290047" calcext:value-type="float">
            <text:p>-3.290047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178.9344177246" calcext:value-type="float">
            <text:p>178.9344177246</text:p>
          </table:table-cell>
          <table:table-cell office:value-type="float" office:value="-0.50759658" calcext:value-type="float">
            <text:p>-0.507596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34019" calcext:value-type="float">
            <text:p>0.00934019</text:p>
          </table:table-cell>
          <table:table-cell office:value-type="float" office:value="-0.03775594" calcext:value-type="float">
            <text:p>-0.03775594</text:p>
          </table:table-cell>
          <table:table-cell office:value-type="float" office:value="0.0002261193" calcext:value-type="float">
            <text:p>0.0002261193</text:p>
          </table:table-cell>
          <table:table-cell office:value-type="float" office:value="494" calcext:value-type="float">
            <text:p>494</text:p>
          </table:table-cell>
          <table:table-cell table:formula="of:=[.B221]-180" office:value-type="float" office:value="-1.0655822754" calcext:value-type="float">
            <text:p>-1.0655822754</text:p>
          </table:table-cell>
          <table:table-cell table:formula="of:=[.D221]*100" office:value-type="float" office:value="0.10237865" calcext:value-type="float">
            <text:p>0.10237865</text:p>
          </table:table-cell>
          <table:table-cell table:formula="of:=[.E221]*100" office:value-type="float" office:value="0.934019" calcext:value-type="float">
            <text:p>0.934019</text:p>
          </table:table-cell>
          <table:table-cell table:formula="of:=[.F221]*100" office:value-type="float" office:value="-3.775594" calcext:value-type="float">
            <text:p>-3.775594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78.9321899414" calcext:value-type="float">
            <text:p>178.9321899414</text:p>
          </table:table-cell>
          <table:table-cell office:value-type="float" office:value="-0.4930315171" calcext:value-type="float">
            <text:p>-0.49303151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85208" calcext:value-type="float">
            <text:p>0.00985208</text:p>
          </table:table-cell>
          <table:table-cell office:value-type="float" office:value="-0.03775594" calcext:value-type="float">
            <text:p>-0.03775594</text:p>
          </table:table-cell>
          <table:table-cell office:value-type="float" office:value="0.0001242138" calcext:value-type="float">
            <text:p>0.0001242138</text:p>
          </table:table-cell>
          <table:table-cell office:value-type="float" office:value="495" calcext:value-type="float">
            <text:p>495</text:p>
          </table:table-cell>
          <table:table-cell table:formula="of:=[.B222]-180" office:value-type="float" office:value="-1.0678100586" calcext:value-type="float">
            <text:p>-1.0678100586</text:p>
          </table:table-cell>
          <table:table-cell table:formula="of:=[.D222]*100" office:value-type="float" office:value="0.10237865" calcext:value-type="float">
            <text:p>0.10237865</text:p>
          </table:table-cell>
          <table:table-cell table:formula="of:=[.E222]*100" office:value-type="float" office:value="0.985208" calcext:value-type="float">
            <text:p>0.985208</text:p>
          </table:table-cell>
          <table:table-cell table:formula="of:=[.F222]*100" office:value-type="float" office:value="-3.775594" calcext:value-type="float">
            <text:p>-3.775594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78.9229278564" calcext:value-type="float">
            <text:p>178.9229278564</text:p>
          </table:table-cell>
          <table:table-cell office:value-type="float" office:value="-0.6190083659" calcext:value-type="float">
            <text:p>-0.61900836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0329" calcext:value-type="float">
            <text:p>0.0110329</text:p>
          </table:table-cell>
          <table:table-cell office:value-type="float" office:value="-0.04500741" calcext:value-type="float">
            <text:p>-0.04500741</text:p>
          </table:table-cell>
          <table:table-cell office:value-type="float" office:value="0.0004154356" calcext:value-type="float">
            <text:p>0.0004154356</text:p>
          </table:table-cell>
          <table:table-cell office:value-type="float" office:value="496" calcext:value-type="float">
            <text:p>496</text:p>
          </table:table-cell>
          <table:table-cell table:formula="of:=[.B223]-180" office:value-type="float" office:value="-1.07707214359999" calcext:value-type="float">
            <text:p>-1.0770721436</text:p>
          </table:table-cell>
          <table:table-cell table:formula="of:=[.D223]*100" office:value-type="float" office:value="0.10237865" calcext:value-type="float">
            <text:p>0.10237865</text:p>
          </table:table-cell>
          <table:table-cell table:formula="of:=[.E223]*100" office:value-type="float" office:value="1.10329" calcext:value-type="float">
            <text:p>1.10329</text:p>
          </table:table-cell>
          <table:table-cell table:formula="of:=[.F223]*100" office:value-type="float" office:value="-4.500741" calcext:value-type="float">
            <text:p>-4.500741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78.9266662598" calcext:value-type="float">
            <text:p>178.9266662598</text:p>
          </table:table-cell>
          <table:table-cell office:value-type="float" office:value="-0.6045146247" calcext:value-type="float">
            <text:p>-0.60451462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72317" calcext:value-type="float">
            <text:p>0.01172317</text:p>
          </table:table-cell>
          <table:table-cell office:value-type="float" office:value="-0.04500741" calcext:value-type="float">
            <text:p>-0.04500741</text:p>
          </table:table-cell>
          <table:table-cell office:value-type="float" office:value="0.0003575511" calcext:value-type="float">
            <text:p>0.0003575511</text:p>
          </table:table-cell>
          <table:table-cell office:value-type="float" office:value="497" calcext:value-type="float">
            <text:p>497</text:p>
          </table:table-cell>
          <table:table-cell table:formula="of:=[.B224]-180" office:value-type="float" office:value="-1.07333374020001" calcext:value-type="float">
            <text:p>-1.0733337402</text:p>
          </table:table-cell>
          <table:table-cell table:formula="of:=[.D224]*100" office:value-type="float" office:value="0.10237865" calcext:value-type="float">
            <text:p>0.10237865</text:p>
          </table:table-cell>
          <table:table-cell table:formula="of:=[.E224]*100" office:value-type="float" office:value="1.172317" calcext:value-type="float">
            <text:p>1.172317</text:p>
          </table:table-cell>
          <table:table-cell table:formula="of:=[.F224]*100" office:value-type="float" office:value="-4.500741" calcext:value-type="float">
            <text:p>-4.500741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78.9395751953" calcext:value-type="float">
            <text:p>178.9395751953</text:p>
          </table:table-cell>
          <table:table-cell office:value-type="float" office:value="-0.6790353959" calcext:value-type="float">
            <text:p>-0.67903539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67989" calcext:value-type="float">
            <text:p>0.01267989</text:p>
          </table:table-cell>
          <table:table-cell office:value-type="float" office:value="-0.04668724" calcext:value-type="float">
            <text:p>-0.04668724</text:p>
          </table:table-cell>
          <table:table-cell office:value-type="float" office:value="0.0004818117" calcext:value-type="float">
            <text:p>0.0004818117</text:p>
          </table:table-cell>
          <table:table-cell office:value-type="float" office:value="498" calcext:value-type="float">
            <text:p>498</text:p>
          </table:table-cell>
          <table:table-cell table:formula="of:=[.B225]-180" office:value-type="float" office:value="-1.06042480470001" calcext:value-type="float">
            <text:p>-1.0604248047</text:p>
          </table:table-cell>
          <table:table-cell table:formula="of:=[.D225]*100" office:value-type="float" office:value="0.10237865" calcext:value-type="float">
            <text:p>0.10237865</text:p>
          </table:table-cell>
          <table:table-cell table:formula="of:=[.E225]*100" office:value-type="float" office:value="1.267989" calcext:value-type="float">
            <text:p>1.267989</text:p>
          </table:table-cell>
          <table:table-cell table:formula="of:=[.F225]*100" office:value-type="float" office:value="-4.668724" calcext:value-type="float">
            <text:p>-4.668724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78.9421386719" calcext:value-type="float">
            <text:p>178.9421386719</text:p>
          </table:table-cell>
          <table:table-cell office:value-type="float" office:value="-0.6648738401" calcext:value-type="float">
            <text:p>-0.66487384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22304" calcext:value-type="float">
            <text:p>0.01322304</text:p>
          </table:table-cell>
          <table:table-cell office:value-type="float" office:value="-0.04823171" calcext:value-type="float">
            <text:p>-0.04823171</text:p>
          </table:table-cell>
          <table:table-cell office:value-type="float" office:value="0.0003097413" calcext:value-type="float">
            <text:p>0.0003097413</text:p>
          </table:table-cell>
          <table:table-cell office:value-type="float" office:value="499" calcext:value-type="float">
            <text:p>499</text:p>
          </table:table-cell>
          <table:table-cell table:formula="of:=[.B226]-180" office:value-type="float" office:value="-1.05786132809999" calcext:value-type="float">
            <text:p>-1.0578613281</text:p>
          </table:table-cell>
          <table:table-cell table:formula="of:=[.D226]*100" office:value-type="float" office:value="0.10237865" calcext:value-type="float">
            <text:p>0.10237865</text:p>
          </table:table-cell>
          <table:table-cell table:formula="of:=[.E226]*100" office:value-type="float" office:value="1.322304" calcext:value-type="float">
            <text:p>1.322304</text:p>
          </table:table-cell>
          <table:table-cell table:formula="of:=[.F226]*100" office:value-type="float" office:value="-4.823171" calcext:value-type="float">
            <text:p>-4.823171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78.9456481934" calcext:value-type="float">
            <text:p>178.9456481934</text:p>
          </table:table-cell>
          <table:table-cell office:value-type="float" office:value="-0.7256431485" calcext:value-type="float">
            <text:p>-0.72564314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99005" calcext:value-type="float">
            <text:p>0.01399005</text:p>
          </table:table-cell>
          <table:table-cell office:value-type="float" office:value="-0.04823171" calcext:value-type="float">
            <text:p>-0.04823171</text:p>
          </table:table-cell>
          <table:table-cell office:value-type="float" office:value="0.000343523" calcext:value-type="float">
            <text:p>0.000343523</text:p>
          </table:table-cell>
          <table:table-cell office:value-type="float" office:value="500" calcext:value-type="float">
            <text:p>500</text:p>
          </table:table-cell>
          <table:table-cell table:formula="of:=[.B227]-180" office:value-type="float" office:value="-1.05435180660001" calcext:value-type="float">
            <text:p>-1.0543518066</text:p>
          </table:table-cell>
          <table:table-cell table:formula="of:=[.D227]*100" office:value-type="float" office:value="0.10237865" calcext:value-type="float">
            <text:p>0.10237865</text:p>
          </table:table-cell>
          <table:table-cell table:formula="of:=[.E227]*100" office:value-type="float" office:value="1.399005" calcext:value-type="float">
            <text:p>1.399005</text:p>
          </table:table-cell>
          <table:table-cell table:formula="of:=[.F227]*100" office:value-type="float" office:value="-4.823171" calcext:value-type="float">
            <text:p>-4.823171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78.9440307617" calcext:value-type="float">
            <text:p>178.9440307617</text:p>
          </table:table-cell>
          <table:table-cell office:value-type="float" office:value="-0.7551999471" calcext:value-type="float">
            <text:p>-0.75519994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69819" calcext:value-type="float">
            <text:p>0.01469819</text:p>
          </table:table-cell>
          <table:table-cell office:value-type="float" office:value="-0.04750418" calcext:value-type="float">
            <text:p>-0.04750418</text:p>
          </table:table-cell>
          <table:table-cell office:value-type="float" office:value="0.0003375679" calcext:value-type="float">
            <text:p>0.0003375679</text:p>
          </table:table-cell>
          <table:table-cell office:value-type="float" office:value="501" calcext:value-type="float">
            <text:p>501</text:p>
          </table:table-cell>
          <table:table-cell table:formula="of:=[.B228]-180" office:value-type="float" office:value="-1.05596923830001" calcext:value-type="float">
            <text:p>-1.0559692383</text:p>
          </table:table-cell>
          <table:table-cell table:formula="of:=[.D228]*100" office:value-type="float" office:value="0.10237865" calcext:value-type="float">
            <text:p>0.10237865</text:p>
          </table:table-cell>
          <table:table-cell table:formula="of:=[.E228]*100" office:value-type="float" office:value="1.469819" calcext:value-type="float">
            <text:p>1.469819</text:p>
          </table:table-cell>
          <table:table-cell table:formula="of:=[.F228]*100" office:value-type="float" office:value="-4.750418" calcext:value-type="float">
            <text:p>-4.750418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78.9373931885" calcext:value-type="float">
            <text:p>178.9373931885</text:p>
          </table:table-cell>
          <table:table-cell office:value-type="float" office:value="-0.8217726107" calcext:value-type="float">
            <text:p>-0.82177261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61383" calcext:value-type="float">
            <text:p>0.01561383</text:p>
          </table:table-cell>
          <table:table-cell office:value-type="float" office:value="-0.04721351" calcext:value-type="float">
            <text:p>-0.04721351</text:p>
          </table:table-cell>
          <table:table-cell office:value-type="float" office:value="0.0004475545" calcext:value-type="float">
            <text:p>0.0004475545</text:p>
          </table:table-cell>
          <table:table-cell office:value-type="float" office:value="502" calcext:value-type="float">
            <text:p>502</text:p>
          </table:table-cell>
          <table:table-cell table:formula="of:=[.B229]-180" office:value-type="float" office:value="-1.06260681149999" calcext:value-type="float">
            <text:p>-1.0626068115</text:p>
          </table:table-cell>
          <table:table-cell table:formula="of:=[.D229]*100" office:value-type="float" office:value="0.10237865" calcext:value-type="float">
            <text:p>0.10237865</text:p>
          </table:table-cell>
          <table:table-cell table:formula="of:=[.E229]*100" office:value-type="float" office:value="1.561383" calcext:value-type="float">
            <text:p>1.561383</text:p>
          </table:table-cell>
          <table:table-cell table:formula="of:=[.F229]*100" office:value-type="float" office:value="-4.721351" calcext:value-type="float">
            <text:p>-4.721351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78.9419403076" calcext:value-type="float">
            <text:p>178.9419403076</text:p>
          </table:table-cell>
          <table:table-cell office:value-type="float" office:value="-0.8490797103" calcext:value-type="float">
            <text:p>-0.84907971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40602" calcext:value-type="float">
            <text:p>0.01640602</text:p>
          </table:table-cell>
          <table:table-cell office:value-type="float" office:value="-0.04409412" calcext:value-type="float">
            <text:p>-0.04409412</text:p>
          </table:table-cell>
          <table:table-cell office:value-type="float" office:value="0.0003167147" calcext:value-type="float">
            <text:p>0.0003167147</text:p>
          </table:table-cell>
          <table:table-cell office:value-type="float" office:value="503" calcext:value-type="float">
            <text:p>503</text:p>
          </table:table-cell>
          <table:table-cell table:formula="of:=[.B230]-180" office:value-type="float" office:value="-1.05805969240001" calcext:value-type="float">
            <text:p>-1.0580596924</text:p>
          </table:table-cell>
          <table:table-cell table:formula="of:=[.D230]*100" office:value-type="float" office:value="0.10237865" calcext:value-type="float">
            <text:p>0.10237865</text:p>
          </table:table-cell>
          <table:table-cell table:formula="of:=[.E230]*100" office:value-type="float" office:value="1.640602" calcext:value-type="float">
            <text:p>1.640602</text:p>
          </table:table-cell>
          <table:table-cell table:formula="of:=[.F230]*100" office:value-type="float" office:value="-4.409412" calcext:value-type="float">
            <text:p>-4.409412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78.9432678223" calcext:value-type="float">
            <text:p>178.9432678223</text:p>
          </table:table-cell>
          <table:table-cell office:value-type="float" office:value="-0.8017224668" calcext:value-type="float">
            <text:p>-0.80172246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61826" calcext:value-type="float">
            <text:p>0.01661826</text:p>
          </table:table-cell>
          <table:table-cell office:value-type="float" office:value="-0.04202969" calcext:value-type="float">
            <text:p>-0.04202969</text:p>
          </table:table-cell>
          <table:table-cell office:value-type="float" office:value="0.0000665103" calcext:value-type="float">
            <text:p>6.65103E-05</text:p>
          </table:table-cell>
          <table:table-cell office:value-type="float" office:value="504" calcext:value-type="float">
            <text:p>504</text:p>
          </table:table-cell>
          <table:table-cell table:formula="of:=[.B231]-180" office:value-type="float" office:value="-1.05673217770001" calcext:value-type="float">
            <text:p>-1.0567321777</text:p>
          </table:table-cell>
          <table:table-cell table:formula="of:=[.D231]*100" office:value-type="float" office:value="0.10237865" calcext:value-type="float">
            <text:p>0.10237865</text:p>
          </table:table-cell>
          <table:table-cell table:formula="of:=[.E231]*100" office:value-type="float" office:value="1.661826" calcext:value-type="float">
            <text:p>1.661826</text:p>
          </table:table-cell>
          <table:table-cell table:formula="of:=[.F231]*100" office:value-type="float" office:value="-4.202969" calcext:value-type="float">
            <text:p>-4.202969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78.9494476318" calcext:value-type="float">
            <text:p>178.9494476318</text:p>
          </table:table-cell>
          <table:table-cell office:value-type="float" office:value="-0.8400134324" calcext:value-type="float">
            <text:p>-0.84001343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01493" calcext:value-type="float">
            <text:p>0.01701493</text:p>
          </table:table-cell>
          <table:table-cell office:value-type="float" office:value="-0.04202969" calcext:value-type="float">
            <text:p>-0.04202969</text:p>
          </table:table-cell>
          <table:table-cell office:value-type="float" office:value="0.000271299" calcext:value-type="float">
            <text:p>0.000271299</text:p>
          </table:table-cell>
          <table:table-cell office:value-type="float" office:value="505" calcext:value-type="float">
            <text:p>505</text:p>
          </table:table-cell>
          <table:table-cell table:formula="of:=[.B232]-180" office:value-type="float" office:value="-1.05055236819999" calcext:value-type="float">
            <text:p>-1.0505523682</text:p>
          </table:table-cell>
          <table:table-cell table:formula="of:=[.D232]*100" office:value-type="float" office:value="0.10237865" calcext:value-type="float">
            <text:p>0.10237865</text:p>
          </table:table-cell>
          <table:table-cell table:formula="of:=[.E232]*100" office:value-type="float" office:value="1.701493" calcext:value-type="float">
            <text:p>1.701493</text:p>
          </table:table-cell>
          <table:table-cell table:formula="of:=[.F232]*100" office:value-type="float" office:value="-4.202969" calcext:value-type="float">
            <text:p>-4.202969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78.9581451416" calcext:value-type="float">
            <text:p>178.9581451416</text:p>
          </table:table-cell>
          <table:table-cell office:value-type="float" office:value="-0.8463795716" calcext:value-type="float">
            <text:p>-0.84637957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-0.03313783" calcext:value-type="float">
            <text:p>-0.03313783</text:p>
          </table:table-cell>
          <table:table-cell office:value-type="float" office:value="0.0002909667" calcext:value-type="float">
            <text:p>0.0002909667</text:p>
          </table:table-cell>
          <table:table-cell office:value-type="float" office:value="506" calcext:value-type="float">
            <text:p>506</text:p>
          </table:table-cell>
          <table:table-cell table:formula="of:=[.B233]-180" office:value-type="float" office:value="-1.0418548584" calcext:value-type="float">
            <text:p>-1.0418548584</text:p>
          </table:table-cell>
          <table:table-cell table:formula="of:=[.D233]*100" office:value-type="float" office:value="0.10237865" calcext:value-type="float">
            <text:p>0.10237865</text:p>
          </table:table-cell>
          <table:table-cell table:formula="of:=[.E233]*100" office:value-type="float" office:value="1.73217" calcext:value-type="float">
            <text:p>1.73217</text:p>
          </table:table-cell>
          <table:table-cell table:formula="of:=[.F233]*100" office:value-type="float" office:value="-3.313783" calcext:value-type="float">
            <text:p>-3.313783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78.9702911377" calcext:value-type="float">
            <text:p>178.9702911377</text:p>
          </table:table-cell>
          <table:table-cell office:value-type="float" office:value="-0.8225874029" calcext:value-type="float">
            <text:p>-0.82258740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36754" calcext:value-type="float">
            <text:p>0.01736754</text:p>
          </table:table-cell>
          <table:table-cell office:value-type="float" office:value="-0.03313783" calcext:value-type="float">
            <text:p>-0.03313783</text:p>
          </table:table-cell>
          <table:table-cell office:value-type="float" office:value="0.0001432736" calcext:value-type="float">
            <text:p>0.0001432736</text:p>
          </table:table-cell>
          <table:table-cell office:value-type="float" office:value="507" calcext:value-type="float">
            <text:p>507</text:p>
          </table:table-cell>
          <table:table-cell table:formula="of:=[.B234]-180" office:value-type="float" office:value="-1.0297088623" calcext:value-type="float">
            <text:p>-1.0297088623</text:p>
          </table:table-cell>
          <table:table-cell table:formula="of:=[.D234]*100" office:value-type="float" office:value="0.10237865" calcext:value-type="float">
            <text:p>0.10237865</text:p>
          </table:table-cell>
          <table:table-cell table:formula="of:=[.E234]*100" office:value-type="float" office:value="1.736754" calcext:value-type="float">
            <text:p>1.736754</text:p>
          </table:table-cell>
          <table:table-cell table:formula="of:=[.F234]*100" office:value-type="float" office:value="-3.313783" calcext:value-type="float">
            <text:p>-3.313783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8.9749298096" calcext:value-type="float">
            <text:p>178.9749298096</text:p>
          </table:table-cell>
          <table:table-cell office:value-type="float" office:value="-0.819838095" calcext:value-type="float">
            <text:p>-0.8198380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37976" calcext:value-type="float">
            <text:p>0.01737976</text:p>
          </table:table-cell>
          <table:table-cell office:value-type="float" office:value="-0.02605892" calcext:value-type="float">
            <text:p>-0.02605892</text:p>
          </table:table-cell>
          <table:table-cell office:value-type="float" office:value="0.0001531825" calcext:value-type="float">
            <text:p>0.0001531825</text:p>
          </table:table-cell>
          <table:table-cell office:value-type="float" office:value="508" calcext:value-type="float">
            <text:p>508</text:p>
          </table:table-cell>
          <table:table-cell table:formula="of:=[.B235]-180" office:value-type="float" office:value="-1.02507019039999" calcext:value-type="float">
            <text:p>-1.0250701904</text:p>
          </table:table-cell>
          <table:table-cell table:formula="of:=[.D235]*100" office:value-type="float" office:value="0.10237865" calcext:value-type="float">
            <text:p>0.10237865</text:p>
          </table:table-cell>
          <table:table-cell table:formula="of:=[.E235]*100" office:value-type="float" office:value="1.737976" calcext:value-type="float">
            <text:p>1.737976</text:p>
          </table:table-cell>
          <table:table-cell table:formula="of:=[.F235]*100" office:value-type="float" office:value="-2.605892" calcext:value-type="float">
            <text:p>-2.605892</text:p>
          </table:table-cell>
        </table:table-row>
        <table:table-row table:style-name="ro1">
          <table:table-cell office:value-type="float" office:value="25.43" calcext:value-type="float">
            <text:p>25.43</text:p>
          </table:table-cell>
          <table:table-cell office:value-type="float" office:value="178.9880218506" calcext:value-type="float">
            <text:p>178.9880218506</text:p>
          </table:table-cell>
          <table:table-cell office:value-type="float" office:value="-0.8018666629" calcext:value-type="float">
            <text:p>-0.80186666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26811" calcext:value-type="float">
            <text:p>0.01726811</text:p>
          </table:table-cell>
          <table:table-cell office:value-type="float" office:value="-0.02138701" calcext:value-type="float">
            <text:p>-0.02138701</text:p>
          </table:table-cell>
          <table:table-cell office:value-type="float" office:value="0.0002498843" calcext:value-type="float">
            <text:p>0.0002498843</text:p>
          </table:table-cell>
          <table:table-cell office:value-type="float" office:value="509" calcext:value-type="float">
            <text:p>509</text:p>
          </table:table-cell>
          <table:table-cell table:formula="of:=[.B236]-180" office:value-type="float" office:value="-1.01197814939999" calcext:value-type="float">
            <text:p>-1.0119781494</text:p>
          </table:table-cell>
          <table:table-cell table:formula="of:=[.D236]*100" office:value-type="float" office:value="0.10237865" calcext:value-type="float">
            <text:p>0.10237865</text:p>
          </table:table-cell>
          <table:table-cell table:formula="of:=[.E236]*100" office:value-type="float" office:value="1.726811" calcext:value-type="float">
            <text:p>1.726811</text:p>
          </table:table-cell>
          <table:table-cell table:formula="of:=[.F236]*100" office:value-type="float" office:value="-2.138701" calcext:value-type="float">
            <text:p>-2.138701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79.0065460205" calcext:value-type="float">
            <text:p>179.0065460205</text:p>
          </table:table-cell>
          <table:table-cell office:value-type="float" office:value="-0.7562122038" calcext:value-type="float">
            <text:p>-0.75621220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8894" calcext:value-type="float">
            <text:p>0.0168894</text:p>
          </table:table-cell>
          <table:table-cell office:value-type="float" office:value="-0.02138701" calcext:value-type="float">
            <text:p>-0.02138701</text:p>
          </table:table-cell>
          <table:table-cell office:value-type="float" office:value="0.0001071851" calcext:value-type="float">
            <text:p>0.0001071851</text:p>
          </table:table-cell>
          <table:table-cell office:value-type="float" office:value="510" calcext:value-type="float">
            <text:p>510</text:p>
          </table:table-cell>
          <table:table-cell table:formula="of:=[.B237]-180" office:value-type="float" office:value="-0.993453979500004" calcext:value-type="float">
            <text:p>-0.9934539795</text:p>
          </table:table-cell>
          <table:table-cell table:formula="of:=[.D237]*100" office:value-type="float" office:value="0.10237865" calcext:value-type="float">
            <text:p>0.10237865</text:p>
          </table:table-cell>
          <table:table-cell table:formula="of:=[.E237]*100" office:value-type="float" office:value="1.68894" calcext:value-type="float">
            <text:p>1.68894</text:p>
          </table:table-cell>
          <table:table-cell table:formula="of:=[.F237]*100" office:value-type="float" office:value="-2.138701" calcext:value-type="float">
            <text:p>-2.138701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179.0071258545" calcext:value-type="float">
            <text:p>179.0071258545</text:p>
          </table:table-cell>
          <table:table-cell office:value-type="float" office:value="-0.6967517443" calcext:value-type="float">
            <text:p>-0.69675174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24069" calcext:value-type="float">
            <text:p>0.01624069</text:p>
          </table:table-cell>
          <table:table-cell office:value-type="float" office:value="-0.01309109" calcext:value-type="float">
            <text:p>-0.01309109</text:p>
          </table:table-cell>
          <table:table-cell office:value-type="float" office:value="0.0001097488" calcext:value-type="float">
            <text:p>0.0001097488</text:p>
          </table:table-cell>
          <table:table-cell office:value-type="float" office:value="511" calcext:value-type="float">
            <text:p>511</text:p>
          </table:table-cell>
          <table:table-cell table:formula="of:=[.B238]-180" office:value-type="float" office:value="-0.992874145499997" calcext:value-type="float">
            <text:p>-0.9928741455</text:p>
          </table:table-cell>
          <table:table-cell table:formula="of:=[.D238]*100" office:value-type="float" office:value="0.10237865" calcext:value-type="float">
            <text:p>0.10237865</text:p>
          </table:table-cell>
          <table:table-cell table:formula="of:=[.E238]*100" office:value-type="float" office:value="1.624069" calcext:value-type="float">
            <text:p>1.624069</text:p>
          </table:table-cell>
          <table:table-cell table:formula="of:=[.F238]*100" office:value-type="float" office:value="-1.309109" calcext:value-type="float">
            <text:p>-1.309109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79.0079956055" calcext:value-type="float">
            <text:p>179.0079956055</text:p>
          </table:table-cell>
          <table:table-cell office:value-type="float" office:value="-0.6947583421" calcext:value-type="float">
            <text:p>-0.69475834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79511" calcext:value-type="float">
            <text:p>0.01579511</text:p>
          </table:table-cell>
          <table:table-cell office:value-type="float" office:value="-0.0079622" calcext:value-type="float">
            <text:p>-0.0079622</text:p>
          </table:table-cell>
          <table:table-cell office:value-type="float" office:value="0.0000887729" calcext:value-type="float">
            <text:p>8.87729E-05</text:p>
          </table:table-cell>
          <table:table-cell office:value-type="float" office:value="512" calcext:value-type="float">
            <text:p>512</text:p>
          </table:table-cell>
          <table:table-cell table:formula="of:=[.B239]-180" office:value-type="float" office:value="-0.992004394499986" calcext:value-type="float">
            <text:p>-0.9920043945</text:p>
          </table:table-cell>
          <table:table-cell table:formula="of:=[.D239]*100" office:value-type="float" office:value="0.10237865" calcext:value-type="float">
            <text:p>0.10237865</text:p>
          </table:table-cell>
          <table:table-cell table:formula="of:=[.E239]*100" office:value-type="float" office:value="1.579511" calcext:value-type="float">
            <text:p>1.579511</text:p>
          </table:table-cell>
          <table:table-cell table:formula="of:=[.F239]*100" office:value-type="float" office:value="-0.79622" calcext:value-type="float">
            <text:p>-0.79622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79.0139770508" calcext:value-type="float">
            <text:p>179.0139770508</text:p>
          </table:table-cell>
          <table:table-cell office:value-type="float" office:value="-0.6821872508" calcext:value-type="float">
            <text:p>-0.68218725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41439" calcext:value-type="float">
            <text:p>0.01541439</text:p>
          </table:table-cell>
          <table:table-cell office:value-type="float" office:value="-0.0079622" calcext:value-type="float">
            <text:p>-0.0079622</text:p>
          </table:table-cell>
          <table:table-cell office:value-type="float" office:value="0.0002558992" calcext:value-type="float">
            <text:p>0.0002558992</text:p>
          </table:table-cell>
          <table:table-cell office:value-type="float" office:value="513" calcext:value-type="float">
            <text:p>513</text:p>
          </table:table-cell>
          <table:table-cell table:formula="of:=[.B240]-180" office:value-type="float" office:value="-0.986022949199992" calcext:value-type="float">
            <text:p>-0.9860229492</text:p>
          </table:table-cell>
          <table:table-cell table:formula="of:=[.D240]*100" office:value-type="float" office:value="0.10237865" calcext:value-type="float">
            <text:p>0.10237865</text:p>
          </table:table-cell>
          <table:table-cell table:formula="of:=[.E240]*100" office:value-type="float" office:value="1.541439" calcext:value-type="float">
            <text:p>1.541439</text:p>
          </table:table-cell>
          <table:table-cell table:formula="of:=[.F240]*100" office:value-type="float" office:value="-0.79622" calcext:value-type="float">
            <text:p>-0.79622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79.0233764648" calcext:value-type="float">
            <text:p>179.0233764648</text:p>
          </table:table-cell>
          <table:table-cell office:value-type="float" office:value="-0.6351789615" calcext:value-type="float">
            <text:p>-0.63517896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84735" calcext:value-type="float">
            <text:p>0.01484735</text:p>
          </table:table-cell>
          <table:table-cell office:value-type="float" office:value="0.00573835" calcext:value-type="float">
            <text:p>0.00573835</text:p>
          </table:table-cell>
          <table:table-cell office:value-type="float" office:value="0.0001615696" calcext:value-type="float">
            <text:p>0.0001615696</text:p>
          </table:table-cell>
          <table:table-cell office:value-type="float" office:value="514" calcext:value-type="float">
            <text:p>514</text:p>
          </table:table-cell>
          <table:table-cell table:formula="of:=[.B241]-180" office:value-type="float" office:value="-0.976623535199991" calcext:value-type="float">
            <text:p>-0.9766235352</text:p>
          </table:table-cell>
          <table:table-cell table:formula="of:=[.D241]*100" office:value-type="float" office:value="0.10237865" calcext:value-type="float">
            <text:p>0.10237865</text:p>
          </table:table-cell>
          <table:table-cell table:formula="of:=[.E241]*100" office:value-type="float" office:value="1.484735" calcext:value-type="float">
            <text:p>1.484735</text:p>
          </table:table-cell>
          <table:table-cell table:formula="of:=[.F241]*100" office:value-type="float" office:value="0.573835" calcext:value-type="float">
            <text:p>0.573835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79.0309448242" calcext:value-type="float">
            <text:p>179.0309448242</text:p>
          </table:table-cell>
          <table:table-cell office:value-type="float" office:value="-0.5898002241" calcext:value-type="float">
            <text:p>-0.58980022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167" calcext:value-type="float">
            <text:p>0.014167</text:p>
          </table:table-cell>
          <table:table-cell office:value-type="float" office:value="0.00573835" calcext:value-type="float">
            <text:p>0.00573835</text:p>
          </table:table-cell>
          <table:table-cell office:value-type="float" office:value="0.0000698813" calcext:value-type="float">
            <text:p>6.98813E-05</text:p>
          </table:table-cell>
          <table:table-cell office:value-type="float" office:value="515" calcext:value-type="float">
            <text:p>515</text:p>
          </table:table-cell>
          <table:table-cell table:formula="of:=[.B242]-180" office:value-type="float" office:value="-0.969055175800008" calcext:value-type="float">
            <text:p>-0.9690551758</text:p>
          </table:table-cell>
          <table:table-cell table:formula="of:=[.D242]*100" office:value-type="float" office:value="0.10237865" calcext:value-type="float">
            <text:p>0.10237865</text:p>
          </table:table-cell>
          <table:table-cell table:formula="of:=[.E242]*100" office:value-type="float" office:value="1.4167" calcext:value-type="float">
            <text:p>1.4167</text:p>
          </table:table-cell>
          <table:table-cell table:formula="of:=[.F242]*100" office:value-type="float" office:value="0.573835" calcext:value-type="float">
            <text:p>0.573835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179.0366973877" calcext:value-type="float">
            <text:p>179.0366973877</text:p>
          </table:table-cell>
          <table:table-cell office:value-type="float" office:value="-0.5257399776" calcext:value-type="float">
            <text:p>-0.52573997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28663" calcext:value-type="float">
            <text:p>0.01328663</text:p>
          </table:table-cell>
          <table:table-cell office:value-type="float" office:value="0.01434697" calcext:value-type="float">
            <text:p>0.01434697</text:p>
          </table:table-cell>
          <table:table-cell office:value-type="float" office:value="0.0000203086" calcext:value-type="float">
            <text:p>2.03086E-05</text:p>
          </table:table-cell>
          <table:table-cell office:value-type="float" office:value="516" calcext:value-type="float">
            <text:p>516</text:p>
          </table:table-cell>
          <table:table-cell table:formula="of:=[.B243]-180" office:value-type="float" office:value="-0.963302612299998" calcext:value-type="float">
            <text:p>-0.9633026123</text:p>
          </table:table-cell>
          <table:table-cell table:formula="of:=[.D243]*100" office:value-type="float" office:value="0.10237865" calcext:value-type="float">
            <text:p>0.10237865</text:p>
          </table:table-cell>
          <table:table-cell table:formula="of:=[.E243]*100" office:value-type="float" office:value="1.328663" calcext:value-type="float">
            <text:p>1.328663</text:p>
          </table:table-cell>
          <table:table-cell table:formula="of:=[.F243]*100" office:value-type="float" office:value="1.434697" calcext:value-type="float">
            <text:p>1.434697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179.0638427734" calcext:value-type="float">
            <text:p>179.0638427734</text:p>
          </table:table-cell>
          <table:table-cell office:value-type="float" office:value="-0.523215277" calcext:value-type="float">
            <text:p>-0.5232152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68313" calcext:value-type="float">
            <text:p>0.01268313</text:p>
          </table:table-cell>
          <table:table-cell office:value-type="float" office:value="0.01830427" calcext:value-type="float">
            <text:p>0.01830427</text:p>
          </table:table-cell>
          <table:table-cell office:value-type="float" office:value="0.0000396579" calcext:value-type="float">
            <text:p>3.96579E-05</text:p>
          </table:table-cell>
          <table:table-cell office:value-type="float" office:value="517" calcext:value-type="float">
            <text:p>517</text:p>
          </table:table-cell>
          <table:table-cell table:formula="of:=[.B244]-180" office:value-type="float" office:value="-0.936157226599988" calcext:value-type="float">
            <text:p>-0.9361572266</text:p>
          </table:table-cell>
          <table:table-cell table:formula="of:=[.D244]*100" office:value-type="float" office:value="0.10237865" calcext:value-type="float">
            <text:p>0.10237865</text:p>
          </table:table-cell>
          <table:table-cell table:formula="of:=[.E244]*100" office:value-type="float" office:value="1.268313" calcext:value-type="float">
            <text:p>1.268313</text:p>
          </table:table-cell>
          <table:table-cell table:formula="of:=[.F244]*100" office:value-type="float" office:value="1.830427" calcext:value-type="float">
            <text:p>1.830427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179.0635528564" calcext:value-type="float">
            <text:p>179.0635528564</text:p>
          </table:table-cell>
          <table:table-cell office:value-type="float" office:value="-0.4739111477" calcext:value-type="float">
            <text:p>-0.47391114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95232" calcext:value-type="float">
            <text:p>0.01195232</text:p>
          </table:table-cell>
          <table:table-cell office:value-type="float" office:value="0.01830427" calcext:value-type="float">
            <text:p>0.01830427</text:p>
          </table:table-cell>
          <table:table-cell office:value-type="float" office:value="-0.0000665036" calcext:value-type="float">
            <text:p>-6.65036E-05</text:p>
          </table:table-cell>
          <table:table-cell office:value-type="float" office:value="518" calcext:value-type="float">
            <text:p>518</text:p>
          </table:table-cell>
          <table:table-cell table:formula="of:=[.B245]-180" office:value-type="float" office:value="-0.936447143599992" calcext:value-type="float">
            <text:p>-0.9364471436</text:p>
          </table:table-cell>
          <table:table-cell table:formula="of:=[.D245]*100" office:value-type="float" office:value="0.10237865" calcext:value-type="float">
            <text:p>0.10237865</text:p>
          </table:table-cell>
          <table:table-cell table:formula="of:=[.E245]*100" office:value-type="float" office:value="1.195232" calcext:value-type="float">
            <text:p>1.195232</text:p>
          </table:table-cell>
          <table:table-cell table:formula="of:=[.F245]*100" office:value-type="float" office:value="1.830427" calcext:value-type="float">
            <text:p>1.830427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179.0625610352" calcext:value-type="float">
            <text:p>179.0625610352</text:p>
          </table:table-cell>
          <table:table-cell office:value-type="float" office:value="-0.4733138453" calcext:value-type="float">
            <text:p>-0.47331384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46134" calcext:value-type="float">
            <text:p>0.01146134</text:p>
          </table:table-cell>
          <table:table-cell office:value-type="float" office:value="0.02854851" calcext:value-type="float">
            <text:p>0.02854851</text:p>
          </table:table-cell>
          <table:table-cell office:value-type="float" office:value="-0.0000433609" calcext:value-type="float">
            <text:p>-4.33609E-05</text:p>
          </table:table-cell>
          <table:table-cell office:value-type="float" office:value="519" calcext:value-type="float">
            <text:p>519</text:p>
          </table:table-cell>
          <table:table-cell table:formula="of:=[.B246]-180" office:value-type="float" office:value="-0.937438964800009" calcext:value-type="float">
            <text:p>-0.9374389648</text:p>
          </table:table-cell>
          <table:table-cell table:formula="of:=[.D246]*100" office:value-type="float" office:value="0.10237865" calcext:value-type="float">
            <text:p>0.10237865</text:p>
          </table:table-cell>
          <table:table-cell table:formula="of:=[.E246]*100" office:value-type="float" office:value="1.146134" calcext:value-type="float">
            <text:p>1.146134</text:p>
          </table:table-cell>
          <table:table-cell table:formula="of:=[.F246]*100" office:value-type="float" office:value="2.854851" calcext:value-type="float">
            <text:p>2.854851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79.0711364746" calcext:value-type="float">
            <text:p>179.0711364746</text:p>
          </table:table-cell>
          <table:table-cell office:value-type="float" office:value="-0.4469387096" calcext:value-type="float">
            <text:p>-0.44693870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95835" calcext:value-type="float">
            <text:p>0.01095835</text:p>
          </table:table-cell>
          <table:table-cell office:value-type="float" office:value="0.02854851" calcext:value-type="float">
            <text:p>0.02854851</text:p>
          </table:table-cell>
          <table:table-cell office:value-type="float" office:value="-0.000023089" calcext:value-type="float">
            <text:p>-0.000023089</text:p>
          </table:table-cell>
          <table:table-cell office:value-type="float" office:value="520" calcext:value-type="float">
            <text:p>520</text:p>
          </table:table-cell>
          <table:table-cell table:formula="of:=[.B247]-180" office:value-type="float" office:value="-0.928863525400004" calcext:value-type="float">
            <text:p>-0.9288635254</text:p>
          </table:table-cell>
          <table:table-cell table:formula="of:=[.D247]*100" office:value-type="float" office:value="0.10237865" calcext:value-type="float">
            <text:p>0.10237865</text:p>
          </table:table-cell>
          <table:table-cell table:formula="of:=[.E247]*100" office:value-type="float" office:value="1.095835" calcext:value-type="float">
            <text:p>1.095835</text:p>
          </table:table-cell>
          <table:table-cell table:formula="of:=[.F247]*100" office:value-type="float" office:value="2.854851" calcext:value-type="float">
            <text:p>2.854851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179.065826416" calcext:value-type="float">
            <text:p>179.065826416</text:p>
          </table:table-cell>
          <table:table-cell office:value-type="float" office:value="-0.3899540393" calcext:value-type="float">
            <text:p>-0.38995403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24333" calcext:value-type="float">
            <text:p>0.01024333</text:p>
          </table:table-cell>
          <table:table-cell office:value-type="float" office:value="0.02854851" calcext:value-type="float">
            <text:p>0.02854851</text:p>
          </table:table-cell>
          <table:table-cell office:value-type="float" office:value="-0.0001372441" calcext:value-type="float">
            <text:p>-0.0001372441</text:p>
          </table:table-cell>
          <table:table-cell office:value-type="float" office:value="521" calcext:value-type="float">
            <text:p>521</text:p>
          </table:table-cell>
          <table:table-cell table:formula="of:=[.B248]-180" office:value-type="float" office:value="-0.934173584000007" calcext:value-type="float">
            <text:p>-0.934173584</text:p>
          </table:table-cell>
          <table:table-cell table:formula="of:=[.D248]*100" office:value-type="float" office:value="0.10237865" calcext:value-type="float">
            <text:p>0.10237865</text:p>
          </table:table-cell>
          <table:table-cell table:formula="of:=[.E248]*100" office:value-type="float" office:value="1.024333" calcext:value-type="float">
            <text:p>1.024333</text:p>
          </table:table-cell>
          <table:table-cell table:formula="of:=[.F248]*100" office:value-type="float" office:value="2.854851" calcext:value-type="float">
            <text:p>2.854851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179.0507507324" calcext:value-type="float">
            <text:p>179.0507507324</text:p>
          </table:table-cell>
          <table:table-cell office:value-type="float" office:value="-0.4403596888" calcext:value-type="float">
            <text:p>-0.44035968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10283" calcext:value-type="float">
            <text:p>0.01010283</text:p>
          </table:table-cell>
          <table:table-cell office:value-type="float" office:value="0.03566279" calcext:value-type="float">
            <text:p>0.03566279</text:p>
          </table:table-cell>
          <table:table-cell office:value-type="float" office:value="0.0000266099" calcext:value-type="float">
            <text:p>2.66099E-05</text:p>
          </table:table-cell>
          <table:table-cell office:value-type="float" office:value="522" calcext:value-type="float">
            <text:p>522</text:p>
          </table:table-cell>
          <table:table-cell table:formula="of:=[.B249]-180" office:value-type="float" office:value="-0.94924926760001" calcext:value-type="float">
            <text:p>-0.9492492676</text:p>
          </table:table-cell>
          <table:table-cell table:formula="of:=[.D249]*100" office:value-type="float" office:value="0.10237865" calcext:value-type="float">
            <text:p>0.10237865</text:p>
          </table:table-cell>
          <table:table-cell table:formula="of:=[.E249]*100" office:value-type="float" office:value="1.010283" calcext:value-type="float">
            <text:p>1.010283</text:p>
          </table:table-cell>
          <table:table-cell table:formula="of:=[.F249]*100" office:value-type="float" office:value="3.566279" calcext:value-type="float">
            <text:p>3.566279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179.0520019531" calcext:value-type="float">
            <text:p>179.0520019531</text:p>
          </table:table-cell>
          <table:table-cell office:value-type="float" office:value="-0.3743176688" calcext:value-type="float">
            <text:p>-0.37431766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03566279" calcext:value-type="float">
            <text:p>0.03566279</text:p>
          </table:table-cell>
          <table:table-cell office:value-type="float" office:value="-0.0001374943" calcext:value-type="float">
            <text:p>-0.0001374943</text:p>
          </table:table-cell>
          <table:table-cell office:value-type="float" office:value="523" calcext:value-type="float">
            <text:p>523</text:p>
          </table:table-cell>
          <table:table-cell table:formula="of:=[.B250]-180" office:value-type="float" office:value="-0.947998046900011" calcext:value-type="float">
            <text:p>-0.9479980469</text:p>
          </table:table-cell>
          <table:table-cell table:formula="of:=[.D250]*100" office:value-type="float" office:value="0.10237865" calcext:value-type="float">
            <text:p>0.10237865</text:p>
          </table:table-cell>
          <table:table-cell table:formula="of:=[.E250]*100" office:value-type="float" office:value="0.9569" calcext:value-type="float">
            <text:p>0.9569</text:p>
          </table:table-cell>
          <table:table-cell table:formula="of:=[.F250]*100" office:value-type="float" office:value="3.566279" calcext:value-type="float">
            <text:p>3.566279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179.0518493652" calcext:value-type="float">
            <text:p>179.0518493652</text:p>
          </table:table-cell>
          <table:table-cell office:value-type="float" office:value="-0.330768154" calcext:value-type="float">
            <text:p>-0.3307681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92297" calcext:value-type="float">
            <text:p>0.00892297</text:p>
          </table:table-cell>
          <table:table-cell office:value-type="float" office:value="0.03932943" calcext:value-type="float">
            <text:p>0.03932943</text:p>
          </table:table-cell>
          <table:table-cell office:value-type="float" office:value="-0.0001441785" calcext:value-type="float">
            <text:p>-0.0001441785</text:p>
          </table:table-cell>
          <table:table-cell office:value-type="float" office:value="524" calcext:value-type="float">
            <text:p>524</text:p>
          </table:table-cell>
          <table:table-cell table:formula="of:=[.B251]-180" office:value-type="float" office:value="-0.948150634799987" calcext:value-type="float">
            <text:p>-0.9481506348</text:p>
          </table:table-cell>
          <table:table-cell table:formula="of:=[.D251]*100" office:value-type="float" office:value="0.10237865" calcext:value-type="float">
            <text:p>0.10237865</text:p>
          </table:table-cell>
          <table:table-cell table:formula="of:=[.E251]*100" office:value-type="float" office:value="0.892297" calcext:value-type="float">
            <text:p>0.892297</text:p>
          </table:table-cell>
          <table:table-cell table:formula="of:=[.F251]*100" office:value-type="float" office:value="3.932943" calcext:value-type="float">
            <text:p>3.932943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179.054107666" calcext:value-type="float">
            <text:p>179.054107666</text:p>
          </table:table-cell>
          <table:table-cell office:value-type="float" office:value="-0.3662371625" calcext:value-type="float">
            <text:p>-0.36623716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72889" calcext:value-type="float">
            <text:p>0.00872889</text:p>
          </table:table-cell>
          <table:table-cell office:value-type="float" office:value="0.03932943" calcext:value-type="float">
            <text:p>0.03932943</text:p>
          </table:table-cell>
          <table:table-cell office:value-type="float" office:value="0.0000027445" calcext:value-type="float">
            <text:p>2.7445E-06</text:p>
          </table:table-cell>
          <table:table-cell office:value-type="float" office:value="525" calcext:value-type="float">
            <text:p>525</text:p>
          </table:table-cell>
          <table:table-cell table:formula="of:=[.B252]-180" office:value-type="float" office:value="-0.945892334000007" calcext:value-type="float">
            <text:p>-0.945892334</text:p>
          </table:table-cell>
          <table:table-cell table:formula="of:=[.D252]*100" office:value-type="float" office:value="0.10237865" calcext:value-type="float">
            <text:p>0.10237865</text:p>
          </table:table-cell>
          <table:table-cell table:formula="of:=[.E252]*100" office:value-type="float" office:value="0.872889" calcext:value-type="float">
            <text:p>0.872889</text:p>
          </table:table-cell>
          <table:table-cell table:formula="of:=[.F252]*100" office:value-type="float" office:value="3.932943" calcext:value-type="float">
            <text:p>3.932943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179.0640106201" calcext:value-type="float">
            <text:p>179.0640106201</text:p>
          </table:table-cell>
          <table:table-cell office:value-type="float" office:value="-0.3071151447" calcext:value-type="float">
            <text:p>-0.30711514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20548" calcext:value-type="float">
            <text:p>0.00820548</text:p>
          </table:table-cell>
          <table:table-cell office:value-type="float" office:value="0.03932943" calcext:value-type="float">
            <text:p>0.03932943</text:p>
          </table:table-cell>
          <table:table-cell office:value-type="float" office:value="0.000089225" calcext:value-type="float">
            <text:p>0.000089225</text:p>
          </table:table-cell>
          <table:table-cell office:value-type="float" office:value="526" calcext:value-type="float">
            <text:p>526</text:p>
          </table:table-cell>
          <table:table-cell table:formula="of:=[.B253]-180" office:value-type="float" office:value="-0.935989379900008" calcext:value-type="float">
            <text:p>-0.9359893799</text:p>
          </table:table-cell>
          <table:table-cell table:formula="of:=[.D253]*100" office:value-type="float" office:value="0.10237865" calcext:value-type="float">
            <text:p>0.10237865</text:p>
          </table:table-cell>
          <table:table-cell table:formula="of:=[.E253]*100" office:value-type="float" office:value="0.820548" calcext:value-type="float">
            <text:p>0.820548</text:p>
          </table:table-cell>
          <table:table-cell table:formula="of:=[.F253]*100" office:value-type="float" office:value="3.932943" calcext:value-type="float">
            <text:p>3.932943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79.0559387207" calcext:value-type="float">
            <text:p>179.0559387207</text:p>
          </table:table-cell>
          <table:table-cell office:value-type="float" office:value="-0.2693017068" calcext:value-type="float">
            <text:p>-0.26930170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60463" calcext:value-type="float">
            <text:p>0.00760463</text:p>
          </table:table-cell>
          <table:table-cell office:value-type="float" office:value="0.03965715" calcext:value-type="float">
            <text:p>0.03965715</text:p>
          </table:table-cell>
          <table:table-cell office:value-type="float" office:value="-0.0000244437" calcext:value-type="float">
            <text:p>-2.44437E-05</text:p>
          </table:table-cell>
          <table:table-cell office:value-type="float" office:value="527" calcext:value-type="float">
            <text:p>527</text:p>
          </table:table-cell>
          <table:table-cell table:formula="of:=[.B254]-180" office:value-type="float" office:value="-0.944061279300001" calcext:value-type="float">
            <text:p>-0.9440612793</text:p>
          </table:table-cell>
          <table:table-cell table:formula="of:=[.D254]*100" office:value-type="float" office:value="0.10237865" calcext:value-type="float">
            <text:p>0.10237865</text:p>
          </table:table-cell>
          <table:table-cell table:formula="of:=[.E254]*100" office:value-type="float" office:value="0.760463" calcext:value-type="float">
            <text:p>0.760463</text:p>
          </table:table-cell>
          <table:table-cell table:formula="of:=[.F254]*100" office:value-type="float" office:value="3.965715" calcext:value-type="float">
            <text:p>3.965715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179.049697876" calcext:value-type="float">
            <text:p>179.049697876</text:p>
          </table:table-cell>
          <table:table-cell office:value-type="float" office:value="-0.2427132551" calcext:value-type="float">
            <text:p>-0.24271325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02701" calcext:value-type="float">
            <text:p>0.00702701</text:p>
          </table:table-cell>
          <table:table-cell office:value-type="float" office:value="0.03965715" calcext:value-type="float">
            <text:p>0.03965715</text:p>
          </table:table-cell>
          <table:table-cell office:value-type="float" office:value="0.0000972902" calcext:value-type="float">
            <text:p>9.72902E-05</text:p>
          </table:table-cell>
          <table:table-cell office:value-type="float" office:value="528" calcext:value-type="float">
            <text:p>528</text:p>
          </table:table-cell>
          <table:table-cell table:formula="of:=[.B255]-180" office:value-type="float" office:value="-0.95030212399999" calcext:value-type="float">
            <text:p>-0.950302124</text:p>
          </table:table-cell>
          <table:table-cell table:formula="of:=[.D255]*100" office:value-type="float" office:value="0.10237865" calcext:value-type="float">
            <text:p>0.10237865</text:p>
          </table:table-cell>
          <table:table-cell table:formula="of:=[.E255]*100" office:value-type="float" office:value="0.702701" calcext:value-type="float">
            <text:p>0.702701</text:p>
          </table:table-cell>
          <table:table-cell table:formula="of:=[.F255]*100" office:value-type="float" office:value="3.965715" calcext:value-type="float">
            <text:p>3.965715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179.0536193848" calcext:value-type="float">
            <text:p>179.0536193848</text:p>
          </table:table-cell>
          <table:table-cell office:value-type="float" office:value="-0.2171408957" calcext:value-type="float">
            <text:p>-0.21714089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47163" calcext:value-type="float">
            <text:p>0.00647163</text:p>
          </table:table-cell>
          <table:table-cell office:value-type="float" office:value="0.03996073" calcext:value-type="float">
            <text:p>0.03996073</text:p>
          </table:table-cell>
          <table:table-cell office:value-type="float" office:value="-0.0000728585" calcext:value-type="float">
            <text:p>-7.28585E-05</text:p>
          </table:table-cell>
          <table:table-cell office:value-type="float" office:value="529" calcext:value-type="float">
            <text:p>529</text:p>
          </table:table-cell>
          <table:table-cell table:formula="of:=[.B256]-180" office:value-type="float" office:value="-0.946380615200013" calcext:value-type="float">
            <text:p>-0.9463806152</text:p>
          </table:table-cell>
          <table:table-cell table:formula="of:=[.D256]*100" office:value-type="float" office:value="0.10237865" calcext:value-type="float">
            <text:p>0.10237865</text:p>
          </table:table-cell>
          <table:table-cell table:formula="of:=[.E256]*100" office:value-type="float" office:value="0.647163" calcext:value-type="float">
            <text:p>0.647163</text:p>
          </table:table-cell>
          <table:table-cell table:formula="of:=[.F256]*100" office:value-type="float" office:value="3.996073" calcext:value-type="float">
            <text:p>3.996073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179.0605316162" calcext:value-type="float">
            <text:p>179.0605316162</text:p>
          </table:table-cell>
          <table:table-cell office:value-type="float" office:value="-0.1839633871" calcext:value-type="float">
            <text:p>-0.18396338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8039" calcext:value-type="float">
            <text:p>0.00588039</text:p>
          </table:table-cell>
          <table:table-cell office:value-type="float" office:value="0.03713606" calcext:value-type="float">
            <text:p>0.03713606</text:p>
          </table:table-cell>
          <table:table-cell office:value-type="float" office:value="-0.0000741911" calcext:value-type="float">
            <text:p>-7.41911E-05</text:p>
          </table:table-cell>
          <table:table-cell office:value-type="float" office:value="530" calcext:value-type="float">
            <text:p>530</text:p>
          </table:table-cell>
          <table:table-cell table:formula="of:=[.B257]-180" office:value-type="float" office:value="-0.939468383800005" calcext:value-type="float">
            <text:p>-0.9394683838</text:p>
          </table:table-cell>
          <table:table-cell table:formula="of:=[.D257]*100" office:value-type="float" office:value="0.10237865" calcext:value-type="float">
            <text:p>0.10237865</text:p>
          </table:table-cell>
          <table:table-cell table:formula="of:=[.E257]*100" office:value-type="float" office:value="0.588039" calcext:value-type="float">
            <text:p>0.588039</text:p>
          </table:table-cell>
          <table:table-cell table:formula="of:=[.F257]*100" office:value-type="float" office:value="3.713606" calcext:value-type="float">
            <text:p>3.713606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179.054473877" calcext:value-type="float">
            <text:p>179.054473877</text:p>
          </table:table-cell>
          <table:table-cell office:value-type="float" office:value="-0.1211258186" calcext:value-type="float">
            <text:p>-0.12112581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6754" calcext:value-type="float">
            <text:p>0.00506754</text:p>
          </table:table-cell>
          <table:table-cell office:value-type="float" office:value="0.03713606" calcext:value-type="float">
            <text:p>0.03713606</text:p>
          </table:table-cell>
          <table:table-cell office:value-type="float" office:value="-0.0002207098" calcext:value-type="float">
            <text:p>-0.0002207098</text:p>
          </table:table-cell>
          <table:table-cell office:value-type="float" office:value="531" calcext:value-type="float">
            <text:p>531</text:p>
          </table:table-cell>
          <table:table-cell table:formula="of:=[.B258]-180" office:value-type="float" office:value="-0.945526123000008" calcext:value-type="float">
            <text:p>-0.945526123</text:p>
          </table:table-cell>
          <table:table-cell table:formula="of:=[.D258]*100" office:value-type="float" office:value="0.10237865" calcext:value-type="float">
            <text:p>0.10237865</text:p>
          </table:table-cell>
          <table:table-cell table:formula="of:=[.E258]*100" office:value-type="float" office:value="0.506754" calcext:value-type="float">
            <text:p>0.506754</text:p>
          </table:table-cell>
          <table:table-cell table:formula="of:=[.F258]*100" office:value-type="float" office:value="3.713606" calcext:value-type="float">
            <text:p>3.713606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179.0641937256" calcext:value-type="float">
            <text:p>179.0641937256</text:p>
          </table:table-cell>
          <table:table-cell office:value-type="float" office:value="-0.0806532641" calcext:value-type="float">
            <text:p>-0.08065326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561" calcext:value-type="float">
            <text:p>0.0042561</text:p>
          </table:table-cell>
          <table:table-cell office:value-type="float" office:value="0.0324553" calcext:value-type="float">
            <text:p>0.0324553</text:p>
          </table:table-cell>
          <table:table-cell office:value-type="float" office:value="-0.0001274625" calcext:value-type="float">
            <text:p>-0.0001274625</text:p>
          </table:table-cell>
          <table:table-cell office:value-type="float" office:value="532" calcext:value-type="float">
            <text:p>532</text:p>
          </table:table-cell>
          <table:table-cell table:formula="of:=[.B259]-180" office:value-type="float" office:value="-0.935806274399994" calcext:value-type="float">
            <text:p>-0.9358062744</text:p>
          </table:table-cell>
          <table:table-cell table:formula="of:=[.D259]*100" office:value-type="float" office:value="0.10237865" calcext:value-type="float">
            <text:p>0.10237865</text:p>
          </table:table-cell>
          <table:table-cell table:formula="of:=[.E259]*100" office:value-type="float" office:value="0.42561" calcext:value-type="float">
            <text:p>0.42561</text:p>
          </table:table-cell>
          <table:table-cell table:formula="of:=[.F259]*100" office:value-type="float" office:value="3.24553" calcext:value-type="float">
            <text:p>3.24553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179.061630249" calcext:value-type="float">
            <text:p>179.061630249</text:p>
          </table:table-cell>
          <table:table-cell office:value-type="float" office:value="-0.0760236995" calcext:value-type="float">
            <text:p>-0.07602369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845" calcext:value-type="float">
            <text:p>0.0036845</text:p>
          </table:table-cell>
          <table:table-cell office:value-type="float" office:value="0.0324553" calcext:value-type="float">
            <text:p>0.0324553</text:p>
          </table:table-cell>
          <table:table-cell office:value-type="float" office:value="-0.0001358337" calcext:value-type="float">
            <text:p>-0.0001358337</text:p>
          </table:table-cell>
          <table:table-cell office:value-type="float" office:value="533" calcext:value-type="float">
            <text:p>533</text:p>
          </table:table-cell>
          <table:table-cell table:formula="of:=[.B260]-180" office:value-type="float" office:value="-0.93836975100001" calcext:value-type="float">
            <text:p>-0.938369751</text:p>
          </table:table-cell>
          <table:table-cell table:formula="of:=[.D260]*100" office:value-type="float" office:value="0.10237865" calcext:value-type="float">
            <text:p>0.10237865</text:p>
          </table:table-cell>
          <table:table-cell table:formula="of:=[.E260]*100" office:value-type="float" office:value="0.36845" calcext:value-type="float">
            <text:p>0.36845</text:p>
          </table:table-cell>
          <table:table-cell table:formula="of:=[.F260]*100" office:value-type="float" office:value="3.24553" calcext:value-type="float">
            <text:p>3.24553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179.0780792236" calcext:value-type="float">
            <text:p>179.0780792236</text:p>
          </table:table-cell>
          <table:table-cell office:value-type="float" office:value="-0.1330704363" calcext:value-type="float">
            <text:p>-0.13307043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8385" calcext:value-type="float">
            <text:p>0.00368385</text:p>
          </table:table-cell>
          <table:table-cell office:value-type="float" office:value="0.02641163" calcext:value-type="float">
            <text:p>0.02641163</text:p>
          </table:table-cell>
          <table:table-cell office:value-type="float" office:value="-0.0000636515" calcext:value-type="float">
            <text:p>-6.36515E-05</text:p>
          </table:table-cell>
          <table:table-cell office:value-type="float" office:value="534" calcext:value-type="float">
            <text:p>534</text:p>
          </table:table-cell>
          <table:table-cell table:formula="of:=[.B261]-180" office:value-type="float" office:value="-0.921920776399986" calcext:value-type="float">
            <text:p>-0.9219207764</text:p>
          </table:table-cell>
          <table:table-cell table:formula="of:=[.D261]*100" office:value-type="float" office:value="0.10237865" calcext:value-type="float">
            <text:p>0.10237865</text:p>
          </table:table-cell>
          <table:table-cell table:formula="of:=[.E261]*100" office:value-type="float" office:value="0.368385" calcext:value-type="float">
            <text:p>0.368385</text:p>
          </table:table-cell>
          <table:table-cell table:formula="of:=[.F261]*100" office:value-type="float" office:value="2.641163" calcext:value-type="float">
            <text:p>2.641163</text:p>
          </table:table-cell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79.0815429688" calcext:value-type="float">
            <text:p>179.0815429688</text:p>
          </table:table-cell>
          <table:table-cell office:value-type="float" office:value="-0.0373917519" calcext:value-type="float">
            <text:p>-0.03739175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4566" calcext:value-type="float">
            <text:p>0.00304566</text:p>
          </table:table-cell>
          <table:table-cell office:value-type="float" office:value="0.02641163" calcext:value-type="float">
            <text:p>0.02641163</text:p>
          </table:table-cell>
          <table:table-cell office:value-type="float" office:value="-0.0002306969" calcext:value-type="float">
            <text:p>-0.0002306969</text:p>
          </table:table-cell>
          <table:table-cell office:value-type="float" office:value="535" calcext:value-type="float">
            <text:p>535</text:p>
          </table:table-cell>
          <table:table-cell table:formula="of:=[.B262]-180" office:value-type="float" office:value="-0.918457031200006" calcext:value-type="float">
            <text:p>-0.9184570312</text:p>
          </table:table-cell>
          <table:table-cell table:formula="of:=[.D262]*100" office:value-type="float" office:value="0.10237865" calcext:value-type="float">
            <text:p>0.10237865</text:p>
          </table:table-cell>
          <table:table-cell table:formula="of:=[.E262]*100" office:value-type="float" office:value="0.304566" calcext:value-type="float">
            <text:p>0.304566</text:p>
          </table:table-cell>
          <table:table-cell table:formula="of:=[.F262]*100" office:value-type="float" office:value="2.641163" calcext:value-type="float">
            <text:p>2.641163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79.0824432373" calcext:value-type="float">
            <text:p>179.0824432373</text:p>
          </table:table-cell>
          <table:table-cell office:value-type="float" office:value="-0.0378014876" calcext:value-type="float">
            <text:p>-0.03780148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2311" calcext:value-type="float">
            <text:p>0.00262311</text:p>
          </table:table-cell>
          <table:table-cell office:value-type="float" office:value="0.02641163" calcext:value-type="float">
            <text:p>0.02641163</text:p>
          </table:table-cell>
          <table:table-cell office:value-type="float" office:value="-0.0000962768" calcext:value-type="float">
            <text:p>-9.62768E-05</text:p>
          </table:table-cell>
          <table:table-cell office:value-type="float" office:value="536" calcext:value-type="float">
            <text:p>536</text:p>
          </table:table-cell>
          <table:table-cell table:formula="of:=[.B263]-180" office:value-type="float" office:value="-0.917556762700002" calcext:value-type="float">
            <text:p>-0.9175567627</text:p>
          </table:table-cell>
          <table:table-cell table:formula="of:=[.D263]*100" office:value-type="float" office:value="0.10237865" calcext:value-type="float">
            <text:p>0.10237865</text:p>
          </table:table-cell>
          <table:table-cell table:formula="of:=[.E263]*100" office:value-type="float" office:value="0.262311" calcext:value-type="float">
            <text:p>0.262311</text:p>
          </table:table-cell>
          <table:table-cell table:formula="of:=[.F263]*100" office:value-type="float" office:value="2.641163" calcext:value-type="float">
            <text:p>2.641163</text:p>
          </table:table-cell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79.0784454346" calcext:value-type="float">
            <text:p>179.0784454346</text:p>
          </table:table-cell>
          <table:table-cell office:value-type="float" office:value="-0.0433875965" calcext:value-type="float">
            <text:p>-0.04338759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7876" calcext:value-type="float">
            <text:p>0.00237876</text:p>
          </table:table-cell>
          <table:table-cell office:value-type="float" office:value="0.01979878" calcext:value-type="float">
            <text:p>0.01979878</text:p>
          </table:table-cell>
          <table:table-cell office:value-type="float" office:value="-0.0001454727" calcext:value-type="float">
            <text:p>-0.0001454727</text:p>
          </table:table-cell>
          <table:table-cell office:value-type="float" office:value="537" calcext:value-type="float">
            <text:p>537</text:p>
          </table:table-cell>
          <table:table-cell table:formula="of:=[.B264]-180" office:value-type="float" office:value="-0.921554565399987" calcext:value-type="float">
            <text:p>-0.9215545654</text:p>
          </table:table-cell>
          <table:table-cell table:formula="of:=[.D264]*100" office:value-type="float" office:value="0.10237865" calcext:value-type="float">
            <text:p>0.10237865</text:p>
          </table:table-cell>
          <table:table-cell table:formula="of:=[.E264]*100" office:value-type="float" office:value="0.237876" calcext:value-type="float">
            <text:p>0.237876</text:p>
          </table:table-cell>
          <table:table-cell table:formula="of:=[.F264]*100" office:value-type="float" office:value="1.979878" calcext:value-type="float">
            <text:p>1.979878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79.0874176025" calcext:value-type="float">
            <text:p>179.0874176025</text:p>
          </table:table-cell>
          <table:table-cell office:value-type="float" office:value="-0.0434450071" calcext:value-type="float">
            <text:p>-0.04344500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1631" calcext:value-type="float">
            <text:p>0.00221631</text:p>
          </table:table-cell>
          <table:table-cell office:value-type="float" office:value="0.01979878" calcext:value-type="float">
            <text:p>0.01979878</text:p>
          </table:table-cell>
          <table:table-cell office:value-type="float" office:value="-0.0000911004" calcext:value-type="float">
            <text:p>-9.11004E-05</text:p>
          </table:table-cell>
          <table:table-cell office:value-type="float" office:value="538" calcext:value-type="float">
            <text:p>538</text:p>
          </table:table-cell>
          <table:table-cell table:formula="of:=[.B265]-180" office:value-type="float" office:value="-0.912582397499989" calcext:value-type="float">
            <text:p>-0.9125823975</text:p>
          </table:table-cell>
          <table:table-cell table:formula="of:=[.D265]*100" office:value-type="float" office:value="0.10237865" calcext:value-type="float">
            <text:p>0.10237865</text:p>
          </table:table-cell>
          <table:table-cell table:formula="of:=[.E265]*100" office:value-type="float" office:value="0.221631" calcext:value-type="float">
            <text:p>0.221631</text:p>
          </table:table-cell>
          <table:table-cell table:formula="of:=[.F265]*100" office:value-type="float" office:value="1.979878" calcext:value-type="float">
            <text:p>1.979878</text:p>
          </table:table-cell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79.0871734619" calcext:value-type="float">
            <text:p>179.0871734619</text:p>
          </table:table-cell>
          <table:table-cell office:value-type="float" office:value="-0.0432199242" calcext:value-type="float">
            <text:p>-0.04321992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0656" calcext:value-type="float">
            <text:p>0.00210656</text:p>
          </table:table-cell>
          <table:table-cell office:value-type="float" office:value="0.01979878" calcext:value-type="float">
            <text:p>0.01979878</text:p>
          </table:table-cell>
          <table:table-cell office:value-type="float" office:value="0.0000357957" calcext:value-type="float">
            <text:p>3.57957E-05</text:p>
          </table:table-cell>
          <table:table-cell office:value-type="float" office:value="539" calcext:value-type="float">
            <text:p>539</text:p>
          </table:table-cell>
          <table:table-cell table:formula="of:=[.B266]-180" office:value-type="float" office:value="-0.912826538100006" calcext:value-type="float">
            <text:p>-0.9128265381</text:p>
          </table:table-cell>
          <table:table-cell table:formula="of:=[.D266]*100" office:value-type="float" office:value="0.10237865" calcext:value-type="float">
            <text:p>0.10237865</text:p>
          </table:table-cell>
          <table:table-cell table:formula="of:=[.E266]*100" office:value-type="float" office:value="0.210656" calcext:value-type="float">
            <text:p>0.210656</text:p>
          </table:table-cell>
          <table:table-cell table:formula="of:=[.F266]*100" office:value-type="float" office:value="1.979878" calcext:value-type="float">
            <text:p>1.979878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79.0857543945" calcext:value-type="float">
            <text:p>179.0857543945</text:p>
          </table:table-cell>
          <table:table-cell office:value-type="float" office:value="-0.0717467068" calcext:value-type="float">
            <text:p>-0.07174670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2356" calcext:value-type="float">
            <text:p>0.00222356</text:p>
          </table:table-cell>
          <table:table-cell office:value-type="float" office:value="0.01333534" calcext:value-type="float">
            <text:p>0.01333534</text:p>
          </table:table-cell>
          <table:table-cell office:value-type="float" office:value="0.0000270619" calcext:value-type="float">
            <text:p>2.70619E-05</text:p>
          </table:table-cell>
          <table:table-cell office:value-type="float" office:value="540" calcext:value-type="float">
            <text:p>540</text:p>
          </table:table-cell>
          <table:table-cell table:formula="of:=[.B267]-180" office:value-type="float" office:value="-0.914245605500014" calcext:value-type="float">
            <text:p>-0.9142456055</text:p>
          </table:table-cell>
          <table:table-cell table:formula="of:=[.D267]*100" office:value-type="float" office:value="0.10237865" calcext:value-type="float">
            <text:p>0.10237865</text:p>
          </table:table-cell>
          <table:table-cell table:formula="of:=[.E267]*100" office:value-type="float" office:value="0.222356" calcext:value-type="float">
            <text:p>0.222356</text:p>
          </table:table-cell>
          <table:table-cell table:formula="of:=[.F267]*100" office:value-type="float" office:value="1.333534" calcext:value-type="float">
            <text:p>1.333534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79.0860595703" calcext:value-type="float">
            <text:p>179.0860595703</text:p>
          </table:table-cell>
          <table:table-cell office:value-type="float" office:value="-0.0524517145" calcext:value-type="float">
            <text:p>-0.052451714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7292" calcext:value-type="float">
            <text:p>0.00217292</text:p>
          </table:table-cell>
          <table:table-cell office:value-type="float" office:value="0.01333534" calcext:value-type="float">
            <text:p>0.01333534</text:p>
          </table:table-cell>
          <table:table-cell office:value-type="float" office:value="-0.0000597119" calcext:value-type="float">
            <text:p>-5.97119E-05</text:p>
          </table:table-cell>
          <table:table-cell office:value-type="float" office:value="541" calcext:value-type="float">
            <text:p>541</text:p>
          </table:table-cell>
          <table:table-cell table:formula="of:=[.B268]-180" office:value-type="float" office:value="-0.913940429700006" calcext:value-type="float">
            <text:p>-0.9139404297</text:p>
          </table:table-cell>
          <table:table-cell table:formula="of:=[.D268]*100" office:value-type="float" office:value="0.10237865" calcext:value-type="float">
            <text:p>0.10237865</text:p>
          </table:table-cell>
          <table:table-cell table:formula="of:=[.E268]*100" office:value-type="float" office:value="0.217292" calcext:value-type="float">
            <text:p>0.217292</text:p>
          </table:table-cell>
          <table:table-cell table:formula="of:=[.F268]*100" office:value-type="float" office:value="1.333534" calcext:value-type="float">
            <text:p>1.333534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79.0954284668" calcext:value-type="float">
            <text:p>179.0954284668</text:p>
          </table:table-cell>
          <table:table-cell office:value-type="float" office:value="-0.0661313812" calcext:value-type="float">
            <text:p>-0.06613138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3036" calcext:value-type="float">
            <text:p>0.00223036</text:p>
          </table:table-cell>
          <table:table-cell office:value-type="float" office:value="0.00759947" calcext:value-type="float">
            <text:p>0.00759947</text:p>
          </table:table-cell>
          <table:table-cell office:value-type="float" office:value="-0.0000139353" calcext:value-type="float">
            <text:p>-1.39353E-05</text:p>
          </table:table-cell>
          <table:table-cell office:value-type="float" office:value="542" calcext:value-type="float">
            <text:p>542</text:p>
          </table:table-cell>
          <table:table-cell table:formula="of:=[.B269]-180" office:value-type="float" office:value="-0.904571533199999" calcext:value-type="float">
            <text:p>-0.9045715332</text:p>
          </table:table-cell>
          <table:table-cell table:formula="of:=[.D269]*100" office:value-type="float" office:value="0.10237865" calcext:value-type="float">
            <text:p>0.10237865</text:p>
          </table:table-cell>
          <table:table-cell table:formula="of:=[.E269]*100" office:value-type="float" office:value="0.223036" calcext:value-type="float">
            <text:p>0.223036</text:p>
          </table:table-cell>
          <table:table-cell table:formula="of:=[.F269]*100" office:value-type="float" office:value="0.759947" calcext:value-type="float">
            <text:p>0.759947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79.096282959" calcext:value-type="float">
            <text:p>179.096282959</text:p>
          </table:table-cell>
          <table:table-cell office:value-type="float" office:value="0.0053557625" calcext:value-type="float">
            <text:p>0.00535576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79214" calcext:value-type="float">
            <text:p>0.00179214</text:p>
          </table:table-cell>
          <table:table-cell office:value-type="float" office:value="0.00759947" calcext:value-type="float">
            <text:p>0.00759947</text:p>
          </table:table-cell>
          <table:table-cell office:value-type="float" office:value="-0.0001296916" calcext:value-type="float">
            <text:p>-0.0001296916</text:p>
          </table:table-cell>
          <table:table-cell office:value-type="float" office:value="543" calcext:value-type="float">
            <text:p>543</text:p>
          </table:table-cell>
          <table:table-cell table:formula="of:=[.B270]-180" office:value-type="float" office:value="-0.903717040999993" calcext:value-type="float">
            <text:p>-0.903717041</text:p>
          </table:table-cell>
          <table:table-cell table:formula="of:=[.D270]*100" office:value-type="float" office:value="0.10237865" calcext:value-type="float">
            <text:p>0.10237865</text:p>
          </table:table-cell>
          <table:table-cell table:formula="of:=[.E270]*100" office:value-type="float" office:value="0.179214" calcext:value-type="float">
            <text:p>0.179214</text:p>
          </table:table-cell>
          <table:table-cell table:formula="of:=[.F270]*100" office:value-type="float" office:value="0.759947" calcext:value-type="float">
            <text:p>0.759947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179.1025085449" calcext:value-type="float">
            <text:p>179.1025085449</text:p>
          </table:table-cell>
          <table:table-cell office:value-type="float" office:value="-0.0020032352" calcext:value-type="float">
            <text:p>-0.00200323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4916" calcext:value-type="float">
            <text:p>0.00154916</text:p>
          </table:table-cell>
          <table:table-cell office:value-type="float" office:value="0.00759947" calcext:value-type="float">
            <text:p>0.00759947</text:p>
          </table:table-cell>
          <table:table-cell office:value-type="float" office:value="-0.0001096002" calcext:value-type="float">
            <text:p>-0.0001096002</text:p>
          </table:table-cell>
          <table:table-cell office:value-type="float" office:value="544" calcext:value-type="float">
            <text:p>544</text:p>
          </table:table-cell>
          <table:table-cell table:formula="of:=[.B271]-180" office:value-type="float" office:value="-0.89749145510001" calcext:value-type="float">
            <text:p>-0.8974914551</text:p>
          </table:table-cell>
          <table:table-cell table:formula="of:=[.D271]*100" office:value-type="float" office:value="0.10237865" calcext:value-type="float">
            <text:p>0.10237865</text:p>
          </table:table-cell>
          <table:table-cell table:formula="of:=[.E271]*100" office:value-type="float" office:value="0.154916" calcext:value-type="float">
            <text:p>0.154916</text:p>
          </table:table-cell>
          <table:table-cell table:formula="of:=[.F271]*100" office:value-type="float" office:value="0.759947" calcext:value-type="float">
            <text:p>0.759947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79.1057128906" calcext:value-type="float">
            <text:p>179.1057128906</text:p>
          </table:table-cell>
          <table:table-cell office:value-type="float" office:value="0.0011833993" calcext:value-type="float">
            <text:p>0.00118339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302367" calcext:value-type="float">
            <text:p>0.00302367</text:p>
          </table:table-cell>
          <table:table-cell office:value-type="float" office:value="-0.0001623974" calcext:value-type="float">
            <text:p>-0.0001623974</text:p>
          </table:table-cell>
          <table:table-cell office:value-type="float" office:value="545" calcext:value-type="float">
            <text:p>545</text:p>
          </table:table-cell>
          <table:table-cell table:formula="of:=[.B272]-180" office:value-type="float" office:value="-0.894287109400011" calcext:value-type="float">
            <text:p>-0.8942871094</text:p>
          </table:table-cell>
          <table:table-cell table:formula="of:=[.D272]*100" office:value-type="float" office:value="0.10237865" calcext:value-type="float">
            <text:p>0.10237865</text:p>
          </table:table-cell>
          <table:table-cell table:formula="of:=[.E272]*100" office:value-type="float" office:value="0.1366" calcext:value-type="float">
            <text:p>0.1366</text:p>
          </table:table-cell>
          <table:table-cell table:formula="of:=[.F272]*100" office:value-type="float" office:value="0.302367" calcext:value-type="float">
            <text:p>0.302367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79.1136322021" calcext:value-type="float">
            <text:p>179.1136322021</text:p>
          </table:table-cell>
          <table:table-cell office:value-type="float" office:value="-0.0112844016" calcext:value-type="float">
            <text:p>-0.01128440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32705" calcext:value-type="float">
            <text:p>0.00132705</text:p>
          </table:table-cell>
          <table:table-cell office:value-type="float" office:value="0.00302367" calcext:value-type="float">
            <text:p>0.00302367</text:p>
          </table:table-cell>
          <table:table-cell office:value-type="float" office:value="-0.0001215705" calcext:value-type="float">
            <text:p>-0.0001215705</text:p>
          </table:table-cell>
          <table:table-cell office:value-type="float" office:value="546" calcext:value-type="float">
            <text:p>546</text:p>
          </table:table-cell>
          <table:table-cell table:formula="of:=[.B273]-180" office:value-type="float" office:value="-0.886367797899993" calcext:value-type="float">
            <text:p>-0.8863677979</text:p>
          </table:table-cell>
          <table:table-cell table:formula="of:=[.D273]*100" office:value-type="float" office:value="0.10237865" calcext:value-type="float">
            <text:p>0.10237865</text:p>
          </table:table-cell>
          <table:table-cell table:formula="of:=[.E273]*100" office:value-type="float" office:value="0.132705" calcext:value-type="float">
            <text:p>0.132705</text:p>
          </table:table-cell>
          <table:table-cell table:formula="of:=[.F273]*100" office:value-type="float" office:value="0.302367" calcext:value-type="float">
            <text:p>0.302367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79.1169586182" calcext:value-type="float">
            <text:p>179.1169586182</text:p>
          </table:table-cell>
          <table:table-cell office:value-type="float" office:value="0.0367254709" calcext:value-type="float">
            <text:p>0.03672547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8108" calcext:value-type="float">
            <text:p>0.00098108</text:p>
          </table:table-cell>
          <table:table-cell office:value-type="float" office:value="0.00393704" calcext:value-type="float">
            <text:p>0.00393704</text:p>
          </table:table-cell>
          <table:table-cell office:value-type="float" office:value="-0.0002742781" calcext:value-type="float">
            <text:p>-0.0002742781</text:p>
          </table:table-cell>
          <table:table-cell office:value-type="float" office:value="547" calcext:value-type="float">
            <text:p>547</text:p>
          </table:table-cell>
          <table:table-cell table:formula="of:=[.B274]-180" office:value-type="float" office:value="-0.883041381800012" calcext:value-type="float">
            <text:p>-0.8830413818</text:p>
          </table:table-cell>
          <table:table-cell table:formula="of:=[.D274]*100" office:value-type="float" office:value="0.10237865" calcext:value-type="float">
            <text:p>0.10237865</text:p>
          </table:table-cell>
          <table:table-cell table:formula="of:=[.E274]*100" office:value-type="float" office:value="0.098108" calcext:value-type="float">
            <text:p>0.098108</text:p>
          </table:table-cell>
          <table:table-cell table:formula="of:=[.F274]*100" office:value-type="float" office:value="0.393704" calcext:value-type="float">
            <text:p>0.393704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79.1106567383" calcext:value-type="float">
            <text:p>179.1106567383</text:p>
          </table:table-cell>
          <table:table-cell office:value-type="float" office:value="0.002841102" calcext:value-type="float">
            <text:p>0.0028411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7639" calcext:value-type="float">
            <text:p>0.00097639</text:p>
          </table:table-cell>
          <table:table-cell office:value-type="float" office:value="-0.00015256" calcext:value-type="float">
            <text:p>-0.00015256</text:p>
          </table:table-cell>
          <table:table-cell office:value-type="float" office:value="-0.0001788495" calcext:value-type="float">
            <text:p>-0.0001788495</text:p>
          </table:table-cell>
          <table:table-cell office:value-type="float" office:value="548" calcext:value-type="float">
            <text:p>548</text:p>
          </table:table-cell>
          <table:table-cell table:formula="of:=[.B275]-180" office:value-type="float" office:value="-0.889343261699992" calcext:value-type="float">
            <text:p>-0.8893432617</text:p>
          </table:table-cell>
          <table:table-cell table:formula="of:=[.D275]*100" office:value-type="float" office:value="0.10237865" calcext:value-type="float">
            <text:p>0.10237865</text:p>
          </table:table-cell>
          <table:table-cell table:formula="of:=[.E275]*100" office:value-type="float" office:value="0.097639" calcext:value-type="float">
            <text:p>0.097639</text:p>
          </table:table-cell>
          <table:table-cell table:formula="of:=[.F275]*100" office:value-type="float" office:value="-0.015256" calcext:value-type="float">
            <text:p>-0.015256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79.1046295166" calcext:value-type="float">
            <text:p>179.1046295166</text:p>
          </table:table-cell>
          <table:table-cell office:value-type="float" office:value="-0.0245052691" calcext:value-type="float">
            <text:p>-0.02450526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5554" calcext:value-type="float">
            <text:p>0.00115554</text:p>
          </table:table-cell>
          <table:table-cell office:value-type="float" office:value="-0.00015256" calcext:value-type="float">
            <text:p>-0.00015256</text:p>
          </table:table-cell>
          <table:table-cell office:value-type="float" office:value="-0.0000443965" calcext:value-type="float">
            <text:p>-4.43965E-05</text:p>
          </table:table-cell>
          <table:table-cell office:value-type="float" office:value="549" calcext:value-type="float">
            <text:p>549</text:p>
          </table:table-cell>
          <table:table-cell table:formula="of:=[.B276]-180" office:value-type="float" office:value="-0.895370483400001" calcext:value-type="float">
            <text:p>-0.8953704834</text:p>
          </table:table-cell>
          <table:table-cell table:formula="of:=[.D276]*100" office:value-type="float" office:value="0.10237865" calcext:value-type="float">
            <text:p>0.10237865</text:p>
          </table:table-cell>
          <table:table-cell table:formula="of:=[.E276]*100" office:value-type="float" office:value="0.115554" calcext:value-type="float">
            <text:p>0.115554</text:p>
          </table:table-cell>
          <table:table-cell table:formula="of:=[.F276]*100" office:value-type="float" office:value="-0.015256" calcext:value-type="float">
            <text:p>-0.015256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79.1032104492" calcext:value-type="float">
            <text:p>179.1032104492</text:p>
          </table:table-cell>
          <table:table-cell office:value-type="float" office:value="-0.0133609517" calcext:value-type="float">
            <text:p>-0.01336095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20065" calcext:value-type="float">
            <text:p>0.00120065</text:p>
          </table:table-cell>
          <table:table-cell office:value-type="float" office:value="-0.00186489" calcext:value-type="float">
            <text:p>-0.00186489</text:p>
          </table:table-cell>
          <table:table-cell office:value-type="float" office:value="-0.0000949624" calcext:value-type="float">
            <text:p>-9.49624E-05</text:p>
          </table:table-cell>
          <table:table-cell office:value-type="float" office:value="550" calcext:value-type="float">
            <text:p>550</text:p>
          </table:table-cell>
          <table:table-cell table:formula="of:=[.B277]-180" office:value-type="float" office:value="-0.896789550800008" calcext:value-type="float">
            <text:p>-0.8967895508</text:p>
          </table:table-cell>
          <table:table-cell table:formula="of:=[.D277]*100" office:value-type="float" office:value="0.10237865" calcext:value-type="float">
            <text:p>0.10237865</text:p>
          </table:table-cell>
          <table:table-cell table:formula="of:=[.E277]*100" office:value-type="float" office:value="0.120065" calcext:value-type="float">
            <text:p>0.120065</text:p>
          </table:table-cell>
          <table:table-cell table:formula="of:=[.F277]*100" office:value-type="float" office:value="-0.186489" calcext:value-type="float">
            <text:p>-0.186489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79.0973205566" calcext:value-type="float">
            <text:p>179.0973205566</text:p>
          </table:table-cell>
          <table:table-cell office:value-type="float" office:value="-0.0354450178" calcext:value-type="float">
            <text:p>-0.03544501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3779" calcext:value-type="float">
            <text:p>0.0013779</text:p>
          </table:table-cell>
          <table:table-cell office:value-type="float" office:value="-0.00186489" calcext:value-type="float">
            <text:p>-0.00186489</text:p>
          </table:table-cell>
          <table:table-cell office:value-type="float" office:value="-0.000125112" calcext:value-type="float">
            <text:p>-0.000125112</text:p>
          </table:table-cell>
          <table:table-cell office:value-type="float" office:value="551" calcext:value-type="float">
            <text:p>551</text:p>
          </table:table-cell>
          <table:table-cell table:formula="of:=[.B278]-180" office:value-type="float" office:value="-0.90267944339999" calcext:value-type="float">
            <text:p>-0.9026794434</text:p>
          </table:table-cell>
          <table:table-cell table:formula="of:=[.D278]*100" office:value-type="float" office:value="0.10237865" calcext:value-type="float">
            <text:p>0.10237865</text:p>
          </table:table-cell>
          <table:table-cell table:formula="of:=[.E278]*100" office:value-type="float" office:value="0.13779" calcext:value-type="float">
            <text:p>0.13779</text:p>
          </table:table-cell>
          <table:table-cell table:formula="of:=[.F278]*100" office:value-type="float" office:value="-0.186489" calcext:value-type="float">
            <text:p>-0.186489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79.0869140625" calcext:value-type="float">
            <text:p>179.0869140625</text:p>
          </table:table-cell>
          <table:table-cell office:value-type="float" office:value="-0.0374020136" calcext:value-type="float">
            <text:p>-0.03740201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0907" calcext:value-type="float">
            <text:p>0.00150907</text:p>
          </table:table-cell>
          <table:table-cell office:value-type="float" office:value="0.00041324" calcext:value-type="float">
            <text:p>0.00041324</text:p>
          </table:table-cell>
          <table:table-cell office:value-type="float" office:value="0.0000152239" calcext:value-type="float">
            <text:p>1.52239E-05</text:p>
          </table:table-cell>
          <table:table-cell office:value-type="float" office:value="552" calcext:value-type="float">
            <text:p>552</text:p>
          </table:table-cell>
          <table:table-cell table:formula="of:=[.B279]-180" office:value-type="float" office:value="-0.9130859375" calcext:value-type="float">
            <text:p>-0.9130859375</text:p>
          </table:table-cell>
          <table:table-cell table:formula="of:=[.D279]*100" office:value-type="float" office:value="0.10237865" calcext:value-type="float">
            <text:p>0.10237865</text:p>
          </table:table-cell>
          <table:table-cell table:formula="of:=[.E279]*100" office:value-type="float" office:value="0.150907" calcext:value-type="float">
            <text:p>0.150907</text:p>
          </table:table-cell>
          <table:table-cell table:formula="of:=[.F279]*100" office:value-type="float" office:value="0.041324" calcext:value-type="float">
            <text:p>0.041324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79.0832366943" calcext:value-type="float">
            <text:p>179.0832366943</text:p>
          </table:table-cell>
          <table:table-cell office:value-type="float" office:value="-0.0399006391" calcext:value-type="float">
            <text:p>-0.03990063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61314" calcext:value-type="float">
            <text:p>0.00161314</text:p>
          </table:table-cell>
          <table:table-cell office:value-type="float" office:value="-0.00224017" calcext:value-type="float">
            <text:p>-0.00224017</text:p>
          </table:table-cell>
          <table:table-cell office:value-type="float" office:value="-0.0001580213" calcext:value-type="float">
            <text:p>-0.0001580213</text:p>
          </table:table-cell>
          <table:table-cell office:value-type="float" office:value="553" calcext:value-type="float">
            <text:p>553</text:p>
          </table:table-cell>
          <table:table-cell table:formula="of:=[.B280]-180" office:value-type="float" office:value="-0.916763305699988" calcext:value-type="float">
            <text:p>-0.9167633057</text:p>
          </table:table-cell>
          <table:table-cell table:formula="of:=[.D280]*100" office:value-type="float" office:value="0.10237865" calcext:value-type="float">
            <text:p>0.10237865</text:p>
          </table:table-cell>
          <table:table-cell table:formula="of:=[.E280]*100" office:value-type="float" office:value="0.161314" calcext:value-type="float">
            <text:p>0.161314</text:p>
          </table:table-cell>
          <table:table-cell table:formula="of:=[.F280]*100" office:value-type="float" office:value="-0.224017" calcext:value-type="float">
            <text:p>-0.224017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79.0775756836" calcext:value-type="float">
            <text:p>179.0775756836</text:p>
          </table:table-cell>
          <table:table-cell office:value-type="float" office:value="-0.0844615974" calcext:value-type="float">
            <text:p>-0.08446159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7951" calcext:value-type="float">
            <text:p>0.00197951</text:p>
          </table:table-cell>
          <table:table-cell office:value-type="float" office:value="-0.00224017" calcext:value-type="float">
            <text:p>-0.00224017</text:p>
          </table:table-cell>
          <table:table-cell office:value-type="float" office:value="-0.000005153" calcext:value-type="float">
            <text:p>-0.000005153</text:p>
          </table:table-cell>
          <table:table-cell office:value-type="float" office:value="554" calcext:value-type="float">
            <text:p>554</text:p>
          </table:table-cell>
          <table:table-cell table:formula="of:=[.B281]-180" office:value-type="float" office:value="-0.922424316399997" calcext:value-type="float">
            <text:p>-0.9224243164</text:p>
          </table:table-cell>
          <table:table-cell table:formula="of:=[.D281]*100" office:value-type="float" office:value="0.10237865" calcext:value-type="float">
            <text:p>0.10237865</text:p>
          </table:table-cell>
          <table:table-cell table:formula="of:=[.E281]*100" office:value-type="float" office:value="0.197951" calcext:value-type="float">
            <text:p>0.197951</text:p>
          </table:table-cell>
          <table:table-cell table:formula="of:=[.F281]*100" office:value-type="float" office:value="-0.224017" calcext:value-type="float">
            <text:p>-0.224017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79.0671539307" calcext:value-type="float">
            <text:p>179.0671539307</text:p>
          </table:table-cell>
          <table:table-cell office:value-type="float" office:value="0.0106253863" calcext:value-type="float">
            <text:p>0.01062538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8984" calcext:value-type="float">
            <text:p>0.00158984</text:p>
          </table:table-cell>
          <table:table-cell office:value-type="float" office:value="0.00030694" calcext:value-type="float">
            <text:p>0.00030694</text:p>
          </table:table-cell>
          <table:table-cell office:value-type="float" office:value="-0.0002903533" calcext:value-type="float">
            <text:p>-0.0002903533</text:p>
          </table:table-cell>
          <table:table-cell office:value-type="float" office:value="555" calcext:value-type="float">
            <text:p>555</text:p>
          </table:table-cell>
          <table:table-cell table:formula="of:=[.B282]-180" office:value-type="float" office:value="-0.932846069300012" calcext:value-type="float">
            <text:p>-0.9328460693</text:p>
          </table:table-cell>
          <table:table-cell table:formula="of:=[.D282]*100" office:value-type="float" office:value="0.10237865" calcext:value-type="float">
            <text:p>0.10237865</text:p>
          </table:table-cell>
          <table:table-cell table:formula="of:=[.E282]*100" office:value-type="float" office:value="0.158984" calcext:value-type="float">
            <text:p>0.158984</text:p>
          </table:table-cell>
          <table:table-cell table:formula="of:=[.F282]*100" office:value-type="float" office:value="0.030694" calcext:value-type="float">
            <text:p>0.030694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79.0713653564" calcext:value-type="float">
            <text:p>179.0713653564</text:p>
          </table:table-cell>
          <table:table-cell office:value-type="float" office:value="-0.0098988005" calcext:value-type="float">
            <text:p>-0.00989880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46698" calcext:value-type="float">
            <text:p>0.00146698</text:p>
          </table:table-cell>
          <table:table-cell office:value-type="float" office:value="-0.00155617" calcext:value-type="float">
            <text:p>-0.00155617</text:p>
          </table:table-cell>
          <table:table-cell office:value-type="float" office:value="-0.0000480231" calcext:value-type="float">
            <text:p>-4.80231E-05</text:p>
          </table:table-cell>
          <table:table-cell office:value-type="float" office:value="556" calcext:value-type="float">
            <text:p>556</text:p>
          </table:table-cell>
          <table:table-cell table:formula="of:=[.B283]-180" office:value-type="float" office:value="-0.928634643599992" calcext:value-type="float">
            <text:p>-0.9286346436</text:p>
          </table:table-cell>
          <table:table-cell table:formula="of:=[.D283]*100" office:value-type="float" office:value="0.10237865" calcext:value-type="float">
            <text:p>0.10237865</text:p>
          </table:table-cell>
          <table:table-cell table:formula="of:=[.E283]*100" office:value-type="float" office:value="0.146698" calcext:value-type="float">
            <text:p>0.146698</text:p>
          </table:table-cell>
          <table:table-cell table:formula="of:=[.F283]*100" office:value-type="float" office:value="-0.155617" calcext:value-type="float">
            <text:p>-0.155617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79.0775146484" calcext:value-type="float">
            <text:p>179.0775146484</text:p>
          </table:table-cell>
          <table:table-cell office:value-type="float" office:value="-0.0220530201" calcext:value-type="float">
            <text:p>-0.02205302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46612" calcext:value-type="float">
            <text:p>0.00146612</text:p>
          </table:table-cell>
          <table:table-cell office:value-type="float" office:value="-0.00155617" calcext:value-type="float">
            <text:p>-0.00155617</text:p>
          </table:table-cell>
          <table:table-cell office:value-type="float" office:value="-0.0000862759" calcext:value-type="float">
            <text:p>-8.62759E-05</text:p>
          </table:table-cell>
          <table:table-cell office:value-type="float" office:value="557" calcext:value-type="float">
            <text:p>557</text:p>
          </table:table-cell>
          <table:table-cell table:formula="of:=[.B284]-180" office:value-type="float" office:value="-0.922485351599988" calcext:value-type="float">
            <text:p>-0.9224853516</text:p>
          </table:table-cell>
          <table:table-cell table:formula="of:=[.D284]*100" office:value-type="float" office:value="0.10237865" calcext:value-type="float">
            <text:p>0.10237865</text:p>
          </table:table-cell>
          <table:table-cell table:formula="of:=[.E284]*100" office:value-type="float" office:value="0.146612" calcext:value-type="float">
            <text:p>0.146612</text:p>
          </table:table-cell>
          <table:table-cell table:formula="of:=[.F284]*100" office:value-type="float" office:value="-0.155617" calcext:value-type="float">
            <text:p>-0.155617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79.0723571777" calcext:value-type="float">
            <text:p>179.0723571777</text:p>
          </table:table-cell>
          <table:table-cell office:value-type="float" office:value="0.0448081588" calcext:value-type="float">
            <text:p>0.04480815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1988" calcext:value-type="float">
            <text:p>0.00101988</text:p>
          </table:table-cell>
          <table:table-cell office:value-type="float" office:value="-0.00019115" calcext:value-type="float">
            <text:p>-0.00019115</text:p>
          </table:table-cell>
          <table:table-cell office:value-type="float" office:value="-0.0002166643" calcext:value-type="float">
            <text:p>-0.0002166643</text:p>
          </table:table-cell>
          <table:table-cell office:value-type="float" office:value="558" calcext:value-type="float">
            <text:p>558</text:p>
          </table:table-cell>
          <table:table-cell table:formula="of:=[.B285]-180" office:value-type="float" office:value="-0.927642822299987" calcext:value-type="float">
            <text:p>-0.9276428223</text:p>
          </table:table-cell>
          <table:table-cell table:formula="of:=[.D285]*100" office:value-type="float" office:value="0.10237865" calcext:value-type="float">
            <text:p>0.10237865</text:p>
          </table:table-cell>
          <table:table-cell table:formula="of:=[.E285]*100" office:value-type="float" office:value="0.101988" calcext:value-type="float">
            <text:p>0.101988</text:p>
          </table:table-cell>
          <table:table-cell table:formula="of:=[.F285]*100" office:value-type="float" office:value="-0.019115" calcext:value-type="float">
            <text:p>-0.019115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79.0759735107" calcext:value-type="float">
            <text:p>179.0759735107</text:p>
          </table:table-cell>
          <table:table-cell office:value-type="float" office:value="0.0456407077" calcext:value-type="float">
            <text:p>0.04564070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1696" calcext:value-type="float">
            <text:p>0.00071696</text:p>
          </table:table-cell>
          <table:table-cell office:value-type="float" office:value="-0.00019115" calcext:value-type="float">
            <text:p>-0.00019115</text:p>
          </table:table-cell>
          <table:table-cell office:value-type="float" office:value="-0.0003027728" calcext:value-type="float">
            <text:p>-0.0003027728</text:p>
          </table:table-cell>
          <table:table-cell office:value-type="float" office:value="559" calcext:value-type="float">
            <text:p>559</text:p>
          </table:table-cell>
          <table:table-cell table:formula="of:=[.B286]-180" office:value-type="float" office:value="-0.92402648929999" calcext:value-type="float">
            <text:p>-0.9240264893</text:p>
          </table:table-cell>
          <table:table-cell table:formula="of:=[.D286]*100" office:value-type="float" office:value="0.10237865" calcext:value-type="float">
            <text:p>0.10237865</text:p>
          </table:table-cell>
          <table:table-cell table:formula="of:=[.E286]*100" office:value-type="float" office:value="0.071696" calcext:value-type="float">
            <text:p>0.071696</text:p>
          </table:table-cell>
          <table:table-cell table:formula="of:=[.F286]*100" office:value-type="float" office:value="-0.019115" calcext:value-type="float">
            <text:p>-0.019115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79.0916442871" calcext:value-type="float">
            <text:p>179.0916442871</text:p>
          </table:table-cell>
          <table:table-cell office:value-type="float" office:value="0.030358614" calcext:value-type="float">
            <text:p>0.0303586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1697" calcext:value-type="float">
            <text:p>0.00061697</text:p>
          </table:table-cell>
          <table:table-cell office:value-type="float" office:value="0.00197015" calcext:value-type="float">
            <text:p>0.00197015</text:p>
          </table:table-cell>
          <table:table-cell office:value-type="float" office:value="-0.0001837126" calcext:value-type="float">
            <text:p>-0.0001837126</text:p>
          </table:table-cell>
          <table:table-cell office:value-type="float" office:value="560" calcext:value-type="float">
            <text:p>560</text:p>
          </table:table-cell>
          <table:table-cell table:formula="of:=[.B287]-180" office:value-type="float" office:value="-0.908355712900004" calcext:value-type="float">
            <text:p>-0.9083557129</text:p>
          </table:table-cell>
          <table:table-cell table:formula="of:=[.D287]*100" office:value-type="float" office:value="0.10237865" calcext:value-type="float">
            <text:p>0.10237865</text:p>
          </table:table-cell>
          <table:table-cell table:formula="of:=[.E287]*100" office:value-type="float" office:value="0.061697" calcext:value-type="float">
            <text:p>0.061697</text:p>
          </table:table-cell>
          <table:table-cell table:formula="of:=[.F287]*100" office:value-type="float" office:value="0.197015" calcext:value-type="float">
            <text:p>0.197015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79.0943908691" calcext:value-type="float">
            <text:p>179.0943908691</text:p>
          </table:table-cell>
          <table:table-cell office:value-type="float" office:value="0.0287176989" calcext:value-type="float">
            <text:p>0.02871769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6127" calcext:value-type="float">
            <text:p>0.00056127</text:p>
          </table:table-cell>
          <table:table-cell office:value-type="float" office:value="0.00142667" calcext:value-type="float">
            <text:p>0.00142667</text:p>
          </table:table-cell>
          <table:table-cell office:value-type="float" office:value="-0.000297482" calcext:value-type="float">
            <text:p>-0.000297482</text:p>
          </table:table-cell>
          <table:table-cell office:value-type="float" office:value="561" calcext:value-type="float">
            <text:p>561</text:p>
          </table:table-cell>
          <table:table-cell table:formula="of:=[.B288]-180" office:value-type="float" office:value="-0.90560913089999" calcext:value-type="float">
            <text:p>-0.9056091309</text:p>
          </table:table-cell>
          <table:table-cell table:formula="of:=[.D288]*100" office:value-type="float" office:value="0.10237865" calcext:value-type="float">
            <text:p>0.10237865</text:p>
          </table:table-cell>
          <table:table-cell table:formula="of:=[.E288]*100" office:value-type="float" office:value="0.056127" calcext:value-type="float">
            <text:p>0.056127</text:p>
          </table:table-cell>
          <table:table-cell table:formula="of:=[.F288]*100" office:value-type="float" office:value="0.142667" calcext:value-type="float">
            <text:p>0.142667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79.0791625977" calcext:value-type="float">
            <text:p>179.0791625977</text:p>
          </table:table-cell>
          <table:table-cell office:value-type="float" office:value="0.0282740185" calcext:value-type="float">
            <text:p>0.02827401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2711" calcext:value-type="float">
            <text:p>0.00052711</text:p>
          </table:table-cell>
          <table:table-cell office:value-type="float" office:value="0.00302242" calcext:value-type="float">
            <text:p>0.00302242</text:p>
          </table:table-cell>
          <table:table-cell office:value-type="float" office:value="-0.0001841608" calcext:value-type="float">
            <text:p>-0.0001841608</text:p>
          </table:table-cell>
          <table:table-cell office:value-type="float" office:value="562" calcext:value-type="float">
            <text:p>562</text:p>
          </table:table-cell>
          <table:table-cell table:formula="of:=[.B289]-180" office:value-type="float" office:value="-0.920837402300009" calcext:value-type="float">
            <text:p>-0.9208374023</text:p>
          </table:table-cell>
          <table:table-cell table:formula="of:=[.D289]*100" office:value-type="float" office:value="0.10237865" calcext:value-type="float">
            <text:p>0.10237865</text:p>
          </table:table-cell>
          <table:table-cell table:formula="of:=[.E289]*100" office:value-type="float" office:value="0.052711" calcext:value-type="float">
            <text:p>0.052711</text:p>
          </table:table-cell>
          <table:table-cell table:formula="of:=[.F289]*100" office:value-type="float" office:value="0.302242" calcext:value-type="float">
            <text:p>0.302242</text:p>
          </table:table-cell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79.0650939941" calcext:value-type="float">
            <text:p>179.0650939941</text:p>
          </table:table-cell>
          <table:table-cell office:value-type="float" office:value="0.0074212833" calcext:value-type="float">
            <text:p>0.00742128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4334" calcext:value-type="float">
            <text:p>0.00064334</text:p>
          </table:table-cell>
          <table:table-cell office:value-type="float" office:value="0.00291464" calcext:value-type="float">
            <text:p>0.00291464</text:p>
          </table:table-cell>
          <table:table-cell office:value-type="float" office:value="-0.0001000522" calcext:value-type="float">
            <text:p>-0.0001000522</text:p>
          </table:table-cell>
          <table:table-cell office:value-type="float" office:value="563" calcext:value-type="float">
            <text:p>563</text:p>
          </table:table-cell>
          <table:table-cell table:formula="of:=[.B290]-180" office:value-type="float" office:value="-0.93490600589999" calcext:value-type="float">
            <text:p>-0.9349060059</text:p>
          </table:table-cell>
          <table:table-cell table:formula="of:=[.D290]*100" office:value-type="float" office:value="0.10237865" calcext:value-type="float">
            <text:p>0.10237865</text:p>
          </table:table-cell>
          <table:table-cell table:formula="of:=[.E290]*100" office:value-type="float" office:value="0.064334" calcext:value-type="float">
            <text:p>0.064334</text:p>
          </table:table-cell>
          <table:table-cell table:formula="of:=[.F290]*100" office:value-type="float" office:value="0.291464" calcext:value-type="float">
            <text:p>0.291464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79.0787506104" calcext:value-type="float">
            <text:p>179.0787506104</text:p>
          </table:table-cell>
          <table:table-cell office:value-type="float" office:value="0.0216494871" calcext:value-type="float">
            <text:p>0.02164948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2595" calcext:value-type="float">
            <text:p>0.00062595</text:p>
          </table:table-cell>
          <table:table-cell office:value-type="float" office:value="0.00291464" calcext:value-type="float">
            <text:p>0.00291464</text:p>
          </table:table-cell>
          <table:table-cell office:value-type="float" office:value="-0.0001041166" calcext:value-type="float">
            <text:p>-0.0001041166</text:p>
          </table:table-cell>
          <table:table-cell office:value-type="float" office:value="564" calcext:value-type="float">
            <text:p>564</text:p>
          </table:table-cell>
          <table:table-cell table:formula="of:=[.B291]-180" office:value-type="float" office:value="-0.921249389600007" calcext:value-type="float">
            <text:p>-0.9212493896</text:p>
          </table:table-cell>
          <table:table-cell table:formula="of:=[.D291]*100" office:value-type="float" office:value="0.10237865" calcext:value-type="float">
            <text:p>0.10237865</text:p>
          </table:table-cell>
          <table:table-cell table:formula="of:=[.E291]*100" office:value-type="float" office:value="0.062595" calcext:value-type="float">
            <text:p>0.062595</text:p>
          </table:table-cell>
          <table:table-cell table:formula="of:=[.F291]*100" office:value-type="float" office:value="0.291464" calcext:value-type="float">
            <text:p>0.291464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79.0777130127" calcext:value-type="float">
            <text:p>179.0777130127</text:p>
          </table:table-cell>
          <table:table-cell office:value-type="float" office:value="0.0043990189" calcext:value-type="float">
            <text:p>0.00439901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2935" calcext:value-type="float">
            <text:p>0.00072935</text:p>
          </table:table-cell>
          <table:table-cell office:value-type="float" office:value="0.00381023" calcext:value-type="float">
            <text:p>0.00381023</text:p>
          </table:table-cell>
          <table:table-cell office:value-type="float" office:value="-0.0001951262" calcext:value-type="float">
            <text:p>-0.0001951262</text:p>
          </table:table-cell>
          <table:table-cell office:value-type="float" office:value="565" calcext:value-type="float">
            <text:p>565</text:p>
          </table:table-cell>
          <table:table-cell table:formula="of:=[.B292]-180" office:value-type="float" office:value="-0.922286987299998" calcext:value-type="float">
            <text:p>-0.9222869873</text:p>
          </table:table-cell>
          <table:table-cell table:formula="of:=[.D292]*100" office:value-type="float" office:value="0.10237865" calcext:value-type="float">
            <text:p>0.10237865</text:p>
          </table:table-cell>
          <table:table-cell table:formula="of:=[.E292]*100" office:value-type="float" office:value="0.072935" calcext:value-type="float">
            <text:p>0.072935</text:p>
          </table:table-cell>
          <table:table-cell table:formula="of:=[.F292]*100" office:value-type="float" office:value="0.381023" calcext:value-type="float">
            <text:p>0.381023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79.0812683105" calcext:value-type="float">
            <text:p>179.0812683105</text:p>
          </table:table-cell>
          <table:table-cell office:value-type="float" office:value="0.0239556038" calcext:value-type="float">
            <text:p>0.02395560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679" calcext:value-type="float">
            <text:p>0.0006679</text:p>
          </table:table-cell>
          <table:table-cell office:value-type="float" office:value="0.00396626" calcext:value-type="float">
            <text:p>0.00396626</text:p>
          </table:table-cell>
          <table:table-cell office:value-type="float" office:value="-0.0001507769" calcext:value-type="float">
            <text:p>-0.0001507769</text:p>
          </table:table-cell>
          <table:table-cell office:value-type="float" office:value="566" calcext:value-type="float">
            <text:p>566</text:p>
          </table:table-cell>
          <table:table-cell table:formula="of:=[.B293]-180" office:value-type="float" office:value="-0.918731689499992" calcext:value-type="float">
            <text:p>-0.9187316895</text:p>
          </table:table-cell>
          <table:table-cell table:formula="of:=[.D293]*100" office:value-type="float" office:value="0.10237865" calcext:value-type="float">
            <text:p>0.10237865</text:p>
          </table:table-cell>
          <table:table-cell table:formula="of:=[.E293]*100" office:value-type="float" office:value="0.06679" calcext:value-type="float">
            <text:p>0.06679</text:p>
          </table:table-cell>
          <table:table-cell table:formula="of:=[.F293]*100" office:value-type="float" office:value="0.396626" calcext:value-type="float">
            <text:p>0.396626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79.0797576904" calcext:value-type="float">
            <text:p>179.0797576904</text:p>
          </table:table-cell>
          <table:table-cell office:value-type="float" office:value="0.0414261897" calcext:value-type="float">
            <text:p>0.04142618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105" calcext:value-type="float">
            <text:p>0.0005105</text:p>
          </table:table-cell>
          <table:table-cell office:value-type="float" office:value="0.00396626" calcext:value-type="float">
            <text:p>0.00396626</text:p>
          </table:table-cell>
          <table:table-cell office:value-type="float" office:value="-0.0002537235" calcext:value-type="float">
            <text:p>-0.0002537235</text:p>
          </table:table-cell>
          <table:table-cell office:value-type="float" office:value="567" calcext:value-type="float">
            <text:p>567</text:p>
          </table:table-cell>
          <table:table-cell table:formula="of:=[.B294]-180" office:value-type="float" office:value="-0.920242309600013" calcext:value-type="float">
            <text:p>-0.9202423096</text:p>
          </table:table-cell>
          <table:table-cell table:formula="of:=[.D294]*100" office:value-type="float" office:value="0.10237865" calcext:value-type="float">
            <text:p>0.10237865</text:p>
          </table:table-cell>
          <table:table-cell table:formula="of:=[.E294]*100" office:value-type="float" office:value="0.05105" calcext:value-type="float">
            <text:p>0.05105</text:p>
          </table:table-cell>
          <table:table-cell table:formula="of:=[.F294]*100" office:value-type="float" office:value="0.396626" calcext:value-type="float">
            <text:p>0.396626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79.0738983154" calcext:value-type="float">
            <text:p>179.0738983154</text:p>
          </table:table-cell>
          <table:table-cell office:value-type="float" office:value="0.0222480212" calcext:value-type="float">
            <text:p>0.02224802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53344" calcext:value-type="float">
            <text:p>0.00053344</text:p>
          </table:table-cell>
          <table:table-cell office:value-type="float" office:value="0.00440483" calcext:value-type="float">
            <text:p>0.00440483</text:p>
          </table:table-cell>
          <table:table-cell office:value-type="float" office:value="-0.0000949218" calcext:value-type="float">
            <text:p>-9.49218E-05</text:p>
          </table:table-cell>
          <table:table-cell office:value-type="float" office:value="568" calcext:value-type="float">
            <text:p>568</text:p>
          </table:table-cell>
          <table:table-cell table:formula="of:=[.B295]-180" office:value-type="float" office:value="-0.926101684600013" calcext:value-type="float">
            <text:p>-0.9261016846</text:p>
          </table:table-cell>
          <table:table-cell table:formula="of:=[.D295]*100" office:value-type="float" office:value="0.10237865" calcext:value-type="float">
            <text:p>0.10237865</text:p>
          </table:table-cell>
          <table:table-cell table:formula="of:=[.E295]*100" office:value-type="float" office:value="0.053344" calcext:value-type="float">
            <text:p>0.053344</text:p>
          </table:table-cell>
          <table:table-cell table:formula="of:=[.F295]*100" office:value-type="float" office:value="0.440483" calcext:value-type="float">
            <text:p>0.440483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79.0601501465" calcext:value-type="float">
            <text:p>179.0601501465</text:p>
          </table:table-cell>
          <table:table-cell office:value-type="float" office:value="0.0497970526" calcext:value-type="float">
            <text:p>0.04979705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651" calcext:value-type="float">
            <text:p>0.0003651</text:p>
          </table:table-cell>
          <table:table-cell office:value-type="float" office:value="0.00440483" calcext:value-type="float">
            <text:p>0.00440483</text:p>
          </table:table-cell>
          <table:table-cell office:value-type="float" office:value="-0.0000772748" calcext:value-type="float">
            <text:p>-7.72748E-05</text:p>
          </table:table-cell>
          <table:table-cell office:value-type="float" office:value="569" calcext:value-type="float">
            <text:p>569</text:p>
          </table:table-cell>
          <table:table-cell table:formula="of:=[.B296]-180" office:value-type="float" office:value="-0.939849853499993" calcext:value-type="float">
            <text:p>-0.9398498535</text:p>
          </table:table-cell>
          <table:table-cell table:formula="of:=[.D296]*100" office:value-type="float" office:value="0.10237865" calcext:value-type="float">
            <text:p>0.10237865</text:p>
          </table:table-cell>
          <table:table-cell table:formula="of:=[.E296]*100" office:value-type="float" office:value="0.03651" calcext:value-type="float">
            <text:p>0.03651</text:p>
          </table:table-cell>
          <table:table-cell table:formula="of:=[.F296]*100" office:value-type="float" office:value="0.440483" calcext:value-type="float">
            <text:p>0.440483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79.0497589111" calcext:value-type="float">
            <text:p>179.0497589111</text:p>
          </table:table-cell>
          <table:table-cell office:value-type="float" office:value="0.0307026924" calcext:value-type="float">
            <text:p>0.03070269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802" calcext:value-type="float">
            <text:p>0.0003802</text:p>
          </table:table-cell>
          <table:table-cell office:value-type="float" office:value="0.00394609" calcext:value-type="float">
            <text:p>0.00394609</text:p>
          </table:table-cell>
          <table:table-cell office:value-type="float" office:value="0.0000171757" calcext:value-type="float">
            <text:p>1.71757E-05</text:p>
          </table:table-cell>
          <table:table-cell office:value-type="float" office:value="570" calcext:value-type="float">
            <text:p>570</text:p>
          </table:table-cell>
          <table:table-cell table:formula="of:=[.B297]-180" office:value-type="float" office:value="-0.950241088899986" calcext:value-type="float">
            <text:p>-0.9502410889</text:p>
          </table:table-cell>
          <table:table-cell table:formula="of:=[.D297]*100" office:value-type="float" office:value="0.10237865" calcext:value-type="float">
            <text:p>0.10237865</text:p>
          </table:table-cell>
          <table:table-cell table:formula="of:=[.E297]*100" office:value-type="float" office:value="0.03802" calcext:value-type="float">
            <text:p>0.03802</text:p>
          </table:table-cell>
          <table:table-cell table:formula="of:=[.F297]*100" office:value-type="float" office:value="0.394609" calcext:value-type="float">
            <text:p>0.394609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79.0565643311" calcext:value-type="float">
            <text:p>179.0565643311</text:p>
          </table:table-cell>
          <table:table-cell office:value-type="float" office:value="0.0272139329" calcext:value-type="float">
            <text:p>0.02721393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1351" calcext:value-type="float">
            <text:p>0.00041351</text:p>
          </table:table-cell>
          <table:table-cell office:value-type="float" office:value="0.00420232" calcext:value-type="float">
            <text:p>0.00420232</text:p>
          </table:table-cell>
          <table:table-cell office:value-type="float" office:value="-0.0000583899" calcext:value-type="float">
            <text:p>-5.83899E-05</text:p>
          </table:table-cell>
          <table:table-cell office:value-type="float" office:value="571" calcext:value-type="float">
            <text:p>571</text:p>
          </table:table-cell>
          <table:table-cell table:formula="of:=[.B298]-180" office:value-type="float" office:value="-0.943435668900008" calcext:value-type="float">
            <text:p>-0.9434356689</text:p>
          </table:table-cell>
          <table:table-cell table:formula="of:=[.D298]*100" office:value-type="float" office:value="0.10237865" calcext:value-type="float">
            <text:p>0.10237865</text:p>
          </table:table-cell>
          <table:table-cell table:formula="of:=[.E298]*100" office:value-type="float" office:value="0.041351" calcext:value-type="float">
            <text:p>0.041351</text:p>
          </table:table-cell>
          <table:table-cell table:formula="of:=[.F298]*100" office:value-type="float" office:value="0.420232" calcext:value-type="float">
            <text:p>0.420232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79.0702209473" calcext:value-type="float">
            <text:p>179.0702209473</text:p>
          </table:table-cell>
          <table:table-cell office:value-type="float" office:value="0.0206446716" calcext:value-type="float">
            <text:p>0.02064467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795" calcext:value-type="float">
            <text:p>0.0004795</text:p>
          </table:table-cell>
          <table:table-cell office:value-type="float" office:value="0.00420232" calcext:value-type="float">
            <text:p>0.00420232</text:p>
          </table:table-cell>
          <table:table-cell office:value-type="float" office:value="0.0000060026" calcext:value-type="float">
            <text:p>6.0026E-06</text:p>
          </table:table-cell>
          <table:table-cell office:value-type="float" office:value="572" calcext:value-type="float">
            <text:p>572</text:p>
          </table:table-cell>
          <table:table-cell table:formula="of:=[.B299]-180" office:value-type="float" office:value="-0.929779052700013" calcext:value-type="float">
            <text:p>-0.9297790527</text:p>
          </table:table-cell>
          <table:table-cell table:formula="of:=[.D299]*100" office:value-type="float" office:value="0.10237865" calcext:value-type="float">
            <text:p>0.10237865</text:p>
          </table:table-cell>
          <table:table-cell table:formula="of:=[.E299]*100" office:value-type="float" office:value="0.04795" calcext:value-type="float">
            <text:p>0.04795</text:p>
          </table:table-cell>
          <table:table-cell table:formula="of:=[.F299]*100" office:value-type="float" office:value="0.420232" calcext:value-type="float">
            <text:p>0.420232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0700683594" calcext:value-type="float">
            <text:p>179.0700683594</text:p>
          </table:table-cell>
          <table:table-cell office:value-type="float" office:value="-0.0186595882" calcext:value-type="float">
            <text:p>-0.01865958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8545" calcext:value-type="float">
            <text:p>0.00078545</text:p>
          </table:table-cell>
          <table:table-cell office:value-type="float" office:value="0.00326102" calcext:value-type="float">
            <text:p>0.00326102</text:p>
          </table:table-cell>
          <table:table-cell office:value-type="float" office:value="0.0000341048" calcext:value-type="float">
            <text:p>3.41048E-05</text:p>
          </table:table-cell>
          <table:table-cell office:value-type="float" office:value="573" calcext:value-type="float">
            <text:p>573</text:p>
          </table:table-cell>
          <table:table-cell table:formula="of:=[.B300]-180" office:value-type="float" office:value="-0.929931640599989" calcext:value-type="float">
            <text:p>-0.9299316406</text:p>
          </table:table-cell>
          <table:table-cell table:formula="of:=[.D300]*100" office:value-type="float" office:value="0.10237865" calcext:value-type="float">
            <text:p>0.10237865</text:p>
          </table:table-cell>
          <table:table-cell table:formula="of:=[.E300]*100" office:value-type="float" office:value="0.078545" calcext:value-type="float">
            <text:p>0.078545</text:p>
          </table:table-cell>
          <table:table-cell table:formula="of:=[.F300]*100" office:value-type="float" office:value="0.326102" calcext:value-type="float">
            <text:p>0.326102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179.0733184814" calcext:value-type="float">
            <text:p>179.0733184814</text:p>
          </table:table-cell>
          <table:table-cell office:value-type="float" office:value="0.0298436529" calcext:value-type="float">
            <text:p>0.02984365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6604" calcext:value-type="float">
            <text:p>0.00066604</text:p>
          </table:table-cell>
          <table:table-cell office:value-type="float" office:value="0.00343738" calcext:value-type="float">
            <text:p>0.00343738</text:p>
          </table:table-cell>
          <table:table-cell office:value-type="float" office:value="-0.0001863021" calcext:value-type="float">
            <text:p>-0.0001863021</text:p>
          </table:table-cell>
          <table:table-cell office:value-type="float" office:value="574" calcext:value-type="float">
            <text:p>574</text:p>
          </table:table-cell>
          <table:table-cell table:formula="of:=[.B301]-180" office:value-type="float" office:value="-0.926681518599992" calcext:value-type="float">
            <text:p>-0.9266815186</text:p>
          </table:table-cell>
          <table:table-cell table:formula="of:=[.D301]*100" office:value-type="float" office:value="0.10237865" calcext:value-type="float">
            <text:p>0.10237865</text:p>
          </table:table-cell>
          <table:table-cell table:formula="of:=[.E301]*100" office:value-type="float" office:value="0.066604" calcext:value-type="float">
            <text:p>0.066604</text:p>
          </table:table-cell>
          <table:table-cell table:formula="of:=[.F301]*100" office:value-type="float" office:value="0.343738" calcext:value-type="float">
            <text:p>0.343738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179.0740966797" calcext:value-type="float">
            <text:p>179.0740966797</text:p>
          </table:table-cell>
          <table:table-cell office:value-type="float" office:value="-0.0269690404" calcext:value-type="float">
            <text:p>-0.02696904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6515" calcext:value-type="float">
            <text:p>0.00096515</text:p>
          </table:table-cell>
          <table:table-cell office:value-type="float" office:value="0.00221619" calcext:value-type="float">
            <text:p>0.00221619</text:p>
          </table:table-cell>
          <table:table-cell office:value-type="float" office:value="0.0000035414" calcext:value-type="float">
            <text:p>3.5414E-06</text:p>
          </table:table-cell>
          <table:table-cell office:value-type="float" office:value="575" calcext:value-type="float">
            <text:p>575</text:p>
          </table:table-cell>
          <table:table-cell table:formula="of:=[.B302]-180" office:value-type="float" office:value="-0.925903320299994" calcext:value-type="float">
            <text:p>-0.9259033203</text:p>
          </table:table-cell>
          <table:table-cell table:formula="of:=[.D302]*100" office:value-type="float" office:value="0.10237865" calcext:value-type="float">
            <text:p>0.10237865</text:p>
          </table:table-cell>
          <table:table-cell table:formula="of:=[.E302]*100" office:value-type="float" office:value="0.096515" calcext:value-type="float">
            <text:p>0.096515</text:p>
          </table:table-cell>
          <table:table-cell table:formula="of:=[.F302]*100" office:value-type="float" office:value="0.221619" calcext:value-type="float">
            <text:p>0.221619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179.0653381348" calcext:value-type="float">
            <text:p>179.0653381348</text:p>
          </table:table-cell>
          <table:table-cell office:value-type="float" office:value="-0.0431716708" calcext:value-type="float">
            <text:p>-0.04317167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27248" calcext:value-type="float">
            <text:p>0.00127248</text:p>
          </table:table-cell>
          <table:table-cell office:value-type="float" office:value="0.0022803" calcext:value-type="float">
            <text:p>0.0022803</text:p>
          </table:table-cell>
          <table:table-cell office:value-type="float" office:value="0.0000525261" calcext:value-type="float">
            <text:p>5.25261E-05</text:p>
          </table:table-cell>
          <table:table-cell office:value-type="float" office:value="576" calcext:value-type="float">
            <text:p>576</text:p>
          </table:table-cell>
          <table:table-cell table:formula="of:=[.B303]-180" office:value-type="float" office:value="-0.934661865200013" calcext:value-type="float">
            <text:p>-0.9346618652</text:p>
          </table:table-cell>
          <table:table-cell table:formula="of:=[.D303]*100" office:value-type="float" office:value="0.10237865" calcext:value-type="float">
            <text:p>0.10237865</text:p>
          </table:table-cell>
          <table:table-cell table:formula="of:=[.E303]*100" office:value-type="float" office:value="0.127248" calcext:value-type="float">
            <text:p>0.127248</text:p>
          </table:table-cell>
          <table:table-cell table:formula="of:=[.F303]*100" office:value-type="float" office:value="0.22803" calcext:value-type="float">
            <text:p>0.22803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179.0585632324" calcext:value-type="float">
            <text:p>179.0585632324</text:p>
          </table:table-cell>
          <table:table-cell office:value-type="float" office:value="-0.1109101888" calcext:value-type="float">
            <text:p>-0.11091018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2879" calcext:value-type="float">
            <text:p>0.00192879</text:p>
          </table:table-cell>
          <table:table-cell office:value-type="float" office:value="0.0022803" calcext:value-type="float">
            <text:p>0.0022803</text:p>
          </table:table-cell>
          <table:table-cell office:value-type="float" office:value="0.0001081575" calcext:value-type="float">
            <text:p>0.0001081575</text:p>
          </table:table-cell>
          <table:table-cell office:value-type="float" office:value="577" calcext:value-type="float">
            <text:p>577</text:p>
          </table:table-cell>
          <table:table-cell table:formula="of:=[.B304]-180" office:value-type="float" office:value="-0.94143676760001" calcext:value-type="float">
            <text:p>-0.9414367676</text:p>
          </table:table-cell>
          <table:table-cell table:formula="of:=[.D304]*100" office:value-type="float" office:value="0.10237865" calcext:value-type="float">
            <text:p>0.10237865</text:p>
          </table:table-cell>
          <table:table-cell table:formula="of:=[.E304]*100" office:value-type="float" office:value="0.192879" calcext:value-type="float">
            <text:p>0.192879</text:p>
          </table:table-cell>
          <table:table-cell table:formula="of:=[.F304]*100" office:value-type="float" office:value="0.22803" calcext:value-type="float">
            <text:p>0.22803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179.0619812012" calcext:value-type="float">
            <text:p>179.0619812012</text:p>
          </table:table-cell>
          <table:table-cell office:value-type="float" office:value="-0.0736300084" calcext:value-type="float">
            <text:p>-0.07363000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1765" calcext:value-type="float">
            <text:p>0.00211765</text:p>
          </table:table-cell>
          <table:table-cell office:value-type="float" office:value="0.00098834" calcext:value-type="float">
            <text:p>0.00098834</text:p>
          </table:table-cell>
          <table:table-cell office:value-type="float" office:value="-0.0000603292" calcext:value-type="float">
            <text:p>-6.03292E-05</text:p>
          </table:table-cell>
          <table:table-cell office:value-type="float" office:value="578" calcext:value-type="float">
            <text:p>578</text:p>
          </table:table-cell>
          <table:table-cell table:formula="of:=[.B305]-180" office:value-type="float" office:value="-0.938018798799988" calcext:value-type="float">
            <text:p>-0.9380187988</text:p>
          </table:table-cell>
          <table:table-cell table:formula="of:=[.D305]*100" office:value-type="float" office:value="0.10237865" calcext:value-type="float">
            <text:p>0.10237865</text:p>
          </table:table-cell>
          <table:table-cell table:formula="of:=[.E305]*100" office:value-type="float" office:value="0.211765" calcext:value-type="float">
            <text:p>0.211765</text:p>
          </table:table-cell>
          <table:table-cell table:formula="of:=[.F305]*100" office:value-type="float" office:value="0.098834" calcext:value-type="float">
            <text:p>0.098834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179.0533599854" calcext:value-type="float">
            <text:p>179.0533599854</text:p>
          </table:table-cell>
          <table:table-cell office:value-type="float" office:value="-0.0714522426" calcext:value-type="float">
            <text:p>-0.07145224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0.00095133" calcext:value-type="float">
            <text:p>0.00095133</text:p>
          </table:table-cell>
          <table:table-cell office:value-type="float" office:value="0.0000294462" calcext:value-type="float">
            <text:p>2.94462E-05</text:p>
          </table:table-cell>
          <table:table-cell office:value-type="float" office:value="579" calcext:value-type="float">
            <text:p>579</text:p>
          </table:table-cell>
          <table:table-cell table:formula="of:=[.B306]-180" office:value-type="float" office:value="-0.946640014600007" calcext:value-type="float">
            <text:p>-0.9466400146</text:p>
          </table:table-cell>
          <table:table-cell table:formula="of:=[.D306]*100" office:value-type="float" office:value="0.10237865" calcext:value-type="float">
            <text:p>0.10237865</text:p>
          </table:table-cell>
          <table:table-cell table:formula="of:=[.E306]*100" office:value-type="float" office:value="0.2229" calcext:value-type="float">
            <text:p>0.2229</text:p>
          </table:table-cell>
          <table:table-cell table:formula="of:=[.F306]*100" office:value-type="float" office:value="0.095133" calcext:value-type="float">
            <text:p>0.095133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179.0484619141" calcext:value-type="float">
            <text:p>179.0484619141</text:p>
          </table:table-cell>
          <table:table-cell office:value-type="float" office:value="-0.0996871274" calcext:value-type="float">
            <text:p>-0.09968712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914" calcext:value-type="float">
            <text:p>0.0024914</text:p>
          </table:table-cell>
          <table:table-cell office:value-type="float" office:value="-0.00022709" calcext:value-type="float">
            <text:p>-0.00022709</text:p>
          </table:table-cell>
          <table:table-cell office:value-type="float" office:value="0.0000667626" calcext:value-type="float">
            <text:p>6.67626E-05</text:p>
          </table:table-cell>
          <table:table-cell office:value-type="float" office:value="580" calcext:value-type="float">
            <text:p>580</text:p>
          </table:table-cell>
          <table:table-cell table:formula="of:=[.B307]-180" office:value-type="float" office:value="-0.951538085900012" calcext:value-type="float">
            <text:p>-0.9515380859</text:p>
          </table:table-cell>
          <table:table-cell table:formula="of:=[.D307]*100" office:value-type="float" office:value="0.10237865" calcext:value-type="float">
            <text:p>0.10237865</text:p>
          </table:table-cell>
          <table:table-cell table:formula="of:=[.E307]*100" office:value-type="float" office:value="0.24914" calcext:value-type="float">
            <text:p>0.24914</text:p>
          </table:table-cell>
          <table:table-cell table:formula="of:=[.F307]*100" office:value-type="float" office:value="-0.022709" calcext:value-type="float">
            <text:p>-0.022709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179.0478973389" calcext:value-type="float">
            <text:p>179.0478973389</text:p>
          </table:table-cell>
          <table:table-cell office:value-type="float" office:value="-0.0937873294" calcext:value-type="float">
            <text:p>-0.09378732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2693" calcext:value-type="float">
            <text:p>0.00262693</text:p>
          </table:table-cell>
          <table:table-cell office:value-type="float" office:value="-0.00022709" calcext:value-type="float">
            <text:p>-0.00022709</text:p>
          </table:table-cell>
          <table:table-cell office:value-type="float" office:value="-0.0000356988" calcext:value-type="float">
            <text:p>-3.56988E-05</text:p>
          </table:table-cell>
          <table:table-cell office:value-type="float" office:value="581" calcext:value-type="float">
            <text:p>581</text:p>
          </table:table-cell>
          <table:table-cell table:formula="of:=[.B308]-180" office:value-type="float" office:value="-0.952102661100014" calcext:value-type="float">
            <text:p>-0.9521026611</text:p>
          </table:table-cell>
          <table:table-cell table:formula="of:=[.D308]*100" office:value-type="float" office:value="0.10237865" calcext:value-type="float">
            <text:p>0.10237865</text:p>
          </table:table-cell>
          <table:table-cell table:formula="of:=[.E308]*100" office:value-type="float" office:value="0.262693" calcext:value-type="float">
            <text:p>0.262693</text:p>
          </table:table-cell>
          <table:table-cell table:formula="of:=[.F308]*100" office:value-type="float" office:value="-0.022709" calcext:value-type="float">
            <text:p>-0.022709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79.0529327393" calcext:value-type="float">
            <text:p>179.0529327393</text:p>
          </table:table-cell>
          <table:table-cell office:value-type="float" office:value="-0.0847032539" calcext:value-type="float">
            <text:p>-0.08470325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567" calcext:value-type="float">
            <text:p>0.0026567</text:p>
          </table:table-cell>
          <table:table-cell office:value-type="float" office:value="-0.00032543" calcext:value-type="float">
            <text:p>-0.00032543</text:p>
          </table:table-cell>
          <table:table-cell office:value-type="float" office:value="0.0000437024" calcext:value-type="float">
            <text:p>4.37024E-05</text:p>
          </table:table-cell>
          <table:table-cell office:value-type="float" office:value="582" calcext:value-type="float">
            <text:p>582</text:p>
          </table:table-cell>
          <table:table-cell table:formula="of:=[.B309]-180" office:value-type="float" office:value="-0.94706726070001" calcext:value-type="float">
            <text:p>-0.9470672607</text:p>
          </table:table-cell>
          <table:table-cell table:formula="of:=[.D309]*100" office:value-type="float" office:value="0.10237865" calcext:value-type="float">
            <text:p>0.10237865</text:p>
          </table:table-cell>
          <table:table-cell table:formula="of:=[.E309]*100" office:value-type="float" office:value="0.26567" calcext:value-type="float">
            <text:p>0.26567</text:p>
          </table:table-cell>
          <table:table-cell table:formula="of:=[.F309]*100" office:value-type="float" office:value="-0.032543" calcext:value-type="float">
            <text:p>-0.032543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179.04737854" calcext:value-type="float">
            <text:p>179.04737854</text:p>
          </table:table-cell>
          <table:table-cell office:value-type="float" office:value="-0.1230717315" calcext:value-type="float">
            <text:p>-0.12307173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3228" calcext:value-type="float">
            <text:p>0.00293228</text:p>
          </table:table-cell>
          <table:table-cell office:value-type="float" office:value="-0.00123863" calcext:value-type="float">
            <text:p>-0.00123863</text:p>
          </table:table-cell>
          <table:table-cell office:value-type="float" office:value="0.000012064" calcext:value-type="float">
            <text:p>0.000012064</text:p>
          </table:table-cell>
          <table:table-cell office:value-type="float" office:value="583" calcext:value-type="float">
            <text:p>583</text:p>
          </table:table-cell>
          <table:table-cell table:formula="of:=[.B310]-180" office:value-type="float" office:value="-0.952621459999989" calcext:value-type="float">
            <text:p>-0.95262146</text:p>
          </table:table-cell>
          <table:table-cell table:formula="of:=[.D310]*100" office:value-type="float" office:value="0.10237865" calcext:value-type="float">
            <text:p>0.10237865</text:p>
          </table:table-cell>
          <table:table-cell table:formula="of:=[.E310]*100" office:value-type="float" office:value="0.293228" calcext:value-type="float">
            <text:p>0.293228</text:p>
          </table:table-cell>
          <table:table-cell table:formula="of:=[.F310]*100" office:value-type="float" office:value="-0.123863" calcext:value-type="float">
            <text:p>-0.123863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79.0481872559" calcext:value-type="float">
            <text:p>179.0481872559</text:p>
          </table:table-cell>
          <table:table-cell office:value-type="float" office:value="-0.0789695925" calcext:value-type="float">
            <text:p>-0.07896959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2196" calcext:value-type="float">
            <text:p>0.00282196</text:p>
          </table:table-cell>
          <table:table-cell office:value-type="float" office:value="-0.00133919" calcext:value-type="float">
            <text:p>-0.00133919</text:p>
          </table:table-cell>
          <table:table-cell office:value-type="float" office:value="-0.0000594898" calcext:value-type="float">
            <text:p>-5.94898E-05</text:p>
          </table:table-cell>
          <table:table-cell office:value-type="float" office:value="584" calcext:value-type="float">
            <text:p>584</text:p>
          </table:table-cell>
          <table:table-cell table:formula="of:=[.B311]-180" office:value-type="float" office:value="-0.95181274410001" calcext:value-type="float">
            <text:p>-0.9518127441</text:p>
          </table:table-cell>
          <table:table-cell table:formula="of:=[.D311]*100" office:value-type="float" office:value="0.10237865" calcext:value-type="float">
            <text:p>0.10237865</text:p>
          </table:table-cell>
          <table:table-cell table:formula="of:=[.E311]*100" office:value-type="float" office:value="0.282196" calcext:value-type="float">
            <text:p>0.282196</text:p>
          </table:table-cell>
          <table:table-cell table:formula="of:=[.F311]*100" office:value-type="float" office:value="-0.133919" calcext:value-type="float">
            <text:p>-0.133919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179.0562896729" calcext:value-type="float">
            <text:p>179.0562896729</text:p>
          </table:table-cell>
          <table:table-cell office:value-type="float" office:value="-0.1819283283" calcext:value-type="float">
            <text:p>-0.18192832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3472" calcext:value-type="float">
            <text:p>0.00343472</text:p>
          </table:table-cell>
          <table:table-cell office:value-type="float" office:value="-0.00189847" calcext:value-type="float">
            <text:p>-0.00189847</text:p>
          </table:table-cell>
          <table:table-cell office:value-type="float" office:value="0.0000765427" calcext:value-type="float">
            <text:p>7.65427E-05</text:p>
          </table:table-cell>
          <table:table-cell office:value-type="float" office:value="585" calcext:value-type="float">
            <text:p>585</text:p>
          </table:table-cell>
          <table:table-cell table:formula="of:=[.B312]-180" office:value-type="float" office:value="-0.943710327100007" calcext:value-type="float">
            <text:p>-0.9437103271</text:p>
          </table:table-cell>
          <table:table-cell table:formula="of:=[.D312]*100" office:value-type="float" office:value="0.10237865" calcext:value-type="float">
            <text:p>0.10237865</text:p>
          </table:table-cell>
          <table:table-cell table:formula="of:=[.E312]*100" office:value-type="float" office:value="0.343472" calcext:value-type="float">
            <text:p>0.343472</text:p>
          </table:table-cell>
          <table:table-cell table:formula="of:=[.F312]*100" office:value-type="float" office:value="-0.189847" calcext:value-type="float">
            <text:p>-0.189847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79.0494689941" calcext:value-type="float">
            <text:p>179.0494689941</text:p>
          </table:table-cell>
          <table:table-cell office:value-type="float" office:value="-0.1346659504" calcext:value-type="float">
            <text:p>-0.13466595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2803" calcext:value-type="float">
            <text:p>0.00352803</text:p>
          </table:table-cell>
          <table:table-cell office:value-type="float" office:value="-0.00189847" calcext:value-type="float">
            <text:p>-0.00189847</text:p>
          </table:table-cell>
          <table:table-cell office:value-type="float" office:value="0.0000256002" calcext:value-type="float">
            <text:p>2.56002E-05</text:p>
          </table:table-cell>
          <table:table-cell office:value-type="float" office:value="586" calcext:value-type="float">
            <text:p>586</text:p>
          </table:table-cell>
          <table:table-cell table:formula="of:=[.B313]-180" office:value-type="float" office:value="-0.95053100589999" calcext:value-type="float">
            <text:p>-0.9505310059</text:p>
          </table:table-cell>
          <table:table-cell table:formula="of:=[.D313]*100" office:value-type="float" office:value="0.10237865" calcext:value-type="float">
            <text:p>0.10237865</text:p>
          </table:table-cell>
          <table:table-cell table:formula="of:=[.E313]*100" office:value-type="float" office:value="0.352803" calcext:value-type="float">
            <text:p>0.352803</text:p>
          </table:table-cell>
          <table:table-cell table:formula="of:=[.F313]*100" office:value-type="float" office:value="-0.189847" calcext:value-type="float">
            <text:p>-0.189847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179.0522003174" calcext:value-type="float">
            <text:p>179.0522003174</text:p>
          </table:table-cell>
          <table:table-cell office:value-type="float" office:value="-0.1396080348" calcext:value-type="float">
            <text:p>-0.13960803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2315" calcext:value-type="float">
            <text:p>0.00362315</text:p>
          </table:table-cell>
          <table:table-cell office:value-type="float" office:value="-0.00193719" calcext:value-type="float">
            <text:p>-0.00193719</text:p>
          </table:table-cell>
          <table:table-cell office:value-type="float" office:value="-0.0000104302" calcext:value-type="float">
            <text:p>-1.04302E-05</text:p>
          </table:table-cell>
          <table:table-cell office:value-type="float" office:value="587" calcext:value-type="float">
            <text:p>587</text:p>
          </table:table-cell>
          <table:table-cell table:formula="of:=[.B314]-180" office:value-type="float" office:value="-0.947799682599992" calcext:value-type="float">
            <text:p>-0.9477996826</text:p>
          </table:table-cell>
          <table:table-cell table:formula="of:=[.D314]*100" office:value-type="float" office:value="0.10237865" calcext:value-type="float">
            <text:p>0.10237865</text:p>
          </table:table-cell>
          <table:table-cell table:formula="of:=[.E314]*100" office:value-type="float" office:value="0.362315" calcext:value-type="float">
            <text:p>0.362315</text:p>
          </table:table-cell>
          <table:table-cell table:formula="of:=[.F314]*100" office:value-type="float" office:value="-0.193719" calcext:value-type="float">
            <text:p>-0.193719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79.0642852783" calcext:value-type="float">
            <text:p>179.0642852783</text:p>
          </table:table-cell>
          <table:table-cell office:value-type="float" office:value="-0.1817214748" calcext:value-type="float">
            <text:p>-0.18172147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6725" calcext:value-type="float">
            <text:p>0.00396725</text:p>
          </table:table-cell>
          <table:table-cell office:value-type="float" office:value="-0.00210791" calcext:value-type="float">
            <text:p>-0.00210791</text:p>
          </table:table-cell>
          <table:table-cell office:value-type="float" office:value="0.0000085051" calcext:value-type="float">
            <text:p>8.5051E-06</text:p>
          </table:table-cell>
          <table:table-cell office:value-type="float" office:value="588" calcext:value-type="float">
            <text:p>588</text:p>
          </table:table-cell>
          <table:table-cell table:formula="of:=[.B315]-180" office:value-type="float" office:value="-0.935714721700009" calcext:value-type="float">
            <text:p>-0.9357147217</text:p>
          </table:table-cell>
          <table:table-cell table:formula="of:=[.D315]*100" office:value-type="float" office:value="0.10237865" calcext:value-type="float">
            <text:p>0.10237865</text:p>
          </table:table-cell>
          <table:table-cell table:formula="of:=[.E315]*100" office:value-type="float" office:value="0.396725" calcext:value-type="float">
            <text:p>0.396725</text:p>
          </table:table-cell>
          <table:table-cell table:formula="of:=[.F315]*100" office:value-type="float" office:value="-0.210791" calcext:value-type="float">
            <text:p>-0.210791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79.0537261963" calcext:value-type="float">
            <text:p>179.0537261963</text:p>
          </table:table-cell>
          <table:table-cell office:value-type="float" office:value="-0.2191808413" calcext:value-type="float">
            <text:p>-0.21918084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4624" calcext:value-type="float">
            <text:p>0.00444624</text:p>
          </table:table-cell>
          <table:table-cell office:value-type="float" office:value="-0.00201862" calcext:value-type="float">
            <text:p>-0.00201862</text:p>
          </table:table-cell>
          <table:table-cell office:value-type="float" office:value="0.0000073907" calcext:value-type="float">
            <text:p>7.3907E-06</text:p>
          </table:table-cell>
          <table:table-cell office:value-type="float" office:value="589" calcext:value-type="float">
            <text:p>589</text:p>
          </table:table-cell>
          <table:table-cell table:formula="of:=[.B316]-180" office:value-type="float" office:value="-0.946273803699995" calcext:value-type="float">
            <text:p>-0.9462738037</text:p>
          </table:table-cell>
          <table:table-cell table:formula="of:=[.D316]*100" office:value-type="float" office:value="0.10237865" calcext:value-type="float">
            <text:p>0.10237865</text:p>
          </table:table-cell>
          <table:table-cell table:formula="of:=[.E316]*100" office:value-type="float" office:value="0.444624" calcext:value-type="float">
            <text:p>0.444624</text:p>
          </table:table-cell>
          <table:table-cell table:formula="of:=[.F316]*100" office:value-type="float" office:value="-0.201862" calcext:value-type="float">
            <text:p>-0.201862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79.0561065674" calcext:value-type="float">
            <text:p>179.0561065674</text:p>
          </table:table-cell>
          <table:table-cell office:value-type="float" office:value="-0.2122591826" calcext:value-type="float">
            <text:p>-0.21225918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193" calcext:value-type="float">
            <text:p>0.0047193</text:p>
          </table:table-cell>
          <table:table-cell office:value-type="float" office:value="-0.00182828" calcext:value-type="float">
            <text:p>-0.00182828</text:p>
          </table:table-cell>
          <table:table-cell office:value-type="float" office:value="0.0000129435" calcext:value-type="float">
            <text:p>1.29435E-05</text:p>
          </table:table-cell>
          <table:table-cell office:value-type="float" office:value="590" calcext:value-type="float">
            <text:p>590</text:p>
          </table:table-cell>
          <table:table-cell table:formula="of:=[.B317]-180" office:value-type="float" office:value="-0.943893432599992" calcext:value-type="float">
            <text:p>-0.9438934326</text:p>
          </table:table-cell>
          <table:table-cell table:formula="of:=[.D317]*100" office:value-type="float" office:value="0.10237865" calcext:value-type="float">
            <text:p>0.10237865</text:p>
          </table:table-cell>
          <table:table-cell table:formula="of:=[.E317]*100" office:value-type="float" office:value="0.47193" calcext:value-type="float">
            <text:p>0.47193</text:p>
          </table:table-cell>
          <table:table-cell table:formula="of:=[.F317]*100" office:value-type="float" office:value="-0.182828" calcext:value-type="float">
            <text:p>-0.182828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179.0594024658" calcext:value-type="float">
            <text:p>179.0594024658</text:p>
          </table:table-cell>
          <table:table-cell office:value-type="float" office:value="-0.2599819172" calcext:value-type="float">
            <text:p>-0.25998191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1936" calcext:value-type="float">
            <text:p>0.00521936</text:p>
          </table:table-cell>
          <table:table-cell office:value-type="float" office:value="-0.00182828" calcext:value-type="float">
            <text:p>-0.00182828</text:p>
          </table:table-cell>
          <table:table-cell office:value-type="float" office:value="0.0000336945" calcext:value-type="float">
            <text:p>3.36945E-05</text:p>
          </table:table-cell>
          <table:table-cell office:value-type="float" office:value="591" calcext:value-type="float">
            <text:p>591</text:p>
          </table:table-cell>
          <table:table-cell table:formula="of:=[.B318]-180" office:value-type="float" office:value="-0.940597534200009" calcext:value-type="float">
            <text:p>-0.9405975342</text:p>
          </table:table-cell>
          <table:table-cell table:formula="of:=[.D318]*100" office:value-type="float" office:value="0.10237865" calcext:value-type="float">
            <text:p>0.10237865</text:p>
          </table:table-cell>
          <table:table-cell table:formula="of:=[.E318]*100" office:value-type="float" office:value="0.521936" calcext:value-type="float">
            <text:p>0.521936</text:p>
          </table:table-cell>
          <table:table-cell table:formula="of:=[.F318]*100" office:value-type="float" office:value="-0.182828" calcext:value-type="float">
            <text:p>-0.182828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179.0414581299" calcext:value-type="float">
            <text:p>179.0414581299</text:p>
          </table:table-cell>
          <table:table-cell office:value-type="float" office:value="-0.2542013193" calcext:value-type="float">
            <text:p>-0.25420131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1406" calcext:value-type="float">
            <text:p>0.00551406</text:p>
          </table:table-cell>
          <table:table-cell office:value-type="float" office:value="-0.00156523" calcext:value-type="float">
            <text:p>-0.00156523</text:p>
          </table:table-cell>
          <table:table-cell office:value-type="float" office:value="0.0000337326" calcext:value-type="float">
            <text:p>3.37326E-05</text:p>
          </table:table-cell>
          <table:table-cell office:value-type="float" office:value="592" calcext:value-type="float">
            <text:p>592</text:p>
          </table:table-cell>
          <table:table-cell table:formula="of:=[.B319]-180" office:value-type="float" office:value="-0.958541870099992" calcext:value-type="float">
            <text:p>-0.9585418701</text:p>
          </table:table-cell>
          <table:table-cell table:formula="of:=[.D319]*100" office:value-type="float" office:value="0.10237865" calcext:value-type="float">
            <text:p>0.10237865</text:p>
          </table:table-cell>
          <table:table-cell table:formula="of:=[.E319]*100" office:value-type="float" office:value="0.551406" calcext:value-type="float">
            <text:p>0.551406</text:p>
          </table:table-cell>
          <table:table-cell table:formula="of:=[.F319]*100" office:value-type="float" office:value="-0.156523" calcext:value-type="float">
            <text:p>-0.156523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179.0391998291" calcext:value-type="float">
            <text:p>179.0391998291</text:p>
          </table:table-cell>
          <table:table-cell office:value-type="float" office:value="-0.3076597462" calcext:value-type="float">
            <text:p>-0.30765974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6678" calcext:value-type="float">
            <text:p>0.00606678</text:p>
          </table:table-cell>
          <table:table-cell office:value-type="float" office:value="-0.00109098" calcext:value-type="float">
            <text:p>-0.00109098</text:p>
          </table:table-cell>
          <table:table-cell office:value-type="float" office:value="0.0002675603" calcext:value-type="float">
            <text:p>0.0002675603</text:p>
          </table:table-cell>
          <table:table-cell office:value-type="float" office:value="593" calcext:value-type="float">
            <text:p>593</text:p>
          </table:table-cell>
          <table:table-cell table:formula="of:=[.B320]-180" office:value-type="float" office:value="-0.960800170900001" calcext:value-type="float">
            <text:p>-0.9608001709</text:p>
          </table:table-cell>
          <table:table-cell table:formula="of:=[.D320]*100" office:value-type="float" office:value="0.10237865" calcext:value-type="float">
            <text:p>0.10237865</text:p>
          </table:table-cell>
          <table:table-cell table:formula="of:=[.E320]*100" office:value-type="float" office:value="0.606678" calcext:value-type="float">
            <text:p>0.606678</text:p>
          </table:table-cell>
          <table:table-cell table:formula="of:=[.F320]*100" office:value-type="float" office:value="-0.109098" calcext:value-type="float">
            <text:p>-0.109098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179.0344848633" calcext:value-type="float">
            <text:p>179.0344848633</text:p>
          </table:table-cell>
          <table:table-cell office:value-type="float" office:value="-0.2866298417" calcext:value-type="float">
            <text:p>-0.28662984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9493" calcext:value-type="float">
            <text:p>0.00629493</text:p>
          </table:table-cell>
          <table:table-cell office:value-type="float" office:value="-0.000619" calcext:value-type="float">
            <text:p>-0.000619</text:p>
          </table:table-cell>
          <table:table-cell office:value-type="float" office:value="0.0000831896" calcext:value-type="float">
            <text:p>8.31896E-05</text:p>
          </table:table-cell>
          <table:table-cell office:value-type="float" office:value="594" calcext:value-type="float">
            <text:p>594</text:p>
          </table:table-cell>
          <table:table-cell table:formula="of:=[.B321]-180" office:value-type="float" office:value="-0.965515136699992" calcext:value-type="float">
            <text:p>-0.9655151367</text:p>
          </table:table-cell>
          <table:table-cell table:formula="of:=[.D321]*100" office:value-type="float" office:value="0.10237865" calcext:value-type="float">
            <text:p>0.10237865</text:p>
          </table:table-cell>
          <table:table-cell table:formula="of:=[.E321]*100" office:value-type="float" office:value="0.629493" calcext:value-type="float">
            <text:p>0.629493</text:p>
          </table:table-cell>
          <table:table-cell table:formula="of:=[.F321]*100" office:value-type="float" office:value="-0.0619" calcext:value-type="float">
            <text:p>-0.0619</text:p>
          </table:table-cell>
        </table:table-row>
        <table:table-row table:style-name="ro1">
          <table:table-cell office:value-type="float" office:value="29.74" calcext:value-type="float">
            <text:p>29.74</text:p>
          </table:table-cell>
          <table:table-cell office:value-type="float" office:value="179.0352783203" calcext:value-type="float">
            <text:p>179.0352783203</text:p>
          </table:table-cell>
          <table:table-cell office:value-type="float" office:value="-0.3190453797" calcext:value-type="float">
            <text:p>-0.31904537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66303" calcext:value-type="float">
            <text:p>0.00666303</text:p>
          </table:table-cell>
          <table:table-cell office:value-type="float" office:value="-0.000619" calcext:value-type="float">
            <text:p>-0.000619</text:p>
          </table:table-cell>
          <table:table-cell office:value-type="float" office:value="0.0000737701" calcext:value-type="float">
            <text:p>7.37701E-05</text:p>
          </table:table-cell>
          <table:table-cell office:value-type="float" office:value="595" calcext:value-type="float">
            <text:p>595</text:p>
          </table:table-cell>
          <table:table-cell table:formula="of:=[.B322]-180" office:value-type="float" office:value="-0.964721679700006" calcext:value-type="float">
            <text:p>-0.9647216797</text:p>
          </table:table-cell>
          <table:table-cell table:formula="of:=[.D322]*100" office:value-type="float" office:value="0.10237865" calcext:value-type="float">
            <text:p>0.10237865</text:p>
          </table:table-cell>
          <table:table-cell table:formula="of:=[.E322]*100" office:value-type="float" office:value="0.666303" calcext:value-type="float">
            <text:p>0.666303</text:p>
          </table:table-cell>
          <table:table-cell table:formula="of:=[.F322]*100" office:value-type="float" office:value="-0.0619" calcext:value-type="float">
            <text:p>-0.0619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179.0369110107" calcext:value-type="float">
            <text:p>179.0369110107</text:p>
          </table:table-cell>
          <table:table-cell office:value-type="float" office:value="-0.3105504955" calcext:value-type="float">
            <text:p>-0.31055049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85171" calcext:value-type="float">
            <text:p>0.00685171</text:p>
          </table:table-cell>
          <table:table-cell office:value-type="float" office:value="0.00003006" calcext:value-type="float">
            <text:p>0.00003006</text:p>
          </table:table-cell>
          <table:table-cell office:value-type="float" office:value="0.0000180229" calcext:value-type="float">
            <text:p>1.80229E-05</text:p>
          </table:table-cell>
          <table:table-cell office:value-type="float" office:value="596" calcext:value-type="float">
            <text:p>596</text:p>
          </table:table-cell>
          <table:table-cell table:formula="of:=[.B323]-180" office:value-type="float" office:value="-0.96308898929999" calcext:value-type="float">
            <text:p>-0.9630889893</text:p>
          </table:table-cell>
          <table:table-cell table:formula="of:=[.D323]*100" office:value-type="float" office:value="0.10237865" calcext:value-type="float">
            <text:p>0.10237865</text:p>
          </table:table-cell>
          <table:table-cell table:formula="of:=[.E323]*100" office:value-type="float" office:value="0.685171" calcext:value-type="float">
            <text:p>0.685171</text:p>
          </table:table-cell>
          <table:table-cell table:formula="of:=[.F323]*100" office:value-type="float" office:value="0.003006" calcext:value-type="float">
            <text:p>0.003006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179.0427093506" calcext:value-type="float">
            <text:p>179.0427093506</text:p>
          </table:table-cell>
          <table:table-cell office:value-type="float" office:value="-0.3517338837" calcext:value-type="float">
            <text:p>-0.35173388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25195" calcext:value-type="float">
            <text:p>0.00725195</text:p>
          </table:table-cell>
          <table:table-cell office:value-type="float" office:value="0.00071794" calcext:value-type="float">
            <text:p>0.00071794</text:p>
          </table:table-cell>
          <table:table-cell office:value-type="float" office:value="0.0000420128" calcext:value-type="float">
            <text:p>4.20128E-05</text:p>
          </table:table-cell>
          <table:table-cell office:value-type="float" office:value="597" calcext:value-type="float">
            <text:p>597</text:p>
          </table:table-cell>
          <table:table-cell table:formula="of:=[.B324]-180" office:value-type="float" office:value="-0.957290649399994" calcext:value-type="float">
            <text:p>-0.9572906494</text:p>
          </table:table-cell>
          <table:table-cell table:formula="of:=[.D324]*100" office:value-type="float" office:value="0.10237865" calcext:value-type="float">
            <text:p>0.10237865</text:p>
          </table:table-cell>
          <table:table-cell table:formula="of:=[.E324]*100" office:value-type="float" office:value="0.725195" calcext:value-type="float">
            <text:p>0.725195</text:p>
          </table:table-cell>
          <table:table-cell table:formula="of:=[.F324]*100" office:value-type="float" office:value="0.071794" calcext:value-type="float">
            <text:p>0.071794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179.0380859375" calcext:value-type="float">
            <text:p>179.0380859375</text:p>
          </table:table-cell>
          <table:table-cell office:value-type="float" office:value="-0.3599494506" calcext:value-type="float">
            <text:p>-0.35994945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57343" calcext:value-type="float">
            <text:p>0.00757343</text:p>
          </table:table-cell>
          <table:table-cell office:value-type="float" office:value="0.0014139" calcext:value-type="float">
            <text:p>0.0014139</text:p>
          </table:table-cell>
          <table:table-cell office:value-type="float" office:value="0.000158632" calcext:value-type="float">
            <text:p>0.000158632</text:p>
          </table:table-cell>
          <table:table-cell office:value-type="float" office:value="598" calcext:value-type="float">
            <text:p>598</text:p>
          </table:table-cell>
          <table:table-cell table:formula="of:=[.B325]-180" office:value-type="float" office:value="-0.9619140625" calcext:value-type="float">
            <text:p>-0.9619140625</text:p>
          </table:table-cell>
          <table:table-cell table:formula="of:=[.D325]*100" office:value-type="float" office:value="0.10237865" calcext:value-type="float">
            <text:p>0.10237865</text:p>
          </table:table-cell>
          <table:table-cell table:formula="of:=[.E325]*100" office:value-type="float" office:value="0.757343" calcext:value-type="float">
            <text:p>0.757343</text:p>
          </table:table-cell>
          <table:table-cell table:formula="of:=[.F325]*100" office:value-type="float" office:value="0.14139" calcext:value-type="float">
            <text:p>0.14139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179.0457305908" calcext:value-type="float">
            <text:p>179.0457305908</text:p>
          </table:table-cell>
          <table:table-cell office:value-type="float" office:value="-0.3329335478" calcext:value-type="float">
            <text:p>-0.33293354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60758" calcext:value-type="float">
            <text:p>0.00760758</text:p>
          </table:table-cell>
          <table:table-cell office:value-type="float" office:value="0.0014139" calcext:value-type="float">
            <text:p>0.0014139</text:p>
          </table:table-cell>
          <table:table-cell office:value-type="float" office:value="0.0000138285" calcext:value-type="float">
            <text:p>1.38285E-05</text:p>
          </table:table-cell>
          <table:table-cell office:value-type="float" office:value="599" calcext:value-type="float">
            <text:p>599</text:p>
          </table:table-cell>
          <table:table-cell table:formula="of:=[.B326]-180" office:value-type="float" office:value="-0.954269409200009" calcext:value-type="float">
            <text:p>-0.9542694092</text:p>
          </table:table-cell>
          <table:table-cell table:formula="of:=[.D326]*100" office:value-type="float" office:value="0.10237865" calcext:value-type="float">
            <text:p>0.10237865</text:p>
          </table:table-cell>
          <table:table-cell table:formula="of:=[.E326]*100" office:value-type="float" office:value="0.760758" calcext:value-type="float">
            <text:p>0.760758</text:p>
          </table:table-cell>
          <table:table-cell table:formula="of:=[.F326]*100" office:value-type="float" office:value="0.14139" calcext:value-type="float">
            <text:p>0.14139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179.0572052002" calcext:value-type="float">
            <text:p>179.0572052002</text:p>
          </table:table-cell>
          <table:table-cell office:value-type="float" office:value="-0.3068155718" calcext:value-type="float">
            <text:p>-0.30681557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5625" calcext:value-type="float">
            <text:p>0.00745625</text:p>
          </table:table-cell>
          <table:table-cell office:value-type="float" office:value="0.00230309" calcext:value-type="float">
            <text:p>0.00230309</text:p>
          </table:table-cell>
          <table:table-cell office:value-type="float" office:value="0.0000020025" calcext:value-type="float">
            <text:p>2.0025E-06</text:p>
          </table:table-cell>
          <table:table-cell office:value-type="float" office:value="600" calcext:value-type="float">
            <text:p>600</text:p>
          </table:table-cell>
          <table:table-cell table:formula="of:=[.B327]-180" office:value-type="float" office:value="-0.942794799799998" calcext:value-type="float">
            <text:p>-0.9427947998</text:p>
          </table:table-cell>
          <table:table-cell table:formula="of:=[.D327]*100" office:value-type="float" office:value="0.10237865" calcext:value-type="float">
            <text:p>0.10237865</text:p>
          </table:table-cell>
          <table:table-cell table:formula="of:=[.E327]*100" office:value-type="float" office:value="0.745625" calcext:value-type="float">
            <text:p>0.745625</text:p>
          </table:table-cell>
          <table:table-cell table:formula="of:=[.F327]*100" office:value-type="float" office:value="0.230309" calcext:value-type="float">
            <text:p>0.230309</text:p>
          </table:table-cell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179.0580596924" calcext:value-type="float">
            <text:p>179.0580596924</text:p>
          </table:table-cell>
          <table:table-cell office:value-type="float" office:value="-0.3435226422" calcext:value-type="float">
            <text:p>-0.34352264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60008" calcext:value-type="float">
            <text:p>0.00760008</text:p>
          </table:table-cell>
          <table:table-cell office:value-type="float" office:value="0.0029145" calcext:value-type="float">
            <text:p>0.0029145</text:p>
          </table:table-cell>
          <table:table-cell office:value-type="float" office:value="0.0000955731" calcext:value-type="float">
            <text:p>9.55731E-05</text:p>
          </table:table-cell>
          <table:table-cell office:value-type="float" office:value="601" calcext:value-type="float">
            <text:p>601</text:p>
          </table:table-cell>
          <table:table-cell table:formula="of:=[.B328]-180" office:value-type="float" office:value="-0.941940307599992" calcext:value-type="float">
            <text:p>-0.9419403076</text:p>
          </table:table-cell>
          <table:table-cell table:formula="of:=[.D328]*100" office:value-type="float" office:value="0.10237865" calcext:value-type="float">
            <text:p>0.10237865</text:p>
          </table:table-cell>
          <table:table-cell table:formula="of:=[.E328]*100" office:value-type="float" office:value="0.760008" calcext:value-type="float">
            <text:p>0.760008</text:p>
          </table:table-cell>
          <table:table-cell table:formula="of:=[.F328]*100" office:value-type="float" office:value="0.29145" calcext:value-type="float">
            <text:p>0.29145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179.0756835938" calcext:value-type="float">
            <text:p>179.0756835938</text:p>
          </table:table-cell>
          <table:table-cell office:value-type="float" office:value="-0.2973165299" calcext:value-type="float">
            <text:p>-0.29731652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38794" calcext:value-type="float">
            <text:p>0.00738794</text:p>
          </table:table-cell>
          <table:table-cell office:value-type="float" office:value="0.00396422" calcext:value-type="float">
            <text:p>0.00396422</text:p>
          </table:table-cell>
          <table:table-cell office:value-type="float" office:value="-0.0000453347" calcext:value-type="float">
            <text:p>-4.53347E-05</text:p>
          </table:table-cell>
          <table:table-cell office:value-type="float" office:value="602" calcext:value-type="float">
            <text:p>602</text:p>
          </table:table-cell>
          <table:table-cell table:formula="of:=[.B329]-180" office:value-type="float" office:value="-0.924316406200006" calcext:value-type="float">
            <text:p>-0.9243164062</text:p>
          </table:table-cell>
          <table:table-cell table:formula="of:=[.D329]*100" office:value-type="float" office:value="0.10237865" calcext:value-type="float">
            <text:p>0.10237865</text:p>
          </table:table-cell>
          <table:table-cell table:formula="of:=[.E329]*100" office:value-type="float" office:value="0.738794" calcext:value-type="float">
            <text:p>0.738794</text:p>
          </table:table-cell>
          <table:table-cell table:formula="of:=[.F329]*100" office:value-type="float" office:value="0.396422" calcext:value-type="float">
            <text:p>0.396422</text:p>
          </table:table-cell>
        </table:table-row>
        <table:table-row table:style-name="ro1">
          <table:table-cell office:value-type="float" office:value="30.13" calcext:value-type="float">
            <text:p>30.13</text:p>
          </table:table-cell>
          <table:table-cell office:value-type="float" office:value="179.0839996338" calcext:value-type="float">
            <text:p>179.0839996338</text:p>
          </table:table-cell>
          <table:table-cell office:value-type="float" office:value="-0.332714086" calcext:value-type="float">
            <text:p>-0.3327140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8251" calcext:value-type="float">
            <text:p>0.00748251</text:p>
          </table:table-cell>
          <table:table-cell office:value-type="float" office:value="0.00439494" calcext:value-type="float">
            <text:p>0.00439494</text:p>
          </table:table-cell>
          <table:table-cell office:value-type="float" office:value="0.0001550283" calcext:value-type="float">
            <text:p>0.0001550283</text:p>
          </table:table-cell>
          <table:table-cell office:value-type="float" office:value="603" calcext:value-type="float">
            <text:p>603</text:p>
          </table:table-cell>
          <table:table-cell table:formula="of:=[.B330]-180" office:value-type="float" office:value="-0.916000366199995" calcext:value-type="float">
            <text:p>-0.9160003662</text:p>
          </table:table-cell>
          <table:table-cell table:formula="of:=[.D330]*100" office:value-type="float" office:value="0.10237865" calcext:value-type="float">
            <text:p>0.10237865</text:p>
          </table:table-cell>
          <table:table-cell table:formula="of:=[.E330]*100" office:value-type="float" office:value="0.748251" calcext:value-type="float">
            <text:p>0.748251</text:p>
          </table:table-cell>
          <table:table-cell table:formula="of:=[.F330]*100" office:value-type="float" office:value="0.439494" calcext:value-type="float">
            <text:p>0.439494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179.0736694336" calcext:value-type="float">
            <text:p>179.0736694336</text:p>
          </table:table-cell>
          <table:table-cell office:value-type="float" office:value="-0.3343813177" calcext:value-type="float">
            <text:p>-0.33438131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55665" calcext:value-type="float">
            <text:p>0.00755665</text:p>
          </table:table-cell>
          <table:table-cell office:value-type="float" office:value="0.00439494" calcext:value-type="float">
            <text:p>0.00439494</text:p>
          </table:table-cell>
          <table:table-cell office:value-type="float" office:value="-0.0000754538" calcext:value-type="float">
            <text:p>-7.54538E-05</text:p>
          </table:table-cell>
          <table:table-cell office:value-type="float" office:value="604" calcext:value-type="float">
            <text:p>604</text:p>
          </table:table-cell>
          <table:table-cell table:formula="of:=[.B331]-180" office:value-type="float" office:value="-0.926330566399997" calcext:value-type="float">
            <text:p>-0.9263305664</text:p>
          </table:table-cell>
          <table:table-cell table:formula="of:=[.D331]*100" office:value-type="float" office:value="0.10237865" calcext:value-type="float">
            <text:p>0.10237865</text:p>
          </table:table-cell>
          <table:table-cell table:formula="of:=[.E331]*100" office:value-type="float" office:value="0.755665" calcext:value-type="float">
            <text:p>0.755665</text:p>
          </table:table-cell>
          <table:table-cell table:formula="of:=[.F331]*100" office:value-type="float" office:value="0.439494" calcext:value-type="float">
            <text:p>0.439494</text:p>
          </table:table-cell>
        </table:table-row>
        <table:table-row table:style-name="ro1">
          <table:table-cell office:value-type="float" office:value="30.23" calcext:value-type="float">
            <text:p>30.23</text:p>
          </table:table-cell>
          <table:table-cell office:value-type="float" office:value="179.0880889893" calcext:value-type="float">
            <text:p>179.0880889893</text:p>
          </table:table-cell>
          <table:table-cell office:value-type="float" office:value="-0.3570981124" calcext:value-type="float">
            <text:p>-0.35709811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75747" calcext:value-type="float">
            <text:p>0.00775747</text:p>
          </table:table-cell>
          <table:table-cell office:value-type="float" office:value="0.00554926" calcext:value-type="float">
            <text:p>0.00554926</text:p>
          </table:table-cell>
          <table:table-cell office:value-type="float" office:value="0.0001858752" calcext:value-type="float">
            <text:p>0.0001858752</text:p>
          </table:table-cell>
          <table:table-cell office:value-type="float" office:value="605" calcext:value-type="float">
            <text:p>605</text:p>
          </table:table-cell>
          <table:table-cell table:formula="of:=[.B332]-180" office:value-type="float" office:value="-0.91191101070001" calcext:value-type="float">
            <text:p>-0.9119110107</text:p>
          </table:table-cell>
          <table:table-cell table:formula="of:=[.D332]*100" office:value-type="float" office:value="0.10237865" calcext:value-type="float">
            <text:p>0.10237865</text:p>
          </table:table-cell>
          <table:table-cell table:formula="of:=[.E332]*100" office:value-type="float" office:value="0.775747" calcext:value-type="float">
            <text:p>0.775747</text:p>
          </table:table-cell>
          <table:table-cell table:formula="of:=[.F332]*100" office:value-type="float" office:value="0.554926" calcext:value-type="float">
            <text:p>0.554926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179.0785827637" calcext:value-type="float">
            <text:p>179.0785827637</text:p>
          </table:table-cell>
          <table:table-cell office:value-type="float" office:value="-0.2883428204" calcext:value-type="float">
            <text:p>-0.28834282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33" calcext:value-type="float">
            <text:p>0.007433</text:p>
          </table:table-cell>
          <table:table-cell office:value-type="float" office:value="0.00573118" calcext:value-type="float">
            <text:p>0.00573118</text:p>
          </table:table-cell>
          <table:table-cell office:value-type="float" office:value="-0.0000705468" calcext:value-type="float">
            <text:p>-7.05468E-05</text:p>
          </table:table-cell>
          <table:table-cell office:value-type="float" office:value="606" calcext:value-type="float">
            <text:p>606</text:p>
          </table:table-cell>
          <table:table-cell table:formula="of:=[.B333]-180" office:value-type="float" office:value="-0.921417236299988" calcext:value-type="float">
            <text:p>-0.9214172363</text:p>
          </table:table-cell>
          <table:table-cell table:formula="of:=[.D333]*100" office:value-type="float" office:value="0.10237865" calcext:value-type="float">
            <text:p>0.10237865</text:p>
          </table:table-cell>
          <table:table-cell table:formula="of:=[.E333]*100" office:value-type="float" office:value="0.7433" calcext:value-type="float">
            <text:p>0.7433</text:p>
          </table:table-cell>
          <table:table-cell table:formula="of:=[.F333]*100" office:value-type="float" office:value="0.573118" calcext:value-type="float">
            <text:p>0.573118</text:p>
          </table:table-cell>
        </table:table-row>
        <table:table-row table:style-name="ro1">
          <table:table-cell office:value-type="float" office:value="30.33" calcext:value-type="float">
            <text:p>30.33</text:p>
          </table:table-cell>
          <table:table-cell office:value-type="float" office:value="179.0885314941" calcext:value-type="float">
            <text:p>179.0885314941</text:p>
          </table:table-cell>
          <table:table-cell office:value-type="float" office:value="-0.2692471487" calcext:value-type="float">
            <text:p>-0.26924714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0895" calcext:value-type="float">
            <text:p>0.0070895</text:p>
          </table:table-cell>
          <table:table-cell office:value-type="float" office:value="0.00573118" calcext:value-type="float">
            <text:p>0.00573118</text:p>
          </table:table-cell>
          <table:table-cell office:value-type="float" office:value="-0.000035608" calcext:value-type="float">
            <text:p>-0.000035608</text:p>
          </table:table-cell>
          <table:table-cell office:value-type="float" office:value="607" calcext:value-type="float">
            <text:p>607</text:p>
          </table:table-cell>
          <table:table-cell table:formula="of:=[.B334]-180" office:value-type="float" office:value="-0.91146850589999" calcext:value-type="float">
            <text:p>-0.9114685059</text:p>
          </table:table-cell>
          <table:table-cell table:formula="of:=[.D334]*100" office:value-type="float" office:value="0.10237865" calcext:value-type="float">
            <text:p>0.10237865</text:p>
          </table:table-cell>
          <table:table-cell table:formula="of:=[.E334]*100" office:value-type="float" office:value="0.70895" calcext:value-type="float">
            <text:p>0.70895</text:p>
          </table:table-cell>
          <table:table-cell table:formula="of:=[.F334]*100" office:value-type="float" office:value="0.573118" calcext:value-type="float">
            <text:p>0.573118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179.1014099121" calcext:value-type="float">
            <text:p>179.1014099121</text:p>
          </table:table-cell>
          <table:table-cell office:value-type="float" office:value="-0.326981154" calcext:value-type="float">
            <text:p>-0.3269811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24542" calcext:value-type="float">
            <text:p>0.00724542</text:p>
          </table:table-cell>
          <table:table-cell office:value-type="float" office:value="0.00683183" calcext:value-type="float">
            <text:p>0.00683183</text:p>
          </table:table-cell>
          <table:table-cell office:value-type="float" office:value="0.00007985" calcext:value-type="float">
            <text:p>0.00007985</text:p>
          </table:table-cell>
          <table:table-cell office:value-type="float" office:value="608" calcext:value-type="float">
            <text:p>608</text:p>
          </table:table-cell>
          <table:table-cell table:formula="of:=[.B335]-180" office:value-type="float" office:value="-0.898590087900004" calcext:value-type="float">
            <text:p>-0.8985900879</text:p>
          </table:table-cell>
          <table:table-cell table:formula="of:=[.D335]*100" office:value-type="float" office:value="0.10237865" calcext:value-type="float">
            <text:p>0.10237865</text:p>
          </table:table-cell>
          <table:table-cell table:formula="of:=[.E335]*100" office:value-type="float" office:value="0.724542" calcext:value-type="float">
            <text:p>0.724542</text:p>
          </table:table-cell>
          <table:table-cell table:formula="of:=[.F335]*100" office:value-type="float" office:value="0.683183" calcext:value-type="float">
            <text:p>0.683183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179.1028747559" calcext:value-type="float">
            <text:p>179.1028747559</text:p>
          </table:table-cell>
          <table:table-cell office:value-type="float" office:value="-0.2781291803" calcext:value-type="float">
            <text:p>-0.27812918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0237" calcext:value-type="float">
            <text:p>0.0070237</text:p>
          </table:table-cell>
          <table:table-cell office:value-type="float" office:value="0.00683183" calcext:value-type="float">
            <text:p>0.00683183</text:p>
          </table:table-cell>
          <table:table-cell office:value-type="float" office:value="-0.0000491545" calcext:value-type="float">
            <text:p>-4.91545E-05</text:p>
          </table:table-cell>
          <table:table-cell office:value-type="float" office:value="609" calcext:value-type="float">
            <text:p>609</text:p>
          </table:table-cell>
          <table:table-cell table:formula="of:=[.B336]-180" office:value-type="float" office:value="-0.89712524410001" calcext:value-type="float">
            <text:p>-0.8971252441</text:p>
          </table:table-cell>
          <table:table-cell table:formula="of:=[.D336]*100" office:value-type="float" office:value="0.10237865" calcext:value-type="float">
            <text:p>0.10237865</text:p>
          </table:table-cell>
          <table:table-cell table:formula="of:=[.E336]*100" office:value-type="float" office:value="0.70237" calcext:value-type="float">
            <text:p>0.70237</text:p>
          </table:table-cell>
          <table:table-cell table:formula="of:=[.F336]*100" office:value-type="float" office:value="0.683183" calcext:value-type="float">
            <text:p>0.683183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179.1052398682" calcext:value-type="float">
            <text:p>179.1052398682</text:p>
          </table:table-cell>
          <table:table-cell office:value-type="float" office:value="-0.2845848595" calcext:value-type="float">
            <text:p>-0.28458485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91898" calcext:value-type="float">
            <text:p>0.00691898</text:p>
          </table:table-cell>
          <table:table-cell office:value-type="float" office:value="0.00799049" calcext:value-type="float">
            <text:p>0.00799049</text:p>
          </table:table-cell>
          <table:table-cell office:value-type="float" office:value="0.000051327" calcext:value-type="float">
            <text:p>0.000051327</text:p>
          </table:table-cell>
          <table:table-cell office:value-type="float" office:value="610" calcext:value-type="float">
            <text:p>610</text:p>
          </table:table-cell>
          <table:table-cell table:formula="of:=[.B337]-180" office:value-type="float" office:value="-0.894760131800012" calcext:value-type="float">
            <text:p>-0.8947601318</text:p>
          </table:table-cell>
          <table:table-cell table:formula="of:=[.D337]*100" office:value-type="float" office:value="0.10237865" calcext:value-type="float">
            <text:p>0.10237865</text:p>
          </table:table-cell>
          <table:table-cell table:formula="of:=[.E337]*100" office:value-type="float" office:value="0.691898" calcext:value-type="float">
            <text:p>0.691898</text:p>
          </table:table-cell>
          <table:table-cell table:formula="of:=[.F337]*100" office:value-type="float" office:value="0.799049" calcext:value-type="float">
            <text:p>0.799049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179.1166229248" calcext:value-type="float">
            <text:p>179.1166229248</text:p>
          </table:table-cell>
          <table:table-cell office:value-type="float" office:value="-0.3102562461" calcext:value-type="float">
            <text:p>-0.31025624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02031" calcext:value-type="float">
            <text:p>0.00702031</text:p>
          </table:table-cell>
          <table:table-cell office:value-type="float" office:value="0.00764657" calcext:value-type="float">
            <text:p>0.00764657</text:p>
          </table:table-cell>
          <table:table-cell office:value-type="float" office:value="0.0000655867" calcext:value-type="float">
            <text:p>6.55867E-05</text:p>
          </table:table-cell>
          <table:table-cell office:value-type="float" office:value="611" calcext:value-type="float">
            <text:p>611</text:p>
          </table:table-cell>
          <table:table-cell table:formula="of:=[.B338]-180" office:value-type="float" office:value="-0.883377075200002" calcext:value-type="float">
            <text:p>-0.8833770752</text:p>
          </table:table-cell>
          <table:table-cell table:formula="of:=[.D338]*100" office:value-type="float" office:value="0.10237865" calcext:value-type="float">
            <text:p>0.10237865</text:p>
          </table:table-cell>
          <table:table-cell table:formula="of:=[.E338]*100" office:value-type="float" office:value="0.702031" calcext:value-type="float">
            <text:p>0.702031</text:p>
          </table:table-cell>
          <table:table-cell table:formula="of:=[.F338]*100" office:value-type="float" office:value="0.764657" calcext:value-type="float">
            <text:p>0.764657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179.1234436035" calcext:value-type="float">
            <text:p>179.1234436035</text:p>
          </table:table-cell>
          <table:table-cell office:value-type="float" office:value="-0.2525978629" calcext:value-type="float">
            <text:p>-0.25259786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70351" calcext:value-type="float">
            <text:p>0.00670351</text:p>
          </table:table-cell>
          <table:table-cell office:value-type="float" office:value="0.00764657" calcext:value-type="float">
            <text:p>0.00764657</text:p>
          </table:table-cell>
          <table:table-cell office:value-type="float" office:value="-0.0000965762" calcext:value-type="float">
            <text:p>-9.65762E-05</text:p>
          </table:table-cell>
          <table:table-cell office:value-type="float" office:value="612" calcext:value-type="float">
            <text:p>612</text:p>
          </table:table-cell>
          <table:table-cell table:formula="of:=[.B339]-180" office:value-type="float" office:value="-0.876556396500007" calcext:value-type="float">
            <text:p>-0.8765563965</text:p>
          </table:table-cell>
          <table:table-cell table:formula="of:=[.D339]*100" office:value-type="float" office:value="0.10237865" calcext:value-type="float">
            <text:p>0.10237865</text:p>
          </table:table-cell>
          <table:table-cell table:formula="of:=[.E339]*100" office:value-type="float" office:value="0.670351" calcext:value-type="float">
            <text:p>0.670351</text:p>
          </table:table-cell>
          <table:table-cell table:formula="of:=[.F339]*100" office:value-type="float" office:value="0.764657" calcext:value-type="float">
            <text:p>0.764657</text:p>
          </table:table-cell>
        </table:table-row>
        <table:table-row table:style-name="ro1">
          <table:table-cell office:value-type="float" office:value="30.63" calcext:value-type="float">
            <text:p>30.63</text:p>
          </table:table-cell>
          <table:table-cell office:value-type="float" office:value="179.1203765869" calcext:value-type="float">
            <text:p>179.1203765869</text:p>
          </table:table-cell>
          <table:table-cell office:value-type="float" office:value="-0.2501243988" calcext:value-type="float">
            <text:p>-0.25012439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47591" calcext:value-type="float">
            <text:p>0.00647591</text:p>
          </table:table-cell>
          <table:table-cell office:value-type="float" office:value="0.00816501" calcext:value-type="float">
            <text:p>0.00816501</text:p>
          </table:table-cell>
          <table:table-cell office:value-type="float" office:value="-0.0000824297" calcext:value-type="float">
            <text:p>-8.24297E-05</text:p>
          </table:table-cell>
          <table:table-cell office:value-type="float" office:value="613" calcext:value-type="float">
            <text:p>613</text:p>
          </table:table-cell>
          <table:table-cell table:formula="of:=[.B340]-180" office:value-type="float" office:value="-0.879623413100006" calcext:value-type="float">
            <text:p>-0.8796234131</text:p>
          </table:table-cell>
          <table:table-cell table:formula="of:=[.D340]*100" office:value-type="float" office:value="0.10237865" calcext:value-type="float">
            <text:p>0.10237865</text:p>
          </table:table-cell>
          <table:table-cell table:formula="of:=[.E340]*100" office:value-type="float" office:value="0.647591" calcext:value-type="float">
            <text:p>0.647591</text:p>
          </table:table-cell>
          <table:table-cell table:formula="of:=[.F340]*100" office:value-type="float" office:value="0.816501" calcext:value-type="float">
            <text:p>0.816501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179.1125335693" calcext:value-type="float">
            <text:p>179.1125335693</text:p>
          </table:table-cell>
          <table:table-cell office:value-type="float" office:value="-0.2463098809" calcext:value-type="float">
            <text:p>-0.24630988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9881" calcext:value-type="float">
            <text:p>0.00629881</text:p>
          </table:table-cell>
          <table:table-cell office:value-type="float" office:value="0.00816501" calcext:value-type="float">
            <text:p>0.00816501</text:p>
          </table:table-cell>
          <table:table-cell office:value-type="float" office:value="-0.0001259427" calcext:value-type="float">
            <text:p>-0.0001259427</text:p>
          </table:table-cell>
          <table:table-cell office:value-type="float" office:value="614" calcext:value-type="float">
            <text:p>614</text:p>
          </table:table-cell>
          <table:table-cell table:formula="of:=[.B341]-180" office:value-type="float" office:value="-0.887466430699988" calcext:value-type="float">
            <text:p>-0.8874664307</text:p>
          </table:table-cell>
          <table:table-cell table:formula="of:=[.D341]*100" office:value-type="float" office:value="0.10237865" calcext:value-type="float">
            <text:p>0.10237865</text:p>
          </table:table-cell>
          <table:table-cell table:formula="of:=[.E341]*100" office:value-type="float" office:value="0.629881" calcext:value-type="float">
            <text:p>0.629881</text:p>
          </table:table-cell>
          <table:table-cell table:formula="of:=[.F341]*100" office:value-type="float" office:value="0.816501" calcext:value-type="float">
            <text:p>0.816501</text:p>
          </table:table-cell>
        </table:table-row>
        <table:table-row table:style-name="ro1">
          <table:table-cell office:value-type="float" office:value="30.73" calcext:value-type="float">
            <text:p>30.73</text:p>
          </table:table-cell>
          <table:table-cell office:value-type="float" office:value="179.1012573242" calcext:value-type="float">
            <text:p>179.1012573242</text:p>
          </table:table-cell>
          <table:table-cell office:value-type="float" office:value="-0.2313691397" calcext:value-type="float">
            <text:p>-0.23136913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8121" calcext:value-type="float">
            <text:p>0.00608121</text:p>
          </table:table-cell>
          <table:table-cell office:value-type="float" office:value="0.00906018" calcext:value-type="float">
            <text:p>0.00906018</text:p>
          </table:table-cell>
          <table:table-cell office:value-type="float" office:value="-0.0000206036" calcext:value-type="float">
            <text:p>-2.06036E-05</text:p>
          </table:table-cell>
          <table:table-cell office:value-type="float" office:value="615" calcext:value-type="float">
            <text:p>615</text:p>
          </table:table-cell>
          <table:table-cell table:formula="of:=[.B342]-180" office:value-type="float" office:value="-0.898742675800008" calcext:value-type="float">
            <text:p>-0.8987426758</text:p>
          </table:table-cell>
          <table:table-cell table:formula="of:=[.D342]*100" office:value-type="float" office:value="0.10237865" calcext:value-type="float">
            <text:p>0.10237865</text:p>
          </table:table-cell>
          <table:table-cell table:formula="of:=[.E342]*100" office:value-type="float" office:value="0.608121" calcext:value-type="float">
            <text:p>0.608121</text:p>
          </table:table-cell>
          <table:table-cell table:formula="of:=[.F342]*100" office:value-type="float" office:value="0.906018" calcext:value-type="float">
            <text:p>0.906018</text:p>
          </table:table-cell>
        </table:table-row>
        <table:table-row table:style-name="ro1">
          <table:table-cell office:value-type="float" office:value="30.78" calcext:value-type="float">
            <text:p>30.78</text:p>
          </table:table-cell>
          <table:table-cell office:value-type="float" office:value="179.1007232666" calcext:value-type="float">
            <text:p>179.1007232666</text:p>
          </table:table-cell>
          <table:table-cell office:value-type="float" office:value="-0.2358807243" calcext:value-type="float">
            <text:p>-0.23588072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6627" calcext:value-type="float">
            <text:p>0.00596627</text:p>
          </table:table-cell>
          <table:table-cell office:value-type="float" office:value="0.00841254" calcext:value-type="float">
            <text:p>0.00841254</text:p>
          </table:table-cell>
          <table:table-cell office:value-type="float" office:value="-0.0000152069" calcext:value-type="float">
            <text:p>-1.52069E-05</text:p>
          </table:table-cell>
          <table:table-cell office:value-type="float" office:value="616" calcext:value-type="float">
            <text:p>616</text:p>
          </table:table-cell>
          <table:table-cell table:formula="of:=[.B343]-180" office:value-type="float" office:value="-0.899276733400001" calcext:value-type="float">
            <text:p>-0.8992767334</text:p>
          </table:table-cell>
          <table:table-cell table:formula="of:=[.D343]*100" office:value-type="float" office:value="0.10237865" calcext:value-type="float">
            <text:p>0.10237865</text:p>
          </table:table-cell>
          <table:table-cell table:formula="of:=[.E343]*100" office:value-type="float" office:value="0.596627" calcext:value-type="float">
            <text:p>0.596627</text:p>
          </table:table-cell>
          <table:table-cell table:formula="of:=[.F343]*100" office:value-type="float" office:value="0.841254" calcext:value-type="float">
            <text:p>0.841254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179.1027526855" calcext:value-type="float">
            <text:p>179.1027526855</text:p>
          </table:table-cell>
          <table:table-cell office:value-type="float" office:value="-0.2565525395" calcext:value-type="float">
            <text:p>-0.25655253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2747" calcext:value-type="float">
            <text:p>0.00602747</text:p>
          </table:table-cell>
          <table:table-cell office:value-type="float" office:value="0.00841254" calcext:value-type="float">
            <text:p>0.00841254</text:p>
          </table:table-cell>
          <table:table-cell office:value-type="float" office:value="0.0000479487" calcext:value-type="float">
            <text:p>4.79487E-05</text:p>
          </table:table-cell>
          <table:table-cell office:value-type="float" office:value="617" calcext:value-type="float">
            <text:p>617</text:p>
          </table:table-cell>
          <table:table-cell table:formula="of:=[.B344]-180" office:value-type="float" office:value="-0.897247314499992" calcext:value-type="float">
            <text:p>-0.8972473145</text:p>
          </table:table-cell>
          <table:table-cell table:formula="of:=[.D344]*100" office:value-type="float" office:value="0.10237865" calcext:value-type="float">
            <text:p>0.10237865</text:p>
          </table:table-cell>
          <table:table-cell table:formula="of:=[.E344]*100" office:value-type="float" office:value="0.602747" calcext:value-type="float">
            <text:p>0.602747</text:p>
          </table:table-cell>
          <table:table-cell table:formula="of:=[.F344]*100" office:value-type="float" office:value="0.841254" calcext:value-type="float">
            <text:p>0.841254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179.1116943359" calcext:value-type="float">
            <text:p>179.1116943359</text:p>
          </table:table-cell>
          <table:table-cell office:value-type="float" office:value="-0.2320834797" calcext:value-type="float">
            <text:p>-0.23208347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0515" calcext:value-type="float">
            <text:p>0.00590515</text:p>
          </table:table-cell>
          <table:table-cell office:value-type="float" office:value="0.00844059" calcext:value-type="float">
            <text:p>0.00844059</text:p>
          </table:table-cell>
          <table:table-cell office:value-type="float" office:value="-0.0000421219" calcext:value-type="float">
            <text:p>-4.21219E-05</text:p>
          </table:table-cell>
          <table:table-cell office:value-type="float" office:value="618" calcext:value-type="float">
            <text:p>618</text:p>
          </table:table-cell>
          <table:table-cell table:formula="of:=[.B345]-180" office:value-type="float" office:value="-0.888305664099988" calcext:value-type="float">
            <text:p>-0.8883056641</text:p>
          </table:table-cell>
          <table:table-cell table:formula="of:=[.D345]*100" office:value-type="float" office:value="0.10237865" calcext:value-type="float">
            <text:p>0.10237865</text:p>
          </table:table-cell>
          <table:table-cell table:formula="of:=[.E345]*100" office:value-type="float" office:value="0.590515" calcext:value-type="float">
            <text:p>0.590515</text:p>
          </table:table-cell>
          <table:table-cell table:formula="of:=[.F345]*100" office:value-type="float" office:value="0.844059" calcext:value-type="float">
            <text:p>0.844059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179.1144256592" calcext:value-type="float">
            <text:p>179.1144256592</text:p>
          </table:table-cell>
          <table:table-cell office:value-type="float" office:value="-0.2010923407" calcext:value-type="float">
            <text:p>-0.20109234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1707" calcext:value-type="float">
            <text:p>0.00561707</text:p>
          </table:table-cell>
          <table:table-cell office:value-type="float" office:value="0.00844059" calcext:value-type="float">
            <text:p>0.00844059</text:p>
          </table:table-cell>
          <table:table-cell office:value-type="float" office:value="-0.0001452248" calcext:value-type="float">
            <text:p>-0.0001452248</text:p>
          </table:table-cell>
          <table:table-cell office:value-type="float" office:value="619" calcext:value-type="float">
            <text:p>619</text:p>
          </table:table-cell>
          <table:table-cell table:formula="of:=[.B346]-180" office:value-type="float" office:value="-0.885574340799991" calcext:value-type="float">
            <text:p>-0.8855743408</text:p>
          </table:table-cell>
          <table:table-cell table:formula="of:=[.D346]*100" office:value-type="float" office:value="0.10237865" calcext:value-type="float">
            <text:p>0.10237865</text:p>
          </table:table-cell>
          <table:table-cell table:formula="of:=[.E346]*100" office:value-type="float" office:value="0.561707" calcext:value-type="float">
            <text:p>0.561707</text:p>
          </table:table-cell>
          <table:table-cell table:formula="of:=[.F346]*100" office:value-type="float" office:value="0.844059" calcext:value-type="float">
            <text:p>0.844059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179.1082000732" calcext:value-type="float">
            <text:p>179.1082000732</text:p>
          </table:table-cell>
          <table:table-cell office:value-type="float" office:value="-0.2243378672" calcext:value-type="float">
            <text:p>-0.22433786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8003" calcext:value-type="float">
            <text:p>0.00558003</text:p>
          </table:table-cell>
          <table:table-cell office:value-type="float" office:value="0.0089157" calcext:value-type="float">
            <text:p>0.0089157</text:p>
          </table:table-cell>
          <table:table-cell office:value-type="float" office:value="-0.0000001146" calcext:value-type="float">
            <text:p>-1.146E-07</text:p>
          </table:table-cell>
          <table:table-cell office:value-type="float" office:value="620" calcext:value-type="float">
            <text:p>620</text:p>
          </table:table-cell>
          <table:table-cell table:formula="of:=[.B347]-180" office:value-type="float" office:value="-0.89179992679999" calcext:value-type="float">
            <text:p>-0.8917999268</text:p>
          </table:table-cell>
          <table:table-cell table:formula="of:=[.D347]*100" office:value-type="float" office:value="0.10237865" calcext:value-type="float">
            <text:p>0.10237865</text:p>
          </table:table-cell>
          <table:table-cell table:formula="of:=[.E347]*100" office:value-type="float" office:value="0.558003" calcext:value-type="float">
            <text:p>0.558003</text:p>
          </table:table-cell>
          <table:table-cell table:formula="of:=[.F347]*100" office:value-type="float" office:value="0.89157" calcext:value-type="float">
            <text:p>0.89157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179.1065979004" calcext:value-type="float">
            <text:p>179.1065979004</text:p>
          </table:table-cell>
          <table:table-cell office:value-type="float" office:value="-0.2415937018" calcext:value-type="float">
            <text:p>-0.24159370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7038" calcext:value-type="float">
            <text:p>0.00567038</text:p>
          </table:table-cell>
          <table:table-cell office:value-type="float" office:value="0.00831837" calcext:value-type="float">
            <text:p>0.00831837</text:p>
          </table:table-cell>
          <table:table-cell office:value-type="float" office:value="0.0000891992" calcext:value-type="float">
            <text:p>8.91992E-05</text:p>
          </table:table-cell>
          <table:table-cell office:value-type="float" office:value="621" calcext:value-type="float">
            <text:p>621</text:p>
          </table:table-cell>
          <table:table-cell table:formula="of:=[.B348]-180" office:value-type="float" office:value="-0.893402099599996" calcext:value-type="float">
            <text:p>-0.8934020996</text:p>
          </table:table-cell>
          <table:table-cell table:formula="of:=[.D348]*100" office:value-type="float" office:value="0.10237865" calcext:value-type="float">
            <text:p>0.10237865</text:p>
          </table:table-cell>
          <table:table-cell table:formula="of:=[.E348]*100" office:value-type="float" office:value="0.567038" calcext:value-type="float">
            <text:p>0.567038</text:p>
          </table:table-cell>
          <table:table-cell table:formula="of:=[.F348]*100" office:value-type="float" office:value="0.831837" calcext:value-type="float">
            <text:p>0.831837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179.1071624756" calcext:value-type="float">
            <text:p>179.1071624756</text:p>
          </table:table-cell>
          <table:table-cell office:value-type="float" office:value="-0.1949538815" calcext:value-type="float">
            <text:p>-0.19495388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197" calcext:value-type="float">
            <text:p>0.0054197</text:p>
          </table:table-cell>
          <table:table-cell office:value-type="float" office:value="0.00831837" calcext:value-type="float">
            <text:p>0.00831837</text:p>
          </table:table-cell>
          <table:table-cell office:value-type="float" office:value="-0.0001098081" calcext:value-type="float">
            <text:p>-0.0001098081</text:p>
          </table:table-cell>
          <table:table-cell office:value-type="float" office:value="622" calcext:value-type="float">
            <text:p>622</text:p>
          </table:table-cell>
          <table:table-cell table:formula="of:=[.B349]-180" office:value-type="float" office:value="-0.892837524399994" calcext:value-type="float">
            <text:p>-0.8928375244</text:p>
          </table:table-cell>
          <table:table-cell table:formula="of:=[.D349]*100" office:value-type="float" office:value="0.10237865" calcext:value-type="float">
            <text:p>0.10237865</text:p>
          </table:table-cell>
          <table:table-cell table:formula="of:=[.E349]*100" office:value-type="float" office:value="0.54197" calcext:value-type="float">
            <text:p>0.54197</text:p>
          </table:table-cell>
          <table:table-cell table:formula="of:=[.F349]*100" office:value-type="float" office:value="0.831837" calcext:value-type="float">
            <text:p>0.831837</text:p>
          </table:table-cell>
        </table:table-row>
        <table:table-row table:style-name="ro1">
          <table:table-cell office:value-type="float" office:value="31.13" calcext:value-type="float">
            <text:p>31.13</text:p>
          </table:table-cell>
          <table:table-cell office:value-type="float" office:value="179.1156768799" calcext:value-type="float">
            <text:p>179.1156768799</text:p>
          </table:table-cell>
          <table:table-cell office:value-type="float" office:value="-0.1430549118" calcext:value-type="float">
            <text:p>-0.14305491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0671" calcext:value-type="float">
            <text:p>0.00490671</text:p>
          </table:table-cell>
          <table:table-cell office:value-type="float" office:value="0.00856694" calcext:value-type="float">
            <text:p>0.00856694</text:p>
          </table:table-cell>
          <table:table-cell office:value-type="float" office:value="-0.0000354156" calcext:value-type="float">
            <text:p>-3.54156E-05</text:p>
          </table:table-cell>
          <table:table-cell office:value-type="float" office:value="623" calcext:value-type="float">
            <text:p>623</text:p>
          </table:table-cell>
          <table:table-cell table:formula="of:=[.B350]-180" office:value-type="float" office:value="-0.884323120099992" calcext:value-type="float">
            <text:p>-0.8843231201</text:p>
          </table:table-cell>
          <table:table-cell table:formula="of:=[.D350]*100" office:value-type="float" office:value="0.10237865" calcext:value-type="float">
            <text:p>0.10237865</text:p>
          </table:table-cell>
          <table:table-cell table:formula="of:=[.E350]*100" office:value-type="float" office:value="0.490671" calcext:value-type="float">
            <text:p>0.490671</text:p>
          </table:table-cell>
          <table:table-cell table:formula="of:=[.F350]*100" office:value-type="float" office:value="0.856694" calcext:value-type="float">
            <text:p>0.856694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179.1219177246" calcext:value-type="float">
            <text:p>179.1219177246</text:p>
          </table:table-cell>
          <table:table-cell office:value-type="float" office:value="-0.1801211424" calcext:value-type="float">
            <text:p>-0.18012114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1193" calcext:value-type="float">
            <text:p>0.00481193</text:p>
          </table:table-cell>
          <table:table-cell office:value-type="float" office:value="0.0081089" calcext:value-type="float">
            <text:p>0.0081089</text:p>
          </table:table-cell>
          <table:table-cell office:value-type="float" office:value="0.0000139964" calcext:value-type="float">
            <text:p>1.39964E-05</text:p>
          </table:table-cell>
          <table:table-cell office:value-type="float" office:value="624" calcext:value-type="float">
            <text:p>624</text:p>
          </table:table-cell>
          <table:table-cell table:formula="of:=[.B351]-180" office:value-type="float" office:value="-0.878082275400004" calcext:value-type="float">
            <text:p>-0.8780822754</text:p>
          </table:table-cell>
          <table:table-cell table:formula="of:=[.D351]*100" office:value-type="float" office:value="0.10237865" calcext:value-type="float">
            <text:p>0.10237865</text:p>
          </table:table-cell>
          <table:table-cell table:formula="of:=[.E351]*100" office:value-type="float" office:value="0.481193" calcext:value-type="float">
            <text:p>0.481193</text:p>
          </table:table-cell>
          <table:table-cell table:formula="of:=[.F351]*100" office:value-type="float" office:value="0.81089" calcext:value-type="float">
            <text:p>0.81089</text:p>
          </table:table-cell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179.1135101318" calcext:value-type="float">
            <text:p>179.1135101318</text:p>
          </table:table-cell>
          <table:table-cell office:value-type="float" office:value="-0.1378538295" calcext:value-type="float">
            <text:p>-0.13785382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6704" calcext:value-type="float">
            <text:p>0.00446704</text:p>
          </table:table-cell>
          <table:table-cell office:value-type="float" office:value="0.0081089" calcext:value-type="float">
            <text:p>0.0081089</text:p>
          </table:table-cell>
          <table:table-cell office:value-type="float" office:value="-0.0001441509" calcext:value-type="float">
            <text:p>-0.0001441509</text:p>
          </table:table-cell>
          <table:table-cell office:value-type="float" office:value="625" calcext:value-type="float">
            <text:p>625</text:p>
          </table:table-cell>
          <table:table-cell table:formula="of:=[.B352]-180" office:value-type="float" office:value="-0.886489868199988" calcext:value-type="float">
            <text:p>-0.8864898682</text:p>
          </table:table-cell>
          <table:table-cell table:formula="of:=[.D352]*100" office:value-type="float" office:value="0.10237865" calcext:value-type="float">
            <text:p>0.10237865</text:p>
          </table:table-cell>
          <table:table-cell table:formula="of:=[.E352]*100" office:value-type="float" office:value="0.446704" calcext:value-type="float">
            <text:p>0.446704</text:p>
          </table:table-cell>
          <table:table-cell table:formula="of:=[.F352]*100" office:value-type="float" office:value="0.81089" calcext:value-type="float">
            <text:p>0.81089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179.1206054688" calcext:value-type="float">
            <text:p>179.1206054688</text:p>
          </table:table-cell>
          <table:table-cell office:value-type="float" office:value="-0.1356597746" calcext:value-type="float">
            <text:p>-0.13565977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2258" calcext:value-type="float">
            <text:p>0.00422258</text:p>
          </table:table-cell>
          <table:table-cell office:value-type="float" office:value="0.00787346" calcext:value-type="float">
            <text:p>0.00787346</text:p>
          </table:table-cell>
          <table:table-cell office:value-type="float" office:value="-0.0001469148" calcext:value-type="float">
            <text:p>-0.0001469148</text:p>
          </table:table-cell>
          <table:table-cell office:value-type="float" office:value="626" calcext:value-type="float">
            <text:p>626</text:p>
          </table:table-cell>
          <table:table-cell table:formula="of:=[.B353]-180" office:value-type="float" office:value="-0.879394531200006" calcext:value-type="float">
            <text:p>-0.8793945312</text:p>
          </table:table-cell>
          <table:table-cell table:formula="of:=[.D353]*100" office:value-type="float" office:value="0.10237865" calcext:value-type="float">
            <text:p>0.10237865</text:p>
          </table:table-cell>
          <table:table-cell table:formula="of:=[.E353]*100" office:value-type="float" office:value="0.422258" calcext:value-type="float">
            <text:p>0.422258</text:p>
          </table:table-cell>
          <table:table-cell table:formula="of:=[.F353]*100" office:value-type="float" office:value="0.787346" calcext:value-type="float">
            <text:p>0.787346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179.1171569824" calcext:value-type="float">
            <text:p>179.1171569824</text:p>
          </table:table-cell>
          <table:table-cell office:value-type="float" office:value="-0.1734163244" calcext:value-type="float">
            <text:p>-0.17341632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1134" calcext:value-type="float">
            <text:p>0.00431134</text:p>
          </table:table-cell>
          <table:table-cell office:value-type="float" office:value="0.00787346" calcext:value-type="float">
            <text:p>0.00787346</text:p>
          </table:table-cell>
          <table:table-cell office:value-type="float" office:value="0.0000631906" calcext:value-type="float">
            <text:p>6.31906E-05</text:p>
          </table:table-cell>
          <table:table-cell office:value-type="float" office:value="627" calcext:value-type="float">
            <text:p>627</text:p>
          </table:table-cell>
          <table:table-cell table:formula="of:=[.B354]-180" office:value-type="float" office:value="-0.88284301760001" calcext:value-type="float">
            <text:p>-0.8828430176</text:p>
          </table:table-cell>
          <table:table-cell table:formula="of:=[.D354]*100" office:value-type="float" office:value="0.10237865" calcext:value-type="float">
            <text:p>0.10237865</text:p>
          </table:table-cell>
          <table:table-cell table:formula="of:=[.E354]*100" office:value-type="float" office:value="0.431134" calcext:value-type="float">
            <text:p>0.431134</text:p>
          </table:table-cell>
          <table:table-cell table:formula="of:=[.F354]*100" office:value-type="float" office:value="0.787346" calcext:value-type="float">
            <text:p>0.787346</text:p>
          </table:table-cell>
        </table:table-row>
        <table:table-row table:style-name="ro1">
          <table:table-cell office:value-type="float" office:value="31.38" calcext:value-type="float">
            <text:p>31.38</text:p>
          </table:table-cell>
          <table:table-cell office:value-type="float" office:value="179.110458374" calcext:value-type="float">
            <text:p>179.110458374</text:p>
          </table:table-cell>
          <table:table-cell office:value-type="float" office:value="-0.0994420571" calcext:value-type="float">
            <text:p>-0.09944205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7741" calcext:value-type="float">
            <text:p>0.00387741</text:p>
          </table:table-cell>
          <table:table-cell office:value-type="float" office:value="0.00766396" calcext:value-type="float">
            <text:p>0.00766396</text:p>
          </table:table-cell>
          <table:table-cell office:value-type="float" office:value="-0.0001247843" calcext:value-type="float">
            <text:p>-0.0001247843</text:p>
          </table:table-cell>
          <table:table-cell office:value-type="float" office:value="628" calcext:value-type="float">
            <text:p>628</text:p>
          </table:table-cell>
          <table:table-cell table:formula="of:=[.B355]-180" office:value-type="float" office:value="-0.88954162600001" calcext:value-type="float">
            <text:p>-0.889541626</text:p>
          </table:table-cell>
          <table:table-cell table:formula="of:=[.D355]*100" office:value-type="float" office:value="0.10237865" calcext:value-type="float">
            <text:p>0.10237865</text:p>
          </table:table-cell>
          <table:table-cell table:formula="of:=[.E355]*100" office:value-type="float" office:value="0.387741" calcext:value-type="float">
            <text:p>0.387741</text:p>
          </table:table-cell>
          <table:table-cell table:formula="of:=[.F355]*100" office:value-type="float" office:value="0.766396" calcext:value-type="float">
            <text:p>0.766396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179.1092681885" calcext:value-type="float">
            <text:p>179.1092681885</text:p>
          </table:table-cell>
          <table:table-cell office:value-type="float" office:value="-0.1462202283" calcext:value-type="float">
            <text:p>-0.14622022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0005" calcext:value-type="float">
            <text:p>0.00390005</text:p>
          </table:table-cell>
          <table:table-cell office:value-type="float" office:value="0.00766396" calcext:value-type="float">
            <text:p>0.00766396</text:p>
          </table:table-cell>
          <table:table-cell office:value-type="float" office:value="-0.0000104285" calcext:value-type="float">
            <text:p>-1.04285E-05</text:p>
          </table:table-cell>
          <table:table-cell office:value-type="float" office:value="629" calcext:value-type="float">
            <text:p>629</text:p>
          </table:table-cell>
          <table:table-cell table:formula="of:=[.B356]-180" office:value-type="float" office:value="-0.89073181149999" calcext:value-type="float">
            <text:p>-0.8907318115</text:p>
          </table:table-cell>
          <table:table-cell table:formula="of:=[.D356]*100" office:value-type="float" office:value="0.10237865" calcext:value-type="float">
            <text:p>0.10237865</text:p>
          </table:table-cell>
          <table:table-cell table:formula="of:=[.E356]*100" office:value-type="float" office:value="0.390005" calcext:value-type="float">
            <text:p>0.390005</text:p>
          </table:table-cell>
          <table:table-cell table:formula="of:=[.F356]*100" office:value-type="float" office:value="0.766396" calcext:value-type="float">
            <text:p>0.766396</text:p>
          </table:table-cell>
        </table:table-row>
        <table:table-row table:style-name="ro1">
          <table:table-cell office:value-type="float" office:value="31.49" calcext:value-type="float">
            <text:p>31.49</text:p>
          </table:table-cell>
          <table:table-cell office:value-type="float" office:value="179.10597229" calcext:value-type="float">
            <text:p>179.10597229</text:p>
          </table:table-cell>
          <table:table-cell office:value-type="float" office:value="-0.1425643123" calcext:value-type="float">
            <text:p>-0.14256431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9077" calcext:value-type="float">
            <text:p>0.00389077</text:p>
          </table:table-cell>
          <table:table-cell office:value-type="float" office:value="0.00766396" calcext:value-type="float">
            <text:p>0.00766396</text:p>
          </table:table-cell>
          <table:table-cell office:value-type="float" office:value="-0.0000387467" calcext:value-type="float">
            <text:p>-3.87467E-05</text:p>
          </table:table-cell>
          <table:table-cell office:value-type="float" office:value="630" calcext:value-type="float">
            <text:p>630</text:p>
          </table:table-cell>
          <table:table-cell table:formula="of:=[.B357]-180" office:value-type="float" office:value="-0.894027709999989" calcext:value-type="float">
            <text:p>-0.89402771</text:p>
          </table:table-cell>
          <table:table-cell table:formula="of:=[.D357]*100" office:value-type="float" office:value="0.10237865" calcext:value-type="float">
            <text:p>0.10237865</text:p>
          </table:table-cell>
          <table:table-cell table:formula="of:=[.E357]*100" office:value-type="float" office:value="0.389077" calcext:value-type="float">
            <text:p>0.389077</text:p>
          </table:table-cell>
          <table:table-cell table:formula="of:=[.F357]*100" office:value-type="float" office:value="0.766396" calcext:value-type="float">
            <text:p>0.766396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179.1036987305" calcext:value-type="float">
            <text:p>179.1036987305</text:p>
          </table:table-cell>
          <table:table-cell office:value-type="float" office:value="-0.1084728589" calcext:value-type="float">
            <text:p>-0.10847285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734" calcext:value-type="float">
            <text:p>0.00365734</text:p>
          </table:table-cell>
          <table:table-cell office:value-type="float" office:value="0.00750774" calcext:value-type="float">
            <text:p>0.00750774</text:p>
          </table:table-cell>
          <table:table-cell office:value-type="float" office:value="-0.0000763699" calcext:value-type="float">
            <text:p>-7.63699E-05</text:p>
          </table:table-cell>
          <table:table-cell office:value-type="float" office:value="631" calcext:value-type="float">
            <text:p>631</text:p>
          </table:table-cell>
          <table:table-cell table:formula="of:=[.B358]-180" office:value-type="float" office:value="-0.896301269499986" calcext:value-type="float">
            <text:p>-0.8963012695</text:p>
          </table:table-cell>
          <table:table-cell table:formula="of:=[.D358]*100" office:value-type="float" office:value="0.10237865" calcext:value-type="float">
            <text:p>0.10237865</text:p>
          </table:table-cell>
          <table:table-cell table:formula="of:=[.E358]*100" office:value-type="float" office:value="0.365734" calcext:value-type="float">
            <text:p>0.365734</text:p>
          </table:table-cell>
          <table:table-cell table:formula="of:=[.F358]*100" office:value-type="float" office:value="0.750774" calcext:value-type="float">
            <text:p>0.750774</text:p>
          </table:table-cell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179.1122131348" calcext:value-type="float">
            <text:p>179.1122131348</text:p>
          </table:table-cell>
          <table:table-cell office:value-type="float" office:value="-0.1402334884" calcext:value-type="float">
            <text:p>-0.14023348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1349" calcext:value-type="float">
            <text:p>0.00371349</text:p>
          </table:table-cell>
          <table:table-cell office:value-type="float" office:value="0.00750774" calcext:value-type="float">
            <text:p>0.00750774</text:p>
          </table:table-cell>
          <table:table-cell office:value-type="float" office:value="-0.0000502248" calcext:value-type="float">
            <text:p>-5.02248E-05</text:p>
          </table:table-cell>
          <table:table-cell office:value-type="float" office:value="632" calcext:value-type="float">
            <text:p>632</text:p>
          </table:table-cell>
          <table:table-cell table:formula="of:=[.B359]-180" office:value-type="float" office:value="-0.887786865200013" calcext:value-type="float">
            <text:p>-0.8877868652</text:p>
          </table:table-cell>
          <table:table-cell table:formula="of:=[.D359]*100" office:value-type="float" office:value="0.10237865" calcext:value-type="float">
            <text:p>0.10237865</text:p>
          </table:table-cell>
          <table:table-cell table:formula="of:=[.E359]*100" office:value-type="float" office:value="0.371349" calcext:value-type="float">
            <text:p>0.371349</text:p>
          </table:table-cell>
          <table:table-cell table:formula="of:=[.F359]*100" office:value-type="float" office:value="0.750774" calcext:value-type="float">
            <text:p>0.750774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9.0994262695" calcext:value-type="float">
            <text:p>179.0994262695</text:p>
          </table:table-cell>
          <table:table-cell office:value-type="float" office:value="-0.0904203605" calcext:value-type="float">
            <text:p>-0.09042036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1888" calcext:value-type="float">
            <text:p>0.00341888</text:p>
          </table:table-cell>
          <table:table-cell office:value-type="float" office:value="0.00750774" calcext:value-type="float">
            <text:p>0.00750774</text:p>
          </table:table-cell>
          <table:table-cell office:value-type="float" office:value="-0.0000531829" calcext:value-type="float">
            <text:p>-5.31829E-05</text:p>
          </table:table-cell>
          <table:table-cell office:value-type="float" office:value="633" calcext:value-type="float">
            <text:p>633</text:p>
          </table:table-cell>
          <table:table-cell table:formula="of:=[.B360]-180" office:value-type="float" office:value="-0.900573730500014" calcext:value-type="float">
            <text:p>-0.9005737305</text:p>
          </table:table-cell>
          <table:table-cell table:formula="of:=[.D360]*100" office:value-type="float" office:value="0.10237865" calcext:value-type="float">
            <text:p>0.10237865</text:p>
          </table:table-cell>
          <table:table-cell table:formula="of:=[.E360]*100" office:value-type="float" office:value="0.341888" calcext:value-type="float">
            <text:p>0.341888</text:p>
          </table:table-cell>
          <table:table-cell table:formula="of:=[.F360]*100" office:value-type="float" office:value="0.750774" calcext:value-type="float">
            <text:p>0.750774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179.0965576172" calcext:value-type="float">
            <text:p>179.0965576172</text:p>
          </table:table-cell>
          <table:table-cell office:value-type="float" office:value="-0.1497268807" calcext:value-type="float">
            <text:p>-0.14972688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1786" calcext:value-type="float">
            <text:p>0.00361786</text:p>
          </table:table-cell>
          <table:table-cell office:value-type="float" office:value="0.00741244" calcext:value-type="float">
            <text:p>0.00741244</text:p>
          </table:table-cell>
          <table:table-cell office:value-type="float" office:value="-0.0000014079" calcext:value-type="float">
            <text:p>-1.4079E-06</text:p>
          </table:table-cell>
          <table:table-cell office:value-type="float" office:value="634" calcext:value-type="float">
            <text:p>634</text:p>
          </table:table-cell>
          <table:table-cell table:formula="of:=[.B361]-180" office:value-type="float" office:value="-0.903442382799994" calcext:value-type="float">
            <text:p>-0.9034423828</text:p>
          </table:table-cell>
          <table:table-cell table:formula="of:=[.D361]*100" office:value-type="float" office:value="0.10237865" calcext:value-type="float">
            <text:p>0.10237865</text:p>
          </table:table-cell>
          <table:table-cell table:formula="of:=[.E361]*100" office:value-type="float" office:value="0.361786" calcext:value-type="float">
            <text:p>0.361786</text:p>
          </table:table-cell>
          <table:table-cell table:formula="of:=[.F361]*100" office:value-type="float" office:value="0.741244" calcext:value-type="float">
            <text:p>0.741244</text:p>
          </table:table-cell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179.0892791748" calcext:value-type="float">
            <text:p>179.0892791748</text:p>
          </table:table-cell>
          <table:table-cell office:value-type="float" office:value="-0.0847361498" calcext:value-type="float">
            <text:p>-0.08473614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1726" calcext:value-type="float">
            <text:p>0.00331726</text:p>
          </table:table-cell>
          <table:table-cell office:value-type="float" office:value="0.00741244" calcext:value-type="float">
            <text:p>0.00741244</text:p>
          </table:table-cell>
          <table:table-cell office:value-type="float" office:value="-0.0000289828" calcext:value-type="float">
            <text:p>-2.89828E-05</text:p>
          </table:table-cell>
          <table:table-cell office:value-type="float" office:value="635" calcext:value-type="float">
            <text:p>635</text:p>
          </table:table-cell>
          <table:table-cell table:formula="of:=[.B362]-180" office:value-type="float" office:value="-0.910720825200002" calcext:value-type="float">
            <text:p>-0.9107208252</text:p>
          </table:table-cell>
          <table:table-cell table:formula="of:=[.D362]*100" office:value-type="float" office:value="0.10237865" calcext:value-type="float">
            <text:p>0.10237865</text:p>
          </table:table-cell>
          <table:table-cell table:formula="of:=[.E362]*100" office:value-type="float" office:value="0.331726" calcext:value-type="float">
            <text:p>0.331726</text:p>
          </table:table-cell>
          <table:table-cell table:formula="of:=[.F362]*100" office:value-type="float" office:value="0.741244" calcext:value-type="float">
            <text:p>0.741244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179.1032714844" calcext:value-type="float">
            <text:p>179.1032714844</text:p>
          </table:table-cell>
          <table:table-cell office:value-type="float" office:value="-0.123951388" calcext:value-type="float">
            <text:p>-0.1239513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7834" calcext:value-type="float">
            <text:p>0.00337834</text:p>
          </table:table-cell>
          <table:table-cell office:value-type="float" office:value="0.00736697" calcext:value-type="float">
            <text:p>0.00736697</text:p>
          </table:table-cell>
          <table:table-cell office:value-type="float" office:value="-0.0000764454" calcext:value-type="float">
            <text:p>-7.64454E-05</text:p>
          </table:table-cell>
          <table:table-cell office:value-type="float" office:value="636" calcext:value-type="float">
            <text:p>636</text:p>
          </table:table-cell>
          <table:table-cell table:formula="of:=[.B363]-180" office:value-type="float" office:value="-0.896728515599989" calcext:value-type="float">
            <text:p>-0.8967285156</text:p>
          </table:table-cell>
          <table:table-cell table:formula="of:=[.D363]*100" office:value-type="float" office:value="0.10237865" calcext:value-type="float">
            <text:p>0.10237865</text:p>
          </table:table-cell>
          <table:table-cell table:formula="of:=[.E363]*100" office:value-type="float" office:value="0.337834" calcext:value-type="float">
            <text:p>0.337834</text:p>
          </table:table-cell>
          <table:table-cell table:formula="of:=[.F363]*100" office:value-type="float" office:value="0.736697" calcext:value-type="float">
            <text:p>0.736697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179.1079711914" calcext:value-type="float">
            <text:p>179.1079711914</text:p>
          </table:table-cell>
          <table:table-cell office:value-type="float" office:value="-0.140560616" calcext:value-type="float">
            <text:p>-0.1405606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2975" calcext:value-type="float">
            <text:p>0.00352975</text:p>
          </table:table-cell>
          <table:table-cell office:value-type="float" office:value="0.00736697" calcext:value-type="float">
            <text:p>0.00736697</text:p>
          </table:table-cell>
          <table:table-cell office:value-type="float" office:value="0.000015129" calcext:value-type="float">
            <text:p>0.000015129</text:p>
          </table:table-cell>
          <table:table-cell office:value-type="float" office:value="637" calcext:value-type="float">
            <text:p>637</text:p>
          </table:table-cell>
          <table:table-cell table:formula="of:=[.B364]-180" office:value-type="float" office:value="-0.892028808600003" calcext:value-type="float">
            <text:p>-0.8920288086</text:p>
          </table:table-cell>
          <table:table-cell table:formula="of:=[.D364]*100" office:value-type="float" office:value="0.10237865" calcext:value-type="float">
            <text:p>0.10237865</text:p>
          </table:table-cell>
          <table:table-cell table:formula="of:=[.E364]*100" office:value-type="float" office:value="0.352975" calcext:value-type="float">
            <text:p>0.352975</text:p>
          </table:table-cell>
          <table:table-cell table:formula="of:=[.F364]*100" office:value-type="float" office:value="0.736697" calcext:value-type="float">
            <text:p>0.736697</text:p>
          </table:table-cell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179.106842041" calcext:value-type="float">
            <text:p>179.106842041</text:p>
          </table:table-cell>
          <table:table-cell office:value-type="float" office:value="-0.0652186617" calcext:value-type="float">
            <text:p>-0.06521866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2845" calcext:value-type="float">
            <text:p>0.00312845</text:p>
          </table:table-cell>
          <table:table-cell office:value-type="float" office:value="0.00736697" calcext:value-type="float">
            <text:p>0.00736697</text:p>
          </table:table-cell>
          <table:table-cell office:value-type="float" office:value="-0.0001895327" calcext:value-type="float">
            <text:p>-0.0001895327</text:p>
          </table:table-cell>
          <table:table-cell office:value-type="float" office:value="638" calcext:value-type="float">
            <text:p>638</text:p>
          </table:table-cell>
          <table:table-cell table:formula="of:=[.B365]-180" office:value-type="float" office:value="-0.893157959000007" calcext:value-type="float">
            <text:p>-0.893157959</text:p>
          </table:table-cell>
          <table:table-cell table:formula="of:=[.D365]*100" office:value-type="float" office:value="0.10237865" calcext:value-type="float">
            <text:p>0.10237865</text:p>
          </table:table-cell>
          <table:table-cell table:formula="of:=[.E365]*100" office:value-type="float" office:value="0.312845" calcext:value-type="float">
            <text:p>0.312845</text:p>
          </table:table-cell>
          <table:table-cell table:formula="of:=[.F365]*100" office:value-type="float" office:value="0.736697" calcext:value-type="float">
            <text:p>0.736697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179.0911865234" calcext:value-type="float">
            <text:p>179.0911865234</text:p>
          </table:table-cell>
          <table:table-cell office:value-type="float" office:value="-0.155553583" calcext:value-type="float">
            <text:p>-0.1555535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6316" calcext:value-type="float">
            <text:p>0.00346316</text:p>
          </table:table-cell>
          <table:table-cell office:value-type="float" office:value="0.00734684" calcext:value-type="float">
            <text:p>0.00734684</text:p>
          </table:table-cell>
          <table:table-cell office:value-type="float" office:value="0.0001057674" calcext:value-type="float">
            <text:p>0.0001057674</text:p>
          </table:table-cell>
          <table:table-cell office:value-type="float" office:value="639" calcext:value-type="float">
            <text:p>639</text:p>
          </table:table-cell>
          <table:table-cell table:formula="of:=[.B366]-180" office:value-type="float" office:value="-0.908813476599988" calcext:value-type="float">
            <text:p>-0.9088134766</text:p>
          </table:table-cell>
          <table:table-cell table:formula="of:=[.D366]*100" office:value-type="float" office:value="0.10237865" calcext:value-type="float">
            <text:p>0.10237865</text:p>
          </table:table-cell>
          <table:table-cell table:formula="of:=[.E366]*100" office:value-type="float" office:value="0.346316" calcext:value-type="float">
            <text:p>0.346316</text:p>
          </table:table-cell>
          <table:table-cell table:formula="of:=[.F366]*100" office:value-type="float" office:value="0.734684" calcext:value-type="float">
            <text:p>0.734684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179.089050293" calcext:value-type="float">
            <text:p>179.089050293</text:p>
          </table:table-cell>
          <table:table-cell office:value-type="float" office:value="-0.1504765511" calcext:value-type="float">
            <text:p>-0.15047655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237" calcext:value-type="float">
            <text:p>0.00365237</text:p>
          </table:table-cell>
          <table:table-cell office:value-type="float" office:value="0.00734684" calcext:value-type="float">
            <text:p>0.00734684</text:p>
          </table:table-cell>
          <table:table-cell office:value-type="float" office:value="0.000126657" calcext:value-type="float">
            <text:p>0.000126657</text:p>
          </table:table-cell>
          <table:table-cell office:value-type="float" office:value="640" calcext:value-type="float">
            <text:p>640</text:p>
          </table:table-cell>
          <table:table-cell table:formula="of:=[.B367]-180" office:value-type="float" office:value="-0.910949706999986" calcext:value-type="float">
            <text:p>-0.910949707</text:p>
          </table:table-cell>
          <table:table-cell table:formula="of:=[.D367]*100" office:value-type="float" office:value="0.10237865" calcext:value-type="float">
            <text:p>0.10237865</text:p>
          </table:table-cell>
          <table:table-cell table:formula="of:=[.E367]*100" office:value-type="float" office:value="0.365237" calcext:value-type="float">
            <text:p>0.365237</text:p>
          </table:table-cell>
          <table:table-cell table:formula="of:=[.F367]*100" office:value-type="float" office:value="0.734684" calcext:value-type="float">
            <text:p>0.734684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179.0868377686" calcext:value-type="float">
            <text:p>179.0868377686</text:p>
          </table:table-cell>
          <table:table-cell office:value-type="float" office:value="-0.1348662033" calcext:value-type="float">
            <text:p>-0.13486620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744" calcext:value-type="float">
            <text:p>0.0036744</text:p>
          </table:table-cell>
          <table:table-cell office:value-type="float" office:value="0.00731874" calcext:value-type="float">
            <text:p>0.00731874</text:p>
          </table:table-cell>
          <table:table-cell office:value-type="float" office:value="0.0000448209" calcext:value-type="float">
            <text:p>4.48209E-05</text:p>
          </table:table-cell>
          <table:table-cell office:value-type="float" office:value="641" calcext:value-type="float">
            <text:p>641</text:p>
          </table:table-cell>
          <table:table-cell table:formula="of:=[.B368]-180" office:value-type="float" office:value="-0.913162231400008" calcext:value-type="float">
            <text:p>-0.9131622314</text:p>
          </table:table-cell>
          <table:table-cell table:formula="of:=[.D368]*100" office:value-type="float" office:value="0.10237865" calcext:value-type="float">
            <text:p>0.10237865</text:p>
          </table:table-cell>
          <table:table-cell table:formula="of:=[.E368]*100" office:value-type="float" office:value="0.36744" calcext:value-type="float">
            <text:p>0.36744</text:p>
          </table:table-cell>
          <table:table-cell table:formula="of:=[.F368]*100" office:value-type="float" office:value="0.731874" calcext:value-type="float">
            <text:p>0.731874</text:p>
          </table:table-cell>
        </table:table-row>
        <table:table-row table:style-name="ro1">
          <table:table-cell office:value-type="float" office:value="32.09" calcext:value-type="float">
            <text:p>32.09</text:p>
          </table:table-cell>
          <table:table-cell office:value-type="float" office:value="179.079208374" calcext:value-type="float">
            <text:p>179.079208374</text:p>
          </table:table-cell>
          <table:table-cell office:value-type="float" office:value="-0.1461091673" calcext:value-type="float">
            <text:p>-0.14610916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6403" calcext:value-type="float">
            <text:p>0.00376403</text:p>
          </table:table-cell>
          <table:table-cell office:value-type="float" office:value="0.00731874" calcext:value-type="float">
            <text:p>0.00731874</text:p>
          </table:table-cell>
          <table:table-cell office:value-type="float" office:value="-0.0000751566" calcext:value-type="float">
            <text:p>-7.51566E-05</text:p>
          </table:table-cell>
          <table:table-cell office:value-type="float" office:value="642" calcext:value-type="float">
            <text:p>642</text:p>
          </table:table-cell>
          <table:table-cell table:formula="of:=[.B369]-180" office:value-type="float" office:value="-0.92079162600001" calcext:value-type="float">
            <text:p>-0.920791626</text:p>
          </table:table-cell>
          <table:table-cell table:formula="of:=[.D369]*100" office:value-type="float" office:value="0.10237865" calcext:value-type="float">
            <text:p>0.10237865</text:p>
          </table:table-cell>
          <table:table-cell table:formula="of:=[.E369]*100" office:value-type="float" office:value="0.376403" calcext:value-type="float">
            <text:p>0.376403</text:p>
          </table:table-cell>
          <table:table-cell table:formula="of:=[.F369]*100" office:value-type="float" office:value="0.731874" calcext:value-type="float">
            <text:p>0.731874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179.0758972168" calcext:value-type="float">
            <text:p>179.0758972168</text:p>
          </table:table-cell>
          <table:table-cell office:value-type="float" office:value="-0.1486636947" calcext:value-type="float">
            <text:p>-0.14866369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4078" calcext:value-type="float">
            <text:p>0.00384078</text:p>
          </table:table-cell>
          <table:table-cell office:value-type="float" office:value="0.00731874" calcext:value-type="float">
            <text:p>0.00731874</text:p>
          </table:table-cell>
          <table:table-cell office:value-type="float" office:value="-0.0000650879" calcext:value-type="float">
            <text:p>-6.50879E-05</text:p>
          </table:table-cell>
          <table:table-cell office:value-type="float" office:value="643" calcext:value-type="float">
            <text:p>643</text:p>
          </table:table-cell>
          <table:table-cell table:formula="of:=[.B370]-180" office:value-type="float" office:value="-0.924102783199999" calcext:value-type="float">
            <text:p>-0.9241027832</text:p>
          </table:table-cell>
          <table:table-cell table:formula="of:=[.D370]*100" office:value-type="float" office:value="0.10237865" calcext:value-type="float">
            <text:p>0.10237865</text:p>
          </table:table-cell>
          <table:table-cell table:formula="of:=[.E370]*100" office:value-type="float" office:value="0.384078" calcext:value-type="float">
            <text:p>0.384078</text:p>
          </table:table-cell>
          <table:table-cell table:formula="of:=[.F370]*100" office:value-type="float" office:value="0.731874" calcext:value-type="float">
            <text:p>0.731874</text:p>
          </table:table-cell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179.0724334717" calcext:value-type="float">
            <text:p>179.0724334717</text:p>
          </table:table-cell>
          <table:table-cell office:value-type="float" office:value="-0.1876680956" calcext:value-type="float">
            <text:p>-0.18766809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5191" calcext:value-type="float">
            <text:p>0.00415191</text:p>
          </table:table-cell>
          <table:table-cell office:value-type="float" office:value="0.00725619" calcext:value-type="float">
            <text:p>0.00725619</text:p>
          </table:table-cell>
          <table:table-cell office:value-type="float" office:value="0.0000299564" calcext:value-type="float">
            <text:p>2.99564E-05</text:p>
          </table:table-cell>
          <table:table-cell office:value-type="float" office:value="644" calcext:value-type="float">
            <text:p>644</text:p>
          </table:table-cell>
          <table:table-cell table:formula="of:=[.B371]-180" office:value-type="float" office:value="-0.927566528299991" calcext:value-type="float">
            <text:p>-0.9275665283</text:p>
          </table:table-cell>
          <table:table-cell table:formula="of:=[.D371]*100" office:value-type="float" office:value="0.10237865" calcext:value-type="float">
            <text:p>0.10237865</text:p>
          </table:table-cell>
          <table:table-cell table:formula="of:=[.E371]*100" office:value-type="float" office:value="0.415191" calcext:value-type="float">
            <text:p>0.415191</text:p>
          </table:table-cell>
          <table:table-cell table:formula="of:=[.F371]*100" office:value-type="float" office:value="0.725619" calcext:value-type="float">
            <text:p>0.725619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179.0689544678" calcext:value-type="float">
            <text:p>179.0689544678</text:p>
          </table:table-cell>
          <table:table-cell office:value-type="float" office:value="-0.1767984226" calcext:value-type="float">
            <text:p>-0.17679842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8679" calcext:value-type="float">
            <text:p>0.00428679</text:p>
          </table:table-cell>
          <table:table-cell office:value-type="float" office:value="0.00725619" calcext:value-type="float">
            <text:p>0.00725619</text:p>
          </table:table-cell>
          <table:table-cell office:value-type="float" office:value="0.0000375465" calcext:value-type="float">
            <text:p>3.75465E-05</text:p>
          </table:table-cell>
          <table:table-cell office:value-type="float" office:value="645" calcext:value-type="float">
            <text:p>645</text:p>
          </table:table-cell>
          <table:table-cell table:formula="of:=[.B372]-180" office:value-type="float" office:value="-0.931045532199988" calcext:value-type="float">
            <text:p>-0.9310455322</text:p>
          </table:table-cell>
          <table:table-cell table:formula="of:=[.D372]*100" office:value-type="float" office:value="0.10237865" calcext:value-type="float">
            <text:p>0.10237865</text:p>
          </table:table-cell>
          <table:table-cell table:formula="of:=[.E372]*100" office:value-type="float" office:value="0.428679" calcext:value-type="float">
            <text:p>0.428679</text:p>
          </table:table-cell>
          <table:table-cell table:formula="of:=[.F372]*100" office:value-type="float" office:value="0.725619" calcext:value-type="float">
            <text:p>0.725619</text:p>
          </table:table-cell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179.0755310059" calcext:value-type="float">
            <text:p>179.0755310059</text:p>
          </table:table-cell>
          <table:table-cell office:value-type="float" office:value="-0.1982972691" calcext:value-type="float">
            <text:p>-0.19829726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998" calcext:value-type="float">
            <text:p>0.00451998</text:p>
          </table:table-cell>
          <table:table-cell office:value-type="float" office:value="0.00713429" calcext:value-type="float">
            <text:p>0.00713429</text:p>
          </table:table-cell>
          <table:table-cell office:value-type="float" office:value="0.0001031274" calcext:value-type="float">
            <text:p>0.0001031274</text:p>
          </table:table-cell>
          <table:table-cell office:value-type="float" office:value="646" calcext:value-type="float">
            <text:p>646</text:p>
          </table:table-cell>
          <table:table-cell table:formula="of:=[.B373]-180" office:value-type="float" office:value="-0.92446899410001" calcext:value-type="float">
            <text:p>-0.9244689941</text:p>
          </table:table-cell>
          <table:table-cell table:formula="of:=[.D373]*100" office:value-type="float" office:value="0.10237865" calcext:value-type="float">
            <text:p>0.10237865</text:p>
          </table:table-cell>
          <table:table-cell table:formula="of:=[.E373]*100" office:value-type="float" office:value="0.451998" calcext:value-type="float">
            <text:p>0.451998</text:p>
          </table:table-cell>
          <table:table-cell table:formula="of:=[.F373]*100" office:value-type="float" office:value="0.713429" calcext:value-type="float">
            <text:p>0.713429</text:p>
          </table:table-cell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179.0854949951" calcext:value-type="float">
            <text:p>179.0854949951</text:p>
          </table:table-cell>
          <table:table-cell office:value-type="float" office:value="-0.1593145557" calcext:value-type="float">
            <text:p>-0.15931455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1553" calcext:value-type="float">
            <text:p>0.00441553</text:p>
          </table:table-cell>
          <table:table-cell office:value-type="float" office:value="0.00713429" calcext:value-type="float">
            <text:p>0.00713429</text:p>
          </table:table-cell>
          <table:table-cell office:value-type="float" office:value="-0.0000273341" calcext:value-type="float">
            <text:p>-2.73341E-05</text:p>
          </table:table-cell>
          <table:table-cell office:value-type="float" office:value="647" calcext:value-type="float">
            <text:p>647</text:p>
          </table:table-cell>
          <table:table-cell table:formula="of:=[.B374]-180" office:value-type="float" office:value="-0.914505004900008" calcext:value-type="float">
            <text:p>-0.9145050049</text:p>
          </table:table-cell>
          <table:table-cell table:formula="of:=[.D374]*100" office:value-type="float" office:value="0.10237865" calcext:value-type="float">
            <text:p>0.10237865</text:p>
          </table:table-cell>
          <table:table-cell table:formula="of:=[.E374]*100" office:value-type="float" office:value="0.441553" calcext:value-type="float">
            <text:p>0.441553</text:p>
          </table:table-cell>
          <table:table-cell table:formula="of:=[.F374]*100" office:value-type="float" office:value="0.713429" calcext:value-type="float">
            <text:p>0.713429</text:p>
          </table:table-cell>
        </table:table-row>
        <table:table-row table:style-name="ro1">
          <table:table-cell office:value-type="float" office:value="32.39" calcext:value-type="float">
            <text:p>32.39</text:p>
          </table:table-cell>
          <table:table-cell office:value-type="float" office:value="179.0801086426" calcext:value-type="float">
            <text:p>179.0801086426</text:p>
          </table:table-cell>
          <table:table-cell office:value-type="float" office:value="-0.1683395914" calcext:value-type="float">
            <text:p>-0.16833959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0608" calcext:value-type="float">
            <text:p>0.00440608</text:p>
          </table:table-cell>
          <table:table-cell office:value-type="float" office:value="0.00713429" calcext:value-type="float">
            <text:p>0.00713429</text:p>
          </table:table-cell>
          <table:table-cell office:value-type="float" office:value="-0.0000624653" calcext:value-type="float">
            <text:p>-6.24653E-05</text:p>
          </table:table-cell>
          <table:table-cell office:value-type="float" office:value="648" calcext:value-type="float">
            <text:p>648</text:p>
          </table:table-cell>
          <table:table-cell table:formula="of:=[.B375]-180" office:value-type="float" office:value="-0.91989135739999" calcext:value-type="float">
            <text:p>-0.9198913574</text:p>
          </table:table-cell>
          <table:table-cell table:formula="of:=[.D375]*100" office:value-type="float" office:value="0.10237865" calcext:value-type="float">
            <text:p>0.10237865</text:p>
          </table:table-cell>
          <table:table-cell table:formula="of:=[.E375]*100" office:value-type="float" office:value="0.440608" calcext:value-type="float">
            <text:p>0.440608</text:p>
          </table:table-cell>
          <table:table-cell table:formula="of:=[.F375]*100" office:value-type="float" office:value="0.713429" calcext:value-type="float">
            <text:p>0.713429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179.0692138672" calcext:value-type="float">
            <text:p>179.0692138672</text:p>
          </table:table-cell>
          <table:table-cell office:value-type="float" office:value="-0.1792414703" calcext:value-type="float">
            <text:p>-0.17924147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7246" calcext:value-type="float">
            <text:p>0.00447246</text:p>
          </table:table-cell>
          <table:table-cell office:value-type="float" office:value="0.00694176" calcext:value-type="float">
            <text:p>0.00694176</text:p>
          </table:table-cell>
          <table:table-cell office:value-type="float" office:value="-0.0001187348" calcext:value-type="float">
            <text:p>-0.0001187348</text:p>
          </table:table-cell>
          <table:table-cell office:value-type="float" office:value="649" calcext:value-type="float">
            <text:p>649</text:p>
          </table:table-cell>
          <table:table-cell table:formula="of:=[.B376]-180" office:value-type="float" office:value="-0.930786132799994" calcext:value-type="float">
            <text:p>-0.9307861328</text:p>
          </table:table-cell>
          <table:table-cell table:formula="of:=[.D376]*100" office:value-type="float" office:value="0.10237865" calcext:value-type="float">
            <text:p>0.10237865</text:p>
          </table:table-cell>
          <table:table-cell table:formula="of:=[.E376]*100" office:value-type="float" office:value="0.447246" calcext:value-type="float">
            <text:p>0.447246</text:p>
          </table:table-cell>
          <table:table-cell table:formula="of:=[.F376]*100" office:value-type="float" office:value="0.694176" calcext:value-type="float">
            <text:p>0.694176</text:p>
          </table:table-cell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179.0720977783" calcext:value-type="float">
            <text:p>179.0720977783</text:p>
          </table:table-cell>
          <table:table-cell office:value-type="float" office:value="-0.1792432436" calcext:value-type="float">
            <text:p>-0.17924324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67" calcext:value-type="float">
            <text:p>0.0045167</text:p>
          </table:table-cell>
          <table:table-cell office:value-type="float" office:value="0.00694176" calcext:value-type="float">
            <text:p>0.00694176</text:p>
          </table:table-cell>
          <table:table-cell office:value-type="float" office:value="0.0000145284" calcext:value-type="float">
            <text:p>1.45284E-05</text:p>
          </table:table-cell>
          <table:table-cell office:value-type="float" office:value="650" calcext:value-type="float">
            <text:p>650</text:p>
          </table:table-cell>
          <table:table-cell table:formula="of:=[.B377]-180" office:value-type="float" office:value="-0.927902221700009" calcext:value-type="float">
            <text:p>-0.9279022217</text:p>
          </table:table-cell>
          <table:table-cell table:formula="of:=[.D377]*100" office:value-type="float" office:value="0.10237865" calcext:value-type="float">
            <text:p>0.10237865</text:p>
          </table:table-cell>
          <table:table-cell table:formula="of:=[.E377]*100" office:value-type="float" office:value="0.45167" calcext:value-type="float">
            <text:p>0.45167</text:p>
          </table:table-cell>
          <table:table-cell table:formula="of:=[.F377]*100" office:value-type="float" office:value="0.694176" calcext:value-type="float">
            <text:p>0.694176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179.0703582764" calcext:value-type="float">
            <text:p>179.0703582764</text:p>
          </table:table-cell>
          <table:table-cell office:value-type="float" office:value="-0.1239617849" calcext:value-type="float">
            <text:p>-0.12396178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777" calcext:value-type="float">
            <text:p>0.0041777</text:p>
          </table:table-cell>
          <table:table-cell office:value-type="float" office:value="0.00694176" calcext:value-type="float">
            <text:p>0.00694176</text:p>
          </table:table-cell>
          <table:table-cell office:value-type="float" office:value="-0.0001178285" calcext:value-type="float">
            <text:p>-0.0001178285</text:p>
          </table:table-cell>
          <table:table-cell office:value-type="float" office:value="651" calcext:value-type="float">
            <text:p>651</text:p>
          </table:table-cell>
          <table:table-cell table:formula="of:=[.B378]-180" office:value-type="float" office:value="-0.929641723600014" calcext:value-type="float">
            <text:p>-0.9296417236</text:p>
          </table:table-cell>
          <table:table-cell table:formula="of:=[.D378]*100" office:value-type="float" office:value="0.10237865" calcext:value-type="float">
            <text:p>0.10237865</text:p>
          </table:table-cell>
          <table:table-cell table:formula="of:=[.E378]*100" office:value-type="float" office:value="0.41777" calcext:value-type="float">
            <text:p>0.41777</text:p>
          </table:table-cell>
          <table:table-cell table:formula="of:=[.F378]*100" office:value-type="float" office:value="0.694176" calcext:value-type="float">
            <text:p>0.694176</text:p>
          </table:table-cell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179.0788574219" calcext:value-type="float">
            <text:p>179.0788574219</text:p>
          </table:table-cell>
          <table:table-cell office:value-type="float" office:value="-0.173169927" calcext:value-type="float">
            <text:p>-0.1731699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7979" calcext:value-type="float">
            <text:p>0.00427979</text:p>
          </table:table-cell>
          <table:table-cell office:value-type="float" office:value="0.00668474" calcext:value-type="float">
            <text:p>0.00668474</text:p>
          </table:table-cell>
          <table:table-cell office:value-type="float" office:value="-0.0000629762" calcext:value-type="float">
            <text:p>-6.29762E-05</text:p>
          </table:table-cell>
          <table:table-cell office:value-type="float" office:value="652" calcext:value-type="float">
            <text:p>652</text:p>
          </table:table-cell>
          <table:table-cell table:formula="of:=[.B379]-180" office:value-type="float" office:value="-0.921142578099989" calcext:value-type="float">
            <text:p>-0.9211425781</text:p>
          </table:table-cell>
          <table:table-cell table:formula="of:=[.D379]*100" office:value-type="float" office:value="0.10237865" calcext:value-type="float">
            <text:p>0.10237865</text:p>
          </table:table-cell>
          <table:table-cell table:formula="of:=[.E379]*100" office:value-type="float" office:value="0.427979" calcext:value-type="float">
            <text:p>0.427979</text:p>
          </table:table-cell>
          <table:table-cell table:formula="of:=[.F379]*100" office:value-type="float" office:value="0.668474" calcext:value-type="float">
            <text:p>0.668474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79.0781707764" calcext:value-type="float">
            <text:p>179.0781707764</text:p>
          </table:table-cell>
          <table:table-cell office:value-type="float" office:value="-0.1728923409" calcext:value-type="float">
            <text:p>-0.17289234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4598" calcext:value-type="float">
            <text:p>0.00434598</text:p>
          </table:table-cell>
          <table:table-cell office:value-type="float" office:value="0.00668474" calcext:value-type="float">
            <text:p>0.00668474</text:p>
          </table:table-cell>
          <table:table-cell office:value-type="float" office:value="-0.0000031614" calcext:value-type="float">
            <text:p>-3.1614E-06</text:p>
          </table:table-cell>
          <table:table-cell office:value-type="float" office:value="653" calcext:value-type="float">
            <text:p>653</text:p>
          </table:table-cell>
          <table:table-cell table:formula="of:=[.B380]-180" office:value-type="float" office:value="-0.921829223600014" calcext:value-type="float">
            <text:p>-0.9218292236</text:p>
          </table:table-cell>
          <table:table-cell table:formula="of:=[.D380]*100" office:value-type="float" office:value="0.10237865" calcext:value-type="float">
            <text:p>0.10237865</text:p>
          </table:table-cell>
          <table:table-cell table:formula="of:=[.E380]*100" office:value-type="float" office:value="0.434598" calcext:value-type="float">
            <text:p>0.434598</text:p>
          </table:table-cell>
          <table:table-cell table:formula="of:=[.F380]*100" office:value-type="float" office:value="0.668474" calcext:value-type="float">
            <text:p>0.668474</text:p>
          </table:table-cell>
        </table:table-row>
        <table:table-row table:style-name="ro1">
          <table:table-cell office:value-type="float" office:value="32.69" calcext:value-type="float">
            <text:p>32.69</text:p>
          </table:table-cell>
          <table:table-cell office:value-type="float" office:value="179.060546875" calcext:value-type="float">
            <text:p>179.060546875</text:p>
          </table:table-cell>
          <table:table-cell office:value-type="float" office:value="-0.1755579472" calcext:value-type="float">
            <text:p>-0.17555794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0785" calcext:value-type="float">
            <text:p>0.00440785</text:p>
          </table:table-cell>
          <table:table-cell office:value-type="float" office:value="0.0063675" calcext:value-type="float">
            <text:p>0.0063675</text:p>
          </table:table-cell>
          <table:table-cell office:value-type="float" office:value="0.0000456348" calcext:value-type="float">
            <text:p>4.56348E-05</text:p>
          </table:table-cell>
          <table:table-cell office:value-type="float" office:value="654" calcext:value-type="float">
            <text:p>654</text:p>
          </table:table-cell>
          <table:table-cell table:formula="of:=[.B381]-180" office:value-type="float" office:value="-0.939453125" calcext:value-type="float">
            <text:p>-0.939453125</text:p>
          </table:table-cell>
          <table:table-cell table:formula="of:=[.D381]*100" office:value-type="float" office:value="0.10237865" calcext:value-type="float">
            <text:p>0.10237865</text:p>
          </table:table-cell>
          <table:table-cell table:formula="of:=[.E381]*100" office:value-type="float" office:value="0.440785" calcext:value-type="float">
            <text:p>0.440785</text:p>
          </table:table-cell>
          <table:table-cell table:formula="of:=[.F381]*100" office:value-type="float" office:value="0.63675" calcext:value-type="float">
            <text:p>0.63675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179.0563964844" calcext:value-type="float">
            <text:p>179.0563964844</text:p>
          </table:table-cell>
          <table:table-cell office:value-type="float" office:value="-0.1862224373" calcext:value-type="float">
            <text:p>-0.18622243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2016" calcext:value-type="float">
            <text:p>0.00452016</text:p>
          </table:table-cell>
          <table:table-cell office:value-type="float" office:value="0.0063675" calcext:value-type="float">
            <text:p>0.0063675</text:p>
          </table:table-cell>
          <table:table-cell office:value-type="float" office:value="-0.0000798365" calcext:value-type="float">
            <text:p>-7.98365E-05</text:p>
          </table:table-cell>
          <table:table-cell office:value-type="float" office:value="655" calcext:value-type="float">
            <text:p>655</text:p>
          </table:table-cell>
          <table:table-cell table:formula="of:=[.B382]-180" office:value-type="float" office:value="-0.943603515599989" calcext:value-type="float">
            <text:p>-0.9436035156</text:p>
          </table:table-cell>
          <table:table-cell table:formula="of:=[.D382]*100" office:value-type="float" office:value="0.10237865" calcext:value-type="float">
            <text:p>0.10237865</text:p>
          </table:table-cell>
          <table:table-cell table:formula="of:=[.E382]*100" office:value-type="float" office:value="0.452016" calcext:value-type="float">
            <text:p>0.452016</text:p>
          </table:table-cell>
          <table:table-cell table:formula="of:=[.F382]*100" office:value-type="float" office:value="0.63675" calcext:value-type="float">
            <text:p>0.63675</text:p>
          </table:table-cell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179.0600128174" calcext:value-type="float">
            <text:p>179.0600128174</text:p>
          </table:table-cell>
          <table:table-cell office:value-type="float" office:value="-0.2418508471" calcext:value-type="float">
            <text:p>-0.24185084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58" calcext:value-type="float">
            <text:p>0.0049658</text:p>
          </table:table-cell>
          <table:table-cell office:value-type="float" office:value="0.00615129" calcext:value-type="float">
            <text:p>0.00615129</text:p>
          </table:table-cell>
          <table:table-cell office:value-type="float" office:value="0.0001139798" calcext:value-type="float">
            <text:p>0.0001139798</text:p>
          </table:table-cell>
          <table:table-cell office:value-type="float" office:value="656" calcext:value-type="float">
            <text:p>656</text:p>
          </table:table-cell>
          <table:table-cell table:formula="of:=[.B383]-180" office:value-type="float" office:value="-0.939987182599992" calcext:value-type="float">
            <text:p>-0.9399871826</text:p>
          </table:table-cell>
          <table:table-cell table:formula="of:=[.D383]*100" office:value-type="float" office:value="0.10237865" calcext:value-type="float">
            <text:p>0.10237865</text:p>
          </table:table-cell>
          <table:table-cell table:formula="of:=[.E383]*100" office:value-type="float" office:value="0.49658" calcext:value-type="float">
            <text:p>0.49658</text:p>
          </table:table-cell>
          <table:table-cell table:formula="of:=[.F383]*100" office:value-type="float" office:value="0.615129" calcext:value-type="float">
            <text:p>0.615129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179.0658569336" calcext:value-type="float">
            <text:p>179.0658569336</text:p>
          </table:table-cell>
          <table:table-cell office:value-type="float" office:value="-0.1664995804" calcext:value-type="float">
            <text:p>-0.16649958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6052" calcext:value-type="float">
            <text:p>0.00476052</text:p>
          </table:table-cell>
          <table:table-cell office:value-type="float" office:value="0.00603239" calcext:value-type="float">
            <text:p>0.00603239</text:p>
          </table:table-cell>
          <table:table-cell office:value-type="float" office:value="-0.0000493094" calcext:value-type="float">
            <text:p>-4.93094E-05</text:p>
          </table:table-cell>
          <table:table-cell office:value-type="float" office:value="657" calcext:value-type="float">
            <text:p>657</text:p>
          </table:table-cell>
          <table:table-cell table:formula="of:=[.B384]-180" office:value-type="float" office:value="-0.934143066399997" calcext:value-type="float">
            <text:p>-0.9341430664</text:p>
          </table:table-cell>
          <table:table-cell table:formula="of:=[.D384]*100" office:value-type="float" office:value="0.10237865" calcext:value-type="float">
            <text:p>0.10237865</text:p>
          </table:table-cell>
          <table:table-cell table:formula="of:=[.E384]*100" office:value-type="float" office:value="0.476052" calcext:value-type="float">
            <text:p>0.476052</text:p>
          </table:table-cell>
          <table:table-cell table:formula="of:=[.F384]*100" office:value-type="float" office:value="0.603239" calcext:value-type="float">
            <text:p>0.603239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179.0742950439" calcext:value-type="float">
            <text:p>179.0742950439</text:p>
          </table:table-cell>
          <table:table-cell office:value-type="float" office:value="-0.1703563601" calcext:value-type="float">
            <text:p>-0.17035636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4942" calcext:value-type="float">
            <text:p>0.00464942</text:p>
          </table:table-cell>
          <table:table-cell office:value-type="float" office:value="0.00603239" calcext:value-type="float">
            <text:p>0.00603239</text:p>
          </table:table-cell>
          <table:table-cell office:value-type="float" office:value="-0.000180208" calcext:value-type="float">
            <text:p>-0.000180208</text:p>
          </table:table-cell>
          <table:table-cell office:value-type="float" office:value="658" calcext:value-type="float">
            <text:p>658</text:p>
          </table:table-cell>
          <table:table-cell table:formula="of:=[.B385]-180" office:value-type="float" office:value="-0.925704956099992" calcext:value-type="float">
            <text:p>-0.9257049561</text:p>
          </table:table-cell>
          <table:table-cell table:formula="of:=[.D385]*100" office:value-type="float" office:value="0.10237865" calcext:value-type="float">
            <text:p>0.10237865</text:p>
          </table:table-cell>
          <table:table-cell table:formula="of:=[.E385]*100" office:value-type="float" office:value="0.464942" calcext:value-type="float">
            <text:p>0.464942</text:p>
          </table:table-cell>
          <table:table-cell table:formula="of:=[.F385]*100" office:value-type="float" office:value="0.603239" calcext:value-type="float">
            <text:p>0.603239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179.0841064453" calcext:value-type="float">
            <text:p>179.0841064453</text:p>
          </table:table-cell>
          <table:table-cell office:value-type="float" office:value="-0.1662737527" calcext:value-type="float">
            <text:p>-0.16627375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4818" calcext:value-type="float">
            <text:p>0.00454818</text:p>
          </table:table-cell>
          <table:table-cell office:value-type="float" office:value="0.00577845" calcext:value-type="float">
            <text:p>0.00577845</text:p>
          </table:table-cell>
          <table:table-cell office:value-type="float" office:value="-0.0000612982" calcext:value-type="float">
            <text:p>-6.12982E-05</text:p>
          </table:table-cell>
          <table:table-cell office:value-type="float" office:value="659" calcext:value-type="float">
            <text:p>659</text:p>
          </table:table-cell>
          <table:table-cell table:formula="of:=[.B386]-180" office:value-type="float" office:value="-0.915893554700006" calcext:value-type="float">
            <text:p>-0.9158935547</text:p>
          </table:table-cell>
          <table:table-cell table:formula="of:=[.D386]*100" office:value-type="float" office:value="0.10237865" calcext:value-type="float">
            <text:p>0.10237865</text:p>
          </table:table-cell>
          <table:table-cell table:formula="of:=[.E386]*100" office:value-type="float" office:value="0.454818" calcext:value-type="float">
            <text:p>0.454818</text:p>
          </table:table-cell>
          <table:table-cell table:formula="of:=[.F386]*100" office:value-type="float" office:value="0.577845" calcext:value-type="float">
            <text:p>0.577845</text:p>
          </table:table-cell>
        </table:table-row>
        <table:table-row table:style-name="ro1">
          <table:table-cell office:value-type="float" office:value="32.99" calcext:value-type="float">
            <text:p>32.99</text:p>
          </table:table-cell>
          <table:table-cell office:value-type="float" office:value="179.0900268555" calcext:value-type="float">
            <text:p>179.0900268555</text:p>
          </table:table-cell>
          <table:table-cell office:value-type="float" office:value="-0.1954993295" calcext:value-type="float">
            <text:p>-0.19549932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7551" calcext:value-type="float">
            <text:p>0.00467551</text:p>
          </table:table-cell>
          <table:table-cell office:value-type="float" office:value="0.00570173" calcext:value-type="float">
            <text:p>0.00570173</text:p>
          </table:table-cell>
          <table:table-cell office:value-type="float" office:value="0.0000413608" calcext:value-type="float">
            <text:p>4.13608E-05</text:p>
          </table:table-cell>
          <table:table-cell office:value-type="float" office:value="660" calcext:value-type="float">
            <text:p>660</text:p>
          </table:table-cell>
          <table:table-cell table:formula="of:=[.B387]-180" office:value-type="float" office:value="-0.909973144499986" calcext:value-type="float">
            <text:p>-0.9099731445</text:p>
          </table:table-cell>
          <table:table-cell table:formula="of:=[.D387]*100" office:value-type="float" office:value="0.10237865" calcext:value-type="float">
            <text:p>0.10237865</text:p>
          </table:table-cell>
          <table:table-cell table:formula="of:=[.E387]*100" office:value-type="float" office:value="0.467551" calcext:value-type="float">
            <text:p>0.467551</text:p>
          </table:table-cell>
          <table:table-cell table:formula="of:=[.F387]*100" office:value-type="float" office:value="0.570173" calcext:value-type="float">
            <text:p>0.570173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179.0988311768" calcext:value-type="float">
            <text:p>179.0988311768</text:p>
          </table:table-cell>
          <table:table-cell office:value-type="float" office:value="-0.2127652871" calcext:value-type="float">
            <text:p>-0.21276528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7546" calcext:value-type="float">
            <text:p>0.00487546</text:p>
          </table:table-cell>
          <table:table-cell office:value-type="float" office:value="0.00570173" calcext:value-type="float">
            <text:p>0.00570173</text:p>
          </table:table-cell>
          <table:table-cell office:value-type="float" office:value="0.0000490837" calcext:value-type="float">
            <text:p>4.90837E-05</text:p>
          </table:table-cell>
          <table:table-cell office:value-type="float" office:value="661" calcext:value-type="float">
            <text:p>661</text:p>
          </table:table-cell>
          <table:table-cell table:formula="of:=[.B388]-180" office:value-type="float" office:value="-0.90116882320001" calcext:value-type="float">
            <text:p>-0.9011688232</text:p>
          </table:table-cell>
          <table:table-cell table:formula="of:=[.D388]*100" office:value-type="float" office:value="0.10237865" calcext:value-type="float">
            <text:p>0.10237865</text:p>
          </table:table-cell>
          <table:table-cell table:formula="of:=[.E388]*100" office:value-type="float" office:value="0.487546" calcext:value-type="float">
            <text:p>0.487546</text:p>
          </table:table-cell>
          <table:table-cell table:formula="of:=[.F388]*100" office:value-type="float" office:value="0.570173" calcext:value-type="float">
            <text:p>0.570173</text:p>
          </table:table-cell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179.0954437256" calcext:value-type="float">
            <text:p>179.0954437256</text:p>
          </table:table-cell>
          <table:table-cell office:value-type="float" office:value="-0.2059922316" calcext:value-type="float">
            <text:p>-0.20599223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355" calcext:value-type="float">
            <text:p>0.00496355</text:p>
          </table:table-cell>
          <table:table-cell office:value-type="float" office:value="0.00540945" calcext:value-type="float">
            <text:p>0.00540945</text:p>
          </table:table-cell>
          <table:table-cell office:value-type="float" office:value="0.0000118916" calcext:value-type="float">
            <text:p>1.18916E-05</text:p>
          </table:table-cell>
          <table:table-cell office:value-type="float" office:value="662" calcext:value-type="float">
            <text:p>662</text:p>
          </table:table-cell>
          <table:table-cell table:formula="of:=[.B389]-180" office:value-type="float" office:value="-0.904556274399994" calcext:value-type="float">
            <text:p>-0.9045562744</text:p>
          </table:table-cell>
          <table:table-cell table:formula="of:=[.D389]*100" office:value-type="float" office:value="0.10237865" calcext:value-type="float">
            <text:p>0.10237865</text:p>
          </table:table-cell>
          <table:table-cell table:formula="of:=[.E389]*100" office:value-type="float" office:value="0.496355" calcext:value-type="float">
            <text:p>0.496355</text:p>
          </table:table-cell>
          <table:table-cell table:formula="of:=[.F389]*100" office:value-type="float" office:value="0.540945" calcext:value-type="float">
            <text:p>0.540945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79.1004943848" calcext:value-type="float">
            <text:p>179.1004943848</text:p>
          </table:table-cell>
          <table:table-cell office:value-type="float" office:value="-0.223718104" calcext:value-type="float">
            <text:p>-0.2237181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4041" calcext:value-type="float">
            <text:p>0.00514041</text:p>
          </table:table-cell>
          <table:table-cell office:value-type="float" office:value="0.00540945" calcext:value-type="float">
            <text:p>0.00540945</text:p>
          </table:table-cell>
          <table:table-cell office:value-type="float" office:value="0.0000648569" calcext:value-type="float">
            <text:p>6.48569E-05</text:p>
          </table:table-cell>
          <table:table-cell office:value-type="float" office:value="663" calcext:value-type="float">
            <text:p>663</text:p>
          </table:table-cell>
          <table:table-cell table:formula="of:=[.B390]-180" office:value-type="float" office:value="-0.899505615200013" calcext:value-type="float">
            <text:p>-0.8995056152</text:p>
          </table:table-cell>
          <table:table-cell table:formula="of:=[.D390]*100" office:value-type="float" office:value="0.10237865" calcext:value-type="float">
            <text:p>0.10237865</text:p>
          </table:table-cell>
          <table:table-cell table:formula="of:=[.E390]*100" office:value-type="float" office:value="0.514041" calcext:value-type="float">
            <text:p>0.514041</text:p>
          </table:table-cell>
          <table:table-cell table:formula="of:=[.F390]*100" office:value-type="float" office:value="0.540945" calcext:value-type="float">
            <text:p>0.540945</text:p>
          </table:table-cell>
        </table:table-row>
        <table:table-row table:style-name="ro1">
          <table:table-cell office:value-type="float" office:value="33.19" calcext:value-type="float">
            <text:p>33.19</text:p>
          </table:table-cell>
          <table:table-cell office:value-type="float" office:value="179.0991516113" calcext:value-type="float">
            <text:p>179.0991516113</text:p>
          </table:table-cell>
          <table:table-cell office:value-type="float" office:value="-0.2129393089" calcext:value-type="float">
            <text:p>-0.21293930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8641" calcext:value-type="float">
            <text:p>0.00518641</text:p>
          </table:table-cell>
          <table:table-cell office:value-type="float" office:value="0.0052011" calcext:value-type="float">
            <text:p>0.0052011</text:p>
          </table:table-cell>
          <table:table-cell office:value-type="float" office:value="0.0000405567" calcext:value-type="float">
            <text:p>4.05567E-05</text:p>
          </table:table-cell>
          <table:table-cell office:value-type="float" office:value="664" calcext:value-type="float">
            <text:p>664</text:p>
          </table:table-cell>
          <table:table-cell table:formula="of:=[.B391]-180" office:value-type="float" office:value="-0.900848388700013" calcext:value-type="float">
            <text:p>-0.9008483887</text:p>
          </table:table-cell>
          <table:table-cell table:formula="of:=[.D391]*100" office:value-type="float" office:value="0.10237865" calcext:value-type="float">
            <text:p>0.10237865</text:p>
          </table:table-cell>
          <table:table-cell table:formula="of:=[.E391]*100" office:value-type="float" office:value="0.518641" calcext:value-type="float">
            <text:p>0.518641</text:p>
          </table:table-cell>
          <table:table-cell table:formula="of:=[.F391]*100" office:value-type="float" office:value="0.52011" calcext:value-type="float">
            <text:p>0.52011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179.0955963135" calcext:value-type="float">
            <text:p>179.0955963135</text:p>
          </table:table-cell>
          <table:table-cell office:value-type="float" office:value="-0.1892311127" calcext:value-type="float">
            <text:p>-0.18923111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5905" calcext:value-type="float">
            <text:p>0.00505905</text:p>
          </table:table-cell>
          <table:table-cell office:value-type="float" office:value="0.00519036" calcext:value-type="float">
            <text:p>0.00519036</text:p>
          </table:table-cell>
          <table:table-cell office:value-type="float" office:value="-0.0000844187" calcext:value-type="float">
            <text:p>-8.44187E-05</text:p>
          </table:table-cell>
          <table:table-cell office:value-type="float" office:value="665" calcext:value-type="float">
            <text:p>665</text:p>
          </table:table-cell>
          <table:table-cell table:formula="of:=[.B392]-180" office:value-type="float" office:value="-0.90440368649999" calcext:value-type="float">
            <text:p>-0.9044036865</text:p>
          </table:table-cell>
          <table:table-cell table:formula="of:=[.D392]*100" office:value-type="float" office:value="0.10237865" calcext:value-type="float">
            <text:p>0.10237865</text:p>
          </table:table-cell>
          <table:table-cell table:formula="of:=[.E392]*100" office:value-type="float" office:value="0.505905" calcext:value-type="float">
            <text:p>0.505905</text:p>
          </table:table-cell>
          <table:table-cell table:formula="of:=[.F392]*100" office:value-type="float" office:value="0.519036" calcext:value-type="float">
            <text:p>0.519036</text:p>
          </table:table-cell>
        </table:table-row>
        <table:table-row table:style-name="ro1">
          <table:table-cell office:value-type="float" office:value="33.29" calcext:value-type="float">
            <text:p>33.29</text:p>
          </table:table-cell>
          <table:table-cell office:value-type="float" office:value="179.0902252197" calcext:value-type="float">
            <text:p>179.0902252197</text:p>
          </table:table-cell>
          <table:table-cell office:value-type="float" office:value="-0.2361244069" calcext:value-type="float">
            <text:p>-0.23612440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8674" calcext:value-type="float">
            <text:p>0.00528674</text:p>
          </table:table-cell>
          <table:table-cell office:value-type="float" office:value="0.00519036" calcext:value-type="float">
            <text:p>0.00519036</text:p>
          </table:table-cell>
          <table:table-cell office:value-type="float" office:value="0.0000727629" calcext:value-type="float">
            <text:p>7.27629E-05</text:p>
          </table:table-cell>
          <table:table-cell office:value-type="float" office:value="666" calcext:value-type="float">
            <text:p>666</text:p>
          </table:table-cell>
          <table:table-cell table:formula="of:=[.B393]-180" office:value-type="float" office:value="-0.909774780300012" calcext:value-type="float">
            <text:p>-0.9097747803</text:p>
          </table:table-cell>
          <table:table-cell table:formula="of:=[.D393]*100" office:value-type="float" office:value="0.10237865" calcext:value-type="float">
            <text:p>0.10237865</text:p>
          </table:table-cell>
          <table:table-cell table:formula="of:=[.E393]*100" office:value-type="float" office:value="0.528674" calcext:value-type="float">
            <text:p>0.528674</text:p>
          </table:table-cell>
          <table:table-cell table:formula="of:=[.F393]*100" office:value-type="float" office:value="0.519036" calcext:value-type="float">
            <text:p>0.519036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179.0841674805" calcext:value-type="float">
            <text:p>179.0841674805</text:p>
          </table:table-cell>
          <table:table-cell office:value-type="float" office:value="-0.1789027517" calcext:value-type="float">
            <text:p>-0.17890275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5706" calcext:value-type="float">
            <text:p>0.00505706</text:p>
          </table:table-cell>
          <table:table-cell office:value-type="float" office:value="0.00506229" calcext:value-type="float">
            <text:p>0.00506229</text:p>
          </table:table-cell>
          <table:table-cell office:value-type="float" office:value="-0.0001007778" calcext:value-type="float">
            <text:p>-0.0001007778</text:p>
          </table:table-cell>
          <table:table-cell office:value-type="float" office:value="667" calcext:value-type="float">
            <text:p>667</text:p>
          </table:table-cell>
          <table:table-cell table:formula="of:=[.B394]-180" office:value-type="float" office:value="-0.915832519499986" calcext:value-type="float">
            <text:p>-0.9158325195</text:p>
          </table:table-cell>
          <table:table-cell table:formula="of:=[.D394]*100" office:value-type="float" office:value="0.10237865" calcext:value-type="float">
            <text:p>0.10237865</text:p>
          </table:table-cell>
          <table:table-cell table:formula="of:=[.E394]*100" office:value-type="float" office:value="0.505706" calcext:value-type="float">
            <text:p>0.505706</text:p>
          </table:table-cell>
          <table:table-cell table:formula="of:=[.F394]*100" office:value-type="float" office:value="0.506229" calcext:value-type="float">
            <text:p>0.506229</text:p>
          </table:table-cell>
        </table:table-row>
        <table:table-row table:style-name="ro1">
          <table:table-cell office:value-type="float" office:value="33.39" calcext:value-type="float">
            <text:p>33.39</text:p>
          </table:table-cell>
          <table:table-cell office:value-type="float" office:value="179.0785827637" calcext:value-type="float">
            <text:p>179.0785827637</text:p>
          </table:table-cell>
          <table:table-cell office:value-type="float" office:value="-0.2677013647" calcext:value-type="float">
            <text:p>-0.26770136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9589" calcext:value-type="float">
            <text:p>0.00549589</text:p>
          </table:table-cell>
          <table:table-cell office:value-type="float" office:value="0.00506229" calcext:value-type="float">
            <text:p>0.00506229</text:p>
          </table:table-cell>
          <table:table-cell office:value-type="float" office:value="0.0000838628" calcext:value-type="float">
            <text:p>8.38628E-05</text:p>
          </table:table-cell>
          <table:table-cell office:value-type="float" office:value="668" calcext:value-type="float">
            <text:p>668</text:p>
          </table:table-cell>
          <table:table-cell table:formula="of:=[.B395]-180" office:value-type="float" office:value="-0.921417236299988" calcext:value-type="float">
            <text:p>-0.9214172363</text:p>
          </table:table-cell>
          <table:table-cell table:formula="of:=[.D395]*100" office:value-type="float" office:value="0.10237865" calcext:value-type="float">
            <text:p>0.10237865</text:p>
          </table:table-cell>
          <table:table-cell table:formula="of:=[.E395]*100" office:value-type="float" office:value="0.549589" calcext:value-type="float">
            <text:p>0.549589</text:p>
          </table:table-cell>
          <table:table-cell table:formula="of:=[.F395]*100" office:value-type="float" office:value="0.506229" calcext:value-type="float">
            <text:p>0.506229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79.0774078369" calcext:value-type="float">
            <text:p>179.0774078369</text:p>
          </table:table-cell>
          <table:table-cell office:value-type="float" office:value="-0.1434733172" calcext:value-type="float">
            <text:p>-0.14347331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028" calcext:value-type="float">
            <text:p>0.00496028</text:p>
          </table:table-cell>
          <table:table-cell office:value-type="float" office:value="0.00500696" calcext:value-type="float">
            <text:p>0.00500696</text:p>
          </table:table-cell>
          <table:table-cell office:value-type="float" office:value="-0.0001835911" calcext:value-type="float">
            <text:p>-0.0001835911</text:p>
          </table:table-cell>
          <table:table-cell office:value-type="float" office:value="669" calcext:value-type="float">
            <text:p>669</text:p>
          </table:table-cell>
          <table:table-cell table:formula="of:=[.B396]-180" office:value-type="float" office:value="-0.922592163100006" calcext:value-type="float">
            <text:p>-0.9225921631</text:p>
          </table:table-cell>
          <table:table-cell table:formula="of:=[.D396]*100" office:value-type="float" office:value="0.10237865" calcext:value-type="float">
            <text:p>0.10237865</text:p>
          </table:table-cell>
          <table:table-cell table:formula="of:=[.E396]*100" office:value-type="float" office:value="0.496028" calcext:value-type="float">
            <text:p>0.496028</text:p>
          </table:table-cell>
          <table:table-cell table:formula="of:=[.F396]*100" office:value-type="float" office:value="0.500696" calcext:value-type="float">
            <text:p>0.500696</text:p>
          </table:table-cell>
        </table:table-row>
        <table:table-row table:style-name="ro1">
          <table:table-cell office:value-type="float" office:value="33.49" calcext:value-type="float">
            <text:p>33.49</text:p>
          </table:table-cell>
          <table:table-cell office:value-type="float" office:value="179.0843200684" calcext:value-type="float">
            <text:p>179.0843200684</text:p>
          </table:table-cell>
          <table:table-cell office:value-type="float" office:value="-0.1769623182" calcext:value-type="float">
            <text:p>-0.17696231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2657" calcext:value-type="float">
            <text:p>0.00482657</text:p>
          </table:table-cell>
          <table:table-cell office:value-type="float" office:value="0.00503064" calcext:value-type="float">
            <text:p>0.00503064</text:p>
          </table:table-cell>
          <table:table-cell office:value-type="float" office:value="0.0000620051" calcext:value-type="float">
            <text:p>6.20051E-05</text:p>
          </table:table-cell>
          <table:table-cell office:value-type="float" office:value="670" calcext:value-type="float">
            <text:p>670</text:p>
          </table:table-cell>
          <table:table-cell table:formula="of:=[.B397]-180" office:value-type="float" office:value="-0.91567993160001" calcext:value-type="float">
            <text:p>-0.9156799316</text:p>
          </table:table-cell>
          <table:table-cell table:formula="of:=[.D397]*100" office:value-type="float" office:value="0.10237865" calcext:value-type="float">
            <text:p>0.10237865</text:p>
          </table:table-cell>
          <table:table-cell table:formula="of:=[.E397]*100" office:value-type="float" office:value="0.482657" calcext:value-type="float">
            <text:p>0.482657</text:p>
          </table:table-cell>
          <table:table-cell table:formula="of:=[.F397]*100" office:value-type="float" office:value="0.503064" calcext:value-type="float">
            <text:p>0.503064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179.0788574219" calcext:value-type="float">
            <text:p>179.0788574219</text:p>
          </table:table-cell>
          <table:table-cell office:value-type="float" office:value="-0.1883069299" calcext:value-type="float">
            <text:p>-0.18830692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1309" calcext:value-type="float">
            <text:p>0.00481309</text:p>
          </table:table-cell>
          <table:table-cell office:value-type="float" office:value="0.00503064" calcext:value-type="float">
            <text:p>0.00503064</text:p>
          </table:table-cell>
          <table:table-cell office:value-type="float" office:value="0.0000489279" calcext:value-type="float">
            <text:p>4.89279E-05</text:p>
          </table:table-cell>
          <table:table-cell office:value-type="float" office:value="671" calcext:value-type="float">
            <text:p>671</text:p>
          </table:table-cell>
          <table:table-cell table:formula="of:=[.B398]-180" office:value-type="float" office:value="-0.921142578099989" calcext:value-type="float">
            <text:p>-0.9211425781</text:p>
          </table:table-cell>
          <table:table-cell table:formula="of:=[.D398]*100" office:value-type="float" office:value="0.10237865" calcext:value-type="float">
            <text:p>0.10237865</text:p>
          </table:table-cell>
          <table:table-cell table:formula="of:=[.E398]*100" office:value-type="float" office:value="0.481309" calcext:value-type="float">
            <text:p>0.481309</text:p>
          </table:table-cell>
          <table:table-cell table:formula="of:=[.F398]*100" office:value-type="float" office:value="0.503064" calcext:value-type="float">
            <text:p>0.503064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179.086227417" calcext:value-type="float">
            <text:p>179.086227417</text:p>
          </table:table-cell>
          <table:table-cell office:value-type="float" office:value="-0.2279680378" calcext:value-type="float">
            <text:p>-0.22796803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6847" calcext:value-type="float">
            <text:p>0.00506847</text:p>
          </table:table-cell>
          <table:table-cell office:value-type="float" office:value="0.00509929" calcext:value-type="float">
            <text:p>0.00509929</text:p>
          </table:table-cell>
          <table:table-cell office:value-type="float" office:value="0.0000833322" calcext:value-type="float">
            <text:p>8.33322E-05</text:p>
          </table:table-cell>
          <table:table-cell office:value-type="float" office:value="672" calcext:value-type="float">
            <text:p>672</text:p>
          </table:table-cell>
          <table:table-cell table:formula="of:=[.B399]-180" office:value-type="float" office:value="-0.913772582999997" calcext:value-type="float">
            <text:p>-0.913772583</text:p>
          </table:table-cell>
          <table:table-cell table:formula="of:=[.D399]*100" office:value-type="float" office:value="0.10237865" calcext:value-type="float">
            <text:p>0.10237865</text:p>
          </table:table-cell>
          <table:table-cell table:formula="of:=[.E399]*100" office:value-type="float" office:value="0.506847" calcext:value-type="float">
            <text:p>0.506847</text:p>
          </table:table-cell>
          <table:table-cell table:formula="of:=[.F399]*100" office:value-type="float" office:value="0.509929" calcext:value-type="float">
            <text:p>0.509929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179.0894012451" calcext:value-type="float">
            <text:p>179.0894012451</text:p>
          </table:table-cell>
          <table:table-cell office:value-type="float" office:value="-0.2030938916" calcext:value-type="float">
            <text:p>-0.20309389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7285" calcext:value-type="float">
            <text:p>0.00507285</text:p>
          </table:table-cell>
          <table:table-cell office:value-type="float" office:value="0.00509929" calcext:value-type="float">
            <text:p>0.00509929</text:p>
          </table:table-cell>
          <table:table-cell office:value-type="float" office:value="-0.000050272" calcext:value-type="float">
            <text:p>-0.000050272</text:p>
          </table:table-cell>
          <table:table-cell office:value-type="float" office:value="673" calcext:value-type="float">
            <text:p>673</text:p>
          </table:table-cell>
          <table:table-cell table:formula="of:=[.B400]-180" office:value-type="float" office:value="-0.910598754900008" calcext:value-type="float">
            <text:p>-0.9105987549</text:p>
          </table:table-cell>
          <table:table-cell table:formula="of:=[.D400]*100" office:value-type="float" office:value="0.10237865" calcext:value-type="float">
            <text:p>0.10237865</text:p>
          </table:table-cell>
          <table:table-cell table:formula="of:=[.E400]*100" office:value-type="float" office:value="0.507285" calcext:value-type="float">
            <text:p>0.507285</text:p>
          </table:table-cell>
          <table:table-cell table:formula="of:=[.F400]*100" office:value-type="float" office:value="0.509929" calcext:value-type="float">
            <text:p>0.509929</text:p>
          </table:table-cell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179.0935668945" calcext:value-type="float">
            <text:p>179.0935668945</text:p>
          </table:table-cell>
          <table:table-cell office:value-type="float" office:value="-0.1908855493" calcext:value-type="float">
            <text:p>-0.19088554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944" calcext:value-type="float">
            <text:p>0.0049944</text:p>
          </table:table-cell>
          <table:table-cell office:value-type="float" office:value="0.00520733" calcext:value-type="float">
            <text:p>0.00520733</text:p>
          </table:table-cell>
          <table:table-cell office:value-type="float" office:value="-0.0000068865" calcext:value-type="float">
            <text:p>-6.8865E-06</text:p>
          </table:table-cell>
          <table:table-cell office:value-type="float" office:value="674" calcext:value-type="float">
            <text:p>674</text:p>
          </table:table-cell>
          <table:table-cell table:formula="of:=[.B401]-180" office:value-type="float" office:value="-0.906433105500014" calcext:value-type="float">
            <text:p>-0.9064331055</text:p>
          </table:table-cell>
          <table:table-cell table:formula="of:=[.D401]*100" office:value-type="float" office:value="0.10237865" calcext:value-type="float">
            <text:p>0.10237865</text:p>
          </table:table-cell>
          <table:table-cell table:formula="of:=[.E401]*100" office:value-type="float" office:value="0.49944" calcext:value-type="float">
            <text:p>0.49944</text:p>
          </table:table-cell>
          <table:table-cell table:formula="of:=[.F401]*100" office:value-type="float" office:value="0.520733" calcext:value-type="float">
            <text:p>0.520733</text:p>
          </table:table-cell>
        </table:table-row>
        <table:table-row table:style-name="ro1">
          <table:table-cell office:value-type="float" office:value="33.74" calcext:value-type="float">
            <text:p>33.74</text:p>
          </table:table-cell>
          <table:table-cell office:value-type="float" office:value="179.0837860107" calcext:value-type="float">
            <text:p>179.0837860107</text:p>
          </table:table-cell>
          <table:table-cell office:value-type="float" office:value="-0.1836654794" calcext:value-type="float">
            <text:p>-0.18366547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9399" calcext:value-type="float">
            <text:p>0.00489399</text:p>
          </table:table-cell>
          <table:table-cell office:value-type="float" office:value="0.00524697" calcext:value-type="float">
            <text:p>0.00524697</text:p>
          </table:table-cell>
          <table:table-cell office:value-type="float" office:value="-0.000013177" calcext:value-type="float">
            <text:p>-0.000013177</text:p>
          </table:table-cell>
          <table:table-cell office:value-type="float" office:value="675" calcext:value-type="float">
            <text:p>675</text:p>
          </table:table-cell>
          <table:table-cell table:formula="of:=[.B402]-180" office:value-type="float" office:value="-0.91621398929999" calcext:value-type="float">
            <text:p>-0.9162139893</text:p>
          </table:table-cell>
          <table:table-cell table:formula="of:=[.D402]*100" office:value-type="float" office:value="0.10237865" calcext:value-type="float">
            <text:p>0.10237865</text:p>
          </table:table-cell>
          <table:table-cell table:formula="of:=[.E402]*100" office:value-type="float" office:value="0.489399" calcext:value-type="float">
            <text:p>0.489399</text:p>
          </table:table-cell>
          <table:table-cell table:formula="of:=[.F402]*100" office:value-type="float" office:value="0.524697" calcext:value-type="float">
            <text:p>0.524697</text:p>
          </table:table-cell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179.0875549316" calcext:value-type="float">
            <text:p>179.0875549316</text:p>
          </table:table-cell>
          <table:table-cell office:value-type="float" office:value="-0.1670940586" calcext:value-type="float">
            <text:p>-0.16709405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1662" calcext:value-type="float">
            <text:p>0.00471662</text:p>
          </table:table-cell>
          <table:table-cell office:value-type="float" office:value="0.00524697" calcext:value-type="float">
            <text:p>0.00524697</text:p>
          </table:table-cell>
          <table:table-cell office:value-type="float" office:value="0.0000035061" calcext:value-type="float">
            <text:p>3.5061E-06</text:p>
          </table:table-cell>
          <table:table-cell office:value-type="float" office:value="676" calcext:value-type="float">
            <text:p>676</text:p>
          </table:table-cell>
          <table:table-cell table:formula="of:=[.B403]-180" office:value-type="float" office:value="-0.91244506839999" calcext:value-type="float">
            <text:p>-0.9124450684</text:p>
          </table:table-cell>
          <table:table-cell table:formula="of:=[.D403]*100" office:value-type="float" office:value="0.10237865" calcext:value-type="float">
            <text:p>0.10237865</text:p>
          </table:table-cell>
          <table:table-cell table:formula="of:=[.E403]*100" office:value-type="float" office:value="0.471662" calcext:value-type="float">
            <text:p>0.471662</text:p>
          </table:table-cell>
          <table:table-cell table:formula="of:=[.F403]*100" office:value-type="float" office:value="0.524697" calcext:value-type="float">
            <text:p>0.524697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179.0910644531" calcext:value-type="float">
            <text:p>179.0910644531</text:p>
          </table:table-cell>
          <table:table-cell office:value-type="float" office:value="-0.1956613049" calcext:value-type="float">
            <text:p>-0.19566130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8884" calcext:value-type="float">
            <text:p>0.00478884</text:p>
          </table:table-cell>
          <table:table-cell office:value-type="float" office:value="0.00540768" calcext:value-type="float">
            <text:p>0.00540768</text:p>
          </table:table-cell>
          <table:table-cell office:value-type="float" office:value="0.0000170794" calcext:value-type="float">
            <text:p>1.70794E-05</text:p>
          </table:table-cell>
          <table:table-cell office:value-type="float" office:value="677" calcext:value-type="float">
            <text:p>677</text:p>
          </table:table-cell>
          <table:table-cell table:formula="of:=[.B404]-180" office:value-type="float" office:value="-0.908935546900011" calcext:value-type="float">
            <text:p>-0.9089355469</text:p>
          </table:table-cell>
          <table:table-cell table:formula="of:=[.D404]*100" office:value-type="float" office:value="0.10237865" calcext:value-type="float">
            <text:p>0.10237865</text:p>
          </table:table-cell>
          <table:table-cell table:formula="of:=[.E404]*100" office:value-type="float" office:value="0.478884" calcext:value-type="float">
            <text:p>0.478884</text:p>
          </table:table-cell>
          <table:table-cell table:formula="of:=[.F404]*100" office:value-type="float" office:value="0.540768" calcext:value-type="float">
            <text:p>0.540768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179.0951080322" calcext:value-type="float">
            <text:p>179.0951080322</text:p>
          </table:table-cell>
          <table:table-cell office:value-type="float" office:value="-0.2267192252" calcext:value-type="float">
            <text:p>-0.22671922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4399" calcext:value-type="float">
            <text:p>0.00504399</text:p>
          </table:table-cell>
          <table:table-cell office:value-type="float" office:value="0.00545142" calcext:value-type="float">
            <text:p>0.00545142</text:p>
          </table:table-cell>
          <table:table-cell office:value-type="float" office:value="0.0000892523" calcext:value-type="float">
            <text:p>8.92523E-05</text:p>
          </table:table-cell>
          <table:table-cell office:value-type="float" office:value="678" calcext:value-type="float">
            <text:p>678</text:p>
          </table:table-cell>
          <table:table-cell table:formula="of:=[.B405]-180" office:value-type="float" office:value="-0.904891967800012" calcext:value-type="float">
            <text:p>-0.9048919678</text:p>
          </table:table-cell>
          <table:table-cell table:formula="of:=[.D405]*100" office:value-type="float" office:value="0.10237865" calcext:value-type="float">
            <text:p>0.10237865</text:p>
          </table:table-cell>
          <table:table-cell table:formula="of:=[.E405]*100" office:value-type="float" office:value="0.504399" calcext:value-type="float">
            <text:p>0.504399</text:p>
          </table:table-cell>
          <table:table-cell table:formula="of:=[.F405]*100" office:value-type="float" office:value="0.545142" calcext:value-type="float">
            <text:p>0.545142</text:p>
          </table:table-cell>
        </table:table-row>
        <table:table-row table:style-name="ro1">
          <table:table-cell office:value-type="float" office:value="33.94" calcext:value-type="float">
            <text:p>33.94</text:p>
          </table:table-cell>
          <table:table-cell office:value-type="float" office:value="179.1030883789" calcext:value-type="float">
            <text:p>179.1030883789</text:p>
          </table:table-cell>
          <table:table-cell office:value-type="float" office:value="-0.22623321" calcext:value-type="float">
            <text:p>-0.226233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1077" calcext:value-type="float">
            <text:p>0.00521077</text:p>
          </table:table-cell>
          <table:table-cell office:value-type="float" office:value="0.00545142" calcext:value-type="float">
            <text:p>0.00545142</text:p>
          </table:table-cell>
          <table:table-cell office:value-type="float" office:value="-0.0000173104" calcext:value-type="float">
            <text:p>-1.73104E-05</text:p>
          </table:table-cell>
          <table:table-cell office:value-type="float" office:value="679" calcext:value-type="float">
            <text:p>679</text:p>
          </table:table-cell>
          <table:table-cell table:formula="of:=[.B406]-180" office:value-type="float" office:value="-0.896911621100003" calcext:value-type="float">
            <text:p>-0.8969116211</text:p>
          </table:table-cell>
          <table:table-cell table:formula="of:=[.D406]*100" office:value-type="float" office:value="0.10237865" calcext:value-type="float">
            <text:p>0.10237865</text:p>
          </table:table-cell>
          <table:table-cell table:formula="of:=[.E406]*100" office:value-type="float" office:value="0.521077" calcext:value-type="float">
            <text:p>0.521077</text:p>
          </table:table-cell>
          <table:table-cell table:formula="of:=[.F406]*100" office:value-type="float" office:value="0.545142" calcext:value-type="float">
            <text:p>0.545142</text:p>
          </table:table-cell>
        </table:table-row>
        <table:table-row table:style-name="ro1">
          <table:table-cell office:value-type="float" office:value="33.99" calcext:value-type="float">
            <text:p>33.99</text:p>
          </table:table-cell>
          <table:table-cell office:value-type="float" office:value="179.1040649414" calcext:value-type="float">
            <text:p>179.1040649414</text:p>
          </table:table-cell>
          <table:table-cell office:value-type="float" office:value="-0.2044260282" calcext:value-type="float">
            <text:p>-0.20442602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7656" calcext:value-type="float">
            <text:p>0.00517656</text:p>
          </table:table-cell>
          <table:table-cell office:value-type="float" office:value="0.00568143" calcext:value-type="float">
            <text:p>0.00568143</text:p>
          </table:table-cell>
          <table:table-cell office:value-type="float" office:value="0.000002214" calcext:value-type="float">
            <text:p>0.000002214</text:p>
          </table:table-cell>
          <table:table-cell office:value-type="float" office:value="680" calcext:value-type="float">
            <text:p>680</text:p>
          </table:table-cell>
          <table:table-cell table:formula="of:=[.B407]-180" office:value-type="float" office:value="-0.895935058600003" calcext:value-type="float">
            <text:p>-0.8959350586</text:p>
          </table:table-cell>
          <table:table-cell table:formula="of:=[.D407]*100" office:value-type="float" office:value="0.10237865" calcext:value-type="float">
            <text:p>0.10237865</text:p>
          </table:table-cell>
          <table:table-cell table:formula="of:=[.E407]*100" office:value-type="float" office:value="0.517656" calcext:value-type="float">
            <text:p>0.517656</text:p>
          </table:table-cell>
          <table:table-cell table:formula="of:=[.F407]*100" office:value-type="float" office:value="0.568143" calcext:value-type="float">
            <text:p>0.568143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179.1056365967" calcext:value-type="float">
            <text:p>179.1056365967</text:p>
          </table:table-cell>
          <table:table-cell office:value-type="float" office:value="-0.2303015202" calcext:value-type="float">
            <text:p>-0.23030152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2624" calcext:value-type="float">
            <text:p>0.00532624</text:p>
          </table:table-cell>
          <table:table-cell office:value-type="float" office:value="0.00568143" calcext:value-type="float">
            <text:p>0.00568143</text:p>
          </table:table-cell>
          <table:table-cell office:value-type="float" office:value="-0.0000216072" calcext:value-type="float">
            <text:p>-2.16072E-05</text:p>
          </table:table-cell>
          <table:table-cell office:value-type="float" office:value="681" calcext:value-type="float">
            <text:p>681</text:p>
          </table:table-cell>
          <table:table-cell table:formula="of:=[.B408]-180" office:value-type="float" office:value="-0.894363403299991" calcext:value-type="float">
            <text:p>-0.8943634033</text:p>
          </table:table-cell>
          <table:table-cell table:formula="of:=[.D408]*100" office:value-type="float" office:value="0.10237865" calcext:value-type="float">
            <text:p>0.10237865</text:p>
          </table:table-cell>
          <table:table-cell table:formula="of:=[.E408]*100" office:value-type="float" office:value="0.532624" calcext:value-type="float">
            <text:p>0.532624</text:p>
          </table:table-cell>
          <table:table-cell table:formula="of:=[.F408]*100" office:value-type="float" office:value="0.568143" calcext:value-type="float">
            <text:p>0.568143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179.1073913574" calcext:value-type="float">
            <text:p>179.1073913574</text:p>
          </table:table-cell>
          <table:table-cell office:value-type="float" office:value="-0.2269449214" calcext:value-type="float">
            <text:p>-0.22694492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0361" calcext:value-type="float">
            <text:p>0.00540361</text:p>
          </table:table-cell>
          <table:table-cell office:value-type="float" office:value="0.00587166" calcext:value-type="float">
            <text:p>0.00587166</text:p>
          </table:table-cell>
          <table:table-cell office:value-type="float" office:value="-0.00000834" calcext:value-type="float">
            <text:p>-0.00000834</text:p>
          </table:table-cell>
          <table:table-cell office:value-type="float" office:value="682" calcext:value-type="float">
            <text:p>682</text:p>
          </table:table-cell>
          <table:table-cell table:formula="of:=[.B409]-180" office:value-type="float" office:value="-0.89260864260001" calcext:value-type="float">
            <text:p>-0.8926086426</text:p>
          </table:table-cell>
          <table:table-cell table:formula="of:=[.D409]*100" office:value-type="float" office:value="0.10237865" calcext:value-type="float">
            <text:p>0.10237865</text:p>
          </table:table-cell>
          <table:table-cell table:formula="of:=[.E409]*100" office:value-type="float" office:value="0.540361" calcext:value-type="float">
            <text:p>0.540361</text:p>
          </table:table-cell>
          <table:table-cell table:formula="of:=[.F409]*100" office:value-type="float" office:value="0.587166" calcext:value-type="float">
            <text:p>0.587166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179.0980072021" calcext:value-type="float">
            <text:p>179.0980072021</text:p>
          </table:table-cell>
          <table:table-cell office:value-type="float" office:value="-0.2118107221" calcext:value-type="float">
            <text:p>-0.21181072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5429" calcext:value-type="float">
            <text:p>0.00535429</text:p>
          </table:table-cell>
          <table:table-cell office:value-type="float" office:value="0.00590886" calcext:value-type="float">
            <text:p>0.00590886</text:p>
          </table:table-cell>
          <table:table-cell office:value-type="float" office:value="-0.0000213306" calcext:value-type="float">
            <text:p>-2.13306E-05</text:p>
          </table:table-cell>
          <table:table-cell office:value-type="float" office:value="683" calcext:value-type="float">
            <text:p>683</text:p>
          </table:table-cell>
          <table:table-cell table:formula="of:=[.B410]-180" office:value-type="float" office:value="-0.901992797899993" calcext:value-type="float">
            <text:p>-0.9019927979</text:p>
          </table:table-cell>
          <table:table-cell table:formula="of:=[.D410]*100" office:value-type="float" office:value="0.10237865" calcext:value-type="float">
            <text:p>0.10237865</text:p>
          </table:table-cell>
          <table:table-cell table:formula="of:=[.E410]*100" office:value-type="float" office:value="0.535429" calcext:value-type="float">
            <text:p>0.535429</text:p>
          </table:table-cell>
          <table:table-cell table:formula="of:=[.F410]*100" office:value-type="float" office:value="0.590886" calcext:value-type="float">
            <text:p>0.590886</text:p>
          </table:table-cell>
        </table:table-row>
        <table:table-row table:style-name="ro1">
          <table:table-cell office:value-type="float" office:value="34.19" calcext:value-type="float">
            <text:p>34.19</text:p>
          </table:table-cell>
          <table:table-cell office:value-type="float" office:value="179.0934753418" calcext:value-type="float">
            <text:p>179.0934753418</text:p>
          </table:table-cell>
          <table:table-cell office:value-type="float" office:value="-0.1547958775" calcext:value-type="float">
            <text:p>-0.15479587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4138" calcext:value-type="float">
            <text:p>0.00494138</text:p>
          </table:table-cell>
          <table:table-cell office:value-type="float" office:value="0.00606624" calcext:value-type="float">
            <text:p>0.00606624</text:p>
          </table:table-cell>
          <table:table-cell office:value-type="float" office:value="-0.0001840153" calcext:value-type="float">
            <text:p>-0.0001840153</text:p>
          </table:table-cell>
          <table:table-cell office:value-type="float" office:value="684" calcext:value-type="float">
            <text:p>684</text:p>
          </table:table-cell>
          <table:table-cell table:formula="of:=[.B411]-180" office:value-type="float" office:value="-0.906524658199999" calcext:value-type="float">
            <text:p>-0.9065246582</text:p>
          </table:table-cell>
          <table:table-cell table:formula="of:=[.D411]*100" office:value-type="float" office:value="0.10237865" calcext:value-type="float">
            <text:p>0.10237865</text:p>
          </table:table-cell>
          <table:table-cell table:formula="of:=[.E411]*100" office:value-type="float" office:value="0.494138" calcext:value-type="float">
            <text:p>0.494138</text:p>
          </table:table-cell>
          <table:table-cell table:formula="of:=[.F411]*100" office:value-type="float" office:value="0.606624" calcext:value-type="float">
            <text:p>0.606624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179.0999145508" calcext:value-type="float">
            <text:p>179.0999145508</text:p>
          </table:table-cell>
          <table:table-cell office:value-type="float" office:value="-0.2351402194" calcext:value-type="float">
            <text:p>-0.23514021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0177" calcext:value-type="float">
            <text:p>0.00520177</text:p>
          </table:table-cell>
          <table:table-cell office:value-type="float" office:value="0.00606624" calcext:value-type="float">
            <text:p>0.00606624</text:p>
          </table:table-cell>
          <table:table-cell office:value-type="float" office:value="0.0000748735" calcext:value-type="float">
            <text:p>7.48735E-05</text:p>
          </table:table-cell>
          <table:table-cell office:value-type="float" office:value="685" calcext:value-type="float">
            <text:p>685</text:p>
          </table:table-cell>
          <table:table-cell table:formula="of:=[.B412]-180" office:value-type="float" office:value="-0.900085449199992" calcext:value-type="float">
            <text:p>-0.9000854492</text:p>
          </table:table-cell>
          <table:table-cell table:formula="of:=[.D412]*100" office:value-type="float" office:value="0.10237865" calcext:value-type="float">
            <text:p>0.10237865</text:p>
          </table:table-cell>
          <table:table-cell table:formula="of:=[.E412]*100" office:value-type="float" office:value="0.520177" calcext:value-type="float">
            <text:p>0.520177</text:p>
          </table:table-cell>
          <table:table-cell table:formula="of:=[.F412]*100" office:value-type="float" office:value="0.606624" calcext:value-type="float">
            <text:p>0.606624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179.0989685059" calcext:value-type="float">
            <text:p>179.0989685059</text:p>
          </table:table-cell>
          <table:table-cell office:value-type="float" office:value="-0.1640130464" calcext:value-type="float">
            <text:p>-0.16401304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0119" calcext:value-type="float">
            <text:p>0.00490119</text:p>
          </table:table-cell>
          <table:table-cell office:value-type="float" office:value="0.00609422" calcext:value-type="float">
            <text:p>0.00609422</text:p>
          </table:table-cell>
          <table:table-cell office:value-type="float" office:value="-0.0000575558" calcext:value-type="float">
            <text:p>-5.75558E-05</text:p>
          </table:table-cell>
          <table:table-cell office:value-type="float" office:value="686" calcext:value-type="float">
            <text:p>686</text:p>
          </table:table-cell>
          <table:table-cell table:formula="of:=[.B413]-180" office:value-type="float" office:value="-0.90103149410001" calcext:value-type="float">
            <text:p>-0.9010314941</text:p>
          </table:table-cell>
          <table:table-cell table:formula="of:=[.D413]*100" office:value-type="float" office:value="0.10237865" calcext:value-type="float">
            <text:p>0.10237865</text:p>
          </table:table-cell>
          <table:table-cell table:formula="of:=[.E413]*100" office:value-type="float" office:value="0.490119" calcext:value-type="float">
            <text:p>0.490119</text:p>
          </table:table-cell>
          <table:table-cell table:formula="of:=[.F413]*100" office:value-type="float" office:value="0.609422" calcext:value-type="float">
            <text:p>0.609422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 office:value-type="float" office:value="179.1045532227" calcext:value-type="float">
            <text:p>179.1045532227</text:p>
          </table:table-cell>
          <table:table-cell office:value-type="float" office:value="-0.2114660042" calcext:value-type="float">
            <text:p>-0.21146600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1718" calcext:value-type="float">
            <text:p>0.00501718</text:p>
          </table:table-cell>
          <table:table-cell office:value-type="float" office:value="0.00620603" calcext:value-type="float">
            <text:p>0.00620603</text:p>
          </table:table-cell>
          <table:table-cell office:value-type="float" office:value="0.0000187853" calcext:value-type="float">
            <text:p>1.87853E-05</text:p>
          </table:table-cell>
          <table:table-cell office:value-type="float" office:value="687" calcext:value-type="float">
            <text:p>687</text:p>
          </table:table-cell>
          <table:table-cell table:formula="of:=[.B414]-180" office:value-type="float" office:value="-0.895446777300009" calcext:value-type="float">
            <text:p>-0.8954467773</text:p>
          </table:table-cell>
          <table:table-cell table:formula="of:=[.D414]*100" office:value-type="float" office:value="0.10237865" calcext:value-type="float">
            <text:p>0.10237865</text:p>
          </table:table-cell>
          <table:table-cell table:formula="of:=[.E414]*100" office:value-type="float" office:value="0.501718" calcext:value-type="float">
            <text:p>0.501718</text:p>
          </table:table-cell>
          <table:table-cell table:formula="of:=[.F414]*100" office:value-type="float" office:value="0.620603" calcext:value-type="float">
            <text:p>0.620603</text:p>
          </table:table-cell>
        </table:table-row>
        <table:table-row table:style-name="ro1">
          <table:table-cell office:value-type="float" office:value="34.39" calcext:value-type="float">
            <text:p>34.39</text:p>
          </table:table-cell>
          <table:table-cell office:value-type="float" office:value="179.1105041504" calcext:value-type="float">
            <text:p>179.1105041504</text:p>
          </table:table-cell>
          <table:table-cell office:value-type="float" office:value="-0.2500554046" calcext:value-type="float">
            <text:p>-0.25005540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517" calcext:value-type="float">
            <text:p>0.0053517</text:p>
          </table:table-cell>
          <table:table-cell office:value-type="float" office:value="0.00622869" calcext:value-type="float">
            <text:p>0.00622869</text:p>
          </table:table-cell>
          <table:table-cell office:value-type="float" office:value="0.0000167584" calcext:value-type="float">
            <text:p>1.67584E-05</text:p>
          </table:table-cell>
          <table:table-cell office:value-type="float" office:value="688" calcext:value-type="float">
            <text:p>688</text:p>
          </table:table-cell>
          <table:table-cell table:formula="of:=[.B415]-180" office:value-type="float" office:value="-0.889495849599996" calcext:value-type="float">
            <text:p>-0.8894958496</text:p>
          </table:table-cell>
          <table:table-cell table:formula="of:=[.D415]*100" office:value-type="float" office:value="0.10237865" calcext:value-type="float">
            <text:p>0.10237865</text:p>
          </table:table-cell>
          <table:table-cell table:formula="of:=[.E415]*100" office:value-type="float" office:value="0.53517" calcext:value-type="float">
            <text:p>0.53517</text:p>
          </table:table-cell>
          <table:table-cell table:formula="of:=[.F415]*100" office:value-type="float" office:value="0.622869" calcext:value-type="float">
            <text:p>0.622869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79.0908508301" calcext:value-type="float">
            <text:p>179.0908508301</text:p>
          </table:table-cell>
          <table:table-cell office:value-type="float" office:value="-0.233385805" calcext:value-type="float">
            <text:p>-0.2333858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6351" calcext:value-type="float">
            <text:p>0.00546351</text:p>
          </table:table-cell>
          <table:table-cell office:value-type="float" office:value="0.00622869" calcext:value-type="float">
            <text:p>0.00622869</text:p>
          </table:table-cell>
          <table:table-cell office:value-type="float" office:value="0.0000113617" calcext:value-type="float">
            <text:p>1.13617E-05</text:p>
          </table:table-cell>
          <table:table-cell office:value-type="float" office:value="689" calcext:value-type="float">
            <text:p>689</text:p>
          </table:table-cell>
          <table:table-cell table:formula="of:=[.B416]-180" office:value-type="float" office:value="-0.90914916989999" calcext:value-type="float">
            <text:p>-0.9091491699</text:p>
          </table:table-cell>
          <table:table-cell table:formula="of:=[.D416]*100" office:value-type="float" office:value="0.10237865" calcext:value-type="float">
            <text:p>0.10237865</text:p>
          </table:table-cell>
          <table:table-cell table:formula="of:=[.E416]*100" office:value-type="float" office:value="0.546351" calcext:value-type="float">
            <text:p>0.546351</text:p>
          </table:table-cell>
          <table:table-cell table:formula="of:=[.F416]*100" office:value-type="float" office:value="0.622869" calcext:value-type="float">
            <text:p>0.622869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179.0978393555" calcext:value-type="float">
            <text:p>179.0978393555</text:p>
          </table:table-cell>
          <table:table-cell office:value-type="float" office:value="-0.2264760205" calcext:value-type="float">
            <text:p>-0.22647602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9195" calcext:value-type="float">
            <text:p>0.00549195</text:p>
          </table:table-cell>
          <table:table-cell office:value-type="float" office:value="0.00627828" calcext:value-type="float">
            <text:p>0.00627828</text:p>
          </table:table-cell>
          <table:table-cell office:value-type="float" office:value="0.0000658865" calcext:value-type="float">
            <text:p>6.58865E-05</text:p>
          </table:table-cell>
          <table:table-cell office:value-type="float" office:value="690" calcext:value-type="float">
            <text:p>690</text:p>
          </table:table-cell>
          <table:table-cell table:formula="of:=[.B417]-180" office:value-type="float" office:value="-0.902160644499986" calcext:value-type="float">
            <text:p>-0.9021606445</text:p>
          </table:table-cell>
          <table:table-cell table:formula="of:=[.D417]*100" office:value-type="float" office:value="0.10237865" calcext:value-type="float">
            <text:p>0.10237865</text:p>
          </table:table-cell>
          <table:table-cell table:formula="of:=[.E417]*100" office:value-type="float" office:value="0.549195" calcext:value-type="float">
            <text:p>0.549195</text:p>
          </table:table-cell>
          <table:table-cell table:formula="of:=[.F417]*100" office:value-type="float" office:value="0.627828" calcext:value-type="float">
            <text:p>0.627828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179.0861206055" calcext:value-type="float">
            <text:p>179.0861206055</text:p>
          </table:table-cell>
          <table:table-cell office:value-type="float" office:value="-0.1516673026" calcext:value-type="float">
            <text:p>-0.15166730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1227" calcext:value-type="float">
            <text:p>0.00501227</text:p>
          </table:table-cell>
          <table:table-cell office:value-type="float" office:value="0.00629172" calcext:value-type="float">
            <text:p>0.00629172</text:p>
          </table:table-cell>
          <table:table-cell office:value-type="float" office:value="-0.0002215938" calcext:value-type="float">
            <text:p>-0.0002215938</text:p>
          </table:table-cell>
          <table:table-cell office:value-type="float" office:value="691" calcext:value-type="float">
            <text:p>691</text:p>
          </table:table-cell>
          <table:table-cell table:formula="of:=[.B418]-180" office:value-type="float" office:value="-0.913879394499986" calcext:value-type="float">
            <text:p>-0.9138793945</text:p>
          </table:table-cell>
          <table:table-cell table:formula="of:=[.D418]*100" office:value-type="float" office:value="0.10237865" calcext:value-type="float">
            <text:p>0.10237865</text:p>
          </table:table-cell>
          <table:table-cell table:formula="of:=[.E418]*100" office:value-type="float" office:value="0.501227" calcext:value-type="float">
            <text:p>0.501227</text:p>
          </table:table-cell>
          <table:table-cell table:formula="of:=[.F418]*100" office:value-type="float" office:value="0.629172" calcext:value-type="float">
            <text:p>0.629172</text:p>
          </table:table-cell>
        </table:table-row>
        <table:table-row table:style-name="ro1">
          <table:table-cell office:value-type="float" office:value="34.59" calcext:value-type="float">
            <text:p>34.59</text:p>
          </table:table-cell>
          <table:table-cell office:value-type="float" office:value="179.0807952881" calcext:value-type="float">
            <text:p>179.0807952881</text:p>
          </table:table-cell>
          <table:table-cell office:value-type="float" office:value="-0.2147330316" calcext:value-type="float">
            <text:p>-0.21473303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1298" calcext:value-type="float">
            <text:p>0.00511298</text:p>
          </table:table-cell>
          <table:table-cell office:value-type="float" office:value="0.00627977" calcext:value-type="float">
            <text:p>0.00627977</text:p>
          </table:table-cell>
          <table:table-cell office:value-type="float" office:value="0.0000707951" calcext:value-type="float">
            <text:p>7.07951E-05</text:p>
          </table:table-cell>
          <table:table-cell office:value-type="float" office:value="692" calcext:value-type="float">
            <text:p>692</text:p>
          </table:table-cell>
          <table:table-cell table:formula="of:=[.B419]-180" office:value-type="float" office:value="-0.919204711899994" calcext:value-type="float">
            <text:p>-0.9192047119</text:p>
          </table:table-cell>
          <table:table-cell table:formula="of:=[.D419]*100" office:value-type="float" office:value="0.10237865" calcext:value-type="float">
            <text:p>0.10237865</text:p>
          </table:table-cell>
          <table:table-cell table:formula="of:=[.E419]*100" office:value-type="float" office:value="0.511298" calcext:value-type="float">
            <text:p>0.511298</text:p>
          </table:table-cell>
          <table:table-cell table:formula="of:=[.F419]*100" office:value-type="float" office:value="0.627977" calcext:value-type="float">
            <text:p>0.627977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79.0762939453" calcext:value-type="float">
            <text:p>179.0762939453</text:p>
          </table:table-cell>
          <table:table-cell office:value-type="float" office:value="-0.1964850957" calcext:value-type="float">
            <text:p>-0.19648509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5846" calcext:value-type="float">
            <text:p>0.00505846</text:p>
          </table:table-cell>
          <table:table-cell office:value-type="float" office:value="0.00628383" calcext:value-type="float">
            <text:p>0.00628383</text:p>
          </table:table-cell>
          <table:table-cell office:value-type="float" office:value="0.0000323994" calcext:value-type="float">
            <text:p>3.23994E-05</text:p>
          </table:table-cell>
          <table:table-cell office:value-type="float" office:value="693" calcext:value-type="float">
            <text:p>693</text:p>
          </table:table-cell>
          <table:table-cell table:formula="of:=[.B420]-180" office:value-type="float" office:value="-0.923706054700006" calcext:value-type="float">
            <text:p>-0.9237060547</text:p>
          </table:table-cell>
          <table:table-cell table:formula="of:=[.D420]*100" office:value-type="float" office:value="0.10237865" calcext:value-type="float">
            <text:p>0.10237865</text:p>
          </table:table-cell>
          <table:table-cell table:formula="of:=[.E420]*100" office:value-type="float" office:value="0.505846" calcext:value-type="float">
            <text:p>0.505846</text:p>
          </table:table-cell>
          <table:table-cell table:formula="of:=[.F420]*100" office:value-type="float" office:value="0.628383" calcext:value-type="float">
            <text:p>0.628383</text:p>
          </table:table-cell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179.0698699951" calcext:value-type="float">
            <text:p>179.0698699951</text:p>
          </table:table-cell>
          <table:table-cell office:value-type="float" office:value="-0.2034568654" calcext:value-type="float">
            <text:p>-0.20345686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686" calcext:value-type="float">
            <text:p>0.0050686</text:p>
          </table:table-cell>
          <table:table-cell office:value-type="float" office:value="0.00628383" calcext:value-type="float">
            <text:p>0.00628383</text:p>
          </table:table-cell>
          <table:table-cell office:value-type="float" office:value="0.0000443171" calcext:value-type="float">
            <text:p>4.43171E-05</text:p>
          </table:table-cell>
          <table:table-cell office:value-type="float" office:value="694" calcext:value-type="float">
            <text:p>694</text:p>
          </table:table-cell>
          <table:table-cell table:formula="of:=[.B421]-180" office:value-type="float" office:value="-0.930130004900008" calcext:value-type="float">
            <text:p>-0.9301300049</text:p>
          </table:table-cell>
          <table:table-cell table:formula="of:=[.D421]*100" office:value-type="float" office:value="0.10237865" calcext:value-type="float">
            <text:p>0.10237865</text:p>
          </table:table-cell>
          <table:table-cell table:formula="of:=[.E421]*100" office:value-type="float" office:value="0.50686" calcext:value-type="float">
            <text:p>0.50686</text:p>
          </table:table-cell>
          <table:table-cell table:formula="of:=[.F421]*100" office:value-type="float" office:value="0.628383" calcext:value-type="float">
            <text:p>0.628383</text:p>
          </table:table-cell>
        </table:table-row>
        <table:table-row table:style-name="ro1">
          <table:table-cell office:value-type="float" office:value="34.74" calcext:value-type="float">
            <text:p>34.74</text:p>
          </table:table-cell>
          <table:table-cell office:value-type="float" office:value="179.072845459" calcext:value-type="float">
            <text:p>179.072845459</text:p>
          </table:table-cell>
          <table:table-cell office:value-type="float" office:value="-0.2265246316" calcext:value-type="float">
            <text:p>-0.22652463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2912" calcext:value-type="float">
            <text:p>0.00522912</text:p>
          </table:table-cell>
          <table:table-cell office:value-type="float" office:value="0.00621581" calcext:value-type="float">
            <text:p>0.00621581</text:p>
          </table:table-cell>
          <table:table-cell office:value-type="float" office:value="0.0000083446" calcext:value-type="float">
            <text:p>8.3446E-06</text:p>
          </table:table-cell>
          <table:table-cell office:value-type="float" office:value="695" calcext:value-type="float">
            <text:p>695</text:p>
          </table:table-cell>
          <table:table-cell table:formula="of:=[.B422]-180" office:value-type="float" office:value="-0.927154540999993" calcext:value-type="float">
            <text:p>-0.927154541</text:p>
          </table:table-cell>
          <table:table-cell table:formula="of:=[.D422]*100" office:value-type="float" office:value="0.10237865" calcext:value-type="float">
            <text:p>0.10237865</text:p>
          </table:table-cell>
          <table:table-cell table:formula="of:=[.E422]*100" office:value-type="float" office:value="0.522912" calcext:value-type="float">
            <text:p>0.522912</text:p>
          </table:table-cell>
          <table:table-cell table:formula="of:=[.F422]*100" office:value-type="float" office:value="0.621581" calcext:value-type="float">
            <text:p>0.621581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179.0802459717" calcext:value-type="float">
            <text:p>179.0802459717</text:p>
          </table:table-cell>
          <table:table-cell office:value-type="float" office:value="-0.1859687409" calcext:value-type="float">
            <text:p>-0.18596874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6576" calcext:value-type="float">
            <text:p>0.00506576</text:p>
          </table:table-cell>
          <table:table-cell office:value-type="float" office:value="0.00621191" calcext:value-type="float">
            <text:p>0.00621191</text:p>
          </table:table-cell>
          <table:table-cell office:value-type="float" office:value="-0.0000228008" calcext:value-type="float">
            <text:p>-2.28008E-05</text:p>
          </table:table-cell>
          <table:table-cell office:value-type="float" office:value="696" calcext:value-type="float">
            <text:p>696</text:p>
          </table:table-cell>
          <table:table-cell table:formula="of:=[.B423]-180" office:value-type="float" office:value="-0.919754028299991" calcext:value-type="float">
            <text:p>-0.9197540283</text:p>
          </table:table-cell>
          <table:table-cell table:formula="of:=[.D423]*100" office:value-type="float" office:value="0.10237865" calcext:value-type="float">
            <text:p>0.10237865</text:p>
          </table:table-cell>
          <table:table-cell table:formula="of:=[.E423]*100" office:value-type="float" office:value="0.506576" calcext:value-type="float">
            <text:p>0.506576</text:p>
          </table:table-cell>
          <table:table-cell table:formula="of:=[.F423]*100" office:value-type="float" office:value="0.621191" calcext:value-type="float">
            <text:p>0.621191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179.0742645264" calcext:value-type="float">
            <text:p>179.0742645264</text:p>
          </table:table-cell>
          <table:table-cell office:value-type="float" office:value="-0.2156335558" calcext:value-type="float">
            <text:p>-0.21563355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5463" calcext:value-type="float">
            <text:p>0.00515463</text:p>
          </table:table-cell>
          <table:table-cell office:value-type="float" office:value="0.00610251" calcext:value-type="float">
            <text:p>0.00610251</text:p>
          </table:table-cell>
          <table:table-cell office:value-type="float" office:value="-0.0000493924" calcext:value-type="float">
            <text:p>-4.93924E-05</text:p>
          </table:table-cell>
          <table:table-cell office:value-type="float" office:value="697" calcext:value-type="float">
            <text:p>697</text:p>
          </table:table-cell>
          <table:table-cell table:formula="of:=[.B424]-180" office:value-type="float" office:value="-0.925735473600014" calcext:value-type="float">
            <text:p>-0.9257354736</text:p>
          </table:table-cell>
          <table:table-cell table:formula="of:=[.D424]*100" office:value-type="float" office:value="0.10237865" calcext:value-type="float">
            <text:p>0.10237865</text:p>
          </table:table-cell>
          <table:table-cell table:formula="of:=[.E424]*100" office:value-type="float" office:value="0.515463" calcext:value-type="float">
            <text:p>0.515463</text:p>
          </table:table-cell>
          <table:table-cell table:formula="of:=[.F424]*100" office:value-type="float" office:value="0.610251" calcext:value-type="float">
            <text:p>0.610251</text:p>
          </table:table-cell>
        </table:table-row>
        <table:table-row table:style-name="ro1">
          <table:table-cell office:value-type="float" office:value="34.89" calcext:value-type="float">
            <text:p>34.89</text:p>
          </table:table-cell>
          <table:table-cell office:value-type="float" office:value="179.0609130859" calcext:value-type="float">
            <text:p>179.0609130859</text:p>
          </table:table-cell>
          <table:table-cell office:value-type="float" office:value="-0.212761779" calcext:value-type="float">
            <text:p>-0.2127617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9471" calcext:value-type="float">
            <text:p>0.00519471</text:p>
          </table:table-cell>
          <table:table-cell office:value-type="float" office:value="0.00609331" calcext:value-type="float">
            <text:p>0.00609331</text:p>
          </table:table-cell>
          <table:table-cell office:value-type="float" office:value="0.0001035551" calcext:value-type="float">
            <text:p>0.0001035551</text:p>
          </table:table-cell>
          <table:table-cell office:value-type="float" office:value="698" calcext:value-type="float">
            <text:p>698</text:p>
          </table:table-cell>
          <table:table-cell table:formula="of:=[.B425]-180" office:value-type="float" office:value="-0.939086914099988" calcext:value-type="float">
            <text:p>-0.9390869141</text:p>
          </table:table-cell>
          <table:table-cell table:formula="of:=[.D425]*100" office:value-type="float" office:value="0.10237865" calcext:value-type="float">
            <text:p>0.10237865</text:p>
          </table:table-cell>
          <table:table-cell table:formula="of:=[.E425]*100" office:value-type="float" office:value="0.519471" calcext:value-type="float">
            <text:p>0.519471</text:p>
          </table:table-cell>
          <table:table-cell table:formula="of:=[.F425]*100" office:value-type="float" office:value="0.609331" calcext:value-type="float">
            <text:p>0.609331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179.0666809082" calcext:value-type="float">
            <text:p>179.0666809082</text:p>
          </table:table-cell>
          <table:table-cell office:value-type="float" office:value="-0.2438220432" calcext:value-type="float">
            <text:p>-0.24382204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2845" calcext:value-type="float">
            <text:p>0.00542845</text:p>
          </table:table-cell>
          <table:table-cell office:value-type="float" office:value="0.00609331" calcext:value-type="float">
            <text:p>0.00609331</text:p>
          </table:table-cell>
          <table:table-cell office:value-type="float" office:value="-0.0000466326" calcext:value-type="float">
            <text:p>-4.66326E-05</text:p>
          </table:table-cell>
          <table:table-cell office:value-type="float" office:value="699" calcext:value-type="float">
            <text:p>699</text:p>
          </table:table-cell>
          <table:table-cell table:formula="of:=[.B426]-180" office:value-type="float" office:value="-0.933319091800001" calcext:value-type="float">
            <text:p>-0.9333190918</text:p>
          </table:table-cell>
          <table:table-cell table:formula="of:=[.D426]*100" office:value-type="float" office:value="0.10237865" calcext:value-type="float">
            <text:p>0.10237865</text:p>
          </table:table-cell>
          <table:table-cell table:formula="of:=[.E426]*100" office:value-type="float" office:value="0.542845" calcext:value-type="float">
            <text:p>0.542845</text:p>
          </table:table-cell>
          <table:table-cell table:formula="of:=[.F426]*100" office:value-type="float" office:value="0.609331" calcext:value-type="float">
            <text:p>0.609331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179.0732421875" calcext:value-type="float">
            <text:p>179.0732421875</text:p>
          </table:table-cell>
          <table:table-cell office:value-type="float" office:value="-0.1952878903" calcext:value-type="float">
            <text:p>-0.19528789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6071" calcext:value-type="float">
            <text:p>0.00526071</text:p>
          </table:table-cell>
          <table:table-cell office:value-type="float" office:value="0.00595968" calcext:value-type="float">
            <text:p>0.00595968</text:p>
          </table:table-cell>
          <table:table-cell office:value-type="float" office:value="-0.0000293626" calcext:value-type="float">
            <text:p>-2.93626E-05</text:p>
          </table:table-cell>
          <table:table-cell office:value-type="float" office:value="700" calcext:value-type="float">
            <text:p>700</text:p>
          </table:table-cell>
          <table:table-cell table:formula="of:=[.B427]-180" office:value-type="float" office:value="-0.9267578125" calcext:value-type="float">
            <text:p>-0.9267578125</text:p>
          </table:table-cell>
          <table:table-cell table:formula="of:=[.D427]*100" office:value-type="float" office:value="0.10237865" calcext:value-type="float">
            <text:p>0.10237865</text:p>
          </table:table-cell>
          <table:table-cell table:formula="of:=[.E427]*100" office:value-type="float" office:value="0.526071" calcext:value-type="float">
            <text:p>0.526071</text:p>
          </table:table-cell>
          <table:table-cell table:formula="of:=[.F427]*100" office:value-type="float" office:value="0.595968" calcext:value-type="float">
            <text:p>0.595968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179.0751037598" calcext:value-type="float">
            <text:p>179.0751037598</text:p>
          </table:table-cell>
          <table:table-cell office:value-type="float" office:value="-0.1786670155" calcext:value-type="float">
            <text:p>-0.17866701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3814" calcext:value-type="float">
            <text:p>0.00503814</text:p>
          </table:table-cell>
          <table:table-cell office:value-type="float" office:value="0.00594379" calcext:value-type="float">
            <text:p>0.00594379</text:p>
          </table:table-cell>
          <table:table-cell office:value-type="float" office:value="-0.0000753579" calcext:value-type="float">
            <text:p>-7.53579E-05</text:p>
          </table:table-cell>
          <table:table-cell office:value-type="float" office:value="701" calcext:value-type="float">
            <text:p>701</text:p>
          </table:table-cell>
          <table:table-cell table:formula="of:=[.B428]-180" office:value-type="float" office:value="-0.924896240200013" calcext:value-type="float">
            <text:p>-0.9248962402</text:p>
          </table:table-cell>
          <table:table-cell table:formula="of:=[.D428]*100" office:value-type="float" office:value="0.10237865" calcext:value-type="float">
            <text:p>0.10237865</text:p>
          </table:table-cell>
          <table:table-cell table:formula="of:=[.E428]*100" office:value-type="float" office:value="0.503814" calcext:value-type="float">
            <text:p>0.503814</text:p>
          </table:table-cell>
          <table:table-cell table:formula="of:=[.F428]*100" office:value-type="float" office:value="0.594379" calcext:value-type="float">
            <text:p>0.594379</text:p>
          </table:table-cell>
        </table:table-row>
        <table:table-row table:style-name="ro1">
          <table:table-cell office:value-type="float" office:value="35.09" calcext:value-type="float">
            <text:p>35.09</text:p>
          </table:table-cell>
          <table:table-cell office:value-type="float" office:value="179.0828094482" calcext:value-type="float">
            <text:p>179.0828094482</text:p>
          </table:table-cell>
          <table:table-cell office:value-type="float" office:value="-0.1188651119" calcext:value-type="float">
            <text:p>-0.11886511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9121" calcext:value-type="float">
            <text:p>0.00449121</text:p>
          </table:table-cell>
          <table:table-cell office:value-type="float" office:value="0.00580956" calcext:value-type="float">
            <text:p>0.00580956</text:p>
          </table:table-cell>
          <table:table-cell office:value-type="float" office:value="-0.0002330134" calcext:value-type="float">
            <text:p>-0.0002330134</text:p>
          </table:table-cell>
          <table:table-cell office:value-type="float" office:value="702" calcext:value-type="float">
            <text:p>702</text:p>
          </table:table-cell>
          <table:table-cell table:formula="of:=[.B429]-180" office:value-type="float" office:value="-0.91719055179999" calcext:value-type="float">
            <text:p>-0.9171905518</text:p>
          </table:table-cell>
          <table:table-cell table:formula="of:=[.D429]*100" office:value-type="float" office:value="0.10237865" calcext:value-type="float">
            <text:p>0.10237865</text:p>
          </table:table-cell>
          <table:table-cell table:formula="of:=[.E429]*100" office:value-type="float" office:value="0.449121" calcext:value-type="float">
            <text:p>0.449121</text:p>
          </table:table-cell>
          <table:table-cell table:formula="of:=[.F429]*100" office:value-type="float" office:value="0.580956" calcext:value-type="float">
            <text:p>0.580956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179.0897521973" calcext:value-type="float">
            <text:p>179.0897521973</text:p>
          </table:table-cell>
          <table:table-cell office:value-type="float" office:value="-0.1585627749" calcext:value-type="float">
            <text:p>-0.15856277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9135" calcext:value-type="float">
            <text:p>0.00439135</text:p>
          </table:table-cell>
          <table:table-cell office:value-type="float" office:value="0.00580956" calcext:value-type="float">
            <text:p>0.00580956</text:p>
          </table:table-cell>
          <table:table-cell office:value-type="float" office:value="-0.0001134553" calcext:value-type="float">
            <text:p>-0.0001134553</text:p>
          </table:table-cell>
          <table:table-cell office:value-type="float" office:value="703" calcext:value-type="float">
            <text:p>703</text:p>
          </table:table-cell>
          <table:table-cell table:formula="of:=[.B430]-180" office:value-type="float" office:value="-0.910247802700013" calcext:value-type="float">
            <text:p>-0.9102478027</text:p>
          </table:table-cell>
          <table:table-cell table:formula="of:=[.D430]*100" office:value-type="float" office:value="0.10237865" calcext:value-type="float">
            <text:p>0.10237865</text:p>
          </table:table-cell>
          <table:table-cell table:formula="of:=[.E430]*100" office:value-type="float" office:value="0.439135" calcext:value-type="float">
            <text:p>0.439135</text:p>
          </table:table-cell>
          <table:table-cell table:formula="of:=[.F430]*100" office:value-type="float" office:value="0.580956" calcext:value-type="float">
            <text:p>0.580956</text:p>
          </table:table-cell>
        </table:table-row>
        <table:table-row table:style-name="ro1">
          <table:table-cell office:value-type="float" office:value="35.19" calcext:value-type="float">
            <text:p>35.19</text:p>
          </table:table-cell>
          <table:table-cell office:value-type="float" office:value="179.1055755615" calcext:value-type="float">
            <text:p>179.1055755615</text:p>
          </table:table-cell>
          <table:table-cell office:value-type="float" office:value="-0.1504871709" calcext:value-type="float">
            <text:p>-0.15048717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7097" calcext:value-type="float">
            <text:p>0.00427097</text:p>
          </table:table-cell>
          <table:table-cell office:value-type="float" office:value="0.00578837" calcext:value-type="float">
            <text:p>0.00578837</text:p>
          </table:table-cell>
          <table:table-cell office:value-type="float" office:value="-0.00008235" calcext:value-type="float">
            <text:p>-0.00008235</text:p>
          </table:table-cell>
          <table:table-cell office:value-type="float" office:value="704" calcext:value-type="float">
            <text:p>704</text:p>
          </table:table-cell>
          <table:table-cell table:formula="of:=[.B431]-180" office:value-type="float" office:value="-0.89442443850001" calcext:value-type="float">
            <text:p>-0.8944244385</text:p>
          </table:table-cell>
          <table:table-cell table:formula="of:=[.D431]*100" office:value-type="float" office:value="0.10237865" calcext:value-type="float">
            <text:p>0.10237865</text:p>
          </table:table-cell>
          <table:table-cell table:formula="of:=[.E431]*100" office:value-type="float" office:value="0.427097" calcext:value-type="float">
            <text:p>0.427097</text:p>
          </table:table-cell>
          <table:table-cell table:formula="of:=[.F431]*100" office:value-type="float" office:value="0.578837" calcext:value-type="float">
            <text:p>0.578837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79.1076049805" calcext:value-type="float">
            <text:p>179.1076049805</text:p>
          </table:table-cell>
          <table:table-cell office:value-type="float" office:value="-0.170870754" calcext:value-type="float">
            <text:p>-0.1708707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2662" calcext:value-type="float">
            <text:p>0.00432662</text:p>
          </table:table-cell>
          <table:table-cell office:value-type="float" office:value="0.00566907" calcext:value-type="float">
            <text:p>0.00566907</text:p>
          </table:table-cell>
          <table:table-cell office:value-type="float" office:value="0.0000124564" calcext:value-type="float">
            <text:p>1.24564E-05</text:p>
          </table:table-cell>
          <table:table-cell office:value-type="float" office:value="705" calcext:value-type="float">
            <text:p>705</text:p>
          </table:table-cell>
          <table:table-cell table:formula="of:=[.B432]-180" office:value-type="float" office:value="-0.892395019499986" calcext:value-type="float">
            <text:p>-0.8923950195</text:p>
          </table:table-cell>
          <table:table-cell table:formula="of:=[.D432]*100" office:value-type="float" office:value="0.10237865" calcext:value-type="float">
            <text:p>0.10237865</text:p>
          </table:table-cell>
          <table:table-cell table:formula="of:=[.E432]*100" office:value-type="float" office:value="0.432662" calcext:value-type="float">
            <text:p>0.432662</text:p>
          </table:table-cell>
          <table:table-cell table:formula="of:=[.F432]*100" office:value-type="float" office:value="0.566907" calcext:value-type="float">
            <text:p>0.566907</text:p>
          </table:table-cell>
        </table:table-row>
        <table:table-row table:style-name="ro1">
          <table:table-cell office:value-type="float" office:value="35.29" calcext:value-type="float">
            <text:p>35.29</text:p>
          </table:table-cell>
          <table:table-cell office:value-type="float" office:value="179.1009216309" calcext:value-type="float">
            <text:p>179.1009216309</text:p>
          </table:table-cell>
          <table:table-cell office:value-type="float" office:value="-0.1536308614" calcext:value-type="float">
            <text:p>-0.15363086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488" calcext:value-type="float">
            <text:p>0.0042488</text:p>
          </table:table-cell>
          <table:table-cell office:value-type="float" office:value="0.00565177" calcext:value-type="float">
            <text:p>0.00565177</text:p>
          </table:table-cell>
          <table:table-cell office:value-type="float" office:value="-0.0000452254" calcext:value-type="float">
            <text:p>-4.52254E-05</text:p>
          </table:table-cell>
          <table:table-cell office:value-type="float" office:value="706" calcext:value-type="float">
            <text:p>706</text:p>
          </table:table-cell>
          <table:table-cell table:formula="of:=[.B433]-180" office:value-type="float" office:value="-0.89907836910001" calcext:value-type="float">
            <text:p>-0.8990783691</text:p>
          </table:table-cell>
          <table:table-cell table:formula="of:=[.D433]*100" office:value-type="float" office:value="0.10237865" calcext:value-type="float">
            <text:p>0.10237865</text:p>
          </table:table-cell>
          <table:table-cell table:formula="of:=[.E433]*100" office:value-type="float" office:value="0.42488" calcext:value-type="float">
            <text:p>0.42488</text:p>
          </table:table-cell>
          <table:table-cell table:formula="of:=[.F433]*100" office:value-type="float" office:value="0.565177" calcext:value-type="float">
            <text:p>0.565177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179.1037902832" calcext:value-type="float">
            <text:p>179.1037902832</text:p>
          </table:table-cell>
          <table:table-cell office:value-type="float" office:value="-0.1629508659" calcext:value-type="float">
            <text:p>-0.16295086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5906" calcext:value-type="float">
            <text:p>0.00425906</text:p>
          </table:table-cell>
          <table:table-cell office:value-type="float" office:value="0.00565177" calcext:value-type="float">
            <text:p>0.00565177</text:p>
          </table:table-cell>
          <table:table-cell office:value-type="float" office:value="0.0000179824" calcext:value-type="float">
            <text:p>1.79824E-05</text:p>
          </table:table-cell>
          <table:table-cell office:value-type="float" office:value="707" calcext:value-type="float">
            <text:p>707</text:p>
          </table:table-cell>
          <table:table-cell table:formula="of:=[.B434]-180" office:value-type="float" office:value="-0.896209716800001" calcext:value-type="float">
            <text:p>-0.8962097168</text:p>
          </table:table-cell>
          <table:table-cell table:formula="of:=[.D434]*100" office:value-type="float" office:value="0.10237865" calcext:value-type="float">
            <text:p>0.10237865</text:p>
          </table:table-cell>
          <table:table-cell table:formula="of:=[.E434]*100" office:value-type="float" office:value="0.425906" calcext:value-type="float">
            <text:p>0.425906</text:p>
          </table:table-cell>
          <table:table-cell table:formula="of:=[.F434]*100" office:value-type="float" office:value="0.565177" calcext:value-type="float">
            <text:p>0.565177</text:p>
          </table:table-cell>
        </table:table-row>
        <table:table-row table:style-name="ro1">
          <table:table-cell office:value-type="float" office:value="35.39" calcext:value-type="float">
            <text:p>35.39</text:p>
          </table:table-cell>
          <table:table-cell office:value-type="float" office:value="179.1045684814" calcext:value-type="float">
            <text:p>179.1045684814</text:p>
          </table:table-cell>
          <table:table-cell office:value-type="float" office:value="-0.1084759673" calcext:value-type="float">
            <text:p>-0.10847596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0279" calcext:value-type="float">
            <text:p>0.00390279</text:p>
          </table:table-cell>
          <table:table-cell office:value-type="float" office:value="0.00556655" calcext:value-type="float">
            <text:p>0.00556655</text:p>
          </table:table-cell>
          <table:table-cell office:value-type="float" office:value="-0.0001243139" calcext:value-type="float">
            <text:p>-0.0001243139</text:p>
          </table:table-cell>
          <table:table-cell office:value-type="float" office:value="708" calcext:value-type="float">
            <text:p>708</text:p>
          </table:table-cell>
          <table:table-cell table:formula="of:=[.B435]-180" office:value-type="float" office:value="-0.895431518599992" calcext:value-type="float">
            <text:p>-0.8954315186</text:p>
          </table:table-cell>
          <table:table-cell table:formula="of:=[.D435]*100" office:value-type="float" office:value="0.10237865" calcext:value-type="float">
            <text:p>0.10237865</text:p>
          </table:table-cell>
          <table:table-cell table:formula="of:=[.E435]*100" office:value-type="float" office:value="0.390279" calcext:value-type="float">
            <text:p>0.390279</text:p>
          </table:table-cell>
          <table:table-cell table:formula="of:=[.F435]*100" office:value-type="float" office:value="0.556655" calcext:value-type="float">
            <text:p>0.556655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179.0898742676" calcext:value-type="float">
            <text:p>179.0898742676</text:p>
          </table:table-cell>
          <table:table-cell office:value-type="float" office:value="-0.1373935972" calcext:value-type="float">
            <text:p>-0.13739359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5812" calcext:value-type="float">
            <text:p>0.00385812</text:p>
          </table:table-cell>
          <table:table-cell office:value-type="float" office:value="0.0055466" calcext:value-type="float">
            <text:p>0.0055466</text:p>
          </table:table-cell>
          <table:table-cell office:value-type="float" office:value="-0.0000557965" calcext:value-type="float">
            <text:p>-5.57965E-05</text:p>
          </table:table-cell>
          <table:table-cell office:value-type="float" office:value="709" calcext:value-type="float">
            <text:p>709</text:p>
          </table:table-cell>
          <table:table-cell table:formula="of:=[.B436]-180" office:value-type="float" office:value="-0.91012573239999" calcext:value-type="float">
            <text:p>-0.9101257324</text:p>
          </table:table-cell>
          <table:table-cell table:formula="of:=[.D436]*100" office:value-type="float" office:value="0.10237865" calcext:value-type="float">
            <text:p>0.10237865</text:p>
          </table:table-cell>
          <table:table-cell table:formula="of:=[.E436]*100" office:value-type="float" office:value="0.385812" calcext:value-type="float">
            <text:p>0.385812</text:p>
          </table:table-cell>
          <table:table-cell table:formula="of:=[.F436]*100" office:value-type="float" office:value="0.55466" calcext:value-type="float">
            <text:p>0.55466</text:p>
          </table:table-cell>
        </table:table-row>
        <table:table-row table:style-name="ro1">
          <table:table-cell office:value-type="float" office:value="35.49" calcext:value-type="float">
            <text:p>35.49</text:p>
          </table:table-cell>
          <table:table-cell office:value-type="float" office:value="179.1008148193" calcext:value-type="float">
            <text:p>179.1008148193</text:p>
          </table:table-cell>
          <table:table-cell office:value-type="float" office:value="-0.1335747315" calcext:value-type="float">
            <text:p>-0.13357473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0291" calcext:value-type="float">
            <text:p>0.00380291</text:p>
          </table:table-cell>
          <table:table-cell office:value-type="float" office:value="0.00550192" calcext:value-type="float">
            <text:p>0.00550192</text:p>
          </table:table-cell>
          <table:table-cell office:value-type="float" office:value="-0.000042876" calcext:value-type="float">
            <text:p>-0.000042876</text:p>
          </table:table-cell>
          <table:table-cell office:value-type="float" office:value="710" calcext:value-type="float">
            <text:p>710</text:p>
          </table:table-cell>
          <table:table-cell table:formula="of:=[.B437]-180" office:value-type="float" office:value="-0.899185180699988" calcext:value-type="float">
            <text:p>-0.8991851807</text:p>
          </table:table-cell>
          <table:table-cell table:formula="of:=[.D437]*100" office:value-type="float" office:value="0.10237865" calcext:value-type="float">
            <text:p>0.10237865</text:p>
          </table:table-cell>
          <table:table-cell table:formula="of:=[.E437]*100" office:value-type="float" office:value="0.380291" calcext:value-type="float">
            <text:p>0.380291</text:p>
          </table:table-cell>
          <table:table-cell table:formula="of:=[.F437]*100" office:value-type="float" office:value="0.550192" calcext:value-type="float">
            <text:p>0.550192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179.0905609131" calcext:value-type="float">
            <text:p>179.0905609131</text:p>
          </table:table-cell>
          <table:table-cell office:value-type="float" office:value="-0.1006256558" calcext:value-type="float">
            <text:p>-0.10062565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4649" calcext:value-type="float">
            <text:p>0.00354649</text:p>
          </table:table-cell>
          <table:table-cell office:value-type="float" office:value="0.00550192" calcext:value-type="float">
            <text:p>0.00550192</text:p>
          </table:table-cell>
          <table:table-cell office:value-type="float" office:value="-0.0001852995" calcext:value-type="float">
            <text:p>-0.0001852995</text:p>
          </table:table-cell>
          <table:table-cell office:value-type="float" office:value="711" calcext:value-type="float">
            <text:p>711</text:p>
          </table:table-cell>
          <table:table-cell table:formula="of:=[.B438]-180" office:value-type="float" office:value="-0.909439086899994" calcext:value-type="float">
            <text:p>-0.9094390869</text:p>
          </table:table-cell>
          <table:table-cell table:formula="of:=[.D438]*100" office:value-type="float" office:value="0.10237865" calcext:value-type="float">
            <text:p>0.10237865</text:p>
          </table:table-cell>
          <table:table-cell table:formula="of:=[.E438]*100" office:value-type="float" office:value="0.354649" calcext:value-type="float">
            <text:p>0.354649</text:p>
          </table:table-cell>
          <table:table-cell table:formula="of:=[.F438]*100" office:value-type="float" office:value="0.550192" calcext:value-type="float">
            <text:p>0.550192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179.096496582" calcext:value-type="float">
            <text:p>179.096496582</text:p>
          </table:table-cell>
          <table:table-cell office:value-type="float" office:value="-0.1263877445" calcext:value-type="float">
            <text:p>-0.126387744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4733" calcext:value-type="float">
            <text:p>0.00354733</text:p>
          </table:table-cell>
          <table:table-cell office:value-type="float" office:value="0.00548454" calcext:value-type="float">
            <text:p>0.00548454</text:p>
          </table:table-cell>
          <table:table-cell office:value-type="float" office:value="-0.0000262275" calcext:value-type="float">
            <text:p>-2.62275E-05</text:p>
          </table:table-cell>
          <table:table-cell office:value-type="float" office:value="712" calcext:value-type="float">
            <text:p>712</text:p>
          </table:table-cell>
          <table:table-cell table:formula="of:=[.B439]-180" office:value-type="float" office:value="-0.903503418000014" calcext:value-type="float">
            <text:p>-0.903503418</text:p>
          </table:table-cell>
          <table:table-cell table:formula="of:=[.D439]*100" office:value-type="float" office:value="0.10237865" calcext:value-type="float">
            <text:p>0.10237865</text:p>
          </table:table-cell>
          <table:table-cell table:formula="of:=[.E439]*100" office:value-type="float" office:value="0.354733" calcext:value-type="float">
            <text:p>0.354733</text:p>
          </table:table-cell>
          <table:table-cell table:formula="of:=[.F439]*100" office:value-type="float" office:value="0.548454" calcext:value-type="float">
            <text:p>0.548454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179.093536377" calcext:value-type="float">
            <text:p>179.093536377</text:p>
          </table:table-cell>
          <table:table-cell office:value-type="float" office:value="-0.0793646071" calcext:value-type="float">
            <text:p>-0.07936460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3446" calcext:value-type="float">
            <text:p>0.00323446</text:p>
          </table:table-cell>
          <table:table-cell office:value-type="float" office:value="0.00548454" calcext:value-type="float">
            <text:p>0.00548454</text:p>
          </table:table-cell>
          <table:table-cell office:value-type="float" office:value="-0.0002200694" calcext:value-type="float">
            <text:p>-0.0002200694</text:p>
          </table:table-cell>
          <table:table-cell office:value-type="float" office:value="713" calcext:value-type="float">
            <text:p>713</text:p>
          </table:table-cell>
          <table:table-cell table:formula="of:=[.B440]-180" office:value-type="float" office:value="-0.906463623000008" calcext:value-type="float">
            <text:p>-0.906463623</text:p>
          </table:table-cell>
          <table:table-cell table:formula="of:=[.D440]*100" office:value-type="float" office:value="0.10237865" calcext:value-type="float">
            <text:p>0.10237865</text:p>
          </table:table-cell>
          <table:table-cell table:formula="of:=[.E440]*100" office:value-type="float" office:value="0.323446" calcext:value-type="float">
            <text:p>0.323446</text:p>
          </table:table-cell>
          <table:table-cell table:formula="of:=[.F440]*100" office:value-type="float" office:value="0.548454" calcext:value-type="float">
            <text:p>0.548454</text:p>
          </table:table-cell>
        </table:table-row>
        <table:table-row table:style-name="ro1">
          <table:table-cell office:value-type="float" office:value="35.69" calcext:value-type="float">
            <text:p>35.69</text:p>
          </table:table-cell>
          <table:table-cell office:value-type="float" office:value="179.1022796631" calcext:value-type="float">
            <text:p>179.1022796631</text:p>
          </table:table-cell>
          <table:table-cell office:value-type="float" office:value="-0.1795479068" calcext:value-type="float">
            <text:p>-0.17954790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9374" calcext:value-type="float">
            <text:p>0.00369374</text:p>
          </table:table-cell>
          <table:table-cell office:value-type="float" office:value="0.00547253" calcext:value-type="float">
            <text:p>0.00547253</text:p>
          </table:table-cell>
          <table:table-cell office:value-type="float" office:value="0.0000639513" calcext:value-type="float">
            <text:p>6.39513E-05</text:p>
          </table:table-cell>
          <table:table-cell office:value-type="float" office:value="714" calcext:value-type="float">
            <text:p>714</text:p>
          </table:table-cell>
          <table:table-cell table:formula="of:=[.B441]-180" office:value-type="float" office:value="-0.897720336899994" calcext:value-type="float">
            <text:p>-0.8977203369</text:p>
          </table:table-cell>
          <table:table-cell table:formula="of:=[.D441]*100" office:value-type="float" office:value="0.10237865" calcext:value-type="float">
            <text:p>0.10237865</text:p>
          </table:table-cell>
          <table:table-cell table:formula="of:=[.E441]*100" office:value-type="float" office:value="0.369374" calcext:value-type="float">
            <text:p>0.369374</text:p>
          </table:table-cell>
          <table:table-cell table:formula="of:=[.F441]*100" office:value-type="float" office:value="0.547253" calcext:value-type="float">
            <text:p>0.547253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 office:value-type="float" office:value="179.1144256592" calcext:value-type="float">
            <text:p>179.1144256592</text:p>
          </table:table-cell>
          <table:table-cell office:value-type="float" office:value="-0.1152686927" calcext:value-type="float">
            <text:p>-0.11526869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7134" calcext:value-type="float">
            <text:p>0.00357134</text:p>
          </table:table-cell>
          <table:table-cell office:value-type="float" office:value="0.00550989" calcext:value-type="float">
            <text:p>0.00550989</text:p>
          </table:table-cell>
          <table:table-cell office:value-type="float" office:value="-0.000011018" calcext:value-type="float">
            <text:p>-0.000011018</text:p>
          </table:table-cell>
          <table:table-cell office:value-type="float" office:value="715" calcext:value-type="float">
            <text:p>715</text:p>
          </table:table-cell>
          <table:table-cell table:formula="of:=[.B442]-180" office:value-type="float" office:value="-0.885574340799991" calcext:value-type="float">
            <text:p>-0.8855743408</text:p>
          </table:table-cell>
          <table:table-cell table:formula="of:=[.D442]*100" office:value-type="float" office:value="0.10237865" calcext:value-type="float">
            <text:p>0.10237865</text:p>
          </table:table-cell>
          <table:table-cell table:formula="of:=[.E442]*100" office:value-type="float" office:value="0.357134" calcext:value-type="float">
            <text:p>0.357134</text:p>
          </table:table-cell>
          <table:table-cell table:formula="of:=[.F442]*100" office:value-type="float" office:value="0.550989" calcext:value-type="float">
            <text:p>0.550989</text:p>
          </table:table-cell>
        </table:table-row>
        <table:table-row table:style-name="ro1">
          <table:table-cell office:value-type="float" office:value="35.79" calcext:value-type="float">
            <text:p>35.79</text:p>
          </table:table-cell>
          <table:table-cell office:value-type="float" office:value="179.1166534424" calcext:value-type="float">
            <text:p>179.1166534424</text:p>
          </table:table-cell>
          <table:table-cell office:value-type="float" office:value="-0.1434429674" calcext:value-type="float">
            <text:p>-0.14344296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7758" calcext:value-type="float">
            <text:p>0.00367758</text:p>
          </table:table-cell>
          <table:table-cell office:value-type="float" office:value="0.00550989" calcext:value-type="float">
            <text:p>0.00550989</text:p>
          </table:table-cell>
          <table:table-cell office:value-type="float" office:value="-0.0000094836" calcext:value-type="float">
            <text:p>-9.4836E-06</text:p>
          </table:table-cell>
          <table:table-cell office:value-type="float" office:value="716" calcext:value-type="float">
            <text:p>716</text:p>
          </table:table-cell>
          <table:table-cell table:formula="of:=[.B443]-180" office:value-type="float" office:value="-0.883346557599992" calcext:value-type="float">
            <text:p>-0.8833465576</text:p>
          </table:table-cell>
          <table:table-cell table:formula="of:=[.D443]*100" office:value-type="float" office:value="0.10237865" calcext:value-type="float">
            <text:p>0.10237865</text:p>
          </table:table-cell>
          <table:table-cell table:formula="of:=[.E443]*100" office:value-type="float" office:value="0.367758" calcext:value-type="float">
            <text:p>0.367758</text:p>
          </table:table-cell>
          <table:table-cell table:formula="of:=[.F443]*100" office:value-type="float" office:value="0.550989" calcext:value-type="float">
            <text:p>0.550989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79.1093139648" calcext:value-type="float">
            <text:p>179.1093139648</text:p>
          </table:table-cell>
          <table:table-cell office:value-type="float" office:value="-0.1590781662" calcext:value-type="float">
            <text:p>-0.15907816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5259" calcext:value-type="float">
            <text:p>0.00385259</text:p>
          </table:table-cell>
          <table:table-cell office:value-type="float" office:value="0.00550459" calcext:value-type="float">
            <text:p>0.00550459</text:p>
          </table:table-cell>
          <table:table-cell office:value-type="float" office:value="0.0001065232" calcext:value-type="float">
            <text:p>0.0001065232</text:p>
          </table:table-cell>
          <table:table-cell office:value-type="float" office:value="717" calcext:value-type="float">
            <text:p>717</text:p>
          </table:table-cell>
          <table:table-cell table:formula="of:=[.B444]-180" office:value-type="float" office:value="-0.890686035199991" calcext:value-type="float">
            <text:p>-0.8906860352</text:p>
          </table:table-cell>
          <table:table-cell table:formula="of:=[.D444]*100" office:value-type="float" office:value="0.10237865" calcext:value-type="float">
            <text:p>0.10237865</text:p>
          </table:table-cell>
          <table:table-cell table:formula="of:=[.E444]*100" office:value-type="float" office:value="0.385259" calcext:value-type="float">
            <text:p>0.385259</text:p>
          </table:table-cell>
          <table:table-cell table:formula="of:=[.F444]*100" office:value-type="float" office:value="0.550459" calcext:value-type="float">
            <text:p>0.550459</text:p>
          </table:table-cell>
        </table:table-row>
        <table:table-row table:style-name="ro1">
          <table:table-cell office:value-type="float" office:value="35.89" calcext:value-type="float">
            <text:p>35.89</text:p>
          </table:table-cell>
          <table:table-cell office:value-type="float" office:value="179.1246795654" calcext:value-type="float">
            <text:p>179.1246795654</text:p>
          </table:table-cell>
          <table:table-cell office:value-type="float" office:value="-0.1467565144" calcext:value-type="float">
            <text:p>-0.14675651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8708" calcext:value-type="float">
            <text:p>0.00388708</text:p>
          </table:table-cell>
          <table:table-cell office:value-type="float" office:value="0.00557292" calcext:value-type="float">
            <text:p>0.00557292</text:p>
          </table:table-cell>
          <table:table-cell office:value-type="float" office:value="0.000021693" calcext:value-type="float">
            <text:p>0.000021693</text:p>
          </table:table-cell>
          <table:table-cell office:value-type="float" office:value="718" calcext:value-type="float">
            <text:p>718</text:p>
          </table:table-cell>
          <table:table-cell table:formula="of:=[.B445]-180" office:value-type="float" office:value="-0.875320434600013" calcext:value-type="float">
            <text:p>-0.8753204346</text:p>
          </table:table-cell>
          <table:table-cell table:formula="of:=[.D445]*100" office:value-type="float" office:value="0.10237865" calcext:value-type="float">
            <text:p>0.10237865</text:p>
          </table:table-cell>
          <table:table-cell table:formula="of:=[.E445]*100" office:value-type="float" office:value="0.388708" calcext:value-type="float">
            <text:p>0.388708</text:p>
          </table:table-cell>
          <table:table-cell table:formula="of:=[.F445]*100" office:value-type="float" office:value="0.557292" calcext:value-type="float">
            <text:p>0.557292</text:p>
          </table:table-cell>
        </table:table-row>
        <table:table-row table:style-name="ro1">
          <table:table-cell office:value-type="float" office:value="35.94" calcext:value-type="float">
            <text:p>35.94</text:p>
          </table:table-cell>
          <table:table-cell office:value-type="float" office:value="179.1318817139" calcext:value-type="float">
            <text:p>179.1318817139</text:p>
          </table:table-cell>
          <table:table-cell office:value-type="float" office:value="-0.1266033774" calcext:value-type="float">
            <text:p>-0.12660337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7574" calcext:value-type="float">
            <text:p>0.00377574</text:p>
          </table:table-cell>
          <table:table-cell office:value-type="float" office:value="0.00557417" calcext:value-type="float">
            <text:p>0.00557417</text:p>
          </table:table-cell>
          <table:table-cell office:value-type="float" office:value="-0.0000685505" calcext:value-type="float">
            <text:p>-6.85505E-05</text:p>
          </table:table-cell>
          <table:table-cell office:value-type="float" office:value="719" calcext:value-type="float">
            <text:p>719</text:p>
          </table:table-cell>
          <table:table-cell table:formula="of:=[.B446]-180" office:value-type="float" office:value="-0.868118286100014" calcext:value-type="float">
            <text:p>-0.8681182861</text:p>
          </table:table-cell>
          <table:table-cell table:formula="of:=[.D446]*100" office:value-type="float" office:value="0.10237865" calcext:value-type="float">
            <text:p>0.10237865</text:p>
          </table:table-cell>
          <table:table-cell table:formula="of:=[.E446]*100" office:value-type="float" office:value="0.377574" calcext:value-type="float">
            <text:p>0.377574</text:p>
          </table:table-cell>
          <table:table-cell table:formula="of:=[.F446]*100" office:value-type="float" office:value="0.557417" calcext:value-type="float">
            <text:p>0.557417</text:p>
          </table:table-cell>
        </table:table-row>
        <table:table-row table:style-name="ro1">
          <table:table-cell office:value-type="float" office:value="35.99" calcext:value-type="float">
            <text:p>35.99</text:p>
          </table:table-cell>
          <table:table-cell office:value-type="float" office:value="179.1234130859" calcext:value-type="float">
            <text:p>179.1234130859</text:p>
          </table:table-cell>
          <table:table-cell office:value-type="float" office:value="-0.1201746511" calcext:value-type="float">
            <text:p>-0.12017465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869" calcext:value-type="float">
            <text:p>0.00365869</text:p>
          </table:table-cell>
          <table:table-cell office:value-type="float" office:value="0.00566398" calcext:value-type="float">
            <text:p>0.00566398</text:p>
          </table:table-cell>
          <table:table-cell office:value-type="float" office:value="-0.0000187985" calcext:value-type="float">
            <text:p>-1.87985E-05</text:p>
          </table:table-cell>
          <table:table-cell office:value-type="float" office:value="720" calcext:value-type="float">
            <text:p>720</text:p>
          </table:table-cell>
          <table:table-cell table:formula="of:=[.B447]-180" office:value-type="float" office:value="-0.876586914099988" calcext:value-type="float">
            <text:p>-0.8765869141</text:p>
          </table:table-cell>
          <table:table-cell table:formula="of:=[.D447]*100" office:value-type="float" office:value="0.10237865" calcext:value-type="float">
            <text:p>0.10237865</text:p>
          </table:table-cell>
          <table:table-cell table:formula="of:=[.E447]*100" office:value-type="float" office:value="0.365869" calcext:value-type="float">
            <text:p>0.365869</text:p>
          </table:table-cell>
          <table:table-cell table:formula="of:=[.F447]*100" office:value-type="float" office:value="0.566398" calcext:value-type="float">
            <text:p>0.566398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179.1233673096" calcext:value-type="float">
            <text:p>179.1233673096</text:p>
          </table:table-cell>
          <table:table-cell office:value-type="float" office:value="-0.2425014598" calcext:value-type="float">
            <text:p>-0.24250145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9606" calcext:value-type="float">
            <text:p>0.00439606</text:p>
          </table:table-cell>
          <table:table-cell office:value-type="float" office:value="0.00566398" calcext:value-type="float">
            <text:p>0.00566398</text:p>
          </table:table-cell>
          <table:table-cell office:value-type="float" office:value="0.0001912023" calcext:value-type="float">
            <text:p>0.0001912023</text:p>
          </table:table-cell>
          <table:table-cell office:value-type="float" office:value="721" calcext:value-type="float">
            <text:p>721</text:p>
          </table:table-cell>
          <table:table-cell table:formula="of:=[.B448]-180" office:value-type="float" office:value="-0.876632690399987" calcext:value-type="float">
            <text:p>-0.8766326904</text:p>
          </table:table-cell>
          <table:table-cell table:formula="of:=[.D448]*100" office:value-type="float" office:value="0.10237865" calcext:value-type="float">
            <text:p>0.10237865</text:p>
          </table:table-cell>
          <table:table-cell table:formula="of:=[.E448]*100" office:value-type="float" office:value="0.439606" calcext:value-type="float">
            <text:p>0.439606</text:p>
          </table:table-cell>
          <table:table-cell table:formula="of:=[.F448]*100" office:value-type="float" office:value="0.566398" calcext:value-type="float">
            <text:p>0.566398</text:p>
          </table:table-cell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179.1174926758" calcext:value-type="float">
            <text:p>179.1174926758</text:p>
          </table:table-cell>
          <table:table-cell office:value-type="float" office:value="-0.1537891286" calcext:value-type="float">
            <text:p>-0.15378912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9612" calcext:value-type="float">
            <text:p>0.00429612</text:p>
          </table:table-cell>
          <table:table-cell office:value-type="float" office:value="0.00566928" calcext:value-type="float">
            <text:p>0.00566928</text:p>
          </table:table-cell>
          <table:table-cell office:value-type="float" office:value="0.0000059783" calcext:value-type="float">
            <text:p>5.9783E-06</text:p>
          </table:table-cell>
          <table:table-cell office:value-type="float" office:value="722" calcext:value-type="float">
            <text:p>722</text:p>
          </table:table-cell>
          <table:table-cell table:formula="of:=[.B449]-180" office:value-type="float" office:value="-0.882507324199992" calcext:value-type="float">
            <text:p>-0.8825073242</text:p>
          </table:table-cell>
          <table:table-cell table:formula="of:=[.D449]*100" office:value-type="float" office:value="0.10237865" calcext:value-type="float">
            <text:p>0.10237865</text:p>
          </table:table-cell>
          <table:table-cell table:formula="of:=[.E449]*100" office:value-type="float" office:value="0.429612" calcext:value-type="float">
            <text:p>0.429612</text:p>
          </table:table-cell>
          <table:table-cell table:formula="of:=[.F449]*100" office:value-type="float" office:value="0.566928" calcext:value-type="float">
            <text:p>0.566928</text:p>
          </table:table-cell>
        </table:table-row>
        <table:table-row table:style-name="ro1">
          <table:table-cell office:value-type="float" office:value="36.14" calcext:value-type="float">
            <text:p>36.14</text:p>
          </table:table-cell>
          <table:table-cell office:value-type="float" office:value="179.121673584" calcext:value-type="float">
            <text:p>179.121673584</text:p>
          </table:table-cell>
          <table:table-cell office:value-type="float" office:value="-0.1495360735" calcext:value-type="float">
            <text:p>-0.14953607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0118" calcext:value-type="float">
            <text:p>0.00420118</text:p>
          </table:table-cell>
          <table:table-cell office:value-type="float" office:value="0.00576102" calcext:value-type="float">
            <text:p>0.00576102</text:p>
          </table:table-cell>
          <table:table-cell office:value-type="float" office:value="-0.0000295416" calcext:value-type="float">
            <text:p>-2.95416E-05</text:p>
          </table:table-cell>
          <table:table-cell office:value-type="float" office:value="723" calcext:value-type="float">
            <text:p>723</text:p>
          </table:table-cell>
          <table:table-cell table:formula="of:=[.B450]-180" office:value-type="float" office:value="-0.878326415999993" calcext:value-type="float">
            <text:p>-0.878326416</text:p>
          </table:table-cell>
          <table:table-cell table:formula="of:=[.D450]*100" office:value-type="float" office:value="0.10237865" calcext:value-type="float">
            <text:p>0.10237865</text:p>
          </table:table-cell>
          <table:table-cell table:formula="of:=[.E450]*100" office:value-type="float" office:value="0.420118" calcext:value-type="float">
            <text:p>0.420118</text:p>
          </table:table-cell>
          <table:table-cell table:formula="of:=[.F450]*100" office:value-type="float" office:value="0.576102" calcext:value-type="float">
            <text:p>0.576102</text:p>
          </table:table-cell>
        </table:table-row>
        <table:table-row table:style-name="ro1">
          <table:table-cell office:value-type="float" office:value="36.19" calcext:value-type="float">
            <text:p>36.19</text:p>
          </table:table-cell>
          <table:table-cell office:value-type="float" office:value="179.1191101074" calcext:value-type="float">
            <text:p>179.1191101074</text:p>
          </table:table-cell>
          <table:table-cell office:value-type="float" office:value="-0.1224040874" calcext:value-type="float">
            <text:p>-0.12240408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5706" calcext:value-type="float">
            <text:p>0.00395706</text:p>
          </table:table-cell>
          <table:table-cell office:value-type="float" office:value="0.00576898" calcext:value-type="float">
            <text:p>0.00576898</text:p>
          </table:table-cell>
          <table:table-cell office:value-type="float" office:value="-0.0001050895" calcext:value-type="float">
            <text:p>-0.0001050895</text:p>
          </table:table-cell>
          <table:table-cell office:value-type="float" office:value="724" calcext:value-type="float">
            <text:p>724</text:p>
          </table:table-cell>
          <table:table-cell table:formula="of:=[.B451]-180" office:value-type="float" office:value="-0.88088989260001" calcext:value-type="float">
            <text:p>-0.8808898926</text:p>
          </table:table-cell>
          <table:table-cell table:formula="of:=[.D451]*100" office:value-type="float" office:value="0.10237865" calcext:value-type="float">
            <text:p>0.10237865</text:p>
          </table:table-cell>
          <table:table-cell table:formula="of:=[.E451]*100" office:value-type="float" office:value="0.395706" calcext:value-type="float">
            <text:p>0.395706</text:p>
          </table:table-cell>
          <table:table-cell table:formula="of:=[.F451]*100" office:value-type="float" office:value="0.576898" calcext:value-type="float">
            <text:p>0.576898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179.1238098145" calcext:value-type="float">
            <text:p>179.1238098145</text:p>
          </table:table-cell>
          <table:table-cell office:value-type="float" office:value="-0.1018035765" calcext:value-type="float">
            <text:p>-0.10180357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706" calcext:value-type="float">
            <text:p>0.00365706</text:p>
          </table:table-cell>
          <table:table-cell office:value-type="float" office:value="0.0058562" calcext:value-type="float">
            <text:p>0.0058562</text:p>
          </table:table-cell>
          <table:table-cell office:value-type="float" office:value="-0.0001774255" calcext:value-type="float">
            <text:p>-0.0001774255</text:p>
          </table:table-cell>
          <table:table-cell office:value-type="float" office:value="725" calcext:value-type="float">
            <text:p>725</text:p>
          </table:table-cell>
          <table:table-cell table:formula="of:=[.B452]-180" office:value-type="float" office:value="-0.876190185500008" calcext:value-type="float">
            <text:p>-0.8761901855</text:p>
          </table:table-cell>
          <table:table-cell table:formula="of:=[.D452]*100" office:value-type="float" office:value="0.10237865" calcext:value-type="float">
            <text:p>0.10237865</text:p>
          </table:table-cell>
          <table:table-cell table:formula="of:=[.E452]*100" office:value-type="float" office:value="0.365706" calcext:value-type="float">
            <text:p>0.365706</text:p>
          </table:table-cell>
          <table:table-cell table:formula="of:=[.F452]*100" office:value-type="float" office:value="0.58562" calcext:value-type="float">
            <text:p>0.5856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79.119720459" calcext:value-type="float">
            <text:p>179.119720459</text:p>
          </table:table-cell>
          <table:table-cell office:value-type="float" office:value="-0.1312403528" calcext:value-type="float">
            <text:p>-0.13124035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336" calcext:value-type="float">
            <text:p>0.00365336</text:p>
          </table:table-cell>
          <table:table-cell office:value-type="float" office:value="0.0058562" calcext:value-type="float">
            <text:p>0.0058562</text:p>
          </table:table-cell>
          <table:table-cell office:value-type="float" office:value="-0.0000386561" calcext:value-type="float">
            <text:p>-3.86561E-05</text:p>
          </table:table-cell>
          <table:table-cell office:value-type="float" office:value="726" calcext:value-type="float">
            <text:p>726</text:p>
          </table:table-cell>
          <table:table-cell table:formula="of:=[.B453]-180" office:value-type="float" office:value="-0.880279540999993" calcext:value-type="float">
            <text:p>-0.880279541</text:p>
          </table:table-cell>
          <table:table-cell table:formula="of:=[.D453]*100" office:value-type="float" office:value="0.10237865" calcext:value-type="float">
            <text:p>0.10237865</text:p>
          </table:table-cell>
          <table:table-cell table:formula="of:=[.E453]*100" office:value-type="float" office:value="0.365336" calcext:value-type="float">
            <text:p>0.365336</text:p>
          </table:table-cell>
          <table:table-cell table:formula="of:=[.F453]*100" office:value-type="float" office:value="0.58562" calcext:value-type="float">
            <text:p>0.58562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179.1173248291" calcext:value-type="float">
            <text:p>179.1173248291</text:p>
          </table:table-cell>
          <table:table-cell office:value-type="float" office:value="-0.1485773102" calcext:value-type="float">
            <text:p>-0.14857731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6646" calcext:value-type="float">
            <text:p>0.00376646</text:p>
          </table:table-cell>
          <table:table-cell office:value-type="float" office:value="0.00586947" calcext:value-type="float">
            <text:p>0.00586947</text:p>
          </table:table-cell>
          <table:table-cell office:value-type="float" office:value="0.0000010993" calcext:value-type="float">
            <text:p>1.0993E-06</text:p>
          </table:table-cell>
          <table:table-cell office:value-type="float" office:value="727" calcext:value-type="float">
            <text:p>727</text:p>
          </table:table-cell>
          <table:table-cell table:formula="of:=[.B454]-180" office:value-type="float" office:value="-0.882675170900001" calcext:value-type="float">
            <text:p>-0.8826751709</text:p>
          </table:table-cell>
          <table:table-cell table:formula="of:=[.D454]*100" office:value-type="float" office:value="0.10237865" calcext:value-type="float">
            <text:p>0.10237865</text:p>
          </table:table-cell>
          <table:table-cell table:formula="of:=[.E454]*100" office:value-type="float" office:value="0.376646" calcext:value-type="float">
            <text:p>0.376646</text:p>
          </table:table-cell>
          <table:table-cell table:formula="of:=[.F454]*100" office:value-type="float" office:value="0.586947" calcext:value-type="float">
            <text:p>0.58694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9.1171875" calcext:value-type="float">
            <text:p>179.1171875</text:p>
          </table:table-cell>
          <table:table-cell office:value-type="float" office:value="-0.1207444622" calcext:value-type="float">
            <text:p>-0.12074446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63" calcext:value-type="float">
            <text:p>0.0036563</text:p>
          </table:table-cell>
          <table:table-cell office:value-type="float" office:value="0.00593539" calcext:value-type="float">
            <text:p>0.00593539</text:p>
          </table:table-cell>
          <table:table-cell office:value-type="float" office:value="0.0000257014" calcext:value-type="float">
            <text:p>2.57014E-05</text:p>
          </table:table-cell>
          <table:table-cell office:value-type="float" office:value="728" calcext:value-type="float">
            <text:p>728</text:p>
          </table:table-cell>
          <table:table-cell table:formula="of:=[.B455]-180" office:value-type="float" office:value="-0.8828125" calcext:value-type="float">
            <text:p>-0.8828125</text:p>
          </table:table-cell>
          <table:table-cell table:formula="of:=[.D455]*100" office:value-type="float" office:value="0.10237865" calcext:value-type="float">
            <text:p>0.10237865</text:p>
          </table:table-cell>
          <table:table-cell table:formula="of:=[.E455]*100" office:value-type="float" office:value="0.36563" calcext:value-type="float">
            <text:p>0.36563</text:p>
          </table:table-cell>
          <table:table-cell table:formula="of:=[.F455]*100" office:value-type="float" office:value="0.593539" calcext:value-type="float">
            <text:p>0.593539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79.1199188232" calcext:value-type="float">
            <text:p>179.1199188232</text:p>
          </table:table-cell>
          <table:table-cell office:value-type="float" office:value="-0.1261168314" calcext:value-type="float">
            <text:p>-0.12611683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187" calcext:value-type="float">
            <text:p>0.0036187</text:p>
          </table:table-cell>
          <table:table-cell office:value-type="float" office:value="0.00593539" calcext:value-type="float">
            <text:p>0.00593539</text:p>
          </table:table-cell>
          <table:table-cell office:value-type="float" office:value="-0.0000861007" calcext:value-type="float">
            <text:p>-8.61007E-05</text:p>
          </table:table-cell>
          <table:table-cell office:value-type="float" office:value="729" calcext:value-type="float">
            <text:p>729</text:p>
          </table:table-cell>
          <table:table-cell table:formula="of:=[.B456]-180" office:value-type="float" office:value="-0.88008117679999" calcext:value-type="float">
            <text:p>-0.8800811768</text:p>
          </table:table-cell>
          <table:table-cell table:formula="of:=[.D456]*100" office:value-type="float" office:value="0.10237865" calcext:value-type="float">
            <text:p>0.10237865</text:p>
          </table:table-cell>
          <table:table-cell table:formula="of:=[.E456]*100" office:value-type="float" office:value="0.36187" calcext:value-type="float">
            <text:p>0.36187</text:p>
          </table:table-cell>
          <table:table-cell table:formula="of:=[.F456]*100" office:value-type="float" office:value="0.593539" calcext:value-type="float">
            <text:p>0.59353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79.1138458252" calcext:value-type="float">
            <text:p>179.1138458252</text:p>
          </table:table-cell>
          <table:table-cell office:value-type="float" office:value="-0.1366294109" calcext:value-type="float">
            <text:p>-0.13662941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6372" calcext:value-type="float">
            <text:p>0.00366372</text:p>
          </table:table-cell>
          <table:table-cell office:value-type="float" office:value="0.00598362" calcext:value-type="float">
            <text:p>0.00598362</text:p>
          </table:table-cell>
          <table:table-cell office:value-type="float" office:value="-0.0000193035" calcext:value-type="float">
            <text:p>-1.93035E-05</text:p>
          </table:table-cell>
          <table:table-cell office:value-type="float" office:value="730" calcext:value-type="float">
            <text:p>730</text:p>
          </table:table-cell>
          <table:table-cell table:formula="of:=[.B457]-180" office:value-type="float" office:value="-0.886154174799998" calcext:value-type="float">
            <text:p>-0.8861541748</text:p>
          </table:table-cell>
          <table:table-cell table:formula="of:=[.D457]*100" office:value-type="float" office:value="0.10237865" calcext:value-type="float">
            <text:p>0.10237865</text:p>
          </table:table-cell>
          <table:table-cell table:formula="of:=[.E457]*100" office:value-type="float" office:value="0.366372" calcext:value-type="float">
            <text:p>0.366372</text:p>
          </table:table-cell>
          <table:table-cell table:formula="of:=[.F457]*100" office:value-type="float" office:value="0.598362" calcext:value-type="float">
            <text:p>0.598362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179.1146087646" calcext:value-type="float">
            <text:p>179.1146087646</text:p>
          </table:table-cell>
          <table:table-cell office:value-type="float" office:value="-0.1356883652" calcext:value-type="float">
            <text:p>-0.13568836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8745" calcext:value-type="float">
            <text:p>0.00368745</text:p>
          </table:table-cell>
          <table:table-cell office:value-type="float" office:value="0.00598362" calcext:value-type="float">
            <text:p>0.00598362</text:p>
          </table:table-cell>
          <table:table-cell office:value-type="float" office:value="-0.0000756879" calcext:value-type="float">
            <text:p>-7.56879E-05</text:p>
          </table:table-cell>
          <table:table-cell office:value-type="float" office:value="731" calcext:value-type="float">
            <text:p>731</text:p>
          </table:table-cell>
          <table:table-cell table:formula="of:=[.B458]-180" office:value-type="float" office:value="-0.885391235399993" calcext:value-type="float">
            <text:p>-0.8853912354</text:p>
          </table:table-cell>
          <table:table-cell table:formula="of:=[.D458]*100" office:value-type="float" office:value="0.10237865" calcext:value-type="float">
            <text:p>0.10237865</text:p>
          </table:table-cell>
          <table:table-cell table:formula="of:=[.E458]*100" office:value-type="float" office:value="0.368745" calcext:value-type="float">
            <text:p>0.368745</text:p>
          </table:table-cell>
          <table:table-cell table:formula="of:=[.F458]*100" office:value-type="float" office:value="0.598362" calcext:value-type="float">
            <text:p>0.598362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9.1127319336" calcext:value-type="float">
            <text:p>179.1127319336</text:p>
          </table:table-cell>
          <table:table-cell office:value-type="float" office:value="-0.1784507615" calcext:value-type="float">
            <text:p>-0.17845076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8829" calcext:value-type="float">
            <text:p>0.00398829</text:p>
          </table:table-cell>
          <table:table-cell office:value-type="float" office:value="0.00599565" calcext:value-type="float">
            <text:p>0.00599565</text:p>
          </table:table-cell>
          <table:table-cell office:value-type="float" office:value="-0.000066897" calcext:value-type="float">
            <text:p>-0.000066897</text:p>
          </table:table-cell>
          <table:table-cell office:value-type="float" office:value="732" calcext:value-type="float">
            <text:p>732</text:p>
          </table:table-cell>
          <table:table-cell table:formula="of:=[.B459]-180" office:value-type="float" office:value="-0.887268066399997" calcext:value-type="float">
            <text:p>-0.8872680664</text:p>
          </table:table-cell>
          <table:table-cell table:formula="of:=[.D459]*100" office:value-type="float" office:value="0.10237865" calcext:value-type="float">
            <text:p>0.10237865</text:p>
          </table:table-cell>
          <table:table-cell table:formula="of:=[.E459]*100" office:value-type="float" office:value="0.398829" calcext:value-type="float">
            <text:p>0.398829</text:p>
          </table:table-cell>
          <table:table-cell table:formula="of:=[.F459]*100" office:value-type="float" office:value="0.599565" calcext:value-type="float">
            <text:p>0.599565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179.1080169678" calcext:value-type="float">
            <text:p>179.1080169678</text:p>
          </table:table-cell>
          <table:table-cell office:value-type="float" office:value="-0.1952329195" calcext:value-type="float">
            <text:p>-0.19523291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0064" calcext:value-type="float">
            <text:p>0.00430064</text:p>
          </table:table-cell>
          <table:table-cell office:value-type="float" office:value="0.00600273" calcext:value-type="float">
            <text:p>0.00600273</text:p>
          </table:table-cell>
          <table:table-cell office:value-type="float" office:value="0.0000628772" calcext:value-type="float">
            <text:p>6.28772E-05</text:p>
          </table:table-cell>
          <table:table-cell office:value-type="float" office:value="733" calcext:value-type="float">
            <text:p>733</text:p>
          </table:table-cell>
          <table:table-cell table:formula="of:=[.B460]-180" office:value-type="float" office:value="-0.891983032199988" calcext:value-type="float">
            <text:p>-0.8919830322</text:p>
          </table:table-cell>
          <table:table-cell table:formula="of:=[.D460]*100" office:value-type="float" office:value="0.10237865" calcext:value-type="float">
            <text:p>0.10237865</text:p>
          </table:table-cell>
          <table:table-cell table:formula="of:=[.E460]*100" office:value-type="float" office:value="0.430064" calcext:value-type="float">
            <text:p>0.430064</text:p>
          </table:table-cell>
          <table:table-cell table:formula="of:=[.F460]*100" office:value-type="float" office:value="0.600273" calcext:value-type="float">
            <text:p>0.600273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79.1072387695" calcext:value-type="float">
            <text:p>179.1072387695</text:p>
          </table:table-cell>
          <table:table-cell office:value-type="float" office:value="-0.1869778837" calcext:value-type="float">
            <text:p>-0.18697788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5376" calcext:value-type="float">
            <text:p>0.00445376</text:p>
          </table:table-cell>
          <table:table-cell office:value-type="float" office:value="0.00600273" calcext:value-type="float">
            <text:p>0.00600273</text:p>
          </table:table-cell>
          <table:table-cell office:value-type="float" office:value="0.0000066713" calcext:value-type="float">
            <text:p>6.6713E-06</text:p>
          </table:table-cell>
          <table:table-cell office:value-type="float" office:value="734" calcext:value-type="float">
            <text:p>734</text:p>
          </table:table-cell>
          <table:table-cell table:formula="of:=[.B461]-180" office:value-type="float" office:value="-0.892761230500014" calcext:value-type="float">
            <text:p>-0.8927612305</text:p>
          </table:table-cell>
          <table:table-cell table:formula="of:=[.D461]*100" office:value-type="float" office:value="0.10237865" calcext:value-type="float">
            <text:p>0.10237865</text:p>
          </table:table-cell>
          <table:table-cell table:formula="of:=[.E461]*100" office:value-type="float" office:value="0.445376" calcext:value-type="float">
            <text:p>0.445376</text:p>
          </table:table-cell>
          <table:table-cell table:formula="of:=[.F461]*100" office:value-type="float" office:value="0.600273" calcext:value-type="float">
            <text:p>0.600273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179.1070098877" calcext:value-type="float">
            <text:p>179.1070098877</text:p>
          </table:table-cell>
          <table:table-cell office:value-type="float" office:value="-0.2174665973" calcext:value-type="float">
            <text:p>-0.21746659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5902" calcext:value-type="float">
            <text:p>0.00475902</text:p>
          </table:table-cell>
          <table:table-cell office:value-type="float" office:value="0.00599328" calcext:value-type="float">
            <text:p>0.00599328</text:p>
          </table:table-cell>
          <table:table-cell office:value-type="float" office:value="0.0001901937" calcext:value-type="float">
            <text:p>0.0001901937</text:p>
          </table:table-cell>
          <table:table-cell office:value-type="float" office:value="735" calcext:value-type="float">
            <text:p>735</text:p>
          </table:table-cell>
          <table:table-cell table:formula="of:=[.B462]-180" office:value-type="float" office:value="-0.892990112299998" calcext:value-type="float">
            <text:p>-0.8929901123</text:p>
          </table:table-cell>
          <table:table-cell table:formula="of:=[.D462]*100" office:value-type="float" office:value="0.10237865" calcext:value-type="float">
            <text:p>0.10237865</text:p>
          </table:table-cell>
          <table:table-cell table:formula="of:=[.E462]*100" office:value-type="float" office:value="0.475902" calcext:value-type="float">
            <text:p>0.475902</text:p>
          </table:table-cell>
          <table:table-cell table:formula="of:=[.F462]*100" office:value-type="float" office:value="0.599328" calcext:value-type="float">
            <text:p>0.599328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9.100769043" calcext:value-type="float">
            <text:p>179.100769043</text:p>
          </table:table-cell>
          <table:table-cell office:value-type="float" office:value="-0.2017026363" calcext:value-type="float">
            <text:p>-0.20170263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5736" calcext:value-type="float">
            <text:p>0.00485736</text:p>
          </table:table-cell>
          <table:table-cell office:value-type="float" office:value="0.00599328" calcext:value-type="float">
            <text:p>0.00599328</text:p>
          </table:table-cell>
          <table:table-cell office:value-type="float" office:value="0.0000173453" calcext:value-type="float">
            <text:p>1.73453E-05</text:p>
          </table:table-cell>
          <table:table-cell office:value-type="float" office:value="736" calcext:value-type="float">
            <text:p>736</text:p>
          </table:table-cell>
          <table:table-cell table:formula="of:=[.B463]-180" office:value-type="float" office:value="-0.899230956999986" calcext:value-type="float">
            <text:p>-0.899230957</text:p>
          </table:table-cell>
          <table:table-cell table:formula="of:=[.D463]*100" office:value-type="float" office:value="0.10237865" calcext:value-type="float">
            <text:p>0.10237865</text:p>
          </table:table-cell>
          <table:table-cell table:formula="of:=[.E463]*100" office:value-type="float" office:value="0.485736" calcext:value-type="float">
            <text:p>0.485736</text:p>
          </table:table-cell>
          <table:table-cell table:formula="of:=[.F463]*100" office:value-type="float" office:value="0.599328" calcext:value-type="float">
            <text:p>0.599328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179.0881347656" calcext:value-type="float">
            <text:p>179.0881347656</text:p>
          </table:table-cell>
          <table:table-cell office:value-type="float" office:value="-0.1551498499" calcext:value-type="float">
            <text:p>-0.15514984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126" calcext:value-type="float">
            <text:p>0.0046126</text:p>
          </table:table-cell>
          <table:table-cell office:value-type="float" office:value="0.00599328" calcext:value-type="float">
            <text:p>0.00599328</text:p>
          </table:table-cell>
          <table:table-cell office:value-type="float" office:value="-0.0001177518" calcext:value-type="float">
            <text:p>-0.0001177518</text:p>
          </table:table-cell>
          <table:table-cell office:value-type="float" office:value="737" calcext:value-type="float">
            <text:p>737</text:p>
          </table:table-cell>
          <table:table-cell table:formula="of:=[.B464]-180" office:value-type="float" office:value="-0.911865234400011" calcext:value-type="float">
            <text:p>-0.9118652344</text:p>
          </table:table-cell>
          <table:table-cell table:formula="of:=[.D464]*100" office:value-type="float" office:value="0.10237865" calcext:value-type="float">
            <text:p>0.10237865</text:p>
          </table:table-cell>
          <table:table-cell table:formula="of:=[.E464]*100" office:value-type="float" office:value="0.46126" calcext:value-type="float">
            <text:p>0.46126</text:p>
          </table:table-cell>
          <table:table-cell table:formula="of:=[.F464]*100" office:value-type="float" office:value="0.599328" calcext:value-type="float">
            <text:p>0.59932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79.1025543213" calcext:value-type="float">
            <text:p>179.1025543213</text:p>
          </table:table-cell>
          <table:table-cell office:value-type="float" office:value="-0.1647226844" calcext:value-type="float">
            <text:p>-0.16472268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33" calcext:value-type="float">
            <text:p>0.0045133</text:p>
          </table:table-cell>
          <table:table-cell office:value-type="float" office:value="0.0059554" calcext:value-type="float">
            <text:p>0.0059554</text:p>
          </table:table-cell>
          <table:table-cell office:value-type="float" office:value="-0.000175056" calcext:value-type="float">
            <text:p>-0.000175056</text:p>
          </table:table-cell>
          <table:table-cell office:value-type="float" office:value="738" calcext:value-type="float">
            <text:p>738</text:p>
          </table:table-cell>
          <table:table-cell table:formula="of:=[.B465]-180" office:value-type="float" office:value="-0.897445678699995" calcext:value-type="float">
            <text:p>-0.8974456787</text:p>
          </table:table-cell>
          <table:table-cell table:formula="of:=[.D465]*100" office:value-type="float" office:value="0.10237865" calcext:value-type="float">
            <text:p>0.10237865</text:p>
          </table:table-cell>
          <table:table-cell table:formula="of:=[.E465]*100" office:value-type="float" office:value="0.45133" calcext:value-type="float">
            <text:p>0.45133</text:p>
          </table:table-cell>
          <table:table-cell table:formula="of:=[.F465]*100" office:value-type="float" office:value="0.59554" calcext:value-type="float">
            <text:p>0.59554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179.0953063965" calcext:value-type="float">
            <text:p>179.0953063965</text:p>
          </table:table-cell>
          <table:table-cell office:value-type="float" office:value="-0.1897581037" calcext:value-type="float">
            <text:p>-0.18975810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059554" calcext:value-type="float">
            <text:p>0.0059554</text:p>
          </table:table-cell>
          <table:table-cell office:value-type="float" office:value="0.0000086962" calcext:value-type="float">
            <text:p>8.6962E-06</text:p>
          </table:table-cell>
          <table:table-cell office:value-type="float" office:value="739" calcext:value-type="float">
            <text:p>739</text:p>
          </table:table-cell>
          <table:table-cell table:formula="of:=[.B466]-180" office:value-type="float" office:value="-0.904693603499993" calcext:value-type="float">
            <text:p>-0.9046936035</text:p>
          </table:table-cell>
          <table:table-cell table:formula="of:=[.D466]*100" office:value-type="float" office:value="0.10237865" calcext:value-type="float">
            <text:p>0.10237865</text:p>
          </table:table-cell>
          <table:table-cell table:formula="of:=[.E466]*100" office:value-type="float" office:value="0.4614" calcext:value-type="float">
            <text:p>0.4614</text:p>
          </table:table-cell>
          <table:table-cell table:formula="of:=[.F466]*100" office:value-type="float" office:value="0.59554" calcext:value-type="float">
            <text:p>0.59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.0976257324" calcext:value-type="float">
            <text:p>179.0976257324</text:p>
          </table:table-cell>
          <table:table-cell office:value-type="float" office:value="-0.2046421935" calcext:value-type="float">
            <text:p>-0.20464219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8032" calcext:value-type="float">
            <text:p>0.00478032</text:p>
          </table:table-cell>
          <table:table-cell office:value-type="float" office:value="0.00589548" calcext:value-type="float">
            <text:p>0.00589548</text:p>
          </table:table-cell>
          <table:table-cell office:value-type="float" office:value="0.0000610609" calcext:value-type="float">
            <text:p>6.10609E-05</text:p>
          </table:table-cell>
          <table:table-cell office:value-type="float" office:value="740" calcext:value-type="float">
            <text:p>740</text:p>
          </table:table-cell>
          <table:table-cell table:formula="of:=[.B467]-180" office:value-type="float" office:value="-0.90237426760001" calcext:value-type="float">
            <text:p>-0.9023742676</text:p>
          </table:table-cell>
          <table:table-cell table:formula="of:=[.D467]*100" office:value-type="float" office:value="0.10237865" calcext:value-type="float">
            <text:p>0.10237865</text:p>
          </table:table-cell>
          <table:table-cell table:formula="of:=[.E467]*100" office:value-type="float" office:value="0.478032" calcext:value-type="float">
            <text:p>0.478032</text:p>
          </table:table-cell>
          <table:table-cell table:formula="of:=[.F467]*100" office:value-type="float" office:value="0.589548" calcext:value-type="float">
            <text:p>0.589548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179.1013793945" calcext:value-type="float">
            <text:p>179.1013793945</text:p>
          </table:table-cell>
          <table:table-cell office:value-type="float" office:value="-0.2072425068" calcext:value-type="float">
            <text:p>-0.20724250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0849" calcext:value-type="float">
            <text:p>0.00490849</text:p>
          </table:table-cell>
          <table:table-cell office:value-type="float" office:value="0.00589548" calcext:value-type="float">
            <text:p>0.00589548</text:p>
          </table:table-cell>
          <table:table-cell office:value-type="float" office:value="-0.0000989921" calcext:value-type="float">
            <text:p>-9.89921E-05</text:p>
          </table:table-cell>
          <table:table-cell office:value-type="float" office:value="741" calcext:value-type="float">
            <text:p>741</text:p>
          </table:table-cell>
          <table:table-cell table:formula="of:=[.B468]-180" office:value-type="float" office:value="-0.898620605500014" calcext:value-type="float">
            <text:p>-0.8986206055</text:p>
          </table:table-cell>
          <table:table-cell table:formula="of:=[.D468]*100" office:value-type="float" office:value="0.10237865" calcext:value-type="float">
            <text:p>0.10237865</text:p>
          </table:table-cell>
          <table:table-cell table:formula="of:=[.E468]*100" office:value-type="float" office:value="0.490849" calcext:value-type="float">
            <text:p>0.490849</text:p>
          </table:table-cell>
          <table:table-cell table:formula="of:=[.F468]*100" office:value-type="float" office:value="0.589548" calcext:value-type="float">
            <text:p>0.589548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79.0913391113" calcext:value-type="float">
            <text:p>179.0913391113</text:p>
          </table:table-cell>
          <table:table-cell office:value-type="float" office:value="-0.1674453883" calcext:value-type="float">
            <text:p>-0.16744538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2862" calcext:value-type="float">
            <text:p>0.00472862</text:p>
          </table:table-cell>
          <table:table-cell office:value-type="float" office:value="0.00589548" calcext:value-type="float">
            <text:p>0.00589548</text:p>
          </table:table-cell>
          <table:table-cell office:value-type="float" office:value="-0.0001164292" calcext:value-type="float">
            <text:p>-0.0001164292</text:p>
          </table:table-cell>
          <table:table-cell office:value-type="float" office:value="742" calcext:value-type="float">
            <text:p>742</text:p>
          </table:table-cell>
          <table:table-cell table:formula="of:=[.B469]-180" office:value-type="float" office:value="-0.908660888700013" calcext:value-type="float">
            <text:p>-0.9086608887</text:p>
          </table:table-cell>
          <table:table-cell table:formula="of:=[.D469]*100" office:value-type="float" office:value="0.10237865" calcext:value-type="float">
            <text:p>0.10237865</text:p>
          </table:table-cell>
          <table:table-cell table:formula="of:=[.E469]*100" office:value-type="float" office:value="0.472862" calcext:value-type="float">
            <text:p>0.472862</text:p>
          </table:table-cell>
          <table:table-cell table:formula="of:=[.F469]*100" office:value-type="float" office:value="0.589548" calcext:value-type="float">
            <text:p>0.589548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179.0961761475" calcext:value-type="float">
            <text:p>179.0961761475</text:p>
          </table:table-cell>
          <table:table-cell office:value-type="float" office:value="-0.2004736271" calcext:value-type="float">
            <text:p>-0.20047362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2892" calcext:value-type="float">
            <text:p>0.00482892</text:p>
          </table:table-cell>
          <table:table-cell office:value-type="float" office:value="0.00582837" calcext:value-type="float">
            <text:p>0.00582837</text:p>
          </table:table-cell>
          <table:table-cell office:value-type="float" office:value="-0.0001473605" calcext:value-type="float">
            <text:p>-0.0001473605</text:p>
          </table:table-cell>
          <table:table-cell office:value-type="float" office:value="743" calcext:value-type="float">
            <text:p>743</text:p>
          </table:table-cell>
          <table:table-cell table:formula="of:=[.B470]-180" office:value-type="float" office:value="-0.903823852500011" calcext:value-type="float">
            <text:p>-0.9038238525</text:p>
          </table:table-cell>
          <table:table-cell table:formula="of:=[.D470]*100" office:value-type="float" office:value="0.10237865" calcext:value-type="float">
            <text:p>0.10237865</text:p>
          </table:table-cell>
          <table:table-cell table:formula="of:=[.E470]*100" office:value-type="float" office:value="0.482892" calcext:value-type="float">
            <text:p>0.482892</text:p>
          </table:table-cell>
          <table:table-cell table:formula="of:=[.F470]*100" office:value-type="float" office:value="0.582837" calcext:value-type="float">
            <text:p>0.582837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9.0958251953" calcext:value-type="float">
            <text:p>179.0958251953</text:p>
          </table:table-cell>
          <table:table-cell office:value-type="float" office:value="-0.1401166081" calcext:value-type="float">
            <text:p>-0.14011660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9344" calcext:value-type="float">
            <text:p>0.00449344</text:p>
          </table:table-cell>
          <table:table-cell office:value-type="float" office:value="0.00582837" calcext:value-type="float">
            <text:p>0.00582837</text:p>
          </table:table-cell>
          <table:table-cell office:value-type="float" office:value="-0.0001184097" calcext:value-type="float">
            <text:p>-0.0001184097</text:p>
          </table:table-cell>
          <table:table-cell office:value-type="float" office:value="744" calcext:value-type="float">
            <text:p>744</text:p>
          </table:table-cell>
          <table:table-cell table:formula="of:=[.B471]-180" office:value-type="float" office:value="-0.904174804700006" calcext:value-type="float">
            <text:p>-0.9041748047</text:p>
          </table:table-cell>
          <table:table-cell table:formula="of:=[.D471]*100" office:value-type="float" office:value="0.10237865" calcext:value-type="float">
            <text:p>0.10237865</text:p>
          </table:table-cell>
          <table:table-cell table:formula="of:=[.E471]*100" office:value-type="float" office:value="0.449344" calcext:value-type="float">
            <text:p>0.449344</text:p>
          </table:table-cell>
          <table:table-cell table:formula="of:=[.F471]*100" office:value-type="float" office:value="0.582837" calcext:value-type="float">
            <text:p>0.582837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79.0991363525" calcext:value-type="float">
            <text:p>179.0991363525</text:p>
          </table:table-cell>
          <table:table-cell office:value-type="float" office:value="-0.1671557479" calcext:value-type="float">
            <text:p>-0.16715574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5011" calcext:value-type="float">
            <text:p>0.00445011</text:p>
          </table:table-cell>
          <table:table-cell office:value-type="float" office:value="0.00582837" calcext:value-type="float">
            <text:p>0.00582837</text:p>
          </table:table-cell>
          <table:table-cell office:value-type="float" office:value="-0.0000266057" calcext:value-type="float">
            <text:p>-2.66057E-05</text:p>
          </table:table-cell>
          <table:table-cell office:value-type="float" office:value="745" calcext:value-type="float">
            <text:p>745</text:p>
          </table:table-cell>
          <table:table-cell table:formula="of:=[.B472]-180" office:value-type="float" office:value="-0.900863647499989" calcext:value-type="float">
            <text:p>-0.9008636475</text:p>
          </table:table-cell>
          <table:table-cell table:formula="of:=[.D472]*100" office:value-type="float" office:value="0.10237865" calcext:value-type="float">
            <text:p>0.10237865</text:p>
          </table:table-cell>
          <table:table-cell table:formula="of:=[.E472]*100" office:value-type="float" office:value="0.445011" calcext:value-type="float">
            <text:p>0.445011</text:p>
          </table:table-cell>
          <table:table-cell table:formula="of:=[.F472]*100" office:value-type="float" office:value="0.582837" calcext:value-type="float">
            <text:p>0.582837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79.0932006836" calcext:value-type="float">
            <text:p>179.0932006836</text:p>
          </table:table-cell>
          <table:table-cell office:value-type="float" office:value="-0.2007191219" calcext:value-type="float">
            <text:p>-0.20071912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4496" calcext:value-type="float">
            <text:p>0.00464496</text:p>
          </table:table-cell>
          <table:table-cell office:value-type="float" office:value="0.0057684" calcext:value-type="float">
            <text:p>0.0057684</text:p>
          </table:table-cell>
          <table:table-cell office:value-type="float" office:value="0.000110833" calcext:value-type="float">
            <text:p>0.000110833</text:p>
          </table:table-cell>
          <table:table-cell office:value-type="float" office:value="746" calcext:value-type="float">
            <text:p>746</text:p>
          </table:table-cell>
          <table:table-cell table:formula="of:=[.B473]-180" office:value-type="float" office:value="-0.906799316399997" calcext:value-type="float">
            <text:p>-0.9067993164</text:p>
          </table:table-cell>
          <table:table-cell table:formula="of:=[.D473]*100" office:value-type="float" office:value="0.10237865" calcext:value-type="float">
            <text:p>0.10237865</text:p>
          </table:table-cell>
          <table:table-cell table:formula="of:=[.E473]*100" office:value-type="float" office:value="0.464496" calcext:value-type="float">
            <text:p>0.464496</text:p>
          </table:table-cell>
          <table:table-cell table:formula="of:=[.F473]*100" office:value-type="float" office:value="0.57684" calcext:value-type="float">
            <text:p>0.57684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179.094619751" calcext:value-type="float">
            <text:p>179.094619751</text:p>
          </table:table-cell>
          <table:table-cell office:value-type="float" office:value="-0.2044323325" calcext:value-type="float">
            <text:p>-0.20443233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9955" calcext:value-type="float">
            <text:p>0.00479955</text:p>
          </table:table-cell>
          <table:table-cell office:value-type="float" office:value="0.0057684" calcext:value-type="float">
            <text:p>0.0057684</text:p>
          </table:table-cell>
          <table:table-cell office:value-type="float" office:value="0.0002038463" calcext:value-type="float">
            <text:p>0.0002038463</text:p>
          </table:table-cell>
          <table:table-cell office:value-type="float" office:value="747" calcext:value-type="float">
            <text:p>747</text:p>
          </table:table-cell>
          <table:table-cell table:formula="of:=[.B474]-180" office:value-type="float" office:value="-0.90538024899999" calcext:value-type="float">
            <text:p>-0.905380249</text:p>
          </table:table-cell>
          <table:table-cell table:formula="of:=[.D474]*100" office:value-type="float" office:value="0.10237865" calcext:value-type="float">
            <text:p>0.10237865</text:p>
          </table:table-cell>
          <table:table-cell table:formula="of:=[.E474]*100" office:value-type="float" office:value="0.479955" calcext:value-type="float">
            <text:p>0.479955</text:p>
          </table:table-cell>
          <table:table-cell table:formula="of:=[.F474]*100" office:value-type="float" office:value="0.57684" calcext:value-type="float">
            <text:p>0.57684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9.0969238281" calcext:value-type="float">
            <text:p>179.0969238281</text:p>
          </table:table-cell>
          <table:table-cell office:value-type="float" office:value="-0.2554719733" calcext:value-type="float">
            <text:p>-0.25547197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4278" calcext:value-type="float">
            <text:p>0.00524278</text:p>
          </table:table-cell>
          <table:table-cell office:value-type="float" office:value="0.00571281" calcext:value-type="float">
            <text:p>0.00571281</text:p>
          </table:table-cell>
          <table:table-cell office:value-type="float" office:value="0.0002869286" calcext:value-type="float">
            <text:p>0.0002869286</text:p>
          </table:table-cell>
          <table:table-cell office:value-type="float" office:value="748" calcext:value-type="float">
            <text:p>748</text:p>
          </table:table-cell>
          <table:table-cell table:formula="of:=[.B475]-180" office:value-type="float" office:value="-0.903076171900011" calcext:value-type="float">
            <text:p>-0.9030761719</text:p>
          </table:table-cell>
          <table:table-cell table:formula="of:=[.D475]*100" office:value-type="float" office:value="0.10237865" calcext:value-type="float">
            <text:p>0.10237865</text:p>
          </table:table-cell>
          <table:table-cell table:formula="of:=[.E475]*100" office:value-type="float" office:value="0.524278" calcext:value-type="float">
            <text:p>0.524278</text:p>
          </table:table-cell>
          <table:table-cell table:formula="of:=[.F475]*100" office:value-type="float" office:value="0.571281" calcext:value-type="float">
            <text:p>0.571281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179.089553833" calcext:value-type="float">
            <text:p>179.089553833</text:p>
          </table:table-cell>
          <table:table-cell office:value-type="float" office:value="-0.3331490392" calcext:value-type="float">
            <text:p>-0.33314903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559" calcext:value-type="float">
            <text:p>0.0060559</text:p>
          </table:table-cell>
          <table:table-cell office:value-type="float" office:value="0.00571281" calcext:value-type="float">
            <text:p>0.00571281</text:p>
          </table:table-cell>
          <table:table-cell office:value-type="float" office:value="0.0004159879" calcext:value-type="float">
            <text:p>0.0004159879</text:p>
          </table:table-cell>
          <table:table-cell office:value-type="float" office:value="749" calcext:value-type="float">
            <text:p>749</text:p>
          </table:table-cell>
          <table:table-cell table:formula="of:=[.B476]-180" office:value-type="float" office:value="-0.910446167000004" calcext:value-type="float">
            <text:p>-0.910446167</text:p>
          </table:table-cell>
          <table:table-cell table:formula="of:=[.D476]*100" office:value-type="float" office:value="0.10237865" calcext:value-type="float">
            <text:p>0.10237865</text:p>
          </table:table-cell>
          <table:table-cell table:formula="of:=[.E476]*100" office:value-type="float" office:value="0.60559" calcext:value-type="float">
            <text:p>0.60559</text:p>
          </table:table-cell>
          <table:table-cell table:formula="of:=[.F476]*100" office:value-type="float" office:value="0.571281" calcext:value-type="float">
            <text:p>0.57128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79.0911254883" calcext:value-type="float">
            <text:p>179.0911254883</text:p>
          </table:table-cell>
          <table:table-cell office:value-type="float" office:value="-0.3369228894" calcext:value-type="float">
            <text:p>-0.33692288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62291" calcext:value-type="float">
            <text:p>0.00662291</text:p>
          </table:table-cell>
          <table:table-cell office:value-type="float" office:value="0.00571281" calcext:value-type="float">
            <text:p>0.00571281</text:p>
          </table:table-cell>
          <table:table-cell office:value-type="float" office:value="0.0003325546" calcext:value-type="float">
            <text:p>0.0003325546</text:p>
          </table:table-cell>
          <table:table-cell office:value-type="float" office:value="750" calcext:value-type="float">
            <text:p>750</text:p>
          </table:table-cell>
          <table:table-cell table:formula="of:=[.B477]-180" office:value-type="float" office:value="-0.908874511699992" calcext:value-type="float">
            <text:p>-0.9088745117</text:p>
          </table:table-cell>
          <table:table-cell table:formula="of:=[.D477]*100" office:value-type="float" office:value="0.10237865" calcext:value-type="float">
            <text:p>0.10237865</text:p>
          </table:table-cell>
          <table:table-cell table:formula="of:=[.E477]*100" office:value-type="float" office:value="0.662291" calcext:value-type="float">
            <text:p>0.662291</text:p>
          </table:table-cell>
          <table:table-cell table:formula="of:=[.F477]*100" office:value-type="float" office:value="0.571281" calcext:value-type="float">
            <text:p>0.571281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179.0819549561" calcext:value-type="float">
            <text:p>179.0819549561</text:p>
          </table:table-cell>
          <table:table-cell office:value-type="float" office:value="-0.2668534868" calcext:value-type="float">
            <text:p>-0.26685348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53371" calcext:value-type="float">
            <text:p>0.00653371</text:p>
          </table:table-cell>
          <table:table-cell office:value-type="float" office:value="0.00568826" calcext:value-type="float">
            <text:p>0.00568826</text:p>
          </table:table-cell>
          <table:table-cell office:value-type="float" office:value="0.0001616643" calcext:value-type="float">
            <text:p>0.0001616643</text:p>
          </table:table-cell>
          <table:table-cell office:value-type="float" office:value="751" calcext:value-type="float">
            <text:p>751</text:p>
          </table:table-cell>
          <table:table-cell table:formula="of:=[.B478]-180" office:value-type="float" office:value="-0.918045043900008" calcext:value-type="float">
            <text:p>-0.9180450439</text:p>
          </table:table-cell>
          <table:table-cell table:formula="of:=[.D478]*100" office:value-type="float" office:value="0.10237865" calcext:value-type="float">
            <text:p>0.10237865</text:p>
          </table:table-cell>
          <table:table-cell table:formula="of:=[.E478]*100" office:value-type="float" office:value="0.653371" calcext:value-type="float">
            <text:p>0.653371</text:p>
          </table:table-cell>
          <table:table-cell table:formula="of:=[.F478]*100" office:value-type="float" office:value="0.568826" calcext:value-type="float">
            <text:p>0.56882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9.0782623291" calcext:value-type="float">
            <text:p>179.0782623291</text:p>
          </table:table-cell>
          <table:table-cell office:value-type="float" office:value="-0.3425828405" calcext:value-type="float">
            <text:p>-0.34258284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97904" calcext:value-type="float">
            <text:p>0.00697904</text:p>
          </table:table-cell>
          <table:table-cell office:value-type="float" office:value="0.00568826" calcext:value-type="float">
            <text:p>0.00568826</text:p>
          </table:table-cell>
          <table:table-cell office:value-type="float" office:value="0.0002863817" calcext:value-type="float">
            <text:p>0.0002863817</text:p>
          </table:table-cell>
          <table:table-cell office:value-type="float" office:value="752" calcext:value-type="float">
            <text:p>752</text:p>
          </table:table-cell>
          <table:table-cell table:formula="of:=[.B479]-180" office:value-type="float" office:value="-0.921737670900001" calcext:value-type="float">
            <text:p>-0.9217376709</text:p>
          </table:table-cell>
          <table:table-cell table:formula="of:=[.D479]*100" office:value-type="float" office:value="0.10237865" calcext:value-type="float">
            <text:p>0.10237865</text:p>
          </table:table-cell>
          <table:table-cell table:formula="of:=[.E479]*100" office:value-type="float" office:value="0.697904" calcext:value-type="float">
            <text:p>0.697904</text:p>
          </table:table-cell>
          <table:table-cell table:formula="of:=[.F479]*100" office:value-type="float" office:value="0.568826" calcext:value-type="float">
            <text:p>0.568826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79.0851287842" calcext:value-type="float">
            <text:p>179.0851287842</text:p>
          </table:table-cell>
          <table:table-cell office:value-type="float" office:value="-0.3540789433" calcext:value-type="float">
            <text:p>-0.35407894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35243" calcext:value-type="float">
            <text:p>0.00735243</text:p>
          </table:table-cell>
          <table:table-cell office:value-type="float" office:value="0.00570333" calcext:value-type="float">
            <text:p>0.00570333</text:p>
          </table:table-cell>
          <table:table-cell office:value-type="float" office:value="0.0002139905" calcext:value-type="float">
            <text:p>0.0002139905</text:p>
          </table:table-cell>
          <table:table-cell office:value-type="float" office:value="753" calcext:value-type="float">
            <text:p>753</text:p>
          </table:table-cell>
          <table:table-cell table:formula="of:=[.B480]-180" office:value-type="float" office:value="-0.914871215799991" calcext:value-type="float">
            <text:p>-0.9148712158</text:p>
          </table:table-cell>
          <table:table-cell table:formula="of:=[.D480]*100" office:value-type="float" office:value="0.10237865" calcext:value-type="float">
            <text:p>0.10237865</text:p>
          </table:table-cell>
          <table:table-cell table:formula="of:=[.E480]*100" office:value-type="float" office:value="0.735243" calcext:value-type="float">
            <text:p>0.735243</text:p>
          </table:table-cell>
          <table:table-cell table:formula="of:=[.F480]*100" office:value-type="float" office:value="0.570333" calcext:value-type="float">
            <text:p>0.57033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79.0963287354" calcext:value-type="float">
            <text:p>179.0963287354</text:p>
          </table:table-cell>
          <table:table-cell office:value-type="float" office:value="-0.4973256129" calcext:value-type="float">
            <text:p>-0.49732561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55608" calcext:value-type="float">
            <text:p>0.00855608</text:p>
          </table:table-cell>
          <table:table-cell office:value-type="float" office:value="0.00570333" calcext:value-type="float">
            <text:p>0.00570333</text:p>
          </table:table-cell>
          <table:table-cell office:value-type="float" office:value="0.0006239982" calcext:value-type="float">
            <text:p>0.0006239982</text:p>
          </table:table-cell>
          <table:table-cell office:value-type="float" office:value="754" calcext:value-type="float">
            <text:p>754</text:p>
          </table:table-cell>
          <table:table-cell table:formula="of:=[.B481]-180" office:value-type="float" office:value="-0.903671264600007" calcext:value-type="float">
            <text:p>-0.9036712646</text:p>
          </table:table-cell>
          <table:table-cell table:formula="of:=[.D481]*100" office:value-type="float" office:value="0.10237865" calcext:value-type="float">
            <text:p>0.10237865</text:p>
          </table:table-cell>
          <table:table-cell table:formula="of:=[.E481]*100" office:value-type="float" office:value="0.855608" calcext:value-type="float">
            <text:p>0.855608</text:p>
          </table:table-cell>
          <table:table-cell table:formula="of:=[.F481]*100" office:value-type="float" office:value="0.570333" calcext:value-type="float">
            <text:p>0.570333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79.0870361328" calcext:value-type="float">
            <text:p>179.0870361328</text:p>
          </table:table-cell>
          <table:table-cell office:value-type="float" office:value="-0.5477365047" calcext:value-type="float">
            <text:p>-0.54773650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69419" calcext:value-type="float">
            <text:p>0.00969419</text:p>
          </table:table-cell>
          <table:table-cell office:value-type="float" office:value="0.00570333" calcext:value-type="float">
            <text:p>0.00570333</text:p>
          </table:table-cell>
          <table:table-cell office:value-type="float" office:value="0.0005288689" calcext:value-type="float">
            <text:p>0.0005288689</text:p>
          </table:table-cell>
          <table:table-cell office:value-type="float" office:value="755" calcext:value-type="float">
            <text:p>755</text:p>
          </table:table-cell>
          <table:table-cell table:formula="of:=[.B482]-180" office:value-type="float" office:value="-0.912963867200006" calcext:value-type="float">
            <text:p>-0.9129638672</text:p>
          </table:table-cell>
          <table:table-cell table:formula="of:=[.D482]*100" office:value-type="float" office:value="0.10237865" calcext:value-type="float">
            <text:p>0.10237865</text:p>
          </table:table-cell>
          <table:table-cell table:formula="of:=[.E482]*100" office:value-type="float" office:value="0.969419" calcext:value-type="float">
            <text:p>0.969419</text:p>
          </table:table-cell>
          <table:table-cell table:formula="of:=[.F482]*100" office:value-type="float" office:value="0.570333" calcext:value-type="float">
            <text:p>0.57033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9.0870666504" calcext:value-type="float">
            <text:p>179.0870666504</text:p>
          </table:table-cell>
          <table:table-cell office:value-type="float" office:value="-0.6532564659" calcext:value-type="float">
            <text:p>-0.65325646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15597" calcext:value-type="float">
            <text:p>0.01115597</text:p>
          </table:table-cell>
          <table:table-cell office:value-type="float" office:value="0.00580065" calcext:value-type="float">
            <text:p>0.00580065</text:p>
          </table:table-cell>
          <table:table-cell office:value-type="float" office:value="0.0008669435" calcext:value-type="float">
            <text:p>0.0008669435</text:p>
          </table:table-cell>
          <table:table-cell office:value-type="float" office:value="756" calcext:value-type="float">
            <text:p>756</text:p>
          </table:table-cell>
          <table:table-cell table:formula="of:=[.B483]-180" office:value-type="float" office:value="-0.912933349599996" calcext:value-type="float">
            <text:p>-0.9129333496</text:p>
          </table:table-cell>
          <table:table-cell table:formula="of:=[.D483]*100" office:value-type="float" office:value="0.10237865" calcext:value-type="float">
            <text:p>0.10237865</text:p>
          </table:table-cell>
          <table:table-cell table:formula="of:=[.E483]*100" office:value-type="float" office:value="1.115597" calcext:value-type="float">
            <text:p>1.115597</text:p>
          </table:table-cell>
          <table:table-cell table:formula="of:=[.F483]*100" office:value-type="float" office:value="0.580065" calcext:value-type="float">
            <text:p>0.580065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179.0891113281" calcext:value-type="float">
            <text:p>179.0891113281</text:p>
          </table:table-cell>
          <table:table-cell office:value-type="float" office:value="-0.6549458121" calcext:value-type="float">
            <text:p>-0.65494581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14134" calcext:value-type="float">
            <text:p>0.01214134</text:p>
          </table:table-cell>
          <table:table-cell office:value-type="float" office:value="0.00580065" calcext:value-type="float">
            <text:p>0.00580065</text:p>
          </table:table-cell>
          <table:table-cell office:value-type="float" office:value="0.0006454094" calcext:value-type="float">
            <text:p>0.0006454094</text:p>
          </table:table-cell>
          <table:table-cell office:value-type="float" office:value="757" calcext:value-type="float">
            <text:p>757</text:p>
          </table:table-cell>
          <table:table-cell table:formula="of:=[.B484]-180" office:value-type="float" office:value="-0.910888671900011" calcext:value-type="float">
            <text:p>-0.9108886719</text:p>
          </table:table-cell>
          <table:table-cell table:formula="of:=[.D484]*100" office:value-type="float" office:value="0.10237865" calcext:value-type="float">
            <text:p>0.10237865</text:p>
          </table:table-cell>
          <table:table-cell table:formula="of:=[.E484]*100" office:value-type="float" office:value="1.214134" calcext:value-type="float">
            <text:p>1.214134</text:p>
          </table:table-cell>
          <table:table-cell table:formula="of:=[.F484]*100" office:value-type="float" office:value="0.580065" calcext:value-type="float">
            <text:p>0.580065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9.1053314209" calcext:value-type="float">
            <text:p>179.1053314209</text:p>
          </table:table-cell>
          <table:table-cell office:value-type="float" office:value="-0.6448812884" calcext:value-type="float">
            <text:p>-0.64488128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73089" calcext:value-type="float">
            <text:p>0.01273089</text:p>
          </table:table-cell>
          <table:table-cell office:value-type="float" office:value="0.00580065" calcext:value-type="float">
            <text:p>0.00580065</text:p>
          </table:table-cell>
          <table:table-cell office:value-type="float" office:value="0.0004507972" calcext:value-type="float">
            <text:p>0.0004507972</text:p>
          </table:table-cell>
          <table:table-cell office:value-type="float" office:value="758" calcext:value-type="float">
            <text:p>758</text:p>
          </table:table-cell>
          <table:table-cell table:formula="of:=[.B485]-180" office:value-type="float" office:value="-0.894668579099999" calcext:value-type="float">
            <text:p>-0.8946685791</text:p>
          </table:table-cell>
          <table:table-cell table:formula="of:=[.D485]*100" office:value-type="float" office:value="0.10237865" calcext:value-type="float">
            <text:p>0.10237865</text:p>
          </table:table-cell>
          <table:table-cell table:formula="of:=[.E485]*100" office:value-type="float" office:value="1.273089" calcext:value-type="float">
            <text:p>1.273089</text:p>
          </table:table-cell>
          <table:table-cell table:formula="of:=[.F485]*100" office:value-type="float" office:value="0.580065" calcext:value-type="float">
            <text:p>0.580065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79.1005859375" calcext:value-type="float">
            <text:p>179.1005859375</text:p>
          </table:table-cell>
          <table:table-cell office:value-type="float" office:value="-0.7170010267" calcext:value-type="float">
            <text:p>-0.71700102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60448" calcext:value-type="float">
            <text:p>0.01360448</text:p>
          </table:table-cell>
          <table:table-cell office:value-type="float" office:value="0.00603809" calcext:value-type="float">
            <text:p>0.00603809</text:p>
          </table:table-cell>
          <table:table-cell office:value-type="float" office:value="0.0005101467" calcext:value-type="float">
            <text:p>0.0005101467</text:p>
          </table:table-cell>
          <table:table-cell office:value-type="float" office:value="759" calcext:value-type="float">
            <text:p>759</text:p>
          </table:table-cell>
          <table:table-cell table:formula="of:=[.B486]-180" office:value-type="float" office:value="-0.8994140625" calcext:value-type="float">
            <text:p>-0.8994140625</text:p>
          </table:table-cell>
          <table:table-cell table:formula="of:=[.D486]*100" office:value-type="float" office:value="0.10237865" calcext:value-type="float">
            <text:p>0.10237865</text:p>
          </table:table-cell>
          <table:table-cell table:formula="of:=[.E486]*100" office:value-type="float" office:value="1.360448" calcext:value-type="float">
            <text:p>1.360448</text:p>
          </table:table-cell>
          <table:table-cell table:formula="of:=[.F486]*100" office:value-type="float" office:value="0.603809" calcext:value-type="float">
            <text:p>0.6038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.102722168" calcext:value-type="float">
            <text:p>179.102722168</text:p>
          </table:table-cell>
          <table:table-cell office:value-type="float" office:value="-0.7636167693" calcext:value-type="float">
            <text:p>-0.76361676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49735" calcext:value-type="float">
            <text:p>0.01449735</text:p>
          </table:table-cell>
          <table:table-cell office:value-type="float" office:value="0.00603809" calcext:value-type="float">
            <text:p>0.00603809</text:p>
          </table:table-cell>
          <table:table-cell office:value-type="float" office:value="0.0005945655" calcext:value-type="float">
            <text:p>0.0005945655</text:p>
          </table:table-cell>
          <table:table-cell office:value-type="float" office:value="760" calcext:value-type="float">
            <text:p>760</text:p>
          </table:table-cell>
          <table:table-cell table:formula="of:=[.B487]-180" office:value-type="float" office:value="-0.897277831999986" calcext:value-type="float">
            <text:p>-0.897277832</text:p>
          </table:table-cell>
          <table:table-cell table:formula="of:=[.D487]*100" office:value-type="float" office:value="0.10237865" calcext:value-type="float">
            <text:p>0.10237865</text:p>
          </table:table-cell>
          <table:table-cell table:formula="of:=[.E487]*100" office:value-type="float" office:value="1.449735" calcext:value-type="float">
            <text:p>1.449735</text:p>
          </table:table-cell>
          <table:table-cell table:formula="of:=[.F487]*100" office:value-type="float" office:value="0.603809" calcext:value-type="float">
            <text:p>0.603809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179.1130523682" calcext:value-type="float">
            <text:p>179.1130523682</text:p>
          </table:table-cell>
          <table:table-cell office:value-type="float" office:value="-0.8378546354" calcext:value-type="float">
            <text:p>-0.83785463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58719" calcext:value-type="float">
            <text:p>0.01558719</text:p>
          </table:table-cell>
          <table:table-cell office:value-type="float" office:value="0.00650525" calcext:value-type="float">
            <text:p>0.00650525</text:p>
          </table:table-cell>
          <table:table-cell office:value-type="float" office:value="0.0006639036" calcext:value-type="float">
            <text:p>0.0006639036</text:p>
          </table:table-cell>
          <table:table-cell office:value-type="float" office:value="761" calcext:value-type="float">
            <text:p>761</text:p>
          </table:table-cell>
          <table:table-cell table:formula="of:=[.B488]-180" office:value-type="float" office:value="-0.886947631800012" calcext:value-type="float">
            <text:p>-0.8869476318</text:p>
          </table:table-cell>
          <table:table-cell table:formula="of:=[.D488]*100" office:value-type="float" office:value="0.10237865" calcext:value-type="float">
            <text:p>0.10237865</text:p>
          </table:table-cell>
          <table:table-cell table:formula="of:=[.E488]*100" office:value-type="float" office:value="1.558719" calcext:value-type="float">
            <text:p>1.558719</text:p>
          </table:table-cell>
          <table:table-cell table:formula="of:=[.F488]*100" office:value-type="float" office:value="0.650525" calcext:value-type="float">
            <text:p>0.65052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79.1238098145" calcext:value-type="float">
            <text:p>179.1238098145</text:p>
          </table:table-cell>
          <table:table-cell office:value-type="float" office:value="-0.8749893182" calcext:value-type="float">
            <text:p>-0.87498931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56097" calcext:value-type="float">
            <text:p>0.01656097</text:p>
          </table:table-cell>
          <table:table-cell office:value-type="float" office:value="0.00650525" calcext:value-type="float">
            <text:p>0.00650525</text:p>
          </table:table-cell>
          <table:table-cell office:value-type="float" office:value="0.0006125854" calcext:value-type="float">
            <text:p>0.0006125854</text:p>
          </table:table-cell>
          <table:table-cell office:value-type="float" office:value="762" calcext:value-type="float">
            <text:p>762</text:p>
          </table:table-cell>
          <table:table-cell table:formula="of:=[.B489]-180" office:value-type="float" office:value="-0.876190185500008" calcext:value-type="float">
            <text:p>-0.8761901855</text:p>
          </table:table-cell>
          <table:table-cell table:formula="of:=[.D489]*100" office:value-type="float" office:value="0.10237865" calcext:value-type="float">
            <text:p>0.10237865</text:p>
          </table:table-cell>
          <table:table-cell table:formula="of:=[.E489]*100" office:value-type="float" office:value="1.656097" calcext:value-type="float">
            <text:p>1.656097</text:p>
          </table:table-cell>
          <table:table-cell table:formula="of:=[.F489]*100" office:value-type="float" office:value="0.650525" calcext:value-type="float">
            <text:p>0.650525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79.1164245605" calcext:value-type="float">
            <text:p>179.1164245605</text:p>
          </table:table-cell>
          <table:table-cell office:value-type="float" office:value="-0.9067791484" calcext:value-type="float">
            <text:p>-0.90677914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42178" calcext:value-type="float">
            <text:p>0.01742178</text:p>
          </table:table-cell>
          <table:table-cell office:value-type="float" office:value="0.00690274" calcext:value-type="float">
            <text:p>0.00690274</text:p>
          </table:table-cell>
          <table:table-cell office:value-type="float" office:value="0.0006823709" calcext:value-type="float">
            <text:p>0.0006823709</text:p>
          </table:table-cell>
          <table:table-cell office:value-type="float" office:value="763" calcext:value-type="float">
            <text:p>763</text:p>
          </table:table-cell>
          <table:table-cell table:formula="of:=[.B490]-180" office:value-type="float" office:value="-0.883575439499992" calcext:value-type="float">
            <text:p>-0.8835754395</text:p>
          </table:table-cell>
          <table:table-cell table:formula="of:=[.D490]*100" office:value-type="float" office:value="0.10237865" calcext:value-type="float">
            <text:p>0.10237865</text:p>
          </table:table-cell>
          <table:table-cell table:formula="of:=[.E490]*100" office:value-type="float" office:value="1.742178" calcext:value-type="float">
            <text:p>1.742178</text:p>
          </table:table-cell>
          <table:table-cell table:formula="of:=[.F490]*100" office:value-type="float" office:value="0.690274" calcext:value-type="float">
            <text:p>0.690274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9.1138458252" calcext:value-type="float">
            <text:p>179.1138458252</text:p>
          </table:table-cell>
          <table:table-cell office:value-type="float" office:value="-0.9391031989" calcext:value-type="float">
            <text:p>-0.93910319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821087" calcext:value-type="float">
            <text:p>0.01821087</text:p>
          </table:table-cell>
          <table:table-cell office:value-type="float" office:value="0.00735088" calcext:value-type="float">
            <text:p>0.00735088</text:p>
          </table:table-cell>
          <table:table-cell office:value-type="float" office:value="0.0005916483" calcext:value-type="float">
            <text:p>0.0005916483</text:p>
          </table:table-cell>
          <table:table-cell office:value-type="float" office:value="764" calcext:value-type="float">
            <text:p>764</text:p>
          </table:table-cell>
          <table:table-cell table:formula="of:=[.B491]-180" office:value-type="float" office:value="-0.886154174799998" calcext:value-type="float">
            <text:p>-0.8861541748</text:p>
          </table:table-cell>
          <table:table-cell table:formula="of:=[.D491]*100" office:value-type="float" office:value="0.10237865" calcext:value-type="float">
            <text:p>0.10237865</text:p>
          </table:table-cell>
          <table:table-cell table:formula="of:=[.E491]*100" office:value-type="float" office:value="1.821087" calcext:value-type="float">
            <text:p>1.821087</text:p>
          </table:table-cell>
          <table:table-cell table:formula="of:=[.F491]*100" office:value-type="float" office:value="0.735088" calcext:value-type="float">
            <text:p>0.735088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79.1094055176" calcext:value-type="float">
            <text:p>179.1094055176</text:p>
          </table:table-cell>
          <table:table-cell office:value-type="float" office:value="-0.9734736487" calcext:value-type="float">
            <text:p>-0.97347364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896581" calcext:value-type="float">
            <text:p>0.01896581</text:p>
          </table:table-cell>
          <table:table-cell office:value-type="float" office:value="0.00735088" calcext:value-type="float">
            <text:p>0.00735088</text:p>
          </table:table-cell>
          <table:table-cell office:value-type="float" office:value="0.0007602149" calcext:value-type="float">
            <text:p>0.0007602149</text:p>
          </table:table-cell>
          <table:table-cell office:value-type="float" office:value="765" calcext:value-type="float">
            <text:p>765</text:p>
          </table:table-cell>
          <table:table-cell table:formula="of:=[.B492]-180" office:value-type="float" office:value="-0.89059448239999" calcext:value-type="float">
            <text:p>-0.8905944824</text:p>
          </table:table-cell>
          <table:table-cell table:formula="of:=[.D492]*100" office:value-type="float" office:value="0.10237865" calcext:value-type="float">
            <text:p>0.10237865</text:p>
          </table:table-cell>
          <table:table-cell table:formula="of:=[.E492]*100" office:value-type="float" office:value="1.896581" calcext:value-type="float">
            <text:p>1.896581</text:p>
          </table:table-cell>
          <table:table-cell table:formula="of:=[.F492]*100" office:value-type="float" office:value="0.735088" calcext:value-type="float">
            <text:p>0.735088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79.1131439209" calcext:value-type="float">
            <text:p>179.1131439209</text:p>
          </table:table-cell>
          <table:table-cell office:value-type="float" office:value="-1.0920105358" calcext:value-type="float">
            <text:p>-1.09201053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025901" calcext:value-type="float">
            <text:p>0.02025901</text:p>
          </table:table-cell>
          <table:table-cell office:value-type="float" office:value="0.00799603" calcext:value-type="float">
            <text:p>0.00799603</text:p>
          </table:table-cell>
          <table:table-cell office:value-type="float" office:value="0.000903056" calcext:value-type="float">
            <text:p>0.000903056</text:p>
          </table:table-cell>
          <table:table-cell office:value-type="float" office:value="766" calcext:value-type="float">
            <text:p>766</text:p>
          </table:table-cell>
          <table:table-cell table:formula="of:=[.B493]-180" office:value-type="float" office:value="-0.886856079099999" calcext:value-type="float">
            <text:p>-0.8868560791</text:p>
          </table:table-cell>
          <table:table-cell table:formula="of:=[.D493]*100" office:value-type="float" office:value="0.10237865" calcext:value-type="float">
            <text:p>0.10237865</text:p>
          </table:table-cell>
          <table:table-cell table:formula="of:=[.E493]*100" office:value-type="float" office:value="2.025901" calcext:value-type="float">
            <text:p>2.025901</text:p>
          </table:table-cell>
          <table:table-cell table:formula="of:=[.F493]*100" office:value-type="float" office:value="0.799603" calcext:value-type="float">
            <text:p>0.799603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179.1181793213" calcext:value-type="float">
            <text:p>179.1181793213</text:p>
          </table:table-cell>
          <table:table-cell office:value-type="float" office:value="-1.2193724858" calcext:value-type="float">
            <text:p>-1.21937248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196972" calcext:value-type="float">
            <text:p>0.02196972</text:p>
          </table:table-cell>
          <table:table-cell office:value-type="float" office:value="0.00876171" calcext:value-type="float">
            <text:p>0.00876171</text:p>
          </table:table-cell>
          <table:table-cell office:value-type="float" office:value="0.0010253459" calcext:value-type="float">
            <text:p>0.0010253459</text:p>
          </table:table-cell>
          <table:table-cell office:value-type="float" office:value="767" calcext:value-type="float">
            <text:p>767</text:p>
          </table:table-cell>
          <table:table-cell table:formula="of:=[.B494]-180" office:value-type="float" office:value="-0.881820678699995" calcext:value-type="float">
            <text:p>-0.8818206787</text:p>
          </table:table-cell>
          <table:table-cell table:formula="of:=[.D494]*100" office:value-type="float" office:value="0.10237865" calcext:value-type="float">
            <text:p>0.10237865</text:p>
          </table:table-cell>
          <table:table-cell table:formula="of:=[.E494]*100" office:value-type="float" office:value="2.196972" calcext:value-type="float">
            <text:p>2.196972</text:p>
          </table:table-cell>
          <table:table-cell table:formula="of:=[.F494]*100" office:value-type="float" office:value="0.876171" calcext:value-type="float">
            <text:p>0.87617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9.1302947998" calcext:value-type="float">
            <text:p>179.1302947998</text:p>
          </table:table-cell>
          <table:table-cell office:value-type="float" office:value="-1.3146549135" calcext:value-type="float">
            <text:p>-1.31465491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374483" calcext:value-type="float">
            <text:p>0.02374483</text:p>
          </table:table-cell>
          <table:table-cell office:value-type="float" office:value="0.00876171" calcext:value-type="float">
            <text:p>0.00876171</text:p>
          </table:table-cell>
          <table:table-cell office:value-type="float" office:value="0.0010244675" calcext:value-type="float">
            <text:p>0.0010244675</text:p>
          </table:table-cell>
          <table:table-cell office:value-type="float" office:value="768" calcext:value-type="float">
            <text:p>768</text:p>
          </table:table-cell>
          <table:table-cell table:formula="of:=[.B495]-180" office:value-type="float" office:value="-0.869705200200002" calcext:value-type="float">
            <text:p>-0.8697052002</text:p>
          </table:table-cell>
          <table:table-cell table:formula="of:=[.D495]*100" office:value-type="float" office:value="0.10237865" calcext:value-type="float">
            <text:p>0.10237865</text:p>
          </table:table-cell>
          <table:table-cell table:formula="of:=[.E495]*100" office:value-type="float" office:value="2.374483" calcext:value-type="float">
            <text:p>2.374483</text:p>
          </table:table-cell>
          <table:table-cell table:formula="of:=[.F495]*100" office:value-type="float" office:value="0.876171" calcext:value-type="float">
            <text:p>0.876171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179.1361541748" calcext:value-type="float">
            <text:p>179.1361541748</text:p>
          </table:table-cell>
          <table:table-cell office:value-type="float" office:value="-1.4398902041" calcext:value-type="float">
            <text:p>-1.43989020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576251" calcext:value-type="float">
            <text:p>0.02576251</text:p>
          </table:table-cell>
          <table:table-cell office:value-type="float" office:value="0.01098233" calcext:value-type="float">
            <text:p>0.01098233</text:p>
          </table:table-cell>
          <table:table-cell office:value-type="float" office:value="0.0013645127" calcext:value-type="float">
            <text:p>0.0013645127</text:p>
          </table:table-cell>
          <table:table-cell office:value-type="float" office:value="769" calcext:value-type="float">
            <text:p>769</text:p>
          </table:table-cell>
          <table:table-cell table:formula="of:=[.B496]-180" office:value-type="float" office:value="-0.863845825200002" calcext:value-type="float">
            <text:p>-0.8638458252</text:p>
          </table:table-cell>
          <table:table-cell table:formula="of:=[.D496]*100" office:value-type="float" office:value="0.10237865" calcext:value-type="float">
            <text:p>0.10237865</text:p>
          </table:table-cell>
          <table:table-cell table:formula="of:=[.E496]*100" office:value-type="float" office:value="2.576251" calcext:value-type="float">
            <text:p>2.576251</text:p>
          </table:table-cell>
          <table:table-cell table:formula="of:=[.F496]*100" office:value-type="float" office:value="1.098233" calcext:value-type="float">
            <text:p>1.098233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79.1161956787" calcext:value-type="float">
            <text:p>179.1161956787</text:p>
          </table:table-cell>
          <table:table-cell office:value-type="float" office:value="-1.6017785173" calcext:value-type="float">
            <text:p>-1.60177851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818614" calcext:value-type="float">
            <text:p>0.02818614</text:p>
          </table:table-cell>
          <table:table-cell office:value-type="float" office:value="0.01098233" calcext:value-type="float">
            <text:p>0.01098233</text:p>
          </table:table-cell>
          <table:table-cell office:value-type="float" office:value="0.0016681803" calcext:value-type="float">
            <text:p>0.0016681803</text:p>
          </table:table-cell>
          <table:table-cell office:value-type="float" office:value="770" calcext:value-type="float">
            <text:p>770</text:p>
          </table:table-cell>
          <table:table-cell table:formula="of:=[.B497]-180" office:value-type="float" office:value="-0.883804321300005" calcext:value-type="float">
            <text:p>-0.8838043213</text:p>
          </table:table-cell>
          <table:table-cell table:formula="of:=[.D497]*100" office:value-type="float" office:value="0.10237865" calcext:value-type="float">
            <text:p>0.10237865</text:p>
          </table:table-cell>
          <table:table-cell table:formula="of:=[.E497]*100" office:value-type="float" office:value="2.818614" calcext:value-type="float">
            <text:p>2.818614</text:p>
          </table:table-cell>
          <table:table-cell table:formula="of:=[.F497]*100" office:value-type="float" office:value="1.098233" calcext:value-type="float">
            <text:p>1.098233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179.0995941162" calcext:value-type="float">
            <text:p>179.0995941162</text:p>
          </table:table-cell>
          <table:table-cell office:value-type="float" office:value="-1.7801374328" calcext:value-type="float">
            <text:p>-1.78013743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099008" calcext:value-type="float">
            <text:p>0.03099008</text:p>
          </table:table-cell>
          <table:table-cell office:value-type="float" office:value="0.01245425" calcext:value-type="float">
            <text:p>0.01245425</text:p>
          </table:table-cell>
          <table:table-cell office:value-type="float" office:value="0.001742551" calcext:value-type="float">
            <text:p>0.001742551</text:p>
          </table:table-cell>
          <table:table-cell office:value-type="float" office:value="771" calcext:value-type="float">
            <text:p>771</text:p>
          </table:table-cell>
          <table:table-cell table:formula="of:=[.B498]-180" office:value-type="float" office:value="-0.900405883800005" calcext:value-type="float">
            <text:p>-0.9004058838</text:p>
          </table:table-cell>
          <table:table-cell table:formula="of:=[.D498]*100" office:value-type="float" office:value="0.10237865" calcext:value-type="float">
            <text:p>0.10237865</text:p>
          </table:table-cell>
          <table:table-cell table:formula="of:=[.E498]*100" office:value-type="float" office:value="3.099008" calcext:value-type="float">
            <text:p>3.099008</text:p>
          </table:table-cell>
          <table:table-cell table:formula="of:=[.F498]*100" office:value-type="float" office:value="1.245425" calcext:value-type="float">
            <text:p>1.24542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9.066192627" calcext:value-type="float">
            <text:p>179.066192627</text:p>
          </table:table-cell>
          <table:table-cell office:value-type="float" office:value="-1.8455349619" calcext:value-type="float">
            <text:p>-1.84553496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29451" calcext:value-type="float">
            <text:p>0.03329451</text:p>
          </table:table-cell>
          <table:table-cell office:value-type="float" office:value="0.0142905" calcext:value-type="float">
            <text:p>0.0142905</text:p>
          </table:table-cell>
          <table:table-cell office:value-type="float" office:value="0.0014645205" calcext:value-type="float">
            <text:p>0.0014645205</text:p>
          </table:table-cell>
          <table:table-cell office:value-type="float" office:value="772" calcext:value-type="float">
            <text:p>772</text:p>
          </table:table-cell>
          <table:table-cell table:formula="of:=[.B499]-180" office:value-type="float" office:value="-0.933807373000008" calcext:value-type="float">
            <text:p>-0.933807373</text:p>
          </table:table-cell>
          <table:table-cell table:formula="of:=[.D499]*100" office:value-type="float" office:value="0.10237865" calcext:value-type="float">
            <text:p>0.10237865</text:p>
          </table:table-cell>
          <table:table-cell table:formula="of:=[.E499]*100" office:value-type="float" office:value="3.329451" calcext:value-type="float">
            <text:p>3.329451</text:p>
          </table:table-cell>
          <table:table-cell table:formula="of:=[.F499]*100" office:value-type="float" office:value="1.42905" calcext:value-type="float">
            <text:p>1.42905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179.0314025879" calcext:value-type="float">
            <text:p>179.0314025879</text:p>
          </table:table-cell>
          <table:table-cell office:value-type="float" office:value="-1.9786327227" calcext:value-type="float">
            <text:p>-1.97863272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571733" calcext:value-type="float">
            <text:p>0.03571733</text:p>
          </table:table-cell>
          <table:table-cell office:value-type="float" office:value="0.0142905" calcext:value-type="float">
            <text:p>0.0142905</text:p>
          </table:table-cell>
          <table:table-cell office:value-type="float" office:value="0.0015401218" calcext:value-type="float">
            <text:p>0.0015401218</text:p>
          </table:table-cell>
          <table:table-cell office:value-type="float" office:value="773" calcext:value-type="float">
            <text:p>773</text:p>
          </table:table-cell>
          <table:table-cell table:formula="of:=[.B500]-180" office:value-type="float" office:value="-0.968597412099996" calcext:value-type="float">
            <text:p>-0.9685974121</text:p>
          </table:table-cell>
          <table:table-cell table:formula="of:=[.D500]*100" office:value-type="float" office:value="0.10237865" calcext:value-type="float">
            <text:p>0.10237865</text:p>
          </table:table-cell>
          <table:table-cell table:formula="of:=[.E500]*100" office:value-type="float" office:value="3.571733" calcext:value-type="float">
            <text:p>3.571733</text:p>
          </table:table-cell>
          <table:table-cell table:formula="of:=[.F500]*100" office:value-type="float" office:value="1.42905" calcext:value-type="float">
            <text:p>1.4290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78.9945678711" calcext:value-type="float">
            <text:p>178.9945678711</text:p>
          </table:table-cell>
          <table:table-cell office:value-type="float" office:value="-1.9509777117" calcext:value-type="float">
            <text:p>-1.95097771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714753" calcext:value-type="float">
            <text:p>0.03714753</text:p>
          </table:table-cell>
          <table:table-cell office:value-type="float" office:value="0.01898527" calcext:value-type="float">
            <text:p>0.01898527</text:p>
          </table:table-cell>
          <table:table-cell office:value-type="float" office:value="0.0010242712" calcext:value-type="float">
            <text:p>0.0010242712</text:p>
          </table:table-cell>
          <table:table-cell office:value-type="float" office:value="774" calcext:value-type="float">
            <text:p>774</text:p>
          </table:table-cell>
          <table:table-cell table:formula="of:=[.B501]-180" office:value-type="float" office:value="-1.0054321289" calcext:value-type="float">
            <text:p>-1.0054321289</text:p>
          </table:table-cell>
          <table:table-cell table:formula="of:=[.D501]*100" office:value-type="float" office:value="0.10237865" calcext:value-type="float">
            <text:p>0.10237865</text:p>
          </table:table-cell>
          <table:table-cell table:formula="of:=[.E501]*100" office:value-type="float" office:value="3.714753" calcext:value-type="float">
            <text:p>3.714753</text:p>
          </table:table-cell>
          <table:table-cell table:formula="of:=[.F501]*100" office:value-type="float" office:value="1.898527" calcext:value-type="float">
            <text:p>1.898527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78.9829559326" calcext:value-type="float">
            <text:p>178.9829559326</text:p>
          </table:table-cell>
          <table:table-cell office:value-type="float" office:value="-1.9003295328" calcext:value-type="float">
            <text:p>-1.90032953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7763" calcext:value-type="float">
            <text:p>0.037763</text:p>
          </table:table-cell>
          <table:table-cell office:value-type="float" office:value="0.01898527" calcext:value-type="float">
            <text:p>0.01898527</text:p>
          </table:table-cell>
          <table:table-cell office:value-type="float" office:value="0.000658454" calcext:value-type="float">
            <text:p>0.000658454</text:p>
          </table:table-cell>
          <table:table-cell office:value-type="float" office:value="775" calcext:value-type="float">
            <text:p>775</text:p>
          </table:table-cell>
          <table:table-cell table:formula="of:=[.B502]-180" office:value-type="float" office:value="-1.01704406740001" calcext:value-type="float">
            <text:p>-1.0170440674</text:p>
          </table:table-cell>
          <table:table-cell table:formula="of:=[.D502]*100" office:value-type="float" office:value="0.10237865" calcext:value-type="float">
            <text:p>0.10237865</text:p>
          </table:table-cell>
          <table:table-cell table:formula="of:=[.E502]*100" office:value-type="float" office:value="3.7763" calcext:value-type="float">
            <text:p>3.7763</text:p>
          </table:table-cell>
          <table:table-cell table:formula="of:=[.F502]*100" office:value-type="float" office:value="1.898527" calcext:value-type="float">
            <text:p>1.898527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8.9815826416" calcext:value-type="float">
            <text:p>178.9815826416</text:p>
          </table:table-cell>
          <table:table-cell office:value-type="float" office:value="-1.7413606958" calcext:value-type="float">
            <text:p>-1.74136069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711353" calcext:value-type="float">
            <text:p>0.03711353</text:p>
          </table:table-cell>
          <table:table-cell office:value-type="float" office:value="0.02180054" calcext:value-type="float">
            <text:p>0.02180054</text:p>
          </table:table-cell>
          <table:table-cell office:value-type="float" office:value="0.0000732642" calcext:value-type="float">
            <text:p>7.32642E-05</text:p>
          </table:table-cell>
          <table:table-cell office:value-type="float" office:value="776" calcext:value-type="float">
            <text:p>776</text:p>
          </table:table-cell>
          <table:table-cell table:formula="of:=[.B503]-180" office:value-type="float" office:value="-1.0184173584" calcext:value-type="float">
            <text:p>-1.0184173584</text:p>
          </table:table-cell>
          <table:table-cell table:formula="of:=[.D503]*100" office:value-type="float" office:value="0.10237865" calcext:value-type="float">
            <text:p>0.10237865</text:p>
          </table:table-cell>
          <table:table-cell table:formula="of:=[.E503]*100" office:value-type="float" office:value="3.711353" calcext:value-type="float">
            <text:p>3.711353</text:p>
          </table:table-cell>
          <table:table-cell table:formula="of:=[.F503]*100" office:value-type="float" office:value="2.180054" calcext:value-type="float">
            <text:p>2.180054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179.014831543" calcext:value-type="float">
            <text:p>179.014831543</text:p>
          </table:table-cell>
          <table:table-cell office:value-type="float" office:value="-1.5853055972" calcext:value-type="float">
            <text:p>-1.58530559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564053" calcext:value-type="float">
            <text:p>0.03564053</text:p>
          </table:table-cell>
          <table:table-cell office:value-type="float" office:value="0.02536638" calcext:value-type="float">
            <text:p>0.02536638</text:p>
          </table:table-cell>
          <table:table-cell office:value-type="float" office:value="-0.0003249321" calcext:value-type="float">
            <text:p>-0.0003249321</text:p>
          </table:table-cell>
          <table:table-cell office:value-type="float" office:value="777" calcext:value-type="float">
            <text:p>777</text:p>
          </table:table-cell>
          <table:table-cell table:formula="of:=[.B504]-180" office:value-type="float" office:value="-0.985168456999986" calcext:value-type="float">
            <text:p>-0.985168457</text:p>
          </table:table-cell>
          <table:table-cell table:formula="of:=[.D504]*100" office:value-type="float" office:value="0.10237865" calcext:value-type="float">
            <text:p>0.10237865</text:p>
          </table:table-cell>
          <table:table-cell table:formula="of:=[.E504]*100" office:value-type="float" office:value="3.564053" calcext:value-type="float">
            <text:p>3.564053</text:p>
          </table:table-cell>
          <table:table-cell table:formula="of:=[.F504]*100" office:value-type="float" office:value="2.536638" calcext:value-type="float">
            <text:p>2.53663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79.0716247559" calcext:value-type="float">
            <text:p>179.0716247559</text:p>
          </table:table-cell>
          <table:table-cell office:value-type="float" office:value="-1.4590098304" calcext:value-type="float">
            <text:p>-1.45900983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381712" calcext:value-type="float">
            <text:p>0.03381712</text:p>
          </table:table-cell>
          <table:table-cell office:value-type="float" office:value="0.02536638" calcext:value-type="float">
            <text:p>0.02536638</text:p>
          </table:table-cell>
          <table:table-cell office:value-type="float" office:value="-0.0004588027" calcext:value-type="float">
            <text:p>-0.0004588027</text:p>
          </table:table-cell>
          <table:table-cell office:value-type="float" office:value="778" calcext:value-type="float">
            <text:p>778</text:p>
          </table:table-cell>
          <table:table-cell table:formula="of:=[.B505]-180" office:value-type="float" office:value="-0.92837524410001" calcext:value-type="float">
            <text:p>-0.9283752441</text:p>
          </table:table-cell>
          <table:table-cell table:formula="of:=[.D505]*100" office:value-type="float" office:value="0.10237865" calcext:value-type="float">
            <text:p>0.10237865</text:p>
          </table:table-cell>
          <table:table-cell table:formula="of:=[.E505]*100" office:value-type="float" office:value="3.381712" calcext:value-type="float">
            <text:p>3.381712</text:p>
          </table:table-cell>
          <table:table-cell table:formula="of:=[.F505]*100" office:value-type="float" office:value="2.536638" calcext:value-type="float">
            <text:p>2.536638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179.1024932861" calcext:value-type="float">
            <text:p>179.1024932861</text:p>
          </table:table-cell>
          <table:table-cell office:value-type="float" office:value="-1.3129045211" calcext:value-type="float">
            <text:p>-1.31290452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162814" calcext:value-type="float">
            <text:p>0.03162814</text:p>
          </table:table-cell>
          <table:table-cell office:value-type="float" office:value="0.03367915" calcext:value-type="float">
            <text:p>0.03367915</text:p>
          </table:table-cell>
          <table:table-cell office:value-type="float" office:value="-0.0005747515" calcext:value-type="float">
            <text:p>-0.0005747515</text:p>
          </table:table-cell>
          <table:table-cell office:value-type="float" office:value="779" calcext:value-type="float">
            <text:p>779</text:p>
          </table:table-cell>
          <table:table-cell table:formula="of:=[.B506]-180" office:value-type="float" office:value="-0.897506713899986" calcext:value-type="float">
            <text:p>-0.8975067139</text:p>
          </table:table-cell>
          <table:table-cell table:formula="of:=[.D506]*100" office:value-type="float" office:value="0.10237865" calcext:value-type="float">
            <text:p>0.10237865</text:p>
          </table:table-cell>
          <table:table-cell table:formula="of:=[.E506]*100" office:value-type="float" office:value="3.162814" calcext:value-type="float">
            <text:p>3.162814</text:p>
          </table:table-cell>
          <table:table-cell table:formula="of:=[.F506]*100" office:value-type="float" office:value="3.367915" calcext:value-type="float">
            <text:p>3.3679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9.1293334961" calcext:value-type="float">
            <text:p>179.1293334961</text:p>
          </table:table-cell>
          <table:table-cell office:value-type="float" office:value="-1.1551771609" calcext:value-type="float">
            <text:p>-1.15517716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911808" calcext:value-type="float">
            <text:p>0.02911808</text:p>
          </table:table-cell>
          <table:table-cell office:value-type="float" office:value="0.03367915" calcext:value-type="float">
            <text:p>0.03367915</text:p>
          </table:table-cell>
          <table:table-cell office:value-type="float" office:value="-0.0008658383" calcext:value-type="float">
            <text:p>-0.0008658383</text:p>
          </table:table-cell>
          <table:table-cell office:value-type="float" office:value="780" calcext:value-type="float">
            <text:p>780</text:p>
          </table:table-cell>
          <table:table-cell table:formula="of:=[.B507]-180" office:value-type="float" office:value="-0.870666503899997" calcext:value-type="float">
            <text:p>-0.8706665039</text:p>
          </table:table-cell>
          <table:table-cell table:formula="of:=[.D507]*100" office:value-type="float" office:value="0.10237865" calcext:value-type="float">
            <text:p>0.10237865</text:p>
          </table:table-cell>
          <table:table-cell table:formula="of:=[.E507]*100" office:value-type="float" office:value="2.911808" calcext:value-type="float">
            <text:p>2.911808</text:p>
          </table:table-cell>
          <table:table-cell table:formula="of:=[.F507]*100" office:value-type="float" office:value="3.367915" calcext:value-type="float">
            <text:p>3.367915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179.1464385986" calcext:value-type="float">
            <text:p>179.1464385986</text:p>
          </table:table-cell>
          <table:table-cell office:value-type="float" office:value="-1.094100915" calcext:value-type="float">
            <text:p>-1.0941009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703831" calcext:value-type="float">
            <text:p>0.02703831</text:p>
          </table:table-cell>
          <table:table-cell office:value-type="float" office:value="0.03824722" calcext:value-type="float">
            <text:p>0.03824722</text:p>
          </table:table-cell>
          <table:table-cell office:value-type="float" office:value="-0.0008174512" calcext:value-type="float">
            <text:p>-0.0008174512</text:p>
          </table:table-cell>
          <table:table-cell office:value-type="float" office:value="781" calcext:value-type="float">
            <text:p>781</text:p>
          </table:table-cell>
          <table:table-cell table:formula="of:=[.B508]-180" office:value-type="float" office:value="-0.853561401399986" calcext:value-type="float">
            <text:p>-0.8535614014</text:p>
          </table:table-cell>
          <table:table-cell table:formula="of:=[.D508]*100" office:value-type="float" office:value="0.10237865" calcext:value-type="float">
            <text:p>0.10237865</text:p>
          </table:table-cell>
          <table:table-cell table:formula="of:=[.E508]*100" office:value-type="float" office:value="2.703831" calcext:value-type="float">
            <text:p>2.703831</text:p>
          </table:table-cell>
          <table:table-cell table:formula="of:=[.F508]*100" office:value-type="float" office:value="3.824722" calcext:value-type="float">
            <text:p>3.82472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9.1532897949" calcext:value-type="float">
            <text:p>179.1532897949</text:p>
          </table:table-cell>
          <table:table-cell office:value-type="float" office:value="-0.9595373712" calcext:value-type="float">
            <text:p>-0.95953737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475542" calcext:value-type="float">
            <text:p>0.02475542</text:p>
          </table:table-cell>
          <table:table-cell office:value-type="float" office:value="0.04406507" calcext:value-type="float">
            <text:p>0.04406507</text:p>
          </table:table-cell>
          <table:table-cell office:value-type="float" office:value="-0.0008339862" calcext:value-type="float">
            <text:p>-0.0008339862</text:p>
          </table:table-cell>
          <table:table-cell office:value-type="float" office:value="782" calcext:value-type="float">
            <text:p>782</text:p>
          </table:table-cell>
          <table:table-cell table:formula="of:=[.B509]-180" office:value-type="float" office:value="-0.84671020510001" calcext:value-type="float">
            <text:p>-0.8467102051</text:p>
          </table:table-cell>
          <table:table-cell table:formula="of:=[.D509]*100" office:value-type="float" office:value="0.10237865" calcext:value-type="float">
            <text:p>0.10237865</text:p>
          </table:table-cell>
          <table:table-cell table:formula="of:=[.E509]*100" office:value-type="float" office:value="2.475542" calcext:value-type="float">
            <text:p>2.475542</text:p>
          </table:table-cell>
          <table:table-cell table:formula="of:=[.F509]*100" office:value-type="float" office:value="4.406507" calcext:value-type="float">
            <text:p>4.406507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179.1466827393" calcext:value-type="float">
            <text:p>179.1466827393</text:p>
          </table:table-cell>
          <table:table-cell office:value-type="float" office:value="-0.861545843" calcext:value-type="float">
            <text:p>-0.8615458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258097" calcext:value-type="float">
            <text:p>0.02258097</text:p>
          </table:table-cell>
          <table:table-cell office:value-type="float" office:value="0.04406507" calcext:value-type="float">
            <text:p>0.04406507</text:p>
          </table:table-cell>
          <table:table-cell office:value-type="float" office:value="-0.0008695883" calcext:value-type="float">
            <text:p>-0.0008695883</text:p>
          </table:table-cell>
          <table:table-cell office:value-type="float" office:value="783" calcext:value-type="float">
            <text:p>783</text:p>
          </table:table-cell>
          <table:table-cell table:formula="of:=[.B510]-180" office:value-type="float" office:value="-0.85331726070001" calcext:value-type="float">
            <text:p>-0.8533172607</text:p>
          </table:table-cell>
          <table:table-cell table:formula="of:=[.D510]*100" office:value-type="float" office:value="0.10237865" calcext:value-type="float">
            <text:p>0.10237865</text:p>
          </table:table-cell>
          <table:table-cell table:formula="of:=[.E510]*100" office:value-type="float" office:value="2.258097" calcext:value-type="float">
            <text:p>2.258097</text:p>
          </table:table-cell>
          <table:table-cell table:formula="of:=[.F510]*100" office:value-type="float" office:value="4.406507" calcext:value-type="float">
            <text:p>4.40650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9.1367034912" calcext:value-type="float">
            <text:p>179.1367034912</text:p>
          </table:table-cell>
          <table:table-cell office:value-type="float" office:value="-0.6279056116" calcext:value-type="float">
            <text:p>-0.62790561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957459" calcext:value-type="float">
            <text:p>0.01957459</text:p>
          </table:table-cell>
          <table:table-cell office:value-type="float" office:value="0.04952657" calcext:value-type="float">
            <text:p>0.04952657</text:p>
          </table:table-cell>
          <table:table-cell office:value-type="float" office:value="-0.0009692124" calcext:value-type="float">
            <text:p>-0.0009692124</text:p>
          </table:table-cell>
          <table:table-cell office:value-type="float" office:value="784" calcext:value-type="float">
            <text:p>784</text:p>
          </table:table-cell>
          <table:table-cell table:formula="of:=[.B511]-180" office:value-type="float" office:value="-0.863296508800005" calcext:value-type="float">
            <text:p>-0.8632965088</text:p>
          </table:table-cell>
          <table:table-cell table:formula="of:=[.D511]*100" office:value-type="float" office:value="0.10237865" calcext:value-type="float">
            <text:p>0.10237865</text:p>
          </table:table-cell>
          <table:table-cell table:formula="of:=[.E511]*100" office:value-type="float" office:value="1.957459" calcext:value-type="float">
            <text:p>1.957459</text:p>
          </table:table-cell>
          <table:table-cell table:formula="of:=[.F511]*100" office:value-type="float" office:value="4.952657" calcext:value-type="float">
            <text:p>4.952657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79.1335754395" calcext:value-type="float">
            <text:p>179.1335754395</text:p>
          </table:table-cell>
          <table:table-cell office:value-type="float" office:value="-0.5068078355" calcext:value-type="float">
            <text:p>-0.50680783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764" calcext:value-type="float">
            <text:p>0.016764</text:p>
          </table:table-cell>
          <table:table-cell office:value-type="float" office:value="0.0565108" calcext:value-type="float">
            <text:p>0.0565108</text:p>
          </table:table-cell>
          <table:table-cell office:value-type="float" office:value="-0.000994716" calcext:value-type="float">
            <text:p>-0.000994716</text:p>
          </table:table-cell>
          <table:table-cell office:value-type="float" office:value="785" calcext:value-type="float">
            <text:p>785</text:p>
          </table:table-cell>
          <table:table-cell table:formula="of:=[.B512]-180" office:value-type="float" office:value="-0.866424560500008" calcext:value-type="float">
            <text:p>-0.8664245605</text:p>
          </table:table-cell>
          <table:table-cell table:formula="of:=[.D512]*100" office:value-type="float" office:value="0.10237865" calcext:value-type="float">
            <text:p>0.10237865</text:p>
          </table:table-cell>
          <table:table-cell table:formula="of:=[.E512]*100" office:value-type="float" office:value="1.6764" calcext:value-type="float">
            <text:p>1.6764</text:p>
          </table:table-cell>
          <table:table-cell table:formula="of:=[.F512]*100" office:value-type="float" office:value="5.65108" calcext:value-type="float">
            <text:p>5.65108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79.1290435791" calcext:value-type="float">
            <text:p>179.1290435791</text:p>
          </table:table-cell>
          <table:table-cell office:value-type="float" office:value="-0.2314034301" calcext:value-type="float">
            <text:p>-0.23140343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05532" calcext:value-type="float">
            <text:p>0.01305532</text:p>
          </table:table-cell>
          <table:table-cell office:value-type="float" office:value="0.0565108" calcext:value-type="float">
            <text:p>0.0565108</text:p>
          </table:table-cell>
          <table:table-cell office:value-type="float" office:value="-0.0012193023" calcext:value-type="float">
            <text:p>-0.0012193023</text:p>
          </table:table-cell>
          <table:table-cell office:value-type="float" office:value="786" calcext:value-type="float">
            <text:p>786</text:p>
          </table:table-cell>
          <table:table-cell table:formula="of:=[.B513]-180" office:value-type="float" office:value="-0.870956420900001" calcext:value-type="float">
            <text:p>-0.8709564209</text:p>
          </table:table-cell>
          <table:table-cell table:formula="of:=[.D513]*100" office:value-type="float" office:value="0.10237865" calcext:value-type="float">
            <text:p>0.10237865</text:p>
          </table:table-cell>
          <table:table-cell table:formula="of:=[.E513]*100" office:value-type="float" office:value="1.305532" calcext:value-type="float">
            <text:p>1.305532</text:p>
          </table:table-cell>
          <table:table-cell table:formula="of:=[.F513]*100" office:value-type="float" office:value="5.65108" calcext:value-type="float">
            <text:p>5.65108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179.1219024658" calcext:value-type="float">
            <text:p>179.1219024658</text:p>
          </table:table-cell>
          <table:table-cell office:value-type="float" office:value="-0.13169627" calcext:value-type="float">
            <text:p>-0.131696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9193" calcext:value-type="float">
            <text:p>0.0099193</text:p>
          </table:table-cell>
          <table:table-cell office:value-type="float" office:value="0.07072935" calcext:value-type="float">
            <text:p>0.07072935</text:p>
          </table:table-cell>
          <table:table-cell office:value-type="float" office:value="-0.001155465" calcext:value-type="float">
            <text:p>-0.001155465</text:p>
          </table:table-cell>
          <table:table-cell office:value-type="float" office:value="787" calcext:value-type="float">
            <text:p>787</text:p>
          </table:table-cell>
          <table:table-cell table:formula="of:=[.B514]-180" office:value-type="float" office:value="-0.878097534200009" calcext:value-type="float">
            <text:p>-0.8780975342</text:p>
          </table:table-cell>
          <table:table-cell table:formula="of:=[.D514]*100" office:value-type="float" office:value="0.10237865" calcext:value-type="float">
            <text:p>0.10237865</text:p>
          </table:table-cell>
          <table:table-cell table:formula="of:=[.E514]*100" office:value-type="float" office:value="0.99193" calcext:value-type="float">
            <text:p>0.99193</text:p>
          </table:table-cell>
          <table:table-cell table:formula="of:=[.F514]*100" office:value-type="float" office:value="7.072935" calcext:value-type="float">
            <text:p>7.07293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9.1178283691" calcext:value-type="float">
            <text:p>179.1178283691</text:p>
          </table:table-cell>
          <table:table-cell office:value-type="float" office:value="0.0310630844" calcext:value-type="float">
            <text:p>0.03106308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7446" calcext:value-type="float">
            <text:p>0.0067446</text:p>
          </table:table-cell>
          <table:table-cell office:value-type="float" office:value="0.07072935" calcext:value-type="float">
            <text:p>0.07072935</text:p>
          </table:table-cell>
          <table:table-cell office:value-type="float" office:value="-0.0014084268" calcext:value-type="float">
            <text:p>-0.0014084268</text:p>
          </table:table-cell>
          <table:table-cell office:value-type="float" office:value="788" calcext:value-type="float">
            <text:p>788</text:p>
          </table:table-cell>
          <table:table-cell table:formula="of:=[.B515]-180" office:value-type="float" office:value="-0.88217163089999" calcext:value-type="float">
            <text:p>-0.8821716309</text:p>
          </table:table-cell>
          <table:table-cell table:formula="of:=[.D515]*100" office:value-type="float" office:value="0.10237865" calcext:value-type="float">
            <text:p>0.10237865</text:p>
          </table:table-cell>
          <table:table-cell table:formula="of:=[.E515]*100" office:value-type="float" office:value="0.67446" calcext:value-type="float">
            <text:p>0.67446</text:p>
          </table:table-cell>
          <table:table-cell table:formula="of:=[.F515]*100" office:value-type="float" office:value="7.072935" calcext:value-type="float">
            <text:p>7.072935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179.1135406494" calcext:value-type="float">
            <text:p>179.1135406494</text:p>
          </table:table-cell>
          <table:table-cell office:value-type="float" office:value="0.1515604587" calcext:value-type="float">
            <text:p>0.15156045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2584" calcext:value-type="float">
            <text:p>0.00382584</text:p>
          </table:table-cell>
          <table:table-cell office:value-type="float" office:value="0.0774125" calcext:value-type="float">
            <text:p>0.0774125</text:p>
          </table:table-cell>
          <table:table-cell office:value-type="float" office:value="-0.001241279" calcext:value-type="float">
            <text:p>-0.001241279</text:p>
          </table:table-cell>
          <table:table-cell office:value-type="float" office:value="789" calcext:value-type="float">
            <text:p>789</text:p>
          </table:table-cell>
          <table:table-cell table:formula="of:=[.B516]-180" office:value-type="float" office:value="-0.886459350600006" calcext:value-type="float">
            <text:p>-0.8864593506</text:p>
          </table:table-cell>
          <table:table-cell table:formula="of:=[.D516]*100" office:value-type="float" office:value="0.10237865" calcext:value-type="float">
            <text:p>0.10237865</text:p>
          </table:table-cell>
          <table:table-cell table:formula="of:=[.E516]*100" office:value-type="float" office:value="0.382584" calcext:value-type="float">
            <text:p>0.382584</text:p>
          </table:table-cell>
          <table:table-cell table:formula="of:=[.F516]*100" office:value-type="float" office:value="7.74125" calcext:value-type="float">
            <text:p>7.74125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179.1276702881" calcext:value-type="float">
            <text:p>179.1276702881</text:p>
          </table:table-cell>
          <table:table-cell office:value-type="float" office:value="0.29930013" calcext:value-type="float">
            <text:p>0.299300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9604" calcext:value-type="float">
            <text:p>0.00089604</text:p>
          </table:table-cell>
          <table:table-cell office:value-type="float" office:value="0.08613205" calcext:value-type="float">
            <text:p>0.08613205</text:p>
          </table:table-cell>
          <table:table-cell office:value-type="float" office:value="-0.0012009585" calcext:value-type="float">
            <text:p>-0.0012009585</text:p>
          </table:table-cell>
          <table:table-cell office:value-type="float" office:value="790" calcext:value-type="float">
            <text:p>790</text:p>
          </table:table-cell>
          <table:table-cell table:formula="of:=[.B517]-180" office:value-type="float" office:value="-0.872329711899994" calcext:value-type="float">
            <text:p>-0.8723297119</text:p>
          </table:table-cell>
          <table:table-cell table:formula="of:=[.D517]*100" office:value-type="float" office:value="0.10237865" calcext:value-type="float">
            <text:p>0.10237865</text:p>
          </table:table-cell>
          <table:table-cell table:formula="of:=[.E517]*100" office:value-type="float" office:value="0.089604" calcext:value-type="float">
            <text:p>0.089604</text:p>
          </table:table-cell>
          <table:table-cell table:formula="of:=[.F517]*100" office:value-type="float" office:value="8.613205" calcext:value-type="float">
            <text:p>8.613205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179.1274261475" calcext:value-type="float">
            <text:p>179.1274261475</text:p>
          </table:table-cell>
          <table:table-cell office:value-type="float" office:value="0.4578024239" calcext:value-type="float">
            <text:p>0.45780242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11285" calcext:value-type="float">
            <text:p>-0.00211285</text:p>
          </table:table-cell>
          <table:table-cell office:value-type="float" office:value="0.09277976" calcext:value-type="float">
            <text:p>0.09277976</text:p>
          </table:table-cell>
          <table:table-cell office:value-type="float" office:value="-0.0012172056" calcext:value-type="float">
            <text:p>-0.0012172056</text:p>
          </table:table-cell>
          <table:table-cell office:value-type="float" office:value="791" calcext:value-type="float">
            <text:p>791</text:p>
          </table:table-cell>
          <table:table-cell table:formula="of:=[.B518]-180" office:value-type="float" office:value="-0.872573852500011" calcext:value-type="float">
            <text:p>-0.8725738525</text:p>
          </table:table-cell>
          <table:table-cell table:formula="of:=[.D518]*100" office:value-type="float" office:value="0.10237865" calcext:value-type="float">
            <text:p>0.10237865</text:p>
          </table:table-cell>
          <table:table-cell table:formula="of:=[.E518]*100" office:value-type="float" office:value="-0.211285" calcext:value-type="float">
            <text:p>-0.211285</text:p>
          </table:table-cell>
          <table:table-cell table:formula="of:=[.F518]*100" office:value-type="float" office:value="9.277976" calcext:value-type="float">
            <text:p>9.277976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9.1490936279" calcext:value-type="float">
            <text:p>179.1490936279</text:p>
          </table:table-cell>
          <table:table-cell office:value-type="float" office:value="0.5653619708" calcext:value-type="float">
            <text:p>0.56536197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483488" calcext:value-type="float">
            <text:p>-0.00483488</text:p>
          </table:table-cell>
          <table:table-cell office:value-type="float" office:value="0.09277976" calcext:value-type="float">
            <text:p>0.09277976</text:p>
          </table:table-cell>
          <table:table-cell office:value-type="float" office:value="-0.001142851" calcext:value-type="float">
            <text:p>-0.001142851</text:p>
          </table:table-cell>
          <table:table-cell office:value-type="float" office:value="792" calcext:value-type="float">
            <text:p>792</text:p>
          </table:table-cell>
          <table:table-cell table:formula="of:=[.B519]-180" office:value-type="float" office:value="-0.850906372100013" calcext:value-type="float">
            <text:p>-0.8509063721</text:p>
          </table:table-cell>
          <table:table-cell table:formula="of:=[.D519]*100" office:value-type="float" office:value="0.10237865" calcext:value-type="float">
            <text:p>0.10237865</text:p>
          </table:table-cell>
          <table:table-cell table:formula="of:=[.E519]*100" office:value-type="float" office:value="-0.483488" calcext:value-type="float">
            <text:p>-0.483488</text:p>
          </table:table-cell>
          <table:table-cell table:formula="of:=[.F519]*100" office:value-type="float" office:value="9.277976" calcext:value-type="float">
            <text:p>9.277976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179.156539917" calcext:value-type="float">
            <text:p>179.156539917</text:p>
          </table:table-cell>
          <table:table-cell office:value-type="float" office:value="0.7379840758" calcext:value-type="float">
            <text:p>0.73798407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779944" calcext:value-type="float">
            <text:p>-0.00779944</text:p>
          </table:table-cell>
          <table:table-cell office:value-type="float" office:value="0.10168134" calcext:value-type="float">
            <text:p>0.10168134</text:p>
          </table:table-cell>
          <table:table-cell office:value-type="float" office:value="-0.0012484551" calcext:value-type="float">
            <text:p>-0.0012484551</text:p>
          </table:table-cell>
          <table:table-cell office:value-type="float" office:value="793" calcext:value-type="float">
            <text:p>793</text:p>
          </table:table-cell>
          <table:table-cell table:formula="of:=[.B520]-180" office:value-type="float" office:value="-0.843460082999997" calcext:value-type="float">
            <text:p>-0.843460083</text:p>
          </table:table-cell>
          <table:table-cell table:formula="of:=[.D520]*100" office:value-type="float" office:value="0.10237865" calcext:value-type="float">
            <text:p>0.10237865</text:p>
          </table:table-cell>
          <table:table-cell table:formula="of:=[.E520]*100" office:value-type="float" office:value="-0.779944" calcext:value-type="float">
            <text:p>-0.779944</text:p>
          </table:table-cell>
          <table:table-cell table:formula="of:=[.F520]*100" office:value-type="float" office:value="10.168134" calcext:value-type="float">
            <text:p>10.168134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79.1530151367" calcext:value-type="float">
            <text:p>179.1530151367</text:p>
          </table:table-cell>
          <table:table-cell office:value-type="float" office:value="0.7933203753" calcext:value-type="float">
            <text:p>0.79332037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014384" calcext:value-type="float">
            <text:p>-0.01014384</text:p>
          </table:table-cell>
          <table:table-cell office:value-type="float" office:value="0.10764834" calcext:value-type="float">
            <text:p>0.10764834</text:p>
          </table:table-cell>
          <table:table-cell office:value-type="float" office:value="-0.0010190226" calcext:value-type="float">
            <text:p>-0.0010190226</text:p>
          </table:table-cell>
          <table:table-cell office:value-type="float" office:value="794" calcext:value-type="float">
            <text:p>794</text:p>
          </table:table-cell>
          <table:table-cell table:formula="of:=[.B521]-180" office:value-type="float" office:value="-0.846984863300008" calcext:value-type="float">
            <text:p>-0.8469848633</text:p>
          </table:table-cell>
          <table:table-cell table:formula="of:=[.D521]*100" office:value-type="float" office:value="0.10237865" calcext:value-type="float">
            <text:p>0.10237865</text:p>
          </table:table-cell>
          <table:table-cell table:formula="of:=[.E521]*100" office:value-type="float" office:value="-1.014384" calcext:value-type="float">
            <text:p>-1.014384</text:p>
          </table:table-cell>
          <table:table-cell table:formula="of:=[.F521]*100" office:value-type="float" office:value="10.764834" calcext:value-type="float">
            <text:p>10.764834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79.1522979736" calcext:value-type="float">
            <text:p>179.1522979736</text:p>
          </table:table-cell>
          <table:table-cell office:value-type="float" office:value="0.9492851065" calcext:value-type="float">
            <text:p>0.94928510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274571" calcext:value-type="float">
            <text:p>-0.01274571</text:p>
          </table:table-cell>
          <table:table-cell office:value-type="float" office:value="0.11602063" calcext:value-type="float">
            <text:p>0.11602063</text:p>
          </table:table-cell>
          <table:table-cell office:value-type="float" office:value="-0.0010316005" calcext:value-type="float">
            <text:p>-0.0010316005</text:p>
          </table:table-cell>
          <table:table-cell office:value-type="float" office:value="795" calcext:value-type="float">
            <text:p>795</text:p>
          </table:table-cell>
          <table:table-cell table:formula="of:=[.B522]-180" office:value-type="float" office:value="-0.847702026399986" calcext:value-type="float">
            <text:p>-0.8477020264</text:p>
          </table:table-cell>
          <table:table-cell table:formula="of:=[.D522]*100" office:value-type="float" office:value="0.10237865" calcext:value-type="float">
            <text:p>0.10237865</text:p>
          </table:table-cell>
          <table:table-cell table:formula="of:=[.E522]*100" office:value-type="float" office:value="-1.274571" calcext:value-type="float">
            <text:p>-1.274571</text:p>
          </table:table-cell>
          <table:table-cell table:formula="of:=[.F522]*100" office:value-type="float" office:value="11.602063" calcext:value-type="float">
            <text:p>11.602063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9.1485748291" calcext:value-type="float">
            <text:p>179.1485748291</text:p>
          </table:table-cell>
          <table:table-cell office:value-type="float" office:value="1.0659374955" calcext:value-type="float">
            <text:p>1.06593749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525712" calcext:value-type="float">
            <text:p>-0.01525712</text:p>
          </table:table-cell>
          <table:table-cell office:value-type="float" office:value="0.11602063" calcext:value-type="float">
            <text:p>0.11602063</text:p>
          </table:table-cell>
          <table:table-cell office:value-type="float" office:value="-0.0008744392" calcext:value-type="float">
            <text:p>-0.0008744392</text:p>
          </table:table-cell>
          <table:table-cell office:value-type="float" office:value="796" calcext:value-type="float">
            <text:p>796</text:p>
          </table:table-cell>
          <table:table-cell table:formula="of:=[.B523]-180" office:value-type="float" office:value="-0.851425170900001" calcext:value-type="float">
            <text:p>-0.8514251709</text:p>
          </table:table-cell>
          <table:table-cell table:formula="of:=[.D523]*100" office:value-type="float" office:value="0.10237865" calcext:value-type="float">
            <text:p>0.10237865</text:p>
          </table:table-cell>
          <table:table-cell table:formula="of:=[.E523]*100" office:value-type="float" office:value="-1.525712" calcext:value-type="float">
            <text:p>-1.525712</text:p>
          </table:table-cell>
          <table:table-cell table:formula="of:=[.F523]*100" office:value-type="float" office:value="11.602063" calcext:value-type="float">
            <text:p>11.602063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179.1344451904" calcext:value-type="float">
            <text:p>179.1344451904</text:p>
          </table:table-cell>
          <table:table-cell office:value-type="float" office:value="1.1590534749" calcext:value-type="float">
            <text:p>1.15905347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755136" calcext:value-type="float">
            <text:p>-0.01755136</text:p>
          </table:table-cell>
          <table:table-cell office:value-type="float" office:value="0.12051588" calcext:value-type="float">
            <text:p>0.12051588</text:p>
          </table:table-cell>
          <table:table-cell office:value-type="float" office:value="-0.0006697375" calcext:value-type="float">
            <text:p>-0.0006697375</text:p>
          </table:table-cell>
          <table:table-cell office:value-type="float" office:value="797" calcext:value-type="float">
            <text:p>797</text:p>
          </table:table-cell>
          <table:table-cell table:formula="of:=[.B524]-180" office:value-type="float" office:value="-0.865554809600013" calcext:value-type="float">
            <text:p>-0.8655548096</text:p>
          </table:table-cell>
          <table:table-cell table:formula="of:=[.D524]*100" office:value-type="float" office:value="0.10237865" calcext:value-type="float">
            <text:p>0.10237865</text:p>
          </table:table-cell>
          <table:table-cell table:formula="of:=[.E524]*100" office:value-type="float" office:value="-1.755136" calcext:value-type="float">
            <text:p>-1.755136</text:p>
          </table:table-cell>
          <table:table-cell table:formula="of:=[.F524]*100" office:value-type="float" office:value="12.051588" calcext:value-type="float">
            <text:p>12.051588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79.1349945068" calcext:value-type="float">
            <text:p>179.1349945068</text:p>
          </table:table-cell>
          <table:table-cell office:value-type="float" office:value="1.2149664176" calcext:value-type="float">
            <text:p>1.21496641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945291" calcext:value-type="float">
            <text:p>-0.01945291</text:p>
          </table:table-cell>
          <table:table-cell office:value-type="float" office:value="0.12748201" calcext:value-type="float">
            <text:p>0.12748201</text:p>
          </table:table-cell>
          <table:table-cell office:value-type="float" office:value="-0.0004859756" calcext:value-type="float">
            <text:p>-0.0004859756</text:p>
          </table:table-cell>
          <table:table-cell office:value-type="float" office:value="798" calcext:value-type="float">
            <text:p>798</text:p>
          </table:table-cell>
          <table:table-cell table:formula="of:=[.B525]-180" office:value-type="float" office:value="-0.865005493199988" calcext:value-type="float">
            <text:p>-0.8650054932</text:p>
          </table:table-cell>
          <table:table-cell table:formula="of:=[.D525]*100" office:value-type="float" office:value="0.10237865" calcext:value-type="float">
            <text:p>0.10237865</text:p>
          </table:table-cell>
          <table:table-cell table:formula="of:=[.E525]*100" office:value-type="float" office:value="-1.945291" calcext:value-type="float">
            <text:p>-1.945291</text:p>
          </table:table-cell>
          <table:table-cell table:formula="of:=[.F525]*100" office:value-type="float" office:value="12.748201" calcext:value-type="float">
            <text:p>12.748201</text:p>
          </table:table-cell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179.1363067627" calcext:value-type="float">
            <text:p>179.1363067627</text:p>
          </table:table-cell>
          <table:table-cell office:value-type="float" office:value="1.3528934906" calcext:value-type="float">
            <text:p>1.35289349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163945" calcext:value-type="float">
            <text:p>-0.02163945</text:p>
          </table:table-cell>
          <table:table-cell office:value-type="float" office:value="0.12969521" calcext:value-type="float">
            <text:p>0.12969521</text:p>
          </table:table-cell>
          <table:table-cell office:value-type="float" office:value="-0.0003486891" calcext:value-type="float">
            <text:p>-0.0003486891</text:p>
          </table:table-cell>
          <table:table-cell office:value-type="float" office:value="799" calcext:value-type="float">
            <text:p>799</text:p>
          </table:table-cell>
          <table:table-cell table:formula="of:=[.B526]-180" office:value-type="float" office:value="-0.863693237299998" calcext:value-type="float">
            <text:p>-0.8636932373</text:p>
          </table:table-cell>
          <table:table-cell table:formula="of:=[.D526]*100" office:value-type="float" office:value="0.10237865" calcext:value-type="float">
            <text:p>0.10237865</text:p>
          </table:table-cell>
          <table:table-cell table:formula="of:=[.E526]*100" office:value-type="float" office:value="-2.163945" calcext:value-type="float">
            <text:p>-2.163945</text:p>
          </table:table-cell>
          <table:table-cell table:formula="of:=[.F526]*100" office:value-type="float" office:value="12.969521" calcext:value-type="float">
            <text:p>12.969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.1303710938" calcext:value-type="float">
            <text:p>179.1303710938</text:p>
          </table:table-cell>
          <table:table-cell office:value-type="float" office:value="1.4746026342" calcext:value-type="float">
            <text:p>1.47460263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390779" calcext:value-type="float">
            <text:p>-0.02390779</text:p>
          </table:table-cell>
          <table:table-cell office:value-type="float" office:value="0.13435498" calcext:value-type="float">
            <text:p>0.13435498</text:p>
          </table:table-cell>
          <table:table-cell office:value-type="float" office:value="-0.0001428011" calcext:value-type="float">
            <text:p>-0.0001428011</text:p>
          </table:table-cell>
          <table:table-cell office:value-type="float" office:value="800" calcext:value-type="float">
            <text:p>800</text:p>
          </table:table-cell>
          <table:table-cell table:formula="of:=[.B527]-180" office:value-type="float" office:value="-0.869628906200006" calcext:value-type="float">
            <text:p>-0.8696289062</text:p>
          </table:table-cell>
          <table:table-cell table:formula="of:=[.D527]*100" office:value-type="float" office:value="0.10237865" calcext:value-type="float">
            <text:p>0.10237865</text:p>
          </table:table-cell>
          <table:table-cell table:formula="of:=[.E527]*100" office:value-type="float" office:value="-2.390779" calcext:value-type="float">
            <text:p>-2.390779</text:p>
          </table:table-cell>
          <table:table-cell table:formula="of:=[.F527]*100" office:value-type="float" office:value="13.435498" calcext:value-type="float">
            <text:p>13.435498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179.1385040283" calcext:value-type="float">
            <text:p>179.1385040283</text:p>
          </table:table-cell>
          <table:table-cell office:value-type="float" office:value="1.5968293085" calcext:value-type="float">
            <text:p>1.59682930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623409" calcext:value-type="float">
            <text:p>-0.02623409</text:p>
          </table:table-cell>
          <table:table-cell office:value-type="float" office:value="0.13435498" calcext:value-type="float">
            <text:p>0.13435498</text:p>
          </table:table-cell>
          <table:table-cell office:value-type="float" office:value="-0.0001591788" calcext:value-type="float">
            <text:p>-0.0001591788</text:p>
          </table:table-cell>
          <table:table-cell office:value-type="float" office:value="801" calcext:value-type="float">
            <text:p>801</text:p>
          </table:table-cell>
          <table:table-cell table:formula="of:=[.B528]-180" office:value-type="float" office:value="-0.861495971700009" calcext:value-type="float">
            <text:p>-0.8614959717</text:p>
          </table:table-cell>
          <table:table-cell table:formula="of:=[.D528]*100" office:value-type="float" office:value="0.10237865" calcext:value-type="float">
            <text:p>0.10237865</text:p>
          </table:table-cell>
          <table:table-cell table:formula="of:=[.E528]*100" office:value-type="float" office:value="-2.623409" calcext:value-type="float">
            <text:p>-2.623409</text:p>
          </table:table-cell>
          <table:table-cell table:formula="of:=[.F528]*100" office:value-type="float" office:value="13.435498" calcext:value-type="float">
            <text:p>13.43549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79.1262969971" calcext:value-type="float">
            <text:p>179.1262969971</text:p>
          </table:table-cell>
          <table:table-cell office:value-type="float" office:value="1.5770001069" calcext:value-type="float">
            <text:p>1.57700010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765215" calcext:value-type="float">
            <text:p>-0.02765215</text:p>
          </table:table-cell>
          <table:table-cell office:value-type="float" office:value="0.13365066" calcext:value-type="float">
            <text:p>0.13365066</text:p>
          </table:table-cell>
          <table:table-cell office:value-type="float" office:value="0.0000431281" calcext:value-type="float">
            <text:p>4.31281E-05</text:p>
          </table:table-cell>
          <table:table-cell office:value-type="float" office:value="802" calcext:value-type="float">
            <text:p>802</text:p>
          </table:table-cell>
          <table:table-cell table:formula="of:=[.B529]-180" office:value-type="float" office:value="-0.873703002899987" calcext:value-type="float">
            <text:p>-0.8737030029</text:p>
          </table:table-cell>
          <table:table-cell table:formula="of:=[.D529]*100" office:value-type="float" office:value="0.10237865" calcext:value-type="float">
            <text:p>0.10237865</text:p>
          </table:table-cell>
          <table:table-cell table:formula="of:=[.E529]*100" office:value-type="float" office:value="-2.765215" calcext:value-type="float">
            <text:p>-2.765215</text:p>
          </table:table-cell>
          <table:table-cell table:formula="of:=[.F529]*100" office:value-type="float" office:value="13.365066" calcext:value-type="float">
            <text:p>13.365066</text:p>
          </table:table-cell>
        </table:table-row>
        <table:table-row table:style-name="ro1">
          <table:table-cell office:value-type="float" office:value="40.15" calcext:value-type="float">
            <text:p>40.15</text:p>
          </table:table-cell>
          <table:table-cell office:value-type="float" office:value="179.1234741211" calcext:value-type="float">
            <text:p>179.1234741211</text:p>
          </table:table-cell>
          <table:table-cell office:value-type="float" office:value="1.6683331166" calcext:value-type="float">
            <text:p>1.66833311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92059" calcext:value-type="float">
            <text:p>-0.0292059</text:p>
          </table:table-cell>
          <table:table-cell office:value-type="float" office:value="0.13517566" calcext:value-type="float">
            <text:p>0.13517566</text:p>
          </table:table-cell>
          <table:table-cell office:value-type="float" office:value="0.0000139808" calcext:value-type="float">
            <text:p>1.39808E-05</text:p>
          </table:table-cell>
          <table:table-cell office:value-type="float" office:value="803" calcext:value-type="float">
            <text:p>803</text:p>
          </table:table-cell>
          <table:table-cell table:formula="of:=[.B530]-180" office:value-type="float" office:value="-0.876525878899997" calcext:value-type="float">
            <text:p>-0.8765258789</text:p>
          </table:table-cell>
          <table:table-cell table:formula="of:=[.D530]*100" office:value-type="float" office:value="0.10237865" calcext:value-type="float">
            <text:p>0.10237865</text:p>
          </table:table-cell>
          <table:table-cell table:formula="of:=[.E530]*100" office:value-type="float" office:value="-2.92059" calcext:value-type="float">
            <text:p>-2.92059</text:p>
          </table:table-cell>
          <table:table-cell table:formula="of:=[.F530]*100" office:value-type="float" office:value="13.517566" calcext:value-type="float">
            <text:p>13.517566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9.1244812012" calcext:value-type="float">
            <text:p>179.1244812012</text:p>
          </table:table-cell>
          <table:table-cell office:value-type="float" office:value="1.5866786461" calcext:value-type="float">
            <text:p>1.58667864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969704" calcext:value-type="float">
            <text:p>-0.02969704</text:p>
          </table:table-cell>
          <table:table-cell office:value-type="float" office:value="0.13128595" calcext:value-type="float">
            <text:p>0.13128595</text:p>
          </table:table-cell>
          <table:table-cell office:value-type="float" office:value="0.0000789725" calcext:value-type="float">
            <text:p>7.89725E-05</text:p>
          </table:table-cell>
          <table:table-cell office:value-type="float" office:value="804" calcext:value-type="float">
            <text:p>804</text:p>
          </table:table-cell>
          <table:table-cell table:formula="of:=[.B531]-180" office:value-type="float" office:value="-0.875518798799988" calcext:value-type="float">
            <text:p>-0.8755187988</text:p>
          </table:table-cell>
          <table:table-cell table:formula="of:=[.D531]*100" office:value-type="float" office:value="0.10237865" calcext:value-type="float">
            <text:p>0.10237865</text:p>
          </table:table-cell>
          <table:table-cell table:formula="of:=[.E531]*100" office:value-type="float" office:value="-2.969704" calcext:value-type="float">
            <text:p>-2.969704</text:p>
          </table:table-cell>
          <table:table-cell table:formula="of:=[.F531]*100" office:value-type="float" office:value="13.128595" calcext:value-type="float">
            <text:p>13.128595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79.0897827148" calcext:value-type="float">
            <text:p>179.0897827148</text:p>
          </table:table-cell>
          <table:table-cell office:value-type="float" office:value="1.51640698" calcext:value-type="float">
            <text:p>1.516406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955593" calcext:value-type="float">
            <text:p>-0.02955593</text:p>
          </table:table-cell>
          <table:table-cell office:value-type="float" office:value="0.12919286" calcext:value-type="float">
            <text:p>0.12919286</text:p>
          </table:table-cell>
          <table:table-cell office:value-type="float" office:value="0.0000640579" calcext:value-type="float">
            <text:p>6.40579E-05</text:p>
          </table:table-cell>
          <table:table-cell office:value-type="float" office:value="805" calcext:value-type="float">
            <text:p>805</text:p>
          </table:table-cell>
          <table:table-cell table:formula="of:=[.B532]-180" office:value-type="float" office:value="-0.910217285199991" calcext:value-type="float">
            <text:p>-0.9102172852</text:p>
          </table:table-cell>
          <table:table-cell table:formula="of:=[.D532]*100" office:value-type="float" office:value="0.10237865" calcext:value-type="float">
            <text:p>0.10237865</text:p>
          </table:table-cell>
          <table:table-cell table:formula="of:=[.E532]*100" office:value-type="float" office:value="-2.955593" calcext:value-type="float">
            <text:p>-2.955593</text:p>
          </table:table-cell>
          <table:table-cell table:formula="of:=[.F532]*100" office:value-type="float" office:value="12.919286" calcext:value-type="float">
            <text:p>12.919286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79.0746765137" calcext:value-type="float">
            <text:p>179.0746765137</text:p>
          </table:table-cell>
          <table:table-cell office:value-type="float" office:value="1.3645342219" calcext:value-type="float">
            <text:p>1.36453422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844958" calcext:value-type="float">
            <text:p>-0.02844958</text:p>
          </table:table-cell>
          <table:table-cell office:value-type="float" office:value="0.12919286" calcext:value-type="float">
            <text:p>0.12919286</text:p>
          </table:table-cell>
          <table:table-cell office:value-type="float" office:value="0.0000489226" calcext:value-type="float">
            <text:p>4.89226E-05</text:p>
          </table:table-cell>
          <table:table-cell office:value-type="float" office:value="806" calcext:value-type="float">
            <text:p>806</text:p>
          </table:table-cell>
          <table:table-cell table:formula="of:=[.B533]-180" office:value-type="float" office:value="-0.925323486299988" calcext:value-type="float">
            <text:p>-0.9253234863</text:p>
          </table:table-cell>
          <table:table-cell table:formula="of:=[.D533]*100" office:value-type="float" office:value="0.10237865" calcext:value-type="float">
            <text:p>0.10237865</text:p>
          </table:table-cell>
          <table:table-cell table:formula="of:=[.E533]*100" office:value-type="float" office:value="-2.844958" calcext:value-type="float">
            <text:p>-2.844958</text:p>
          </table:table-cell>
          <table:table-cell table:formula="of:=[.F533]*100" office:value-type="float" office:value="12.919286" calcext:value-type="float">
            <text:p>12.919286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79.0570068359" calcext:value-type="float">
            <text:p>179.0570068359</text:p>
          </table:table-cell>
          <table:table-cell office:value-type="float" office:value="1.3247418892" calcext:value-type="float">
            <text:p>1.32474188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744708" calcext:value-type="float">
            <text:p>-0.02744708</text:p>
          </table:table-cell>
          <table:table-cell office:value-type="float" office:value="0.12223551" calcext:value-type="float">
            <text:p>0.12223551</text:p>
          </table:table-cell>
          <table:table-cell office:value-type="float" office:value="-0.0003888897" calcext:value-type="float">
            <text:p>-0.0003888897</text:p>
          </table:table-cell>
          <table:table-cell office:value-type="float" office:value="807" calcext:value-type="float">
            <text:p>807</text:p>
          </table:table-cell>
          <table:table-cell table:formula="of:=[.B534]-180" office:value-type="float" office:value="-0.942993164099988" calcext:value-type="float">
            <text:p>-0.9429931641</text:p>
          </table:table-cell>
          <table:table-cell table:formula="of:=[.D534]*100" office:value-type="float" office:value="0.10237865" calcext:value-type="float">
            <text:p>0.10237865</text:p>
          </table:table-cell>
          <table:table-cell table:formula="of:=[.E534]*100" office:value-type="float" office:value="-2.744708" calcext:value-type="float">
            <text:p>-2.744708</text:p>
          </table:table-cell>
          <table:table-cell table:formula="of:=[.F534]*100" office:value-type="float" office:value="12.223551" calcext:value-type="float">
            <text:p>12.223551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179.0540161133" calcext:value-type="float">
            <text:p>179.0540161133</text:p>
          </table:table-cell>
          <table:table-cell office:value-type="float" office:value="1.2660730872" calcext:value-type="float">
            <text:p>1.26607308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638796" calcext:value-type="float">
            <text:p>-0.02638796</text:p>
          </table:table-cell>
          <table:table-cell office:value-type="float" office:value="0.11639463" calcext:value-type="float">
            <text:p>0.11639463</text:p>
          </table:table-cell>
          <table:table-cell office:value-type="float" office:value="-0.0004606026" calcext:value-type="float">
            <text:p>-0.0004606026</text:p>
          </table:table-cell>
          <table:table-cell office:value-type="float" office:value="808" calcext:value-type="float">
            <text:p>808</text:p>
          </table:table-cell>
          <table:table-cell table:formula="of:=[.B535]-180" office:value-type="float" office:value="-0.945983886699992" calcext:value-type="float">
            <text:p>-0.9459838867</text:p>
          </table:table-cell>
          <table:table-cell table:formula="of:=[.D535]*100" office:value-type="float" office:value="0.10237865" calcext:value-type="float">
            <text:p>0.10237865</text:p>
          </table:table-cell>
          <table:table-cell table:formula="of:=[.E535]*100" office:value-type="float" office:value="-2.638796" calcext:value-type="float">
            <text:p>-2.638796</text:p>
          </table:table-cell>
          <table:table-cell table:formula="of:=[.F535]*100" office:value-type="float" office:value="11.639463" calcext:value-type="float">
            <text:p>11.639463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179.0736694336" calcext:value-type="float">
            <text:p>179.0736694336</text:p>
          </table:table-cell>
          <table:table-cell office:value-type="float" office:value="1.1597938766" calcext:value-type="float">
            <text:p>1.15979387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497377" calcext:value-type="float">
            <text:p>-0.02497377</text:p>
          </table:table-cell>
          <table:table-cell office:value-type="float" office:value="0.10690904" calcext:value-type="float">
            <text:p>0.10690904</text:p>
          </table:table-cell>
          <table:table-cell office:value-type="float" office:value="-0.000345144" calcext:value-type="float">
            <text:p>-0.000345144</text:p>
          </table:table-cell>
          <table:table-cell office:value-type="float" office:value="809" calcext:value-type="float">
            <text:p>809</text:p>
          </table:table-cell>
          <table:table-cell table:formula="of:=[.B536]-180" office:value-type="float" office:value="-0.926330566399997" calcext:value-type="float">
            <text:p>-0.9263305664</text:p>
          </table:table-cell>
          <table:table-cell table:formula="of:=[.D536]*100" office:value-type="float" office:value="0.10237865" calcext:value-type="float">
            <text:p>0.10237865</text:p>
          </table:table-cell>
          <table:table-cell table:formula="of:=[.E536]*100" office:value-type="float" office:value="-2.497377" calcext:value-type="float">
            <text:p>-2.497377</text:p>
          </table:table-cell>
          <table:table-cell table:formula="of:=[.F536]*100" office:value-type="float" office:value="10.690904" calcext:value-type="float">
            <text:p>10.690904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79.087890625" calcext:value-type="float">
            <text:p>179.087890625</text:p>
          </table:table-cell>
          <table:table-cell office:value-type="float" office:value="1.1069364639" calcext:value-type="float">
            <text:p>1.10693646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367904" calcext:value-type="float">
            <text:p>-0.02367904</text:p>
          </table:table-cell>
          <table:table-cell office:value-type="float" office:value="0.10690904" calcext:value-type="float">
            <text:p>0.10690904</text:p>
          </table:table-cell>
          <table:table-cell office:value-type="float" office:value="-0.0006604317" calcext:value-type="float">
            <text:p>-0.0006604317</text:p>
          </table:table-cell>
          <table:table-cell office:value-type="float" office:value="810" calcext:value-type="float">
            <text:p>810</text:p>
          </table:table-cell>
          <table:table-cell table:formula="of:=[.B537]-180" office:value-type="float" office:value="-0.912109375" calcext:value-type="float">
            <text:p>-0.912109375</text:p>
          </table:table-cell>
          <table:table-cell table:formula="of:=[.D537]*100" office:value-type="float" office:value="0.10237865" calcext:value-type="float">
            <text:p>0.10237865</text:p>
          </table:table-cell>
          <table:table-cell table:formula="of:=[.E537]*100" office:value-type="float" office:value="-2.367904" calcext:value-type="float">
            <text:p>-2.367904</text:p>
          </table:table-cell>
          <table:table-cell table:formula="of:=[.F537]*100" office:value-type="float" office:value="10.690904" calcext:value-type="float">
            <text:p>10.690904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179.0930633545" calcext:value-type="float">
            <text:p>179.0930633545</text:p>
          </table:table-cell>
          <table:table-cell office:value-type="float" office:value="1.0292249987" calcext:value-type="float">
            <text:p>1.02922499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229826" calcext:value-type="float">
            <text:p>-0.02229826</text:p>
          </table:table-cell>
          <table:table-cell office:value-type="float" office:value="0.09766444" calcext:value-type="float">
            <text:p>0.09766444</text:p>
          </table:table-cell>
          <table:table-cell office:value-type="float" office:value="-0.0005318392" calcext:value-type="float">
            <text:p>-0.0005318392</text:p>
          </table:table-cell>
          <table:table-cell office:value-type="float" office:value="811" calcext:value-type="float">
            <text:p>811</text:p>
          </table:table-cell>
          <table:table-cell table:formula="of:=[.B538]-180" office:value-type="float" office:value="-0.906936645499997" calcext:value-type="float">
            <text:p>-0.9069366455</text:p>
          </table:table-cell>
          <table:table-cell table:formula="of:=[.D538]*100" office:value-type="float" office:value="0.10237865" calcext:value-type="float">
            <text:p>0.10237865</text:p>
          </table:table-cell>
          <table:table-cell table:formula="of:=[.E538]*100" office:value-type="float" office:value="-2.229826" calcext:value-type="float">
            <text:p>-2.229826</text:p>
          </table:table-cell>
          <table:table-cell table:formula="of:=[.F538]*100" office:value-type="float" office:value="9.766444" calcext:value-type="float">
            <text:p>9.766444</text:p>
          </table:table-cell>
        </table:table-row>
        <table:table-row table:style-name="ro1">
          <table:table-cell office:value-type="float" office:value="40.61" calcext:value-type="float">
            <text:p>40.61</text:p>
          </table:table-cell>
          <table:table-cell office:value-type="float" office:value="179.1020050049" calcext:value-type="float">
            <text:p>179.1020050049</text:p>
          </table:table-cell>
          <table:table-cell office:value-type="float" office:value="0.9455717831" calcext:value-type="float">
            <text:p>0.94557178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82053" calcext:value-type="float">
            <text:p>-0.02082053</text:p>
          </table:table-cell>
          <table:table-cell office:value-type="float" office:value="0.08647736" calcext:value-type="float">
            <text:p>0.08647736</text:p>
          </table:table-cell>
          <table:table-cell office:value-type="float" office:value="-0.0004534507" calcext:value-type="float">
            <text:p>-0.0004534507</text:p>
          </table:table-cell>
          <table:table-cell office:value-type="float" office:value="812" calcext:value-type="float">
            <text:p>812</text:p>
          </table:table-cell>
          <table:table-cell table:formula="of:=[.B539]-180" office:value-type="float" office:value="-0.897994995099992" calcext:value-type="float">
            <text:p>-0.8979949951</text:p>
          </table:table-cell>
          <table:table-cell table:formula="of:=[.D539]*100" office:value-type="float" office:value="0.10237865" calcext:value-type="float">
            <text:p>0.10237865</text:p>
          </table:table-cell>
          <table:table-cell table:formula="of:=[.E539]*100" office:value-type="float" office:value="-2.082053" calcext:value-type="float">
            <text:p>-2.082053</text:p>
          </table:table-cell>
          <table:table-cell table:formula="of:=[.F539]*100" office:value-type="float" office:value="8.647736" calcext:value-type="float">
            <text:p>8.647736</text:p>
          </table:table-cell>
        </table:table-row>
        <table:table-row table:style-name="ro1">
          <table:table-cell office:value-type="float" office:value="40.66" calcext:value-type="float">
            <text:p>40.66</text:p>
          </table:table-cell>
          <table:table-cell office:value-type="float" office:value="179.0980224609" calcext:value-type="float">
            <text:p>179.0980224609</text:p>
          </table:table-cell>
          <table:table-cell office:value-type="float" office:value="0.8463631853" calcext:value-type="float">
            <text:p>0.84636318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917451" calcext:value-type="float">
            <text:p>-0.01917451</text:p>
          </table:table-cell>
          <table:table-cell office:value-type="float" office:value="0.07456058" calcext:value-type="float">
            <text:p>0.07456058</text:p>
          </table:table-cell>
          <table:table-cell office:value-type="float" office:value="-0.0003546521" calcext:value-type="float">
            <text:p>-0.0003546521</text:p>
          </table:table-cell>
          <table:table-cell office:value-type="float" office:value="813" calcext:value-type="float">
            <text:p>813</text:p>
          </table:table-cell>
          <table:table-cell table:formula="of:=[.B540]-180" office:value-type="float" office:value="-0.901977539099988" calcext:value-type="float">
            <text:p>-0.9019775391</text:p>
          </table:table-cell>
          <table:table-cell table:formula="of:=[.D540]*100" office:value-type="float" office:value="0.10237865" calcext:value-type="float">
            <text:p>0.10237865</text:p>
          </table:table-cell>
          <table:table-cell table:formula="of:=[.E540]*100" office:value-type="float" office:value="-1.917451" calcext:value-type="float">
            <text:p>-1.917451</text:p>
          </table:table-cell>
          <table:table-cell table:formula="of:=[.F540]*100" office:value-type="float" office:value="7.456058" calcext:value-type="float">
            <text:p>7.456058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179.0798034668" calcext:value-type="float">
            <text:p>179.0798034668</text:p>
          </table:table-cell>
          <table:table-cell office:value-type="float" office:value="0.6949514181" calcext:value-type="float">
            <text:p>0.69495141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706837" calcext:value-type="float">
            <text:p>-0.01706837</text:p>
          </table:table-cell>
          <table:table-cell office:value-type="float" office:value="0.07456058" calcext:value-type="float">
            <text:p>0.07456058</text:p>
          </table:table-cell>
          <table:table-cell office:value-type="float" office:value="-0.0001401793" calcext:value-type="float">
            <text:p>-0.0001401793</text:p>
          </table:table-cell>
          <table:table-cell office:value-type="float" office:value="814" calcext:value-type="float">
            <text:p>814</text:p>
          </table:table-cell>
          <table:table-cell table:formula="of:=[.B541]-180" office:value-type="float" office:value="-0.920196533199999" calcext:value-type="float">
            <text:p>-0.9201965332</text:p>
          </table:table-cell>
          <table:table-cell table:formula="of:=[.D541]*100" office:value-type="float" office:value="0.10237865" calcext:value-type="float">
            <text:p>0.10237865</text:p>
          </table:table-cell>
          <table:table-cell table:formula="of:=[.E541]*100" office:value-type="float" office:value="-1.706837" calcext:value-type="float">
            <text:p>-1.706837</text:p>
          </table:table-cell>
          <table:table-cell table:formula="of:=[.F541]*100" office:value-type="float" office:value="7.456058" calcext:value-type="float">
            <text:p>7.456058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179.047164917" calcext:value-type="float">
            <text:p>179.047164917</text:p>
          </table:table-cell>
          <table:table-cell office:value-type="float" office:value="0.5969393922" calcext:value-type="float">
            <text:p>0.59693939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501156" calcext:value-type="float">
            <text:p>-0.01501156</text:p>
          </table:table-cell>
          <table:table-cell office:value-type="float" office:value="0.06260154" calcext:value-type="float">
            <text:p>0.06260154</text:p>
          </table:table-cell>
          <table:table-cell office:value-type="float" office:value="-0.0001454382" calcext:value-type="float">
            <text:p>-0.0001454382</text:p>
          </table:table-cell>
          <table:table-cell office:value-type="float" office:value="815" calcext:value-type="float">
            <text:p>815</text:p>
          </table:table-cell>
          <table:table-cell table:formula="of:=[.B542]-180" office:value-type="float" office:value="-0.952835082999997" calcext:value-type="float">
            <text:p>-0.952835083</text:p>
          </table:table-cell>
          <table:table-cell table:formula="of:=[.D542]*100" office:value-type="float" office:value="0.10237865" calcext:value-type="float">
            <text:p>0.10237865</text:p>
          </table:table-cell>
          <table:table-cell table:formula="of:=[.E542]*100" office:value-type="float" office:value="-1.501156" calcext:value-type="float">
            <text:p>-1.501156</text:p>
          </table:table-cell>
          <table:table-cell table:formula="of:=[.F542]*100" office:value-type="float" office:value="6.260154" calcext:value-type="float">
            <text:p>6.260154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office:value-type="float" office:value="179.0172424316" calcext:value-type="float">
            <text:p>179.0172424316</text:p>
          </table:table-cell>
          <table:table-cell office:value-type="float" office:value="0.369937744" calcext:value-type="float">
            <text:p>0.3699377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212783" calcext:value-type="float">
            <text:p>-0.01212783</text:p>
          </table:table-cell>
          <table:table-cell office:value-type="float" office:value="0.04897136" calcext:value-type="float">
            <text:p>0.04897136</text:p>
          </table:table-cell>
          <table:table-cell office:value-type="float" office:value="0.0001648018" calcext:value-type="float">
            <text:p>0.0001648018</text:p>
          </table:table-cell>
          <table:table-cell office:value-type="float" office:value="816" calcext:value-type="float">
            <text:p>816</text:p>
          </table:table-cell>
          <table:table-cell table:formula="of:=[.B543]-180" office:value-type="float" office:value="-0.98275756839999" calcext:value-type="float">
            <text:p>-0.9827575684</text:p>
          </table:table-cell>
          <table:table-cell table:formula="of:=[.D543]*100" office:value-type="float" office:value="0.10237865" calcext:value-type="float">
            <text:p>0.10237865</text:p>
          </table:table-cell>
          <table:table-cell table:formula="of:=[.E543]*100" office:value-type="float" office:value="-1.212783" calcext:value-type="float">
            <text:p>-1.212783</text:p>
          </table:table-cell>
          <table:table-cell table:formula="of:=[.F543]*100" office:value-type="float" office:value="4.897136" calcext:value-type="float">
            <text:p>4.897136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178.985244751" calcext:value-type="float">
            <text:p>178.985244751</text:p>
          </table:table-cell>
          <table:table-cell office:value-type="float" office:value="0.1977992269" calcext:value-type="float">
            <text:p>0.19779922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905875" calcext:value-type="float">
            <text:p>-0.00905875</text:p>
          </table:table-cell>
          <table:table-cell office:value-type="float" office:value="0.03710644" calcext:value-type="float">
            <text:p>0.03710644</text:p>
          </table:table-cell>
          <table:table-cell office:value-type="float" office:value="0.0003973194" calcext:value-type="float">
            <text:p>0.0003973194</text:p>
          </table:table-cell>
          <table:table-cell office:value-type="float" office:value="817" calcext:value-type="float">
            <text:p>817</text:p>
          </table:table-cell>
          <table:table-cell table:formula="of:=[.B544]-180" office:value-type="float" office:value="-1.01475524899999" calcext:value-type="float">
            <text:p>-1.014755249</text:p>
          </table:table-cell>
          <table:table-cell table:formula="of:=[.D544]*100" office:value-type="float" office:value="0.10237865" calcext:value-type="float">
            <text:p>0.10237865</text:p>
          </table:table-cell>
          <table:table-cell table:formula="of:=[.E544]*100" office:value-type="float" office:value="-0.905875" calcext:value-type="float">
            <text:p>-0.905875</text:p>
          </table:table-cell>
          <table:table-cell table:formula="of:=[.F544]*100" office:value-type="float" office:value="3.710644" calcext:value-type="float">
            <text:p>3.710644</text:p>
          </table:table-cell>
        </table:table-row>
        <table:table-row table:style-name="ro1">
          <table:table-cell office:value-type="float" office:value="40.91" calcext:value-type="float">
            <text:p>40.91</text:p>
          </table:table-cell>
          <table:table-cell office:value-type="float" office:value="178.9663085938" calcext:value-type="float">
            <text:p>178.9663085938</text:p>
          </table:table-cell>
          <table:table-cell office:value-type="float" office:value="-0.038839646" calcext:value-type="float">
            <text:p>-0.0388396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543621" calcext:value-type="float">
            <text:p>-0.00543621</text:p>
          </table:table-cell>
          <table:table-cell office:value-type="float" office:value="0.03710644" calcext:value-type="float">
            <text:p>0.03710644</text:p>
          </table:table-cell>
          <table:table-cell office:value-type="float" office:value="0.0005280387" calcext:value-type="float">
            <text:p>0.0005280387</text:p>
          </table:table-cell>
          <table:table-cell office:value-type="float" office:value="818" calcext:value-type="float">
            <text:p>818</text:p>
          </table:table-cell>
          <table:table-cell table:formula="of:=[.B545]-180" office:value-type="float" office:value="-1.03369140620001" calcext:value-type="float">
            <text:p>-1.0336914062</text:p>
          </table:table-cell>
          <table:table-cell table:formula="of:=[.D545]*100" office:value-type="float" office:value="0.10237865" calcext:value-type="float">
            <text:p>0.10237865</text:p>
          </table:table-cell>
          <table:table-cell table:formula="of:=[.E545]*100" office:value-type="float" office:value="-0.543621" calcext:value-type="float">
            <text:p>-0.543621</text:p>
          </table:table-cell>
          <table:table-cell table:formula="of:=[.F545]*100" office:value-type="float" office:value="3.710644" calcext:value-type="float">
            <text:p>3.710644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178.9577636719" calcext:value-type="float">
            <text:p>178.9577636719</text:p>
          </table:table-cell>
          <table:table-cell office:value-type="float" office:value="-0.2531348675" calcext:value-type="float">
            <text:p>-0.25313486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15938" calcext:value-type="float">
            <text:p>-0.0015938</text:p>
          </table:table-cell>
          <table:table-cell office:value-type="float" office:value="0.01183335" calcext:value-type="float">
            <text:p>0.01183335</text:p>
          </table:table-cell>
          <table:table-cell office:value-type="float" office:value="0.0008887402" calcext:value-type="float">
            <text:p>0.0008887402</text:p>
          </table:table-cell>
          <table:table-cell office:value-type="float" office:value="819" calcext:value-type="float">
            <text:p>819</text:p>
          </table:table-cell>
          <table:table-cell table:formula="of:=[.B546]-180" office:value-type="float" office:value="-1.04223632809999" calcext:value-type="float">
            <text:p>-1.0422363281</text:p>
          </table:table-cell>
          <table:table-cell table:formula="of:=[.D546]*100" office:value-type="float" office:value="0.10237865" calcext:value-type="float">
            <text:p>0.10237865</text:p>
          </table:table-cell>
          <table:table-cell table:formula="of:=[.E546]*100" office:value-type="float" office:value="-0.15938" calcext:value-type="float">
            <text:p>-0.15938</text:p>
          </table:table-cell>
          <table:table-cell table:formula="of:=[.F546]*100" office:value-type="float" office:value="1.183335" calcext:value-type="float">
            <text:p>1.183335</text:p>
          </table:table-cell>
        </table:table-row>
        <table:table-row table:style-name="ro1">
          <table:table-cell office:value-type="float" office:value="41.01" calcext:value-type="float">
            <text:p>41.01</text:p>
          </table:table-cell>
          <table:table-cell office:value-type="float" office:value="178.9521636963" calcext:value-type="float">
            <text:p>178.9521636963</text:p>
          </table:table-cell>
          <table:table-cell office:value-type="float" office:value="-0.4064324088" calcext:value-type="float">
            <text:p>-0.40643240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8855" calcext:value-type="float">
            <text:p>0.00198855</text:p>
          </table:table-cell>
          <table:table-cell office:value-type="float" office:value="0.01183335" calcext:value-type="float">
            <text:p>0.01183335</text:p>
          </table:table-cell>
          <table:table-cell office:value-type="float" office:value="0.0008464044" calcext:value-type="float">
            <text:p>0.0008464044</text:p>
          </table:table-cell>
          <table:table-cell office:value-type="float" office:value="820" calcext:value-type="float">
            <text:p>820</text:p>
          </table:table-cell>
          <table:table-cell table:formula="of:=[.B547]-180" office:value-type="float" office:value="-1.0478363037" calcext:value-type="float">
            <text:p>-1.0478363037</text:p>
          </table:table-cell>
          <table:table-cell table:formula="of:=[.D547]*100" office:value-type="float" office:value="0.10237865" calcext:value-type="float">
            <text:p>0.10237865</text:p>
          </table:table-cell>
          <table:table-cell table:formula="of:=[.E547]*100" office:value-type="float" office:value="0.198855" calcext:value-type="float">
            <text:p>0.198855</text:p>
          </table:table-cell>
          <table:table-cell table:formula="of:=[.F547]*100" office:value-type="float" office:value="1.183335" calcext:value-type="float">
            <text:p>1.183335</text:p>
          </table:table-cell>
        </table:table-row>
        <table:table-row table:style-name="ro1">
          <table:table-cell office:value-type="float" office:value="41.06" calcext:value-type="float">
            <text:p>41.06</text:p>
          </table:table-cell>
          <table:table-cell office:value-type="float" office:value="178.9477996826" calcext:value-type="float">
            <text:p>178.9477996826</text:p>
          </table:table-cell>
          <table:table-cell office:value-type="float" office:value="-0.5226892922" calcext:value-type="float">
            <text:p>-0.52268929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5071" calcext:value-type="float">
            <text:p>0.00515071</text:p>
          </table:table-cell>
          <table:table-cell office:value-type="float" office:value="-0.00193133" calcext:value-type="float">
            <text:p>-0.00193133</text:p>
          </table:table-cell>
          <table:table-cell office:value-type="float" office:value="0.0006533058" calcext:value-type="float">
            <text:p>0.0006533058</text:p>
          </table:table-cell>
          <table:table-cell office:value-type="float" office:value="821" calcext:value-type="float">
            <text:p>821</text:p>
          </table:table-cell>
          <table:table-cell table:formula="of:=[.B548]-180" office:value-type="float" office:value="-1.05220031740001" calcext:value-type="float">
            <text:p>-1.0522003174</text:p>
          </table:table-cell>
          <table:table-cell table:formula="of:=[.D548]*100" office:value-type="float" office:value="0.10237865" calcext:value-type="float">
            <text:p>0.10237865</text:p>
          </table:table-cell>
          <table:table-cell table:formula="of:=[.E548]*100" office:value-type="float" office:value="0.515071" calcext:value-type="float">
            <text:p>0.515071</text:p>
          </table:table-cell>
          <table:table-cell table:formula="of:=[.F548]*100" office:value-type="float" office:value="-0.193133" calcext:value-type="float">
            <text:p>-0.193133</text:p>
          </table:table-cell>
        </table:table-row>
        <table:table-row table:style-name="ro1">
          <table:table-cell office:value-type="float" office:value="41.11" calcext:value-type="float">
            <text:p>41.11</text:p>
          </table:table-cell>
          <table:table-cell office:value-type="float" office:value="178.961227417" calcext:value-type="float">
            <text:p>178.961227417</text:p>
          </table:table-cell>
          <table:table-cell office:value-type="float" office:value="-0.6340729341" calcext:value-type="float">
            <text:p>-0.63407293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00037" calcext:value-type="float">
            <text:p>0.00800037</text:p>
          </table:table-cell>
          <table:table-cell office:value-type="float" office:value="-0.0115909" calcext:value-type="float">
            <text:p>-0.0115909</text:p>
          </table:table-cell>
          <table:table-cell office:value-type="float" office:value="0.0006057795" calcext:value-type="float">
            <text:p>0.0006057795</text:p>
          </table:table-cell>
          <table:table-cell office:value-type="float" office:value="822" calcext:value-type="float">
            <text:p>822</text:p>
          </table:table-cell>
          <table:table-cell table:formula="of:=[.B549]-180" office:value-type="float" office:value="-1.038772583" calcext:value-type="float">
            <text:p>-1.038772583</text:p>
          </table:table-cell>
          <table:table-cell table:formula="of:=[.D549]*100" office:value-type="float" office:value="0.10237865" calcext:value-type="float">
            <text:p>0.10237865</text:p>
          </table:table-cell>
          <table:table-cell table:formula="of:=[.E549]*100" office:value-type="float" office:value="0.800037" calcext:value-type="float">
            <text:p>0.800037</text:p>
          </table:table-cell>
          <table:table-cell table:formula="of:=[.F549]*100" office:value-type="float" office:value="-1.15909" calcext:value-type="float">
            <text:p>-1.15909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178.9673461914" calcext:value-type="float">
            <text:p>178.9673461914</text:p>
          </table:table-cell>
          <table:table-cell office:value-type="float" office:value="-0.7267808399" calcext:value-type="float">
            <text:p>-0.72678083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5173" calcext:value-type="float">
            <text:p>0.0105173</text:p>
          </table:table-cell>
          <table:table-cell office:value-type="float" office:value="-0.0115909" calcext:value-type="float">
            <text:p>-0.0115909</text:p>
          </table:table-cell>
          <table:table-cell office:value-type="float" office:value="0.0003658449" calcext:value-type="float">
            <text:p>0.0003658449</text:p>
          </table:table-cell>
          <table:table-cell office:value-type="float" office:value="823" calcext:value-type="float">
            <text:p>823</text:p>
          </table:table-cell>
          <table:table-cell table:formula="of:=[.B550]-180" office:value-type="float" office:value="-1.0326538086" calcext:value-type="float">
            <text:p>-1.0326538086</text:p>
          </table:table-cell>
          <table:table-cell table:formula="of:=[.D550]*100" office:value-type="float" office:value="0.10237865" calcext:value-type="float">
            <text:p>0.10237865</text:p>
          </table:table-cell>
          <table:table-cell table:formula="of:=[.E550]*100" office:value-type="float" office:value="1.05173" calcext:value-type="float">
            <text:p>1.05173</text:p>
          </table:table-cell>
          <table:table-cell table:formula="of:=[.F550]*100" office:value-type="float" office:value="-1.15909" calcext:value-type="float">
            <text:p>-1.15909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178.9776916504" calcext:value-type="float">
            <text:p>178.9776916504</text:p>
          </table:table-cell>
          <table:table-cell office:value-type="float" office:value="-0.8057861401" calcext:value-type="float">
            <text:p>-0.80578614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72117" calcext:value-type="float">
            <text:p>0.01272117</text:p>
          </table:table-cell>
          <table:table-cell office:value-type="float" office:value="-0.02389242" calcext:value-type="float">
            <text:p>-0.02389242</text:p>
          </table:table-cell>
          <table:table-cell office:value-type="float" office:value="0.0004640766" calcext:value-type="float">
            <text:p>0.0004640766</text:p>
          </table:table-cell>
          <table:table-cell office:value-type="float" office:value="824" calcext:value-type="float">
            <text:p>824</text:p>
          </table:table-cell>
          <table:table-cell table:formula="of:=[.B551]-180" office:value-type="float" office:value="-1.0223083496" calcext:value-type="float">
            <text:p>-1.0223083496</text:p>
          </table:table-cell>
          <table:table-cell table:formula="of:=[.D551]*100" office:value-type="float" office:value="0.10237865" calcext:value-type="float">
            <text:p>0.10237865</text:p>
          </table:table-cell>
          <table:table-cell table:formula="of:=[.E551]*100" office:value-type="float" office:value="1.272117" calcext:value-type="float">
            <text:p>1.272117</text:p>
          </table:table-cell>
          <table:table-cell table:formula="of:=[.F551]*100" office:value-type="float" office:value="-2.389242" calcext:value-type="float">
            <text:p>-2.389242</text:p>
          </table:table-cell>
        </table:table-row>
        <table:table-row table:style-name="ro1">
          <table:table-cell office:value-type="float" office:value="41.26" calcext:value-type="float">
            <text:p>41.26</text:p>
          </table:table-cell>
          <table:table-cell office:value-type="float" office:value="179.0054626465" calcext:value-type="float">
            <text:p>179.0054626465</text:p>
          </table:table-cell>
          <table:table-cell office:value-type="float" office:value="-0.8410789169" calcext:value-type="float">
            <text:p>-0.84107891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42505" calcext:value-type="float">
            <text:p>0.01442505</text:p>
          </table:table-cell>
          <table:table-cell office:value-type="float" office:value="-0.03178555" calcext:value-type="float">
            <text:p>-0.03178555</text:p>
          </table:table-cell>
          <table:table-cell office:value-type="float" office:value="0.0002089756" calcext:value-type="float">
            <text:p>0.0002089756</text:p>
          </table:table-cell>
          <table:table-cell office:value-type="float" office:value="825" calcext:value-type="float">
            <text:p>825</text:p>
          </table:table-cell>
          <table:table-cell table:formula="of:=[.B552]-180" office:value-type="float" office:value="-0.994537353499993" calcext:value-type="float">
            <text:p>-0.9945373535</text:p>
          </table:table-cell>
          <table:table-cell table:formula="of:=[.D552]*100" office:value-type="float" office:value="0.10237865" calcext:value-type="float">
            <text:p>0.10237865</text:p>
          </table:table-cell>
          <table:table-cell table:formula="of:=[.E552]*100" office:value-type="float" office:value="1.442505" calcext:value-type="float">
            <text:p>1.442505</text:p>
          </table:table-cell>
          <table:table-cell table:formula="of:=[.F552]*100" office:value-type="float" office:value="-3.178555" calcext:value-type="float">
            <text:p>-3.178555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79.0007781982" calcext:value-type="float">
            <text:p>179.0007781982</text:p>
          </table:table-cell>
          <table:table-cell office:value-type="float" office:value="-0.8531943081" calcext:value-type="float">
            <text:p>-0.85319430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64126" calcext:value-type="float">
            <text:p>0.01564126</text:p>
          </table:table-cell>
          <table:table-cell office:value-type="float" office:value="-0.04177546" calcext:value-type="float">
            <text:p>-0.04177546</text:p>
          </table:table-cell>
          <table:table-cell office:value-type="float" office:value="0.000125966" calcext:value-type="float">
            <text:p>0.000125966</text:p>
          </table:table-cell>
          <table:table-cell office:value-type="float" office:value="826" calcext:value-type="float">
            <text:p>826</text:p>
          </table:table-cell>
          <table:table-cell table:formula="of:=[.B553]-180" office:value-type="float" office:value="-0.99922180179999" calcext:value-type="float">
            <text:p>-0.9992218018</text:p>
          </table:table-cell>
          <table:table-cell table:formula="of:=[.D553]*100" office:value-type="float" office:value="0.10237865" calcext:value-type="float">
            <text:p>0.10237865</text:p>
          </table:table-cell>
          <table:table-cell table:formula="of:=[.E553]*100" office:value-type="float" office:value="1.564126" calcext:value-type="float">
            <text:p>1.564126</text:p>
          </table:table-cell>
          <table:table-cell table:formula="of:=[.F553]*100" office:value-type="float" office:value="-4.177546" calcext:value-type="float">
            <text:p>-4.177546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179.0265808105" calcext:value-type="float">
            <text:p>179.0265808105</text:p>
          </table:table-cell>
          <table:table-cell office:value-type="float" office:value="-0.9001813174" calcext:value-type="float">
            <text:p>-0.90018131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76492" calcext:value-type="float">
            <text:p>0.01676492</text:p>
          </table:table-cell>
          <table:table-cell office:value-type="float" office:value="-0.04761753" calcext:value-type="float">
            <text:p>-0.04761753</text:p>
          </table:table-cell>
          <table:table-cell office:value-type="float" office:value="0.0003142506" calcext:value-type="float">
            <text:p>0.0003142506</text:p>
          </table:table-cell>
          <table:table-cell office:value-type="float" office:value="827" calcext:value-type="float">
            <text:p>827</text:p>
          </table:table-cell>
          <table:table-cell table:formula="of:=[.B554]-180" office:value-type="float" office:value="-0.973419189499992" calcext:value-type="float">
            <text:p>-0.9734191895</text:p>
          </table:table-cell>
          <table:table-cell table:formula="of:=[.D554]*100" office:value-type="float" office:value="0.10237865" calcext:value-type="float">
            <text:p>0.10237865</text:p>
          </table:table-cell>
          <table:table-cell table:formula="of:=[.E554]*100" office:value-type="float" office:value="1.676492" calcext:value-type="float">
            <text:p>1.676492</text:p>
          </table:table-cell>
          <table:table-cell table:formula="of:=[.F554]*100" office:value-type="float" office:value="-4.761753" calcext:value-type="float">
            <text:p>-4.761753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office:value-type="float" office:value="179.0296936035" calcext:value-type="float">
            <text:p>179.0296936035</text:p>
          </table:table-cell>
          <table:table-cell office:value-type="float" office:value="-0.805525721" calcext:value-type="float">
            <text:p>-0.8055257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88278" calcext:value-type="float">
            <text:p>0.01688278</text:p>
          </table:table-cell>
          <table:table-cell office:value-type="float" office:value="-0.04761753" calcext:value-type="float">
            <text:p>-0.04761753</text:p>
          </table:table-cell>
          <table:table-cell office:value-type="float" office:value="-0.0000553137" calcext:value-type="float">
            <text:p>-5.53137E-05</text:p>
          </table:table-cell>
          <table:table-cell office:value-type="float" office:value="828" calcext:value-type="float">
            <text:p>828</text:p>
          </table:table-cell>
          <table:table-cell table:formula="of:=[.B555]-180" office:value-type="float" office:value="-0.970306396500007" calcext:value-type="float">
            <text:p>-0.9703063965</text:p>
          </table:table-cell>
          <table:table-cell table:formula="of:=[.D555]*100" office:value-type="float" office:value="0.10237865" calcext:value-type="float">
            <text:p>0.10237865</text:p>
          </table:table-cell>
          <table:table-cell table:formula="of:=[.E555]*100" office:value-type="float" office:value="1.688278" calcext:value-type="float">
            <text:p>1.688278</text:p>
          </table:table-cell>
          <table:table-cell table:formula="of:=[.F555]*100" office:value-type="float" office:value="-4.761753" calcext:value-type="float">
            <text:p>-4.761753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179.0287017822" calcext:value-type="float">
            <text:p>179.0287017822</text:p>
          </table:table-cell>
          <table:table-cell office:value-type="float" office:value="-0.8021547844" calcext:value-type="float">
            <text:p>-0.80215478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93885" calcext:value-type="float">
            <text:p>0.01693885</text:p>
          </table:table-cell>
          <table:table-cell office:value-type="float" office:value="-0.05463519" calcext:value-type="float">
            <text:p>-0.05463519</text:p>
          </table:table-cell>
          <table:table-cell office:value-type="float" office:value="0.000071816" calcext:value-type="float">
            <text:p>0.000071816</text:p>
          </table:table-cell>
          <table:table-cell office:value-type="float" office:value="829" calcext:value-type="float">
            <text:p>829</text:p>
          </table:table-cell>
          <table:table-cell table:formula="of:=[.B556]-180" office:value-type="float" office:value="-0.971298217800012" calcext:value-type="float">
            <text:p>-0.9712982178</text:p>
          </table:table-cell>
          <table:table-cell table:formula="of:=[.D556]*100" office:value-type="float" office:value="0.10237865" calcext:value-type="float">
            <text:p>0.10237865</text:p>
          </table:table-cell>
          <table:table-cell table:formula="of:=[.E556]*100" office:value-type="float" office:value="1.693885" calcext:value-type="float">
            <text:p>1.693885</text:p>
          </table:table-cell>
          <table:table-cell table:formula="of:=[.F556]*100" office:value-type="float" office:value="-5.463519" calcext:value-type="float">
            <text:p>-5.463519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179.0305023193" calcext:value-type="float">
            <text:p>179.0305023193</text:p>
          </table:table-cell>
          <table:table-cell office:value-type="float" office:value="-0.7413900519" calcext:value-type="float">
            <text:p>-0.74139005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57119" calcext:value-type="float">
            <text:p>0.01657119</text:p>
          </table:table-cell>
          <table:table-cell office:value-type="float" office:value="-0.05821054" calcext:value-type="float">
            <text:p>-0.05821054</text:p>
          </table:table-cell>
          <table:table-cell office:value-type="float" office:value="0.0000516161" calcext:value-type="float">
            <text:p>5.16161E-05</text:p>
          </table:table-cell>
          <table:table-cell office:value-type="float" office:value="830" calcext:value-type="float">
            <text:p>830</text:p>
          </table:table-cell>
          <table:table-cell table:formula="of:=[.B557]-180" office:value-type="float" office:value="-0.969497680699988" calcext:value-type="float">
            <text:p>-0.9694976807</text:p>
          </table:table-cell>
          <table:table-cell table:formula="of:=[.D557]*100" office:value-type="float" office:value="0.10237865" calcext:value-type="float">
            <text:p>0.10237865</text:p>
          </table:table-cell>
          <table:table-cell table:formula="of:=[.E557]*100" office:value-type="float" office:value="1.657119" calcext:value-type="float">
            <text:p>1.657119</text:p>
          </table:table-cell>
          <table:table-cell table:formula="of:=[.F557]*100" office:value-type="float" office:value="-5.821054" calcext:value-type="float">
            <text:p>-5.821054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179.033706665" calcext:value-type="float">
            <text:p>179.033706665</text:p>
          </table:table-cell>
          <table:table-cell office:value-type="float" office:value="-0.7387264555" calcext:value-type="float">
            <text:p>-0.73872645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30842" calcext:value-type="float">
            <text:p>0.01630842</text:p>
          </table:table-cell>
          <table:table-cell office:value-type="float" office:value="-0.06181133" calcext:value-type="float">
            <text:p>-0.06181133</text:p>
          </table:table-cell>
          <table:table-cell office:value-type="float" office:value="0.0001157982" calcext:value-type="float">
            <text:p>0.0001157982</text:p>
          </table:table-cell>
          <table:table-cell office:value-type="float" office:value="831" calcext:value-type="float">
            <text:p>831</text:p>
          </table:table-cell>
          <table:table-cell table:formula="of:=[.B558]-180" office:value-type="float" office:value="-0.966293334999989" calcext:value-type="float">
            <text:p>-0.966293335</text:p>
          </table:table-cell>
          <table:table-cell table:formula="of:=[.D558]*100" office:value-type="float" office:value="0.10237865" calcext:value-type="float">
            <text:p>0.10237865</text:p>
          </table:table-cell>
          <table:table-cell table:formula="of:=[.E558]*100" office:value-type="float" office:value="1.630842" calcext:value-type="float">
            <text:p>1.630842</text:p>
          </table:table-cell>
          <table:table-cell table:formula="of:=[.F558]*100" office:value-type="float" office:value="-6.181133" calcext:value-type="float">
            <text:p>-6.181133</text:p>
          </table:table-cell>
        </table:table-row>
        <table:table-row table:style-name="ro1">
          <table:table-cell office:value-type="float" office:value="41.61" calcext:value-type="float">
            <text:p>41.61</text:p>
          </table:table-cell>
          <table:table-cell office:value-type="float" office:value="179.0242004395" calcext:value-type="float">
            <text:p>179.0242004395</text:p>
          </table:table-cell>
          <table:table-cell office:value-type="float" office:value="-0.6913310085" calcext:value-type="float">
            <text:p>-0.69133100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8174" calcext:value-type="float">
            <text:p>0.0158174</text:p>
          </table:table-cell>
          <table:table-cell office:value-type="float" office:value="-0.06298196" calcext:value-type="float">
            <text:p>-0.06298196</text:p>
          </table:table-cell>
          <table:table-cell office:value-type="float" office:value="0.0001999425" calcext:value-type="float">
            <text:p>0.0001999425</text:p>
          </table:table-cell>
          <table:table-cell office:value-type="float" office:value="832" calcext:value-type="float">
            <text:p>832</text:p>
          </table:table-cell>
          <table:table-cell table:formula="of:=[.B559]-180" office:value-type="float" office:value="-0.975799560500008" calcext:value-type="float">
            <text:p>-0.9757995605</text:p>
          </table:table-cell>
          <table:table-cell table:formula="of:=[.D559]*100" office:value-type="float" office:value="0.10237865" calcext:value-type="float">
            <text:p>0.10237865</text:p>
          </table:table-cell>
          <table:table-cell table:formula="of:=[.E559]*100" office:value-type="float" office:value="1.58174" calcext:value-type="float">
            <text:p>1.58174</text:p>
          </table:table-cell>
          <table:table-cell table:formula="of:=[.F559]*100" office:value-type="float" office:value="-6.298196" calcext:value-type="float">
            <text:p>-6.298196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179.0177154541" calcext:value-type="float">
            <text:p>179.0177154541</text:p>
          </table:table-cell>
          <table:table-cell office:value-type="float" office:value="-0.6974080284" calcext:value-type="float">
            <text:p>-0.69740802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5307" calcext:value-type="float">
            <text:p>0.0155307</text:p>
          </table:table-cell>
          <table:table-cell office:value-type="float" office:value="-0.06298196" calcext:value-type="float">
            <text:p>-0.06298196</text:p>
          </table:table-cell>
          <table:table-cell office:value-type="float" office:value="0.0002984788" calcext:value-type="float">
            <text:p>0.0002984788</text:p>
          </table:table-cell>
          <table:table-cell office:value-type="float" office:value="833" calcext:value-type="float">
            <text:p>833</text:p>
          </table:table-cell>
          <table:table-cell table:formula="of:=[.B560]-180" office:value-type="float" office:value="-0.982284545900001" calcext:value-type="float">
            <text:p>-0.9822845459</text:p>
          </table:table-cell>
          <table:table-cell table:formula="of:=[.D560]*100" office:value-type="float" office:value="0.10237865" calcext:value-type="float">
            <text:p>0.10237865</text:p>
          </table:table-cell>
          <table:table-cell table:formula="of:=[.E560]*100" office:value-type="float" office:value="1.55307" calcext:value-type="float">
            <text:p>1.55307</text:p>
          </table:table-cell>
          <table:table-cell table:formula="of:=[.F560]*100" office:value-type="float" office:value="-6.298196" calcext:value-type="float">
            <text:p>-6.298196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8.9995269775" calcext:value-type="float">
            <text:p>178.9995269775</text:p>
          </table:table-cell>
          <table:table-cell office:value-type="float" office:value="-0.6963046163" calcext:value-type="float">
            <text:p>-0.69630461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33229" calcext:value-type="float">
            <text:p>0.01533229</text:p>
          </table:table-cell>
          <table:table-cell office:value-type="float" office:value="-0.06293491" calcext:value-type="float">
            <text:p>-0.06293491</text:p>
          </table:table-cell>
          <table:table-cell office:value-type="float" office:value="0.0004143052" calcext:value-type="float">
            <text:p>0.0004143052</text:p>
          </table:table-cell>
          <table:table-cell office:value-type="float" office:value="834" calcext:value-type="float">
            <text:p>834</text:p>
          </table:table-cell>
          <table:table-cell table:formula="of:=[.B561]-180" office:value-type="float" office:value="-1.00047302249999" calcext:value-type="float">
            <text:p>-1.0004730225</text:p>
          </table:table-cell>
          <table:table-cell table:formula="of:=[.D561]*100" office:value-type="float" office:value="0.10237865" calcext:value-type="float">
            <text:p>0.10237865</text:p>
          </table:table-cell>
          <table:table-cell table:formula="of:=[.E561]*100" office:value-type="float" office:value="1.533229" calcext:value-type="float">
            <text:p>1.533229</text:p>
          </table:table-cell>
          <table:table-cell table:formula="of:=[.F561]*100" office:value-type="float" office:value="-6.293491" calcext:value-type="float">
            <text:p>-6.293491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178.9887390137" calcext:value-type="float">
            <text:p>178.9887390137</text:p>
          </table:table-cell>
          <table:table-cell office:value-type="float" office:value="-0.6606732432" calcext:value-type="float">
            <text:p>-0.66067324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96257" calcext:value-type="float">
            <text:p>0.01496257</text:p>
          </table:table-cell>
          <table:table-cell office:value-type="float" office:value="-0.06165272" calcext:value-type="float">
            <text:p>-0.06165272</text:p>
          </table:table-cell>
          <table:table-cell office:value-type="float" office:value="0.0002964018" calcext:value-type="float">
            <text:p>0.0002964018</text:p>
          </table:table-cell>
          <table:table-cell office:value-type="float" office:value="835" calcext:value-type="float">
            <text:p>835</text:p>
          </table:table-cell>
          <table:table-cell table:formula="of:=[.B562]-180" office:value-type="float" office:value="-1.01126098629999" calcext:value-type="float">
            <text:p>-1.0112609863</text:p>
          </table:table-cell>
          <table:table-cell table:formula="of:=[.D562]*100" office:value-type="float" office:value="0.10237865" calcext:value-type="float">
            <text:p>0.10237865</text:p>
          </table:table-cell>
          <table:table-cell table:formula="of:=[.E562]*100" office:value-type="float" office:value="1.496257" calcext:value-type="float">
            <text:p>1.496257</text:p>
          </table:table-cell>
          <table:table-cell table:formula="of:=[.F562]*100" office:value-type="float" office:value="-6.165272" calcext:value-type="float">
            <text:p>-6.165272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178.9820556641" calcext:value-type="float">
            <text:p>178.9820556641</text:p>
          </table:table-cell>
          <table:table-cell office:value-type="float" office:value="-0.7055053501" calcext:value-type="float">
            <text:p>-0.70550535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01502" calcext:value-type="float">
            <text:p>0.01501502</text:p>
          </table:table-cell>
          <table:table-cell office:value-type="float" office:value="-0.06165272" calcext:value-type="float">
            <text:p>-0.06165272</text:p>
          </table:table-cell>
          <table:table-cell office:value-type="float" office:value="0.0005123269" calcext:value-type="float">
            <text:p>0.0005123269</text:p>
          </table:table-cell>
          <table:table-cell office:value-type="float" office:value="836" calcext:value-type="float">
            <text:p>836</text:p>
          </table:table-cell>
          <table:table-cell table:formula="of:=[.B563]-180" office:value-type="float" office:value="-1.01794433590001" calcext:value-type="float">
            <text:p>-1.0179443359</text:p>
          </table:table-cell>
          <table:table-cell table:formula="of:=[.D563]*100" office:value-type="float" office:value="0.10237865" calcext:value-type="float">
            <text:p>0.10237865</text:p>
          </table:table-cell>
          <table:table-cell table:formula="of:=[.E563]*100" office:value-type="float" office:value="1.501502" calcext:value-type="float">
            <text:p>1.501502</text:p>
          </table:table-cell>
          <table:table-cell table:formula="of:=[.F563]*100" office:value-type="float" office:value="-6.165272" calcext:value-type="float">
            <text:p>-6.165272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78.9772796631" calcext:value-type="float">
            <text:p>178.9772796631</text:p>
          </table:table-cell>
          <table:table-cell office:value-type="float" office:value="-0.740696056" calcext:value-type="float">
            <text:p>-0.7406960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28454" calcext:value-type="float">
            <text:p>0.01528454</text:p>
          </table:table-cell>
          <table:table-cell office:value-type="float" office:value="-0.05439026" calcext:value-type="float">
            <text:p>-0.05439026</text:p>
          </table:table-cell>
          <table:table-cell office:value-type="float" office:value="0.0001919973" calcext:value-type="float">
            <text:p>0.0001919973</text:p>
          </table:table-cell>
          <table:table-cell office:value-type="float" office:value="837" calcext:value-type="float">
            <text:p>837</text:p>
          </table:table-cell>
          <table:table-cell table:formula="of:=[.B564]-180" office:value-type="float" office:value="-1.02272033689999" calcext:value-type="float">
            <text:p>-1.0227203369</text:p>
          </table:table-cell>
          <table:table-cell table:formula="of:=[.D564]*100" office:value-type="float" office:value="0.10237865" calcext:value-type="float">
            <text:p>0.10237865</text:p>
          </table:table-cell>
          <table:table-cell table:formula="of:=[.E564]*100" office:value-type="float" office:value="1.528454" calcext:value-type="float">
            <text:p>1.528454</text:p>
          </table:table-cell>
          <table:table-cell table:formula="of:=[.F564]*100" office:value-type="float" office:value="-5.439026" calcext:value-type="float">
            <text:p>-5.439026</text:p>
          </table:table-cell>
        </table:table-row>
        <table:table-row table:style-name="ro1">
          <table:table-cell office:value-type="float" office:value="41.91" calcext:value-type="float">
            <text:p>41.91</text:p>
          </table:table-cell>
          <table:table-cell office:value-type="float" office:value="178.9831390381" calcext:value-type="float">
            <text:p>178.9831390381</text:p>
          </table:table-cell>
          <table:table-cell office:value-type="float" office:value="-0.7712622205" calcext:value-type="float">
            <text:p>-0.77126222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66789" calcext:value-type="float">
            <text:p>0.01566789</text:p>
          </table:table-cell>
          <table:table-cell office:value-type="float" office:value="-0.05439026" calcext:value-type="float">
            <text:p>-0.05439026</text:p>
          </table:table-cell>
          <table:table-cell office:value-type="float" office:value="0.0001761193" calcext:value-type="float">
            <text:p>0.0001761193</text:p>
          </table:table-cell>
          <table:table-cell office:value-type="float" office:value="838" calcext:value-type="float">
            <text:p>838</text:p>
          </table:table-cell>
          <table:table-cell table:formula="of:=[.B565]-180" office:value-type="float" office:value="-1.01686096189999" calcext:value-type="float">
            <text:p>-1.0168609619</text:p>
          </table:table-cell>
          <table:table-cell table:formula="of:=[.D565]*100" office:value-type="float" office:value="0.10237865" calcext:value-type="float">
            <text:p>0.10237865</text:p>
          </table:table-cell>
          <table:table-cell table:formula="of:=[.E565]*100" office:value-type="float" office:value="1.566789" calcext:value-type="float">
            <text:p>1.566789</text:p>
          </table:table-cell>
          <table:table-cell table:formula="of:=[.F565]*100" office:value-type="float" office:value="-5.439026" calcext:value-type="float">
            <text:p>-5.439026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78.9841461182" calcext:value-type="float">
            <text:p>178.9841461182</text:p>
          </table:table-cell>
          <table:table-cell office:value-type="float" office:value="-0.7762539227" calcext:value-type="float">
            <text:p>-0.77625392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95662" calcext:value-type="float">
            <text:p>0.01595662</text:p>
          </table:table-cell>
          <table:table-cell office:value-type="float" office:value="-0.04751878" calcext:value-type="float">
            <text:p>-0.04751878</text:p>
          </table:table-cell>
          <table:table-cell office:value-type="float" office:value="0.000226928" calcext:value-type="float">
            <text:p>0.000226928</text:p>
          </table:table-cell>
          <table:table-cell office:value-type="float" office:value="839" calcext:value-type="float">
            <text:p>839</text:p>
          </table:table-cell>
          <table:table-cell table:formula="of:=[.B566]-180" office:value-type="float" office:value="-1.01585388180001" calcext:value-type="float">
            <text:p>-1.0158538818</text:p>
          </table:table-cell>
          <table:table-cell table:formula="of:=[.D566]*100" office:value-type="float" office:value="0.10237865" calcext:value-type="float">
            <text:p>0.10237865</text:p>
          </table:table-cell>
          <table:table-cell table:formula="of:=[.E566]*100" office:value-type="float" office:value="1.595662" calcext:value-type="float">
            <text:p>1.595662</text:p>
          </table:table-cell>
          <table:table-cell table:formula="of:=[.F566]*100" office:value-type="float" office:value="-4.751878" calcext:value-type="float">
            <text:p>-4.751878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178.9953155518" calcext:value-type="float">
            <text:p>178.9953155518</text:p>
          </table:table-cell>
          <table:table-cell office:value-type="float" office:value="-0.8594825655" calcext:value-type="float">
            <text:p>-0.85948256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70379" calcext:value-type="float">
            <text:p>0.01670379</text:p>
          </table:table-cell>
          <table:table-cell office:value-type="float" office:value="-0.04186979" calcext:value-type="float">
            <text:p>-0.04186979</text:p>
          </table:table-cell>
          <table:table-cell office:value-type="float" office:value="0.0001675429" calcext:value-type="float">
            <text:p>0.0001675429</text:p>
          </table:table-cell>
          <table:table-cell office:value-type="float" office:value="840" calcext:value-type="float">
            <text:p>840</text:p>
          </table:table-cell>
          <table:table-cell table:formula="of:=[.B567]-180" office:value-type="float" office:value="-1.00468444820001" calcext:value-type="float">
            <text:p>-1.0046844482</text:p>
          </table:table-cell>
          <table:table-cell table:formula="of:=[.D567]*100" office:value-type="float" office:value="0.10237865" calcext:value-type="float">
            <text:p>0.10237865</text:p>
          </table:table-cell>
          <table:table-cell table:formula="of:=[.E567]*100" office:value-type="float" office:value="1.670379" calcext:value-type="float">
            <text:p>1.670379</text:p>
          </table:table-cell>
          <table:table-cell table:formula="of:=[.F567]*100" office:value-type="float" office:value="-4.186979" calcext:value-type="float">
            <text:p>-4.186979</text:p>
          </table:table-cell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79.0131072998" calcext:value-type="float">
            <text:p>179.0131072998</text:p>
          </table:table-cell>
          <table:table-cell office:value-type="float" office:value="-0.9037226026" calcext:value-type="float">
            <text:p>-0.90372260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49658" calcext:value-type="float">
            <text:p>0.01749658</text:p>
          </table:table-cell>
          <table:table-cell office:value-type="float" office:value="-0.04186979" calcext:value-type="float">
            <text:p>-0.04186979</text:p>
          </table:table-cell>
          <table:table-cell office:value-type="float" office:value="0.000314747" calcext:value-type="float">
            <text:p>0.000314747</text:p>
          </table:table-cell>
          <table:table-cell office:value-type="float" office:value="841" calcext:value-type="float">
            <text:p>841</text:p>
          </table:table-cell>
          <table:table-cell table:formula="of:=[.B568]-180" office:value-type="float" office:value="-0.986892700200002" calcext:value-type="float">
            <text:p>-0.9868927002</text:p>
          </table:table-cell>
          <table:table-cell table:formula="of:=[.D568]*100" office:value-type="float" office:value="0.10237865" calcext:value-type="float">
            <text:p>0.10237865</text:p>
          </table:table-cell>
          <table:table-cell table:formula="of:=[.E568]*100" office:value-type="float" office:value="1.749658" calcext:value-type="float">
            <text:p>1.749658</text:p>
          </table:table-cell>
          <table:table-cell table:formula="of:=[.F568]*100" office:value-type="float" office:value="-4.186979" calcext:value-type="float">
            <text:p>-4.186979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79.0220947266" calcext:value-type="float">
            <text:p>179.0220947266</text:p>
          </table:table-cell>
          <table:table-cell office:value-type="float" office:value="-0.8475793809" calcext:value-type="float">
            <text:p>-0.84757938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65066" calcext:value-type="float">
            <text:p>0.01765066</text:p>
          </table:table-cell>
          <table:table-cell office:value-type="float" office:value="-0.02536679" calcext:value-type="float">
            <text:p>-0.02536679</text:p>
          </table:table-cell>
          <table:table-cell office:value-type="float" office:value="0.0000191907" calcext:value-type="float">
            <text:p>1.91907E-05</text:p>
          </table:table-cell>
          <table:table-cell office:value-type="float" office:value="842" calcext:value-type="float">
            <text:p>842</text:p>
          </table:table-cell>
          <table:table-cell table:formula="of:=[.B569]-180" office:value-type="float" office:value="-0.977905273400012" calcext:value-type="float">
            <text:p>-0.9779052734</text:p>
          </table:table-cell>
          <table:table-cell table:formula="of:=[.D569]*100" office:value-type="float" office:value="0.10237865" calcext:value-type="float">
            <text:p>0.10237865</text:p>
          </table:table-cell>
          <table:table-cell table:formula="of:=[.E569]*100" office:value-type="float" office:value="1.765066" calcext:value-type="float">
            <text:p>1.765066</text:p>
          </table:table-cell>
          <table:table-cell table:formula="of:=[.F569]*100" office:value-type="float" office:value="-2.536679" calcext:value-type="float">
            <text:p>-2.536679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179.0097045898" calcext:value-type="float">
            <text:p>179.0097045898</text:p>
          </table:table-cell>
          <table:table-cell office:value-type="float" office:value="-0.8562219266" calcext:value-type="float">
            <text:p>-0.85622192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81095" calcext:value-type="float">
            <text:p>0.01781095</text:p>
          </table:table-cell>
          <table:table-cell office:value-type="float" office:value="-0.02536679" calcext:value-type="float">
            <text:p>-0.02536679</text:p>
          </table:table-cell>
          <table:table-cell office:value-type="float" office:value="0.000106084" calcext:value-type="float">
            <text:p>0.000106084</text:p>
          </table:table-cell>
          <table:table-cell office:value-type="float" office:value="843" calcext:value-type="float">
            <text:p>843</text:p>
          </table:table-cell>
          <table:table-cell table:formula="of:=[.B570]-180" office:value-type="float" office:value="-0.990295410199991" calcext:value-type="float">
            <text:p>-0.9902954102</text:p>
          </table:table-cell>
          <table:table-cell table:formula="of:=[.D570]*100" office:value-type="float" office:value="0.10237865" calcext:value-type="float">
            <text:p>0.10237865</text:p>
          </table:table-cell>
          <table:table-cell table:formula="of:=[.E570]*100" office:value-type="float" office:value="1.781095" calcext:value-type="float">
            <text:p>1.781095</text:p>
          </table:table-cell>
          <table:table-cell table:formula="of:=[.F570]*100" office:value-type="float" office:value="-2.536679" calcext:value-type="float">
            <text:p>-2.536679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179.0101470947" calcext:value-type="float">
            <text:p>179.0101470947</text:p>
          </table:table-cell>
          <table:table-cell office:value-type="float" office:value="-0.8046723361" calcext:value-type="float">
            <text:p>-0.80467233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57415" calcext:value-type="float">
            <text:p>0.01757415</text:p>
          </table:table-cell>
          <table:table-cell office:value-type="float" office:value="-0.02536679" calcext:value-type="float">
            <text:p>-0.02536679</text:p>
          </table:table-cell>
          <table:table-cell office:value-type="float" office:value="0.0000724298" calcext:value-type="float">
            <text:p>7.24298E-05</text:p>
          </table:table-cell>
          <table:table-cell office:value-type="float" office:value="844" calcext:value-type="float">
            <text:p>844</text:p>
          </table:table-cell>
          <table:table-cell table:formula="of:=[.B571]-180" office:value-type="float" office:value="-0.989852905300012" calcext:value-type="float">
            <text:p>-0.9898529053</text:p>
          </table:table-cell>
          <table:table-cell table:formula="of:=[.D571]*100" office:value-type="float" office:value="0.10237865" calcext:value-type="float">
            <text:p>0.10237865</text:p>
          </table:table-cell>
          <table:table-cell table:formula="of:=[.E571]*100" office:value-type="float" office:value="1.757415" calcext:value-type="float">
            <text:p>1.757415</text:p>
          </table:table-cell>
          <table:table-cell table:formula="of:=[.F571]*100" office:value-type="float" office:value="-2.536679" calcext:value-type="float">
            <text:p>-2.536679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79.0285186768" calcext:value-type="float">
            <text:p>179.0285186768</text:p>
          </table:table-cell>
          <table:table-cell office:value-type="float" office:value="-0.7875297832" calcext:value-type="float">
            <text:p>-0.78752978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730209" calcext:value-type="float">
            <text:p>0.01730209</text:p>
          </table:table-cell>
          <table:table-cell office:value-type="float" office:value="-0.00665364" calcext:value-type="float">
            <text:p>-0.00665364</text:p>
          </table:table-cell>
          <table:table-cell office:value-type="float" office:value="0.0000218109" calcext:value-type="float">
            <text:p>2.18109E-05</text:p>
          </table:table-cell>
          <table:table-cell office:value-type="float" office:value="845" calcext:value-type="float">
            <text:p>845</text:p>
          </table:table-cell>
          <table:table-cell table:formula="of:=[.B572]-180" office:value-type="float" office:value="-0.97148132320001" calcext:value-type="float">
            <text:p>-0.9714813232</text:p>
          </table:table-cell>
          <table:table-cell table:formula="of:=[.D572]*100" office:value-type="float" office:value="0.10237865" calcext:value-type="float">
            <text:p>0.10237865</text:p>
          </table:table-cell>
          <table:table-cell table:formula="of:=[.E572]*100" office:value-type="float" office:value="1.730209" calcext:value-type="float">
            <text:p>1.730209</text:p>
          </table:table-cell>
          <table:table-cell table:formula="of:=[.F572]*100" office:value-type="float" office:value="-0.665364" calcext:value-type="float">
            <text:p>-0.665364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179.0182952881" calcext:value-type="float">
            <text:p>179.0182952881</text:p>
          </table:table-cell>
          <table:table-cell office:value-type="float" office:value="-0.6676248405" calcext:value-type="float">
            <text:p>-0.66762484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32156" calcext:value-type="float">
            <text:p>0.01632156</text:p>
          </table:table-cell>
          <table:table-cell office:value-type="float" office:value="-0.00665364" calcext:value-type="float">
            <text:p>-0.00665364</text:p>
          </table:table-cell>
          <table:table-cell office:value-type="float" office:value="-0.0001084809" calcext:value-type="float">
            <text:p>-0.0001084809</text:p>
          </table:table-cell>
          <table:table-cell office:value-type="float" office:value="846" calcext:value-type="float">
            <text:p>846</text:p>
          </table:table-cell>
          <table:table-cell table:formula="of:=[.B573]-180" office:value-type="float" office:value="-0.981704711899994" calcext:value-type="float">
            <text:p>-0.9817047119</text:p>
          </table:table-cell>
          <table:table-cell table:formula="of:=[.D573]*100" office:value-type="float" office:value="0.10237865" calcext:value-type="float">
            <text:p>0.10237865</text:p>
          </table:table-cell>
          <table:table-cell table:formula="of:=[.E573]*100" office:value-type="float" office:value="1.632156" calcext:value-type="float">
            <text:p>1.632156</text:p>
          </table:table-cell>
          <table:table-cell table:formula="of:=[.F573]*100" office:value-type="float" office:value="-0.665364" calcext:value-type="float">
            <text:p>-0.665364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179.0201416016" calcext:value-type="float">
            <text:p>179.0201416016</text:p>
          </table:table-cell>
          <table:table-cell office:value-type="float" office:value="-0.6023777715" calcext:value-type="float">
            <text:p>-0.60237777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23324" calcext:value-type="float">
            <text:p>0.01523324</text:p>
          </table:table-cell>
          <table:table-cell office:value-type="float" office:value="0.01213875" calcext:value-type="float">
            <text:p>0.01213875</text:p>
          </table:table-cell>
          <table:table-cell office:value-type="float" office:value="0.0000203178" calcext:value-type="float">
            <text:p>2.03178E-05</text:p>
          </table:table-cell>
          <table:table-cell office:value-type="float" office:value="847" calcext:value-type="float">
            <text:p>847</text:p>
          </table:table-cell>
          <table:table-cell table:formula="of:=[.B574]-180" office:value-type="float" office:value="-0.979858398400012" calcext:value-type="float">
            <text:p>-0.9798583984</text:p>
          </table:table-cell>
          <table:table-cell table:formula="of:=[.D574]*100" office:value-type="float" office:value="0.10237865" calcext:value-type="float">
            <text:p>0.10237865</text:p>
          </table:table-cell>
          <table:table-cell table:formula="of:=[.E574]*100" office:value-type="float" office:value="1.523324" calcext:value-type="float">
            <text:p>1.523324</text:p>
          </table:table-cell>
          <table:table-cell table:formula="of:=[.F574]*100" office:value-type="float" office:value="1.213875" calcext:value-type="float">
            <text:p>1.213875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179.0179443359" calcext:value-type="float">
            <text:p>179.0179443359</text:p>
          </table:table-cell>
          <table:table-cell office:value-type="float" office:value="-0.5224893437" calcext:value-type="float">
            <text:p>-0.52248934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97549" calcext:value-type="float">
            <text:p>0.01397549</text:p>
          </table:table-cell>
          <table:table-cell office:value-type="float" office:value="0.01213875" calcext:value-type="float">
            <text:p>0.01213875</text:p>
          </table:table-cell>
          <table:table-cell office:value-type="float" office:value="0.0000062855" calcext:value-type="float">
            <text:p>6.2855E-06</text:p>
          </table:table-cell>
          <table:table-cell office:value-type="float" office:value="848" calcext:value-type="float">
            <text:p>848</text:p>
          </table:table-cell>
          <table:table-cell table:formula="of:=[.B575]-180" office:value-type="float" office:value="-0.982055664099988" calcext:value-type="float">
            <text:p>-0.9820556641</text:p>
          </table:table-cell>
          <table:table-cell table:formula="of:=[.D575]*100" office:value-type="float" office:value="0.10237865" calcext:value-type="float">
            <text:p>0.10237865</text:p>
          </table:table-cell>
          <table:table-cell table:formula="of:=[.E575]*100" office:value-type="float" office:value="1.397549" calcext:value-type="float">
            <text:p>1.397549</text:p>
          </table:table-cell>
          <table:table-cell table:formula="of:=[.F575]*100" office:value-type="float" office:value="1.213875" calcext:value-type="float">
            <text:p>1.213875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79.0055084229" calcext:value-type="float">
            <text:p>179.0055084229</text:p>
          </table:table-cell>
          <table:table-cell office:value-type="float" office:value="-0.3758466037" calcext:value-type="float">
            <text:p>-0.37584660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15988" calcext:value-type="float">
            <text:p>0.01215988</text:p>
          </table:table-cell>
          <table:table-cell office:value-type="float" office:value="0.01213875" calcext:value-type="float">
            <text:p>0.01213875</text:p>
          </table:table-cell>
          <table:table-cell office:value-type="float" office:value="-0.0000044428" calcext:value-type="float">
            <text:p>-4.4428E-06</text:p>
          </table:table-cell>
          <table:table-cell office:value-type="float" office:value="849" calcext:value-type="float">
            <text:p>849</text:p>
          </table:table-cell>
          <table:table-cell table:formula="of:=[.B576]-180" office:value-type="float" office:value="-0.994491577100007" calcext:value-type="float">
            <text:p>-0.9944915771</text:p>
          </table:table-cell>
          <table:table-cell table:formula="of:=[.D576]*100" office:value-type="float" office:value="0.10237865" calcext:value-type="float">
            <text:p>0.10237865</text:p>
          </table:table-cell>
          <table:table-cell table:formula="of:=[.E576]*100" office:value-type="float" office:value="1.215988" calcext:value-type="float">
            <text:p>1.215988</text:p>
          </table:table-cell>
          <table:table-cell table:formula="of:=[.F576]*100" office:value-type="float" office:value="1.213875" calcext:value-type="float">
            <text:p>1.213875</text:p>
          </table:table-cell>
        </table:table-row>
        <table:table-row table:style-name="ro1">
          <table:table-cell office:value-type="float" office:value="42.51" calcext:value-type="float">
            <text:p>42.51</text:p>
          </table:table-cell>
          <table:table-cell office:value-type="float" office:value="179.0130615234" calcext:value-type="float">
            <text:p>179.0130615234</text:p>
          </table:table-cell>
          <table:table-cell office:value-type="float" office:value="-0.3023461782" calcext:value-type="float">
            <text:p>-0.30234617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46006" calcext:value-type="float">
            <text:p>0.01046006</text:p>
          </table:table-cell>
          <table:table-cell office:value-type="float" office:value="0.02888463" calcext:value-type="float">
            <text:p>0.02888463</text:p>
          </table:table-cell>
          <table:table-cell office:value-type="float" office:value="-0.0000334031" calcext:value-type="float">
            <text:p>-3.34031E-05</text:p>
          </table:table-cell>
          <table:table-cell office:value-type="float" office:value="850" calcext:value-type="float">
            <text:p>850</text:p>
          </table:table-cell>
          <table:table-cell table:formula="of:=[.B577]-180" office:value-type="float" office:value="-0.986938476599988" calcext:value-type="float">
            <text:p>-0.9869384766</text:p>
          </table:table-cell>
          <table:table-cell table:formula="of:=[.D577]*100" office:value-type="float" office:value="0.10237865" calcext:value-type="float">
            <text:p>0.10237865</text:p>
          </table:table-cell>
          <table:table-cell table:formula="of:=[.E577]*100" office:value-type="float" office:value="1.046006" calcext:value-type="float">
            <text:p>1.046006</text:p>
          </table:table-cell>
          <table:table-cell table:formula="of:=[.F577]*100" office:value-type="float" office:value="2.888463" calcext:value-type="float">
            <text:p>2.888463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179.0226593018" calcext:value-type="float">
            <text:p>179.0226593018</text:p>
          </table:table-cell>
          <table:table-cell office:value-type="float" office:value="-0.27007657" calcext:value-type="float">
            <text:p>-0.270076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11223" calcext:value-type="float">
            <text:p>0.00911223</text:p>
          </table:table-cell>
          <table:table-cell office:value-type="float" office:value="0.02888463" calcext:value-type="float">
            <text:p>0.02888463</text:p>
          </table:table-cell>
          <table:table-cell office:value-type="float" office:value="-0.0000729931" calcext:value-type="float">
            <text:p>-7.29931E-05</text:p>
          </table:table-cell>
          <table:table-cell office:value-type="float" office:value="851" calcext:value-type="float">
            <text:p>851</text:p>
          </table:table-cell>
          <table:table-cell table:formula="of:=[.B578]-180" office:value-type="float" office:value="-0.97734069820001" calcext:value-type="float">
            <text:p>-0.9773406982</text:p>
          </table:table-cell>
          <table:table-cell table:formula="of:=[.D578]*100" office:value-type="float" office:value="0.10237865" calcext:value-type="float">
            <text:p>0.10237865</text:p>
          </table:table-cell>
          <table:table-cell table:formula="of:=[.E578]*100" office:value-type="float" office:value="0.911223" calcext:value-type="float">
            <text:p>0.911223</text:p>
          </table:table-cell>
          <table:table-cell table:formula="of:=[.F578]*100" office:value-type="float" office:value="2.888463" calcext:value-type="float">
            <text:p>2.888463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179.0427398682" calcext:value-type="float">
            <text:p>179.0427398682</text:p>
          </table:table-cell>
          <table:table-cell office:value-type="float" office:value="-0.2079013161" calcext:value-type="float">
            <text:p>-0.20790131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79961" calcext:value-type="float">
            <text:p>0.00779961</text:p>
          </table:table-cell>
          <table:table-cell office:value-type="float" office:value="0.03839727" calcext:value-type="float">
            <text:p>0.03839727</text:p>
          </table:table-cell>
          <table:table-cell office:value-type="float" office:value="-0.000142877" calcext:value-type="float">
            <text:p>-0.000142877</text:p>
          </table:table-cell>
          <table:table-cell office:value-type="float" office:value="852" calcext:value-type="float">
            <text:p>852</text:p>
          </table:table-cell>
          <table:table-cell table:formula="of:=[.B579]-180" office:value-type="float" office:value="-0.957260131800012" calcext:value-type="float">
            <text:p>-0.9572601318</text:p>
          </table:table-cell>
          <table:table-cell table:formula="of:=[.D579]*100" office:value-type="float" office:value="0.10237865" calcext:value-type="float">
            <text:p>0.10237865</text:p>
          </table:table-cell>
          <table:table-cell table:formula="of:=[.E579]*100" office:value-type="float" office:value="0.779961" calcext:value-type="float">
            <text:p>0.779961</text:p>
          </table:table-cell>
          <table:table-cell table:formula="of:=[.F579]*100" office:value-type="float" office:value="3.839727" calcext:value-type="float">
            <text:p>3.839727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179.0382232666" calcext:value-type="float">
            <text:p>179.0382232666</text:p>
          </table:table-cell>
          <table:table-cell office:value-type="float" office:value="-0.2085473449" calcext:value-type="float">
            <text:p>-0.20854734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92921" calcext:value-type="float">
            <text:p>0.00692921</text:p>
          </table:table-cell>
          <table:table-cell office:value-type="float" office:value="0.04181748" calcext:value-type="float">
            <text:p>0.04181748</text:p>
          </table:table-cell>
          <table:table-cell office:value-type="float" office:value="-0.0001642705" calcext:value-type="float">
            <text:p>-0.0001642705</text:p>
          </table:table-cell>
          <table:table-cell office:value-type="float" office:value="853" calcext:value-type="float">
            <text:p>853</text:p>
          </table:table-cell>
          <table:table-cell table:formula="of:=[.B580]-180" office:value-type="float" office:value="-0.961776733400001" calcext:value-type="float">
            <text:p>-0.9617767334</text:p>
          </table:table-cell>
          <table:table-cell table:formula="of:=[.D580]*100" office:value-type="float" office:value="0.10237865" calcext:value-type="float">
            <text:p>0.10237865</text:p>
          </table:table-cell>
          <table:table-cell table:formula="of:=[.E580]*100" office:value-type="float" office:value="0.692921" calcext:value-type="float">
            <text:p>0.692921</text:p>
          </table:table-cell>
          <table:table-cell table:formula="of:=[.F580]*100" office:value-type="float" office:value="4.181748" calcext:value-type="float">
            <text:p>4.181748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179.0376739502" calcext:value-type="float">
            <text:p>179.0376739502</text:p>
          </table:table-cell>
          <table:table-cell office:value-type="float" office:value="-0.1684436236" calcext:value-type="float">
            <text:p>-0.16844362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8186" calcext:value-type="float">
            <text:p>0.00608186</text:p>
          </table:table-cell>
          <table:table-cell office:value-type="float" office:value="0.04181748" calcext:value-type="float">
            <text:p>0.04181748</text:p>
          </table:table-cell>
          <table:table-cell office:value-type="float" office:value="-0.0000838206" calcext:value-type="float">
            <text:p>-8.38206E-05</text:p>
          </table:table-cell>
          <table:table-cell office:value-type="float" office:value="854" calcext:value-type="float">
            <text:p>854</text:p>
          </table:table-cell>
          <table:table-cell table:formula="of:=[.B581]-180" office:value-type="float" office:value="-0.962326049799998" calcext:value-type="float">
            <text:p>-0.9623260498</text:p>
          </table:table-cell>
          <table:table-cell table:formula="of:=[.D581]*100" office:value-type="float" office:value="0.10237865" calcext:value-type="float">
            <text:p>0.10237865</text:p>
          </table:table-cell>
          <table:table-cell table:formula="of:=[.E581]*100" office:value-type="float" office:value="0.608186" calcext:value-type="float">
            <text:p>0.608186</text:p>
          </table:table-cell>
          <table:table-cell table:formula="of:=[.F581]*100" office:value-type="float" office:value="4.181748" calcext:value-type="float">
            <text:p>4.181748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179.0289611816" calcext:value-type="float">
            <text:p>179.0289611816</text:p>
          </table:table-cell>
          <table:table-cell office:value-type="float" office:value="-0.1727180732" calcext:value-type="float">
            <text:p>-0.17271807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4569" calcext:value-type="float">
            <text:p>0.00554569</text:p>
          </table:table-cell>
          <table:table-cell office:value-type="float" office:value="0.04984087" calcext:value-type="float">
            <text:p>0.04984087</text:p>
          </table:table-cell>
          <table:table-cell office:value-type="float" office:value="-0.0001844939" calcext:value-type="float">
            <text:p>-0.0001844939</text:p>
          </table:table-cell>
          <table:table-cell office:value-type="float" office:value="855" calcext:value-type="float">
            <text:p>855</text:p>
          </table:table-cell>
          <table:table-cell table:formula="of:=[.B582]-180" office:value-type="float" office:value="-0.97103881839999" calcext:value-type="float">
            <text:p>-0.9710388184</text:p>
          </table:table-cell>
          <table:table-cell table:formula="of:=[.D582]*100" office:value-type="float" office:value="0.10237865" calcext:value-type="float">
            <text:p>0.10237865</text:p>
          </table:table-cell>
          <table:table-cell table:formula="of:=[.E582]*100" office:value-type="float" office:value="0.554569" calcext:value-type="float">
            <text:p>0.554569</text:p>
          </table:table-cell>
          <table:table-cell table:formula="of:=[.F582]*100" office:value-type="float" office:value="4.984087" calcext:value-type="float">
            <text:p>4.984087</text:p>
          </table:table-cell>
        </table:table-row>
        <table:table-row table:style-name="ro1">
          <table:table-cell office:value-type="float" office:value="42.81" calcext:value-type="float">
            <text:p>42.81</text:p>
          </table:table-cell>
          <table:table-cell office:value-type="float" office:value="179.0371551514" calcext:value-type="float">
            <text:p>179.0371551514</text:p>
          </table:table-cell>
          <table:table-cell office:value-type="float" office:value="-0.2009676861" calcext:value-type="float">
            <text:p>-0.20096768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767" calcext:value-type="float">
            <text:p>0.0053767</text:p>
          </table:table-cell>
          <table:table-cell office:value-type="float" office:value="0.04984087" calcext:value-type="float">
            <text:p>0.04984087</text:p>
          </table:table-cell>
          <table:table-cell office:value-type="float" office:value="-0.0000723803" calcext:value-type="float">
            <text:p>-7.23803E-05</text:p>
          </table:table-cell>
          <table:table-cell office:value-type="float" office:value="856" calcext:value-type="float">
            <text:p>856</text:p>
          </table:table-cell>
          <table:table-cell table:formula="of:=[.B583]-180" office:value-type="float" office:value="-0.962844848600014" calcext:value-type="float">
            <text:p>-0.9628448486</text:p>
          </table:table-cell>
          <table:table-cell table:formula="of:=[.D583]*100" office:value-type="float" office:value="0.10237865" calcext:value-type="float">
            <text:p>0.10237865</text:p>
          </table:table-cell>
          <table:table-cell table:formula="of:=[.E583]*100" office:value-type="float" office:value="0.53767" calcext:value-type="float">
            <text:p>0.53767</text:p>
          </table:table-cell>
          <table:table-cell table:formula="of:=[.F583]*100" office:value-type="float" office:value="4.984087" calcext:value-type="float">
            <text:p>4.984087</text:p>
          </table:table-cell>
        </table:table-row>
        <table:table-row table:style-name="ro1">
          <table:table-cell office:value-type="float" office:value="42.86" calcext:value-type="float">
            <text:p>42.86</text:p>
          </table:table-cell>
          <table:table-cell office:value-type="float" office:value="179.0464630127" calcext:value-type="float">
            <text:p>179.0464630127</text:p>
          </table:table-cell>
          <table:table-cell office:value-type="float" office:value="-0.1050379213" calcext:value-type="float">
            <text:p>-0.10503792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2465" calcext:value-type="float">
            <text:p>0.00462465</text:p>
          </table:table-cell>
          <table:table-cell office:value-type="float" office:value="0.05399565" calcext:value-type="float">
            <text:p>0.05399565</text:p>
          </table:table-cell>
          <table:table-cell office:value-type="float" office:value="-0.0002348047" calcext:value-type="float">
            <text:p>-0.0002348047</text:p>
          </table:table-cell>
          <table:table-cell office:value-type="float" office:value="857" calcext:value-type="float">
            <text:p>857</text:p>
          </table:table-cell>
          <table:table-cell table:formula="of:=[.B584]-180" office:value-type="float" office:value="-0.953536987299998" calcext:value-type="float">
            <text:p>-0.9535369873</text:p>
          </table:table-cell>
          <table:table-cell table:formula="of:=[.D584]*100" office:value-type="float" office:value="0.10237865" calcext:value-type="float">
            <text:p>0.10237865</text:p>
          </table:table-cell>
          <table:table-cell table:formula="of:=[.E584]*100" office:value-type="float" office:value="0.462465" calcext:value-type="float">
            <text:p>0.462465</text:p>
          </table:table-cell>
          <table:table-cell table:formula="of:=[.F584]*100" office:value-type="float" office:value="5.399565" calcext:value-type="float">
            <text:p>5.399565</text:p>
          </table:table-cell>
        </table:table-row>
        <table:table-row table:style-name="ro1">
          <table:table-cell office:value-type="float" office:value="42.91" calcext:value-type="float">
            <text:p>42.91</text:p>
          </table:table-cell>
          <table:table-cell office:value-type="float" office:value="179.0507965088" calcext:value-type="float">
            <text:p>179.0507965088</text:p>
          </table:table-cell>
          <table:table-cell office:value-type="float" office:value="-0.2297136519" calcext:value-type="float">
            <text:p>-0.22971365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5453" calcext:value-type="float">
            <text:p>0.00495453</text:p>
          </table:table-cell>
          <table:table-cell office:value-type="float" office:value="0.05263926" calcext:value-type="float">
            <text:p>0.05263926</text:p>
          </table:table-cell>
          <table:table-cell office:value-type="float" office:value="0.000012316" calcext:value-type="float">
            <text:p>0.000012316</text:p>
          </table:table-cell>
          <table:table-cell office:value-type="float" office:value="858" calcext:value-type="float">
            <text:p>858</text:p>
          </table:table-cell>
          <table:table-cell table:formula="of:=[.B585]-180" office:value-type="float" office:value="-0.949203491199995" calcext:value-type="float">
            <text:p>-0.9492034912</text:p>
          </table:table-cell>
          <table:table-cell table:formula="of:=[.D585]*100" office:value-type="float" office:value="0.10237865" calcext:value-type="float">
            <text:p>0.10237865</text:p>
          </table:table-cell>
          <table:table-cell table:formula="of:=[.E585]*100" office:value-type="float" office:value="0.495453" calcext:value-type="float">
            <text:p>0.495453</text:p>
          </table:table-cell>
          <table:table-cell table:formula="of:=[.F585]*100" office:value-type="float" office:value="5.263926" calcext:value-type="float">
            <text:p>5.263926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179.0464324951" calcext:value-type="float">
            <text:p>179.0464324951</text:p>
          </table:table-cell>
          <table:table-cell office:value-type="float" office:value="-0.2160969234" calcext:value-type="float">
            <text:p>-0.21609692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0.05263926" calcext:value-type="float">
            <text:p>0.05263926</text:p>
          </table:table-cell>
          <table:table-cell office:value-type="float" office:value="0.0000258167" calcext:value-type="float">
            <text:p>2.58167E-05</text:p>
          </table:table-cell>
          <table:table-cell office:value-type="float" office:value="859" calcext:value-type="float">
            <text:p>859</text:p>
          </table:table-cell>
          <table:table-cell table:formula="of:=[.B586]-180" office:value-type="float" office:value="-0.953567504900008" calcext:value-type="float">
            <text:p>-0.9535675049</text:p>
          </table:table-cell>
          <table:table-cell table:formula="of:=[.D586]*100" office:value-type="float" office:value="0.10237865" calcext:value-type="float">
            <text:p>0.10237865</text:p>
          </table:table-cell>
          <table:table-cell table:formula="of:=[.E586]*100" office:value-type="float" office:value="0.50836" calcext:value-type="float">
            <text:p>0.50836</text:p>
          </table:table-cell>
          <table:table-cell table:formula="of:=[.F586]*100" office:value-type="float" office:value="5.263926" calcext:value-type="float">
            <text:p>5.263926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float" office:value="179.0536651611" calcext:value-type="float">
            <text:p>179.0536651611</text:p>
          </table:table-cell>
          <table:table-cell office:value-type="float" office:value="-0.2150360842" calcext:value-type="float">
            <text:p>-0.21503608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6254" calcext:value-type="float">
            <text:p>0.00516254</text:p>
          </table:table-cell>
          <table:table-cell office:value-type="float" office:value="0.05061537" calcext:value-type="float">
            <text:p>0.05061537</text:p>
          </table:table-cell>
          <table:table-cell office:value-type="float" office:value="-0.0000180354" calcext:value-type="float">
            <text:p>-1.80354E-05</text:p>
          </table:table-cell>
          <table:table-cell office:value-type="float" office:value="860" calcext:value-type="float">
            <text:p>860</text:p>
          </table:table-cell>
          <table:table-cell table:formula="of:=[.B587]-180" office:value-type="float" office:value="-0.946334838899986" calcext:value-type="float">
            <text:p>-0.9463348389</text:p>
          </table:table-cell>
          <table:table-cell table:formula="of:=[.D587]*100" office:value-type="float" office:value="0.10237865" calcext:value-type="float">
            <text:p>0.10237865</text:p>
          </table:table-cell>
          <table:table-cell table:formula="of:=[.E587]*100" office:value-type="float" office:value="0.516254" calcext:value-type="float">
            <text:p>0.516254</text:p>
          </table:table-cell>
          <table:table-cell table:formula="of:=[.F587]*100" office:value-type="float" office:value="5.061537" calcext:value-type="float">
            <text:p>5.061537</text:p>
          </table:table-cell>
        </table:table-row>
        <table:table-row table:style-name="ro1">
          <table:table-cell office:value-type="float" office:value="43.06" calcext:value-type="float">
            <text:p>43.06</text:p>
          </table:table-cell>
          <table:table-cell office:value-type="float" office:value="179.0579528809" calcext:value-type="float">
            <text:p>179.0579528809</text:p>
          </table:table-cell>
          <table:table-cell office:value-type="float" office:value="-0.2182299396" calcext:value-type="float">
            <text:p>-0.21822993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3643" calcext:value-type="float">
            <text:p>0.00523643</text:p>
          </table:table-cell>
          <table:table-cell office:value-type="float" office:value="0.05061537" calcext:value-type="float">
            <text:p>0.05061537</text:p>
          </table:table-cell>
          <table:table-cell office:value-type="float" office:value="0.0000471732" calcext:value-type="float">
            <text:p>4.71732E-05</text:p>
          </table:table-cell>
          <table:table-cell office:value-type="float" office:value="861" calcext:value-type="float">
            <text:p>861</text:p>
          </table:table-cell>
          <table:table-cell table:formula="of:=[.B588]-180" office:value-type="float" office:value="-0.94204711910001" calcext:value-type="float">
            <text:p>-0.9420471191</text:p>
          </table:table-cell>
          <table:table-cell table:formula="of:=[.D588]*100" office:value-type="float" office:value="0.10237865" calcext:value-type="float">
            <text:p>0.10237865</text:p>
          </table:table-cell>
          <table:table-cell table:formula="of:=[.E588]*100" office:value-type="float" office:value="0.523643" calcext:value-type="float">
            <text:p>0.523643</text:p>
          </table:table-cell>
          <table:table-cell table:formula="of:=[.F588]*100" office:value-type="float" office:value="5.061537" calcext:value-type="float">
            <text:p>5.061537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office:value-type="float" office:value="179.0629730225" calcext:value-type="float">
            <text:p>179.0629730225</text:p>
          </table:table-cell>
          <table:table-cell office:value-type="float" office:value="-0.1817772705" calcext:value-type="float">
            <text:p>-0.18177727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4269" calcext:value-type="float">
            <text:p>0.00504269</text:p>
          </table:table-cell>
          <table:table-cell office:value-type="float" office:value="0.05061537" calcext:value-type="float">
            <text:p>0.05061537</text:p>
          </table:table-cell>
          <table:table-cell office:value-type="float" office:value="-0.0000179815" calcext:value-type="float">
            <text:p>-1.79815E-05</text:p>
          </table:table-cell>
          <table:table-cell office:value-type="float" office:value="862" calcext:value-type="float">
            <text:p>862</text:p>
          </table:table-cell>
          <table:table-cell table:formula="of:=[.B589]-180" office:value-type="float" office:value="-0.937026977500011" calcext:value-type="float">
            <text:p>-0.9370269775</text:p>
          </table:table-cell>
          <table:table-cell table:formula="of:=[.D589]*100" office:value-type="float" office:value="0.10237865" calcext:value-type="float">
            <text:p>0.10237865</text:p>
          </table:table-cell>
          <table:table-cell table:formula="of:=[.E589]*100" office:value-type="float" office:value="0.504269" calcext:value-type="float">
            <text:p>0.504269</text:p>
          </table:table-cell>
          <table:table-cell table:formula="of:=[.F589]*100" office:value-type="float" office:value="5.061537" calcext:value-type="float">
            <text:p>5.061537</text:p>
          </table:table-cell>
        </table:table-row>
        <table:table-row table:style-name="ro1">
          <table:table-cell office:value-type="float" office:value="43.16" calcext:value-type="float">
            <text:p>43.16</text:p>
          </table:table-cell>
          <table:table-cell office:value-type="float" office:value="179.0699005127" calcext:value-type="float">
            <text:p>179.0699005127</text:p>
          </table:table-cell>
          <table:table-cell office:value-type="float" office:value="-0.1466863069" calcext:value-type="float">
            <text:p>-0.14668630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7969" calcext:value-type="float">
            <text:p>0.00467969</text:p>
          </table:table-cell>
          <table:table-cell office:value-type="float" office:value="0.04471911" calcext:value-type="float">
            <text:p>0.04471911</text:p>
          </table:table-cell>
          <table:table-cell office:value-type="float" office:value="-0.0000153571" calcext:value-type="float">
            <text:p>-1.53571E-05</text:p>
          </table:table-cell>
          <table:table-cell office:value-type="float" office:value="863" calcext:value-type="float">
            <text:p>863</text:p>
          </table:table-cell>
          <table:table-cell table:formula="of:=[.B590]-180" office:value-type="float" office:value="-0.930099487299998" calcext:value-type="float">
            <text:p>-0.9300994873</text:p>
          </table:table-cell>
          <table:table-cell table:formula="of:=[.D590]*100" office:value-type="float" office:value="0.10237865" calcext:value-type="float">
            <text:p>0.10237865</text:p>
          </table:table-cell>
          <table:table-cell table:formula="of:=[.E590]*100" office:value-type="float" office:value="0.467969" calcext:value-type="float">
            <text:p>0.467969</text:p>
          </table:table-cell>
          <table:table-cell table:formula="of:=[.F590]*100" office:value-type="float" office:value="4.471911" calcext:value-type="float">
            <text:p>4.471911</text:p>
          </table:table-cell>
        </table:table-row>
        <table:table-row table:style-name="ro1">
          <table:table-cell office:value-type="float" office:value="43.22" calcext:value-type="float">
            <text:p>43.22</text:p>
          </table:table-cell>
          <table:table-cell office:value-type="float" office:value="179.0738830566" calcext:value-type="float">
            <text:p>179.0738830566</text:p>
          </table:table-cell>
          <table:table-cell office:value-type="float" office:value="-0.0874210356" calcext:value-type="float">
            <text:p>-0.08742103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4275" calcext:value-type="float">
            <text:p>0.00404275</text:p>
          </table:table-cell>
          <table:table-cell office:value-type="float" office:value="0.04471911" calcext:value-type="float">
            <text:p>0.04471911</text:p>
          </table:table-cell>
          <table:table-cell office:value-type="float" office:value="-0.0000602359" calcext:value-type="float">
            <text:p>-6.02359E-05</text:p>
          </table:table-cell>
          <table:table-cell office:value-type="float" office:value="864" calcext:value-type="float">
            <text:p>864</text:p>
          </table:table-cell>
          <table:table-cell table:formula="of:=[.B591]-180" office:value-type="float" office:value="-0.92611694339999" calcext:value-type="float">
            <text:p>-0.9261169434</text:p>
          </table:table-cell>
          <table:table-cell table:formula="of:=[.D591]*100" office:value-type="float" office:value="0.10237865" calcext:value-type="float">
            <text:p>0.10237865</text:p>
          </table:table-cell>
          <table:table-cell table:formula="of:=[.E591]*100" office:value-type="float" office:value="0.404275" calcext:value-type="float">
            <text:p>0.404275</text:p>
          </table:table-cell>
          <table:table-cell table:formula="of:=[.F591]*100" office:value-type="float" office:value="4.471911" calcext:value-type="float">
            <text:p>4.471911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179.0779266357" calcext:value-type="float">
            <text:p>179.0779266357</text:p>
          </table:table-cell>
          <table:table-cell office:value-type="float" office:value="-0.0705276342" calcext:value-type="float">
            <text:p>-0.07052763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0569" calcext:value-type="float">
            <text:p>0.00350569</text:p>
          </table:table-cell>
          <table:table-cell office:value-type="float" office:value="0.03617009" calcext:value-type="float">
            <text:p>0.03617009</text:p>
          </table:table-cell>
          <table:table-cell office:value-type="float" office:value="-0.000122915" calcext:value-type="float">
            <text:p>-0.000122915</text:p>
          </table:table-cell>
          <table:table-cell office:value-type="float" office:value="865" calcext:value-type="float">
            <text:p>865</text:p>
          </table:table-cell>
          <table:table-cell table:formula="of:=[.B592]-180" office:value-type="float" office:value="-0.92207336429999" calcext:value-type="float">
            <text:p>-0.9220733643</text:p>
          </table:table-cell>
          <table:table-cell table:formula="of:=[.D592]*100" office:value-type="float" office:value="0.10237865" calcext:value-type="float">
            <text:p>0.10237865</text:p>
          </table:table-cell>
          <table:table-cell table:formula="of:=[.E592]*100" office:value-type="float" office:value="0.350569" calcext:value-type="float">
            <text:p>0.350569</text:p>
          </table:table-cell>
          <table:table-cell table:formula="of:=[.F592]*100" office:value-type="float" office:value="3.617009" calcext:value-type="float">
            <text:p>3.617009</text:p>
          </table:table-cell>
        </table:table-row>
        <table:table-row table:style-name="ro1">
          <table:table-cell office:value-type="float" office:value="43.31" calcext:value-type="float">
            <text:p>43.31</text:p>
          </table:table-cell>
          <table:table-cell office:value-type="float" office:value="179.0781097412" calcext:value-type="float">
            <text:p>179.0781097412</text:p>
          </table:table-cell>
          <table:table-cell office:value-type="float" office:value="-0.0059926531" calcext:value-type="float">
            <text:p>-0.00599265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1765" calcext:value-type="float">
            <text:p>0.00271765</text:p>
          </table:table-cell>
          <table:table-cell office:value-type="float" office:value="0.03617009" calcext:value-type="float">
            <text:p>0.03617009</text:p>
          </table:table-cell>
          <table:table-cell office:value-type="float" office:value="-0.0000577735" calcext:value-type="float">
            <text:p>-5.77735E-05</text:p>
          </table:table-cell>
          <table:table-cell office:value-type="float" office:value="866" calcext:value-type="float">
            <text:p>866</text:p>
          </table:table-cell>
          <table:table-cell table:formula="of:=[.B593]-180" office:value-type="float" office:value="-0.921890258800005" calcext:value-type="float">
            <text:p>-0.9218902588</text:p>
          </table:table-cell>
          <table:table-cell table:formula="of:=[.D593]*100" office:value-type="float" office:value="0.10237865" calcext:value-type="float">
            <text:p>0.10237865</text:p>
          </table:table-cell>
          <table:table-cell table:formula="of:=[.E593]*100" office:value-type="float" office:value="0.271765" calcext:value-type="float">
            <text:p>0.271765</text:p>
          </table:table-cell>
          <table:table-cell table:formula="of:=[.F593]*100" office:value-type="float" office:value="3.617009" calcext:value-type="float">
            <text:p>3.617009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179.0653839111" calcext:value-type="float">
            <text:p>179.0653839111</text:p>
          </table:table-cell>
          <table:table-cell office:value-type="float" office:value="0.0109145343" calcext:value-type="float">
            <text:p>0.01091453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798" calcext:value-type="float">
            <text:p>0.0020798</text:p>
          </table:table-cell>
          <table:table-cell office:value-type="float" office:value="0.03617009" calcext:value-type="float">
            <text:p>0.03617009</text:p>
          </table:table-cell>
          <table:table-cell office:value-type="float" office:value="-0.0003022299" calcext:value-type="float">
            <text:p>-0.0003022299</text:p>
          </table:table-cell>
          <table:table-cell office:value-type="float" office:value="867" calcext:value-type="float">
            <text:p>867</text:p>
          </table:table-cell>
          <table:table-cell table:formula="of:=[.B594]-180" office:value-type="float" office:value="-0.934616088899986" calcext:value-type="float">
            <text:p>-0.9346160889</text:p>
          </table:table-cell>
          <table:table-cell table:formula="of:=[.D594]*100" office:value-type="float" office:value="0.10237865" calcext:value-type="float">
            <text:p>0.10237865</text:p>
          </table:table-cell>
          <table:table-cell table:formula="of:=[.E594]*100" office:value-type="float" office:value="0.20798" calcext:value-type="float">
            <text:p>0.20798</text:p>
          </table:table-cell>
          <table:table-cell table:formula="of:=[.F594]*100" office:value-type="float" office:value="3.617009" calcext:value-type="float">
            <text:p>3.617009</text:p>
          </table:table-cell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179.0584869385" calcext:value-type="float">
            <text:p>179.0584869385</text:p>
          </table:table-cell>
          <table:table-cell office:value-type="float" office:value="-0.0011507736" calcext:value-type="float">
            <text:p>-0.00115077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73518" calcext:value-type="float">
            <text:p>0.00173518</text:p>
          </table:table-cell>
          <table:table-cell office:value-type="float" office:value="0.02626571" calcext:value-type="float">
            <text:p>0.02626571</text:p>
          </table:table-cell>
          <table:table-cell office:value-type="float" office:value="-0.0001586385" calcext:value-type="float">
            <text:p>-0.0001586385</text:p>
          </table:table-cell>
          <table:table-cell office:value-type="float" office:value="868" calcext:value-type="float">
            <text:p>868</text:p>
          </table:table-cell>
          <table:table-cell table:formula="of:=[.B595]-180" office:value-type="float" office:value="-0.94151306149999" calcext:value-type="float">
            <text:p>-0.9415130615</text:p>
          </table:table-cell>
          <table:table-cell table:formula="of:=[.D595]*100" office:value-type="float" office:value="0.10237865" calcext:value-type="float">
            <text:p>0.10237865</text:p>
          </table:table-cell>
          <table:table-cell table:formula="of:=[.E595]*100" office:value-type="float" office:value="0.173518" calcext:value-type="float">
            <text:p>0.173518</text:p>
          </table:table-cell>
          <table:table-cell table:formula="of:=[.F595]*100" office:value-type="float" office:value="2.626571" calcext:value-type="float">
            <text:p>2.626571</text:p>
          </table:table-cell>
        </table:table-row>
        <table:table-row table:style-name="ro1">
          <table:table-cell office:value-type="float" office:value="43.46" calcext:value-type="float">
            <text:p>43.46</text:p>
          </table:table-cell>
          <table:table-cell office:value-type="float" office:value="179.0621643066" calcext:value-type="float">
            <text:p>179.0621643066</text:p>
          </table:table-cell>
          <table:table-cell office:value-type="float" office:value="0.0566267501" calcext:value-type="float">
            <text:p>0.05662675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204" calcext:value-type="float">
            <text:p>0.0011204</text:p>
          </table:table-cell>
          <table:table-cell office:value-type="float" office:value="0.02626571" calcext:value-type="float">
            <text:p>0.02626571</text:p>
          </table:table-cell>
          <table:table-cell office:value-type="float" office:value="-0.0002705045" calcext:value-type="float">
            <text:p>-0.0002705045</text:p>
          </table:table-cell>
          <table:table-cell office:value-type="float" office:value="869" calcext:value-type="float">
            <text:p>869</text:p>
          </table:table-cell>
          <table:table-cell table:formula="of:=[.B596]-180" office:value-type="float" office:value="-0.93783569339999" calcext:value-type="float">
            <text:p>-0.9378356934</text:p>
          </table:table-cell>
          <table:table-cell table:formula="of:=[.D596]*100" office:value-type="float" office:value="0.10237865" calcext:value-type="float">
            <text:p>0.10237865</text:p>
          </table:table-cell>
          <table:table-cell table:formula="of:=[.E596]*100" office:value-type="float" office:value="0.11204" calcext:value-type="float">
            <text:p>0.11204</text:p>
          </table:table-cell>
          <table:table-cell table:formula="of:=[.F596]*100" office:value-type="float" office:value="2.626571" calcext:value-type="float">
            <text:p>2.626571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79.0633850098" calcext:value-type="float">
            <text:p>179.0633850098</text:p>
          </table:table-cell>
          <table:table-cell office:value-type="float" office:value="0.020137461" calcext:value-type="float">
            <text:p>0.0201374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5394" calcext:value-type="float">
            <text:p>0.00095394</text:p>
          </table:table-cell>
          <table:table-cell office:value-type="float" office:value="0.02252819" calcext:value-type="float">
            <text:p>0.02252819</text:p>
          </table:table-cell>
          <table:table-cell office:value-type="float" office:value="-0.0000845316" calcext:value-type="float">
            <text:p>-8.45316E-05</text:p>
          </table:table-cell>
          <table:table-cell office:value-type="float" office:value="870" calcext:value-type="float">
            <text:p>870</text:p>
          </table:table-cell>
          <table:table-cell table:formula="of:=[.B597]-180" office:value-type="float" office:value="-0.936614990200013" calcext:value-type="float">
            <text:p>-0.9366149902</text:p>
          </table:table-cell>
          <table:table-cell table:formula="of:=[.D597]*100" office:value-type="float" office:value="0.10237865" calcext:value-type="float">
            <text:p>0.10237865</text:p>
          </table:table-cell>
          <table:table-cell table:formula="of:=[.E597]*100" office:value-type="float" office:value="0.095394" calcext:value-type="float">
            <text:p>0.095394</text:p>
          </table:table-cell>
          <table:table-cell table:formula="of:=[.F597]*100" office:value-type="float" office:value="2.252819" calcext:value-type="float">
            <text:p>2.252819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79.0776977539" calcext:value-type="float">
            <text:p>179.0776977539</text:p>
          </table:table-cell>
          <table:table-cell office:value-type="float" office:value="0.0769670574" calcext:value-type="float">
            <text:p>0.07696705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6421" calcext:value-type="float">
            <text:p>0.00046421</text:p>
          </table:table-cell>
          <table:table-cell office:value-type="float" office:value="0.01622937" calcext:value-type="float">
            <text:p>0.01622937</text:p>
          </table:table-cell>
          <table:table-cell office:value-type="float" office:value="-0.0001336183" calcext:value-type="float">
            <text:p>-0.0001336183</text:p>
          </table:table-cell>
          <table:table-cell office:value-type="float" office:value="871" calcext:value-type="float">
            <text:p>871</text:p>
          </table:table-cell>
          <table:table-cell table:formula="of:=[.B598]-180" office:value-type="float" office:value="-0.922302246100003" calcext:value-type="float">
            <text:p>-0.9223022461</text:p>
          </table:table-cell>
          <table:table-cell table:formula="of:=[.D598]*100" office:value-type="float" office:value="0.10237865" calcext:value-type="float">
            <text:p>0.10237865</text:p>
          </table:table-cell>
          <table:table-cell table:formula="of:=[.E598]*100" office:value-type="float" office:value="0.046421" calcext:value-type="float">
            <text:p>0.046421</text:p>
          </table:table-cell>
          <table:table-cell table:formula="of:=[.F598]*100" office:value-type="float" office:value="1.622937" calcext:value-type="float">
            <text:p>1.622937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9.0658416748" calcext:value-type="float">
            <text:p>179.0658416748</text:p>
          </table:table-cell>
          <table:table-cell office:value-type="float" office:value="0.0381740112" calcext:value-type="float">
            <text:p>0.03817401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9644" calcext:value-type="float">
            <text:p>0.00039644</text:p>
          </table:table-cell>
          <table:table-cell office:value-type="float" office:value="0.01622937" calcext:value-type="float">
            <text:p>0.01622937</text:p>
          </table:table-cell>
          <table:table-cell office:value-type="float" office:value="-0.0001918414" calcext:value-type="float">
            <text:p>-0.0001918414</text:p>
          </table:table-cell>
          <table:table-cell office:value-type="float" office:value="872" calcext:value-type="float">
            <text:p>872</text:p>
          </table:table-cell>
          <table:table-cell table:formula="of:=[.B599]-180" office:value-type="float" office:value="-0.934158325200002" calcext:value-type="float">
            <text:p>-0.9341583252</text:p>
          </table:table-cell>
          <table:table-cell table:formula="of:=[.D599]*100" office:value-type="float" office:value="0.10237865" calcext:value-type="float">
            <text:p>0.10237865</text:p>
          </table:table-cell>
          <table:table-cell table:formula="of:=[.E599]*100" office:value-type="float" office:value="0.039644" calcext:value-type="float">
            <text:p>0.039644</text:p>
          </table:table-cell>
          <table:table-cell table:formula="of:=[.F599]*100" office:value-type="float" office:value="1.622937" calcext:value-type="float">
            <text:p>1.622937</text:p>
          </table:table-cell>
        </table:table-row>
        <table:table-row table:style-name="ro1">
          <table:table-cell office:value-type="float" office:value="43.66" calcext:value-type="float">
            <text:p>43.66</text:p>
          </table:table-cell>
          <table:table-cell office:value-type="float" office:value="179.0748748779" calcext:value-type="float">
            <text:p>179.0748748779</text:p>
          </table:table-cell>
          <table:table-cell office:value-type="float" office:value="0.0707784669" calcext:value-type="float">
            <text:p>0.07077846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13395" calcext:value-type="float">
            <text:p>0.00013395</text:p>
          </table:table-cell>
          <table:table-cell office:value-type="float" office:value="0.00709798" calcext:value-type="float">
            <text:p>0.00709798</text:p>
          </table:table-cell>
          <table:table-cell office:value-type="float" office:value="-0.0002197473" calcext:value-type="float">
            <text:p>-0.0002197473</text:p>
          </table:table-cell>
          <table:table-cell office:value-type="float" office:value="873" calcext:value-type="float">
            <text:p>873</text:p>
          </table:table-cell>
          <table:table-cell table:formula="of:=[.B600]-180" office:value-type="float" office:value="-0.925125122100013" calcext:value-type="float">
            <text:p>-0.9251251221</text:p>
          </table:table-cell>
          <table:table-cell table:formula="of:=[.D600]*100" office:value-type="float" office:value="0.10237865" calcext:value-type="float">
            <text:p>0.10237865</text:p>
          </table:table-cell>
          <table:table-cell table:formula="of:=[.E600]*100" office:value-type="float" office:value="0.013395" calcext:value-type="float">
            <text:p>0.013395</text:p>
          </table:table-cell>
          <table:table-cell table:formula="of:=[.F600]*100" office:value-type="float" office:value="0.709798" calcext:value-type="float">
            <text:p>0.709798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179.0700073242" calcext:value-type="float">
            <text:p>179.0700073242</text:p>
          </table:table-cell>
          <table:table-cell office:value-type="float" office:value="0.0437270777" calcext:value-type="float">
            <text:p>0.04372707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13935" calcext:value-type="float">
            <text:p>0.00013935</text:p>
          </table:table-cell>
          <table:table-cell office:value-type="float" office:value="0.00709798" calcext:value-type="float">
            <text:p>0.00709798</text:p>
          </table:table-cell>
          <table:table-cell office:value-type="float" office:value="-0.0000988595" calcext:value-type="float">
            <text:p>-9.88595E-05</text:p>
          </table:table-cell>
          <table:table-cell office:value-type="float" office:value="874" calcext:value-type="float">
            <text:p>874</text:p>
          </table:table-cell>
          <table:table-cell table:formula="of:=[.B601]-180" office:value-type="float" office:value="-0.929992675800008" calcext:value-type="float">
            <text:p>-0.9299926758</text:p>
          </table:table-cell>
          <table:table-cell table:formula="of:=[.D601]*100" office:value-type="float" office:value="0.10237865" calcext:value-type="float">
            <text:p>0.10237865</text:p>
          </table:table-cell>
          <table:table-cell table:formula="of:=[.E601]*100" office:value-type="float" office:value="0.013935" calcext:value-type="float">
            <text:p>0.013935</text:p>
          </table:table-cell>
          <table:table-cell table:formula="of:=[.F601]*100" office:value-type="float" office:value="0.709798" calcext:value-type="float">
            <text:p>0.709798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179.0662841797" calcext:value-type="float">
            <text:p>179.0662841797</text:p>
          </table:table-cell>
          <table:table-cell office:value-type="float" office:value="0.0534330906" calcext:value-type="float">
            <text:p>0.05343309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07824" calcext:value-type="float">
            <text:p>0.00007824</text:p>
          </table:table-cell>
          <table:table-cell office:value-type="float" office:value="0.00584552" calcext:value-type="float">
            <text:p>0.00584552</text:p>
          </table:table-cell>
          <table:table-cell office:value-type="float" office:value="-0.0001851195" calcext:value-type="float">
            <text:p>-0.0001851195</text:p>
          </table:table-cell>
          <table:table-cell office:value-type="float" office:value="875" calcext:value-type="float">
            <text:p>875</text:p>
          </table:table-cell>
          <table:table-cell table:formula="of:=[.B602]-180" office:value-type="float" office:value="-0.933715820299994" calcext:value-type="float">
            <text:p>-0.9337158203</text:p>
          </table:table-cell>
          <table:table-cell table:formula="of:=[.D602]*100" office:value-type="float" office:value="0.10237865" calcext:value-type="float">
            <text:p>0.10237865</text:p>
          </table:table-cell>
          <table:table-cell table:formula="of:=[.E602]*100" office:value-type="float" office:value="0.007824" calcext:value-type="float">
            <text:p>0.007824</text:p>
          </table:table-cell>
          <table:table-cell table:formula="of:=[.F602]*100" office:value-type="float" office:value="0.584552" calcext:value-type="float">
            <text:p>0.584552</text:p>
          </table:table-cell>
        </table:table-row>
        <table:table-row table:style-name="ro1">
          <table:table-cell office:value-type="float" office:value="43.81" calcext:value-type="float">
            <text:p>43.81</text:p>
          </table:table-cell>
          <table:table-cell office:value-type="float" office:value="179.0468902588" calcext:value-type="float">
            <text:p>179.0468902588</text:p>
          </table:table-cell>
          <table:table-cell office:value-type="float" office:value="-0.0068243391" calcext:value-type="float">
            <text:p>-0.00682433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3918" calcext:value-type="float">
            <text:p>0.00043918</text:p>
          </table:table-cell>
          <table:table-cell office:value-type="float" office:value="-0.00034153" calcext:value-type="float">
            <text:p>-0.00034153</text:p>
          </table:table-cell>
          <table:table-cell office:value-type="float" office:value="-0.0000623895" calcext:value-type="float">
            <text:p>-6.23895E-05</text:p>
          </table:table-cell>
          <table:table-cell office:value-type="float" office:value="876" calcext:value-type="float">
            <text:p>876</text:p>
          </table:table-cell>
          <table:table-cell table:formula="of:=[.B603]-180" office:value-type="float" office:value="-0.953109741199995" calcext:value-type="float">
            <text:p>-0.9531097412</text:p>
          </table:table-cell>
          <table:table-cell table:formula="of:=[.D603]*100" office:value-type="float" office:value="0.10237865" calcext:value-type="float">
            <text:p>0.10237865</text:p>
          </table:table-cell>
          <table:table-cell table:formula="of:=[.E603]*100" office:value-type="float" office:value="0.043918" calcext:value-type="float">
            <text:p>0.043918</text:p>
          </table:table-cell>
          <table:table-cell table:formula="of:=[.F603]*100" office:value-type="float" office:value="-0.034153" calcext:value-type="float">
            <text:p>-0.034153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179.0401916504" calcext:value-type="float">
            <text:p>179.0401916504</text:p>
          </table:table-cell>
          <table:table-cell office:value-type="float" office:value="-0.0191420942" calcext:value-type="float">
            <text:p>-0.01914209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7618" calcext:value-type="float">
            <text:p>0.0007618</text:p>
          </table:table-cell>
          <table:table-cell office:value-type="float" office:value="-0.00034153" calcext:value-type="float">
            <text:p>-0.00034153</text:p>
          </table:table-cell>
          <table:table-cell office:value-type="float" office:value="0.0000587763" calcext:value-type="float">
            <text:p>5.87763E-05</text:p>
          </table:table-cell>
          <table:table-cell office:value-type="float" office:value="877" calcext:value-type="float">
            <text:p>877</text:p>
          </table:table-cell>
          <table:table-cell table:formula="of:=[.B604]-180" office:value-type="float" office:value="-0.959808349599996" calcext:value-type="float">
            <text:p>-0.9598083496</text:p>
          </table:table-cell>
          <table:table-cell table:formula="of:=[.D604]*100" office:value-type="float" office:value="0.10237865" calcext:value-type="float">
            <text:p>0.10237865</text:p>
          </table:table-cell>
          <table:table-cell table:formula="of:=[.E604]*100" office:value-type="float" office:value="0.07618" calcext:value-type="float">
            <text:p>0.07618</text:p>
          </table:table-cell>
          <table:table-cell table:formula="of:=[.F604]*100" office:value-type="float" office:value="-0.034153" calcext:value-type="float">
            <text:p>-0.034153</text:p>
          </table:table-cell>
        </table:table-row>
        <table:table-row table:style-name="ro1">
          <table:table-cell office:value-type="float" office:value="43.91" calcext:value-type="float">
            <text:p>43.91</text:p>
          </table:table-cell>
          <table:table-cell office:value-type="float" office:value="179.0260467529" calcext:value-type="float">
            <text:p>179.0260467529</text:p>
          </table:table-cell>
          <table:table-cell office:value-type="float" office:value="-0.0339107718" calcext:value-type="float">
            <text:p>-0.03391077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7524" calcext:value-type="float">
            <text:p>0.00107524</text:p>
          </table:table-cell>
          <table:table-cell office:value-type="float" office:value="-0.00556858" calcext:value-type="float">
            <text:p>-0.00556858</text:p>
          </table:table-cell>
          <table:table-cell office:value-type="float" office:value="0.0000553654" calcext:value-type="float">
            <text:p>5.53654E-05</text:p>
          </table:table-cell>
          <table:table-cell office:value-type="float" office:value="878" calcext:value-type="float">
            <text:p>878</text:p>
          </table:table-cell>
          <table:table-cell table:formula="of:=[.B605]-180" office:value-type="float" office:value="-0.973953247100013" calcext:value-type="float">
            <text:p>-0.9739532471</text:p>
          </table:table-cell>
          <table:table-cell table:formula="of:=[.D605]*100" office:value-type="float" office:value="0.10237865" calcext:value-type="float">
            <text:p>0.10237865</text:p>
          </table:table-cell>
          <table:table-cell table:formula="of:=[.E605]*100" office:value-type="float" office:value="0.107524" calcext:value-type="float">
            <text:p>0.107524</text:p>
          </table:table-cell>
          <table:table-cell table:formula="of:=[.F605]*100" office:value-type="float" office:value="-0.556858" calcext:value-type="float">
            <text:p>-0.556858</text:p>
          </table:table-cell>
        </table:table-row>
        <table:table-row table:style-name="ro1">
          <table:table-cell office:value-type="float" office:value="43.97" calcext:value-type="float">
            <text:p>43.97</text:p>
          </table:table-cell>
          <table:table-cell office:value-type="float" office:value="179.0065002441" calcext:value-type="float">
            <text:p>179.0065002441</text:p>
          </table:table-cell>
          <table:table-cell office:value-type="float" office:value="-0.0370094377" calcext:value-type="float">
            <text:p>-0.03700943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30476" calcext:value-type="float">
            <text:p>0.00130476</text:p>
          </table:table-cell>
          <table:table-cell office:value-type="float" office:value="-0.00556858" calcext:value-type="float">
            <text:p>-0.00556858</text:p>
          </table:table-cell>
          <table:table-cell office:value-type="float" office:value="0.0000174257" calcext:value-type="float">
            <text:p>1.74257E-05</text:p>
          </table:table-cell>
          <table:table-cell office:value-type="float" office:value="879" calcext:value-type="float">
            <text:p>879</text:p>
          </table:table-cell>
          <table:table-cell table:formula="of:=[.B606]-180" office:value-type="float" office:value="-0.99349975589999" calcext:value-type="float">
            <text:p>-0.9934997559</text:p>
          </table:table-cell>
          <table:table-cell table:formula="of:=[.D606]*100" office:value-type="float" office:value="0.10237865" calcext:value-type="float">
            <text:p>0.10237865</text:p>
          </table:table-cell>
          <table:table-cell table:formula="of:=[.E606]*100" office:value-type="float" office:value="0.130476" calcext:value-type="float">
            <text:p>0.130476</text:p>
          </table:table-cell>
          <table:table-cell table:formula="of:=[.F606]*100" office:value-type="float" office:value="-0.556858" calcext:value-type="float">
            <text:p>-0.556858</text:p>
          </table:table-cell>
        </table:table-row>
        <table:table-row table:style-name="ro1">
          <table:table-cell office:value-type="float" office:value="44.02" calcext:value-type="float">
            <text:p>44.02</text:p>
          </table:table-cell>
          <table:table-cell office:value-type="float" office:value="179.0188140869" calcext:value-type="float">
            <text:p>179.0188140869</text:p>
          </table:table-cell>
          <table:table-cell office:value-type="float" office:value="-0.0460360358" calcext:value-type="float">
            <text:p>-0.04603603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1788" calcext:value-type="float">
            <text:p>0.00151788</text:p>
          </table:table-cell>
          <table:table-cell office:value-type="float" office:value="-0.00417454" calcext:value-type="float">
            <text:p>-0.00417454</text:p>
          </table:table-cell>
          <table:table-cell office:value-type="float" office:value="-0.0000017159" calcext:value-type="float">
            <text:p>-1.7159E-06</text:p>
          </table:table-cell>
          <table:table-cell office:value-type="float" office:value="880" calcext:value-type="float">
            <text:p>880</text:p>
          </table:table-cell>
          <table:table-cell table:formula="of:=[.B607]-180" office:value-type="float" office:value="-0.981185913100006" calcext:value-type="float">
            <text:p>-0.9811859131</text:p>
          </table:table-cell>
          <table:table-cell table:formula="of:=[.D607]*100" office:value-type="float" office:value="0.10237865" calcext:value-type="float">
            <text:p>0.10237865</text:p>
          </table:table-cell>
          <table:table-cell table:formula="of:=[.E607]*100" office:value-type="float" office:value="0.151788" calcext:value-type="float">
            <text:p>0.151788</text:p>
          </table:table-cell>
          <table:table-cell table:formula="of:=[.F607]*100" office:value-type="float" office:value="-0.417454" calcext:value-type="float">
            <text:p>-0.417454</text:p>
          </table:table-cell>
        </table:table-row>
        <table:table-row table:style-name="ro1">
          <table:table-cell office:value-type="float" office:value="44.07" calcext:value-type="float">
            <text:p>44.07</text:p>
          </table:table-cell>
          <table:table-cell office:value-type="float" office:value="179.0146179199" calcext:value-type="float">
            <text:p>179.0146179199</text:p>
          </table:table-cell>
          <table:table-cell office:value-type="float" office:value="-0.0815311568" calcext:value-type="float">
            <text:p>-0.08153115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8965" calcext:value-type="float">
            <text:p>0.0018965</text:p>
          </table:table-cell>
          <table:table-cell office:value-type="float" office:value="-0.0083666" calcext:value-type="float">
            <text:p>-0.0083666</text:p>
          </table:table-cell>
          <table:table-cell office:value-type="float" office:value="0.000069866" calcext:value-type="float">
            <text:p>0.000069866</text:p>
          </table:table-cell>
          <table:table-cell office:value-type="float" office:value="881" calcext:value-type="float">
            <text:p>881</text:p>
          </table:table-cell>
          <table:table-cell table:formula="of:=[.B608]-180" office:value-type="float" office:value="-0.98538208010001" calcext:value-type="float">
            <text:p>-0.9853820801</text:p>
          </table:table-cell>
          <table:table-cell table:formula="of:=[.D608]*100" office:value-type="float" office:value="0.10237865" calcext:value-type="float">
            <text:p>0.10237865</text:p>
          </table:table-cell>
          <table:table-cell table:formula="of:=[.E608]*100" office:value-type="float" office:value="0.18965" calcext:value-type="float">
            <text:p>0.18965</text:p>
          </table:table-cell>
          <table:table-cell table:formula="of:=[.F608]*100" office:value-type="float" office:value="-0.83666" calcext:value-type="float">
            <text:p>-0.83666</text:p>
          </table:table-cell>
        </table:table-row>
        <table:table-row table:style-name="ro1">
          <table:table-cell office:value-type="float" office:value="44.12" calcext:value-type="float">
            <text:p>44.12</text:p>
          </table:table-cell>
          <table:table-cell office:value-type="float" office:value="178.9983673096" calcext:value-type="float">
            <text:p>178.9983673096</text:p>
          </table:table-cell>
          <table:table-cell office:value-type="float" office:value="-0.1133001115" calcext:value-type="float">
            <text:p>-0.11330011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6056" calcext:value-type="float">
            <text:p>0.00236056</text:p>
          </table:table-cell>
          <table:table-cell office:value-type="float" office:value="-0.0083666" calcext:value-type="float">
            <text:p>-0.0083666</text:p>
          </table:table-cell>
          <table:table-cell office:value-type="float" office:value="0.0000663714" calcext:value-type="float">
            <text:p>6.63714E-05</text:p>
          </table:table-cell>
          <table:table-cell office:value-type="float" office:value="882" calcext:value-type="float">
            <text:p>882</text:p>
          </table:table-cell>
          <table:table-cell table:formula="of:=[.B609]-180" office:value-type="float" office:value="-1.00163269039999" calcext:value-type="float">
            <text:p>-1.0016326904</text:p>
          </table:table-cell>
          <table:table-cell table:formula="of:=[.D609]*100" office:value-type="float" office:value="0.10237865" calcext:value-type="float">
            <text:p>0.10237865</text:p>
          </table:table-cell>
          <table:table-cell table:formula="of:=[.E609]*100" office:value-type="float" office:value="0.236056" calcext:value-type="float">
            <text:p>0.236056</text:p>
          </table:table-cell>
          <table:table-cell table:formula="of:=[.F609]*100" office:value-type="float" office:value="-0.83666" calcext:value-type="float">
            <text:p>-0.83666</text:p>
          </table:table-cell>
        </table:table-row>
        <table:table-row table:style-name="ro1">
          <table:table-cell office:value-type="float" office:value="44.17" calcext:value-type="float">
            <text:p>44.17</text:p>
          </table:table-cell>
          <table:table-cell office:value-type="float" office:value="178.9996795654" calcext:value-type="float">
            <text:p>178.9996795654</text:p>
          </table:table-cell>
          <table:table-cell office:value-type="float" office:value="-0.1297599931" calcext:value-type="float">
            <text:p>-0.12975999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7952" calcext:value-type="float">
            <text:p>0.00277952</text:p>
          </table:table-cell>
          <table:table-cell office:value-type="float" office:value="-0.00595156" calcext:value-type="float">
            <text:p>-0.00595156</text:p>
          </table:table-cell>
          <table:table-cell office:value-type="float" office:value="0.0000323854" calcext:value-type="float">
            <text:p>3.23854E-05</text:p>
          </table:table-cell>
          <table:table-cell office:value-type="float" office:value="883" calcext:value-type="float">
            <text:p>883</text:p>
          </table:table-cell>
          <table:table-cell table:formula="of:=[.B610]-180" office:value-type="float" office:value="-1.00032043460001" calcext:value-type="float">
            <text:p>-1.0003204346</text:p>
          </table:table-cell>
          <table:table-cell table:formula="of:=[.D610]*100" office:value-type="float" office:value="0.10237865" calcext:value-type="float">
            <text:p>0.10237865</text:p>
          </table:table-cell>
          <table:table-cell table:formula="of:=[.E610]*100" office:value-type="float" office:value="0.277952" calcext:value-type="float">
            <text:p>0.277952</text:p>
          </table:table-cell>
          <table:table-cell table:formula="of:=[.F610]*100" office:value-type="float" office:value="-0.595156" calcext:value-type="float">
            <text:p>-0.595156</text:p>
          </table:table-cell>
        </table:table-row>
        <table:table-row table:style-name="ro1">
          <table:table-cell office:value-type="float" office:value="44.22" calcext:value-type="float">
            <text:p>44.22</text:p>
          </table:table-cell>
          <table:table-cell office:value-type="float" office:value="179.0011749268" calcext:value-type="float">
            <text:p>179.0011749268</text:p>
          </table:table-cell>
          <table:table-cell office:value-type="float" office:value="-0.1228824849" calcext:value-type="float">
            <text:p>-0.12288248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1287" calcext:value-type="float">
            <text:p>0.00301287</text:p>
          </table:table-cell>
          <table:table-cell office:value-type="float" office:value="-0.0088189" calcext:value-type="float">
            <text:p>-0.0088189</text:p>
          </table:table-cell>
          <table:table-cell office:value-type="float" office:value="0.0000181462" calcext:value-type="float">
            <text:p>1.81462E-05</text:p>
          </table:table-cell>
          <table:table-cell office:value-type="float" office:value="884" calcext:value-type="float">
            <text:p>884</text:p>
          </table:table-cell>
          <table:table-cell table:formula="of:=[.B611]-180" office:value-type="float" office:value="-0.99882507320001" calcext:value-type="float">
            <text:p>-0.9988250732</text:p>
          </table:table-cell>
          <table:table-cell table:formula="of:=[.D611]*100" office:value-type="float" office:value="0.10237865" calcext:value-type="float">
            <text:p>0.10237865</text:p>
          </table:table-cell>
          <table:table-cell table:formula="of:=[.E611]*100" office:value-type="float" office:value="0.301287" calcext:value-type="float">
            <text:p>0.301287</text:p>
          </table:table-cell>
          <table:table-cell table:formula="of:=[.F611]*100" office:value-type="float" office:value="-0.88189" calcext:value-type="float">
            <text:p>-0.88189</text:p>
          </table:table-cell>
        </table:table-row>
        <table:table-row table:style-name="ro1">
          <table:table-cell office:value-type="float" office:value="44.27" calcext:value-type="float">
            <text:p>44.27</text:p>
          </table:table-cell>
          <table:table-cell office:value-type="float" office:value="178.9962158203" calcext:value-type="float">
            <text:p>178.9962158203</text:p>
          </table:table-cell>
          <table:table-cell office:value-type="float" office:value="-0.1162981772" calcext:value-type="float">
            <text:p>-0.11629817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2448" calcext:value-type="float">
            <text:p>0.00312448</text:p>
          </table:table-cell>
          <table:table-cell office:value-type="float" office:value="-0.0088189" calcext:value-type="float">
            <text:p>-0.0088189</text:p>
          </table:table-cell>
          <table:table-cell office:value-type="float" office:value="-0.0001453934" calcext:value-type="float">
            <text:p>-0.0001453934</text:p>
          </table:table-cell>
          <table:table-cell office:value-type="float" office:value="885" calcext:value-type="float">
            <text:p>885</text:p>
          </table:table-cell>
          <table:table-cell table:formula="of:=[.B612]-180" office:value-type="float" office:value="-1.00378417970001" calcext:value-type="float">
            <text:p>-1.0037841797</text:p>
          </table:table-cell>
          <table:table-cell table:formula="of:=[.D612]*100" office:value-type="float" office:value="0.10237865" calcext:value-type="float">
            <text:p>0.10237865</text:p>
          </table:table-cell>
          <table:table-cell table:formula="of:=[.E612]*100" office:value-type="float" office:value="0.312448" calcext:value-type="float">
            <text:p>0.312448</text:p>
          </table:table-cell>
          <table:table-cell table:formula="of:=[.F612]*100" office:value-type="float" office:value="-0.88189" calcext:value-type="float">
            <text:p>-0.88189</text:p>
          </table:table-cell>
        </table:table-row>
        <table:table-row table:style-name="ro1">
          <table:table-cell office:value-type="float" office:value="44.32" calcext:value-type="float">
            <text:p>44.32</text:p>
          </table:table-cell>
          <table:table-cell office:value-type="float" office:value="178.9922943115" calcext:value-type="float">
            <text:p>178.9922943115</text:p>
          </table:table-cell>
          <table:table-cell office:value-type="float" office:value="-0.096867893" calcext:value-type="float">
            <text:p>-0.0968678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6934" calcext:value-type="float">
            <text:p>0.00306934</text:p>
          </table:table-cell>
          <table:table-cell office:value-type="float" office:value="-0.00726972" calcext:value-type="float">
            <text:p>-0.00726972</text:p>
          </table:table-cell>
          <table:table-cell office:value-type="float" office:value="-0.0001268303" calcext:value-type="float">
            <text:p>-0.0001268303</text:p>
          </table:table-cell>
          <table:table-cell office:value-type="float" office:value="886" calcext:value-type="float">
            <text:p>886</text:p>
          </table:table-cell>
          <table:table-cell table:formula="of:=[.B613]-180" office:value-type="float" office:value="-1.00770568850001" calcext:value-type="float">
            <text:p>-1.0077056885</text:p>
          </table:table-cell>
          <table:table-cell table:formula="of:=[.D613]*100" office:value-type="float" office:value="0.10237865" calcext:value-type="float">
            <text:p>0.10237865</text:p>
          </table:table-cell>
          <table:table-cell table:formula="of:=[.E613]*100" office:value-type="float" office:value="0.306934" calcext:value-type="float">
            <text:p>0.306934</text:p>
          </table:table-cell>
          <table:table-cell table:formula="of:=[.F613]*100" office:value-type="float" office:value="-0.726972" calcext:value-type="float">
            <text:p>-0.726972</text:p>
          </table:table-cell>
        </table:table-row>
        <table:table-row table:style-name="ro1">
          <table:table-cell office:value-type="float" office:value="44.37" calcext:value-type="float">
            <text:p>44.37</text:p>
          </table:table-cell>
          <table:table-cell office:value-type="float" office:value="178.9908752441" calcext:value-type="float">
            <text:p>178.9908752441</text:p>
          </table:table-cell>
          <table:table-cell office:value-type="float" office:value="-0.1247519259" calcext:value-type="float">
            <text:p>-0.12475192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1846" calcext:value-type="float">
            <text:p>0.00321846</text:p>
          </table:table-cell>
          <table:table-cell office:value-type="float" office:value="-0.00726972" calcext:value-type="float">
            <text:p>-0.00726972</text:p>
          </table:table-cell>
          <table:table-cell office:value-type="float" office:value="-0.0001644203" calcext:value-type="float">
            <text:p>-0.0001644203</text:p>
          </table:table-cell>
          <table:table-cell office:value-type="float" office:value="887" calcext:value-type="float">
            <text:p>887</text:p>
          </table:table-cell>
          <table:table-cell table:formula="of:=[.B614]-180" office:value-type="float" office:value="-1.00912475589999" calcext:value-type="float">
            <text:p>-1.0091247559</text:p>
          </table:table-cell>
          <table:table-cell table:formula="of:=[.D614]*100" office:value-type="float" office:value="0.10237865" calcext:value-type="float">
            <text:p>0.10237865</text:p>
          </table:table-cell>
          <table:table-cell table:formula="of:=[.E614]*100" office:value-type="float" office:value="0.321846" calcext:value-type="float">
            <text:p>0.321846</text:p>
          </table:table-cell>
          <table:table-cell table:formula="of:=[.F614]*100" office:value-type="float" office:value="-0.726972" calcext:value-type="float">
            <text:p>-0.726972</text:p>
          </table:table-cell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178.9984588623" calcext:value-type="float">
            <text:p>178.9984588623</text:p>
          </table:table-cell>
          <table:table-cell office:value-type="float" office:value="-0.0912363143" calcext:value-type="float">
            <text:p>-0.09123631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9444" calcext:value-type="float">
            <text:p>0.00309444</text:p>
          </table:table-cell>
          <table:table-cell office:value-type="float" office:value="-0.00393902" calcext:value-type="float">
            <text:p>-0.00393902</text:p>
          </table:table-cell>
          <table:table-cell office:value-type="float" office:value="-0.000076562" calcext:value-type="float">
            <text:p>-0.000076562</text:p>
          </table:table-cell>
          <table:table-cell office:value-type="float" office:value="888" calcext:value-type="float">
            <text:p>888</text:p>
          </table:table-cell>
          <table:table-cell table:formula="of:=[.B615]-180" office:value-type="float" office:value="-1.0015411377" calcext:value-type="float">
            <text:p>-1.0015411377</text:p>
          </table:table-cell>
          <table:table-cell table:formula="of:=[.D615]*100" office:value-type="float" office:value="0.10237865" calcext:value-type="float">
            <text:p>0.10237865</text:p>
          </table:table-cell>
          <table:table-cell table:formula="of:=[.E615]*100" office:value-type="float" office:value="0.309444" calcext:value-type="float">
            <text:p>0.309444</text:p>
          </table:table-cell>
          <table:table-cell table:formula="of:=[.F615]*100" office:value-type="float" office:value="-0.393902" calcext:value-type="float">
            <text:p>-0.393902</text:p>
          </table:table-cell>
        </table:table-row>
        <table:table-row table:style-name="ro1">
          <table:table-cell office:value-type="float" office:value="44.47" calcext:value-type="float">
            <text:p>44.47</text:p>
          </table:table-cell>
          <table:table-cell office:value-type="float" office:value="178.993560791" calcext:value-type="float">
            <text:p>178.993560791</text:p>
          </table:table-cell>
          <table:table-cell office:value-type="float" office:value="-0.0643490162" calcext:value-type="float">
            <text:p>-0.06434901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3257" calcext:value-type="float">
            <text:p>0.00283257</text:p>
          </table:table-cell>
          <table:table-cell office:value-type="float" office:value="-0.00428876" calcext:value-type="float">
            <text:p>-0.00428876</text:p>
          </table:table-cell>
          <table:table-cell office:value-type="float" office:value="-0.000145323" calcext:value-type="float">
            <text:p>-0.000145323</text:p>
          </table:table-cell>
          <table:table-cell office:value-type="float" office:value="889" calcext:value-type="float">
            <text:p>889</text:p>
          </table:table-cell>
          <table:table-cell table:formula="of:=[.B616]-180" office:value-type="float" office:value="-1.00643920900001" calcext:value-type="float">
            <text:p>-1.006439209</text:p>
          </table:table-cell>
          <table:table-cell table:formula="of:=[.D616]*100" office:value-type="float" office:value="0.10237865" calcext:value-type="float">
            <text:p>0.10237865</text:p>
          </table:table-cell>
          <table:table-cell table:formula="of:=[.E616]*100" office:value-type="float" office:value="0.283257" calcext:value-type="float">
            <text:p>0.283257</text:p>
          </table:table-cell>
          <table:table-cell table:formula="of:=[.F616]*100" office:value-type="float" office:value="-0.428876" calcext:value-type="float">
            <text:p>-0.428876</text:p>
          </table:table-cell>
        </table:table-row>
        <table:table-row table:style-name="ro1">
          <table:table-cell office:value-type="float" office:value="44.52" calcext:value-type="float">
            <text:p>44.52</text:p>
          </table:table-cell>
          <table:table-cell office:value-type="float" office:value="179.0081634521" calcext:value-type="float">
            <text:p>179.0081634521</text:p>
          </table:table-cell>
          <table:table-cell office:value-type="float" office:value="-0.0890499104" calcext:value-type="float">
            <text:p>-0.08904991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227" calcext:value-type="float">
            <text:p>0.0028227</text:p>
          </table:table-cell>
          <table:table-cell office:value-type="float" office:value="-0.00428876" calcext:value-type="float">
            <text:p>-0.00428876</text:p>
          </table:table-cell>
          <table:table-cell office:value-type="float" office:value="-0.0000469455" calcext:value-type="float">
            <text:p>-4.69455E-05</text:p>
          </table:table-cell>
          <table:table-cell office:value-type="float" office:value="890" calcext:value-type="float">
            <text:p>890</text:p>
          </table:table-cell>
          <table:table-cell table:formula="of:=[.B617]-180" office:value-type="float" office:value="-0.991836547899993" calcext:value-type="float">
            <text:p>-0.9918365479</text:p>
          </table:table-cell>
          <table:table-cell table:formula="of:=[.D617]*100" office:value-type="float" office:value="0.10237865" calcext:value-type="float">
            <text:p>0.10237865</text:p>
          </table:table-cell>
          <table:table-cell table:formula="of:=[.E617]*100" office:value-type="float" office:value="0.28227" calcext:value-type="float">
            <text:p>0.28227</text:p>
          </table:table-cell>
          <table:table-cell table:formula="of:=[.F617]*100" office:value-type="float" office:value="-0.428876" calcext:value-type="float">
            <text:p>-0.428876</text:p>
          </table:table-cell>
        </table:table-row>
        <table:table-row table:style-name="ro1">
          <table:table-cell office:value-type="float" office:value="44.57" calcext:value-type="float">
            <text:p>44.57</text:p>
          </table:table-cell>
          <table:table-cell office:value-type="float" office:value="178.9989318848" calcext:value-type="float">
            <text:p>178.9989318848</text:p>
          </table:table-cell>
          <table:table-cell office:value-type="float" office:value="-0.0531019235" calcext:value-type="float">
            <text:p>-0.05310192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7652" calcext:value-type="float">
            <text:p>0.00257652</text:p>
          </table:table-cell>
          <table:table-cell office:value-type="float" office:value="-0.00058215" calcext:value-type="float">
            <text:p>-0.00058215</text:p>
          </table:table-cell>
          <table:table-cell office:value-type="float" office:value="-0.0001191501" calcext:value-type="float">
            <text:p>-0.0001191501</text:p>
          </table:table-cell>
          <table:table-cell office:value-type="float" office:value="891" calcext:value-type="float">
            <text:p>891</text:p>
          </table:table-cell>
          <table:table-cell table:formula="of:=[.B618]-180" office:value-type="float" office:value="-1.00106811520001" calcext:value-type="float">
            <text:p>-1.0010681152</text:p>
          </table:table-cell>
          <table:table-cell table:formula="of:=[.D618]*100" office:value-type="float" office:value="0.10237865" calcext:value-type="float">
            <text:p>0.10237865</text:p>
          </table:table-cell>
          <table:table-cell table:formula="of:=[.E618]*100" office:value-type="float" office:value="0.257652" calcext:value-type="float">
            <text:p>0.257652</text:p>
          </table:table-cell>
          <table:table-cell table:formula="of:=[.F618]*100" office:value-type="float" office:value="-0.058215" calcext:value-type="float">
            <text:p>-0.058215</text:p>
          </table:table-cell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179.0025939941" calcext:value-type="float">
            <text:p>179.0025939941</text:p>
          </table:table-cell>
          <table:table-cell office:value-type="float" office:value="-0.0926613601" calcext:value-type="float">
            <text:p>-0.09266136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7615" calcext:value-type="float">
            <text:p>0.00267615</text:p>
          </table:table-cell>
          <table:table-cell office:value-type="float" office:value="-0.00058215" calcext:value-type="float">
            <text:p>-0.00058215</text:p>
          </table:table-cell>
          <table:table-cell office:value-type="float" office:value="0.0000144801" calcext:value-type="float">
            <text:p>1.44801E-05</text:p>
          </table:table-cell>
          <table:table-cell office:value-type="float" office:value="892" calcext:value-type="float">
            <text:p>892</text:p>
          </table:table-cell>
          <table:table-cell table:formula="of:=[.B619]-180" office:value-type="float" office:value="-0.99740600589999" calcext:value-type="float">
            <text:p>-0.9974060059</text:p>
          </table:table-cell>
          <table:table-cell table:formula="of:=[.D619]*100" office:value-type="float" office:value="0.10237865" calcext:value-type="float">
            <text:p>0.10237865</text:p>
          </table:table-cell>
          <table:table-cell table:formula="of:=[.E619]*100" office:value-type="float" office:value="0.267615" calcext:value-type="float">
            <text:p>0.267615</text:p>
          </table:table-cell>
          <table:table-cell table:formula="of:=[.F619]*100" office:value-type="float" office:value="-0.058215" calcext:value-type="float">
            <text:p>-0.058215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79.0162353516" calcext:value-type="float">
            <text:p>179.0162353516</text:p>
          </table:table-cell>
          <table:table-cell office:value-type="float" office:value="-0.0811383545" calcext:value-type="float">
            <text:p>-0.081138354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6574" calcext:value-type="float">
            <text:p>0.00266574</text:p>
          </table:table-cell>
          <table:table-cell office:value-type="float" office:value="0.00195092" calcext:value-type="float">
            <text:p>0.00195092</text:p>
          </table:table-cell>
          <table:table-cell office:value-type="float" office:value="-0.0000417971" calcext:value-type="float">
            <text:p>-4.17971E-05</text:p>
          </table:table-cell>
          <table:table-cell office:value-type="float" office:value="893" calcext:value-type="float">
            <text:p>893</text:p>
          </table:table-cell>
          <table:table-cell table:formula="of:=[.B620]-180" office:value-type="float" office:value="-0.983764648400012" calcext:value-type="float">
            <text:p>-0.9837646484</text:p>
          </table:table-cell>
          <table:table-cell table:formula="of:=[.D620]*100" office:value-type="float" office:value="0.10237865" calcext:value-type="float">
            <text:p>0.10237865</text:p>
          </table:table-cell>
          <table:table-cell table:formula="of:=[.E620]*100" office:value-type="float" office:value="0.266574" calcext:value-type="float">
            <text:p>0.266574</text:p>
          </table:table-cell>
          <table:table-cell table:formula="of:=[.F620]*100" office:value-type="float" office:value="0.195092" calcext:value-type="float">
            <text:p>0.195092</text:p>
          </table:table-cell>
        </table:table-row>
        <table:table-row table:style-name="ro1">
          <table:table-cell office:value-type="float" office:value="44.72" calcext:value-type="float">
            <text:p>44.72</text:p>
          </table:table-cell>
          <table:table-cell office:value-type="float" office:value="179.0089416504" calcext:value-type="float">
            <text:p>179.0089416504</text:p>
          </table:table-cell>
          <table:table-cell office:value-type="float" office:value="-0.1038083362" calcext:value-type="float">
            <text:p>-0.10380833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099" calcext:value-type="float">
            <text:p>0.0028099</text:p>
          </table:table-cell>
          <table:table-cell office:value-type="float" office:value="0.00313396" calcext:value-type="float">
            <text:p>0.00313396</text:p>
          </table:table-cell>
          <table:table-cell office:value-type="float" office:value="0.0000097098" calcext:value-type="float">
            <text:p>9.7098E-06</text:p>
          </table:table-cell>
          <table:table-cell office:value-type="float" office:value="894" calcext:value-type="float">
            <text:p>894</text:p>
          </table:table-cell>
          <table:table-cell table:formula="of:=[.B621]-180" office:value-type="float" office:value="-0.991058349599996" calcext:value-type="float">
            <text:p>-0.9910583496</text:p>
          </table:table-cell>
          <table:table-cell table:formula="of:=[.D621]*100" office:value-type="float" office:value="0.10237865" calcext:value-type="float">
            <text:p>0.10237865</text:p>
          </table:table-cell>
          <table:table-cell table:formula="of:=[.E621]*100" office:value-type="float" office:value="0.28099" calcext:value-type="float">
            <text:p>0.28099</text:p>
          </table:table-cell>
          <table:table-cell table:formula="of:=[.F621]*100" office:value-type="float" office:value="0.313396" calcext:value-type="float">
            <text:p>0.313396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79.0121612549" calcext:value-type="float">
            <text:p>179.0121612549</text:p>
          </table:table-cell>
          <table:table-cell office:value-type="float" office:value="-0.101238576" calcext:value-type="float">
            <text:p>-0.1012385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8885" calcext:value-type="float">
            <text:p>0.00288885</text:p>
          </table:table-cell>
          <table:table-cell office:value-type="float" office:value="0.00313396" calcext:value-type="float">
            <text:p>0.00313396</text:p>
          </table:table-cell>
          <table:table-cell office:value-type="float" office:value="-0.0000841843" calcext:value-type="float">
            <text:p>-8.41843E-05</text:p>
          </table:table-cell>
          <table:table-cell office:value-type="float" office:value="895" calcext:value-type="float">
            <text:p>895</text:p>
          </table:table-cell>
          <table:table-cell table:formula="of:=[.B622]-180" office:value-type="float" office:value="-0.987838745099992" calcext:value-type="float">
            <text:p>-0.9878387451</text:p>
          </table:table-cell>
          <table:table-cell table:formula="of:=[.D622]*100" office:value-type="float" office:value="0.10237865" calcext:value-type="float">
            <text:p>0.10237865</text:p>
          </table:table-cell>
          <table:table-cell table:formula="of:=[.E622]*100" office:value-type="float" office:value="0.288885" calcext:value-type="float">
            <text:p>0.288885</text:p>
          </table:table-cell>
          <table:table-cell table:formula="of:=[.F622]*100" office:value-type="float" office:value="0.313396" calcext:value-type="float">
            <text:p>0.313396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79.0126037598" calcext:value-type="float">
            <text:p>179.0126037598</text:p>
          </table:table-cell>
          <table:table-cell office:value-type="float" office:value="-0.0673272993" calcext:value-type="float">
            <text:p>-0.06732729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1542" calcext:value-type="float">
            <text:p>0.00271542</text:p>
          </table:table-cell>
          <table:table-cell office:value-type="float" office:value="0.00479143" calcext:value-type="float">
            <text:p>0.00479143</text:p>
          </table:table-cell>
          <table:table-cell office:value-type="float" office:value="-0.0001563695" calcext:value-type="float">
            <text:p>-0.0001563695</text:p>
          </table:table-cell>
          <table:table-cell office:value-type="float" office:value="896" calcext:value-type="float">
            <text:p>896</text:p>
          </table:table-cell>
          <table:table-cell table:formula="of:=[.B623]-180" office:value-type="float" office:value="-0.987396240200013" calcext:value-type="float">
            <text:p>-0.9873962402</text:p>
          </table:table-cell>
          <table:table-cell table:formula="of:=[.D623]*100" office:value-type="float" office:value="0.10237865" calcext:value-type="float">
            <text:p>0.10237865</text:p>
          </table:table-cell>
          <table:table-cell table:formula="of:=[.E623]*100" office:value-type="float" office:value="0.271542" calcext:value-type="float">
            <text:p>0.271542</text:p>
          </table:table-cell>
          <table:table-cell table:formula="of:=[.F623]*100" office:value-type="float" office:value="0.479143" calcext:value-type="float">
            <text:p>0.479143</text:p>
          </table:table-cell>
        </table:table-row>
        <table:table-row table:style-name="ro1">
          <table:table-cell office:value-type="float" office:value="44.87" calcext:value-type="float">
            <text:p>44.87</text:p>
          </table:table-cell>
          <table:table-cell office:value-type="float" office:value="179.0196380615" calcext:value-type="float">
            <text:p>179.0196380615</text:p>
          </table:table-cell>
          <table:table-cell office:value-type="float" office:value="-0.1475783375" calcext:value-type="float">
            <text:p>-0.14757833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3476" calcext:value-type="float">
            <text:p>0.00313476</text:p>
          </table:table-cell>
          <table:table-cell office:value-type="float" office:value="0.00624909" calcext:value-type="float">
            <text:p>0.00624909</text:p>
          </table:table-cell>
          <table:table-cell office:value-type="float" office:value="-0.0000534878" calcext:value-type="float">
            <text:p>-5.34878E-05</text:p>
          </table:table-cell>
          <table:table-cell office:value-type="float" office:value="897" calcext:value-type="float">
            <text:p>897</text:p>
          </table:table-cell>
          <table:table-cell table:formula="of:=[.B624]-180" office:value-type="float" office:value="-0.98036193850001" calcext:value-type="float">
            <text:p>-0.9803619385</text:p>
          </table:table-cell>
          <table:table-cell table:formula="of:=[.D624]*100" office:value-type="float" office:value="0.10237865" calcext:value-type="float">
            <text:p>0.10237865</text:p>
          </table:table-cell>
          <table:table-cell table:formula="of:=[.E624]*100" office:value-type="float" office:value="0.313476" calcext:value-type="float">
            <text:p>0.313476</text:p>
          </table:table-cell>
          <table:table-cell table:formula="of:=[.F624]*100" office:value-type="float" office:value="0.624909" calcext:value-type="float">
            <text:p>0.624909</text:p>
          </table:table-cell>
        </table:table-row>
        <table:table-row table:style-name="ro1">
          <table:table-cell office:value-type="float" office:value="44.92" calcext:value-type="float">
            <text:p>44.92</text:p>
          </table:table-cell>
          <table:table-cell office:value-type="float" office:value="179.0282287598" calcext:value-type="float">
            <text:p>179.0282287598</text:p>
          </table:table-cell>
          <table:table-cell office:value-type="float" office:value="-0.0686434184" calcext:value-type="float">
            <text:p>-0.06864341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8806" calcext:value-type="float">
            <text:p>0.00288806</text:p>
          </table:table-cell>
          <table:table-cell office:value-type="float" office:value="0.00689197" calcext:value-type="float">
            <text:p>0.00689197</text:p>
          </table:table-cell>
          <table:table-cell office:value-type="float" office:value="-0.0002874814" calcext:value-type="float">
            <text:p>-0.0002874814</text:p>
          </table:table-cell>
          <table:table-cell office:value-type="float" office:value="898" calcext:value-type="float">
            <text:p>898</text:p>
          </table:table-cell>
          <table:table-cell table:formula="of:=[.B625]-180" office:value-type="float" office:value="-0.971771240200013" calcext:value-type="float">
            <text:p>-0.9717712402</text:p>
          </table:table-cell>
          <table:table-cell table:formula="of:=[.D625]*100" office:value-type="float" office:value="0.10237865" calcext:value-type="float">
            <text:p>0.10237865</text:p>
          </table:table-cell>
          <table:table-cell table:formula="of:=[.E625]*100" office:value-type="float" office:value="0.288806" calcext:value-type="float">
            <text:p>0.288806</text:p>
          </table:table-cell>
          <table:table-cell table:formula="of:=[.F625]*100" office:value-type="float" office:value="0.689197" calcext:value-type="float">
            <text:p>0.689197</text:p>
          </table:table-cell>
        </table:table-row>
        <table:table-row table:style-name="ro1">
          <table:table-cell office:value-type="float" office:value="44.97" calcext:value-type="float">
            <text:p>44.97</text:p>
          </table:table-cell>
          <table:table-cell office:value-type="float" office:value="179.0291595459" calcext:value-type="float">
            <text:p>179.0291595459</text:p>
          </table:table-cell>
          <table:table-cell office:value-type="float" office:value="-0.1642907571" calcext:value-type="float">
            <text:p>-0.16429075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6121" calcext:value-type="float">
            <text:p>0.00336121</text:p>
          </table:table-cell>
          <table:table-cell office:value-type="float" office:value="0.00832396" calcext:value-type="float">
            <text:p>0.00832396</text:p>
          </table:table-cell>
          <table:table-cell office:value-type="float" office:value="0.0000204437" calcext:value-type="float">
            <text:p>2.04437E-05</text:p>
          </table:table-cell>
          <table:table-cell office:value-type="float" office:value="899" calcext:value-type="float">
            <text:p>899</text:p>
          </table:table-cell>
          <table:table-cell table:formula="of:=[.B626]-180" office:value-type="float" office:value="-0.970840454099999" calcext:value-type="float">
            <text:p>-0.9708404541</text:p>
          </table:table-cell>
          <table:table-cell table:formula="of:=[.D626]*100" office:value-type="float" office:value="0.10237865" calcext:value-type="float">
            <text:p>0.10237865</text:p>
          </table:table-cell>
          <table:table-cell table:formula="of:=[.E626]*100" office:value-type="float" office:value="0.336121" calcext:value-type="float">
            <text:p>0.336121</text:p>
          </table:table-cell>
          <table:table-cell table:formula="of:=[.F626]*100" office:value-type="float" office:value="0.832396" calcext:value-type="float">
            <text:p>0.832396</text:p>
          </table:table-cell>
        </table:table-row>
        <table:table-row table:style-name="ro1">
          <table:table-cell office:value-type="float" office:value="45.02" calcext:value-type="float">
            <text:p>45.02</text:p>
          </table:table-cell>
          <table:table-cell office:value-type="float" office:value="179.0297393799" calcext:value-type="float">
            <text:p>179.0297393799</text:p>
          </table:table-cell>
          <table:table-cell office:value-type="float" office:value="-0.1037397984" calcext:value-type="float">
            <text:p>-0.10373979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729" calcext:value-type="float">
            <text:p>0.0032729</text:p>
          </table:table-cell>
          <table:table-cell office:value-type="float" office:value="0.00832396" calcext:value-type="float">
            <text:p>0.00832396</text:p>
          </table:table-cell>
          <table:table-cell office:value-type="float" office:value="-0.0001112691" calcext:value-type="float">
            <text:p>-0.0001112691</text:p>
          </table:table-cell>
          <table:table-cell office:value-type="float" office:value="900" calcext:value-type="float">
            <text:p>900</text:p>
          </table:table-cell>
          <table:table-cell table:formula="of:=[.B627]-180" office:value-type="float" office:value="-0.970260620099992" calcext:value-type="float">
            <text:p>-0.9702606201</text:p>
          </table:table-cell>
          <table:table-cell table:formula="of:=[.D627]*100" office:value-type="float" office:value="0.10237865" calcext:value-type="float">
            <text:p>0.10237865</text:p>
          </table:table-cell>
          <table:table-cell table:formula="of:=[.E627]*100" office:value-type="float" office:value="0.32729" calcext:value-type="float">
            <text:p>0.32729</text:p>
          </table:table-cell>
          <table:table-cell table:formula="of:=[.F627]*100" office:value-type="float" office:value="0.832396" calcext:value-type="float">
            <text:p>0.832396</text:p>
          </table:table-cell>
        </table:table-row>
        <table:table-row table:style-name="ro1">
          <table:table-cell office:value-type="float" office:value="45.07" calcext:value-type="float">
            <text:p>45.07</text:p>
          </table:table-cell>
          <table:table-cell office:value-type="float" office:value="179.0330505371" calcext:value-type="float">
            <text:p>179.0330505371</text:p>
          </table:table-cell>
          <table:table-cell office:value-type="float" office:value="-0.0749178662" calcext:value-type="float">
            <text:p>-0.07491786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2194" calcext:value-type="float">
            <text:p>0.00302194</text:p>
          </table:table-cell>
          <table:table-cell office:value-type="float" office:value="0.00798204" calcext:value-type="float">
            <text:p>0.00798204</text:p>
          </table:table-cell>
          <table:table-cell office:value-type="float" office:value="-0.0002507463" calcext:value-type="float">
            <text:p>-0.0002507463</text:p>
          </table:table-cell>
          <table:table-cell office:value-type="float" office:value="901" calcext:value-type="float">
            <text:p>901</text:p>
          </table:table-cell>
          <table:table-cell table:formula="of:=[.B628]-180" office:value-type="float" office:value="-0.966949462900004" calcext:value-type="float">
            <text:p>-0.9669494629</text:p>
          </table:table-cell>
          <table:table-cell table:formula="of:=[.D628]*100" office:value-type="float" office:value="0.10237865" calcext:value-type="float">
            <text:p>0.10237865</text:p>
          </table:table-cell>
          <table:table-cell table:formula="of:=[.E628]*100" office:value-type="float" office:value="0.302194" calcext:value-type="float">
            <text:p>0.302194</text:p>
          </table:table-cell>
          <table:table-cell table:formula="of:=[.F628]*100" office:value-type="float" office:value="0.798204" calcext:value-type="float">
            <text:p>0.798204</text:p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 office:value-type="float" office:value="179.0283050537" calcext:value-type="float">
            <text:p>179.0283050537</text:p>
          </table:table-cell>
          <table:table-cell office:value-type="float" office:value="-0.0901812303" calcext:value-type="float">
            <text:p>-0.09018123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5644" calcext:value-type="float">
            <text:p>0.00295644</text:p>
          </table:table-cell>
          <table:table-cell office:value-type="float" office:value="0.00917106" calcext:value-type="float">
            <text:p>0.00917106</text:p>
          </table:table-cell>
          <table:table-cell office:value-type="float" office:value="-0.0002034606" calcext:value-type="float">
            <text:p>-0.0002034606</text:p>
          </table:table-cell>
          <table:table-cell office:value-type="float" office:value="902" calcext:value-type="float">
            <text:p>902</text:p>
          </table:table-cell>
          <table:table-cell table:formula="of:=[.B629]-180" office:value-type="float" office:value="-0.971694946300005" calcext:value-type="float">
            <text:p>-0.9716949463</text:p>
          </table:table-cell>
          <table:table-cell table:formula="of:=[.D629]*100" office:value-type="float" office:value="0.10237865" calcext:value-type="float">
            <text:p>0.10237865</text:p>
          </table:table-cell>
          <table:table-cell table:formula="of:=[.E629]*100" office:value-type="float" office:value="0.295644" calcext:value-type="float">
            <text:p>0.295644</text:p>
          </table:table-cell>
          <table:table-cell table:formula="of:=[.F629]*100" office:value-type="float" office:value="0.917106" calcext:value-type="float">
            <text:p>0.917106</text:p>
          </table:table-cell>
        </table:table-row>
        <table:table-row table:style-name="ro1">
          <table:table-cell office:value-type="float" office:value="45.17" calcext:value-type="float">
            <text:p>45.17</text:p>
          </table:table-cell>
          <table:table-cell office:value-type="float" office:value="179.0343170166" calcext:value-type="float">
            <text:p>179.0343170166</text:p>
          </table:table-cell>
          <table:table-cell office:value-type="float" office:value="-0.1049612087" calcext:value-type="float">
            <text:p>-0.10496120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1131" calcext:value-type="float">
            <text:p>0.00301131</text:p>
          </table:table-cell>
          <table:table-cell office:value-type="float" office:value="0.00801628" calcext:value-type="float">
            <text:p>0.00801628</text:p>
          </table:table-cell>
          <table:table-cell office:value-type="float" office:value="-0.000159594" calcext:value-type="float">
            <text:p>-0.000159594</text:p>
          </table:table-cell>
          <table:table-cell office:value-type="float" office:value="903" calcext:value-type="float">
            <text:p>903</text:p>
          </table:table-cell>
          <table:table-cell table:formula="of:=[.B630]-180" office:value-type="float" office:value="-0.965682983400001" calcext:value-type="float">
            <text:p>-0.9656829834</text:p>
          </table:table-cell>
          <table:table-cell table:formula="of:=[.D630]*100" office:value-type="float" office:value="0.10237865" calcext:value-type="float">
            <text:p>0.10237865</text:p>
          </table:table-cell>
          <table:table-cell table:formula="of:=[.E630]*100" office:value-type="float" office:value="0.301131" calcext:value-type="float">
            <text:p>0.301131</text:p>
          </table:table-cell>
          <table:table-cell table:formula="of:=[.F630]*100" office:value-type="float" office:value="0.801628" calcext:value-type="float">
            <text:p>0.801628</text:p>
          </table:table-cell>
        </table:table-row>
        <table:table-row table:style-name="ro1">
          <table:table-cell office:value-type="float" office:value="45.22" calcext:value-type="float">
            <text:p>45.22</text:p>
          </table:table-cell>
          <table:table-cell office:value-type="float" office:value="179.02684021" calcext:value-type="float">
            <text:p>179.02684021</text:p>
          </table:table-cell>
          <table:table-cell office:value-type="float" office:value="-0.114609734" calcext:value-type="float">
            <text:p>-0.1146097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1219" calcext:value-type="float">
            <text:p>0.00311219</text:p>
          </table:table-cell>
          <table:table-cell office:value-type="float" office:value="0.00883286" calcext:value-type="float">
            <text:p>0.00883286</text:p>
          </table:table-cell>
          <table:table-cell office:value-type="float" office:value="-0.0000120797" calcext:value-type="float">
            <text:p>-1.20797E-05</text:p>
          </table:table-cell>
          <table:table-cell office:value-type="float" office:value="904" calcext:value-type="float">
            <text:p>904</text:p>
          </table:table-cell>
          <table:table-cell table:formula="of:=[.B631]-180" office:value-type="float" office:value="-0.973159790000011" calcext:value-type="float">
            <text:p>-0.97315979</text:p>
          </table:table-cell>
          <table:table-cell table:formula="of:=[.D631]*100" office:value-type="float" office:value="0.10237865" calcext:value-type="float">
            <text:p>0.10237865</text:p>
          </table:table-cell>
          <table:table-cell table:formula="of:=[.E631]*100" office:value-type="float" office:value="0.311219" calcext:value-type="float">
            <text:p>0.311219</text:p>
          </table:table-cell>
          <table:table-cell table:formula="of:=[.F631]*100" office:value-type="float" office:value="0.883286" calcext:value-type="float">
            <text:p>0.883286</text:p>
          </table:table-cell>
        </table:table-row>
        <table:table-row table:style-name="ro1">
          <table:table-cell office:value-type="float" office:value="45.27" calcext:value-type="float">
            <text:p>45.27</text:p>
          </table:table-cell>
          <table:table-cell office:value-type="float" office:value="179.023727417" calcext:value-type="float">
            <text:p>179.023727417</text:p>
          </table:table-cell>
          <table:table-cell office:value-type="float" office:value="-0.1152804179" calcext:value-type="float">
            <text:p>-0.11528041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8388" calcext:value-type="float">
            <text:p>0.00318388</text:p>
          </table:table-cell>
          <table:table-cell office:value-type="float" office:value="0.00883286" calcext:value-type="float">
            <text:p>0.00883286</text:p>
          </table:table-cell>
          <table:table-cell office:value-type="float" office:value="-0.0001133997" calcext:value-type="float">
            <text:p>-0.0001133997</text:p>
          </table:table-cell>
          <table:table-cell office:value-type="float" office:value="905" calcext:value-type="float">
            <text:p>905</text:p>
          </table:table-cell>
          <table:table-cell table:formula="of:=[.B632]-180" office:value-type="float" office:value="-0.976272582999997" calcext:value-type="float">
            <text:p>-0.976272583</text:p>
          </table:table-cell>
          <table:table-cell table:formula="of:=[.D632]*100" office:value-type="float" office:value="0.10237865" calcext:value-type="float">
            <text:p>0.10237865</text:p>
          </table:table-cell>
          <table:table-cell table:formula="of:=[.E632]*100" office:value-type="float" office:value="0.318388" calcext:value-type="float">
            <text:p>0.318388</text:p>
          </table:table-cell>
          <table:table-cell table:formula="of:=[.F632]*100" office:value-type="float" office:value="0.883286" calcext:value-type="float">
            <text:p>0.883286</text:p>
          </table:table-cell>
        </table:table-row>
        <table:table-row table:style-name="ro1">
          <table:table-cell office:value-type="float" office:value="45.32" calcext:value-type="float">
            <text:p>45.32</text:p>
          </table:table-cell>
          <table:table-cell office:value-type="float" office:value="179.0316772461" calcext:value-type="float">
            <text:p>179.0316772461</text:p>
          </table:table-cell>
          <table:table-cell office:value-type="float" office:value="-0.0926185238" calcext:value-type="float">
            <text:p>-0.09261852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806" calcext:value-type="float">
            <text:p>0.0030806</text:p>
          </table:table-cell>
          <table:table-cell office:value-type="float" office:value="0.00712797" calcext:value-type="float">
            <text:p>0.00712797</text:p>
          </table:table-cell>
          <table:table-cell office:value-type="float" office:value="-0.0000944874" calcext:value-type="float">
            <text:p>-9.44874E-05</text:p>
          </table:table-cell>
          <table:table-cell office:value-type="float" office:value="906" calcext:value-type="float">
            <text:p>906</text:p>
          </table:table-cell>
          <table:table-cell table:formula="of:=[.B633]-180" office:value-type="float" office:value="-0.968322753899997" calcext:value-type="float">
            <text:p>-0.9683227539</text:p>
          </table:table-cell>
          <table:table-cell table:formula="of:=[.D633]*100" office:value-type="float" office:value="0.10237865" calcext:value-type="float">
            <text:p>0.10237865</text:p>
          </table:table-cell>
          <table:table-cell table:formula="of:=[.E633]*100" office:value-type="float" office:value="0.30806" calcext:value-type="float">
            <text:p>0.30806</text:p>
          </table:table-cell>
          <table:table-cell table:formula="of:=[.F633]*100" office:value-type="float" office:value="0.712797" calcext:value-type="float">
            <text:p>0.712797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179.0267333984" calcext:value-type="float">
            <text:p>179.0267333984</text:p>
          </table:table-cell>
          <table:table-cell office:value-type="float" office:value="-0.1180258036" calcext:value-type="float">
            <text:p>-0.11802580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8114" calcext:value-type="float">
            <text:p>0.00318114</text:p>
          </table:table-cell>
          <table:table-cell office:value-type="float" office:value="0.00753309" calcext:value-type="float">
            <text:p>0.00753309</text:p>
          </table:table-cell>
          <table:table-cell office:value-type="float" office:value="0.0001404806" calcext:value-type="float">
            <text:p>0.0001404806</text:p>
          </table:table-cell>
          <table:table-cell office:value-type="float" office:value="907" calcext:value-type="float">
            <text:p>907</text:p>
          </table:table-cell>
          <table:table-cell table:formula="of:=[.B634]-180" office:value-type="float" office:value="-0.973266601599988" calcext:value-type="float">
            <text:p>-0.9732666016</text:p>
          </table:table-cell>
          <table:table-cell table:formula="of:=[.D634]*100" office:value-type="float" office:value="0.10237865" calcext:value-type="float">
            <text:p>0.10237865</text:p>
          </table:table-cell>
          <table:table-cell table:formula="of:=[.E634]*100" office:value-type="float" office:value="0.318114" calcext:value-type="float">
            <text:p>0.318114</text:p>
          </table:table-cell>
          <table:table-cell table:formula="of:=[.F634]*100" office:value-type="float" office:value="0.753309" calcext:value-type="float">
            <text:p>0.753309</text:p>
          </table:table-cell>
        </table:table-row>
        <table:table-row table:style-name="ro1">
          <table:table-cell office:value-type="float" office:value="45.42" calcext:value-type="float">
            <text:p>45.42</text:p>
          </table:table-cell>
          <table:table-cell office:value-type="float" office:value="179.0269775391" calcext:value-type="float">
            <text:p>179.0269775391</text:p>
          </table:table-cell>
          <table:table-cell office:value-type="float" office:value="-0.0664914508" calcext:value-type="float">
            <text:p>-0.06649145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0462" calcext:value-type="float">
            <text:p>0.00290462</text:p>
          </table:table-cell>
          <table:table-cell office:value-type="float" office:value="0.00558709" calcext:value-type="float">
            <text:p>0.00558709</text:p>
          </table:table-cell>
          <table:table-cell office:value-type="float" office:value="-0.0000833194" calcext:value-type="float">
            <text:p>-8.33194E-05</text:p>
          </table:table-cell>
          <table:table-cell office:value-type="float" office:value="908" calcext:value-type="float">
            <text:p>908</text:p>
          </table:table-cell>
          <table:table-cell table:formula="of:=[.B635]-180" office:value-type="float" office:value="-0.973022460900012" calcext:value-type="float">
            <text:p>-0.9730224609</text:p>
          </table:table-cell>
          <table:table-cell table:formula="of:=[.D635]*100" office:value-type="float" office:value="0.10237865" calcext:value-type="float">
            <text:p>0.10237865</text:p>
          </table:table-cell>
          <table:table-cell table:formula="of:=[.E635]*100" office:value-type="float" office:value="0.290462" calcext:value-type="float">
            <text:p>0.290462</text:p>
          </table:table-cell>
          <table:table-cell table:formula="of:=[.F635]*100" office:value-type="float" office:value="0.558709" calcext:value-type="float">
            <text:p>0.558709</text:p>
          </table:table-cell>
        </table:table-row>
        <table:table-row table:style-name="ro1">
          <table:table-cell office:value-type="float" office:value="45.47" calcext:value-type="float">
            <text:p>45.47</text:p>
          </table:table-cell>
          <table:table-cell office:value-type="float" office:value="179.0219116211" calcext:value-type="float">
            <text:p>179.0219116211</text:p>
          </table:table-cell>
          <table:table-cell office:value-type="float" office:value="-0.0573100453" calcext:value-type="float">
            <text:p>-0.05731004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5916" calcext:value-type="float">
            <text:p>0.00265916</text:p>
          </table:table-cell>
          <table:table-cell office:value-type="float" office:value="0.00558709" calcext:value-type="float">
            <text:p>0.00558709</text:p>
          </table:table-cell>
          <table:table-cell office:value-type="float" office:value="-0.0001082617" calcext:value-type="float">
            <text:p>-0.0001082617</text:p>
          </table:table-cell>
          <table:table-cell office:value-type="float" office:value="909" calcext:value-type="float">
            <text:p>909</text:p>
          </table:table-cell>
          <table:table-cell table:formula="of:=[.B636]-180" office:value-type="float" office:value="-0.978088378899997" calcext:value-type="float">
            <text:p>-0.9780883789</text:p>
          </table:table-cell>
          <table:table-cell table:formula="of:=[.D636]*100" office:value-type="float" office:value="0.10237865" calcext:value-type="float">
            <text:p>0.10237865</text:p>
          </table:table-cell>
          <table:table-cell table:formula="of:=[.E636]*100" office:value-type="float" office:value="0.265916" calcext:value-type="float">
            <text:p>0.265916</text:p>
          </table:table-cell>
          <table:table-cell table:formula="of:=[.F636]*100" office:value-type="float" office:value="0.558709" calcext:value-type="float">
            <text:p>0.558709</text:p>
          </table:table-cell>
        </table:table-row>
        <table:table-row table:style-name="ro1">
          <table:table-cell office:value-type="float" office:value="45.52" calcext:value-type="float">
            <text:p>45.52</text:p>
          </table:table-cell>
          <table:table-cell office:value-type="float" office:value="179.0274200439" calcext:value-type="float">
            <text:p>179.0274200439</text:p>
          </table:table-cell>
          <table:table-cell office:value-type="float" office:value="-0.0767072162" calcext:value-type="float">
            <text:p>-0.07670721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2488" calcext:value-type="float">
            <text:p>0.00262488</text:p>
          </table:table-cell>
          <table:table-cell office:value-type="float" office:value="0.00562376" calcext:value-type="float">
            <text:p>0.00562376</text:p>
          </table:table-cell>
          <table:table-cell office:value-type="float" office:value="-0.0000102285" calcext:value-type="float">
            <text:p>-1.02285E-05</text:p>
          </table:table-cell>
          <table:table-cell office:value-type="float" office:value="910" calcext:value-type="float">
            <text:p>910</text:p>
          </table:table-cell>
          <table:table-cell table:formula="of:=[.B637]-180" office:value-type="float" office:value="-0.972579956099992" calcext:value-type="float">
            <text:p>-0.9725799561</text:p>
          </table:table-cell>
          <table:table-cell table:formula="of:=[.D637]*100" office:value-type="float" office:value="0.10237865" calcext:value-type="float">
            <text:p>0.10237865</text:p>
          </table:table-cell>
          <table:table-cell table:formula="of:=[.E637]*100" office:value-type="float" office:value="0.262488" calcext:value-type="float">
            <text:p>0.262488</text:p>
          </table:table-cell>
          <table:table-cell table:formula="of:=[.F637]*100" office:value-type="float" office:value="0.562376" calcext:value-type="float">
            <text:p>0.562376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179.0298614502" calcext:value-type="float">
            <text:p>179.0298614502</text:p>
          </table:table-cell>
          <table:table-cell office:value-type="float" office:value="-0.0654657571" calcext:value-type="float">
            <text:p>-0.06546575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271" calcext:value-type="float">
            <text:p>0.0025271</text:p>
          </table:table-cell>
          <table:table-cell office:value-type="float" office:value="0.00373061" calcext:value-type="float">
            <text:p>0.00373061</text:p>
          </table:table-cell>
          <table:table-cell office:value-type="float" office:value="0.0000212432" calcext:value-type="float">
            <text:p>2.12432E-05</text:p>
          </table:table-cell>
          <table:table-cell office:value-type="float" office:value="911" calcext:value-type="float">
            <text:p>911</text:p>
          </table:table-cell>
          <table:table-cell table:formula="of:=[.B638]-180" office:value-type="float" office:value="-0.970138549799998" calcext:value-type="float">
            <text:p>-0.9701385498</text:p>
          </table:table-cell>
          <table:table-cell table:formula="of:=[.D638]*100" office:value-type="float" office:value="0.10237865" calcext:value-type="float">
            <text:p>0.10237865</text:p>
          </table:table-cell>
          <table:table-cell table:formula="of:=[.E638]*100" office:value-type="float" office:value="0.25271" calcext:value-type="float">
            <text:p>0.25271</text:p>
          </table:table-cell>
          <table:table-cell table:formula="of:=[.F638]*100" office:value-type="float" office:value="0.373061" calcext:value-type="float">
            <text:p>0.373061</text:p>
          </table:table-cell>
        </table:table-row>
        <table:table-row table:style-name="ro1">
          <table:table-cell office:value-type="float" office:value="45.62" calcext:value-type="float">
            <text:p>45.62</text:p>
          </table:table-cell>
          <table:table-cell office:value-type="float" office:value="179.0389709473" calcext:value-type="float">
            <text:p>179.0389709473</text:p>
          </table:table-cell>
          <table:table-cell office:value-type="float" office:value="-0.0310885442" calcext:value-type="float">
            <text:p>-0.03108854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328" calcext:value-type="float">
            <text:p>0.0022328</text:p>
          </table:table-cell>
          <table:table-cell office:value-type="float" office:value="0.00349978" calcext:value-type="float">
            <text:p>0.00349978</text:p>
          </table:table-cell>
          <table:table-cell office:value-type="float" office:value="-0.0001019164" calcext:value-type="float">
            <text:p>-0.0001019164</text:p>
          </table:table-cell>
          <table:table-cell office:value-type="float" office:value="912" calcext:value-type="float">
            <text:p>912</text:p>
          </table:table-cell>
          <table:table-cell table:formula="of:=[.B639]-180" office:value-type="float" office:value="-0.961029052700013" calcext:value-type="float">
            <text:p>-0.9610290527</text:p>
          </table:table-cell>
          <table:table-cell table:formula="of:=[.D639]*100" office:value-type="float" office:value="0.10237865" calcext:value-type="float">
            <text:p>0.10237865</text:p>
          </table:table-cell>
          <table:table-cell table:formula="of:=[.E639]*100" office:value-type="float" office:value="0.22328" calcext:value-type="float">
            <text:p>0.22328</text:p>
          </table:table-cell>
          <table:table-cell table:formula="of:=[.F639]*100" office:value-type="float" office:value="0.349978" calcext:value-type="float">
            <text:p>0.349978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79.0618286133" calcext:value-type="float">
            <text:p>179.0618286133</text:p>
          </table:table-cell>
          <table:table-cell office:value-type="float" office:value="-0.0672162684" calcext:value-type="float">
            <text:p>-0.06721626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7749" calcext:value-type="float">
            <text:p>0.00227749</text:p>
          </table:table-cell>
          <table:table-cell office:value-type="float" office:value="0.00191455" calcext:value-type="float">
            <text:p>0.00191455</text:p>
          </table:table-cell>
          <table:table-cell office:value-type="float" office:value="0.0000527352" calcext:value-type="float">
            <text:p>5.27352E-05</text:p>
          </table:table-cell>
          <table:table-cell office:value-type="float" office:value="913" calcext:value-type="float">
            <text:p>913</text:p>
          </table:table-cell>
          <table:table-cell table:formula="of:=[.B640]-180" office:value-type="float" office:value="-0.938171386699992" calcext:value-type="float">
            <text:p>-0.9381713867</text:p>
          </table:table-cell>
          <table:table-cell table:formula="of:=[.D640]*100" office:value-type="float" office:value="0.10237865" calcext:value-type="float">
            <text:p>0.10237865</text:p>
          </table:table-cell>
          <table:table-cell table:formula="of:=[.E640]*100" office:value-type="float" office:value="0.227749" calcext:value-type="float">
            <text:p>0.227749</text:p>
          </table:table-cell>
          <table:table-cell table:formula="of:=[.F640]*100" office:value-type="float" office:value="0.191455" calcext:value-type="float">
            <text:p>0.191455</text:p>
          </table:table-cell>
        </table:table-row>
        <table:table-row table:style-name="ro1">
          <table:table-cell office:value-type="float" office:value="45.72" calcext:value-type="float">
            <text:p>45.72</text:p>
          </table:table-cell>
          <table:table-cell office:value-type="float" office:value="179.0756988525" calcext:value-type="float">
            <text:p>179.0756988525</text:p>
          </table:table-cell>
          <table:table-cell office:value-type="float" office:value="-0.0455071714" calcext:value-type="float">
            <text:p>-0.04550717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6257" calcext:value-type="float">
            <text:p>0.00216257</text:p>
          </table:table-cell>
          <table:table-cell office:value-type="float" office:value="0.00191455" calcext:value-type="float">
            <text:p>0.00191455</text:p>
          </table:table-cell>
          <table:table-cell office:value-type="float" office:value="-0.0000557741" calcext:value-type="float">
            <text:p>-5.57741E-05</text:p>
          </table:table-cell>
          <table:table-cell office:value-type="float" office:value="914" calcext:value-type="float">
            <text:p>914</text:p>
          </table:table-cell>
          <table:table-cell table:formula="of:=[.B641]-180" office:value-type="float" office:value="-0.924301147499989" calcext:value-type="float">
            <text:p>-0.9243011475</text:p>
          </table:table-cell>
          <table:table-cell table:formula="of:=[.D641]*100" office:value-type="float" office:value="0.10237865" calcext:value-type="float">
            <text:p>0.10237865</text:p>
          </table:table-cell>
          <table:table-cell table:formula="of:=[.E641]*100" office:value-type="float" office:value="0.216257" calcext:value-type="float">
            <text:p>0.216257</text:p>
          </table:table-cell>
          <table:table-cell table:formula="of:=[.F641]*100" office:value-type="float" office:value="0.191455" calcext:value-type="float">
            <text:p>0.191455</text:p>
          </table:table-cell>
        </table:table-row>
        <table:table-row table:style-name="ro1">
          <table:table-cell office:value-type="float" office:value="45.77" calcext:value-type="float">
            <text:p>45.77</text:p>
          </table:table-cell>
          <table:table-cell office:value-type="float" office:value="179.0788879395" calcext:value-type="float">
            <text:p>179.0788879395</text:p>
          </table:table-cell>
          <table:table-cell office:value-type="float" office:value="-0.0435628953" calcext:value-type="float">
            <text:p>-0.04356289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7303" calcext:value-type="float">
            <text:p>0.00207303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-0.0002066009" calcext:value-type="float">
            <text:p>-0.0002066009</text:p>
          </table:table-cell>
          <table:table-cell office:value-type="float" office:value="915" calcext:value-type="float">
            <text:p>915</text:p>
          </table:table-cell>
          <table:table-cell table:formula="of:=[.B642]-180" office:value-type="float" office:value="-0.921112060500008" calcext:value-type="float">
            <text:p>-0.9211120605</text:p>
          </table:table-cell>
          <table:table-cell table:formula="of:=[.D642]*100" office:value-type="float" office:value="0.10237865" calcext:value-type="float">
            <text:p>0.10237865</text:p>
          </table:table-cell>
          <table:table-cell table:formula="of:=[.E642]*100" office:value-type="float" office:value="0.207303" calcext:value-type="float">
            <text:p>0.207303</text:p>
          </table:table-cell>
          <table:table-cell table:formula="of:=[.F642]*100" office:value-type="float" office:value="0.1542" calcext:value-type="float">
            <text:p>0.1542</text:p>
          </table:table-cell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float" office:value="179.088104248" calcext:value-type="float">
            <text:p>179.088104248</text:p>
          </table:table-cell>
          <table:table-cell office:value-type="float" office:value="-0.0827003693" calcext:value-type="float">
            <text:p>-0.08270036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7424" calcext:value-type="float">
            <text:p>0.00227424</text:p>
          </table:table-cell>
          <table:table-cell office:value-type="float" office:value="0.00044063" calcext:value-type="float">
            <text:p>0.00044063</text:p>
          </table:table-cell>
          <table:table-cell office:value-type="float" office:value="-0.000020524" calcext:value-type="float">
            <text:p>-0.000020524</text:p>
          </table:table-cell>
          <table:table-cell office:value-type="float" office:value="916" calcext:value-type="float">
            <text:p>916</text:p>
          </table:table-cell>
          <table:table-cell table:formula="of:=[.B643]-180" office:value-type="float" office:value="-0.911895751999992" calcext:value-type="float">
            <text:p>-0.911895752</text:p>
          </table:table-cell>
          <table:table-cell table:formula="of:=[.D643]*100" office:value-type="float" office:value="0.10237865" calcext:value-type="float">
            <text:p>0.10237865</text:p>
          </table:table-cell>
          <table:table-cell table:formula="of:=[.E643]*100" office:value-type="float" office:value="0.227424" calcext:value-type="float">
            <text:p>0.227424</text:p>
          </table:table-cell>
          <table:table-cell table:formula="of:=[.F643]*100" office:value-type="float" office:value="0.044063" calcext:value-type="float">
            <text:p>0.044063</text:p>
          </table:table-cell>
        </table:table-row>
        <table:table-row table:style-name="ro1">
          <table:table-cell office:value-type="float" office:value="45.87" calcext:value-type="float">
            <text:p>45.87</text:p>
          </table:table-cell>
          <table:table-cell office:value-type="float" office:value="179.0963592529" calcext:value-type="float">
            <text:p>179.0963592529</text:p>
          </table:table-cell>
          <table:table-cell office:value-type="float" office:value="-0.1021033484" calcext:value-type="float">
            <text:p>-0.10210334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3765" calcext:value-type="float">
            <text:p>0.00253765</text:p>
          </table:table-cell>
          <table:table-cell office:value-type="float" office:value="0.00005958" calcext:value-type="float">
            <text:p>0.00005958</text:p>
          </table:table-cell>
          <table:table-cell office:value-type="float" office:value="-0.000021203" calcext:value-type="float">
            <text:p>-0.000021203</text:p>
          </table:table-cell>
          <table:table-cell office:value-type="float" office:value="917" calcext:value-type="float">
            <text:p>917</text:p>
          </table:table-cell>
          <table:table-cell table:formula="of:=[.B644]-180" office:value-type="float" office:value="-0.903640747100013" calcext:value-type="float">
            <text:p>-0.9036407471</text:p>
          </table:table-cell>
          <table:table-cell table:formula="of:=[.D644]*100" office:value-type="float" office:value="0.10237865" calcext:value-type="float">
            <text:p>0.10237865</text:p>
          </table:table-cell>
          <table:table-cell table:formula="of:=[.E644]*100" office:value-type="float" office:value="0.253765" calcext:value-type="float">
            <text:p>0.253765</text:p>
          </table:table-cell>
          <table:table-cell table:formula="of:=[.F644]*100" office:value-type="float" office:value="0.005958" calcext:value-type="float">
            <text:p>0.005958</text:p>
          </table:table-cell>
        </table:table-row>
        <table:table-row table:style-name="ro1">
          <table:table-cell office:value-type="float" office:value="45.92" calcext:value-type="float">
            <text:p>45.92</text:p>
          </table:table-cell>
          <table:table-cell office:value-type="float" office:value="179.0952911377" calcext:value-type="float">
            <text:p>179.0952911377</text:p>
          </table:table-cell>
          <table:table-cell office:value-type="float" office:value="-0.0828090717" calcext:value-type="float">
            <text:p>-0.08280907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8458" calcext:value-type="float">
            <text:p>0.00258458</text:p>
          </table:table-cell>
          <table:table-cell office:value-type="float" office:value="-0.00046073" calcext:value-type="float">
            <text:p>-0.00046073</text:p>
          </table:table-cell>
          <table:table-cell office:value-type="float" office:value="-0.0000548784" calcext:value-type="float">
            <text:p>-5.48784E-05</text:p>
          </table:table-cell>
          <table:table-cell office:value-type="float" office:value="918" calcext:value-type="float">
            <text:p>918</text:p>
          </table:table-cell>
          <table:table-cell table:formula="of:=[.B645]-180" office:value-type="float" office:value="-0.904708862299998" calcext:value-type="float">
            <text:p>-0.9047088623</text:p>
          </table:table-cell>
          <table:table-cell table:formula="of:=[.D645]*100" office:value-type="float" office:value="0.10237865" calcext:value-type="float">
            <text:p>0.10237865</text:p>
          </table:table-cell>
          <table:table-cell table:formula="of:=[.E645]*100" office:value-type="float" office:value="0.258458" calcext:value-type="float">
            <text:p>0.258458</text:p>
          </table:table-cell>
          <table:table-cell table:formula="of:=[.F645]*100" office:value-type="float" office:value="-0.046073" calcext:value-type="float">
            <text:p>-0.046073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179.102722168" calcext:value-type="float">
            <text:p>179.102722168</text:p>
          </table:table-cell>
          <table:table-cell office:value-type="float" office:value="-0.1122899229" calcext:value-type="float">
            <text:p>-0.11228992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1235" calcext:value-type="float">
            <text:p>0.00281235</text:p>
          </table:table-cell>
          <table:table-cell office:value-type="float" office:value="-0.00046073" calcext:value-type="float">
            <text:p>-0.00046073</text:p>
          </table:table-cell>
          <table:table-cell office:value-type="float" office:value="-0.0000160584" calcext:value-type="float">
            <text:p>-1.60584E-05</text:p>
          </table:table-cell>
          <table:table-cell office:value-type="float" office:value="919" calcext:value-type="float">
            <text:p>919</text:p>
          </table:table-cell>
          <table:table-cell table:formula="of:=[.B646]-180" office:value-type="float" office:value="-0.897277831999986" calcext:value-type="float">
            <text:p>-0.897277832</text:p>
          </table:table-cell>
          <table:table-cell table:formula="of:=[.D646]*100" office:value-type="float" office:value="0.10237865" calcext:value-type="float">
            <text:p>0.10237865</text:p>
          </table:table-cell>
          <table:table-cell table:formula="of:=[.E646]*100" office:value-type="float" office:value="0.281235" calcext:value-type="float">
            <text:p>0.281235</text:p>
          </table:table-cell>
          <table:table-cell table:formula="of:=[.F646]*100" office:value-type="float" office:value="-0.046073" calcext:value-type="float">
            <text:p>-0.046073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179.1056671143" calcext:value-type="float">
            <text:p>179.1056671143</text:p>
          </table:table-cell>
          <table:table-cell office:value-type="float" office:value="-0.0794558618" calcext:value-type="float">
            <text:p>-0.07945586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4529" calcext:value-type="float">
            <text:p>0.00274529</text:p>
          </table:table-cell>
          <table:table-cell office:value-type="float" office:value="-0.0007299" calcext:value-type="float">
            <text:p>-0.0007299</text:p>
          </table:table-cell>
          <table:table-cell office:value-type="float" office:value="-0.0000858338" calcext:value-type="float">
            <text:p>-8.58338E-05</text:p>
          </table:table-cell>
          <table:table-cell office:value-type="float" office:value="920" calcext:value-type="float">
            <text:p>920</text:p>
          </table:table-cell>
          <table:table-cell table:formula="of:=[.B647]-180" office:value-type="float" office:value="-0.89433288570001" calcext:value-type="float">
            <text:p>-0.8943328857</text:p>
          </table:table-cell>
          <table:table-cell table:formula="of:=[.D647]*100" office:value-type="float" office:value="0.10237865" calcext:value-type="float">
            <text:p>0.10237865</text:p>
          </table:table-cell>
          <table:table-cell table:formula="of:=[.E647]*100" office:value-type="float" office:value="0.274529" calcext:value-type="float">
            <text:p>0.274529</text:p>
          </table:table-cell>
          <table:table-cell table:formula="of:=[.F647]*100" office:value-type="float" office:value="-0.07299" calcext:value-type="float">
            <text:p>-0.07299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179.1048431396" calcext:value-type="float">
            <text:p>179.1048431396</text:p>
          </table:table-cell>
          <table:table-cell office:value-type="float" office:value="-0.1297279064" calcext:value-type="float">
            <text:p>-0.12972790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3568" calcext:value-type="float">
            <text:p>0.00303568</text:p>
          </table:table-cell>
          <table:table-cell office:value-type="float" office:value="-0.00066148" calcext:value-type="float">
            <text:p>-0.00066148</text:p>
          </table:table-cell>
          <table:table-cell office:value-type="float" office:value="0.0000505285" calcext:value-type="float">
            <text:p>5.05285E-05</text:p>
          </table:table-cell>
          <table:table-cell office:value-type="float" office:value="921" calcext:value-type="float">
            <text:p>921</text:p>
          </table:table-cell>
          <table:table-cell table:formula="of:=[.B648]-180" office:value-type="float" office:value="-0.895156860399993" calcext:value-type="float">
            <text:p>-0.8951568604</text:p>
          </table:table-cell>
          <table:table-cell table:formula="of:=[.D648]*100" office:value-type="float" office:value="0.10237865" calcext:value-type="float">
            <text:p>0.10237865</text:p>
          </table:table-cell>
          <table:table-cell table:formula="of:=[.E648]*100" office:value-type="float" office:value="0.303568" calcext:value-type="float">
            <text:p>0.303568</text:p>
          </table:table-cell>
          <table:table-cell table:formula="of:=[.F648]*100" office:value-type="float" office:value="-0.066148" calcext:value-type="float">
            <text:p>-0.06614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179.1047668457" calcext:value-type="float">
            <text:p>179.1047668457</text:p>
          </table:table-cell>
          <table:table-cell office:value-type="float" office:value="-0.1283650194" calcext:value-type="float">
            <text:p>-0.12836501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2012" calcext:value-type="float">
            <text:p>0.00322012</text:p>
          </table:table-cell>
          <table:table-cell office:value-type="float" office:value="-0.00074474" calcext:value-type="float">
            <text:p>-0.00074474</text:p>
          </table:table-cell>
          <table:table-cell office:value-type="float" office:value="0.0001254251" calcext:value-type="float">
            <text:p>0.0001254251</text:p>
          </table:table-cell>
          <table:table-cell office:value-type="float" office:value="922" calcext:value-type="float">
            <text:p>922</text:p>
          </table:table-cell>
          <table:table-cell table:formula="of:=[.B649]-180" office:value-type="float" office:value="-0.895233154300001" calcext:value-type="float">
            <text:p>-0.8952331543</text:p>
          </table:table-cell>
          <table:table-cell table:formula="of:=[.D649]*100" office:value-type="float" office:value="0.10237865" calcext:value-type="float">
            <text:p>0.10237865</text:p>
          </table:table-cell>
          <table:table-cell table:formula="of:=[.E649]*100" office:value-type="float" office:value="0.322012" calcext:value-type="float">
            <text:p>0.322012</text:p>
          </table:table-cell>
          <table:table-cell table:formula="of:=[.F649]*100" office:value-type="float" office:value="-0.074474" calcext:value-type="float">
            <text:p>-0.074474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79.1008605957" calcext:value-type="float">
            <text:p>179.1008605957</text:p>
          </table:table-cell>
          <table:table-cell office:value-type="float" office:value="-0.1225525957" calcext:value-type="float">
            <text:p>-0.12255259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0428" calcext:value-type="float">
            <text:p>0.00330428</text:p>
          </table:table-cell>
          <table:table-cell office:value-type="float" office:value="-0.00074474" calcext:value-type="float">
            <text:p>-0.00074474</text:p>
          </table:table-cell>
          <table:table-cell office:value-type="float" office:value="0.0000126791" calcext:value-type="float">
            <text:p>1.26791E-05</text:p>
          </table:table-cell>
          <table:table-cell office:value-type="float" office:value="923" calcext:value-type="float">
            <text:p>923</text:p>
          </table:table-cell>
          <table:table-cell table:formula="of:=[.B650]-180" office:value-type="float" office:value="-0.899139404300001" calcext:value-type="float">
            <text:p>-0.8991394043</text:p>
          </table:table-cell>
          <table:table-cell table:formula="of:=[.D650]*100" office:value-type="float" office:value="0.10237865" calcext:value-type="float">
            <text:p>0.10237865</text:p>
          </table:table-cell>
          <table:table-cell table:formula="of:=[.E650]*100" office:value-type="float" office:value="0.330428" calcext:value-type="float">
            <text:p>0.330428</text:p>
          </table:table-cell>
          <table:table-cell table:formula="of:=[.F650]*100" office:value-type="float" office:value="-0.074474" calcext:value-type="float">
            <text:p>-0.074474</text:p>
          </table:table-cell>
        </table:table-row>
        <table:table-row table:style-name="ro1">
          <table:table-cell office:value-type="float" office:value="46.22" calcext:value-type="float">
            <text:p>46.22</text:p>
          </table:table-cell>
          <table:table-cell office:value-type="float" office:value="179.1008758545" calcext:value-type="float">
            <text:p>179.1008758545</text:p>
          </table:table-cell>
          <table:table-cell office:value-type="float" office:value="-0.0977417556" calcext:value-type="float">
            <text:p>-0.09774175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9498" calcext:value-type="float">
            <text:p>0.00319498</text:p>
          </table:table-cell>
          <table:table-cell office:value-type="float" office:value="-0.0001588" calcext:value-type="float">
            <text:p>-0.0001588</text:p>
          </table:table-cell>
          <table:table-cell office:value-type="float" office:value="-0.0000489599" calcext:value-type="float">
            <text:p>-4.89599E-05</text:p>
          </table:table-cell>
          <table:table-cell office:value-type="float" office:value="924" calcext:value-type="float">
            <text:p>924</text:p>
          </table:table-cell>
          <table:table-cell table:formula="of:=[.B651]-180" office:value-type="float" office:value="-0.899124145499997" calcext:value-type="float">
            <text:p>-0.8991241455</text:p>
          </table:table-cell>
          <table:table-cell table:formula="of:=[.D651]*100" office:value-type="float" office:value="0.10237865" calcext:value-type="float">
            <text:p>0.10237865</text:p>
          </table:table-cell>
          <table:table-cell table:formula="of:=[.E651]*100" office:value-type="float" office:value="0.319498" calcext:value-type="float">
            <text:p>0.319498</text:p>
          </table:table-cell>
          <table:table-cell table:formula="of:=[.F651]*100" office:value-type="float" office:value="-0.01588" calcext:value-type="float">
            <text:p>-0.01588</text:p>
          </table:table-cell>
        </table:table-row>
        <table:table-row table:style-name="ro1">
          <table:table-cell office:value-type="float" office:value="46.27" calcext:value-type="float">
            <text:p>46.27</text:p>
          </table:table-cell>
          <table:table-cell office:value-type="float" office:value="179.0902404785" calcext:value-type="float">
            <text:p>179.0902404785</text:p>
          </table:table-cell>
          <table:table-cell office:value-type="float" office:value="-0.093749029" calcext:value-type="float">
            <text:p>-0.0937490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9554" calcext:value-type="float">
            <text:p>0.00309554</text:p>
          </table:table-cell>
          <table:table-cell office:value-type="float" office:value="-0.00001751" calcext:value-type="float">
            <text:p>-0.00001751</text:p>
          </table:table-cell>
          <table:table-cell office:value-type="float" office:value="-0.0001387681" calcext:value-type="float">
            <text:p>-0.0001387681</text:p>
          </table:table-cell>
          <table:table-cell office:value-type="float" office:value="925" calcext:value-type="float">
            <text:p>925</text:p>
          </table:table-cell>
          <table:table-cell table:formula="of:=[.B652]-180" office:value-type="float" office:value="-0.909759521500007" calcext:value-type="float">
            <text:p>-0.9097595215</text:p>
          </table:table-cell>
          <table:table-cell table:formula="of:=[.D652]*100" office:value-type="float" office:value="0.10237865" calcext:value-type="float">
            <text:p>0.10237865</text:p>
          </table:table-cell>
          <table:table-cell table:formula="of:=[.E652]*100" office:value-type="float" office:value="0.309554" calcext:value-type="float">
            <text:p>0.309554</text:p>
          </table:table-cell>
          <table:table-cell table:formula="of:=[.F652]*100" office:value-type="float" office:value="-0.001751" calcext:value-type="float">
            <text:p>-0.001751</text:p>
          </table:table-cell>
        </table:table-row>
        <table:table-row table:style-name="ro1">
          <table:table-cell office:value-type="float" office:value="46.32" calcext:value-type="float">
            <text:p>46.32</text:p>
          </table:table-cell>
          <table:table-cell office:value-type="float" office:value="179.092300415" calcext:value-type="float">
            <text:p>179.092300415</text:p>
          </table:table-cell>
          <table:table-cell office:value-type="float" office:value="-0.1164986629" calcext:value-type="float">
            <text:p>-0.11649866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8091" calcext:value-type="float">
            <text:p>0.00318091</text:p>
          </table:table-cell>
          <table:table-cell office:value-type="float" office:value="0.00095548" calcext:value-type="float">
            <text:p>0.00095548</text:p>
          </table:table-cell>
          <table:table-cell office:value-type="float" office:value="-0.0001030273" calcext:value-type="float">
            <text:p>-0.0001030273</text:p>
          </table:table-cell>
          <table:table-cell office:value-type="float" office:value="926" calcext:value-type="float">
            <text:p>926</text:p>
          </table:table-cell>
          <table:table-cell table:formula="of:=[.B653]-180" office:value-type="float" office:value="-0.907699584999989" calcext:value-type="float">
            <text:p>-0.907699585</text:p>
          </table:table-cell>
          <table:table-cell table:formula="of:=[.D653]*100" office:value-type="float" office:value="0.10237865" calcext:value-type="float">
            <text:p>0.10237865</text:p>
          </table:table-cell>
          <table:table-cell table:formula="of:=[.E653]*100" office:value-type="float" office:value="0.318091" calcext:value-type="float">
            <text:p>0.318091</text:p>
          </table:table-cell>
          <table:table-cell table:formula="of:=[.F653]*100" office:value-type="float" office:value="0.095548" calcext:value-type="float">
            <text:p>0.095548</text:p>
          </table:table-cell>
        </table:table-row>
        <table:table-row table:style-name="ro1">
          <table:table-cell office:value-type="float" office:value="46.37" calcext:value-type="float">
            <text:p>46.37</text:p>
          </table:table-cell>
          <table:table-cell office:value-type="float" office:value="179.0933227539" calcext:value-type="float">
            <text:p>179.0933227539</text:p>
          </table:table-cell>
          <table:table-cell office:value-type="float" office:value="-0.1339928541" calcext:value-type="float">
            <text:p>-0.13399285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544" calcext:value-type="float">
            <text:p>0.0033544</text:p>
          </table:table-cell>
          <table:table-cell office:value-type="float" office:value="0.00095548" calcext:value-type="float">
            <text:p>0.00095548</text:p>
          </table:table-cell>
          <table:table-cell office:value-type="float" office:value="0.0000475075" calcext:value-type="float">
            <text:p>4.75075E-05</text:p>
          </table:table-cell>
          <table:table-cell office:value-type="float" office:value="927" calcext:value-type="float">
            <text:p>927</text:p>
          </table:table-cell>
          <table:table-cell table:formula="of:=[.B654]-180" office:value-type="float" office:value="-0.906677246100003" calcext:value-type="float">
            <text:p>-0.9066772461</text:p>
          </table:table-cell>
          <table:table-cell table:formula="of:=[.D654]*100" office:value-type="float" office:value="0.10237865" calcext:value-type="float">
            <text:p>0.10237865</text:p>
          </table:table-cell>
          <table:table-cell table:formula="of:=[.E654]*100" office:value-type="float" office:value="0.33544" calcext:value-type="float">
            <text:p>0.33544</text:p>
          </table:table-cell>
          <table:table-cell table:formula="of:=[.F654]*100" office:value-type="float" office:value="0.095548" calcext:value-type="float">
            <text:p>0.095548</text:p>
          </table:table-cell>
        </table:table-row>
        <table:table-row table:style-name="ro1">
          <table:table-cell office:value-type="float" office:value="46.42" calcext:value-type="float">
            <text:p>46.42</text:p>
          </table:table-cell>
          <table:table-cell office:value-type="float" office:value="179.1039428711" calcext:value-type="float">
            <text:p>179.1039428711</text:p>
          </table:table-cell>
          <table:table-cell office:value-type="float" office:value="-0.1459240286" calcext:value-type="float">
            <text:p>-0.14592402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4955" calcext:value-type="float">
            <text:p>0.00354955</text:p>
          </table:table-cell>
          <table:table-cell office:value-type="float" office:value="0.0013161" calcext:value-type="float">
            <text:p>0.0013161</text:p>
          </table:table-cell>
          <table:table-cell office:value-type="float" office:value="-0.0001699235" calcext:value-type="float">
            <text:p>-0.0001699235</text:p>
          </table:table-cell>
          <table:table-cell office:value-type="float" office:value="928" calcext:value-type="float">
            <text:p>928</text:p>
          </table:table-cell>
          <table:table-cell table:formula="of:=[.B655]-180" office:value-type="float" office:value="-0.896057128899997" calcext:value-type="float">
            <text:p>-0.8960571289</text:p>
          </table:table-cell>
          <table:table-cell table:formula="of:=[.D655]*100" office:value-type="float" office:value="0.10237865" calcext:value-type="float">
            <text:p>0.10237865</text:p>
          </table:table-cell>
          <table:table-cell table:formula="of:=[.E655]*100" office:value-type="float" office:value="0.354955" calcext:value-type="float">
            <text:p>0.354955</text:p>
          </table:table-cell>
          <table:table-cell table:formula="of:=[.F655]*100" office:value-type="float" office:value="0.13161" calcext:value-type="float">
            <text:p>0.13161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79.1019287109" calcext:value-type="float">
            <text:p>179.1019287109</text:p>
          </table:table-cell>
          <table:table-cell office:value-type="float" office:value="-0.1403599074" calcext:value-type="float">
            <text:p>-0.14035990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425" calcext:value-type="float">
            <text:p>0.0036425</text:p>
          </table:table-cell>
          <table:table-cell office:value-type="float" office:value="0.0024986" calcext:value-type="float">
            <text:p>0.0024986</text:p>
          </table:table-cell>
          <table:table-cell office:value-type="float" office:value="0.0000759922" calcext:value-type="float">
            <text:p>7.59922E-05</text:p>
          </table:table-cell>
          <table:table-cell office:value-type="float" office:value="929" calcext:value-type="float">
            <text:p>929</text:p>
          </table:table-cell>
          <table:table-cell table:formula="of:=[.B656]-180" office:value-type="float" office:value="-0.898071289099988" calcext:value-type="float">
            <text:p>-0.8980712891</text:p>
          </table:table-cell>
          <table:table-cell table:formula="of:=[.D656]*100" office:value-type="float" office:value="0.10237865" calcext:value-type="float">
            <text:p>0.10237865</text:p>
          </table:table-cell>
          <table:table-cell table:formula="of:=[.E656]*100" office:value-type="float" office:value="0.36425" calcext:value-type="float">
            <text:p>0.36425</text:p>
          </table:table-cell>
          <table:table-cell table:formula="of:=[.F656]*100" office:value-type="float" office:value="0.24986" calcext:value-type="float">
            <text:p>0.24986</text:p>
          </table:table-cell>
        </table:table-row>
        <table:table-row table:style-name="ro1">
          <table:table-cell office:value-type="float" office:value="46.53" calcext:value-type="float">
            <text:p>46.53</text:p>
          </table:table-cell>
          <table:table-cell office:value-type="float" office:value="179.0994567871" calcext:value-type="float">
            <text:p>179.0994567871</text:p>
          </table:table-cell>
          <table:table-cell office:value-type="float" office:value="-0.1276743098" calcext:value-type="float">
            <text:p>-0.12767430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1989" calcext:value-type="float">
            <text:p>0.00361989</text:p>
          </table:table-cell>
          <table:table-cell office:value-type="float" office:value="0.00303048" calcext:value-type="float">
            <text:p>0.00303048</text:p>
          </table:table-cell>
          <table:table-cell office:value-type="float" office:value="-0.0001207576" calcext:value-type="float">
            <text:p>-0.0001207576</text:p>
          </table:table-cell>
          <table:table-cell office:value-type="float" office:value="930" calcext:value-type="float">
            <text:p>930</text:p>
          </table:table-cell>
          <table:table-cell table:formula="of:=[.B657]-180" office:value-type="float" office:value="-0.900543212900004" calcext:value-type="float">
            <text:p>-0.9005432129</text:p>
          </table:table-cell>
          <table:table-cell table:formula="of:=[.D657]*100" office:value-type="float" office:value="0.10237865" calcext:value-type="float">
            <text:p>0.10237865</text:p>
          </table:table-cell>
          <table:table-cell table:formula="of:=[.E657]*100" office:value-type="float" office:value="0.361989" calcext:value-type="float">
            <text:p>0.361989</text:p>
          </table:table-cell>
          <table:table-cell table:formula="of:=[.F657]*100" office:value-type="float" office:value="0.303048" calcext:value-type="float">
            <text:p>0.303048</text:p>
          </table:table-cell>
        </table:table-row>
        <table:table-row table:style-name="ro1">
          <table:table-cell office:value-type="float" office:value="46.57" calcext:value-type="float">
            <text:p>46.57</text:p>
          </table:table-cell>
          <table:table-cell office:value-type="float" office:value="179.095489502" calcext:value-type="float">
            <text:p>179.095489502</text:p>
          </table:table-cell>
          <table:table-cell office:value-type="float" office:value="-0.2076811431" calcext:value-type="float">
            <text:p>-0.20768114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3811" calcext:value-type="float">
            <text:p>0.00413811</text:p>
          </table:table-cell>
          <table:table-cell office:value-type="float" office:value="0.00423231" calcext:value-type="float">
            <text:p>0.00423231</text:p>
          </table:table-cell>
          <table:table-cell office:value-type="float" office:value="0.0000550758" calcext:value-type="float">
            <text:p>5.50758E-05</text:p>
          </table:table-cell>
          <table:table-cell office:value-type="float" office:value="931" calcext:value-type="float">
            <text:p>931</text:p>
          </table:table-cell>
          <table:table-cell table:formula="of:=[.B658]-180" office:value-type="float" office:value="-0.904510498000008" calcext:value-type="float">
            <text:p>-0.904510498</text:p>
          </table:table-cell>
          <table:table-cell table:formula="of:=[.D658]*100" office:value-type="float" office:value="0.10237865" calcext:value-type="float">
            <text:p>0.10237865</text:p>
          </table:table-cell>
          <table:table-cell table:formula="of:=[.E658]*100" office:value-type="float" office:value="0.413811" calcext:value-type="float">
            <text:p>0.413811</text:p>
          </table:table-cell>
          <table:table-cell table:formula="of:=[.F658]*100" office:value-type="float" office:value="0.423231" calcext:value-type="float">
            <text:p>0.423231</text:p>
          </table:table-cell>
        </table:table-row>
        <table:table-row table:style-name="ro1">
          <table:table-cell office:value-type="float" office:value="46.62" calcext:value-type="float">
            <text:p>46.62</text:p>
          </table:table-cell>
          <table:table-cell office:value-type="float" office:value="179.0919036865" calcext:value-type="float">
            <text:p>179.0919036865</text:p>
          </table:table-cell>
          <table:table-cell office:value-type="float" office:value="-0.2092372272" calcext:value-type="float">
            <text:p>-0.20923722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9382" calcext:value-type="float">
            <text:p>0.00449382</text:p>
          </table:table-cell>
          <table:table-cell office:value-type="float" office:value="0.00423231" calcext:value-type="float">
            <text:p>0.00423231</text:p>
          </table:table-cell>
          <table:table-cell office:value-type="float" office:value="0.0000138738" calcext:value-type="float">
            <text:p>1.38738E-05</text:p>
          </table:table-cell>
          <table:table-cell office:value-type="float" office:value="932" calcext:value-type="float">
            <text:p>932</text:p>
          </table:table-cell>
          <table:table-cell table:formula="of:=[.B659]-180" office:value-type="float" office:value="-0.90809631350001" calcext:value-type="float">
            <text:p>-0.9080963135</text:p>
          </table:table-cell>
          <table:table-cell table:formula="of:=[.D659]*100" office:value-type="float" office:value="0.10237865" calcext:value-type="float">
            <text:p>0.10237865</text:p>
          </table:table-cell>
          <table:table-cell table:formula="of:=[.E659]*100" office:value-type="float" office:value="0.449382" calcext:value-type="float">
            <text:p>0.449382</text:p>
          </table:table-cell>
          <table:table-cell table:formula="of:=[.F659]*100" office:value-type="float" office:value="0.423231" calcext:value-type="float">
            <text:p>0.423231</text:p>
          </table:table-cell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179.084197998" calcext:value-type="float">
            <text:p>179.084197998</text:p>
          </table:table-cell>
          <table:table-cell office:value-type="float" office:value="-0.2155340575" calcext:value-type="float">
            <text:p>-0.21553405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7283" calcext:value-type="float">
            <text:p>0.00477283</text:p>
          </table:table-cell>
          <table:table-cell office:value-type="float" office:value="0.00485751" calcext:value-type="float">
            <text:p>0.00485751</text:p>
          </table:table-cell>
          <table:table-cell office:value-type="float" office:value="0.0000167743" calcext:value-type="float">
            <text:p>1.67743E-05</text:p>
          </table:table-cell>
          <table:table-cell office:value-type="float" office:value="933" calcext:value-type="float">
            <text:p>933</text:p>
          </table:table-cell>
          <table:table-cell table:formula="of:=[.B660]-180" office:value-type="float" office:value="-0.915802001999992" calcext:value-type="float">
            <text:p>-0.915802002</text:p>
          </table:table-cell>
          <table:table-cell table:formula="of:=[.D660]*100" office:value-type="float" office:value="0.10237865" calcext:value-type="float">
            <text:p>0.10237865</text:p>
          </table:table-cell>
          <table:table-cell table:formula="of:=[.E660]*100" office:value-type="float" office:value="0.477283" calcext:value-type="float">
            <text:p>0.477283</text:p>
          </table:table-cell>
          <table:table-cell table:formula="of:=[.F660]*100" office:value-type="float" office:value="0.485751" calcext:value-type="float">
            <text:p>0.485751</text:p>
          </table:table-cell>
        </table:table-row>
        <table:table-row table:style-name="ro1">
          <table:table-cell office:value-type="float" office:value="46.72" calcext:value-type="float">
            <text:p>46.72</text:p>
          </table:table-cell>
          <table:table-cell office:value-type="float" office:value="179.0881347656" calcext:value-type="float">
            <text:p>179.0881347656</text:p>
          </table:table-cell>
          <table:table-cell office:value-type="float" office:value="-0.1708473771" calcext:value-type="float">
            <text:p>-0.17084737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609" calcext:value-type="float">
            <text:p>0.0046609</text:p>
          </table:table-cell>
          <table:table-cell office:value-type="float" office:value="0.00589757" calcext:value-type="float">
            <text:p>0.00589757</text:p>
          </table:table-cell>
          <table:table-cell office:value-type="float" office:value="-0.0000601412" calcext:value-type="float">
            <text:p>-6.01412E-05</text:p>
          </table:table-cell>
          <table:table-cell office:value-type="float" office:value="934" calcext:value-type="float">
            <text:p>934</text:p>
          </table:table-cell>
          <table:table-cell table:formula="of:=[.B661]-180" office:value-type="float" office:value="-0.911865234400011" calcext:value-type="float">
            <text:p>-0.9118652344</text:p>
          </table:table-cell>
          <table:table-cell table:formula="of:=[.D661]*100" office:value-type="float" office:value="0.10237865" calcext:value-type="float">
            <text:p>0.10237865</text:p>
          </table:table-cell>
          <table:table-cell table:formula="of:=[.E661]*100" office:value-type="float" office:value="0.46609" calcext:value-type="float">
            <text:p>0.46609</text:p>
          </table:table-cell>
          <table:table-cell table:formula="of:=[.F661]*100" office:value-type="float" office:value="0.589757" calcext:value-type="float">
            <text:p>0.589757</text:p>
          </table:table-cell>
        </table:table-row>
        <table:table-row table:style-name="ro1">
          <table:table-cell office:value-type="float" office:value="46.77" calcext:value-type="float">
            <text:p>46.77</text:p>
          </table:table-cell>
          <table:table-cell office:value-type="float" office:value="179.1042480469" calcext:value-type="float">
            <text:p>179.1042480469</text:p>
          </table:table-cell>
          <table:table-cell office:value-type="float" office:value="-0.2038844072" calcext:value-type="float">
            <text:p>-0.20388440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0652" calcext:value-type="float">
            <text:p>0.00480652</text:p>
          </table:table-cell>
          <table:table-cell office:value-type="float" office:value="0.00589757" calcext:value-type="float">
            <text:p>0.00589757</text:p>
          </table:table-cell>
          <table:table-cell office:value-type="float" office:value="-0.0000141365" calcext:value-type="float">
            <text:p>-1.41365E-05</text:p>
          </table:table-cell>
          <table:table-cell office:value-type="float" office:value="935" calcext:value-type="float">
            <text:p>935</text:p>
          </table:table-cell>
          <table:table-cell table:formula="of:=[.B662]-180" office:value-type="float" office:value="-0.895751953099989" calcext:value-type="float">
            <text:p>-0.8957519531</text:p>
          </table:table-cell>
          <table:table-cell table:formula="of:=[.D662]*100" office:value-type="float" office:value="0.10237865" calcext:value-type="float">
            <text:p>0.10237865</text:p>
          </table:table-cell>
          <table:table-cell table:formula="of:=[.E662]*100" office:value-type="float" office:value="0.480652" calcext:value-type="float">
            <text:p>0.480652</text:p>
          </table:table-cell>
          <table:table-cell table:formula="of:=[.F662]*100" office:value-type="float" office:value="0.589757" calcext:value-type="float">
            <text:p>0.589757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79.1003265381" calcext:value-type="float">
            <text:p>179.1003265381</text:p>
          </table:table-cell>
          <table:table-cell office:value-type="float" office:value="-0.2125966405" calcext:value-type="float">
            <text:p>-0.21259664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164" calcext:value-type="float">
            <text:p>0.00496164</text:p>
          </table:table-cell>
          <table:table-cell office:value-type="float" office:value="0.00725975" calcext:value-type="float">
            <text:p>0.00725975</text:p>
          </table:table-cell>
          <table:table-cell office:value-type="float" office:value="0.0000126365" calcext:value-type="float">
            <text:p>1.26365E-05</text:p>
          </table:table-cell>
          <table:table-cell office:value-type="float" office:value="936" calcext:value-type="float">
            <text:p>936</text:p>
          </table:table-cell>
          <table:table-cell table:formula="of:=[.B663]-180" office:value-type="float" office:value="-0.899673461899994" calcext:value-type="float">
            <text:p>-0.8996734619</text:p>
          </table:table-cell>
          <table:table-cell table:formula="of:=[.D663]*100" office:value-type="float" office:value="0.10237865" calcext:value-type="float">
            <text:p>0.10237865</text:p>
          </table:table-cell>
          <table:table-cell table:formula="of:=[.E663]*100" office:value-type="float" office:value="0.496164" calcext:value-type="float">
            <text:p>0.496164</text:p>
          </table:table-cell>
          <table:table-cell table:formula="of:=[.F663]*100" office:value-type="float" office:value="0.725975" calcext:value-type="float">
            <text:p>0.725975</text:p>
          </table:table-cell>
        </table:table-row>
        <table:table-row table:style-name="ro1">
          <table:table-cell office:value-type="float" office:value="46.87" calcext:value-type="float">
            <text:p>46.87</text:p>
          </table:table-cell>
          <table:table-cell office:value-type="float" office:value="179.1041259766" calcext:value-type="float">
            <text:p>179.1041259766</text:p>
          </table:table-cell>
          <table:table-cell office:value-type="float" office:value="-0.1470676328" calcext:value-type="float">
            <text:p>-0.14706763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2821" calcext:value-type="float">
            <text:p>0.00462821</text:p>
          </table:table-cell>
          <table:table-cell office:value-type="float" office:value="0.00725975" calcext:value-type="float">
            <text:p>0.00725975</text:p>
          </table:table-cell>
          <table:table-cell office:value-type="float" office:value="-0.0000349006" calcext:value-type="float">
            <text:p>-3.49006E-05</text:p>
          </table:table-cell>
          <table:table-cell office:value-type="float" office:value="937" calcext:value-type="float">
            <text:p>937</text:p>
          </table:table-cell>
          <table:table-cell table:formula="of:=[.B664]-180" office:value-type="float" office:value="-0.895874023400012" calcext:value-type="float">
            <text:p>-0.8958740234</text:p>
          </table:table-cell>
          <table:table-cell table:formula="of:=[.D664]*100" office:value-type="float" office:value="0.10237865" calcext:value-type="float">
            <text:p>0.10237865</text:p>
          </table:table-cell>
          <table:table-cell table:formula="of:=[.E664]*100" office:value-type="float" office:value="0.462821" calcext:value-type="float">
            <text:p>0.462821</text:p>
          </table:table-cell>
          <table:table-cell table:formula="of:=[.F664]*100" office:value-type="float" office:value="0.725975" calcext:value-type="float">
            <text:p>0.725975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79.1023101807" calcext:value-type="float">
            <text:p>179.1023101807</text:p>
          </table:table-cell>
          <table:table-cell office:value-type="float" office:value="-0.2002140423" calcext:value-type="float">
            <text:p>-0.20021404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6027" calcext:value-type="float">
            <text:p>0.00476027</text:p>
          </table:table-cell>
          <table:table-cell office:value-type="float" office:value="0.00779381" calcext:value-type="float">
            <text:p>0.00779381</text:p>
          </table:table-cell>
          <table:table-cell office:value-type="float" office:value="0.0000102388" calcext:value-type="float">
            <text:p>1.02388E-05</text:p>
          </table:table-cell>
          <table:table-cell office:value-type="float" office:value="938" calcext:value-type="float">
            <text:p>938</text:p>
          </table:table-cell>
          <table:table-cell table:formula="of:=[.B665]-180" office:value-type="float" office:value="-0.897689819300012" calcext:value-type="float">
            <text:p>-0.8976898193</text:p>
          </table:table-cell>
          <table:table-cell table:formula="of:=[.D665]*100" office:value-type="float" office:value="0.10237865" calcext:value-type="float">
            <text:p>0.10237865</text:p>
          </table:table-cell>
          <table:table-cell table:formula="of:=[.E665]*100" office:value-type="float" office:value="0.476027" calcext:value-type="float">
            <text:p>0.476027</text:p>
          </table:table-cell>
          <table:table-cell table:formula="of:=[.F665]*100" office:value-type="float" office:value="0.779381" calcext:value-type="float">
            <text:p>0.779381</text:p>
          </table:table-cell>
        </table:table-row>
        <table:table-row table:style-name="ro1">
          <table:table-cell office:value-type="float" office:value="46.97" calcext:value-type="float">
            <text:p>46.97</text:p>
          </table:table-cell>
          <table:table-cell office:value-type="float" office:value="179.0827636719" calcext:value-type="float">
            <text:p>179.0827636719</text:p>
          </table:table-cell>
          <table:table-cell office:value-type="float" office:value="-0.219563417" calcext:value-type="float">
            <text:p>-0.2195634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7725" calcext:value-type="float">
            <text:p>0.00497725</text:p>
          </table:table-cell>
          <table:table-cell office:value-type="float" office:value="0.00814629" calcext:value-type="float">
            <text:p>0.00814629</text:p>
          </table:table-cell>
          <table:table-cell office:value-type="float" office:value="0.0000378434" calcext:value-type="float">
            <text:p>3.78434E-05</text:p>
          </table:table-cell>
          <table:table-cell office:value-type="float" office:value="939" calcext:value-type="float">
            <text:p>939</text:p>
          </table:table-cell>
          <table:table-cell table:formula="of:=[.B666]-180" office:value-type="float" office:value="-0.917236328099989" calcext:value-type="float">
            <text:p>-0.9172363281</text:p>
          </table:table-cell>
          <table:table-cell table:formula="of:=[.D666]*100" office:value-type="float" office:value="0.10237865" calcext:value-type="float">
            <text:p>0.10237865</text:p>
          </table:table-cell>
          <table:table-cell table:formula="of:=[.E666]*100" office:value-type="float" office:value="0.497725" calcext:value-type="float">
            <text:p>0.497725</text:p>
          </table:table-cell>
          <table:table-cell table:formula="of:=[.F666]*100" office:value-type="float" office:value="0.814629" calcext:value-type="float">
            <text:p>0.814629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179.0820617676" calcext:value-type="float">
            <text:p>179.0820617676</text:p>
          </table:table-cell>
          <table:table-cell office:value-type="float" office:value="-0.1860663881" calcext:value-type="float">
            <text:p>-0.18606638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9857" calcext:value-type="float">
            <text:p>0.00489857</text:p>
          </table:table-cell>
          <table:table-cell office:value-type="float" office:value="0.00814629" calcext:value-type="float">
            <text:p>0.00814629</text:p>
          </table:table-cell>
          <table:table-cell office:value-type="float" office:value="-0.0000322186" calcext:value-type="float">
            <text:p>-3.22186E-05</text:p>
          </table:table-cell>
          <table:table-cell office:value-type="float" office:value="940" calcext:value-type="float">
            <text:p>940</text:p>
          </table:table-cell>
          <table:table-cell table:formula="of:=[.B667]-180" office:value-type="float" office:value="-0.91793823239999" calcext:value-type="float">
            <text:p>-0.9179382324</text:p>
          </table:table-cell>
          <table:table-cell table:formula="of:=[.D667]*100" office:value-type="float" office:value="0.10237865" calcext:value-type="float">
            <text:p>0.10237865</text:p>
          </table:table-cell>
          <table:table-cell table:formula="of:=[.E667]*100" office:value-type="float" office:value="0.489857" calcext:value-type="float">
            <text:p>0.489857</text:p>
          </table:table-cell>
          <table:table-cell table:formula="of:=[.F667]*100" office:value-type="float" office:value="0.814629" calcext:value-type="float">
            <text:p>0.814629</text:p>
          </table:table-cell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179.0949401855" calcext:value-type="float">
            <text:p>179.0949401855</text:p>
          </table:table-cell>
          <table:table-cell office:value-type="float" office:value="-0.1054078949" calcext:value-type="float">
            <text:p>-0.10540789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085" calcext:value-type="float">
            <text:p>0.0043085</text:p>
          </table:table-cell>
          <table:table-cell office:value-type="float" office:value="0.0084676" calcext:value-type="float">
            <text:p>0.0084676</text:p>
          </table:table-cell>
          <table:table-cell office:value-type="float" office:value="-0.0002974208" calcext:value-type="float">
            <text:p>-0.0002974208</text:p>
          </table:table-cell>
          <table:table-cell office:value-type="float" office:value="941" calcext:value-type="float">
            <text:p>941</text:p>
          </table:table-cell>
          <table:table-cell table:formula="of:=[.B668]-180" office:value-type="float" office:value="-0.905059814499992" calcext:value-type="float">
            <text:p>-0.9050598145</text:p>
          </table:table-cell>
          <table:table-cell table:formula="of:=[.D668]*100" office:value-type="float" office:value="0.10237865" calcext:value-type="float">
            <text:p>0.10237865</text:p>
          </table:table-cell>
          <table:table-cell table:formula="of:=[.E668]*100" office:value-type="float" office:value="0.43085" calcext:value-type="float">
            <text:p>0.43085</text:p>
          </table:table-cell>
          <table:table-cell table:formula="of:=[.F668]*100" office:value-type="float" office:value="0.84676" calcext:value-type="float">
            <text:p>0.84676</text:p>
          </table:table-cell>
        </table:table-row>
        <table:table-row table:style-name="ro1">
          <table:table-cell office:value-type="float" office:value="47.13" calcext:value-type="float">
            <text:p>47.13</text:p>
          </table:table-cell>
          <table:table-cell office:value-type="float" office:value="179.0978088379" calcext:value-type="float">
            <text:p>179.0978088379</text:p>
          </table:table-cell>
          <table:table-cell office:value-type="float" office:value="-0.1989887214" calcext:value-type="float">
            <text:p>-0.19898872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3905" calcext:value-type="float">
            <text:p>0.00453905</text:p>
          </table:table-cell>
          <table:table-cell office:value-type="float" office:value="0.0084676" calcext:value-type="float">
            <text:p>0.0084676</text:p>
          </table:table-cell>
          <table:table-cell office:value-type="float" office:value="0.0000523309" calcext:value-type="float">
            <text:p>5.23309E-05</text:p>
          </table:table-cell>
          <table:table-cell office:value-type="float" office:value="942" calcext:value-type="float">
            <text:p>942</text:p>
          </table:table-cell>
          <table:table-cell table:formula="of:=[.B669]-180" office:value-type="float" office:value="-0.902191162099996" calcext:value-type="float">
            <text:p>-0.9021911621</text:p>
          </table:table-cell>
          <table:table-cell table:formula="of:=[.D669]*100" office:value-type="float" office:value="0.10237865" calcext:value-type="float">
            <text:p>0.10237865</text:p>
          </table:table-cell>
          <table:table-cell table:formula="of:=[.E669]*100" office:value-type="float" office:value="0.453905" calcext:value-type="float">
            <text:p>0.453905</text:p>
          </table:table-cell>
          <table:table-cell table:formula="of:=[.F669]*100" office:value-type="float" office:value="0.84676" calcext:value-type="float">
            <text:p>0.84676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float" office:value="179.089553833" calcext:value-type="float">
            <text:p>179.089553833</text:p>
          </table:table-cell>
          <table:table-cell office:value-type="float" office:value="-0.1289707199" calcext:value-type="float">
            <text:p>-0.12897071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2598" calcext:value-type="float">
            <text:p>0.00422598</text:p>
          </table:table-cell>
          <table:table-cell office:value-type="float" office:value="0.0086347" calcext:value-type="float">
            <text:p>0.0086347</text:p>
          </table:table-cell>
          <table:table-cell office:value-type="float" office:value="-0.0001056092" calcext:value-type="float">
            <text:p>-0.0001056092</text:p>
          </table:table-cell>
          <table:table-cell office:value-type="float" office:value="943" calcext:value-type="float">
            <text:p>943</text:p>
          </table:table-cell>
          <table:table-cell table:formula="of:=[.B670]-180" office:value-type="float" office:value="-0.910446167000004" calcext:value-type="float">
            <text:p>-0.910446167</text:p>
          </table:table-cell>
          <table:table-cell table:formula="of:=[.D670]*100" office:value-type="float" office:value="0.10237865" calcext:value-type="float">
            <text:p>0.10237865</text:p>
          </table:table-cell>
          <table:table-cell table:formula="of:=[.E670]*100" office:value-type="float" office:value="0.422598" calcext:value-type="float">
            <text:p>0.422598</text:p>
          </table:table-cell>
          <table:table-cell table:formula="of:=[.F670]*100" office:value-type="float" office:value="0.86347" calcext:value-type="float">
            <text:p>0.86347</text:p>
          </table:table-cell>
        </table:table-row>
        <table:table-row table:style-name="ro1">
          <table:table-cell office:value-type="float" office:value="47.22" calcext:value-type="float">
            <text:p>47.22</text:p>
          </table:table-cell>
          <table:table-cell office:value-type="float" office:value="179.0914916992" calcext:value-type="float">
            <text:p>179.0914916992</text:p>
          </table:table-cell>
          <table:table-cell office:value-type="float" office:value="-0.1393310391" calcext:value-type="float">
            <text:p>-0.13933103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8641" calcext:value-type="float">
            <text:p>0.00408641</text:p>
          </table:table-cell>
          <table:table-cell office:value-type="float" office:value="0.00822077" calcext:value-type="float">
            <text:p>0.00822077</text:p>
          </table:table-cell>
          <table:table-cell office:value-type="float" office:value="-0.0001158907" calcext:value-type="float">
            <text:p>-0.0001158907</text:p>
          </table:table-cell>
          <table:table-cell office:value-type="float" office:value="944" calcext:value-type="float">
            <text:p>944</text:p>
          </table:table-cell>
          <table:table-cell table:formula="of:=[.B671]-180" office:value-type="float" office:value="-0.908508300800008" calcext:value-type="float">
            <text:p>-0.9085083008</text:p>
          </table:table-cell>
          <table:table-cell table:formula="of:=[.D671]*100" office:value-type="float" office:value="0.10237865" calcext:value-type="float">
            <text:p>0.10237865</text:p>
          </table:table-cell>
          <table:table-cell table:formula="of:=[.E671]*100" office:value-type="float" office:value="0.408641" calcext:value-type="float">
            <text:p>0.408641</text:p>
          </table:table-cell>
          <table:table-cell table:formula="of:=[.F671]*100" office:value-type="float" office:value="0.822077" calcext:value-type="float">
            <text:p>0.822077</text:p>
          </table:table-cell>
        </table:table-row>
        <table:table-row table:style-name="ro1">
          <table:table-cell office:value-type="float" office:value="47.27" calcext:value-type="float">
            <text:p>47.27</text:p>
          </table:table-cell>
          <table:table-cell office:value-type="float" office:value="179.095413208" calcext:value-type="float">
            <text:p>179.095413208</text:p>
          </table:table-cell>
          <table:table-cell office:value-type="float" office:value="-0.2162248917" calcext:value-type="float">
            <text:p>-0.21622489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0595" calcext:value-type="float">
            <text:p>0.00450595</text:p>
          </table:table-cell>
          <table:table-cell office:value-type="float" office:value="0.00822077" calcext:value-type="float">
            <text:p>0.00822077</text:p>
          </table:table-cell>
          <table:table-cell office:value-type="float" office:value="0.0000560141" calcext:value-type="float">
            <text:p>5.60141E-05</text:p>
          </table:table-cell>
          <table:table-cell office:value-type="float" office:value="945" calcext:value-type="float">
            <text:p>945</text:p>
          </table:table-cell>
          <table:table-cell table:formula="of:=[.B672]-180" office:value-type="float" office:value="-0.904586792000004" calcext:value-type="float">
            <text:p>-0.904586792</text:p>
          </table:table-cell>
          <table:table-cell table:formula="of:=[.D672]*100" office:value-type="float" office:value="0.10237865" calcext:value-type="float">
            <text:p>0.10237865</text:p>
          </table:table-cell>
          <table:table-cell table:formula="of:=[.E672]*100" office:value-type="float" office:value="0.450595" calcext:value-type="float">
            <text:p>0.450595</text:p>
          </table:table-cell>
          <table:table-cell table:formula="of:=[.F672]*100" office:value-type="float" office:value="0.822077" calcext:value-type="float">
            <text:p>0.822077</text:p>
          </table:table-cell>
        </table:table-row>
        <table:table-row table:style-name="ro1">
          <table:table-cell office:value-type="float" office:value="47.32" calcext:value-type="float">
            <text:p>47.32</text:p>
          </table:table-cell>
          <table:table-cell office:value-type="float" office:value="179.1062011719" calcext:value-type="float">
            <text:p>179.1062011719</text:p>
          </table:table-cell>
          <table:table-cell office:value-type="float" office:value="-0.1389555141" calcext:value-type="float">
            <text:p>-0.13895551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7048" calcext:value-type="float">
            <text:p>0.00427048</text:p>
          </table:table-cell>
          <table:table-cell office:value-type="float" office:value="0.00748197" calcext:value-type="float">
            <text:p>0.00748197</text:p>
          </table:table-cell>
          <table:table-cell office:value-type="float" office:value="-0.0001337313" calcext:value-type="float">
            <text:p>-0.0001337313</text:p>
          </table:table-cell>
          <table:table-cell office:value-type="float" office:value="946" calcext:value-type="float">
            <text:p>946</text:p>
          </table:table-cell>
          <table:table-cell table:formula="of:=[.B673]-180" office:value-type="float" office:value="-0.893798828099989" calcext:value-type="float">
            <text:p>-0.8937988281</text:p>
          </table:table-cell>
          <table:table-cell table:formula="of:=[.D673]*100" office:value-type="float" office:value="0.10237865" calcext:value-type="float">
            <text:p>0.10237865</text:p>
          </table:table-cell>
          <table:table-cell table:formula="of:=[.E673]*100" office:value-type="float" office:value="0.427048" calcext:value-type="float">
            <text:p>0.427048</text:p>
          </table:table-cell>
          <table:table-cell table:formula="of:=[.F673]*100" office:value-type="float" office:value="0.748197" calcext:value-type="float">
            <text:p>0.748197</text:p>
          </table:table-cell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float" office:value="179.1178741455" calcext:value-type="float">
            <text:p>179.1178741455</text:p>
          </table:table-cell>
          <table:table-cell office:value-type="float" office:value="-0.1067277497" calcext:value-type="float">
            <text:p>-0.10672774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9874" calcext:value-type="float">
            <text:p>0.00389874</text:p>
          </table:table-cell>
          <table:table-cell office:value-type="float" office:value="0.00748197" calcext:value-type="float">
            <text:p>0.00748197</text:p>
          </table:table-cell>
          <table:table-cell office:value-type="float" office:value="-0.0002191465" calcext:value-type="float">
            <text:p>-0.0002191465</text:p>
          </table:table-cell>
          <table:table-cell office:value-type="float" office:value="947" calcext:value-type="float">
            <text:p>947</text:p>
          </table:table-cell>
          <table:table-cell table:formula="of:=[.B674]-180" office:value-type="float" office:value="-0.882125854500004" calcext:value-type="float">
            <text:p>-0.8821258545</text:p>
          </table:table-cell>
          <table:table-cell table:formula="of:=[.D674]*100" office:value-type="float" office:value="0.10237865" calcext:value-type="float">
            <text:p>0.10237865</text:p>
          </table:table-cell>
          <table:table-cell table:formula="of:=[.E674]*100" office:value-type="float" office:value="0.389874" calcext:value-type="float">
            <text:p>0.389874</text:p>
          </table:table-cell>
          <table:table-cell table:formula="of:=[.F674]*100" office:value-type="float" office:value="0.748197" calcext:value-type="float">
            <text:p>0.748197</text:p>
          </table:table-cell>
        </table:table-row>
        <table:table-row table:style-name="ro1">
          <table:table-cell office:value-type="float" office:value="47.42" calcext:value-type="float">
            <text:p>47.42</text:p>
          </table:table-cell>
          <table:table-cell office:value-type="float" office:value="179.1161346436" calcext:value-type="float">
            <text:p>179.1161346436</text:p>
          </table:table-cell>
          <table:table-cell office:value-type="float" office:value="-0.1335181959" calcext:value-type="float">
            <text:p>-0.13351819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296" calcext:value-type="float">
            <text:p>0.0038296</text:p>
          </table:table-cell>
          <table:table-cell office:value-type="float" office:value="0.00723032" calcext:value-type="float">
            <text:p>0.00723032</text:p>
          </table:table-cell>
          <table:table-cell office:value-type="float" office:value="-0.0000819007" calcext:value-type="float">
            <text:p>-8.19007E-05</text:p>
          </table:table-cell>
          <table:table-cell office:value-type="float" office:value="948" calcext:value-type="float">
            <text:p>948</text:p>
          </table:table-cell>
          <table:table-cell table:formula="of:=[.B675]-180" office:value-type="float" office:value="-0.883865356400008" calcext:value-type="float">
            <text:p>-0.8838653564</text:p>
          </table:table-cell>
          <table:table-cell table:formula="of:=[.D675]*100" office:value-type="float" office:value="0.10237865" calcext:value-type="float">
            <text:p>0.10237865</text:p>
          </table:table-cell>
          <table:table-cell table:formula="of:=[.E675]*100" office:value-type="float" office:value="0.38296" calcext:value-type="float">
            <text:p>0.38296</text:p>
          </table:table-cell>
          <table:table-cell table:formula="of:=[.F675]*100" office:value-type="float" office:value="0.723032" calcext:value-type="float">
            <text:p>0.723032</text:p>
          </table:table-cell>
        </table:table-row>
        <table:table-row table:style-name="ro1">
          <table:table-cell office:value-type="float" office:value="47.48" calcext:value-type="float">
            <text:p>47.48</text:p>
          </table:table-cell>
          <table:table-cell office:value-type="float" office:value="179.1163330078" calcext:value-type="float">
            <text:p>179.1163330078</text:p>
          </table:table-cell>
          <table:table-cell office:value-type="float" office:value="-0.1222688519" calcext:value-type="float">
            <text:p>-0.12226885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0854" calcext:value-type="float">
            <text:p>0.00370854</text:p>
          </table:table-cell>
          <table:table-cell office:value-type="float" office:value="0.00639717" calcext:value-type="float">
            <text:p>0.00639717</text:p>
          </table:table-cell>
          <table:table-cell office:value-type="float" office:value="-0.0000755892" calcext:value-type="float">
            <text:p>-7.55892E-05</text:p>
          </table:table-cell>
          <table:table-cell office:value-type="float" office:value="949" calcext:value-type="float">
            <text:p>949</text:p>
          </table:table-cell>
          <table:table-cell table:formula="of:=[.B676]-180" office:value-type="float" office:value="-0.883666992200006" calcext:value-type="float">
            <text:p>-0.8836669922</text:p>
          </table:table-cell>
          <table:table-cell table:formula="of:=[.D676]*100" office:value-type="float" office:value="0.10237865" calcext:value-type="float">
            <text:p>0.10237865</text:p>
          </table:table-cell>
          <table:table-cell table:formula="of:=[.E676]*100" office:value-type="float" office:value="0.370854" calcext:value-type="float">
            <text:p>0.370854</text:p>
          </table:table-cell>
          <table:table-cell table:formula="of:=[.F676]*100" office:value-type="float" office:value="0.639717" calcext:value-type="float">
            <text:p>0.639717</text:p>
          </table:table-cell>
        </table:table-row>
        <table:table-row table:style-name="ro1">
          <table:table-cell office:value-type="float" office:value="47.53" calcext:value-type="float">
            <text:p>47.53</text:p>
          </table:table-cell>
          <table:table-cell office:value-type="float" office:value="179.1183929443" calcext:value-type="float">
            <text:p>179.1183929443</text:p>
          </table:table-cell>
          <table:table-cell office:value-type="float" office:value="-0.1094052017" calcext:value-type="float">
            <text:p>-0.10940520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4212" calcext:value-type="float">
            <text:p>0.00354212</text:p>
          </table:table-cell>
          <table:table-cell office:value-type="float" office:value="0.00639717" calcext:value-type="float">
            <text:p>0.00639717</text:p>
          </table:table-cell>
          <table:table-cell office:value-type="float" office:value="-0.0001725241" calcext:value-type="float">
            <text:p>-0.0001725241</text:p>
          </table:table-cell>
          <table:table-cell office:value-type="float" office:value="950" calcext:value-type="float">
            <text:p>950</text:p>
          </table:table-cell>
          <table:table-cell table:formula="of:=[.B677]-180" office:value-type="float" office:value="-0.881607055699988" calcext:value-type="float">
            <text:p>-0.8816070557</text:p>
          </table:table-cell>
          <table:table-cell table:formula="of:=[.D677]*100" office:value-type="float" office:value="0.10237865" calcext:value-type="float">
            <text:p>0.10237865</text:p>
          </table:table-cell>
          <table:table-cell table:formula="of:=[.E677]*100" office:value-type="float" office:value="0.354212" calcext:value-type="float">
            <text:p>0.354212</text:p>
          </table:table-cell>
          <table:table-cell table:formula="of:=[.F677]*100" office:value-type="float" office:value="0.639717" calcext:value-type="float">
            <text:p>0.639717</text:p>
          </table:table-cell>
        </table:table-row>
        <table:table-row table:style-name="ro1">
          <table:table-cell office:value-type="float" office:value="47.58" calcext:value-type="float">
            <text:p>47.58</text:p>
          </table:table-cell>
          <table:table-cell office:value-type="float" office:value="179.1127319336" calcext:value-type="float">
            <text:p>179.1127319336</text:p>
          </table:table-cell>
          <table:table-cell office:value-type="float" office:value="-0.0841183107" calcext:value-type="float">
            <text:p>-0.08411831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6267" calcext:value-type="float">
            <text:p>0.00326267</text:p>
          </table:table-cell>
          <table:table-cell office:value-type="float" office:value="0.00599507" calcext:value-type="float">
            <text:p>0.00599507</text:p>
          </table:table-cell>
          <table:table-cell office:value-type="float" office:value="-0.0001060826" calcext:value-type="float">
            <text:p>-0.0001060826</text:p>
          </table:table-cell>
          <table:table-cell office:value-type="float" office:value="951" calcext:value-type="float">
            <text:p>951</text:p>
          </table:table-cell>
          <table:table-cell table:formula="of:=[.B678]-180" office:value-type="float" office:value="-0.887268066399997" calcext:value-type="float">
            <text:p>-0.8872680664</text:p>
          </table:table-cell>
          <table:table-cell table:formula="of:=[.D678]*100" office:value-type="float" office:value="0.10237865" calcext:value-type="float">
            <text:p>0.10237865</text:p>
          </table:table-cell>
          <table:table-cell table:formula="of:=[.E678]*100" office:value-type="float" office:value="0.326267" calcext:value-type="float">
            <text:p>0.326267</text:p>
          </table:table-cell>
          <table:table-cell table:formula="of:=[.F678]*100" office:value-type="float" office:value="0.599507" calcext:value-type="float">
            <text:p>0.599507</text:p>
          </table:table-cell>
        </table:table-row>
        <table:table-row table:style-name="ro1">
          <table:table-cell office:value-type="float" office:value="47.63" calcext:value-type="float">
            <text:p>47.63</text:p>
          </table:table-cell>
          <table:table-cell office:value-type="float" office:value="179.123626709" calcext:value-type="float">
            <text:p>179.123626709</text:p>
          </table:table-cell>
          <table:table-cell office:value-type="float" office:value="-0.0282969716" calcext:value-type="float">
            <text:p>-0.02829697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0437" calcext:value-type="float">
            <text:p>0.00270437</text:p>
          </table:table-cell>
          <table:table-cell office:value-type="float" office:value="0.0051443" calcext:value-type="float">
            <text:p>0.0051443</text:p>
          </table:table-cell>
          <table:table-cell office:value-type="float" office:value="-0.000197229" calcext:value-type="float">
            <text:p>-0.000197229</text:p>
          </table:table-cell>
          <table:table-cell office:value-type="float" office:value="952" calcext:value-type="float">
            <text:p>952</text:p>
          </table:table-cell>
          <table:table-cell table:formula="of:=[.B679]-180" office:value-type="float" office:value="-0.876373290999993" calcext:value-type="float">
            <text:p>-0.876373291</text:p>
          </table:table-cell>
          <table:table-cell table:formula="of:=[.D679]*100" office:value-type="float" office:value="0.10237865" calcext:value-type="float">
            <text:p>0.10237865</text:p>
          </table:table-cell>
          <table:table-cell table:formula="of:=[.E679]*100" office:value-type="float" office:value="0.270437" calcext:value-type="float">
            <text:p>0.270437</text:p>
          </table:table-cell>
          <table:table-cell table:formula="of:=[.F679]*100" office:value-type="float" office:value="0.51443" calcext:value-type="float">
            <text:p>0.51443</text:p>
          </table:table-cell>
        </table:table-row>
        <table:table-row table:style-name="ro1">
          <table:table-cell office:value-type="float" office:value="47.68" calcext:value-type="float">
            <text:p>47.68</text:p>
          </table:table-cell>
          <table:table-cell office:value-type="float" office:value="179.1354064941" calcext:value-type="float">
            <text:p>179.1354064941</text:p>
          </table:table-cell>
          <table:table-cell office:value-type="float" office:value="-0.0629487582" calcext:value-type="float">
            <text:p>-0.06294875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633" calcext:value-type="float">
            <text:p>0.0025633</text:p>
          </table:table-cell>
          <table:table-cell office:value-type="float" office:value="0.0051443" calcext:value-type="float">
            <text:p>0.0051443</text:p>
          </table:table-cell>
          <table:table-cell office:value-type="float" office:value="-0.0000747874" calcext:value-type="float">
            <text:p>-7.47874E-05</text:p>
          </table:table-cell>
          <table:table-cell office:value-type="float" office:value="953" calcext:value-type="float">
            <text:p>953</text:p>
          </table:table-cell>
          <table:table-cell table:formula="of:=[.B680]-180" office:value-type="float" office:value="-0.86459350589999" calcext:value-type="float">
            <text:p>-0.8645935059</text:p>
          </table:table-cell>
          <table:table-cell table:formula="of:=[.D680]*100" office:value-type="float" office:value="0.10237865" calcext:value-type="float">
            <text:p>0.10237865</text:p>
          </table:table-cell>
          <table:table-cell table:formula="of:=[.E680]*100" office:value-type="float" office:value="0.25633" calcext:value-type="float">
            <text:p>0.25633</text:p>
          </table:table-cell>
          <table:table-cell table:formula="of:=[.F680]*100" office:value-type="float" office:value="0.51443" calcext:value-type="float">
            <text:p>0.51443</text:p>
          </table:table-cell>
        </table:table-row>
        <table:table-row table:style-name="ro1">
          <table:table-cell office:value-type="float" office:value="47.73" calcext:value-type="float">
            <text:p>47.73</text:p>
          </table:table-cell>
          <table:table-cell office:value-type="float" office:value="179.1419067383" calcext:value-type="float">
            <text:p>179.1419067383</text:p>
          </table:table-cell>
          <table:table-cell office:value-type="float" office:value="-0.0716886459" calcext:value-type="float">
            <text:p>-0.07168864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2754" calcext:value-type="float">
            <text:p>0.00252754</text:p>
          </table:table-cell>
          <table:table-cell office:value-type="float" office:value="0.00391371" calcext:value-type="float">
            <text:p>0.00391371</text:p>
          </table:table-cell>
          <table:table-cell office:value-type="float" office:value="-0.0000760713" calcext:value-type="float">
            <text:p>-7.60713E-05</text:p>
          </table:table-cell>
          <table:table-cell office:value-type="float" office:value="954" calcext:value-type="float">
            <text:p>954</text:p>
          </table:table-cell>
          <table:table-cell table:formula="of:=[.B681]-180" office:value-type="float" office:value="-0.858093261699992" calcext:value-type="float">
            <text:p>-0.8580932617</text:p>
          </table:table-cell>
          <table:table-cell table:formula="of:=[.D681]*100" office:value-type="float" office:value="0.10237865" calcext:value-type="float">
            <text:p>0.10237865</text:p>
          </table:table-cell>
          <table:table-cell table:formula="of:=[.E681]*100" office:value-type="float" office:value="0.252754" calcext:value-type="float">
            <text:p>0.252754</text:p>
          </table:table-cell>
          <table:table-cell table:formula="of:=[.F681]*100" office:value-type="float" office:value="0.391371" calcext:value-type="float">
            <text:p>0.391371</text:p>
          </table:table-cell>
        </table:table-row>
        <table:table-row table:style-name="ro1">
          <table:table-cell office:value-type="float" office:value="47.78" calcext:value-type="float">
            <text:p>47.78</text:p>
          </table:table-cell>
          <table:table-cell office:value-type="float" office:value="179.1418762207" calcext:value-type="float">
            <text:p>179.1418762207</text:p>
          </table:table-cell>
          <table:table-cell office:value-type="float" office:value="-0.1320575883" calcext:value-type="float">
            <text:p>-0.13205758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0611" calcext:value-type="float">
            <text:p>0.00290611</text:p>
          </table:table-cell>
          <table:table-cell office:value-type="float" office:value="0.00391371" calcext:value-type="float">
            <text:p>0.00391371</text:p>
          </table:table-cell>
          <table:table-cell office:value-type="float" office:value="0.0000745473" calcext:value-type="float">
            <text:p>7.45473E-05</text:p>
          </table:table-cell>
          <table:table-cell office:value-type="float" office:value="955" calcext:value-type="float">
            <text:p>955</text:p>
          </table:table-cell>
          <table:table-cell table:formula="of:=[.B682]-180" office:value-type="float" office:value="-0.858123779300001" calcext:value-type="float">
            <text:p>-0.8581237793</text:p>
          </table:table-cell>
          <table:table-cell table:formula="of:=[.D682]*100" office:value-type="float" office:value="0.10237865" calcext:value-type="float">
            <text:p>0.10237865</text:p>
          </table:table-cell>
          <table:table-cell table:formula="of:=[.E682]*100" office:value-type="float" office:value="0.290611" calcext:value-type="float">
            <text:p>0.290611</text:p>
          </table:table-cell>
          <table:table-cell table:formula="of:=[.F682]*100" office:value-type="float" office:value="0.391371" calcext:value-type="float">
            <text:p>0.391371</text:p>
          </table:table-cell>
        </table:table-row>
        <table:table-row table:style-name="ro1">
          <table:table-cell office:value-type="float" office:value="47.83" calcext:value-type="float">
            <text:p>47.83</text:p>
          </table:table-cell>
          <table:table-cell office:value-type="float" office:value="179.1432037354" calcext:value-type="float">
            <text:p>179.1432037354</text:p>
          </table:table-cell>
          <table:table-cell office:value-type="float" office:value="-0.0842158102" calcext:value-type="float">
            <text:p>-0.08421581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3949" calcext:value-type="float">
            <text:p>0.00283949</text:p>
          </table:table-cell>
          <table:table-cell office:value-type="float" office:value="0.00341433" calcext:value-type="float">
            <text:p>0.00341433</text:p>
          </table:table-cell>
          <table:table-cell office:value-type="float" office:value="-0.0001442791" calcext:value-type="float">
            <text:p>-0.0001442791</text:p>
          </table:table-cell>
          <table:table-cell office:value-type="float" office:value="956" calcext:value-type="float">
            <text:p>956</text:p>
          </table:table-cell>
          <table:table-cell table:formula="of:=[.B683]-180" office:value-type="float" office:value="-0.856796264600007" calcext:value-type="float">
            <text:p>-0.8567962646</text:p>
          </table:table-cell>
          <table:table-cell table:formula="of:=[.D683]*100" office:value-type="float" office:value="0.10237865" calcext:value-type="float">
            <text:p>0.10237865</text:p>
          </table:table-cell>
          <table:table-cell table:formula="of:=[.E683]*100" office:value-type="float" office:value="0.283949" calcext:value-type="float">
            <text:p>0.283949</text:p>
          </table:table-cell>
          <table:table-cell table:formula="of:=[.F683]*100" office:value-type="float" office:value="0.341433" calcext:value-type="float">
            <text:p>0.341433</text:p>
          </table:table-cell>
        </table:table-row>
        <table:table-row table:style-name="ro1">
          <table:table-cell office:value-type="float" office:value="47.88" calcext:value-type="float">
            <text:p>47.88</text:p>
          </table:table-cell>
          <table:table-cell office:value-type="float" office:value="179.1329193115" calcext:value-type="float">
            <text:p>179.1329193115</text:p>
          </table:table-cell>
          <table:table-cell office:value-type="float" office:value="-0.0790044229" calcext:value-type="float">
            <text:p>-0.07900442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6036" calcext:value-type="float">
            <text:p>0.00276036</text:p>
          </table:table-cell>
          <table:table-cell office:value-type="float" office:value="0.00286672" calcext:value-type="float">
            <text:p>0.00286672</text:p>
          </table:table-cell>
          <table:table-cell office:value-type="float" office:value="-0.0000031118" calcext:value-type="float">
            <text:p>-3.1118E-06</text:p>
          </table:table-cell>
          <table:table-cell office:value-type="float" office:value="957" calcext:value-type="float">
            <text:p>957</text:p>
          </table:table-cell>
          <table:table-cell table:formula="of:=[.B684]-180" office:value-type="float" office:value="-0.86708068850001" calcext:value-type="float">
            <text:p>-0.8670806885</text:p>
          </table:table-cell>
          <table:table-cell table:formula="of:=[.D684]*100" office:value-type="float" office:value="0.10237865" calcext:value-type="float">
            <text:p>0.10237865</text:p>
          </table:table-cell>
          <table:table-cell table:formula="of:=[.E684]*100" office:value-type="float" office:value="0.276036" calcext:value-type="float">
            <text:p>0.276036</text:p>
          </table:table-cell>
          <table:table-cell table:formula="of:=[.F684]*100" office:value-type="float" office:value="0.286672" calcext:value-type="float">
            <text:p>0.286672</text:p>
          </table:table-cell>
        </table:table-row>
        <table:table-row table:style-name="ro1">
          <table:table-cell office:value-type="float" office:value="47.93" calcext:value-type="float">
            <text:p>47.93</text:p>
          </table:table-cell>
          <table:table-cell office:value-type="float" office:value="179.1311187744" calcext:value-type="float">
            <text:p>179.1311187744</text:p>
          </table:table-cell>
          <table:table-cell office:value-type="float" office:value="-0.1228993531" calcext:value-type="float">
            <text:p>-0.12289935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0021" calcext:value-type="float">
            <text:p>0.00300021</text:p>
          </table:table-cell>
          <table:table-cell office:value-type="float" office:value="0.00286672" calcext:value-type="float">
            <text:p>0.00286672</text:p>
          </table:table-cell>
          <table:table-cell office:value-type="float" office:value="-0.0000387894" calcext:value-type="float">
            <text:p>-3.87894E-05</text:p>
          </table:table-cell>
          <table:table-cell office:value-type="float" office:value="958" calcext:value-type="float">
            <text:p>958</text:p>
          </table:table-cell>
          <table:table-cell table:formula="of:=[.B685]-180" office:value-type="float" office:value="-0.868881225600006" calcext:value-type="float">
            <text:p>-0.8688812256</text:p>
          </table:table-cell>
          <table:table-cell table:formula="of:=[.D685]*100" office:value-type="float" office:value="0.10237865" calcext:value-type="float">
            <text:p>0.10237865</text:p>
          </table:table-cell>
          <table:table-cell table:formula="of:=[.E685]*100" office:value-type="float" office:value="0.300021" calcext:value-type="float">
            <text:p>0.300021</text:p>
          </table:table-cell>
          <table:table-cell table:formula="of:=[.F685]*100" office:value-type="float" office:value="0.286672" calcext:value-type="float">
            <text:p>0.286672</text:p>
          </table:table-cell>
        </table:table-row>
        <table:table-row table:style-name="ro1">
          <table:table-cell office:value-type="float" office:value="47.98" calcext:value-type="float">
            <text:p>47.98</text:p>
          </table:table-cell>
          <table:table-cell office:value-type="float" office:value="179.1315612793" calcext:value-type="float">
            <text:p>179.1315612793</text:p>
          </table:table-cell>
          <table:table-cell office:value-type="float" office:value="-0.0670150892" calcext:value-type="float">
            <text:p>-0.06701508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8755" calcext:value-type="float">
            <text:p>0.00278755</text:p>
          </table:table-cell>
          <table:table-cell office:value-type="float" office:value="0.00213788" calcext:value-type="float">
            <text:p>0.00213788</text:p>
          </table:table-cell>
          <table:table-cell office:value-type="float" office:value="-0.0000534829" calcext:value-type="float">
            <text:p>-5.34829E-05</text:p>
          </table:table-cell>
          <table:table-cell office:value-type="float" office:value="959" calcext:value-type="float">
            <text:p>959</text:p>
          </table:table-cell>
          <table:table-cell table:formula="of:=[.B686]-180" office:value-type="float" office:value="-0.868438720699999" calcext:value-type="float">
            <text:p>-0.8684387207</text:p>
          </table:table-cell>
          <table:table-cell table:formula="of:=[.D686]*100" office:value-type="float" office:value="0.10237865" calcext:value-type="float">
            <text:p>0.10237865</text:p>
          </table:table-cell>
          <table:table-cell table:formula="of:=[.E686]*100" office:value-type="float" office:value="0.278755" calcext:value-type="float">
            <text:p>0.278755</text:p>
          </table:table-cell>
          <table:table-cell table:formula="of:=[.F686]*100" office:value-type="float" office:value="0.213788" calcext:value-type="float">
            <text:p>0.213788</text:p>
          </table:table-cell>
        </table:table-row>
        <table:table-row table:style-name="ro1">
          <table:table-cell office:value-type="float" office:value="48.03" calcext:value-type="float">
            <text:p>48.03</text:p>
          </table:table-cell>
          <table:table-cell office:value-type="float" office:value="179.1362915039" calcext:value-type="float">
            <text:p>179.1362915039</text:p>
          </table:table-cell>
          <table:table-cell office:value-type="float" office:value="-0.1081312606" calcext:value-type="float">
            <text:p>-0.10813126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1989" calcext:value-type="float">
            <text:p>0.00291989</text:p>
          </table:table-cell>
          <table:table-cell office:value-type="float" office:value="0.00213788" calcext:value-type="float">
            <text:p>0.00213788</text:p>
          </table:table-cell>
          <table:table-cell office:value-type="float" office:value="-0.0000526732" calcext:value-type="float">
            <text:p>-5.26732E-05</text:p>
          </table:table-cell>
          <table:table-cell office:value-type="float" office:value="960" calcext:value-type="float">
            <text:p>960</text:p>
          </table:table-cell>
          <table:table-cell table:formula="of:=[.B687]-180" office:value-type="float" office:value="-0.863708496100003" calcext:value-type="float">
            <text:p>-0.8637084961</text:p>
          </table:table-cell>
          <table:table-cell table:formula="of:=[.D687]*100" office:value-type="float" office:value="0.10237865" calcext:value-type="float">
            <text:p>0.10237865</text:p>
          </table:table-cell>
          <table:table-cell table:formula="of:=[.E687]*100" office:value-type="float" office:value="0.291989" calcext:value-type="float">
            <text:p>0.291989</text:p>
          </table:table-cell>
          <table:table-cell table:formula="of:=[.F687]*100" office:value-type="float" office:value="0.213788" calcext:value-type="float">
            <text:p>0.213788</text:p>
          </table:table-cell>
        </table:table-row>
        <table:table-row table:style-name="ro1">
          <table:table-cell office:value-type="float" office:value="48.08" calcext:value-type="float">
            <text:p>48.08</text:p>
          </table:table-cell>
          <table:table-cell office:value-type="float" office:value="179.1402435303" calcext:value-type="float">
            <text:p>179.1402435303</text:p>
          </table:table-cell>
          <table:table-cell office:value-type="float" office:value="-0.093004389" calcext:value-type="float">
            <text:p>-0.0930043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0726" calcext:value-type="float">
            <text:p>0.00290726</text:p>
          </table:table-cell>
          <table:table-cell office:value-type="float" office:value="0.00213788" calcext:value-type="float">
            <text:p>0.00213788</text:p>
          </table:table-cell>
          <table:table-cell office:value-type="float" office:value="0.0000358829" calcext:value-type="float">
            <text:p>3.58829E-05</text:p>
          </table:table-cell>
          <table:table-cell office:value-type="float" office:value="961" calcext:value-type="float">
            <text:p>961</text:p>
          </table:table-cell>
          <table:table-cell table:formula="of:=[.B688]-180" office:value-type="float" office:value="-0.859756469699988" calcext:value-type="float">
            <text:p>-0.8597564697</text:p>
          </table:table-cell>
          <table:table-cell table:formula="of:=[.D688]*100" office:value-type="float" office:value="0.10237865" calcext:value-type="float">
            <text:p>0.10237865</text:p>
          </table:table-cell>
          <table:table-cell table:formula="of:=[.E688]*100" office:value-type="float" office:value="0.290726" calcext:value-type="float">
            <text:p>0.290726</text:p>
          </table:table-cell>
          <table:table-cell table:formula="of:=[.F688]*100" office:value-type="float" office:value="0.213788" calcext:value-type="float">
            <text:p>0.213788</text:p>
          </table:table-cell>
        </table:table-row>
        <table:table-row table:style-name="ro1">
          <table:table-cell office:value-type="float" office:value="48.13" calcext:value-type="float">
            <text:p>48.13</text:p>
          </table:table-cell>
          <table:table-cell office:value-type="float" office:value="179.1464538574" calcext:value-type="float">
            <text:p>179.1464538574</text:p>
          </table:table-cell>
          <table:table-cell office:value-type="float" office:value="-0.0234240227" calcext:value-type="float">
            <text:p>-0.02342402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3504" calcext:value-type="float">
            <text:p>0.00243504</text:p>
          </table:table-cell>
          <table:table-cell office:value-type="float" office:value="0.00179658" calcext:value-type="float">
            <text:p>0.00179658</text:p>
          </table:table-cell>
          <table:table-cell office:value-type="float" office:value="-0.0002752793" calcext:value-type="float">
            <text:p>-0.0002752793</text:p>
          </table:table-cell>
          <table:table-cell office:value-type="float" office:value="962" calcext:value-type="float">
            <text:p>962</text:p>
          </table:table-cell>
          <table:table-cell table:formula="of:=[.B689]-180" office:value-type="float" office:value="-0.85354614260001" calcext:value-type="float">
            <text:p>-0.8535461426</text:p>
          </table:table-cell>
          <table:table-cell table:formula="of:=[.D689]*100" office:value-type="float" office:value="0.10237865" calcext:value-type="float">
            <text:p>0.10237865</text:p>
          </table:table-cell>
          <table:table-cell table:formula="of:=[.E689]*100" office:value-type="float" office:value="0.243504" calcext:value-type="float">
            <text:p>0.243504</text:p>
          </table:table-cell>
          <table:table-cell table:formula="of:=[.F689]*100" office:value-type="float" office:value="0.179658" calcext:value-type="float">
            <text:p>0.179658</text:p>
          </table:table-cell>
        </table:table-row>
        <table:table-row table:style-name="ro1">
          <table:table-cell office:value-type="float" office:value="48.18" calcext:value-type="float">
            <text:p>48.18</text:p>
          </table:table-cell>
          <table:table-cell office:value-type="float" office:value="179.1479492188" calcext:value-type="float">
            <text:p>179.1479492188</text:p>
          </table:table-cell>
          <table:table-cell office:value-type="float" office:value="-0.0716099492" calcext:value-type="float">
            <text:p>-0.07160994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4155" calcext:value-type="float">
            <text:p>0.00244155</text:p>
          </table:table-cell>
          <table:table-cell office:value-type="float" office:value="0.00179658" calcext:value-type="float">
            <text:p>0.00179658</text:p>
          </table:table-cell>
          <table:table-cell office:value-type="float" office:value="-0.0000028163" calcext:value-type="float">
            <text:p>-2.8163E-06</text:p>
          </table:table-cell>
          <table:table-cell office:value-type="float" office:value="963" calcext:value-type="float">
            <text:p>963</text:p>
          </table:table-cell>
          <table:table-cell table:formula="of:=[.B690]-180" office:value-type="float" office:value="-0.852050781200006" calcext:value-type="float">
            <text:p>-0.8520507812</text:p>
          </table:table-cell>
          <table:table-cell table:formula="of:=[.D690]*100" office:value-type="float" office:value="0.10237865" calcext:value-type="float">
            <text:p>0.10237865</text:p>
          </table:table-cell>
          <table:table-cell table:formula="of:=[.E690]*100" office:value-type="float" office:value="0.244155" calcext:value-type="float">
            <text:p>0.244155</text:p>
          </table:table-cell>
          <table:table-cell table:formula="of:=[.F690]*100" office:value-type="float" office:value="0.179658" calcext:value-type="float">
            <text:p>0.179658</text:p>
          </table:table-cell>
        </table:table-row>
        <table:table-row table:style-name="ro1">
          <table:table-cell office:value-type="float" office:value="48.23" calcext:value-type="float">
            <text:p>48.23</text:p>
          </table:table-cell>
          <table:table-cell office:value-type="float" office:value="179.1411437988" calcext:value-type="float">
            <text:p>179.1411437988</text:p>
          </table:table-cell>
          <table:table-cell office:value-type="float" office:value="-0.0858932721" calcext:value-type="float">
            <text:p>-0.08589327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411" calcext:value-type="float">
            <text:p>0.0025411</text:p>
          </table:table-cell>
          <table:table-cell office:value-type="float" office:value="0.00187344" calcext:value-type="float">
            <text:p>0.00187344</text:p>
          </table:table-cell>
          <table:table-cell office:value-type="float" office:value="-0.0000245365" calcext:value-type="float">
            <text:p>-2.45365E-05</text:p>
          </table:table-cell>
          <table:table-cell office:value-type="float" office:value="964" calcext:value-type="float">
            <text:p>964</text:p>
          </table:table-cell>
          <table:table-cell table:formula="of:=[.B691]-180" office:value-type="float" office:value="-0.858856201200013" calcext:value-type="float">
            <text:p>-0.8588562012</text:p>
          </table:table-cell>
          <table:table-cell table:formula="of:=[.D691]*100" office:value-type="float" office:value="0.10237865" calcext:value-type="float">
            <text:p>0.10237865</text:p>
          </table:table-cell>
          <table:table-cell table:formula="of:=[.E691]*100" office:value-type="float" office:value="0.25411" calcext:value-type="float">
            <text:p>0.25411</text:p>
          </table:table-cell>
          <table:table-cell table:formula="of:=[.F691]*100" office:value-type="float" office:value="0.187344" calcext:value-type="float">
            <text:p>0.187344</text:p>
          </table:table-cell>
        </table:table-row>
        <table:table-row table:style-name="ro1">
          <table:table-cell office:value-type="float" office:value="48.28" calcext:value-type="float">
            <text:p>48.28</text:p>
          </table:table-cell>
          <table:table-cell office:value-type="float" office:value="179.1371002197" calcext:value-type="float">
            <text:p>179.1371002197</text:p>
          </table:table-cell>
          <table:table-cell office:value-type="float" office:value="-0.0490141483" calcext:value-type="float">
            <text:p>-0.04901414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6161" calcext:value-type="float">
            <text:p>0.00236161</text:p>
          </table:table-cell>
          <table:table-cell office:value-type="float" office:value="0.00187344" calcext:value-type="float">
            <text:p>0.00187344</text:p>
          </table:table-cell>
          <table:table-cell office:value-type="float" office:value="-0.0001408641" calcext:value-type="float">
            <text:p>-0.0001408641</text:p>
          </table:table-cell>
          <table:table-cell office:value-type="float" office:value="965" calcext:value-type="float">
            <text:p>965</text:p>
          </table:table-cell>
          <table:table-cell table:formula="of:=[.B692]-180" office:value-type="float" office:value="-0.862899780300012" calcext:value-type="float">
            <text:p>-0.8628997803</text:p>
          </table:table-cell>
          <table:table-cell table:formula="of:=[.D692]*100" office:value-type="float" office:value="0.10237865" calcext:value-type="float">
            <text:p>0.10237865</text:p>
          </table:table-cell>
          <table:table-cell table:formula="of:=[.E692]*100" office:value-type="float" office:value="0.236161" calcext:value-type="float">
            <text:p>0.236161</text:p>
          </table:table-cell>
          <table:table-cell table:formula="of:=[.F692]*100" office:value-type="float" office:value="0.187344" calcext:value-type="float">
            <text:p>0.187344</text:p>
          </table:table-cell>
        </table:table-row>
        <table:table-row table:style-name="ro1">
          <table:table-cell office:value-type="float" office:value="48.33" calcext:value-type="float">
            <text:p>48.33</text:p>
          </table:table-cell>
          <table:table-cell office:value-type="float" office:value="179.1341247559" calcext:value-type="float">
            <text:p>179.1341247559</text:p>
          </table:table-cell>
          <table:table-cell office:value-type="float" office:value="-0.040053735" calcext:value-type="float">
            <text:p>-0.0400537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8228" calcext:value-type="float">
            <text:p>0.00218228</text:p>
          </table:table-cell>
          <table:table-cell office:value-type="float" office:value="0.00187344" calcext:value-type="float">
            <text:p>0.00187344</text:p>
          </table:table-cell>
          <table:table-cell office:value-type="float" office:value="-0.0001171866" calcext:value-type="float">
            <text:p>-0.0001171866</text:p>
          </table:table-cell>
          <table:table-cell office:value-type="float" office:value="966" calcext:value-type="float">
            <text:p>966</text:p>
          </table:table-cell>
          <table:table-cell table:formula="of:=[.B693]-180" office:value-type="float" office:value="-0.86587524410001" calcext:value-type="float">
            <text:p>-0.8658752441</text:p>
          </table:table-cell>
          <table:table-cell table:formula="of:=[.D693]*100" office:value-type="float" office:value="0.10237865" calcext:value-type="float">
            <text:p>0.10237865</text:p>
          </table:table-cell>
          <table:table-cell table:formula="of:=[.E693]*100" office:value-type="float" office:value="0.218228" calcext:value-type="float">
            <text:p>0.218228</text:p>
          </table:table-cell>
          <table:table-cell table:formula="of:=[.F693]*100" office:value-type="float" office:value="0.187344" calcext:value-type="float">
            <text:p>0.187344</text:p>
          </table:table-cell>
        </table:table-row>
        <table:table-row table:style-name="ro1">
          <table:table-cell office:value-type="float" office:value="48.38" calcext:value-type="float">
            <text:p>48.38</text:p>
          </table:table-cell>
          <table:table-cell office:value-type="float" office:value="179.1468963623" calcext:value-type="float">
            <text:p>179.1468963623</text:p>
          </table:table-cell>
          <table:table-cell office:value-type="float" office:value="-0.08045986" calcext:value-type="float">
            <text:p>-0.080459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321" calcext:value-type="float">
            <text:p>0.0023321</text:p>
          </table:table-cell>
          <table:table-cell office:value-type="float" office:value="0.00231709" calcext:value-type="float">
            <text:p>0.00231709</text:p>
          </table:table-cell>
          <table:table-cell office:value-type="float" office:value="0.000027249" calcext:value-type="float">
            <text:p>0.000027249</text:p>
          </table:table-cell>
          <table:table-cell office:value-type="float" office:value="967" calcext:value-type="float">
            <text:p>967</text:p>
          </table:table-cell>
          <table:table-cell table:formula="of:=[.B694]-180" office:value-type="float" office:value="-0.853103637700002" calcext:value-type="float">
            <text:p>-0.8531036377</text:p>
          </table:table-cell>
          <table:table-cell table:formula="of:=[.D694]*100" office:value-type="float" office:value="0.10237865" calcext:value-type="float">
            <text:p>0.10237865</text:p>
          </table:table-cell>
          <table:table-cell table:formula="of:=[.E694]*100" office:value-type="float" office:value="0.23321" calcext:value-type="float">
            <text:p>0.23321</text:p>
          </table:table-cell>
          <table:table-cell table:formula="of:=[.F694]*100" office:value-type="float" office:value="0.231709" calcext:value-type="float">
            <text:p>0.231709</text:p>
          </table:table-cell>
        </table:table-row>
        <table:table-row table:style-name="ro1">
          <table:table-cell office:value-type="float" office:value="48.43" calcext:value-type="float">
            <text:p>48.43</text:p>
          </table:table-cell>
          <table:table-cell office:value-type="float" office:value="179.151763916" calcext:value-type="float">
            <text:p>179.151763916</text:p>
          </table:table-cell>
          <table:table-cell office:value-type="float" office:value="-0.0987624679" calcext:value-type="float">
            <text:p>-0.09876246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5394" calcext:value-type="float">
            <text:p>0.00255394</text:p>
          </table:table-cell>
          <table:table-cell office:value-type="float" office:value="0.00231709" calcext:value-type="float">
            <text:p>0.00231709</text:p>
          </table:table-cell>
          <table:table-cell office:value-type="float" office:value="0.0001143473" calcext:value-type="float">
            <text:p>0.0001143473</text:p>
          </table:table-cell>
          <table:table-cell office:value-type="float" office:value="968" calcext:value-type="float">
            <text:p>968</text:p>
          </table:table-cell>
          <table:table-cell table:formula="of:=[.B695]-180" office:value-type="float" office:value="-0.848236084000007" calcext:value-type="float">
            <text:p>-0.848236084</text:p>
          </table:table-cell>
          <table:table-cell table:formula="of:=[.D695]*100" office:value-type="float" office:value="0.10237865" calcext:value-type="float">
            <text:p>0.10237865</text:p>
          </table:table-cell>
          <table:table-cell table:formula="of:=[.E695]*100" office:value-type="float" office:value="0.255394" calcext:value-type="float">
            <text:p>0.255394</text:p>
          </table:table-cell>
          <table:table-cell table:formula="of:=[.F695]*100" office:value-type="float" office:value="0.231709" calcext:value-type="float">
            <text:p>0.231709</text:p>
          </table:table-cell>
        </table:table-row>
        <table:table-row table:style-name="ro1">
          <table:table-cell office:value-type="float" office:value="48.48" calcext:value-type="float">
            <text:p>48.48</text:p>
          </table:table-cell>
          <table:table-cell office:value-type="float" office:value="179.1485748291" calcext:value-type="float">
            <text:p>179.1485748291</text:p>
          </table:table-cell>
          <table:table-cell office:value-type="float" office:value="-0.0697899916" calcext:value-type="float">
            <text:p>-0.06978999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0865" calcext:value-type="float">
            <text:p>0.00250865</text:p>
          </table:table-cell>
          <table:table-cell office:value-type="float" office:value="0.00305396" calcext:value-type="float">
            <text:p>0.00305396</text:p>
          </table:table-cell>
          <table:table-cell office:value-type="float" office:value="-0.0000125436" calcext:value-type="float">
            <text:p>-1.25436E-05</text:p>
          </table:table-cell>
          <table:table-cell office:value-type="float" office:value="969" calcext:value-type="float">
            <text:p>969</text:p>
          </table:table-cell>
          <table:table-cell table:formula="of:=[.B696]-180" office:value-type="float" office:value="-0.851425170900001" calcext:value-type="float">
            <text:p>-0.8514251709</text:p>
          </table:table-cell>
          <table:table-cell table:formula="of:=[.D696]*100" office:value-type="float" office:value="0.10237865" calcext:value-type="float">
            <text:p>0.10237865</text:p>
          </table:table-cell>
          <table:table-cell table:formula="of:=[.E696]*100" office:value-type="float" office:value="0.250865" calcext:value-type="float">
            <text:p>0.250865</text:p>
          </table:table-cell>
          <table:table-cell table:formula="of:=[.F696]*100" office:value-type="float" office:value="0.305396" calcext:value-type="float">
            <text:p>0.305396</text:p>
          </table:table-cell>
        </table:table-row>
        <table:table-row table:style-name="ro1">
          <table:table-cell office:value-type="float" office:value="48.53" calcext:value-type="float">
            <text:p>48.53</text:p>
          </table:table-cell>
          <table:table-cell office:value-type="float" office:value="179.140625" calcext:value-type="float">
            <text:p>179.140625</text:p>
          </table:table-cell>
          <table:table-cell office:value-type="float" office:value="-0.0791928249" calcext:value-type="float">
            <text:p>-0.07919282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4115" calcext:value-type="float">
            <text:p>0.00254115</text:p>
          </table:table-cell>
          <table:table-cell office:value-type="float" office:value="0.00305396" calcext:value-type="float">
            <text:p>0.00305396</text:p>
          </table:table-cell>
          <table:table-cell office:value-type="float" office:value="-0.0000374102" calcext:value-type="float">
            <text:p>-3.74102E-05</text:p>
          </table:table-cell>
          <table:table-cell office:value-type="float" office:value="970" calcext:value-type="float">
            <text:p>970</text:p>
          </table:table-cell>
          <table:table-cell table:formula="of:=[.B697]-180" office:value-type="float" office:value="-0.859375" calcext:value-type="float">
            <text:p>-0.859375</text:p>
          </table:table-cell>
          <table:table-cell table:formula="of:=[.D697]*100" office:value-type="float" office:value="0.10237865" calcext:value-type="float">
            <text:p>0.10237865</text:p>
          </table:table-cell>
          <table:table-cell table:formula="of:=[.E697]*100" office:value-type="float" office:value="0.254115" calcext:value-type="float">
            <text:p>0.254115</text:p>
          </table:table-cell>
          <table:table-cell table:formula="of:=[.F697]*100" office:value-type="float" office:value="0.305396" calcext:value-type="float">
            <text:p>0.305396</text:p>
          </table:table-cell>
        </table:table-row>
        <table:table-row table:style-name="ro1">
          <table:table-cell office:value-type="float" office:value="48.58" calcext:value-type="float">
            <text:p>48.58</text:p>
          </table:table-cell>
          <table:table-cell office:value-type="float" office:value="179.1415710449" calcext:value-type="float">
            <text:p>179.1415710449</text:p>
          </table:table-cell>
          <table:table-cell office:value-type="float" office:value="-0.196070478" calcext:value-type="float">
            <text:p>-0.1960704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4186" calcext:value-type="float">
            <text:p>0.00334186</text:p>
          </table:table-cell>
          <table:table-cell office:value-type="float" office:value="0.00305396" calcext:value-type="float">
            <text:p>0.00305396</text:p>
          </table:table-cell>
          <table:table-cell office:value-type="float" office:value="0.0001480273" calcext:value-type="float">
            <text:p>0.0001480273</text:p>
          </table:table-cell>
          <table:table-cell office:value-type="float" office:value="971" calcext:value-type="float">
            <text:p>971</text:p>
          </table:table-cell>
          <table:table-cell table:formula="of:=[.B698]-180" office:value-type="float" office:value="-0.85842895510001" calcext:value-type="float">
            <text:p>-0.8584289551</text:p>
          </table:table-cell>
          <table:table-cell table:formula="of:=[.D698]*100" office:value-type="float" office:value="0.10237865" calcext:value-type="float">
            <text:p>0.10237865</text:p>
          </table:table-cell>
          <table:table-cell table:formula="of:=[.E698]*100" office:value-type="float" office:value="0.334186" calcext:value-type="float">
            <text:p>0.334186</text:p>
          </table:table-cell>
          <table:table-cell table:formula="of:=[.F698]*100" office:value-type="float" office:value="0.305396" calcext:value-type="float">
            <text:p>0.305396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79.1445007324" calcext:value-type="float">
            <text:p>179.1445007324</text:p>
          </table:table-cell>
          <table:table-cell office:value-type="float" office:value="-0.1263690097" calcext:value-type="float">
            <text:p>-0.12636900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1084" calcext:value-type="float">
            <text:p>0.00341084</text:p>
          </table:table-cell>
          <table:table-cell office:value-type="float" office:value="0.00397013" calcext:value-type="float">
            <text:p>0.00397013</text:p>
          </table:table-cell>
          <table:table-cell office:value-type="float" office:value="0.0000797851" calcext:value-type="float">
            <text:p>7.97851E-05</text:p>
          </table:table-cell>
          <table:table-cell office:value-type="float" office:value="972" calcext:value-type="float">
            <text:p>972</text:p>
          </table:table-cell>
          <table:table-cell table:formula="of:=[.B699]-180" office:value-type="float" office:value="-0.85549926760001" calcext:value-type="float">
            <text:p>-0.8554992676</text:p>
          </table:table-cell>
          <table:table-cell table:formula="of:=[.D699]*100" office:value-type="float" office:value="0.10237865" calcext:value-type="float">
            <text:p>0.10237865</text:p>
          </table:table-cell>
          <table:table-cell table:formula="of:=[.E699]*100" office:value-type="float" office:value="0.341084" calcext:value-type="float">
            <text:p>0.341084</text:p>
          </table:table-cell>
          <table:table-cell table:formula="of:=[.F699]*100" office:value-type="float" office:value="0.397013" calcext:value-type="float">
            <text:p>0.397013</text:p>
          </table:table-cell>
        </table:table-row>
        <table:table-row table:style-name="ro1">
          <table:table-cell office:value-type="float" office:value="48.68" calcext:value-type="float">
            <text:p>48.68</text:p>
          </table:table-cell>
          <table:table-cell office:value-type="float" office:value="179.1226196289" calcext:value-type="float">
            <text:p>179.1226196289</text:p>
          </table:table-cell>
          <table:table-cell office:value-type="float" office:value="-0.2157933772" calcext:value-type="float">
            <text:p>-0.21579337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5288" calcext:value-type="float">
            <text:p>0.00405288</text:p>
          </table:table-cell>
          <table:table-cell office:value-type="float" office:value="0.00397013" calcext:value-type="float">
            <text:p>0.00397013</text:p>
          </table:table-cell>
          <table:table-cell office:value-type="float" office:value="0.0002575018" calcext:value-type="float">
            <text:p>0.0002575018</text:p>
          </table:table-cell>
          <table:table-cell office:value-type="float" office:value="973" calcext:value-type="float">
            <text:p>973</text:p>
          </table:table-cell>
          <table:table-cell table:formula="of:=[.B700]-180" office:value-type="float" office:value="-0.877380371100003" calcext:value-type="float">
            <text:p>-0.8773803711</text:p>
          </table:table-cell>
          <table:table-cell table:formula="of:=[.D700]*100" office:value-type="float" office:value="0.10237865" calcext:value-type="float">
            <text:p>0.10237865</text:p>
          </table:table-cell>
          <table:table-cell table:formula="of:=[.E700]*100" office:value-type="float" office:value="0.405288" calcext:value-type="float">
            <text:p>0.405288</text:p>
          </table:table-cell>
          <table:table-cell table:formula="of:=[.F700]*100" office:value-type="float" office:value="0.397013" calcext:value-type="float">
            <text:p>0.397013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office:value-type="float" office:value="179.1141204834" calcext:value-type="float">
            <text:p>179.1141204834</text:p>
          </table:table-cell>
          <table:table-cell office:value-type="float" office:value="-0.2499240714" calcext:value-type="float">
            <text:p>-0.24992407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0822" calcext:value-type="float">
            <text:p>0.00470822</text:p>
          </table:table-cell>
          <table:table-cell office:value-type="float" office:value="0.00494059" calcext:value-type="float">
            <text:p>0.00494059</text:p>
          </table:table-cell>
          <table:table-cell office:value-type="float" office:value="0.0002630644" calcext:value-type="float">
            <text:p>0.0002630644</text:p>
          </table:table-cell>
          <table:table-cell office:value-type="float" office:value="974" calcext:value-type="float">
            <text:p>974</text:p>
          </table:table-cell>
          <table:table-cell table:formula="of:=[.B701]-180" office:value-type="float" office:value="-0.885879516599999" calcext:value-type="float">
            <text:p>-0.8858795166</text:p>
          </table:table-cell>
          <table:table-cell table:formula="of:=[.D701]*100" office:value-type="float" office:value="0.10237865" calcext:value-type="float">
            <text:p>0.10237865</text:p>
          </table:table-cell>
          <table:table-cell table:formula="of:=[.E701]*100" office:value-type="float" office:value="0.470822" calcext:value-type="float">
            <text:p>0.470822</text:p>
          </table:table-cell>
          <table:table-cell table:formula="of:=[.F701]*100" office:value-type="float" office:value="0.494059" calcext:value-type="float">
            <text:p>0.494059</text:p>
          </table:table-cell>
        </table:table-row>
        <table:table-row table:style-name="ro1">
          <table:table-cell office:value-type="float" office:value="48.78" calcext:value-type="float">
            <text:p>48.78</text:p>
          </table:table-cell>
          <table:table-cell office:value-type="float" office:value="179.1012878418" calcext:value-type="float">
            <text:p>179.1012878418</text:p>
          </table:table-cell>
          <table:table-cell office:value-type="float" office:value="-0.1599307195" calcext:value-type="float">
            <text:p>-0.15993071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4508" calcext:value-type="float">
            <text:p>0.00454508</text:p>
          </table:table-cell>
          <table:table-cell office:value-type="float" office:value="0.00494059" calcext:value-type="float">
            <text:p>0.00494059</text:p>
          </table:table-cell>
          <table:table-cell office:value-type="float" office:value="-0.0000363341" calcext:value-type="float">
            <text:p>-3.63341E-05</text:p>
          </table:table-cell>
          <table:table-cell office:value-type="float" office:value="975" calcext:value-type="float">
            <text:p>975</text:p>
          </table:table-cell>
          <table:table-cell table:formula="of:=[.B702]-180" office:value-type="float" office:value="-0.898712158199999" calcext:value-type="float">
            <text:p>-0.8987121582</text:p>
          </table:table-cell>
          <table:table-cell table:formula="of:=[.D702]*100" office:value-type="float" office:value="0.10237865" calcext:value-type="float">
            <text:p>0.10237865</text:p>
          </table:table-cell>
          <table:table-cell table:formula="of:=[.E702]*100" office:value-type="float" office:value="0.454508" calcext:value-type="float">
            <text:p>0.454508</text:p>
          </table:table-cell>
          <table:table-cell table:formula="of:=[.F702]*100" office:value-type="float" office:value="0.494059" calcext:value-type="float">
            <text:p>0.494059</text:p>
          </table:table-cell>
        </table:table-row>
        <table:table-row table:style-name="ro1">
          <table:table-cell office:value-type="float" office:value="48.83" calcext:value-type="float">
            <text:p>48.83</text:p>
          </table:table-cell>
          <table:table-cell office:value-type="float" office:value="179.0922698975" calcext:value-type="float">
            <text:p>179.0922698975</text:p>
          </table:table-cell>
          <table:table-cell office:value-type="float" office:value="-0.176338773" calcext:value-type="float">
            <text:p>-0.1763387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4573" calcext:value-type="float">
            <text:p>0.00454573</text:p>
          </table:table-cell>
          <table:table-cell office:value-type="float" office:value="0.00494059" calcext:value-type="float">
            <text:p>0.00494059</text:p>
          </table:table-cell>
          <table:table-cell office:value-type="float" office:value="-0.0001312433" calcext:value-type="float">
            <text:p>-0.0001312433</text:p>
          </table:table-cell>
          <table:table-cell office:value-type="float" office:value="976" calcext:value-type="float">
            <text:p>976</text:p>
          </table:table-cell>
          <table:table-cell table:formula="of:=[.B703]-180" office:value-type="float" office:value="-0.907730102500011" calcext:value-type="float">
            <text:p>-0.9077301025</text:p>
          </table:table-cell>
          <table:table-cell table:formula="of:=[.D703]*100" office:value-type="float" office:value="0.10237865" calcext:value-type="float">
            <text:p>0.10237865</text:p>
          </table:table-cell>
          <table:table-cell table:formula="of:=[.E703]*100" office:value-type="float" office:value="0.454573" calcext:value-type="float">
            <text:p>0.454573</text:p>
          </table:table-cell>
          <table:table-cell table:formula="of:=[.F703]*100" office:value-type="float" office:value="0.494059" calcext:value-type="float">
            <text:p>0.494059</text:p>
          </table:table-cell>
        </table:table-row>
        <table:table-row table:style-name="ro1">
          <table:table-cell office:value-type="float" office:value="48.88" calcext:value-type="float">
            <text:p>48.88</text:p>
          </table:table-cell>
          <table:table-cell office:value-type="float" office:value="179.0936584473" calcext:value-type="float">
            <text:p>179.0936584473</text:p>
          </table:table-cell>
          <table:table-cell office:value-type="float" office:value="-0.2110738142" calcext:value-type="float">
            <text:p>-0.21107381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777" calcext:value-type="float">
            <text:p>0.0047777</text:p>
          </table:table-cell>
          <table:table-cell office:value-type="float" office:value="0.00585297" calcext:value-type="float">
            <text:p>0.00585297</text:p>
          </table:table-cell>
          <table:table-cell office:value-type="float" office:value="-0.0000783725" calcext:value-type="float">
            <text:p>-7.83725E-05</text:p>
          </table:table-cell>
          <table:table-cell office:value-type="float" office:value="977" calcext:value-type="float">
            <text:p>977</text:p>
          </table:table-cell>
          <table:table-cell table:formula="of:=[.B704]-180" office:value-type="float" office:value="-0.906341552700013" calcext:value-type="float">
            <text:p>-0.9063415527</text:p>
          </table:table-cell>
          <table:table-cell table:formula="of:=[.D704]*100" office:value-type="float" office:value="0.10237865" calcext:value-type="float">
            <text:p>0.10237865</text:p>
          </table:table-cell>
          <table:table-cell table:formula="of:=[.E704]*100" office:value-type="float" office:value="0.47777" calcext:value-type="float">
            <text:p>0.47777</text:p>
          </table:table-cell>
          <table:table-cell table:formula="of:=[.F704]*100" office:value-type="float" office:value="0.585297" calcext:value-type="float">
            <text:p>0.585297</text:p>
          </table:table-cell>
        </table:table-row>
        <table:table-row table:style-name="ro1">
          <table:table-cell office:value-type="float" office:value="48.93" calcext:value-type="float">
            <text:p>48.93</text:p>
          </table:table-cell>
          <table:table-cell office:value-type="float" office:value="179.0856628418" calcext:value-type="float">
            <text:p>179.0856628418</text:p>
          </table:table-cell>
          <table:table-cell office:value-type="float" office:value="-0.1989930163" calcext:value-type="float">
            <text:p>-0.19899301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5175" calcext:value-type="float">
            <text:p>0.00485175</text:p>
          </table:table-cell>
          <table:table-cell office:value-type="float" office:value="0.00585297" calcext:value-type="float">
            <text:p>0.00585297</text:p>
          </table:table-cell>
          <table:table-cell office:value-type="float" office:value="-0.0000296944" calcext:value-type="float">
            <text:p>-2.96944E-05</text:p>
          </table:table-cell>
          <table:table-cell office:value-type="float" office:value="978" calcext:value-type="float">
            <text:p>978</text:p>
          </table:table-cell>
          <table:table-cell table:formula="of:=[.B705]-180" office:value-type="float" office:value="-0.914337158199999" calcext:value-type="float">
            <text:p>-0.9143371582</text:p>
          </table:table-cell>
          <table:table-cell table:formula="of:=[.D705]*100" office:value-type="float" office:value="0.10237865" calcext:value-type="float">
            <text:p>0.10237865</text:p>
          </table:table-cell>
          <table:table-cell table:formula="of:=[.E705]*100" office:value-type="float" office:value="0.485175" calcext:value-type="float">
            <text:p>0.485175</text:p>
          </table:table-cell>
          <table:table-cell table:formula="of:=[.F705]*100" office:value-type="float" office:value="0.585297" calcext:value-type="float">
            <text:p>0.585297</text:p>
          </table:table-cell>
        </table:table-row>
        <table:table-row table:style-name="ro1">
          <table:table-cell office:value-type="float" office:value="48.98" calcext:value-type="float">
            <text:p>48.98</text:p>
          </table:table-cell>
          <table:table-cell office:value-type="float" office:value="179.0836029053" calcext:value-type="float">
            <text:p>179.0836029053</text:p>
          </table:table-cell>
          <table:table-cell office:value-type="float" office:value="-0.126199222" calcext:value-type="float">
            <text:p>-0.1261992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1589" calcext:value-type="float">
            <text:p>0.00441589</text:p>
          </table:table-cell>
          <table:table-cell office:value-type="float" office:value="0.00585297" calcext:value-type="float">
            <text:p>0.00585297</text:p>
          </table:table-cell>
          <table:table-cell office:value-type="float" office:value="-0.0003162429" calcext:value-type="float">
            <text:p>-0.0003162429</text:p>
          </table:table-cell>
          <table:table-cell office:value-type="float" office:value="979" calcext:value-type="float">
            <text:p>979</text:p>
          </table:table-cell>
          <table:table-cell table:formula="of:=[.B706]-180" office:value-type="float" office:value="-0.916397094699988" calcext:value-type="float">
            <text:p>-0.9163970947</text:p>
          </table:table-cell>
          <table:table-cell table:formula="of:=[.D706]*100" office:value-type="float" office:value="0.10237865" calcext:value-type="float">
            <text:p>0.10237865</text:p>
          </table:table-cell>
          <table:table-cell table:formula="of:=[.E706]*100" office:value-type="float" office:value="0.441589" calcext:value-type="float">
            <text:p>0.441589</text:p>
          </table:table-cell>
          <table:table-cell table:formula="of:=[.F706]*100" office:value-type="float" office:value="0.585297" calcext:value-type="float">
            <text:p>0.585297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office:value-type="float" office:value="179.0647735596" calcext:value-type="float">
            <text:p>179.0647735596</text:p>
          </table:table-cell>
          <table:table-cell office:value-type="float" office:value="-0.1542293671" calcext:value-type="float">
            <text:p>-0.15422936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1227" calcext:value-type="float">
            <text:p>0.00431227</text:p>
          </table:table-cell>
          <table:table-cell office:value-type="float" office:value="0.0066268" calcext:value-type="float">
            <text:p>0.0066268</text:p>
          </table:table-cell>
          <table:table-cell office:value-type="float" office:value="-0.000223714" calcext:value-type="float">
            <text:p>-0.000223714</text:p>
          </table:table-cell>
          <table:table-cell office:value-type="float" office:value="980" calcext:value-type="float">
            <text:p>980</text:p>
          </table:table-cell>
          <table:table-cell table:formula="of:=[.B707]-180" office:value-type="float" office:value="-0.935226440399987" calcext:value-type="float">
            <text:p>-0.9352264404</text:p>
          </table:table-cell>
          <table:table-cell table:formula="of:=[.D707]*100" office:value-type="float" office:value="0.10237865" calcext:value-type="float">
            <text:p>0.10237865</text:p>
          </table:table-cell>
          <table:table-cell table:formula="of:=[.E707]*100" office:value-type="float" office:value="0.431227" calcext:value-type="float">
            <text:p>0.431227</text:p>
          </table:table-cell>
          <table:table-cell table:formula="of:=[.F707]*100" office:value-type="float" office:value="0.66268" calcext:value-type="float">
            <text:p>0.66268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office:value-type="float" office:value="179.059967041" calcext:value-type="float">
            <text:p>179.059967041</text:p>
          </table:table-cell>
          <table:table-cell office:value-type="float" office:value="-0.0944046812" calcext:value-type="float">
            <text:p>-0.09440468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4445" calcext:value-type="float">
            <text:p>0.00384445</text:p>
          </table:table-cell>
          <table:table-cell office:value-type="float" office:value="0.0066268" calcext:value-type="float">
            <text:p>0.0066268</text:p>
          </table:table-cell>
          <table:table-cell office:value-type="float" office:value="-0.0003658929" calcext:value-type="float">
            <text:p>-0.0003658929</text:p>
          </table:table-cell>
          <table:table-cell office:value-type="float" office:value="981" calcext:value-type="float">
            <text:p>981</text:p>
          </table:table-cell>
          <table:table-cell table:formula="of:=[.B708]-180" office:value-type="float" office:value="-0.940032959000007" calcext:value-type="float">
            <text:p>-0.940032959</text:p>
          </table:table-cell>
          <table:table-cell table:formula="of:=[.D708]*100" office:value-type="float" office:value="0.10237865" calcext:value-type="float">
            <text:p>0.10237865</text:p>
          </table:table-cell>
          <table:table-cell table:formula="of:=[.E708]*100" office:value-type="float" office:value="0.384445" calcext:value-type="float">
            <text:p>0.384445</text:p>
          </table:table-cell>
          <table:table-cell table:formula="of:=[.F708]*100" office:value-type="float" office:value="0.66268" calcext:value-type="float">
            <text:p>0.66268</text:p>
          </table:table-cell>
        </table:table-row>
        <table:table-row table:style-name="ro1">
          <table:table-cell office:value-type="float" office:value="49.13" calcext:value-type="float">
            <text:p>49.13</text:p>
          </table:table-cell>
          <table:table-cell office:value-type="float" office:value="179.0601196289" calcext:value-type="float">
            <text:p>179.0601196289</text:p>
          </table:table-cell>
          <table:table-cell office:value-type="float" office:value="-0.1252881561" calcext:value-type="float">
            <text:p>-0.12528815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3856" calcext:value-type="float">
            <text:p>0.00373856</text:p>
          </table:table-cell>
          <table:table-cell office:value-type="float" office:value="0.0072096" calcext:value-type="float">
            <text:p>0.0072096</text:p>
          </table:table-cell>
          <table:table-cell office:value-type="float" office:value="-0.0002467852" calcext:value-type="float">
            <text:p>-0.0002467852</text:p>
          </table:table-cell>
          <table:table-cell office:value-type="float" office:value="982" calcext:value-type="float">
            <text:p>982</text:p>
          </table:table-cell>
          <table:table-cell table:formula="of:=[.B709]-180" office:value-type="float" office:value="-0.939880371100003" calcext:value-type="float">
            <text:p>-0.9398803711</text:p>
          </table:table-cell>
          <table:table-cell table:formula="of:=[.D709]*100" office:value-type="float" office:value="0.10237865" calcext:value-type="float">
            <text:p>0.10237865</text:p>
          </table:table-cell>
          <table:table-cell table:formula="of:=[.E709]*100" office:value-type="float" office:value="0.373856" calcext:value-type="float">
            <text:p>0.373856</text:p>
          </table:table-cell>
          <table:table-cell table:formula="of:=[.F709]*100" office:value-type="float" office:value="0.72096" calcext:value-type="float">
            <text:p>0.72096</text:p>
          </table:table-cell>
        </table:table-row>
        <table:table-row table:style-name="ro1">
          <table:table-cell office:value-type="float" office:value="49.18" calcext:value-type="float">
            <text:p>49.18</text:p>
          </table:table-cell>
          <table:table-cell office:value-type="float" office:value="179.0717010498" calcext:value-type="float">
            <text:p>179.0717010498</text:p>
          </table:table-cell>
          <table:table-cell office:value-type="float" office:value="-0.1131174232" calcext:value-type="float">
            <text:p>-0.11311742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8687" calcext:value-type="float">
            <text:p>0.00358687</text:p>
          </table:table-cell>
          <table:table-cell office:value-type="float" office:value="0.0072096" calcext:value-type="float">
            <text:p>0.0072096</text:p>
          </table:table-cell>
          <table:table-cell office:value-type="float" office:value="-0.0001513815" calcext:value-type="float">
            <text:p>-0.0001513815</text:p>
          </table:table-cell>
          <table:table-cell office:value-type="float" office:value="983" calcext:value-type="float">
            <text:p>983</text:p>
          </table:table-cell>
          <table:table-cell table:formula="of:=[.B710]-180" office:value-type="float" office:value="-0.928298950200002" calcext:value-type="float">
            <text:p>-0.9282989502</text:p>
          </table:table-cell>
          <table:table-cell table:formula="of:=[.D710]*100" office:value-type="float" office:value="0.10237865" calcext:value-type="float">
            <text:p>0.10237865</text:p>
          </table:table-cell>
          <table:table-cell table:formula="of:=[.E710]*100" office:value-type="float" office:value="0.358687" calcext:value-type="float">
            <text:p>0.358687</text:p>
          </table:table-cell>
          <table:table-cell table:formula="of:=[.F710]*100" office:value-type="float" office:value="0.72096" calcext:value-type="float">
            <text:p>0.72096</text:p>
          </table:table-cell>
        </table:table-row>
        <table:table-row table:style-name="ro1">
          <table:table-cell office:value-type="float" office:value="49.23" calcext:value-type="float">
            <text:p>49.23</text:p>
          </table:table-cell>
          <table:table-cell office:value-type="float" office:value="179.0827484131" calcext:value-type="float">
            <text:p>179.0827484131</text:p>
          </table:table-cell>
          <table:table-cell office:value-type="float" office:value="-0.0933986531" calcext:value-type="float">
            <text:p>-0.09339865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5435" calcext:value-type="float">
            <text:p>0.00335435</text:p>
          </table:table-cell>
          <table:table-cell office:value-type="float" office:value="0.00719857" calcext:value-type="float">
            <text:p>0.00719857</text:p>
          </table:table-cell>
          <table:table-cell office:value-type="float" office:value="-0.0001996431" calcext:value-type="float">
            <text:p>-0.0001996431</text:p>
          </table:table-cell>
          <table:table-cell office:value-type="float" office:value="984" calcext:value-type="float">
            <text:p>984</text:p>
          </table:table-cell>
          <table:table-cell table:formula="of:=[.B711]-180" office:value-type="float" office:value="-0.917251586899994" calcext:value-type="float">
            <text:p>-0.9172515869</text:p>
          </table:table-cell>
          <table:table-cell table:formula="of:=[.D711]*100" office:value-type="float" office:value="0.10237865" calcext:value-type="float">
            <text:p>0.10237865</text:p>
          </table:table-cell>
          <table:table-cell table:formula="of:=[.E711]*100" office:value-type="float" office:value="0.335435" calcext:value-type="float">
            <text:p>0.335435</text:p>
          </table:table-cell>
          <table:table-cell table:formula="of:=[.F711]*100" office:value-type="float" office:value="0.719857" calcext:value-type="float">
            <text:p>0.719857</text:p>
          </table:table-cell>
        </table:table-row>
        <table:table-row table:style-name="ro1">
          <table:table-cell office:value-type="float" office:value="49.28" calcext:value-type="float">
            <text:p>49.28</text:p>
          </table:table-cell>
          <table:table-cell office:value-type="float" office:value="179.0911865234" calcext:value-type="float">
            <text:p>179.0911865234</text:p>
          </table:table-cell>
          <table:table-cell office:value-type="float" office:value="-0.0255511417" calcext:value-type="float">
            <text:p>-0.02555114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4716" calcext:value-type="float">
            <text:p>0.00274716</text:p>
          </table:table-cell>
          <table:table-cell office:value-type="float" office:value="0.00758543" calcext:value-type="float">
            <text:p>0.00758543</text:p>
          </table:table-cell>
          <table:table-cell office:value-type="float" office:value="-0.0002722221" calcext:value-type="float">
            <text:p>-0.0002722221</text:p>
          </table:table-cell>
          <table:table-cell office:value-type="float" office:value="985" calcext:value-type="float">
            <text:p>985</text:p>
          </table:table-cell>
          <table:table-cell table:formula="of:=[.B712]-180" office:value-type="float" office:value="-0.908813476599988" calcext:value-type="float">
            <text:p>-0.9088134766</text:p>
          </table:table-cell>
          <table:table-cell table:formula="of:=[.D712]*100" office:value-type="float" office:value="0.10237865" calcext:value-type="float">
            <text:p>0.10237865</text:p>
          </table:table-cell>
          <table:table-cell table:formula="of:=[.E712]*100" office:value-type="float" office:value="0.274716" calcext:value-type="float">
            <text:p>0.274716</text:p>
          </table:table-cell>
          <table:table-cell table:formula="of:=[.F712]*100" office:value-type="float" office:value="0.758543" calcext:value-type="float">
            <text:p>0.758543</text:p>
          </table:table-cell>
        </table:table-row>
        <table:table-row table:style-name="ro1">
          <table:table-cell office:value-type="float" office:value="49.33" calcext:value-type="float">
            <text:p>49.33</text:p>
          </table:table-cell>
          <table:table-cell office:value-type="float" office:value="179.1119689941" calcext:value-type="float">
            <text:p>179.1119689941</text:p>
          </table:table-cell>
          <table:table-cell office:value-type="float" office:value="-0.0048392375" calcext:value-type="float">
            <text:p>-0.00483923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0448" calcext:value-type="float">
            <text:p>0.00220448</text:p>
          </table:table-cell>
          <table:table-cell office:value-type="float" office:value="0.00758543" calcext:value-type="float">
            <text:p>0.00758543</text:p>
          </table:table-cell>
          <table:table-cell office:value-type="float" office:value="-0.0004590805" calcext:value-type="float">
            <text:p>-0.0004590805</text:p>
          </table:table-cell>
          <table:table-cell office:value-type="float" office:value="986" calcext:value-type="float">
            <text:p>986</text:p>
          </table:table-cell>
          <table:table-cell table:formula="of:=[.B713]-180" office:value-type="float" office:value="-0.88803100589999" calcext:value-type="float">
            <text:p>-0.8880310059</text:p>
          </table:table-cell>
          <table:table-cell table:formula="of:=[.D713]*100" office:value-type="float" office:value="0.10237865" calcext:value-type="float">
            <text:p>0.10237865</text:p>
          </table:table-cell>
          <table:table-cell table:formula="of:=[.E713]*100" office:value-type="float" office:value="0.220448" calcext:value-type="float">
            <text:p>0.220448</text:p>
          </table:table-cell>
          <table:table-cell table:formula="of:=[.F713]*100" office:value-type="float" office:value="0.758543" calcext:value-type="float">
            <text:p>0.758543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179.1175689697" calcext:value-type="float">
            <text:p>179.1175689697</text:p>
          </table:table-cell>
          <table:table-cell office:value-type="float" office:value="0.0465094614" calcext:value-type="float">
            <text:p>0.04650946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0058" calcext:value-type="float">
            <text:p>0.00150058</text:p>
          </table:table-cell>
          <table:table-cell office:value-type="float" office:value="0.00745726" calcext:value-type="float">
            <text:p>0.00745726</text:p>
          </table:table-cell>
          <table:table-cell office:value-type="float" office:value="-0.0004160019" calcext:value-type="float">
            <text:p>-0.0004160019</text:p>
          </table:table-cell>
          <table:table-cell office:value-type="float" office:value="987" calcext:value-type="float">
            <text:p>987</text:p>
          </table:table-cell>
          <table:table-cell table:formula="of:=[.B714]-180" office:value-type="float" office:value="-0.882431030300012" calcext:value-type="float">
            <text:p>-0.8824310303</text:p>
          </table:table-cell>
          <table:table-cell table:formula="of:=[.D714]*100" office:value-type="float" office:value="0.10237865" calcext:value-type="float">
            <text:p>0.10237865</text:p>
          </table:table-cell>
          <table:table-cell table:formula="of:=[.E714]*100" office:value-type="float" office:value="0.150058" calcext:value-type="float">
            <text:p>0.150058</text:p>
          </table:table-cell>
          <table:table-cell table:formula="of:=[.F714]*100" office:value-type="float" office:value="0.745726" calcext:value-type="float">
            <text:p>0.745726</text:p>
          </table:table-cell>
        </table:table-row>
        <table:table-row table:style-name="ro1">
          <table:table-cell office:value-type="float" office:value="49.43" calcext:value-type="float">
            <text:p>49.43</text:p>
          </table:table-cell>
          <table:table-cell office:value-type="float" office:value="179.1483459473" calcext:value-type="float">
            <text:p>179.1483459473</text:p>
          </table:table-cell>
          <table:table-cell office:value-type="float" office:value="0.0481166574" calcext:value-type="float">
            <text:p>0.04811665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2079" calcext:value-type="float">
            <text:p>0.00102079</text:p>
          </table:table-cell>
          <table:table-cell office:value-type="float" office:value="0.00777769" calcext:value-type="float">
            <text:p>0.00777769</text:p>
          </table:table-cell>
          <table:table-cell office:value-type="float" office:value="-0.0003310451" calcext:value-type="float">
            <text:p>-0.0003310451</text:p>
          </table:table-cell>
          <table:table-cell office:value-type="float" office:value="988" calcext:value-type="float">
            <text:p>988</text:p>
          </table:table-cell>
          <table:table-cell table:formula="of:=[.B715]-180" office:value-type="float" office:value="-0.851654052700013" calcext:value-type="float">
            <text:p>-0.8516540527</text:p>
          </table:table-cell>
          <table:table-cell table:formula="of:=[.D715]*100" office:value-type="float" office:value="0.10237865" calcext:value-type="float">
            <text:p>0.10237865</text:p>
          </table:table-cell>
          <table:table-cell table:formula="of:=[.E715]*100" office:value-type="float" office:value="0.102079" calcext:value-type="float">
            <text:p>0.102079</text:p>
          </table:table-cell>
          <table:table-cell table:formula="of:=[.F715]*100" office:value-type="float" office:value="0.777769" calcext:value-type="float">
            <text:p>0.777769</text:p>
          </table:table-cell>
        </table:table-row>
        <table:table-row table:style-name="ro1">
          <table:table-cell office:value-type="float" office:value="49.48" calcext:value-type="float">
            <text:p>49.48</text:p>
          </table:table-cell>
          <table:table-cell office:value-type="float" office:value="179.1663665771" calcext:value-type="float">
            <text:p>179.1663665771</text:p>
          </table:table-cell>
          <table:table-cell office:value-type="float" office:value="0.1586028597" calcext:value-type="float">
            <text:p>0.15860285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03539" calcext:value-type="float">
            <text:p>-0.00003539</text:p>
          </table:table-cell>
          <table:table-cell office:value-type="float" office:value="0.00777769" calcext:value-type="float">
            <text:p>0.00777769</text:p>
          </table:table-cell>
          <table:table-cell office:value-type="float" office:value="-0.0006818594" calcext:value-type="float">
            <text:p>-0.0006818594</text:p>
          </table:table-cell>
          <table:table-cell office:value-type="float" office:value="989" calcext:value-type="float">
            <text:p>989</text:p>
          </table:table-cell>
          <table:table-cell table:formula="of:=[.B716]-180" office:value-type="float" office:value="-0.833633422899993" calcext:value-type="float">
            <text:p>-0.8336334229</text:p>
          </table:table-cell>
          <table:table-cell table:formula="of:=[.D716]*100" office:value-type="float" office:value="0.10237865" calcext:value-type="float">
            <text:p>0.10237865</text:p>
          </table:table-cell>
          <table:table-cell table:formula="of:=[.E716]*100" office:value-type="float" office:value="-0.003539" calcext:value-type="float">
            <text:p>-0.003539</text:p>
          </table:table-cell>
          <table:table-cell table:formula="of:=[.F716]*100" office:value-type="float" office:value="0.777769" calcext:value-type="float">
            <text:p>0.777769</text:p>
          </table:table-cell>
        </table:table-row>
        <table:table-row table:style-name="ro1">
          <table:table-cell office:value-type="float" office:value="49.53" calcext:value-type="float">
            <text:p>49.53</text:p>
          </table:table-cell>
          <table:table-cell office:value-type="float" office:value="179.1854095459" calcext:value-type="float">
            <text:p>179.1854095459</text:p>
          </table:table-cell>
          <table:table-cell office:value-type="float" office:value="0.2446830071" calcext:value-type="float">
            <text:p>0.24468300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131298" calcext:value-type="float">
            <text:p>-0.00131298</text:p>
          </table:table-cell>
          <table:table-cell office:value-type="float" office:value="0.00781259" calcext:value-type="float">
            <text:p>0.00781259</text:p>
          </table:table-cell>
          <table:table-cell office:value-type="float" office:value="-0.0008209358" calcext:value-type="float">
            <text:p>-0.0008209358</text:p>
          </table:table-cell>
          <table:table-cell office:value-type="float" office:value="990" calcext:value-type="float">
            <text:p>990</text:p>
          </table:table-cell>
          <table:table-cell table:formula="of:=[.B717]-180" office:value-type="float" office:value="-0.814590454099999" calcext:value-type="float">
            <text:p>-0.8145904541</text:p>
          </table:table-cell>
          <table:table-cell table:formula="of:=[.D717]*100" office:value-type="float" office:value="0.10237865" calcext:value-type="float">
            <text:p>0.10237865</text:p>
          </table:table-cell>
          <table:table-cell table:formula="of:=[.E717]*100" office:value-type="float" office:value="-0.131298" calcext:value-type="float">
            <text:p>-0.131298</text:p>
          </table:table-cell>
          <table:table-cell table:formula="of:=[.F717]*100" office:value-type="float" office:value="0.781259" calcext:value-type="float">
            <text:p>0.781259</text:p>
          </table:table-cell>
        </table:table-row>
        <table:table-row table:style-name="ro1">
          <table:table-cell office:value-type="float" office:value="49.58" calcext:value-type="float">
            <text:p>49.58</text:p>
          </table:table-cell>
          <table:table-cell office:value-type="float" office:value="179.2153930664" calcext:value-type="float">
            <text:p>179.2153930664</text:p>
          </table:table-cell>
          <table:table-cell office:value-type="float" office:value="0.2980497395" calcext:value-type="float">
            <text:p>0.29804973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52008" calcext:value-type="float">
            <text:p>-0.00252008</text:p>
          </table:table-cell>
          <table:table-cell office:value-type="float" office:value="0.00781259" calcext:value-type="float">
            <text:p>0.00781259</text:p>
          </table:table-cell>
          <table:table-cell office:value-type="float" office:value="-0.0007038614" calcext:value-type="float">
            <text:p>-0.0007038614</text:p>
          </table:table-cell>
          <table:table-cell office:value-type="float" office:value="991" calcext:value-type="float">
            <text:p>991</text:p>
          </table:table-cell>
          <table:table-cell table:formula="of:=[.B718]-180" office:value-type="float" office:value="-0.784606933600003" calcext:value-type="float">
            <text:p>-0.7846069336</text:p>
          </table:table-cell>
          <table:table-cell table:formula="of:=[.D718]*100" office:value-type="float" office:value="0.10237865" calcext:value-type="float">
            <text:p>0.10237865</text:p>
          </table:table-cell>
          <table:table-cell table:formula="of:=[.E718]*100" office:value-type="float" office:value="-0.252008" calcext:value-type="float">
            <text:p>-0.252008</text:p>
          </table:table-cell>
          <table:table-cell table:formula="of:=[.F718]*100" office:value-type="float" office:value="0.781259" calcext:value-type="float">
            <text:p>0.781259</text:p>
          </table:table-cell>
        </table:table-row>
        <table:table-row table:style-name="ro1">
          <table:table-cell office:value-type="float" office:value="49.63" calcext:value-type="float">
            <text:p>49.63</text:p>
          </table:table-cell>
          <table:table-cell office:value-type="float" office:value="179.2357788086" calcext:value-type="float">
            <text:p>179.2357788086</text:p>
          </table:table-cell>
          <table:table-cell office:value-type="float" office:value="0.363994663" calcext:value-type="float">
            <text:p>0.3639946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376403" calcext:value-type="float">
            <text:p>-0.00376403</text:p>
          </table:table-cell>
          <table:table-cell office:value-type="float" office:value="0.00756598" calcext:value-type="float">
            <text:p>0.00756598</text:p>
          </table:table-cell>
          <table:table-cell office:value-type="float" office:value="-0.0010440581" calcext:value-type="float">
            <text:p>-0.0010440581</text:p>
          </table:table-cell>
          <table:table-cell office:value-type="float" office:value="992" calcext:value-type="float">
            <text:p>992</text:p>
          </table:table-cell>
          <table:table-cell table:formula="of:=[.B719]-180" office:value-type="float" office:value="-0.764221191399997" calcext:value-type="float">
            <text:p>-0.7642211914</text:p>
          </table:table-cell>
          <table:table-cell table:formula="of:=[.D719]*100" office:value-type="float" office:value="0.10237865" calcext:value-type="float">
            <text:p>0.10237865</text:p>
          </table:table-cell>
          <table:table-cell table:formula="of:=[.E719]*100" office:value-type="float" office:value="-0.376403" calcext:value-type="float">
            <text:p>-0.376403</text:p>
          </table:table-cell>
          <table:table-cell table:formula="of:=[.F719]*100" office:value-type="float" office:value="0.756598" calcext:value-type="float">
            <text:p>0.756598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179.271774292" calcext:value-type="float">
            <text:p>179.271774292</text:p>
          </table:table-cell>
          <table:table-cell office:value-type="float" office:value="0.519998892" calcext:value-type="float">
            <text:p>0.5199988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563284" calcext:value-type="float">
            <text:p>-0.00563284</text:p>
          </table:table-cell>
          <table:table-cell office:value-type="float" office:value="0.00771824" calcext:value-type="float">
            <text:p>0.00771824</text:p>
          </table:table-cell>
          <table:table-cell office:value-type="float" office:value="-0.0011451808" calcext:value-type="float">
            <text:p>-0.0011451808</text:p>
          </table:table-cell>
          <table:table-cell office:value-type="float" office:value="993" calcext:value-type="float">
            <text:p>993</text:p>
          </table:table-cell>
          <table:table-cell table:formula="of:=[.B720]-180" office:value-type="float" office:value="-0.728225707999997" calcext:value-type="float">
            <text:p>-0.728225708</text:p>
          </table:table-cell>
          <table:table-cell table:formula="of:=[.D720]*100" office:value-type="float" office:value="0.10237865" calcext:value-type="float">
            <text:p>0.10237865</text:p>
          </table:table-cell>
          <table:table-cell table:formula="of:=[.E720]*100" office:value-type="float" office:value="-0.563284" calcext:value-type="float">
            <text:p>-0.563284</text:p>
          </table:table-cell>
          <table:table-cell table:formula="of:=[.F720]*100" office:value-type="float" office:value="0.771824" calcext:value-type="float">
            <text:p>0.771824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79.3220672607" calcext:value-type="float">
            <text:p>179.3220672607</text:p>
          </table:table-cell>
          <table:table-cell office:value-type="float" office:value="0.6091374576" calcext:value-type="float">
            <text:p>0.60913745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747236" calcext:value-type="float">
            <text:p>-0.00747236</text:p>
          </table:table-cell>
          <table:table-cell office:value-type="float" office:value="0.00771824" calcext:value-type="float">
            <text:p>0.00771824</text:p>
          </table:table-cell>
          <table:table-cell office:value-type="float" office:value="-0.0011697602" calcext:value-type="float">
            <text:p>-0.0011697602</text:p>
          </table:table-cell>
          <table:table-cell office:value-type="float" office:value="994" calcext:value-type="float">
            <text:p>994</text:p>
          </table:table-cell>
          <table:table-cell table:formula="of:=[.B721]-180" office:value-type="float" office:value="-0.67793273929999" calcext:value-type="float">
            <text:p>-0.6779327393</text:p>
          </table:table-cell>
          <table:table-cell table:formula="of:=[.D721]*100" office:value-type="float" office:value="0.10237865" calcext:value-type="float">
            <text:p>0.10237865</text:p>
          </table:table-cell>
          <table:table-cell table:formula="of:=[.E721]*100" office:value-type="float" office:value="-0.747236" calcext:value-type="float">
            <text:p>-0.747236</text:p>
          </table:table-cell>
          <table:table-cell table:formula="of:=[.F721]*100" office:value-type="float" office:value="0.771824" calcext:value-type="float">
            <text:p>0.771824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179.358291626" calcext:value-type="float">
            <text:p>179.358291626</text:p>
          </table:table-cell>
          <table:table-cell office:value-type="float" office:value="0.6119798782" calcext:value-type="float">
            <text:p>0.61197987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871714" calcext:value-type="float">
            <text:p>-0.00871714</text:p>
          </table:table-cell>
          <table:table-cell office:value-type="float" office:value="0.00748367" calcext:value-type="float">
            <text:p>0.00748367</text:p>
          </table:table-cell>
          <table:table-cell office:value-type="float" office:value="-0.0009592591" calcext:value-type="float">
            <text:p>-0.0009592591</text:p>
          </table:table-cell>
          <table:table-cell office:value-type="float" office:value="995" calcext:value-type="float">
            <text:p>995</text:p>
          </table:table-cell>
          <table:table-cell table:formula="of:=[.B722]-180" office:value-type="float" office:value="-0.64170837399999" calcext:value-type="float">
            <text:p>-0.641708374</text:p>
          </table:table-cell>
          <table:table-cell table:formula="of:=[.D722]*100" office:value-type="float" office:value="0.10237865" calcext:value-type="float">
            <text:p>0.10237865</text:p>
          </table:table-cell>
          <table:table-cell table:formula="of:=[.E722]*100" office:value-type="float" office:value="-0.871714" calcext:value-type="float">
            <text:p>-0.871714</text:p>
          </table:table-cell>
          <table:table-cell table:formula="of:=[.F722]*100" office:value-type="float" office:value="0.748367" calcext:value-type="float">
            <text:p>0.748367</text:p>
          </table:table-cell>
        </table:table-row>
        <table:table-row table:style-name="ro1">
          <table:table-cell office:value-type="float" office:value="49.83" calcext:value-type="float">
            <text:p>49.83</text:p>
          </table:table-cell>
          <table:table-cell office:value-type="float" office:value="179.378112793" calcext:value-type="float">
            <text:p>179.378112793</text:p>
          </table:table-cell>
          <table:table-cell office:value-type="float" office:value="0.7068428949" calcext:value-type="float">
            <text:p>0.70684289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017896" calcext:value-type="float">
            <text:p>-0.01017896</text:p>
          </table:table-cell>
          <table:table-cell office:value-type="float" office:value="0.00748367" calcext:value-type="float">
            <text:p>0.00748367</text:p>
          </table:table-cell>
          <table:table-cell office:value-type="float" office:value="-0.0010700565" calcext:value-type="float">
            <text:p>-0.0010700565</text:p>
          </table:table-cell>
          <table:table-cell office:value-type="float" office:value="996" calcext:value-type="float">
            <text:p>996</text:p>
          </table:table-cell>
          <table:table-cell table:formula="of:=[.B723]-180" office:value-type="float" office:value="-0.621887206999986" calcext:value-type="float">
            <text:p>-0.621887207</text:p>
          </table:table-cell>
          <table:table-cell table:formula="of:=[.D723]*100" office:value-type="float" office:value="0.10237865" calcext:value-type="float">
            <text:p>0.10237865</text:p>
          </table:table-cell>
          <table:table-cell table:formula="of:=[.E723]*100" office:value-type="float" office:value="-1.017896" calcext:value-type="float">
            <text:p>-1.017896</text:p>
          </table:table-cell>
          <table:table-cell table:formula="of:=[.F723]*100" office:value-type="float" office:value="0.748367" calcext:value-type="float">
            <text:p>0.748367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179.3834991455" calcext:value-type="float">
            <text:p>179.3834991455</text:p>
          </table:table-cell>
          <table:table-cell office:value-type="float" office:value="0.8758938822" calcext:value-type="float">
            <text:p>0.87589388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227992" calcext:value-type="float">
            <text:p>-0.01227992</text:p>
          </table:table-cell>
          <table:table-cell office:value-type="float" office:value="0.00715573" calcext:value-type="float">
            <text:p>0.00715573</text:p>
          </table:table-cell>
          <table:table-cell office:value-type="float" office:value="-0.0013117728" calcext:value-type="float">
            <text:p>-0.0013117728</text:p>
          </table:table-cell>
          <table:table-cell office:value-type="float" office:value="997" calcext:value-type="float">
            <text:p>997</text:p>
          </table:table-cell>
          <table:table-cell table:formula="of:=[.B724]-180" office:value-type="float" office:value="-0.616500854500004" calcext:value-type="float">
            <text:p>-0.6165008545</text:p>
          </table:table-cell>
          <table:table-cell table:formula="of:=[.D724]*100" office:value-type="float" office:value="0.10237865" calcext:value-type="float">
            <text:p>0.10237865</text:p>
          </table:table-cell>
          <table:table-cell table:formula="of:=[.E724]*100" office:value-type="float" office:value="-1.227992" calcext:value-type="float">
            <text:p>-1.227992</text:p>
          </table:table-cell>
          <table:table-cell table:formula="of:=[.F724]*100" office:value-type="float" office:value="0.715573" calcext:value-type="float">
            <text:p>0.715573</text:p>
          </table:table-cell>
        </table:table-row>
        <table:table-row table:style-name="ro1">
          <table:table-cell office:value-type="float" office:value="49.93" calcext:value-type="float">
            <text:p>49.93</text:p>
          </table:table-cell>
          <table:table-cell office:value-type="float" office:value="179.3824920654" calcext:value-type="float">
            <text:p>179.3824920654</text:p>
          </table:table-cell>
          <table:table-cell office:value-type="float" office:value="0.9465684204" calcext:value-type="float">
            <text:p>0.94656842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415106" calcext:value-type="float">
            <text:p>-0.01415106</text:p>
          </table:table-cell>
          <table:table-cell office:value-type="float" office:value="0.00705599" calcext:value-type="float">
            <text:p>0.00705599</text:p>
          </table:table-cell>
          <table:table-cell office:value-type="float" office:value="-0.0011148464" calcext:value-type="float">
            <text:p>-0.0011148464</text:p>
          </table:table-cell>
          <table:table-cell office:value-type="float" office:value="998" calcext:value-type="float">
            <text:p>998</text:p>
          </table:table-cell>
          <table:table-cell table:formula="of:=[.B725]-180" office:value-type="float" office:value="-0.617507934600013" calcext:value-type="float">
            <text:p>-0.6175079346</text:p>
          </table:table-cell>
          <table:table-cell table:formula="of:=[.D725]*100" office:value-type="float" office:value="0.10237865" calcext:value-type="float">
            <text:p>0.10237865</text:p>
          </table:table-cell>
          <table:table-cell table:formula="of:=[.E725]*100" office:value-type="float" office:value="-1.415106" calcext:value-type="float">
            <text:p>-1.415106</text:p>
          </table:table-cell>
          <table:table-cell table:formula="of:=[.F725]*100" office:value-type="float" office:value="0.705599" calcext:value-type="float">
            <text:p>0.705599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179.39012146" calcext:value-type="float">
            <text:p>179.39012146</text:p>
          </table:table-cell>
          <table:table-cell office:value-type="float" office:value="1.0369844891" calcext:value-type="float">
            <text:p>1.03698448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600064" calcext:value-type="float">
            <text:p>-0.01600064</text:p>
          </table:table-cell>
          <table:table-cell office:value-type="float" office:value="0.00705599" calcext:value-type="float">
            <text:p>0.00705599</text:p>
          </table:table-cell>
          <table:table-cell office:value-type="float" office:value="-0.001247367" calcext:value-type="float">
            <text:p>-0.001247367</text:p>
          </table:table-cell>
          <table:table-cell office:value-type="float" office:value="999" calcext:value-type="float">
            <text:p>999</text:p>
          </table:table-cell>
          <table:table-cell table:formula="of:=[.B726]-180" office:value-type="float" office:value="-0.609878540000011" calcext:value-type="float">
            <text:p>-0.60987854</text:p>
          </table:table-cell>
          <table:table-cell table:formula="of:=[.D726]*100" office:value-type="float" office:value="0.10237865" calcext:value-type="float">
            <text:p>0.10237865</text:p>
          </table:table-cell>
          <table:table-cell table:formula="of:=[.E726]*100" office:value-type="float" office:value="-1.600064" calcext:value-type="float">
            <text:p>-1.600064</text:p>
          </table:table-cell>
          <table:table-cell table:formula="of:=[.F726]*100" office:value-type="float" office:value="0.705599" calcext:value-type="float">
            <text:p>0.705599</text:p>
          </table:table-cell>
        </table:table-row>
        <table:table-row table:style-name="ro1">
          <table:table-cell office:value-type="float" office:value="50.03" calcext:value-type="float">
            <text:p>50.03</text:p>
          </table:table-cell>
          <table:table-cell office:value-type="float" office:value="179.3922576904" calcext:value-type="float">
            <text:p>179.3922576904</text:p>
          </table:table-cell>
          <table:table-cell office:value-type="float" office:value="1.1177531741" calcext:value-type="float">
            <text:p>1.11775317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777155" calcext:value-type="float">
            <text:p>-0.01777155</text:p>
          </table:table-cell>
          <table:table-cell office:value-type="float" office:value="0.00632535" calcext:value-type="float">
            <text:p>0.00632535</text:p>
          </table:table-cell>
          <table:table-cell office:value-type="float" office:value="-0.0012469123" calcext:value-type="float">
            <text:p>-0.0012469123</text:p>
          </table:table-cell>
          <table:table-cell office:value-type="float" office:value="1000" calcext:value-type="float">
            <text:p>1000</text:p>
          </table:table-cell>
          <table:table-cell table:formula="of:=[.B727]-180" office:value-type="float" office:value="-0.607742309600013" calcext:value-type="float">
            <text:p>-0.6077423096</text:p>
          </table:table-cell>
          <table:table-cell table:formula="of:=[.D727]*100" office:value-type="float" office:value="0.10237865" calcext:value-type="float">
            <text:p>0.10237865</text:p>
          </table:table-cell>
          <table:table-cell table:formula="of:=[.E727]*100" office:value-type="float" office:value="-1.777155" calcext:value-type="float">
            <text:p>-1.777155</text:p>
          </table:table-cell>
          <table:table-cell table:formula="of:=[.F727]*100" office:value-type="float" office:value="0.632535" calcext:value-type="float">
            <text:p>0.632535</text:p>
          </table:table-cell>
        </table:table-row>
        <table:table-row table:style-name="ro1">
          <table:table-cell office:value-type="float" office:value="50.08" calcext:value-type="float">
            <text:p>50.08</text:p>
          </table:table-cell>
          <table:table-cell office:value-type="float" office:value="179.3879089355" calcext:value-type="float">
            <text:p>179.3879089355</text:p>
          </table:table-cell>
          <table:table-cell office:value-type="float" office:value="1.287508423" calcext:value-type="float">
            <text:p>1.2875084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08318" calcext:value-type="float">
            <text:p>-0.02008318</text:p>
          </table:table-cell>
          <table:table-cell office:value-type="float" office:value="0.00632535" calcext:value-type="float">
            <text:p>0.00632535</text:p>
          </table:table-cell>
          <table:table-cell office:value-type="float" office:value="-0.0013978972" calcext:value-type="float">
            <text:p>-0.0013978972</text:p>
          </table:table-cell>
          <table:table-cell office:value-type="float" office:value="1001" calcext:value-type="float">
            <text:p>1001</text:p>
          </table:table-cell>
          <table:table-cell table:formula="of:=[.B728]-180" office:value-type="float" office:value="-0.612091064499992" calcext:value-type="float">
            <text:p>-0.6120910645</text:p>
          </table:table-cell>
          <table:table-cell table:formula="of:=[.D728]*100" office:value-type="float" office:value="0.10237865" calcext:value-type="float">
            <text:p>0.10237865</text:p>
          </table:table-cell>
          <table:table-cell table:formula="of:=[.E728]*100" office:value-type="float" office:value="-2.008318" calcext:value-type="float">
            <text:p>-2.008318</text:p>
          </table:table-cell>
          <table:table-cell table:formula="of:=[.F728]*100" office:value-type="float" office:value="0.632535" calcext:value-type="float">
            <text:p>0.632535</text:p>
          </table:table-cell>
        </table:table-row>
        <table:table-row table:style-name="ro1">
          <table:table-cell office:value-type="float" office:value="50.13" calcext:value-type="float">
            <text:p>50.13</text:p>
          </table:table-cell>
          <table:table-cell office:value-type="float" office:value="179.4026184082" calcext:value-type="float">
            <text:p>179.4026184082</text:p>
          </table:table-cell>
          <table:table-cell office:value-type="float" office:value="1.3829090877" calcext:value-type="float">
            <text:p>1.38290908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225952" calcext:value-type="float">
            <text:p>-0.02225952</text:p>
          </table:table-cell>
          <table:table-cell office:value-type="float" office:value="0.00568085" calcext:value-type="float">
            <text:p>0.00568085</text:p>
          </table:table-cell>
          <table:table-cell office:value-type="float" office:value="-0.0014132333" calcext:value-type="float">
            <text:p>-0.0014132333</text:p>
          </table:table-cell>
          <table:table-cell office:value-type="float" office:value="1002" calcext:value-type="float">
            <text:p>1002</text:p>
          </table:table-cell>
          <table:table-cell table:formula="of:=[.B729]-180" office:value-type="float" office:value="-0.597381591800001" calcext:value-type="float">
            <text:p>-0.5973815918</text:p>
          </table:table-cell>
          <table:table-cell table:formula="of:=[.D729]*100" office:value-type="float" office:value="0.10237865" calcext:value-type="float">
            <text:p>0.10237865</text:p>
          </table:table-cell>
          <table:table-cell table:formula="of:=[.E729]*100" office:value-type="float" office:value="-2.225952" calcext:value-type="float">
            <text:p>-2.225952</text:p>
          </table:table-cell>
          <table:table-cell table:formula="of:=[.F729]*100" office:value-type="float" office:value="0.568085" calcext:value-type="float">
            <text:p>0.568085</text:p>
          </table:table-cell>
        </table:table-row>
        <table:table-row table:style-name="ro1">
          <table:table-cell office:value-type="float" office:value="50.18" calcext:value-type="float">
            <text:p>50.18</text:p>
          </table:table-cell>
          <table:table-cell office:value-type="float" office:value="179.3980102539" calcext:value-type="float">
            <text:p>179.3980102539</text:p>
          </table:table-cell>
          <table:table-cell office:value-type="float" office:value="1.5066135104" calcext:value-type="float">
            <text:p>1.50661351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453437" calcext:value-type="float">
            <text:p>-0.02453437</text:p>
          </table:table-cell>
          <table:table-cell office:value-type="float" office:value="0.00511632" calcext:value-type="float">
            <text:p>0.00511632</text:p>
          </table:table-cell>
          <table:table-cell office:value-type="float" office:value="-0.0013190465" calcext:value-type="float">
            <text:p>-0.0013190465</text:p>
          </table:table-cell>
          <table:table-cell office:value-type="float" office:value="1003" calcext:value-type="float">
            <text:p>1003</text:p>
          </table:table-cell>
          <table:table-cell table:formula="of:=[.B730]-180" office:value-type="float" office:value="-0.601989746100003" calcext:value-type="float">
            <text:p>-0.6019897461</text:p>
          </table:table-cell>
          <table:table-cell table:formula="of:=[.D730]*100" office:value-type="float" office:value="0.10237865" calcext:value-type="float">
            <text:p>0.10237865</text:p>
          </table:table-cell>
          <table:table-cell table:formula="of:=[.E730]*100" office:value-type="float" office:value="-2.453437" calcext:value-type="float">
            <text:p>-2.453437</text:p>
          </table:table-cell>
          <table:table-cell table:formula="of:=[.F730]*100" office:value-type="float" office:value="0.511632" calcext:value-type="float">
            <text:p>0.511632</text:p>
          </table:table-cell>
        </table:table-row>
        <table:table-row table:style-name="ro1">
          <table:table-cell office:value-type="float" office:value="50.23" calcext:value-type="float">
            <text:p>50.23</text:p>
          </table:table-cell>
          <table:table-cell office:value-type="float" office:value="179.4009857178" calcext:value-type="float">
            <text:p>179.4009857178</text:p>
          </table:table-cell>
          <table:table-cell office:value-type="float" office:value="1.6519023539" calcext:value-type="float">
            <text:p>1.65190235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701873" calcext:value-type="float">
            <text:p>-0.02701873</text:p>
          </table:table-cell>
          <table:table-cell office:value-type="float" office:value="0.00511632" calcext:value-type="float">
            <text:p>0.00511632</text:p>
          </table:table-cell>
          <table:table-cell office:value-type="float" office:value="-0.0014609157" calcext:value-type="float">
            <text:p>-0.0014609157</text:p>
          </table:table-cell>
          <table:table-cell office:value-type="float" office:value="1004" calcext:value-type="float">
            <text:p>1004</text:p>
          </table:table-cell>
          <table:table-cell table:formula="of:=[.B731]-180" office:value-type="float" office:value="-0.599014282199988" calcext:value-type="float">
            <text:p>-0.5990142822</text:p>
          </table:table-cell>
          <table:table-cell table:formula="of:=[.D731]*100" office:value-type="float" office:value="0.10237865" calcext:value-type="float">
            <text:p>0.10237865</text:p>
          </table:table-cell>
          <table:table-cell table:formula="of:=[.E731]*100" office:value-type="float" office:value="-2.701873" calcext:value-type="float">
            <text:p>-2.701873</text:p>
          </table:table-cell>
          <table:table-cell table:formula="of:=[.F731]*100" office:value-type="float" office:value="0.511632" calcext:value-type="float">
            <text:p>0.511632</text:p>
          </table:table-cell>
        </table:table-row>
        <table:table-row table:style-name="ro1">
          <table:table-cell office:value-type="float" office:value="50.28" calcext:value-type="float">
            <text:p>50.28</text:p>
          </table:table-cell>
          <table:table-cell office:value-type="float" office:value="179.401763916" calcext:value-type="float">
            <text:p>179.401763916</text:p>
          </table:table-cell>
          <table:table-cell office:value-type="float" office:value="1.6232045351" calcext:value-type="float">
            <text:p>1.62320453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8483" calcext:value-type="float">
            <text:p>-0.028483</text:p>
          </table:table-cell>
          <table:table-cell office:value-type="float" office:value="0.00414759" calcext:value-type="float">
            <text:p>0.00414759</text:p>
          </table:table-cell>
          <table:table-cell office:value-type="float" office:value="-0.0011963167" calcext:value-type="float">
            <text:p>-0.0011963167</text:p>
          </table:table-cell>
          <table:table-cell office:value-type="float" office:value="1005" calcext:value-type="float">
            <text:p>1005</text:p>
          </table:table-cell>
          <table:table-cell table:formula="of:=[.B732]-180" office:value-type="float" office:value="-0.598236084000007" calcext:value-type="float">
            <text:p>-0.598236084</text:p>
          </table:table-cell>
          <table:table-cell table:formula="of:=[.D732]*100" office:value-type="float" office:value="0.10237865" calcext:value-type="float">
            <text:p>0.10237865</text:p>
          </table:table-cell>
          <table:table-cell table:formula="of:=[.E732]*100" office:value-type="float" office:value="-2.8483" calcext:value-type="float">
            <text:p>-2.8483</text:p>
          </table:table-cell>
          <table:table-cell table:formula="of:=[.F732]*100" office:value-type="float" office:value="0.414759" calcext:value-type="float">
            <text:p>0.414759</text:p>
          </table:table-cell>
        </table:table-row>
        <table:table-row table:style-name="ro1">
          <table:table-cell office:value-type="float" office:value="50.33" calcext:value-type="float">
            <text:p>50.33</text:p>
          </table:table-cell>
          <table:table-cell office:value-type="float" office:value="179.4027252197" calcext:value-type="float">
            <text:p>179.4027252197</text:p>
          </table:table-cell>
          <table:table-cell office:value-type="float" office:value="1.7455480882" calcext:value-type="float">
            <text:p>1.74554808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027426" calcext:value-type="float">
            <text:p>-0.03027426</text:p>
          </table:table-cell>
          <table:table-cell office:value-type="float" office:value="0.00323674" calcext:value-type="float">
            <text:p>0.00323674</text:p>
          </table:table-cell>
          <table:table-cell office:value-type="float" office:value="-0.001493494" calcext:value-type="float">
            <text:p>-0.001493494</text:p>
          </table:table-cell>
          <table:table-cell office:value-type="float" office:value="1006" calcext:value-type="float">
            <text:p>1006</text:p>
          </table:table-cell>
          <table:table-cell table:formula="of:=[.B733]-180" office:value-type="float" office:value="-0.597274780300012" calcext:value-type="float">
            <text:p>-0.5972747803</text:p>
          </table:table-cell>
          <table:table-cell table:formula="of:=[.D733]*100" office:value-type="float" office:value="0.10237865" calcext:value-type="float">
            <text:p>0.10237865</text:p>
          </table:table-cell>
          <table:table-cell table:formula="of:=[.E733]*100" office:value-type="float" office:value="-3.027426" calcext:value-type="float">
            <text:p>-3.027426</text:p>
          </table:table-cell>
          <table:table-cell table:formula="of:=[.F733]*100" office:value-type="float" office:value="0.323674" calcext:value-type="float">
            <text:p>0.323674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179.4028625488" calcext:value-type="float">
            <text:p>179.4028625488</text:p>
          </table:table-cell>
          <table:table-cell office:value-type="float" office:value="1.8300378077" calcext:value-type="float">
            <text:p>1.83003780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20311" calcext:value-type="float">
            <text:p>-0.0320311</text:p>
          </table:table-cell>
          <table:table-cell office:value-type="float" office:value="0.00323674" calcext:value-type="float">
            <text:p>0.00323674</text:p>
          </table:table-cell>
          <table:table-cell office:value-type="float" office:value="-0.0014436024" calcext:value-type="float">
            <text:p>-0.0014436024</text:p>
          </table:table-cell>
          <table:table-cell office:value-type="float" office:value="1007" calcext:value-type="float">
            <text:p>1007</text:p>
          </table:table-cell>
          <table:table-cell table:formula="of:=[.B734]-180" office:value-type="float" office:value="-0.597137451200013" calcext:value-type="float">
            <text:p>-0.5971374512</text:p>
          </table:table-cell>
          <table:table-cell table:formula="of:=[.D734]*100" office:value-type="float" office:value="0.10237865" calcext:value-type="float">
            <text:p>0.10237865</text:p>
          </table:table-cell>
          <table:table-cell table:formula="of:=[.E734]*100" office:value-type="float" office:value="-3.20311" calcext:value-type="float">
            <text:p>-3.20311</text:p>
          </table:table-cell>
          <table:table-cell table:formula="of:=[.F734]*100" office:value-type="float" office:value="0.323674" calcext:value-type="float">
            <text:p>0.323674</text:p>
          </table:table-cell>
        </table:table-row>
        <table:table-row table:style-name="ro1">
          <table:table-cell office:value-type="float" office:value="50.43" calcext:value-type="float">
            <text:p>50.43</text:p>
          </table:table-cell>
          <table:table-cell office:value-type="float" office:value="179.4025268555" calcext:value-type="float">
            <text:p>179.4025268555</text:p>
          </table:table-cell>
          <table:table-cell office:value-type="float" office:value="1.9227137585" calcext:value-type="float">
            <text:p>1.92271375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381958" calcext:value-type="float">
            <text:p>-0.03381958</text:p>
          </table:table-cell>
          <table:table-cell office:value-type="float" office:value="0.0018328" calcext:value-type="float">
            <text:p>0.0018328</text:p>
          </table:table-cell>
          <table:table-cell office:value-type="float" office:value="-0.001432797" calcext:value-type="float">
            <text:p>-0.001432797</text:p>
          </table:table-cell>
          <table:table-cell office:value-type="float" office:value="1008" calcext:value-type="float">
            <text:p>1008</text:p>
          </table:table-cell>
          <table:table-cell table:formula="of:=[.B735]-180" office:value-type="float" office:value="-0.597473144499986" calcext:value-type="float">
            <text:p>-0.5974731445</text:p>
          </table:table-cell>
          <table:table-cell table:formula="of:=[.D735]*100" office:value-type="float" office:value="0.10237865" calcext:value-type="float">
            <text:p>0.10237865</text:p>
          </table:table-cell>
          <table:table-cell table:formula="of:=[.E735]*100" office:value-type="float" office:value="-3.381958" calcext:value-type="float">
            <text:p>-3.381958</text:p>
          </table:table-cell>
          <table:table-cell table:formula="of:=[.F735]*100" office:value-type="float" office:value="0.18328" calcext:value-type="float">
            <text:p>0.18328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179.392578125" calcext:value-type="float">
            <text:p>179.392578125</text:p>
          </table:table-cell>
          <table:table-cell office:value-type="float" office:value="1.9428795322" calcext:value-type="float">
            <text:p>1.94287953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514582" calcext:value-type="float">
            <text:p>-0.03514582</text:p>
          </table:table-cell>
          <table:table-cell office:value-type="float" office:value="0.00049708" calcext:value-type="float">
            <text:p>0.00049708</text:p>
          </table:table-cell>
          <table:table-cell office:value-type="float" office:value="-0.0014616112" calcext:value-type="float">
            <text:p>-0.0014616112</text:p>
          </table:table-cell>
          <table:table-cell office:value-type="float" office:value="1009" calcext:value-type="float">
            <text:p>1009</text:p>
          </table:table-cell>
          <table:table-cell table:formula="of:=[.B736]-180" office:value-type="float" office:value="-0.607421875" calcext:value-type="float">
            <text:p>-0.607421875</text:p>
          </table:table-cell>
          <table:table-cell table:formula="of:=[.D736]*100" office:value-type="float" office:value="0.10237865" calcext:value-type="float">
            <text:p>0.10237865</text:p>
          </table:table-cell>
          <table:table-cell table:formula="of:=[.E736]*100" office:value-type="float" office:value="-3.514582" calcext:value-type="float">
            <text:p>-3.514582</text:p>
          </table:table-cell>
          <table:table-cell table:formula="of:=[.F736]*100" office:value-type="float" office:value="0.049708" calcext:value-type="float">
            <text:p>0.049708</text:p>
          </table:table-cell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float" office:value="179.3930053711" calcext:value-type="float">
            <text:p>179.3930053711</text:p>
          </table:table-cell>
          <table:table-cell office:value-type="float" office:value="1.9951955922" calcext:value-type="float">
            <text:p>1.99519559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637833" calcext:value-type="float">
            <text:p>-0.03637833</text:p>
          </table:table-cell>
          <table:table-cell office:value-type="float" office:value="-0.00142839" calcext:value-type="float">
            <text:p>-0.00142839</text:p>
          </table:table-cell>
          <table:table-cell office:value-type="float" office:value="-0.0013280378" calcext:value-type="float">
            <text:p>-0.0013280378</text:p>
          </table:table-cell>
          <table:table-cell office:value-type="float" office:value="1010" calcext:value-type="float">
            <text:p>1010</text:p>
          </table:table-cell>
          <table:table-cell table:formula="of:=[.B737]-180" office:value-type="float" office:value="-0.606994628899997" calcext:value-type="float">
            <text:p>-0.6069946289</text:p>
          </table:table-cell>
          <table:table-cell table:formula="of:=[.D737]*100" office:value-type="float" office:value="0.10237865" calcext:value-type="float">
            <text:p>0.10237865</text:p>
          </table:table-cell>
          <table:table-cell table:formula="of:=[.E737]*100" office:value-type="float" office:value="-3.637833" calcext:value-type="float">
            <text:p>-3.637833</text:p>
          </table:table-cell>
          <table:table-cell table:formula="of:=[.F737]*100" office:value-type="float" office:value="-0.142839" calcext:value-type="float">
            <text:p>-0.142839</text:p>
          </table:table-cell>
        </table:table-row>
        <table:table-row table:style-name="ro1">
          <table:table-cell office:value-type="float" office:value="50.58" calcext:value-type="float">
            <text:p>50.58</text:p>
          </table:table-cell>
          <table:table-cell office:value-type="float" office:value="179.3751068115" calcext:value-type="float">
            <text:p>179.3751068115</text:p>
          </table:table-cell>
          <table:table-cell office:value-type="float" office:value="2.0724376482" calcext:value-type="float">
            <text:p>2.07243764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771452" calcext:value-type="float">
            <text:p>-0.03771452</text:p>
          </table:table-cell>
          <table:table-cell office:value-type="float" office:value="-0.00324796" calcext:value-type="float">
            <text:p>-0.00324796</text:p>
          </table:table-cell>
          <table:table-cell office:value-type="float" office:value="-0.0015339994" calcext:value-type="float">
            <text:p>-0.0015339994</text:p>
          </table:table-cell>
          <table:table-cell office:value-type="float" office:value="1011" calcext:value-type="float">
            <text:p>1011</text:p>
          </table:table-cell>
          <table:table-cell table:formula="of:=[.B738]-180" office:value-type="float" office:value="-0.62489318850001" calcext:value-type="float">
            <text:p>-0.6248931885</text:p>
          </table:table-cell>
          <table:table-cell table:formula="of:=[.D738]*100" office:value-type="float" office:value="0.10237865" calcext:value-type="float">
            <text:p>0.10237865</text:p>
          </table:table-cell>
          <table:table-cell table:formula="of:=[.E738]*100" office:value-type="float" office:value="-3.771452" calcext:value-type="float">
            <text:p>-3.771452</text:p>
          </table:table-cell>
          <table:table-cell table:formula="of:=[.F738]*100" office:value-type="float" office:value="-0.324796" calcext:value-type="float">
            <text:p>-0.324796</text:p>
          </table:table-cell>
        </table:table-row>
        <table:table-row table:style-name="ro1">
          <table:table-cell office:value-type="float" office:value="50.63" calcext:value-type="float">
            <text:p>50.63</text:p>
          </table:table-cell>
          <table:table-cell office:value-type="float" office:value="179.3330993652" calcext:value-type="float">
            <text:p>179.3330993652</text:p>
          </table:table-cell>
          <table:table-cell office:value-type="float" office:value="2.0731904444" calcext:value-type="float">
            <text:p>2.07319044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860996" calcext:value-type="float">
            <text:p>-0.03860996</text:p>
          </table:table-cell>
          <table:table-cell office:value-type="float" office:value="-0.00324796" calcext:value-type="float">
            <text:p>-0.00324796</text:p>
          </table:table-cell>
          <table:table-cell office:value-type="float" office:value="-0.0011692322" calcext:value-type="float">
            <text:p>-0.0011692322</text:p>
          </table:table-cell>
          <table:table-cell office:value-type="float" office:value="1012" calcext:value-type="float">
            <text:p>1012</text:p>
          </table:table-cell>
          <table:table-cell table:formula="of:=[.B739]-180" office:value-type="float" office:value="-0.666900634799987" calcext:value-type="float">
            <text:p>-0.6669006348</text:p>
          </table:table-cell>
          <table:table-cell table:formula="of:=[.D739]*100" office:value-type="float" office:value="0.10237865" calcext:value-type="float">
            <text:p>0.10237865</text:p>
          </table:table-cell>
          <table:table-cell table:formula="of:=[.E739]*100" office:value-type="float" office:value="-3.860996" calcext:value-type="float">
            <text:p>-3.860996</text:p>
          </table:table-cell>
          <table:table-cell table:formula="of:=[.F739]*100" office:value-type="float" office:value="-0.324796" calcext:value-type="float">
            <text:p>-0.324796</text:p>
          </table:table-cell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float" office:value="179.2996520996" calcext:value-type="float">
            <text:p>179.2996520996</text:p>
          </table:table-cell>
          <table:table-cell office:value-type="float" office:value="2.1435451719" calcext:value-type="float">
            <text:p>2.14354517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967562" calcext:value-type="float">
            <text:p>-0.03967562</text:p>
          </table:table-cell>
          <table:table-cell office:value-type="float" office:value="-0.00572653" calcext:value-type="float">
            <text:p>-0.00572653</text:p>
          </table:table-cell>
          <table:table-cell office:value-type="float" office:value="-0.0011891078" calcext:value-type="float">
            <text:p>-0.0011891078</text:p>
          </table:table-cell>
          <table:table-cell office:value-type="float" office:value="1013" calcext:value-type="float">
            <text:p>1013</text:p>
          </table:table-cell>
          <table:table-cell table:formula="of:=[.B740]-180" office:value-type="float" office:value="-0.700347900400004" calcext:value-type="float">
            <text:p>-0.7003479004</text:p>
          </table:table-cell>
          <table:table-cell table:formula="of:=[.D740]*100" office:value-type="float" office:value="0.10237865" calcext:value-type="float">
            <text:p>0.10237865</text:p>
          </table:table-cell>
          <table:table-cell table:formula="of:=[.E740]*100" office:value-type="float" office:value="-3.967562" calcext:value-type="float">
            <text:p>-3.967562</text:p>
          </table:table-cell>
          <table:table-cell table:formula="of:=[.F740]*100" office:value-type="float" office:value="-0.572653" calcext:value-type="float">
            <text:p>-0.572653</text:p>
          </table:table-cell>
        </table:table-row>
        <table:table-row table:style-name="ro1">
          <table:table-cell office:value-type="float" office:value="50.73" calcext:value-type="float">
            <text:p>50.73</text:p>
          </table:table-cell>
          <table:table-cell office:value-type="float" office:value="179.197265625" calcext:value-type="float">
            <text:p>179.197265625</text:p>
          </table:table-cell>
          <table:table-cell office:value-type="float" office:value="2.1176377065" calcext:value-type="float">
            <text:p>2.11763770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4021308" calcext:value-type="float">
            <text:p>-0.04021308</text:p>
          </table:table-cell>
          <table:table-cell office:value-type="float" office:value="-0.00806339" calcext:value-type="float">
            <text:p>-0.00806339</text:p>
          </table:table-cell>
          <table:table-cell office:value-type="float" office:value="-0.0009321744" calcext:value-type="float">
            <text:p>-0.0009321744</text:p>
          </table:table-cell>
          <table:table-cell office:value-type="float" office:value="1014" calcext:value-type="float">
            <text:p>1014</text:p>
          </table:table-cell>
          <table:table-cell table:formula="of:=[.B741]-180" office:value-type="float" office:value="-0.802734375" calcext:value-type="float">
            <text:p>-0.802734375</text:p>
          </table:table-cell>
          <table:table-cell table:formula="of:=[.D741]*100" office:value-type="float" office:value="0.10237865" calcext:value-type="float">
            <text:p>0.10237865</text:p>
          </table:table-cell>
          <table:table-cell table:formula="of:=[.E741]*100" office:value-type="float" office:value="-4.021308" calcext:value-type="float">
            <text:p>-4.021308</text:p>
          </table:table-cell>
          <table:table-cell table:formula="of:=[.F741]*100" office:value-type="float" office:value="-0.806339" calcext:value-type="float">
            <text:p>-0.806339</text:p>
          </table:table-cell>
        </table:table-row>
        <table:table-row table:style-name="ro1">
          <table:table-cell office:value-type="float" office:value="50.78" calcext:value-type="float">
            <text:p>50.78</text:p>
          </table:table-cell>
          <table:table-cell office:value-type="float" office:value="179.1299133301" calcext:value-type="float">
            <text:p>179.1299133301</text:p>
          </table:table-cell>
          <table:table-cell office:value-type="float" office:value="2.10369798" calcext:value-type="float">
            <text:p>2.103697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4047832" calcext:value-type="float">
            <text:p>-0.04047832</text:p>
          </table:table-cell>
          <table:table-cell office:value-type="float" office:value="-0.01106463" calcext:value-type="float">
            <text:p>-0.01106463</text:p>
          </table:table-cell>
          <table:table-cell office:value-type="float" office:value="-0.000852535" calcext:value-type="float">
            <text:p>-0.000852535</text:p>
          </table:table-cell>
          <table:table-cell office:value-type="float" office:value="1015" calcext:value-type="float">
            <text:p>1015</text:p>
          </table:table-cell>
          <table:table-cell table:formula="of:=[.B742]-180" office:value-type="float" office:value="-0.87008666989999" calcext:value-type="float">
            <text:p>-0.8700866699</text:p>
          </table:table-cell>
          <table:table-cell table:formula="of:=[.D742]*100" office:value-type="float" office:value="0.10237865" calcext:value-type="float">
            <text:p>0.10237865</text:p>
          </table:table-cell>
          <table:table-cell table:formula="of:=[.E742]*100" office:value-type="float" office:value="-4.047832" calcext:value-type="float">
            <text:p>-4.047832</text:p>
          </table:table-cell>
          <table:table-cell table:formula="of:=[.F742]*100" office:value-type="float" office:value="-1.106463" calcext:value-type="float">
            <text:p>-1.106463</text:p>
          </table:table-cell>
        </table:table-row>
        <table:table-row table:style-name="ro1">
          <table:table-cell office:value-type="float" office:value="50.83" calcext:value-type="float">
            <text:p>50.83</text:p>
          </table:table-cell>
          <table:table-cell office:value-type="float" office:value="178.9732666016" calcext:value-type="float">
            <text:p>178.9732666016</text:p>
          </table:table-cell>
          <table:table-cell office:value-type="float" office:value="1.9010449746" calcext:value-type="float">
            <text:p>1.90104497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930428" calcext:value-type="float">
            <text:p>-0.03930428</text:p>
          </table:table-cell>
          <table:table-cell office:value-type="float" office:value="-0.01106463" calcext:value-type="float">
            <text:p>-0.01106463</text:p>
          </table:table-cell>
          <table:table-cell office:value-type="float" office:value="-0.0002129611" calcext:value-type="float">
            <text:p>-0.0002129611</text:p>
          </table:table-cell>
          <table:table-cell office:value-type="float" office:value="1016" calcext:value-type="float">
            <text:p>1016</text:p>
          </table:table-cell>
          <table:table-cell table:formula="of:=[.B743]-180" office:value-type="float" office:value="-1.02673339840001" calcext:value-type="float">
            <text:p>-1.0267333984</text:p>
          </table:table-cell>
          <table:table-cell table:formula="of:=[.D743]*100" office:value-type="float" office:value="0.10237865" calcext:value-type="float">
            <text:p>0.10237865</text:p>
          </table:table-cell>
          <table:table-cell table:formula="of:=[.E743]*100" office:value-type="float" office:value="-3.930428" calcext:value-type="float">
            <text:p>-3.930428</text:p>
          </table:table-cell>
          <table:table-cell table:formula="of:=[.F743]*100" office:value-type="float" office:value="-1.106463" calcext:value-type="float">
            <text:p>-1.106463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 office:value-type="float" office:value="178.8173065186" calcext:value-type="float">
            <text:p>178.8173065186</text:p>
          </table:table-cell>
          <table:table-cell office:value-type="float" office:value="1.7206364725" calcext:value-type="float">
            <text:p>1.72063647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731939" calcext:value-type="float">
            <text:p>-0.03731939</text:p>
          </table:table-cell>
          <table:table-cell office:value-type="float" office:value="-0.01389141" calcext:value-type="float">
            <text:p>-0.01389141</text:p>
          </table:table-cell>
          <table:table-cell office:value-type="float" office:value="0.0003141125" calcext:value-type="float">
            <text:p>0.0003141125</text:p>
          </table:table-cell>
          <table:table-cell office:value-type="float" office:value="1017" calcext:value-type="float">
            <text:p>1017</text:p>
          </table:table-cell>
          <table:table-cell table:formula="of:=[.B744]-180" office:value-type="float" office:value="-1.18269348140001" calcext:value-type="float">
            <text:p>-1.1826934814</text:p>
          </table:table-cell>
          <table:table-cell table:formula="of:=[.D744]*100" office:value-type="float" office:value="0.10237865" calcext:value-type="float">
            <text:p>0.10237865</text:p>
          </table:table-cell>
          <table:table-cell table:formula="of:=[.E744]*100" office:value-type="float" office:value="-3.731939" calcext:value-type="float">
            <text:p>-3.731939</text:p>
          </table:table-cell>
          <table:table-cell table:formula="of:=[.F744]*100" office:value-type="float" office:value="-1.389141" calcext:value-type="float">
            <text:p>-1.389141</text:p>
          </table:table-cell>
        </table:table-row>
        <table:table-row table:style-name="ro1">
          <table:table-cell office:value-type="float" office:value="50.93" calcext:value-type="float">
            <text:p>50.93</text:p>
          </table:table-cell>
          <table:table-cell office:value-type="float" office:value="178.5620422363" calcext:value-type="float">
            <text:p>178.5620422363</text:p>
          </table:table-cell>
          <table:table-cell office:value-type="float" office:value="1.5212415993" calcext:value-type="float">
            <text:p>1.52124159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46676" calcext:value-type="float">
            <text:p>-0.0346676</text:p>
          </table:table-cell>
          <table:table-cell office:value-type="float" office:value="-0.01731772" calcext:value-type="float">
            <text:p>-0.01731772</text:p>
          </table:table-cell>
          <table:table-cell office:value-type="float" office:value="0.000820804" calcext:value-type="float">
            <text:p>0.000820804</text:p>
          </table:table-cell>
          <table:table-cell office:value-type="float" office:value="1018" calcext:value-type="float">
            <text:p>1018</text:p>
          </table:table-cell>
          <table:table-cell table:formula="of:=[.B745]-180" office:value-type="float" office:value="-1.43795776370001" calcext:value-type="float">
            <text:p>-1.4379577637</text:p>
          </table:table-cell>
          <table:table-cell table:formula="of:=[.D745]*100" office:value-type="float" office:value="0.10237865" calcext:value-type="float">
            <text:p>0.10237865</text:p>
          </table:table-cell>
          <table:table-cell table:formula="of:=[.E745]*100" office:value-type="float" office:value="-3.46676" calcext:value-type="float">
            <text:p>-3.46676</text:p>
          </table:table-cell>
          <table:table-cell table:formula="of:=[.F745]*100" office:value-type="float" office:value="-1.731772" calcext:value-type="float">
            <text:p>-1.731772</text:p>
          </table:table-cell>
        </table:table-row>
        <table:table-row table:style-name="ro1">
          <table:table-cell office:value-type="float" office:value="50.99" calcext:value-type="float">
            <text:p>50.99</text:p>
          </table:table-cell>
          <table:table-cell office:value-type="float" office:value="178.4261627197" calcext:value-type="float">
            <text:p>178.4261627197</text:p>
          </table:table-cell>
          <table:table-cell office:value-type="float" office:value="1.1311334811" calcext:value-type="float">
            <text:p>1.13113348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3030019" calcext:value-type="float">
            <text:p>-0.03030019</text:p>
          </table:table-cell>
          <table:table-cell office:value-type="float" office:value="-0.02057349" calcext:value-type="float">
            <text:p>-0.02057349</text:p>
          </table:table-cell>
          <table:table-cell office:value-type="float" office:value="0.0014945481" calcext:value-type="float">
            <text:p>0.0014945481</text:p>
          </table:table-cell>
          <table:table-cell office:value-type="float" office:value="1019" calcext:value-type="float">
            <text:p>1019</text:p>
          </table:table-cell>
          <table:table-cell table:formula="of:=[.B746]-180" office:value-type="float" office:value="-1.57383728030001" calcext:value-type="float">
            <text:p>-1.5738372803</text:p>
          </table:table-cell>
          <table:table-cell table:formula="of:=[.D746]*100" office:value-type="float" office:value="0.10237865" calcext:value-type="float">
            <text:p>0.10237865</text:p>
          </table:table-cell>
          <table:table-cell table:formula="of:=[.E746]*100" office:value-type="float" office:value="-3.030019" calcext:value-type="float">
            <text:p>-3.030019</text:p>
          </table:table-cell>
          <table:table-cell table:formula="of:=[.F746]*100" office:value-type="float" office:value="-2.057349" calcext:value-type="float">
            <text:p>-2.057349</text:p>
          </table:table-cell>
        </table:table-row>
        <table:table-row table:style-name="ro1">
          <table:table-cell office:value-type="float" office:value="51.03" calcext:value-type="float">
            <text:p>51.03</text:p>
          </table:table-cell>
          <table:table-cell office:value-type="float" office:value="178.2671661377" calcext:value-type="float">
            <text:p>178.2671661377</text:p>
          </table:table-cell>
          <table:table-cell office:value-type="float" office:value="0.8982734043" calcext:value-type="float">
            <text:p>0.89827340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583766" calcext:value-type="float">
            <text:p>-0.02583766</text:p>
          </table:table-cell>
          <table:table-cell office:value-type="float" office:value="-0.02057349" calcext:value-type="float">
            <text:p>-0.02057349</text:p>
          </table:table-cell>
          <table:table-cell office:value-type="float" office:value="0.0014662587" calcext:value-type="float">
            <text:p>0.0014662587</text:p>
          </table:table-cell>
          <table:table-cell office:value-type="float" office:value="1020" calcext:value-type="float">
            <text:p>1020</text:p>
          </table:table-cell>
          <table:table-cell table:formula="of:=[.B747]-180" office:value-type="float" office:value="-1.7328338623" calcext:value-type="float">
            <text:p>-1.7328338623</text:p>
          </table:table-cell>
          <table:table-cell table:formula="of:=[.D747]*100" office:value-type="float" office:value="0.10237865" calcext:value-type="float">
            <text:p>0.10237865</text:p>
          </table:table-cell>
          <table:table-cell table:formula="of:=[.E747]*100" office:value-type="float" office:value="-2.583766" calcext:value-type="float">
            <text:p>-2.583766</text:p>
          </table:table-cell>
          <table:table-cell table:formula="of:=[.F747]*100" office:value-type="float" office:value="-2.057349" calcext:value-type="float">
            <text:p>-2.057349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178.161315918" calcext:value-type="float">
            <text:p>178.161315918</text:p>
          </table:table-cell>
          <table:table-cell office:value-type="float" office:value="0.5844834486" calcext:value-type="float">
            <text:p>0.58448344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77229" calcext:value-type="float">
            <text:p>-0.02077229</text:p>
          </table:table-cell>
          <table:table-cell office:value-type="float" office:value="-0.02428316" calcext:value-type="float">
            <text:p>-0.02428316</text:p>
          </table:table-cell>
          <table:table-cell office:value-type="float" office:value="0.0019853318" calcext:value-type="float">
            <text:p>0.0019853318</text:p>
          </table:table-cell>
          <table:table-cell office:value-type="float" office:value="1021" calcext:value-type="float">
            <text:p>1021</text:p>
          </table:table-cell>
          <table:table-cell table:formula="of:=[.B748]-180" office:value-type="float" office:value="-1.83868408199999" calcext:value-type="float">
            <text:p>-1.838684082</text:p>
          </table:table-cell>
          <table:table-cell table:formula="of:=[.D748]*100" office:value-type="float" office:value="0.10237865" calcext:value-type="float">
            <text:p>0.10237865</text:p>
          </table:table-cell>
          <table:table-cell table:formula="of:=[.E748]*100" office:value-type="float" office:value="-2.077229" calcext:value-type="float">
            <text:p>-2.077229</text:p>
          </table:table-cell>
          <table:table-cell table:formula="of:=[.F748]*100" office:value-type="float" office:value="-2.428316" calcext:value-type="float">
            <text:p>-2.428316</text:p>
          </table:table-cell>
        </table:table-row>
        <table:table-row table:style-name="ro1">
          <table:table-cell office:value-type="float" office:value="51.13" calcext:value-type="float">
            <text:p>51.13</text:p>
          </table:table-cell>
          <table:table-cell office:value-type="float" office:value="178.006729126" calcext:value-type="float">
            <text:p>178.006729126</text:p>
          </table:table-cell>
          <table:table-cell office:value-type="float" office:value="0.1878415481" calcext:value-type="float">
            <text:p>0.18784154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475295" calcext:value-type="float">
            <text:p>-0.01475295</text:p>
          </table:table-cell>
          <table:table-cell office:value-type="float" office:value="-0.0278425" calcext:value-type="float">
            <text:p>-0.0278425</text:p>
          </table:table-cell>
          <table:table-cell office:value-type="float" office:value="0.0022599962" calcext:value-type="float">
            <text:p>0.0022599962</text:p>
          </table:table-cell>
          <table:table-cell office:value-type="float" office:value="1022" calcext:value-type="float">
            <text:p>1022</text:p>
          </table:table-cell>
          <table:table-cell table:formula="of:=[.B749]-180" office:value-type="float" office:value="-1.99327087399999" calcext:value-type="float">
            <text:p>-1.993270874</text:p>
          </table:table-cell>
          <table:table-cell table:formula="of:=[.D749]*100" office:value-type="float" office:value="0.10237865" calcext:value-type="float">
            <text:p>0.10237865</text:p>
          </table:table-cell>
          <table:table-cell table:formula="of:=[.E749]*100" office:value-type="float" office:value="-1.475295" calcext:value-type="float">
            <text:p>-1.475295</text:p>
          </table:table-cell>
          <table:table-cell table:formula="of:=[.F749]*100" office:value-type="float" office:value="-2.78425" calcext:value-type="float">
            <text:p>-2.78425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177.9147796631" calcext:value-type="float">
            <text:p>177.9147796631</text:p>
          </table:table-cell>
          <table:table-cell office:value-type="float" office:value="-0.0806899794" calcext:value-type="float">
            <text:p>-0.08068997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895181" calcext:value-type="float">
            <text:p>-0.00895181</text:p>
          </table:table-cell>
          <table:table-cell office:value-type="float" office:value="-0.0316633" calcext:value-type="float">
            <text:p>-0.0316633</text:p>
          </table:table-cell>
          <table:table-cell office:value-type="float" office:value="0.0021112911" calcext:value-type="float">
            <text:p>0.0021112911</text:p>
          </table:table-cell>
          <table:table-cell office:value-type="float" office:value="1023" calcext:value-type="float">
            <text:p>1023</text:p>
          </table:table-cell>
          <table:table-cell table:formula="of:=[.B750]-180" office:value-type="float" office:value="-2.08522033689999" calcext:value-type="float">
            <text:p>-2.0852203369</text:p>
          </table:table-cell>
          <table:table-cell table:formula="of:=[.D750]*100" office:value-type="float" office:value="0.10237865" calcext:value-type="float">
            <text:p>0.10237865</text:p>
          </table:table-cell>
          <table:table-cell table:formula="of:=[.E750]*100" office:value-type="float" office:value="-0.895181" calcext:value-type="float">
            <text:p>-0.895181</text:p>
          </table:table-cell>
          <table:table-cell table:formula="of:=[.F750]*100" office:value-type="float" office:value="-3.16633" calcext:value-type="float">
            <text:p>-3.16633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77.8168487549" calcext:value-type="float">
            <text:p>177.8168487549</text:p>
          </table:table-cell>
          <table:table-cell office:value-type="float" office:value="-0.357831242" calcext:value-type="float">
            <text:p>-0.3578312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32387" calcext:value-type="float">
            <text:p>-0.0032387</text:p>
          </table:table-cell>
          <table:table-cell office:value-type="float" office:value="-0.03536033" calcext:value-type="float">
            <text:p>-0.03536033</text:p>
          </table:table-cell>
          <table:table-cell office:value-type="float" office:value="0.0021087866" calcext:value-type="float">
            <text:p>0.0021087866</text:p>
          </table:table-cell>
          <table:table-cell office:value-type="float" office:value="1024" calcext:value-type="float">
            <text:p>1024</text:p>
          </table:table-cell>
          <table:table-cell table:formula="of:=[.B751]-180" office:value-type="float" office:value="-2.18315124509999" calcext:value-type="float">
            <text:p>-2.1831512451</text:p>
          </table:table-cell>
          <table:table-cell table:formula="of:=[.D751]*100" office:value-type="float" office:value="0.10237865" calcext:value-type="float">
            <text:p>0.10237865</text:p>
          </table:table-cell>
          <table:table-cell table:formula="of:=[.E751]*100" office:value-type="float" office:value="-0.32387" calcext:value-type="float">
            <text:p>-0.32387</text:p>
          </table:table-cell>
          <table:table-cell table:formula="of:=[.F751]*100" office:value-type="float" office:value="-3.536033" calcext:value-type="float">
            <text:p>-3.536033</text:p>
          </table:table-cell>
        </table:table-row>
        <table:table-row table:style-name="ro1">
          <table:table-cell office:value-type="float" office:value="51.28" calcext:value-type="float">
            <text:p>51.28</text:p>
          </table:table-cell>
          <table:table-cell office:value-type="float" office:value="177.7904663086" calcext:value-type="float">
            <text:p>177.7904663086</text:p>
          </table:table-cell>
          <table:table-cell office:value-type="float" office:value="-0.5508641216" calcext:value-type="float">
            <text:p>-0.55086412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85513" calcext:value-type="float">
            <text:p>0.00185513</text:p>
          </table:table-cell>
          <table:table-cell office:value-type="float" office:value="-0.03911776" calcext:value-type="float">
            <text:p>-0.03911776</text:p>
          </table:table-cell>
          <table:table-cell office:value-type="float" office:value="0.0020291607" calcext:value-type="float">
            <text:p>0.0020291607</text:p>
          </table:table-cell>
          <table:table-cell office:value-type="float" office:value="1025" calcext:value-type="float">
            <text:p>1025</text:p>
          </table:table-cell>
          <table:table-cell table:formula="of:=[.B752]-180" office:value-type="float" office:value="-2.2095336914" calcext:value-type="float">
            <text:p>-2.2095336914</text:p>
          </table:table-cell>
          <table:table-cell table:formula="of:=[.D752]*100" office:value-type="float" office:value="0.10237865" calcext:value-type="float">
            <text:p>0.10237865</text:p>
          </table:table-cell>
          <table:table-cell table:formula="of:=[.E752]*100" office:value-type="float" office:value="0.185513" calcext:value-type="float">
            <text:p>0.185513</text:p>
          </table:table-cell>
          <table:table-cell table:formula="of:=[.F752]*100" office:value-type="float" office:value="-3.911776" calcext:value-type="float">
            <text:p>-3.911776</text:p>
          </table:table-cell>
        </table:table-row>
        <table:table-row table:style-name="ro1">
          <table:table-cell office:value-type="float" office:value="51.33" calcext:value-type="float">
            <text:p>51.33</text:p>
          </table:table-cell>
          <table:table-cell office:value-type="float" office:value="177.8007049561" calcext:value-type="float">
            <text:p>177.8007049561</text:p>
          </table:table-cell>
          <table:table-cell office:value-type="float" office:value="-0.8179047224" calcext:value-type="float">
            <text:p>-0.81790472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02957" calcext:value-type="float">
            <text:p>0.00702957</text:p>
          </table:table-cell>
          <table:table-cell office:value-type="float" office:value="-0.03911776" calcext:value-type="float">
            <text:p>-0.03911776</text:p>
          </table:table-cell>
          <table:table-cell office:value-type="float" office:value="0.0020291926" calcext:value-type="float">
            <text:p>0.0020291926</text:p>
          </table:table-cell>
          <table:table-cell office:value-type="float" office:value="1026" calcext:value-type="float">
            <text:p>1026</text:p>
          </table:table-cell>
          <table:table-cell table:formula="of:=[.B753]-180" office:value-type="float" office:value="-2.19929504390001" calcext:value-type="float">
            <text:p>-2.1992950439</text:p>
          </table:table-cell>
          <table:table-cell table:formula="of:=[.D753]*100" office:value-type="float" office:value="0.10237865" calcext:value-type="float">
            <text:p>0.10237865</text:p>
          </table:table-cell>
          <table:table-cell table:formula="of:=[.E753]*100" office:value-type="float" office:value="0.702957" calcext:value-type="float">
            <text:p>0.702957</text:p>
          </table:table-cell>
          <table:table-cell table:formula="of:=[.F753]*100" office:value-type="float" office:value="-3.911776" calcext:value-type="float">
            <text:p>-3.911776</text:p>
          </table:table-cell>
        </table:table-row>
        <table:table-row table:style-name="ro1">
          <table:table-cell office:value-type="float" office:value="51.38" calcext:value-type="float">
            <text:p>51.38</text:p>
          </table:table-cell>
          <table:table-cell office:value-type="float" office:value="177.825592041" calcext:value-type="float">
            <text:p>177.825592041</text:p>
          </table:table-cell>
          <table:table-cell office:value-type="float" office:value="-1.045817986" calcext:value-type="float">
            <text:p>-1.0458179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99694" calcext:value-type="float">
            <text:p>0.01199694</text:p>
          </table:table-cell>
          <table:table-cell office:value-type="float" office:value="-0.04272889" calcext:value-type="float">
            <text:p>-0.04272889</text:p>
          </table:table-cell>
          <table:table-cell office:value-type="float" office:value="0.0017393519" calcext:value-type="float">
            <text:p>0.0017393519</text:p>
          </table:table-cell>
          <table:table-cell office:value-type="float" office:value="1027" calcext:value-type="float">
            <text:p>1027</text:p>
          </table:table-cell>
          <table:table-cell table:formula="of:=[.B754]-180" office:value-type="float" office:value="-2.17440795900001" calcext:value-type="float">
            <text:p>-2.174407959</text:p>
          </table:table-cell>
          <table:table-cell table:formula="of:=[.D754]*100" office:value-type="float" office:value="0.10237865" calcext:value-type="float">
            <text:p>0.10237865</text:p>
          </table:table-cell>
          <table:table-cell table:formula="of:=[.E754]*100" office:value-type="float" office:value="1.199694" calcext:value-type="float">
            <text:p>1.199694</text:p>
          </table:table-cell>
          <table:table-cell table:formula="of:=[.F754]*100" office:value-type="float" office:value="-4.272889" calcext:value-type="float">
            <text:p>-4.272889</text:p>
          </table:table-cell>
        </table:table-row>
        <table:table-row table:style-name="ro1">
          <table:table-cell office:value-type="float" office:value="51.43" calcext:value-type="float">
            <text:p>51.43</text:p>
          </table:table-cell>
          <table:table-cell office:value-type="float" office:value="177.930557251" calcext:value-type="float">
            <text:p>177.930557251</text:p>
          </table:table-cell>
          <table:table-cell office:value-type="float" office:value="-1.1395986638" calcext:value-type="float">
            <text:p>-1.13959866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93223" calcext:value-type="float">
            <text:p>0.01593223</text:p>
          </table:table-cell>
          <table:table-cell office:value-type="float" office:value="-0.0462537" calcext:value-type="float">
            <text:p>-0.0462537</text:p>
          </table:table-cell>
          <table:table-cell office:value-type="float" office:value="0.0014070716" calcext:value-type="float">
            <text:p>0.0014070716</text:p>
          </table:table-cell>
          <table:table-cell office:value-type="float" office:value="1028" calcext:value-type="float">
            <text:p>1028</text:p>
          </table:table-cell>
          <table:table-cell table:formula="of:=[.B755]-180" office:value-type="float" office:value="-2.06944274899999" calcext:value-type="float">
            <text:p>-2.069442749</text:p>
          </table:table-cell>
          <table:table-cell table:formula="of:=[.D755]*100" office:value-type="float" office:value="0.10237865" calcext:value-type="float">
            <text:p>0.10237865</text:p>
          </table:table-cell>
          <table:table-cell table:formula="of:=[.E755]*100" office:value-type="float" office:value="1.593223" calcext:value-type="float">
            <text:p>1.593223</text:p>
          </table:table-cell>
          <table:table-cell table:formula="of:=[.F755]*100" office:value-type="float" office:value="-4.62537" calcext:value-type="float">
            <text:p>-4.62537</text:p>
          </table:table-cell>
        </table:table-row>
        <table:table-row table:style-name="ro1">
          <table:table-cell office:value-type="float" office:value="51.48" calcext:value-type="float">
            <text:p>51.48</text:p>
          </table:table-cell>
          <table:table-cell office:value-type="float" office:value="178.024597168" calcext:value-type="float">
            <text:p>178.024597168</text:p>
          </table:table-cell>
          <table:table-cell office:value-type="float" office:value="-1.3251189303" calcext:value-type="float">
            <text:p>-1.32511893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979126" calcext:value-type="float">
            <text:p>0.01979126</text:p>
          </table:table-cell>
          <table:table-cell office:value-type="float" office:value="-0.04952455" calcext:value-type="float">
            <text:p>-0.04952455</text:p>
          </table:table-cell>
          <table:table-cell office:value-type="float" office:value="0.0012919928" calcext:value-type="float">
            <text:p>0.0012919928</text:p>
          </table:table-cell>
          <table:table-cell office:value-type="float" office:value="1029" calcext:value-type="float">
            <text:p>1029</text:p>
          </table:table-cell>
          <table:table-cell table:formula="of:=[.B756]-180" office:value-type="float" office:value="-1.97540283199999" calcext:value-type="float">
            <text:p>-1.975402832</text:p>
          </table:table-cell>
          <table:table-cell table:formula="of:=[.D756]*100" office:value-type="float" office:value="0.10237865" calcext:value-type="float">
            <text:p>0.10237865</text:p>
          </table:table-cell>
          <table:table-cell table:formula="of:=[.E756]*100" office:value-type="float" office:value="1.979126" calcext:value-type="float">
            <text:p>1.979126</text:p>
          </table:table-cell>
          <table:table-cell table:formula="of:=[.F756]*100" office:value-type="float" office:value="-4.952455" calcext:value-type="float">
            <text:p>-4.952455</text:p>
          </table:table-cell>
        </table:table-row>
        <table:table-row table:style-name="ro1">
          <table:table-cell office:value-type="float" office:value="51.53" calcext:value-type="float">
            <text:p>51.53</text:p>
          </table:table-cell>
          <table:table-cell office:value-type="float" office:value="178.2334747314" calcext:value-type="float">
            <text:p>178.2334747314</text:p>
          </table:table-cell>
          <table:table-cell office:value-type="float" office:value="-1.4866345151" calcext:value-type="float">
            <text:p>-1.48663451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343947" calcext:value-type="float">
            <text:p>0.02343947</text:p>
          </table:table-cell>
          <table:table-cell office:value-type="float" office:value="-0.04952455" calcext:value-type="float">
            <text:p>-0.04952455</text:p>
          </table:table-cell>
          <table:table-cell office:value-type="float" office:value="0.0012267058" calcext:value-type="float">
            <text:p>0.0012267058</text:p>
          </table:table-cell>
          <table:table-cell office:value-type="float" office:value="1030" calcext:value-type="float">
            <text:p>1030</text:p>
          </table:table-cell>
          <table:table-cell table:formula="of:=[.B757]-180" office:value-type="float" office:value="-1.76652526859999" calcext:value-type="float">
            <text:p>-1.7665252686</text:p>
          </table:table-cell>
          <table:table-cell table:formula="of:=[.D757]*100" office:value-type="float" office:value="0.10237865" calcext:value-type="float">
            <text:p>0.10237865</text:p>
          </table:table-cell>
          <table:table-cell table:formula="of:=[.E757]*100" office:value-type="float" office:value="2.343947" calcext:value-type="float">
            <text:p>2.343947</text:p>
          </table:table-cell>
          <table:table-cell table:formula="of:=[.F757]*100" office:value-type="float" office:value="-4.952455" calcext:value-type="float">
            <text:p>-4.952455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178.3800201416" calcext:value-type="float">
            <text:p>178.3800201416</text:p>
          </table:table-cell>
          <table:table-cell office:value-type="float" office:value="-1.6633023733" calcext:value-type="float">
            <text:p>-1.66330237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704818" calcext:value-type="float">
            <text:p>0.02704818</text:p>
          </table:table-cell>
          <table:table-cell office:value-type="float" office:value="-0.05264493" calcext:value-type="float">
            <text:p>-0.05264493</text:p>
          </table:table-cell>
          <table:table-cell office:value-type="float" office:value="0.0011168276" calcext:value-type="float">
            <text:p>0.0011168276</text:p>
          </table:table-cell>
          <table:table-cell office:value-type="float" office:value="1031" calcext:value-type="float">
            <text:p>1031</text:p>
          </table:table-cell>
          <table:table-cell table:formula="of:=[.B758]-180" office:value-type="float" office:value="-1.6199798584" calcext:value-type="float">
            <text:p>-1.6199798584</text:p>
          </table:table-cell>
          <table:table-cell table:formula="of:=[.D758]*100" office:value-type="float" office:value="0.10237865" calcext:value-type="float">
            <text:p>0.10237865</text:p>
          </table:table-cell>
          <table:table-cell table:formula="of:=[.E758]*100" office:value-type="float" office:value="2.704818" calcext:value-type="float">
            <text:p>2.704818</text:p>
          </table:table-cell>
          <table:table-cell table:formula="of:=[.F758]*100" office:value-type="float" office:value="-5.264493" calcext:value-type="float">
            <text:p>-5.264493</text:p>
          </table:table-cell>
        </table:table-row>
        <table:table-row table:style-name="ro1">
          <table:table-cell office:value-type="float" office:value="51.63" calcext:value-type="float">
            <text:p>51.63</text:p>
          </table:table-cell>
          <table:table-cell office:value-type="float" office:value="178.592880249" calcext:value-type="float">
            <text:p>178.592880249</text:p>
          </table:table-cell>
          <table:table-cell office:value-type="float" office:value="-1.7318747641" calcext:value-type="float">
            <text:p>-1.73187476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991007" calcext:value-type="float">
            <text:p>0.02991007</text:p>
          </table:table-cell>
          <table:table-cell office:value-type="float" office:value="-0.05528241" calcext:value-type="float">
            <text:p>-0.05528241</text:p>
          </table:table-cell>
          <table:table-cell office:value-type="float" office:value="0.0007299364" calcext:value-type="float">
            <text:p>0.0007299364</text:p>
          </table:table-cell>
          <table:table-cell office:value-type="float" office:value="1032" calcext:value-type="float">
            <text:p>1032</text:p>
          </table:table-cell>
          <table:table-cell table:formula="of:=[.B759]-180" office:value-type="float" office:value="-1.40711975100001" calcext:value-type="float">
            <text:p>-1.407119751</text:p>
          </table:table-cell>
          <table:table-cell table:formula="of:=[.D759]*100" office:value-type="float" office:value="0.10237865" calcext:value-type="float">
            <text:p>0.10237865</text:p>
          </table:table-cell>
          <table:table-cell table:formula="of:=[.E759]*100" office:value-type="float" office:value="2.991007" calcext:value-type="float">
            <text:p>2.991007</text:p>
          </table:table-cell>
          <table:table-cell table:formula="of:=[.F759]*100" office:value-type="float" office:value="-5.528241" calcext:value-type="float">
            <text:p>-5.528241</text:p>
          </table:table-cell>
        </table:table-row>
        <table:table-row table:style-name="ro1">
          <table:table-cell office:value-type="float" office:value="51.68" calcext:value-type="float">
            <text:p>51.68</text:p>
          </table:table-cell>
          <table:table-cell office:value-type="float" office:value="178.7433624268" calcext:value-type="float">
            <text:p>178.7433624268</text:p>
          </table:table-cell>
          <table:table-cell office:value-type="float" office:value="-1.820666846" calcext:value-type="float">
            <text:p>-1.8206668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240904" calcext:value-type="float">
            <text:p>0.03240904</text:p>
          </table:table-cell>
          <table:table-cell office:value-type="float" office:value="-0.05785735" calcext:value-type="float">
            <text:p>-0.05785735</text:p>
          </table:table-cell>
          <table:table-cell office:value-type="float" office:value="0.0006638574" calcext:value-type="float">
            <text:p>0.0006638574</text:p>
          </table:table-cell>
          <table:table-cell office:value-type="float" office:value="1033" calcext:value-type="float">
            <text:p>1033</text:p>
          </table:table-cell>
          <table:table-cell table:formula="of:=[.B760]-180" office:value-type="float" office:value="-1.25663757320001" calcext:value-type="float">
            <text:p>-1.2566375732</text:p>
          </table:table-cell>
          <table:table-cell table:formula="of:=[.D760]*100" office:value-type="float" office:value="0.10237865" calcext:value-type="float">
            <text:p>0.10237865</text:p>
          </table:table-cell>
          <table:table-cell table:formula="of:=[.E760]*100" office:value-type="float" office:value="3.240904" calcext:value-type="float">
            <text:p>3.240904</text:p>
          </table:table-cell>
          <table:table-cell table:formula="of:=[.F760]*100" office:value-type="float" office:value="-5.785735" calcext:value-type="float">
            <text:p>-5.785735</text:p>
          </table:table-cell>
        </table:table-row>
        <table:table-row table:style-name="ro1">
          <table:table-cell office:value-type="float" office:value="51.73" calcext:value-type="float">
            <text:p>51.73</text:p>
          </table:table-cell>
          <table:table-cell office:value-type="float" office:value="178.8763427734" calcext:value-type="float">
            <text:p>178.8763427734</text:p>
          </table:table-cell>
          <table:table-cell office:value-type="float" office:value="-1.9527647509" calcext:value-type="float">
            <text:p>-1.95276475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495483" calcext:value-type="float">
            <text:p>0.03495483</text:p>
          </table:table-cell>
          <table:table-cell office:value-type="float" office:value="-0.05785735" calcext:value-type="float">
            <text:p>-0.05785735</text:p>
          </table:table-cell>
          <table:table-cell office:value-type="float" office:value="0.0006005855" calcext:value-type="float">
            <text:p>0.0006005855</text:p>
          </table:table-cell>
          <table:table-cell office:value-type="float" office:value="1034" calcext:value-type="float">
            <text:p>1034</text:p>
          </table:table-cell>
          <table:table-cell table:formula="of:=[.B761]-180" office:value-type="float" office:value="-1.12365722659999" calcext:value-type="float">
            <text:p>-1.1236572266</text:p>
          </table:table-cell>
          <table:table-cell table:formula="of:=[.D761]*100" office:value-type="float" office:value="0.10237865" calcext:value-type="float">
            <text:p>0.10237865</text:p>
          </table:table-cell>
          <table:table-cell table:formula="of:=[.E761]*100" office:value-type="float" office:value="3.495483" calcext:value-type="float">
            <text:p>3.495483</text:p>
          </table:table-cell>
          <table:table-cell table:formula="of:=[.F761]*100" office:value-type="float" office:value="-5.785735" calcext:value-type="float">
            <text:p>-5.785735</text:p>
          </table:table-cell>
        </table:table-row>
        <table:table-row table:style-name="ro1">
          <table:table-cell office:value-type="float" office:value="51.78" calcext:value-type="float">
            <text:p>51.78</text:p>
          </table:table-cell>
          <table:table-cell office:value-type="float" office:value="178.8741607666" calcext:value-type="float">
            <text:p>178.8741607666</text:p>
          </table:table-cell>
          <table:table-cell office:value-type="float" office:value="-1.9478146692" calcext:value-type="float">
            <text:p>-1.94781466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661833" calcext:value-type="float">
            <text:p>0.03661833</text:p>
          </table:table-cell>
          <table:table-cell office:value-type="float" office:value="-0.05954688" calcext:value-type="float">
            <text:p>-0.05954688</text:p>
          </table:table-cell>
          <table:table-cell office:value-type="float" office:value="0.0003948839" calcext:value-type="float">
            <text:p>0.0003948839</text:p>
          </table:table-cell>
          <table:table-cell office:value-type="float" office:value="1035" calcext:value-type="float">
            <text:p>1035</text:p>
          </table:table-cell>
          <table:table-cell table:formula="of:=[.B762]-180" office:value-type="float" office:value="-1.1258392334" calcext:value-type="float">
            <text:p>-1.1258392334</text:p>
          </table:table-cell>
          <table:table-cell table:formula="of:=[.D762]*100" office:value-type="float" office:value="0.10237865" calcext:value-type="float">
            <text:p>0.10237865</text:p>
          </table:table-cell>
          <table:table-cell table:formula="of:=[.E762]*100" office:value-type="float" office:value="3.661833" calcext:value-type="float">
            <text:p>3.661833</text:p>
          </table:table-cell>
          <table:table-cell table:formula="of:=[.F762]*100" office:value-type="float" office:value="-5.954688" calcext:value-type="float">
            <text:p>-5.954688</text:p>
          </table:table-cell>
        </table:table-row>
        <table:table-row table:style-name="ro1">
          <table:table-cell office:value-type="float" office:value="51.83" calcext:value-type="float">
            <text:p>51.83</text:p>
          </table:table-cell>
          <table:table-cell office:value-type="float" office:value="178.849609375" calcext:value-type="float">
            <text:p>178.849609375</text:p>
          </table:table-cell>
          <table:table-cell office:value-type="float" office:value="-1.9753316424" calcext:value-type="float">
            <text:p>-1.97533164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791028" calcext:value-type="float">
            <text:p>0.03791028</text:p>
          </table:table-cell>
          <table:table-cell office:value-type="float" office:value="-0.06140247" calcext:value-type="float">
            <text:p>-0.06140247</text:p>
          </table:table-cell>
          <table:table-cell office:value-type="float" office:value="-0.0000794618" calcext:value-type="float">
            <text:p>-7.94618E-05</text:p>
          </table:table-cell>
          <table:table-cell office:value-type="float" office:value="1036" calcext:value-type="float">
            <text:p>1036</text:p>
          </table:table-cell>
          <table:table-cell table:formula="of:=[.B763]-180" office:value-type="float" office:value="-1.150390625" calcext:value-type="float">
            <text:p>-1.150390625</text:p>
          </table:table-cell>
          <table:table-cell table:formula="of:=[.D763]*100" office:value-type="float" office:value="0.10237865" calcext:value-type="float">
            <text:p>0.10237865</text:p>
          </table:table-cell>
          <table:table-cell table:formula="of:=[.E763]*100" office:value-type="float" office:value="3.791028" calcext:value-type="float">
            <text:p>3.791028</text:p>
          </table:table-cell>
          <table:table-cell table:formula="of:=[.F763]*100" office:value-type="float" office:value="-6.140247" calcext:value-type="float">
            <text:p>-6.140247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178.8033294678" calcext:value-type="float">
            <text:p>178.8033294678</text:p>
          </table:table-cell>
          <table:table-cell office:value-type="float" office:value="-2.108939829" calcext:value-type="float">
            <text:p>-2.1089398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966179" calcext:value-type="float">
            <text:p>0.03966179</text:p>
          </table:table-cell>
          <table:table-cell office:value-type="float" office:value="-0.06181901" calcext:value-type="float">
            <text:p>-0.06181901</text:p>
          </table:table-cell>
          <table:table-cell office:value-type="float" office:value="0.000267605" calcext:value-type="float">
            <text:p>0.000267605</text:p>
          </table:table-cell>
          <table:table-cell office:value-type="float" office:value="1037" calcext:value-type="float">
            <text:p>1037</text:p>
          </table:table-cell>
          <table:table-cell table:formula="of:=[.B764]-180" office:value-type="float" office:value="-1.19667053219999" calcext:value-type="float">
            <text:p>-1.1966705322</text:p>
          </table:table-cell>
          <table:table-cell table:formula="of:=[.D764]*100" office:value-type="float" office:value="0.10237865" calcext:value-type="float">
            <text:p>0.10237865</text:p>
          </table:table-cell>
          <table:table-cell table:formula="of:=[.E764]*100" office:value-type="float" office:value="3.966179" calcext:value-type="float">
            <text:p>3.966179</text:p>
          </table:table-cell>
          <table:table-cell table:formula="of:=[.F764]*100" office:value-type="float" office:value="-6.181901" calcext:value-type="float">
            <text:p>-6.181901</text:p>
          </table:table-cell>
        </table:table-row>
        <table:table-row table:style-name="ro1">
          <table:table-cell office:value-type="float" office:value="51.94" calcext:value-type="float">
            <text:p>51.94</text:p>
          </table:table-cell>
          <table:table-cell office:value-type="float" office:value="178.7158813477" calcext:value-type="float">
            <text:p>178.7158813477</text:p>
          </table:table-cell>
          <table:table-cell office:value-type="float" office:value="-2.1613949699" calcext:value-type="float">
            <text:p>-2.16139496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4117862" calcext:value-type="float">
            <text:p>0.04117862</text:p>
          </table:table-cell>
          <table:table-cell office:value-type="float" office:value="-0.06277617" calcext:value-type="float">
            <text:p>-0.06277617</text:p>
          </table:table-cell>
          <table:table-cell office:value-type="float" office:value="0.0001739566" calcext:value-type="float">
            <text:p>0.0001739566</text:p>
          </table:table-cell>
          <table:table-cell office:value-type="float" office:value="1038" calcext:value-type="float">
            <text:p>1038</text:p>
          </table:table-cell>
          <table:table-cell table:formula="of:=[.B765]-180" office:value-type="float" office:value="-1.28411865230001" calcext:value-type="float">
            <text:p>-1.2841186523</text:p>
          </table:table-cell>
          <table:table-cell table:formula="of:=[.D765]*100" office:value-type="float" office:value="0.10237865" calcext:value-type="float">
            <text:p>0.10237865</text:p>
          </table:table-cell>
          <table:table-cell table:formula="of:=[.E765]*100" office:value-type="float" office:value="4.117862" calcext:value-type="float">
            <text:p>4.117862</text:p>
          </table:table-cell>
          <table:table-cell table:formula="of:=[.F765]*100" office:value-type="float" office:value="-6.277617" calcext:value-type="float">
            <text:p>-6.277617</text:p>
          </table:table-cell>
        </table:table-row>
        <table:table-row table:style-name="ro1">
          <table:table-cell office:value-type="float" office:value="51.98" calcext:value-type="float">
            <text:p>51.98</text:p>
          </table:table-cell>
          <table:table-cell office:value-type="float" office:value="178.6583862305" calcext:value-type="float">
            <text:p>178.6583862305</text:p>
          </table:table-cell>
          <table:table-cell office:value-type="float" office:value="-2.2889400888" calcext:value-type="float">
            <text:p>-2.28894008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4303958" calcext:value-type="float">
            <text:p>0.04303958</text:p>
          </table:table-cell>
          <table:table-cell office:value-type="float" office:value="-0.06277617" calcext:value-type="float">
            <text:p>-0.06277617</text:p>
          </table:table-cell>
          <table:table-cell office:value-type="float" office:value="0.0003730493" calcext:value-type="float">
            <text:p>0.0003730493</text:p>
          </table:table-cell>
          <table:table-cell office:value-type="float" office:value="1039" calcext:value-type="float">
            <text:p>1039</text:p>
          </table:table-cell>
          <table:table-cell table:formula="of:=[.B766]-180" office:value-type="float" office:value="-1.34161376949999" calcext:value-type="float">
            <text:p>-1.3416137695</text:p>
          </table:table-cell>
          <table:table-cell table:formula="of:=[.D766]*100" office:value-type="float" office:value="0.10237865" calcext:value-type="float">
            <text:p>0.10237865</text:p>
          </table:table-cell>
          <table:table-cell table:formula="of:=[.E766]*100" office:value-type="float" office:value="4.303958" calcext:value-type="float">
            <text:p>4.303958</text:p>
          </table:table-cell>
          <table:table-cell table:formula="of:=[.F766]*100" office:value-type="float" office:value="-6.277617" calcext:value-type="float">
            <text:p>-6.277617</text:p>
          </table:table-cell>
        </table:table-row>
        <table:table-row table:style-name="ro1">
          <table:table-cell office:value-type="float" office:value="52.04" calcext:value-type="float">
            <text:p>52.04</text:p>
          </table:table-cell>
          <table:table-cell office:value-type="float" office:value="178.6193084717" calcext:value-type="float">
            <text:p>178.6193084717</text:p>
          </table:table-cell>
          <table:table-cell office:value-type="float" office:value="-2.4215482638" calcext:value-type="float">
            <text:p>-2.42154826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4516361" calcext:value-type="float">
            <text:p>0.04516361</text:p>
          </table:table-cell>
          <table:table-cell office:value-type="float" office:value="-0.06161034" calcext:value-type="float">
            <text:p>-0.06161034</text:p>
          </table:table-cell>
          <table:table-cell office:value-type="float" office:value="0.000688007" calcext:value-type="float">
            <text:p>0.000688007</text:p>
          </table:table-cell>
          <table:table-cell office:value-type="float" office:value="1040" calcext:value-type="float">
            <text:p>1040</text:p>
          </table:table-cell>
          <table:table-cell table:formula="of:=[.B767]-180" office:value-type="float" office:value="-1.38069152829999" calcext:value-type="float">
            <text:p>-1.3806915283</text:p>
          </table:table-cell>
          <table:table-cell table:formula="of:=[.D767]*100" office:value-type="float" office:value="0.10237865" calcext:value-type="float">
            <text:p>0.10237865</text:p>
          </table:table-cell>
          <table:table-cell table:formula="of:=[.E767]*100" office:value-type="float" office:value="4.516361" calcext:value-type="float">
            <text:p>4.516361</text:p>
          </table:table-cell>
          <table:table-cell table:formula="of:=[.F767]*100" office:value-type="float" office:value="-6.161034" calcext:value-type="float">
            <text:p>-6.161034</text:p>
          </table:table-cell>
        </table:table-row>
        <table:table-row table:style-name="ro1">
          <table:table-cell office:value-type="float" office:value="52.09" calcext:value-type="float">
            <text:p>52.09</text:p>
          </table:table-cell>
          <table:table-cell office:value-type="float" office:value="178.6039733887" calcext:value-type="float">
            <text:p>178.6039733887</text:p>
          </table:table-cell>
          <table:table-cell office:value-type="float" office:value="-2.6938803634" calcext:value-type="float">
            <text:p>-2.69388036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4839429" calcext:value-type="float">
            <text:p>0.04839429</text:p>
          </table:table-cell>
          <table:table-cell office:value-type="float" office:value="-0.0614938" calcext:value-type="float">
            <text:p>-0.0614938</text:p>
          </table:table-cell>
          <table:table-cell office:value-type="float" office:value="0.0011564338" calcext:value-type="float">
            <text:p>0.0011564338</text:p>
          </table:table-cell>
          <table:table-cell office:value-type="float" office:value="1041" calcext:value-type="float">
            <text:p>1041</text:p>
          </table:table-cell>
          <table:table-cell table:formula="of:=[.B768]-180" office:value-type="float" office:value="-1.39602661129999" calcext:value-type="float">
            <text:p>-1.3960266113</text:p>
          </table:table-cell>
          <table:table-cell table:formula="of:=[.D768]*100" office:value-type="float" office:value="0.10237865" calcext:value-type="float">
            <text:p>0.10237865</text:p>
          </table:table-cell>
          <table:table-cell table:formula="of:=[.E768]*100" office:value-type="float" office:value="4.839429" calcext:value-type="float">
            <text:p>4.839429</text:p>
          </table:table-cell>
          <table:table-cell table:formula="of:=[.F768]*100" office:value-type="float" office:value="-6.14938" calcext:value-type="float">
            <text:p>-6.14938</text:p>
          </table:table-cell>
        </table:table-row>
        <table:table-row table:style-name="ro1">
          <table:table-cell office:value-type="float" office:value="52.14" calcext:value-type="float">
            <text:p>52.14</text:p>
          </table:table-cell>
          <table:table-cell office:value-type="float" office:value="178.6333618164" calcext:value-type="float">
            <text:p>178.6333618164</text:p>
          </table:table-cell>
          <table:table-cell office:value-type="float" office:value="-2.8230897358" calcext:value-type="float">
            <text:p>-2.82308973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5140843" calcext:value-type="float">
            <text:p>0.05140843</text:p>
          </table:table-cell>
          <table:table-cell office:value-type="float" office:value="-0.05848011" calcext:value-type="float">
            <text:p>-0.05848011</text:p>
          </table:table-cell>
          <table:table-cell office:value-type="float" office:value="0.0014489084" calcext:value-type="float">
            <text:p>0.0014489084</text:p>
          </table:table-cell>
          <table:table-cell office:value-type="float" office:value="1042" calcext:value-type="float">
            <text:p>1042</text:p>
          </table:table-cell>
          <table:table-cell table:formula="of:=[.B769]-180" office:value-type="float" office:value="-1.3666381836" calcext:value-type="float">
            <text:p>-1.3666381836</text:p>
          </table:table-cell>
          <table:table-cell table:formula="of:=[.D769]*100" office:value-type="float" office:value="0.10237865" calcext:value-type="float">
            <text:p>0.10237865</text:p>
          </table:table-cell>
          <table:table-cell table:formula="of:=[.E769]*100" office:value-type="float" office:value="5.140843" calcext:value-type="float">
            <text:p>5.140843</text:p>
          </table:table-cell>
          <table:table-cell table:formula="of:=[.F769]*100" office:value-type="float" office:value="-5.848011" calcext:value-type="float">
            <text:p>-5.848011</text:p>
          </table:table-cell>
        </table:table-row>
        <table:table-row table:style-name="ro1">
          <table:table-cell office:value-type="float" office:value="52.19" calcext:value-type="float">
            <text:p>52.19</text:p>
          </table:table-cell>
          <table:table-cell office:value-type="float" office:value="178.6755523682" calcext:value-type="float">
            <text:p>178.6755523682</text:p>
          </table:table-cell>
          <table:table-cell office:value-type="float" office:value="-3.0053184146" calcext:value-type="float">
            <text:p>-3.00531841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5463167" calcext:value-type="float">
            <text:p>0.05463167</text:p>
          </table:table-cell>
          <table:table-cell office:value-type="float" office:value="-0.05710889" calcext:value-type="float">
            <text:p>-0.05710889</text:p>
          </table:table-cell>
          <table:table-cell office:value-type="float" office:value="0.0015858893" calcext:value-type="float">
            <text:p>0.0015858893</text:p>
          </table:table-cell>
          <table:table-cell office:value-type="float" office:value="1043" calcext:value-type="float">
            <text:p>1043</text:p>
          </table:table-cell>
          <table:table-cell table:formula="of:=[.B770]-180" office:value-type="float" office:value="-1.32444763180001" calcext:value-type="float">
            <text:p>-1.3244476318</text:p>
          </table:table-cell>
          <table:table-cell table:formula="of:=[.D770]*100" office:value-type="float" office:value="0.10237865" calcext:value-type="float">
            <text:p>0.10237865</text:p>
          </table:table-cell>
          <table:table-cell table:formula="of:=[.E770]*100" office:value-type="float" office:value="5.463167" calcext:value-type="float">
            <text:p>5.463167</text:p>
          </table:table-cell>
          <table:table-cell table:formula="of:=[.F770]*100" office:value-type="float" office:value="-5.710889" calcext:value-type="float">
            <text:p>-5.710889</text:p>
          </table:table-cell>
        </table:table-row>
        <table:table-row table:style-name="ro1">
          <table:table-cell office:value-type="float" office:value="52.24" calcext:value-type="float">
            <text:p>52.24</text:p>
          </table:table-cell>
          <table:table-cell office:value-type="float" office:value="178.769317627" calcext:value-type="float">
            <text:p>178.769317627</text:p>
          </table:table-cell>
          <table:table-cell office:value-type="float" office:value="-3.1456041713" calcext:value-type="float">
            <text:p>-3.14560417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5771469" calcext:value-type="float">
            <text:p>0.05771469</text:p>
          </table:table-cell>
          <table:table-cell office:value-type="float" office:value="-0.05710889" calcext:value-type="float">
            <text:p>-0.05710889</text:p>
          </table:table-cell>
          <table:table-cell office:value-type="float" office:value="0.0018021819" calcext:value-type="float">
            <text:p>0.0018021819</text:p>
          </table:table-cell>
          <table:table-cell office:value-type="float" office:value="1044" calcext:value-type="float">
            <text:p>1044</text:p>
          </table:table-cell>
          <table:table-cell table:formula="of:=[.B771]-180" office:value-type="float" office:value="-1.23068237300001" calcext:value-type="float">
            <text:p>-1.230682373</text:p>
          </table:table-cell>
          <table:table-cell table:formula="of:=[.D771]*100" office:value-type="float" office:value="0.10237865" calcext:value-type="float">
            <text:p>0.10237865</text:p>
          </table:table-cell>
          <table:table-cell table:formula="of:=[.E771]*100" office:value-type="float" office:value="5.771469" calcext:value-type="float">
            <text:p>5.771469</text:p>
          </table:table-cell>
          <table:table-cell table:formula="of:=[.F771]*100" office:value-type="float" office:value="-5.710889" calcext:value-type="float">
            <text:p>-5.710889</text:p>
          </table:table-cell>
        </table:table-row>
        <table:table-row table:style-name="ro1">
          <table:table-cell office:value-type="float" office:value="52.29" calcext:value-type="float">
            <text:p>52.29</text:p>
          </table:table-cell>
          <table:table-cell office:value-type="float" office:value="178.8271636963" calcext:value-type="float">
            <text:p>178.8271636963</text:p>
          </table:table-cell>
          <table:table-cell office:value-type="float" office:value="-3.2987232267" calcext:value-type="float">
            <text:p>-3.29872322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607898" calcext:value-type="float">
            <text:p>0.0607898</text:p>
          </table:table-cell>
          <table:table-cell office:value-type="float" office:value="-0.05206275" calcext:value-type="float">
            <text:p>-0.05206275</text:p>
          </table:table-cell>
          <table:table-cell office:value-type="float" office:value="0.0019040849" calcext:value-type="float">
            <text:p>0.0019040849</text:p>
          </table:table-cell>
          <table:table-cell office:value-type="float" office:value="1045" calcext:value-type="float">
            <text:p>1045</text:p>
          </table:table-cell>
          <table:table-cell table:formula="of:=[.B772]-180" office:value-type="float" office:value="-1.1728363037" calcext:value-type="float">
            <text:p>-1.1728363037</text:p>
          </table:table-cell>
          <table:table-cell table:formula="of:=[.D772]*100" office:value-type="float" office:value="0.10237865" calcext:value-type="float">
            <text:p>0.10237865</text:p>
          </table:table-cell>
          <table:table-cell table:formula="of:=[.E772]*100" office:value-type="float" office:value="6.07898" calcext:value-type="float">
            <text:p>6.07898</text:p>
          </table:table-cell>
          <table:table-cell table:formula="of:=[.F772]*100" office:value-type="float" office:value="-5.206275" calcext:value-type="float">
            <text:p>-5.206275</text:p>
          </table:table-cell>
        </table:table-row>
        <table:table-row table:style-name="ro1">
          <table:table-cell office:value-type="float" office:value="52.34" calcext:value-type="float">
            <text:p>52.34</text:p>
          </table:table-cell>
          <table:table-cell office:value-type="float" office:value="178.8811187744" calcext:value-type="float">
            <text:p>178.8811187744</text:p>
          </table:table-cell>
          <table:table-cell office:value-type="float" office:value="-3.2509039628" calcext:value-type="float">
            <text:p>-3.25090396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6252028" calcext:value-type="float">
            <text:p>0.06252028</text:p>
          </table:table-cell>
          <table:table-cell office:value-type="float" office:value="-0.04928428" calcext:value-type="float">
            <text:p>-0.04928428</text:p>
          </table:table-cell>
          <table:table-cell office:value-type="float" office:value="0.0017763132" calcext:value-type="float">
            <text:p>0.0017763132</text:p>
          </table:table-cell>
          <table:table-cell office:value-type="float" office:value="1046" calcext:value-type="float">
            <text:p>1046</text:p>
          </table:table-cell>
          <table:table-cell table:formula="of:=[.B773]-180" office:value-type="float" office:value="-1.11888122560001" calcext:value-type="float">
            <text:p>-1.1188812256</text:p>
          </table:table-cell>
          <table:table-cell table:formula="of:=[.D773]*100" office:value-type="float" office:value="0.10237865" calcext:value-type="float">
            <text:p>0.10237865</text:p>
          </table:table-cell>
          <table:table-cell table:formula="of:=[.E773]*100" office:value-type="float" office:value="6.252028" calcext:value-type="float">
            <text:p>6.252028</text:p>
          </table:table-cell>
          <table:table-cell table:formula="of:=[.F773]*100" office:value-type="float" office:value="-4.928428" calcext:value-type="float">
            <text:p>-4.928428</text:p>
          </table:table-cell>
        </table:table-row>
        <table:table-row table:style-name="ro1">
          <table:table-cell office:value-type="float" office:value="52.39" calcext:value-type="float">
            <text:p>52.39</text:p>
          </table:table-cell>
          <table:table-cell office:value-type="float" office:value="178.8952331543" calcext:value-type="float">
            <text:p>178.8952331543</text:p>
          </table:table-cell>
          <table:table-cell office:value-type="float" office:value="-3.1545511108" calcext:value-type="float">
            <text:p>-3.15455111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630312" calcext:value-type="float">
            <text:p>0.0630312</text:p>
          </table:table-cell>
          <table:table-cell office:value-type="float" office:value="-0.04928428" calcext:value-type="float">
            <text:p>-0.04928428</text:p>
          </table:table-cell>
          <table:table-cell office:value-type="float" office:value="0.001603916" calcext:value-type="float">
            <text:p>0.001603916</text:p>
          </table:table-cell>
          <table:table-cell office:value-type="float" office:value="1047" calcext:value-type="float">
            <text:p>1047</text:p>
          </table:table-cell>
          <table:table-cell table:formula="of:=[.B774]-180" office:value-type="float" office:value="-1.1047668457" calcext:value-type="float">
            <text:p>-1.1047668457</text:p>
          </table:table-cell>
          <table:table-cell table:formula="of:=[.D774]*100" office:value-type="float" office:value="0.10237865" calcext:value-type="float">
            <text:p>0.10237865</text:p>
          </table:table-cell>
          <table:table-cell table:formula="of:=[.E774]*100" office:value-type="float" office:value="6.30312" calcext:value-type="float">
            <text:p>6.30312</text:p>
          </table:table-cell>
          <table:table-cell table:formula="of:=[.F774]*100" office:value-type="float" office:value="-4.928428" calcext:value-type="float">
            <text:p>-4.928428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178.8931427002" calcext:value-type="float">
            <text:p>178.8931427002</text:p>
          </table:table-cell>
          <table:table-cell office:value-type="float" office:value="-2.9243061439" calcext:value-type="float">
            <text:p>-2.92430614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6183697" calcext:value-type="float">
            <text:p>0.06183697</text:p>
          </table:table-cell>
          <table:table-cell office:value-type="float" office:value="-0.03790566" calcext:value-type="float">
            <text:p>-0.03790566</text:p>
          </table:table-cell>
          <table:table-cell office:value-type="float" office:value="0.0011007316" calcext:value-type="float">
            <text:p>0.0011007316</text:p>
          </table:table-cell>
          <table:table-cell office:value-type="float" office:value="1048" calcext:value-type="float">
            <text:p>1048</text:p>
          </table:table-cell>
          <table:table-cell table:formula="of:=[.B775]-180" office:value-type="float" office:value="-1.1068572998" calcext:value-type="float">
            <text:p>-1.1068572998</text:p>
          </table:table-cell>
          <table:table-cell table:formula="of:=[.D775]*100" office:value-type="float" office:value="0.10237865" calcext:value-type="float">
            <text:p>0.10237865</text:p>
          </table:table-cell>
          <table:table-cell table:formula="of:=[.E775]*100" office:value-type="float" office:value="6.183697" calcext:value-type="float">
            <text:p>6.183697</text:p>
          </table:table-cell>
          <table:table-cell table:formula="of:=[.F775]*100" office:value-type="float" office:value="-3.790566" calcext:value-type="float">
            <text:p>-3.790566</text:p>
          </table:table-cell>
        </table:table-row>
        <table:table-row table:style-name="ro1">
          <table:table-cell office:value-type="float" office:value="52.49" calcext:value-type="float">
            <text:p>52.49</text:p>
          </table:table-cell>
          <table:table-cell office:value-type="float" office:value="178.8883514404" calcext:value-type="float">
            <text:p>178.8883514404</text:p>
          </table:table-cell>
          <table:table-cell office:value-type="float" office:value="-2.5845248655" calcext:value-type="float">
            <text:p>-2.58452486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5877631" calcext:value-type="float">
            <text:p>0.05877631</text:p>
          </table:table-cell>
          <table:table-cell office:value-type="float" office:value="-0.03790566" calcext:value-type="float">
            <text:p>-0.03790566</text:p>
          </table:table-cell>
          <table:table-cell office:value-type="float" office:value="0.0006627269" calcext:value-type="float">
            <text:p>0.0006627269</text:p>
          </table:table-cell>
          <table:table-cell office:value-type="float" office:value="1049" calcext:value-type="float">
            <text:p>1049</text:p>
          </table:table-cell>
          <table:table-cell table:formula="of:=[.B776]-180" office:value-type="float" office:value="-1.11164855960001" calcext:value-type="float">
            <text:p>-1.1116485596</text:p>
          </table:table-cell>
          <table:table-cell table:formula="of:=[.D776]*100" office:value-type="float" office:value="0.10237865" calcext:value-type="float">
            <text:p>0.10237865</text:p>
          </table:table-cell>
          <table:table-cell table:formula="of:=[.E776]*100" office:value-type="float" office:value="5.877631" calcext:value-type="float">
            <text:p>5.877631</text:p>
          </table:table-cell>
          <table:table-cell table:formula="of:=[.F776]*100" office:value-type="float" office:value="-3.790566" calcext:value-type="float">
            <text:p>-3.790566</text:p>
          </table:table-cell>
        </table:table-row>
        <table:table-row table:style-name="ro1">
          <table:table-cell office:value-type="float" office:value="52.54" calcext:value-type="float">
            <text:p>52.54</text:p>
          </table:table-cell>
          <table:table-cell office:value-type="float" office:value="178.8984222412" calcext:value-type="float">
            <text:p>178.8984222412</text:p>
          </table:table-cell>
          <table:table-cell office:value-type="float" office:value="-2.3653875103" calcext:value-type="float">
            <text:p>-2.36538751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5527605" calcext:value-type="float">
            <text:p>0.05527605</text:p>
          </table:table-cell>
          <table:table-cell office:value-type="float" office:value="-0.02881036" calcext:value-type="float">
            <text:p>-0.02881036</text:p>
          </table:table-cell>
          <table:table-cell office:value-type="float" office:value="0.0003114417" calcext:value-type="float">
            <text:p>0.0003114417</text:p>
          </table:table-cell>
          <table:table-cell office:value-type="float" office:value="1050" calcext:value-type="float">
            <text:p>1050</text:p>
          </table:table-cell>
          <table:table-cell table:formula="of:=[.B777]-180" office:value-type="float" office:value="-1.1015777588" calcext:value-type="float">
            <text:p>-1.1015777588</text:p>
          </table:table-cell>
          <table:table-cell table:formula="of:=[.D777]*100" office:value-type="float" office:value="0.10237865" calcext:value-type="float">
            <text:p>0.10237865</text:p>
          </table:table-cell>
          <table:table-cell table:formula="of:=[.E777]*100" office:value-type="float" office:value="5.527605" calcext:value-type="float">
            <text:p>5.527605</text:p>
          </table:table-cell>
          <table:table-cell table:formula="of:=[.F777]*100" office:value-type="float" office:value="-2.881036" calcext:value-type="float">
            <text:p>-2.881036</text:p>
          </table:table-cell>
        </table:table-row>
        <table:table-row table:style-name="ro1">
          <table:table-cell office:value-type="float" office:value="52.59" calcext:value-type="float">
            <text:p>52.59</text:p>
          </table:table-cell>
          <table:table-cell office:value-type="float" office:value="178.9256439209" calcext:value-type="float">
            <text:p>178.9256439209</text:p>
          </table:table-cell>
          <table:table-cell office:value-type="float" office:value="-2.0154263686" calcext:value-type="float">
            <text:p>-2.01542636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5061083" calcext:value-type="float">
            <text:p>0.05061083</text:p>
          </table:table-cell>
          <table:table-cell office:value-type="float" office:value="-0.02319197" calcext:value-type="float">
            <text:p>-0.02319197</text:p>
          </table:table-cell>
          <table:table-cell office:value-type="float" office:value="0.0000587701" calcext:value-type="float">
            <text:p>5.87701E-05</text:p>
          </table:table-cell>
          <table:table-cell office:value-type="float" office:value="1051" calcext:value-type="float">
            <text:p>1051</text:p>
          </table:table-cell>
          <table:table-cell table:formula="of:=[.B778]-180" office:value-type="float" office:value="-1.0743560791" calcext:value-type="float">
            <text:p>-1.0743560791</text:p>
          </table:table-cell>
          <table:table-cell table:formula="of:=[.D778]*100" office:value-type="float" office:value="0.10237865" calcext:value-type="float">
            <text:p>0.10237865</text:p>
          </table:table-cell>
          <table:table-cell table:formula="of:=[.E778]*100" office:value-type="float" office:value="5.061083" calcext:value-type="float">
            <text:p>5.061083</text:p>
          </table:table-cell>
          <table:table-cell table:formula="of:=[.F778]*100" office:value-type="float" office:value="-2.319197" calcext:value-type="float">
            <text:p>-2.319197</text:p>
          </table:table-cell>
        </table:table-row>
        <table:table-row table:style-name="ro1">
          <table:table-cell office:value-type="float" office:value="52.64" calcext:value-type="float">
            <text:p>52.64</text:p>
          </table:table-cell>
          <table:table-cell office:value-type="float" office:value="178.9501342773" calcext:value-type="float">
            <text:p>178.9501342773</text:p>
          </table:table-cell>
          <table:table-cell office:value-type="float" office:value="-1.6714072264" calcext:value-type="float">
            <text:p>-1.67140722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452089" calcext:value-type="float">
            <text:p>0.0452089</text:p>
          </table:table-cell>
          <table:table-cell office:value-type="float" office:value="-0.02319197" calcext:value-type="float">
            <text:p>-0.02319197</text:p>
          </table:table-cell>
          <table:table-cell office:value-type="float" office:value="-0.0001948957" calcext:value-type="float">
            <text:p>-0.0001948957</text:p>
          </table:table-cell>
          <table:table-cell office:value-type="float" office:value="1052" calcext:value-type="float">
            <text:p>1052</text:p>
          </table:table-cell>
          <table:table-cell table:formula="of:=[.B779]-180" office:value-type="float" office:value="-1.04986572269999" calcext:value-type="float">
            <text:p>-1.0498657227</text:p>
          </table:table-cell>
          <table:table-cell table:formula="of:=[.D779]*100" office:value-type="float" office:value="0.10237865" calcext:value-type="float">
            <text:p>0.10237865</text:p>
          </table:table-cell>
          <table:table-cell table:formula="of:=[.E779]*100" office:value-type="float" office:value="4.52089" calcext:value-type="float">
            <text:p>4.52089</text:p>
          </table:table-cell>
          <table:table-cell table:formula="of:=[.F779]*100" office:value-type="float" office:value="-2.319197" calcext:value-type="float">
            <text:p>-2.319197</text:p>
          </table:table-cell>
        </table:table-row>
        <table:table-row table:style-name="ro1">
          <table:table-cell office:value-type="float" office:value="52.69" calcext:value-type="float">
            <text:p>52.69</text:p>
          </table:table-cell>
          <table:table-cell office:value-type="float" office:value="178.9764251709" calcext:value-type="float">
            <text:p>178.9764251709</text:p>
          </table:table-cell>
          <table:table-cell office:value-type="float" office:value="-1.3823739726" calcext:value-type="float">
            <text:p>-1.38237397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968255" calcext:value-type="float">
            <text:p>0.03968255</text:p>
          </table:table-cell>
          <table:table-cell office:value-type="float" office:value="-0.00573709" calcext:value-type="float">
            <text:p>-0.00573709</text:p>
          </table:table-cell>
          <table:table-cell office:value-type="float" office:value="-0.0005212458" calcext:value-type="float">
            <text:p>-0.0005212458</text:p>
          </table:table-cell>
          <table:table-cell office:value-type="float" office:value="1053" calcext:value-type="float">
            <text:p>1053</text:p>
          </table:table-cell>
          <table:table-cell table:formula="of:=[.B780]-180" office:value-type="float" office:value="-1.0235748291" calcext:value-type="float">
            <text:p>-1.0235748291</text:p>
          </table:table-cell>
          <table:table-cell table:formula="of:=[.D780]*100" office:value-type="float" office:value="0.10237865" calcext:value-type="float">
            <text:p>0.10237865</text:p>
          </table:table-cell>
          <table:table-cell table:formula="of:=[.E780]*100" office:value-type="float" office:value="3.968255" calcext:value-type="float">
            <text:p>3.968255</text:p>
          </table:table-cell>
          <table:table-cell table:formula="of:=[.F780]*100" office:value-type="float" office:value="-0.573709" calcext:value-type="float">
            <text:p>-0.573709</text:p>
          </table:table-cell>
        </table:table-row>
        <table:table-row table:style-name="ro1">
          <table:table-cell office:value-type="float" office:value="52.74" calcext:value-type="float">
            <text:p>52.74</text:p>
          </table:table-cell>
          <table:table-cell office:value-type="float" office:value="179.0167999268" calcext:value-type="float">
            <text:p>179.0167999268</text:p>
          </table:table-cell>
          <table:table-cell office:value-type="float" office:value="-1.0889394165" calcext:value-type="float">
            <text:p>-1.08893941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3404395" calcext:value-type="float">
            <text:p>0.03404395</text:p>
          </table:table-cell>
          <table:table-cell office:value-type="float" office:value="-0.00573709" calcext:value-type="float">
            <text:p>-0.00573709</text:p>
          </table:table-cell>
          <table:table-cell office:value-type="float" office:value="-0.0007062465" calcext:value-type="float">
            <text:p>-0.0007062465</text:p>
          </table:table-cell>
          <table:table-cell office:value-type="float" office:value="1054" calcext:value-type="float">
            <text:p>1054</text:p>
          </table:table-cell>
          <table:table-cell table:formula="of:=[.B781]-180" office:value-type="float" office:value="-0.98320007320001" calcext:value-type="float">
            <text:p>-0.9832000732</text:p>
          </table:table-cell>
          <table:table-cell table:formula="of:=[.D781]*100" office:value-type="float" office:value="0.10237865" calcext:value-type="float">
            <text:p>0.10237865</text:p>
          </table:table-cell>
          <table:table-cell table:formula="of:=[.E781]*100" office:value-type="float" office:value="3.404395" calcext:value-type="float">
            <text:p>3.404395</text:p>
          </table:table-cell>
          <table:table-cell table:formula="of:=[.F781]*100" office:value-type="float" office:value="-0.573709" calcext:value-type="float">
            <text:p>-0.573709</text:p>
          </table:table-cell>
        </table:table-row>
        <table:table-row table:style-name="ro1">
          <table:table-cell office:value-type="float" office:value="52.79" calcext:value-type="float">
            <text:p>52.79</text:p>
          </table:table-cell>
          <table:table-cell office:value-type="float" office:value="179.0359039307" calcext:value-type="float">
            <text:p>179.0359039307</text:p>
          </table:table-cell>
          <table:table-cell office:value-type="float" office:value="-0.8865344953" calcext:value-type="float">
            <text:p>-0.88653449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89373" calcext:value-type="float">
            <text:p>0.0289373</text:p>
          </table:table-cell>
          <table:table-cell office:value-type="float" office:value="0.00604832" calcext:value-type="float">
            <text:p>0.00604832</text:p>
          </table:table-cell>
          <table:table-cell office:value-type="float" office:value="-0.0005904579" calcext:value-type="float">
            <text:p>-0.0005904579</text:p>
          </table:table-cell>
          <table:table-cell office:value-type="float" office:value="1055" calcext:value-type="float">
            <text:p>1055</text:p>
          </table:table-cell>
          <table:table-cell table:formula="of:=[.B782]-180" office:value-type="float" office:value="-0.964096069300012" calcext:value-type="float">
            <text:p>-0.9640960693</text:p>
          </table:table-cell>
          <table:table-cell table:formula="of:=[.D782]*100" office:value-type="float" office:value="0.10237865" calcext:value-type="float">
            <text:p>0.10237865</text:p>
          </table:table-cell>
          <table:table-cell table:formula="of:=[.E782]*100" office:value-type="float" office:value="2.89373" calcext:value-type="float">
            <text:p>2.89373</text:p>
          </table:table-cell>
          <table:table-cell table:formula="of:=[.F782]*100" office:value-type="float" office:value="0.604832" calcext:value-type="float">
            <text:p>0.604832</text:p>
          </table:table-cell>
        </table:table-row>
        <table:table-row table:style-name="ro1">
          <table:table-cell office:value-type="float" office:value="52.84" calcext:value-type="float">
            <text:p>52.84</text:p>
          </table:table-cell>
          <table:table-cell office:value-type="float" office:value="179.0490264893" calcext:value-type="float">
            <text:p>179.0490264893</text:p>
          </table:table-cell>
          <table:table-cell office:value-type="float" office:value="-0.6150604607" calcext:value-type="float">
            <text:p>-0.61506046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2372476" calcext:value-type="float">
            <text:p>0.02372476</text:p>
          </table:table-cell>
          <table:table-cell office:value-type="float" office:value="0.01341948" calcext:value-type="float">
            <text:p>0.01341948</text:p>
          </table:table-cell>
          <table:table-cell office:value-type="float" office:value="-0.0007586708" calcext:value-type="float">
            <text:p>-0.0007586708</text:p>
          </table:table-cell>
          <table:table-cell office:value-type="float" office:value="1056" calcext:value-type="float">
            <text:p>1056</text:p>
          </table:table-cell>
          <table:table-cell table:formula="of:=[.B783]-180" office:value-type="float" office:value="-0.95097351070001" calcext:value-type="float">
            <text:p>-0.9509735107</text:p>
          </table:table-cell>
          <table:table-cell table:formula="of:=[.D783]*100" office:value-type="float" office:value="0.10237865" calcext:value-type="float">
            <text:p>0.10237865</text:p>
          </table:table-cell>
          <table:table-cell table:formula="of:=[.E783]*100" office:value-type="float" office:value="2.372476" calcext:value-type="float">
            <text:p>2.372476</text:p>
          </table:table-cell>
          <table:table-cell table:formula="of:=[.F783]*100" office:value-type="float" office:value="1.341948" calcext:value-type="float">
            <text:p>1.341948</text:p>
          </table:table-cell>
        </table:table-row>
        <table:table-row table:style-name="ro1">
          <table:table-cell office:value-type="float" office:value="52.89" calcext:value-type="float">
            <text:p>52.89</text:p>
          </table:table-cell>
          <table:table-cell office:value-type="float" office:value="179.0668945312" calcext:value-type="float">
            <text:p>179.0668945312</text:p>
          </table:table-cell>
          <table:table-cell office:value-type="float" office:value="-0.4500850392" calcext:value-type="float">
            <text:p>-0.45008503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915153" calcext:value-type="float">
            <text:p>0.01915153</text:p>
          </table:table-cell>
          <table:table-cell office:value-type="float" office:value="0.01341948" calcext:value-type="float">
            <text:p>0.01341948</text:p>
          </table:table-cell>
          <table:table-cell office:value-type="float" office:value="-0.0007814366" calcext:value-type="float">
            <text:p>-0.0007814366</text:p>
          </table:table-cell>
          <table:table-cell office:value-type="float" office:value="1057" calcext:value-type="float">
            <text:p>1057</text:p>
          </table:table-cell>
          <table:table-cell table:formula="of:=[.B784]-180" office:value-type="float" office:value="-0.933105468799994" calcext:value-type="float">
            <text:p>-0.9331054688</text:p>
          </table:table-cell>
          <table:table-cell table:formula="of:=[.D784]*100" office:value-type="float" office:value="0.10237865" calcext:value-type="float">
            <text:p>0.10237865</text:p>
          </table:table-cell>
          <table:table-cell table:formula="of:=[.E784]*100" office:value-type="float" office:value="1.915153" calcext:value-type="float">
            <text:p>1.915153</text:p>
          </table:table-cell>
          <table:table-cell table:formula="of:=[.F784]*100" office:value-type="float" office:value="1.341948" calcext:value-type="float">
            <text:p>1.341948</text:p>
          </table:table-cell>
        </table:table-row>
        <table:table-row table:style-name="ro1">
          <table:table-cell office:value-type="float" office:value="52.94" calcext:value-type="float">
            <text:p>52.94</text:p>
          </table:table-cell>
          <table:table-cell office:value-type="float" office:value="179.052154541" calcext:value-type="float">
            <text:p>179.052154541</text:p>
          </table:table-cell>
          <table:table-cell office:value-type="float" office:value="-0.283947284" calcext:value-type="float">
            <text:p>-0.2839472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99658" calcext:value-type="float">
            <text:p>0.01499658</text:p>
          </table:table-cell>
          <table:table-cell office:value-type="float" office:value="0.0328744" calcext:value-type="float">
            <text:p>0.0328744</text:p>
          </table:table-cell>
          <table:table-cell office:value-type="float" office:value="-0.0009572767" calcext:value-type="float">
            <text:p>-0.0009572767</text:p>
          </table:table-cell>
          <table:table-cell office:value-type="float" office:value="1058" calcext:value-type="float">
            <text:p>1058</text:p>
          </table:table-cell>
          <table:table-cell table:formula="of:=[.B785]-180" office:value-type="float" office:value="-0.947845459000007" calcext:value-type="float">
            <text:p>-0.947845459</text:p>
          </table:table-cell>
          <table:table-cell table:formula="of:=[.D785]*100" office:value-type="float" office:value="0.10237865" calcext:value-type="float">
            <text:p>0.10237865</text:p>
          </table:table-cell>
          <table:table-cell table:formula="of:=[.E785]*100" office:value-type="float" office:value="1.499658" calcext:value-type="float">
            <text:p>1.499658</text:p>
          </table:table-cell>
          <table:table-cell table:formula="of:=[.F785]*100" office:value-type="float" office:value="3.28744" calcext:value-type="float">
            <text:p>3.28744</text:p>
          </table:table-cell>
        </table:table-row>
        <table:table-row table:style-name="ro1">
          <table:table-cell office:value-type="float" office:value="52.99" calcext:value-type="float">
            <text:p>52.99</text:p>
          </table:table-cell>
          <table:table-cell office:value-type="float" office:value="179.0422668457" calcext:value-type="float">
            <text:p>179.0422668457</text:p>
          </table:table-cell>
          <table:table-cell office:value-type="float" office:value="-0.1299688551" calcext:value-type="float">
            <text:p>-0.12996885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20142" calcext:value-type="float">
            <text:p>0.01120142</text:p>
          </table:table-cell>
          <table:table-cell office:value-type="float" office:value="0.0328744" calcext:value-type="float">
            <text:p>0.0328744</text:p>
          </table:table-cell>
          <table:table-cell office:value-type="float" office:value="-0.0009487386" calcext:value-type="float">
            <text:p>-0.0009487386</text:p>
          </table:table-cell>
          <table:table-cell office:value-type="float" office:value="1059" calcext:value-type="float">
            <text:p>1059</text:p>
          </table:table-cell>
          <table:table-cell table:formula="of:=[.B786]-180" office:value-type="float" office:value="-0.957733154300001" calcext:value-type="float">
            <text:p>-0.9577331543</text:p>
          </table:table-cell>
          <table:table-cell table:formula="of:=[.D786]*100" office:value-type="float" office:value="0.10237865" calcext:value-type="float">
            <text:p>0.10237865</text:p>
          </table:table-cell>
          <table:table-cell table:formula="of:=[.E786]*100" office:value-type="float" office:value="1.120142" calcext:value-type="float">
            <text:p>1.120142</text:p>
          </table:table-cell>
          <table:table-cell table:formula="of:=[.F786]*100" office:value-type="float" office:value="3.28744" calcext:value-type="float">
            <text:p>3.28744</text:p>
          </table:table-cell>
        </table:table-row>
        <table:table-row table:style-name="ro1">
          <table:table-cell office:value-type="float" office:value="53.04" calcext:value-type="float">
            <text:p>53.04</text:p>
          </table:table-cell>
          <table:table-cell office:value-type="float" office:value="179.0297698975" calcext:value-type="float">
            <text:p>179.0297698975</text:p>
          </table:table-cell>
          <table:table-cell office:value-type="float" office:value="0.0024316664" calcext:value-type="float">
            <text:p>0.00243166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78984" calcext:value-type="float">
            <text:p>0.00778984</text:p>
          </table:table-cell>
          <table:table-cell office:value-type="float" office:value="0.04432292" calcext:value-type="float">
            <text:p>0.04432292</text:p>
          </table:table-cell>
          <table:table-cell office:value-type="float" office:value="-0.0008670189" calcext:value-type="float">
            <text:p>-0.0008670189</text:p>
          </table:table-cell>
          <table:table-cell office:value-type="float" office:value="1060" calcext:value-type="float">
            <text:p>1060</text:p>
          </table:table-cell>
          <table:table-cell table:formula="of:=[.B787]-180" office:value-type="float" office:value="-0.970230102500011" calcext:value-type="float">
            <text:p>-0.9702301025</text:p>
          </table:table-cell>
          <table:table-cell table:formula="of:=[.D787]*100" office:value-type="float" office:value="0.10237865" calcext:value-type="float">
            <text:p>0.10237865</text:p>
          </table:table-cell>
          <table:table-cell table:formula="of:=[.E787]*100" office:value-type="float" office:value="0.778984" calcext:value-type="float">
            <text:p>0.778984</text:p>
          </table:table-cell>
          <table:table-cell table:formula="of:=[.F787]*100" office:value-type="float" office:value="4.432292" calcext:value-type="float">
            <text:p>4.432292</text:p>
          </table:table-cell>
        </table:table-row>
        <table:table-row table:style-name="ro1">
          <table:table-cell office:value-type="float" office:value="53.09" calcext:value-type="float">
            <text:p>53.09</text:p>
          </table:table-cell>
          <table:table-cell office:value-type="float" office:value="179.0096740723" calcext:value-type="float">
            <text:p>179.0096740723</text:p>
          </table:table-cell>
          <table:table-cell office:value-type="float" office:value="0.1428284743" calcext:value-type="float">
            <text:p>0.14282847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8058" calcext:value-type="float">
            <text:p>0.00458058</text:p>
          </table:table-cell>
          <table:table-cell office:value-type="float" office:value="0.05102365" calcext:value-type="float">
            <text:p>0.05102365</text:p>
          </table:table-cell>
          <table:table-cell office:value-type="float" office:value="-0.0009293622" calcext:value-type="float">
            <text:p>-0.0009293622</text:p>
          </table:table-cell>
          <table:table-cell office:value-type="float" office:value="1061" calcext:value-type="float">
            <text:p>1061</text:p>
          </table:table-cell>
          <table:table-cell table:formula="of:=[.B788]-180" office:value-type="float" office:value="-0.990325927700013" calcext:value-type="float">
            <text:p>-0.9903259277</text:p>
          </table:table-cell>
          <table:table-cell table:formula="of:=[.D788]*100" office:value-type="float" office:value="0.10237865" calcext:value-type="float">
            <text:p>0.10237865</text:p>
          </table:table-cell>
          <table:table-cell table:formula="of:=[.E788]*100" office:value-type="float" office:value="0.458058" calcext:value-type="float">
            <text:p>0.458058</text:p>
          </table:table-cell>
          <table:table-cell table:formula="of:=[.F788]*100" office:value-type="float" office:value="5.102365" calcext:value-type="float">
            <text:p>5.102365</text:p>
          </table:table-cell>
        </table:table-row>
        <table:table-row table:style-name="ro1">
          <table:table-cell office:value-type="float" office:value="53.14" calcext:value-type="float">
            <text:p>53.14</text:p>
          </table:table-cell>
          <table:table-cell office:value-type="float" office:value="178.9996948242" calcext:value-type="float">
            <text:p>178.9996948242</text:p>
          </table:table-cell>
          <table:table-cell office:value-type="float" office:value="0.1220390447" calcext:value-type="float">
            <text:p>0.12203904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8053" calcext:value-type="float">
            <text:p>0.00258053</text:p>
          </table:table-cell>
          <table:table-cell office:value-type="float" office:value="0.05102365" calcext:value-type="float">
            <text:p>0.05102365</text:p>
          </table:table-cell>
          <table:table-cell office:value-type="float" office:value="-0.0006792736" calcext:value-type="float">
            <text:p>-0.0006792736</text:p>
          </table:table-cell>
          <table:table-cell office:value-type="float" office:value="1062" calcext:value-type="float">
            <text:p>1062</text:p>
          </table:table-cell>
          <table:table-cell table:formula="of:=[.B789]-180" office:value-type="float" office:value="-1.00030517580001" calcext:value-type="float">
            <text:p>-1.0003051758</text:p>
          </table:table-cell>
          <table:table-cell table:formula="of:=[.D789]*100" office:value-type="float" office:value="0.10237865" calcext:value-type="float">
            <text:p>0.10237865</text:p>
          </table:table-cell>
          <table:table-cell table:formula="of:=[.E789]*100" office:value-type="float" office:value="0.258053" calcext:value-type="float">
            <text:p>0.258053</text:p>
          </table:table-cell>
          <table:table-cell table:formula="of:=[.F789]*100" office:value-type="float" office:value="5.102365" calcext:value-type="float">
            <text:p>5.102365</text:p>
          </table:table-cell>
        </table:table-row>
        <table:table-row table:style-name="ro1">
          <table:table-cell office:value-type="float" office:value="53.19" calcext:value-type="float">
            <text:p>53.19</text:p>
          </table:table-cell>
          <table:table-cell office:value-type="float" office:value="178.986038208" calcext:value-type="float">
            <text:p>178.986038208</text:p>
          </table:table-cell>
          <table:table-cell office:value-type="float" office:value="0.1479150241" calcext:value-type="float">
            <text:p>0.14791502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7525" calcext:value-type="float">
            <text:p>0.00107525</text:p>
          </table:table-cell>
          <table:table-cell office:value-type="float" office:value="0.06089183" calcext:value-type="float">
            <text:p>0.06089183</text:p>
          </table:table-cell>
          <table:table-cell office:value-type="float" office:value="-0.0005035142" calcext:value-type="float">
            <text:p>-0.0005035142</text:p>
          </table:table-cell>
          <table:table-cell office:value-type="float" office:value="1063" calcext:value-type="float">
            <text:p>1063</text:p>
          </table:table-cell>
          <table:table-cell table:formula="of:=[.B790]-180" office:value-type="float" office:value="-1.013961792" calcext:value-type="float">
            <text:p>-1.013961792</text:p>
          </table:table-cell>
          <table:table-cell table:formula="of:=[.D790]*100" office:value-type="float" office:value="0.10237865" calcext:value-type="float">
            <text:p>0.10237865</text:p>
          </table:table-cell>
          <table:table-cell table:formula="of:=[.E790]*100" office:value-type="float" office:value="0.107525" calcext:value-type="float">
            <text:p>0.107525</text:p>
          </table:table-cell>
          <table:table-cell table:formula="of:=[.F790]*100" office:value-type="float" office:value="6.089183" calcext:value-type="float">
            <text:p>6.089183</text:p>
          </table:table-cell>
        </table:table-row>
        <table:table-row table:style-name="ro1">
          <table:table-cell office:value-type="float" office:value="53.24" calcext:value-type="float">
            <text:p>53.24</text:p>
          </table:table-cell>
          <table:table-cell office:value-type="float" office:value="179.0055541992" calcext:value-type="float">
            <text:p>179.0055541992</text:p>
          </table:table-cell>
          <table:table-cell office:value-type="float" office:value="0.1893995148" calcext:value-type="float">
            <text:p>0.18939951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20437" calcext:value-type="float">
            <text:p>-0.00020437</text:p>
          </table:table-cell>
          <table:table-cell office:value-type="float" office:value="0.06629788" calcext:value-type="float">
            <text:p>0.06629788</text:p>
          </table:table-cell>
          <table:table-cell office:value-type="float" office:value="-0.0004773303" calcext:value-type="float">
            <text:p>-0.0004773303</text:p>
          </table:table-cell>
          <table:table-cell office:value-type="float" office:value="1064" calcext:value-type="float">
            <text:p>1064</text:p>
          </table:table-cell>
          <table:table-cell table:formula="of:=[.B791]-180" office:value-type="float" office:value="-0.994445800800008" calcext:value-type="float">
            <text:p>-0.9944458008</text:p>
          </table:table-cell>
          <table:table-cell table:formula="of:=[.D791]*100" office:value-type="float" office:value="0.10237865" calcext:value-type="float">
            <text:p>0.10237865</text:p>
          </table:table-cell>
          <table:table-cell table:formula="of:=[.E791]*100" office:value-type="float" office:value="-0.020437" calcext:value-type="float">
            <text:p>-0.020437</text:p>
          </table:table-cell>
          <table:table-cell table:formula="of:=[.F791]*100" office:value-type="float" office:value="6.629788" calcext:value-type="float">
            <text:p>6.629788</text:p>
          </table:table-cell>
        </table:table-row>
        <table:table-row table:style-name="ro1">
          <table:table-cell office:value-type="float" office:value="53.29" calcext:value-type="float">
            <text:p>53.29</text:p>
          </table:table-cell>
          <table:table-cell office:value-type="float" office:value="179.0383605957" calcext:value-type="float">
            <text:p>179.0383605957</text:p>
          </table:table-cell>
          <table:table-cell office:value-type="float" office:value="0.1659536095" calcext:value-type="float">
            <text:p>0.16595360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90082" calcext:value-type="float">
            <text:p>-0.00090082</text:p>
          </table:table-cell>
          <table:table-cell office:value-type="float" office:value="0.06629788" calcext:value-type="float">
            <text:p>0.06629788</text:p>
          </table:table-cell>
          <table:table-cell office:value-type="float" office:value="-0.0003756942" calcext:value-type="float">
            <text:p>-0.0003756942</text:p>
          </table:table-cell>
          <table:table-cell office:value-type="float" office:value="1065" calcext:value-type="float">
            <text:p>1065</text:p>
          </table:table-cell>
          <table:table-cell table:formula="of:=[.B792]-180" office:value-type="float" office:value="-0.961639404300001" calcext:value-type="float">
            <text:p>-0.9616394043</text:p>
          </table:table-cell>
          <table:table-cell table:formula="of:=[.D792]*100" office:value-type="float" office:value="0.10237865" calcext:value-type="float">
            <text:p>0.10237865</text:p>
          </table:table-cell>
          <table:table-cell table:formula="of:=[.E792]*100" office:value-type="float" office:value="-0.090082" calcext:value-type="float">
            <text:p>-0.090082</text:p>
          </table:table-cell>
          <table:table-cell table:formula="of:=[.F792]*100" office:value-type="float" office:value="6.629788" calcext:value-type="float">
            <text:p>6.629788</text:p>
          </table:table-cell>
        </table:table-row>
        <table:table-row table:style-name="ro1">
          <table:table-cell office:value-type="float" office:value="53.34" calcext:value-type="float">
            <text:p>53.34</text:p>
          </table:table-cell>
          <table:table-cell office:value-type="float" office:value="179.0480957031" calcext:value-type="float">
            <text:p>179.0480957031</text:p>
          </table:table-cell>
          <table:table-cell office:value-type="float" office:value="0.0650797032" calcext:value-type="float">
            <text:p>0.06507970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69254" calcext:value-type="float">
            <text:p>-0.00069254</text:p>
          </table:table-cell>
          <table:table-cell office:value-type="float" office:value="0.07738592" calcext:value-type="float">
            <text:p>0.07738592</text:p>
          </table:table-cell>
          <table:table-cell office:value-type="float" office:value="-0.000347313" calcext:value-type="float">
            <text:p>-0.000347313</text:p>
          </table:table-cell>
          <table:table-cell office:value-type="float" office:value="1066" calcext:value-type="float">
            <text:p>1066</text:p>
          </table:table-cell>
          <table:table-cell table:formula="of:=[.B793]-180" office:value-type="float" office:value="-0.951904296900011" calcext:value-type="float">
            <text:p>-0.9519042969</text:p>
          </table:table-cell>
          <table:table-cell table:formula="of:=[.D793]*100" office:value-type="float" office:value="0.10237865" calcext:value-type="float">
            <text:p>0.10237865</text:p>
          </table:table-cell>
          <table:table-cell table:formula="of:=[.E793]*100" office:value-type="float" office:value="-0.069254" calcext:value-type="float">
            <text:p>-0.069254</text:p>
          </table:table-cell>
          <table:table-cell table:formula="of:=[.F793]*100" office:value-type="float" office:value="7.738592" calcext:value-type="float">
            <text:p>7.738592</text:p>
          </table:table-cell>
        </table:table-row>
        <table:table-row table:style-name="ro1">
          <table:table-cell office:value-type="float" office:value="53.39" calcext:value-type="float">
            <text:p>53.39</text:p>
          </table:table-cell>
          <table:table-cell office:value-type="float" office:value="179.0662841797" calcext:value-type="float">
            <text:p>179.0662841797</text:p>
          </table:table-cell>
          <table:table-cell office:value-type="float" office:value="0.0309339293" calcext:value-type="float">
            <text:p>0.03093392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32615" calcext:value-type="float">
            <text:p>-0.00032615</text:p>
          </table:table-cell>
          <table:table-cell office:value-type="float" office:value="0.07738592" calcext:value-type="float">
            <text:p>0.07738592</text:p>
          </table:table-cell>
          <table:table-cell office:value-type="float" office:value="0.0000757775" calcext:value-type="float">
            <text:p>7.57775E-05</text:p>
          </table:table-cell>
          <table:table-cell office:value-type="float" office:value="1067" calcext:value-type="float">
            <text:p>1067</text:p>
          </table:table-cell>
          <table:table-cell table:formula="of:=[.B794]-180" office:value-type="float" office:value="-0.933715820299994" calcext:value-type="float">
            <text:p>-0.9337158203</text:p>
          </table:table-cell>
          <table:table-cell table:formula="of:=[.D794]*100" office:value-type="float" office:value="0.10237865" calcext:value-type="float">
            <text:p>0.10237865</text:p>
          </table:table-cell>
          <table:table-cell table:formula="of:=[.E794]*100" office:value-type="float" office:value="-0.032615" calcext:value-type="float">
            <text:p>-0.032615</text:p>
          </table:table-cell>
          <table:table-cell table:formula="of:=[.F794]*100" office:value-type="float" office:value="7.738592" calcext:value-type="float">
            <text:p>7.738592</text:p>
          </table:table-cell>
        </table:table-row>
        <table:table-row table:style-name="ro1">
          <table:table-cell office:value-type="float" office:value="53.44" calcext:value-type="float">
            <text:p>53.44</text:p>
          </table:table-cell>
          <table:table-cell office:value-type="float" office:value="179.0774841309" calcext:value-type="float">
            <text:p>179.0774841309</text:p>
          </table:table-cell>
          <table:table-cell office:value-type="float" office:value="-0.0027143795" calcext:value-type="float">
            <text:p>-0.00271437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1423" calcext:value-type="float">
            <text:p>0.0001423</text:p>
          </table:table-cell>
          <table:table-cell office:value-type="float" office:value="0.0834486" calcext:value-type="float">
            <text:p>0.0834486</text:p>
          </table:table-cell>
          <table:table-cell office:value-type="float" office:value="0.0000295387" calcext:value-type="float">
            <text:p>2.95387E-05</text:p>
          </table:table-cell>
          <table:table-cell office:value-type="float" office:value="1068" calcext:value-type="float">
            <text:p>1068</text:p>
          </table:table-cell>
          <table:table-cell table:formula="of:=[.B795]-180" office:value-type="float" office:value="-0.92251586910001" calcext:value-type="float">
            <text:p>-0.9225158691</text:p>
          </table:table-cell>
          <table:table-cell table:formula="of:=[.D795]*100" office:value-type="float" office:value="0.10237865" calcext:value-type="float">
            <text:p>0.10237865</text:p>
          </table:table-cell>
          <table:table-cell table:formula="of:=[.E795]*100" office:value-type="float" office:value="0.01423" calcext:value-type="float">
            <text:p>0.01423</text:p>
          </table:table-cell>
          <table:table-cell table:formula="of:=[.F795]*100" office:value-type="float" office:value="8.34486" calcext:value-type="float">
            <text:p>8.34486</text:p>
          </table:table-cell>
        </table:table-row>
        <table:table-row table:style-name="ro1">
          <table:table-cell office:value-type="float" office:value="53.49" calcext:value-type="float">
            <text:p>53.49</text:p>
          </table:table-cell>
          <table:table-cell office:value-type="float" office:value="179.0639801025" calcext:value-type="float">
            <text:p>179.0639801025</text:p>
          </table:table-cell>
          <table:table-cell office:value-type="float" office:value="-0.0027556956" calcext:value-type="float">
            <text:p>-0.00275569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5474" calcext:value-type="float">
            <text:p>0.00045474</text:p>
          </table:table-cell>
          <table:table-cell office:value-type="float" office:value="0.0834486" calcext:value-type="float">
            <text:p>0.0834486</text:p>
          </table:table-cell>
          <table:table-cell office:value-type="float" office:value="0.0001246146" calcext:value-type="float">
            <text:p>0.0001246146</text:p>
          </table:table-cell>
          <table:table-cell office:value-type="float" office:value="1069" calcext:value-type="float">
            <text:p>1069</text:p>
          </table:table-cell>
          <table:table-cell table:formula="of:=[.B796]-180" office:value-type="float" office:value="-0.936019897499989" calcext:value-type="float">
            <text:p>-0.9360198975</text:p>
          </table:table-cell>
          <table:table-cell table:formula="of:=[.D796]*100" office:value-type="float" office:value="0.10237865" calcext:value-type="float">
            <text:p>0.10237865</text:p>
          </table:table-cell>
          <table:table-cell table:formula="of:=[.E796]*100" office:value-type="float" office:value="0.045474" calcext:value-type="float">
            <text:p>0.045474</text:p>
          </table:table-cell>
          <table:table-cell table:formula="of:=[.F796]*100" office:value-type="float" office:value="8.34486" calcext:value-type="float">
            <text:p>8.34486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179.0491333008" calcext:value-type="float">
            <text:p>179.0491333008</text:p>
          </table:table-cell>
          <table:table-cell office:value-type="float" office:value="0.0536796074" calcext:value-type="float">
            <text:p>0.05367960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28678" calcext:value-type="float">
            <text:p>0.00028678</text:p>
          </table:table-cell>
          <table:table-cell office:value-type="float" office:value="0.0834486" calcext:value-type="float">
            <text:p>0.0834486</text:p>
          </table:table-cell>
          <table:table-cell office:value-type="float" office:value="0.0001439116" calcext:value-type="float">
            <text:p>0.0001439116</text:p>
          </table:table-cell>
          <table:table-cell office:value-type="float" office:value="1070" calcext:value-type="float">
            <text:p>1070</text:p>
          </table:table-cell>
          <table:table-cell table:formula="of:=[.B797]-180" office:value-type="float" office:value="-0.950866699199992" calcext:value-type="float">
            <text:p>-0.9508666992</text:p>
          </table:table-cell>
          <table:table-cell table:formula="of:=[.D797]*100" office:value-type="float" office:value="0.10237865" calcext:value-type="float">
            <text:p>0.10237865</text:p>
          </table:table-cell>
          <table:table-cell table:formula="of:=[.E797]*100" office:value-type="float" office:value="0.028678" calcext:value-type="float">
            <text:p>0.028678</text:p>
          </table:table-cell>
          <table:table-cell table:formula="of:=[.F797]*100" office:value-type="float" office:value="8.34486" calcext:value-type="float">
            <text:p>8.34486</text:p>
          </table:table-cell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179.0401000977" calcext:value-type="float">
            <text:p>179.0401000977</text:p>
          </table:table-cell>
          <table:table-cell office:value-type="float" office:value="0.2002324988" calcext:value-type="float">
            <text:p>0.20023249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80201" calcext:value-type="float">
            <text:p>-0.00080201</text:p>
          </table:table-cell>
          <table:table-cell office:value-type="float" office:value="0.0841929" calcext:value-type="float">
            <text:p>0.0841929</text:p>
          </table:table-cell>
          <table:table-cell office:value-type="float" office:value="0.0000460433" calcext:value-type="float">
            <text:p>4.60433E-05</text:p>
          </table:table-cell>
          <table:table-cell office:value-type="float" office:value="1071" calcext:value-type="float">
            <text:p>1071</text:p>
          </table:table-cell>
          <table:table-cell table:formula="of:=[.B798]-180" office:value-type="float" office:value="-0.959899902300009" calcext:value-type="float">
            <text:p>-0.9598999023</text:p>
          </table:table-cell>
          <table:table-cell table:formula="of:=[.D798]*100" office:value-type="float" office:value="0.10237865" calcext:value-type="float">
            <text:p>0.10237865</text:p>
          </table:table-cell>
          <table:table-cell table:formula="of:=[.E798]*100" office:value-type="float" office:value="-0.080201" calcext:value-type="float">
            <text:p>-0.080201</text:p>
          </table:table-cell>
          <table:table-cell table:formula="of:=[.F798]*100" office:value-type="float" office:value="8.41929" calcext:value-type="float">
            <text:p>8.41929</text:p>
          </table:table-cell>
        </table:table-row>
        <table:table-row table:style-name="ro1">
          <table:table-cell office:value-type="float" office:value="53.64" calcext:value-type="float">
            <text:p>53.64</text:p>
          </table:table-cell>
          <table:table-cell office:value-type="float" office:value="179.0229187012" calcext:value-type="float">
            <text:p>179.0229187012</text:p>
          </table:table-cell>
          <table:table-cell office:value-type="float" office:value="0.3097366802" calcext:value-type="float">
            <text:p>0.30973668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25747" calcext:value-type="float">
            <text:p>-0.00225747</text:p>
          </table:table-cell>
          <table:table-cell office:value-type="float" office:value="0.0841929" calcext:value-type="float">
            <text:p>0.0841929</text:p>
          </table:table-cell>
          <table:table-cell office:value-type="float" office:value="0.00008558" calcext:value-type="float">
            <text:p>0.00008558</text:p>
          </table:table-cell>
          <table:table-cell office:value-type="float" office:value="1072" calcext:value-type="float">
            <text:p>1072</text:p>
          </table:table-cell>
          <table:table-cell table:formula="of:=[.B799]-180" office:value-type="float" office:value="-0.977081298799988" calcext:value-type="float">
            <text:p>-0.9770812988</text:p>
          </table:table-cell>
          <table:table-cell table:formula="of:=[.D799]*100" office:value-type="float" office:value="0.10237865" calcext:value-type="float">
            <text:p>0.10237865</text:p>
          </table:table-cell>
          <table:table-cell table:formula="of:=[.E799]*100" office:value-type="float" office:value="-0.225747" calcext:value-type="float">
            <text:p>-0.225747</text:p>
          </table:table-cell>
          <table:table-cell table:formula="of:=[.F799]*100" office:value-type="float" office:value="8.41929" calcext:value-type="float">
            <text:p>8.41929</text:p>
          </table:table-cell>
        </table:table-row>
        <table:table-row table:style-name="ro1">
          <table:table-cell office:value-type="float" office:value="53.69" calcext:value-type="float">
            <text:p>53.69</text:p>
          </table:table-cell>
          <table:table-cell office:value-type="float" office:value="179.009185791" calcext:value-type="float">
            <text:p>179.009185791</text:p>
          </table:table-cell>
          <table:table-cell office:value-type="float" office:value="0.4607385065" calcext:value-type="float">
            <text:p>0.46073850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423389" calcext:value-type="float">
            <text:p>-0.00423389</text:p>
          </table:table-cell>
          <table:table-cell office:value-type="float" office:value="0.0841929" calcext:value-type="float">
            <text:p>0.0841929</text:p>
          </table:table-cell>
          <table:table-cell office:value-type="float" office:value="-0.0001247866" calcext:value-type="float">
            <text:p>-0.0001247866</text:p>
          </table:table-cell>
          <table:table-cell office:value-type="float" office:value="1073" calcext:value-type="float">
            <text:p>1073</text:p>
          </table:table-cell>
          <table:table-cell table:formula="of:=[.B800]-180" office:value-type="float" office:value="-0.990814209000007" calcext:value-type="float">
            <text:p>-0.990814209</text:p>
          </table:table-cell>
          <table:table-cell table:formula="of:=[.D800]*100" office:value-type="float" office:value="0.10237865" calcext:value-type="float">
            <text:p>0.10237865</text:p>
          </table:table-cell>
          <table:table-cell table:formula="of:=[.E800]*100" office:value-type="float" office:value="-0.423389" calcext:value-type="float">
            <text:p>-0.423389</text:p>
          </table:table-cell>
          <table:table-cell table:formula="of:=[.F800]*100" office:value-type="float" office:value="8.41929" calcext:value-type="float">
            <text:p>8.41929</text:p>
          </table:table-cell>
        </table:table-row>
        <table:table-row table:style-name="ro1">
          <table:table-cell office:value-type="float" office:value="53.74" calcext:value-type="float">
            <text:p>53.74</text:p>
          </table:table-cell>
          <table:table-cell office:value-type="float" office:value="179.0135650635" calcext:value-type="float">
            <text:p>179.0135650635</text:p>
          </table:table-cell>
          <table:table-cell office:value-type="float" office:value="0.6336649406" calcext:value-type="float">
            <text:p>0.63366494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7036" calcext:value-type="float">
            <text:p>-0.0067036</text:p>
          </table:table-cell>
          <table:table-cell office:value-type="float" office:value="0.07984637" calcext:value-type="float">
            <text:p>0.07984637</text:p>
          </table:table-cell>
          <table:table-cell office:value-type="float" office:value="-0.0002446179" calcext:value-type="float">
            <text:p>-0.0002446179</text:p>
          </table:table-cell>
          <table:table-cell office:value-type="float" office:value="1074" calcext:value-type="float">
            <text:p>1074</text:p>
          </table:table-cell>
          <table:table-cell table:formula="of:=[.B801]-180" office:value-type="float" office:value="-0.98643493649999" calcext:value-type="float">
            <text:p>-0.9864349365</text:p>
          </table:table-cell>
          <table:table-cell table:formula="of:=[.D801]*100" office:value-type="float" office:value="0.10237865" calcext:value-type="float">
            <text:p>0.10237865</text:p>
          </table:table-cell>
          <table:table-cell table:formula="of:=[.E801]*100" office:value-type="float" office:value="-0.67036" calcext:value-type="float">
            <text:p>-0.67036</text:p>
          </table:table-cell>
          <table:table-cell table:formula="of:=[.F801]*100" office:value-type="float" office:value="7.984637" calcext:value-type="float">
            <text:p>7.984637</text:p>
          </table:table-cell>
        </table:table-row>
        <table:table-row table:style-name="ro1">
          <table:table-cell office:value-type="float" office:value="53.79" calcext:value-type="float">
            <text:p>53.79</text:p>
          </table:table-cell>
          <table:table-cell office:value-type="float" office:value="179.0235443115" calcext:value-type="float">
            <text:p>179.0235443115</text:p>
          </table:table-cell>
          <table:table-cell office:value-type="float" office:value="0.817414812" calcext:value-type="float">
            <text:p>0.8174148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957418" calcext:value-type="float">
            <text:p>-0.00957418</text:p>
          </table:table-cell>
          <table:table-cell office:value-type="float" office:value="0.07984637" calcext:value-type="float">
            <text:p>0.07984637</text:p>
          </table:table-cell>
          <table:table-cell office:value-type="float" office:value="-0.0004306973" calcext:value-type="float">
            <text:p>-0.0004306973</text:p>
          </table:table-cell>
          <table:table-cell office:value-type="float" office:value="1075" calcext:value-type="float">
            <text:p>1075</text:p>
          </table:table-cell>
          <table:table-cell table:formula="of:=[.B802]-180" office:value-type="float" office:value="-0.97645568850001" calcext:value-type="float">
            <text:p>-0.9764556885</text:p>
          </table:table-cell>
          <table:table-cell table:formula="of:=[.D802]*100" office:value-type="float" office:value="0.10237865" calcext:value-type="float">
            <text:p>0.10237865</text:p>
          </table:table-cell>
          <table:table-cell table:formula="of:=[.E802]*100" office:value-type="float" office:value="-0.957418" calcext:value-type="float">
            <text:p>-0.957418</text:p>
          </table:table-cell>
          <table:table-cell table:formula="of:=[.F802]*100" office:value-type="float" office:value="7.984637" calcext:value-type="float">
            <text:p>7.984637</text:p>
          </table:table-cell>
        </table:table-row>
        <table:table-row table:style-name="ro1">
          <table:table-cell office:value-type="float" office:value="53.84" calcext:value-type="float">
            <text:p>53.84</text:p>
          </table:table-cell>
          <table:table-cell office:value-type="float" office:value="179.0167999268" calcext:value-type="float">
            <text:p>179.0167999268</text:p>
          </table:table-cell>
          <table:table-cell office:value-type="float" office:value="0.9766085953" calcext:value-type="float">
            <text:p>0.97660859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254822" calcext:value-type="float">
            <text:p>-0.01254822</text:p>
          </table:table-cell>
          <table:table-cell office:value-type="float" office:value="0.07108615" calcext:value-type="float">
            <text:p>0.07108615</text:p>
          </table:table-cell>
          <table:table-cell office:value-type="float" office:value="-0.0006650103" calcext:value-type="float">
            <text:p>-0.0006650103</text:p>
          </table:table-cell>
          <table:table-cell office:value-type="float" office:value="1076" calcext:value-type="float">
            <text:p>1076</text:p>
          </table:table-cell>
          <table:table-cell table:formula="of:=[.B803]-180" office:value-type="float" office:value="-0.98320007320001" calcext:value-type="float">
            <text:p>-0.9832000732</text:p>
          </table:table-cell>
          <table:table-cell table:formula="of:=[.D803]*100" office:value-type="float" office:value="0.10237865" calcext:value-type="float">
            <text:p>0.10237865</text:p>
          </table:table-cell>
          <table:table-cell table:formula="of:=[.E803]*100" office:value-type="float" office:value="-1.254822" calcext:value-type="float">
            <text:p>-1.254822</text:p>
          </table:table-cell>
          <table:table-cell table:formula="of:=[.F803]*100" office:value-type="float" office:value="7.108615" calcext:value-type="float">
            <text:p>7.108615</text:p>
          </table:table-cell>
        </table:table-row>
        <table:table-row table:style-name="ro1">
          <table:table-cell office:value-type="float" office:value="53.89" calcext:value-type="float">
            <text:p>53.89</text:p>
          </table:table-cell>
          <table:table-cell office:value-type="float" office:value="179.0303497314" calcext:value-type="float">
            <text:p>179.0303497314</text:p>
          </table:table-cell>
          <table:table-cell office:value-type="float" office:value="1.1209766156" calcext:value-type="float">
            <text:p>1.12097661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549238" calcext:value-type="float">
            <text:p>-0.01549238</text:p>
          </table:table-cell>
          <table:table-cell office:value-type="float" office:value="0.07108615" calcext:value-type="float">
            <text:p>0.07108615</text:p>
          </table:table-cell>
          <table:table-cell office:value-type="float" office:value="-0.0008539964" calcext:value-type="float">
            <text:p>-0.0008539964</text:p>
          </table:table-cell>
          <table:table-cell office:value-type="float" office:value="1077" calcext:value-type="float">
            <text:p>1077</text:p>
          </table:table-cell>
          <table:table-cell table:formula="of:=[.B804]-180" office:value-type="float" office:value="-0.969650268599992" calcext:value-type="float">
            <text:p>-0.9696502686</text:p>
          </table:table-cell>
          <table:table-cell table:formula="of:=[.D804]*100" office:value-type="float" office:value="0.10237865" calcext:value-type="float">
            <text:p>0.10237865</text:p>
          </table:table-cell>
          <table:table-cell table:formula="of:=[.E804]*100" office:value-type="float" office:value="-1.549238" calcext:value-type="float">
            <text:p>-1.549238</text:p>
          </table:table-cell>
          <table:table-cell table:formula="of:=[.F804]*100" office:value-type="float" office:value="7.108615" calcext:value-type="float">
            <text:p>7.108615</text:p>
          </table:table-cell>
        </table:table-row>
        <table:table-row table:style-name="ro1">
          <table:table-cell office:value-type="float" office:value="53.94" calcext:value-type="float">
            <text:p>53.94</text:p>
          </table:table-cell>
          <table:table-cell office:value-type="float" office:value="179.0318603516" calcext:value-type="float">
            <text:p>179.0318603516</text:p>
          </table:table-cell>
          <table:table-cell office:value-type="float" office:value="1.1798372094" calcext:value-type="float">
            <text:p>1.17983720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784668" calcext:value-type="float">
            <text:p>-0.01784668</text:p>
          </table:table-cell>
          <table:table-cell office:value-type="float" office:value="0.07108615" calcext:value-type="float">
            <text:p>0.07108615</text:p>
          </table:table-cell>
          <table:table-cell office:value-type="float" office:value="-0.0010371122" calcext:value-type="float">
            <text:p>-0.0010371122</text:p>
          </table:table-cell>
          <table:table-cell office:value-type="float" office:value="1078" calcext:value-type="float">
            <text:p>1078</text:p>
          </table:table-cell>
          <table:table-cell table:formula="of:=[.B805]-180" office:value-type="float" office:value="-0.968139648400012" calcext:value-type="float">
            <text:p>-0.9681396484</text:p>
          </table:table-cell>
          <table:table-cell table:formula="of:=[.D805]*100" office:value-type="float" office:value="0.10237865" calcext:value-type="float">
            <text:p>0.10237865</text:p>
          </table:table-cell>
          <table:table-cell table:formula="of:=[.E805]*100" office:value-type="float" office:value="-1.784668" calcext:value-type="float">
            <text:p>-1.784668</text:p>
          </table:table-cell>
          <table:table-cell table:formula="of:=[.F805]*100" office:value-type="float" office:value="7.108615" calcext:value-type="float">
            <text:p>7.108615</text:p>
          </table:table-cell>
        </table:table-row>
        <table:table-row table:style-name="ro1">
          <table:table-cell office:value-type="float" office:value="53.99" calcext:value-type="float">
            <text:p>53.99</text:p>
          </table:table-cell>
          <table:table-cell office:value-type="float" office:value="179.029006958" calcext:value-type="float">
            <text:p>179.029006958</text:p>
          </table:table-cell>
          <table:table-cell office:value-type="float" office:value="1.1426821936" calcext:value-type="float">
            <text:p>1.14268219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916789" calcext:value-type="float">
            <text:p>-0.01916789</text:p>
          </table:table-cell>
          <table:table-cell office:value-type="float" office:value="0.05887323" calcext:value-type="float">
            <text:p>0.05887323</text:p>
          </table:table-cell>
          <table:table-cell office:value-type="float" office:value="-0.00086741" calcext:value-type="float">
            <text:p>-0.00086741</text:p>
          </table:table-cell>
          <table:table-cell office:value-type="float" office:value="1079" calcext:value-type="float">
            <text:p>1079</text:p>
          </table:table-cell>
          <table:table-cell table:formula="of:=[.B806]-180" office:value-type="float" office:value="-0.970993042000004" calcext:value-type="float">
            <text:p>-0.970993042</text:p>
          </table:table-cell>
          <table:table-cell table:formula="of:=[.D806]*100" office:value-type="float" office:value="0.10237865" calcext:value-type="float">
            <text:p>0.10237865</text:p>
          </table:table-cell>
          <table:table-cell table:formula="of:=[.E806]*100" office:value-type="float" office:value="-1.916789" calcext:value-type="float">
            <text:p>-1.916789</text:p>
          </table:table-cell>
          <table:table-cell table:formula="of:=[.F806]*100" office:value-type="float" office:value="5.887323" calcext:value-type="float">
            <text:p>5.887323</text:p>
          </table:table-cell>
        </table:table-row>
        <table:table-row table:style-name="ro1">
          <table:table-cell office:value-type="float" office:value="54.04" calcext:value-type="float">
            <text:p>54.04</text:p>
          </table:table-cell>
          <table:table-cell office:value-type="float" office:value="179.0305328369" calcext:value-type="float">
            <text:p>179.0305328369</text:p>
          </table:table-cell>
          <table:table-cell office:value-type="float" office:value="1.1822027174" calcext:value-type="float">
            <text:p>1.18220271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31176" calcext:value-type="float">
            <text:p>-0.02031176</text:p>
          </table:table-cell>
          <table:table-cell office:value-type="float" office:value="0.05887323" calcext:value-type="float">
            <text:p>0.05887323</text:p>
          </table:table-cell>
          <table:table-cell office:value-type="float" office:value="-0.0010919168" calcext:value-type="float">
            <text:p>-0.0010919168</text:p>
          </table:table-cell>
          <table:table-cell office:value-type="float" office:value="1080" calcext:value-type="float">
            <text:p>1080</text:p>
          </table:table-cell>
          <table:table-cell table:formula="of:=[.B807]-180" office:value-type="float" office:value="-0.969467163100006" calcext:value-type="float">
            <text:p>-0.9694671631</text:p>
          </table:table-cell>
          <table:table-cell table:formula="of:=[.D807]*100" office:value-type="float" office:value="0.10237865" calcext:value-type="float">
            <text:p>0.10237865</text:p>
          </table:table-cell>
          <table:table-cell table:formula="of:=[.E807]*100" office:value-type="float" office:value="-2.031176" calcext:value-type="float">
            <text:p>-2.031176</text:p>
          </table:table-cell>
          <table:table-cell table:formula="of:=[.F807]*100" office:value-type="float" office:value="5.887323" calcext:value-type="float">
            <text:p>5.887323</text:p>
          </table:table-cell>
        </table:table-row>
        <table:table-row table:style-name="ro1">
          <table:table-cell office:value-type="float" office:value="54.09" calcext:value-type="float">
            <text:p>54.09</text:p>
          </table:table-cell>
          <table:table-cell office:value-type="float" office:value="179.0059814453" calcext:value-type="float">
            <text:p>179.0059814453</text:p>
          </table:table-cell>
          <table:table-cell office:value-type="float" office:value="1.1380173134" calcext:value-type="float">
            <text:p>1.13801731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77951" calcext:value-type="float">
            <text:p>-0.02077951</text:p>
          </table:table-cell>
          <table:table-cell office:value-type="float" office:value="0.0443684" calcext:value-type="float">
            <text:p>0.0443684</text:p>
          </table:table-cell>
          <table:table-cell office:value-type="float" office:value="-0.0009239008" calcext:value-type="float">
            <text:p>-0.0009239008</text:p>
          </table:table-cell>
          <table:table-cell office:value-type="float" office:value="1081" calcext:value-type="float">
            <text:p>1081</text:p>
          </table:table-cell>
          <table:table-cell table:formula="of:=[.B808]-180" office:value-type="float" office:value="-0.994018554700006" calcext:value-type="float">
            <text:p>-0.9940185547</text:p>
          </table:table-cell>
          <table:table-cell table:formula="of:=[.D808]*100" office:value-type="float" office:value="0.10237865" calcext:value-type="float">
            <text:p>0.10237865</text:p>
          </table:table-cell>
          <table:table-cell table:formula="of:=[.E808]*100" office:value-type="float" office:value="-2.077951" calcext:value-type="float">
            <text:p>-2.077951</text:p>
          </table:table-cell>
          <table:table-cell table:formula="of:=[.F808]*100" office:value-type="float" office:value="4.43684" calcext:value-type="float">
            <text:p>4.43684</text:p>
          </table:table-cell>
        </table:table-row>
        <table:table-row table:style-name="ro1">
          <table:table-cell office:value-type="float" office:value="54.14" calcext:value-type="float">
            <text:p>54.14</text:p>
          </table:table-cell>
          <table:table-cell office:value-type="float" office:value="178.9915618896" calcext:value-type="float">
            <text:p>178.9915618896</text:p>
          </table:table-cell>
          <table:table-cell office:value-type="float" office:value="1.0998690642" calcext:value-type="float">
            <text:p>1.09986906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83692" calcext:value-type="float">
            <text:p>-0.02083692</text:p>
          </table:table-cell>
          <table:table-cell office:value-type="float" office:value="0.0443684" calcext:value-type="float">
            <text:p>0.0443684</text:p>
          </table:table-cell>
          <table:table-cell office:value-type="float" office:value="-0.0008898485" calcext:value-type="float">
            <text:p>-0.0008898485</text:p>
          </table:table-cell>
          <table:table-cell office:value-type="float" office:value="1082" calcext:value-type="float">
            <text:p>1082</text:p>
          </table:table-cell>
          <table:table-cell table:formula="of:=[.B809]-180" office:value-type="float" office:value="-1.00843811039999" calcext:value-type="float">
            <text:p>-1.0084381104</text:p>
          </table:table-cell>
          <table:table-cell table:formula="of:=[.D809]*100" office:value-type="float" office:value="0.10237865" calcext:value-type="float">
            <text:p>0.10237865</text:p>
          </table:table-cell>
          <table:table-cell table:formula="of:=[.E809]*100" office:value-type="float" office:value="-2.083692" calcext:value-type="float">
            <text:p>-2.083692</text:p>
          </table:table-cell>
          <table:table-cell table:formula="of:=[.F809]*100" office:value-type="float" office:value="4.43684" calcext:value-type="float">
            <text:p>4.43684</text:p>
          </table:table-cell>
        </table:table-row>
        <table:table-row table:style-name="ro1">
          <table:table-cell office:value-type="float" office:value="54.19" calcext:value-type="float">
            <text:p>54.19</text:p>
          </table:table-cell>
          <table:table-cell office:value-type="float" office:value="178.97605896" calcext:value-type="float">
            <text:p>178.97605896</text:p>
          </table:table-cell>
          <table:table-cell office:value-type="float" office:value="0.9923922758" calcext:value-type="float">
            <text:p>0.99239227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201588" calcext:value-type="float">
            <text:p>-0.0201588</text:p>
          </table:table-cell>
          <table:table-cell office:value-type="float" office:value="0.0443684" calcext:value-type="float">
            <text:p>0.0443684</text:p>
          </table:table-cell>
          <table:table-cell office:value-type="float" office:value="-0.0007337974" calcext:value-type="float">
            <text:p>-0.0007337974</text:p>
          </table:table-cell>
          <table:table-cell office:value-type="float" office:value="1083" calcext:value-type="float">
            <text:p>1083</text:p>
          </table:table-cell>
          <table:table-cell table:formula="of:=[.B810]-180" office:value-type="float" office:value="-1.02394104000001" calcext:value-type="float">
            <text:p>-1.02394104</text:p>
          </table:table-cell>
          <table:table-cell table:formula="of:=[.D810]*100" office:value-type="float" office:value="0.10237865" calcext:value-type="float">
            <text:p>0.10237865</text:p>
          </table:table-cell>
          <table:table-cell table:formula="of:=[.E810]*100" office:value-type="float" office:value="-2.01588" calcext:value-type="float">
            <text:p>-2.01588</text:p>
          </table:table-cell>
          <table:table-cell table:formula="of:=[.F810]*100" office:value-type="float" office:value="4.43684" calcext:value-type="float">
            <text:p>4.43684</text:p>
          </table:table-cell>
        </table:table-row>
        <table:table-row table:style-name="ro1">
          <table:table-cell office:value-type="float" office:value="54.24" calcext:value-type="float">
            <text:p>54.24</text:p>
          </table:table-cell>
          <table:table-cell office:value-type="float" office:value="178.9676055908" calcext:value-type="float">
            <text:p>178.9676055908</text:p>
          </table:table-cell>
          <table:table-cell office:value-type="float" office:value="0.8879597914" calcext:value-type="float">
            <text:p>0.88795979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90108" calcext:value-type="float">
            <text:p>-0.0190108</text:p>
          </table:table-cell>
          <table:table-cell office:value-type="float" office:value="0.02880039" calcext:value-type="float">
            <text:p>0.02880039</text:p>
          </table:table-cell>
          <table:table-cell office:value-type="float" office:value="-0.0005830642" calcext:value-type="float">
            <text:p>-0.0005830642</text:p>
          </table:table-cell>
          <table:table-cell office:value-type="float" office:value="1084" calcext:value-type="float">
            <text:p>1084</text:p>
          </table:table-cell>
          <table:table-cell table:formula="of:=[.B811]-180" office:value-type="float" office:value="-1.03239440920001" calcext:value-type="float">
            <text:p>-1.0323944092</text:p>
          </table:table-cell>
          <table:table-cell table:formula="of:=[.D811]*100" office:value-type="float" office:value="0.10237865" calcext:value-type="float">
            <text:p>0.10237865</text:p>
          </table:table-cell>
          <table:table-cell table:formula="of:=[.E811]*100" office:value-type="float" office:value="-1.90108" calcext:value-type="float">
            <text:p>-1.90108</text:p>
          </table:table-cell>
          <table:table-cell table:formula="of:=[.F811]*100" office:value-type="float" office:value="2.880039" calcext:value-type="float">
            <text:p>2.880039</text:p>
          </table:table-cell>
        </table:table-row>
        <table:table-row table:style-name="ro1">
          <table:table-cell office:value-type="float" office:value="54.29" calcext:value-type="float">
            <text:p>54.29</text:p>
          </table:table-cell>
          <table:table-cell office:value-type="float" office:value="178.9700775146" calcext:value-type="float">
            <text:p>178.9700775146</text:p>
          </table:table-cell>
          <table:table-cell office:value-type="float" office:value="0.8035939869" calcext:value-type="float">
            <text:p>0.80359398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768344" calcext:value-type="float">
            <text:p>-0.01768344</text:p>
          </table:table-cell>
          <table:table-cell office:value-type="float" office:value="0.02880039" calcext:value-type="float">
            <text:p>0.02880039</text:p>
          </table:table-cell>
          <table:table-cell office:value-type="float" office:value="-0.0003028959" calcext:value-type="float">
            <text:p>-0.0003028959</text:p>
          </table:table-cell>
          <table:table-cell office:value-type="float" office:value="1085" calcext:value-type="float">
            <text:p>1085</text:p>
          </table:table-cell>
          <table:table-cell table:formula="of:=[.B812]-180" office:value-type="float" office:value="-1.02992248539999" calcext:value-type="float">
            <text:p>-1.0299224854</text:p>
          </table:table-cell>
          <table:table-cell table:formula="of:=[.D812]*100" office:value-type="float" office:value="0.10237865" calcext:value-type="float">
            <text:p>0.10237865</text:p>
          </table:table-cell>
          <table:table-cell table:formula="of:=[.E812]*100" office:value-type="float" office:value="-1.768344" calcext:value-type="float">
            <text:p>-1.768344</text:p>
          </table:table-cell>
          <table:table-cell table:formula="of:=[.F812]*100" office:value-type="float" office:value="2.880039" calcext:value-type="float">
            <text:p>2.880039</text:p>
          </table:table-cell>
        </table:table-row>
        <table:table-row table:style-name="ro1">
          <table:table-cell office:value-type="float" office:value="54.34" calcext:value-type="float">
            <text:p>54.34</text:p>
          </table:table-cell>
          <table:table-cell office:value-type="float" office:value="178.9674835205" calcext:value-type="float">
            <text:p>178.9674835205</text:p>
          </table:table-cell>
          <table:table-cell office:value-type="float" office:value="0.6293963708" calcext:value-type="float">
            <text:p>0.62939637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563778" calcext:value-type="float">
            <text:p>-0.01563778</text:p>
          </table:table-cell>
          <table:table-cell office:value-type="float" office:value="0.01336677" calcext:value-type="float">
            <text:p>0.01336677</text:p>
          </table:table-cell>
          <table:table-cell office:value-type="float" office:value="0.000009211" calcext:value-type="float">
            <text:p>0.000009211</text:p>
          </table:table-cell>
          <table:table-cell office:value-type="float" office:value="1086" calcext:value-type="float">
            <text:p>1086</text:p>
          </table:table-cell>
          <table:table-cell table:formula="of:=[.B813]-180" office:value-type="float" office:value="-1.0325164795" calcext:value-type="float">
            <text:p>-1.0325164795</text:p>
          </table:table-cell>
          <table:table-cell table:formula="of:=[.D813]*100" office:value-type="float" office:value="0.10237865" calcext:value-type="float">
            <text:p>0.10237865</text:p>
          </table:table-cell>
          <table:table-cell table:formula="of:=[.E813]*100" office:value-type="float" office:value="-1.563778" calcext:value-type="float">
            <text:p>-1.563778</text:p>
          </table:table-cell>
          <table:table-cell table:formula="of:=[.F813]*100" office:value-type="float" office:value="1.336677" calcext:value-type="float">
            <text:p>1.336677</text:p>
          </table:table-cell>
        </table:table-row>
        <table:table-row table:style-name="ro1">
          <table:table-cell office:value-type="float" office:value="54.39" calcext:value-type="float">
            <text:p>54.39</text:p>
          </table:table-cell>
          <table:table-cell office:value-type="float" office:value="178.9526672363" calcext:value-type="float">
            <text:p>178.9526672363</text:p>
          </table:table-cell>
          <table:table-cell office:value-type="float" office:value="0.475338803" calcext:value-type="float">
            <text:p>0.4753388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1324769" calcext:value-type="float">
            <text:p>-0.01324769</text:p>
          </table:table-cell>
          <table:table-cell office:value-type="float" office:value="0.01336677" calcext:value-type="float">
            <text:p>0.01336677</text:p>
          </table:table-cell>
          <table:table-cell office:value-type="float" office:value="0.0002522601" calcext:value-type="float">
            <text:p>0.0002522601</text:p>
          </table:table-cell>
          <table:table-cell office:value-type="float" office:value="1087" calcext:value-type="float">
            <text:p>1087</text:p>
          </table:table-cell>
          <table:table-cell table:formula="of:=[.B814]-180" office:value-type="float" office:value="-1.04733276370001" calcext:value-type="float">
            <text:p>-1.0473327637</text:p>
          </table:table-cell>
          <table:table-cell table:formula="of:=[.D814]*100" office:value-type="float" office:value="0.10237865" calcext:value-type="float">
            <text:p>0.10237865</text:p>
          </table:table-cell>
          <table:table-cell table:formula="of:=[.E814]*100" office:value-type="float" office:value="-1.324769" calcext:value-type="float">
            <text:p>-1.324769</text:p>
          </table:table-cell>
          <table:table-cell table:formula="of:=[.F814]*100" office:value-type="float" office:value="1.336677" calcext:value-type="float">
            <text:p>1.336677</text:p>
          </table:table-cell>
        </table:table-row>
        <table:table-row table:style-name="ro1">
          <table:table-cell office:value-type="float" office:value="54.44" calcext:value-type="float">
            <text:p>54.44</text:p>
          </table:table-cell>
          <table:table-cell office:value-type="float" office:value="178.9628295898" calcext:value-type="float">
            <text:p>178.9628295898</text:p>
          </table:table-cell>
          <table:table-cell office:value-type="float" office:value="0.2224402204" calcext:value-type="float">
            <text:p>0.22244022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996926" calcext:value-type="float">
            <text:p>-0.00996926</text:p>
          </table:table-cell>
          <table:table-cell office:value-type="float" office:value="0.01336677" calcext:value-type="float">
            <text:p>0.01336677</text:p>
          </table:table-cell>
          <table:table-cell office:value-type="float" office:value="0.0006559018" calcext:value-type="float">
            <text:p>0.0006559018</text:p>
          </table:table-cell>
          <table:table-cell office:value-type="float" office:value="1088" calcext:value-type="float">
            <text:p>1088</text:p>
          </table:table-cell>
          <table:table-cell table:formula="of:=[.B815]-180" office:value-type="float" office:value="-1.03717041019999" calcext:value-type="float">
            <text:p>-1.0371704102</text:p>
          </table:table-cell>
          <table:table-cell table:formula="of:=[.D815]*100" office:value-type="float" office:value="0.10237865" calcext:value-type="float">
            <text:p>0.10237865</text:p>
          </table:table-cell>
          <table:table-cell table:formula="of:=[.E815]*100" office:value-type="float" office:value="-0.996926" calcext:value-type="float">
            <text:p>-0.996926</text:p>
          </table:table-cell>
          <table:table-cell table:formula="of:=[.F815]*100" office:value-type="float" office:value="1.336677" calcext:value-type="float">
            <text:p>1.336677</text:p>
          </table:table-cell>
        </table:table-row>
        <table:table-row table:style-name="ro1">
          <table:table-cell office:value-type="float" office:value="54.49" calcext:value-type="float">
            <text:p>54.49</text:p>
          </table:table-cell>
          <table:table-cell office:value-type="float" office:value="178.9571533203" calcext:value-type="float">
            <text:p>178.9571533203</text:p>
          </table:table-cell>
          <table:table-cell office:value-type="float" office:value="0.0717172304" calcext:value-type="float">
            <text:p>0.07171723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77989" calcext:value-type="float">
            <text:p>-0.00677989</text:p>
          </table:table-cell>
          <table:table-cell office:value-type="float" office:value="-0.00084423" calcext:value-type="float">
            <text:p>-0.00084423</text:p>
          </table:table-cell>
          <table:table-cell office:value-type="float" office:value="0.0006845865" calcext:value-type="float">
            <text:p>0.0006845865</text:p>
          </table:table-cell>
          <table:table-cell office:value-type="float" office:value="1089" calcext:value-type="float">
            <text:p>1089</text:p>
          </table:table-cell>
          <table:table-cell table:formula="of:=[.B816]-180" office:value-type="float" office:value="-1.04284667970001" calcext:value-type="float">
            <text:p>-1.0428466797</text:p>
          </table:table-cell>
          <table:table-cell table:formula="of:=[.D816]*100" office:value-type="float" office:value="0.10237865" calcext:value-type="float">
            <text:p>0.10237865</text:p>
          </table:table-cell>
          <table:table-cell table:formula="of:=[.E816]*100" office:value-type="float" office:value="-0.677989" calcext:value-type="float">
            <text:p>-0.677989</text:p>
          </table:table-cell>
          <table:table-cell table:formula="of:=[.F816]*100" office:value-type="float" office:value="-0.084423" calcext:value-type="float">
            <text:p>-0.084423</text:p>
          </table:table-cell>
        </table:table-row>
        <table:table-row table:style-name="ro1">
          <table:table-cell office:value-type="float" office:value="54.54" calcext:value-type="float">
            <text:p>54.54</text:p>
          </table:table-cell>
          <table:table-cell office:value-type="float" office:value="178.9408874512" calcext:value-type="float">
            <text:p>178.9408874512</text:p>
          </table:table-cell>
          <table:table-cell office:value-type="float" office:value="-0.0663590894" calcext:value-type="float">
            <text:p>-0.06635908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373418" calcext:value-type="float">
            <text:p>-0.00373418</text:p>
          </table:table-cell>
          <table:table-cell office:value-type="float" office:value="-0.00084423" calcext:value-type="float">
            <text:p>-0.00084423</text:p>
          </table:table-cell>
          <table:table-cell office:value-type="float" office:value="0.000749225" calcext:value-type="float">
            <text:p>0.000749225</text:p>
          </table:table-cell>
          <table:table-cell office:value-type="float" office:value="1090" calcext:value-type="float">
            <text:p>1090</text:p>
          </table:table-cell>
          <table:table-cell table:formula="of:=[.B817]-180" office:value-type="float" office:value="-1.05911254879999" calcext:value-type="float">
            <text:p>-1.0591125488</text:p>
          </table:table-cell>
          <table:table-cell table:formula="of:=[.D817]*100" office:value-type="float" office:value="0.10237865" calcext:value-type="float">
            <text:p>0.10237865</text:p>
          </table:table-cell>
          <table:table-cell table:formula="of:=[.E817]*100" office:value-type="float" office:value="-0.373418" calcext:value-type="float">
            <text:p>-0.373418</text:p>
          </table:table-cell>
          <table:table-cell table:formula="of:=[.F817]*100" office:value-type="float" office:value="-0.084423" calcext:value-type="float">
            <text:p>-0.084423</text:p>
          </table:table-cell>
        </table:table-row>
        <table:table-row table:style-name="ro1">
          <table:table-cell office:value-type="float" office:value="54.59" calcext:value-type="float">
            <text:p>54.59</text:p>
          </table:table-cell>
          <table:table-cell office:value-type="float" office:value="178.9242248535" calcext:value-type="float">
            <text:p>178.9242248535</text:p>
          </table:table-cell>
          <table:table-cell office:value-type="float" office:value="-0.1893148711" calcext:value-type="float">
            <text:p>-0.18931487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88498" calcext:value-type="float">
            <text:p>-0.00088498</text:p>
          </table:table-cell>
          <table:table-cell office:value-type="float" office:value="-0.00212853" calcext:value-type="float">
            <text:p>-0.00212853</text:p>
          </table:table-cell>
          <table:table-cell office:value-type="float" office:value="0.0006364795" calcext:value-type="float">
            <text:p>0.0006364795</text:p>
          </table:table-cell>
          <table:table-cell office:value-type="float" office:value="1091" calcext:value-type="float">
            <text:p>1091</text:p>
          </table:table-cell>
          <table:table-cell table:formula="of:=[.B818]-180" office:value-type="float" office:value="-1.07577514650001" calcext:value-type="float">
            <text:p>-1.0757751465</text:p>
          </table:table-cell>
          <table:table-cell table:formula="of:=[.D818]*100" office:value-type="float" office:value="0.10237865" calcext:value-type="float">
            <text:p>0.10237865</text:p>
          </table:table-cell>
          <table:table-cell table:formula="of:=[.E818]*100" office:value-type="float" office:value="-0.088498" calcext:value-type="float">
            <text:p>-0.088498</text:p>
          </table:table-cell>
          <table:table-cell table:formula="of:=[.F818]*100" office:value-type="float" office:value="-0.212853" calcext:value-type="float">
            <text:p>-0.212853</text:p>
          </table:table-cell>
        </table:table-row>
        <table:table-row table:style-name="ro1">
          <table:table-cell office:value-type="float" office:value="54.64" calcext:value-type="float">
            <text:p>54.64</text:p>
          </table:table-cell>
          <table:table-cell office:value-type="float" office:value="178.9164428711" calcext:value-type="float">
            <text:p>178.9164428711</text:p>
          </table:table-cell>
          <table:table-cell office:value-type="float" office:value="-0.2424665585" calcext:value-type="float">
            <text:p>-0.24246655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36798" calcext:value-type="float">
            <text:p>0.00136798</text:p>
          </table:table-cell>
          <table:table-cell office:value-type="float" office:value="-0.01291248" calcext:value-type="float">
            <text:p>-0.01291248</text:p>
          </table:table-cell>
          <table:table-cell office:value-type="float" office:value="0.000589917" calcext:value-type="float">
            <text:p>0.000589917</text:p>
          </table:table-cell>
          <table:table-cell office:value-type="float" office:value="1092" calcext:value-type="float">
            <text:p>1092</text:p>
          </table:table-cell>
          <table:table-cell table:formula="of:=[.B819]-180" office:value-type="float" office:value="-1.0835571289" calcext:value-type="float">
            <text:p>-1.0835571289</text:p>
          </table:table-cell>
          <table:table-cell table:formula="of:=[.D819]*100" office:value-type="float" office:value="0.10237865" calcext:value-type="float">
            <text:p>0.10237865</text:p>
          </table:table-cell>
          <table:table-cell table:formula="of:=[.E819]*100" office:value-type="float" office:value="0.136798" calcext:value-type="float">
            <text:p>0.136798</text:p>
          </table:table-cell>
          <table:table-cell table:formula="of:=[.F819]*100" office:value-type="float" office:value="-1.291248" calcext:value-type="float">
            <text:p>-1.291248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78.9174041748" calcext:value-type="float">
            <text:p>178.9174041748</text:p>
          </table:table-cell>
          <table:table-cell office:value-type="float" office:value="-0.2295268961" calcext:value-type="float">
            <text:p>-0.22952689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8308" calcext:value-type="float">
            <text:p>0.00278308</text:p>
          </table:table-cell>
          <table:table-cell office:value-type="float" office:value="-0.01291248" calcext:value-type="float">
            <text:p>-0.01291248</text:p>
          </table:table-cell>
          <table:table-cell office:value-type="float" office:value="0.000318077" calcext:value-type="float">
            <text:p>0.000318077</text:p>
          </table:table-cell>
          <table:table-cell office:value-type="float" office:value="1093" calcext:value-type="float">
            <text:p>1093</text:p>
          </table:table-cell>
          <table:table-cell table:formula="of:=[.B820]-180" office:value-type="float" office:value="-1.0825958252" calcext:value-type="float">
            <text:p>-1.0825958252</text:p>
          </table:table-cell>
          <table:table-cell table:formula="of:=[.D820]*100" office:value-type="float" office:value="0.10237865" calcext:value-type="float">
            <text:p>0.10237865</text:p>
          </table:table-cell>
          <table:table-cell table:formula="of:=[.E820]*100" office:value-type="float" office:value="0.278308" calcext:value-type="float">
            <text:p>0.278308</text:p>
          </table:table-cell>
          <table:table-cell table:formula="of:=[.F820]*100" office:value-type="float" office:value="-1.291248" calcext:value-type="float">
            <text:p>-1.291248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178.930557251" calcext:value-type="float">
            <text:p>178.930557251</text:p>
          </table:table-cell>
          <table:table-cell office:value-type="float" office:value="-0.2599603012" calcext:value-type="float">
            <text:p>-0.25996030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2894" calcext:value-type="float">
            <text:p>0.00392894</text:p>
          </table:table-cell>
          <table:table-cell office:value-type="float" office:value="-0.02215602" calcext:value-type="float">
            <text:p>-0.02215602</text:p>
          </table:table-cell>
          <table:table-cell office:value-type="float" office:value="0.0002162101" calcext:value-type="float">
            <text:p>0.0002162101</text:p>
          </table:table-cell>
          <table:table-cell office:value-type="float" office:value="1094" calcext:value-type="float">
            <text:p>1094</text:p>
          </table:table-cell>
          <table:table-cell table:formula="of:=[.B821]-180" office:value-type="float" office:value="-1.06944274899999" calcext:value-type="float">
            <text:p>-1.069442749</text:p>
          </table:table-cell>
          <table:table-cell table:formula="of:=[.D821]*100" office:value-type="float" office:value="0.10237865" calcext:value-type="float">
            <text:p>0.10237865</text:p>
          </table:table-cell>
          <table:table-cell table:formula="of:=[.E821]*100" office:value-type="float" office:value="0.392894" calcext:value-type="float">
            <text:p>0.392894</text:p>
          </table:table-cell>
          <table:table-cell table:formula="of:=[.F821]*100" office:value-type="float" office:value="-2.215602" calcext:value-type="float">
            <text:p>-2.215602</text:p>
          </table:table-cell>
        </table:table-row>
        <table:table-row table:style-name="ro1">
          <table:table-cell office:value-type="float" office:value="54.79" calcext:value-type="float">
            <text:p>54.79</text:p>
          </table:table-cell>
          <table:table-cell office:value-type="float" office:value="178.9580993652" calcext:value-type="float">
            <text:p>178.9580993652</text:p>
          </table:table-cell>
          <table:table-cell office:value-type="float" office:value="-0.1804380866" calcext:value-type="float">
            <text:p>-0.18043808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6247" calcext:value-type="float">
            <text:p>0.00416247</text:p>
          </table:table-cell>
          <table:table-cell office:value-type="float" office:value="-0.02215602" calcext:value-type="float">
            <text:p>-0.02215602</text:p>
          </table:table-cell>
          <table:table-cell office:value-type="float" office:value="-0.0001921485" calcext:value-type="float">
            <text:p>-0.0001921485</text:p>
          </table:table-cell>
          <table:table-cell office:value-type="float" office:value="1095" calcext:value-type="float">
            <text:p>1095</text:p>
          </table:table-cell>
          <table:table-cell table:formula="of:=[.B822]-180" office:value-type="float" office:value="-1.04190063479999" calcext:value-type="float">
            <text:p>-1.0419006348</text:p>
          </table:table-cell>
          <table:table-cell table:formula="of:=[.D822]*100" office:value-type="float" office:value="0.10237865" calcext:value-type="float">
            <text:p>0.10237865</text:p>
          </table:table-cell>
          <table:table-cell table:formula="of:=[.E822]*100" office:value-type="float" office:value="0.416247" calcext:value-type="float">
            <text:p>0.416247</text:p>
          </table:table-cell>
          <table:table-cell table:formula="of:=[.F822]*100" office:value-type="float" office:value="-2.215602" calcext:value-type="float">
            <text:p>-2.215602</text:p>
          </table:table-cell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178.9691009521" calcext:value-type="float">
            <text:p>178.9691009521</text:p>
          </table:table-cell>
          <table:table-cell office:value-type="float" office:value="-0.1533112049" calcext:value-type="float">
            <text:p>-0.15331120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3727" calcext:value-type="float">
            <text:p>0.00413727</text:p>
          </table:table-cell>
          <table:table-cell office:value-type="float" office:value="-0.02173311" calcext:value-type="float">
            <text:p>-0.02173311</text:p>
          </table:table-cell>
          <table:table-cell office:value-type="float" office:value="-0.0003124729" calcext:value-type="float">
            <text:p>-0.0003124729</text:p>
          </table:table-cell>
          <table:table-cell office:value-type="float" office:value="1096" calcext:value-type="float">
            <text:p>1096</text:p>
          </table:table-cell>
          <table:table-cell table:formula="of:=[.B823]-180" office:value-type="float" office:value="-1.03089904789999" calcext:value-type="float">
            <text:p>-1.0308990479</text:p>
          </table:table-cell>
          <table:table-cell table:formula="of:=[.D823]*100" office:value-type="float" office:value="0.10237865" calcext:value-type="float">
            <text:p>0.10237865</text:p>
          </table:table-cell>
          <table:table-cell table:formula="of:=[.E823]*100" office:value-type="float" office:value="0.413727" calcext:value-type="float">
            <text:p>0.413727</text:p>
          </table:table-cell>
          <table:table-cell table:formula="of:=[.F823]*100" office:value-type="float" office:value="-2.173311" calcext:value-type="float">
            <text:p>-2.173311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78.9898071289" calcext:value-type="float">
            <text:p>178.9898071289</text:p>
          </table:table-cell>
          <table:table-cell office:value-type="float" office:value="0.0117050421" calcext:value-type="float">
            <text:p>0.01170504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2056" calcext:value-type="float">
            <text:p>0.00302056</text:p>
          </table:table-cell>
          <table:table-cell office:value-type="float" office:value="-0.02816345" calcext:value-type="float">
            <text:p>-0.02816345</text:p>
          </table:table-cell>
          <table:table-cell office:value-type="float" office:value="-0.0005263647" calcext:value-type="float">
            <text:p>-0.0005263647</text:p>
          </table:table-cell>
          <table:table-cell office:value-type="float" office:value="1097" calcext:value-type="float">
            <text:p>1097</text:p>
          </table:table-cell>
          <table:table-cell table:formula="of:=[.B824]-180" office:value-type="float" office:value="-1.0101928711" calcext:value-type="float">
            <text:p>-1.0101928711</text:p>
          </table:table-cell>
          <table:table-cell table:formula="of:=[.D824]*100" office:value-type="float" office:value="0.10237865" calcext:value-type="float">
            <text:p>0.10237865</text:p>
          </table:table-cell>
          <table:table-cell table:formula="of:=[.E824]*100" office:value-type="float" office:value="0.302056" calcext:value-type="float">
            <text:p>0.302056</text:p>
          </table:table-cell>
          <table:table-cell table:formula="of:=[.F824]*100" office:value-type="float" office:value="-2.816345" calcext:value-type="float">
            <text:p>-2.816345</text:p>
          </table:table-cell>
        </table:table-row>
        <table:table-row table:style-name="ro1">
          <table:table-cell office:value-type="float" office:value="54.94" calcext:value-type="float">
            <text:p>54.94</text:p>
          </table:table-cell>
          <table:table-cell office:value-type="float" office:value="178.993560791" calcext:value-type="float">
            <text:p>178.993560791</text:p>
          </table:table-cell>
          <table:table-cell office:value-type="float" office:value="0.0522696839" calcext:value-type="float">
            <text:p>0.05226968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0601" calcext:value-type="float">
            <text:p>0.00200601</text:p>
          </table:table-cell>
          <table:table-cell office:value-type="float" office:value="-0.02816345" calcext:value-type="float">
            <text:p>-0.02816345</text:p>
          </table:table-cell>
          <table:table-cell office:value-type="float" office:value="-0.0005290185" calcext:value-type="float">
            <text:p>-0.0005290185</text:p>
          </table:table-cell>
          <table:table-cell office:value-type="float" office:value="1098" calcext:value-type="float">
            <text:p>1098</text:p>
          </table:table-cell>
          <table:table-cell table:formula="of:=[.B825]-180" office:value-type="float" office:value="-1.00643920900001" calcext:value-type="float">
            <text:p>-1.006439209</text:p>
          </table:table-cell>
          <table:table-cell table:formula="of:=[.D825]*100" office:value-type="float" office:value="0.10237865" calcext:value-type="float">
            <text:p>0.10237865</text:p>
          </table:table-cell>
          <table:table-cell table:formula="of:=[.E825]*100" office:value-type="float" office:value="0.200601" calcext:value-type="float">
            <text:p>0.200601</text:p>
          </table:table-cell>
          <table:table-cell table:formula="of:=[.F825]*100" office:value-type="float" office:value="-2.816345" calcext:value-type="float">
            <text:p>-2.816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8.9807891846" calcext:value-type="float">
            <text:p>178.9807891846</text:p>
          </table:table-cell>
          <table:table-cell office:value-type="float" office:value="0.0989391409" calcext:value-type="float">
            <text:p>0.09893914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01884" calcext:value-type="float">
            <text:p>0.00101884</text:p>
          </table:table-cell>
          <table:table-cell office:value-type="float" office:value="-0.02702629" calcext:value-type="float">
            <text:p>-0.02702629</text:p>
          </table:table-cell>
          <table:table-cell office:value-type="float" office:value="-0.0004314897" calcext:value-type="float">
            <text:p>-0.0004314897</text:p>
          </table:table-cell>
          <table:table-cell office:value-type="float" office:value="1099" calcext:value-type="float">
            <text:p>1099</text:p>
          </table:table-cell>
          <table:table-cell table:formula="of:=[.B826]-180" office:value-type="float" office:value="-1.01921081539999" calcext:value-type="float">
            <text:p>-1.0192108154</text:p>
          </table:table-cell>
          <table:table-cell table:formula="of:=[.D826]*100" office:value-type="float" office:value="0.10237865" calcext:value-type="float">
            <text:p>0.10237865</text:p>
          </table:table-cell>
          <table:table-cell table:formula="of:=[.E826]*100" office:value-type="float" office:value="0.101884" calcext:value-type="float">
            <text:p>0.101884</text:p>
          </table:table-cell>
          <table:table-cell table:formula="of:=[.F826]*100" office:value-type="float" office:value="-2.702629" calcext:value-type="float">
            <text:p>-2.702629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178.9792022705" calcext:value-type="float">
            <text:p>178.9792022705</text:p>
          </table:table-cell>
          <table:table-cell office:value-type="float" office:value="0.1776395375" calcext:value-type="float">
            <text:p>0.17763953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16357" calcext:value-type="float">
            <text:p>-0.00016357</text:p>
          </table:table-cell>
          <table:table-cell office:value-type="float" office:value="-0.03082211" calcext:value-type="float">
            <text:p>-0.03082211</text:p>
          </table:table-cell>
          <table:table-cell office:value-type="float" office:value="-0.000533345" calcext:value-type="float">
            <text:p>-0.000533345</text:p>
          </table:table-cell>
          <table:table-cell office:value-type="float" office:value="1100" calcext:value-type="float">
            <text:p>1100</text:p>
          </table:table-cell>
          <table:table-cell table:formula="of:=[.B827]-180" office:value-type="float" office:value="-1.0207977295" calcext:value-type="float">
            <text:p>-1.0207977295</text:p>
          </table:table-cell>
          <table:table-cell table:formula="of:=[.D827]*100" office:value-type="float" office:value="0.10237865" calcext:value-type="float">
            <text:p>0.10237865</text:p>
          </table:table-cell>
          <table:table-cell table:formula="of:=[.E827]*100" office:value-type="float" office:value="-0.016357" calcext:value-type="float">
            <text:p>-0.016357</text:p>
          </table:table-cell>
          <table:table-cell table:formula="of:=[.F827]*100" office:value-type="float" office:value="-3.082211" calcext:value-type="float">
            <text:p>-3.082211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178.968460083" calcext:value-type="float">
            <text:p>178.968460083</text:p>
          </table:table-cell>
          <table:table-cell office:value-type="float" office:value="0.1119117082" calcext:value-type="float">
            <text:p>0.11191170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51341" calcext:value-type="float">
            <text:p>-0.00051341</text:p>
          </table:table-cell>
          <table:table-cell office:value-type="float" office:value="-0.03082211" calcext:value-type="float">
            <text:p>-0.03082211</text:p>
          </table:table-cell>
          <table:table-cell office:value-type="float" office:value="-0.0001501022" calcext:value-type="float">
            <text:p>-0.0001501022</text:p>
          </table:table-cell>
          <table:table-cell office:value-type="float" office:value="1101" calcext:value-type="float">
            <text:p>1101</text:p>
          </table:table-cell>
          <table:table-cell table:formula="of:=[.B828]-180" office:value-type="float" office:value="-1.031539917" calcext:value-type="float">
            <text:p>-1.031539917</text:p>
          </table:table-cell>
          <table:table-cell table:formula="of:=[.D828]*100" office:value-type="float" office:value="0.10237865" calcext:value-type="float">
            <text:p>0.10237865</text:p>
          </table:table-cell>
          <table:table-cell table:formula="of:=[.E828]*100" office:value-type="float" office:value="-0.051341" calcext:value-type="float">
            <text:p>-0.051341</text:p>
          </table:table-cell>
          <table:table-cell table:formula="of:=[.F828]*100" office:value-type="float" office:value="-3.082211" calcext:value-type="float">
            <text:p>-3.082211</text:p>
          </table:table-cell>
        </table:table-row>
        <table:table-row table:style-name="ro1">
          <table:table-cell office:value-type="float" office:value="55.15" calcext:value-type="float">
            <text:p>55.15</text:p>
          </table:table-cell>
          <table:table-cell office:value-type="float" office:value="178.9582672119" calcext:value-type="float">
            <text:p>178.9582672119</text:p>
          </table:table-cell>
          <table:table-cell office:value-type="float" office:value="0.1822682498" calcext:value-type="float">
            <text:p>0.18226824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12155" calcext:value-type="float">
            <text:p>-0.0012155</text:p>
          </table:table-cell>
          <table:table-cell office:value-type="float" office:value="-0.03031573" calcext:value-type="float">
            <text:p>-0.03031573</text:p>
          </table:table-cell>
          <table:table-cell office:value-type="float" office:value="-0.0003034296" calcext:value-type="float">
            <text:p>-0.0003034296</text:p>
          </table:table-cell>
          <table:table-cell office:value-type="float" office:value="1102" calcext:value-type="float">
            <text:p>1102</text:p>
          </table:table-cell>
          <table:table-cell table:formula="of:=[.B829]-180" office:value-type="float" office:value="-1.04173278810001" calcext:value-type="float">
            <text:p>-1.0417327881</text:p>
          </table:table-cell>
          <table:table-cell table:formula="of:=[.D829]*100" office:value-type="float" office:value="0.10237865" calcext:value-type="float">
            <text:p>0.10237865</text:p>
          </table:table-cell>
          <table:table-cell table:formula="of:=[.E829]*100" office:value-type="float" office:value="-0.12155" calcext:value-type="float">
            <text:p>-0.12155</text:p>
          </table:table-cell>
          <table:table-cell table:formula="of:=[.F829]*100" office:value-type="float" office:value="-3.031573" calcext:value-type="float">
            <text:p>-3.031573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78.9285125732" calcext:value-type="float">
            <text:p>178.9285125732</text:p>
          </table:table-cell>
          <table:table-cell office:value-type="float" office:value="0.0430377718" calcext:value-type="float">
            <text:p>0.04303777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75532" calcext:value-type="float">
            <text:p>-0.00075532</text:p>
          </table:table-cell>
          <table:table-cell office:value-type="float" office:value="-0.03031573" calcext:value-type="float">
            <text:p>-0.03031573</text:p>
          </table:table-cell>
          <table:table-cell office:value-type="float" office:value="0.0001717812" calcext:value-type="float">
            <text:p>0.0001717812</text:p>
          </table:table-cell>
          <table:table-cell office:value-type="float" office:value="1103" calcext:value-type="float">
            <text:p>1103</text:p>
          </table:table-cell>
          <table:table-cell table:formula="of:=[.B830]-180" office:value-type="float" office:value="-1.07148742679999" calcext:value-type="float">
            <text:p>-1.0714874268</text:p>
          </table:table-cell>
          <table:table-cell table:formula="of:=[.D830]*100" office:value-type="float" office:value="0.10237865" calcext:value-type="float">
            <text:p>0.10237865</text:p>
          </table:table-cell>
          <table:table-cell table:formula="of:=[.E830]*100" office:value-type="float" office:value="-0.075532" calcext:value-type="float">
            <text:p>-0.075532</text:p>
          </table:table-cell>
          <table:table-cell table:formula="of:=[.F830]*100" office:value-type="float" office:value="-3.031573" calcext:value-type="float">
            <text:p>-3.031573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178.9152374268" calcext:value-type="float">
            <text:p>178.9152374268</text:p>
          </table:table-cell>
          <table:table-cell office:value-type="float" office:value="-0.0078670791" calcext:value-type="float">
            <text:p>-0.00786707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10935" calcext:value-type="float">
            <text:p>-0.00010935</text:p>
          </table:table-cell>
          <table:table-cell office:value-type="float" office:value="-0.02833223" calcext:value-type="float">
            <text:p>-0.02833223</text:p>
          </table:table-cell>
          <table:table-cell office:value-type="float" office:value="0.0001888522" calcext:value-type="float">
            <text:p>0.0001888522</text:p>
          </table:table-cell>
          <table:table-cell office:value-type="float" office:value="1104" calcext:value-type="float">
            <text:p>1104</text:p>
          </table:table-cell>
          <table:table-cell table:formula="of:=[.B831]-180" office:value-type="float" office:value="-1.08476257320001" calcext:value-type="float">
            <text:p>-1.0847625732</text:p>
          </table:table-cell>
          <table:table-cell table:formula="of:=[.D831]*100" office:value-type="float" office:value="0.10237865" calcext:value-type="float">
            <text:p>0.10237865</text:p>
          </table:table-cell>
          <table:table-cell table:formula="of:=[.E831]*100" office:value-type="float" office:value="-0.010935" calcext:value-type="float">
            <text:p>-0.010935</text:p>
          </table:table-cell>
          <table:table-cell table:formula="of:=[.F831]*100" office:value-type="float" office:value="-2.833223" calcext:value-type="float">
            <text:p>-2.833223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78.9028930664" calcext:value-type="float">
            <text:p>178.9028930664</text:p>
          </table:table-cell>
          <table:table-cell office:value-type="float" office:value="-0.1251212624" calcext:value-type="float">
            <text:p>-0.12512126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0268" calcext:value-type="float">
            <text:p>0.00110268</text:p>
          </table:table-cell>
          <table:table-cell office:value-type="float" office:value="-0.02707561" calcext:value-type="float">
            <text:p>-0.02707561</text:p>
          </table:table-cell>
          <table:table-cell office:value-type="float" office:value="0.0003655156" calcext:value-type="float">
            <text:p>0.0003655156</text:p>
          </table:table-cell>
          <table:table-cell office:value-type="float" office:value="1105" calcext:value-type="float">
            <text:p>1105</text:p>
          </table:table-cell>
          <table:table-cell table:formula="of:=[.B832]-180" office:value-type="float" office:value="-1.0971069336" calcext:value-type="float">
            <text:p>-1.0971069336</text:p>
          </table:table-cell>
          <table:table-cell table:formula="of:=[.D832]*100" office:value-type="float" office:value="0.10237865" calcext:value-type="float">
            <text:p>0.10237865</text:p>
          </table:table-cell>
          <table:table-cell table:formula="of:=[.E832]*100" office:value-type="float" office:value="0.110268" calcext:value-type="float">
            <text:p>0.110268</text:p>
          </table:table-cell>
          <table:table-cell table:formula="of:=[.F832]*100" office:value-type="float" office:value="-2.707561" calcext:value-type="float">
            <text:p>-2.707561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178.9002990723" calcext:value-type="float">
            <text:p>178.9002990723</text:p>
          </table:table-cell>
          <table:table-cell office:value-type="float" office:value="-0.2866666566" calcext:value-type="float">
            <text:p>-0.28666665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8715" calcext:value-type="float">
            <text:p>0.00298715</text:p>
          </table:table-cell>
          <table:table-cell office:value-type="float" office:value="-0.02707561" calcext:value-type="float">
            <text:p>-0.02707561</text:p>
          </table:table-cell>
          <table:table-cell office:value-type="float" office:value="0.0005619146" calcext:value-type="float">
            <text:p>0.0005619146</text:p>
          </table:table-cell>
          <table:table-cell office:value-type="float" office:value="1106" calcext:value-type="float">
            <text:p>1106</text:p>
          </table:table-cell>
          <table:table-cell table:formula="of:=[.B833]-180" office:value-type="float" office:value="-1.09970092770001" calcext:value-type="float">
            <text:p>-1.0997009277</text:p>
          </table:table-cell>
          <table:table-cell table:formula="of:=[.D833]*100" office:value-type="float" office:value="0.10237865" calcext:value-type="float">
            <text:p>0.10237865</text:p>
          </table:table-cell>
          <table:table-cell table:formula="of:=[.E833]*100" office:value-type="float" office:value="0.298715" calcext:value-type="float">
            <text:p>0.298715</text:p>
          </table:table-cell>
          <table:table-cell table:formula="of:=[.F833]*100" office:value-type="float" office:value="-2.707561" calcext:value-type="float">
            <text:p>-2.707561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78.9134979248" calcext:value-type="float">
            <text:p>178.9134979248</text:p>
          </table:table-cell>
          <table:table-cell office:value-type="float" office:value="-0.4484753938" calcext:value-type="float">
            <text:p>-0.44847539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2149" calcext:value-type="float">
            <text:p>0.00532149</text:p>
          </table:table-cell>
          <table:table-cell office:value-type="float" office:value="-0.02175881" calcext:value-type="float">
            <text:p>-0.02175881</text:p>
          </table:table-cell>
          <table:table-cell office:value-type="float" office:value="0.0006810565" calcext:value-type="float">
            <text:p>0.0006810565</text:p>
          </table:table-cell>
          <table:table-cell office:value-type="float" office:value="1107" calcext:value-type="float">
            <text:p>1107</text:p>
          </table:table-cell>
          <table:table-cell table:formula="of:=[.B834]-180" office:value-type="float" office:value="-1.0865020752" calcext:value-type="float">
            <text:p>-1.0865020752</text:p>
          </table:table-cell>
          <table:table-cell table:formula="of:=[.D834]*100" office:value-type="float" office:value="0.10237865" calcext:value-type="float">
            <text:p>0.10237865</text:p>
          </table:table-cell>
          <table:table-cell table:formula="of:=[.E834]*100" office:value-type="float" office:value="0.532149" calcext:value-type="float">
            <text:p>0.532149</text:p>
          </table:table-cell>
          <table:table-cell table:formula="of:=[.F834]*100" office:value-type="float" office:value="-2.175881" calcext:value-type="float">
            <text:p>-2.175881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178.9209442139" calcext:value-type="float">
            <text:p>178.9209442139</text:p>
          </table:table-cell>
          <table:table-cell office:value-type="float" office:value="-0.558979487" calcext:value-type="float">
            <text:p>-0.5589794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61364" calcext:value-type="float">
            <text:p>0.00761364</text:p>
          </table:table-cell>
          <table:table-cell office:value-type="float" office:value="-0.02175881" calcext:value-type="float">
            <text:p>-0.02175881</text:p>
          </table:table-cell>
          <table:table-cell office:value-type="float" office:value="0.0005197465" calcext:value-type="float">
            <text:p>0.0005197465</text:p>
          </table:table-cell>
          <table:table-cell office:value-type="float" office:value="1108" calcext:value-type="float">
            <text:p>1108</text:p>
          </table:table-cell>
          <table:table-cell table:formula="of:=[.B835]-180" office:value-type="float" office:value="-1.07905578610001" calcext:value-type="float">
            <text:p>-1.0790557861</text:p>
          </table:table-cell>
          <table:table-cell table:formula="of:=[.D835]*100" office:value-type="float" office:value="0.10237865" calcext:value-type="float">
            <text:p>0.10237865</text:p>
          </table:table-cell>
          <table:table-cell table:formula="of:=[.E835]*100" office:value-type="float" office:value="0.761364" calcext:value-type="float">
            <text:p>0.761364</text:p>
          </table:table-cell>
          <table:table-cell table:formula="of:=[.F835]*100" office:value-type="float" office:value="-2.175881" calcext:value-type="float">
            <text:p>-2.17588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78.9146270752" calcext:value-type="float">
            <text:p>178.9146270752</text:p>
          </table:table-cell>
          <table:table-cell office:value-type="float" office:value="-0.6122983108" calcext:value-type="float">
            <text:p>-0.61229831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4965" calcext:value-type="float">
            <text:p>0.0094965</text:p>
          </table:table-cell>
          <table:table-cell office:value-type="float" office:value="-0.01985962" calcext:value-type="float">
            <text:p>-0.01985962</text:p>
          </table:table-cell>
          <table:table-cell office:value-type="float" office:value="0.0004881929" calcext:value-type="float">
            <text:p>0.0004881929</text:p>
          </table:table-cell>
          <table:table-cell office:value-type="float" office:value="1109" calcext:value-type="float">
            <text:p>1109</text:p>
          </table:table-cell>
          <table:table-cell table:formula="of:=[.B836]-180" office:value-type="float" office:value="-1.0853729248" calcext:value-type="float">
            <text:p>-1.0853729248</text:p>
          </table:table-cell>
          <table:table-cell table:formula="of:=[.D836]*100" office:value-type="float" office:value="0.10237865" calcext:value-type="float">
            <text:p>0.10237865</text:p>
          </table:table-cell>
          <table:table-cell table:formula="of:=[.E836]*100" office:value-type="float" office:value="0.94965" calcext:value-type="float">
            <text:p>0.94965</text:p>
          </table:table-cell>
          <table:table-cell table:formula="of:=[.F836]*100" office:value-type="float" office:value="-1.985962" calcext:value-type="float">
            <text:p>-1.985962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178.9092712402" calcext:value-type="float">
            <text:p>178.9092712402</text:p>
          </table:table-cell>
          <table:table-cell office:value-type="float" office:value="-0.6904295038" calcext:value-type="float">
            <text:p>-0.690429503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272" calcext:value-type="float">
            <text:p>0.011272</text:p>
          </table:table-cell>
          <table:table-cell office:value-type="float" office:value="-0.01512153" calcext:value-type="float">
            <text:p>-0.01512153</text:p>
          </table:table-cell>
          <table:table-cell office:value-type="float" office:value="0.0002333072" calcext:value-type="float">
            <text:p>0.0002333072</text:p>
          </table:table-cell>
          <table:table-cell office:value-type="float" office:value="1110" calcext:value-type="float">
            <text:p>1110</text:p>
          </table:table-cell>
          <table:table-cell table:formula="of:=[.B837]-180" office:value-type="float" office:value="-1.09072875979999" calcext:value-type="float">
            <text:p>-1.0907287598</text:p>
          </table:table-cell>
          <table:table-cell table:formula="of:=[.D837]*100" office:value-type="float" office:value="0.10237865" calcext:value-type="float">
            <text:p>0.10237865</text:p>
          </table:table-cell>
          <table:table-cell table:formula="of:=[.E837]*100" office:value-type="float" office:value="1.1272" calcext:value-type="float">
            <text:p>1.1272</text:p>
          </table:table-cell>
          <table:table-cell table:formula="of:=[.F837]*100" office:value-type="float" office:value="-1.512153" calcext:value-type="float">
            <text:p>-1.512153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78.9119567871" calcext:value-type="float">
            <text:p>178.9119567871</text:p>
          </table:table-cell>
          <table:table-cell office:value-type="float" office:value="-0.7144896892" calcext:value-type="float">
            <text:p>-0.71448968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61556" calcext:value-type="float">
            <text:p>0.01261556</text:p>
          </table:table-cell>
          <table:table-cell office:value-type="float" office:value="-0.01512153" calcext:value-type="float">
            <text:p>-0.01512153</text:p>
          </table:table-cell>
          <table:table-cell office:value-type="float" office:value="0.0001732965" calcext:value-type="float">
            <text:p>0.0001732965</text:p>
          </table:table-cell>
          <table:table-cell office:value-type="float" office:value="1111" calcext:value-type="float">
            <text:p>1111</text:p>
          </table:table-cell>
          <table:table-cell table:formula="of:=[.B838]-180" office:value-type="float" office:value="-1.0880432129" calcext:value-type="float">
            <text:p>-1.0880432129</text:p>
          </table:table-cell>
          <table:table-cell table:formula="of:=[.D838]*100" office:value-type="float" office:value="0.10237865" calcext:value-type="float">
            <text:p>0.10237865</text:p>
          </table:table-cell>
          <table:table-cell table:formula="of:=[.E838]*100" office:value-type="float" office:value="1.261556" calcext:value-type="float">
            <text:p>1.261556</text:p>
          </table:table-cell>
          <table:table-cell table:formula="of:=[.F838]*100" office:value-type="float" office:value="-1.512153" calcext:value-type="float">
            <text:p>-1.512153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178.9381256104" calcext:value-type="float">
            <text:p>178.9381256104</text:p>
          </table:table-cell>
          <table:table-cell office:value-type="float" office:value="-0.7475953061" calcext:value-type="float">
            <text:p>-0.74759530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73155" calcext:value-type="float">
            <text:p>0.01373155</text:p>
          </table:table-cell>
          <table:table-cell office:value-type="float" office:value="-0.00794102" calcext:value-type="float">
            <text:p>-0.00794102</text:p>
          </table:table-cell>
          <table:table-cell office:value-type="float" office:value="0.0000901193" calcext:value-type="float">
            <text:p>9.01193E-05</text:p>
          </table:table-cell>
          <table:table-cell office:value-type="float" office:value="1112" calcext:value-type="float">
            <text:p>1112</text:p>
          </table:table-cell>
          <table:table-cell table:formula="of:=[.B839]-180" office:value-type="float" office:value="-1.06187438960001" calcext:value-type="float">
            <text:p>-1.0618743896</text:p>
          </table:table-cell>
          <table:table-cell table:formula="of:=[.D839]*100" office:value-type="float" office:value="0.10237865" calcext:value-type="float">
            <text:p>0.10237865</text:p>
          </table:table-cell>
          <table:table-cell table:formula="of:=[.E839]*100" office:value-type="float" office:value="1.373155" calcext:value-type="float">
            <text:p>1.373155</text:p>
          </table:table-cell>
          <table:table-cell table:formula="of:=[.F839]*100" office:value-type="float" office:value="-0.794102" calcext:value-type="float">
            <text:p>-0.794102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78.9362640381" calcext:value-type="float">
            <text:p>178.9362640381</text:p>
          </table:table-cell>
          <table:table-cell office:value-type="float" office:value="-0.7149240176" calcext:value-type="float">
            <text:p>-0.71492401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25747" calcext:value-type="float">
            <text:p>0.01425747</text:p>
          </table:table-cell>
          <table:table-cell office:value-type="float" office:value="-0.00794102" calcext:value-type="float">
            <text:p>-0.00794102</text:p>
          </table:table-cell>
          <table:table-cell office:value-type="float" office:value="-0.0000924003" calcext:value-type="float">
            <text:p>-9.24003E-05</text:p>
          </table:table-cell>
          <table:table-cell office:value-type="float" office:value="1113" calcext:value-type="float">
            <text:p>1113</text:p>
          </table:table-cell>
          <table:table-cell table:formula="of:=[.B840]-180" office:value-type="float" office:value="-1.06373596189999" calcext:value-type="float">
            <text:p>-1.0637359619</text:p>
          </table:table-cell>
          <table:table-cell table:formula="of:=[.D840]*100" office:value-type="float" office:value="0.10237865" calcext:value-type="float">
            <text:p>0.10237865</text:p>
          </table:table-cell>
          <table:table-cell table:formula="of:=[.E840]*100" office:value-type="float" office:value="1.425747" calcext:value-type="float">
            <text:p>1.425747</text:p>
          </table:table-cell>
          <table:table-cell table:formula="of:=[.F840]*100" office:value-type="float" office:value="-0.794102" calcext:value-type="float">
            <text:p>-0.794102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178.9358673096" calcext:value-type="float">
            <text:p>178.9358673096</text:p>
          </table:table-cell>
          <table:table-cell office:value-type="float" office:value="-0.7336496236" calcext:value-type="float">
            <text:p>-0.73364962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73275" calcext:value-type="float">
            <text:p>0.01473275</text:p>
          </table:table-cell>
          <table:table-cell office:value-type="float" office:value="-0.00685338" calcext:value-type="float">
            <text:p>-0.00685338</text:p>
          </table:table-cell>
          <table:table-cell office:value-type="float" office:value="0.0000229403" calcext:value-type="float">
            <text:p>2.29403E-05</text:p>
          </table:table-cell>
          <table:table-cell office:value-type="float" office:value="1114" calcext:value-type="float">
            <text:p>1114</text:p>
          </table:table-cell>
          <table:table-cell table:formula="of:=[.B841]-180" office:value-type="float" office:value="-1.06413269039999" calcext:value-type="float">
            <text:p>-1.0641326904</text:p>
          </table:table-cell>
          <table:table-cell table:formula="of:=[.D841]*100" office:value-type="float" office:value="0.10237865" calcext:value-type="float">
            <text:p>0.10237865</text:p>
          </table:table-cell>
          <table:table-cell table:formula="of:=[.E841]*100" office:value-type="float" office:value="1.473275" calcext:value-type="float">
            <text:p>1.473275</text:p>
          </table:table-cell>
          <table:table-cell table:formula="of:=[.F841]*100" office:value-type="float" office:value="-0.685338" calcext:value-type="float">
            <text:p>-0.685338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78.9382171631" calcext:value-type="float">
            <text:p>178.9382171631</text:p>
          </table:table-cell>
          <table:table-cell office:value-type="float" office:value="-0.6929224061" calcext:value-type="float">
            <text:p>-0.69292240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778" calcext:value-type="float">
            <text:p>0.014778</text:p>
          </table:table-cell>
          <table:table-cell office:value-type="float" office:value="-0.00092232" calcext:value-type="float">
            <text:p>-0.00092232</text:p>
          </table:table-cell>
          <table:table-cell office:value-type="float" office:value="0.0000460491" calcext:value-type="float">
            <text:p>4.60491E-05</text:p>
          </table:table-cell>
          <table:table-cell office:value-type="float" office:value="1115" calcext:value-type="float">
            <text:p>1115</text:p>
          </table:table-cell>
          <table:table-cell table:formula="of:=[.B842]-180" office:value-type="float" office:value="-1.06178283689999" calcext:value-type="float">
            <text:p>-1.0617828369</text:p>
          </table:table-cell>
          <table:table-cell table:formula="of:=[.D842]*100" office:value-type="float" office:value="0.10237865" calcext:value-type="float">
            <text:p>0.10237865</text:p>
          </table:table-cell>
          <table:table-cell table:formula="of:=[.E842]*100" office:value-type="float" office:value="1.4778" calcext:value-type="float">
            <text:p>1.4778</text:p>
          </table:table-cell>
          <table:table-cell table:formula="of:=[.F842]*100" office:value-type="float" office:value="-0.092232" calcext:value-type="float">
            <text:p>-0.092232</text:p>
          </table:table-cell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178.9562072754" calcext:value-type="float">
            <text:p>178.9562072754</text:p>
          </table:table-cell>
          <table:table-cell office:value-type="float" office:value="-0.5955024208" calcext:value-type="float">
            <text:p>-0.59550242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1588" calcext:value-type="float">
            <text:p>0.0141588</text:p>
          </table:table-cell>
          <table:table-cell office:value-type="float" office:value="-0.00092232" calcext:value-type="float">
            <text:p>-0.00092232</text:p>
          </table:table-cell>
          <table:table-cell office:value-type="float" office:value="-0.0000439283" calcext:value-type="float">
            <text:p>-4.39283E-05</text:p>
          </table:table-cell>
          <table:table-cell office:value-type="float" office:value="1116" calcext:value-type="float">
            <text:p>1116</text:p>
          </table:table-cell>
          <table:table-cell table:formula="of:=[.B843]-180" office:value-type="float" office:value="-1.0437927246" calcext:value-type="float">
            <text:p>-1.0437927246</text:p>
          </table:table-cell>
          <table:table-cell table:formula="of:=[.D843]*100" office:value-type="float" office:value="0.10237865" calcext:value-type="float">
            <text:p>0.10237865</text:p>
          </table:table-cell>
          <table:table-cell table:formula="of:=[.E843]*100" office:value-type="float" office:value="1.41588" calcext:value-type="float">
            <text:p>1.41588</text:p>
          </table:table-cell>
          <table:table-cell table:formula="of:=[.F843]*100" office:value-type="float" office:value="-0.092232" calcext:value-type="float">
            <text:p>-0.092232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78.9659881592" calcext:value-type="float">
            <text:p>178.9659881592</text:p>
          </table:table-cell>
          <table:table-cell office:value-type="float" office:value="-0.5344668995" calcext:value-type="float">
            <text:p>-0.53446689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33933" calcext:value-type="float">
            <text:p>0.01333933</text:p>
          </table:table-cell>
          <table:table-cell office:value-type="float" office:value="-0.00036314" calcext:value-type="float">
            <text:p>-0.00036314</text:p>
          </table:table-cell>
          <table:table-cell office:value-type="float" office:value="0.000052571" calcext:value-type="float">
            <text:p>0.000052571</text:p>
          </table:table-cell>
          <table:table-cell office:value-type="float" office:value="1117" calcext:value-type="float">
            <text:p>1117</text:p>
          </table:table-cell>
          <table:table-cell table:formula="of:=[.B844]-180" office:value-type="float" office:value="-1.03401184079999" calcext:value-type="float">
            <text:p>-1.0340118408</text:p>
          </table:table-cell>
          <table:table-cell table:formula="of:=[.D844]*100" office:value-type="float" office:value="0.10237865" calcext:value-type="float">
            <text:p>0.10237865</text:p>
          </table:table-cell>
          <table:table-cell table:formula="of:=[.E844]*100" office:value-type="float" office:value="1.333933" calcext:value-type="float">
            <text:p>1.333933</text:p>
          </table:table-cell>
          <table:table-cell table:formula="of:=[.F844]*100" office:value-type="float" office:value="-0.036314" calcext:value-type="float">
            <text:p>-0.036314</text:p>
          </table:table-cell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178.9744720459" calcext:value-type="float">
            <text:p>178.9744720459</text:p>
          </table:table-cell>
          <table:table-cell office:value-type="float" office:value="-0.364579979" calcext:value-type="float">
            <text:p>-0.3645799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66086" calcext:value-type="float">
            <text:p>0.01166086</text:p>
          </table:table-cell>
          <table:table-cell office:value-type="float" office:value="0.0053566" calcext:value-type="float">
            <text:p>0.0053566</text:p>
          </table:table-cell>
          <table:table-cell office:value-type="float" office:value="-0.0000813434" calcext:value-type="float">
            <text:p>-8.13434E-05</text:p>
          </table:table-cell>
          <table:table-cell office:value-type="float" office:value="1118" calcext:value-type="float">
            <text:p>1118</text:p>
          </table:table-cell>
          <table:table-cell table:formula="of:=[.B845]-180" office:value-type="float" office:value="-1.0255279541" calcext:value-type="float">
            <text:p>-1.0255279541</text:p>
          </table:table-cell>
          <table:table-cell table:formula="of:=[.D845]*100" office:value-type="float" office:value="0.10237865" calcext:value-type="float">
            <text:p>0.10237865</text:p>
          </table:table-cell>
          <table:table-cell table:formula="of:=[.E845]*100" office:value-type="float" office:value="1.166086" calcext:value-type="float">
            <text:p>1.166086</text:p>
          </table:table-cell>
          <table:table-cell table:formula="of:=[.F845]*100" office:value-type="float" office:value="0.53566" calcext:value-type="float">
            <text:p>0.535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8.9700775146" calcext:value-type="float">
            <text:p>178.9700775146</text:p>
          </table:table-cell>
          <table:table-cell office:value-type="float" office:value="-0.3187092347" calcext:value-type="float">
            <text:p>-0.31870923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23659" calcext:value-type="float">
            <text:p>0.01023659</text:p>
          </table:table-cell>
          <table:table-cell office:value-type="float" office:value="0.00540589" calcext:value-type="float">
            <text:p>0.00540589</text:p>
          </table:table-cell>
          <table:table-cell office:value-type="float" office:value="0.0000463525" calcext:value-type="float">
            <text:p>4.63525E-05</text:p>
          </table:table-cell>
          <table:table-cell office:value-type="float" office:value="1119" calcext:value-type="float">
            <text:p>1119</text:p>
          </table:table-cell>
          <table:table-cell table:formula="of:=[.B846]-180" office:value-type="float" office:value="-1.02992248539999" calcext:value-type="float">
            <text:p>-1.0299224854</text:p>
          </table:table-cell>
          <table:table-cell table:formula="of:=[.D846]*100" office:value-type="float" office:value="0.10237865" calcext:value-type="float">
            <text:p>0.10237865</text:p>
          </table:table-cell>
          <table:table-cell table:formula="of:=[.E846]*100" office:value-type="float" office:value="1.023659" calcext:value-type="float">
            <text:p>1.023659</text:p>
          </table:table-cell>
          <table:table-cell table:formula="of:=[.F846]*100" office:value-type="float" office:value="0.540589" calcext:value-type="float">
            <text:p>0.540589</text:p>
          </table:table-cell>
        </table:table-row>
        <table:table-row table:style-name="ro1">
          <table:table-cell office:value-type="float" office:value="56.05" calcext:value-type="float">
            <text:p>56.05</text:p>
          </table:table-cell>
          <table:table-cell office:value-type="float" office:value="178.965927124" calcext:value-type="float">
            <text:p>178.965927124</text:p>
          </table:table-cell>
          <table:table-cell office:value-type="float" office:value="-0.2295193826" calcext:value-type="float">
            <text:p>-0.22951938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69297" calcext:value-type="float">
            <text:p>0.00869297</text:p>
          </table:table-cell>
          <table:table-cell office:value-type="float" office:value="0.01051443" calcext:value-type="float">
            <text:p>0.01051443</text:p>
          </table:table-cell>
          <table:table-cell office:value-type="float" office:value="-0.0000039292" calcext:value-type="float">
            <text:p>-3.9292E-06</text:p>
          </table:table-cell>
          <table:table-cell office:value-type="float" office:value="1120" calcext:value-type="float">
            <text:p>1120</text:p>
          </table:table-cell>
          <table:table-cell table:formula="of:=[.B847]-180" office:value-type="float" office:value="-1.03407287600001" calcext:value-type="float">
            <text:p>-1.034072876</text:p>
          </table:table-cell>
          <table:table-cell table:formula="of:=[.D847]*100" office:value-type="float" office:value="0.10237865" calcext:value-type="float">
            <text:p>0.10237865</text:p>
          </table:table-cell>
          <table:table-cell table:formula="of:=[.E847]*100" office:value-type="float" office:value="0.869297" calcext:value-type="float">
            <text:p>0.869297</text:p>
          </table:table-cell>
          <table:table-cell table:formula="of:=[.F847]*100" office:value-type="float" office:value="1.051443" calcext:value-type="float">
            <text:p>1.051443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178.9725646973" calcext:value-type="float">
            <text:p>178.9725646973</text:p>
          </table:table-cell>
          <table:table-cell office:value-type="float" office:value="-0.2005469289" calcext:value-type="float">
            <text:p>-0.20054692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4712" calcext:value-type="float">
            <text:p>0.0074712</text:p>
          </table:table-cell>
          <table:table-cell office:value-type="float" office:value="0.01051443" calcext:value-type="float">
            <text:p>0.01051443</text:p>
          </table:table-cell>
          <table:table-cell office:value-type="float" office:value="0.0000271556" calcext:value-type="float">
            <text:p>2.71556E-05</text:p>
          </table:table-cell>
          <table:table-cell office:value-type="float" office:value="1121" calcext:value-type="float">
            <text:p>1121</text:p>
          </table:table-cell>
          <table:table-cell table:formula="of:=[.B848]-180" office:value-type="float" office:value="-1.02743530270001" calcext:value-type="float">
            <text:p>-1.0274353027</text:p>
          </table:table-cell>
          <table:table-cell table:formula="of:=[.D848]*100" office:value-type="float" office:value="0.10237865" calcext:value-type="float">
            <text:p>0.10237865</text:p>
          </table:table-cell>
          <table:table-cell table:formula="of:=[.E848]*100" office:value-type="float" office:value="0.74712" calcext:value-type="float">
            <text:p>0.74712</text:p>
          </table:table-cell>
          <table:table-cell table:formula="of:=[.F848]*100" office:value-type="float" office:value="1.051443" calcext:value-type="float">
            <text:p>1.051443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178.9622344971" calcext:value-type="float">
            <text:p>178.9622344971</text:p>
          </table:table-cell>
          <table:table-cell office:value-type="float" office:value="-0.1368529647" calcext:value-type="float">
            <text:p>-0.13685296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3247" calcext:value-type="float">
            <text:p>0.00623247</text:p>
          </table:table-cell>
          <table:table-cell office:value-type="float" office:value="0.0101338" calcext:value-type="float">
            <text:p>0.0101338</text:p>
          </table:table-cell>
          <table:table-cell office:value-type="float" office:value="-0.0000648765" calcext:value-type="float">
            <text:p>-6.48765E-05</text:p>
          </table:table-cell>
          <table:table-cell office:value-type="float" office:value="1122" calcext:value-type="float">
            <text:p>1122</text:p>
          </table:table-cell>
          <table:table-cell table:formula="of:=[.B849]-180" office:value-type="float" office:value="-1.03776550289999" calcext:value-type="float">
            <text:p>-1.0377655029</text:p>
          </table:table-cell>
          <table:table-cell table:formula="of:=[.D849]*100" office:value-type="float" office:value="0.10237865" calcext:value-type="float">
            <text:p>0.10237865</text:p>
          </table:table-cell>
          <table:table-cell table:formula="of:=[.E849]*100" office:value-type="float" office:value="0.623247" calcext:value-type="float">
            <text:p>0.623247</text:p>
          </table:table-cell>
          <table:table-cell table:formula="of:=[.F849]*100" office:value-type="float" office:value="1.01338" calcext:value-type="float">
            <text:p>1.01338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78.9654083252" calcext:value-type="float">
            <text:p>178.9654083252</text:p>
          </table:table-cell>
          <table:table-cell office:value-type="float" office:value="-0.1338752114" calcext:value-type="float">
            <text:p>-0.13387521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8715" calcext:value-type="float">
            <text:p>0.00538715</text:p>
          </table:table-cell>
          <table:table-cell office:value-type="float" office:value="0.0143578" calcext:value-type="float">
            <text:p>0.0143578</text:p>
          </table:table-cell>
          <table:table-cell office:value-type="float" office:value="-0.0001361677" calcext:value-type="float">
            <text:p>-0.0001361677</text:p>
          </table:table-cell>
          <table:table-cell office:value-type="float" office:value="1123" calcext:value-type="float">
            <text:p>1123</text:p>
          </table:table-cell>
          <table:table-cell table:formula="of:=[.B850]-180" office:value-type="float" office:value="-1.0345916748" calcext:value-type="float">
            <text:p>-1.0345916748</text:p>
          </table:table-cell>
          <table:table-cell table:formula="of:=[.D850]*100" office:value-type="float" office:value="0.10237865" calcext:value-type="float">
            <text:p>0.10237865</text:p>
          </table:table-cell>
          <table:table-cell table:formula="of:=[.E850]*100" office:value-type="float" office:value="0.538715" calcext:value-type="float">
            <text:p>0.538715</text:p>
          </table:table-cell>
          <table:table-cell table:formula="of:=[.F850]*100" office:value-type="float" office:value="1.43578" calcext:value-type="float">
            <text:p>1.43578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78.9719696045" calcext:value-type="float">
            <text:p>178.9719696045</text:p>
          </table:table-cell>
          <table:table-cell office:value-type="float" office:value="-0.1440631907" calcext:value-type="float">
            <text:p>-0.14406319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9175" calcext:value-type="float">
            <text:p>0.00489175</text:p>
          </table:table-cell>
          <table:table-cell office:value-type="float" office:value="0.01366861" calcext:value-type="float">
            <text:p>0.01366861</text:p>
          </table:table-cell>
          <table:table-cell office:value-type="float" office:value="-0.0000555538" calcext:value-type="float">
            <text:p>-5.55538E-05</text:p>
          </table:table-cell>
          <table:table-cell office:value-type="float" office:value="1124" calcext:value-type="float">
            <text:p>1124</text:p>
          </table:table-cell>
          <table:table-cell table:formula="of:=[.B851]-180" office:value-type="float" office:value="-1.0280303955" calcext:value-type="float">
            <text:p>-1.0280303955</text:p>
          </table:table-cell>
          <table:table-cell table:formula="of:=[.D851]*100" office:value-type="float" office:value="0.10237865" calcext:value-type="float">
            <text:p>0.10237865</text:p>
          </table:table-cell>
          <table:table-cell table:formula="of:=[.E851]*100" office:value-type="float" office:value="0.489175" calcext:value-type="float">
            <text:p>0.489175</text:p>
          </table:table-cell>
          <table:table-cell table:formula="of:=[.F851]*100" office:value-type="float" office:value="1.366861" calcext:value-type="float">
            <text:p>1.366861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78.9826202393" calcext:value-type="float">
            <text:p>178.9826202393</text:p>
          </table:table-cell>
          <table:table-cell office:value-type="float" office:value="-0.2219395724" calcext:value-type="float">
            <text:p>-0.22193957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807" calcext:value-type="float">
            <text:p>0.0050807</text:p>
          </table:table-cell>
          <table:table-cell office:value-type="float" office:value="0.01366861" calcext:value-type="float">
            <text:p>0.01366861</text:p>
          </table:table-cell>
          <table:table-cell office:value-type="float" office:value="-0.0000755746" calcext:value-type="float">
            <text:p>-7.55746E-05</text:p>
          </table:table-cell>
          <table:table-cell office:value-type="float" office:value="1125" calcext:value-type="float">
            <text:p>1125</text:p>
          </table:table-cell>
          <table:table-cell table:formula="of:=[.B852]-180" office:value-type="float" office:value="-1.01737976070001" calcext:value-type="float">
            <text:p>-1.0173797607</text:p>
          </table:table-cell>
          <table:table-cell table:formula="of:=[.D852]*100" office:value-type="float" office:value="0.10237865" calcext:value-type="float">
            <text:p>0.10237865</text:p>
          </table:table-cell>
          <table:table-cell table:formula="of:=[.E852]*100" office:value-type="float" office:value="0.50807" calcext:value-type="float">
            <text:p>0.50807</text:p>
          </table:table-cell>
          <table:table-cell table:formula="of:=[.F852]*100" office:value-type="float" office:value="1.366861" calcext:value-type="float">
            <text:p>1.366861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178.9870147705" calcext:value-type="float">
            <text:p>178.9870147705</text:p>
          </table:table-cell>
          <table:table-cell office:value-type="float" office:value="-0.2609825965" calcext:value-type="float">
            <text:p>-0.26098259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6686" calcext:value-type="float">
            <text:p>0.00546686</text:p>
          </table:table-cell>
          <table:table-cell office:value-type="float" office:value="0.01686967" calcext:value-type="float">
            <text:p>0.01686967</text:p>
          </table:table-cell>
          <table:table-cell office:value-type="float" office:value="-0.0000804229" calcext:value-type="float">
            <text:p>-8.04229E-05</text:p>
          </table:table-cell>
          <table:table-cell office:value-type="float" office:value="1126" calcext:value-type="float">
            <text:p>1126</text:p>
          </table:table-cell>
          <table:table-cell table:formula="of:=[.B853]-180" office:value-type="float" office:value="-1.0129852295" calcext:value-type="float">
            <text:p>-1.0129852295</text:p>
          </table:table-cell>
          <table:table-cell table:formula="of:=[.D853]*100" office:value-type="float" office:value="0.10237865" calcext:value-type="float">
            <text:p>0.10237865</text:p>
          </table:table-cell>
          <table:table-cell table:formula="of:=[.E853]*100" office:value-type="float" office:value="0.546686" calcext:value-type="float">
            <text:p>0.546686</text:p>
          </table:table-cell>
          <table:table-cell table:formula="of:=[.F853]*100" office:value-type="float" office:value="1.686967" calcext:value-type="float">
            <text:p>1.686967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78.9908905029" calcext:value-type="float">
            <text:p>178.9908905029</text:p>
          </table:table-cell>
          <table:table-cell office:value-type="float" office:value="-0.3495465198" calcext:value-type="float">
            <text:p>-0.34954651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31453" calcext:value-type="float">
            <text:p>0.00631453</text:p>
          </table:table-cell>
          <table:table-cell office:value-type="float" office:value="0.01602127" calcext:value-type="float">
            <text:p>0.01602127</text:p>
          </table:table-cell>
          <table:table-cell office:value-type="float" office:value="-0.0000114928" calcext:value-type="float">
            <text:p>-1.14928E-05</text:p>
          </table:table-cell>
          <table:table-cell office:value-type="float" office:value="1127" calcext:value-type="float">
            <text:p>1127</text:p>
          </table:table-cell>
          <table:table-cell table:formula="of:=[.B854]-180" office:value-type="float" office:value="-1.00910949710001" calcext:value-type="float">
            <text:p>-1.0091094971</text:p>
          </table:table-cell>
          <table:table-cell table:formula="of:=[.D854]*100" office:value-type="float" office:value="0.10237865" calcext:value-type="float">
            <text:p>0.10237865</text:p>
          </table:table-cell>
          <table:table-cell table:formula="of:=[.E854]*100" office:value-type="float" office:value="0.631453" calcext:value-type="float">
            <text:p>0.631453</text:p>
          </table:table-cell>
          <table:table-cell table:formula="of:=[.F854]*100" office:value-type="float" office:value="1.602127" calcext:value-type="float">
            <text:p>1.602127</text:p>
          </table:table-cell>
        </table:table-row>
        <table:table-row table:style-name="ro1">
          <table:table-cell office:value-type="float" office:value="56.45" calcext:value-type="float">
            <text:p>56.45</text:p>
          </table:table-cell>
          <table:table-cell office:value-type="float" office:value="178.9978637695" calcext:value-type="float">
            <text:p>178.9978637695</text:p>
          </table:table-cell>
          <table:table-cell office:value-type="float" office:value="-0.4109021159" calcext:value-type="float">
            <text:p>-0.41090211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28837" calcext:value-type="float">
            <text:p>0.00728837</text:p>
          </table:table-cell>
          <table:table-cell office:value-type="float" office:value="0.01818688" calcext:value-type="float">
            <text:p>0.01818688</text:p>
          </table:table-cell>
          <table:table-cell office:value-type="float" office:value="0.0000768421" calcext:value-type="float">
            <text:p>7.68421E-05</text:p>
          </table:table-cell>
          <table:table-cell office:value-type="float" office:value="1128" calcext:value-type="float">
            <text:p>1128</text:p>
          </table:table-cell>
          <table:table-cell table:formula="of:=[.B855]-180" office:value-type="float" office:value="-1.00213623050001" calcext:value-type="float">
            <text:p>-1.0021362305</text:p>
          </table:table-cell>
          <table:table-cell table:formula="of:=[.D855]*100" office:value-type="float" office:value="0.10237865" calcext:value-type="float">
            <text:p>0.10237865</text:p>
          </table:table-cell>
          <table:table-cell table:formula="of:=[.E855]*100" office:value-type="float" office:value="0.728837" calcext:value-type="float">
            <text:p>0.728837</text:p>
          </table:table-cell>
          <table:table-cell table:formula="of:=[.F855]*100" office:value-type="float" office:value="1.818688" calcext:value-type="float">
            <text:p>1.818688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78.9922180176" calcext:value-type="float">
            <text:p>178.9922180176</text:p>
          </table:table-cell>
          <table:table-cell office:value-type="float" office:value="-0.4419936937" calcext:value-type="float">
            <text:p>-0.44199369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14457" calcext:value-type="float">
            <text:p>0.00814457</text:p>
          </table:table-cell>
          <table:table-cell office:value-type="float" office:value="0.01818688" calcext:value-type="float">
            <text:p>0.01818688</text:p>
          </table:table-cell>
          <table:table-cell office:value-type="float" office:value="0.0001268085" calcext:value-type="float">
            <text:p>0.0001268085</text:p>
          </table:table-cell>
          <table:table-cell office:value-type="float" office:value="1129" calcext:value-type="float">
            <text:p>1129</text:p>
          </table:table-cell>
          <table:table-cell table:formula="of:=[.B856]-180" office:value-type="float" office:value="-1.00778198239999" calcext:value-type="float">
            <text:p>-1.0077819824</text:p>
          </table:table-cell>
          <table:table-cell table:formula="of:=[.D856]*100" office:value-type="float" office:value="0.10237865" calcext:value-type="float">
            <text:p>0.10237865</text:p>
          </table:table-cell>
          <table:table-cell table:formula="of:=[.E856]*100" office:value-type="float" office:value="0.814457" calcext:value-type="float">
            <text:p>0.814457</text:p>
          </table:table-cell>
          <table:table-cell table:formula="of:=[.F856]*100" office:value-type="float" office:value="1.818688" calcext:value-type="float">
            <text:p>1.818688</text:p>
          </table:table-cell>
        </table:table-row>
        <table:table-row table:style-name="ro1">
          <table:table-cell office:value-type="float" office:value="56.55" calcext:value-type="float">
            <text:p>56.55</text:p>
          </table:table-cell>
          <table:table-cell office:value-type="float" office:value="178.9911956787" calcext:value-type="float">
            <text:p>178.9911956787</text:p>
          </table:table-cell>
          <table:table-cell office:value-type="float" office:value="-0.5050852705" calcext:value-type="float">
            <text:p>-0.50508527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13567" calcext:value-type="float">
            <text:p>0.00913567</text:p>
          </table:table-cell>
          <table:table-cell office:value-type="float" office:value="0.01731933" calcext:value-type="float">
            <text:p>0.01731933</text:p>
          </table:table-cell>
          <table:table-cell office:value-type="float" office:value="0.0001232371" calcext:value-type="float">
            <text:p>0.0001232371</text:p>
          </table:table-cell>
          <table:table-cell office:value-type="float" office:value="1130" calcext:value-type="float">
            <text:p>1130</text:p>
          </table:table-cell>
          <table:table-cell table:formula="of:=[.B857]-180" office:value-type="float" office:value="-1.0088043213" calcext:value-type="float">
            <text:p>-1.0088043213</text:p>
          </table:table-cell>
          <table:table-cell table:formula="of:=[.D857]*100" office:value-type="float" office:value="0.10237865" calcext:value-type="float">
            <text:p>0.10237865</text:p>
          </table:table-cell>
          <table:table-cell table:formula="of:=[.E857]*100" office:value-type="float" office:value="0.913567" calcext:value-type="float">
            <text:p>0.913567</text:p>
          </table:table-cell>
          <table:table-cell table:formula="of:=[.F857]*100" office:value-type="float" office:value="1.731933" calcext:value-type="float">
            <text:p>1.731933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78.9854278564" calcext:value-type="float">
            <text:p>178.9854278564</text:p>
          </table:table-cell>
          <table:table-cell office:value-type="float" office:value="-0.5029283703" calcext:value-type="float">
            <text:p>-0.50292837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78175" calcext:value-type="float">
            <text:p>0.00978175</text:p>
          </table:table-cell>
          <table:table-cell office:value-type="float" office:value="0.01853781" calcext:value-type="float">
            <text:p>0.01853781</text:p>
          </table:table-cell>
          <table:table-cell office:value-type="float" office:value="0.0003193631" calcext:value-type="float">
            <text:p>0.0003193631</text:p>
          </table:table-cell>
          <table:table-cell office:value-type="float" office:value="1131" calcext:value-type="float">
            <text:p>1131</text:p>
          </table:table-cell>
          <table:table-cell table:formula="of:=[.B858]-180" office:value-type="float" office:value="-1.01457214359999" calcext:value-type="float">
            <text:p>-1.0145721436</text:p>
          </table:table-cell>
          <table:table-cell table:formula="of:=[.D858]*100" office:value-type="float" office:value="0.10237865" calcext:value-type="float">
            <text:p>0.10237865</text:p>
          </table:table-cell>
          <table:table-cell table:formula="of:=[.E858]*100" office:value-type="float" office:value="0.978175" calcext:value-type="float">
            <text:p>0.978175</text:p>
          </table:table-cell>
          <table:table-cell table:formula="of:=[.F858]*100" office:value-type="float" office:value="1.853781" calcext:value-type="float">
            <text:p>1.853781</text:p>
          </table:table-cell>
        </table:table-row>
        <table:table-row table:style-name="ro1">
          <table:table-cell office:value-type="float" office:value="56.65" calcext:value-type="float">
            <text:p>56.65</text:p>
          </table:table-cell>
          <table:table-cell office:value-type="float" office:value="178.9976654053" calcext:value-type="float">
            <text:p>178.9976654053</text:p>
          </table:table-cell>
          <table:table-cell office:value-type="float" office:value="-0.5135529676" calcext:value-type="float">
            <text:p>-0.51355296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28311" calcext:value-type="float">
            <text:p>0.01028311</text:p>
          </table:table-cell>
          <table:table-cell office:value-type="float" office:value="0.01778265" calcext:value-type="float">
            <text:p>0.01778265</text:p>
          </table:table-cell>
          <table:table-cell office:value-type="float" office:value="0.0000973065" calcext:value-type="float">
            <text:p>9.73065E-05</text:p>
          </table:table-cell>
          <table:table-cell office:value-type="float" office:value="1132" calcext:value-type="float">
            <text:p>1132</text:p>
          </table:table-cell>
          <table:table-cell table:formula="of:=[.B859]-180" office:value-type="float" office:value="-1.00233459469999" calcext:value-type="float">
            <text:p>-1.0023345947</text:p>
          </table:table-cell>
          <table:table-cell table:formula="of:=[.D859]*100" office:value-type="float" office:value="0.10237865" calcext:value-type="float">
            <text:p>0.10237865</text:p>
          </table:table-cell>
          <table:table-cell table:formula="of:=[.E859]*100" office:value-type="float" office:value="1.028311" calcext:value-type="float">
            <text:p>1.028311</text:p>
          </table:table-cell>
          <table:table-cell table:formula="of:=[.F859]*100" office:value-type="float" office:value="1.778265" calcext:value-type="float">
            <text:p>1.778265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78.9937438965" calcext:value-type="float">
            <text:p>178.9937438965</text:p>
          </table:table-cell>
          <table:table-cell office:value-type="float" office:value="-0.4074998823" calcext:value-type="float">
            <text:p>-0.40749988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91031" calcext:value-type="float">
            <text:p>0.00991031</text:p>
          </table:table-cell>
          <table:table-cell office:value-type="float" office:value="0.01778265" calcext:value-type="float">
            <text:p>0.01778265</text:p>
          </table:table-cell>
          <table:table-cell office:value-type="float" office:value="0.0000684653" calcext:value-type="float">
            <text:p>6.84653E-05</text:p>
          </table:table-cell>
          <table:table-cell office:value-type="float" office:value="1133" calcext:value-type="float">
            <text:p>1133</text:p>
          </table:table-cell>
          <table:table-cell table:formula="of:=[.B860]-180" office:value-type="float" office:value="-1.00625610349999" calcext:value-type="float">
            <text:p>-1.0062561035</text:p>
          </table:table-cell>
          <table:table-cell table:formula="of:=[.D860]*100" office:value-type="float" office:value="0.10237865" calcext:value-type="float">
            <text:p>0.10237865</text:p>
          </table:table-cell>
          <table:table-cell table:formula="of:=[.E860]*100" office:value-type="float" office:value="0.991031" calcext:value-type="float">
            <text:p>0.991031</text:p>
          </table:table-cell>
          <table:table-cell table:formula="of:=[.F860]*100" office:value-type="float" office:value="1.778265" calcext:value-type="float">
            <text:p>1.778265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178.9886627197" calcext:value-type="float">
            <text:p>178.9886627197</text:p>
          </table:table-cell>
          <table:table-cell office:value-type="float" office:value="-0.391913604" calcext:value-type="float">
            <text:p>-0.3919136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55799" calcext:value-type="float">
            <text:p>0.00955799</text:p>
          </table:table-cell>
          <table:table-cell office:value-type="float" office:value="0.01820457" calcext:value-type="float">
            <text:p>0.01820457</text:p>
          </table:table-cell>
          <table:table-cell office:value-type="float" office:value="0.0000858254" calcext:value-type="float">
            <text:p>8.58254E-05</text:p>
          </table:table-cell>
          <table:table-cell office:value-type="float" office:value="1134" calcext:value-type="float">
            <text:p>1134</text:p>
          </table:table-cell>
          <table:table-cell table:formula="of:=[.B861]-180" office:value-type="float" office:value="-1.01133728030001" calcext:value-type="float">
            <text:p>-1.0113372803</text:p>
          </table:table-cell>
          <table:table-cell table:formula="of:=[.D861]*100" office:value-type="float" office:value="0.10237865" calcext:value-type="float">
            <text:p>0.10237865</text:p>
          </table:table-cell>
          <table:table-cell table:formula="of:=[.E861]*100" office:value-type="float" office:value="0.955799" calcext:value-type="float">
            <text:p>0.955799</text:p>
          </table:table-cell>
          <table:table-cell table:formula="of:=[.F861]*100" office:value-type="float" office:value="1.820457" calcext:value-type="float">
            <text:p>1.820457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79.0068511963" calcext:value-type="float">
            <text:p>179.0068511963</text:p>
          </table:table-cell>
          <table:table-cell office:value-type="float" office:value="-0.3584673731" calcext:value-type="float">
            <text:p>-0.35846737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10027" calcext:value-type="float">
            <text:p>0.00910027</text:p>
          </table:table-cell>
          <table:table-cell office:value-type="float" office:value="0.01765127" calcext:value-type="float">
            <text:p>0.01765127</text:p>
          </table:table-cell>
          <table:table-cell office:value-type="float" office:value="0.0001866301" calcext:value-type="float">
            <text:p>0.0001866301</text:p>
          </table:table-cell>
          <table:table-cell office:value-type="float" office:value="1135" calcext:value-type="float">
            <text:p>1135</text:p>
          </table:table-cell>
          <table:table-cell table:formula="of:=[.B862]-180" office:value-type="float" office:value="-0.993148803699995" calcext:value-type="float">
            <text:p>-0.9931488037</text:p>
          </table:table-cell>
          <table:table-cell table:formula="of:=[.D862]*100" office:value-type="float" office:value="0.10237865" calcext:value-type="float">
            <text:p>0.10237865</text:p>
          </table:table-cell>
          <table:table-cell table:formula="of:=[.E862]*100" office:value-type="float" office:value="0.910027" calcext:value-type="float">
            <text:p>0.910027</text:p>
          </table:table-cell>
          <table:table-cell table:formula="of:=[.F862]*100" office:value-type="float" office:value="1.765127" calcext:value-type="float">
            <text:p>1.765127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179.0082244873" calcext:value-type="float">
            <text:p>179.0082244873</text:p>
          </table:table-cell>
          <table:table-cell office:value-type="float" office:value="-0.2806071918" calcext:value-type="float">
            <text:p>-0.28060719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27627" calcext:value-type="float">
            <text:p>0.00827627</text:p>
          </table:table-cell>
          <table:table-cell office:value-type="float" office:value="0.01747331" calcext:value-type="float">
            <text:p>0.01747331</text:p>
          </table:table-cell>
          <table:table-cell office:value-type="float" office:value="0.0001467231" calcext:value-type="float">
            <text:p>0.0001467231</text:p>
          </table:table-cell>
          <table:table-cell office:value-type="float" office:value="1136" calcext:value-type="float">
            <text:p>1136</text:p>
          </table:table-cell>
          <table:table-cell table:formula="of:=[.B863]-180" office:value-type="float" office:value="-0.991775512700002" calcext:value-type="float">
            <text:p>-0.9917755127</text:p>
          </table:table-cell>
          <table:table-cell table:formula="of:=[.D863]*100" office:value-type="float" office:value="0.10237865" calcext:value-type="float">
            <text:p>0.10237865</text:p>
          </table:table-cell>
          <table:table-cell table:formula="of:=[.E863]*100" office:value-type="float" office:value="0.827627" calcext:value-type="float">
            <text:p>0.827627</text:p>
          </table:table-cell>
          <table:table-cell table:formula="of:=[.F863]*100" office:value-type="float" office:value="1.747331" calcext:value-type="float">
            <text:p>1.747331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79.0015411377" calcext:value-type="float">
            <text:p>179.0015411377</text:p>
          </table:table-cell>
          <table:table-cell office:value-type="float" office:value="-0.1640125616" calcext:value-type="float">
            <text:p>-0.16401256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1717782" calcext:value-type="float">
            <text:p>0.01717782</text:p>
          </table:table-cell>
          <table:table-cell office:value-type="float" office:value="-0.0000566256" calcext:value-type="float">
            <text:p>-5.66256E-05</text:p>
          </table:table-cell>
          <table:table-cell office:value-type="float" office:value="1137" calcext:value-type="float">
            <text:p>1137</text:p>
          </table:table-cell>
          <table:table-cell table:formula="of:=[.B864]-180" office:value-type="float" office:value="-0.998458862299998" calcext:value-type="float">
            <text:p>-0.9984588623</text:p>
          </table:table-cell>
          <table:table-cell table:formula="of:=[.D864]*100" office:value-type="float" office:value="0.10237865" calcext:value-type="float">
            <text:p>0.10237865</text:p>
          </table:table-cell>
          <table:table-cell table:formula="of:=[.E864]*100" office:value-type="float" office:value="0.695" calcext:value-type="float">
            <text:p>0.695</text:p>
          </table:table-cell>
          <table:table-cell table:formula="of:=[.F864]*100" office:value-type="float" office:value="1.717782" calcext:value-type="float">
            <text:p>1.717782</text:p>
          </table:table-cell>
        </table:table-row>
        <table:table-row table:style-name="ro1">
          <table:table-cell office:value-type="float" office:value="56.95" calcext:value-type="float">
            <text:p>56.95</text:p>
          </table:table-cell>
          <table:table-cell office:value-type="float" office:value="179.0067901611" calcext:value-type="float">
            <text:p>179.0067901611</text:p>
          </table:table-cell>
          <table:table-cell office:value-type="float" office:value="-0.1128920918" calcext:value-type="float">
            <text:p>-0.11289209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2544" calcext:value-type="float">
            <text:p>0.00572544</text:p>
          </table:table-cell>
          <table:table-cell office:value-type="float" office:value="0.01717782" calcext:value-type="float">
            <text:p>0.01717782</text:p>
          </table:table-cell>
          <table:table-cell office:value-type="float" office:value="-0.0001948149" calcext:value-type="float">
            <text:p>-0.0001948149</text:p>
          </table:table-cell>
          <table:table-cell office:value-type="float" office:value="1138" calcext:value-type="float">
            <text:p>1138</text:p>
          </table:table-cell>
          <table:table-cell table:formula="of:=[.B865]-180" office:value-type="float" office:value="-0.993209838899986" calcext:value-type="float">
            <text:p>-0.9932098389</text:p>
          </table:table-cell>
          <table:table-cell table:formula="of:=[.D865]*100" office:value-type="float" office:value="0.10237865" calcext:value-type="float">
            <text:p>0.10237865</text:p>
          </table:table-cell>
          <table:table-cell table:formula="of:=[.E865]*100" office:value-type="float" office:value="0.572544" calcext:value-type="float">
            <text:p>0.572544</text:p>
          </table:table-cell>
          <table:table-cell table:formula="of:=[.F865]*100" office:value-type="float" office:value="1.717782" calcext:value-type="float">
            <text:p>1.7177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9.0126953125" calcext:value-type="float">
            <text:p>179.0126953125</text:p>
          </table:table-cell>
          <table:table-cell office:value-type="float" office:value="-0.076490805" calcext:value-type="float">
            <text:p>-0.0764908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6677" calcext:value-type="float">
            <text:p>0.00466677</text:p>
          </table:table-cell>
          <table:table-cell office:value-type="float" office:value="0.01660467" calcext:value-type="float">
            <text:p>0.01660467</text:p>
          </table:table-cell>
          <table:table-cell office:value-type="float" office:value="-0.0001613883" calcext:value-type="float">
            <text:p>-0.0001613883</text:p>
          </table:table-cell>
          <table:table-cell office:value-type="float" office:value="1139" calcext:value-type="float">
            <text:p>1139</text:p>
          </table:table-cell>
          <table:table-cell table:formula="of:=[.B866]-180" office:value-type="float" office:value="-0.9873046875" calcext:value-type="float">
            <text:p>-0.9873046875</text:p>
          </table:table-cell>
          <table:table-cell table:formula="of:=[.D866]*100" office:value-type="float" office:value="0.10237865" calcext:value-type="float">
            <text:p>0.10237865</text:p>
          </table:table-cell>
          <table:table-cell table:formula="of:=[.E866]*100" office:value-type="float" office:value="0.466677" calcext:value-type="float">
            <text:p>0.466677</text:p>
          </table:table-cell>
          <table:table-cell table:formula="of:=[.F866]*100" office:value-type="float" office:value="1.660467" calcext:value-type="float">
            <text:p>1.660467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179.0119934082" calcext:value-type="float">
            <text:p>179.0119934082</text:p>
          </table:table-cell>
          <table:table-cell office:value-type="float" office:value="-0.0622310831" calcext:value-type="float">
            <text:p>-0.06223108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6623" calcext:value-type="float">
            <text:p>0.00386623</text:p>
          </table:table-cell>
          <table:table-cell office:value-type="float" office:value="0.01657283" calcext:value-type="float">
            <text:p>0.01657283</text:p>
          </table:table-cell>
          <table:table-cell office:value-type="float" office:value="-0.0002967373" calcext:value-type="float">
            <text:p>-0.0002967373</text:p>
          </table:table-cell>
          <table:table-cell office:value-type="float" office:value="1140" calcext:value-type="float">
            <text:p>1140</text:p>
          </table:table-cell>
          <table:table-cell table:formula="of:=[.B867]-180" office:value-type="float" office:value="-0.988006591800001" calcext:value-type="float">
            <text:p>-0.9880065918</text:p>
          </table:table-cell>
          <table:table-cell table:formula="of:=[.D867]*100" office:value-type="float" office:value="0.10237865" calcext:value-type="float">
            <text:p>0.10237865</text:p>
          </table:table-cell>
          <table:table-cell table:formula="of:=[.E867]*100" office:value-type="float" office:value="0.386623" calcext:value-type="float">
            <text:p>0.386623</text:p>
          </table:table-cell>
          <table:table-cell table:formula="of:=[.F867]*100" office:value-type="float" office:value="1.657283" calcext:value-type="float">
            <text:p>1.657283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179.0189208984" calcext:value-type="float">
            <text:p>179.0189208984</text:p>
          </table:table-cell>
          <table:table-cell office:value-type="float" office:value="-0.0982261049" calcext:value-type="float">
            <text:p>-0.09822610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7269" calcext:value-type="float">
            <text:p>0.00357269</text:p>
          </table:table-cell>
          <table:table-cell office:value-type="float" office:value="0.01578259" calcext:value-type="float">
            <text:p>0.01578259</text:p>
          </table:table-cell>
          <table:table-cell office:value-type="float" office:value="-0.0000841152" calcext:value-type="float">
            <text:p>-8.41152E-05</text:p>
          </table:table-cell>
          <table:table-cell office:value-type="float" office:value="1141" calcext:value-type="float">
            <text:p>1141</text:p>
          </table:table-cell>
          <table:table-cell table:formula="of:=[.B868]-180" office:value-type="float" office:value="-0.981079101599988" calcext:value-type="float">
            <text:p>-0.9810791016</text:p>
          </table:table-cell>
          <table:table-cell table:formula="of:=[.D868]*100" office:value-type="float" office:value="0.10237865" calcext:value-type="float">
            <text:p>0.10237865</text:p>
          </table:table-cell>
          <table:table-cell table:formula="of:=[.E868]*100" office:value-type="float" office:value="0.357269" calcext:value-type="float">
            <text:p>0.357269</text:p>
          </table:table-cell>
          <table:table-cell table:formula="of:=[.F868]*100" office:value-type="float" office:value="1.578259" calcext:value-type="float">
            <text:p>1.578259</text:p>
          </table:table-cell>
        </table:table-row>
        <table:table-row table:style-name="ro1">
          <table:table-cell office:value-type="float" office:value="57.15" calcext:value-type="float">
            <text:p>57.15</text:p>
          </table:table-cell>
          <table:table-cell office:value-type="float" office:value="179.0278320312" calcext:value-type="float">
            <text:p>179.0278320312</text:p>
          </table:table-cell>
          <table:table-cell office:value-type="float" office:value="-0.0735281502" calcext:value-type="float">
            <text:p>-0.07352815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1246" calcext:value-type="float">
            <text:p>0.00321246</text:p>
          </table:table-cell>
          <table:table-cell office:value-type="float" office:value="0.01599606" calcext:value-type="float">
            <text:p>0.01599606</text:p>
          </table:table-cell>
          <table:table-cell office:value-type="float" office:value="-0.0002205957" calcext:value-type="float">
            <text:p>-0.0002205957</text:p>
          </table:table-cell>
          <table:table-cell office:value-type="float" office:value="1142" calcext:value-type="float">
            <text:p>1142</text:p>
          </table:table-cell>
          <table:table-cell table:formula="of:=[.B869]-180" office:value-type="float" office:value="-0.972167968799994" calcext:value-type="float">
            <text:p>-0.9721679688</text:p>
          </table:table-cell>
          <table:table-cell table:formula="of:=[.D869]*100" office:value-type="float" office:value="0.10237865" calcext:value-type="float">
            <text:p>0.10237865</text:p>
          </table:table-cell>
          <table:table-cell table:formula="of:=[.E869]*100" office:value-type="float" office:value="0.321246" calcext:value-type="float">
            <text:p>0.321246</text:p>
          </table:table-cell>
          <table:table-cell table:formula="of:=[.F869]*100" office:value-type="float" office:value="1.599606" calcext:value-type="float">
            <text:p>1.599606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79.0410766602" calcext:value-type="float">
            <text:p>179.0410766602</text:p>
          </table:table-cell>
          <table:table-cell office:value-type="float" office:value="-0.096320713" calcext:value-type="float">
            <text:p>-0.0963207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12432" calcext:value-type="float">
            <text:p>0.00312432</text:p>
          </table:table-cell>
          <table:table-cell office:value-type="float" office:value="0.01599606" calcext:value-type="float">
            <text:p>0.01599606</text:p>
          </table:table-cell>
          <table:table-cell office:value-type="float" office:value="-0.0002535717" calcext:value-type="float">
            <text:p>-0.0002535717</text:p>
          </table:table-cell>
          <table:table-cell office:value-type="float" office:value="1143" calcext:value-type="float">
            <text:p>1143</text:p>
          </table:table-cell>
          <table:table-cell table:formula="of:=[.B870]-180" office:value-type="float" office:value="-0.958923339800009" calcext:value-type="float">
            <text:p>-0.9589233398</text:p>
          </table:table-cell>
          <table:table-cell table:formula="of:=[.D870]*100" office:value-type="float" office:value="0.10237865" calcext:value-type="float">
            <text:p>0.10237865</text:p>
          </table:table-cell>
          <table:table-cell table:formula="of:=[.E870]*100" office:value-type="float" office:value="0.312432" calcext:value-type="float">
            <text:p>0.312432</text:p>
          </table:table-cell>
          <table:table-cell table:formula="of:=[.F870]*100" office:value-type="float" office:value="1.599606" calcext:value-type="float">
            <text:p>1.599606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179.0519256592" calcext:value-type="float">
            <text:p>179.0519256592</text:p>
          </table:table-cell>
          <table:table-cell office:value-type="float" office:value="-0.1545740199" calcext:value-type="float">
            <text:p>-0.15457401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5388" calcext:value-type="float">
            <text:p>0.00345388</text:p>
          </table:table-cell>
          <table:table-cell office:value-type="float" office:value="0.01513787" calcext:value-type="float">
            <text:p>0.01513787</text:p>
          </table:table-cell>
          <table:table-cell office:value-type="float" office:value="0.000098392" calcext:value-type="float">
            <text:p>0.000098392</text:p>
          </table:table-cell>
          <table:table-cell office:value-type="float" office:value="1144" calcext:value-type="float">
            <text:p>1144</text:p>
          </table:table-cell>
          <table:table-cell table:formula="of:=[.B871]-180" office:value-type="float" office:value="-0.948074340799991" calcext:value-type="float">
            <text:p>-0.9480743408</text:p>
          </table:table-cell>
          <table:table-cell table:formula="of:=[.D871]*100" office:value-type="float" office:value="0.10237865" calcext:value-type="float">
            <text:p>0.10237865</text:p>
          </table:table-cell>
          <table:table-cell table:formula="of:=[.E871]*100" office:value-type="float" office:value="0.345388" calcext:value-type="float">
            <text:p>0.345388</text:p>
          </table:table-cell>
          <table:table-cell table:formula="of:=[.F871]*100" office:value-type="float" office:value="1.513787" calcext:value-type="float">
            <text:p>1.513787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179.0482635498" calcext:value-type="float">
            <text:p>179.0482635498</text:p>
          </table:table-cell>
          <table:table-cell office:value-type="float" office:value="-0.1519922325" calcext:value-type="float">
            <text:p>-0.15199223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5629" calcext:value-type="float">
            <text:p>0.00365629</text:p>
          </table:table-cell>
          <table:table-cell office:value-type="float" office:value="0.01553483" calcext:value-type="float">
            <text:p>0.01553483</text:p>
          </table:table-cell>
          <table:table-cell office:value-type="float" office:value="0.0000506586" calcext:value-type="float">
            <text:p>5.06586E-05</text:p>
          </table:table-cell>
          <table:table-cell office:value-type="float" office:value="1145" calcext:value-type="float">
            <text:p>1145</text:p>
          </table:table-cell>
          <table:table-cell table:formula="of:=[.B872]-180" office:value-type="float" office:value="-0.951736450200002" calcext:value-type="float">
            <text:p>-0.9517364502</text:p>
          </table:table-cell>
          <table:table-cell table:formula="of:=[.D872]*100" office:value-type="float" office:value="0.10237865" calcext:value-type="float">
            <text:p>0.10237865</text:p>
          </table:table-cell>
          <table:table-cell table:formula="of:=[.E872]*100" office:value-type="float" office:value="0.365629" calcext:value-type="float">
            <text:p>0.365629</text:p>
          </table:table-cell>
          <table:table-cell table:formula="of:=[.F872]*100" office:value-type="float" office:value="1.553483" calcext:value-type="float">
            <text:p>1.553483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179.0474700928" calcext:value-type="float">
            <text:p>179.0474700928</text:p>
          </table:table-cell>
          <table:table-cell office:value-type="float" office:value="-0.1935360177" calcext:value-type="float">
            <text:p>-0.19353601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6808" calcext:value-type="float">
            <text:p>0.00406808</text:p>
          </table:table-cell>
          <table:table-cell office:value-type="float" office:value="0.01469532" calcext:value-type="float">
            <text:p>0.01469532</text:p>
          </table:table-cell>
          <table:table-cell office:value-type="float" office:value="0.0000893744" calcext:value-type="float">
            <text:p>8.93744E-05</text:p>
          </table:table-cell>
          <table:table-cell office:value-type="float" office:value="1146" calcext:value-type="float">
            <text:p>1146</text:p>
          </table:table-cell>
          <table:table-cell table:formula="of:=[.B873]-180" office:value-type="float" office:value="-0.952529907199988" calcext:value-type="float">
            <text:p>-0.9525299072</text:p>
          </table:table-cell>
          <table:table-cell table:formula="of:=[.D873]*100" office:value-type="float" office:value="0.10237865" calcext:value-type="float">
            <text:p>0.10237865</text:p>
          </table:table-cell>
          <table:table-cell table:formula="of:=[.E873]*100" office:value-type="float" office:value="0.406808" calcext:value-type="float">
            <text:p>0.406808</text:p>
          </table:table-cell>
          <table:table-cell table:formula="of:=[.F873]*100" office:value-type="float" office:value="1.469532" calcext:value-type="float">
            <text:p>1.469532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79.0410614014" calcext:value-type="float">
            <text:p>179.0410614014</text:p>
          </table:table-cell>
          <table:table-cell office:value-type="float" office:value="-0.1923152343" calcext:value-type="float">
            <text:p>-0.19231523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3436" calcext:value-type="float">
            <text:p>0.00433436</text:p>
          </table:table-cell>
          <table:table-cell office:value-type="float" office:value="0.01520313" calcext:value-type="float">
            <text:p>0.01520313</text:p>
          </table:table-cell>
          <table:table-cell office:value-type="float" office:value="0.0001143221" calcext:value-type="float">
            <text:p>0.0001143221</text:p>
          </table:table-cell>
          <table:table-cell office:value-type="float" office:value="1147" calcext:value-type="float">
            <text:p>1147</text:p>
          </table:table-cell>
          <table:table-cell table:formula="of:=[.B874]-180" office:value-type="float" office:value="-0.958938598600014" calcext:value-type="float">
            <text:p>-0.9589385986</text:p>
          </table:table-cell>
          <table:table-cell table:formula="of:=[.D874]*100" office:value-type="float" office:value="0.10237865" calcext:value-type="float">
            <text:p>0.10237865</text:p>
          </table:table-cell>
          <table:table-cell table:formula="of:=[.E874]*100" office:value-type="float" office:value="0.433436" calcext:value-type="float">
            <text:p>0.433436</text:p>
          </table:table-cell>
          <table:table-cell table:formula="of:=[.F874]*100" office:value-type="float" office:value="1.520313" calcext:value-type="float">
            <text:p>1.520313</text:p>
          </table:table-cell>
        </table:table-row>
        <table:table-row table:style-name="ro1">
          <table:table-cell office:value-type="float" office:value="57.45" calcext:value-type="float">
            <text:p>57.45</text:p>
          </table:table-cell>
          <table:table-cell office:value-type="float" office:value="179.0377044678" calcext:value-type="float">
            <text:p>179.0377044678</text:p>
          </table:table-cell>
          <table:table-cell office:value-type="float" office:value="-0.2347467164" calcext:value-type="float">
            <text:p>-0.23474671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9463" calcext:value-type="float">
            <text:p>0.00479463</text:p>
          </table:table-cell>
          <table:table-cell office:value-type="float" office:value="0.01520313" calcext:value-type="float">
            <text:p>0.01520313</text:p>
          </table:table-cell>
          <table:table-cell office:value-type="float" office:value="0.0001118797" calcext:value-type="float">
            <text:p>0.0001118797</text:p>
          </table:table-cell>
          <table:table-cell office:value-type="float" office:value="1148" calcext:value-type="float">
            <text:p>1148</text:p>
          </table:table-cell>
          <table:table-cell table:formula="of:=[.B875]-180" office:value-type="float" office:value="-0.962295532199988" calcext:value-type="float">
            <text:p>-0.9622955322</text:p>
          </table:table-cell>
          <table:table-cell table:formula="of:=[.D875]*100" office:value-type="float" office:value="0.10237865" calcext:value-type="float">
            <text:p>0.10237865</text:p>
          </table:table-cell>
          <table:table-cell table:formula="of:=[.E875]*100" office:value-type="float" office:value="0.479463" calcext:value-type="float">
            <text:p>0.479463</text:p>
          </table:table-cell>
          <table:table-cell table:formula="of:=[.F875]*100" office:value-type="float" office:value="1.520313" calcext:value-type="float">
            <text:p>1.52031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79.0305175781" calcext:value-type="float">
            <text:p>179.0305175781</text:p>
          </table:table-cell>
          <table:table-cell office:value-type="float" office:value="-0.1986273613" calcext:value-type="float">
            <text:p>-0.19862736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606" calcext:value-type="float">
            <text:p>0.0048606</text:p>
          </table:table-cell>
          <table:table-cell office:value-type="float" office:value="0.01442499" calcext:value-type="float">
            <text:p>0.01442499</text:p>
          </table:table-cell>
          <table:table-cell office:value-type="float" office:value="0.000030218" calcext:value-type="float">
            <text:p>0.000030218</text:p>
          </table:table-cell>
          <table:table-cell office:value-type="float" office:value="1149" calcext:value-type="float">
            <text:p>1149</text:p>
          </table:table-cell>
          <table:table-cell table:formula="of:=[.B876]-180" office:value-type="float" office:value="-0.969482421900011" calcext:value-type="float">
            <text:p>-0.9694824219</text:p>
          </table:table-cell>
          <table:table-cell table:formula="of:=[.D876]*100" office:value-type="float" office:value="0.10237865" calcext:value-type="float">
            <text:p>0.10237865</text:p>
          </table:table-cell>
          <table:table-cell table:formula="of:=[.E876]*100" office:value-type="float" office:value="0.48606" calcext:value-type="float">
            <text:p>0.48606</text:p>
          </table:table-cell>
          <table:table-cell table:formula="of:=[.F876]*100" office:value-type="float" office:value="1.442499" calcext:value-type="float">
            <text:p>1.442499</text:p>
          </table:table-cell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179.0272369385" calcext:value-type="float">
            <text:p>179.0272369385</text:p>
          </table:table-cell>
          <table:table-cell office:value-type="float" office:value="-0.2161523727" calcext:value-type="float">
            <text:p>-0.21615237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2137" calcext:value-type="float">
            <text:p>0.00502137</text:p>
          </table:table-cell>
          <table:table-cell office:value-type="float" office:value="0.01496386" calcext:value-type="float">
            <text:p>0.01496386</text:p>
          </table:table-cell>
          <table:table-cell office:value-type="float" office:value="0.0000508884" calcext:value-type="float">
            <text:p>5.08884E-05</text:p>
          </table:table-cell>
          <table:table-cell office:value-type="float" office:value="1150" calcext:value-type="float">
            <text:p>1150</text:p>
          </table:table-cell>
          <table:table-cell table:formula="of:=[.B877]-180" office:value-type="float" office:value="-0.97276306149999" calcext:value-type="float">
            <text:p>-0.9727630615</text:p>
          </table:table-cell>
          <table:table-cell table:formula="of:=[.D877]*100" office:value-type="float" office:value="0.10237865" calcext:value-type="float">
            <text:p>0.10237865</text:p>
          </table:table-cell>
          <table:table-cell table:formula="of:=[.E877]*100" office:value-type="float" office:value="0.502137" calcext:value-type="float">
            <text:p>0.502137</text:p>
          </table:table-cell>
          <table:table-cell table:formula="of:=[.F877]*100" office:value-type="float" office:value="1.496386" calcext:value-type="float">
            <text:p>1.496386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79.0182037354" calcext:value-type="float">
            <text:p>179.0182037354</text:p>
          </table:table-cell>
          <table:table-cell office:value-type="float" office:value="-0.1930040724" calcext:value-type="float">
            <text:p>-0.19300407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7421" calcext:value-type="float">
            <text:p>0.00497421</text:p>
          </table:table-cell>
          <table:table-cell office:value-type="float" office:value="0.01496386" calcext:value-type="float">
            <text:p>0.01496386</text:p>
          </table:table-cell>
          <table:table-cell office:value-type="float" office:value="-0.0000249466" calcext:value-type="float">
            <text:p>-2.49466E-05</text:p>
          </table:table-cell>
          <table:table-cell office:value-type="float" office:value="1151" calcext:value-type="float">
            <text:p>1151</text:p>
          </table:table-cell>
          <table:table-cell table:formula="of:=[.B878]-180" office:value-type="float" office:value="-0.981796264600007" calcext:value-type="float">
            <text:p>-0.9817962646</text:p>
          </table:table-cell>
          <table:table-cell table:formula="of:=[.D878]*100" office:value-type="float" office:value="0.10237865" calcext:value-type="float">
            <text:p>0.10237865</text:p>
          </table:table-cell>
          <table:table-cell table:formula="of:=[.E878]*100" office:value-type="float" office:value="0.497421" calcext:value-type="float">
            <text:p>0.497421</text:p>
          </table:table-cell>
          <table:table-cell table:formula="of:=[.F878]*100" office:value-type="float" office:value="1.496386" calcext:value-type="float">
            <text:p>1.496386</text:p>
          </table:table-cell>
        </table:table-row>
        <table:table-row table:style-name="ro1">
          <table:table-cell office:value-type="float" office:value="57.65" calcext:value-type="float">
            <text:p>57.65</text:p>
          </table:table-cell>
          <table:table-cell office:value-type="float" office:value="179.0356140137" calcext:value-type="float">
            <text:p>179.0356140137</text:p>
          </table:table-cell>
          <table:table-cell office:value-type="float" office:value="-0.1898194043" calcext:value-type="float">
            <text:p>-0.18981940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2156" calcext:value-type="float">
            <text:p>0.00492156</text:p>
          </table:table-cell>
          <table:table-cell office:value-type="float" office:value="0.01474056" calcext:value-type="float">
            <text:p>0.01474056</text:p>
          </table:table-cell>
          <table:table-cell office:value-type="float" office:value="-0.0001084691" calcext:value-type="float">
            <text:p>-0.0001084691</text:p>
          </table:table-cell>
          <table:table-cell office:value-type="float" office:value="1152" calcext:value-type="float">
            <text:p>1152</text:p>
          </table:table-cell>
          <table:table-cell table:formula="of:=[.B879]-180" office:value-type="float" office:value="-0.964385986299988" calcext:value-type="float">
            <text:p>-0.9643859863</text:p>
          </table:table-cell>
          <table:table-cell table:formula="of:=[.D879]*100" office:value-type="float" office:value="0.10237865" calcext:value-type="float">
            <text:p>0.10237865</text:p>
          </table:table-cell>
          <table:table-cell table:formula="of:=[.E879]*100" office:value-type="float" office:value="0.492156" calcext:value-type="float">
            <text:p>0.492156</text:p>
          </table:table-cell>
          <table:table-cell table:formula="of:=[.F879]*100" office:value-type="float" office:value="1.474056" calcext:value-type="float">
            <text:p>1.474056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79.0394744873" calcext:value-type="float">
            <text:p>179.0394744873</text:p>
          </table:table-cell>
          <table:table-cell office:value-type="float" office:value="-0.2020008339" calcext:value-type="float">
            <text:p>-0.20200083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767" calcext:value-type="float">
            <text:p>0.00496767</text:p>
          </table:table-cell>
          <table:table-cell office:value-type="float" office:value="0.01474056" calcext:value-type="float">
            <text:p>0.01474056</text:p>
          </table:table-cell>
          <table:table-cell office:value-type="float" office:value="-0.0001136843" calcext:value-type="float">
            <text:p>-0.0001136843</text:p>
          </table:table-cell>
          <table:table-cell office:value-type="float" office:value="1153" calcext:value-type="float">
            <text:p>1153</text:p>
          </table:table-cell>
          <table:table-cell table:formula="of:=[.B880]-180" office:value-type="float" office:value="-0.960525512700002" calcext:value-type="float">
            <text:p>-0.9605255127</text:p>
          </table:table-cell>
          <table:table-cell table:formula="of:=[.D880]*100" office:value-type="float" office:value="0.10237865" calcext:value-type="float">
            <text:p>0.10237865</text:p>
          </table:table-cell>
          <table:table-cell table:formula="of:=[.E880]*100" office:value-type="float" office:value="0.496767" calcext:value-type="float">
            <text:p>0.496767</text:p>
          </table:table-cell>
          <table:table-cell table:formula="of:=[.F880]*100" office:value-type="float" office:value="1.474056" calcext:value-type="float">
            <text:p>1.474056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179.0386199951" calcext:value-type="float">
            <text:p>179.0386199951</text:p>
          </table:table-cell>
          <table:table-cell office:value-type="float" office:value="-0.1466917872" calcext:value-type="float">
            <text:p>-0.14669178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2973" calcext:value-type="float">
            <text:p>0.00462973</text:p>
          </table:table-cell>
          <table:table-cell office:value-type="float" office:value="0.01405508" calcext:value-type="float">
            <text:p>0.01405508</text:p>
          </table:table-cell>
          <table:table-cell office:value-type="float" office:value="-0.0002507231" calcext:value-type="float">
            <text:p>-0.0002507231</text:p>
          </table:table-cell>
          <table:table-cell office:value-type="float" office:value="1154" calcext:value-type="float">
            <text:p>1154</text:p>
          </table:table-cell>
          <table:table-cell table:formula="of:=[.B881]-180" office:value-type="float" office:value="-0.961380004900008" calcext:value-type="float">
            <text:p>-0.9613800049</text:p>
          </table:table-cell>
          <table:table-cell table:formula="of:=[.D881]*100" office:value-type="float" office:value="0.10237865" calcext:value-type="float">
            <text:p>0.10237865</text:p>
          </table:table-cell>
          <table:table-cell table:formula="of:=[.E881]*100" office:value-type="float" office:value="0.462973" calcext:value-type="float">
            <text:p>0.462973</text:p>
          </table:table-cell>
          <table:table-cell table:formula="of:=[.F881]*100" office:value-type="float" office:value="1.405508" calcext:value-type="float">
            <text:p>1.405508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79.0418243408" calcext:value-type="float">
            <text:p>179.0418243408</text:p>
          </table:table-cell>
          <table:table-cell office:value-type="float" office:value="-0.1370515684" calcext:value-type="float">
            <text:p>-0.13705156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4027" calcext:value-type="float">
            <text:p>0.00434027</text:p>
          </table:table-cell>
          <table:table-cell office:value-type="float" office:value="0.01444869" calcext:value-type="float">
            <text:p>0.01444869</text:p>
          </table:table-cell>
          <table:table-cell office:value-type="float" office:value="-0.0002477454" calcext:value-type="float">
            <text:p>-0.0002477454</text:p>
          </table:table-cell>
          <table:table-cell office:value-type="float" office:value="1155" calcext:value-type="float">
            <text:p>1155</text:p>
          </table:table-cell>
          <table:table-cell table:formula="of:=[.B882]-180" office:value-type="float" office:value="-0.958175659200009" calcext:value-type="float">
            <text:p>-0.9581756592</text:p>
          </table:table-cell>
          <table:table-cell table:formula="of:=[.D882]*100" office:value-type="float" office:value="0.10237865" calcext:value-type="float">
            <text:p>0.10237865</text:p>
          </table:table-cell>
          <table:table-cell table:formula="of:=[.E882]*100" office:value-type="float" office:value="0.434027" calcext:value-type="float">
            <text:p>0.434027</text:p>
          </table:table-cell>
          <table:table-cell table:formula="of:=[.F882]*100" office:value-type="float" office:value="1.444869" calcext:value-type="float">
            <text:p>1.444869</text:p>
          </table:table-cell>
        </table:table-row>
        <table:table-row table:style-name="ro1">
          <table:table-cell office:value-type="float" office:value="57.85" calcext:value-type="float">
            <text:p>57.85</text:p>
          </table:table-cell>
          <table:table-cell office:value-type="float" office:value="179.0414276123" calcext:value-type="float">
            <text:p>179.0414276123</text:p>
          </table:table-cell>
          <table:table-cell office:value-type="float" office:value="-0.1660470132" calcext:value-type="float">
            <text:p>-0.16604701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4065" calcext:value-type="float">
            <text:p>0.00434065</text:p>
          </table:table-cell>
          <table:table-cell office:value-type="float" office:value="0.01444869" calcext:value-type="float">
            <text:p>0.01444869</text:p>
          </table:table-cell>
          <table:table-cell office:value-type="float" office:value="-0.0000915906" calcext:value-type="float">
            <text:p>-9.15906E-05</text:p>
          </table:table-cell>
          <table:table-cell office:value-type="float" office:value="1156" calcext:value-type="float">
            <text:p>1156</text:p>
          </table:table-cell>
          <table:table-cell table:formula="of:=[.B883]-180" office:value-type="float" office:value="-0.958572387700002" calcext:value-type="float">
            <text:p>-0.9585723877</text:p>
          </table:table-cell>
          <table:table-cell table:formula="of:=[.D883]*100" office:value-type="float" office:value="0.10237865" calcext:value-type="float">
            <text:p>0.10237865</text:p>
          </table:table-cell>
          <table:table-cell table:formula="of:=[.E883]*100" office:value-type="float" office:value="0.434065" calcext:value-type="float">
            <text:p>0.434065</text:p>
          </table:table-cell>
          <table:table-cell table:formula="of:=[.F883]*100" office:value-type="float" office:value="1.444869" calcext:value-type="float">
            <text:p>1.444869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179.0416870117" calcext:value-type="float">
            <text:p>179.0416870117</text:p>
          </table:table-cell>
          <table:table-cell office:value-type="float" office:value="-0.1491595001" calcext:value-type="float">
            <text:p>-0.14915950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2834" calcext:value-type="float">
            <text:p>0.00422834</text:p>
          </table:table-cell>
          <table:table-cell office:value-type="float" office:value="0.01374397" calcext:value-type="float">
            <text:p>0.01374397</text:p>
          </table:table-cell>
          <table:table-cell office:value-type="float" office:value="-0.0000966347" calcext:value-type="float">
            <text:p>-9.66347E-05</text:p>
          </table:table-cell>
          <table:table-cell office:value-type="float" office:value="1157" calcext:value-type="float">
            <text:p>1157</text:p>
          </table:table-cell>
          <table:table-cell table:formula="of:=[.B884]-180" office:value-type="float" office:value="-0.958312988300008" calcext:value-type="float">
            <text:p>-0.9583129883</text:p>
          </table:table-cell>
          <table:table-cell table:formula="of:=[.D884]*100" office:value-type="float" office:value="0.10237865" calcext:value-type="float">
            <text:p>0.10237865</text:p>
          </table:table-cell>
          <table:table-cell table:formula="of:=[.E884]*100" office:value-type="float" office:value="0.422834" calcext:value-type="float">
            <text:p>0.422834</text:p>
          </table:table-cell>
          <table:table-cell table:formula="of:=[.F884]*100" office:value-type="float" office:value="1.374397" calcext:value-type="float">
            <text:p>1.374397</text:p>
          </table:table-cell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179.028427124" calcext:value-type="float">
            <text:p>179.028427124</text:p>
          </table:table-cell>
          <table:table-cell office:value-type="float" office:value="-0.1378067141" calcext:value-type="float">
            <text:p>-0.13780671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7782" calcext:value-type="float">
            <text:p>0.00407782</text:p>
          </table:table-cell>
          <table:table-cell office:value-type="float" office:value="0.01400114" calcext:value-type="float">
            <text:p>0.01400114</text:p>
          </table:table-cell>
          <table:table-cell office:value-type="float" office:value="-0.0000412667" calcext:value-type="float">
            <text:p>-4.12667E-05</text:p>
          </table:table-cell>
          <table:table-cell office:value-type="float" office:value="1158" calcext:value-type="float">
            <text:p>1158</text:p>
          </table:table-cell>
          <table:table-cell table:formula="of:=[.B885]-180" office:value-type="float" office:value="-0.97157287600001" calcext:value-type="float">
            <text:p>-0.971572876</text:p>
          </table:table-cell>
          <table:table-cell table:formula="of:=[.D885]*100" office:value-type="float" office:value="0.10237865" calcext:value-type="float">
            <text:p>0.10237865</text:p>
          </table:table-cell>
          <table:table-cell table:formula="of:=[.E885]*100" office:value-type="float" office:value="0.407782" calcext:value-type="float">
            <text:p>0.407782</text:p>
          </table:table-cell>
          <table:table-cell table:formula="of:=[.F885]*100" office:value-type="float" office:value="1.400114" calcext:value-type="float">
            <text:p>1.400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.0365753174" calcext:value-type="float">
            <text:p>179.0365753174</text:p>
          </table:table-cell>
          <table:table-cell office:value-type="float" office:value="-0.1510524923" calcext:value-type="float">
            <text:p>-0.15105249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6581" calcext:value-type="float">
            <text:p>0.00406581</text:p>
          </table:table-cell>
          <table:table-cell office:value-type="float" office:value="0.01400114" calcext:value-type="float">
            <text:p>0.01400114</text:p>
          </table:table-cell>
          <table:table-cell office:value-type="float" office:value="0.000079282" calcext:value-type="float">
            <text:p>0.000079282</text:p>
          </table:table-cell>
          <table:table-cell office:value-type="float" office:value="1159" calcext:value-type="float">
            <text:p>1159</text:p>
          </table:table-cell>
          <table:table-cell table:formula="of:=[.B886]-180" office:value-type="float" office:value="-0.963424682599992" calcext:value-type="float">
            <text:p>-0.9634246826</text:p>
          </table:table-cell>
          <table:table-cell table:formula="of:=[.D886]*100" office:value-type="float" office:value="0.10237865" calcext:value-type="float">
            <text:p>0.10237865</text:p>
          </table:table-cell>
          <table:table-cell table:formula="of:=[.E886]*100" office:value-type="float" office:value="0.406581" calcext:value-type="float">
            <text:p>0.406581</text:p>
          </table:table-cell>
          <table:table-cell table:formula="of:=[.F886]*100" office:value-type="float" office:value="1.400114" calcext:value-type="float">
            <text:p>1.400114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179.0409393311" calcext:value-type="float">
            <text:p>179.0409393311</text:p>
          </table:table-cell>
          <table:table-cell office:value-type="float" office:value="-0.1648783914" calcext:value-type="float">
            <text:p>-0.16487839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4996" calcext:value-type="float">
            <text:p>0.00414996</text:p>
          </table:table-cell>
          <table:table-cell office:value-type="float" office:value="0.01334301" calcext:value-type="float">
            <text:p>0.01334301</text:p>
          </table:table-cell>
          <table:table-cell office:value-type="float" office:value="0.0001212097" calcext:value-type="float">
            <text:p>0.0001212097</text:p>
          </table:table-cell>
          <table:table-cell office:value-type="float" office:value="1160" calcext:value-type="float">
            <text:p>1160</text:p>
          </table:table-cell>
          <table:table-cell table:formula="of:=[.B887]-180" office:value-type="float" office:value="-0.959060668900008" calcext:value-type="float">
            <text:p>-0.9590606689</text:p>
          </table:table-cell>
          <table:table-cell table:formula="of:=[.D887]*100" office:value-type="float" office:value="0.10237865" calcext:value-type="float">
            <text:p>0.10237865</text:p>
          </table:table-cell>
          <table:table-cell table:formula="of:=[.E887]*100" office:value-type="float" office:value="0.414996" calcext:value-type="float">
            <text:p>0.414996</text:p>
          </table:table-cell>
          <table:table-cell table:formula="of:=[.F887]*100" office:value-type="float" office:value="1.334301" calcext:value-type="float">
            <text:p>1.334301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179.0343933105" calcext:value-type="float">
            <text:p>179.0343933105</text:p>
          </table:table-cell>
          <table:table-cell office:value-type="float" office:value="-0.0923515066" calcext:value-type="float">
            <text:p>-0.09235150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2261" calcext:value-type="float">
            <text:p>0.00372261</text:p>
          </table:table-cell>
          <table:table-cell office:value-type="float" office:value="0.01334301" calcext:value-type="float">
            <text:p>0.01334301</text:p>
          </table:table-cell>
          <table:table-cell office:value-type="float" office:value="0.0000159256" calcext:value-type="float">
            <text:p>1.59256E-05</text:p>
          </table:table-cell>
          <table:table-cell office:value-type="float" office:value="1161" calcext:value-type="float">
            <text:p>1161</text:p>
          </table:table-cell>
          <table:table-cell table:formula="of:=[.B888]-180" office:value-type="float" office:value="-0.965606689499992" calcext:value-type="float">
            <text:p>-0.9656066895</text:p>
          </table:table-cell>
          <table:table-cell table:formula="of:=[.D888]*100" office:value-type="float" office:value="0.10237865" calcext:value-type="float">
            <text:p>0.10237865</text:p>
          </table:table-cell>
          <table:table-cell table:formula="of:=[.E888]*100" office:value-type="float" office:value="0.372261" calcext:value-type="float">
            <text:p>0.372261</text:p>
          </table:table-cell>
          <table:table-cell table:formula="of:=[.F888]*100" office:value-type="float" office:value="1.334301" calcext:value-type="float">
            <text:p>1.334301</text:p>
          </table:table-cell>
        </table:table-row>
        <table:table-row table:style-name="ro1">
          <table:table-cell office:value-type="float" office:value="58.15" calcext:value-type="float">
            <text:p>58.15</text:p>
          </table:table-cell>
          <table:table-cell office:value-type="float" office:value="179.0333862305" calcext:value-type="float">
            <text:p>179.0333862305</text:p>
          </table:table-cell>
          <table:table-cell office:value-type="float" office:value="-0.0984820646" calcext:value-type="float">
            <text:p>-0.09848206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7869" calcext:value-type="float">
            <text:p>0.00347869</text:p>
          </table:table-cell>
          <table:table-cell office:value-type="float" office:value="0.01245529" calcext:value-type="float">
            <text:p>0.01245529</text:p>
          </table:table-cell>
          <table:table-cell office:value-type="float" office:value="-0.0001099907" calcext:value-type="float">
            <text:p>-0.0001099907</text:p>
          </table:table-cell>
          <table:table-cell office:value-type="float" office:value="1162" calcext:value-type="float">
            <text:p>1162</text:p>
          </table:table-cell>
          <table:table-cell table:formula="of:=[.B889]-180" office:value-type="float" office:value="-0.966613769499986" calcext:value-type="float">
            <text:p>-0.9666137695</text:p>
          </table:table-cell>
          <table:table-cell table:formula="of:=[.D889]*100" office:value-type="float" office:value="0.10237865" calcext:value-type="float">
            <text:p>0.10237865</text:p>
          </table:table-cell>
          <table:table-cell table:formula="of:=[.E889]*100" office:value-type="float" office:value="0.347869" calcext:value-type="float">
            <text:p>0.347869</text:p>
          </table:table-cell>
          <table:table-cell table:formula="of:=[.F889]*100" office:value-type="float" office:value="1.245529" calcext:value-type="float">
            <text:p>1.245529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79.0357055664" calcext:value-type="float">
            <text:p>179.0357055664</text:p>
          </table:table-cell>
          <table:table-cell office:value-type="float" office:value="-0.0945058988" calcext:value-type="float">
            <text:p>-0.09450589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8964" calcext:value-type="float">
            <text:p>0.00328964</text:p>
          </table:table-cell>
          <table:table-cell office:value-type="float" office:value="0.01245529" calcext:value-type="float">
            <text:p>0.01245529</text:p>
          </table:table-cell>
          <table:table-cell office:value-type="float" office:value="-0.0001056722" calcext:value-type="float">
            <text:p>-0.0001056722</text:p>
          </table:table-cell>
          <table:table-cell office:value-type="float" office:value="1163" calcext:value-type="float">
            <text:p>1163</text:p>
          </table:table-cell>
          <table:table-cell table:formula="of:=[.B890]-180" office:value-type="float" office:value="-0.964294433600003" calcext:value-type="float">
            <text:p>-0.9642944336</text:p>
          </table:table-cell>
          <table:table-cell table:formula="of:=[.D890]*100" office:value-type="float" office:value="0.10237865" calcext:value-type="float">
            <text:p>0.10237865</text:p>
          </table:table-cell>
          <table:table-cell table:formula="of:=[.E890]*100" office:value-type="float" office:value="0.328964" calcext:value-type="float">
            <text:p>0.328964</text:p>
          </table:table-cell>
          <table:table-cell table:formula="of:=[.F890]*100" office:value-type="float" office:value="1.245529" calcext:value-type="float">
            <text:p>1.245529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179.0541687012" calcext:value-type="float">
            <text:p>179.0541687012</text:p>
          </table:table-cell>
          <table:table-cell office:value-type="float" office:value="-0.08110369" calcext:value-type="float">
            <text:p>-0.081103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7433" calcext:value-type="float">
            <text:p>0.00307433</text:p>
          </table:table-cell>
          <table:table-cell office:value-type="float" office:value="0.01245529" calcext:value-type="float">
            <text:p>0.01245529</text:p>
          </table:table-cell>
          <table:table-cell office:value-type="float" office:value="-0.0001014594" calcext:value-type="float">
            <text:p>-0.0001014594</text:p>
          </table:table-cell>
          <table:table-cell office:value-type="float" office:value="1164" calcext:value-type="float">
            <text:p>1164</text:p>
          </table:table-cell>
          <table:table-cell table:formula="of:=[.B891]-180" office:value-type="float" office:value="-0.945831298799988" calcext:value-type="float">
            <text:p>-0.9458312988</text:p>
          </table:table-cell>
          <table:table-cell table:formula="of:=[.D891]*100" office:value-type="float" office:value="0.10237865" calcext:value-type="float">
            <text:p>0.10237865</text:p>
          </table:table-cell>
          <table:table-cell table:formula="of:=[.E891]*100" office:value-type="float" office:value="0.307433" calcext:value-type="float">
            <text:p>0.307433</text:p>
          </table:table-cell>
          <table:table-cell table:formula="of:=[.F891]*100" office:value-type="float" office:value="1.245529" calcext:value-type="float">
            <text:p>1.245529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79.0545043945" calcext:value-type="float">
            <text:p>179.0545043945</text:p>
          </table:table-cell>
          <table:table-cell office:value-type="float" office:value="-0.0817806537" calcext:value-type="float">
            <text:p>-0.08178065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3536" calcext:value-type="float">
            <text:p>0.00293536</text:p>
          </table:table-cell>
          <table:table-cell office:value-type="float" office:value="0.01135464" calcext:value-type="float">
            <text:p>0.01135464</text:p>
          </table:table-cell>
          <table:table-cell office:value-type="float" office:value="0.0000456645" calcext:value-type="float">
            <text:p>4.56645E-05</text:p>
          </table:table-cell>
          <table:table-cell office:value-type="float" office:value="1165" calcext:value-type="float">
            <text:p>1165</text:p>
          </table:table-cell>
          <table:table-cell table:formula="of:=[.B892]-180" office:value-type="float" office:value="-0.945495605500014" calcext:value-type="float">
            <text:p>-0.9454956055</text:p>
          </table:table-cell>
          <table:table-cell table:formula="of:=[.D892]*100" office:value-type="float" office:value="0.10237865" calcext:value-type="float">
            <text:p>0.10237865</text:p>
          </table:table-cell>
          <table:table-cell table:formula="of:=[.E892]*100" office:value-type="float" office:value="0.293536" calcext:value-type="float">
            <text:p>0.293536</text:p>
          </table:table-cell>
          <table:table-cell table:formula="of:=[.F892]*100" office:value-type="float" office:value="1.135464" calcext:value-type="float">
            <text:p>1.135464</text:p>
          </table:table-cell>
        </table:table-row>
        <table:table-row table:style-name="ro1">
          <table:table-cell office:value-type="float" office:value="58.35" calcext:value-type="float">
            <text:p>58.35</text:p>
          </table:table-cell>
          <table:table-cell office:value-type="float" office:value="179.0554962158" calcext:value-type="float">
            <text:p>179.0554962158</text:p>
          </table:table-cell>
          <table:table-cell office:value-type="float" office:value="-0.0738796656" calcext:value-type="float">
            <text:p>-0.07387966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9009" calcext:value-type="float">
            <text:p>0.00279009</text:p>
          </table:table-cell>
          <table:table-cell office:value-type="float" office:value="0.01135464" calcext:value-type="float">
            <text:p>0.01135464</text:p>
          </table:table-cell>
          <table:table-cell office:value-type="float" office:value="0.0000091132" calcext:value-type="float">
            <text:p>9.1132E-06</text:p>
          </table:table-cell>
          <table:table-cell office:value-type="float" office:value="1166" calcext:value-type="float">
            <text:p>1166</text:p>
          </table:table-cell>
          <table:table-cell table:formula="of:=[.B893]-180" office:value-type="float" office:value="-0.944503784200009" calcext:value-type="float">
            <text:p>-0.9445037842</text:p>
          </table:table-cell>
          <table:table-cell table:formula="of:=[.D893]*100" office:value-type="float" office:value="0.10237865" calcext:value-type="float">
            <text:p>0.10237865</text:p>
          </table:table-cell>
          <table:table-cell table:formula="of:=[.E893]*100" office:value-type="float" office:value="0.279009" calcext:value-type="float">
            <text:p>0.279009</text:p>
          </table:table-cell>
          <table:table-cell table:formula="of:=[.F893]*100" office:value-type="float" office:value="1.135464" calcext:value-type="float">
            <text:p>1.135464</text:p>
          </table:table-cell>
        </table:table-row>
        <table:table-row table:style-name="ro1">
          <table:table-cell office:value-type="float" office:value="58.41" calcext:value-type="float">
            <text:p>58.41</text:p>
          </table:table-cell>
          <table:table-cell office:value-type="float" office:value="179.0552368164" calcext:value-type="float">
            <text:p>179.0552368164</text:p>
          </table:table-cell>
          <table:table-cell office:value-type="float" office:value="-0.0649784105" calcext:value-type="float">
            <text:p>-0.06497841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3395" calcext:value-type="float">
            <text:p>0.00263395</text:p>
          </table:table-cell>
          <table:table-cell office:value-type="float" office:value="0.01024528" calcext:value-type="float">
            <text:p>0.01024528</text:p>
          </table:table-cell>
          <table:table-cell office:value-type="float" office:value="-0.0001885345" calcext:value-type="float">
            <text:p>-0.0001885345</text:p>
          </table:table-cell>
          <table:table-cell office:value-type="float" office:value="1167" calcext:value-type="float">
            <text:p>1167</text:p>
          </table:table-cell>
          <table:table-cell table:formula="of:=[.B894]-180" office:value-type="float" office:value="-0.944763183600003" calcext:value-type="float">
            <text:p>-0.9447631836</text:p>
          </table:table-cell>
          <table:table-cell table:formula="of:=[.D894]*100" office:value-type="float" office:value="0.10237865" calcext:value-type="float">
            <text:p>0.10237865</text:p>
          </table:table-cell>
          <table:table-cell table:formula="of:=[.E894]*100" office:value-type="float" office:value="0.263395" calcext:value-type="float">
            <text:p>0.263395</text:p>
          </table:table-cell>
          <table:table-cell table:formula="of:=[.F894]*100" office:value-type="float" office:value="1.024528" calcext:value-type="float">
            <text:p>1.024528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79.0397949219" calcext:value-type="float">
            <text:p>179.0397949219</text:p>
          </table:table-cell>
          <table:table-cell office:value-type="float" office:value="-0.0880203266" calcext:value-type="float">
            <text:p>-0.08802032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8348" calcext:value-type="float">
            <text:p>0.00268348</text:p>
          </table:table-cell>
          <table:table-cell office:value-type="float" office:value="0.01009326" calcext:value-type="float">
            <text:p>0.01009326</text:p>
          </table:table-cell>
          <table:table-cell office:value-type="float" office:value="-0.000197277" calcext:value-type="float">
            <text:p>-0.000197277</text:p>
          </table:table-cell>
          <table:table-cell office:value-type="float" office:value="1168" calcext:value-type="float">
            <text:p>1168</text:p>
          </table:table-cell>
          <table:table-cell table:formula="of:=[.B895]-180" office:value-type="float" office:value="-0.960205078099989" calcext:value-type="float">
            <text:p>-0.9602050781</text:p>
          </table:table-cell>
          <table:table-cell table:formula="of:=[.D895]*100" office:value-type="float" office:value="0.10237865" calcext:value-type="float">
            <text:p>0.10237865</text:p>
          </table:table-cell>
          <table:table-cell table:formula="of:=[.E895]*100" office:value-type="float" office:value="0.268348" calcext:value-type="float">
            <text:p>0.268348</text:p>
          </table:table-cell>
          <table:table-cell table:formula="of:=[.F895]*100" office:value-type="float" office:value="1.009326" calcext:value-type="float">
            <text:p>1.009326</text:p>
          </table:table-cell>
        </table:table-row>
        <table:table-row table:style-name="ro1">
          <table:table-cell office:value-type="float" office:value="58.51" calcext:value-type="float">
            <text:p>58.51</text:p>
          </table:table-cell>
          <table:table-cell office:value-type="float" office:value="179.0425872803" calcext:value-type="float">
            <text:p>179.0425872803</text:p>
          </table:table-cell>
          <table:table-cell office:value-type="float" office:value="-0.1281698868" calcext:value-type="float">
            <text:p>-0.12816988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8411" calcext:value-type="float">
            <text:p>0.00298411</text:p>
          </table:table-cell>
          <table:table-cell office:value-type="float" office:value="0.01009326" calcext:value-type="float">
            <text:p>0.01009326</text:p>
          </table:table-cell>
          <table:table-cell office:value-type="float" office:value="-0.0000073401" calcext:value-type="float">
            <text:p>-7.3401E-06</text:p>
          </table:table-cell>
          <table:table-cell office:value-type="float" office:value="1169" calcext:value-type="float">
            <text:p>1169</text:p>
          </table:table-cell>
          <table:table-cell table:formula="of:=[.B896]-180" office:value-type="float" office:value="-0.957412719699988" calcext:value-type="float">
            <text:p>-0.9574127197</text:p>
          </table:table-cell>
          <table:table-cell table:formula="of:=[.D896]*100" office:value-type="float" office:value="0.10237865" calcext:value-type="float">
            <text:p>0.10237865</text:p>
          </table:table-cell>
          <table:table-cell table:formula="of:=[.E896]*100" office:value-type="float" office:value="0.298411" calcext:value-type="float">
            <text:p>0.298411</text:p>
          </table:table-cell>
          <table:table-cell table:formula="of:=[.F896]*100" office:value-type="float" office:value="1.009326" calcext:value-type="float">
            <text:p>1.009326</text:p>
          </table:table-cell>
        </table:table-row>
        <table:table-row table:style-name="ro1">
          <table:table-cell office:value-type="float" office:value="58.56" calcext:value-type="float">
            <text:p>58.56</text:p>
          </table:table-cell>
          <table:table-cell office:value-type="float" office:value="179.0435180664" calcext:value-type="float">
            <text:p>179.0435180664</text:p>
          </table:table-cell>
          <table:table-cell office:value-type="float" office:value="-0.1859135793" calcext:value-type="float">
            <text:p>-0.18591357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6934" calcext:value-type="float">
            <text:p>0.00356934</text:p>
          </table:table-cell>
          <table:table-cell office:value-type="float" office:value="0.00876037" calcext:value-type="float">
            <text:p>0.00876037</text:p>
          </table:table-cell>
          <table:table-cell office:value-type="float" office:value="0.0000335228" calcext:value-type="float">
            <text:p>3.35228E-05</text:p>
          </table:table-cell>
          <table:table-cell office:value-type="float" office:value="1170" calcext:value-type="float">
            <text:p>1170</text:p>
          </table:table-cell>
          <table:table-cell table:formula="of:=[.B897]-180" office:value-type="float" office:value="-0.956481933600003" calcext:value-type="float">
            <text:p>-0.9564819336</text:p>
          </table:table-cell>
          <table:table-cell table:formula="of:=[.D897]*100" office:value-type="float" office:value="0.10237865" calcext:value-type="float">
            <text:p>0.10237865</text:p>
          </table:table-cell>
          <table:table-cell table:formula="of:=[.E897]*100" office:value-type="float" office:value="0.356934" calcext:value-type="float">
            <text:p>0.356934</text:p>
          </table:table-cell>
          <table:table-cell table:formula="of:=[.F897]*100" office:value-type="float" office:value="0.876037" calcext:value-type="float">
            <text:p>0.876037</text:p>
          </table:table-cell>
        </table:table-row>
        <table:table-row table:style-name="ro1">
          <table:table-cell office:value-type="float" office:value="58.61" calcext:value-type="float">
            <text:p>58.61</text:p>
          </table:table-cell>
          <table:table-cell office:value-type="float" office:value="179.0558319092" calcext:value-type="float">
            <text:p>179.0558319092</text:p>
          </table:table-cell>
          <table:table-cell office:value-type="float" office:value="-0.1175786244" calcext:value-type="float">
            <text:p>-0.11757862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0384" calcext:value-type="float">
            <text:p>0.00350384</text:p>
          </table:table-cell>
          <table:table-cell office:value-type="float" office:value="0.00876037" calcext:value-type="float">
            <text:p>0.00876037</text:p>
          </table:table-cell>
          <table:table-cell office:value-type="float" office:value="-0.0001221301" calcext:value-type="float">
            <text:p>-0.0001221301</text:p>
          </table:table-cell>
          <table:table-cell office:value-type="float" office:value="1171" calcext:value-type="float">
            <text:p>1171</text:p>
          </table:table-cell>
          <table:table-cell table:formula="of:=[.B898]-180" office:value-type="float" office:value="-0.944168090799991" calcext:value-type="float">
            <text:p>-0.9441680908</text:p>
          </table:table-cell>
          <table:table-cell table:formula="of:=[.D898]*100" office:value-type="float" office:value="0.10237865" calcext:value-type="float">
            <text:p>0.10237865</text:p>
          </table:table-cell>
          <table:table-cell table:formula="of:=[.E898]*100" office:value-type="float" office:value="0.350384" calcext:value-type="float">
            <text:p>0.350384</text:p>
          </table:table-cell>
          <table:table-cell table:formula="of:=[.F898]*100" office:value-type="float" office:value="0.876037" calcext:value-type="float">
            <text:p>0.876037</text:p>
          </table:table-cell>
        </table:table-row>
        <table:table-row table:style-name="ro1">
          <table:table-cell office:value-type="float" office:value="58.65" calcext:value-type="float">
            <text:p>58.65</text:p>
          </table:table-cell>
          <table:table-cell office:value-type="float" office:value="179.0622253418" calcext:value-type="float">
            <text:p>179.0622253418</text:p>
          </table:table-cell>
          <table:table-cell office:value-type="float" office:value="-0.1272812848" calcext:value-type="float">
            <text:p>-0.12728128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52487" calcext:value-type="float">
            <text:p>0.00352487</text:p>
          </table:table-cell>
          <table:table-cell office:value-type="float" office:value="0.0075584" calcext:value-type="float">
            <text:p>0.0075584</text:p>
          </table:table-cell>
          <table:table-cell office:value-type="float" office:value="-0.0002051161" calcext:value-type="float">
            <text:p>-0.0002051161</text:p>
          </table:table-cell>
          <table:table-cell office:value-type="float" office:value="1172" calcext:value-type="float">
            <text:p>1172</text:p>
          </table:table-cell>
          <table:table-cell table:formula="of:=[.B899]-180" office:value-type="float" office:value="-0.937774658199999" calcext:value-type="float">
            <text:p>-0.9377746582</text:p>
          </table:table-cell>
          <table:table-cell table:formula="of:=[.D899]*100" office:value-type="float" office:value="0.10237865" calcext:value-type="float">
            <text:p>0.10237865</text:p>
          </table:table-cell>
          <table:table-cell table:formula="of:=[.E899]*100" office:value-type="float" office:value="0.352487" calcext:value-type="float">
            <text:p>0.352487</text:p>
          </table:table-cell>
          <table:table-cell table:formula="of:=[.F899]*100" office:value-type="float" office:value="0.75584" calcext:value-type="float">
            <text:p>0.75584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179.060760498" calcext:value-type="float">
            <text:p>179.060760498</text:p>
          </table:table-cell>
          <table:table-cell office:value-type="float" office:value="-0.2222756996" calcext:value-type="float">
            <text:p>-0.22227569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7207" calcext:value-type="float">
            <text:p>0.00417207</text:p>
          </table:table-cell>
          <table:table-cell office:value-type="float" office:value="0.00745846" calcext:value-type="float">
            <text:p>0.00745846</text:p>
          </table:table-cell>
          <table:table-cell office:value-type="float" office:value="0.0001253463" calcext:value-type="float">
            <text:p>0.0001253463</text:p>
          </table:table-cell>
          <table:table-cell office:value-type="float" office:value="1173" calcext:value-type="float">
            <text:p>1173</text:p>
          </table:table-cell>
          <table:table-cell table:formula="of:=[.B900]-180" office:value-type="float" office:value="-0.939239501999992" calcext:value-type="float">
            <text:p>-0.939239502</text:p>
          </table:table-cell>
          <table:table-cell table:formula="of:=[.D900]*100" office:value-type="float" office:value="0.10237865" calcext:value-type="float">
            <text:p>0.10237865</text:p>
          </table:table-cell>
          <table:table-cell table:formula="of:=[.E900]*100" office:value-type="float" office:value="0.417207" calcext:value-type="float">
            <text:p>0.417207</text:p>
          </table:table-cell>
          <table:table-cell table:formula="of:=[.F900]*100" office:value-type="float" office:value="0.745846" calcext:value-type="float">
            <text:p>0.745846</text:p>
          </table:table-cell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179.0497741699" calcext:value-type="float">
            <text:p>179.0497741699</text:p>
          </table:table-cell>
          <table:table-cell office:value-type="float" office:value="-0.1442883318" calcext:value-type="float">
            <text:p>-0.14428833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8353" calcext:value-type="float">
            <text:p>0.00408353</text:p>
          </table:table-cell>
          <table:table-cell office:value-type="float" office:value="0.00745846" calcext:value-type="float">
            <text:p>0.00745846</text:p>
          </table:table-cell>
          <table:table-cell office:value-type="float" office:value="0.0000541582" calcext:value-type="float">
            <text:p>5.41582E-05</text:p>
          </table:table-cell>
          <table:table-cell office:value-type="float" office:value="1174" calcext:value-type="float">
            <text:p>1174</text:p>
          </table:table-cell>
          <table:table-cell table:formula="of:=[.B901]-180" office:value-type="float" office:value="-0.95022583010001" calcext:value-type="float">
            <text:p>-0.9502258301</text:p>
          </table:table-cell>
          <table:table-cell table:formula="of:=[.D901]*100" office:value-type="float" office:value="0.10237865" calcext:value-type="float">
            <text:p>0.10237865</text:p>
          </table:table-cell>
          <table:table-cell table:formula="of:=[.E901]*100" office:value-type="float" office:value="0.408353" calcext:value-type="float">
            <text:p>0.408353</text:p>
          </table:table-cell>
          <table:table-cell table:formula="of:=[.F901]*100" office:value-type="float" office:value="0.745846" calcext:value-type="float">
            <text:p>0.745846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  <table:table-cell office:value-type="float" office:value="179.052230835" calcext:value-type="float">
            <text:p>179.052230835</text:p>
          </table:table-cell>
          <table:table-cell office:value-type="float" office:value="-0.1130069584" calcext:value-type="float">
            <text:p>-0.11300695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1602" calcext:value-type="float">
            <text:p>0.00381602</text:p>
          </table:table-cell>
          <table:table-cell office:value-type="float" office:value="0.00629527" calcext:value-type="float">
            <text:p>0.00629527</text:p>
          </table:table-cell>
          <table:table-cell office:value-type="float" office:value="-0.0001004026" calcext:value-type="float">
            <text:p>-0.0001004026</text:p>
          </table:table-cell>
          <table:table-cell office:value-type="float" office:value="1175" calcext:value-type="float">
            <text:p>1175</text:p>
          </table:table-cell>
          <table:table-cell table:formula="of:=[.B902]-180" office:value-type="float" office:value="-0.947769165000011" calcext:value-type="float">
            <text:p>-0.947769165</text:p>
          </table:table-cell>
          <table:table-cell table:formula="of:=[.D902]*100" office:value-type="float" office:value="0.10237865" calcext:value-type="float">
            <text:p>0.10237865</text:p>
          </table:table-cell>
          <table:table-cell table:formula="of:=[.E902]*100" office:value-type="float" office:value="0.381602" calcext:value-type="float">
            <text:p>0.381602</text:p>
          </table:table-cell>
          <table:table-cell table:formula="of:=[.F902]*100" office:value-type="float" office:value="0.629527" calcext:value-type="float">
            <text:p>0.629527</text:p>
          </table:table-cell>
        </table:table-row>
        <table:table-row table:style-name="ro1">
          <table:table-cell office:value-type="float" office:value="58.86" calcext:value-type="float">
            <text:p>58.86</text:p>
          </table:table-cell>
          <table:table-cell office:value-type="float" office:value="179.0487823486" calcext:value-type="float">
            <text:p>179.0487823486</text:p>
          </table:table-cell>
          <table:table-cell office:value-type="float" office:value="-0.0869180895" calcext:value-type="float">
            <text:p>-0.08691808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6386" calcext:value-type="float">
            <text:p>0.00346386</text:p>
          </table:table-cell>
          <table:table-cell office:value-type="float" office:value="0.00629527" calcext:value-type="float">
            <text:p>0.00629527</text:p>
          </table:table-cell>
          <table:table-cell office:value-type="float" office:value="-0.0001166322" calcext:value-type="float">
            <text:p>-0.0001166322</text:p>
          </table:table-cell>
          <table:table-cell office:value-type="float" office:value="1176" calcext:value-type="float">
            <text:p>1176</text:p>
          </table:table-cell>
          <table:table-cell table:formula="of:=[.B903]-180" office:value-type="float" office:value="-0.951217651399986" calcext:value-type="float">
            <text:p>-0.9512176514</text:p>
          </table:table-cell>
          <table:table-cell table:formula="of:=[.D903]*100" office:value-type="float" office:value="0.10237865" calcext:value-type="float">
            <text:p>0.10237865</text:p>
          </table:table-cell>
          <table:table-cell table:formula="of:=[.E903]*100" office:value-type="float" office:value="0.346386" calcext:value-type="float">
            <text:p>0.346386</text:p>
          </table:table-cell>
          <table:table-cell table:formula="of:=[.F903]*100" office:value-type="float" office:value="0.629527" calcext:value-type="float">
            <text:p>0.629527</text:p>
          </table:table-cell>
        </table:table-row>
        <table:table-row table:style-name="ro1">
          <table:table-cell office:value-type="float" office:value="58.91" calcext:value-type="float">
            <text:p>58.91</text:p>
          </table:table-cell>
          <table:table-cell office:value-type="float" office:value="179.0503692627" calcext:value-type="float">
            <text:p>179.0503692627</text:p>
          </table:table-cell>
          <table:table-cell office:value-type="float" office:value="-0.0534180333" calcext:value-type="float">
            <text:p>-0.05341803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0588" calcext:value-type="float">
            <text:p>0.00300588</text:p>
          </table:table-cell>
          <table:table-cell office:value-type="float" office:value="0.00629527" calcext:value-type="float">
            <text:p>0.00629527</text:p>
          </table:table-cell>
          <table:table-cell office:value-type="float" office:value="-0.0001598874" calcext:value-type="float">
            <text:p>-0.0001598874</text:p>
          </table:table-cell>
          <table:table-cell office:value-type="float" office:value="1177" calcext:value-type="float">
            <text:p>1177</text:p>
          </table:table-cell>
          <table:table-cell table:formula="of:=[.B904]-180" office:value-type="float" office:value="-0.949630737299998" calcext:value-type="float">
            <text:p>-0.9496307373</text:p>
          </table:table-cell>
          <table:table-cell table:formula="of:=[.D904]*100" office:value-type="float" office:value="0.10237865" calcext:value-type="float">
            <text:p>0.10237865</text:p>
          </table:table-cell>
          <table:table-cell table:formula="of:=[.E904]*100" office:value-type="float" office:value="0.300588" calcext:value-type="float">
            <text:p>0.300588</text:p>
          </table:table-cell>
          <table:table-cell table:formula="of:=[.F904]*100" office:value-type="float" office:value="0.629527" calcext:value-type="float">
            <text:p>0.629527</text:p>
          </table:table-cell>
        </table:table-row>
        <table:table-row table:style-name="ro1">
          <table:table-cell office:value-type="float" office:value="58.96" calcext:value-type="float">
            <text:p>58.96</text:p>
          </table:table-cell>
          <table:table-cell office:value-type="float" office:value="179.0459899902" calcext:value-type="float">
            <text:p>179.0459899902</text:p>
          </table:table-cell>
          <table:table-cell office:value-type="float" office:value="-0.0305655892" calcext:value-type="float">
            <text:p>-0.03056558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4837" calcext:value-type="float">
            <text:p>0.00254837</text:p>
          </table:table-cell>
          <table:table-cell office:value-type="float" office:value="0.00536829" calcext:value-type="float">
            <text:p>0.00536829</text:p>
          </table:table-cell>
          <table:table-cell office:value-type="float" office:value="-0.0001706214" calcext:value-type="float">
            <text:p>-0.0001706214</text:p>
          </table:table-cell>
          <table:table-cell office:value-type="float" office:value="1178" calcext:value-type="float">
            <text:p>1178</text:p>
          </table:table-cell>
          <table:table-cell table:formula="of:=[.B905]-180" office:value-type="float" office:value="-0.954010009799987" calcext:value-type="float">
            <text:p>-0.9540100098</text:p>
          </table:table-cell>
          <table:table-cell table:formula="of:=[.D905]*100" office:value-type="float" office:value="0.10237865" calcext:value-type="float">
            <text:p>0.10237865</text:p>
          </table:table-cell>
          <table:table-cell table:formula="of:=[.E905]*100" office:value-type="float" office:value="0.254837" calcext:value-type="float">
            <text:p>0.254837</text:p>
          </table:table-cell>
          <table:table-cell table:formula="of:=[.F905]*100" office:value-type="float" office:value="0.536829" calcext:value-type="float">
            <text:p>0.536829</text:p>
          </table:table-cell>
        </table:table-row>
        <table:table-row table:style-name="ro1">
          <table:table-cell office:value-type="float" office:value="59.01" calcext:value-type="float">
            <text:p>59.01</text:p>
          </table:table-cell>
          <table:table-cell office:value-type="float" office:value="179.0477752686" calcext:value-type="float">
            <text:p>179.0477752686</text:p>
          </table:table-cell>
          <table:table-cell office:value-type="float" office:value="-0.0488682064" calcext:value-type="float">
            <text:p>-0.04886820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6549" calcext:value-type="float">
            <text:p>0.00236549</text:p>
          </table:table-cell>
          <table:table-cell office:value-type="float" office:value="0.00536829" calcext:value-type="float">
            <text:p>0.00536829</text:p>
          </table:table-cell>
          <table:table-cell office:value-type="float" office:value="-0.0000990928" calcext:value-type="float">
            <text:p>-9.90928E-05</text:p>
          </table:table-cell>
          <table:table-cell office:value-type="float" office:value="1179" calcext:value-type="float">
            <text:p>1179</text:p>
          </table:table-cell>
          <table:table-cell table:formula="of:=[.B906]-180" office:value-type="float" office:value="-0.952224731400008" calcext:value-type="float">
            <text:p>-0.9522247314</text:p>
          </table:table-cell>
          <table:table-cell table:formula="of:=[.D906]*100" office:value-type="float" office:value="0.10237865" calcext:value-type="float">
            <text:p>0.10237865</text:p>
          </table:table-cell>
          <table:table-cell table:formula="of:=[.E906]*100" office:value-type="float" office:value="0.236549" calcext:value-type="float">
            <text:p>0.236549</text:p>
          </table:table-cell>
          <table:table-cell table:formula="of:=[.F906]*100" office:value-type="float" office:value="0.536829" calcext:value-type="float">
            <text:p>0.536829</text:p>
          </table:table-cell>
        </table:table-row>
        <table:table-row table:style-name="ro1">
          <table:table-cell office:value-type="float" office:value="59.06" calcext:value-type="float">
            <text:p>59.06</text:p>
          </table:table-cell>
          <table:table-cell office:value-type="float" office:value="179.0522155762" calcext:value-type="float">
            <text:p>179.0522155762</text:p>
          </table:table-cell>
          <table:table-cell office:value-type="float" office:value="-0.0152363841" calcext:value-type="float">
            <text:p>-0.01523638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1944" calcext:value-type="float">
            <text:p>0.00201944</text:p>
          </table:table-cell>
          <table:table-cell office:value-type="float" office:value="0.00474288" calcext:value-type="float">
            <text:p>0.00474288</text:p>
          </table:table-cell>
          <table:table-cell office:value-type="float" office:value="-0.0001761745" calcext:value-type="float">
            <text:p>-0.0001761745</text:p>
          </table:table-cell>
          <table:table-cell office:value-type="float" office:value="1180" calcext:value-type="float">
            <text:p>1180</text:p>
          </table:table-cell>
          <table:table-cell table:formula="of:=[.B907]-180" office:value-type="float" office:value="-0.947784423799988" calcext:value-type="float">
            <text:p>-0.9477844238</text:p>
          </table:table-cell>
          <table:table-cell table:formula="of:=[.D907]*100" office:value-type="float" office:value="0.10237865" calcext:value-type="float">
            <text:p>0.10237865</text:p>
          </table:table-cell>
          <table:table-cell table:formula="of:=[.E907]*100" office:value-type="float" office:value="0.201944" calcext:value-type="float">
            <text:p>0.201944</text:p>
          </table:table-cell>
          <table:table-cell table:formula="of:=[.F907]*100" office:value-type="float" office:value="0.474288" calcext:value-type="float">
            <text:p>0.474288</text:p>
          </table:table-cell>
        </table:table-row>
        <table:table-row table:style-name="ro1">
          <table:table-cell office:value-type="float" office:value="59.11" calcext:value-type="float">
            <text:p>59.11</text:p>
          </table:table-cell>
          <table:table-cell office:value-type="float" office:value="179.0542144775" calcext:value-type="float">
            <text:p>179.0542144775</text:p>
          </table:table-cell>
          <table:table-cell office:value-type="float" office:value="-0.0496692158" calcext:value-type="float">
            <text:p>-0.04966921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1835" calcext:value-type="float">
            <text:p>0.00201835</text:p>
          </table:table-cell>
          <table:table-cell office:value-type="float" office:value="0.00474288" calcext:value-type="float">
            <text:p>0.00474288</text:p>
          </table:table-cell>
          <table:table-cell office:value-type="float" office:value="-0.0000551796" calcext:value-type="float">
            <text:p>-5.51796E-05</text:p>
          </table:table-cell>
          <table:table-cell office:value-type="float" office:value="1181" calcext:value-type="float">
            <text:p>1181</text:p>
          </table:table-cell>
          <table:table-cell table:formula="of:=[.B908]-180" office:value-type="float" office:value="-0.945785522499989" calcext:value-type="float">
            <text:p>-0.9457855225</text:p>
          </table:table-cell>
          <table:table-cell table:formula="of:=[.D908]*100" office:value-type="float" office:value="0.10237865" calcext:value-type="float">
            <text:p>0.10237865</text:p>
          </table:table-cell>
          <table:table-cell table:formula="of:=[.E908]*100" office:value-type="float" office:value="0.201835" calcext:value-type="float">
            <text:p>0.201835</text:p>
          </table:table-cell>
          <table:table-cell table:formula="of:=[.F908]*100" office:value-type="float" office:value="0.474288" calcext:value-type="float">
            <text:p>0.474288</text:p>
          </table:table-cell>
        </table:table-row>
        <table:table-row table:style-name="ro1">
          <table:table-cell office:value-type="float" office:value="59.16" calcext:value-type="float">
            <text:p>59.16</text:p>
          </table:table-cell>
          <table:table-cell office:value-type="float" office:value="179.0463256836" calcext:value-type="float">
            <text:p>179.0463256836</text:p>
          </table:table-cell>
          <table:table-cell office:value-type="float" office:value="-0.0347402675" calcext:value-type="float">
            <text:p>-0.03474026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1812" calcext:value-type="float">
            <text:p>0.00191812</text:p>
          </table:table-cell>
          <table:table-cell office:value-type="float" office:value="0.00474288" calcext:value-type="float">
            <text:p>0.00474288</text:p>
          </table:table-cell>
          <table:table-cell office:value-type="float" office:value="-0.0001953191" calcext:value-type="float">
            <text:p>-0.0001953191</text:p>
          </table:table-cell>
          <table:table-cell office:value-type="float" office:value="1182" calcext:value-type="float">
            <text:p>1182</text:p>
          </table:table-cell>
          <table:table-cell table:formula="of:=[.B909]-180" office:value-type="float" office:value="-0.953674316399997" calcext:value-type="float">
            <text:p>-0.9536743164</text:p>
          </table:table-cell>
          <table:table-cell table:formula="of:=[.D909]*100" office:value-type="float" office:value="0.10237865" calcext:value-type="float">
            <text:p>0.10237865</text:p>
          </table:table-cell>
          <table:table-cell table:formula="of:=[.E909]*100" office:value-type="float" office:value="0.191812" calcext:value-type="float">
            <text:p>0.191812</text:p>
          </table:table-cell>
          <table:table-cell table:formula="of:=[.F909]*100" office:value-type="float" office:value="0.474288" calcext:value-type="float">
            <text:p>0.474288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179.0460357666" calcext:value-type="float">
            <text:p>179.0460357666</text:p>
          </table:table-cell>
          <table:table-cell office:value-type="float" office:value="-0.0547022053" calcext:value-type="float">
            <text:p>-0.05470220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8438" calcext:value-type="float">
            <text:p>0.00198438</text:p>
          </table:table-cell>
          <table:table-cell office:value-type="float" office:value="0.00445481" calcext:value-type="float">
            <text:p>0.00445481</text:p>
          </table:table-cell>
          <table:table-cell office:value-type="float" office:value="-0.0001058737" calcext:value-type="float">
            <text:p>-0.0001058737</text:p>
          </table:table-cell>
          <table:table-cell office:value-type="float" office:value="1183" calcext:value-type="float">
            <text:p>1183</text:p>
          </table:table-cell>
          <table:table-cell table:formula="of:=[.B910]-180" office:value-type="float" office:value="-0.953964233400001" calcext:value-type="float">
            <text:p>-0.9539642334</text:p>
          </table:table-cell>
          <table:table-cell table:formula="of:=[.D910]*100" office:value-type="float" office:value="0.10237865" calcext:value-type="float">
            <text:p>0.10237865</text:p>
          </table:table-cell>
          <table:table-cell table:formula="of:=[.E910]*100" office:value-type="float" office:value="0.198438" calcext:value-type="float">
            <text:p>0.198438</text:p>
          </table:table-cell>
          <table:table-cell table:formula="of:=[.F910]*100" office:value-type="float" office:value="0.445481" calcext:value-type="float">
            <text:p>0.445481</text:p>
          </table:table-cell>
        </table:table-row>
        <table:table-row table:style-name="ro1">
          <table:table-cell office:value-type="float" office:value="59.26" calcext:value-type="float">
            <text:p>59.26</text:p>
          </table:table-cell>
          <table:table-cell office:value-type="float" office:value="179.0498046875" calcext:value-type="float">
            <text:p>179.0498046875</text:p>
          </table:table-cell>
          <table:table-cell office:value-type="float" office:value="-0.0830504802" calcext:value-type="float">
            <text:p>-0.083050480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1749" calcext:value-type="float">
            <text:p>0.00221749</text:p>
          </table:table-cell>
          <table:table-cell office:value-type="float" office:value="0.00445481" calcext:value-type="float">
            <text:p>0.00445481</text:p>
          </table:table-cell>
          <table:table-cell office:value-type="float" office:value="-0.0001426917" calcext:value-type="float">
            <text:p>-0.0001426917</text:p>
          </table:table-cell>
          <table:table-cell office:value-type="float" office:value="1184" calcext:value-type="float">
            <text:p>1184</text:p>
          </table:table-cell>
          <table:table-cell table:formula="of:=[.B911]-180" office:value-type="float" office:value="-0.9501953125" calcext:value-type="float">
            <text:p>-0.9501953125</text:p>
          </table:table-cell>
          <table:table-cell table:formula="of:=[.D911]*100" office:value-type="float" office:value="0.10237865" calcext:value-type="float">
            <text:p>0.10237865</text:p>
          </table:table-cell>
          <table:table-cell table:formula="of:=[.E911]*100" office:value-type="float" office:value="0.221749" calcext:value-type="float">
            <text:p>0.221749</text:p>
          </table:table-cell>
          <table:table-cell table:formula="of:=[.F911]*100" office:value-type="float" office:value="0.445481" calcext:value-type="float">
            <text:p>0.445481</text:p>
          </table:table-cell>
        </table:table-row>
        <table:table-row table:style-name="ro1">
          <table:table-cell office:value-type="float" office:value="59.31" calcext:value-type="float">
            <text:p>59.31</text:p>
          </table:table-cell>
          <table:table-cell office:value-type="float" office:value="179.0418548584" calcext:value-type="float">
            <text:p>179.0418548584</text:p>
          </table:table-cell>
          <table:table-cell office:value-type="float" office:value="-0.1599877062" calcext:value-type="float">
            <text:p>-0.15998770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8567" calcext:value-type="float">
            <text:p>0.00288567</text:p>
          </table:table-cell>
          <table:table-cell office:value-type="float" office:value="0.00445481" calcext:value-type="float">
            <text:p>0.00445481</text:p>
          </table:table-cell>
          <table:table-cell office:value-type="float" office:value="0.0001178165" calcext:value-type="float">
            <text:p>0.0001178165</text:p>
          </table:table-cell>
          <table:table-cell office:value-type="float" office:value="1185" calcext:value-type="float">
            <text:p>1185</text:p>
          </table:table-cell>
          <table:table-cell table:formula="of:=[.B912]-180" office:value-type="float" office:value="-0.958145141599999" calcext:value-type="float">
            <text:p>-0.9581451416</text:p>
          </table:table-cell>
          <table:table-cell table:formula="of:=[.D912]*100" office:value-type="float" office:value="0.10237865" calcext:value-type="float">
            <text:p>0.10237865</text:p>
          </table:table-cell>
          <table:table-cell table:formula="of:=[.E912]*100" office:value-type="float" office:value="0.288567" calcext:value-type="float">
            <text:p>0.288567</text:p>
          </table:table-cell>
          <table:table-cell table:formula="of:=[.F912]*100" office:value-type="float" office:value="0.445481" calcext:value-type="float">
            <text:p>0.445481</text:p>
          </table:table-cell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179.0405273438" calcext:value-type="float">
            <text:p>179.0405273438</text:p>
          </table:table-cell>
          <table:table-cell office:value-type="float" office:value="-0.077276908" calcext:value-type="float">
            <text:p>-0.0772769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7962" calcext:value-type="float">
            <text:p>0.00277962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-0.0001675415" calcext:value-type="float">
            <text:p>-0.0001675415</text:p>
          </table:table-cell>
          <table:table-cell office:value-type="float" office:value="1186" calcext:value-type="float">
            <text:p>1186</text:p>
          </table:table-cell>
          <table:table-cell table:formula="of:=[.B913]-180" office:value-type="float" office:value="-0.959472656200006" calcext:value-type="float">
            <text:p>-0.9594726562</text:p>
          </table:table-cell>
          <table:table-cell table:formula="of:=[.D913]*100" office:value-type="float" office:value="0.10237865" calcext:value-type="float">
            <text:p>0.10237865</text:p>
          </table:table-cell>
          <table:table-cell table:formula="of:=[.E913]*100" office:value-type="float" office:value="0.277962" calcext:value-type="float">
            <text:p>0.277962</text:p>
          </table:table-cell>
          <table:table-cell table:formula="of:=[.F913]*100" office:value-type="float" office:value="0.4503" calcext:value-type="float">
            <text:p>0.4503</text:p>
          </table:table-cell>
        </table:table-row>
        <table:table-row table:style-name="ro1">
          <table:table-cell office:value-type="float" office:value="59.41" calcext:value-type="float">
            <text:p>59.41</text:p>
          </table:table-cell>
          <table:table-cell office:value-type="float" office:value="179.0378875732" calcext:value-type="float">
            <text:p>179.0378875732</text:p>
          </table:table-cell>
          <table:table-cell office:value-type="float" office:value="-0.1029376124" calcext:value-type="float">
            <text:p>-0.10293761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7999" calcext:value-type="float">
            <text:p>0.00287999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-0.0000527915" calcext:value-type="float">
            <text:p>-5.27915E-05</text:p>
          </table:table-cell>
          <table:table-cell office:value-type="float" office:value="1187" calcext:value-type="float">
            <text:p>1187</text:p>
          </table:table-cell>
          <table:table-cell table:formula="of:=[.B914]-180" office:value-type="float" office:value="-0.96211242679999" calcext:value-type="float">
            <text:p>-0.9621124268</text:p>
          </table:table-cell>
          <table:table-cell table:formula="of:=[.D914]*100" office:value-type="float" office:value="0.10237865" calcext:value-type="float">
            <text:p>0.10237865</text:p>
          </table:table-cell>
          <table:table-cell table:formula="of:=[.E914]*100" office:value-type="float" office:value="0.287999" calcext:value-type="float">
            <text:p>0.287999</text:p>
          </table:table-cell>
          <table:table-cell table:formula="of:=[.F914]*100" office:value-type="float" office:value="0.4503" calcext:value-type="float">
            <text:p>0.4503</text:p>
          </table:table-cell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79.0477905273" calcext:value-type="float">
            <text:p>179.0477905273</text:p>
          </table:table-cell>
          <table:table-cell office:value-type="float" office:value="-0.0955028452" calcext:value-type="float">
            <text:p>-0.09550284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9732" calcext:value-type="float">
            <text:p>0.00289732</text:p>
          </table:table-cell>
          <table:table-cell office:value-type="float" office:value="0.00483577" calcext:value-type="float">
            <text:p>0.00483577</text:p>
          </table:table-cell>
          <table:table-cell office:value-type="float" office:value="-0.0000431632" calcext:value-type="float">
            <text:p>-4.31632E-05</text:p>
          </table:table-cell>
          <table:table-cell office:value-type="float" office:value="1188" calcext:value-type="float">
            <text:p>1188</text:p>
          </table:table-cell>
          <table:table-cell table:formula="of:=[.B915]-180" office:value-type="float" office:value="-0.952209472699991" calcext:value-type="float">
            <text:p>-0.9522094727</text:p>
          </table:table-cell>
          <table:table-cell table:formula="of:=[.D915]*100" office:value-type="float" office:value="0.10237865" calcext:value-type="float">
            <text:p>0.10237865</text:p>
          </table:table-cell>
          <table:table-cell table:formula="of:=[.E915]*100" office:value-type="float" office:value="0.289732" calcext:value-type="float">
            <text:p>0.289732</text:p>
          </table:table-cell>
          <table:table-cell table:formula="of:=[.F915]*100" office:value-type="float" office:value="0.483577" calcext:value-type="float">
            <text:p>0.483577</text:p>
          </table:table-cell>
        </table:table-row>
        <table:table-row table:style-name="ro1">
          <table:table-cell office:value-type="float" office:value="59.51" calcext:value-type="float">
            <text:p>59.51</text:p>
          </table:table-cell>
          <table:table-cell office:value-type="float" office:value="179.0532073975" calcext:value-type="float">
            <text:p>179.0532073975</text:p>
          </table:table-cell>
          <table:table-cell office:value-type="float" office:value="-0.0805822441" calcext:value-type="float">
            <text:p>-0.08058224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0941" calcext:value-type="float">
            <text:p>0.00280941</text:p>
          </table:table-cell>
          <table:table-cell office:value-type="float" office:value="0.00483577" calcext:value-type="float">
            <text:p>0.00483577</text:p>
          </table:table-cell>
          <table:table-cell office:value-type="float" office:value="0.0000163967" calcext:value-type="float">
            <text:p>1.63967E-05</text:p>
          </table:table-cell>
          <table:table-cell office:value-type="float" office:value="1189" calcext:value-type="float">
            <text:p>1189</text:p>
          </table:table-cell>
          <table:table-cell table:formula="of:=[.B916]-180" office:value-type="float" office:value="-0.946792602500011" calcext:value-type="float">
            <text:p>-0.9467926025</text:p>
          </table:table-cell>
          <table:table-cell table:formula="of:=[.D916]*100" office:value-type="float" office:value="0.10237865" calcext:value-type="float">
            <text:p>0.10237865</text:p>
          </table:table-cell>
          <table:table-cell table:formula="of:=[.E916]*100" office:value-type="float" office:value="0.280941" calcext:value-type="float">
            <text:p>0.280941</text:p>
          </table:table-cell>
          <table:table-cell table:formula="of:=[.F916]*100" office:value-type="float" office:value="0.483577" calcext:value-type="float">
            <text:p>0.483577</text:p>
          </table:table-cell>
        </table:table-row>
        <table:table-row table:style-name="ro1">
          <table:table-cell office:value-type="float" office:value="59.56" calcext:value-type="float">
            <text:p>59.56</text:p>
          </table:table-cell>
          <table:table-cell office:value-type="float" office:value="179.0619354248" calcext:value-type="float">
            <text:p>179.0619354248</text:p>
          </table:table-cell>
          <table:table-cell office:value-type="float" office:value="-0.0269078097" calcext:value-type="float">
            <text:p>-0.02690780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9306" calcext:value-type="float">
            <text:p>0.00239306</text:p>
          </table:table-cell>
          <table:table-cell office:value-type="float" office:value="0.00519546" calcext:value-type="float">
            <text:p>0.00519546</text:p>
          </table:table-cell>
          <table:table-cell office:value-type="float" office:value="-0.0001331874" calcext:value-type="float">
            <text:p>-0.0001331874</text:p>
          </table:table-cell>
          <table:table-cell office:value-type="float" office:value="1190" calcext:value-type="float">
            <text:p>1190</text:p>
          </table:table-cell>
          <table:table-cell table:formula="of:=[.B917]-180" office:value-type="float" office:value="-0.938064575200002" calcext:value-type="float">
            <text:p>-0.9380645752</text:p>
          </table:table-cell>
          <table:table-cell table:formula="of:=[.D917]*100" office:value-type="float" office:value="0.10237865" calcext:value-type="float">
            <text:p>0.10237865</text:p>
          </table:table-cell>
          <table:table-cell table:formula="of:=[.E917]*100" office:value-type="float" office:value="0.239306" calcext:value-type="float">
            <text:p>0.239306</text:p>
          </table:table-cell>
          <table:table-cell table:formula="of:=[.F917]*100" office:value-type="float" office:value="0.519546" calcext:value-type="float">
            <text:p>0.519546</text:p>
          </table:table-cell>
        </table:table-row>
        <table:table-row table:style-name="ro1">
          <table:table-cell office:value-type="float" office:value="59.61" calcext:value-type="float">
            <text:p>59.61</text:p>
          </table:table-cell>
          <table:table-cell office:value-type="float" office:value="179.0614013672" calcext:value-type="float">
            <text:p>179.0614013672</text:p>
          </table:table-cell>
          <table:table-cell office:value-type="float" office:value="-0.0217415422" calcext:value-type="float">
            <text:p>-0.02174154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8118" calcext:value-type="float">
            <text:p>0.00208118</text:p>
          </table:table-cell>
          <table:table-cell office:value-type="float" office:value="0.00538405" calcext:value-type="float">
            <text:p>0.00538405</text:p>
          </table:table-cell>
          <table:table-cell office:value-type="float" office:value="-0.0001778397" calcext:value-type="float">
            <text:p>-0.0001778397</text:p>
          </table:table-cell>
          <table:table-cell office:value-type="float" office:value="1191" calcext:value-type="float">
            <text:p>1191</text:p>
          </table:table-cell>
          <table:table-cell table:formula="of:=[.B918]-180" office:value-type="float" office:value="-0.938598632799994" calcext:value-type="float">
            <text:p>-0.9385986328</text:p>
          </table:table-cell>
          <table:table-cell table:formula="of:=[.D918]*100" office:value-type="float" office:value="0.10237865" calcext:value-type="float">
            <text:p>0.10237865</text:p>
          </table:table-cell>
          <table:table-cell table:formula="of:=[.E918]*100" office:value-type="float" office:value="0.208118" calcext:value-type="float">
            <text:p>0.208118</text:p>
          </table:table-cell>
          <table:table-cell table:formula="of:=[.F918]*100" office:value-type="float" office:value="0.538405" calcext:value-type="float">
            <text:p>0.538405</text:p>
          </table:table-cell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179.0765991211" calcext:value-type="float">
            <text:p>179.0765991211</text:p>
          </table:table-cell>
          <table:table-cell office:value-type="float" office:value="-0.041130894" calcext:value-type="float">
            <text:p>-0.0411308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0258" calcext:value-type="float">
            <text:p>0.00200258</text:p>
          </table:table-cell>
          <table:table-cell office:value-type="float" office:value="0.00538405" calcext:value-type="float">
            <text:p>0.00538405</text:p>
          </table:table-cell>
          <table:table-cell office:value-type="float" office:value="-0.0001694581" calcext:value-type="float">
            <text:p>-0.0001694581</text:p>
          </table:table-cell>
          <table:table-cell office:value-type="float" office:value="1192" calcext:value-type="float">
            <text:p>1192</text:p>
          </table:table-cell>
          <table:table-cell table:formula="of:=[.B919]-180" office:value-type="float" office:value="-0.923400878899997" calcext:value-type="float">
            <text:p>-0.9234008789</text:p>
          </table:table-cell>
          <table:table-cell table:formula="of:=[.D919]*100" office:value-type="float" office:value="0.10237865" calcext:value-type="float">
            <text:p>0.10237865</text:p>
          </table:table-cell>
          <table:table-cell table:formula="of:=[.E919]*100" office:value-type="float" office:value="0.200258" calcext:value-type="float">
            <text:p>0.200258</text:p>
          </table:table-cell>
          <table:table-cell table:formula="of:=[.F919]*100" office:value-type="float" office:value="0.538405" calcext:value-type="float">
            <text:p>0.538405</text:p>
          </table:table-cell>
        </table:table-row>
        <table:table-row table:style-name="ro1">
          <table:table-cell office:value-type="float" office:value="59.71" calcext:value-type="float">
            <text:p>59.71</text:p>
          </table:table-cell>
          <table:table-cell office:value-type="float" office:value="179.0813903809" calcext:value-type="float">
            <text:p>179.0813903809</text:p>
          </table:table-cell>
          <table:table-cell office:value-type="float" office:value="-0.0932422414" calcext:value-type="float">
            <text:p>-0.09324224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9756" calcext:value-type="float">
            <text:p>0.00229756</text:p>
          </table:table-cell>
          <table:table-cell office:value-type="float" office:value="0.00605198" calcext:value-type="float">
            <text:p>0.00605198</text:p>
          </table:table-cell>
          <table:table-cell office:value-type="float" office:value="0.000052215" calcext:value-type="float">
            <text:p>0.000052215</text:p>
          </table:table-cell>
          <table:table-cell office:value-type="float" office:value="1193" calcext:value-type="float">
            <text:p>1193</text:p>
          </table:table-cell>
          <table:table-cell table:formula="of:=[.B920]-180" office:value-type="float" office:value="-0.91860961910001" calcext:value-type="float">
            <text:p>-0.9186096191</text:p>
          </table:table-cell>
          <table:table-cell table:formula="of:=[.D920]*100" office:value-type="float" office:value="0.10237865" calcext:value-type="float">
            <text:p>0.10237865</text:p>
          </table:table-cell>
          <table:table-cell table:formula="of:=[.E920]*100" office:value-type="float" office:value="0.229756" calcext:value-type="float">
            <text:p>0.229756</text:p>
          </table:table-cell>
          <table:table-cell table:formula="of:=[.F920]*100" office:value-type="float" office:value="0.605198" calcext:value-type="float">
            <text:p>0.605198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179.0768432617" calcext:value-type="float">
            <text:p>179.0768432617</text:p>
          </table:table-cell>
          <table:table-cell office:value-type="float" office:value="-0.0770244033" calcext:value-type="float">
            <text:p>-0.07702440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8602" calcext:value-type="float">
            <text:p>0.00238602</text:p>
          </table:table-cell>
          <table:table-cell office:value-type="float" office:value="0.00605198" calcext:value-type="float">
            <text:p>0.00605198</text:p>
          </table:table-cell>
          <table:table-cell office:value-type="float" office:value="-0.0000579617" calcext:value-type="float">
            <text:p>-5.79617E-05</text:p>
          </table:table-cell>
          <table:table-cell office:value-type="float" office:value="1194" calcext:value-type="float">
            <text:p>1194</text:p>
          </table:table-cell>
          <table:table-cell table:formula="of:=[.B921]-180" office:value-type="float" office:value="-0.923156738300008" calcext:value-type="float">
            <text:p>-0.9231567383</text:p>
          </table:table-cell>
          <table:table-cell table:formula="of:=[.D921]*100" office:value-type="float" office:value="0.10237865" calcext:value-type="float">
            <text:p>0.10237865</text:p>
          </table:table-cell>
          <table:table-cell table:formula="of:=[.E921]*100" office:value-type="float" office:value="0.238602" calcext:value-type="float">
            <text:p>0.238602</text:p>
          </table:table-cell>
          <table:table-cell table:formula="of:=[.F921]*100" office:value-type="float" office:value="0.605198" calcext:value-type="float">
            <text:p>0.605198</text:p>
          </table:table-cell>
        </table:table-row>
        <table:table-row table:style-name="ro1">
          <table:table-cell office:value-type="float" office:value="59.81" calcext:value-type="float">
            <text:p>59.81</text:p>
          </table:table-cell>
          <table:table-cell office:value-type="float" office:value="179.0772399902" calcext:value-type="float">
            <text:p>179.0772399902</text:p>
          </table:table-cell>
          <table:table-cell office:value-type="float" office:value="-0.0122736589" calcext:value-type="float">
            <text:p>-0.01227365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1338" calcext:value-type="float">
            <text:p>0.00201338</text:p>
          </table:table-cell>
          <table:table-cell office:value-type="float" office:value="0.00605198" calcext:value-type="float">
            <text:p>0.00605198</text:p>
          </table:table-cell>
          <table:table-cell office:value-type="float" office:value="-0.0001754368" calcext:value-type="float">
            <text:p>-0.0001754368</text:p>
          </table:table-cell>
          <table:table-cell office:value-type="float" office:value="1195" calcext:value-type="float">
            <text:p>1195</text:p>
          </table:table-cell>
          <table:table-cell table:formula="of:=[.B922]-180" office:value-type="float" office:value="-0.922760009799987" calcext:value-type="float">
            <text:p>-0.9227600098</text:p>
          </table:table-cell>
          <table:table-cell table:formula="of:=[.D922]*100" office:value-type="float" office:value="0.10237865" calcext:value-type="float">
            <text:p>0.10237865</text:p>
          </table:table-cell>
          <table:table-cell table:formula="of:=[.E922]*100" office:value-type="float" office:value="0.201338" calcext:value-type="float">
            <text:p>0.201338</text:p>
          </table:table-cell>
          <table:table-cell table:formula="of:=[.F922]*100" office:value-type="float" office:value="0.605198" calcext:value-type="float">
            <text:p>0.605198</text:p>
          </table:table-cell>
        </table:table-row>
        <table:table-row table:style-name="ro1">
          <table:table-cell office:value-type="float" office:value="59.86" calcext:value-type="float">
            <text:p>59.86</text:p>
          </table:table-cell>
          <table:table-cell office:value-type="float" office:value="179.0831298828" calcext:value-type="float">
            <text:p>179.0831298828</text:p>
          </table:table-cell>
          <table:table-cell office:value-type="float" office:value="-0.0628986871" calcext:value-type="float">
            <text:p>-0.06289868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0249" calcext:value-type="float">
            <text:p>0.00210249</text:p>
          </table:table-cell>
          <table:table-cell office:value-type="float" office:value="0.00674068" calcext:value-type="float">
            <text:p>0.00674068</text:p>
          </table:table-cell>
          <table:table-cell office:value-type="float" office:value="0.0000529917" calcext:value-type="float">
            <text:p>5.29917E-05</text:p>
          </table:table-cell>
          <table:table-cell office:value-type="float" office:value="1196" calcext:value-type="float">
            <text:p>1196</text:p>
          </table:table-cell>
          <table:table-cell table:formula="of:=[.B923]-180" office:value-type="float" office:value="-0.916870117200006" calcext:value-type="float">
            <text:p>-0.9168701172</text:p>
          </table:table-cell>
          <table:table-cell table:formula="of:=[.D923]*100" office:value-type="float" office:value="0.10237865" calcext:value-type="float">
            <text:p>0.10237865</text:p>
          </table:table-cell>
          <table:table-cell table:formula="of:=[.E923]*100" office:value-type="float" office:value="0.210249" calcext:value-type="float">
            <text:p>0.210249</text:p>
          </table:table-cell>
          <table:table-cell table:formula="of:=[.F923]*100" office:value-type="float" office:value="0.674068" calcext:value-type="float">
            <text:p>0.674068</text:p>
          </table:table-cell>
        </table:table-row>
        <table:table-row table:style-name="ro1">
          <table:table-cell office:value-type="float" office:value="59.91" calcext:value-type="float">
            <text:p>59.91</text:p>
          </table:table-cell>
          <table:table-cell office:value-type="float" office:value="179.0793609619" calcext:value-type="float">
            <text:p>179.0793609619</text:p>
          </table:table-cell>
          <table:table-cell office:value-type="float" office:value="-0.1092175762" calcext:value-type="float">
            <text:p>-0.10921757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7062" calcext:value-type="float">
            <text:p>0.00247062</text:p>
          </table:table-cell>
          <table:table-cell office:value-type="float" office:value="0.00674068" calcext:value-type="float">
            <text:p>0.00674068</text:p>
          </table:table-cell>
          <table:table-cell office:value-type="float" office:value="0.0000189362" calcext:value-type="float">
            <text:p>1.89362E-05</text:p>
          </table:table-cell>
          <table:table-cell office:value-type="float" office:value="1197" calcext:value-type="float">
            <text:p>1197</text:p>
          </table:table-cell>
          <table:table-cell table:formula="of:=[.B924]-180" office:value-type="float" office:value="-0.920639038100006" calcext:value-type="float">
            <text:p>-0.9206390381</text:p>
          </table:table-cell>
          <table:table-cell table:formula="of:=[.D924]*100" office:value-type="float" office:value="0.10237865" calcext:value-type="float">
            <text:p>0.10237865</text:p>
          </table:table-cell>
          <table:table-cell table:formula="of:=[.E924]*100" office:value-type="float" office:value="0.247062" calcext:value-type="float">
            <text:p>0.247062</text:p>
          </table:table-cell>
          <table:table-cell table:formula="of:=[.F924]*100" office:value-type="float" office:value="0.674068" calcext:value-type="float">
            <text:p>0.674068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179.0796661377" calcext:value-type="float">
            <text:p>179.0796661377</text:p>
          </table:table-cell>
          <table:table-cell office:value-type="float" office:value="-0.098182661" calcext:value-type="float">
            <text:p>-0.0981826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4238" calcext:value-type="float">
            <text:p>0.00264238</text:p>
          </table:table-cell>
          <table:table-cell office:value-type="float" office:value="0.00736269" calcext:value-type="float">
            <text:p>0.00736269</text:p>
          </table:table-cell>
          <table:table-cell office:value-type="float" office:value="-0.0001001754" calcext:value-type="float">
            <text:p>-0.0001001754</text:p>
          </table:table-cell>
          <table:table-cell office:value-type="float" office:value="1198" calcext:value-type="float">
            <text:p>1198</text:p>
          </table:table-cell>
          <table:table-cell table:formula="of:=[.B925]-180" office:value-type="float" office:value="-0.920333862299998" calcext:value-type="float">
            <text:p>-0.9203338623</text:p>
          </table:table-cell>
          <table:table-cell table:formula="of:=[.D925]*100" office:value-type="float" office:value="0.10237865" calcext:value-type="float">
            <text:p>0.10237865</text:p>
          </table:table-cell>
          <table:table-cell table:formula="of:=[.E925]*100" office:value-type="float" office:value="0.264238" calcext:value-type="float">
            <text:p>0.264238</text:p>
          </table:table-cell>
          <table:table-cell table:formula="of:=[.F925]*100" office:value-type="float" office:value="0.736269" calcext:value-type="float">
            <text:p>0.736269</text:p>
          </table:table-cell>
        </table:table-row>
        <table:table-row table:style-name="ro1">
          <table:table-cell office:value-type="float" office:value="60.01" calcext:value-type="float">
            <text:p>60.01</text:p>
          </table:table-cell>
          <table:table-cell office:value-type="float" office:value="179.0785980225" calcext:value-type="float">
            <text:p>179.0785980225</text:p>
          </table:table-cell>
          <table:table-cell office:value-type="float" office:value="-0.1193972732" calcext:value-type="float">
            <text:p>-0.11939727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9825" calcext:value-type="float">
            <text:p>0.00289825</text:p>
          </table:table-cell>
          <table:table-cell office:value-type="float" office:value="0.00736269" calcext:value-type="float">
            <text:p>0.00736269</text:p>
          </table:table-cell>
          <table:table-cell office:value-type="float" office:value="0.0001369276" calcext:value-type="float">
            <text:p>0.0001369276</text:p>
          </table:table-cell>
          <table:table-cell office:value-type="float" office:value="1199" calcext:value-type="float">
            <text:p>1199</text:p>
          </table:table-cell>
          <table:table-cell table:formula="of:=[.B926]-180" office:value-type="float" office:value="-0.921401977500011" calcext:value-type="float">
            <text:p>-0.9214019775</text:p>
          </table:table-cell>
          <table:table-cell table:formula="of:=[.D926]*100" office:value-type="float" office:value="0.10237865" calcext:value-type="float">
            <text:p>0.10237865</text:p>
          </table:table-cell>
          <table:table-cell table:formula="of:=[.E926]*100" office:value-type="float" office:value="0.289825" calcext:value-type="float">
            <text:p>0.289825</text:p>
          </table:table-cell>
          <table:table-cell table:formula="of:=[.F926]*100" office:value-type="float" office:value="0.736269" calcext:value-type="float">
            <text:p>0.736269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179.0882415771" calcext:value-type="float">
            <text:p>179.0882415771</text:p>
          </table:table-cell>
          <table:table-cell office:value-type="float" office:value="-0.029480924" calcext:value-type="float">
            <text:p>-0.0294809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6942" calcext:value-type="float">
            <text:p>0.00246942</text:p>
          </table:table-cell>
          <table:table-cell office:value-type="float" office:value="0.00736269" calcext:value-type="float">
            <text:p>0.00736269</text:p>
          </table:table-cell>
          <table:table-cell office:value-type="float" office:value="-0.0002212131" calcext:value-type="float">
            <text:p>-0.0002212131</text:p>
          </table:table-cell>
          <table:table-cell office:value-type="float" office:value="1200" calcext:value-type="float">
            <text:p>1200</text:p>
          </table:table-cell>
          <table:table-cell table:formula="of:=[.B927]-180" office:value-type="float" office:value="-0.911758422899993" calcext:value-type="float">
            <text:p>-0.9117584229</text:p>
          </table:table-cell>
          <table:table-cell table:formula="of:=[.D927]*100" office:value-type="float" office:value="0.10237865" calcext:value-type="float">
            <text:p>0.10237865</text:p>
          </table:table-cell>
          <table:table-cell table:formula="of:=[.E927]*100" office:value-type="float" office:value="0.246942" calcext:value-type="float">
            <text:p>0.246942</text:p>
          </table:table-cell>
          <table:table-cell table:formula="of:=[.F927]*100" office:value-type="float" office:value="0.736269" calcext:value-type="float">
            <text:p>0.736269</text:p>
          </table:table-cell>
        </table:table-row>
        <table:table-row table:style-name="ro1">
          <table:table-cell office:value-type="float" office:value="60.11" calcext:value-type="float">
            <text:p>60.11</text:p>
          </table:table-cell>
          <table:table-cell office:value-type="float" office:value="179.0769805908" calcext:value-type="float">
            <text:p>179.0769805908</text:p>
          </table:table-cell>
          <table:table-cell office:value-type="float" office:value="-0.0988989696" calcext:value-type="float">
            <text:p>-0.09889896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4635" calcext:value-type="float">
            <text:p>0.00264635</text:p>
          </table:table-cell>
          <table:table-cell office:value-type="float" office:value="0.00784619" calcext:value-type="float">
            <text:p>0.00784619</text:p>
          </table:table-cell>
          <table:table-cell office:value-type="float" office:value="-0.0000300196" calcext:value-type="float">
            <text:p>-3.00196E-05</text:p>
          </table:table-cell>
          <table:table-cell office:value-type="float" office:value="1201" calcext:value-type="float">
            <text:p>1201</text:p>
          </table:table-cell>
          <table:table-cell table:formula="of:=[.B928]-180" office:value-type="float" office:value="-0.923019409200009" calcext:value-type="float">
            <text:p>-0.9230194092</text:p>
          </table:table-cell>
          <table:table-cell table:formula="of:=[.D928]*100" office:value-type="float" office:value="0.10237865" calcext:value-type="float">
            <text:p>0.10237865</text:p>
          </table:table-cell>
          <table:table-cell table:formula="of:=[.E928]*100" office:value-type="float" office:value="0.264635" calcext:value-type="float">
            <text:p>0.264635</text:p>
          </table:table-cell>
          <table:table-cell table:formula="of:=[.F928]*100" office:value-type="float" office:value="0.784619" calcext:value-type="float">
            <text:p>0.784619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179.0705718994" calcext:value-type="float">
            <text:p>179.0705718994</text:p>
          </table:table-cell>
          <table:table-cell office:value-type="float" office:value="-0.0880543293" calcext:value-type="float">
            <text:p>-0.08805432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9198" calcext:value-type="float">
            <text:p>0.00269198</text:p>
          </table:table-cell>
          <table:table-cell office:value-type="float" office:value="0.00784619" calcext:value-type="float">
            <text:p>0.00784619</text:p>
          </table:table-cell>
          <table:table-cell office:value-type="float" office:value="-0.000187486" calcext:value-type="float">
            <text:p>-0.000187486</text:p>
          </table:table-cell>
          <table:table-cell office:value-type="float" office:value="1202" calcext:value-type="float">
            <text:p>1202</text:p>
          </table:table-cell>
          <table:table-cell table:formula="of:=[.B929]-180" office:value-type="float" office:value="-0.929428100600006" calcext:value-type="float">
            <text:p>-0.9294281006</text:p>
          </table:table-cell>
          <table:table-cell table:formula="of:=[.D929]*100" office:value-type="float" office:value="0.10237865" calcext:value-type="float">
            <text:p>0.10237865</text:p>
          </table:table-cell>
          <table:table-cell table:formula="of:=[.E929]*100" office:value-type="float" office:value="0.269198" calcext:value-type="float">
            <text:p>0.269198</text:p>
          </table:table-cell>
          <table:table-cell table:formula="of:=[.F929]*100" office:value-type="float" office:value="0.784619" calcext:value-type="float">
            <text:p>0.784619</text:p>
          </table:table-cell>
        </table:table-row>
        <table:table-row table:style-name="ro1">
          <table:table-cell office:value-type="float" office:value="60.21" calcext:value-type="float">
            <text:p>60.21</text:p>
          </table:table-cell>
          <table:table-cell office:value-type="float" office:value="179.0744934082" calcext:value-type="float">
            <text:p>179.0744934082</text:p>
          </table:table-cell>
          <table:table-cell office:value-type="float" office:value="-0.0316747581" calcext:value-type="float">
            <text:p>-0.03167475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4658" calcext:value-type="float">
            <text:p>0.00234658</text:p>
          </table:table-cell>
          <table:table-cell office:value-type="float" office:value="0.00774865" calcext:value-type="float">
            <text:p>0.00774865</text:p>
          </table:table-cell>
          <table:table-cell office:value-type="float" office:value="-0.0000892519" calcext:value-type="float">
            <text:p>-8.92519E-05</text:p>
          </table:table-cell>
          <table:table-cell office:value-type="float" office:value="1203" calcext:value-type="float">
            <text:p>1203</text:p>
          </table:table-cell>
          <table:table-cell table:formula="of:=[.B930]-180" office:value-type="float" office:value="-0.925506591800001" calcext:value-type="float">
            <text:p>-0.9255065918</text:p>
          </table:table-cell>
          <table:table-cell table:formula="of:=[.D930]*100" office:value-type="float" office:value="0.10237865" calcext:value-type="float">
            <text:p>0.10237865</text:p>
          </table:table-cell>
          <table:table-cell table:formula="of:=[.E930]*100" office:value-type="float" office:value="0.234658" calcext:value-type="float">
            <text:p>0.234658</text:p>
          </table:table-cell>
          <table:table-cell table:formula="of:=[.F930]*100" office:value-type="float" office:value="0.774865" calcext:value-type="float">
            <text:p>0.774865</text:p>
          </table:table-cell>
        </table:table-row>
        <table:table-row table:style-name="ro1">
          <table:table-cell office:value-type="float" office:value="60.26" calcext:value-type="float">
            <text:p>60.26</text:p>
          </table:table-cell>
          <table:table-cell office:value-type="float" office:value="179.0927276611" calcext:value-type="float">
            <text:p>179.0927276611</text:p>
          </table:table-cell>
          <table:table-cell office:value-type="float" office:value="-0.0260969428" calcext:value-type="float">
            <text:p>-0.02609694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7923" calcext:value-type="float">
            <text:p>0.00207923</text:p>
          </table:table-cell>
          <table:table-cell office:value-type="float" office:value="0.00814092" calcext:value-type="float">
            <text:p>0.00814092</text:p>
          </table:table-cell>
          <table:table-cell office:value-type="float" office:value="-0.0001176117" calcext:value-type="float">
            <text:p>-0.0001176117</text:p>
          </table:table-cell>
          <table:table-cell office:value-type="float" office:value="1204" calcext:value-type="float">
            <text:p>1204</text:p>
          </table:table-cell>
          <table:table-cell table:formula="of:=[.B931]-180" office:value-type="float" office:value="-0.907272338899986" calcext:value-type="float">
            <text:p>-0.9072723389</text:p>
          </table:table-cell>
          <table:table-cell table:formula="of:=[.D931]*100" office:value-type="float" office:value="0.10237865" calcext:value-type="float">
            <text:p>0.10237865</text:p>
          </table:table-cell>
          <table:table-cell table:formula="of:=[.E931]*100" office:value-type="float" office:value="0.207923" calcext:value-type="float">
            <text:p>0.207923</text:p>
          </table:table-cell>
          <table:table-cell table:formula="of:=[.F931]*100" office:value-type="float" office:value="0.814092" calcext:value-type="float">
            <text:p>0.814092</text:p>
          </table:table-cell>
        </table:table-row>
        <table:table-row table:style-name="ro1">
          <table:table-cell office:value-type="float" office:value="60.31" calcext:value-type="float">
            <text:p>60.31</text:p>
          </table:table-cell>
          <table:table-cell office:value-type="float" office:value="179.0826873779" calcext:value-type="float">
            <text:p>179.0826873779</text:p>
          </table:table-cell>
          <table:table-cell office:value-type="float" office:value="-0.0680470594" calcext:value-type="float">
            <text:p>-0.06804705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807" calcext:value-type="float">
            <text:p>0.0021807</text:p>
          </table:table-cell>
          <table:table-cell office:value-type="float" office:value="0.00814092" calcext:value-type="float">
            <text:p>0.00814092</text:p>
          </table:table-cell>
          <table:table-cell office:value-type="float" office:value="-0.0000588628" calcext:value-type="float">
            <text:p>-5.88628E-05</text:p>
          </table:table-cell>
          <table:table-cell office:value-type="float" office:value="1205" calcext:value-type="float">
            <text:p>1205</text:p>
          </table:table-cell>
          <table:table-cell table:formula="of:=[.B932]-180" office:value-type="float" office:value="-0.917312622100013" calcext:value-type="float">
            <text:p>-0.9173126221</text:p>
          </table:table-cell>
          <table:table-cell table:formula="of:=[.D932]*100" office:value-type="float" office:value="0.10237865" calcext:value-type="float">
            <text:p>0.10237865</text:p>
          </table:table-cell>
          <table:table-cell table:formula="of:=[.E932]*100" office:value-type="float" office:value="0.21807" calcext:value-type="float">
            <text:p>0.21807</text:p>
          </table:table-cell>
          <table:table-cell table:formula="of:=[.F932]*100" office:value-type="float" office:value="0.814092" calcext:value-type="float">
            <text:p>0.814092</text:p>
          </table:table-cell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179.080078125" calcext:value-type="float">
            <text:p>179.080078125</text:p>
          </table:table-cell>
          <table:table-cell office:value-type="float" office:value="-0.072960386" calcext:value-type="float">
            <text:p>-0.0729603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8106" calcext:value-type="float">
            <text:p>0.00228106</text:p>
          </table:table-cell>
          <table:table-cell office:value-type="float" office:value="0.00823209" calcext:value-type="float">
            <text:p>0.00823209</text:p>
          </table:table-cell>
          <table:table-cell office:value-type="float" office:value="-0.0000714488" calcext:value-type="float">
            <text:p>-7.14488E-05</text:p>
          </table:table-cell>
          <table:table-cell office:value-type="float" office:value="1206" calcext:value-type="float">
            <text:p>1206</text:p>
          </table:table-cell>
          <table:table-cell table:formula="of:=[.B933]-180" office:value-type="float" office:value="-0.919921875" calcext:value-type="float">
            <text:p>-0.919921875</text:p>
          </table:table-cell>
          <table:table-cell table:formula="of:=[.D933]*100" office:value-type="float" office:value="0.10237865" calcext:value-type="float">
            <text:p>0.10237865</text:p>
          </table:table-cell>
          <table:table-cell table:formula="of:=[.E933]*100" office:value-type="float" office:value="0.228106" calcext:value-type="float">
            <text:p>0.228106</text:p>
          </table:table-cell>
          <table:table-cell table:formula="of:=[.F933]*100" office:value-type="float" office:value="0.823209" calcext:value-type="float">
            <text:p>0.823209</text:p>
          </table:table-cell>
        </table:table-row>
        <table:table-row table:style-name="ro1">
          <table:table-cell office:value-type="float" office:value="60.41" calcext:value-type="float">
            <text:p>60.41</text:p>
          </table:table-cell>
          <table:table-cell office:value-type="float" office:value="179.0807952881" calcext:value-type="float">
            <text:p>179.0807952881</text:p>
          </table:table-cell>
          <table:table-cell office:value-type="float" office:value="-0.0664102868" calcext:value-type="float">
            <text:p>-0.06641028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30428" calcext:value-type="float">
            <text:p>0.00230428</text:p>
          </table:table-cell>
          <table:table-cell office:value-type="float" office:value="0.00823209" calcext:value-type="float">
            <text:p>0.00823209</text:p>
          </table:table-cell>
          <table:table-cell office:value-type="float" office:value="-0.000153678" calcext:value-type="float">
            <text:p>-0.000153678</text:p>
          </table:table-cell>
          <table:table-cell office:value-type="float" office:value="1207" calcext:value-type="float">
            <text:p>1207</text:p>
          </table:table-cell>
          <table:table-cell table:formula="of:=[.B934]-180" office:value-type="float" office:value="-0.919204711899994" calcext:value-type="float">
            <text:p>-0.9192047119</text:p>
          </table:table-cell>
          <table:table-cell table:formula="of:=[.D934]*100" office:value-type="float" office:value="0.10237865" calcext:value-type="float">
            <text:p>0.10237865</text:p>
          </table:table-cell>
          <table:table-cell table:formula="of:=[.E934]*100" office:value-type="float" office:value="0.230428" calcext:value-type="float">
            <text:p>0.230428</text:p>
          </table:table-cell>
          <table:table-cell table:formula="of:=[.F934]*100" office:value-type="float" office:value="0.823209" calcext:value-type="float">
            <text:p>0.823209</text:p>
          </table:table-cell>
        </table:table-row>
        <table:table-row table:style-name="ro1">
          <table:table-cell office:value-type="float" office:value="60.46" calcext:value-type="float">
            <text:p>60.46</text:p>
          </table:table-cell>
          <table:table-cell office:value-type="float" office:value="179.0802459717" calcext:value-type="float">
            <text:p>179.0802459717</text:p>
          </table:table-cell>
          <table:table-cell office:value-type="float" office:value="-0.1144720143" calcext:value-type="float">
            <text:p>-0.11447201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64011" calcext:value-type="float">
            <text:p>0.00264011</text:p>
          </table:table-cell>
          <table:table-cell office:value-type="float" office:value="0.00801643" calcext:value-type="float">
            <text:p>0.00801643</text:p>
          </table:table-cell>
          <table:table-cell office:value-type="float" office:value="0.0000209717" calcext:value-type="float">
            <text:p>2.09717E-05</text:p>
          </table:table-cell>
          <table:table-cell office:value-type="float" office:value="1208" calcext:value-type="float">
            <text:p>1208</text:p>
          </table:table-cell>
          <table:table-cell table:formula="of:=[.B935]-180" office:value-type="float" office:value="-0.919754028299991" calcext:value-type="float">
            <text:p>-0.9197540283</text:p>
          </table:table-cell>
          <table:table-cell table:formula="of:=[.D935]*100" office:value-type="float" office:value="0.10237865" calcext:value-type="float">
            <text:p>0.10237865</text:p>
          </table:table-cell>
          <table:table-cell table:formula="of:=[.E935]*100" office:value-type="float" office:value="0.264011" calcext:value-type="float">
            <text:p>0.264011</text:p>
          </table:table-cell>
          <table:table-cell table:formula="of:=[.F935]*100" office:value-type="float" office:value="0.801643" calcext:value-type="float">
            <text:p>0.801643</text:p>
          </table:table-cell>
        </table:table-row>
        <table:table-row table:style-name="ro1">
          <table:table-cell office:value-type="float" office:value="60.51" calcext:value-type="float">
            <text:p>60.51</text:p>
          </table:table-cell>
          <table:table-cell office:value-type="float" office:value="179.0815734863" calcext:value-type="float">
            <text:p>179.0815734863</text:p>
          </table:table-cell>
          <table:table-cell office:value-type="float" office:value="-0.1469142196" calcext:value-type="float">
            <text:p>-0.14691421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8015" calcext:value-type="float">
            <text:p>0.00308015</text:p>
          </table:table-cell>
          <table:table-cell office:value-type="float" office:value="0.0081239" calcext:value-type="float">
            <text:p>0.0081239</text:p>
          </table:table-cell>
          <table:table-cell office:value-type="float" office:value="0.0001586453" calcext:value-type="float">
            <text:p>0.0001586453</text:p>
          </table:table-cell>
          <table:table-cell office:value-type="float" office:value="1209" calcext:value-type="float">
            <text:p>1209</text:p>
          </table:table-cell>
          <table:table-cell table:formula="of:=[.B936]-180" office:value-type="float" office:value="-0.918426513700013" calcext:value-type="float">
            <text:p>-0.9184265137</text:p>
          </table:table-cell>
          <table:table-cell table:formula="of:=[.D936]*100" office:value-type="float" office:value="0.10237865" calcext:value-type="float">
            <text:p>0.10237865</text:p>
          </table:table-cell>
          <table:table-cell table:formula="of:=[.E936]*100" office:value-type="float" office:value="0.308015" calcext:value-type="float">
            <text:p>0.308015</text:p>
          </table:table-cell>
          <table:table-cell table:formula="of:=[.F936]*100" office:value-type="float" office:value="0.81239" calcext:value-type="float">
            <text:p>0.81239</text:p>
          </table:table-cell>
        </table:table-row>
        <table:table-row table:style-name="ro1">
          <table:table-cell office:value-type="float" office:value="60.56" calcext:value-type="float">
            <text:p>60.56</text:p>
          </table:table-cell>
          <table:table-cell office:value-type="float" office:value="179.0727233887" calcext:value-type="float">
            <text:p>179.0727233887</text:p>
          </table:table-cell>
          <table:table-cell office:value-type="float" office:value="-0.1475978917" calcext:value-type="float">
            <text:p>-0.14759789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7795" calcext:value-type="float">
            <text:p>0.00337795</text:p>
          </table:table-cell>
          <table:table-cell office:value-type="float" office:value="0.0081239" calcext:value-type="float">
            <text:p>0.0081239</text:p>
          </table:table-cell>
          <table:table-cell office:value-type="float" office:value="0.0000069052" calcext:value-type="float">
            <text:p>6.9052E-06</text:p>
          </table:table-cell>
          <table:table-cell office:value-type="float" office:value="1210" calcext:value-type="float">
            <text:p>1210</text:p>
          </table:table-cell>
          <table:table-cell table:formula="of:=[.B937]-180" office:value-type="float" office:value="-0.927276611299988" calcext:value-type="float">
            <text:p>-0.9272766113</text:p>
          </table:table-cell>
          <table:table-cell table:formula="of:=[.D937]*100" office:value-type="float" office:value="0.10237865" calcext:value-type="float">
            <text:p>0.10237865</text:p>
          </table:table-cell>
          <table:table-cell table:formula="of:=[.E937]*100" office:value-type="float" office:value="0.337795" calcext:value-type="float">
            <text:p>0.337795</text:p>
          </table:table-cell>
          <table:table-cell table:formula="of:=[.F937]*100" office:value-type="float" office:value="0.81239" calcext:value-type="float">
            <text:p>0.81239</text:p>
          </table:table-cell>
        </table:table-row>
        <table:table-row table:style-name="ro1">
          <table:table-cell office:value-type="float" office:value="60.61" calcext:value-type="float">
            <text:p>60.61</text:p>
          </table:table-cell>
          <table:table-cell office:value-type="float" office:value="179.0642700195" calcext:value-type="float">
            <text:p>179.0642700195</text:p>
          </table:table-cell>
          <table:table-cell office:value-type="float" office:value="-0.1254306921" calcext:value-type="float">
            <text:p>-0.12543069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2864" calcext:value-type="float">
            <text:p>0.00342864</text:p>
          </table:table-cell>
          <table:table-cell office:value-type="float" office:value="0.00789962" calcext:value-type="float">
            <text:p>0.00789962</text:p>
          </table:table-cell>
          <table:table-cell office:value-type="float" office:value="-0.0000122499" calcext:value-type="float">
            <text:p>-1.22499E-05</text:p>
          </table:table-cell>
          <table:table-cell office:value-type="float" office:value="1211" calcext:value-type="float">
            <text:p>1211</text:p>
          </table:table-cell>
          <table:table-cell table:formula="of:=[.B938]-180" office:value-type="float" office:value="-0.935729980500014" calcext:value-type="float">
            <text:p>-0.9357299805</text:p>
          </table:table-cell>
          <table:table-cell table:formula="of:=[.D938]*100" office:value-type="float" office:value="0.10237865" calcext:value-type="float">
            <text:p>0.10237865</text:p>
          </table:table-cell>
          <table:table-cell table:formula="of:=[.E938]*100" office:value-type="float" office:value="0.342864" calcext:value-type="float">
            <text:p>0.342864</text:p>
          </table:table-cell>
          <table:table-cell table:formula="of:=[.F938]*100" office:value-type="float" office:value="0.789962" calcext:value-type="float">
            <text:p>0.789962</text:p>
          </table:table-cell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179.0581970215" calcext:value-type="float">
            <text:p>179.0581970215</text:p>
          </table:table-cell>
          <table:table-cell office:value-type="float" office:value="-0.1563001615" calcext:value-type="float">
            <text:p>-0.15630016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66818" calcext:value-type="float">
            <text:p>0.00366818</text:p>
          </table:table-cell>
          <table:table-cell office:value-type="float" office:value="0.00785922" calcext:value-type="float">
            <text:p>0.00785922</text:p>
          </table:table-cell>
          <table:table-cell office:value-type="float" office:value="-0.0000416112" calcext:value-type="float">
            <text:p>-4.16112E-05</text:p>
          </table:table-cell>
          <table:table-cell office:value-type="float" office:value="1212" calcext:value-type="float">
            <text:p>1212</text:p>
          </table:table-cell>
          <table:table-cell table:formula="of:=[.B939]-180" office:value-type="float" office:value="-0.941802978499993" calcext:value-type="float">
            <text:p>-0.9418029785</text:p>
          </table:table-cell>
          <table:table-cell table:formula="of:=[.D939]*100" office:value-type="float" office:value="0.10237865" calcext:value-type="float">
            <text:p>0.10237865</text:p>
          </table:table-cell>
          <table:table-cell table:formula="of:=[.E939]*100" office:value-type="float" office:value="0.366818" calcext:value-type="float">
            <text:p>0.366818</text:p>
          </table:table-cell>
          <table:table-cell table:formula="of:=[.F939]*100" office:value-type="float" office:value="0.785922" calcext:value-type="float">
            <text:p>0.785922</text:p>
          </table:table-cell>
        </table:table-row>
        <table:table-row table:style-name="ro1">
          <table:table-cell office:value-type="float" office:value="60.71" calcext:value-type="float">
            <text:p>60.71</text:p>
          </table:table-cell>
          <table:table-cell office:value-type="float" office:value="179.0580749512" calcext:value-type="float">
            <text:p>179.0580749512</text:p>
          </table:table-cell>
          <table:table-cell office:value-type="float" office:value="-0.1589999186" calcext:value-type="float">
            <text:p>-0.15899991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458" calcext:value-type="float">
            <text:p>0.0038458</text:p>
          </table:table-cell>
          <table:table-cell office:value-type="float" office:value="0.00785922" calcext:value-type="float">
            <text:p>0.00785922</text:p>
          </table:table-cell>
          <table:table-cell office:value-type="float" office:value="0.0000130187" calcext:value-type="float">
            <text:p>1.30187E-05</text:p>
          </table:table-cell>
          <table:table-cell office:value-type="float" office:value="1213" calcext:value-type="float">
            <text:p>1213</text:p>
          </table:table-cell>
          <table:table-cell table:formula="of:=[.B940]-180" office:value-type="float" office:value="-0.941925048799988" calcext:value-type="float">
            <text:p>-0.9419250488</text:p>
          </table:table-cell>
          <table:table-cell table:formula="of:=[.D940]*100" office:value-type="float" office:value="0.10237865" calcext:value-type="float">
            <text:p>0.10237865</text:p>
          </table:table-cell>
          <table:table-cell table:formula="of:=[.E940]*100" office:value-type="float" office:value="0.38458" calcext:value-type="float">
            <text:p>0.38458</text:p>
          </table:table-cell>
          <table:table-cell table:formula="of:=[.F940]*100" office:value-type="float" office:value="0.785922" calcext:value-type="float">
            <text:p>0.785922</text:p>
          </table:table-cell>
        </table:table-row>
        <table:table-row table:style-name="ro1">
          <table:table-cell office:value-type="float" office:value="60.76" calcext:value-type="float">
            <text:p>60.76</text:p>
          </table:table-cell>
          <table:table-cell office:value-type="float" office:value="179.0558166504" calcext:value-type="float">
            <text:p>179.0558166504</text:p>
          </table:table-cell>
          <table:table-cell office:value-type="float" office:value="-0.1630855943" calcext:value-type="float">
            <text:p>-0.16308559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914" calcext:value-type="float">
            <text:p>0.0039914</text:p>
          </table:table-cell>
          <table:table-cell office:value-type="float" office:value="0.00748153" calcext:value-type="float">
            <text:p>0.00748153</text:p>
          </table:table-cell>
          <table:table-cell office:value-type="float" office:value="-0.0000415896" calcext:value-type="float">
            <text:p>-4.15896E-05</text:p>
          </table:table-cell>
          <table:table-cell office:value-type="float" office:value="1214" calcext:value-type="float">
            <text:p>1214</text:p>
          </table:table-cell>
          <table:table-cell table:formula="of:=[.B941]-180" office:value-type="float" office:value="-0.944183349599996" calcext:value-type="float">
            <text:p>-0.9441833496</text:p>
          </table:table-cell>
          <table:table-cell table:formula="of:=[.D941]*100" office:value-type="float" office:value="0.10237865" calcext:value-type="float">
            <text:p>0.10237865</text:p>
          </table:table-cell>
          <table:table-cell table:formula="of:=[.E941]*100" office:value-type="float" office:value="0.39914" calcext:value-type="float">
            <text:p>0.39914</text:p>
          </table:table-cell>
          <table:table-cell table:formula="of:=[.F941]*100" office:value-type="float" office:value="0.748153" calcext:value-type="float">
            <text:p>0.748153</text:p>
          </table:table-cell>
        </table:table-row>
        <table:table-row table:style-name="ro1">
          <table:table-cell office:value-type="float" office:value="60.81" calcext:value-type="float">
            <text:p>60.81</text:p>
          </table:table-cell>
          <table:table-cell office:value-type="float" office:value="179.0422821045" calcext:value-type="float">
            <text:p>179.0422821045</text:p>
          </table:table-cell>
          <table:table-cell office:value-type="float" office:value="-0.0416305054" calcext:value-type="float">
            <text:p>-0.04163050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27886" calcext:value-type="float">
            <text:p>0.00327886</text:p>
          </table:table-cell>
          <table:table-cell office:value-type="float" office:value="0.00748153" calcext:value-type="float">
            <text:p>0.00748153</text:p>
          </table:table-cell>
          <table:table-cell office:value-type="float" office:value="-0.0002837629" calcext:value-type="float">
            <text:p>-0.0002837629</text:p>
          </table:table-cell>
          <table:table-cell office:value-type="float" office:value="1215" calcext:value-type="float">
            <text:p>1215</text:p>
          </table:table-cell>
          <table:table-cell table:formula="of:=[.B942]-180" office:value-type="float" office:value="-0.957717895499997" calcext:value-type="float">
            <text:p>-0.9577178955</text:p>
          </table:table-cell>
          <table:table-cell table:formula="of:=[.D942]*100" office:value-type="float" office:value="0.10237865" calcext:value-type="float">
            <text:p>0.10237865</text:p>
          </table:table-cell>
          <table:table-cell table:formula="of:=[.E942]*100" office:value-type="float" office:value="0.327886" calcext:value-type="float">
            <text:p>0.327886</text:p>
          </table:table-cell>
          <table:table-cell table:formula="of:=[.F942]*100" office:value-type="float" office:value="0.748153" calcext:value-type="float">
            <text:p>0.748153</text:p>
          </table:table-cell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179.0334320068" calcext:value-type="float">
            <text:p>179.0334320068</text:p>
          </table:table-cell>
          <table:table-cell office:value-type="float" office:value="-0.0850616564" calcext:value-type="float">
            <text:p>-0.08506165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09353" calcext:value-type="float">
            <text:p>0.00309353</text:p>
          </table:table-cell>
          <table:table-cell office:value-type="float" office:value="0.00732108" calcext:value-type="float">
            <text:p>0.00732108</text:p>
          </table:table-cell>
          <table:table-cell office:value-type="float" office:value="-0.0002699308" calcext:value-type="float">
            <text:p>-0.0002699308</text:p>
          </table:table-cell>
          <table:table-cell office:value-type="float" office:value="1216" calcext:value-type="float">
            <text:p>1216</text:p>
          </table:table-cell>
          <table:table-cell table:formula="of:=[.B943]-180" office:value-type="float" office:value="-0.966567993199988" calcext:value-type="float">
            <text:p>-0.9665679932</text:p>
          </table:table-cell>
          <table:table-cell table:formula="of:=[.D943]*100" office:value-type="float" office:value="0.10237865" calcext:value-type="float">
            <text:p>0.10237865</text:p>
          </table:table-cell>
          <table:table-cell table:formula="of:=[.E943]*100" office:value-type="float" office:value="0.309353" calcext:value-type="float">
            <text:p>0.309353</text:p>
          </table:table-cell>
          <table:table-cell table:formula="of:=[.F943]*100" office:value-type="float" office:value="0.732108" calcext:value-type="float">
            <text:p>0.732108</text:p>
          </table:table-cell>
        </table:table-row>
        <table:table-row table:style-name="ro1">
          <table:table-cell office:value-type="float" office:value="60.91" calcext:value-type="float">
            <text:p>60.91</text:p>
          </table:table-cell>
          <table:table-cell office:value-type="float" office:value="179.0299377441" calcext:value-type="float">
            <text:p>179.0299377441</text:p>
          </table:table-cell>
          <table:table-cell office:value-type="float" office:value="-0.0524518182" calcext:value-type="float">
            <text:p>-0.05245181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5266" calcext:value-type="float">
            <text:p>0.00275266</text:p>
          </table:table-cell>
          <table:table-cell office:value-type="float" office:value="0.0070619" calcext:value-type="float">
            <text:p>0.0070619</text:p>
          </table:table-cell>
          <table:table-cell office:value-type="float" office:value="-0.0002478495" calcext:value-type="float">
            <text:p>-0.0002478495</text:p>
          </table:table-cell>
          <table:table-cell office:value-type="float" office:value="1217" calcext:value-type="float">
            <text:p>1217</text:p>
          </table:table-cell>
          <table:table-cell table:formula="of:=[.B944]-180" office:value-type="float" office:value="-0.97006225589999" calcext:value-type="float">
            <text:p>-0.9700622559</text:p>
          </table:table-cell>
          <table:table-cell table:formula="of:=[.D944]*100" office:value-type="float" office:value="0.10237865" calcext:value-type="float">
            <text:p>0.10237865</text:p>
          </table:table-cell>
          <table:table-cell table:formula="of:=[.E944]*100" office:value-type="float" office:value="0.275266" calcext:value-type="float">
            <text:p>0.275266</text:p>
          </table:table-cell>
          <table:table-cell table:formula="of:=[.F944]*100" office:value-type="float" office:value="0.70619" calcext:value-type="float">
            <text:p>0.70619</text:p>
          </table:table-cell>
        </table:table-row>
        <table:table-row table:style-name="ro1">
          <table:table-cell office:value-type="float" office:value="60.96" calcext:value-type="float">
            <text:p>60.96</text:p>
          </table:table-cell>
          <table:table-cell office:value-type="float" office:value="179.0261535645" calcext:value-type="float">
            <text:p>179.0261535645</text:p>
          </table:table-cell>
          <table:table-cell office:value-type="float" office:value="0.0137020303" calcext:value-type="float">
            <text:p>0.013702030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8456" calcext:value-type="float">
            <text:p>0.00208456</text:p>
          </table:table-cell>
          <table:table-cell office:value-type="float" office:value="0.0070619" calcext:value-type="float">
            <text:p>0.0070619</text:p>
          </table:table-cell>
          <table:table-cell office:value-type="float" office:value="-0.0004308429" calcext:value-type="float">
            <text:p>-0.0004308429</text:p>
          </table:table-cell>
          <table:table-cell office:value-type="float" office:value="1218" calcext:value-type="float">
            <text:p>1218</text:p>
          </table:table-cell>
          <table:table-cell table:formula="of:=[.B945]-180" office:value-type="float" office:value="-0.973846435500008" calcext:value-type="float">
            <text:p>-0.9738464355</text:p>
          </table:table-cell>
          <table:table-cell table:formula="of:=[.D945]*100" office:value-type="float" office:value="0.10237865" calcext:value-type="float">
            <text:p>0.10237865</text:p>
          </table:table-cell>
          <table:table-cell table:formula="of:=[.E945]*100" office:value-type="float" office:value="0.208456" calcext:value-type="float">
            <text:p>0.208456</text:p>
          </table:table-cell>
          <table:table-cell table:formula="of:=[.F945]*100" office:value-type="float" office:value="0.70619" calcext:value-type="float">
            <text:p>0.70619</text:p>
          </table:table-cell>
        </table:table-row>
        <table:table-row table:style-name="ro1">
          <table:table-cell office:value-type="float" office:value="61.01" calcext:value-type="float">
            <text:p>61.01</text:p>
          </table:table-cell>
          <table:table-cell office:value-type="float" office:value="179.0354766846" calcext:value-type="float">
            <text:p>179.0354766846</text:p>
          </table:table-cell>
          <table:table-cell office:value-type="float" office:value="0.0439230316" calcext:value-type="float">
            <text:p>0.04392303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4379" calcext:value-type="float">
            <text:p>0.0014379</text:p>
          </table:table-cell>
          <table:table-cell office:value-type="float" office:value="0.00664672" calcext:value-type="float">
            <text:p>0.00664672</text:p>
          </table:table-cell>
          <table:table-cell office:value-type="float" office:value="-0.0003651068" calcext:value-type="float">
            <text:p>-0.0003651068</text:p>
          </table:table-cell>
          <table:table-cell office:value-type="float" office:value="1219" calcext:value-type="float">
            <text:p>1219</text:p>
          </table:table-cell>
          <table:table-cell table:formula="of:=[.B946]-180" office:value-type="float" office:value="-0.964523315399987" calcext:value-type="float">
            <text:p>-0.9645233154</text:p>
          </table:table-cell>
          <table:table-cell table:formula="of:=[.D946]*100" office:value-type="float" office:value="0.10237865" calcext:value-type="float">
            <text:p>0.10237865</text:p>
          </table:table-cell>
          <table:table-cell table:formula="of:=[.E946]*100" office:value-type="float" office:value="0.14379" calcext:value-type="float">
            <text:p>0.14379</text:p>
          </table:table-cell>
          <table:table-cell table:formula="of:=[.F946]*100" office:value-type="float" office:value="0.664672" calcext:value-type="float">
            <text:p>0.664672</text:p>
          </table:table-cell>
        </table:table-row>
        <table:table-row table:style-name="ro1">
          <table:table-cell office:value-type="float" office:value="61.06" calcext:value-type="float">
            <text:p>61.06</text:p>
          </table:table-cell>
          <table:table-cell office:value-type="float" office:value="179.0329742432" calcext:value-type="float">
            <text:p>179.0329742432</text:p>
          </table:table-cell>
          <table:table-cell office:value-type="float" office:value="0.0545357805" calcext:value-type="float">
            <text:p>0.05453578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3624" calcext:value-type="float">
            <text:p>0.00093624</text:p>
          </table:table-cell>
          <table:table-cell office:value-type="float" office:value="0.00664672" calcext:value-type="float">
            <text:p>0.00664672</text:p>
          </table:table-cell>
          <table:table-cell office:value-type="float" office:value="-0.000433076" calcext:value-type="float">
            <text:p>-0.000433076</text:p>
          </table:table-cell>
          <table:table-cell office:value-type="float" office:value="1220" calcext:value-type="float">
            <text:p>1220</text:p>
          </table:table-cell>
          <table:table-cell table:formula="of:=[.B947]-180" office:value-type="float" office:value="-0.967025756800012" calcext:value-type="float">
            <text:p>-0.9670257568</text:p>
          </table:table-cell>
          <table:table-cell table:formula="of:=[.D947]*100" office:value-type="float" office:value="0.10237865" calcext:value-type="float">
            <text:p>0.10237865</text:p>
          </table:table-cell>
          <table:table-cell table:formula="of:=[.E947]*100" office:value-type="float" office:value="0.093624" calcext:value-type="float">
            <text:p>0.093624</text:p>
          </table:table-cell>
          <table:table-cell table:formula="of:=[.F947]*100" office:value-type="float" office:value="0.664672" calcext:value-type="float">
            <text:p>0.664672</text:p>
          </table:table-cell>
        </table:table-row>
        <table:table-row table:style-name="ro1">
          <table:table-cell office:value-type="float" office:value="61.11" calcext:value-type="float">
            <text:p>61.11</text:p>
          </table:table-cell>
          <table:table-cell office:value-type="float" office:value="179.0464477539" calcext:value-type="float">
            <text:p>179.0464477539</text:p>
          </table:table-cell>
          <table:table-cell office:value-type="float" office:value="0.0870220229" calcext:value-type="float">
            <text:p>0.08702202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8539" calcext:value-type="float">
            <text:p>0.00038539</text:p>
          </table:table-cell>
          <table:table-cell office:value-type="float" office:value="0.00660941" calcext:value-type="float">
            <text:p>0.00660941</text:p>
          </table:table-cell>
          <table:table-cell office:value-type="float" office:value="-0.0005080713" calcext:value-type="float">
            <text:p>-0.0005080713</text:p>
          </table:table-cell>
          <table:table-cell office:value-type="float" office:value="1221" calcext:value-type="float">
            <text:p>1221</text:p>
          </table:table-cell>
          <table:table-cell table:formula="of:=[.B948]-180" office:value-type="float" office:value="-0.953552246100003" calcext:value-type="float">
            <text:p>-0.9535522461</text:p>
          </table:table-cell>
          <table:table-cell table:formula="of:=[.D948]*100" office:value-type="float" office:value="0.10237865" calcext:value-type="float">
            <text:p>0.10237865</text:p>
          </table:table-cell>
          <table:table-cell table:formula="of:=[.E948]*100" office:value-type="float" office:value="0.038539" calcext:value-type="float">
            <text:p>0.038539</text:p>
          </table:table-cell>
          <table:table-cell table:formula="of:=[.F948]*100" office:value-type="float" office:value="0.660941" calcext:value-type="float">
            <text:p>0.660941</text:p>
          </table:table-cell>
        </table:table-row>
        <table:table-row table:style-name="ro1">
          <table:table-cell office:value-type="float" office:value="61.16" calcext:value-type="float">
            <text:p>61.16</text:p>
          </table:table-cell>
          <table:table-cell office:value-type="float" office:value="179.043548584" calcext:value-type="float">
            <text:p>179.043548584</text:p>
          </table:table-cell>
          <table:table-cell office:value-type="float" office:value="0.1203238727" calcext:value-type="float">
            <text:p>0.12032387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20366" calcext:value-type="float">
            <text:p>-0.00020366</text:p>
          </table:table-cell>
          <table:table-cell office:value-type="float" office:value="0.00629156" calcext:value-type="float">
            <text:p>0.00629156</text:p>
          </table:table-cell>
          <table:table-cell office:value-type="float" office:value="-0.000526436" calcext:value-type="float">
            <text:p>-0.000526436</text:p>
          </table:table-cell>
          <table:table-cell office:value-type="float" office:value="1222" calcext:value-type="float">
            <text:p>1222</text:p>
          </table:table-cell>
          <table:table-cell table:formula="of:=[.B949]-180" office:value-type="float" office:value="-0.956451415999993" calcext:value-type="float">
            <text:p>-0.956451416</text:p>
          </table:table-cell>
          <table:table-cell table:formula="of:=[.D949]*100" office:value-type="float" office:value="0.10237865" calcext:value-type="float">
            <text:p>0.10237865</text:p>
          </table:table-cell>
          <table:table-cell table:formula="of:=[.E949]*100" office:value-type="float" office:value="-0.020366" calcext:value-type="float">
            <text:p>-0.020366</text:p>
          </table:table-cell>
          <table:table-cell table:formula="of:=[.F949]*100" office:value-type="float" office:value="0.629156" calcext:value-type="float">
            <text:p>0.629156</text:p>
          </table:table-cell>
        </table:table-row>
        <table:table-row table:style-name="ro1">
          <table:table-cell office:value-type="float" office:value="61.21" calcext:value-type="float">
            <text:p>61.21</text:p>
          </table:table-cell>
          <table:table-cell office:value-type="float" office:value="179.0227508545" calcext:value-type="float">
            <text:p>179.0227508545</text:p>
          </table:table-cell>
          <table:table-cell office:value-type="float" office:value="0.1726237241" calcext:value-type="float">
            <text:p>0.17262372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9448" calcext:value-type="float">
            <text:p>-0.0009448</text:p>
          </table:table-cell>
          <table:table-cell office:value-type="float" office:value="0.00629156" calcext:value-type="float">
            <text:p>0.00629156</text:p>
          </table:table-cell>
          <table:table-cell office:value-type="float" office:value="-0.0004014845" calcext:value-type="float">
            <text:p>-0.0004014845</text:p>
          </table:table-cell>
          <table:table-cell office:value-type="float" office:value="1223" calcext:value-type="float">
            <text:p>1223</text:p>
          </table:table-cell>
          <table:table-cell table:formula="of:=[.B950]-180" office:value-type="float" office:value="-0.977249145499997" calcext:value-type="float">
            <text:p>-0.9772491455</text:p>
          </table:table-cell>
          <table:table-cell table:formula="of:=[.D950]*100" office:value-type="float" office:value="0.10237865" calcext:value-type="float">
            <text:p>0.10237865</text:p>
          </table:table-cell>
          <table:table-cell table:formula="of:=[.E950]*100" office:value-type="float" office:value="-0.09448" calcext:value-type="float">
            <text:p>-0.09448</text:p>
          </table:table-cell>
          <table:table-cell table:formula="of:=[.F950]*100" office:value-type="float" office:value="0.629156" calcext:value-type="float">
            <text:p>0.629156</text:p>
          </table:table-cell>
        </table:table-row>
        <table:table-row table:style-name="ro1">
          <table:table-cell office:value-type="float" office:value="61.26" calcext:value-type="float">
            <text:p>61.26</text:p>
          </table:table-cell>
          <table:table-cell office:value-type="float" office:value="179.0252227783" calcext:value-type="float">
            <text:p>179.0252227783</text:p>
          </table:table-cell>
          <table:table-cell office:value-type="float" office:value="0.1420829804" calcext:value-type="float">
            <text:p>0.14208298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123512" calcext:value-type="float">
            <text:p>-0.00123512</text:p>
          </table:table-cell>
          <table:table-cell office:value-type="float" office:value="0.00630975" calcext:value-type="float">
            <text:p>0.00630975</text:p>
          </table:table-cell>
          <table:table-cell office:value-type="float" office:value="-0.0002591138" calcext:value-type="float">
            <text:p>-0.0002591138</text:p>
          </table:table-cell>
          <table:table-cell office:value-type="float" office:value="1224" calcext:value-type="float">
            <text:p>1224</text:p>
          </table:table-cell>
          <table:table-cell table:formula="of:=[.B951]-180" office:value-type="float" office:value="-0.974777221700009" calcext:value-type="float">
            <text:p>-0.9747772217</text:p>
          </table:table-cell>
          <table:table-cell table:formula="of:=[.D951]*100" office:value-type="float" office:value="0.10237865" calcext:value-type="float">
            <text:p>0.10237865</text:p>
          </table:table-cell>
          <table:table-cell table:formula="of:=[.E951]*100" office:value-type="float" office:value="-0.123512" calcext:value-type="float">
            <text:p>-0.123512</text:p>
          </table:table-cell>
          <table:table-cell table:formula="of:=[.F951]*100" office:value-type="float" office:value="0.630975" calcext:value-type="float">
            <text:p>0.630975</text:p>
          </table:table-cell>
        </table:table-row>
        <table:table-row table:style-name="ro1">
          <table:table-cell office:value-type="float" office:value="61.32" calcext:value-type="float">
            <text:p>61.32</text:p>
          </table:table-cell>
          <table:table-cell office:value-type="float" office:value="179.017364502" calcext:value-type="float">
            <text:p>179.017364502</text:p>
          </table:table-cell>
          <table:table-cell office:value-type="float" office:value="0.1408558951" calcext:value-type="float">
            <text:p>0.14085589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142041" calcext:value-type="float">
            <text:p>-0.00142041</text:p>
          </table:table-cell>
          <table:table-cell office:value-type="float" office:value="0.00602172" calcext:value-type="float">
            <text:p>0.00602172</text:p>
          </table:table-cell>
          <table:table-cell office:value-type="float" office:value="-0.0003149732" calcext:value-type="float">
            <text:p>-0.0003149732</text:p>
          </table:table-cell>
          <table:table-cell office:value-type="float" office:value="1225" calcext:value-type="float">
            <text:p>1225</text:p>
          </table:table-cell>
          <table:table-cell table:formula="of:=[.B952]-180" office:value-type="float" office:value="-0.982635498000008" calcext:value-type="float">
            <text:p>-0.982635498</text:p>
          </table:table-cell>
          <table:table-cell table:formula="of:=[.D952]*100" office:value-type="float" office:value="0.10237865" calcext:value-type="float">
            <text:p>0.10237865</text:p>
          </table:table-cell>
          <table:table-cell table:formula="of:=[.E952]*100" office:value-type="float" office:value="-0.142041" calcext:value-type="float">
            <text:p>-0.142041</text:p>
          </table:table-cell>
          <table:table-cell table:formula="of:=[.F952]*100" office:value-type="float" office:value="0.602172" calcext:value-type="float">
            <text:p>0.602172</text:p>
          </table:table-cell>
        </table:table-row>
        <table:table-row table:style-name="ro1">
          <table:table-cell office:value-type="float" office:value="61.36" calcext:value-type="float">
            <text:p>61.36</text:p>
          </table:table-cell>
          <table:table-cell office:value-type="float" office:value="179.0154266357" calcext:value-type="float">
            <text:p>179.0154266357</text:p>
          </table:table-cell>
          <table:table-cell office:value-type="float" office:value="0.2210640206" calcext:value-type="float">
            <text:p>0.22106402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07851" calcext:value-type="float">
            <text:p>-0.00207851</text:p>
          </table:table-cell>
          <table:table-cell office:value-type="float" office:value="0.00606962" calcext:value-type="float">
            <text:p>0.00606962</text:p>
          </table:table-cell>
          <table:table-cell office:value-type="float" office:value="-0.0003626658" calcext:value-type="float">
            <text:p>-0.0003626658</text:p>
          </table:table-cell>
          <table:table-cell office:value-type="float" office:value="1226" calcext:value-type="float">
            <text:p>1226</text:p>
          </table:table-cell>
          <table:table-cell table:formula="of:=[.B953]-180" office:value-type="float" office:value="-0.98457336429999" calcext:value-type="float">
            <text:p>-0.9845733643</text:p>
          </table:table-cell>
          <table:table-cell table:formula="of:=[.D953]*100" office:value-type="float" office:value="0.10237865" calcext:value-type="float">
            <text:p>0.10237865</text:p>
          </table:table-cell>
          <table:table-cell table:formula="of:=[.E953]*100" office:value-type="float" office:value="-0.207851" calcext:value-type="float">
            <text:p>-0.207851</text:p>
          </table:table-cell>
          <table:table-cell table:formula="of:=[.F953]*100" office:value-type="float" office:value="0.606962" calcext:value-type="float">
            <text:p>0.606962</text:p>
          </table:table-cell>
        </table:table-row>
        <table:table-row table:style-name="ro1">
          <table:table-cell office:value-type="float" office:value="61.41" calcext:value-type="float">
            <text:p>61.41</text:p>
          </table:table-cell>
          <table:table-cell office:value-type="float" office:value="179.0179443359" calcext:value-type="float">
            <text:p>179.0179443359</text:p>
          </table:table-cell>
          <table:table-cell office:value-type="float" office:value="0.2002959662" calcext:value-type="float">
            <text:p>0.20029596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37863" calcext:value-type="float">
            <text:p>-0.00237863</text:p>
          </table:table-cell>
          <table:table-cell office:value-type="float" office:value="0.00582753" calcext:value-type="float">
            <text:p>0.00582753</text:p>
          </table:table-cell>
          <table:table-cell office:value-type="float" office:value="-0.0002002271" calcext:value-type="float">
            <text:p>-0.0002002271</text:p>
          </table:table-cell>
          <table:table-cell office:value-type="float" office:value="1227" calcext:value-type="float">
            <text:p>1227</text:p>
          </table:table-cell>
          <table:table-cell table:formula="of:=[.B954]-180" office:value-type="float" office:value="-0.982055664099988" calcext:value-type="float">
            <text:p>-0.9820556641</text:p>
          </table:table-cell>
          <table:table-cell table:formula="of:=[.D954]*100" office:value-type="float" office:value="0.10237865" calcext:value-type="float">
            <text:p>0.10237865</text:p>
          </table:table-cell>
          <table:table-cell table:formula="of:=[.E954]*100" office:value-type="float" office:value="-0.237863" calcext:value-type="float">
            <text:p>-0.237863</text:p>
          </table:table-cell>
          <table:table-cell table:formula="of:=[.F954]*100" office:value-type="float" office:value="0.582753" calcext:value-type="float">
            <text:p>0.582753</text:p>
          </table:table-cell>
        </table:table-row>
        <table:table-row table:style-name="ro1">
          <table:table-cell office:value-type="float" office:value="61.46" calcext:value-type="float">
            <text:p>61.46</text:p>
          </table:table-cell>
          <table:table-cell office:value-type="float" office:value="179.0068206787" calcext:value-type="float">
            <text:p>179.0068206787</text:p>
          </table:table-cell>
          <table:table-cell office:value-type="float" office:value="0.188514391" calcext:value-type="float">
            <text:p>0.1885143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5001" calcext:value-type="float">
            <text:p>-0.0025001</text:p>
          </table:table-cell>
          <table:table-cell office:value-type="float" office:value="0.00582753" calcext:value-type="float">
            <text:p>0.00582753</text:p>
          </table:table-cell>
          <table:table-cell office:value-type="float" office:value="-0.0002207139" calcext:value-type="float">
            <text:p>-0.0002207139</text:p>
          </table:table-cell>
          <table:table-cell office:value-type="float" office:value="1228" calcext:value-type="float">
            <text:p>1228</text:p>
          </table:table-cell>
          <table:table-cell table:formula="of:=[.B955]-180" office:value-type="float" office:value="-0.993179321300005" calcext:value-type="float">
            <text:p>-0.9931793213</text:p>
          </table:table-cell>
          <table:table-cell table:formula="of:=[.D955]*100" office:value-type="float" office:value="0.10237865" calcext:value-type="float">
            <text:p>0.10237865</text:p>
          </table:table-cell>
          <table:table-cell table:formula="of:=[.E955]*100" office:value-type="float" office:value="-0.25001" calcext:value-type="float">
            <text:p>-0.25001</text:p>
          </table:table-cell>
          <table:table-cell table:formula="of:=[.F955]*100" office:value-type="float" office:value="0.582753" calcext:value-type="float">
            <text:p>0.582753</text:p>
          </table:table-cell>
        </table:table-row>
        <table:table-row table:style-name="ro1">
          <table:table-cell office:value-type="float" office:value="61.51" calcext:value-type="float">
            <text:p>61.51</text:p>
          </table:table-cell>
          <table:table-cell office:value-type="float" office:value="179.0052947998" calcext:value-type="float">
            <text:p>179.0052947998</text:p>
          </table:table-cell>
          <table:table-cell office:value-type="float" office:value="0.284343627" calcext:value-type="float">
            <text:p>0.2843436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32198" calcext:value-type="float">
            <text:p>-0.0032198</text:p>
          </table:table-cell>
          <table:table-cell office:value-type="float" office:value="0.00586496" calcext:value-type="float">
            <text:p>0.00586496</text:p>
          </table:table-cell>
          <table:table-cell office:value-type="float" office:value="-0.0003336564" calcext:value-type="float">
            <text:p>-0.0003336564</text:p>
          </table:table-cell>
          <table:table-cell office:value-type="float" office:value="1229" calcext:value-type="float">
            <text:p>1229</text:p>
          </table:table-cell>
          <table:table-cell table:formula="of:=[.B956]-180" office:value-type="float" office:value="-0.994705200200002" calcext:value-type="float">
            <text:p>-0.9947052002</text:p>
          </table:table-cell>
          <table:table-cell table:formula="of:=[.D956]*100" office:value-type="float" office:value="0.10237865" calcext:value-type="float">
            <text:p>0.10237865</text:p>
          </table:table-cell>
          <table:table-cell table:formula="of:=[.E956]*100" office:value-type="float" office:value="-0.32198" calcext:value-type="float">
            <text:p>-0.32198</text:p>
          </table:table-cell>
          <table:table-cell table:formula="of:=[.F956]*100" office:value-type="float" office:value="0.586496" calcext:value-type="float">
            <text:p>0.586496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179.0168914795" calcext:value-type="float">
            <text:p>179.0168914795</text:p>
          </table:table-cell>
          <table:table-cell office:value-type="float" office:value="0.3337449882" calcext:value-type="float">
            <text:p>0.33374498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402869" calcext:value-type="float">
            <text:p>-0.00402869</text:p>
          </table:table-cell>
          <table:table-cell office:value-type="float" office:value="0.0056701" calcext:value-type="float">
            <text:p>0.0056701</text:p>
          </table:table-cell>
          <table:table-cell office:value-type="float" office:value="-0.0007460142" calcext:value-type="float">
            <text:p>-0.0007460142</text:p>
          </table:table-cell>
          <table:table-cell office:value-type="float" office:value="1230" calcext:value-type="float">
            <text:p>1230</text:p>
          </table:table-cell>
          <table:table-cell table:formula="of:=[.B957]-180" office:value-type="float" office:value="-0.983108520499997" calcext:value-type="float">
            <text:p>-0.9831085205</text:p>
          </table:table-cell>
          <table:table-cell table:formula="of:=[.D957]*100" office:value-type="float" office:value="0.10237865" calcext:value-type="float">
            <text:p>0.10237865</text:p>
          </table:table-cell>
          <table:table-cell table:formula="of:=[.E957]*100" office:value-type="float" office:value="-0.402869" calcext:value-type="float">
            <text:p>-0.402869</text:p>
          </table:table-cell>
          <table:table-cell table:formula="of:=[.F957]*100" office:value-type="float" office:value="0.56701" calcext:value-type="float">
            <text:p>0.56701</text:p>
          </table:table-cell>
        </table:table-row>
        <table:table-row table:style-name="ro1">
          <table:table-cell office:value-type="float" office:value="61.61" calcext:value-type="float">
            <text:p>61.61</text:p>
          </table:table-cell>
          <table:table-cell office:value-type="float" office:value="179.0260925293" calcext:value-type="float">
            <text:p>179.0260925293</text:p>
          </table:table-cell>
          <table:table-cell office:value-type="float" office:value="0.4106863457" calcext:value-type="float">
            <text:p>0.41068634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508058" calcext:value-type="float">
            <text:p>-0.00508058</text:p>
          </table:table-cell>
          <table:table-cell office:value-type="float" office:value="0.0056371" calcext:value-type="float">
            <text:p>0.0056371</text:p>
          </table:table-cell>
          <table:table-cell office:value-type="float" office:value="-0.0007051945" calcext:value-type="float">
            <text:p>-0.0007051945</text:p>
          </table:table-cell>
          <table:table-cell office:value-type="float" office:value="1231" calcext:value-type="float">
            <text:p>1231</text:p>
          </table:table-cell>
          <table:table-cell table:formula="of:=[.B958]-180" office:value-type="float" office:value="-0.973907470699999" calcext:value-type="float">
            <text:p>-0.9739074707</text:p>
          </table:table-cell>
          <table:table-cell table:formula="of:=[.D958]*100" office:value-type="float" office:value="0.10237865" calcext:value-type="float">
            <text:p>0.10237865</text:p>
          </table:table-cell>
          <table:table-cell table:formula="of:=[.E958]*100" office:value-type="float" office:value="-0.508058" calcext:value-type="float">
            <text:p>-0.508058</text:p>
          </table:table-cell>
          <table:table-cell table:formula="of:=[.F958]*100" office:value-type="float" office:value="0.56371" calcext:value-type="float">
            <text:p>0.56371</text:p>
          </table:table-cell>
        </table:table-row>
        <table:table-row table:style-name="ro1">
          <table:table-cell office:value-type="float" office:value="61.66" calcext:value-type="float">
            <text:p>61.66</text:p>
          </table:table-cell>
          <table:table-cell office:value-type="float" office:value="179.0252075195" calcext:value-type="float">
            <text:p>179.0252075195</text:p>
          </table:table-cell>
          <table:table-cell office:value-type="float" office:value="0.3890796752" calcext:value-type="float">
            <text:p>0.38907967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563753" calcext:value-type="float">
            <text:p>-0.00563753</text:p>
          </table:table-cell>
          <table:table-cell office:value-type="float" office:value="0.0056371" calcext:value-type="float">
            <text:p>0.0056371</text:p>
          </table:table-cell>
          <table:table-cell office:value-type="float" office:value="-0.0005875797" calcext:value-type="float">
            <text:p>-0.0005875797</text:p>
          </table:table-cell>
          <table:table-cell office:value-type="float" office:value="1232" calcext:value-type="float">
            <text:p>1232</text:p>
          </table:table-cell>
          <table:table-cell table:formula="of:=[.B959]-180" office:value-type="float" office:value="-0.974792480500014" calcext:value-type="float">
            <text:p>-0.9747924805</text:p>
          </table:table-cell>
          <table:table-cell table:formula="of:=[.D959]*100" office:value-type="float" office:value="0.10237865" calcext:value-type="float">
            <text:p>0.10237865</text:p>
          </table:table-cell>
          <table:table-cell table:formula="of:=[.E959]*100" office:value-type="float" office:value="-0.563753" calcext:value-type="float">
            <text:p>-0.563753</text:p>
          </table:table-cell>
          <table:table-cell table:formula="of:=[.F959]*100" office:value-type="float" office:value="0.56371" calcext:value-type="float">
            <text:p>0.56371</text:p>
          </table:table-cell>
        </table:table-row>
        <table:table-row table:style-name="ro1">
          <table:table-cell office:value-type="float" office:value="61.71" calcext:value-type="float">
            <text:p>61.71</text:p>
          </table:table-cell>
          <table:table-cell office:value-type="float" office:value="179.0328826904" calcext:value-type="float">
            <text:p>179.0328826904</text:p>
          </table:table-cell>
          <table:table-cell office:value-type="float" office:value="0.4372543864" calcext:value-type="float">
            <text:p>0.43725438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32978" calcext:value-type="float">
            <text:p>-0.00632978</text:p>
          </table:table-cell>
          <table:table-cell office:value-type="float" office:value="0.00546103" calcext:value-type="float">
            <text:p>0.00546103</text:p>
          </table:table-cell>
          <table:table-cell office:value-type="float" office:value="-0.0005691457" calcext:value-type="float">
            <text:p>-0.0005691457</text:p>
          </table:table-cell>
          <table:table-cell office:value-type="float" office:value="1233" calcext:value-type="float">
            <text:p>1233</text:p>
          </table:table-cell>
          <table:table-cell table:formula="of:=[.B960]-180" office:value-type="float" office:value="-0.967117309600013" calcext:value-type="float">
            <text:p>-0.9671173096</text:p>
          </table:table-cell>
          <table:table-cell table:formula="of:=[.D960]*100" office:value-type="float" office:value="0.10237865" calcext:value-type="float">
            <text:p>0.10237865</text:p>
          </table:table-cell>
          <table:table-cell table:formula="of:=[.E960]*100" office:value-type="float" office:value="-0.632978" calcext:value-type="float">
            <text:p>-0.632978</text:p>
          </table:table-cell>
          <table:table-cell table:formula="of:=[.F960]*100" office:value-type="float" office:value="0.546103" calcext:value-type="float">
            <text:p>0.546103</text:p>
          </table:table-cell>
        </table:table-row>
        <table:table-row table:style-name="ro1">
          <table:table-cell office:value-type="float" office:value="61.76" calcext:value-type="float">
            <text:p>61.76</text:p>
          </table:table-cell>
          <table:table-cell office:value-type="float" office:value="179.0221405029" calcext:value-type="float">
            <text:p>179.0221405029</text:p>
          </table:table-cell>
          <table:table-cell office:value-type="float" office:value="0.4126098212" calcext:value-type="float">
            <text:p>0.41260982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62682" calcext:value-type="float">
            <text:p>-0.00662682</text:p>
          </table:table-cell>
          <table:table-cell office:value-type="float" office:value="0.00528743" calcext:value-type="float">
            <text:p>0.00528743</text:p>
          </table:table-cell>
          <table:table-cell office:value-type="float" office:value="-0.000372805" calcext:value-type="float">
            <text:p>-0.000372805</text:p>
          </table:table-cell>
          <table:table-cell office:value-type="float" office:value="1234" calcext:value-type="float">
            <text:p>1234</text:p>
          </table:table-cell>
          <table:table-cell table:formula="of:=[.B961]-180" office:value-type="float" office:value="-0.977859497100013" calcext:value-type="float">
            <text:p>-0.9778594971</text:p>
          </table:table-cell>
          <table:table-cell table:formula="of:=[.D961]*100" office:value-type="float" office:value="0.10237865" calcext:value-type="float">
            <text:p>0.10237865</text:p>
          </table:table-cell>
          <table:table-cell table:formula="of:=[.E961]*100" office:value-type="float" office:value="-0.662682" calcext:value-type="float">
            <text:p>-0.662682</text:p>
          </table:table-cell>
          <table:table-cell table:formula="of:=[.F961]*100" office:value-type="float" office:value="0.528743" calcext:value-type="float">
            <text:p>0.528743</text:p>
          </table:table-cell>
        </table:table-row>
        <table:table-row table:style-name="ro1">
          <table:table-cell office:value-type="float" office:value="61.81" calcext:value-type="float">
            <text:p>61.81</text:p>
          </table:table-cell>
          <table:table-cell office:value-type="float" office:value="179.0178833008" calcext:value-type="float">
            <text:p>179.0178833008</text:p>
          </table:table-cell>
          <table:table-cell office:value-type="float" office:value="0.3715365062" calcext:value-type="float">
            <text:p>0.37153650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655099" calcext:value-type="float">
            <text:p>-0.00655099</text:p>
          </table:table-cell>
          <table:table-cell office:value-type="float" office:value="0.00508508" calcext:value-type="float">
            <text:p>0.00508508</text:p>
          </table:table-cell>
          <table:table-cell office:value-type="float" office:value="-0.0001026519" calcext:value-type="float">
            <text:p>-0.0001026519</text:p>
          </table:table-cell>
          <table:table-cell office:value-type="float" office:value="1235" calcext:value-type="float">
            <text:p>1235</text:p>
          </table:table-cell>
          <table:table-cell table:formula="of:=[.B962]-180" office:value-type="float" office:value="-0.982116699199992" calcext:value-type="float">
            <text:p>-0.9821166992</text:p>
          </table:table-cell>
          <table:table-cell table:formula="of:=[.D962]*100" office:value-type="float" office:value="0.10237865" calcext:value-type="float">
            <text:p>0.10237865</text:p>
          </table:table-cell>
          <table:table-cell table:formula="of:=[.E962]*100" office:value-type="float" office:value="-0.655099" calcext:value-type="float">
            <text:p>-0.655099</text:p>
          </table:table-cell>
          <table:table-cell table:formula="of:=[.F962]*100" office:value-type="float" office:value="0.508508" calcext:value-type="float">
            <text:p>0.508508</text:p>
          </table:table-cell>
        </table:table-row>
        <table:table-row table:style-name="ro1">
          <table:table-cell office:value-type="float" office:value="61.86" calcext:value-type="float">
            <text:p>61.86</text:p>
          </table:table-cell>
          <table:table-cell office:value-type="float" office:value="179.0042266846" calcext:value-type="float">
            <text:p>179.0042266846</text:p>
          </table:table-cell>
          <table:table-cell office:value-type="float" office:value="0.2696151994" calcext:value-type="float">
            <text:p>0.26961519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58211" calcext:value-type="float">
            <text:p>-0.0058211</text:p>
          </table:table-cell>
          <table:table-cell office:value-type="float" office:value="0.00508508" calcext:value-type="float">
            <text:p>0.00508508</text:p>
          </table:table-cell>
          <table:table-cell office:value-type="float" office:value="0.0002624092" calcext:value-type="float">
            <text:p>0.0002624092</text:p>
          </table:table-cell>
          <table:table-cell office:value-type="float" office:value="1236" calcext:value-type="float">
            <text:p>1236</text:p>
          </table:table-cell>
          <table:table-cell table:formula="of:=[.B963]-180" office:value-type="float" office:value="-0.995773315399987" calcext:value-type="float">
            <text:p>-0.9957733154</text:p>
          </table:table-cell>
          <table:table-cell table:formula="of:=[.D963]*100" office:value-type="float" office:value="0.10237865" calcext:value-type="float">
            <text:p>0.10237865</text:p>
          </table:table-cell>
          <table:table-cell table:formula="of:=[.E963]*100" office:value-type="float" office:value="-0.58211" calcext:value-type="float">
            <text:p>-0.58211</text:p>
          </table:table-cell>
          <table:table-cell table:formula="of:=[.F963]*100" office:value-type="float" office:value="0.508508" calcext:value-type="float">
            <text:p>0.508508</text:p>
          </table:table-cell>
        </table:table-row>
        <table:table-row table:style-name="ro1">
          <table:table-cell office:value-type="float" office:value="61.91" calcext:value-type="float">
            <text:p>61.91</text:p>
          </table:table-cell>
          <table:table-cell office:value-type="float" office:value="178.9707946777" calcext:value-type="float">
            <text:p>178.9707946777</text:p>
          </table:table-cell>
          <table:table-cell office:value-type="float" office:value="0.1735050352" calcext:value-type="float">
            <text:p>0.17350503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469408" calcext:value-type="float">
            <text:p>-0.00469408</text:p>
          </table:table-cell>
          <table:table-cell office:value-type="float" office:value="0.00469156" calcext:value-type="float">
            <text:p>0.00469156</text:p>
          </table:table-cell>
          <table:table-cell office:value-type="float" office:value="0.000416689" calcext:value-type="float">
            <text:p>0.000416689</text:p>
          </table:table-cell>
          <table:table-cell office:value-type="float" office:value="1237" calcext:value-type="float">
            <text:p>1237</text:p>
          </table:table-cell>
          <table:table-cell table:formula="of:=[.B964]-180" office:value-type="float" office:value="-1.02920532229999" calcext:value-type="float">
            <text:p>-1.0292053223</text:p>
          </table:table-cell>
          <table:table-cell table:formula="of:=[.D964]*100" office:value-type="float" office:value="0.10237865" calcext:value-type="float">
            <text:p>0.10237865</text:p>
          </table:table-cell>
          <table:table-cell table:formula="of:=[.E964]*100" office:value-type="float" office:value="-0.469408" calcext:value-type="float">
            <text:p>-0.469408</text:p>
          </table:table-cell>
          <table:table-cell table:formula="of:=[.F964]*100" office:value-type="float" office:value="0.469156" calcext:value-type="float">
            <text:p>0.469156</text:p>
          </table:table-cell>
        </table:table-row>
        <table:table-row table:style-name="ro1">
          <table:table-cell office:value-type="float" office:value="61.96" calcext:value-type="float">
            <text:p>61.96</text:p>
          </table:table-cell>
          <table:table-cell office:value-type="float" office:value="178.943939209" calcext:value-type="float">
            <text:p>178.943939209</text:p>
          </table:table-cell>
          <table:table-cell office:value-type="float" office:value="0.097202462" calcext:value-type="float">
            <text:p>0.0972024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343444" calcext:value-type="float">
            <text:p>-0.00343444</text:p>
          </table:table-cell>
          <table:table-cell office:value-type="float" office:value="0.0043974" calcext:value-type="float">
            <text:p>0.0043974</text:p>
          </table:table-cell>
          <table:table-cell office:value-type="float" office:value="0.0006758588" calcext:value-type="float">
            <text:p>0.0006758588</text:p>
          </table:table-cell>
          <table:table-cell office:value-type="float" office:value="1238" calcext:value-type="float">
            <text:p>1238</text:p>
          </table:table-cell>
          <table:table-cell table:formula="of:=[.B965]-180" office:value-type="float" office:value="-1.05606079099999" calcext:value-type="float">
            <text:p>-1.056060791</text:p>
          </table:table-cell>
          <table:table-cell table:formula="of:=[.D965]*100" office:value-type="float" office:value="0.10237865" calcext:value-type="float">
            <text:p>0.10237865</text:p>
          </table:table-cell>
          <table:table-cell table:formula="of:=[.E965]*100" office:value-type="float" office:value="-0.343444" calcext:value-type="float">
            <text:p>-0.343444</text:p>
          </table:table-cell>
          <table:table-cell table:formula="of:=[.F965]*100" office:value-type="float" office:value="0.43974" calcext:value-type="float">
            <text:p>0.43974</text:p>
          </table:table-cell>
        </table:table-row>
        <table:table-row table:style-name="ro1">
          <table:table-cell office:value-type="float" office:value="62.01" calcext:value-type="float">
            <text:p>62.01</text:p>
          </table:table-cell>
          <table:table-cell office:value-type="float" office:value="178.9271240234" calcext:value-type="float">
            <text:p>178.9271240234</text:p>
          </table:table-cell>
          <table:table-cell office:value-type="float" office:value="0.0318982928" calcext:value-type="float">
            <text:p>0.03189829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215975" calcext:value-type="float">
            <text:p>-0.00215975</text:p>
          </table:table-cell>
          <table:table-cell office:value-type="float" office:value="0.00370623" calcext:value-type="float">
            <text:p>0.00370623</text:p>
          </table:table-cell>
          <table:table-cell office:value-type="float" office:value="0.000830746" calcext:value-type="float">
            <text:p>0.000830746</text:p>
          </table:table-cell>
          <table:table-cell office:value-type="float" office:value="1239" calcext:value-type="float">
            <text:p>1239</text:p>
          </table:table-cell>
          <table:table-cell table:formula="of:=[.B966]-180" office:value-type="float" office:value="-1.07287597659999" calcext:value-type="float">
            <text:p>-1.0728759766</text:p>
          </table:table-cell>
          <table:table-cell table:formula="of:=[.D966]*100" office:value-type="float" office:value="0.10237865" calcext:value-type="float">
            <text:p>0.10237865</text:p>
          </table:table-cell>
          <table:table-cell table:formula="of:=[.E966]*100" office:value-type="float" office:value="-0.215975" calcext:value-type="float">
            <text:p>-0.215975</text:p>
          </table:table-cell>
          <table:table-cell table:formula="of:=[.F966]*100" office:value-type="float" office:value="0.370623" calcext:value-type="float">
            <text:p>0.370623</text:p>
          </table:table-cell>
        </table:table-row>
        <table:table-row table:style-name="ro1">
          <table:table-cell office:value-type="float" office:value="62.06" calcext:value-type="float">
            <text:p>62.06</text:p>
          </table:table-cell>
          <table:table-cell office:value-type="float" office:value="178.9140930176" calcext:value-type="float">
            <text:p>178.9140930176</text:p>
          </table:table-cell>
          <table:table-cell office:value-type="float" office:value="-0.046774915" calcext:value-type="float">
            <text:p>-0.0467749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7859" calcext:value-type="float">
            <text:p>-0.0007859</text:p>
          </table:table-cell>
          <table:table-cell office:value-type="float" office:value="0.00324928" calcext:value-type="float">
            <text:p>0.00324928</text:p>
          </table:table-cell>
          <table:table-cell office:value-type="float" office:value="0.0007458749" calcext:value-type="float">
            <text:p>0.0007458749</text:p>
          </table:table-cell>
          <table:table-cell office:value-type="float" office:value="1240" calcext:value-type="float">
            <text:p>1240</text:p>
          </table:table-cell>
          <table:table-cell table:formula="of:=[.B967]-180" office:value-type="float" office:value="-1.08590698239999" calcext:value-type="float">
            <text:p>-1.0859069824</text:p>
          </table:table-cell>
          <table:table-cell table:formula="of:=[.D967]*100" office:value-type="float" office:value="0.10237865" calcext:value-type="float">
            <text:p>0.10237865</text:p>
          </table:table-cell>
          <table:table-cell table:formula="of:=[.E967]*100" office:value-type="float" office:value="-0.07859" calcext:value-type="float">
            <text:p>-0.07859</text:p>
          </table:table-cell>
          <table:table-cell table:formula="of:=[.F967]*100" office:value-type="float" office:value="0.324928" calcext:value-type="float">
            <text:p>0.324928</text:p>
          </table:table-cell>
        </table:table-row>
        <table:table-row table:style-name="ro1">
          <table:table-cell office:value-type="float" office:value="62.11" calcext:value-type="float">
            <text:p>62.11</text:p>
          </table:table-cell>
          <table:table-cell office:value-type="float" office:value="178.9185943604" calcext:value-type="float">
            <text:p>178.9185943604</text:p>
          </table:table-cell>
          <table:table-cell office:value-type="float" office:value="-0.0795459093" calcext:value-type="float">
            <text:p>-0.07954590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34805" calcext:value-type="float">
            <text:p>0.00034805</text:p>
          </table:table-cell>
          <table:table-cell office:value-type="float" office:value="0.00324928" calcext:value-type="float">
            <text:p>0.00324928</text:p>
          </table:table-cell>
          <table:table-cell office:value-type="float" office:value="0.0006012267" calcext:value-type="float">
            <text:p>0.0006012267</text:p>
          </table:table-cell>
          <table:table-cell office:value-type="float" office:value="1241" calcext:value-type="float">
            <text:p>1241</text:p>
          </table:table-cell>
          <table:table-cell table:formula="of:=[.B968]-180" office:value-type="float" office:value="-1.08140563960001" calcext:value-type="float">
            <text:p>-1.0814056396</text:p>
          </table:table-cell>
          <table:table-cell table:formula="of:=[.D968]*100" office:value-type="float" office:value="0.10237865" calcext:value-type="float">
            <text:p>0.10237865</text:p>
          </table:table-cell>
          <table:table-cell table:formula="of:=[.E968]*100" office:value-type="float" office:value="0.034805" calcext:value-type="float">
            <text:p>0.034805</text:p>
          </table:table-cell>
          <table:table-cell table:formula="of:=[.F968]*100" office:value-type="float" office:value="0.324928" calcext:value-type="float">
            <text:p>0.324928</text:p>
          </table:table-cell>
        </table:table-row>
        <table:table-row table:style-name="ro1">
          <table:table-cell office:value-type="float" office:value="62.16" calcext:value-type="float">
            <text:p>62.16</text:p>
          </table:table-cell>
          <table:table-cell office:value-type="float" office:value="178.9147491455" calcext:value-type="float">
            <text:p>178.9147491455</text:p>
          </table:table-cell>
          <table:table-cell office:value-type="float" office:value="-0.0939376292" calcext:value-type="float">
            <text:p>-0.09393762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9963" calcext:value-type="float">
            <text:p>0.00119963</text:p>
          </table:table-cell>
          <table:table-cell office:value-type="float" office:value="0.00219956" calcext:value-type="float">
            <text:p>0.00219956</text:p>
          </table:table-cell>
          <table:table-cell office:value-type="float" office:value="0.0004174953" calcext:value-type="float">
            <text:p>0.0004174953</text:p>
          </table:table-cell>
          <table:table-cell office:value-type="float" office:value="1242" calcext:value-type="float">
            <text:p>1242</text:p>
          </table:table-cell>
          <table:table-cell table:formula="of:=[.B969]-180" office:value-type="float" office:value="-1.0852508545" calcext:value-type="float">
            <text:p>-1.0852508545</text:p>
          </table:table-cell>
          <table:table-cell table:formula="of:=[.D969]*100" office:value-type="float" office:value="0.10237865" calcext:value-type="float">
            <text:p>0.10237865</text:p>
          </table:table-cell>
          <table:table-cell table:formula="of:=[.E969]*100" office:value-type="float" office:value="0.119963" calcext:value-type="float">
            <text:p>0.119963</text:p>
          </table:table-cell>
          <table:table-cell table:formula="of:=[.F969]*100" office:value-type="float" office:value="0.219956" calcext:value-type="float">
            <text:p>0.219956</text:p>
          </table:table-cell>
        </table:table-row>
        <table:table-row table:style-name="ro1">
          <table:table-cell office:value-type="float" office:value="62.22" calcext:value-type="float">
            <text:p>62.22</text:p>
          </table:table-cell>
          <table:table-cell office:value-type="float" office:value="178.9327850342" calcext:value-type="float">
            <text:p>178.9327850342</text:p>
          </table:table-cell>
          <table:table-cell office:value-type="float" office:value="-0.0889252337" calcext:value-type="float">
            <text:p>-0.08892523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7337" calcext:value-type="float">
            <text:p>0.0017337</text:p>
          </table:table-cell>
          <table:table-cell office:value-type="float" office:value="0.00151884" calcext:value-type="float">
            <text:p>0.00151884</text:p>
          </table:table-cell>
          <table:table-cell office:value-type="float" office:value="0.000295522" calcext:value-type="float">
            <text:p>0.000295522</text:p>
          </table:table-cell>
          <table:table-cell office:value-type="float" office:value="1243" calcext:value-type="float">
            <text:p>1243</text:p>
          </table:table-cell>
          <table:table-cell table:formula="of:=[.B970]-180" office:value-type="float" office:value="-1.06721496579999" calcext:value-type="float">
            <text:p>-1.0672149658</text:p>
          </table:table-cell>
          <table:table-cell table:formula="of:=[.D970]*100" office:value-type="float" office:value="0.10237865" calcext:value-type="float">
            <text:p>0.10237865</text:p>
          </table:table-cell>
          <table:table-cell table:formula="of:=[.E970]*100" office:value-type="float" office:value="0.17337" calcext:value-type="float">
            <text:p>0.17337</text:p>
          </table:table-cell>
          <table:table-cell table:formula="of:=[.F970]*100" office:value-type="float" office:value="0.151884" calcext:value-type="float">
            <text:p>0.151884</text:p>
          </table:table-cell>
        </table:table-row>
        <table:table-row table:style-name="ro1">
          <table:table-cell office:value-type="float" office:value="62.26" calcext:value-type="float">
            <text:p>62.26</text:p>
          </table:table-cell>
          <table:table-cell office:value-type="float" office:value="178.948425293" calcext:value-type="float">
            <text:p>178.948425293</text:p>
          </table:table-cell>
          <table:table-cell office:value-type="float" office:value="-0.0473714801" calcext:value-type="float">
            <text:p>-0.04737148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81262" calcext:value-type="float">
            <text:p>0.00181262</text:p>
          </table:table-cell>
          <table:table-cell office:value-type="float" office:value="0.00007215" calcext:value-type="float">
            <text:p>0.00007215</text:p>
          </table:table-cell>
          <table:table-cell office:value-type="float" office:value="-0.0000184999" calcext:value-type="float">
            <text:p>-1.84999E-05</text:p>
          </table:table-cell>
          <table:table-cell office:value-type="float" office:value="1244" calcext:value-type="float">
            <text:p>1244</text:p>
          </table:table-cell>
          <table:table-cell table:formula="of:=[.B971]-180" office:value-type="float" office:value="-1.05157470699999" calcext:value-type="float">
            <text:p>-1.051574707</text:p>
          </table:table-cell>
          <table:table-cell table:formula="of:=[.D971]*100" office:value-type="float" office:value="0.10237865" calcext:value-type="float">
            <text:p>0.10237865</text:p>
          </table:table-cell>
          <table:table-cell table:formula="of:=[.E971]*100" office:value-type="float" office:value="0.181262" calcext:value-type="float">
            <text:p>0.181262</text:p>
          </table:table-cell>
          <table:table-cell table:formula="of:=[.F971]*100" office:value-type="float" office:value="0.007215" calcext:value-type="float">
            <text:p>0.007215</text:p>
          </table:table-cell>
        </table:table-row>
        <table:table-row table:style-name="ro1">
          <table:table-cell office:value-type="float" office:value="62.32" calcext:value-type="float">
            <text:p>62.32</text:p>
          </table:table-cell>
          <table:table-cell office:value-type="float" office:value="178.9769592285" calcext:value-type="float">
            <text:p>178.9769592285</text:p>
          </table:table-cell>
          <table:table-cell office:value-type="float" office:value="-0.0550405076" calcext:value-type="float">
            <text:p>-0.05504050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1633" calcext:value-type="float">
            <text:p>0.00191633</text:p>
          </table:table-cell>
          <table:table-cell office:value-type="float" office:value="0.00007215" calcext:value-type="float">
            <text:p>0.00007215</text:p>
          </table:table-cell>
          <table:table-cell office:value-type="float" office:value="-0.0002381475" calcext:value-type="float">
            <text:p>-0.0002381475</text:p>
          </table:table-cell>
          <table:table-cell office:value-type="float" office:value="1245" calcext:value-type="float">
            <text:p>1245</text:p>
          </table:table-cell>
          <table:table-cell table:formula="of:=[.B972]-180" office:value-type="float" office:value="-1.02304077150001" calcext:value-type="float">
            <text:p>-1.0230407715</text:p>
          </table:table-cell>
          <table:table-cell table:formula="of:=[.D972]*100" office:value-type="float" office:value="0.10237865" calcext:value-type="float">
            <text:p>0.10237865</text:p>
          </table:table-cell>
          <table:table-cell table:formula="of:=[.E972]*100" office:value-type="float" office:value="0.191633" calcext:value-type="float">
            <text:p>0.191633</text:p>
          </table:table-cell>
          <table:table-cell table:formula="of:=[.F972]*100" office:value-type="float" office:value="0.007215" calcext:value-type="float">
            <text:p>0.007215</text:p>
          </table:table-cell>
        </table:table-row>
        <table:table-row table:style-name="ro1">
          <table:table-cell office:value-type="float" office:value="62.37" calcext:value-type="float">
            <text:p>62.37</text:p>
          </table:table-cell>
          <table:table-cell office:value-type="float" office:value="178.995010376" calcext:value-type="float">
            <text:p>178.995010376</text:p>
          </table:table-cell>
          <table:table-cell office:value-type="float" office:value="0.0059051043" calcext:value-type="float">
            <text:p>0.00590510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7921" calcext:value-type="float">
            <text:p>0.00157921</text:p>
          </table:table-cell>
          <table:table-cell office:value-type="float" office:value="-0.00269759" calcext:value-type="float">
            <text:p>-0.00269759</text:p>
          </table:table-cell>
          <table:table-cell office:value-type="float" office:value="-0.0004766361" calcext:value-type="float">
            <text:p>-0.0004766361</text:p>
          </table:table-cell>
          <table:table-cell office:value-type="float" office:value="1246" calcext:value-type="float">
            <text:p>1246</text:p>
          </table:table-cell>
          <table:table-cell table:formula="of:=[.B973]-180" office:value-type="float" office:value="-1.00498962399999" calcext:value-type="float">
            <text:p>-1.004989624</text:p>
          </table:table-cell>
          <table:table-cell table:formula="of:=[.D973]*100" office:value-type="float" office:value="0.10237865" calcext:value-type="float">
            <text:p>0.10237865</text:p>
          </table:table-cell>
          <table:table-cell table:formula="of:=[.E973]*100" office:value-type="float" office:value="0.157921" calcext:value-type="float">
            <text:p>0.157921</text:p>
          </table:table-cell>
          <table:table-cell table:formula="of:=[.F973]*100" office:value-type="float" office:value="-0.269759" calcext:value-type="float">
            <text:p>-0.269759</text:p>
          </table:table-cell>
        </table:table-row>
        <table:table-row table:style-name="ro1">
          <table:table-cell office:value-type="float" office:value="62.42" calcext:value-type="float">
            <text:p>62.42</text:p>
          </table:table-cell>
          <table:table-cell office:value-type="float" office:value="178.9893951416" calcext:value-type="float">
            <text:p>178.9893951416</text:p>
          </table:table-cell>
          <table:table-cell office:value-type="float" office:value="0.032577785" calcext:value-type="float">
            <text:p>0.0325777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-0.00269759" calcext:value-type="float">
            <text:p>-0.00269759</text:p>
          </table:table-cell>
          <table:table-cell office:value-type="float" office:value="-0.000492448" calcext:value-type="float">
            <text:p>-0.000492448</text:p>
          </table:table-cell>
          <table:table-cell office:value-type="float" office:value="1247" calcext:value-type="float">
            <text:p>1247</text:p>
          </table:table-cell>
          <table:table-cell table:formula="of:=[.B974]-180" office:value-type="float" office:value="-1.0106048584" calcext:value-type="float">
            <text:p>-1.0106048584</text:p>
          </table:table-cell>
          <table:table-cell table:formula="of:=[.D974]*100" office:value-type="float" office:value="0.10237865" calcext:value-type="float">
            <text:p>0.10237865</text:p>
          </table:table-cell>
          <table:table-cell table:formula="of:=[.E974]*100" office:value-type="float" office:value="0.117677" calcext:value-type="float">
            <text:p>0.117677</text:p>
          </table:table-cell>
          <table:table-cell table:formula="of:=[.F974]*100" office:value-type="float" office:value="-0.269759" calcext:value-type="float">
            <text:p>-0.269759</text:p>
          </table:table-cell>
        </table:table-row>
        <table:table-row table:style-name="ro1">
          <table:table-cell office:value-type="float" office:value="62.47" calcext:value-type="float">
            <text:p>62.47</text:p>
          </table:table-cell>
          <table:table-cell office:value-type="float" office:value="178.991027832" calcext:value-type="float">
            <text:p>178.991027832</text:p>
          </table:table-cell>
          <table:table-cell office:value-type="float" office:value="-0.0071040559" calcext:value-type="float">
            <text:p>-0.00710405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7308" calcext:value-type="float">
            <text:p>0.00117308</text:p>
          </table:table-cell>
          <table:table-cell office:value-type="float" office:value="-0.0038954" calcext:value-type="float">
            <text:p>-0.0038954</text:p>
          </table:table-cell>
          <table:table-cell office:value-type="float" office:value="-0.0004420683" calcext:value-type="float">
            <text:p>-0.0004420683</text:p>
          </table:table-cell>
          <table:table-cell office:value-type="float" office:value="1248" calcext:value-type="float">
            <text:p>1248</text:p>
          </table:table-cell>
          <table:table-cell table:formula="of:=[.B975]-180" office:value-type="float" office:value="-1.00897216800001" calcext:value-type="float">
            <text:p>-1.008972168</text:p>
          </table:table-cell>
          <table:table-cell table:formula="of:=[.D975]*100" office:value-type="float" office:value="0.10237865" calcext:value-type="float">
            <text:p>0.10237865</text:p>
          </table:table-cell>
          <table:table-cell table:formula="of:=[.E975]*100" office:value-type="float" office:value="0.117308" calcext:value-type="float">
            <text:p>0.117308</text:p>
          </table:table-cell>
          <table:table-cell table:formula="of:=[.F975]*100" office:value-type="float" office:value="-0.38954" calcext:value-type="float">
            <text:p>-0.38954</text:p>
          </table:table-cell>
        </table:table-row>
        <table:table-row table:style-name="ro1">
          <table:table-cell office:value-type="float" office:value="62.52" calcext:value-type="float">
            <text:p>62.52</text:p>
          </table:table-cell>
          <table:table-cell office:value-type="float" office:value="178.973526001" calcext:value-type="float">
            <text:p>178.973526001</text:p>
          </table:table-cell>
          <table:table-cell office:value-type="float" office:value="-0.0058473507" calcext:value-type="float">
            <text:p>-0.00584735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16225" calcext:value-type="float">
            <text:p>0.00116225</text:p>
          </table:table-cell>
          <table:table-cell office:value-type="float" office:value="-0.00605299" calcext:value-type="float">
            <text:p>-0.00605299</text:p>
          </table:table-cell>
          <table:table-cell office:value-type="float" office:value="-0.0003739705" calcext:value-type="float">
            <text:p>-0.0003739705</text:p>
          </table:table-cell>
          <table:table-cell office:value-type="float" office:value="1249" calcext:value-type="float">
            <text:p>1249</text:p>
          </table:table-cell>
          <table:table-cell table:formula="of:=[.B976]-180" office:value-type="float" office:value="-1.02647399899999" calcext:value-type="float">
            <text:p>-1.026473999</text:p>
          </table:table-cell>
          <table:table-cell table:formula="of:=[.D976]*100" office:value-type="float" office:value="0.10237865" calcext:value-type="float">
            <text:p>0.10237865</text:p>
          </table:table-cell>
          <table:table-cell table:formula="of:=[.E976]*100" office:value-type="float" office:value="0.116225" calcext:value-type="float">
            <text:p>0.116225</text:p>
          </table:table-cell>
          <table:table-cell table:formula="of:=[.F976]*100" office:value-type="float" office:value="-0.605299" calcext:value-type="float">
            <text:p>-0.605299</text:p>
          </table:table-cell>
        </table:table-row>
        <table:table-row table:style-name="ro1">
          <table:table-cell office:value-type="float" office:value="62.57" calcext:value-type="float">
            <text:p>62.57</text:p>
          </table:table-cell>
          <table:table-cell office:value-type="float" office:value="178.9713592529" calcext:value-type="float">
            <text:p>178.9713592529</text:p>
          </table:table-cell>
          <table:table-cell office:value-type="float" office:value="-0.1087311373" calcext:value-type="float">
            <text:p>-0.108731137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84081" calcext:value-type="float">
            <text:p>0.00184081</text:p>
          </table:table-cell>
          <table:table-cell office:value-type="float" office:value="-0.00605299" calcext:value-type="float">
            <text:p>-0.00605299</text:p>
          </table:table-cell>
          <table:table-cell office:value-type="float" office:value="-0.0000380087" calcext:value-type="float">
            <text:p>-3.80087E-05</text:p>
          </table:table-cell>
          <table:table-cell office:value-type="float" office:value="1250" calcext:value-type="float">
            <text:p>1250</text:p>
          </table:table-cell>
          <table:table-cell table:formula="of:=[.B977]-180" office:value-type="float" office:value="-1.02864074710001" calcext:value-type="float">
            <text:p>-1.0286407471</text:p>
          </table:table-cell>
          <table:table-cell table:formula="of:=[.D977]*100" office:value-type="float" office:value="0.10237865" calcext:value-type="float">
            <text:p>0.10237865</text:p>
          </table:table-cell>
          <table:table-cell table:formula="of:=[.E977]*100" office:value-type="float" office:value="0.184081" calcext:value-type="float">
            <text:p>0.184081</text:p>
          </table:table-cell>
          <table:table-cell table:formula="of:=[.F977]*100" office:value-type="float" office:value="-0.605299" calcext:value-type="float">
            <text:p>-0.605299</text:p>
          </table:table-cell>
        </table:table-row>
        <table:table-row table:style-name="ro1">
          <table:table-cell office:value-type="float" office:value="62.62" calcext:value-type="float">
            <text:p>62.62</text:p>
          </table:table-cell>
          <table:table-cell office:value-type="float" office:value="178.9579925537" calcext:value-type="float">
            <text:p>178.9579925537</text:p>
          </table:table-cell>
          <table:table-cell office:value-type="float" office:value="-0.1784272474" calcext:value-type="float">
            <text:p>-0.178427247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5756" calcext:value-type="float">
            <text:p>0.00275756</text:p>
          </table:table-cell>
          <table:table-cell office:value-type="float" office:value="-0.00744663" calcext:value-type="float">
            <text:p>-0.00744663</text:p>
          </table:table-cell>
          <table:table-cell office:value-type="float" office:value="0.0000371804" calcext:value-type="float">
            <text:p>3.71804E-05</text:p>
          </table:table-cell>
          <table:table-cell office:value-type="float" office:value="1251" calcext:value-type="float">
            <text:p>1251</text:p>
          </table:table-cell>
          <table:table-cell table:formula="of:=[.B978]-180" office:value-type="float" office:value="-1.0420074463" calcext:value-type="float">
            <text:p>-1.0420074463</text:p>
          </table:table-cell>
          <table:table-cell table:formula="of:=[.D978]*100" office:value-type="float" office:value="0.10237865" calcext:value-type="float">
            <text:p>0.10237865</text:p>
          </table:table-cell>
          <table:table-cell table:formula="of:=[.E978]*100" office:value-type="float" office:value="0.275756" calcext:value-type="float">
            <text:p>0.275756</text:p>
          </table:table-cell>
          <table:table-cell table:formula="of:=[.F978]*100" office:value-type="float" office:value="-0.744663" calcext:value-type="float">
            <text:p>-0.744663</text:p>
          </table:table-cell>
        </table:table-row>
        <table:table-row table:style-name="ro1">
          <table:table-cell office:value-type="float" office:value="62.67" calcext:value-type="float">
            <text:p>62.67</text:p>
          </table:table-cell>
          <table:table-cell office:value-type="float" office:value="178.9399719238" calcext:value-type="float">
            <text:p>178.9399719238</text:p>
          </table:table-cell>
          <table:table-cell office:value-type="float" office:value="-0.2683854123" calcext:value-type="float">
            <text:p>-0.26838541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6809" calcext:value-type="float">
            <text:p>0.00396809</text:p>
          </table:table-cell>
          <table:table-cell office:value-type="float" office:value="-0.00981812" calcext:value-type="float">
            <text:p>-0.00981812</text:p>
          </table:table-cell>
          <table:table-cell office:value-type="float" office:value="0.0002037051" calcext:value-type="float">
            <text:p>0.0002037051</text:p>
          </table:table-cell>
          <table:table-cell office:value-type="float" office:value="1252" calcext:value-type="float">
            <text:p>1252</text:p>
          </table:table-cell>
          <table:table-cell table:formula="of:=[.B979]-180" office:value-type="float" office:value="-1.06002807620001" calcext:value-type="float">
            <text:p>-1.0600280762</text:p>
          </table:table-cell>
          <table:table-cell table:formula="of:=[.D979]*100" office:value-type="float" office:value="0.10237865" calcext:value-type="float">
            <text:p>0.10237865</text:p>
          </table:table-cell>
          <table:table-cell table:formula="of:=[.E979]*100" office:value-type="float" office:value="0.396809" calcext:value-type="float">
            <text:p>0.396809</text:p>
          </table:table-cell>
          <table:table-cell table:formula="of:=[.F979]*100" office:value-type="float" office:value="-0.981812" calcext:value-type="float">
            <text:p>-0.981812</text:p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178.9194793701" calcext:value-type="float">
            <text:p>178.9194793701</text:p>
          </table:table-cell>
          <table:table-cell office:value-type="float" office:value="-0.338699219" calcext:value-type="float">
            <text:p>-0.3386992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4346" calcext:value-type="float">
            <text:p>0.00524346</text:p>
          </table:table-cell>
          <table:table-cell office:value-type="float" office:value="-0.01129367" calcext:value-type="float">
            <text:p>-0.01129367</text:p>
          </table:table-cell>
          <table:table-cell office:value-type="float" office:value="0.000385701" calcext:value-type="float">
            <text:p>0.000385701</text:p>
          </table:table-cell>
          <table:table-cell office:value-type="float" office:value="1253" calcext:value-type="float">
            <text:p>1253</text:p>
          </table:table-cell>
          <table:table-cell table:formula="of:=[.B980]-180" office:value-type="float" office:value="-1.08052062990001" calcext:value-type="float">
            <text:p>-1.0805206299</text:p>
          </table:table-cell>
          <table:table-cell table:formula="of:=[.D980]*100" office:value-type="float" office:value="0.10237865" calcext:value-type="float">
            <text:p>0.10237865</text:p>
          </table:table-cell>
          <table:table-cell table:formula="of:=[.E980]*100" office:value-type="float" office:value="0.524346" calcext:value-type="float">
            <text:p>0.524346</text:p>
          </table:table-cell>
          <table:table-cell table:formula="of:=[.F980]*100" office:value-type="float" office:value="-1.129367" calcext:value-type="float">
            <text:p>-1.129367</text:p>
          </table:table-cell>
        </table:table-row>
        <table:table-row table:style-name="ro1">
          <table:table-cell office:value-type="float" office:value="62.77" calcext:value-type="float">
            <text:p>62.77</text:p>
          </table:table-cell>
          <table:table-cell office:value-type="float" office:value="178.9270324707" calcext:value-type="float">
            <text:p>178.9270324707</text:p>
          </table:table-cell>
          <table:table-cell office:value-type="float" office:value="-0.4031893036" calcext:value-type="float">
            <text:p>-0.40318930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52321" calcext:value-type="float">
            <text:p>0.00652321</text:p>
          </table:table-cell>
          <table:table-cell office:value-type="float" office:value="-0.01371912" calcext:value-type="float">
            <text:p>-0.01371912</text:p>
          </table:table-cell>
          <table:table-cell office:value-type="float" office:value="0.0005463646" calcext:value-type="float">
            <text:p>0.0005463646</text:p>
          </table:table-cell>
          <table:table-cell office:value-type="float" office:value="1254" calcext:value-type="float">
            <text:p>1254</text:p>
          </table:table-cell>
          <table:table-cell table:formula="of:=[.B981]-180" office:value-type="float" office:value="-1.0729675293" calcext:value-type="float">
            <text:p>-1.0729675293</text:p>
          </table:table-cell>
          <table:table-cell table:formula="of:=[.D981]*100" office:value-type="float" office:value="0.10237865" calcext:value-type="float">
            <text:p>0.10237865</text:p>
          </table:table-cell>
          <table:table-cell table:formula="of:=[.E981]*100" office:value-type="float" office:value="0.652321" calcext:value-type="float">
            <text:p>0.652321</text:p>
          </table:table-cell>
          <table:table-cell table:formula="of:=[.F981]*100" office:value-type="float" office:value="-1.371912" calcext:value-type="float">
            <text:p>-1.371912</text:p>
          </table:table-cell>
        </table:table-row>
        <table:table-row table:style-name="ro1">
          <table:table-cell office:value-type="float" office:value="62.82" calcext:value-type="float">
            <text:p>62.82</text:p>
          </table:table-cell>
          <table:table-cell office:value-type="float" office:value="178.9353485107" calcext:value-type="float">
            <text:p>178.9353485107</text:p>
          </table:table-cell>
          <table:table-cell office:value-type="float" office:value="-0.5061403536" calcext:value-type="float">
            <text:p>-0.50614035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06225" calcext:value-type="float">
            <text:p>0.00806225</text:p>
          </table:table-cell>
          <table:table-cell office:value-type="float" office:value="-0.01371912" calcext:value-type="float">
            <text:p>-0.01371912</text:p>
          </table:table-cell>
          <table:table-cell office:value-type="float" office:value="0.0006549064" calcext:value-type="float">
            <text:p>0.0006549064</text:p>
          </table:table-cell>
          <table:table-cell office:value-type="float" office:value="1255" calcext:value-type="float">
            <text:p>1255</text:p>
          </table:table-cell>
          <table:table-cell table:formula="of:=[.B982]-180" office:value-type="float" office:value="-1.06465148929999" calcext:value-type="float">
            <text:p>-1.0646514893</text:p>
          </table:table-cell>
          <table:table-cell table:formula="of:=[.D982]*100" office:value-type="float" office:value="0.10237865" calcext:value-type="float">
            <text:p>0.10237865</text:p>
          </table:table-cell>
          <table:table-cell table:formula="of:=[.E982]*100" office:value-type="float" office:value="0.806225" calcext:value-type="float">
            <text:p>0.806225</text:p>
          </table:table-cell>
          <table:table-cell table:formula="of:=[.F982]*100" office:value-type="float" office:value="-1.371912" calcext:value-type="float">
            <text:p>-1.371912</text:p>
          </table:table-cell>
        </table:table-row>
        <table:table-row table:style-name="ro1">
          <table:table-cell office:value-type="float" office:value="62.87" calcext:value-type="float">
            <text:p>62.87</text:p>
          </table:table-cell>
          <table:table-cell office:value-type="float" office:value="178.9330444336" calcext:value-type="float">
            <text:p>178.9330444336</text:p>
          </table:table-cell>
          <table:table-cell office:value-type="float" office:value="-0.6207987683" calcext:value-type="float">
            <text:p>-0.62079876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85211" calcext:value-type="float">
            <text:p>0.00985211</text:p>
          </table:table-cell>
          <table:table-cell office:value-type="float" office:value="-0.01510659" calcext:value-type="float">
            <text:p>-0.01510659</text:p>
          </table:table-cell>
          <table:table-cell office:value-type="float" office:value="0.0007742459" calcext:value-type="float">
            <text:p>0.0007742459</text:p>
          </table:table-cell>
          <table:table-cell office:value-type="float" office:value="1256" calcext:value-type="float">
            <text:p>1256</text:p>
          </table:table-cell>
          <table:table-cell table:formula="of:=[.B983]-180" office:value-type="float" office:value="-1.0669555664" calcext:value-type="float">
            <text:p>-1.0669555664</text:p>
          </table:table-cell>
          <table:table-cell table:formula="of:=[.D983]*100" office:value-type="float" office:value="0.10237865" calcext:value-type="float">
            <text:p>0.10237865</text:p>
          </table:table-cell>
          <table:table-cell table:formula="of:=[.E983]*100" office:value-type="float" office:value="0.985211" calcext:value-type="float">
            <text:p>0.985211</text:p>
          </table:table-cell>
          <table:table-cell table:formula="of:=[.F983]*100" office:value-type="float" office:value="-1.510659" calcext:value-type="float">
            <text:p>-1.510659</text:p>
          </table:table-cell>
        </table:table-row>
        <table:table-row table:style-name="ro1">
          <table:table-cell office:value-type="float" office:value="62.92" calcext:value-type="float">
            <text:p>62.92</text:p>
          </table:table-cell>
          <table:table-cell office:value-type="float" office:value="178.9256439209" calcext:value-type="float">
            <text:p>178.9256439209</text:p>
          </table:table-cell>
          <table:table-cell office:value-type="float" office:value="-0.6088906233" calcext:value-type="float">
            <text:p>-0.60889062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96548" calcext:value-type="float">
            <text:p>0.01096548</text:p>
          </table:table-cell>
          <table:table-cell office:value-type="float" office:value="-0.0174029" calcext:value-type="float">
            <text:p>-0.0174029</text:p>
          </table:table-cell>
          <table:table-cell office:value-type="float" office:value="0.000566644" calcext:value-type="float">
            <text:p>0.000566644</text:p>
          </table:table-cell>
          <table:table-cell office:value-type="float" office:value="1257" calcext:value-type="float">
            <text:p>1257</text:p>
          </table:table-cell>
          <table:table-cell table:formula="of:=[.B984]-180" office:value-type="float" office:value="-1.0743560791" calcext:value-type="float">
            <text:p>-1.0743560791</text:p>
          </table:table-cell>
          <table:table-cell table:formula="of:=[.D984]*100" office:value-type="float" office:value="0.10237865" calcext:value-type="float">
            <text:p>0.10237865</text:p>
          </table:table-cell>
          <table:table-cell table:formula="of:=[.E984]*100" office:value-type="float" office:value="1.096548" calcext:value-type="float">
            <text:p>1.096548</text:p>
          </table:table-cell>
          <table:table-cell table:formula="of:=[.F984]*100" office:value-type="float" office:value="-1.74029" calcext:value-type="float">
            <text:p>-1.74029</text:p>
          </table:table-cell>
        </table:table-row>
        <table:table-row table:style-name="ro1">
          <table:table-cell office:value-type="float" office:value="62.97" calcext:value-type="float">
            <text:p>62.97</text:p>
          </table:table-cell>
          <table:table-cell office:value-type="float" office:value="178.9176635742" calcext:value-type="float">
            <text:p>178.9176635742</text:p>
          </table:table-cell>
          <table:table-cell office:value-type="float" office:value="-0.6479307909" calcext:value-type="float">
            <text:p>-0.64793079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196764" calcext:value-type="float">
            <text:p>0.01196764</text:p>
          </table:table-cell>
          <table:table-cell office:value-type="float" office:value="-0.01849884" calcext:value-type="float">
            <text:p>-0.01849884</text:p>
          </table:table-cell>
          <table:table-cell office:value-type="float" office:value="0.0004945065" calcext:value-type="float">
            <text:p>0.0004945065</text:p>
          </table:table-cell>
          <table:table-cell office:value-type="float" office:value="1258" calcext:value-type="float">
            <text:p>1258</text:p>
          </table:table-cell>
          <table:table-cell table:formula="of:=[.B985]-180" office:value-type="float" office:value="-1.08233642580001" calcext:value-type="float">
            <text:p>-1.0823364258</text:p>
          </table:table-cell>
          <table:table-cell table:formula="of:=[.D985]*100" office:value-type="float" office:value="0.10237865" calcext:value-type="float">
            <text:p>0.10237865</text:p>
          </table:table-cell>
          <table:table-cell table:formula="of:=[.E985]*100" office:value-type="float" office:value="1.196764" calcext:value-type="float">
            <text:p>1.196764</text:p>
          </table:table-cell>
          <table:table-cell table:formula="of:=[.F985]*100" office:value-type="float" office:value="-1.849884" calcext:value-type="float">
            <text:p>-1.849884</text:p>
          </table:table-cell>
        </table:table-row>
        <table:table-row table:style-name="ro1">
          <table:table-cell office:value-type="float" office:value="63.02" calcext:value-type="float">
            <text:p>63.02</text:p>
          </table:table-cell>
          <table:table-cell office:value-type="float" office:value="178.9182128906" calcext:value-type="float">
            <text:p>178.9182128906</text:p>
          </table:table-cell>
          <table:table-cell office:value-type="float" office:value="-0.6644462987" calcext:value-type="float">
            <text:p>-0.66444629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74555" calcext:value-type="float">
            <text:p>0.01274555</text:p>
          </table:table-cell>
          <table:table-cell office:value-type="float" office:value="-0.02046905" calcext:value-type="float">
            <text:p>-0.02046905</text:p>
          </table:table-cell>
          <table:table-cell office:value-type="float" office:value="0.0002672357" calcext:value-type="float">
            <text:p>0.0002672357</text:p>
          </table:table-cell>
          <table:table-cell office:value-type="float" office:value="1259" calcext:value-type="float">
            <text:p>1259</text:p>
          </table:table-cell>
          <table:table-cell table:formula="of:=[.B986]-180" office:value-type="float" office:value="-1.08178710940001" calcext:value-type="float">
            <text:p>-1.0817871094</text:p>
          </table:table-cell>
          <table:table-cell table:formula="of:=[.D986]*100" office:value-type="float" office:value="0.10237865" calcext:value-type="float">
            <text:p>0.10237865</text:p>
          </table:table-cell>
          <table:table-cell table:formula="of:=[.E986]*100" office:value-type="float" office:value="1.274555" calcext:value-type="float">
            <text:p>1.274555</text:p>
          </table:table-cell>
          <table:table-cell table:formula="of:=[.F986]*100" office:value-type="float" office:value="-2.046905" calcext:value-type="float">
            <text:p>-2.046905</text:p>
          </table:table-cell>
        </table:table-row>
        <table:table-row table:style-name="ro1">
          <table:table-cell office:value-type="float" office:value="63.07" calcext:value-type="float">
            <text:p>63.07</text:p>
          </table:table-cell>
          <table:table-cell office:value-type="float" office:value="178.9102630615" calcext:value-type="float">
            <text:p>178.9102630615</text:p>
          </table:table-cell>
          <table:table-cell office:value-type="float" office:value="-0.7473348563" calcext:value-type="float">
            <text:p>-0.747334856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81644" calcext:value-type="float">
            <text:p>0.01381644</text:p>
          </table:table-cell>
          <table:table-cell office:value-type="float" office:value="-0.02046905" calcext:value-type="float">
            <text:p>-0.02046905</text:p>
          </table:table-cell>
          <table:table-cell office:value-type="float" office:value="0.0000401794" calcext:value-type="float">
            <text:p>4.01794E-05</text:p>
          </table:table-cell>
          <table:table-cell office:value-type="float" office:value="1260" calcext:value-type="float">
            <text:p>1260</text:p>
          </table:table-cell>
          <table:table-cell table:formula="of:=[.B987]-180" office:value-type="float" office:value="-1.08973693850001" calcext:value-type="float">
            <text:p>-1.0897369385</text:p>
          </table:table-cell>
          <table:table-cell table:formula="of:=[.D987]*100" office:value-type="float" office:value="0.10237865" calcext:value-type="float">
            <text:p>0.10237865</text:p>
          </table:table-cell>
          <table:table-cell table:formula="of:=[.E987]*100" office:value-type="float" office:value="1.381644" calcext:value-type="float">
            <text:p>1.381644</text:p>
          </table:table-cell>
          <table:table-cell table:formula="of:=[.F987]*100" office:value-type="float" office:value="-2.046905" calcext:value-type="float">
            <text:p>-2.046905</text:p>
          </table:table-cell>
        </table:table-row>
        <table:table-row table:style-name="ro1">
          <table:table-cell office:value-type="float" office:value="63.12" calcext:value-type="float">
            <text:p>63.12</text:p>
          </table:table-cell>
          <table:table-cell office:value-type="float" office:value="178.9160766602" calcext:value-type="float">
            <text:p>178.9160766602</text:p>
          </table:table-cell>
          <table:table-cell office:value-type="float" office:value="-0.7926376017" calcext:value-type="float">
            <text:p>-0.79263760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83204" calcext:value-type="float">
            <text:p>0.01483204</text:p>
          </table:table-cell>
          <table:table-cell office:value-type="float" office:value="-0.02105188" calcext:value-type="float">
            <text:p>-0.02105188</text:p>
          </table:table-cell>
          <table:table-cell office:value-type="float" office:value="0.0000715424" calcext:value-type="float">
            <text:p>7.15424E-05</text:p>
          </table:table-cell>
          <table:table-cell office:value-type="float" office:value="1261" calcext:value-type="float">
            <text:p>1261</text:p>
          </table:table-cell>
          <table:table-cell table:formula="of:=[.B988]-180" office:value-type="float" office:value="-1.08392333980001" calcext:value-type="float">
            <text:p>-1.0839233398</text:p>
          </table:table-cell>
          <table:table-cell table:formula="of:=[.D988]*100" office:value-type="float" office:value="0.10237865" calcext:value-type="float">
            <text:p>0.10237865</text:p>
          </table:table-cell>
          <table:table-cell table:formula="of:=[.E988]*100" office:value-type="float" office:value="1.483204" calcext:value-type="float">
            <text:p>1.483204</text:p>
          </table:table-cell>
          <table:table-cell table:formula="of:=[.F988]*100" office:value-type="float" office:value="-2.105188" calcext:value-type="float">
            <text:p>-2.105188</text:p>
          </table:table-cell>
        </table:table-row>
        <table:table-row table:style-name="ro1">
          <table:table-cell office:value-type="float" office:value="63.17" calcext:value-type="float">
            <text:p>63.17</text:p>
          </table:table-cell>
          <table:table-cell office:value-type="float" office:value="178.9289245605" calcext:value-type="float">
            <text:p>178.9289245605</text:p>
          </table:table-cell>
          <table:table-cell office:value-type="float" office:value="-0.7698281997" calcext:value-type="float">
            <text:p>-0.76982819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35679" calcext:value-type="float">
            <text:p>0.01535679</text:p>
          </table:table-cell>
          <table:table-cell office:value-type="float" office:value="-0.02249782" calcext:value-type="float">
            <text:p>-0.02249782</text:p>
          </table:table-cell>
          <table:table-cell office:value-type="float" office:value="-0.0000815455" calcext:value-type="float">
            <text:p>-8.15455E-05</text:p>
          </table:table-cell>
          <table:table-cell office:value-type="float" office:value="1262" calcext:value-type="float">
            <text:p>1262</text:p>
          </table:table-cell>
          <table:table-cell table:formula="of:=[.B989]-180" office:value-type="float" office:value="-1.07107543949999" calcext:value-type="float">
            <text:p>-1.0710754395</text:p>
          </table:table-cell>
          <table:table-cell table:formula="of:=[.D989]*100" office:value-type="float" office:value="0.10237865" calcext:value-type="float">
            <text:p>0.10237865</text:p>
          </table:table-cell>
          <table:table-cell table:formula="of:=[.E989]*100" office:value-type="float" office:value="1.535679" calcext:value-type="float">
            <text:p>1.535679</text:p>
          </table:table-cell>
          <table:table-cell table:formula="of:=[.F989]*100" office:value-type="float" office:value="-2.249782" calcext:value-type="float">
            <text:p>-2.249782</text:p>
          </table:table-cell>
        </table:table-row>
        <table:table-row table:style-name="ro1">
          <table:table-cell office:value-type="float" office:value="63.22" calcext:value-type="float">
            <text:p>63.22</text:p>
          </table:table-cell>
          <table:table-cell office:value-type="float" office:value="178.9344177246" calcext:value-type="float">
            <text:p>178.9344177246</text:p>
          </table:table-cell>
          <table:table-cell office:value-type="float" office:value="-0.8107590527" calcext:value-type="float">
            <text:p>-0.81075905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9793" calcext:value-type="float">
            <text:p>0.0159793</text:p>
          </table:table-cell>
          <table:table-cell office:value-type="float" office:value="-0.02249782" calcext:value-type="float">
            <text:p>-0.02249782</text:p>
          </table:table-cell>
          <table:table-cell office:value-type="float" office:value="0.0000074932" calcext:value-type="float">
            <text:p>7.4932E-06</text:p>
          </table:table-cell>
          <table:table-cell office:value-type="float" office:value="1263" calcext:value-type="float">
            <text:p>1263</text:p>
          </table:table-cell>
          <table:table-cell table:formula="of:=[.B990]-180" office:value-type="float" office:value="-1.0655822754" calcext:value-type="float">
            <text:p>-1.0655822754</text:p>
          </table:table-cell>
          <table:table-cell table:formula="of:=[.D990]*100" office:value-type="float" office:value="0.10237865" calcext:value-type="float">
            <text:p>0.10237865</text:p>
          </table:table-cell>
          <table:table-cell table:formula="of:=[.E990]*100" office:value-type="float" office:value="1.59793" calcext:value-type="float">
            <text:p>1.59793</text:p>
          </table:table-cell>
          <table:table-cell table:formula="of:=[.F990]*100" office:value-type="float" office:value="-2.249782" calcext:value-type="float">
            <text:p>-2.249782</text:p>
          </table:table-cell>
        </table:table-row>
        <table:table-row table:style-name="ro1">
          <table:table-cell office:value-type="float" office:value="63.27" calcext:value-type="float">
            <text:p>63.27</text:p>
          </table:table-cell>
          <table:table-cell office:value-type="float" office:value="178.9471282959" calcext:value-type="float">
            <text:p>178.9471282959</text:p>
          </table:table-cell>
          <table:table-cell office:value-type="float" office:value="-0.7777862596" calcext:value-type="float">
            <text:p>-0.77778625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617435" calcext:value-type="float">
            <text:p>0.01617435</text:p>
          </table:table-cell>
          <table:table-cell office:value-type="float" office:value="-0.02311221" calcext:value-type="float">
            <text:p>-0.02311221</text:p>
          </table:table-cell>
          <table:table-cell office:value-type="float" office:value="-0.0000338286" calcext:value-type="float">
            <text:p>-3.38286E-05</text:p>
          </table:table-cell>
          <table:table-cell office:value-type="float" office:value="1264" calcext:value-type="float">
            <text:p>1264</text:p>
          </table:table-cell>
          <table:table-cell table:formula="of:=[.B991]-180" office:value-type="float" office:value="-1.0528717041" calcext:value-type="float">
            <text:p>-1.0528717041</text:p>
          </table:table-cell>
          <table:table-cell table:formula="of:=[.D991]*100" office:value-type="float" office:value="0.10237865" calcext:value-type="float">
            <text:p>0.10237865</text:p>
          </table:table-cell>
          <table:table-cell table:formula="of:=[.E991]*100" office:value-type="float" office:value="1.617435" calcext:value-type="float">
            <text:p>1.617435</text:p>
          </table:table-cell>
          <table:table-cell table:formula="of:=[.F991]*100" office:value-type="float" office:value="-2.311221" calcext:value-type="float">
            <text:p>-2.311221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178.9557342529" calcext:value-type="float">
            <text:p>178.9557342529</text:p>
          </table:table-cell>
          <table:table-cell office:value-type="float" office:value="-0.7165498577" calcext:value-type="float">
            <text:p>-0.71654985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89616" calcext:value-type="float">
            <text:p>0.01589616</text:p>
          </table:table-cell>
          <table:table-cell office:value-type="float" office:value="-0.02311221" calcext:value-type="float">
            <text:p>-0.02311221</text:p>
          </table:table-cell>
          <table:table-cell office:value-type="float" office:value="-0.0000370417" calcext:value-type="float">
            <text:p>-3.70417E-05</text:p>
          </table:table-cell>
          <table:table-cell office:value-type="float" office:value="1265" calcext:value-type="float">
            <text:p>1265</text:p>
          </table:table-cell>
          <table:table-cell table:formula="of:=[.B992]-180" office:value-type="float" office:value="-1.04426574710001" calcext:value-type="float">
            <text:p>-1.0442657471</text:p>
          </table:table-cell>
          <table:table-cell table:formula="of:=[.D992]*100" office:value-type="float" office:value="0.10237865" calcext:value-type="float">
            <text:p>0.10237865</text:p>
          </table:table-cell>
          <table:table-cell table:formula="of:=[.E992]*100" office:value-type="float" office:value="1.589616" calcext:value-type="float">
            <text:p>1.589616</text:p>
          </table:table-cell>
          <table:table-cell table:formula="of:=[.F992]*100" office:value-type="float" office:value="-2.311221" calcext:value-type="float">
            <text:p>-2.311221</text:p>
          </table:table-cell>
        </table:table-row>
        <table:table-row table:style-name="ro1">
          <table:table-cell office:value-type="float" office:value="63.37" calcext:value-type="float">
            <text:p>63.37</text:p>
          </table:table-cell>
          <table:table-cell office:value-type="float" office:value="178.958770752" calcext:value-type="float">
            <text:p>178.958770752</text:p>
          </table:table-cell>
          <table:table-cell office:value-type="float" office:value="-0.6385229216" calcext:value-type="float">
            <text:p>-0.63852292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519068" calcext:value-type="float">
            <text:p>0.01519068</text:p>
          </table:table-cell>
          <table:table-cell office:value-type="float" office:value="-0.02210024" calcext:value-type="float">
            <text:p>-0.02210024</text:p>
          </table:table-cell>
          <table:table-cell office:value-type="float" office:value="0.0000697643" calcext:value-type="float">
            <text:p>6.97643E-05</text:p>
          </table:table-cell>
          <table:table-cell office:value-type="float" office:value="1266" calcext:value-type="float">
            <text:p>1266</text:p>
          </table:table-cell>
          <table:table-cell table:formula="of:=[.B993]-180" office:value-type="float" office:value="-1.04122924800001" calcext:value-type="float">
            <text:p>-1.041229248</text:p>
          </table:table-cell>
          <table:table-cell table:formula="of:=[.D993]*100" office:value-type="float" office:value="0.10237865" calcext:value-type="float">
            <text:p>0.10237865</text:p>
          </table:table-cell>
          <table:table-cell table:formula="of:=[.E993]*100" office:value-type="float" office:value="1.519068" calcext:value-type="float">
            <text:p>1.519068</text:p>
          </table:table-cell>
          <table:table-cell table:formula="of:=[.F993]*100" office:value-type="float" office:value="-2.210024" calcext:value-type="float">
            <text:p>-2.210024</text:p>
          </table:table-cell>
        </table:table-row>
        <table:table-row table:style-name="ro1">
          <table:table-cell office:value-type="float" office:value="63.42" calcext:value-type="float">
            <text:p>63.42</text:p>
          </table:table-cell>
          <table:table-cell office:value-type="float" office:value="178.9518737793" calcext:value-type="float">
            <text:p>178.9518737793</text:p>
          </table:table-cell>
          <table:table-cell office:value-type="float" office:value="-0.5985784621" calcext:value-type="float">
            <text:p>-0.59857846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445431" calcext:value-type="float">
            <text:p>0.01445431</text:p>
          </table:table-cell>
          <table:table-cell office:value-type="float" office:value="-0.02201317" calcext:value-type="float">
            <text:p>-0.02201317</text:p>
          </table:table-cell>
          <table:table-cell office:value-type="float" office:value="0.0001904469" calcext:value-type="float">
            <text:p>0.0001904469</text:p>
          </table:table-cell>
          <table:table-cell office:value-type="float" office:value="1267" calcext:value-type="float">
            <text:p>1267</text:p>
          </table:table-cell>
          <table:table-cell table:formula="of:=[.B994]-180" office:value-type="float" office:value="-1.0481262207" calcext:value-type="float">
            <text:p>-1.0481262207</text:p>
          </table:table-cell>
          <table:table-cell table:formula="of:=[.D994]*100" office:value-type="float" office:value="0.10237865" calcext:value-type="float">
            <text:p>0.10237865</text:p>
          </table:table-cell>
          <table:table-cell table:formula="of:=[.E994]*100" office:value-type="float" office:value="1.445431" calcext:value-type="float">
            <text:p>1.445431</text:p>
          </table:table-cell>
          <table:table-cell table:formula="of:=[.F994]*100" office:value-type="float" office:value="-2.201317" calcext:value-type="float">
            <text:p>-2.201317</text:p>
          </table:table-cell>
        </table:table-row>
        <table:table-row table:style-name="ro1">
          <table:table-cell office:value-type="float" office:value="63.47" calcext:value-type="float">
            <text:p>63.47</text:p>
          </table:table-cell>
          <table:table-cell office:value-type="float" office:value="178.9420928955" calcext:value-type="float">
            <text:p>178.9420928955</text:p>
          </table:table-cell>
          <table:table-cell office:value-type="float" office:value="-0.5301367021" calcext:value-type="float">
            <text:p>-0.53013670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350739" calcext:value-type="float">
            <text:p>0.01350739</text:p>
          </table:table-cell>
          <table:table-cell office:value-type="float" office:value="-0.02201317" calcext:value-type="float">
            <text:p>-0.02201317</text:p>
          </table:table-cell>
          <table:table-cell office:value-type="float" office:value="0.000306739" calcext:value-type="float">
            <text:p>0.000306739</text:p>
          </table:table-cell>
          <table:table-cell office:value-type="float" office:value="1268" calcext:value-type="float">
            <text:p>1268</text:p>
          </table:table-cell>
          <table:table-cell table:formula="of:=[.B995]-180" office:value-type="float" office:value="-1.0579071045" calcext:value-type="float">
            <text:p>-1.0579071045</text:p>
          </table:table-cell>
          <table:table-cell table:formula="of:=[.D995]*100" office:value-type="float" office:value="0.10237865" calcext:value-type="float">
            <text:p>0.10237865</text:p>
          </table:table-cell>
          <table:table-cell table:formula="of:=[.E995]*100" office:value-type="float" office:value="1.350739" calcext:value-type="float">
            <text:p>1.350739</text:p>
          </table:table-cell>
          <table:table-cell table:formula="of:=[.F995]*100" office:value-type="float" office:value="-2.201317" calcext:value-type="float">
            <text:p>-2.201317</text:p>
          </table:table-cell>
        </table:table-row>
        <table:table-row table:style-name="ro1">
          <table:table-cell office:value-type="float" office:value="63.52" calcext:value-type="float">
            <text:p>63.52</text:p>
          </table:table-cell>
          <table:table-cell office:value-type="float" office:value="178.9372558594" calcext:value-type="float">
            <text:p>178.9372558594</text:p>
          </table:table-cell>
          <table:table-cell office:value-type="float" office:value="-0.4243719769" calcext:value-type="float">
            <text:p>-0.42437197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21714" calcext:value-type="float">
            <text:p>0.0121714</text:p>
          </table:table-cell>
          <table:table-cell office:value-type="float" office:value="-0.01904122" calcext:value-type="float">
            <text:p>-0.01904122</text:p>
          </table:table-cell>
          <table:table-cell office:value-type="float" office:value="0.0002141119" calcext:value-type="float">
            <text:p>0.0002141119</text:p>
          </table:table-cell>
          <table:table-cell office:value-type="float" office:value="1269" calcext:value-type="float">
            <text:p>1269</text:p>
          </table:table-cell>
          <table:table-cell table:formula="of:=[.B996]-180" office:value-type="float" office:value="-1.06274414059999" calcext:value-type="float">
            <text:p>-1.0627441406</text:p>
          </table:table-cell>
          <table:table-cell table:formula="of:=[.D996]*100" office:value-type="float" office:value="0.10237865" calcext:value-type="float">
            <text:p>0.10237865</text:p>
          </table:table-cell>
          <table:table-cell table:formula="of:=[.E996]*100" office:value-type="float" office:value="1.21714" calcext:value-type="float">
            <text:p>1.21714</text:p>
          </table:table-cell>
          <table:table-cell table:formula="of:=[.F996]*100" office:value-type="float" office:value="-1.904122" calcext:value-type="float">
            <text:p>-1.904122</text:p>
          </table:table-cell>
        </table:table-row>
        <table:table-row table:style-name="ro1">
          <table:table-cell office:value-type="float" office:value="63.57" calcext:value-type="float">
            <text:p>63.57</text:p>
          </table:table-cell>
          <table:table-cell office:value-type="float" office:value="178.9379730225" calcext:value-type="float">
            <text:p>178.9379730225</text:p>
          </table:table-cell>
          <table:table-cell office:value-type="float" office:value="-0.3686546385" calcext:value-type="float">
            <text:p>-0.36865463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90972" calcext:value-type="float">
            <text:p>0.01090972</text:p>
          </table:table-cell>
          <table:table-cell office:value-type="float" office:value="-0.01904122" calcext:value-type="float">
            <text:p>-0.01904122</text:p>
          </table:table-cell>
          <table:table-cell office:value-type="float" office:value="0.0001472922" calcext:value-type="float">
            <text:p>0.0001472922</text:p>
          </table:table-cell>
          <table:table-cell office:value-type="float" office:value="1270" calcext:value-type="float">
            <text:p>1270</text:p>
          </table:table-cell>
          <table:table-cell table:formula="of:=[.B997]-180" office:value-type="float" office:value="-1.06202697750001" calcext:value-type="float">
            <text:p>-1.0620269775</text:p>
          </table:table-cell>
          <table:table-cell table:formula="of:=[.D997]*100" office:value-type="float" office:value="0.10237865" calcext:value-type="float">
            <text:p>0.10237865</text:p>
          </table:table-cell>
          <table:table-cell table:formula="of:=[.E997]*100" office:value-type="float" office:value="1.090972" calcext:value-type="float">
            <text:p>1.090972</text:p>
          </table:table-cell>
          <table:table-cell table:formula="of:=[.F997]*100" office:value-type="float" office:value="-1.904122" calcext:value-type="float">
            <text:p>-1.904122</text:p>
          </table:table-cell>
        </table:table-row>
        <table:table-row table:style-name="ro1">
          <table:table-cell office:value-type="float" office:value="63.62" calcext:value-type="float">
            <text:p>63.62</text:p>
          </table:table-cell>
          <table:table-cell office:value-type="float" office:value="178.9354095459" calcext:value-type="float">
            <text:p>178.9354095459</text:p>
          </table:table-cell>
          <table:table-cell office:value-type="float" office:value="-0.3270886913" calcext:value-type="float">
            <text:p>-0.32708869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79189" calcext:value-type="float">
            <text:p>0.00979189</text:p>
          </table:table-cell>
          <table:table-cell office:value-type="float" office:value="-0.01904122" calcext:value-type="float">
            <text:p>-0.01904122</text:p>
          </table:table-cell>
          <table:table-cell office:value-type="float" office:value="0.000060092" calcext:value-type="float">
            <text:p>0.000060092</text:p>
          </table:table-cell>
          <table:table-cell office:value-type="float" office:value="1271" calcext:value-type="float">
            <text:p>1271</text:p>
          </table:table-cell>
          <table:table-cell table:formula="of:=[.B998]-180" office:value-type="float" office:value="-1.0645904541" calcext:value-type="float">
            <text:p>-1.0645904541</text:p>
          </table:table-cell>
          <table:table-cell table:formula="of:=[.D998]*100" office:value-type="float" office:value="0.10237865" calcext:value-type="float">
            <text:p>0.10237865</text:p>
          </table:table-cell>
          <table:table-cell table:formula="of:=[.E998]*100" office:value-type="float" office:value="0.979189" calcext:value-type="float">
            <text:p>0.979189</text:p>
          </table:table-cell>
          <table:table-cell table:formula="of:=[.F998]*100" office:value-type="float" office:value="-1.904122" calcext:value-type="float">
            <text:p>-1.904122</text:p>
          </table:table-cell>
        </table:table-row>
        <table:table-row table:style-name="ro1">
          <table:table-cell office:value-type="float" office:value="63.67" calcext:value-type="float">
            <text:p>63.67</text:p>
          </table:table-cell>
          <table:table-cell office:value-type="float" office:value="178.9522705078" calcext:value-type="float">
            <text:p>178.9522705078</text:p>
          </table:table-cell>
          <table:table-cell office:value-type="float" office:value="-0.3418957889" calcext:value-type="float">
            <text:p>-0.341895788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14568" calcext:value-type="float">
            <text:p>0.00914568</text:p>
          </table:table-cell>
          <table:table-cell office:value-type="float" office:value="-0.01420825" calcext:value-type="float">
            <text:p>-0.01420825</text:p>
          </table:table-cell>
          <table:table-cell office:value-type="float" office:value="0.0001299816" calcext:value-type="float">
            <text:p>0.0001299816</text:p>
          </table:table-cell>
          <table:table-cell office:value-type="float" office:value="1272" calcext:value-type="float">
            <text:p>1272</text:p>
          </table:table-cell>
          <table:table-cell table:formula="of:=[.B999]-180" office:value-type="float" office:value="-1.04772949220001" calcext:value-type="float">
            <text:p>-1.0477294922</text:p>
          </table:table-cell>
          <table:table-cell table:formula="of:=[.D999]*100" office:value-type="float" office:value="0.10237865" calcext:value-type="float">
            <text:p>0.10237865</text:p>
          </table:table-cell>
          <table:table-cell table:formula="of:=[.E999]*100" office:value-type="float" office:value="0.914568" calcext:value-type="float">
            <text:p>0.914568</text:p>
          </table:table-cell>
          <table:table-cell table:formula="of:=[.F999]*100" office:value-type="float" office:value="-1.420825" calcext:value-type="float">
            <text:p>-1.420825</text:p>
          </table:table-cell>
        </table:table-row>
        <table:table-row table:style-name="ro1">
          <table:table-cell office:value-type="float" office:value="63.72" calcext:value-type="float">
            <text:p>63.72</text:p>
          </table:table-cell>
          <table:table-cell office:value-type="float" office:value="178.9622497559" calcext:value-type="float">
            <text:p>178.9622497559</text:p>
          </table:table-cell>
          <table:table-cell office:value-type="float" office:value="-0.3164285226" calcext:value-type="float">
            <text:p>-0.31642852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5453" calcext:value-type="float">
            <text:p>0.0085453</text:p>
          </table:table-cell>
          <table:table-cell office:value-type="float" office:value="-0.01420825" calcext:value-type="float">
            <text:p>-0.01420825</text:p>
          </table:table-cell>
          <table:table-cell office:value-type="float" office:value="0.0000222664" calcext:value-type="float">
            <text:p>2.22664E-05</text:p>
          </table:table-cell>
          <table:table-cell office:value-type="float" office:value="1273" calcext:value-type="float">
            <text:p>1273</text:p>
          </table:table-cell>
          <table:table-cell table:formula="of:=[.B1000]-180" office:value-type="float" office:value="-1.03775024410001" calcext:value-type="float">
            <text:p>-1.0377502441</text:p>
          </table:table-cell>
          <table:table-cell table:formula="of:=[.D1000]*100" office:value-type="float" office:value="0.10237865" calcext:value-type="float">
            <text:p>0.10237865</text:p>
          </table:table-cell>
          <table:table-cell table:formula="of:=[.E1000]*100" office:value-type="float" office:value="0.85453" calcext:value-type="float">
            <text:p>0.85453</text:p>
          </table:table-cell>
          <table:table-cell table:formula="of:=[.F1000]*100" office:value-type="float" office:value="-1.420825" calcext:value-type="float">
            <text:p>-1.420825</text:p>
          </table:table-cell>
        </table:table-row>
        <table:table-row table:style-name="ro1">
          <table:table-cell office:value-type="float" office:value="63.77" calcext:value-type="float">
            <text:p>63.77</text:p>
          </table:table-cell>
          <table:table-cell office:value-type="float" office:value="178.9764709473" calcext:value-type="float">
            <text:p>178.9764709473</text:p>
          </table:table-cell>
          <table:table-cell office:value-type="float" office:value="-0.3612692548" calcext:value-type="float">
            <text:p>-0.361269254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4441" calcext:value-type="float">
            <text:p>0.0084441</text:p>
          </table:table-cell>
          <table:table-cell office:value-type="float" office:value="-0.01051202" calcext:value-type="float">
            <text:p>-0.01051202</text:p>
          </table:table-cell>
          <table:table-cell office:value-type="float" office:value="-0.0000100326" calcext:value-type="float">
            <text:p>-1.00326E-05</text:p>
          </table:table-cell>
          <table:table-cell office:value-type="float" office:value="1274" calcext:value-type="float">
            <text:p>1274</text:p>
          </table:table-cell>
          <table:table-cell table:formula="of:=[.B1001]-180" office:value-type="float" office:value="-1.02352905270001" calcext:value-type="float">
            <text:p>-1.0235290527</text:p>
          </table:table-cell>
          <table:table-cell table:formula="of:=[.D1001]*100" office:value-type="float" office:value="0.10237865" calcext:value-type="float">
            <text:p>0.10237865</text:p>
          </table:table-cell>
          <table:table-cell table:formula="of:=[.E1001]*100" office:value-type="float" office:value="0.84441" calcext:value-type="float">
            <text:p>0.84441</text:p>
          </table:table-cell>
          <table:table-cell table:formula="of:=[.F1001]*100" office:value-type="float" office:value="-1.051202" calcext:value-type="float">
            <text:p>-1.051202</text:p>
          </table:table-cell>
        </table:table-row>
        <table:table-row table:style-name="ro1">
          <table:table-cell office:value-type="float" office:value="63.82" calcext:value-type="float">
            <text:p>63.82</text:p>
          </table:table-cell>
          <table:table-cell office:value-type="float" office:value="178.9806671143" calcext:value-type="float">
            <text:p>178.9806671143</text:p>
          </table:table-cell>
          <table:table-cell office:value-type="float" office:value="-0.4056567844" calcext:value-type="float">
            <text:p>-0.40565678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67253" calcext:value-type="float">
            <text:p>0.00867253</text:p>
          </table:table-cell>
          <table:table-cell office:value-type="float" office:value="-0.00774202" calcext:value-type="float">
            <text:p>-0.00774202</text:p>
          </table:table-cell>
          <table:table-cell office:value-type="float" office:value="-0.0000417338" calcext:value-type="float">
            <text:p>-4.17338E-05</text:p>
          </table:table-cell>
          <table:table-cell office:value-type="float" office:value="1275" calcext:value-type="float">
            <text:p>1275</text:p>
          </table:table-cell>
          <table:table-cell table:formula="of:=[.B1002]-180" office:value-type="float" office:value="-1.01933288570001" calcext:value-type="float">
            <text:p>-1.0193328857</text:p>
          </table:table-cell>
          <table:table-cell table:formula="of:=[.D1002]*100" office:value-type="float" office:value="0.10237865" calcext:value-type="float">
            <text:p>0.10237865</text:p>
          </table:table-cell>
          <table:table-cell table:formula="of:=[.E1002]*100" office:value-type="float" office:value="0.867253" calcext:value-type="float">
            <text:p>0.867253</text:p>
          </table:table-cell>
          <table:table-cell table:formula="of:=[.F1002]*100" office:value-type="float" office:value="-0.774202" calcext:value-type="float">
            <text:p>-0.774202</text:p>
          </table:table-cell>
        </table:table-row>
        <table:table-row table:style-name="ro1">
          <table:table-cell office:value-type="float" office:value="63.87" calcext:value-type="float">
            <text:p>63.87</text:p>
          </table:table-cell>
          <table:table-cell office:value-type="float" office:value="178.9943237305" calcext:value-type="float">
            <text:p>178.9943237305</text:p>
          </table:table-cell>
          <table:table-cell office:value-type="float" office:value="-0.4546658343" calcext:value-type="float">
            <text:p>-0.45466583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15142" calcext:value-type="float">
            <text:p>0.00915142</text:p>
          </table:table-cell>
          <table:table-cell office:value-type="float" office:value="-0.00774202" calcext:value-type="float">
            <text:p>-0.00774202</text:p>
          </table:table-cell>
          <table:table-cell office:value-type="float" office:value="-0.0001282628" calcext:value-type="float">
            <text:p>-0.0001282628</text:p>
          </table:table-cell>
          <table:table-cell office:value-type="float" office:value="1276" calcext:value-type="float">
            <text:p>1276</text:p>
          </table:table-cell>
          <table:table-cell table:formula="of:=[.B1003]-180" office:value-type="float" office:value="-1.00567626949999" calcext:value-type="float">
            <text:p>-1.0056762695</text:p>
          </table:table-cell>
          <table:table-cell table:formula="of:=[.D1003]*100" office:value-type="float" office:value="0.10237865" calcext:value-type="float">
            <text:p>0.10237865</text:p>
          </table:table-cell>
          <table:table-cell table:formula="of:=[.E1003]*100" office:value-type="float" office:value="0.915142" calcext:value-type="float">
            <text:p>0.915142</text:p>
          </table:table-cell>
          <table:table-cell table:formula="of:=[.F1003]*100" office:value-type="float" office:value="-0.774202" calcext:value-type="float">
            <text:p>-0.774202</text:p>
          </table:table-cell>
        </table:table-row>
        <table:table-row table:style-name="ro1">
          <table:table-cell office:value-type="float" office:value="63.92" calcext:value-type="float">
            <text:p>63.92</text:p>
          </table:table-cell>
          <table:table-cell office:value-type="float" office:value="178.9927215576" calcext:value-type="float">
            <text:p>178.9927215576</text:p>
          </table:table-cell>
          <table:table-cell office:value-type="float" office:value="-0.4898089355" calcext:value-type="float">
            <text:p>-0.48980893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7048" calcext:value-type="float">
            <text:p>0.0097048</text:p>
          </table:table-cell>
          <table:table-cell office:value-type="float" office:value="-0.00008826" calcext:value-type="float">
            <text:p>-0.00008826</text:p>
          </table:table-cell>
          <table:table-cell office:value-type="float" office:value="-0.0000926198" calcext:value-type="float">
            <text:p>-9.26198E-05</text:p>
          </table:table-cell>
          <table:table-cell office:value-type="float" office:value="1277" calcext:value-type="float">
            <text:p>1277</text:p>
          </table:table-cell>
          <table:table-cell table:formula="of:=[.B1004]-180" office:value-type="float" office:value="-1.00727844240001" calcext:value-type="float">
            <text:p>-1.0072784424</text:p>
          </table:table-cell>
          <table:table-cell table:formula="of:=[.D1004]*100" office:value-type="float" office:value="0.10237865" calcext:value-type="float">
            <text:p>0.10237865</text:p>
          </table:table-cell>
          <table:table-cell table:formula="of:=[.E1004]*100" office:value-type="float" office:value="0.97048" calcext:value-type="float">
            <text:p>0.97048</text:p>
          </table:table-cell>
          <table:table-cell table:formula="of:=[.F1004]*100" office:value-type="float" office:value="-0.008826" calcext:value-type="float">
            <text:p>-0.008826</text:p>
          </table:table-cell>
        </table:table-row>
        <table:table-row table:style-name="ro1">
          <table:table-cell office:value-type="float" office:value="63.97" calcext:value-type="float">
            <text:p>63.97</text:p>
          </table:table-cell>
          <table:table-cell office:value-type="float" office:value="179.0067596436" calcext:value-type="float">
            <text:p>179.0067596436</text:p>
          </table:table-cell>
          <table:table-cell office:value-type="float" office:value="-0.5247434805" calcext:value-type="float">
            <text:p>-0.52474348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30643" calcext:value-type="float">
            <text:p>0.01030643</text:p>
          </table:table-cell>
          <table:table-cell office:value-type="float" office:value="-0.00008826" calcext:value-type="float">
            <text:p>-0.00008826</text:p>
          </table:table-cell>
          <table:table-cell office:value-type="float" office:value="-0.000009454" calcext:value-type="float">
            <text:p>-0.000009454</text:p>
          </table:table-cell>
          <table:table-cell office:value-type="float" office:value="1278" calcext:value-type="float">
            <text:p>1278</text:p>
          </table:table-cell>
          <table:table-cell table:formula="of:=[.B1005]-180" office:value-type="float" office:value="-0.993240356400008" calcext:value-type="float">
            <text:p>-0.9932403564</text:p>
          </table:table-cell>
          <table:table-cell table:formula="of:=[.D1005]*100" office:value-type="float" office:value="0.10237865" calcext:value-type="float">
            <text:p>0.10237865</text:p>
          </table:table-cell>
          <table:table-cell table:formula="of:=[.E1005]*100" office:value-type="float" office:value="1.030643" calcext:value-type="float">
            <text:p>1.030643</text:p>
          </table:table-cell>
          <table:table-cell table:formula="of:=[.F1005]*100" office:value-type="float" office:value="-0.008826" calcext:value-type="float">
            <text:p>-0.008826</text:p>
          </table:table-cell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179.0082550049" calcext:value-type="float">
            <text:p>179.0082550049</text:p>
          </table:table-cell>
          <table:table-cell office:value-type="float" office:value="-0.5161022653" calcext:value-type="float">
            <text:p>-0.51610226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64974" calcext:value-type="float">
            <text:p>0.01064974</text:p>
          </table:table-cell>
          <table:table-cell office:value-type="float" office:value="0.00437035" calcext:value-type="float">
            <text:p>0.00437035</text:p>
          </table:table-cell>
          <table:table-cell office:value-type="float" office:value="-0.0000842796" calcext:value-type="float">
            <text:p>-8.42796E-05</text:p>
          </table:table-cell>
          <table:table-cell office:value-type="float" office:value="1279" calcext:value-type="float">
            <text:p>1279</text:p>
          </table:table-cell>
          <table:table-cell table:formula="of:=[.B1006]-180" office:value-type="float" office:value="-0.991744995099992" calcext:value-type="float">
            <text:p>-0.9917449951</text:p>
          </table:table-cell>
          <table:table-cell table:formula="of:=[.D1006]*100" office:value-type="float" office:value="0.10237865" calcext:value-type="float">
            <text:p>0.10237865</text:p>
          </table:table-cell>
          <table:table-cell table:formula="of:=[.E1006]*100" office:value-type="float" office:value="1.064974" calcext:value-type="float">
            <text:p>1.064974</text:p>
          </table:table-cell>
          <table:table-cell table:formula="of:=[.F1006]*100" office:value-type="float" office:value="0.437035" calcext:value-type="float">
            <text:p>0.437035</text:p>
          </table:table-cell>
        </table:table-row>
        <table:table-row table:style-name="ro1">
          <table:table-cell office:value-type="float" office:value="64.07" calcext:value-type="float">
            <text:p>64.07</text:p>
          </table:table-cell>
          <table:table-cell office:value-type="float" office:value="179.0110626221" calcext:value-type="float">
            <text:p>179.0110626221</text:p>
          </table:table-cell>
          <table:table-cell office:value-type="float" office:value="-0.4336608767" calcext:value-type="float">
            <text:p>-0.43366087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32901" calcext:value-type="float">
            <text:p>0.01032901</text:p>
          </table:table-cell>
          <table:table-cell office:value-type="float" office:value="0.0081107" calcext:value-type="float">
            <text:p>0.0081107</text:p>
          </table:table-cell>
          <table:table-cell office:value-type="float" office:value="-0.0001375067" calcext:value-type="float">
            <text:p>-0.0001375067</text:p>
          </table:table-cell>
          <table:table-cell office:value-type="float" office:value="1280" calcext:value-type="float">
            <text:p>1280</text:p>
          </table:table-cell>
          <table:table-cell table:formula="of:=[.B1007]-180" office:value-type="float" office:value="-0.988937377899987" calcext:value-type="float">
            <text:p>-0.9889373779</text:p>
          </table:table-cell>
          <table:table-cell table:formula="of:=[.D1007]*100" office:value-type="float" office:value="0.10237865" calcext:value-type="float">
            <text:p>0.10237865</text:p>
          </table:table-cell>
          <table:table-cell table:formula="of:=[.E1007]*100" office:value-type="float" office:value="1.032901" calcext:value-type="float">
            <text:p>1.032901</text:p>
          </table:table-cell>
          <table:table-cell table:formula="of:=[.F1007]*100" office:value-type="float" office:value="0.81107" calcext:value-type="float">
            <text:p>0.81107</text:p>
          </table:table-cell>
        </table:table-row>
        <table:table-row table:style-name="ro1">
          <table:table-cell office:value-type="float" office:value="64.12" calcext:value-type="float">
            <text:p>64.12</text:p>
          </table:table-cell>
          <table:table-cell office:value-type="float" office:value="179.0184020996" calcext:value-type="float">
            <text:p>179.0184020996</text:p>
          </table:table-cell>
          <table:table-cell office:value-type="float" office:value="-0.4641764472" calcext:value-type="float">
            <text:p>-0.46417644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1031868" calcext:value-type="float">
            <text:p>0.01031868</text:p>
          </table:table-cell>
          <table:table-cell office:value-type="float" office:value="0.0081107" calcext:value-type="float">
            <text:p>0.0081107</text:p>
          </table:table-cell>
          <table:table-cell office:value-type="float" office:value="0.0001065401" calcext:value-type="float">
            <text:p>0.0001065401</text:p>
          </table:table-cell>
          <table:table-cell office:value-type="float" office:value="1281" calcext:value-type="float">
            <text:p>1281</text:p>
          </table:table-cell>
          <table:table-cell table:formula="of:=[.B1008]-180" office:value-type="float" office:value="-0.981597900400004" calcext:value-type="float">
            <text:p>-0.9815979004</text:p>
          </table:table-cell>
          <table:table-cell table:formula="of:=[.D1008]*100" office:value-type="float" office:value="0.10237865" calcext:value-type="float">
            <text:p>0.10237865</text:p>
          </table:table-cell>
          <table:table-cell table:formula="of:=[.E1008]*100" office:value-type="float" office:value="1.031868" calcext:value-type="float">
            <text:p>1.031868</text:p>
          </table:table-cell>
          <table:table-cell table:formula="of:=[.F1008]*100" office:value-type="float" office:value="0.81107" calcext:value-type="float">
            <text:p>0.81107</text:p>
          </table:table-cell>
        </table:table-row>
        <table:table-row table:style-name="ro1">
          <table:table-cell office:value-type="float" office:value="64.17" calcext:value-type="float">
            <text:p>64.17</text:p>
          </table:table-cell>
          <table:table-cell office:value-type="float" office:value="179.0245361328" calcext:value-type="float">
            <text:p>179.0245361328</text:p>
          </table:table-cell>
          <table:table-cell office:value-type="float" office:value="-0.3811598584" calcext:value-type="float">
            <text:p>-0.38115985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975844" calcext:value-type="float">
            <text:p>0.00975844</text:p>
          </table:table-cell>
          <table:table-cell office:value-type="float" office:value="0.01609247" calcext:value-type="float">
            <text:p>0.01609247</text:p>
          </table:table-cell>
          <table:table-cell office:value-type="float" office:value="-0.0000570169" calcext:value-type="float">
            <text:p>-5.70169E-05</text:p>
          </table:table-cell>
          <table:table-cell office:value-type="float" office:value="1282" calcext:value-type="float">
            <text:p>1282</text:p>
          </table:table-cell>
          <table:table-cell table:formula="of:=[.B1009]-180" office:value-type="float" office:value="-0.975463867200006" calcext:value-type="float">
            <text:p>-0.9754638672</text:p>
          </table:table-cell>
          <table:table-cell table:formula="of:=[.D1009]*100" office:value-type="float" office:value="0.10237865" calcext:value-type="float">
            <text:p>0.10237865</text:p>
          </table:table-cell>
          <table:table-cell table:formula="of:=[.E1009]*100" office:value-type="float" office:value="0.975844" calcext:value-type="float">
            <text:p>0.975844</text:p>
          </table:table-cell>
          <table:table-cell table:formula="of:=[.F1009]*100" office:value-type="float" office:value="1.609247" calcext:value-type="float">
            <text:p>1.609247</text:p>
          </table:table-cell>
        </table:table-row>
        <table:table-row table:style-name="ro1">
          <table:table-cell office:value-type="float" office:value="64.22" calcext:value-type="float">
            <text:p>64.22</text:p>
          </table:table-cell>
          <table:table-cell office:value-type="float" office:value="179.0310821533" calcext:value-type="float">
            <text:p>179.0310821533</text:p>
          </table:table-cell>
          <table:table-cell office:value-type="float" office:value="-0.3040521787" calcext:value-type="float">
            <text:p>-0.30405217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887114" calcext:value-type="float">
            <text:p>0.00887114</text:p>
          </table:table-cell>
          <table:table-cell office:value-type="float" office:value="0.01609247" calcext:value-type="float">
            <text:p>0.01609247</text:p>
          </table:table-cell>
          <table:table-cell office:value-type="float" office:value="-0.0000824467" calcext:value-type="float">
            <text:p>-8.24467E-05</text:p>
          </table:table-cell>
          <table:table-cell office:value-type="float" office:value="1283" calcext:value-type="float">
            <text:p>1283</text:p>
          </table:table-cell>
          <table:table-cell table:formula="of:=[.B1010]-180" office:value-type="float" office:value="-0.968917846700009" calcext:value-type="float">
            <text:p>-0.9689178467</text:p>
          </table:table-cell>
          <table:table-cell table:formula="of:=[.D1010]*100" office:value-type="float" office:value="0.10237865" calcext:value-type="float">
            <text:p>0.10237865</text:p>
          </table:table-cell>
          <table:table-cell table:formula="of:=[.E1010]*100" office:value-type="float" office:value="0.887114" calcext:value-type="float">
            <text:p>0.887114</text:p>
          </table:table-cell>
          <table:table-cell table:formula="of:=[.F1010]*100" office:value-type="float" office:value="1.609247" calcext:value-type="float">
            <text:p>1.609247</text:p>
          </table:table-cell>
        </table:table-row>
        <table:table-row table:style-name="ro1">
          <table:table-cell office:value-type="float" office:value="64.27" calcext:value-type="float">
            <text:p>64.27</text:p>
          </table:table-cell>
          <table:table-cell office:value-type="float" office:value="179.0263519287" calcext:value-type="float">
            <text:p>179.0263519287</text:p>
          </table:table-cell>
          <table:table-cell office:value-type="float" office:value="-0.229175782" calcext:value-type="float">
            <text:p>-0.2291757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778076" calcext:value-type="float">
            <text:p>0.00778076</text:p>
          </table:table-cell>
          <table:table-cell office:value-type="float" office:value="0.01609247" calcext:value-type="float">
            <text:p>0.01609247</text:p>
          </table:table-cell>
          <table:table-cell office:value-type="float" office:value="-0.0000601113" calcext:value-type="float">
            <text:p>-6.01113E-05</text:p>
          </table:table-cell>
          <table:table-cell office:value-type="float" office:value="1284" calcext:value-type="float">
            <text:p>1284</text:p>
          </table:table-cell>
          <table:table-cell table:formula="of:=[.B1011]-180" office:value-type="float" office:value="-0.973648071300005" calcext:value-type="float">
            <text:p>-0.9736480713</text:p>
          </table:table-cell>
          <table:table-cell table:formula="of:=[.D1011]*100" office:value-type="float" office:value="0.10237865" calcext:value-type="float">
            <text:p>0.10237865</text:p>
          </table:table-cell>
          <table:table-cell table:formula="of:=[.E1011]*100" office:value-type="float" office:value="0.778076" calcext:value-type="float">
            <text:p>0.778076</text:p>
          </table:table-cell>
          <table:table-cell table:formula="of:=[.F1011]*100" office:value-type="float" office:value="1.609247" calcext:value-type="float">
            <text:p>1.609247</text:p>
          </table:table-cell>
        </table:table-row>
        <table:table-row table:style-name="ro1">
          <table:table-cell office:value-type="float" office:value="64.32" calcext:value-type="float">
            <text:p>64.32</text:p>
          </table:table-cell>
          <table:table-cell office:value-type="float" office:value="179.0158081055" calcext:value-type="float">
            <text:p>179.0158081055</text:p>
          </table:table-cell>
          <table:table-cell office:value-type="float" office:value="-0.171266869" calcext:value-type="float">
            <text:p>-0.1712668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66815" calcext:value-type="float">
            <text:p>0.00666815</text:p>
          </table:table-cell>
          <table:table-cell office:value-type="float" office:value="0.02307074" calcext:value-type="float">
            <text:p>0.02307074</text:p>
          </table:table-cell>
          <table:table-cell office:value-type="float" office:value="0.000009974" calcext:value-type="float">
            <text:p>0.000009974</text:p>
          </table:table-cell>
          <table:table-cell office:value-type="float" office:value="1285" calcext:value-type="float">
            <text:p>1285</text:p>
          </table:table-cell>
          <table:table-cell table:formula="of:=[.B1012]-180" office:value-type="float" office:value="-0.984191894499986" calcext:value-type="float">
            <text:p>-0.9841918945</text:p>
          </table:table-cell>
          <table:table-cell table:formula="of:=[.D1012]*100" office:value-type="float" office:value="0.10237865" calcext:value-type="float">
            <text:p>0.10237865</text:p>
          </table:table-cell>
          <table:table-cell table:formula="of:=[.E1012]*100" office:value-type="float" office:value="0.666815" calcext:value-type="float">
            <text:p>0.666815</text:p>
          </table:table-cell>
          <table:table-cell table:formula="of:=[.F1012]*100" office:value-type="float" office:value="2.307074" calcext:value-type="float">
            <text:p>2.307074</text:p>
          </table:table-cell>
        </table:table-row>
        <table:table-row table:style-name="ro1">
          <table:table-cell office:value-type="float" office:value="64.37" calcext:value-type="float">
            <text:p>64.37</text:p>
          </table:table-cell>
          <table:table-cell office:value-type="float" office:value="179.0153045654" calcext:value-type="float">
            <text:p>179.0153045654</text:p>
          </table:table-cell>
          <table:table-cell office:value-type="float" office:value="-0.0540977923" calcext:value-type="float">
            <text:p>-0.05409779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4572" calcext:value-type="float">
            <text:p>0.00514572</text:p>
          </table:table-cell>
          <table:table-cell office:value-type="float" office:value="0.02307074" calcext:value-type="float">
            <text:p>0.02307074</text:p>
          </table:table-cell>
          <table:table-cell office:value-type="float" office:value="-0.000137464" calcext:value-type="float">
            <text:p>-0.000137464</text:p>
          </table:table-cell>
          <table:table-cell office:value-type="float" office:value="1286" calcext:value-type="float">
            <text:p>1286</text:p>
          </table:table-cell>
          <table:table-cell table:formula="of:=[.B1013]-180" office:value-type="float" office:value="-0.984695434600013" calcext:value-type="float">
            <text:p>-0.9846954346</text:p>
          </table:table-cell>
          <table:table-cell table:formula="of:=[.D1013]*100" office:value-type="float" office:value="0.10237865" calcext:value-type="float">
            <text:p>0.10237865</text:p>
          </table:table-cell>
          <table:table-cell table:formula="of:=[.E1013]*100" office:value-type="float" office:value="0.514572" calcext:value-type="float">
            <text:p>0.514572</text:p>
          </table:table-cell>
          <table:table-cell table:formula="of:=[.F1013]*100" office:value-type="float" office:value="2.307074" calcext:value-type="float">
            <text:p>2.307074</text:p>
          </table:table-cell>
        </table:table-row>
        <table:table-row table:style-name="ro1">
          <table:table-cell office:value-type="float" office:value="64.42" calcext:value-type="float">
            <text:p>64.42</text:p>
          </table:table-cell>
          <table:table-cell office:value-type="float" office:value="179.0271606445" calcext:value-type="float">
            <text:p>179.0271606445</text:p>
          </table:table-cell>
          <table:table-cell office:value-type="float" office:value="-0.0189391868" calcext:value-type="float">
            <text:p>-0.01893918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9684" calcext:value-type="float">
            <text:p>0.00389684</text:p>
          </table:table-cell>
          <table:table-cell office:value-type="float" office:value="0.02838051" calcext:value-type="float">
            <text:p>0.02838051</text:p>
          </table:table-cell>
          <table:table-cell office:value-type="float" office:value="-0.0002133927" calcext:value-type="float">
            <text:p>-0.0002133927</text:p>
          </table:table-cell>
          <table:table-cell office:value-type="float" office:value="1287" calcext:value-type="float">
            <text:p>1287</text:p>
          </table:table-cell>
          <table:table-cell table:formula="of:=[.B1014]-180" office:value-type="float" office:value="-0.972839355500014" calcext:value-type="float">
            <text:p>-0.9728393555</text:p>
          </table:table-cell>
          <table:table-cell table:formula="of:=[.D1014]*100" office:value-type="float" office:value="0.10237865" calcext:value-type="float">
            <text:p>0.10237865</text:p>
          </table:table-cell>
          <table:table-cell table:formula="of:=[.E1014]*100" office:value-type="float" office:value="0.389684" calcext:value-type="float">
            <text:p>0.389684</text:p>
          </table:table-cell>
          <table:table-cell table:formula="of:=[.F1014]*100" office:value-type="float" office:value="2.838051" calcext:value-type="float">
            <text:p>2.838051</text:p>
          </table:table-cell>
        </table:table-row>
        <table:table-row table:style-name="ro1">
          <table:table-cell office:value-type="float" office:value="64.47" calcext:value-type="float">
            <text:p>64.47</text:p>
          </table:table-cell>
          <table:table-cell office:value-type="float" office:value="179.0319824219" calcext:value-type="float">
            <text:p>179.0319824219</text:p>
          </table:table-cell>
          <table:table-cell office:value-type="float" office:value="0.0167899871" calcext:value-type="float">
            <text:p>0.01678998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2644" calcext:value-type="float">
            <text:p>0.00282644</text:p>
          </table:table-cell>
          <table:table-cell office:value-type="float" office:value="0.02838051" calcext:value-type="float">
            <text:p>0.02838051</text:p>
          </table:table-cell>
          <table:table-cell office:value-type="float" office:value="-0.0002046622" calcext:value-type="float">
            <text:p>-0.0002046622</text:p>
          </table:table-cell>
          <table:table-cell office:value-type="float" office:value="1288" calcext:value-type="float">
            <text:p>1288</text:p>
          </table:table-cell>
          <table:table-cell table:formula="of:=[.B1015]-180" office:value-type="float" office:value="-0.968017578099989" calcext:value-type="float">
            <text:p>-0.9680175781</text:p>
          </table:table-cell>
          <table:table-cell table:formula="of:=[.D1015]*100" office:value-type="float" office:value="0.10237865" calcext:value-type="float">
            <text:p>0.10237865</text:p>
          </table:table-cell>
          <table:table-cell table:formula="of:=[.E1015]*100" office:value-type="float" office:value="0.282644" calcext:value-type="float">
            <text:p>0.282644</text:p>
          </table:table-cell>
          <table:table-cell table:formula="of:=[.F1015]*100" office:value-type="float" office:value="2.838051" calcext:value-type="float">
            <text:p>2.838051</text:p>
          </table:table-cell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179.0277252197" calcext:value-type="float">
            <text:p>179.0277252197</text:p>
          </table:table-cell>
          <table:table-cell office:value-type="float" office:value="0.0227629834" calcext:value-type="float">
            <text:p>0.02276298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07333" calcext:value-type="float">
            <text:p>0.00207333</text:p>
          </table:table-cell>
          <table:table-cell office:value-type="float" office:value="0.02838051" calcext:value-type="float">
            <text:p>0.02838051</text:p>
          </table:table-cell>
          <table:table-cell office:value-type="float" office:value="-0.000267033" calcext:value-type="float">
            <text:p>-0.000267033</text:p>
          </table:table-cell>
          <table:table-cell office:value-type="float" office:value="1289" calcext:value-type="float">
            <text:p>1289</text:p>
          </table:table-cell>
          <table:table-cell table:formula="of:=[.B1016]-180" office:value-type="float" office:value="-0.972274780300012" calcext:value-type="float">
            <text:p>-0.9722747803</text:p>
          </table:table-cell>
          <table:table-cell table:formula="of:=[.D1016]*100" office:value-type="float" office:value="0.10237865" calcext:value-type="float">
            <text:p>0.10237865</text:p>
          </table:table-cell>
          <table:table-cell table:formula="of:=[.E1016]*100" office:value-type="float" office:value="0.207333" calcext:value-type="float">
            <text:p>0.207333</text:p>
          </table:table-cell>
          <table:table-cell table:formula="of:=[.F1016]*100" office:value-type="float" office:value="2.838051" calcext:value-type="float">
            <text:p>2.838051</text:p>
          </table:table-cell>
        </table:table-row>
        <table:table-row table:style-name="ro1">
          <table:table-cell office:value-type="float" office:value="64.57" calcext:value-type="float">
            <text:p>64.57</text:p>
          </table:table-cell>
          <table:table-cell office:value-type="float" office:value="179.0280456543" calcext:value-type="float">
            <text:p>179.0280456543</text:p>
          </table:table-cell>
          <table:table-cell office:value-type="float" office:value="-0.0298990623" calcext:value-type="float">
            <text:p>-0.02989906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2248" calcext:value-type="float">
            <text:p>0.00192248</text:p>
          </table:table-cell>
          <table:table-cell office:value-type="float" office:value="0.03155652" calcext:value-type="float">
            <text:p>0.03155652</text:p>
          </table:table-cell>
          <table:table-cell office:value-type="float" office:value="-0.0001643181" calcext:value-type="float">
            <text:p>-0.0001643181</text:p>
          </table:table-cell>
          <table:table-cell office:value-type="float" office:value="1290" calcext:value-type="float">
            <text:p>1290</text:p>
          </table:table-cell>
          <table:table-cell table:formula="of:=[.B1017]-180" office:value-type="float" office:value="-0.971954345699999" calcext:value-type="float">
            <text:p>-0.9719543457</text:p>
          </table:table-cell>
          <table:table-cell table:formula="of:=[.D1017]*100" office:value-type="float" office:value="0.10237865" calcext:value-type="float">
            <text:p>0.10237865</text:p>
          </table:table-cell>
          <table:table-cell table:formula="of:=[.E1017]*100" office:value-type="float" office:value="0.192248" calcext:value-type="float">
            <text:p>0.192248</text:p>
          </table:table-cell>
          <table:table-cell table:formula="of:=[.F1017]*100" office:value-type="float" office:value="3.155652" calcext:value-type="float">
            <text:p>3.155652</text:p>
          </table:table-cell>
        </table:table-row>
        <table:table-row table:style-name="ro1">
          <table:table-cell office:value-type="float" office:value="64.62" calcext:value-type="float">
            <text:p>64.62</text:p>
          </table:table-cell>
          <table:table-cell office:value-type="float" office:value="179.025604248" calcext:value-type="float">
            <text:p>179.025604248</text:p>
          </table:table-cell>
          <table:table-cell office:value-type="float" office:value="0.0244208788" calcext:value-type="float">
            <text:p>0.02442087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45989" calcext:value-type="float">
            <text:p>0.00145989</text:p>
          </table:table-cell>
          <table:table-cell office:value-type="float" office:value="0.03155652" calcext:value-type="float">
            <text:p>0.03155652</text:p>
          </table:table-cell>
          <table:table-cell office:value-type="float" office:value="-0.0003251741" calcext:value-type="float">
            <text:p>-0.0003251741</text:p>
          </table:table-cell>
          <table:table-cell office:value-type="float" office:value="1291" calcext:value-type="float">
            <text:p>1291</text:p>
          </table:table-cell>
          <table:table-cell table:formula="of:=[.B1018]-180" office:value-type="float" office:value="-0.974395751999992" calcext:value-type="float">
            <text:p>-0.974395752</text:p>
          </table:table-cell>
          <table:table-cell table:formula="of:=[.D1018]*100" office:value-type="float" office:value="0.10237865" calcext:value-type="float">
            <text:p>0.10237865</text:p>
          </table:table-cell>
          <table:table-cell table:formula="of:=[.E1018]*100" office:value-type="float" office:value="0.145989" calcext:value-type="float">
            <text:p>0.145989</text:p>
          </table:table-cell>
          <table:table-cell table:formula="of:=[.F1018]*100" office:value-type="float" office:value="3.155652" calcext:value-type="float">
            <text:p>3.155652</text:p>
          </table:table-cell>
        </table:table-row>
        <table:table-row table:style-name="ro1">
          <table:table-cell office:value-type="float" office:value="64.67" calcext:value-type="float">
            <text:p>64.67</text:p>
          </table:table-cell>
          <table:table-cell office:value-type="float" office:value="179.0277709961" calcext:value-type="float">
            <text:p>179.0277709961</text:p>
          </table:table-cell>
          <table:table-cell office:value-type="float" office:value="-0.0555126076" calcext:value-type="float">
            <text:p>-0.05551260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68442" calcext:value-type="float">
            <text:p>0.00168442</text:p>
          </table:table-cell>
          <table:table-cell office:value-type="float" office:value="0.03155652" calcext:value-type="float">
            <text:p>0.03155652</text:p>
          </table:table-cell>
          <table:table-cell office:value-type="float" office:value="-0.0000906429" calcext:value-type="float">
            <text:p>-9.06429E-05</text:p>
          </table:table-cell>
          <table:table-cell office:value-type="float" office:value="1292" calcext:value-type="float">
            <text:p>1292</text:p>
          </table:table-cell>
          <table:table-cell table:formula="of:=[.B1019]-180" office:value-type="float" office:value="-0.972229003899997" calcext:value-type="float">
            <text:p>-0.9722290039</text:p>
          </table:table-cell>
          <table:table-cell table:formula="of:=[.D1019]*100" office:value-type="float" office:value="0.10237865" calcext:value-type="float">
            <text:p>0.10237865</text:p>
          </table:table-cell>
          <table:table-cell table:formula="of:=[.E1019]*100" office:value-type="float" office:value="0.168442" calcext:value-type="float">
            <text:p>0.168442</text:p>
          </table:table-cell>
          <table:table-cell table:formula="of:=[.F1019]*100" office:value-type="float" office:value="3.155652" calcext:value-type="float">
            <text:p>3.155652</text:p>
          </table:table-cell>
        </table:table-row>
        <table:table-row table:style-name="ro1">
          <table:table-cell office:value-type="float" office:value="64.72" calcext:value-type="float">
            <text:p>64.72</text:p>
          </table:table-cell>
          <table:table-cell office:value-type="float" office:value="179.0405578613" calcext:value-type="float">
            <text:p>179.0405578613</text:p>
          </table:table-cell>
          <table:table-cell office:value-type="float" office:value="-0.0382698223" calcext:value-type="float">
            <text:p>-0.03826982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71912" calcext:value-type="float">
            <text:p>0.00171912</text:p>
          </table:table-cell>
          <table:table-cell office:value-type="float" office:value="0.03242609" calcext:value-type="float">
            <text:p>0.03242609</text:p>
          </table:table-cell>
          <table:table-cell office:value-type="float" office:value="-0.0001153891" calcext:value-type="float">
            <text:p>-0.0001153891</text:p>
          </table:table-cell>
          <table:table-cell office:value-type="float" office:value="1293" calcext:value-type="float">
            <text:p>1293</text:p>
          </table:table-cell>
          <table:table-cell table:formula="of:=[.B1020]-180" office:value-type="float" office:value="-0.959442138700013" calcext:value-type="float">
            <text:p>-0.9594421387</text:p>
          </table:table-cell>
          <table:table-cell table:formula="of:=[.D1020]*100" office:value-type="float" office:value="0.10237865" calcext:value-type="float">
            <text:p>0.10237865</text:p>
          </table:table-cell>
          <table:table-cell table:formula="of:=[.E1020]*100" office:value-type="float" office:value="0.171912" calcext:value-type="float">
            <text:p>0.171912</text:p>
          </table:table-cell>
          <table:table-cell table:formula="of:=[.F1020]*100" office:value-type="float" office:value="3.242609" calcext:value-type="float">
            <text:p>3.242609</text:p>
          </table:table-cell>
        </table:table-row>
        <table:table-row table:style-name="ro1">
          <table:table-cell office:value-type="float" office:value="64.77" calcext:value-type="float">
            <text:p>64.77</text:p>
          </table:table-cell>
          <table:table-cell office:value-type="float" office:value="179.0502319336" calcext:value-type="float">
            <text:p>179.0502319336</text:p>
          </table:table-cell>
          <table:table-cell office:value-type="float" office:value="-0.0716070578" calcext:value-type="float">
            <text:p>-0.071607057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6445" calcext:value-type="float">
            <text:p>0.00196445</text:p>
          </table:table-cell>
          <table:table-cell office:value-type="float" office:value="0.03242609" calcext:value-type="float">
            <text:p>0.03242609</text:p>
          </table:table-cell>
          <table:table-cell office:value-type="float" office:value="-0.0000365627" calcext:value-type="float">
            <text:p>-3.65627E-05</text:p>
          </table:table-cell>
          <table:table-cell office:value-type="float" office:value="1294" calcext:value-type="float">
            <text:p>1294</text:p>
          </table:table-cell>
          <table:table-cell table:formula="of:=[.B1021]-180" office:value-type="float" office:value="-0.949768066399997" calcext:value-type="float">
            <text:p>-0.9497680664</text:p>
          </table:table-cell>
          <table:table-cell table:formula="of:=[.D1021]*100" office:value-type="float" office:value="0.10237865" calcext:value-type="float">
            <text:p>0.10237865</text:p>
          </table:table-cell>
          <table:table-cell table:formula="of:=[.E1021]*100" office:value-type="float" office:value="0.196445" calcext:value-type="float">
            <text:p>0.196445</text:p>
          </table:table-cell>
          <table:table-cell table:formula="of:=[.F1021]*100" office:value-type="float" office:value="3.242609" calcext:value-type="float">
            <text:p>3.242609</text:p>
          </table:table-cell>
        </table:table-row>
        <table:table-row table:style-name="ro1">
          <table:table-cell office:value-type="float" office:value="64.82" calcext:value-type="float">
            <text:p>64.82</text:p>
          </table:table-cell>
          <table:table-cell office:value-type="float" office:value="179.0529327393" calcext:value-type="float">
            <text:p>179.0529327393</text:p>
          </table:table-cell>
          <table:table-cell office:value-type="float" office:value="-0.0698364497" calcext:value-type="float">
            <text:p>-0.06983644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1613" calcext:value-type="float">
            <text:p>0.00211613</text:p>
          </table:table-cell>
          <table:table-cell office:value-type="float" office:value="0.03109017" calcext:value-type="float">
            <text:p>0.03109017</text:p>
          </table:table-cell>
          <table:table-cell office:value-type="float" office:value="-0.0000884851" calcext:value-type="float">
            <text:p>-8.84851E-05</text:p>
          </table:table-cell>
          <table:table-cell office:value-type="float" office:value="1295" calcext:value-type="float">
            <text:p>1295</text:p>
          </table:table-cell>
          <table:table-cell table:formula="of:=[.B1022]-180" office:value-type="float" office:value="-0.94706726070001" calcext:value-type="float">
            <text:p>-0.9470672607</text:p>
          </table:table-cell>
          <table:table-cell table:formula="of:=[.D1022]*100" office:value-type="float" office:value="0.10237865" calcext:value-type="float">
            <text:p>0.10237865</text:p>
          </table:table-cell>
          <table:table-cell table:formula="of:=[.E1022]*100" office:value-type="float" office:value="0.211613" calcext:value-type="float">
            <text:p>0.211613</text:p>
          </table:table-cell>
          <table:table-cell table:formula="of:=[.F1022]*100" office:value-type="float" office:value="3.109017" calcext:value-type="float">
            <text:p>3.109017</text:p>
          </table:table-cell>
        </table:table-row>
        <table:table-row table:style-name="ro1">
          <table:table-cell office:value-type="float" office:value="64.87" calcext:value-type="float">
            <text:p>64.87</text:p>
          </table:table-cell>
          <table:table-cell office:value-type="float" office:value="179.056640625" calcext:value-type="float">
            <text:p>179.056640625</text:p>
          </table:table-cell>
          <table:table-cell office:value-type="float" office:value="-0.0632156525" calcext:value-type="float">
            <text:p>-0.06321565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17308" calcext:value-type="float">
            <text:p>0.00217308</text:p>
          </table:table-cell>
          <table:table-cell office:value-type="float" office:value="0.03109017" calcext:value-type="float">
            <text:p>0.03109017</text:p>
          </table:table-cell>
          <table:table-cell office:value-type="float" office:value="-0.0000278903" calcext:value-type="float">
            <text:p>-2.78903E-05</text:p>
          </table:table-cell>
          <table:table-cell office:value-type="float" office:value="1296" calcext:value-type="float">
            <text:p>1296</text:p>
          </table:table-cell>
          <table:table-cell table:formula="of:=[.B1023]-180" office:value-type="float" office:value="-0.943359375" calcext:value-type="float">
            <text:p>-0.943359375</text:p>
          </table:table-cell>
          <table:table-cell table:formula="of:=[.D1023]*100" office:value-type="float" office:value="0.10237865" calcext:value-type="float">
            <text:p>0.10237865</text:p>
          </table:table-cell>
          <table:table-cell table:formula="of:=[.E1023]*100" office:value-type="float" office:value="0.217308" calcext:value-type="float">
            <text:p>0.217308</text:p>
          </table:table-cell>
          <table:table-cell table:formula="of:=[.F1023]*100" office:value-type="float" office:value="3.109017" calcext:value-type="float">
            <text:p>3.109017</text:p>
          </table:table-cell>
        </table:table-row>
        <table:table-row table:style-name="ro1">
          <table:table-cell office:value-type="float" office:value="64.92" calcext:value-type="float">
            <text:p>64.92</text:p>
          </table:table-cell>
          <table:table-cell office:value-type="float" office:value="179.0568389893" calcext:value-type="float">
            <text:p>179.0568389893</text:p>
          </table:table-cell>
          <table:table-cell office:value-type="float" office:value="-0.0288291993" calcext:value-type="float">
            <text:p>-0.028829199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8183" calcext:value-type="float">
            <text:p>0.00198183</text:p>
          </table:table-cell>
          <table:table-cell office:value-type="float" office:value="0.02981246" calcext:value-type="float">
            <text:p>0.02981246</text:p>
          </table:table-cell>
          <table:table-cell office:value-type="float" office:value="-0.0000429165" calcext:value-type="float">
            <text:p>-4.29165E-05</text:p>
          </table:table-cell>
          <table:table-cell office:value-type="float" office:value="1297" calcext:value-type="float">
            <text:p>1297</text:p>
          </table:table-cell>
          <table:table-cell table:formula="of:=[.B1024]-180" office:value-type="float" office:value="-0.94316101070001" calcext:value-type="float">
            <text:p>-0.9431610107</text:p>
          </table:table-cell>
          <table:table-cell table:formula="of:=[.D1024]*100" office:value-type="float" office:value="0.10237865" calcext:value-type="float">
            <text:p>0.10237865</text:p>
          </table:table-cell>
          <table:table-cell table:formula="of:=[.E1024]*100" office:value-type="float" office:value="0.198183" calcext:value-type="float">
            <text:p>0.198183</text:p>
          </table:table-cell>
          <table:table-cell table:formula="of:=[.F1024]*100" office:value-type="float" office:value="2.981246" calcext:value-type="float">
            <text:p>2.981246</text:p>
          </table:table-cell>
        </table:table-row>
        <table:table-row table:style-name="ro1">
          <table:table-cell office:value-type="float" office:value="64.97" calcext:value-type="float">
            <text:p>64.97</text:p>
          </table:table-cell>
          <table:table-cell office:value-type="float" office:value="179.0628051758" calcext:value-type="float">
            <text:p>179.0628051758</text:p>
          </table:table-cell>
          <table:table-cell office:value-type="float" office:value="0.0155938679" calcext:value-type="float">
            <text:p>0.01559386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55827" calcext:value-type="float">
            <text:p>0.00155827</text:p>
          </table:table-cell>
          <table:table-cell office:value-type="float" office:value="0.02789134" calcext:value-type="float">
            <text:p>0.02789134</text:p>
          </table:table-cell>
          <table:table-cell office:value-type="float" office:value="-0.0000532968" calcext:value-type="float">
            <text:p>-5.32968E-05</text:p>
          </table:table-cell>
          <table:table-cell office:value-type="float" office:value="1298" calcext:value-type="float">
            <text:p>1298</text:p>
          </table:table-cell>
          <table:table-cell table:formula="of:=[.B1025]-180" office:value-type="float" office:value="-0.937194824199992" calcext:value-type="float">
            <text:p>-0.9371948242</text:p>
          </table:table-cell>
          <table:table-cell table:formula="of:=[.D1025]*100" office:value-type="float" office:value="0.10237865" calcext:value-type="float">
            <text:p>0.10237865</text:p>
          </table:table-cell>
          <table:table-cell table:formula="of:=[.E1025]*100" office:value-type="float" office:value="0.155827" calcext:value-type="float">
            <text:p>0.155827</text:p>
          </table:table-cell>
          <table:table-cell table:formula="of:=[.F1025]*100" office:value-type="float" office:value="2.789134" calcext:value-type="float">
            <text:p>2.789134</text:p>
          </table:table-cell>
        </table:table-row>
        <table:table-row table:style-name="ro1">
          <table:table-cell office:value-type="float" office:value="65.02" calcext:value-type="float">
            <text:p>65.02</text:p>
          </table:table-cell>
          <table:table-cell office:value-type="float" office:value="179.0605163574" calcext:value-type="float">
            <text:p>179.0605163574</text:p>
          </table:table-cell>
          <table:table-cell office:value-type="float" office:value="0.0241839167" calcext:value-type="float">
            <text:p>0.02418391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21876" calcext:value-type="float">
            <text:p>0.00121876</text:p>
          </table:table-cell>
          <table:table-cell office:value-type="float" office:value="0.02789134" calcext:value-type="float">
            <text:p>0.02789134</text:p>
          </table:table-cell>
          <table:table-cell office:value-type="float" office:value="-0.0000882343" calcext:value-type="float">
            <text:p>-8.82343E-05</text:p>
          </table:table-cell>
          <table:table-cell office:value-type="float" office:value="1299" calcext:value-type="float">
            <text:p>1299</text:p>
          </table:table-cell>
          <table:table-cell table:formula="of:=[.B1026]-180" office:value-type="float" office:value="-0.93948364260001" calcext:value-type="float">
            <text:p>-0.9394836426</text:p>
          </table:table-cell>
          <table:table-cell table:formula="of:=[.D1026]*100" office:value-type="float" office:value="0.10237865" calcext:value-type="float">
            <text:p>0.10237865</text:p>
          </table:table-cell>
          <table:table-cell table:formula="of:=[.E1026]*100" office:value-type="float" office:value="0.121876" calcext:value-type="float">
            <text:p>0.121876</text:p>
          </table:table-cell>
          <table:table-cell table:formula="of:=[.F1026]*100" office:value-type="float" office:value="2.789134" calcext:value-type="float">
            <text:p>2.789134</text:p>
          </table:table-cell>
        </table:table-row>
        <table:table-row table:style-name="ro1">
          <table:table-cell office:value-type="float" office:value="65.07" calcext:value-type="float">
            <text:p>65.07</text:p>
          </table:table-cell>
          <table:table-cell office:value-type="float" office:value="179.0594024658" calcext:value-type="float">
            <text:p>179.0594024658</text:p>
          </table:table-cell>
          <table:table-cell office:value-type="float" office:value="0.0271714562" calcext:value-type="float">
            <text:p>0.02717145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9726" calcext:value-type="float">
            <text:p>0.0009726</text:p>
          </table:table-cell>
          <table:table-cell office:value-type="float" office:value="0.02334125" calcext:value-type="float">
            <text:p>0.02334125</text:p>
          </table:table-cell>
          <table:table-cell office:value-type="float" office:value="-0.0000920098" calcext:value-type="float">
            <text:p>-9.20098E-05</text:p>
          </table:table-cell>
          <table:table-cell office:value-type="float" office:value="1300" calcext:value-type="float">
            <text:p>1300</text:p>
          </table:table-cell>
          <table:table-cell table:formula="of:=[.B1027]-180" office:value-type="float" office:value="-0.940597534200009" calcext:value-type="float">
            <text:p>-0.9405975342</text:p>
          </table:table-cell>
          <table:table-cell table:formula="of:=[.D1027]*100" office:value-type="float" office:value="0.10237865" calcext:value-type="float">
            <text:p>0.10237865</text:p>
          </table:table-cell>
          <table:table-cell table:formula="of:=[.E1027]*100" office:value-type="float" office:value="0.09726" calcext:value-type="float">
            <text:p>0.09726</text:p>
          </table:table-cell>
          <table:table-cell table:formula="of:=[.F1027]*100" office:value-type="float" office:value="2.334125" calcext:value-type="float">
            <text:p>2.334125</text:p>
          </table:table-cell>
        </table:table-row>
        <table:table-row table:style-name="ro1">
          <table:table-cell office:value-type="float" office:value="65.12" calcext:value-type="float">
            <text:p>65.12</text:p>
          </table:table-cell>
          <table:table-cell office:value-type="float" office:value="179.0474090576" calcext:value-type="float">
            <text:p>179.0474090576</text:p>
          </table:table-cell>
          <table:table-cell office:value-type="float" office:value="0.0442872015" calcext:value-type="float">
            <text:p>0.04428720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69448" calcext:value-type="float">
            <text:p>0.00069448</text:p>
          </table:table-cell>
          <table:table-cell office:value-type="float" office:value="0.02334125" calcext:value-type="float">
            <text:p>0.02334125</text:p>
          </table:table-cell>
          <table:table-cell office:value-type="float" office:value="-0.0001888707" calcext:value-type="float">
            <text:p>-0.0001888707</text:p>
          </table:table-cell>
          <table:table-cell office:value-type="float" office:value="1301" calcext:value-type="float">
            <text:p>1301</text:p>
          </table:table-cell>
          <table:table-cell table:formula="of:=[.B1028]-180" office:value-type="float" office:value="-0.952590942400008" calcext:value-type="float">
            <text:p>-0.9525909424</text:p>
          </table:table-cell>
          <table:table-cell table:formula="of:=[.D1028]*100" office:value-type="float" office:value="0.10237865" calcext:value-type="float">
            <text:p>0.10237865</text:p>
          </table:table-cell>
          <table:table-cell table:formula="of:=[.E1028]*100" office:value-type="float" office:value="0.069448" calcext:value-type="float">
            <text:p>0.069448</text:p>
          </table:table-cell>
          <table:table-cell table:formula="of:=[.F1028]*100" office:value-type="float" office:value="2.334125" calcext:value-type="float">
            <text:p>2.334125</text:p>
          </table:table-cell>
        </table:table-row>
        <table:table-row table:style-name="ro1">
          <table:table-cell office:value-type="float" office:value="65.17" calcext:value-type="float">
            <text:p>65.17</text:p>
          </table:table-cell>
          <table:table-cell office:value-type="float" office:value="179.0429077148" calcext:value-type="float">
            <text:p>179.0429077148</text:p>
          </table:table-cell>
          <table:table-cell office:value-type="float" office:value="0.0866298717" calcext:value-type="float">
            <text:p>0.08662987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2269" calcext:value-type="float">
            <text:p>0.0002269</text:p>
          </table:table-cell>
          <table:table-cell office:value-type="float" office:value="0.02334125" calcext:value-type="float">
            <text:p>0.02334125</text:p>
          </table:table-cell>
          <table:table-cell office:value-type="float" office:value="-0.0002250005" calcext:value-type="float">
            <text:p>-0.0002250005</text:p>
          </table:table-cell>
          <table:table-cell office:value-type="float" office:value="1302" calcext:value-type="float">
            <text:p>1302</text:p>
          </table:table-cell>
          <table:table-cell table:formula="of:=[.B1029]-180" office:value-type="float" office:value="-0.957092285199991" calcext:value-type="float">
            <text:p>-0.9570922852</text:p>
          </table:table-cell>
          <table:table-cell table:formula="of:=[.D1029]*100" office:value-type="float" office:value="0.10237865" calcext:value-type="float">
            <text:p>0.10237865</text:p>
          </table:table-cell>
          <table:table-cell table:formula="of:=[.E1029]*100" office:value-type="float" office:value="0.02269" calcext:value-type="float">
            <text:p>0.02269</text:p>
          </table:table-cell>
          <table:table-cell table:formula="of:=[.F1029]*100" office:value-type="float" office:value="2.334125" calcext:value-type="float">
            <text:p>2.334125</text:p>
          </table:table-cell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179.0376434326" calcext:value-type="float">
            <text:p>179.0376434326</text:p>
          </table:table-cell>
          <table:table-cell office:value-type="float" office:value="0.0998520757" calcext:value-type="float">
            <text:p>0.09985207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17282" calcext:value-type="float">
            <text:p>-0.00017282</text:p>
          </table:table-cell>
          <table:table-cell office:value-type="float" office:value="0.01801752" calcext:value-type="float">
            <text:p>0.01801752</text:p>
          </table:table-cell>
          <table:table-cell office:value-type="float" office:value="-0.0002921015" calcext:value-type="float">
            <text:p>-0.0002921015</text:p>
          </table:table-cell>
          <table:table-cell office:value-type="float" office:value="1303" calcext:value-type="float">
            <text:p>1303</text:p>
          </table:table-cell>
          <table:table-cell table:formula="of:=[.B1030]-180" office:value-type="float" office:value="-0.962356567400008" calcext:value-type="float">
            <text:p>-0.9623565674</text:p>
          </table:table-cell>
          <table:table-cell table:formula="of:=[.D1030]*100" office:value-type="float" office:value="0.10237865" calcext:value-type="float">
            <text:p>0.10237865</text:p>
          </table:table-cell>
          <table:table-cell table:formula="of:=[.E1030]*100" office:value-type="float" office:value="-0.017282" calcext:value-type="float">
            <text:p>-0.017282</text:p>
          </table:table-cell>
          <table:table-cell table:formula="of:=[.F1030]*100" office:value-type="float" office:value="1.801752" calcext:value-type="float">
            <text:p>1.801752</text:p>
          </table:table-cell>
        </table:table-row>
        <table:table-row table:style-name="ro1">
          <table:table-cell office:value-type="float" office:value="65.27" calcext:value-type="float">
            <text:p>65.27</text:p>
          </table:table-cell>
          <table:table-cell office:value-type="float" office:value="179.0386352539" calcext:value-type="float">
            <text:p>179.0386352539</text:p>
          </table:table-cell>
          <table:table-cell office:value-type="float" office:value="0.1049676936" calcext:value-type="float">
            <text:p>0.104967693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47328" calcext:value-type="float">
            <text:p>-0.00047328</text:p>
          </table:table-cell>
          <table:table-cell office:value-type="float" office:value="0.01801752" calcext:value-type="float">
            <text:p>0.01801752</text:p>
          </table:table-cell>
          <table:table-cell office:value-type="float" office:value="-0.0002699867" calcext:value-type="float">
            <text:p>-0.0002699867</text:p>
          </table:table-cell>
          <table:table-cell office:value-type="float" office:value="1304" calcext:value-type="float">
            <text:p>1304</text:p>
          </table:table-cell>
          <table:table-cell table:formula="of:=[.B1031]-180" office:value-type="float" office:value="-0.961364746100003" calcext:value-type="float">
            <text:p>-0.9613647461</text:p>
          </table:table-cell>
          <table:table-cell table:formula="of:=[.D1031]*100" office:value-type="float" office:value="0.10237865" calcext:value-type="float">
            <text:p>0.10237865</text:p>
          </table:table-cell>
          <table:table-cell table:formula="of:=[.E1031]*100" office:value-type="float" office:value="-0.047328" calcext:value-type="float">
            <text:p>-0.047328</text:p>
          </table:table-cell>
          <table:table-cell table:formula="of:=[.F1031]*100" office:value-type="float" office:value="1.801752" calcext:value-type="float">
            <text:p>1.801752</text:p>
          </table:table-cell>
        </table:table-row>
        <table:table-row table:style-name="ro1">
          <table:table-cell office:value-type="float" office:value="65.32" calcext:value-type="float">
            <text:p>65.32</text:p>
          </table:table-cell>
          <table:table-cell office:value-type="float" office:value="179.0226287842" calcext:value-type="float">
            <text:p>179.0226287842</text:p>
          </table:table-cell>
          <table:table-cell office:value-type="float" office:value="0.0875920325" calcext:value-type="float">
            <text:p>0.08759203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55769" calcext:value-type="float">
            <text:p>-0.00055769</text:p>
          </table:table-cell>
          <table:table-cell office:value-type="float" office:value="0.01251561" calcext:value-type="float">
            <text:p>0.01251561</text:p>
          </table:table-cell>
          <table:table-cell office:value-type="float" office:value="-0.0001819768" calcext:value-type="float">
            <text:p>-0.0001819768</text:p>
          </table:table-cell>
          <table:table-cell office:value-type="float" office:value="1305" calcext:value-type="float">
            <text:p>1305</text:p>
          </table:table-cell>
          <table:table-cell table:formula="of:=[.B1032]-180" office:value-type="float" office:value="-0.977371215799991" calcext:value-type="float">
            <text:p>-0.9773712158</text:p>
          </table:table-cell>
          <table:table-cell table:formula="of:=[.D1032]*100" office:value-type="float" office:value="0.10237865" calcext:value-type="float">
            <text:p>0.10237865</text:p>
          </table:table-cell>
          <table:table-cell table:formula="of:=[.E1032]*100" office:value-type="float" office:value="-0.055769" calcext:value-type="float">
            <text:p>-0.055769</text:p>
          </table:table-cell>
          <table:table-cell table:formula="of:=[.F1032]*100" office:value-type="float" office:value="1.251561" calcext:value-type="float">
            <text:p>1.251561</text:p>
          </table:table-cell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179.0156402588" calcext:value-type="float">
            <text:p>179.0156402588</text:p>
          </table:table-cell>
          <table:table-cell office:value-type="float" office:value="0.0376918528" calcext:value-type="float">
            <text:p>0.03769185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-0.00028133" calcext:value-type="float">
            <text:p>-0.00028133</text:p>
          </table:table-cell>
          <table:table-cell office:value-type="float" office:value="0.01251561" calcext:value-type="float">
            <text:p>0.01251561</text:p>
          </table:table-cell>
          <table:table-cell office:value-type="float" office:value="-0.0000655255" calcext:value-type="float">
            <text:p>-6.55255E-05</text:p>
          </table:table-cell>
          <table:table-cell office:value-type="float" office:value="1306" calcext:value-type="float">
            <text:p>1306</text:p>
          </table:table-cell>
          <table:table-cell table:formula="of:=[.B1033]-180" office:value-type="float" office:value="-0.984359741199995" calcext:value-type="float">
            <text:p>-0.9843597412</text:p>
          </table:table-cell>
          <table:table-cell table:formula="of:=[.D1033]*100" office:value-type="float" office:value="0.10237865" calcext:value-type="float">
            <text:p>0.10237865</text:p>
          </table:table-cell>
          <table:table-cell table:formula="of:=[.E1033]*100" office:value-type="float" office:value="-0.028133" calcext:value-type="float">
            <text:p>-0.028133</text:p>
          </table:table-cell>
          <table:table-cell table:formula="of:=[.F1033]*100" office:value-type="float" office:value="1.251561" calcext:value-type="float">
            <text:p>1.251561</text:p>
          </table:table-cell>
        </table:table-row>
        <table:table-row table:style-name="ro1">
          <table:table-cell office:value-type="float" office:value="65.42" calcext:value-type="float">
            <text:p>65.42</text:p>
          </table:table-cell>
          <table:table-cell office:value-type="float" office:value="179.0222473145" calcext:value-type="float">
            <text:p>179.0222473145</text:p>
          </table:table-cell>
          <table:table-cell office:value-type="float" office:value="0.0136813358" calcext:value-type="float">
            <text:p>0.013681335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06288" calcext:value-type="float">
            <text:p>0.00006288</text:p>
          </table:table-cell>
          <table:table-cell office:value-type="float" office:value="0.01251561" calcext:value-type="float">
            <text:p>0.01251561</text:p>
          </table:table-cell>
          <table:table-cell office:value-type="float" office:value="0.0000065671" calcext:value-type="float">
            <text:p>6.5671E-06</text:p>
          </table:table-cell>
          <table:table-cell office:value-type="float" office:value="1307" calcext:value-type="float">
            <text:p>1307</text:p>
          </table:table-cell>
          <table:table-cell table:formula="of:=[.B1034]-180" office:value-type="float" office:value="-0.977752685500008" calcext:value-type="float">
            <text:p>-0.9777526855</text:p>
          </table:table-cell>
          <table:table-cell table:formula="of:=[.D1034]*100" office:value-type="float" office:value="0.10237865" calcext:value-type="float">
            <text:p>0.10237865</text:p>
          </table:table-cell>
          <table:table-cell table:formula="of:=[.E1034]*100" office:value-type="float" office:value="0.006288" calcext:value-type="float">
            <text:p>0.006288</text:p>
          </table:table-cell>
          <table:table-cell table:formula="of:=[.F1034]*100" office:value-type="float" office:value="1.251561" calcext:value-type="float">
            <text:p>1.251561</text:p>
          </table:table-cell>
        </table:table-row>
        <table:table-row table:style-name="ro1">
          <table:table-cell office:value-type="float" office:value="65.47" calcext:value-type="float">
            <text:p>65.47</text:p>
          </table:table-cell>
          <table:table-cell office:value-type="float" office:value="179.0051727295" calcext:value-type="float">
            <text:p>179.0051727295</text:p>
          </table:table-cell>
          <table:table-cell office:value-type="float" office:value="-0.0136624617" calcext:value-type="float">
            <text:p>-0.01366246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47451" calcext:value-type="float">
            <text:p>0.00047451</text:p>
          </table:table-cell>
          <table:table-cell office:value-type="float" office:value="0.0073642" calcext:value-type="float">
            <text:p>0.0073642</text:p>
          </table:table-cell>
          <table:table-cell office:value-type="float" office:value="0.0001261421" calcext:value-type="float">
            <text:p>0.0001261421</text:p>
          </table:table-cell>
          <table:table-cell office:value-type="float" office:value="1308" calcext:value-type="float">
            <text:p>1308</text:p>
          </table:table-cell>
          <table:table-cell table:formula="of:=[.B1035]-180" office:value-type="float" office:value="-0.994827270499997" calcext:value-type="float">
            <text:p>-0.9948272705</text:p>
          </table:table-cell>
          <table:table-cell table:formula="of:=[.D1035]*100" office:value-type="float" office:value="0.10237865" calcext:value-type="float">
            <text:p>0.10237865</text:p>
          </table:table-cell>
          <table:table-cell table:formula="of:=[.E1035]*100" office:value-type="float" office:value="0.047451" calcext:value-type="float">
            <text:p>0.047451</text:p>
          </table:table-cell>
          <table:table-cell table:formula="of:=[.F1035]*100" office:value-type="float" office:value="0.73642" calcext:value-type="float">
            <text:p>0.73642</text:p>
          </table:table-cell>
        </table:table-row>
        <table:table-row table:style-name="ro1">
          <table:table-cell office:value-type="float" office:value="65.52" calcext:value-type="float">
            <text:p>65.52</text:p>
          </table:table-cell>
          <table:table-cell office:value-type="float" office:value="179.0140686035" calcext:value-type="float">
            <text:p>179.0140686035</text:p>
          </table:table-cell>
          <table:table-cell office:value-type="float" office:value="-0.0312863949" calcext:value-type="float">
            <text:p>-0.03128639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08663" calcext:value-type="float">
            <text:p>0.0008663</text:p>
          </table:table-cell>
          <table:table-cell office:value-type="float" office:value="0.0073642" calcext:value-type="float">
            <text:p>0.0073642</text:p>
          </table:table-cell>
          <table:table-cell office:value-type="float" office:value="0.000040553" calcext:value-type="float">
            <text:p>0.000040553</text:p>
          </table:table-cell>
          <table:table-cell office:value-type="float" office:value="1309" calcext:value-type="float">
            <text:p>1309</text:p>
          </table:table-cell>
          <table:table-cell table:formula="of:=[.B1036]-180" office:value-type="float" office:value="-0.985931396500007" calcext:value-type="float">
            <text:p>-0.9859313965</text:p>
          </table:table-cell>
          <table:table-cell table:formula="of:=[.D1036]*100" office:value-type="float" office:value="0.10237865" calcext:value-type="float">
            <text:p>0.10237865</text:p>
          </table:table-cell>
          <table:table-cell table:formula="of:=[.E1036]*100" office:value-type="float" office:value="0.08663" calcext:value-type="float">
            <text:p>0.08663</text:p>
          </table:table-cell>
          <table:table-cell table:formula="of:=[.F1036]*100" office:value-type="float" office:value="0.73642" calcext:value-type="float">
            <text:p>0.73642</text:p>
          </table:table-cell>
        </table:table-row>
        <table:table-row table:style-name="ro1">
          <table:table-cell office:value-type="float" office:value="65.57" calcext:value-type="float">
            <text:p>65.57</text:p>
          </table:table-cell>
          <table:table-cell office:value-type="float" office:value="179.0226593018" calcext:value-type="float">
            <text:p>179.0226593018</text:p>
          </table:table-cell>
          <table:table-cell office:value-type="float" office:value="-0.0630910468" calcext:value-type="float">
            <text:p>-0.06309104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33938" calcext:value-type="float">
            <text:p>0.00133938</text:p>
          </table:table-cell>
          <table:table-cell office:value-type="float" office:value="0.00642412" calcext:value-type="float">
            <text:p>0.00642412</text:p>
          </table:table-cell>
          <table:table-cell office:value-type="float" office:value="0.0000414827" calcext:value-type="float">
            <text:p>4.14827E-05</text:p>
          </table:table-cell>
          <table:table-cell office:value-type="float" office:value="1310" calcext:value-type="float">
            <text:p>1310</text:p>
          </table:table-cell>
          <table:table-cell table:formula="of:=[.B1037]-180" office:value-type="float" office:value="-0.97734069820001" calcext:value-type="float">
            <text:p>-0.9773406982</text:p>
          </table:table-cell>
          <table:table-cell table:formula="of:=[.D1037]*100" office:value-type="float" office:value="0.10237865" calcext:value-type="float">
            <text:p>0.10237865</text:p>
          </table:table-cell>
          <table:table-cell table:formula="of:=[.E1037]*100" office:value-type="float" office:value="0.133938" calcext:value-type="float">
            <text:p>0.133938</text:p>
          </table:table-cell>
          <table:table-cell table:formula="of:=[.F1037]*100" office:value-type="float" office:value="0.642412" calcext:value-type="float">
            <text:p>0.642412</text:p>
          </table:table-cell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179.0222473145" calcext:value-type="float">
            <text:p>179.0222473145</text:p>
          </table:table-cell>
          <table:table-cell office:value-type="float" office:value="-0.0617469015" calcext:value-type="float">
            <text:p>-0.06174690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64567" calcext:value-type="float">
            <text:p>0.00164567</text:p>
          </table:table-cell>
          <table:table-cell office:value-type="float" office:value="0.00299903" calcext:value-type="float">
            <text:p>0.00299903</text:p>
          </table:table-cell>
          <table:table-cell office:value-type="float" office:value="0.0001937985" calcext:value-type="float">
            <text:p>0.0001937985</text:p>
          </table:table-cell>
          <table:table-cell office:value-type="float" office:value="1311" calcext:value-type="float">
            <text:p>1311</text:p>
          </table:table-cell>
          <table:table-cell table:formula="of:=[.B1038]-180" office:value-type="float" office:value="-0.977752685500008" calcext:value-type="float">
            <text:p>-0.9777526855</text:p>
          </table:table-cell>
          <table:table-cell table:formula="of:=[.D1038]*100" office:value-type="float" office:value="0.10237865" calcext:value-type="float">
            <text:p>0.10237865</text:p>
          </table:table-cell>
          <table:table-cell table:formula="of:=[.E1038]*100" office:value-type="float" office:value="0.164567" calcext:value-type="float">
            <text:p>0.164567</text:p>
          </table:table-cell>
          <table:table-cell table:formula="of:=[.F1038]*100" office:value-type="float" office:value="0.299903" calcext:value-type="float">
            <text:p>0.299903</text:p>
          </table:table-cell>
        </table:table-row>
        <table:table-row table:style-name="ro1">
          <table:table-cell office:value-type="float" office:value="65.67" calcext:value-type="float">
            <text:p>65.67</text:p>
          </table:table-cell>
          <table:table-cell office:value-type="float" office:value="179.0297393799" calcext:value-type="float">
            <text:p>179.0297393799</text:p>
          </table:table-cell>
          <table:table-cell office:value-type="float" office:value="-0.0757182226" calcext:value-type="float">
            <text:p>-0.07571822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194291" calcext:value-type="float">
            <text:p>0.00194291</text:p>
          </table:table-cell>
          <table:table-cell office:value-type="float" office:value="0.00299903" calcext:value-type="float">
            <text:p>0.00299903</text:p>
          </table:table-cell>
          <table:table-cell office:value-type="float" office:value="0.0000337546" calcext:value-type="float">
            <text:p>3.37546E-05</text:p>
          </table:table-cell>
          <table:table-cell office:value-type="float" office:value="1312" calcext:value-type="float">
            <text:p>1312</text:p>
          </table:table-cell>
          <table:table-cell table:formula="of:=[.B1039]-180" office:value-type="float" office:value="-0.970260620099992" calcext:value-type="float">
            <text:p>-0.9702606201</text:p>
          </table:table-cell>
          <table:table-cell table:formula="of:=[.D1039]*100" office:value-type="float" office:value="0.10237865" calcext:value-type="float">
            <text:p>0.10237865</text:p>
          </table:table-cell>
          <table:table-cell table:formula="of:=[.E1039]*100" office:value-type="float" office:value="0.194291" calcext:value-type="float">
            <text:p>0.194291</text:p>
          </table:table-cell>
          <table:table-cell table:formula="of:=[.F1039]*100" office:value-type="float" office:value="0.299903" calcext:value-type="float">
            <text:p>0.299903</text:p>
          </table:table-cell>
        </table:table-row>
        <table:table-row table:style-name="ro1">
          <table:table-cell office:value-type="float" office:value="65.72" calcext:value-type="float">
            <text:p>65.72</text:p>
          </table:table-cell>
          <table:table-cell office:value-type="float" office:value="179.0283050537" calcext:value-type="float">
            <text:p>179.0283050537</text:p>
          </table:table-cell>
          <table:table-cell office:value-type="float" office:value="-0.0987403971" calcext:value-type="float">
            <text:p>-0.09874039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29444" calcext:value-type="float">
            <text:p>0.00229444</text:p>
          </table:table-cell>
          <table:table-cell office:value-type="float" office:value="-0.00027212" calcext:value-type="float">
            <text:p>-0.00027212</text:p>
          </table:table-cell>
          <table:table-cell office:value-type="float" office:value="0.000051871" calcext:value-type="float">
            <text:p>0.000051871</text:p>
          </table:table-cell>
          <table:table-cell office:value-type="float" office:value="1313" calcext:value-type="float">
            <text:p>1313</text:p>
          </table:table-cell>
          <table:table-cell table:formula="of:=[.B1040]-180" office:value-type="float" office:value="-0.971694946300005" calcext:value-type="float">
            <text:p>-0.9716949463</text:p>
          </table:table-cell>
          <table:table-cell table:formula="of:=[.D1040]*100" office:value-type="float" office:value="0.10237865" calcext:value-type="float">
            <text:p>0.10237865</text:p>
          </table:table-cell>
          <table:table-cell table:formula="of:=[.E1040]*100" office:value-type="float" office:value="0.229444" calcext:value-type="float">
            <text:p>0.229444</text:p>
          </table:table-cell>
          <table:table-cell table:formula="of:=[.F1040]*100" office:value-type="float" office:value="-0.027212" calcext:value-type="float">
            <text:p>-0.027212</text:p>
          </table:table-cell>
        </table:table-row>
        <table:table-row table:style-name="ro1">
          <table:table-cell office:value-type="float" office:value="65.77" calcext:value-type="float">
            <text:p>65.77</text:p>
          </table:table-cell>
          <table:table-cell office:value-type="float" office:value="179.0174407959" calcext:value-type="float">
            <text:p>179.0174407959</text:p>
          </table:table-cell>
          <table:table-cell office:value-type="float" office:value="-0.0943022501" calcext:value-type="float">
            <text:p>-0.094302250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9911" calcext:value-type="float">
            <text:p>0.00249911</text:p>
          </table:table-cell>
          <table:table-cell office:value-type="float" office:value="-0.00027212" calcext:value-type="float">
            <text:p>-0.00027212</text:p>
          </table:table-cell>
          <table:table-cell office:value-type="float" office:value="0.0000034866" calcext:value-type="float">
            <text:p>3.4866E-06</text:p>
          </table:table-cell>
          <table:table-cell office:value-type="float" office:value="1314" calcext:value-type="float">
            <text:p>1314</text:p>
          </table:table-cell>
          <table:table-cell table:formula="of:=[.B1041]-180" office:value-type="float" office:value="-0.982559204099999" calcext:value-type="float">
            <text:p>-0.9825592041</text:p>
          </table:table-cell>
          <table:table-cell table:formula="of:=[.D1041]*100" office:value-type="float" office:value="0.10237865" calcext:value-type="float">
            <text:p>0.10237865</text:p>
          </table:table-cell>
          <table:table-cell table:formula="of:=[.E1041]*100" office:value-type="float" office:value="0.249911" calcext:value-type="float">
            <text:p>0.249911</text:p>
          </table:table-cell>
          <table:table-cell table:formula="of:=[.F1041]*100" office:value-type="float" office:value="-0.027212" calcext:value-type="float">
            <text:p>-0.027212</text:p>
          </table:table-cell>
        </table:table-row>
        <table:table-row table:style-name="ro1">
          <table:table-cell office:value-type="float" office:value="65.82" calcext:value-type="float">
            <text:p>65.82</text:p>
          </table:table-cell>
          <table:table-cell office:value-type="float" office:value="179.0140838623" calcext:value-type="float">
            <text:p>179.0140838623</text:p>
          </table:table-cell>
          <table:table-cell office:value-type="float" office:value="-0.059942651" calcext:value-type="float">
            <text:p>-0.0599426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40648" calcext:value-type="float">
            <text:p>0.00240648</text:p>
          </table:table-cell>
          <table:table-cell office:value-type="float" office:value="-0.00007662" calcext:value-type="float">
            <text:p>-0.00007662</text:p>
          </table:table-cell>
          <table:table-cell office:value-type="float" office:value="-0.0000855005" calcext:value-type="float">
            <text:p>-8.55005E-05</text:p>
          </table:table-cell>
          <table:table-cell office:value-type="float" office:value="1315" calcext:value-type="float">
            <text:p>1315</text:p>
          </table:table-cell>
          <table:table-cell table:formula="of:=[.B1042]-180" office:value-type="float" office:value="-0.985916137700002" calcext:value-type="float">
            <text:p>-0.9859161377</text:p>
          </table:table-cell>
          <table:table-cell table:formula="of:=[.D1042]*100" office:value-type="float" office:value="0.10237865" calcext:value-type="float">
            <text:p>0.10237865</text:p>
          </table:table-cell>
          <table:table-cell table:formula="of:=[.E1042]*100" office:value-type="float" office:value="0.240648" calcext:value-type="float">
            <text:p>0.240648</text:p>
          </table:table-cell>
          <table:table-cell table:formula="of:=[.F1042]*100" office:value-type="float" office:value="-0.007662" calcext:value-type="float">
            <text:p>-0.007662</text:p>
          </table:table-cell>
        </table:table-row>
        <table:table-row table:style-name="ro1">
          <table:table-cell office:value-type="float" office:value="65.87" calcext:value-type="float">
            <text:p>65.87</text:p>
          </table:table-cell>
          <table:table-cell office:value-type="float" office:value="179.0187988281" calcext:value-type="float">
            <text:p>179.0187988281</text:p>
          </table:table-cell>
          <table:table-cell office:value-type="float" office:value="-0.0923576598" calcext:value-type="float">
            <text:p>-0.09235765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56081" calcext:value-type="float">
            <text:p>0.00256081</text:p>
          </table:table-cell>
          <table:table-cell office:value-type="float" office:value="-0.00227455" calcext:value-type="float">
            <text:p>-0.00227455</text:p>
          </table:table-cell>
          <table:table-cell office:value-type="float" office:value="-0.0000754571" calcext:value-type="float">
            <text:p>-7.54571E-05</text:p>
          </table:table-cell>
          <table:table-cell office:value-type="float" office:value="1316" calcext:value-type="float">
            <text:p>1316</text:p>
          </table:table-cell>
          <table:table-cell table:formula="of:=[.B1043]-180" office:value-type="float" office:value="-0.981201171900011" calcext:value-type="float">
            <text:p>-0.9812011719</text:p>
          </table:table-cell>
          <table:table-cell table:formula="of:=[.D1043]*100" office:value-type="float" office:value="0.10237865" calcext:value-type="float">
            <text:p>0.10237865</text:p>
          </table:table-cell>
          <table:table-cell table:formula="of:=[.E1043]*100" office:value-type="float" office:value="0.256081" calcext:value-type="float">
            <text:p>0.256081</text:p>
          </table:table-cell>
          <table:table-cell table:formula="of:=[.F1043]*100" office:value-type="float" office:value="-0.227455" calcext:value-type="float">
            <text:p>-0.227455</text:p>
          </table:table-cell>
        </table:table-row>
        <table:table-row table:style-name="ro1">
          <table:table-cell office:value-type="float" office:value="65.92" calcext:value-type="float">
            <text:p>65.92</text:p>
          </table:table-cell>
          <table:table-cell office:value-type="float" office:value="179.012588501" calcext:value-type="float">
            <text:p>179.012588501</text:p>
          </table:table-cell>
          <table:table-cell office:value-type="float" office:value="-0.1086759923" calcext:value-type="float">
            <text:p>-0.10867599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77243" calcext:value-type="float">
            <text:p>0.00277243</text:p>
          </table:table-cell>
          <table:table-cell office:value-type="float" office:value="-0.00227455" calcext:value-type="float">
            <text:p>-0.00227455</text:p>
          </table:table-cell>
          <table:table-cell office:value-type="float" office:value="-0.0001042439" calcext:value-type="float">
            <text:p>-0.0001042439</text:p>
          </table:table-cell>
          <table:table-cell office:value-type="float" office:value="1317" calcext:value-type="float">
            <text:p>1317</text:p>
          </table:table-cell>
          <table:table-cell table:formula="of:=[.B1044]-180" office:value-type="float" office:value="-0.98741149899999" calcext:value-type="float">
            <text:p>-0.987411499</text:p>
          </table:table-cell>
          <table:table-cell table:formula="of:=[.D1044]*100" office:value-type="float" office:value="0.10237865" calcext:value-type="float">
            <text:p>0.10237865</text:p>
          </table:table-cell>
          <table:table-cell table:formula="of:=[.E1044]*100" office:value-type="float" office:value="0.277243" calcext:value-type="float">
            <text:p>0.277243</text:p>
          </table:table-cell>
          <table:table-cell table:formula="of:=[.F1044]*100" office:value-type="float" office:value="-0.227455" calcext:value-type="float">
            <text:p>-0.227455</text:p>
          </table:table-cell>
        </table:table-row>
        <table:table-row table:style-name="ro1">
          <table:table-cell office:value-type="float" office:value="65.97" calcext:value-type="float">
            <text:p>65.97</text:p>
          </table:table-cell>
          <table:table-cell office:value-type="float" office:value="179.0135955811" calcext:value-type="float">
            <text:p>179.0135955811</text:p>
          </table:table-cell>
          <table:table-cell office:value-type="float" office:value="-0.0938286212" calcext:value-type="float">
            <text:p>-0.09382862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81448" calcext:value-type="float">
            <text:p>0.00281448</text:p>
          </table:table-cell>
          <table:table-cell office:value-type="float" office:value="-0.00156598" calcext:value-type="float">
            <text:p>-0.00156598</text:p>
          </table:table-cell>
          <table:table-cell office:value-type="float" office:value="-0.0001810586" calcext:value-type="float">
            <text:p>-0.0001810586</text:p>
          </table:table-cell>
          <table:table-cell office:value-type="float" office:value="1318" calcext:value-type="float">
            <text:p>1318</text:p>
          </table:table-cell>
          <table:table-cell table:formula="of:=[.B1045]-180" office:value-type="float" office:value="-0.986404418900008" calcext:value-type="float">
            <text:p>-0.9864044189</text:p>
          </table:table-cell>
          <table:table-cell table:formula="of:=[.D1045]*100" office:value-type="float" office:value="0.10237865" calcext:value-type="float">
            <text:p>0.10237865</text:p>
          </table:table-cell>
          <table:table-cell table:formula="of:=[.E1045]*100" office:value-type="float" office:value="0.281448" calcext:value-type="float">
            <text:p>0.281448</text:p>
          </table:table-cell>
          <table:table-cell table:formula="of:=[.F1045]*100" office:value-type="float" office:value="-0.156598" calcext:value-type="float">
            <text:p>-0.156598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float" office:value="179.0262756348" calcext:value-type="float">
            <text:p>179.0262756348</text:p>
          </table:table-cell>
          <table:table-cell office:value-type="float" office:value="-0.1138449216" calcext:value-type="float">
            <text:p>-0.11384492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297593" calcext:value-type="float">
            <text:p>0.00297593</text:p>
          </table:table-cell>
          <table:table-cell office:value-type="float" office:value="-0.00299399" calcext:value-type="float">
            <text:p>-0.00299399</text:p>
          </table:table-cell>
          <table:table-cell office:value-type="float" office:value="-0.000166141" calcext:value-type="float">
            <text:p>-0.000166141</text:p>
          </table:table-cell>
          <table:table-cell office:value-type="float" office:value="1319" calcext:value-type="float">
            <text:p>1319</text:p>
          </table:table-cell>
          <table:table-cell table:formula="of:=[.B1046]-180" office:value-type="float" office:value="-0.973724365200013" calcext:value-type="float">
            <text:p>-0.9737243652</text:p>
          </table:table-cell>
          <table:table-cell table:formula="of:=[.D1046]*100" office:value-type="float" office:value="0.10237865" calcext:value-type="float">
            <text:p>0.10237865</text:p>
          </table:table-cell>
          <table:table-cell table:formula="of:=[.E1046]*100" office:value-type="float" office:value="0.297593" calcext:value-type="float">
            <text:p>0.297593</text:p>
          </table:table-cell>
          <table:table-cell table:formula="of:=[.F1046]*100" office:value-type="float" office:value="-0.299399" calcext:value-type="float">
            <text:p>-0.299399</text:p>
          </table:table-cell>
        </table:table-row>
        <table:table-row table:style-name="ro1">
          <table:table-cell office:value-type="float" office:value="66.07" calcext:value-type="float">
            <text:p>66.07</text:p>
          </table:table-cell>
          <table:table-cell office:value-type="float" office:value="179.023651123" calcext:value-type="float">
            <text:p>179.023651123</text:p>
          </table:table-cell>
          <table:table-cell office:value-type="float" office:value="-0.1530013046" calcext:value-type="float">
            <text:p>-0.153001304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4451" calcext:value-type="float">
            <text:p>0.00334451</text:p>
          </table:table-cell>
          <table:table-cell office:value-type="float" office:value="-0.00299399" calcext:value-type="float">
            <text:p>-0.00299399</text:p>
          </table:table-cell>
          <table:table-cell office:value-type="float" office:value="0.0000595477" calcext:value-type="float">
            <text:p>5.95477E-05</text:p>
          </table:table-cell>
          <table:table-cell office:value-type="float" office:value="1320" calcext:value-type="float">
            <text:p>1320</text:p>
          </table:table-cell>
          <table:table-cell table:formula="of:=[.B1047]-180" office:value-type="float" office:value="-0.976348876999992" calcext:value-type="float">
            <text:p>-0.976348877</text:p>
          </table:table-cell>
          <table:table-cell table:formula="of:=[.D1047]*100" office:value-type="float" office:value="0.10237865" calcext:value-type="float">
            <text:p>0.10237865</text:p>
          </table:table-cell>
          <table:table-cell table:formula="of:=[.E1047]*100" office:value-type="float" office:value="0.334451" calcext:value-type="float">
            <text:p>0.334451</text:p>
          </table:table-cell>
          <table:table-cell table:formula="of:=[.F1047]*100" office:value-type="float" office:value="-0.299399" calcext:value-type="float">
            <text:p>-0.299399</text:p>
          </table:table-cell>
        </table:table-row>
        <table:table-row table:style-name="ro1">
          <table:table-cell office:value-type="float" office:value="66.12" calcext:value-type="float">
            <text:p>66.12</text:p>
          </table:table-cell>
          <table:table-cell office:value-type="float" office:value="179.0226135254" calcext:value-type="float">
            <text:p>179.0226135254</text:p>
          </table:table-cell>
          <table:table-cell office:value-type="float" office:value="-0.1220087556" calcext:value-type="float">
            <text:p>-0.12200875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38355" calcext:value-type="float">
            <text:p>0.00338355</text:p>
          </table:table-cell>
          <table:table-cell office:value-type="float" office:value="-0.00254498" calcext:value-type="float">
            <text:p>-0.00254498</text:p>
          </table:table-cell>
          <table:table-cell office:value-type="float" office:value="-0.0002837013" calcext:value-type="float">
            <text:p>-0.0002837013</text:p>
          </table:table-cell>
          <table:table-cell office:value-type="float" office:value="1321" calcext:value-type="float">
            <text:p>1321</text:p>
          </table:table-cell>
          <table:table-cell table:formula="of:=[.B1048]-180" office:value-type="float" office:value="-0.977386474599996" calcext:value-type="float">
            <text:p>-0.9773864746</text:p>
          </table:table-cell>
          <table:table-cell table:formula="of:=[.D1048]*100" office:value-type="float" office:value="0.10237865" calcext:value-type="float">
            <text:p>0.10237865</text:p>
          </table:table-cell>
          <table:table-cell table:formula="of:=[.E1048]*100" office:value-type="float" office:value="0.338355" calcext:value-type="float">
            <text:p>0.338355</text:p>
          </table:table-cell>
          <table:table-cell table:formula="of:=[.F1048]*100" office:value-type="float" office:value="-0.254498" calcext:value-type="float">
            <text:p>-0.254498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179.0181884766" calcext:value-type="float">
            <text:p>179.0181884766</text:p>
          </table:table-cell>
          <table:table-cell office:value-type="float" office:value="-0.1298467556" calcext:value-type="float">
            <text:p>-0.12984675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46181" calcext:value-type="float">
            <text:p>0.00346181</text:p>
          </table:table-cell>
          <table:table-cell office:value-type="float" office:value="-0.00254498" calcext:value-type="float">
            <text:p>-0.00254498</text:p>
          </table:table-cell>
          <table:table-cell office:value-type="float" office:value="-0.0000276928" calcext:value-type="float">
            <text:p>-2.76928E-05</text:p>
          </table:table-cell>
          <table:table-cell office:value-type="float" office:value="1322" calcext:value-type="float">
            <text:p>1322</text:p>
          </table:table-cell>
          <table:table-cell table:formula="of:=[.B1049]-180" office:value-type="float" office:value="-0.981811523400012" calcext:value-type="float">
            <text:p>-0.9818115234</text:p>
          </table:table-cell>
          <table:table-cell table:formula="of:=[.D1049]*100" office:value-type="float" office:value="0.10237865" calcext:value-type="float">
            <text:p>0.10237865</text:p>
          </table:table-cell>
          <table:table-cell table:formula="of:=[.E1049]*100" office:value-type="float" office:value="0.346181" calcext:value-type="float">
            <text:p>0.346181</text:p>
          </table:table-cell>
          <table:table-cell table:formula="of:=[.F1049]*100" office:value-type="float" office:value="-0.254498" calcext:value-type="float">
            <text:p>-0.254498</text:p>
          </table:table-cell>
        </table:table-row>
        <table:table-row table:style-name="ro1">
          <table:table-cell office:value-type="float" office:value="66.22" calcext:value-type="float">
            <text:p>66.22</text:p>
          </table:table-cell>
          <table:table-cell office:value-type="float" office:value="179.0287475586" calcext:value-type="float">
            <text:p>179.0287475586</text:p>
          </table:table-cell>
          <table:table-cell office:value-type="float" office:value="-0.1775824615" calcext:value-type="float">
            <text:p>-0.17758246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83214" calcext:value-type="float">
            <text:p>0.00383214</text:p>
          </table:table-cell>
          <table:table-cell office:value-type="float" office:value="-0.00119036" calcext:value-type="float">
            <text:p>-0.00119036</text:p>
          </table:table-cell>
          <table:table-cell office:value-type="float" office:value="0.0001164209" calcext:value-type="float">
            <text:p>0.0001164209</text:p>
          </table:table-cell>
          <table:table-cell office:value-type="float" office:value="1323" calcext:value-type="float">
            <text:p>1323</text:p>
          </table:table-cell>
          <table:table-cell table:formula="of:=[.B1050]-180" office:value-type="float" office:value="-0.971252441399997" calcext:value-type="float">
            <text:p>-0.9712524414</text:p>
          </table:table-cell>
          <table:table-cell table:formula="of:=[.D1050]*100" office:value-type="float" office:value="0.10237865" calcext:value-type="float">
            <text:p>0.10237865</text:p>
          </table:table-cell>
          <table:table-cell table:formula="of:=[.E1050]*100" office:value-type="float" office:value="0.383214" calcext:value-type="float">
            <text:p>0.383214</text:p>
          </table:table-cell>
          <table:table-cell table:formula="of:=[.F1050]*100" office:value-type="float" office:value="-0.119036" calcext:value-type="float">
            <text:p>-0.119036</text:p>
          </table:table-cell>
        </table:table-row>
        <table:table-row table:style-name="ro1">
          <table:table-cell office:value-type="float" office:value="66.27" calcext:value-type="float">
            <text:p>66.27</text:p>
          </table:table-cell>
          <table:table-cell office:value-type="float" office:value="179.0202941895" calcext:value-type="float">
            <text:p>179.0202941895</text:p>
          </table:table-cell>
          <table:table-cell office:value-type="float" office:value="-0.194204081" calcext:value-type="float">
            <text:p>-0.19420408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8972" calcext:value-type="float">
            <text:p>0.00418972</text:p>
          </table:table-cell>
          <table:table-cell office:value-type="float" office:value="-0.00117118" calcext:value-type="float">
            <text:p>-0.00117118</text:p>
          </table:table-cell>
          <table:table-cell office:value-type="float" office:value="0.0001888029" calcext:value-type="float">
            <text:p>0.0001888029</text:p>
          </table:table-cell>
          <table:table-cell office:value-type="float" office:value="1324" calcext:value-type="float">
            <text:p>1324</text:p>
          </table:table-cell>
          <table:table-cell table:formula="of:=[.B1051]-180" office:value-type="float" office:value="-0.979705810500008" calcext:value-type="float">
            <text:p>-0.9797058105</text:p>
          </table:table-cell>
          <table:table-cell table:formula="of:=[.D1051]*100" office:value-type="float" office:value="0.10237865" calcext:value-type="float">
            <text:p>0.10237865</text:p>
          </table:table-cell>
          <table:table-cell table:formula="of:=[.E1051]*100" office:value-type="float" office:value="0.418972" calcext:value-type="float">
            <text:p>0.418972</text:p>
          </table:table-cell>
          <table:table-cell table:formula="of:=[.F1051]*100" office:value-type="float" office:value="-0.117118" calcext:value-type="float">
            <text:p>-0.117118</text:p>
          </table:table-cell>
        </table:table-row>
        <table:table-row table:style-name="ro1">
          <table:table-cell office:value-type="float" office:value="66.32" calcext:value-type="float">
            <text:p>66.32</text:p>
          </table:table-cell>
          <table:table-cell office:value-type="float" office:value="179.0159301758" calcext:value-type="float">
            <text:p>179.0159301758</text:p>
          </table:table-cell>
          <table:table-cell office:value-type="float" office:value="-0.2062081806" calcext:value-type="float">
            <text:p>-0.206208180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0802" calcext:value-type="float">
            <text:p>0.00450802</text:p>
          </table:table-cell>
          <table:table-cell office:value-type="float" office:value="0.00024516" calcext:value-type="float">
            <text:p>0.00024516</text:p>
          </table:table-cell>
          <table:table-cell office:value-type="float" office:value="0.0001159456" calcext:value-type="float">
            <text:p>0.0001159456</text:p>
          </table:table-cell>
          <table:table-cell office:value-type="float" office:value="1325" calcext:value-type="float">
            <text:p>1325</text:p>
          </table:table-cell>
          <table:table-cell table:formula="of:=[.B1052]-180" office:value-type="float" office:value="-0.984069824199992" calcext:value-type="float">
            <text:p>-0.9840698242</text:p>
          </table:table-cell>
          <table:table-cell table:formula="of:=[.D1052]*100" office:value-type="float" office:value="0.10237865" calcext:value-type="float">
            <text:p>0.10237865</text:p>
          </table:table-cell>
          <table:table-cell table:formula="of:=[.E1052]*100" office:value-type="float" office:value="0.450802" calcext:value-type="float">
            <text:p>0.450802</text:p>
          </table:table-cell>
          <table:table-cell table:formula="of:=[.F1052]*100" office:value-type="float" office:value="0.024516" calcext:value-type="float">
            <text:p>0.024516</text:p>
          </table:table-cell>
        </table:table-row>
        <table:table-row table:style-name="ro1">
          <table:table-cell office:value-type="float" office:value="66.37" calcext:value-type="float">
            <text:p>66.37</text:p>
          </table:table-cell>
          <table:table-cell office:value-type="float" office:value="179.0199432373" calcext:value-type="float">
            <text:p>179.0199432373</text:p>
          </table:table-cell>
          <table:table-cell office:value-type="float" office:value="-0.1515651837" calcext:value-type="float">
            <text:p>-0.15156518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5591" calcext:value-type="float">
            <text:p>0.00435591</text:p>
          </table:table-cell>
          <table:table-cell office:value-type="float" office:value="0.00080663" calcext:value-type="float">
            <text:p>0.00080663</text:p>
          </table:table-cell>
          <table:table-cell office:value-type="float" office:value="-0.0000923463" calcext:value-type="float">
            <text:p>-9.23463E-05</text:p>
          </table:table-cell>
          <table:table-cell office:value-type="float" office:value="1326" calcext:value-type="float">
            <text:p>1326</text:p>
          </table:table-cell>
          <table:table-cell table:formula="of:=[.B1053]-180" office:value-type="float" office:value="-0.980056762700002" calcext:value-type="float">
            <text:p>-0.9800567627</text:p>
          </table:table-cell>
          <table:table-cell table:formula="of:=[.D1053]*100" office:value-type="float" office:value="0.10237865" calcext:value-type="float">
            <text:p>0.10237865</text:p>
          </table:table-cell>
          <table:table-cell table:formula="of:=[.E1053]*100" office:value-type="float" office:value="0.435591" calcext:value-type="float">
            <text:p>0.435591</text:p>
          </table:table-cell>
          <table:table-cell table:formula="of:=[.F1053]*100" office:value-type="float" office:value="0.080663" calcext:value-type="float">
            <text:p>0.080663</text:p>
          </table:table-cell>
        </table:table-row>
        <table:table-row table:style-name="ro1">
          <table:table-cell office:value-type="float" office:value="66.42" calcext:value-type="float">
            <text:p>66.42</text:p>
          </table:table-cell>
          <table:table-cell office:value-type="float" office:value="179.0367889404" calcext:value-type="float">
            <text:p>179.0367889404</text:p>
          </table:table-cell>
          <table:table-cell office:value-type="float" office:value="-0.1903146237" calcext:value-type="float">
            <text:p>-0.19031462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283" calcext:value-type="float">
            <text:p>0.00451283</text:p>
          </table:table-cell>
          <table:table-cell office:value-type="float" office:value="0.00080663" calcext:value-type="float">
            <text:p>0.00080663</text:p>
          </table:table-cell>
          <table:table-cell office:value-type="float" office:value="0.0000718934" calcext:value-type="float">
            <text:p>7.18934E-05</text:p>
          </table:table-cell>
          <table:table-cell office:value-type="float" office:value="1327" calcext:value-type="float">
            <text:p>1327</text:p>
          </table:table-cell>
          <table:table-cell table:formula="of:=[.B1054]-180" office:value-type="float" office:value="-0.963211059600013" calcext:value-type="float">
            <text:p>-0.9632110596</text:p>
          </table:table-cell>
          <table:table-cell table:formula="of:=[.D1054]*100" office:value-type="float" office:value="0.10237865" calcext:value-type="float">
            <text:p>0.10237865</text:p>
          </table:table-cell>
          <table:table-cell table:formula="of:=[.E1054]*100" office:value-type="float" office:value="0.451283" calcext:value-type="float">
            <text:p>0.451283</text:p>
          </table:table-cell>
          <table:table-cell table:formula="of:=[.F1054]*100" office:value-type="float" office:value="0.080663" calcext:value-type="float">
            <text:p>0.080663</text:p>
          </table:table-cell>
        </table:table-row>
        <table:table-row table:style-name="ro1">
          <table:table-cell office:value-type="float" office:value="66.47" calcext:value-type="float">
            <text:p>66.47</text:p>
          </table:table-cell>
          <table:table-cell office:value-type="float" office:value="179.0512237549" calcext:value-type="float">
            <text:p>179.0512237549</text:p>
          </table:table-cell>
          <table:table-cell office:value-type="float" office:value="-0.1762623375" calcext:value-type="float">
            <text:p>-0.17626233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2373" calcext:value-type="float">
            <text:p>0.00452373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-0.0000176947" calcext:value-type="float">
            <text:p>-1.76947E-05</text:p>
          </table:table-cell>
          <table:table-cell office:value-type="float" office:value="1328" calcext:value-type="float">
            <text:p>1328</text:p>
          </table:table-cell>
          <table:table-cell table:formula="of:=[.B1055]-180" office:value-type="float" office:value="-0.948776245099992" calcext:value-type="float">
            <text:p>-0.9487762451</text:p>
          </table:table-cell>
          <table:table-cell table:formula="of:=[.D1055]*100" office:value-type="float" office:value="0.10237865" calcext:value-type="float">
            <text:p>0.10237865</text:p>
          </table:table-cell>
          <table:table-cell table:formula="of:=[.E1055]*100" office:value-type="float" office:value="0.452373" calcext:value-type="float">
            <text:p>0.452373</text:p>
          </table:table-cell>
          <table:table-cell table:formula="of:=[.F1055]*100" office:value-type="float" office:value="0.2098" calcext:value-type="float">
            <text:p>0.2098</text:p>
          </table:table-cell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179.0547790527" calcext:value-type="float">
            <text:p>179.0547790527</text:p>
          </table:table-cell>
          <table:table-cell office:value-type="float" office:value="-0.1986097816" calcext:value-type="float">
            <text:p>-0.198609781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7996" calcext:value-type="float">
            <text:p>0.00467996</text:p>
          </table:table-cell>
          <table:table-cell office:value-type="float" office:value="0.00303003" calcext:value-type="float">
            <text:p>0.00303003</text:p>
          </table:table-cell>
          <table:table-cell office:value-type="float" office:value="0.000035278" calcext:value-type="float">
            <text:p>0.000035278</text:p>
          </table:table-cell>
          <table:table-cell office:value-type="float" office:value="1329" calcext:value-type="float">
            <text:p>1329</text:p>
          </table:table-cell>
          <table:table-cell table:formula="of:=[.B1056]-180" office:value-type="float" office:value="-0.945220947299987" calcext:value-type="float">
            <text:p>-0.9452209473</text:p>
          </table:table-cell>
          <table:table-cell table:formula="of:=[.D1056]*100" office:value-type="float" office:value="0.10237865" calcext:value-type="float">
            <text:p>0.10237865</text:p>
          </table:table-cell>
          <table:table-cell table:formula="of:=[.E1056]*100" office:value-type="float" office:value="0.467996" calcext:value-type="float">
            <text:p>0.467996</text:p>
          </table:table-cell>
          <table:table-cell table:formula="of:=[.F1056]*100" office:value-type="float" office:value="0.303003" calcext:value-type="float">
            <text:p>0.303003</text:p>
          </table:table-cell>
        </table:table-row>
        <table:table-row table:style-name="ro1">
          <table:table-cell office:value-type="float" office:value="66.57" calcext:value-type="float">
            <text:p>66.57</text:p>
          </table:table-cell>
          <table:table-cell office:value-type="float" office:value="179.056930542" calcext:value-type="float">
            <text:p>179.056930542</text:p>
          </table:table-cell>
          <table:table-cell office:value-type="float" office:value="-0.1598660442" calcext:value-type="float">
            <text:p>-0.15986604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2581" calcext:value-type="float">
            <text:p>0.00452581</text:p>
          </table:table-cell>
          <table:table-cell office:value-type="float" office:value="0.00303003" calcext:value-type="float">
            <text:p>0.00303003</text:p>
          </table:table-cell>
          <table:table-cell office:value-type="float" office:value="-0.0001444097" calcext:value-type="float">
            <text:p>-0.0001444097</text:p>
          </table:table-cell>
          <table:table-cell office:value-type="float" office:value="1330" calcext:value-type="float">
            <text:p>1330</text:p>
          </table:table-cell>
          <table:table-cell table:formula="of:=[.B1057]-180" office:value-type="float" office:value="-0.943069457999997" calcext:value-type="float">
            <text:p>-0.943069458</text:p>
          </table:table-cell>
          <table:table-cell table:formula="of:=[.D1057]*100" office:value-type="float" office:value="0.10237865" calcext:value-type="float">
            <text:p>0.10237865</text:p>
          </table:table-cell>
          <table:table-cell table:formula="of:=[.E1057]*100" office:value-type="float" office:value="0.452581" calcext:value-type="float">
            <text:p>0.452581</text:p>
          </table:table-cell>
          <table:table-cell table:formula="of:=[.F1057]*100" office:value-type="float" office:value="0.303003" calcext:value-type="float">
            <text:p>0.303003</text:p>
          </table:table-cell>
        </table:table-row>
        <table:table-row table:style-name="ro1">
          <table:table-cell office:value-type="float" office:value="66.62" calcext:value-type="float">
            <text:p>66.62</text:p>
          </table:table-cell>
          <table:table-cell office:value-type="float" office:value="179.0644989014" calcext:value-type="float">
            <text:p>179.0644989014</text:p>
          </table:table-cell>
          <table:table-cell office:value-type="float" office:value="-0.1983180226" calcext:value-type="float">
            <text:p>-0.19831802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794" calcext:value-type="float">
            <text:p>0.0046794</text:p>
          </table:table-cell>
          <table:table-cell office:value-type="float" office:value="0.00516603" calcext:value-type="float">
            <text:p>0.00516603</text:p>
          </table:table-cell>
          <table:table-cell office:value-type="float" office:value="-0.0000620576" calcext:value-type="float">
            <text:p>-6.20576E-05</text:p>
          </table:table-cell>
          <table:table-cell office:value-type="float" office:value="1331" calcext:value-type="float">
            <text:p>1331</text:p>
          </table:table-cell>
          <table:table-cell table:formula="of:=[.B1058]-180" office:value-type="float" office:value="-0.935501098600014" calcext:value-type="float">
            <text:p>-0.9355010986</text:p>
          </table:table-cell>
          <table:table-cell table:formula="of:=[.D1058]*100" office:value-type="float" office:value="0.10237865" calcext:value-type="float">
            <text:p>0.10237865</text:p>
          </table:table-cell>
          <table:table-cell table:formula="of:=[.E1058]*100" office:value-type="float" office:value="0.46794" calcext:value-type="float">
            <text:p>0.46794</text:p>
          </table:table-cell>
          <table:table-cell table:formula="of:=[.F1058]*100" office:value-type="float" office:value="0.516603" calcext:value-type="float">
            <text:p>0.516603</text:p>
          </table:table-cell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79.0480957031" calcext:value-type="float">
            <text:p>179.0480957031</text:p>
          </table:table-cell>
          <table:table-cell office:value-type="float" office:value="-0.2062597151" calcext:value-type="float">
            <text:p>-0.20625971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3468" calcext:value-type="float">
            <text:p>0.00483468</text:p>
          </table:table-cell>
          <table:table-cell office:value-type="float" office:value="0.00516603" calcext:value-type="float">
            <text:p>0.00516603</text:p>
          </table:table-cell>
          <table:table-cell office:value-type="float" office:value="-0.000090437" calcext:value-type="float">
            <text:p>-0.000090437</text:p>
          </table:table-cell>
          <table:table-cell office:value-type="float" office:value="1332" calcext:value-type="float">
            <text:p>1332</text:p>
          </table:table-cell>
          <table:table-cell table:formula="of:=[.B1059]-180" office:value-type="float" office:value="-0.951904296900011" calcext:value-type="float">
            <text:p>-0.9519042969</text:p>
          </table:table-cell>
          <table:table-cell table:formula="of:=[.D1059]*100" office:value-type="float" office:value="0.10237865" calcext:value-type="float">
            <text:p>0.10237865</text:p>
          </table:table-cell>
          <table:table-cell table:formula="of:=[.E1059]*100" office:value-type="float" office:value="0.483468" calcext:value-type="float">
            <text:p>0.483468</text:p>
          </table:table-cell>
          <table:table-cell table:formula="of:=[.F1059]*100" office:value-type="float" office:value="0.516603" calcext:value-type="float">
            <text:p>0.516603</text:p>
          </table:table-cell>
        </table:table-row>
        <table:table-row table:style-name="ro1">
          <table:table-cell office:value-type="float" office:value="66.73" calcext:value-type="float">
            <text:p>66.73</text:p>
          </table:table-cell>
          <table:table-cell office:value-type="float" office:value="179.052444458" calcext:value-type="float">
            <text:p>179.052444458</text:p>
          </table:table-cell>
          <table:table-cell office:value-type="float" office:value="-0.2423426249" calcext:value-type="float">
            <text:p>-0.242342624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7867" calcext:value-type="float">
            <text:p>0.00517867</text:p>
          </table:table-cell>
          <table:table-cell office:value-type="float" office:value="0.00578663" calcext:value-type="float">
            <text:p>0.00578663</text:p>
          </table:table-cell>
          <table:table-cell office:value-type="float" office:value="-0.0000426437" calcext:value-type="float">
            <text:p>-4.26437E-05</text:p>
          </table:table-cell>
          <table:table-cell office:value-type="float" office:value="1333" calcext:value-type="float">
            <text:p>1333</text:p>
          </table:table-cell>
          <table:table-cell table:formula="of:=[.B1060]-180" office:value-type="float" office:value="-0.947555542000004" calcext:value-type="float">
            <text:p>-0.947555542</text:p>
          </table:table-cell>
          <table:table-cell table:formula="of:=[.D1060]*100" office:value-type="float" office:value="0.10237865" calcext:value-type="float">
            <text:p>0.10237865</text:p>
          </table:table-cell>
          <table:table-cell table:formula="of:=[.E1060]*100" office:value-type="float" office:value="0.517867" calcext:value-type="float">
            <text:p>0.517867</text:p>
          </table:table-cell>
          <table:table-cell table:formula="of:=[.F1060]*100" office:value-type="float" office:value="0.578663" calcext:value-type="float">
            <text:p>0.578663</text:p>
          </table:table-cell>
        </table:table-row>
        <table:table-row table:style-name="ro1">
          <table:table-cell office:value-type="float" office:value="66.77" calcext:value-type="float">
            <text:p>66.77</text:p>
          </table:table-cell>
          <table:table-cell office:value-type="float" office:value="179.0663604736" calcext:value-type="float">
            <text:p>179.0663604736</text:p>
          </table:table-cell>
          <table:table-cell office:value-type="float" office:value="-0.2346436635" calcext:value-type="float">
            <text:p>-0.23464366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5659" calcext:value-type="float">
            <text:p>0.00535659</text:p>
          </table:table-cell>
          <table:table-cell office:value-type="float" office:value="0.00693883" calcext:value-type="float">
            <text:p>0.00693883</text:p>
          </table:table-cell>
          <table:table-cell office:value-type="float" office:value="-0.0001101472" calcext:value-type="float">
            <text:p>-0.0001101472</text:p>
          </table:table-cell>
          <table:table-cell office:value-type="float" office:value="1334" calcext:value-type="float">
            <text:p>1334</text:p>
          </table:table-cell>
          <table:table-cell table:formula="of:=[.B1061]-180" office:value-type="float" office:value="-0.933639526399986" calcext:value-type="float">
            <text:p>-0.9336395264</text:p>
          </table:table-cell>
          <table:table-cell table:formula="of:=[.D1061]*100" office:value-type="float" office:value="0.10237865" calcext:value-type="float">
            <text:p>0.10237865</text:p>
          </table:table-cell>
          <table:table-cell table:formula="of:=[.E1061]*100" office:value-type="float" office:value="0.535659" calcext:value-type="float">
            <text:p>0.535659</text:p>
          </table:table-cell>
          <table:table-cell table:formula="of:=[.F1061]*100" office:value-type="float" office:value="0.693883" calcext:value-type="float">
            <text:p>0.693883</text:p>
          </table:table-cell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float" office:value="179.0727996826" calcext:value-type="float">
            <text:p>179.0727996826</text:p>
          </table:table-cell>
          <table:table-cell office:value-type="float" office:value="-0.2537000868" calcext:value-type="float">
            <text:p>-0.25370008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0217" calcext:value-type="float">
            <text:p>0.00560217</text:p>
          </table:table-cell>
          <table:table-cell office:value-type="float" office:value="0.00693883" calcext:value-type="float">
            <text:p>0.00693883</text:p>
          </table:table-cell>
          <table:table-cell office:value-type="float" office:value="0.0000194031" calcext:value-type="float">
            <text:p>1.94031E-05</text:p>
          </table:table-cell>
          <table:table-cell office:value-type="float" office:value="1335" calcext:value-type="float">
            <text:p>1335</text:p>
          </table:table-cell>
          <table:table-cell table:formula="of:=[.B1062]-180" office:value-type="float" office:value="-0.927200317400008" calcext:value-type="float">
            <text:p>-0.9272003174</text:p>
          </table:table-cell>
          <table:table-cell table:formula="of:=[.D1062]*100" office:value-type="float" office:value="0.10237865" calcext:value-type="float">
            <text:p>0.10237865</text:p>
          </table:table-cell>
          <table:table-cell table:formula="of:=[.E1062]*100" office:value-type="float" office:value="0.560217" calcext:value-type="float">
            <text:p>0.560217</text:p>
          </table:table-cell>
          <table:table-cell table:formula="of:=[.F1062]*100" office:value-type="float" office:value="0.693883" calcext:value-type="float">
            <text:p>0.693883</text:p>
          </table:table-cell>
        </table:table-row>
        <table:table-row table:style-name="ro1">
          <table:table-cell office:value-type="float" office:value="66.87" calcext:value-type="float">
            <text:p>66.87</text:p>
          </table:table-cell>
          <table:table-cell office:value-type="float" office:value="179.0661773682" calcext:value-type="float">
            <text:p>179.0661773682</text:p>
          </table:table-cell>
          <table:table-cell office:value-type="float" office:value="-0.2366214961" calcext:value-type="float">
            <text:p>-0.23662149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5198" calcext:value-type="float">
            <text:p>0.00565198</text:p>
          </table:table-cell>
          <table:table-cell office:value-type="float" office:value="0.0071359" calcext:value-type="float">
            <text:p>0.0071359</text:p>
          </table:table-cell>
          <table:table-cell office:value-type="float" office:value="0.0000217122" calcext:value-type="float">
            <text:p>2.17122E-05</text:p>
          </table:table-cell>
          <table:table-cell office:value-type="float" office:value="1336" calcext:value-type="float">
            <text:p>1336</text:p>
          </table:table-cell>
          <table:table-cell table:formula="of:=[.B1063]-180" office:value-type="float" office:value="-0.933822631800012" calcext:value-type="float">
            <text:p>-0.9338226318</text:p>
          </table:table-cell>
          <table:table-cell table:formula="of:=[.D1063]*100" office:value-type="float" office:value="0.10237865" calcext:value-type="float">
            <text:p>0.10237865</text:p>
          </table:table-cell>
          <table:table-cell table:formula="of:=[.E1063]*100" office:value-type="float" office:value="0.565198" calcext:value-type="float">
            <text:p>0.565198</text:p>
          </table:table-cell>
          <table:table-cell table:formula="of:=[.F1063]*100" office:value-type="float" office:value="0.71359" calcext:value-type="float">
            <text:p>0.71359</text:p>
          </table:table-cell>
        </table:table-row>
        <table:table-row table:style-name="ro1">
          <table:table-cell office:value-type="float" office:value="66.92" calcext:value-type="float">
            <text:p>66.92</text:p>
          </table:table-cell>
          <table:table-cell office:value-type="float" office:value="179.0713195801" calcext:value-type="float">
            <text:p>179.0713195801</text:p>
          </table:table-cell>
          <table:table-cell office:value-type="float" office:value="-0.2517996913" calcext:value-type="float">
            <text:p>-0.25179969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8635" calcext:value-type="float">
            <text:p>0.00578635</text:p>
          </table:table-cell>
          <table:table-cell office:value-type="float" office:value="0.00819503" calcext:value-type="float">
            <text:p>0.00819503</text:p>
          </table:table-cell>
          <table:table-cell office:value-type="float" office:value="0.0001405905" calcext:value-type="float">
            <text:p>0.0001405905</text:p>
          </table:table-cell>
          <table:table-cell office:value-type="float" office:value="1337" calcext:value-type="float">
            <text:p>1337</text:p>
          </table:table-cell>
          <table:table-cell table:formula="of:=[.B1064]-180" office:value-type="float" office:value="-0.92868041989999" calcext:value-type="float">
            <text:p>-0.9286804199</text:p>
          </table:table-cell>
          <table:table-cell table:formula="of:=[.D1064]*100" office:value-type="float" office:value="0.10237865" calcext:value-type="float">
            <text:p>0.10237865</text:p>
          </table:table-cell>
          <table:table-cell table:formula="of:=[.E1064]*100" office:value-type="float" office:value="0.578635" calcext:value-type="float">
            <text:p>0.578635</text:p>
          </table:table-cell>
          <table:table-cell table:formula="of:=[.F1064]*100" office:value-type="float" office:value="0.819503" calcext:value-type="float">
            <text:p>0.819503</text:p>
          </table:table-cell>
        </table:table-row>
        <table:table-row table:style-name="ro1">
          <table:table-cell office:value-type="float" office:value="66.97" calcext:value-type="float">
            <text:p>66.97</text:p>
          </table:table-cell>
          <table:table-cell office:value-type="float" office:value="179.0682525635" calcext:value-type="float">
            <text:p>179.0682525635</text:p>
          </table:table-cell>
          <table:table-cell office:value-type="float" office:value="-0.1995790642" calcext:value-type="float">
            <text:p>-0.199579064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2781" calcext:value-type="float">
            <text:p>0.00552781</text:p>
          </table:table-cell>
          <table:table-cell office:value-type="float" office:value="0.00799261" calcext:value-type="float">
            <text:p>0.00799261</text:p>
          </table:table-cell>
          <table:table-cell office:value-type="float" office:value="0.000029966" calcext:value-type="float">
            <text:p>0.000029966</text:p>
          </table:table-cell>
          <table:table-cell office:value-type="float" office:value="1338" calcext:value-type="float">
            <text:p>1338</text:p>
          </table:table-cell>
          <table:table-cell table:formula="of:=[.B1065]-180" office:value-type="float" office:value="-0.93174743649999" calcext:value-type="float">
            <text:p>-0.9317474365</text:p>
          </table:table-cell>
          <table:table-cell table:formula="of:=[.D1065]*100" office:value-type="float" office:value="0.10237865" calcext:value-type="float">
            <text:p>0.10237865</text:p>
          </table:table-cell>
          <table:table-cell table:formula="of:=[.E1065]*100" office:value-type="float" office:value="0.552781" calcext:value-type="float">
            <text:p>0.552781</text:p>
          </table:table-cell>
          <table:table-cell table:formula="of:=[.F1065]*100" office:value-type="float" office:value="0.799261" calcext:value-type="float">
            <text:p>0.799261</text:p>
          </table:table-cell>
        </table:table-row>
        <table:table-row table:style-name="ro1">
          <table:table-cell office:value-type="float" office:value="67.03" calcext:value-type="float">
            <text:p>67.03</text:p>
          </table:table-cell>
          <table:table-cell office:value-type="float" office:value="179.067779541" calcext:value-type="float">
            <text:p>179.067779541</text:p>
          </table:table-cell>
          <table:table-cell office:value-type="float" office:value="-0.2415357319" calcext:value-type="float">
            <text:p>-0.24153573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3519" calcext:value-type="float">
            <text:p>0.00563519</text:p>
          </table:table-cell>
          <table:table-cell office:value-type="float" office:value="0.00887107" calcext:value-type="float">
            <text:p>0.00887107</text:p>
          </table:table-cell>
          <table:table-cell office:value-type="float" office:value="0.0001492427" calcext:value-type="float">
            <text:p>0.0001492427</text:p>
          </table:table-cell>
          <table:table-cell office:value-type="float" office:value="1339" calcext:value-type="float">
            <text:p>1339</text:p>
          </table:table-cell>
          <table:table-cell table:formula="of:=[.B1066]-180" office:value-type="float" office:value="-0.932220459000007" calcext:value-type="float">
            <text:p>-0.932220459</text:p>
          </table:table-cell>
          <table:table-cell table:formula="of:=[.D1066]*100" office:value-type="float" office:value="0.10237865" calcext:value-type="float">
            <text:p>0.10237865</text:p>
          </table:table-cell>
          <table:table-cell table:formula="of:=[.E1066]*100" office:value-type="float" office:value="0.563519" calcext:value-type="float">
            <text:p>0.563519</text:p>
          </table:table-cell>
          <table:table-cell table:formula="of:=[.F1066]*100" office:value-type="float" office:value="0.887107" calcext:value-type="float">
            <text:p>0.887107</text:p>
          </table:table-cell>
        </table:table-row>
        <table:table-row table:style-name="ro1">
          <table:table-cell office:value-type="float" office:value="67.08" calcext:value-type="float">
            <text:p>67.08</text:p>
          </table:table-cell>
          <table:table-cell office:value-type="float" office:value="179.0557250977" calcext:value-type="float">
            <text:p>179.0557250977</text:p>
          </table:table-cell>
          <table:table-cell office:value-type="float" office:value="-0.2053407633" calcext:value-type="float">
            <text:p>-0.20534076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6548" calcext:value-type="float">
            <text:p>0.00546548</text:p>
          </table:table-cell>
          <table:table-cell office:value-type="float" office:value="0.00887107" calcext:value-type="float">
            <text:p>0.00887107</text:p>
          </table:table-cell>
          <table:table-cell office:value-type="float" office:value="-0.0000134564" calcext:value-type="float">
            <text:p>-1.34564E-05</text:p>
          </table:table-cell>
          <table:table-cell office:value-type="float" office:value="1340" calcext:value-type="float">
            <text:p>1340</text:p>
          </table:table-cell>
          <table:table-cell table:formula="of:=[.B1067]-180" office:value-type="float" office:value="-0.944274902300009" calcext:value-type="float">
            <text:p>-0.9442749023</text:p>
          </table:table-cell>
          <table:table-cell table:formula="of:=[.D1067]*100" office:value-type="float" office:value="0.10237865" calcext:value-type="float">
            <text:p>0.10237865</text:p>
          </table:table-cell>
          <table:table-cell table:formula="of:=[.E1067]*100" office:value-type="float" office:value="0.546548" calcext:value-type="float">
            <text:p>0.546548</text:p>
          </table:table-cell>
          <table:table-cell table:formula="of:=[.F1067]*100" office:value-type="float" office:value="0.887107" calcext:value-type="float">
            <text:p>0.887107</text:p>
          </table:table-cell>
        </table:table-row>
        <table:table-row table:style-name="ro1">
          <table:table-cell office:value-type="float" office:value="67.12" calcext:value-type="float">
            <text:p>67.12</text:p>
          </table:table-cell>
          <table:table-cell office:value-type="float" office:value="179.0433197021" calcext:value-type="float">
            <text:p>179.0433197021</text:p>
          </table:table-cell>
          <table:table-cell office:value-type="float" office:value="-0.1656197428" calcext:value-type="float">
            <text:p>-0.16561974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8763" calcext:value-type="float">
            <text:p>0.00508763</text:p>
          </table:table-cell>
          <table:table-cell office:value-type="float" office:value="0.00834747" calcext:value-type="float">
            <text:p>0.00834747</text:p>
          </table:table-cell>
          <table:table-cell office:value-type="float" office:value="0.0000142134" calcext:value-type="float">
            <text:p>1.42134E-05</text:p>
          </table:table-cell>
          <table:table-cell office:value-type="float" office:value="1341" calcext:value-type="float">
            <text:p>1341</text:p>
          </table:table-cell>
          <table:table-cell table:formula="of:=[.B1068]-180" office:value-type="float" office:value="-0.956680297899993" calcext:value-type="float">
            <text:p>-0.9566802979</text:p>
          </table:table-cell>
          <table:table-cell table:formula="of:=[.D1068]*100" office:value-type="float" office:value="0.10237865" calcext:value-type="float">
            <text:p>0.10237865</text:p>
          </table:table-cell>
          <table:table-cell table:formula="of:=[.E1068]*100" office:value-type="float" office:value="0.508763" calcext:value-type="float">
            <text:p>0.508763</text:p>
          </table:table-cell>
          <table:table-cell table:formula="of:=[.F1068]*100" office:value-type="float" office:value="0.834747" calcext:value-type="float">
            <text:p>0.834747</text:p>
          </table:table-cell>
        </table:table-row>
        <table:table-row table:style-name="ro1">
          <table:table-cell office:value-type="float" office:value="67.17" calcext:value-type="float">
            <text:p>67.17</text:p>
          </table:table-cell>
          <table:table-cell office:value-type="float" office:value="179.0404663086" calcext:value-type="float">
            <text:p>179.0404663086</text:p>
          </table:table-cell>
          <table:table-cell office:value-type="float" office:value="-0.1974328728" calcext:value-type="float">
            <text:p>-0.19743287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4789" calcext:value-type="float">
            <text:p>0.00504789</text:p>
          </table:table-cell>
          <table:table-cell office:value-type="float" office:value="0.00901349" calcext:value-type="float">
            <text:p>0.00901349</text:p>
          </table:table-cell>
          <table:table-cell office:value-type="float" office:value="0.0000420341" calcext:value-type="float">
            <text:p>4.20341E-05</text:p>
          </table:table-cell>
          <table:table-cell office:value-type="float" office:value="1342" calcext:value-type="float">
            <text:p>1342</text:p>
          </table:table-cell>
          <table:table-cell table:formula="of:=[.B1069]-180" office:value-type="float" office:value="-0.959533691399997" calcext:value-type="float">
            <text:p>-0.9595336914</text:p>
          </table:table-cell>
          <table:table-cell table:formula="of:=[.D1069]*100" office:value-type="float" office:value="0.10237865" calcext:value-type="float">
            <text:p>0.10237865</text:p>
          </table:table-cell>
          <table:table-cell table:formula="of:=[.E1069]*100" office:value-type="float" office:value="0.504789" calcext:value-type="float">
            <text:p>0.504789</text:p>
          </table:table-cell>
          <table:table-cell table:formula="of:=[.F1069]*100" office:value-type="float" office:value="0.901349" calcext:value-type="float">
            <text:p>0.901349</text:p>
          </table:table-cell>
        </table:table-row>
        <table:table-row table:style-name="ro1">
          <table:table-cell office:value-type="float" office:value="67.22" calcext:value-type="float">
            <text:p>67.22</text:p>
          </table:table-cell>
          <table:table-cell office:value-type="float" office:value="179.0439147949" calcext:value-type="float">
            <text:p>179.0439147949</text:p>
          </table:table-cell>
          <table:table-cell office:value-type="float" office:value="-0.1439021607" calcext:value-type="float">
            <text:p>-0.143902160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6459" calcext:value-type="float">
            <text:p>0.00466459</text:p>
          </table:table-cell>
          <table:table-cell office:value-type="float" office:value="0.00828469" calcext:value-type="float">
            <text:p>0.00828469</text:p>
          </table:table-cell>
          <table:table-cell office:value-type="float" office:value="-0.0001426995" calcext:value-type="float">
            <text:p>-0.0001426995</text:p>
          </table:table-cell>
          <table:table-cell office:value-type="float" office:value="1343" calcext:value-type="float">
            <text:p>1343</text:p>
          </table:table-cell>
          <table:table-cell table:formula="of:=[.B1070]-180" office:value-type="float" office:value="-0.95608520510001" calcext:value-type="float">
            <text:p>-0.9560852051</text:p>
          </table:table-cell>
          <table:table-cell table:formula="of:=[.D1070]*100" office:value-type="float" office:value="0.10237865" calcext:value-type="float">
            <text:p>0.10237865</text:p>
          </table:table-cell>
          <table:table-cell table:formula="of:=[.E1070]*100" office:value-type="float" office:value="0.466459" calcext:value-type="float">
            <text:p>0.466459</text:p>
          </table:table-cell>
          <table:table-cell table:formula="of:=[.F1070]*100" office:value-type="float" office:value="0.828469" calcext:value-type="float">
            <text:p>0.828469</text:p>
          </table:table-cell>
        </table:table-row>
        <table:table-row table:style-name="ro1">
          <table:table-cell office:value-type="float" office:value="67.28" calcext:value-type="float">
            <text:p>67.28</text:p>
          </table:table-cell>
          <table:table-cell office:value-type="float" office:value="179.0489349365" calcext:value-type="float">
            <text:p>179.0489349365</text:p>
          </table:table-cell>
          <table:table-cell office:value-type="float" office:value="-0.1597357115" calcext:value-type="float">
            <text:p>-0.15973571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471" calcext:value-type="float">
            <text:p>0.00451471</text:p>
          </table:table-cell>
          <table:table-cell office:value-type="float" office:value="0.00828469" calcext:value-type="float">
            <text:p>0.00828469</text:p>
          </table:table-cell>
          <table:table-cell office:value-type="float" office:value="-0.0000624297" calcext:value-type="float">
            <text:p>-6.24297E-05</text:p>
          </table:table-cell>
          <table:table-cell office:value-type="float" office:value="1344" calcext:value-type="float">
            <text:p>1344</text:p>
          </table:table-cell>
          <table:table-cell table:formula="of:=[.B1071]-180" office:value-type="float" office:value="-0.95106506350001" calcext:value-type="float">
            <text:p>-0.9510650635</text:p>
          </table:table-cell>
          <table:table-cell table:formula="of:=[.D1071]*100" office:value-type="float" office:value="0.10237865" calcext:value-type="float">
            <text:p>0.10237865</text:p>
          </table:table-cell>
          <table:table-cell table:formula="of:=[.E1071]*100" office:value-type="float" office:value="0.451471" calcext:value-type="float">
            <text:p>0.451471</text:p>
          </table:table-cell>
          <table:table-cell table:formula="of:=[.F1071]*100" office:value-type="float" office:value="0.828469" calcext:value-type="float">
            <text:p>0.828469</text:p>
          </table:table-cell>
        </table:table-row>
        <table:table-row table:style-name="ro1">
          <table:table-cell office:value-type="float" office:value="67.33" calcext:value-type="float">
            <text:p>67.33</text:p>
          </table:table-cell>
          <table:table-cell office:value-type="float" office:value="179.0441436768" calcext:value-type="float">
            <text:p>179.0441436768</text:p>
          </table:table-cell>
          <table:table-cell office:value-type="float" office:value="-0.1786093491" calcext:value-type="float">
            <text:p>-0.178609349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4063" calcext:value-type="float">
            <text:p>0.00454063</text:p>
          </table:table-cell>
          <table:table-cell office:value-type="float" office:value="0.00873952" calcext:value-type="float">
            <text:p>0.00873952</text:p>
          </table:table-cell>
          <table:table-cell office:value-type="float" office:value="-0.000049626" calcext:value-type="float">
            <text:p>-0.000049626</text:p>
          </table:table-cell>
          <table:table-cell office:value-type="float" office:value="1345" calcext:value-type="float">
            <text:p>1345</text:p>
          </table:table-cell>
          <table:table-cell table:formula="of:=[.B1072]-180" office:value-type="float" office:value="-0.95585632320001" calcext:value-type="float">
            <text:p>-0.9558563232</text:p>
          </table:table-cell>
          <table:table-cell table:formula="of:=[.D1072]*100" office:value-type="float" office:value="0.10237865" calcext:value-type="float">
            <text:p>0.10237865</text:p>
          </table:table-cell>
          <table:table-cell table:formula="of:=[.E1072]*100" office:value-type="float" office:value="0.454063" calcext:value-type="float">
            <text:p>0.454063</text:p>
          </table:table-cell>
          <table:table-cell table:formula="of:=[.F1072]*100" office:value-type="float" office:value="0.873952" calcext:value-type="float">
            <text:p>0.873952</text:p>
          </table:table-cell>
        </table:table-row>
        <table:table-row table:style-name="ro1">
          <table:table-cell office:value-type="float" office:value="67.38" calcext:value-type="float">
            <text:p>67.38</text:p>
          </table:table-cell>
          <table:table-cell office:value-type="float" office:value="179.0333709717" calcext:value-type="float">
            <text:p>179.0333709717</text:p>
          </table:table-cell>
          <table:table-cell office:value-type="float" office:value="-0.2114577499" calcext:value-type="float">
            <text:p>-0.21145774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7685" calcext:value-type="float">
            <text:p>0.00477685</text:p>
          </table:table-cell>
          <table:table-cell office:value-type="float" office:value="0.00793497" calcext:value-type="float">
            <text:p>0.00793497</text:p>
          </table:table-cell>
          <table:table-cell office:value-type="float" office:value="0.0000811858" calcext:value-type="float">
            <text:p>8.11858E-05</text:p>
          </table:table-cell>
          <table:table-cell office:value-type="float" office:value="1346" calcext:value-type="float">
            <text:p>1346</text:p>
          </table:table-cell>
          <table:table-cell table:formula="of:=[.B1073]-180" office:value-type="float" office:value="-0.966629028299991" calcext:value-type="float">
            <text:p>-0.9666290283</text:p>
          </table:table-cell>
          <table:table-cell table:formula="of:=[.D1073]*100" office:value-type="float" office:value="0.10237865" calcext:value-type="float">
            <text:p>0.10237865</text:p>
          </table:table-cell>
          <table:table-cell table:formula="of:=[.E1073]*100" office:value-type="float" office:value="0.477685" calcext:value-type="float">
            <text:p>0.477685</text:p>
          </table:table-cell>
          <table:table-cell table:formula="of:=[.F1073]*100" office:value-type="float" office:value="0.793497" calcext:value-type="float">
            <text:p>0.793497</text:p>
          </table:table-cell>
        </table:table-row>
        <table:table-row table:style-name="ro1">
          <table:table-cell office:value-type="float" office:value="67.43" calcext:value-type="float">
            <text:p>67.43</text:p>
          </table:table-cell>
          <table:table-cell office:value-type="float" office:value="179.0371704102" calcext:value-type="float">
            <text:p>179.0371704102</text:p>
          </table:table-cell>
          <table:table-cell office:value-type="float" office:value="-0.2251822118" calcext:value-type="float">
            <text:p>-0.22518221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2575" calcext:value-type="float">
            <text:p>0.00502575</text:p>
          </table:table-cell>
          <table:table-cell office:value-type="float" office:value="0.00821006" calcext:value-type="float">
            <text:p>0.00821006</text:p>
          </table:table-cell>
          <table:table-cell office:value-type="float" office:value="0.0000599792" calcext:value-type="float">
            <text:p>5.99792E-05</text:p>
          </table:table-cell>
          <table:table-cell office:value-type="float" office:value="1347" calcext:value-type="float">
            <text:p>1347</text:p>
          </table:table-cell>
          <table:table-cell table:formula="of:=[.B1074]-180" office:value-type="float" office:value="-0.962829589800009" calcext:value-type="float">
            <text:p>-0.9628295898</text:p>
          </table:table-cell>
          <table:table-cell table:formula="of:=[.D1074]*100" office:value-type="float" office:value="0.10237865" calcext:value-type="float">
            <text:p>0.10237865</text:p>
          </table:table-cell>
          <table:table-cell table:formula="of:=[.E1074]*100" office:value-type="float" office:value="0.502575" calcext:value-type="float">
            <text:p>0.502575</text:p>
          </table:table-cell>
          <table:table-cell table:formula="of:=[.F1074]*100" office:value-type="float" office:value="0.821006" calcext:value-type="float">
            <text:p>0.821006</text:p>
          </table:table-cell>
        </table:table-row>
        <table:table-row table:style-name="ro1">
          <table:table-cell office:value-type="float" office:value="67.48" calcext:value-type="float">
            <text:p>67.48</text:p>
          </table:table-cell>
          <table:table-cell office:value-type="float" office:value="179.0254516602" calcext:value-type="float">
            <text:p>179.0254516602</text:p>
          </table:table-cell>
          <table:table-cell office:value-type="float" office:value="-0.273272866" calcext:value-type="float">
            <text:p>-0.2732728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1217" calcext:value-type="float">
            <text:p>0.00551217</text:p>
          </table:table-cell>
          <table:table-cell office:value-type="float" office:value="0.00745078" calcext:value-type="float">
            <text:p>0.00745078</text:p>
          </table:table-cell>
          <table:table-cell office:value-type="float" office:value="0.0001227504" calcext:value-type="float">
            <text:p>0.0001227504</text:p>
          </table:table-cell>
          <table:table-cell office:value-type="float" office:value="1348" calcext:value-type="float">
            <text:p>1348</text:p>
          </table:table-cell>
          <table:table-cell table:formula="of:=[.B1075]-180" office:value-type="float" office:value="-0.974548339800009" calcext:value-type="float">
            <text:p>-0.9745483398</text:p>
          </table:table-cell>
          <table:table-cell table:formula="of:=[.D1075]*100" office:value-type="float" office:value="0.10237865" calcext:value-type="float">
            <text:p>0.10237865</text:p>
          </table:table-cell>
          <table:table-cell table:formula="of:=[.E1075]*100" office:value-type="float" office:value="0.551217" calcext:value-type="float">
            <text:p>0.551217</text:p>
          </table:table-cell>
          <table:table-cell table:formula="of:=[.F1075]*100" office:value-type="float" office:value="0.745078" calcext:value-type="float">
            <text:p>0.745078</text:p>
          </table:table-cell>
        </table:table-row>
        <table:table-row table:style-name="ro1">
          <table:table-cell office:value-type="float" office:value="67.53" calcext:value-type="float">
            <text:p>67.53</text:p>
          </table:table-cell>
          <table:table-cell office:value-type="float" office:value="179.0305328369" calcext:value-type="float">
            <text:p>179.0305328369</text:p>
          </table:table-cell>
          <table:table-cell office:value-type="float" office:value="-0.2664626931" calcext:value-type="float">
            <text:p>-0.26646269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9092" calcext:value-type="float">
            <text:p>0.00579092</text:p>
          </table:table-cell>
          <table:table-cell office:value-type="float" office:value="0.00745078" calcext:value-type="float">
            <text:p>0.00745078</text:p>
          </table:table-cell>
          <table:table-cell office:value-type="float" office:value="0.0000211078" calcext:value-type="float">
            <text:p>2.11078E-05</text:p>
          </table:table-cell>
          <table:table-cell office:value-type="float" office:value="1349" calcext:value-type="float">
            <text:p>1349</text:p>
          </table:table-cell>
          <table:table-cell table:formula="of:=[.B1076]-180" office:value-type="float" office:value="-0.969467163100006" calcext:value-type="float">
            <text:p>-0.9694671631</text:p>
          </table:table-cell>
          <table:table-cell table:formula="of:=[.D1076]*100" office:value-type="float" office:value="0.10237865" calcext:value-type="float">
            <text:p>0.10237865</text:p>
          </table:table-cell>
          <table:table-cell table:formula="of:=[.E1076]*100" office:value-type="float" office:value="0.579092" calcext:value-type="float">
            <text:p>0.579092</text:p>
          </table:table-cell>
          <table:table-cell table:formula="of:=[.F1076]*100" office:value-type="float" office:value="0.745078" calcext:value-type="float">
            <text:p>0.745078</text:p>
          </table:table-cell>
        </table:table-row>
        <table:table-row table:style-name="ro1">
          <table:table-cell office:value-type="float" office:value="67.58" calcext:value-type="float">
            <text:p>67.58</text:p>
          </table:table-cell>
          <table:table-cell office:value-type="float" office:value="179.0503997803" calcext:value-type="float">
            <text:p>179.0503997803</text:p>
          </table:table-cell>
          <table:table-cell office:value-type="float" office:value="-0.2262555008" calcext:value-type="float">
            <text:p>-0.226255500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0867" calcext:value-type="float">
            <text:p>0.00570867</text:p>
          </table:table-cell>
          <table:table-cell office:value-type="float" office:value="0.00759871" calcext:value-type="float">
            <text:p>0.00759871</text:p>
          </table:table-cell>
          <table:table-cell office:value-type="float" office:value="0.0000359304" calcext:value-type="float">
            <text:p>3.59304E-05</text:p>
          </table:table-cell>
          <table:table-cell office:value-type="float" office:value="1350" calcext:value-type="float">
            <text:p>1350</text:p>
          </table:table-cell>
          <table:table-cell table:formula="of:=[.B1077]-180" office:value-type="float" office:value="-0.949600219699988" calcext:value-type="float">
            <text:p>-0.9496002197</text:p>
          </table:table-cell>
          <table:table-cell table:formula="of:=[.D1077]*100" office:value-type="float" office:value="0.10237865" calcext:value-type="float">
            <text:p>0.10237865</text:p>
          </table:table-cell>
          <table:table-cell table:formula="of:=[.E1077]*100" office:value-type="float" office:value="0.570867" calcext:value-type="float">
            <text:p>0.570867</text:p>
          </table:table-cell>
          <table:table-cell table:formula="of:=[.F1077]*100" office:value-type="float" office:value="0.759871" calcext:value-type="float">
            <text:p>0.759871</text:p>
          </table:table-cell>
        </table:table-row>
        <table:table-row table:style-name="ro1">
          <table:table-cell office:value-type="float" office:value="67.63" calcext:value-type="float">
            <text:p>67.63</text:p>
          </table:table-cell>
          <table:table-cell office:value-type="float" office:value="179.0509490967" calcext:value-type="float">
            <text:p>179.0509490967</text:p>
          </table:table-cell>
          <table:table-cell office:value-type="float" office:value="-0.3200244796" calcext:value-type="float">
            <text:p>-0.32002447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7888" calcext:value-type="float">
            <text:p>0.00627888</text:p>
          </table:table-cell>
          <table:table-cell office:value-type="float" office:value="0.00697932" calcext:value-type="float">
            <text:p>0.00697932</text:p>
          </table:table-cell>
          <table:table-cell office:value-type="float" office:value="0.000069905" calcext:value-type="float">
            <text:p>0.000069905</text:p>
          </table:table-cell>
          <table:table-cell office:value-type="float" office:value="1351" calcext:value-type="float">
            <text:p>1351</text:p>
          </table:table-cell>
          <table:table-cell table:formula="of:=[.B1078]-180" office:value-type="float" office:value="-0.949050903299991" calcext:value-type="float">
            <text:p>-0.9490509033</text:p>
          </table:table-cell>
          <table:table-cell table:formula="of:=[.D1078]*100" office:value-type="float" office:value="0.10237865" calcext:value-type="float">
            <text:p>0.10237865</text:p>
          </table:table-cell>
          <table:table-cell table:formula="of:=[.E1078]*100" office:value-type="float" office:value="0.627888" calcext:value-type="float">
            <text:p>0.627888</text:p>
          </table:table-cell>
          <table:table-cell table:formula="of:=[.F1078]*100" office:value-type="float" office:value="0.697932" calcext:value-type="float">
            <text:p>0.697932</text:p>
          </table:table-cell>
        </table:table-row>
        <table:table-row table:style-name="ro1">
          <table:table-cell office:value-type="float" office:value="67.68" calcext:value-type="float">
            <text:p>67.68</text:p>
          </table:table-cell>
          <table:table-cell office:value-type="float" office:value="179.0555419922" calcext:value-type="float">
            <text:p>179.0555419922</text:p>
          </table:table-cell>
          <table:table-cell office:value-type="float" office:value="-0.2572632305" calcext:value-type="float">
            <text:p>-0.257263230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24053" calcext:value-type="float">
            <text:p>0.00624053</text:p>
          </table:table-cell>
          <table:table-cell office:value-type="float" office:value="0.00704869" calcext:value-type="float">
            <text:p>0.00704869</text:p>
          </table:table-cell>
          <table:table-cell office:value-type="float" office:value="-0.0000222423" calcext:value-type="float">
            <text:p>-2.22423E-05</text:p>
          </table:table-cell>
          <table:table-cell office:value-type="float" office:value="1352" calcext:value-type="float">
            <text:p>1352</text:p>
          </table:table-cell>
          <table:table-cell table:formula="of:=[.B1079]-180" office:value-type="float" office:value="-0.944458007799994" calcext:value-type="float">
            <text:p>-0.9444580078</text:p>
          </table:table-cell>
          <table:table-cell table:formula="of:=[.D1079]*100" office:value-type="float" office:value="0.10237865" calcext:value-type="float">
            <text:p>0.10237865</text:p>
          </table:table-cell>
          <table:table-cell table:formula="of:=[.E1079]*100" office:value-type="float" office:value="0.624053" calcext:value-type="float">
            <text:p>0.624053</text:p>
          </table:table-cell>
          <table:table-cell table:formula="of:=[.F1079]*100" office:value-type="float" office:value="0.704869" calcext:value-type="float">
            <text:p>0.704869</text:p>
          </table:table-cell>
        </table:table-row>
        <table:table-row table:style-name="ro1">
          <table:table-cell office:value-type="float" office:value="67.73" calcext:value-type="float">
            <text:p>67.73</text:p>
          </table:table-cell>
          <table:table-cell office:value-type="float" office:value="179.0448913574" calcext:value-type="float">
            <text:p>179.0448913574</text:p>
          </table:table-cell>
          <table:table-cell office:value-type="float" office:value="-0.2272091839" calcext:value-type="float">
            <text:p>-0.227209183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601464" calcext:value-type="float">
            <text:p>0.00601464</text:p>
          </table:table-cell>
          <table:table-cell office:value-type="float" office:value="0.00663985" calcext:value-type="float">
            <text:p>0.00663985</text:p>
          </table:table-cell>
          <table:table-cell office:value-type="float" office:value="0.0000095861" calcext:value-type="float">
            <text:p>9.5861E-06</text:p>
          </table:table-cell>
          <table:table-cell office:value-type="float" office:value="1353" calcext:value-type="float">
            <text:p>1353</text:p>
          </table:table-cell>
          <table:table-cell table:formula="of:=[.B1080]-180" office:value-type="float" office:value="-0.95510864260001" calcext:value-type="float">
            <text:p>-0.9551086426</text:p>
          </table:table-cell>
          <table:table-cell table:formula="of:=[.D1080]*100" office:value-type="float" office:value="0.10237865" calcext:value-type="float">
            <text:p>0.10237865</text:p>
          </table:table-cell>
          <table:table-cell table:formula="of:=[.E1080]*100" office:value-type="float" office:value="0.601464" calcext:value-type="float">
            <text:p>0.601464</text:p>
          </table:table-cell>
          <table:table-cell table:formula="of:=[.F1080]*100" office:value-type="float" office:value="0.663985" calcext:value-type="float">
            <text:p>0.663985</text:p>
          </table:table-cell>
        </table:table-row>
        <table:table-row table:style-name="ro1">
          <table:table-cell office:value-type="float" office:value="67.78" calcext:value-type="float">
            <text:p>67.78</text:p>
          </table:table-cell>
          <table:table-cell office:value-type="float" office:value="179.0566864014" calcext:value-type="float">
            <text:p>179.0566864014</text:p>
          </table:table-cell>
          <table:table-cell office:value-type="float" office:value="-0.1744570785" calcext:value-type="float">
            <text:p>-0.17445707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1249" calcext:value-type="float">
            <text:p>0.00551249</text:p>
          </table:table-cell>
          <table:table-cell office:value-type="float" office:value="0.00663985" calcext:value-type="float">
            <text:p>0.00663985</text:p>
          </table:table-cell>
          <table:table-cell office:value-type="float" office:value="-0.0000834148" calcext:value-type="float">
            <text:p>-8.34148E-05</text:p>
          </table:table-cell>
          <table:table-cell office:value-type="float" office:value="1354" calcext:value-type="float">
            <text:p>1354</text:p>
          </table:table-cell>
          <table:table-cell table:formula="of:=[.B1081]-180" office:value-type="float" office:value="-0.943313598600014" calcext:value-type="float">
            <text:p>-0.9433135986</text:p>
          </table:table-cell>
          <table:table-cell table:formula="of:=[.D1081]*100" office:value-type="float" office:value="0.10237865" calcext:value-type="float">
            <text:p>0.10237865</text:p>
          </table:table-cell>
          <table:table-cell table:formula="of:=[.E1081]*100" office:value-type="float" office:value="0.551249" calcext:value-type="float">
            <text:p>0.551249</text:p>
          </table:table-cell>
          <table:table-cell table:formula="of:=[.F1081]*100" office:value-type="float" office:value="0.663985" calcext:value-type="float">
            <text:p>0.663985</text:p>
          </table:table-cell>
        </table:table-row>
        <table:table-row table:style-name="ro1">
          <table:table-cell office:value-type="float" office:value="67.83" calcext:value-type="float">
            <text:p>67.83</text:p>
          </table:table-cell>
          <table:table-cell office:value-type="float" office:value="179.0535430908" calcext:value-type="float">
            <text:p>179.0535430908</text:p>
          </table:table-cell>
          <table:table-cell office:value-type="float" office:value="-0.1910408213" calcext:value-type="float">
            <text:p>-0.19104082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884" calcext:value-type="float">
            <text:p>0.0052884</text:p>
          </table:table-cell>
          <table:table-cell office:value-type="float" office:value="0.00668912" calcext:value-type="float">
            <text:p>0.00668912</text:p>
          </table:table-cell>
          <table:table-cell office:value-type="float" office:value="-0.0000032285" calcext:value-type="float">
            <text:p>-3.2285E-06</text:p>
          </table:table-cell>
          <table:table-cell office:value-type="float" office:value="1355" calcext:value-type="float">
            <text:p>1355</text:p>
          </table:table-cell>
          <table:table-cell table:formula="of:=[.B1082]-180" office:value-type="float" office:value="-0.946456909200009" calcext:value-type="float">
            <text:p>-0.9464569092</text:p>
          </table:table-cell>
          <table:table-cell table:formula="of:=[.D1082]*100" office:value-type="float" office:value="0.10237865" calcext:value-type="float">
            <text:p>0.10237865</text:p>
          </table:table-cell>
          <table:table-cell table:formula="of:=[.E1082]*100" office:value-type="float" office:value="0.52884" calcext:value-type="float">
            <text:p>0.52884</text:p>
          </table:table-cell>
          <table:table-cell table:formula="of:=[.F1082]*100" office:value-type="float" office:value="0.668912" calcext:value-type="float">
            <text:p>0.668912</text:p>
          </table:table-cell>
        </table:table-row>
        <table:table-row table:style-name="ro1">
          <table:table-cell office:value-type="float" office:value="67.88" calcext:value-type="float">
            <text:p>67.88</text:p>
          </table:table-cell>
          <table:table-cell office:value-type="float" office:value="179.0605621338" calcext:value-type="float">
            <text:p>179.0605621338</text:p>
          </table:table-cell>
          <table:table-cell office:value-type="float" office:value="-0.2025855343" calcext:value-type="float">
            <text:p>-0.20258553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1602" calcext:value-type="float">
            <text:p>0.00521602</text:p>
          </table:table-cell>
          <table:table-cell office:value-type="float" office:value="0.00651991" calcext:value-type="float">
            <text:p>0.00651991</text:p>
          </table:table-cell>
          <table:table-cell office:value-type="float" office:value="-0.0001250295" calcext:value-type="float">
            <text:p>-0.0001250295</text:p>
          </table:table-cell>
          <table:table-cell office:value-type="float" office:value="1356" calcext:value-type="float">
            <text:p>1356</text:p>
          </table:table-cell>
          <table:table-cell table:formula="of:=[.B1083]-180" office:value-type="float" office:value="-0.939437866199995" calcext:value-type="float">
            <text:p>-0.9394378662</text:p>
          </table:table-cell>
          <table:table-cell table:formula="of:=[.D1083]*100" office:value-type="float" office:value="0.10237865" calcext:value-type="float">
            <text:p>0.10237865</text:p>
          </table:table-cell>
          <table:table-cell table:formula="of:=[.E1083]*100" office:value-type="float" office:value="0.521602" calcext:value-type="float">
            <text:p>0.521602</text:p>
          </table:table-cell>
          <table:table-cell table:formula="of:=[.F1083]*100" office:value-type="float" office:value="0.651991" calcext:value-type="float">
            <text:p>0.651991</text:p>
          </table:table-cell>
        </table:table-row>
        <table:table-row table:style-name="ro1">
          <table:table-cell office:value-type="float" office:value="67.93" calcext:value-type="float">
            <text:p>67.93</text:p>
          </table:table-cell>
          <table:table-cell office:value-type="float" office:value="179.0626831055" calcext:value-type="float">
            <text:p>179.0626831055</text:p>
          </table:table-cell>
          <table:table-cell office:value-type="float" office:value="-0.1782099124" calcext:value-type="float">
            <text:p>-0.17820991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0532" calcext:value-type="float">
            <text:p>0.00500532</text:p>
          </table:table-cell>
          <table:table-cell office:value-type="float" office:value="0.00651991" calcext:value-type="float">
            <text:p>0.00651991</text:p>
          </table:table-cell>
          <table:table-cell office:value-type="float" office:value="-0.0000441297" calcext:value-type="float">
            <text:p>-4.41297E-05</text:p>
          </table:table-cell>
          <table:table-cell office:value-type="float" office:value="1357" calcext:value-type="float">
            <text:p>1357</text:p>
          </table:table-cell>
          <table:table-cell table:formula="of:=[.B1084]-180" office:value-type="float" office:value="-0.937316894499986" calcext:value-type="float">
            <text:p>-0.9373168945</text:p>
          </table:table-cell>
          <table:table-cell table:formula="of:=[.D1084]*100" office:value-type="float" office:value="0.10237865" calcext:value-type="float">
            <text:p>0.10237865</text:p>
          </table:table-cell>
          <table:table-cell table:formula="of:=[.E1084]*100" office:value-type="float" office:value="0.500532" calcext:value-type="float">
            <text:p>0.500532</text:p>
          </table:table-cell>
          <table:table-cell table:formula="of:=[.F1084]*100" office:value-type="float" office:value="0.651991" calcext:value-type="float">
            <text:p>0.651991</text:p>
          </table:table-cell>
        </table:table-row>
        <table:table-row table:style-name="ro1">
          <table:table-cell office:value-type="float" office:value="67.98" calcext:value-type="float">
            <text:p>67.98</text:p>
          </table:table-cell>
          <table:table-cell office:value-type="float" office:value="179.0587921143" calcext:value-type="float">
            <text:p>179.0587921143</text:p>
          </table:table-cell>
          <table:table-cell office:value-type="float" office:value="-0.1909642634" calcext:value-type="float">
            <text:p>-0.190964263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4992" calcext:value-type="float">
            <text:p>0.00494992</text:p>
          </table:table-cell>
          <table:table-cell office:value-type="float" office:value="0.00657983" calcext:value-type="float">
            <text:p>0.00657983</text:p>
          </table:table-cell>
          <table:table-cell office:value-type="float" office:value="-0.00004472" calcext:value-type="float">
            <text:p>-0.00004472</text:p>
          </table:table-cell>
          <table:table-cell office:value-type="float" office:value="1358" calcext:value-type="float">
            <text:p>1358</text:p>
          </table:table-cell>
          <table:table-cell table:formula="of:=[.B1085]-180" office:value-type="float" office:value="-0.94120788570001" calcext:value-type="float">
            <text:p>-0.9412078857</text:p>
          </table:table-cell>
          <table:table-cell table:formula="of:=[.D1085]*100" office:value-type="float" office:value="0.10237865" calcext:value-type="float">
            <text:p>0.10237865</text:p>
          </table:table-cell>
          <table:table-cell table:formula="of:=[.E1085]*100" office:value-type="float" office:value="0.494992" calcext:value-type="float">
            <text:p>0.494992</text:p>
          </table:table-cell>
          <table:table-cell table:formula="of:=[.F1085]*100" office:value-type="float" office:value="0.657983" calcext:value-type="float">
            <text:p>0.657983</text:p>
          </table:table-cell>
        </table:table-row>
        <table:table-row table:style-name="ro1">
          <table:table-cell office:value-type="float" office:value="68.03" calcext:value-type="float">
            <text:p>68.03</text:p>
          </table:table-cell>
          <table:table-cell office:value-type="float" office:value="179.0697174072" calcext:value-type="float">
            <text:p>179.0697174072</text:p>
          </table:table-cell>
          <table:table-cell office:value-type="float" office:value="-0.1345575952" calcext:value-type="float">
            <text:p>-0.13455759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3702" calcext:value-type="float">
            <text:p>0.00453702</text:p>
          </table:table-cell>
          <table:table-cell office:value-type="float" office:value="0.00664658" calcext:value-type="float">
            <text:p>0.00664658</text:p>
          </table:table-cell>
          <table:table-cell office:value-type="float" office:value="-0.0002012117" calcext:value-type="float">
            <text:p>-0.0002012117</text:p>
          </table:table-cell>
          <table:table-cell office:value-type="float" office:value="1359" calcext:value-type="float">
            <text:p>1359</text:p>
          </table:table-cell>
          <table:table-cell table:formula="of:=[.B1086]-180" office:value-type="float" office:value="-0.930282592800012" calcext:value-type="float">
            <text:p>-0.9302825928</text:p>
          </table:table-cell>
          <table:table-cell table:formula="of:=[.D1086]*100" office:value-type="float" office:value="0.10237865" calcext:value-type="float">
            <text:p>0.10237865</text:p>
          </table:table-cell>
          <table:table-cell table:formula="of:=[.E1086]*100" office:value-type="float" office:value="0.453702" calcext:value-type="float">
            <text:p>0.453702</text:p>
          </table:table-cell>
          <table:table-cell table:formula="of:=[.F1086]*100" office:value-type="float" office:value="0.664658" calcext:value-type="float">
            <text:p>0.664658</text:p>
          </table:table-cell>
        </table:table-row>
        <table:table-row table:style-name="ro1">
          <table:table-cell office:value-type="float" office:value="68.08" calcext:value-type="float">
            <text:p>68.08</text:p>
          </table:table-cell>
          <table:table-cell office:value-type="float" office:value="179.0791015625" calcext:value-type="float">
            <text:p>179.0791015625</text:p>
          </table:table-cell>
          <table:table-cell office:value-type="float" office:value="-0.2359513362" calcext:value-type="float">
            <text:p>-0.23595133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3771" calcext:value-type="float">
            <text:p>0.00493771</text:p>
          </table:table-cell>
          <table:table-cell office:value-type="float" office:value="0.00674766" calcext:value-type="float">
            <text:p>0.00674766</text:p>
          </table:table-cell>
          <table:table-cell office:value-type="float" office:value="0.0000877187" calcext:value-type="float">
            <text:p>8.77187E-05</text:p>
          </table:table-cell>
          <table:table-cell office:value-type="float" office:value="1360" calcext:value-type="float">
            <text:p>1360</text:p>
          </table:table-cell>
          <table:table-cell table:formula="of:=[.B1087]-180" office:value-type="float" office:value="-0.9208984375" calcext:value-type="float">
            <text:p>-0.9208984375</text:p>
          </table:table-cell>
          <table:table-cell table:formula="of:=[.D1087]*100" office:value-type="float" office:value="0.10237865" calcext:value-type="float">
            <text:p>0.10237865</text:p>
          </table:table-cell>
          <table:table-cell table:formula="of:=[.E1087]*100" office:value-type="float" office:value="0.493771" calcext:value-type="float">
            <text:p>0.493771</text:p>
          </table:table-cell>
          <table:table-cell table:formula="of:=[.F1087]*100" office:value-type="float" office:value="0.674766" calcext:value-type="float">
            <text:p>0.674766</text:p>
          </table:table-cell>
        </table:table-row>
        <table:table-row table:style-name="ro1">
          <table:table-cell office:value-type="float" office:value="68.13" calcext:value-type="float">
            <text:p>68.13</text:p>
          </table:table-cell>
          <table:table-cell office:value-type="float" office:value="179.0738983154" calcext:value-type="float">
            <text:p>179.0738983154</text:p>
          </table:table-cell>
          <table:table-cell office:value-type="float" office:value="-0.2030389364" calcext:value-type="float">
            <text:p>-0.20303893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8535" calcext:value-type="float">
            <text:p>0.00498535</text:p>
          </table:table-cell>
          <table:table-cell office:value-type="float" office:value="0.00701428" calcext:value-type="float">
            <text:p>0.00701428</text:p>
          </table:table-cell>
          <table:table-cell office:value-type="float" office:value="-0.0000320387" calcext:value-type="float">
            <text:p>-3.20387E-05</text:p>
          </table:table-cell>
          <table:table-cell office:value-type="float" office:value="1361" calcext:value-type="float">
            <text:p>1361</text:p>
          </table:table-cell>
          <table:table-cell table:formula="of:=[.B1088]-180" office:value-type="float" office:value="-0.926101684600013" calcext:value-type="float">
            <text:p>-0.9261016846</text:p>
          </table:table-cell>
          <table:table-cell table:formula="of:=[.D1088]*100" office:value-type="float" office:value="0.10237865" calcext:value-type="float">
            <text:p>0.10237865</text:p>
          </table:table-cell>
          <table:table-cell table:formula="of:=[.E1088]*100" office:value-type="float" office:value="0.498535" calcext:value-type="float">
            <text:p>0.498535</text:p>
          </table:table-cell>
          <table:table-cell table:formula="of:=[.F1088]*100" office:value-type="float" office:value="0.701428" calcext:value-type="float">
            <text:p>0.701428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179.076385498" calcext:value-type="float">
            <text:p>179.076385498</text:p>
          </table:table-cell>
          <table:table-cell office:value-type="float" office:value="-0.2618783417" calcext:value-type="float">
            <text:p>-0.26187834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0929" calcext:value-type="float">
            <text:p>0.00540929</text:p>
          </table:table-cell>
          <table:table-cell office:value-type="float" office:value="0.00701428" calcext:value-type="float">
            <text:p>0.00701428</text:p>
          </table:table-cell>
          <table:table-cell office:value-type="float" office:value="0.0001563809" calcext:value-type="float">
            <text:p>0.0001563809</text:p>
          </table:table-cell>
          <table:table-cell office:value-type="float" office:value="1362" calcext:value-type="float">
            <text:p>1362</text:p>
          </table:table-cell>
          <table:table-cell table:formula="of:=[.B1089]-180" office:value-type="float" office:value="-0.923614501999992" calcext:value-type="float">
            <text:p>-0.923614502</text:p>
          </table:table-cell>
          <table:table-cell table:formula="of:=[.D1089]*100" office:value-type="float" office:value="0.10237865" calcext:value-type="float">
            <text:p>0.10237865</text:p>
          </table:table-cell>
          <table:table-cell table:formula="of:=[.E1089]*100" office:value-type="float" office:value="0.540929" calcext:value-type="float">
            <text:p>0.540929</text:p>
          </table:table-cell>
          <table:table-cell table:formula="of:=[.F1089]*100" office:value-type="float" office:value="0.701428" calcext:value-type="float">
            <text:p>0.701428</text:p>
          </table:table-cell>
        </table:table-row>
        <table:table-row table:style-name="ro1">
          <table:table-cell office:value-type="float" office:value="68.23" calcext:value-type="float">
            <text:p>68.23</text:p>
          </table:table-cell>
          <table:table-cell office:value-type="float" office:value="179.0753631592" calcext:value-type="float">
            <text:p>179.0753631592</text:p>
          </table:table-cell>
          <table:table-cell office:value-type="float" office:value="-0.2054059535" calcext:value-type="float">
            <text:p>-0.20540595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1538" calcext:value-type="float">
            <text:p>0.00531538</text:p>
          </table:table-cell>
          <table:table-cell office:value-type="float" office:value="0.00715404" calcext:value-type="float">
            <text:p>0.00715404</text:p>
          </table:table-cell>
          <table:table-cell office:value-type="float" office:value="-0.0000952559" calcext:value-type="float">
            <text:p>-9.52559E-05</text:p>
          </table:table-cell>
          <table:table-cell office:value-type="float" office:value="1363" calcext:value-type="float">
            <text:p>1363</text:p>
          </table:table-cell>
          <table:table-cell table:formula="of:=[.B1090]-180" office:value-type="float" office:value="-0.924636840799991" calcext:value-type="float">
            <text:p>-0.9246368408</text:p>
          </table:table-cell>
          <table:table-cell table:formula="of:=[.D1090]*100" office:value-type="float" office:value="0.10237865" calcext:value-type="float">
            <text:p>0.10237865</text:p>
          </table:table-cell>
          <table:table-cell table:formula="of:=[.E1090]*100" office:value-type="float" office:value="0.531538" calcext:value-type="float">
            <text:p>0.531538</text:p>
          </table:table-cell>
          <table:table-cell table:formula="of:=[.F1090]*100" office:value-type="float" office:value="0.715404" calcext:value-type="float">
            <text:p>0.715404</text:p>
          </table:table-cell>
        </table:table-row>
        <table:table-row table:style-name="ro1">
          <table:table-cell office:value-type="float" office:value="68.28" calcext:value-type="float">
            <text:p>68.28</text:p>
          </table:table-cell>
          <table:table-cell office:value-type="float" office:value="179.0755004883" calcext:value-type="float">
            <text:p>179.0755004883</text:p>
          </table:table-cell>
          <table:table-cell office:value-type="float" office:value="-0.2690941286" calcext:value-type="float">
            <text:p>-0.26909412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7732" calcext:value-type="float">
            <text:p>0.00567732</text:p>
          </table:table-cell>
          <table:table-cell office:value-type="float" office:value="0.00756049" calcext:value-type="float">
            <text:p>0.00756049</text:p>
          </table:table-cell>
          <table:table-cell office:value-type="float" office:value="0.0000984549" calcext:value-type="float">
            <text:p>9.84549E-05</text:p>
          </table:table-cell>
          <table:table-cell office:value-type="float" office:value="1364" calcext:value-type="float">
            <text:p>1364</text:p>
          </table:table-cell>
          <table:table-cell table:formula="of:=[.B1091]-180" office:value-type="float" office:value="-0.924499511699992" calcext:value-type="float">
            <text:p>-0.9244995117</text:p>
          </table:table-cell>
          <table:table-cell table:formula="of:=[.D1091]*100" office:value-type="float" office:value="0.10237865" calcext:value-type="float">
            <text:p>0.10237865</text:p>
          </table:table-cell>
          <table:table-cell table:formula="of:=[.E1091]*100" office:value-type="float" office:value="0.567732" calcext:value-type="float">
            <text:p>0.567732</text:p>
          </table:table-cell>
          <table:table-cell table:formula="of:=[.F1091]*100" office:value-type="float" office:value="0.756049" calcext:value-type="float">
            <text:p>0.756049</text:p>
          </table:table-cell>
        </table:table-row>
        <table:table-row table:style-name="ro1">
          <table:table-cell office:value-type="float" office:value="68.33" calcext:value-type="float">
            <text:p>68.33</text:p>
          </table:table-cell>
          <table:table-cell office:value-type="float" office:value="179.0818786621" calcext:value-type="float">
            <text:p>179.0818786621</text:p>
          </table:table-cell>
          <table:table-cell office:value-type="float" office:value="-0.2376383982" calcext:value-type="float">
            <text:p>-0.237638398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0884" calcext:value-type="float">
            <text:p>0.00570884</text:p>
          </table:table-cell>
          <table:table-cell office:value-type="float" office:value="0.00773237" calcext:value-type="float">
            <text:p>0.00773237</text:p>
          </table:table-cell>
          <table:table-cell office:value-type="float" office:value="0.000038892" calcext:value-type="float">
            <text:p>0.000038892</text:p>
          </table:table-cell>
          <table:table-cell office:value-type="float" office:value="1365" calcext:value-type="float">
            <text:p>1365</text:p>
          </table:table-cell>
          <table:table-cell table:formula="of:=[.B1092]-180" office:value-type="float" office:value="-0.918121337900004" calcext:value-type="float">
            <text:p>-0.9181213379</text:p>
          </table:table-cell>
          <table:table-cell table:formula="of:=[.D1092]*100" office:value-type="float" office:value="0.10237865" calcext:value-type="float">
            <text:p>0.10237865</text:p>
          </table:table-cell>
          <table:table-cell table:formula="of:=[.E1092]*100" office:value-type="float" office:value="0.570884" calcext:value-type="float">
            <text:p>0.570884</text:p>
          </table:table-cell>
          <table:table-cell table:formula="of:=[.F1092]*100" office:value-type="float" office:value="0.773237" calcext:value-type="float">
            <text:p>0.773237</text:p>
          </table:table-cell>
        </table:table-row>
        <table:table-row table:style-name="ro1">
          <table:table-cell office:value-type="float" office:value="68.38" calcext:value-type="float">
            <text:p>68.38</text:p>
          </table:table-cell>
          <table:table-cell office:value-type="float" office:value="179.0866699219" calcext:value-type="float">
            <text:p>179.0866699219</text:p>
          </table:table-cell>
          <table:table-cell office:value-type="float" office:value="-0.2471590821" calcext:value-type="float">
            <text:p>-0.24715908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9331" calcext:value-type="float">
            <text:p>0.00579331</text:p>
          </table:table-cell>
          <table:table-cell office:value-type="float" office:value="0.0082072" calcext:value-type="float">
            <text:p>0.0082072</text:p>
          </table:table-cell>
          <table:table-cell office:value-type="float" office:value="0.0000712127" calcext:value-type="float">
            <text:p>7.12127E-05</text:p>
          </table:table-cell>
          <table:table-cell office:value-type="float" office:value="1366" calcext:value-type="float">
            <text:p>1366</text:p>
          </table:table-cell>
          <table:table-cell table:formula="of:=[.B1093]-180" office:value-type="float" office:value="-0.913330078099989" calcext:value-type="float">
            <text:p>-0.9133300781</text:p>
          </table:table-cell>
          <table:table-cell table:formula="of:=[.D1093]*100" office:value-type="float" office:value="0.10237865" calcext:value-type="float">
            <text:p>0.10237865</text:p>
          </table:table-cell>
          <table:table-cell table:formula="of:=[.E1093]*100" office:value-type="float" office:value="0.579331" calcext:value-type="float">
            <text:p>0.579331</text:p>
          </table:table-cell>
          <table:table-cell table:formula="of:=[.F1093]*100" office:value-type="float" office:value="0.82072" calcext:value-type="float">
            <text:p>0.82072</text:p>
          </table:table-cell>
        </table:table-row>
        <table:table-row table:style-name="ro1">
          <table:table-cell office:value-type="float" office:value="68.43" calcext:value-type="float">
            <text:p>68.43</text:p>
          </table:table-cell>
          <table:table-cell office:value-type="float" office:value="179.0986175537" calcext:value-type="float">
            <text:p>179.0986175537</text:p>
          </table:table-cell>
          <table:table-cell office:value-type="float" office:value="-0.2069532385" calcext:value-type="float">
            <text:p>-0.20695323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816" calcext:value-type="float">
            <text:p>0.0055816</text:p>
          </table:table-cell>
          <table:table-cell office:value-type="float" office:value="0.0082072" calcext:value-type="float">
            <text:p>0.0082072</text:p>
          </table:table-cell>
          <table:table-cell office:value-type="float" office:value="0.0000184419" calcext:value-type="float">
            <text:p>1.84419E-05</text:p>
          </table:table-cell>
          <table:table-cell office:value-type="float" office:value="1367" calcext:value-type="float">
            <text:p>1367</text:p>
          </table:table-cell>
          <table:table-cell table:formula="of:=[.B1094]-180" office:value-type="float" office:value="-0.901382446300005" calcext:value-type="float">
            <text:p>-0.9013824463</text:p>
          </table:table-cell>
          <table:table-cell table:formula="of:=[.D1094]*100" office:value-type="float" office:value="0.10237865" calcext:value-type="float">
            <text:p>0.10237865</text:p>
          </table:table-cell>
          <table:table-cell table:formula="of:=[.E1094]*100" office:value-type="float" office:value="0.55816" calcext:value-type="float">
            <text:p>0.55816</text:p>
          </table:table-cell>
          <table:table-cell table:formula="of:=[.F1094]*100" office:value-type="float" office:value="0.82072" calcext:value-type="float">
            <text:p>0.82072</text:p>
          </table:table-cell>
        </table:table-row>
        <table:table-row table:style-name="ro1">
          <table:table-cell office:value-type="float" office:value="68.48" calcext:value-type="float">
            <text:p>68.48</text:p>
          </table:table-cell>
          <table:table-cell office:value-type="float" office:value="179.0922546387" calcext:value-type="float">
            <text:p>179.0922546387</text:p>
          </table:table-cell>
          <table:table-cell office:value-type="float" office:value="-0.2432543309" calcext:value-type="float">
            <text:p>-0.243254330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8249" calcext:value-type="float">
            <text:p>0.00568249</text:p>
          </table:table-cell>
          <table:table-cell office:value-type="float" office:value="0.00838829" calcext:value-type="float">
            <text:p>0.00838829</text:p>
          </table:table-cell>
          <table:table-cell office:value-type="float" office:value="0.0000893085" calcext:value-type="float">
            <text:p>8.93085E-05</text:p>
          </table:table-cell>
          <table:table-cell office:value-type="float" office:value="1368" calcext:value-type="float">
            <text:p>1368</text:p>
          </table:table-cell>
          <table:table-cell table:formula="of:=[.B1095]-180" office:value-type="float" office:value="-0.907745361299988" calcext:value-type="float">
            <text:p>-0.9077453613</text:p>
          </table:table-cell>
          <table:table-cell table:formula="of:=[.D1095]*100" office:value-type="float" office:value="0.10237865" calcext:value-type="float">
            <text:p>0.10237865</text:p>
          </table:table-cell>
          <table:table-cell table:formula="of:=[.E1095]*100" office:value-type="float" office:value="0.568249" calcext:value-type="float">
            <text:p>0.568249</text:p>
          </table:table-cell>
          <table:table-cell table:formula="of:=[.F1095]*100" office:value-type="float" office:value="0.838829" calcext:value-type="float">
            <text:p>0.838829</text:p>
          </table:table-cell>
        </table:table-row>
        <table:table-row table:style-name="ro1">
          <table:table-cell office:value-type="float" office:value="68.53" calcext:value-type="float">
            <text:p>68.53</text:p>
          </table:table-cell>
          <table:table-cell office:value-type="float" office:value="179.1049957275" calcext:value-type="float">
            <text:p>179.1049957275</text:p>
          </table:table-cell>
          <table:table-cell office:value-type="float" office:value="-0.2037521425" calcext:value-type="float">
            <text:p>-0.20375214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48642" calcext:value-type="float">
            <text:p>0.00548642</text:p>
          </table:table-cell>
          <table:table-cell office:value-type="float" office:value="0.00884707" calcext:value-type="float">
            <text:p>0.00884707</text:p>
          </table:table-cell>
          <table:table-cell office:value-type="float" office:value="0.000036311" calcext:value-type="float">
            <text:p>0.000036311</text:p>
          </table:table-cell>
          <table:table-cell office:value-type="float" office:value="1369" calcext:value-type="float">
            <text:p>1369</text:p>
          </table:table-cell>
          <table:table-cell table:formula="of:=[.B1096]-180" office:value-type="float" office:value="-0.895004272499989" calcext:value-type="float">
            <text:p>-0.8950042725</text:p>
          </table:table-cell>
          <table:table-cell table:formula="of:=[.D1096]*100" office:value-type="float" office:value="0.10237865" calcext:value-type="float">
            <text:p>0.10237865</text:p>
          </table:table-cell>
          <table:table-cell table:formula="of:=[.E1096]*100" office:value-type="float" office:value="0.548642" calcext:value-type="float">
            <text:p>0.548642</text:p>
          </table:table-cell>
          <table:table-cell table:formula="of:=[.F1096]*100" office:value-type="float" office:value="0.884707" calcext:value-type="float">
            <text:p>0.884707</text:p>
          </table:table-cell>
        </table:table-row>
        <table:table-row table:style-name="ro1">
          <table:table-cell office:value-type="float" office:value="68.58" calcext:value-type="float">
            <text:p>68.58</text:p>
          </table:table-cell>
          <table:table-cell office:value-type="float" office:value="179.1124267578" calcext:value-type="float">
            <text:p>179.1124267578</text:p>
          </table:table-cell>
          <table:table-cell office:value-type="float" office:value="-0.2340311576" calcext:value-type="float">
            <text:p>-0.23403115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5758" calcext:value-type="float">
            <text:p>0.00555758</text:p>
          </table:table-cell>
          <table:table-cell office:value-type="float" office:value="0.00884707" calcext:value-type="float">
            <text:p>0.00884707</text:p>
          </table:table-cell>
          <table:table-cell office:value-type="float" office:value="0.0000279791" calcext:value-type="float">
            <text:p>2.79791E-05</text:p>
          </table:table-cell>
          <table:table-cell office:value-type="float" office:value="1370" calcext:value-type="float">
            <text:p>1370</text:p>
          </table:table-cell>
          <table:table-cell table:formula="of:=[.B1097]-180" office:value-type="float" office:value="-0.887573242200006" calcext:value-type="float">
            <text:p>-0.8875732422</text:p>
          </table:table-cell>
          <table:table-cell table:formula="of:=[.D1097]*100" office:value-type="float" office:value="0.10237865" calcext:value-type="float">
            <text:p>0.10237865</text:p>
          </table:table-cell>
          <table:table-cell table:formula="of:=[.E1097]*100" office:value-type="float" office:value="0.555758" calcext:value-type="float">
            <text:p>0.555758</text:p>
          </table:table-cell>
          <table:table-cell table:formula="of:=[.F1097]*100" office:value-type="float" office:value="0.884707" calcext:value-type="float">
            <text:p>0.884707</text:p>
          </table:table-cell>
        </table:table-row>
        <table:table-row table:style-name="ro1">
          <table:table-cell office:value-type="float" office:value="68.63" calcext:value-type="float">
            <text:p>68.63</text:p>
          </table:table-cell>
          <table:table-cell office:value-type="float" office:value="179.1013793945" calcext:value-type="float">
            <text:p>179.1013793945</text:p>
          </table:table-cell>
          <table:table-cell office:value-type="float" office:value="-0.191955698" calcext:value-type="float">
            <text:p>-0.1919556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2455" calcext:value-type="float">
            <text:p>0.00532455</text:p>
          </table:table-cell>
          <table:table-cell office:value-type="float" office:value="0.00939202" calcext:value-type="float">
            <text:p>0.00939202</text:p>
          </table:table-cell>
          <table:table-cell office:value-type="float" office:value="-0.0001171205" calcext:value-type="float">
            <text:p>-0.0001171205</text:p>
          </table:table-cell>
          <table:table-cell office:value-type="float" office:value="1371" calcext:value-type="float">
            <text:p>1371</text:p>
          </table:table-cell>
          <table:table-cell table:formula="of:=[.B1098]-180" office:value-type="float" office:value="-0.898620605500014" calcext:value-type="float">
            <text:p>-0.8986206055</text:p>
          </table:table-cell>
          <table:table-cell table:formula="of:=[.D1098]*100" office:value-type="float" office:value="0.10237865" calcext:value-type="float">
            <text:p>0.10237865</text:p>
          </table:table-cell>
          <table:table-cell table:formula="of:=[.E1098]*100" office:value-type="float" office:value="0.532455" calcext:value-type="float">
            <text:p>0.532455</text:p>
          </table:table-cell>
          <table:table-cell table:formula="of:=[.F1098]*100" office:value-type="float" office:value="0.939202" calcext:value-type="float">
            <text:p>0.939202</text:p>
          </table:table-cell>
        </table:table-row>
        <table:table-row table:style-name="ro1">
          <table:table-cell office:value-type="float" office:value="68.68" calcext:value-type="float">
            <text:p>68.68</text:p>
          </table:table-cell>
          <table:table-cell office:value-type="float" office:value="179.0911407471" calcext:value-type="float">
            <text:p>179.0911407471</text:p>
          </table:table-cell>
          <table:table-cell office:value-type="float" office:value="-0.2092306128" calcext:value-type="float">
            <text:p>-0.20923061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8441" calcext:value-type="float">
            <text:p>0.00528441</text:p>
          </table:table-cell>
          <table:table-cell office:value-type="float" office:value="0.00939202" calcext:value-type="float">
            <text:p>0.00939202</text:p>
          </table:table-cell>
          <table:table-cell office:value-type="float" office:value="0.0000215871" calcext:value-type="float">
            <text:p>2.15871E-05</text:p>
          </table:table-cell>
          <table:table-cell office:value-type="float" office:value="1372" calcext:value-type="float">
            <text:p>1372</text:p>
          </table:table-cell>
          <table:table-cell table:formula="of:=[.B1099]-180" office:value-type="float" office:value="-0.908859252899987" calcext:value-type="float">
            <text:p>-0.9088592529</text:p>
          </table:table-cell>
          <table:table-cell table:formula="of:=[.D1099]*100" office:value-type="float" office:value="0.10237865" calcext:value-type="float">
            <text:p>0.10237865</text:p>
          </table:table-cell>
          <table:table-cell table:formula="of:=[.E1099]*100" office:value-type="float" office:value="0.528441" calcext:value-type="float">
            <text:p>0.528441</text:p>
          </table:table-cell>
          <table:table-cell table:formula="of:=[.F1099]*100" office:value-type="float" office:value="0.939202" calcext:value-type="float">
            <text:p>0.939202</text:p>
          </table:table-cell>
        </table:table-row>
        <table:table-row table:style-name="ro1">
          <table:table-cell office:value-type="float" office:value="68.73" calcext:value-type="float">
            <text:p>68.73</text:p>
          </table:table-cell>
          <table:table-cell office:value-type="float" office:value="179.0829315186" calcext:value-type="float">
            <text:p>179.0829315186</text:p>
          </table:table-cell>
          <table:table-cell office:value-type="float" office:value="-0.2783359737" calcext:value-type="float">
            <text:p>-0.27833597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1828" calcext:value-type="float">
            <text:p>0.00571828</text:p>
          </table:table-cell>
          <table:table-cell office:value-type="float" office:value="0.00951532" calcext:value-type="float">
            <text:p>0.00951532</text:p>
          </table:table-cell>
          <table:table-cell office:value-type="float" office:value="0.0001136989" calcext:value-type="float">
            <text:p>0.0001136989</text:p>
          </table:table-cell>
          <table:table-cell office:value-type="float" office:value="1373" calcext:value-type="float">
            <text:p>1373</text:p>
          </table:table-cell>
          <table:table-cell table:formula="of:=[.B1100]-180" office:value-type="float" office:value="-0.917068481400008" calcext:value-type="float">
            <text:p>-0.9170684814</text:p>
          </table:table-cell>
          <table:table-cell table:formula="of:=[.D1100]*100" office:value-type="float" office:value="0.10237865" calcext:value-type="float">
            <text:p>0.10237865</text:p>
          </table:table-cell>
          <table:table-cell table:formula="of:=[.E1100]*100" office:value-type="float" office:value="0.571828" calcext:value-type="float">
            <text:p>0.571828</text:p>
          </table:table-cell>
          <table:table-cell table:formula="of:=[.F1100]*100" office:value-type="float" office:value="0.951532" calcext:value-type="float">
            <text:p>0.951532</text:p>
          </table:table-cell>
        </table:table-row>
        <table:table-row table:style-name="ro1">
          <table:table-cell office:value-type="float" office:value="68.78" calcext:value-type="float">
            <text:p>68.78</text:p>
          </table:table-cell>
          <table:table-cell office:value-type="float" office:value="179.0761108398" calcext:value-type="float">
            <text:p>179.0761108398</text:p>
          </table:table-cell>
          <table:table-cell office:value-type="float" office:value="-0.2582885259" calcext:value-type="float">
            <text:p>-0.25828852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87378" calcext:value-type="float">
            <text:p>0.00587378</text:p>
          </table:table-cell>
          <table:table-cell office:value-type="float" office:value="0.00976435" calcext:value-type="float">
            <text:p>0.00976435</text:p>
          </table:table-cell>
          <table:table-cell office:value-type="float" office:value="0.0000400327" calcext:value-type="float">
            <text:p>4.00327E-05</text:p>
          </table:table-cell>
          <table:table-cell office:value-type="float" office:value="1374" calcext:value-type="float">
            <text:p>1374</text:p>
          </table:table-cell>
          <table:table-cell table:formula="of:=[.B1101]-180" office:value-type="float" office:value="-0.923889160199991" calcext:value-type="float">
            <text:p>-0.9238891602</text:p>
          </table:table-cell>
          <table:table-cell table:formula="of:=[.D1101]*100" office:value-type="float" office:value="0.10237865" calcext:value-type="float">
            <text:p>0.10237865</text:p>
          </table:table-cell>
          <table:table-cell table:formula="of:=[.E1101]*100" office:value-type="float" office:value="0.587378" calcext:value-type="float">
            <text:p>0.587378</text:p>
          </table:table-cell>
          <table:table-cell table:formula="of:=[.F1101]*100" office:value-type="float" office:value="0.976435" calcext:value-type="float">
            <text:p>0.976435</text:p>
          </table:table-cell>
        </table:table-row>
        <table:table-row table:style-name="ro1">
          <table:table-cell office:value-type="float" office:value="68.83" calcext:value-type="float">
            <text:p>68.83</text:p>
          </table:table-cell>
          <table:table-cell office:value-type="float" office:value="179.066116333" calcext:value-type="float">
            <text:p>179.066116333</text:p>
          </table:table-cell>
          <table:table-cell office:value-type="float" office:value="-0.2494299088" calcext:value-type="float">
            <text:p>-0.249429908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91836" calcext:value-type="float">
            <text:p>0.00591836</text:p>
          </table:table-cell>
          <table:table-cell office:value-type="float" office:value="0.00976435" calcext:value-type="float">
            <text:p>0.00976435</text:p>
          </table:table-cell>
          <table:table-cell office:value-type="float" office:value="-0.000009584" calcext:value-type="float">
            <text:p>-0.000009584</text:p>
          </table:table-cell>
          <table:table-cell office:value-type="float" office:value="1375" calcext:value-type="float">
            <text:p>1375</text:p>
          </table:table-cell>
          <table:table-cell table:formula="of:=[.B1102]-180" office:value-type="float" office:value="-0.933883667000004" calcext:value-type="float">
            <text:p>-0.933883667</text:p>
          </table:table-cell>
          <table:table-cell table:formula="of:=[.D1102]*100" office:value-type="float" office:value="0.10237865" calcext:value-type="float">
            <text:p>0.10237865</text:p>
          </table:table-cell>
          <table:table-cell table:formula="of:=[.E1102]*100" office:value-type="float" office:value="0.591836" calcext:value-type="float">
            <text:p>0.591836</text:p>
          </table:table-cell>
          <table:table-cell table:formula="of:=[.F1102]*100" office:value-type="float" office:value="0.976435" calcext:value-type="float">
            <text:p>0.976435</text:p>
          </table:table-cell>
        </table:table-row>
        <table:table-row table:style-name="ro1">
          <table:table-cell office:value-type="float" office:value="68.88" calcext:value-type="float">
            <text:p>68.88</text:p>
          </table:table-cell>
          <table:table-cell office:value-type="float" office:value="179.0760040283" calcext:value-type="float">
            <text:p>179.0760040283</text:p>
          </table:table-cell>
          <table:table-cell office:value-type="float" office:value="-0.2112530728" calcext:value-type="float">
            <text:p>-0.21125307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69359" calcext:value-type="float">
            <text:p>0.00569359</text:p>
          </table:table-cell>
          <table:table-cell office:value-type="float" office:value="0.00990847" calcext:value-type="float">
            <text:p>0.00990847</text:p>
          </table:table-cell>
          <table:table-cell office:value-type="float" office:value="-0.0000377209" calcext:value-type="float">
            <text:p>-3.77209E-05</text:p>
          </table:table-cell>
          <table:table-cell office:value-type="float" office:value="1376" calcext:value-type="float">
            <text:p>1376</text:p>
          </table:table-cell>
          <table:table-cell table:formula="of:=[.B1103]-180" office:value-type="float" office:value="-0.923995971700009" calcext:value-type="float">
            <text:p>-0.9239959717</text:p>
          </table:table-cell>
          <table:table-cell table:formula="of:=[.D1103]*100" office:value-type="float" office:value="0.10237865" calcext:value-type="float">
            <text:p>0.10237865</text:p>
          </table:table-cell>
          <table:table-cell table:formula="of:=[.E1103]*100" office:value-type="float" office:value="0.569359" calcext:value-type="float">
            <text:p>0.569359</text:p>
          </table:table-cell>
          <table:table-cell table:formula="of:=[.F1103]*100" office:value-type="float" office:value="0.990847" calcext:value-type="float">
            <text:p>0.990847</text:p>
          </table:table-cell>
        </table:table-row>
        <table:table-row table:style-name="ro1">
          <table:table-cell office:value-type="float" office:value="68.93" calcext:value-type="float">
            <text:p>68.93</text:p>
          </table:table-cell>
          <table:table-cell office:value-type="float" office:value="179.0810241699" calcext:value-type="float">
            <text:p>179.0810241699</text:p>
          </table:table-cell>
          <table:table-cell office:value-type="float" office:value="-0.2364298856" calcext:value-type="float">
            <text:p>-0.236429885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71163" calcext:value-type="float">
            <text:p>0.00571163</text:p>
          </table:table-cell>
          <table:table-cell office:value-type="float" office:value="0.00990847" calcext:value-type="float">
            <text:p>0.00990847</text:p>
          </table:table-cell>
          <table:table-cell office:value-type="float" office:value="0.000077033" calcext:value-type="float">
            <text:p>0.000077033</text:p>
          </table:table-cell>
          <table:table-cell office:value-type="float" office:value="1377" calcext:value-type="float">
            <text:p>1377</text:p>
          </table:table-cell>
          <table:table-cell table:formula="of:=[.B1104]-180" office:value-type="float" office:value="-0.91897583010001" calcext:value-type="float">
            <text:p>-0.9189758301</text:p>
          </table:table-cell>
          <table:table-cell table:formula="of:=[.D1104]*100" office:value-type="float" office:value="0.10237865" calcext:value-type="float">
            <text:p>0.10237865</text:p>
          </table:table-cell>
          <table:table-cell table:formula="of:=[.E1104]*100" office:value-type="float" office:value="0.571163" calcext:value-type="float">
            <text:p>0.571163</text:p>
          </table:table-cell>
          <table:table-cell table:formula="of:=[.F1104]*100" office:value-type="float" office:value="0.990847" calcext:value-type="float">
            <text:p>0.990847</text:p>
          </table:table-cell>
        </table:table-row>
        <table:table-row table:style-name="ro1">
          <table:table-cell office:value-type="float" office:value="68.98" calcext:value-type="float">
            <text:p>68.98</text:p>
          </table:table-cell>
          <table:table-cell office:value-type="float" office:value="179.0904998779" calcext:value-type="float">
            <text:p>179.0904998779</text:p>
          </table:table-cell>
          <table:table-cell office:value-type="float" office:value="-0.1777875511" calcext:value-type="float">
            <text:p>-0.177787551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3277" calcext:value-type="float">
            <text:p>0.00533277</text:p>
          </table:table-cell>
          <table:table-cell office:value-type="float" office:value="0.00990847" calcext:value-type="float">
            <text:p>0.00990847</text:p>
          </table:table-cell>
          <table:table-cell office:value-type="float" office:value="-0.000093982" calcext:value-type="float">
            <text:p>-0.000093982</text:p>
          </table:table-cell>
          <table:table-cell office:value-type="float" office:value="1378" calcext:value-type="float">
            <text:p>1378</text:p>
          </table:table-cell>
          <table:table-cell table:formula="of:=[.B1105]-180" office:value-type="float" office:value="-0.909500122100013" calcext:value-type="float">
            <text:p>-0.9095001221</text:p>
          </table:table-cell>
          <table:table-cell table:formula="of:=[.D1105]*100" office:value-type="float" office:value="0.10237865" calcext:value-type="float">
            <text:p>0.10237865</text:p>
          </table:table-cell>
          <table:table-cell table:formula="of:=[.E1105]*100" office:value-type="float" office:value="0.533277" calcext:value-type="float">
            <text:p>0.533277</text:p>
          </table:table-cell>
          <table:table-cell table:formula="of:=[.F1105]*100" office:value-type="float" office:value="0.990847" calcext:value-type="float">
            <text:p>0.990847</text:p>
          </table:table-cell>
        </table:table-row>
        <table:table-row table:style-name="ro1">
          <table:table-cell office:value-type="float" office:value="69.03" calcext:value-type="float">
            <text:p>69.03</text:p>
          </table:table-cell>
          <table:table-cell office:value-type="float" office:value="179.0931854248" calcext:value-type="float">
            <text:p>179.0931854248</text:p>
          </table:table-cell>
          <table:table-cell office:value-type="float" office:value="-0.2039543457" calcext:value-type="float">
            <text:p>-0.20395434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5471" calcext:value-type="float">
            <text:p>0.00525471</text:p>
          </table:table-cell>
          <table:table-cell office:value-type="float" office:value="0.00982879" calcext:value-type="float">
            <text:p>0.00982879</text:p>
          </table:table-cell>
          <table:table-cell office:value-type="float" office:value="-0.0000295028" calcext:value-type="float">
            <text:p>-2.95028E-05</text:p>
          </table:table-cell>
          <table:table-cell office:value-type="float" office:value="1379" calcext:value-type="float">
            <text:p>1379</text:p>
          </table:table-cell>
          <table:table-cell table:formula="of:=[.B1106]-180" office:value-type="float" office:value="-0.906814575200002" calcext:value-type="float">
            <text:p>-0.9068145752</text:p>
          </table:table-cell>
          <table:table-cell table:formula="of:=[.D1106]*100" office:value-type="float" office:value="0.10237865" calcext:value-type="float">
            <text:p>0.10237865</text:p>
          </table:table-cell>
          <table:table-cell table:formula="of:=[.E1106]*100" office:value-type="float" office:value="0.525471" calcext:value-type="float">
            <text:p>0.525471</text:p>
          </table:table-cell>
          <table:table-cell table:formula="of:=[.F1106]*100" office:value-type="float" office:value="0.982879" calcext:value-type="float">
            <text:p>0.982879</text:p>
          </table:table-cell>
        </table:table-row>
        <table:table-row table:style-name="ro1">
          <table:table-cell office:value-type="float" office:value="69.08" calcext:value-type="float">
            <text:p>69.08</text:p>
          </table:table-cell>
          <table:table-cell office:value-type="float" office:value="179.0946807861" calcext:value-type="float">
            <text:p>179.0946807861</text:p>
          </table:table-cell>
          <table:table-cell office:value-type="float" office:value="-0.1641002113" calcext:value-type="float">
            <text:p>-0.164100211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3705" calcext:value-type="float">
            <text:p>0.00493705</text:p>
          </table:table-cell>
          <table:table-cell office:value-type="float" office:value="0.00982879" calcext:value-type="float">
            <text:p>0.00982879</text:p>
          </table:table-cell>
          <table:table-cell office:value-type="float" office:value="-0.000152541" calcext:value-type="float">
            <text:p>-0.000152541</text:p>
          </table:table-cell>
          <table:table-cell office:value-type="float" office:value="1380" calcext:value-type="float">
            <text:p>1380</text:p>
          </table:table-cell>
          <table:table-cell table:formula="of:=[.B1107]-180" office:value-type="float" office:value="-0.905319213899986" calcext:value-type="float">
            <text:p>-0.9053192139</text:p>
          </table:table-cell>
          <table:table-cell table:formula="of:=[.D1107]*100" office:value-type="float" office:value="0.10237865" calcext:value-type="float">
            <text:p>0.10237865</text:p>
          </table:table-cell>
          <table:table-cell table:formula="of:=[.E1107]*100" office:value-type="float" office:value="0.493705" calcext:value-type="float">
            <text:p>0.493705</text:p>
          </table:table-cell>
          <table:table-cell table:formula="of:=[.F1107]*100" office:value-type="float" office:value="0.982879" calcext:value-type="float">
            <text:p>0.982879</text:p>
          </table:table-cell>
        </table:table-row>
        <table:table-row table:style-name="ro1">
          <table:table-cell office:value-type="float" office:value="69.13" calcext:value-type="float">
            <text:p>69.13</text:p>
          </table:table-cell>
          <table:table-cell office:value-type="float" office:value="179.1033630371" calcext:value-type="float">
            <text:p>179.1033630371</text:p>
          </table:table-cell>
          <table:table-cell office:value-type="float" office:value="-0.1592011292" calcext:value-type="float">
            <text:p>-0.15920112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927" calcext:value-type="float">
            <text:p>0.0046927</text:p>
          </table:table-cell>
          <table:table-cell office:value-type="float" office:value="0.00954101" calcext:value-type="float">
            <text:p>0.00954101</text:p>
          </table:table-cell>
          <table:table-cell office:value-type="float" office:value="-0.0000848514" calcext:value-type="float">
            <text:p>-8.48514E-05</text:p>
          </table:table-cell>
          <table:table-cell office:value-type="float" office:value="1381" calcext:value-type="float">
            <text:p>1381</text:p>
          </table:table-cell>
          <table:table-cell table:formula="of:=[.B1108]-180" office:value-type="float" office:value="-0.896636962900004" calcext:value-type="float">
            <text:p>-0.8966369629</text:p>
          </table:table-cell>
          <table:table-cell table:formula="of:=[.D1108]*100" office:value-type="float" office:value="0.10237865" calcext:value-type="float">
            <text:p>0.10237865</text:p>
          </table:table-cell>
          <table:table-cell table:formula="of:=[.E1108]*100" office:value-type="float" office:value="0.46927" calcext:value-type="float">
            <text:p>0.46927</text:p>
          </table:table-cell>
          <table:table-cell table:formula="of:=[.F1108]*100" office:value-type="float" office:value="0.954101" calcext:value-type="float">
            <text:p>0.954101</text:p>
          </table:table-cell>
        </table:table-row>
        <table:table-row table:style-name="ro1">
          <table:table-cell office:value-type="float" office:value="69.18" calcext:value-type="float">
            <text:p>69.18</text:p>
          </table:table-cell>
          <table:table-cell office:value-type="float" office:value="179.0987243652" calcext:value-type="float">
            <text:p>179.0987243652</text:p>
          </table:table-cell>
          <table:table-cell office:value-type="float" office:value="-0.1776739964" calcext:value-type="float">
            <text:p>-0.17767399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5301" calcext:value-type="float">
            <text:p>0.00465301</text:p>
          </table:table-cell>
          <table:table-cell office:value-type="float" office:value="0.00954101" calcext:value-type="float">
            <text:p>0.00954101</text:p>
          </table:table-cell>
          <table:table-cell office:value-type="float" office:value="-0.0000607595" calcext:value-type="float">
            <text:p>-6.07595E-05</text:p>
          </table:table-cell>
          <table:table-cell office:value-type="float" office:value="1382" calcext:value-type="float">
            <text:p>1382</text:p>
          </table:table-cell>
          <table:table-cell table:formula="of:=[.B1109]-180" office:value-type="float" office:value="-0.901275634799987" calcext:value-type="float">
            <text:p>-0.9012756348</text:p>
          </table:table-cell>
          <table:table-cell table:formula="of:=[.D1109]*100" office:value-type="float" office:value="0.10237865" calcext:value-type="float">
            <text:p>0.10237865</text:p>
          </table:table-cell>
          <table:table-cell table:formula="of:=[.E1109]*100" office:value-type="float" office:value="0.465301" calcext:value-type="float">
            <text:p>0.465301</text:p>
          </table:table-cell>
          <table:table-cell table:formula="of:=[.F1109]*100" office:value-type="float" office:value="0.954101" calcext:value-type="float">
            <text:p>0.954101</text:p>
          </table:table-cell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179.0983886719" calcext:value-type="float">
            <text:p>179.0983886719</text:p>
          </table:table-cell>
          <table:table-cell office:value-type="float" office:value="-0.1423756651" calcext:value-type="float">
            <text:p>-0.14237566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9127" calcext:value-type="float">
            <text:p>0.00439127</text:p>
          </table:table-cell>
          <table:table-cell office:value-type="float" office:value="0.00954101" calcext:value-type="float">
            <text:p>0.00954101</text:p>
          </table:table-cell>
          <table:table-cell office:value-type="float" office:value="-0.0001552124" calcext:value-type="float">
            <text:p>-0.0001552124</text:p>
          </table:table-cell>
          <table:table-cell office:value-type="float" office:value="1383" calcext:value-type="float">
            <text:p>1383</text:p>
          </table:table-cell>
          <table:table-cell table:formula="of:=[.B1110]-180" office:value-type="float" office:value="-0.901611328099989" calcext:value-type="float">
            <text:p>-0.9016113281</text:p>
          </table:table-cell>
          <table:table-cell table:formula="of:=[.D1110]*100" office:value-type="float" office:value="0.10237865" calcext:value-type="float">
            <text:p>0.10237865</text:p>
          </table:table-cell>
          <table:table-cell table:formula="of:=[.E1110]*100" office:value-type="float" office:value="0.439127" calcext:value-type="float">
            <text:p>0.439127</text:p>
          </table:table-cell>
          <table:table-cell table:formula="of:=[.F1110]*100" office:value-type="float" office:value="0.954101" calcext:value-type="float">
            <text:p>0.954101</text:p>
          </table:table-cell>
        </table:table-row>
        <table:table-row table:style-name="ro1">
          <table:table-cell office:value-type="float" office:value="69.28" calcext:value-type="float">
            <text:p>69.28</text:p>
          </table:table-cell>
          <table:table-cell office:value-type="float" office:value="179.1045074463" calcext:value-type="float">
            <text:p>179.1045074463</text:p>
          </table:table-cell>
          <table:table-cell office:value-type="float" office:value="-0.1869493743" calcext:value-type="float">
            <text:p>-0.18694937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396" calcext:value-type="float">
            <text:p>0.00451396</text:p>
          </table:table-cell>
          <table:table-cell office:value-type="float" office:value="0.00910295" calcext:value-type="float">
            <text:p>0.00910295</text:p>
          </table:table-cell>
          <table:table-cell office:value-type="float" office:value="-0.0000234055" calcext:value-type="float">
            <text:p>-2.34055E-05</text:p>
          </table:table-cell>
          <table:table-cell office:value-type="float" office:value="1384" calcext:value-type="float">
            <text:p>1384</text:p>
          </table:table-cell>
          <table:table-cell table:formula="of:=[.B1111]-180" office:value-type="float" office:value="-0.895492553699995" calcext:value-type="float">
            <text:p>-0.8954925537</text:p>
          </table:table-cell>
          <table:table-cell table:formula="of:=[.D1111]*100" office:value-type="float" office:value="0.10237865" calcext:value-type="float">
            <text:p>0.10237865</text:p>
          </table:table-cell>
          <table:table-cell table:formula="of:=[.E1111]*100" office:value-type="float" office:value="0.451396" calcext:value-type="float">
            <text:p>0.451396</text:p>
          </table:table-cell>
          <table:table-cell table:formula="of:=[.F1111]*100" office:value-type="float" office:value="0.910295" calcext:value-type="float">
            <text:p>0.910295</text:p>
          </table:table-cell>
        </table:table-row>
        <table:table-row table:style-name="ro1">
          <table:table-cell office:value-type="float" office:value="69.33" calcext:value-type="float">
            <text:p>69.33</text:p>
          </table:table-cell>
          <table:table-cell office:value-type="float" office:value="179.0962982178" calcext:value-type="float">
            <text:p>179.0962982178</text:p>
          </table:table-cell>
          <table:table-cell office:value-type="float" office:value="-0.1904260817" calcext:value-type="float">
            <text:p>-0.19042608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189" calcext:value-type="float">
            <text:p>0.0046189</text:p>
          </table:table-cell>
          <table:table-cell office:value-type="float" office:value="0.00910295" calcext:value-type="float">
            <text:p>0.00910295</text:p>
          </table:table-cell>
          <table:table-cell office:value-type="float" office:value="0.0000503168" calcext:value-type="float">
            <text:p>5.03168E-05</text:p>
          </table:table-cell>
          <table:table-cell office:value-type="float" office:value="1385" calcext:value-type="float">
            <text:p>1385</text:p>
          </table:table-cell>
          <table:table-cell table:formula="of:=[.B1112]-180" office:value-type="float" office:value="-0.903701782199988" calcext:value-type="float">
            <text:p>-0.9037017822</text:p>
          </table:table-cell>
          <table:table-cell table:formula="of:=[.D1112]*100" office:value-type="float" office:value="0.10237865" calcext:value-type="float">
            <text:p>0.10237865</text:p>
          </table:table-cell>
          <table:table-cell table:formula="of:=[.E1112]*100" office:value-type="float" office:value="0.46189" calcext:value-type="float">
            <text:p>0.46189</text:p>
          </table:table-cell>
          <table:table-cell table:formula="of:=[.F1112]*100" office:value-type="float" office:value="0.910295" calcext:value-type="float">
            <text:p>0.910295</text:p>
          </table:table-cell>
        </table:table-row>
        <table:table-row table:style-name="ro1">
          <table:table-cell office:value-type="float" office:value="69.38" calcext:value-type="float">
            <text:p>69.38</text:p>
          </table:table-cell>
          <table:table-cell office:value-type="float" office:value="179.086807251" calcext:value-type="float">
            <text:p>179.086807251</text:p>
          </table:table-cell>
          <table:table-cell office:value-type="float" office:value="-0.210078992" calcext:value-type="float">
            <text:p>-0.21007899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1982" calcext:value-type="float">
            <text:p>0.00481982</text:p>
          </table:table-cell>
          <table:table-cell office:value-type="float" office:value="0.00892039" calcext:value-type="float">
            <text:p>0.00892039</text:p>
          </table:table-cell>
          <table:table-cell office:value-type="float" office:value="-0.0000147531" calcext:value-type="float">
            <text:p>-1.47531E-05</text:p>
          </table:table-cell>
          <table:table-cell office:value-type="float" office:value="1386" calcext:value-type="float">
            <text:p>1386</text:p>
          </table:table-cell>
          <table:table-cell table:formula="of:=[.B1113]-180" office:value-type="float" office:value="-0.91319274899999" calcext:value-type="float">
            <text:p>-0.913192749</text:p>
          </table:table-cell>
          <table:table-cell table:formula="of:=[.D1113]*100" office:value-type="float" office:value="0.10237865" calcext:value-type="float">
            <text:p>0.10237865</text:p>
          </table:table-cell>
          <table:table-cell table:formula="of:=[.E1113]*100" office:value-type="float" office:value="0.481982" calcext:value-type="float">
            <text:p>0.481982</text:p>
          </table:table-cell>
          <table:table-cell table:formula="of:=[.F1113]*100" office:value-type="float" office:value="0.892039" calcext:value-type="float">
            <text:p>0.892039</text:p>
          </table:table-cell>
        </table:table-row>
        <table:table-row table:style-name="ro1">
          <table:table-cell office:value-type="float" office:value="69.43" calcext:value-type="float">
            <text:p>69.43</text:p>
          </table:table-cell>
          <table:table-cell office:value-type="float" office:value="179.0875549316" calcext:value-type="float">
            <text:p>179.0875549316</text:p>
          </table:table-cell>
          <table:table-cell office:value-type="float" office:value="-0.2466726624" calcext:value-type="float">
            <text:p>-0.24667266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9763" calcext:value-type="float">
            <text:p>0.00519763</text:p>
          </table:table-cell>
          <table:table-cell office:value-type="float" office:value="0.00857898" calcext:value-type="float">
            <text:p>0.00857898</text:p>
          </table:table-cell>
          <table:table-cell office:value-type="float" office:value="0.0001731909" calcext:value-type="float">
            <text:p>0.0001731909</text:p>
          </table:table-cell>
          <table:table-cell office:value-type="float" office:value="1387" calcext:value-type="float">
            <text:p>1387</text:p>
          </table:table-cell>
          <table:table-cell table:formula="of:=[.B1114]-180" office:value-type="float" office:value="-0.91244506839999" calcext:value-type="float">
            <text:p>-0.9124450684</text:p>
          </table:table-cell>
          <table:table-cell table:formula="of:=[.D1114]*100" office:value-type="float" office:value="0.10237865" calcext:value-type="float">
            <text:p>0.10237865</text:p>
          </table:table-cell>
          <table:table-cell table:formula="of:=[.E1114]*100" office:value-type="float" office:value="0.519763" calcext:value-type="float">
            <text:p>0.519763</text:p>
          </table:table-cell>
          <table:table-cell table:formula="of:=[.F1114]*100" office:value-type="float" office:value="0.857898" calcext:value-type="float">
            <text:p>0.857898</text:p>
          </table:table-cell>
        </table:table-row>
        <table:table-row table:style-name="ro1">
          <table:table-cell office:value-type="float" office:value="69.48" calcext:value-type="float">
            <text:p>69.48</text:p>
          </table:table-cell>
          <table:table-cell office:value-type="float" office:value="179.0857543945" calcext:value-type="float">
            <text:p>179.0857543945</text:p>
          </table:table-cell>
          <table:table-cell office:value-type="float" office:value="-0.2070747441" calcext:value-type="float">
            <text:p>-0.207074744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8546" calcext:value-type="float">
            <text:p>0.00518546</text:p>
          </table:table-cell>
          <table:table-cell office:value-type="float" office:value="0.00857898" calcext:value-type="float">
            <text:p>0.00857898</text:p>
          </table:table-cell>
          <table:table-cell office:value-type="float" office:value="-0.0000488978" calcext:value-type="float">
            <text:p>-4.88978E-05</text:p>
          </table:table-cell>
          <table:table-cell office:value-type="float" office:value="1388" calcext:value-type="float">
            <text:p>1388</text:p>
          </table:table-cell>
          <table:table-cell table:formula="of:=[.B1115]-180" office:value-type="float" office:value="-0.914245605500014" calcext:value-type="float">
            <text:p>-0.9142456055</text:p>
          </table:table-cell>
          <table:table-cell table:formula="of:=[.D1115]*100" office:value-type="float" office:value="0.10237865" calcext:value-type="float">
            <text:p>0.10237865</text:p>
          </table:table-cell>
          <table:table-cell table:formula="of:=[.E1115]*100" office:value-type="float" office:value="0.518546" calcext:value-type="float">
            <text:p>0.518546</text:p>
          </table:table-cell>
          <table:table-cell table:formula="of:=[.F1115]*100" office:value-type="float" office:value="0.857898" calcext:value-type="float">
            <text:p>0.857898</text:p>
          </table:table-cell>
        </table:table-row>
        <table:table-row table:style-name="ro1">
          <table:table-cell office:value-type="float" office:value="69.53" calcext:value-type="float">
            <text:p>69.53</text:p>
          </table:table-cell>
          <table:table-cell office:value-type="float" office:value="179.0768585205" calcext:value-type="float">
            <text:p>179.0768585205</text:p>
          </table:table-cell>
          <table:table-cell office:value-type="float" office:value="-0.2699701665" calcext:value-type="float">
            <text:p>-0.26997016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59658" calcext:value-type="float">
            <text:p>0.00559658</text:p>
          </table:table-cell>
          <table:table-cell office:value-type="float" office:value="0.00805537" calcext:value-type="float">
            <text:p>0.00805537</text:p>
          </table:table-cell>
          <table:table-cell office:value-type="float" office:value="0.0000431384" calcext:value-type="float">
            <text:p>4.31384E-05</text:p>
          </table:table-cell>
          <table:table-cell office:value-type="float" office:value="1389" calcext:value-type="float">
            <text:p>1389</text:p>
          </table:table-cell>
          <table:table-cell table:formula="of:=[.B1116]-180" office:value-type="float" office:value="-0.923141479500004" calcext:value-type="float">
            <text:p>-0.9231414795</text:p>
          </table:table-cell>
          <table:table-cell table:formula="of:=[.D1116]*100" office:value-type="float" office:value="0.10237865" calcext:value-type="float">
            <text:p>0.10237865</text:p>
          </table:table-cell>
          <table:table-cell table:formula="of:=[.E1116]*100" office:value-type="float" office:value="0.559658" calcext:value-type="float">
            <text:p>0.559658</text:p>
          </table:table-cell>
          <table:table-cell table:formula="of:=[.F1116]*100" office:value-type="float" office:value="0.805537" calcext:value-type="float">
            <text:p>0.805537</text:p>
          </table:table-cell>
        </table:table-row>
        <table:table-row table:style-name="ro1">
          <table:table-cell office:value-type="float" office:value="69.58" calcext:value-type="float">
            <text:p>69.58</text:p>
          </table:table-cell>
          <table:table-cell office:value-type="float" office:value="179.0766906738" calcext:value-type="float">
            <text:p>179.0766906738</text:p>
          </table:table-cell>
          <table:table-cell office:value-type="float" office:value="-0.1689816099" calcext:value-type="float">
            <text:p>-0.168981609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974" calcext:value-type="float">
            <text:p>0.0051974</text:p>
          </table:table-cell>
          <table:table-cell office:value-type="float" office:value="0.00805537" calcext:value-type="float">
            <text:p>0.00805537</text:p>
          </table:table-cell>
          <table:table-cell office:value-type="float" office:value="-0.0001370112" calcext:value-type="float">
            <text:p>-0.0001370112</text:p>
          </table:table-cell>
          <table:table-cell office:value-type="float" office:value="1390" calcext:value-type="float">
            <text:p>1390</text:p>
          </table:table-cell>
          <table:table-cell table:formula="of:=[.B1117]-180" office:value-type="float" office:value="-0.923309326200013" calcext:value-type="float">
            <text:p>-0.9233093262</text:p>
          </table:table-cell>
          <table:table-cell table:formula="of:=[.D1117]*100" office:value-type="float" office:value="0.10237865" calcext:value-type="float">
            <text:p>0.10237865</text:p>
          </table:table-cell>
          <table:table-cell table:formula="of:=[.E1117]*100" office:value-type="float" office:value="0.51974" calcext:value-type="float">
            <text:p>0.51974</text:p>
          </table:table-cell>
          <table:table-cell table:formula="of:=[.F1117]*100" office:value-type="float" office:value="0.805537" calcext:value-type="float">
            <text:p>0.805537</text:p>
          </table:table-cell>
        </table:table-row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79.0579376221" calcext:value-type="float">
            <text:p>179.0579376221</text:p>
          </table:table-cell>
          <table:table-cell office:value-type="float" office:value="-0.2121100547" calcext:value-type="float">
            <text:p>-0.212110054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1887" calcext:value-type="float">
            <text:p>0.00521887</text:p>
          </table:table-cell>
          <table:table-cell office:value-type="float" office:value="0.00787343" calcext:value-type="float">
            <text:p>0.00787343</text:p>
          </table:table-cell>
          <table:table-cell office:value-type="float" office:value="-0.0000176649" calcext:value-type="float">
            <text:p>-1.76649E-05</text:p>
          </table:table-cell>
          <table:table-cell office:value-type="float" office:value="1391" calcext:value-type="float">
            <text:p>1391</text:p>
          </table:table-cell>
          <table:table-cell table:formula="of:=[.B1118]-180" office:value-type="float" office:value="-0.942062377899987" calcext:value-type="float">
            <text:p>-0.9420623779</text:p>
          </table:table-cell>
          <table:table-cell table:formula="of:=[.D1118]*100" office:value-type="float" office:value="0.10237865" calcext:value-type="float">
            <text:p>0.10237865</text:p>
          </table:table-cell>
          <table:table-cell table:formula="of:=[.E1118]*100" office:value-type="float" office:value="0.521887" calcext:value-type="float">
            <text:p>0.521887</text:p>
          </table:table-cell>
          <table:table-cell table:formula="of:=[.F1118]*100" office:value-type="float" office:value="0.787343" calcext:value-type="float">
            <text:p>0.787343</text:p>
          </table:table-cell>
        </table:table-row>
        <table:table-row table:style-name="ro1">
          <table:table-cell office:value-type="float" office:value="69.68" calcext:value-type="float">
            <text:p>69.68</text:p>
          </table:table-cell>
          <table:table-cell office:value-type="float" office:value="179.0621032715" calcext:value-type="float">
            <text:p>179.0621032715</text:p>
          </table:table-cell>
          <table:table-cell office:value-type="float" office:value="-0.1868202187" calcext:value-type="float">
            <text:p>-0.18682021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646" calcext:value-type="float">
            <text:p>0.0050646</text:p>
          </table:table-cell>
          <table:table-cell office:value-type="float" office:value="0.0076012" calcext:value-type="float">
            <text:p>0.0076012</text:p>
          </table:table-cell>
          <table:table-cell office:value-type="float" office:value="0.000065036" calcext:value-type="float">
            <text:p>0.000065036</text:p>
          </table:table-cell>
          <table:table-cell office:value-type="float" office:value="1392" calcext:value-type="float">
            <text:p>1392</text:p>
          </table:table-cell>
          <table:table-cell table:formula="of:=[.B1119]-180" office:value-type="float" office:value="-0.937896728499993" calcext:value-type="float">
            <text:p>-0.9378967285</text:p>
          </table:table-cell>
          <table:table-cell table:formula="of:=[.D1119]*100" office:value-type="float" office:value="0.10237865" calcext:value-type="float">
            <text:p>0.10237865</text:p>
          </table:table-cell>
          <table:table-cell table:formula="of:=[.E1119]*100" office:value-type="float" office:value="0.50646" calcext:value-type="float">
            <text:p>0.50646</text:p>
          </table:table-cell>
          <table:table-cell table:formula="of:=[.F1119]*100" office:value-type="float" office:value="0.76012" calcext:value-type="float">
            <text:p>0.76012</text:p>
          </table:table-cell>
        </table:table-row>
        <table:table-row table:style-name="ro1">
          <table:table-cell office:value-type="float" office:value="69.73" calcext:value-type="float">
            <text:p>69.73</text:p>
          </table:table-cell>
          <table:table-cell office:value-type="float" office:value="179.0623016357" calcext:value-type="float">
            <text:p>179.0623016357</text:p>
          </table:table-cell>
          <table:table-cell office:value-type="float" office:value="-0.2398460986" calcext:value-type="float">
            <text:p>-0.23984609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31525" calcext:value-type="float">
            <text:p>0.00531525</text:p>
          </table:table-cell>
          <table:table-cell office:value-type="float" office:value="0.0076012" calcext:value-type="float">
            <text:p>0.0076012</text:p>
          </table:table-cell>
          <table:table-cell office:value-type="float" office:value="0.0000480509" calcext:value-type="float">
            <text:p>4.80509E-05</text:p>
          </table:table-cell>
          <table:table-cell office:value-type="float" office:value="1393" calcext:value-type="float">
            <text:p>1393</text:p>
          </table:table-cell>
          <table:table-cell table:formula="of:=[.B1120]-180" office:value-type="float" office:value="-0.93769836429999" calcext:value-type="float">
            <text:p>-0.9376983643</text:p>
          </table:table-cell>
          <table:table-cell table:formula="of:=[.D1120]*100" office:value-type="float" office:value="0.10237865" calcext:value-type="float">
            <text:p>0.10237865</text:p>
          </table:table-cell>
          <table:table-cell table:formula="of:=[.E1120]*100" office:value-type="float" office:value="0.531525" calcext:value-type="float">
            <text:p>0.531525</text:p>
          </table:table-cell>
          <table:table-cell table:formula="of:=[.F1120]*100" office:value-type="float" office:value="0.76012" calcext:value-type="float">
            <text:p>0.76012</text:p>
          </table:table-cell>
        </table:table-row>
        <table:table-row table:style-name="ro1">
          <table:table-cell office:value-type="float" office:value="69.78" calcext:value-type="float">
            <text:p>69.78</text:p>
          </table:table-cell>
          <table:table-cell office:value-type="float" office:value="179.0662384033" calcext:value-type="float">
            <text:p>179.0662384033</text:p>
          </table:table-cell>
          <table:table-cell office:value-type="float" office:value="-0.1922520821" calcext:value-type="float">
            <text:p>-0.192252082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6504" calcext:value-type="float">
            <text:p>0.00516504</text:p>
          </table:table-cell>
          <table:table-cell office:value-type="float" office:value="0.0072699" calcext:value-type="float">
            <text:p>0.0072699</text:p>
          </table:table-cell>
          <table:table-cell office:value-type="float" office:value="0.0000082013" calcext:value-type="float">
            <text:p>8.2013E-06</text:p>
          </table:table-cell>
          <table:table-cell office:value-type="float" office:value="1394" calcext:value-type="float">
            <text:p>1394</text:p>
          </table:table-cell>
          <table:table-cell table:formula="of:=[.B1121]-180" office:value-type="float" office:value="-0.933761596700009" calcext:value-type="float">
            <text:p>-0.9337615967</text:p>
          </table:table-cell>
          <table:table-cell table:formula="of:=[.D1121]*100" office:value-type="float" office:value="0.10237865" calcext:value-type="float">
            <text:p>0.10237865</text:p>
          </table:table-cell>
          <table:table-cell table:formula="of:=[.E1121]*100" office:value-type="float" office:value="0.516504" calcext:value-type="float">
            <text:p>0.516504</text:p>
          </table:table-cell>
          <table:table-cell table:formula="of:=[.F1121]*100" office:value-type="float" office:value="0.72699" calcext:value-type="float">
            <text:p>0.72699</text:p>
          </table:table-cell>
        </table:table-row>
        <table:table-row table:style-name="ro1">
          <table:table-cell office:value-type="float" office:value="69.83" calcext:value-type="float">
            <text:p>69.83</text:p>
          </table:table-cell>
          <table:table-cell office:value-type="float" office:value="179.0736694336" calcext:value-type="float">
            <text:p>179.0736694336</text:p>
          </table:table-cell>
          <table:table-cell office:value-type="float" office:value="-0.2155930724" calcext:value-type="float">
            <text:p>-0.21559307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2052" calcext:value-type="float">
            <text:p>0.00522052</text:p>
          </table:table-cell>
          <table:table-cell office:value-type="float" office:value="0.0072699" calcext:value-type="float">
            <text:p>0.0072699</text:p>
          </table:table-cell>
          <table:table-cell office:value-type="float" office:value="0.0000649071" calcext:value-type="float">
            <text:p>6.49071E-05</text:p>
          </table:table-cell>
          <table:table-cell office:value-type="float" office:value="1395" calcext:value-type="float">
            <text:p>1395</text:p>
          </table:table-cell>
          <table:table-cell table:formula="of:=[.B1122]-180" office:value-type="float" office:value="-0.926330566399997" calcext:value-type="float">
            <text:p>-0.9263305664</text:p>
          </table:table-cell>
          <table:table-cell table:formula="of:=[.D1122]*100" office:value-type="float" office:value="0.10237865" calcext:value-type="float">
            <text:p>0.10237865</text:p>
          </table:table-cell>
          <table:table-cell table:formula="of:=[.E1122]*100" office:value-type="float" office:value="0.522052" calcext:value-type="float">
            <text:p>0.522052</text:p>
          </table:table-cell>
          <table:table-cell table:formula="of:=[.F1122]*100" office:value-type="float" office:value="0.72699" calcext:value-type="float">
            <text:p>0.72699</text:p>
          </table:table-cell>
        </table:table-row>
        <table:table-row table:style-name="ro1">
          <table:table-cell office:value-type="float" office:value="69.88" calcext:value-type="float">
            <text:p>69.88</text:p>
          </table:table-cell>
          <table:table-cell office:value-type="float" office:value="179.0712432861" calcext:value-type="float">
            <text:p>179.0712432861</text:p>
          </table:table-cell>
          <table:table-cell office:value-type="float" office:value="-0.1974953337" calcext:value-type="float">
            <text:p>-0.197495333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3686" calcext:value-type="float">
            <text:p>0.00513686</text:p>
          </table:table-cell>
          <table:table-cell office:value-type="float" office:value="0.0072699" calcext:value-type="float">
            <text:p>0.0072699</text:p>
          </table:table-cell>
          <table:table-cell office:value-type="float" office:value="0.0000170091" calcext:value-type="float">
            <text:p>1.70091E-05</text:p>
          </table:table-cell>
          <table:table-cell office:value-type="float" office:value="1396" calcext:value-type="float">
            <text:p>1396</text:p>
          </table:table-cell>
          <table:table-cell table:formula="of:=[.B1123]-180" office:value-type="float" office:value="-0.928756713899986" calcext:value-type="float">
            <text:p>-0.9287567139</text:p>
          </table:table-cell>
          <table:table-cell table:formula="of:=[.D1123]*100" office:value-type="float" office:value="0.10237865" calcext:value-type="float">
            <text:p>0.10237865</text:p>
          </table:table-cell>
          <table:table-cell table:formula="of:=[.E1123]*100" office:value-type="float" office:value="0.513686" calcext:value-type="float">
            <text:p>0.513686</text:p>
          </table:table-cell>
          <table:table-cell table:formula="of:=[.F1123]*100" office:value-type="float" office:value="0.72699" calcext:value-type="float">
            <text:p>0.72699</text:p>
          </table:table-cell>
        </table:table-row>
        <table:table-row table:style-name="ro1">
          <table:table-cell office:value-type="float" office:value="69.93" calcext:value-type="float">
            <text:p>69.93</text:p>
          </table:table-cell>
          <table:table-cell office:value-type="float" office:value="179.0643920898" calcext:value-type="float">
            <text:p>179.0643920898</text:p>
          </table:table-cell>
          <table:table-cell office:value-type="float" office:value="-0.1723970245" calcext:value-type="float">
            <text:p>-0.172397024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1381" calcext:value-type="float">
            <text:p>0.00491381</text:p>
          </table:table-cell>
          <table:table-cell office:value-type="float" office:value="0.00710219" calcext:value-type="float">
            <text:p>0.00710219</text:p>
          </table:table-cell>
          <table:table-cell office:value-type="float" office:value="-0.0001151446" calcext:value-type="float">
            <text:p>-0.0001151446</text:p>
          </table:table-cell>
          <table:table-cell office:value-type="float" office:value="1397" calcext:value-type="float">
            <text:p>1397</text:p>
          </table:table-cell>
          <table:table-cell table:formula="of:=[.B1124]-180" office:value-type="float" office:value="-0.935607910199991" calcext:value-type="float">
            <text:p>-0.9356079102</text:p>
          </table:table-cell>
          <table:table-cell table:formula="of:=[.D1124]*100" office:value-type="float" office:value="0.10237865" calcext:value-type="float">
            <text:p>0.10237865</text:p>
          </table:table-cell>
          <table:table-cell table:formula="of:=[.E1124]*100" office:value-type="float" office:value="0.491381" calcext:value-type="float">
            <text:p>0.491381</text:p>
          </table:table-cell>
          <table:table-cell table:formula="of:=[.F1124]*100" office:value-type="float" office:value="0.710219" calcext:value-type="float">
            <text:p>0.710219</text:p>
          </table:table-cell>
        </table:table-row>
        <table:table-row table:style-name="ro1">
          <table:table-cell office:value-type="float" office:value="69.98" calcext:value-type="float">
            <text:p>69.98</text:p>
          </table:table-cell>
          <table:table-cell office:value-type="float" office:value="179.056854248" calcext:value-type="float">
            <text:p>179.056854248</text:p>
          </table:table-cell>
          <table:table-cell office:value-type="float" office:value="-0.1806168054" calcext:value-type="float">
            <text:p>-0.18061680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1997" calcext:value-type="float">
            <text:p>0.00481997</text:p>
          </table:table-cell>
          <table:table-cell office:value-type="float" office:value="0.00710219" calcext:value-type="float">
            <text:p>0.00710219</text:p>
          </table:table-cell>
          <table:table-cell office:value-type="float" office:value="0.0000262497" calcext:value-type="float">
            <text:p>2.62497E-05</text:p>
          </table:table-cell>
          <table:table-cell office:value-type="float" office:value="1398" calcext:value-type="float">
            <text:p>1398</text:p>
          </table:table-cell>
          <table:table-cell table:formula="of:=[.B1125]-180" office:value-type="float" office:value="-0.943145751999992" calcext:value-type="float">
            <text:p>-0.943145752</text:p>
          </table:table-cell>
          <table:table-cell table:formula="of:=[.D1125]*100" office:value-type="float" office:value="0.10237865" calcext:value-type="float">
            <text:p>0.10237865</text:p>
          </table:table-cell>
          <table:table-cell table:formula="of:=[.E1125]*100" office:value-type="float" office:value="0.481997" calcext:value-type="float">
            <text:p>0.481997</text:p>
          </table:table-cell>
          <table:table-cell table:formula="of:=[.F1125]*100" office:value-type="float" office:value="0.710219" calcext:value-type="float">
            <text:p>0.710219</text:p>
          </table:table-cell>
        </table:table-row>
        <table:table-row table:style-name="ro1">
          <table:table-cell office:value-type="float" office:value="70.03" calcext:value-type="float">
            <text:p>70.03</text:p>
          </table:table-cell>
          <table:table-cell office:value-type="float" office:value="179.0465240479" calcext:value-type="float">
            <text:p>179.0465240479</text:p>
          </table:table-cell>
          <table:table-cell office:value-type="float" office:value="-0.149859296" calcext:value-type="float">
            <text:p>-0.1498592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5242" calcext:value-type="float">
            <text:p>0.00455242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-0.000124986" calcext:value-type="float">
            <text:p>-0.000124986</text:p>
          </table:table-cell>
          <table:table-cell office:value-type="float" office:value="1399" calcext:value-type="float">
            <text:p>1399</text:p>
          </table:table-cell>
          <table:table-cell table:formula="of:=[.B1126]-180" office:value-type="float" office:value="-0.953475952100007" calcext:value-type="float">
            <text:p>-0.9534759521</text:p>
          </table:table-cell>
          <table:table-cell table:formula="of:=[.D1126]*100" office:value-type="float" office:value="0.10237865" calcext:value-type="float">
            <text:p>0.10237865</text:p>
          </table:table-cell>
          <table:table-cell table:formula="of:=[.E1126]*100" office:value-type="float" office:value="0.455242" calcext:value-type="float">
            <text:p>0.455242</text:p>
          </table:table-cell>
          <table:table-cell table:formula="of:=[.F1126]*100" office:value-type="float" office:value="0.71071" calcext:value-type="float">
            <text:p>0.71071</text:p>
          </table:table-cell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179.0420227051" calcext:value-type="float">
            <text:p>179.0420227051</text:p>
          </table:table-cell>
          <table:table-cell office:value-type="float" office:value="-0.1758145304" calcext:value-type="float">
            <text:p>-0.17581453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4713" calcext:value-type="float">
            <text:p>0.0045471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1400" calcext:value-type="float">
            <text:p>1400</text:p>
          </table:table-cell>
          <table:table-cell table:formula="of:=[.B1127]-180" office:value-type="float" office:value="-0.95797729489999" calcext:value-type="float">
            <text:p>-0.9579772949</text:p>
          </table:table-cell>
          <table:table-cell table:formula="of:=[.D1127]*100" office:value-type="float" office:value="0.10237865" calcext:value-type="float">
            <text:p>0.10237865</text:p>
          </table:table-cell>
          <table:table-cell table:formula="of:=[.E1127]*100" office:value-type="float" office:value="0.454713" calcext:value-type="float">
            <text:p>0.454713</text:p>
          </table:table-cell>
          <table:table-cell table:formula="of:=[.F1127]*100" office:value-type="float" office:value="0.71071" calcext:value-type="float">
            <text:p>0.71071</text:p>
          </table:table-cell>
        </table:table-row>
        <table:table-row table:style-name="ro1">
          <table:table-cell office:value-type="float" office:value="70.13" calcext:value-type="float">
            <text:p>70.13</text:p>
          </table:table-cell>
          <table:table-cell office:value-type="float" office:value="179.0373687744" calcext:value-type="float">
            <text:p>179.0373687744</text:p>
          </table:table-cell>
          <table:table-cell office:value-type="float" office:value="-0.2054844197" calcext:value-type="float">
            <text:p>-0.205484419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4137" calcext:value-type="float">
            <text:p>0.00474137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-0.0000123486" calcext:value-type="float">
            <text:p>-1.23486E-05</text:p>
          </table:table-cell>
          <table:table-cell office:value-type="float" office:value="1401" calcext:value-type="float">
            <text:p>1401</text:p>
          </table:table-cell>
          <table:table-cell table:formula="of:=[.B1128]-180" office:value-type="float" office:value="-0.962631225600006" calcext:value-type="float">
            <text:p>-0.9626312256</text:p>
          </table:table-cell>
          <table:table-cell table:formula="of:=[.D1128]*100" office:value-type="float" office:value="0.10237865" calcext:value-type="float">
            <text:p>0.10237865</text:p>
          </table:table-cell>
          <table:table-cell table:formula="of:=[.E1128]*100" office:value-type="float" office:value="0.474137" calcext:value-type="float">
            <text:p>0.474137</text:p>
          </table:table-cell>
          <table:table-cell table:formula="of:=[.F1128]*100" office:value-type="float" office:value="0.71071" calcext:value-type="float">
            <text:p>0.71071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179.04637146" calcext:value-type="float">
            <text:p>179.04637146</text:p>
          </table:table-cell>
          <table:table-cell office:value-type="float" office:value="-0.1894083743" calcext:value-type="float">
            <text:p>-0.18940837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6366" calcext:value-type="float">
            <text:p>0.00476366</text:p>
          </table:table-cell>
          <table:table-cell office:value-type="float" office:value="0.00727131" calcext:value-type="float">
            <text:p>0.00727131</text:p>
          </table:table-cell>
          <table:table-cell office:value-type="float" office:value="0.0000291354" calcext:value-type="float">
            <text:p>2.91354E-05</text:p>
          </table:table-cell>
          <table:table-cell office:value-type="float" office:value="1402" calcext:value-type="float">
            <text:p>1402</text:p>
          </table:table-cell>
          <table:table-cell table:formula="of:=[.B1129]-180" office:value-type="float" office:value="-0.953628540000011" calcext:value-type="float">
            <text:p>-0.95362854</text:p>
          </table:table-cell>
          <table:table-cell table:formula="of:=[.D1129]*100" office:value-type="float" office:value="0.10237865" calcext:value-type="float">
            <text:p>0.10237865</text:p>
          </table:table-cell>
          <table:table-cell table:formula="of:=[.E1129]*100" office:value-type="float" office:value="0.476366" calcext:value-type="float">
            <text:p>0.476366</text:p>
          </table:table-cell>
          <table:table-cell table:formula="of:=[.F1129]*100" office:value-type="float" office:value="0.727131" calcext:value-type="float">
            <text:p>0.727131</text:p>
          </table:table-cell>
        </table:table-row>
        <table:table-row table:style-name="ro1">
          <table:table-cell office:value-type="float" office:value="70.23" calcext:value-type="float">
            <text:p>70.23</text:p>
          </table:table-cell>
          <table:table-cell office:value-type="float" office:value="179.0384979248" calcext:value-type="float">
            <text:p>179.0384979248</text:p>
          </table:table-cell>
          <table:table-cell office:value-type="float" office:value="-0.1264141185" calcext:value-type="float">
            <text:p>-0.12641411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5861" calcext:value-type="float">
            <text:p>0.00435861</text:p>
          </table:table-cell>
          <table:table-cell office:value-type="float" office:value="0.00727131" calcext:value-type="float">
            <text:p>0.00727131</text:p>
          </table:table-cell>
          <table:table-cell office:value-type="float" office:value="-0.0001295168" calcext:value-type="float">
            <text:p>-0.0001295168</text:p>
          </table:table-cell>
          <table:table-cell office:value-type="float" office:value="1403" calcext:value-type="float">
            <text:p>1403</text:p>
          </table:table-cell>
          <table:table-cell table:formula="of:=[.B1130]-180" office:value-type="float" office:value="-0.961502075200002" calcext:value-type="float">
            <text:p>-0.9615020752</text:p>
          </table:table-cell>
          <table:table-cell table:formula="of:=[.D1130]*100" office:value-type="float" office:value="0.10237865" calcext:value-type="float">
            <text:p>0.10237865</text:p>
          </table:table-cell>
          <table:table-cell table:formula="of:=[.E1130]*100" office:value-type="float" office:value="0.435861" calcext:value-type="float">
            <text:p>0.435861</text:p>
          </table:table-cell>
          <table:table-cell table:formula="of:=[.F1130]*100" office:value-type="float" office:value="0.727131" calcext:value-type="float">
            <text:p>0.727131</text:p>
          </table:table-cell>
        </table:table-row>
        <table:table-row table:style-name="ro1">
          <table:table-cell office:value-type="float" office:value="70.28" calcext:value-type="float">
            <text:p>70.28</text:p>
          </table:table-cell>
          <table:table-cell office:value-type="float" office:value="179.0327911377" calcext:value-type="float">
            <text:p>179.0327911377</text:p>
          </table:table-cell>
          <table:table-cell office:value-type="float" office:value="-0.1502241122" calcext:value-type="float">
            <text:p>-0.15022411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4741" calcext:value-type="float">
            <text:p>0.00424741</text:p>
          </table:table-cell>
          <table:table-cell office:value-type="float" office:value="0.00746845" calcext:value-type="float">
            <text:p>0.00746845</text:p>
          </table:table-cell>
          <table:table-cell office:value-type="float" office:value="-0.000038931" calcext:value-type="float">
            <text:p>-0.000038931</text:p>
          </table:table-cell>
          <table:table-cell office:value-type="float" office:value="1404" calcext:value-type="float">
            <text:p>1404</text:p>
          </table:table-cell>
          <table:table-cell table:formula="of:=[.B1131]-180" office:value-type="float" office:value="-0.967208862299998" calcext:value-type="float">
            <text:p>-0.9672088623</text:p>
          </table:table-cell>
          <table:table-cell table:formula="of:=[.D1131]*100" office:value-type="float" office:value="0.10237865" calcext:value-type="float">
            <text:p>0.10237865</text:p>
          </table:table-cell>
          <table:table-cell table:formula="of:=[.E1131]*100" office:value-type="float" office:value="0.424741" calcext:value-type="float">
            <text:p>0.424741</text:p>
          </table:table-cell>
          <table:table-cell table:formula="of:=[.F1131]*100" office:value-type="float" office:value="0.746845" calcext:value-type="float">
            <text:p>0.746845</text:p>
          </table:table-cell>
        </table:table-row>
        <table:table-row table:style-name="ro1">
          <table:table-cell office:value-type="float" office:value="70.33" calcext:value-type="float">
            <text:p>70.33</text:p>
          </table:table-cell>
          <table:table-cell office:value-type="float" office:value="179.0271148682" calcext:value-type="float">
            <text:p>179.0271148682</text:p>
          </table:table-cell>
          <table:table-cell office:value-type="float" office:value="-0.1464001477" calcext:value-type="float">
            <text:p>-0.14640014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4781" calcext:value-type="float">
            <text:p>0.00414781</text:p>
          </table:table-cell>
          <table:table-cell office:value-type="float" office:value="0.00756139" calcext:value-type="float">
            <text:p>0.00756139</text:p>
          </table:table-cell>
          <table:table-cell office:value-type="float" office:value="-0.000084069" calcext:value-type="float">
            <text:p>-0.000084069</text:p>
          </table:table-cell>
          <table:table-cell office:value-type="float" office:value="1405" calcext:value-type="float">
            <text:p>1405</text:p>
          </table:table-cell>
          <table:table-cell table:formula="of:=[.B1132]-180" office:value-type="float" office:value="-0.972885131800012" calcext:value-type="float">
            <text:p>-0.9728851318</text:p>
          </table:table-cell>
          <table:table-cell table:formula="of:=[.D1132]*100" office:value-type="float" office:value="0.10237865" calcext:value-type="float">
            <text:p>0.10237865</text:p>
          </table:table-cell>
          <table:table-cell table:formula="of:=[.E1132]*100" office:value-type="float" office:value="0.414781" calcext:value-type="float">
            <text:p>0.414781</text:p>
          </table:table-cell>
          <table:table-cell table:formula="of:=[.F1132]*100" office:value-type="float" office:value="0.756139" calcext:value-type="float">
            <text:p>0.756139</text:p>
          </table:table-cell>
        </table:table-row>
        <table:table-row table:style-name="ro1">
          <table:table-cell office:value-type="float" office:value="70.38" calcext:value-type="float">
            <text:p>70.38</text:p>
          </table:table-cell>
          <table:table-cell office:value-type="float" office:value="179.0227508545" calcext:value-type="float">
            <text:p>179.0227508545</text:p>
          </table:table-cell>
          <table:table-cell office:value-type="float" office:value="-0.1213339927" calcext:value-type="float">
            <text:p>-0.12133399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1436" calcext:value-type="float">
            <text:p>0.00391436</text:p>
          </table:table-cell>
          <table:table-cell office:value-type="float" office:value="0.00756139" calcext:value-type="float">
            <text:p>0.00756139</text:p>
          </table:table-cell>
          <table:table-cell office:value-type="float" office:value="-0.0001877125" calcext:value-type="float">
            <text:p>-0.0001877125</text:p>
          </table:table-cell>
          <table:table-cell office:value-type="float" office:value="1406" calcext:value-type="float">
            <text:p>1406</text:p>
          </table:table-cell>
          <table:table-cell table:formula="of:=[.B1133]-180" office:value-type="float" office:value="-0.977249145499997" calcext:value-type="float">
            <text:p>-0.9772491455</text:p>
          </table:table-cell>
          <table:table-cell table:formula="of:=[.D1133]*100" office:value-type="float" office:value="0.10237865" calcext:value-type="float">
            <text:p>0.10237865</text:p>
          </table:table-cell>
          <table:table-cell table:formula="of:=[.E1133]*100" office:value-type="float" office:value="0.391436" calcext:value-type="float">
            <text:p>0.391436</text:p>
          </table:table-cell>
          <table:table-cell table:formula="of:=[.F1133]*100" office:value-type="float" office:value="0.756139" calcext:value-type="float">
            <text:p>0.756139</text:p>
          </table:table-cell>
        </table:table-row>
        <table:table-row table:style-name="ro1">
          <table:table-cell office:value-type="float" office:value="70.44" calcext:value-type="float">
            <text:p>70.44</text:p>
          </table:table-cell>
          <table:table-cell office:value-type="float" office:value="179.026550293" calcext:value-type="float">
            <text:p>179.026550293</text:p>
          </table:table-cell>
          <table:table-cell office:value-type="float" office:value="-0.1227042014" calcext:value-type="float">
            <text:p>-0.122704201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6792" calcext:value-type="float">
            <text:p>0.00376792</text:p>
          </table:table-cell>
          <table:table-cell office:value-type="float" office:value="0.00792991" calcext:value-type="float">
            <text:p>0.00792991</text:p>
          </table:table-cell>
          <table:table-cell office:value-type="float" office:value="-0.0000259107" calcext:value-type="float">
            <text:p>-2.59107E-05</text:p>
          </table:table-cell>
          <table:table-cell office:value-type="float" office:value="1407" calcext:value-type="float">
            <text:p>1407</text:p>
          </table:table-cell>
          <table:table-cell table:formula="of:=[.B1134]-180" office:value-type="float" office:value="-0.973449706999986" calcext:value-type="float">
            <text:p>-0.973449707</text:p>
          </table:table-cell>
          <table:table-cell table:formula="of:=[.D1134]*100" office:value-type="float" office:value="0.10237865" calcext:value-type="float">
            <text:p>0.10237865</text:p>
          </table:table-cell>
          <table:table-cell table:formula="of:=[.E1134]*100" office:value-type="float" office:value="0.376792" calcext:value-type="float">
            <text:p>0.376792</text:p>
          </table:table-cell>
          <table:table-cell table:formula="of:=[.F1134]*100" office:value-type="float" office:value="0.792991" calcext:value-type="float">
            <text:p>0.792991</text:p>
          </table:table-cell>
        </table:table-row>
        <table:table-row table:style-name="ro1">
          <table:table-cell office:value-type="float" office:value="70.48" calcext:value-type="float">
            <text:p>70.48</text:p>
          </table:table-cell>
          <table:table-cell office:value-type="float" office:value="179.0388183594" calcext:value-type="float">
            <text:p>179.0388183594</text:p>
          </table:table-cell>
          <table:table-cell office:value-type="float" office:value="-0.1930947444" calcext:value-type="float">
            <text:p>-0.193094744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3953" calcext:value-type="float">
            <text:p>0.00413953</text:p>
          </table:table-cell>
          <table:table-cell office:value-type="float" office:value="0.00792991" calcext:value-type="float">
            <text:p>0.00792991</text:p>
          </table:table-cell>
          <table:table-cell office:value-type="float" office:value="0.0001045901" calcext:value-type="float">
            <text:p>0.0001045901</text:p>
          </table:table-cell>
          <table:table-cell office:value-type="float" office:value="1408" calcext:value-type="float">
            <text:p>1408</text:p>
          </table:table-cell>
          <table:table-cell table:formula="of:=[.B1135]-180" office:value-type="float" office:value="-0.961181640599989" calcext:value-type="float">
            <text:p>-0.9611816406</text:p>
          </table:table-cell>
          <table:table-cell table:formula="of:=[.D1135]*100" office:value-type="float" office:value="0.10237865" calcext:value-type="float">
            <text:p>0.10237865</text:p>
          </table:table-cell>
          <table:table-cell table:formula="of:=[.E1135]*100" office:value-type="float" office:value="0.413953" calcext:value-type="float">
            <text:p>0.413953</text:p>
          </table:table-cell>
          <table:table-cell table:formula="of:=[.F1135]*100" office:value-type="float" office:value="0.792991" calcext:value-type="float">
            <text:p>0.792991</text:p>
          </table:table-cell>
        </table:table-row>
        <table:table-row table:style-name="ro1">
          <table:table-cell office:value-type="float" office:value="70.53" calcext:value-type="float">
            <text:p>70.53</text:p>
          </table:table-cell>
          <table:table-cell office:value-type="float" office:value="179.0455322266" calcext:value-type="float">
            <text:p>179.0455322266</text:p>
          </table:table-cell>
          <table:table-cell office:value-type="float" office:value="-0.1527559986" calcext:value-type="float">
            <text:p>-0.152755998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1829" calcext:value-type="float">
            <text:p>0.00411829</text:p>
          </table:table-cell>
          <table:table-cell office:value-type="float" office:value="0.00816523" calcext:value-type="float">
            <text:p>0.00816523</text:p>
          </table:table-cell>
          <table:table-cell office:value-type="float" office:value="-0.0000531004" calcext:value-type="float">
            <text:p>-5.31004E-05</text:p>
          </table:table-cell>
          <table:table-cell office:value-type="float" office:value="1409" calcext:value-type="float">
            <text:p>1409</text:p>
          </table:table-cell>
          <table:table-cell table:formula="of:=[.B1136]-180" office:value-type="float" office:value="-0.954467773400012" calcext:value-type="float">
            <text:p>-0.9544677734</text:p>
          </table:table-cell>
          <table:table-cell table:formula="of:=[.D1136]*100" office:value-type="float" office:value="0.10237865" calcext:value-type="float">
            <text:p>0.10237865</text:p>
          </table:table-cell>
          <table:table-cell table:formula="of:=[.E1136]*100" office:value-type="float" office:value="0.411829" calcext:value-type="float">
            <text:p>0.411829</text:p>
          </table:table-cell>
          <table:table-cell table:formula="of:=[.F1136]*100" office:value-type="float" office:value="0.816523" calcext:value-type="float">
            <text:p>0.816523</text:p>
          </table:table-cell>
        </table:table-row>
        <table:table-row table:style-name="ro1">
          <table:table-cell office:value-type="float" office:value="70.58" calcext:value-type="float">
            <text:p>70.58</text:p>
          </table:table-cell>
          <table:table-cell office:value-type="float" office:value="179.0447692871" calcext:value-type="float">
            <text:p>179.0447692871</text:p>
          </table:table-cell>
          <table:table-cell office:value-type="float" office:value="-0.1731737469" calcext:value-type="float">
            <text:p>-0.173173746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4023" calcext:value-type="float">
            <text:p>0.00424023</text:p>
          </table:table-cell>
          <table:table-cell office:value-type="float" office:value="0.00831678" calcext:value-type="float">
            <text:p>0.00831678</text:p>
          </table:table-cell>
          <table:table-cell office:value-type="float" office:value="-0.0000898653" calcext:value-type="float">
            <text:p>-8.98653E-05</text:p>
          </table:table-cell>
          <table:table-cell office:value-type="float" office:value="1410" calcext:value-type="float">
            <text:p>1410</text:p>
          </table:table-cell>
          <table:table-cell table:formula="of:=[.B1137]-180" office:value-type="float" office:value="-0.955230712900004" calcext:value-type="float">
            <text:p>-0.9552307129</text:p>
          </table:table-cell>
          <table:table-cell table:formula="of:=[.D1137]*100" office:value-type="float" office:value="0.10237865" calcext:value-type="float">
            <text:p>0.10237865</text:p>
          </table:table-cell>
          <table:table-cell table:formula="of:=[.E1137]*100" office:value-type="float" office:value="0.424023" calcext:value-type="float">
            <text:p>0.424023</text:p>
          </table:table-cell>
          <table:table-cell table:formula="of:=[.F1137]*100" office:value-type="float" office:value="0.831678" calcext:value-type="float">
            <text:p>0.831678</text:p>
          </table:table-cell>
        </table:table-row>
        <table:table-row table:style-name="ro1">
          <table:table-cell office:value-type="float" office:value="70.63" calcext:value-type="float">
            <text:p>70.63</text:p>
          </table:table-cell>
          <table:table-cell office:value-type="float" office:value="179.0394134521" calcext:value-type="float">
            <text:p>179.0394134521</text:p>
          </table:table-cell>
          <table:table-cell office:value-type="float" office:value="-0.1860531951" calcext:value-type="float">
            <text:p>-0.18605319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0734" calcext:value-type="float">
            <text:p>0.00440734</text:p>
          </table:table-cell>
          <table:table-cell office:value-type="float" office:value="0.00831678" calcext:value-type="float">
            <text:p>0.00831678</text:p>
          </table:table-cell>
          <table:table-cell office:value-type="float" office:value="0.0000072728" calcext:value-type="float">
            <text:p>7.2728E-06</text:p>
          </table:table-cell>
          <table:table-cell office:value-type="float" office:value="1411" calcext:value-type="float">
            <text:p>1411</text:p>
          </table:table-cell>
          <table:table-cell table:formula="of:=[.B1138]-180" office:value-type="float" office:value="-0.960586547899993" calcext:value-type="float">
            <text:p>-0.9605865479</text:p>
          </table:table-cell>
          <table:table-cell table:formula="of:=[.D1138]*100" office:value-type="float" office:value="0.10237865" calcext:value-type="float">
            <text:p>0.10237865</text:p>
          </table:table-cell>
          <table:table-cell table:formula="of:=[.E1138]*100" office:value-type="float" office:value="0.440734" calcext:value-type="float">
            <text:p>0.440734</text:p>
          </table:table-cell>
          <table:table-cell table:formula="of:=[.F1138]*100" office:value-type="float" office:value="0.831678" calcext:value-type="float">
            <text:p>0.831678</text:p>
          </table:table-cell>
        </table:table-row>
        <table:table-row table:style-name="ro1">
          <table:table-cell office:value-type="float" office:value="70.68" calcext:value-type="float">
            <text:p>70.68</text:p>
          </table:table-cell>
          <table:table-cell office:value-type="float" office:value="179.0348205566" calcext:value-type="float">
            <text:p>179.0348205566</text:p>
          </table:table-cell>
          <table:table-cell office:value-type="float" office:value="-0.1881738596" calcext:value-type="float">
            <text:p>-0.18817385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3283" calcext:value-type="float">
            <text:p>0.00453283</text:p>
          </table:table-cell>
          <table:table-cell office:value-type="float" office:value="0.00867223" calcext:value-type="float">
            <text:p>0.00867223</text:p>
          </table:table-cell>
          <table:table-cell office:value-type="float" office:value="0.0000094719" calcext:value-type="float">
            <text:p>9.4719E-06</text:p>
          </table:table-cell>
          <table:table-cell office:value-type="float" office:value="1412" calcext:value-type="float">
            <text:p>1412</text:p>
          </table:table-cell>
          <table:table-cell table:formula="of:=[.B1139]-180" office:value-type="float" office:value="-0.96517944339999" calcext:value-type="float">
            <text:p>-0.9651794434</text:p>
          </table:table-cell>
          <table:table-cell table:formula="of:=[.D1139]*100" office:value-type="float" office:value="0.10237865" calcext:value-type="float">
            <text:p>0.10237865</text:p>
          </table:table-cell>
          <table:table-cell table:formula="of:=[.E1139]*100" office:value-type="float" office:value="0.453283" calcext:value-type="float">
            <text:p>0.453283</text:p>
          </table:table-cell>
          <table:table-cell table:formula="of:=[.F1139]*100" office:value-type="float" office:value="0.867223" calcext:value-type="float">
            <text:p>0.867223</text:p>
          </table:table-cell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179.0384063721" calcext:value-type="float">
            <text:p>179.0384063721</text:p>
          </table:table-cell>
          <table:table-cell office:value-type="float" office:value="-0.2184744675" calcext:value-type="float">
            <text:p>-0.218474467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1843" calcext:value-type="float">
            <text:p>0.00481843</text:p>
          </table:table-cell>
          <table:table-cell office:value-type="float" office:value="0.00867223" calcext:value-type="float">
            <text:p>0.00867223</text:p>
          </table:table-cell>
          <table:table-cell office:value-type="float" office:value="0.0000117613" calcext:value-type="float">
            <text:p>1.17613E-05</text:p>
          </table:table-cell>
          <table:table-cell office:value-type="float" office:value="1413" calcext:value-type="float">
            <text:p>1413</text:p>
          </table:table-cell>
          <table:table-cell table:formula="of:=[.B1140]-180" office:value-type="float" office:value="-0.961593627899987" calcext:value-type="float">
            <text:p>-0.9615936279</text:p>
          </table:table-cell>
          <table:table-cell table:formula="of:=[.D1140]*100" office:value-type="float" office:value="0.10237865" calcext:value-type="float">
            <text:p>0.10237865</text:p>
          </table:table-cell>
          <table:table-cell table:formula="of:=[.E1140]*100" office:value-type="float" office:value="0.481843" calcext:value-type="float">
            <text:p>0.481843</text:p>
          </table:table-cell>
          <table:table-cell table:formula="of:=[.F1140]*100" office:value-type="float" office:value="0.867223" calcext:value-type="float">
            <text:p>0.867223</text:p>
          </table:table-cell>
        </table:table-row>
        <table:table-row table:style-name="ro1">
          <table:table-cell office:value-type="float" office:value="70.78" calcext:value-type="float">
            <text:p>70.78</text:p>
          </table:table-cell>
          <table:table-cell office:value-type="float" office:value="179.0372924805" calcext:value-type="float">
            <text:p>179.0372924805</text:p>
          </table:table-cell>
          <table:table-cell office:value-type="float" office:value="-0.1814713887" calcext:value-type="float">
            <text:p>-0.18147138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621" calcext:value-type="float">
            <text:p>0.0047621</text:p>
          </table:table-cell>
          <table:table-cell office:value-type="float" office:value="0.00867223" calcext:value-type="float">
            <text:p>0.00867223</text:p>
          </table:table-cell>
          <table:table-cell office:value-type="float" office:value="-0.000052798" calcext:value-type="float">
            <text:p>-0.000052798</text:p>
          </table:table-cell>
          <table:table-cell office:value-type="float" office:value="1414" calcext:value-type="float">
            <text:p>1414</text:p>
          </table:table-cell>
          <table:table-cell table:formula="of:=[.B1141]-180" office:value-type="float" office:value="-0.962707519499986" calcext:value-type="float">
            <text:p>-0.9627075195</text:p>
          </table:table-cell>
          <table:table-cell table:formula="of:=[.D1141]*100" office:value-type="float" office:value="0.10237865" calcext:value-type="float">
            <text:p>0.10237865</text:p>
          </table:table-cell>
          <table:table-cell table:formula="of:=[.E1141]*100" office:value-type="float" office:value="0.47621" calcext:value-type="float">
            <text:p>0.47621</text:p>
          </table:table-cell>
          <table:table-cell table:formula="of:=[.F1141]*100" office:value-type="float" office:value="0.867223" calcext:value-type="float">
            <text:p>0.867223</text:p>
          </table:table-cell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179.03565979" calcext:value-type="float">
            <text:p>179.03565979</text:p>
          </table:table-cell>
          <table:table-cell office:value-type="float" office:value="-0.1730346424" calcext:value-type="float">
            <text:p>-0.173034642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6833" calcext:value-type="float">
            <text:p>0.00466833</text:p>
          </table:table-cell>
          <table:table-cell office:value-type="float" office:value="0.00894319" calcext:value-type="float">
            <text:p>0.00894319</text:p>
          </table:table-cell>
          <table:table-cell office:value-type="float" office:value="-0.000003342" calcext:value-type="float">
            <text:p>-0.000003342</text:p>
          </table:table-cell>
          <table:table-cell office:value-type="float" office:value="1415" calcext:value-type="float">
            <text:p>1415</text:p>
          </table:table-cell>
          <table:table-cell table:formula="of:=[.B1142]-180" office:value-type="float" office:value="-0.964340209999989" calcext:value-type="float">
            <text:p>-0.96434021</text:p>
          </table:table-cell>
          <table:table-cell table:formula="of:=[.D1142]*100" office:value-type="float" office:value="0.10237865" calcext:value-type="float">
            <text:p>0.10237865</text:p>
          </table:table-cell>
          <table:table-cell table:formula="of:=[.E1142]*100" office:value-type="float" office:value="0.466833" calcext:value-type="float">
            <text:p>0.466833</text:p>
          </table:table-cell>
          <table:table-cell table:formula="of:=[.F1142]*100" office:value-type="float" office:value="0.894319" calcext:value-type="float">
            <text:p>0.894319</text:p>
          </table:table-cell>
        </table:table-row>
        <table:table-row table:style-name="ro1">
          <table:table-cell office:value-type="float" office:value="70.88" calcext:value-type="float">
            <text:p>70.88</text:p>
          </table:table-cell>
          <table:table-cell office:value-type="float" office:value="179.0343170166" calcext:value-type="float">
            <text:p>179.0343170166</text:p>
          </table:table-cell>
          <table:table-cell office:value-type="float" office:value="-0.1791679254" calcext:value-type="float">
            <text:p>-0.17916792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4672" calcext:value-type="float">
            <text:p>0.00464672</text:p>
          </table:table-cell>
          <table:table-cell office:value-type="float" office:value="0.00894319" calcext:value-type="float">
            <text:p>0.00894319</text:p>
          </table:table-cell>
          <table:table-cell office:value-type="float" office:value="-0.0000282504" calcext:value-type="float">
            <text:p>-2.82504E-05</text:p>
          </table:table-cell>
          <table:table-cell office:value-type="float" office:value="1416" calcext:value-type="float">
            <text:p>1416</text:p>
          </table:table-cell>
          <table:table-cell table:formula="of:=[.B1143]-180" office:value-type="float" office:value="-0.965682983400001" calcext:value-type="float">
            <text:p>-0.9656829834</text:p>
          </table:table-cell>
          <table:table-cell table:formula="of:=[.D1143]*100" office:value-type="float" office:value="0.10237865" calcext:value-type="float">
            <text:p>0.10237865</text:p>
          </table:table-cell>
          <table:table-cell table:formula="of:=[.E1143]*100" office:value-type="float" office:value="0.464672" calcext:value-type="float">
            <text:p>0.464672</text:p>
          </table:table-cell>
          <table:table-cell table:formula="of:=[.F1143]*100" office:value-type="float" office:value="0.894319" calcext:value-type="float">
            <text:p>0.894319</text:p>
          </table:table-cell>
        </table:table-row>
        <table:table-row table:style-name="ro1">
          <table:table-cell office:value-type="float" office:value="70.93" calcext:value-type="float">
            <text:p>70.93</text:p>
          </table:table-cell>
          <table:table-cell office:value-type="float" office:value="179.039276123" calcext:value-type="float">
            <text:p>179.039276123</text:p>
          </table:table-cell>
          <table:table-cell office:value-type="float" office:value="-0.1527439532" calcext:value-type="float">
            <text:p>-0.152743953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562" calcext:value-type="float">
            <text:p>0.0044562</text:p>
          </table:table-cell>
          <table:table-cell office:value-type="float" office:value="0.00910144" calcext:value-type="float">
            <text:p>0.00910144</text:p>
          </table:table-cell>
          <table:table-cell office:value-type="float" office:value="0.0000572307" calcext:value-type="float">
            <text:p>5.72307E-05</text:p>
          </table:table-cell>
          <table:table-cell office:value-type="float" office:value="1417" calcext:value-type="float">
            <text:p>1417</text:p>
          </table:table-cell>
          <table:table-cell table:formula="of:=[.B1144]-180" office:value-type="float" office:value="-0.960723876999992" calcext:value-type="float">
            <text:p>-0.960723877</text:p>
          </table:table-cell>
          <table:table-cell table:formula="of:=[.D1144]*100" office:value-type="float" office:value="0.10237865" calcext:value-type="float">
            <text:p>0.10237865</text:p>
          </table:table-cell>
          <table:table-cell table:formula="of:=[.E1144]*100" office:value-type="float" office:value="0.44562" calcext:value-type="float">
            <text:p>0.44562</text:p>
          </table:table-cell>
          <table:table-cell table:formula="of:=[.F1144]*100" office:value-type="float" office:value="0.910144" calcext:value-type="float">
            <text:p>0.910144</text:p>
          </table:table-cell>
        </table:table-row>
        <table:table-row table:style-name="ro1">
          <table:table-cell office:value-type="float" office:value="70.98" calcext:value-type="float">
            <text:p>70.98</text:p>
          </table:table-cell>
          <table:table-cell office:value-type="float" office:value="179.0406951904" calcext:value-type="float">
            <text:p>179.0406951904</text:p>
          </table:table-cell>
          <table:table-cell office:value-type="float" office:value="-0.2003335453" calcext:value-type="float">
            <text:p>-0.20033354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4644" calcext:value-type="float">
            <text:p>0.00464644</text:p>
          </table:table-cell>
          <table:table-cell office:value-type="float" office:value="0.00910144" calcext:value-type="float">
            <text:p>0.00910144</text:p>
          </table:table-cell>
          <table:table-cell office:value-type="float" office:value="0.000053645" calcext:value-type="float">
            <text:p>0.000053645</text:p>
          </table:table-cell>
          <table:table-cell office:value-type="float" office:value="1418" calcext:value-type="float">
            <text:p>1418</text:p>
          </table:table-cell>
          <table:table-cell table:formula="of:=[.B1145]-180" office:value-type="float" office:value="-0.959304809600013" calcext:value-type="float">
            <text:p>-0.9593048096</text:p>
          </table:table-cell>
          <table:table-cell table:formula="of:=[.D1145]*100" office:value-type="float" office:value="0.10237865" calcext:value-type="float">
            <text:p>0.10237865</text:p>
          </table:table-cell>
          <table:table-cell table:formula="of:=[.E1145]*100" office:value-type="float" office:value="0.464644" calcext:value-type="float">
            <text:p>0.464644</text:p>
          </table:table-cell>
          <table:table-cell table:formula="of:=[.F1145]*100" office:value-type="float" office:value="0.910144" calcext:value-type="float">
            <text:p>0.910144</text:p>
          </table:table-cell>
        </table:table-row>
        <table:table-row table:style-name="ro1">
          <table:table-cell office:value-type="float" office:value="71.03" calcext:value-type="float">
            <text:p>71.03</text:p>
          </table:table-cell>
          <table:table-cell office:value-type="float" office:value="179.0354614258" calcext:value-type="float">
            <text:p>179.0354614258</text:p>
          </table:table-cell>
          <table:table-cell office:value-type="float" office:value="-0.1764859776" calcext:value-type="float">
            <text:p>-0.17648597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1426" calcext:value-type="float">
            <text:p>0.00461426</text:p>
          </table:table-cell>
          <table:table-cell office:value-type="float" office:value="0.00910144" calcext:value-type="float">
            <text:p>0.00910144</text:p>
          </table:table-cell>
          <table:table-cell office:value-type="float" office:value="0.0000152317" calcext:value-type="float">
            <text:p>1.52317E-05</text:p>
          </table:table-cell>
          <table:table-cell office:value-type="float" office:value="1419" calcext:value-type="float">
            <text:p>1419</text:p>
          </table:table-cell>
          <table:table-cell table:formula="of:=[.B1146]-180" office:value-type="float" office:value="-0.964538574199992" calcext:value-type="float">
            <text:p>-0.9645385742</text:p>
          </table:table-cell>
          <table:table-cell table:formula="of:=[.D1146]*100" office:value-type="float" office:value="0.10237865" calcext:value-type="float">
            <text:p>0.10237865</text:p>
          </table:table-cell>
          <table:table-cell table:formula="of:=[.E1146]*100" office:value-type="float" office:value="0.461426" calcext:value-type="float">
            <text:p>0.461426</text:p>
          </table:table-cell>
          <table:table-cell table:formula="of:=[.F1146]*100" office:value-type="float" office:value="0.910144" calcext:value-type="float">
            <text:p>0.910144</text:p>
          </table:table-cell>
        </table:table-row>
        <table:table-row table:style-name="ro1">
          <table:table-cell office:value-type="float" office:value="71.08" calcext:value-type="float">
            <text:p>71.08</text:p>
          </table:table-cell>
          <table:table-cell office:value-type="float" office:value="179.0274505615" calcext:value-type="float">
            <text:p>179.0274505615</text:p>
          </table:table-cell>
          <table:table-cell office:value-type="float" office:value="-0.2139111568" calcext:value-type="float">
            <text:p>-0.213911156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4227" calcext:value-type="float">
            <text:p>0.00484227</text:p>
          </table:table-cell>
          <table:table-cell office:value-type="float" office:value="0.00913748" calcext:value-type="float">
            <text:p>0.00913748</text:p>
          </table:table-cell>
          <table:table-cell office:value-type="float" office:value="-0.0000103317" calcext:value-type="float">
            <text:p>-1.03317E-05</text:p>
          </table:table-cell>
          <table:table-cell office:value-type="float" office:value="1420" calcext:value-type="float">
            <text:p>1420</text:p>
          </table:table-cell>
          <table:table-cell table:formula="of:=[.B1147]-180" office:value-type="float" office:value="-0.97254943850001" calcext:value-type="float">
            <text:p>-0.9725494385</text:p>
          </table:table-cell>
          <table:table-cell table:formula="of:=[.D1147]*100" office:value-type="float" office:value="0.10237865" calcext:value-type="float">
            <text:p>0.10237865</text:p>
          </table:table-cell>
          <table:table-cell table:formula="of:=[.E1147]*100" office:value-type="float" office:value="0.484227" calcext:value-type="float">
            <text:p>0.484227</text:p>
          </table:table-cell>
          <table:table-cell table:formula="of:=[.F1147]*100" office:value-type="float" office:value="0.913748" calcext:value-type="float">
            <text:p>0.913748</text:p>
          </table:table-cell>
        </table:table-row>
        <table:table-row table:style-name="ro1">
          <table:table-cell office:value-type="float" office:value="71.13" calcext:value-type="float">
            <text:p>71.13</text:p>
          </table:table-cell>
          <table:table-cell office:value-type="float" office:value="179.0448150635" calcext:value-type="float">
            <text:p>179.0448150635</text:p>
          </table:table-cell>
          <table:table-cell office:value-type="float" office:value="-0.2062740122" calcext:value-type="float">
            <text:p>-0.20627401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4332" calcext:value-type="float">
            <text:p>0.00494332</text:p>
          </table:table-cell>
          <table:table-cell office:value-type="float" office:value="0.00913748" calcext:value-type="float">
            <text:p>0.00913748</text:p>
          </table:table-cell>
          <table:table-cell office:value-type="float" office:value="0.0000375904" calcext:value-type="float">
            <text:p>3.75904E-05</text:p>
          </table:table-cell>
          <table:table-cell office:value-type="float" office:value="1421" calcext:value-type="float">
            <text:p>1421</text:p>
          </table:table-cell>
          <table:table-cell table:formula="of:=[.B1148]-180" office:value-type="float" office:value="-0.95518493649999" calcext:value-type="float">
            <text:p>-0.9551849365</text:p>
          </table:table-cell>
          <table:table-cell table:formula="of:=[.D1148]*100" office:value-type="float" office:value="0.10237865" calcext:value-type="float">
            <text:p>0.10237865</text:p>
          </table:table-cell>
          <table:table-cell table:formula="of:=[.E1148]*100" office:value-type="float" office:value="0.494332" calcext:value-type="float">
            <text:p>0.494332</text:p>
          </table:table-cell>
          <table:table-cell table:formula="of:=[.F1148]*100" office:value-type="float" office:value="0.913748" calcext:value-type="float">
            <text:p>0.913748</text:p>
          </table:table-cell>
        </table:table-row>
        <table:table-row table:style-name="ro1">
          <table:table-cell office:value-type="float" office:value="71.18" calcext:value-type="float">
            <text:p>71.18</text:p>
          </table:table-cell>
          <table:table-cell office:value-type="float" office:value="179.0550384521" calcext:value-type="float">
            <text:p>179.0550384521</text:p>
          </table:table-cell>
          <table:table-cell office:value-type="float" office:value="-0.1742167112" calcext:value-type="float">
            <text:p>-0.174216711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9697" calcext:value-type="float">
            <text:p>0.00479697</text:p>
          </table:table-cell>
          <table:table-cell office:value-type="float" office:value="0.00905342" calcext:value-type="float">
            <text:p>0.00905342</text:p>
          </table:table-cell>
          <table:table-cell office:value-type="float" office:value="-0.0000211252" calcext:value-type="float">
            <text:p>-2.11252E-05</text:p>
          </table:table-cell>
          <table:table-cell office:value-type="float" office:value="1422" calcext:value-type="float">
            <text:p>1422</text:p>
          </table:table-cell>
          <table:table-cell table:formula="of:=[.B1149]-180" office:value-type="float" office:value="-0.944961547899993" calcext:value-type="float">
            <text:p>-0.9449615479</text:p>
          </table:table-cell>
          <table:table-cell table:formula="of:=[.D1149]*100" office:value-type="float" office:value="0.10237865" calcext:value-type="float">
            <text:p>0.10237865</text:p>
          </table:table-cell>
          <table:table-cell table:formula="of:=[.E1149]*100" office:value-type="float" office:value="0.479697" calcext:value-type="float">
            <text:p>0.479697</text:p>
          </table:table-cell>
          <table:table-cell table:formula="of:=[.F1149]*100" office:value-type="float" office:value="0.905342" calcext:value-type="float">
            <text:p>0.905342</text:p>
          </table:table-cell>
        </table:table-row>
        <table:table-row table:style-name="ro1">
          <table:table-cell office:value-type="float" office:value="71.23" calcext:value-type="float">
            <text:p>71.23</text:p>
          </table:table-cell>
          <table:table-cell office:value-type="float" office:value="179.0492401123" calcext:value-type="float">
            <text:p>179.0492401123</text:p>
          </table:table-cell>
          <table:table-cell office:value-type="float" office:value="-0.1972229364" calcext:value-type="float">
            <text:p>-0.19722293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5279" calcext:value-type="float">
            <text:p>0.00485279</text:p>
          </table:table-cell>
          <table:table-cell office:value-type="float" office:value="0.00905126" calcext:value-type="float">
            <text:p>0.00905126</text:p>
          </table:table-cell>
          <table:table-cell office:value-type="float" office:value="0.0000748615" calcext:value-type="float">
            <text:p>7.48615E-05</text:p>
          </table:table-cell>
          <table:table-cell office:value-type="float" office:value="1423" calcext:value-type="float">
            <text:p>1423</text:p>
          </table:table-cell>
          <table:table-cell table:formula="of:=[.B1150]-180" office:value-type="float" office:value="-0.950759887700002" calcext:value-type="float">
            <text:p>-0.9507598877</text:p>
          </table:table-cell>
          <table:table-cell table:formula="of:=[.D1150]*100" office:value-type="float" office:value="0.10237865" calcext:value-type="float">
            <text:p>0.10237865</text:p>
          </table:table-cell>
          <table:table-cell table:formula="of:=[.E1150]*100" office:value-type="float" office:value="0.485279" calcext:value-type="float">
            <text:p>0.485279</text:p>
          </table:table-cell>
          <table:table-cell table:formula="of:=[.F1150]*100" office:value-type="float" office:value="0.905126" calcext:value-type="float">
            <text:p>0.905126</text:p>
          </table:table-cell>
        </table:table-row>
        <table:table-row table:style-name="ro1">
          <table:table-cell office:value-type="float" office:value="71.28" calcext:value-type="float">
            <text:p>71.28</text:p>
          </table:table-cell>
          <table:table-cell office:value-type="float" office:value="179.0498504639" calcext:value-type="float">
            <text:p>179.0498504639</text:p>
          </table:table-cell>
          <table:table-cell office:value-type="float" office:value="-0.1732365795" calcext:value-type="float">
            <text:p>-0.17323657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3011" calcext:value-type="float">
            <text:p>0.00473011</text:p>
          </table:table-cell>
          <table:table-cell office:value-type="float" office:value="0.00905126" calcext:value-type="float">
            <text:p>0.00905126</text:p>
          </table:table-cell>
          <table:table-cell office:value-type="float" office:value="-0.0000664879" calcext:value-type="float">
            <text:p>-6.64879E-05</text:p>
          </table:table-cell>
          <table:table-cell office:value-type="float" office:value="1424" calcext:value-type="float">
            <text:p>1424</text:p>
          </table:table-cell>
          <table:table-cell table:formula="of:=[.B1151]-180" office:value-type="float" office:value="-0.950149536100014" calcext:value-type="float">
            <text:p>-0.9501495361</text:p>
          </table:table-cell>
          <table:table-cell table:formula="of:=[.D1151]*100" office:value-type="float" office:value="0.10237865" calcext:value-type="float">
            <text:p>0.10237865</text:p>
          </table:table-cell>
          <table:table-cell table:formula="of:=[.E1151]*100" office:value-type="float" office:value="0.473011" calcext:value-type="float">
            <text:p>0.473011</text:p>
          </table:table-cell>
          <table:table-cell table:formula="of:=[.F1151]*100" office:value-type="float" office:value="0.905126" calcext:value-type="float">
            <text:p>0.905126</text:p>
          </table:table-cell>
        </table:table-row>
        <table:table-row table:style-name="ro1">
          <table:table-cell office:value-type="float" office:value="71.33" calcext:value-type="float">
            <text:p>71.33</text:p>
          </table:table-cell>
          <table:table-cell office:value-type="float" office:value="179.0605163574" calcext:value-type="float">
            <text:p>179.0605163574</text:p>
          </table:table-cell>
          <table:table-cell office:value-type="float" office:value="-0.1756760483" calcext:value-type="float">
            <text:p>-0.17567604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6462" calcext:value-type="float">
            <text:p>0.00466462</text:p>
          </table:table-cell>
          <table:table-cell office:value-type="float" office:value="0.00887456" calcext:value-type="float">
            <text:p>0.00887456</text:p>
          </table:table-cell>
          <table:table-cell office:value-type="float" office:value="0.0000223673" calcext:value-type="float">
            <text:p>2.23673E-05</text:p>
          </table:table-cell>
          <table:table-cell office:value-type="float" office:value="1425" calcext:value-type="float">
            <text:p>1425</text:p>
          </table:table-cell>
          <table:table-cell table:formula="of:=[.B1152]-180" office:value-type="float" office:value="-0.93948364260001" calcext:value-type="float">
            <text:p>-0.9394836426</text:p>
          </table:table-cell>
          <table:table-cell table:formula="of:=[.D1152]*100" office:value-type="float" office:value="0.10237865" calcext:value-type="float">
            <text:p>0.10237865</text:p>
          </table:table-cell>
          <table:table-cell table:formula="of:=[.E1152]*100" office:value-type="float" office:value="0.466462" calcext:value-type="float">
            <text:p>0.466462</text:p>
          </table:table-cell>
          <table:table-cell table:formula="of:=[.F1152]*100" office:value-type="float" office:value="0.887456" calcext:value-type="float">
            <text:p>0.887456</text:p>
          </table:table-cell>
        </table:table-row>
        <table:table-row table:style-name="ro1">
          <table:table-cell office:value-type="float" office:value="71.38" calcext:value-type="float">
            <text:p>71.38</text:p>
          </table:table-cell>
          <table:table-cell office:value-type="float" office:value="179.0533752441" calcext:value-type="float">
            <text:p>179.0533752441</text:p>
          </table:table-cell>
          <table:table-cell office:value-type="float" office:value="-0.1554590159" calcext:value-type="float">
            <text:p>-0.155459015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8622" calcext:value-type="float">
            <text:p>0.00448622</text:p>
          </table:table-cell>
          <table:table-cell office:value-type="float" office:value="0.00887456" calcext:value-type="float">
            <text:p>0.00887456</text:p>
          </table:table-cell>
          <table:table-cell office:value-type="float" office:value="-0.0000907759" calcext:value-type="float">
            <text:p>-9.07759E-05</text:p>
          </table:table-cell>
          <table:table-cell office:value-type="float" office:value="1426" calcext:value-type="float">
            <text:p>1426</text:p>
          </table:table-cell>
          <table:table-cell table:formula="of:=[.B1153]-180" office:value-type="float" office:value="-0.94662475589999" calcext:value-type="float">
            <text:p>-0.9466247559</text:p>
          </table:table-cell>
          <table:table-cell table:formula="of:=[.D1153]*100" office:value-type="float" office:value="0.10237865" calcext:value-type="float">
            <text:p>0.10237865</text:p>
          </table:table-cell>
          <table:table-cell table:formula="of:=[.E1153]*100" office:value-type="float" office:value="0.448622" calcext:value-type="float">
            <text:p>0.448622</text:p>
          </table:table-cell>
          <table:table-cell table:formula="of:=[.F1153]*100" office:value-type="float" office:value="0.887456" calcext:value-type="float">
            <text:p>0.887456</text:p>
          </table:table-cell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79.0503845215" calcext:value-type="float">
            <text:p>179.0503845215</text:p>
          </table:table-cell>
          <table:table-cell office:value-type="float" office:value="-0.2092427717" calcext:value-type="float">
            <text:p>-0.209242771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2583" calcext:value-type="float">
            <text:p>0.00472583</text:p>
          </table:table-cell>
          <table:table-cell office:value-type="float" office:value="0.00870861" calcext:value-type="float">
            <text:p>0.00870861</text:p>
          </table:table-cell>
          <table:table-cell office:value-type="float" office:value="0.0000191495" calcext:value-type="float">
            <text:p>1.91495E-05</text:p>
          </table:table-cell>
          <table:table-cell office:value-type="float" office:value="1427" calcext:value-type="float">
            <text:p>1427</text:p>
          </table:table-cell>
          <table:table-cell table:formula="of:=[.B1154]-180" office:value-type="float" office:value="-0.949615478499993" calcext:value-type="float">
            <text:p>-0.9496154785</text:p>
          </table:table-cell>
          <table:table-cell table:formula="of:=[.D1154]*100" office:value-type="float" office:value="0.10237865" calcext:value-type="float">
            <text:p>0.10237865</text:p>
          </table:table-cell>
          <table:table-cell table:formula="of:=[.E1154]*100" office:value-type="float" office:value="0.472583" calcext:value-type="float">
            <text:p>0.472583</text:p>
          </table:table-cell>
          <table:table-cell table:formula="of:=[.F1154]*100" office:value-type="float" office:value="0.870861" calcext:value-type="float">
            <text:p>0.870861</text:p>
          </table:table-cell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179.0616455078" calcext:value-type="float">
            <text:p>179.0616455078</text:p>
          </table:table-cell>
          <table:table-cell office:value-type="float" office:value="-0.1835479595" calcext:value-type="float">
            <text:p>-0.18354795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1424" calcext:value-type="float">
            <text:p>0.00471424</text:p>
          </table:table-cell>
          <table:table-cell office:value-type="float" office:value="0.00863296" calcext:value-type="float">
            <text:p>0.00863296</text:p>
          </table:table-cell>
          <table:table-cell office:value-type="float" office:value="0.000018688" calcext:value-type="float">
            <text:p>0.000018688</text:p>
          </table:table-cell>
          <table:table-cell office:value-type="float" office:value="1428" calcext:value-type="float">
            <text:p>1428</text:p>
          </table:table-cell>
          <table:table-cell table:formula="of:=[.B1155]-180" office:value-type="float" office:value="-0.938354492200006" calcext:value-type="float">
            <text:p>-0.9383544922</text:p>
          </table:table-cell>
          <table:table-cell table:formula="of:=[.D1155]*100" office:value-type="float" office:value="0.10237865" calcext:value-type="float">
            <text:p>0.10237865</text:p>
          </table:table-cell>
          <table:table-cell table:formula="of:=[.E1155]*100" office:value-type="float" office:value="0.471424" calcext:value-type="float">
            <text:p>0.471424</text:p>
          </table:table-cell>
          <table:table-cell table:formula="of:=[.F1155]*100" office:value-type="float" office:value="0.863296" calcext:value-type="float">
            <text:p>0.863296</text:p>
          </table:table-cell>
        </table:table-row>
        <table:table-row table:style-name="ro1">
          <table:table-cell office:value-type="float" office:value="71.53" calcext:value-type="float">
            <text:p>71.53</text:p>
          </table:table-cell>
          <table:table-cell office:value-type="float" office:value="179.0437011719" calcext:value-type="float">
            <text:p>179.0437011719</text:p>
          </table:table-cell>
          <table:table-cell office:value-type="float" office:value="-0.2039391995" calcext:value-type="float">
            <text:p>-0.203939199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4243" calcext:value-type="float">
            <text:p>0.00484243</text:p>
          </table:table-cell>
          <table:table-cell office:value-type="float" office:value="0.00863296" calcext:value-type="float">
            <text:p>0.00863296</text:p>
          </table:table-cell>
          <table:table-cell office:value-type="float" office:value="-0.0000488271" calcext:value-type="float">
            <text:p>-4.88271E-05</text:p>
          </table:table-cell>
          <table:table-cell office:value-type="float" office:value="1429" calcext:value-type="float">
            <text:p>1429</text:p>
          </table:table-cell>
          <table:table-cell table:formula="of:=[.B1156]-180" office:value-type="float" office:value="-0.956298828099989" calcext:value-type="float">
            <text:p>-0.9562988281</text:p>
          </table:table-cell>
          <table:table-cell table:formula="of:=[.D1156]*100" office:value-type="float" office:value="0.10237865" calcext:value-type="float">
            <text:p>0.10237865</text:p>
          </table:table-cell>
          <table:table-cell table:formula="of:=[.E1156]*100" office:value-type="float" office:value="0.484243" calcext:value-type="float">
            <text:p>0.484243</text:p>
          </table:table-cell>
          <table:table-cell table:formula="of:=[.F1156]*100" office:value-type="float" office:value="0.863296" calcext:value-type="float">
            <text:p>0.863296</text:p>
          </table:table-cell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79.0366821289" calcext:value-type="float">
            <text:p>179.0366821289</text:p>
          </table:table-cell>
          <table:table-cell office:value-type="float" office:value="-0.1660330025" calcext:value-type="float">
            <text:p>-0.166033002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7519" calcext:value-type="float">
            <text:p>0.00467519</text:p>
          </table:table-cell>
          <table:table-cell office:value-type="float" office:value="0.00845924" calcext:value-type="float">
            <text:p>0.00845924</text:p>
          </table:table-cell>
          <table:table-cell office:value-type="float" office:value="-0.0000790551" calcext:value-type="float">
            <text:p>-7.90551E-05</text:p>
          </table:table-cell>
          <table:table-cell office:value-type="float" office:value="1430" calcext:value-type="float">
            <text:p>1430</text:p>
          </table:table-cell>
          <table:table-cell table:formula="of:=[.B1157]-180" office:value-type="float" office:value="-0.963317871100003" calcext:value-type="float">
            <text:p>-0.9633178711</text:p>
          </table:table-cell>
          <table:table-cell table:formula="of:=[.D1157]*100" office:value-type="float" office:value="0.10237865" calcext:value-type="float">
            <text:p>0.10237865</text:p>
          </table:table-cell>
          <table:table-cell table:formula="of:=[.E1157]*100" office:value-type="float" office:value="0.467519" calcext:value-type="float">
            <text:p>0.467519</text:p>
          </table:table-cell>
          <table:table-cell table:formula="of:=[.F1157]*100" office:value-type="float" office:value="0.845924" calcext:value-type="float">
            <text:p>0.845924</text:p>
          </table:table-cell>
        </table:table-row>
        <table:table-row table:style-name="ro1">
          <table:table-cell office:value-type="float" office:value="71.63" calcext:value-type="float">
            <text:p>71.63</text:p>
          </table:table-cell>
          <table:table-cell office:value-type="float" office:value="179.0364685059" calcext:value-type="float">
            <text:p>179.0364685059</text:p>
          </table:table-cell>
          <table:table-cell office:value-type="float" office:value="-0.1728456751" calcext:value-type="float">
            <text:p>-0.17284567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0915" calcext:value-type="float">
            <text:p>0.00460915</text:p>
          </table:table-cell>
          <table:table-cell office:value-type="float" office:value="0.0083641" calcext:value-type="float">
            <text:p>0.0083641</text:p>
          </table:table-cell>
          <table:table-cell office:value-type="float" office:value="-0.0000509717" calcext:value-type="float">
            <text:p>-5.09717E-05</text:p>
          </table:table-cell>
          <table:table-cell office:value-type="float" office:value="1431" calcext:value-type="float">
            <text:p>1431</text:p>
          </table:table-cell>
          <table:table-cell table:formula="of:=[.B1158]-180" office:value-type="float" office:value="-0.96353149410001" calcext:value-type="float">
            <text:p>-0.9635314941</text:p>
          </table:table-cell>
          <table:table-cell table:formula="of:=[.D1158]*100" office:value-type="float" office:value="0.10237865" calcext:value-type="float">
            <text:p>0.10237865</text:p>
          </table:table-cell>
          <table:table-cell table:formula="of:=[.E1158]*100" office:value-type="float" office:value="0.460915" calcext:value-type="float">
            <text:p>0.460915</text:p>
          </table:table-cell>
          <table:table-cell table:formula="of:=[.F1158]*100" office:value-type="float" office:value="0.83641" calcext:value-type="float">
            <text:p>0.83641</text:p>
          </table:table-cell>
        </table:table-row>
        <table:table-row table:style-name="ro1">
          <table:table-cell office:value-type="float" office:value="71.68" calcext:value-type="float">
            <text:p>71.68</text:p>
          </table:table-cell>
          <table:table-cell office:value-type="float" office:value="179.0396881104" calcext:value-type="float">
            <text:p>179.0396881104</text:p>
          </table:table-cell>
          <table:table-cell office:value-type="float" office:value="-0.1743332631" calcext:value-type="float">
            <text:p>-0.174333263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7506" calcext:value-type="float">
            <text:p>0.00457506</text:p>
          </table:table-cell>
          <table:table-cell office:value-type="float" office:value="0.0082113" calcext:value-type="float">
            <text:p>0.0082113</text:p>
          </table:table-cell>
          <table:table-cell office:value-type="float" office:value="0.0000078613" calcext:value-type="float">
            <text:p>7.8613E-06</text:p>
          </table:table-cell>
          <table:table-cell office:value-type="float" office:value="1432" calcext:value-type="float">
            <text:p>1432</text:p>
          </table:table-cell>
          <table:table-cell table:formula="of:=[.B1159]-180" office:value-type="float" office:value="-0.960311889600007" calcext:value-type="float">
            <text:p>-0.9603118896</text:p>
          </table:table-cell>
          <table:table-cell table:formula="of:=[.D1159]*100" office:value-type="float" office:value="0.10237865" calcext:value-type="float">
            <text:p>0.10237865</text:p>
          </table:table-cell>
          <table:table-cell table:formula="of:=[.E1159]*100" office:value-type="float" office:value="0.457506" calcext:value-type="float">
            <text:p>0.457506</text:p>
          </table:table-cell>
          <table:table-cell table:formula="of:=[.F1159]*100" office:value-type="float" office:value="0.82113" calcext:value-type="float">
            <text:p>0.82113</text:p>
          </table:table-cell>
        </table:table-row>
        <table:table-row table:style-name="ro1">
          <table:table-cell office:value-type="float" office:value="71.73" calcext:value-type="float">
            <text:p>71.73</text:p>
          </table:table-cell>
          <table:table-cell office:value-type="float" office:value="179.0392913818" calcext:value-type="float">
            <text:p>179.0392913818</text:p>
          </table:table-cell>
          <table:table-cell office:value-type="float" office:value="-0.1984746176" calcext:value-type="float">
            <text:p>-0.198474617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1326" calcext:value-type="float">
            <text:p>0.00471326</text:p>
          </table:table-cell>
          <table:table-cell office:value-type="float" office:value="0.00811268" calcext:value-type="float">
            <text:p>0.00811268</text:p>
          </table:table-cell>
          <table:table-cell office:value-type="float" office:value="-0.000047233" calcext:value-type="float">
            <text:p>-0.000047233</text:p>
          </table:table-cell>
          <table:table-cell office:value-type="float" office:value="1433" calcext:value-type="float">
            <text:p>1433</text:p>
          </table:table-cell>
          <table:table-cell table:formula="of:=[.B1160]-180" office:value-type="float" office:value="-0.960708618199988" calcext:value-type="float">
            <text:p>-0.9607086182</text:p>
          </table:table-cell>
          <table:table-cell table:formula="of:=[.D1160]*100" office:value-type="float" office:value="0.10237865" calcext:value-type="float">
            <text:p>0.10237865</text:p>
          </table:table-cell>
          <table:table-cell table:formula="of:=[.E1160]*100" office:value-type="float" office:value="0.471326" calcext:value-type="float">
            <text:p>0.471326</text:p>
          </table:table-cell>
          <table:table-cell table:formula="of:=[.F1160]*100" office:value-type="float" office:value="0.811268" calcext:value-type="float">
            <text:p>0.811268</text:p>
          </table:table-cell>
        </table:table-row>
        <table:table-row table:style-name="ro1">
          <table:table-cell office:value-type="float" office:value="71.78" calcext:value-type="float">
            <text:p>71.78</text:p>
          </table:table-cell>
          <table:table-cell office:value-type="float" office:value="179.0540161133" calcext:value-type="float">
            <text:p>179.0540161133</text:p>
          </table:table-cell>
          <table:table-cell office:value-type="float" office:value="-0.1860322019" calcext:value-type="float">
            <text:p>-0.18603220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72242" calcext:value-type="float">
            <text:p>0.00472242</text:p>
          </table:table-cell>
          <table:table-cell office:value-type="float" office:value="0.00811268" calcext:value-type="float">
            <text:p>0.00811268</text:p>
          </table:table-cell>
          <table:table-cell office:value-type="float" office:value="-0.0000289233" calcext:value-type="float">
            <text:p>-2.89233E-05</text:p>
          </table:table-cell>
          <table:table-cell office:value-type="float" office:value="1434" calcext:value-type="float">
            <text:p>1434</text:p>
          </table:table-cell>
          <table:table-cell table:formula="of:=[.B1161]-180" office:value-type="float" office:value="-0.945983886699992" calcext:value-type="float">
            <text:p>-0.9459838867</text:p>
          </table:table-cell>
          <table:table-cell table:formula="of:=[.D1161]*100" office:value-type="float" office:value="0.10237865" calcext:value-type="float">
            <text:p>0.10237865</text:p>
          </table:table-cell>
          <table:table-cell table:formula="of:=[.E1161]*100" office:value-type="float" office:value="0.472242" calcext:value-type="float">
            <text:p>0.472242</text:p>
          </table:table-cell>
          <table:table-cell table:formula="of:=[.F1161]*100" office:value-type="float" office:value="0.811268" calcext:value-type="float">
            <text:p>0.811268</text:p>
          </table:table-cell>
        </table:table-row>
        <table:table-row table:style-name="ro1">
          <table:table-cell office:value-type="float" office:value="71.84" calcext:value-type="float">
            <text:p>71.84</text:p>
          </table:table-cell>
          <table:table-cell office:value-type="float" office:value="179.0681152344" calcext:value-type="float">
            <text:p>179.0681152344</text:p>
          </table:table-cell>
          <table:table-cell office:value-type="float" office:value="-0.2300127877" calcext:value-type="float">
            <text:p>-0.23001278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2168" calcext:value-type="float">
            <text:p>0.00502168</text:p>
          </table:table-cell>
          <table:table-cell office:value-type="float" office:value="0.00799919" calcext:value-type="float">
            <text:p>0.00799919</text:p>
          </table:table-cell>
          <table:table-cell office:value-type="float" office:value="0.0000942162" calcext:value-type="float">
            <text:p>9.42162E-05</text:p>
          </table:table-cell>
          <table:table-cell office:value-type="float" office:value="1435" calcext:value-type="float">
            <text:p>1435</text:p>
          </table:table-cell>
          <table:table-cell table:formula="of:=[.B1162]-180" office:value-type="float" office:value="-0.931884765599989" calcext:value-type="float">
            <text:p>-0.9318847656</text:p>
          </table:table-cell>
          <table:table-cell table:formula="of:=[.D1162]*100" office:value-type="float" office:value="0.10237865" calcext:value-type="float">
            <text:p>0.10237865</text:p>
          </table:table-cell>
          <table:table-cell table:formula="of:=[.E1162]*100" office:value-type="float" office:value="0.502168" calcext:value-type="float">
            <text:p>0.502168</text:p>
          </table:table-cell>
          <table:table-cell table:formula="of:=[.F1162]*100" office:value-type="float" office:value="0.799919" calcext:value-type="float">
            <text:p>0.799919</text:p>
          </table:table-cell>
        </table:table-row>
        <table:table-row table:style-name="ro1">
          <table:table-cell office:value-type="float" office:value="71.88" calcext:value-type="float">
            <text:p>71.88</text:p>
          </table:table-cell>
          <table:table-cell office:value-type="float" office:value="179.0633850098" calcext:value-type="float">
            <text:p>179.0633850098</text:p>
          </table:table-cell>
          <table:table-cell office:value-type="float" office:value="-0.2317823283" calcext:value-type="float">
            <text:p>-0.23178232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329" calcext:value-type="float">
            <text:p>0.0052329</text:p>
          </table:table-cell>
          <table:table-cell office:value-type="float" office:value="0.00791198" calcext:value-type="float">
            <text:p>0.00791198</text:p>
          </table:table-cell>
          <table:table-cell office:value-type="float" office:value="-0.000055071" calcext:value-type="float">
            <text:p>-0.000055071</text:p>
          </table:table-cell>
          <table:table-cell office:value-type="float" office:value="1436" calcext:value-type="float">
            <text:p>1436</text:p>
          </table:table-cell>
          <table:table-cell table:formula="of:=[.B1163]-180" office:value-type="float" office:value="-0.936614990200013" calcext:value-type="float">
            <text:p>-0.9366149902</text:p>
          </table:table-cell>
          <table:table-cell table:formula="of:=[.D1163]*100" office:value-type="float" office:value="0.10237865" calcext:value-type="float">
            <text:p>0.10237865</text:p>
          </table:table-cell>
          <table:table-cell table:formula="of:=[.E1163]*100" office:value-type="float" office:value="0.52329" calcext:value-type="float">
            <text:p>0.52329</text:p>
          </table:table-cell>
          <table:table-cell table:formula="of:=[.F1163]*100" office:value-type="float" office:value="0.791198" calcext:value-type="float">
            <text:p>0.791198</text:p>
          </table:table-cell>
        </table:table-row>
        <table:table-row table:style-name="ro1">
          <table:table-cell office:value-type="float" office:value="71.93" calcext:value-type="float">
            <text:p>71.93</text:p>
          </table:table-cell>
          <table:table-cell office:value-type="float" office:value="179.0623626709" calcext:value-type="float">
            <text:p>179.0623626709</text:p>
          </table:table-cell>
          <table:table-cell office:value-type="float" office:value="-0.2174071066" calcext:value-type="float">
            <text:p>-0.217407106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27783" calcext:value-type="float">
            <text:p>0.00527783</text:p>
          </table:table-cell>
          <table:table-cell office:value-type="float" office:value="0.00784773" calcext:value-type="float">
            <text:p>0.00784773</text:p>
          </table:table-cell>
          <table:table-cell office:value-type="float" office:value="0.0000143417" calcext:value-type="float">
            <text:p>1.43417E-05</text:p>
          </table:table-cell>
          <table:table-cell office:value-type="float" office:value="1437" calcext:value-type="float">
            <text:p>1437</text:p>
          </table:table-cell>
          <table:table-cell table:formula="of:=[.B1164]-180" office:value-type="float" office:value="-0.937637329099999" calcext:value-type="float">
            <text:p>-0.9376373291</text:p>
          </table:table-cell>
          <table:table-cell table:formula="of:=[.D1164]*100" office:value-type="float" office:value="0.10237865" calcext:value-type="float">
            <text:p>0.10237865</text:p>
          </table:table-cell>
          <table:table-cell table:formula="of:=[.E1164]*100" office:value-type="float" office:value="0.527783" calcext:value-type="float">
            <text:p>0.527783</text:p>
          </table:table-cell>
          <table:table-cell table:formula="of:=[.F1164]*100" office:value-type="float" office:value="0.784773" calcext:value-type="float">
            <text:p>0.784773</text:p>
          </table:table-cell>
        </table:table-row>
        <table:table-row table:style-name="ro1">
          <table:table-cell office:value-type="float" office:value="71.98" calcext:value-type="float">
            <text:p>71.98</text:p>
          </table:table-cell>
          <table:table-cell office:value-type="float" office:value="179.0796813965" calcext:value-type="float">
            <text:p>179.0796813965</text:p>
          </table:table-cell>
          <table:table-cell office:value-type="float" office:value="-0.1696767072" calcext:value-type="float">
            <text:p>-0.16967670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8962" calcext:value-type="float">
            <text:p>0.00498962</text:p>
          </table:table-cell>
          <table:table-cell office:value-type="float" office:value="0.00778296" calcext:value-type="float">
            <text:p>0.00778296</text:p>
          </table:table-cell>
          <table:table-cell office:value-type="float" office:value="-0.0000507471" calcext:value-type="float">
            <text:p>-5.07471E-05</text:p>
          </table:table-cell>
          <table:table-cell office:value-type="float" office:value="1438" calcext:value-type="float">
            <text:p>1438</text:p>
          </table:table-cell>
          <table:table-cell table:formula="of:=[.B1165]-180" office:value-type="float" office:value="-0.920318603499993" calcext:value-type="float">
            <text:p>-0.9203186035</text:p>
          </table:table-cell>
          <table:table-cell table:formula="of:=[.D1165]*100" office:value-type="float" office:value="0.10237865" calcext:value-type="float">
            <text:p>0.10237865</text:p>
          </table:table-cell>
          <table:table-cell table:formula="of:=[.E1165]*100" office:value-type="float" office:value="0.498962" calcext:value-type="float">
            <text:p>0.498962</text:p>
          </table:table-cell>
          <table:table-cell table:formula="of:=[.F1165]*100" office:value-type="float" office:value="0.778296" calcext:value-type="float">
            <text:p>0.778296</text:p>
          </table:table-cell>
        </table:table-row>
        <table:table-row table:style-name="ro1">
          <table:table-cell office:value-type="float" office:value="72.04" calcext:value-type="float">
            <text:p>72.04</text:p>
          </table:table-cell>
          <table:table-cell office:value-type="float" office:value="179.0821380615" calcext:value-type="float">
            <text:p>179.0821380615</text:p>
          </table:table-cell>
          <table:table-cell office:value-type="float" office:value="-0.1942023152" calcext:value-type="float">
            <text:p>-0.19420231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96104" calcext:value-type="float">
            <text:p>0.00496104</text:p>
          </table:table-cell>
          <table:table-cell office:value-type="float" office:value="0.00778296" calcext:value-type="float">
            <text:p>0.00778296</text:p>
          </table:table-cell>
          <table:table-cell office:value-type="float" office:value="-0.0000605272" calcext:value-type="float">
            <text:p>-6.05272E-05</text:p>
          </table:table-cell>
          <table:table-cell office:value-type="float" office:value="1439" calcext:value-type="float">
            <text:p>1439</text:p>
          </table:table-cell>
          <table:table-cell table:formula="of:=[.B1166]-180" office:value-type="float" office:value="-0.91786193850001" calcext:value-type="float">
            <text:p>-0.9178619385</text:p>
          </table:table-cell>
          <table:table-cell table:formula="of:=[.D1166]*100" office:value-type="float" office:value="0.10237865" calcext:value-type="float">
            <text:p>0.10237865</text:p>
          </table:table-cell>
          <table:table-cell table:formula="of:=[.E1166]*100" office:value-type="float" office:value="0.496104" calcext:value-type="float">
            <text:p>0.496104</text:p>
          </table:table-cell>
          <table:table-cell table:formula="of:=[.F1166]*100" office:value-type="float" office:value="0.778296" calcext:value-type="float">
            <text:p>0.778296</text:p>
          </table:table-cell>
        </table:table-row>
        <table:table-row table:style-name="ro1">
          <table:table-cell office:value-type="float" office:value="72.09" calcext:value-type="float">
            <text:p>72.09</text:p>
          </table:table-cell>
          <table:table-cell office:value-type="float" office:value="179.0891571045" calcext:value-type="float">
            <text:p>179.0891571045</text:p>
          </table:table-cell>
          <table:table-cell office:value-type="float" office:value="-0.2322673428" calcext:value-type="float">
            <text:p>-0.23226734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9572" calcext:value-type="float">
            <text:p>0.00519572</text:p>
          </table:table-cell>
          <table:table-cell office:value-type="float" office:value="0.00777593" calcext:value-type="float">
            <text:p>0.00777593</text:p>
          </table:table-cell>
          <table:table-cell office:value-type="float" office:value="0.0000530156" calcext:value-type="float">
            <text:p>5.30156E-05</text:p>
          </table:table-cell>
          <table:table-cell office:value-type="float" office:value="1440" calcext:value-type="float">
            <text:p>1440</text:p>
          </table:table-cell>
          <table:table-cell table:formula="of:=[.B1167]-180" office:value-type="float" office:value="-0.910842895499997" calcext:value-type="float">
            <text:p>-0.9108428955</text:p>
          </table:table-cell>
          <table:table-cell table:formula="of:=[.D1167]*100" office:value-type="float" office:value="0.10237865" calcext:value-type="float">
            <text:p>0.10237865</text:p>
          </table:table-cell>
          <table:table-cell table:formula="of:=[.E1167]*100" office:value-type="float" office:value="0.519572" calcext:value-type="float">
            <text:p>0.519572</text:p>
          </table:table-cell>
          <table:table-cell table:formula="of:=[.F1167]*100" office:value-type="float" office:value="0.777593" calcext:value-type="float">
            <text:p>0.777593</text:p>
          </table:table-cell>
        </table:table-row>
        <table:table-row table:style-name="ro1">
          <table:table-cell office:value-type="float" office:value="72.14" calcext:value-type="float">
            <text:p>72.14</text:p>
          </table:table-cell>
          <table:table-cell office:value-type="float" office:value="179.0854492188" calcext:value-type="float">
            <text:p>179.0854492188</text:p>
          </table:table-cell>
          <table:table-cell office:value-type="float" office:value="-0.2053013964" calcext:value-type="float">
            <text:p>-0.20530139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17237" calcext:value-type="float">
            <text:p>0.00517237</text:p>
          </table:table-cell>
          <table:table-cell office:value-type="float" office:value="0.00774096" calcext:value-type="float">
            <text:p>0.00774096</text:p>
          </table:table-cell>
          <table:table-cell office:value-type="float" office:value="0.0000013106" calcext:value-type="float">
            <text:p>1.3106E-06</text:p>
          </table:table-cell>
          <table:table-cell office:value-type="float" office:value="1441" calcext:value-type="float">
            <text:p>1441</text:p>
          </table:table-cell>
          <table:table-cell table:formula="of:=[.B1168]-180" office:value-type="float" office:value="-0.914550781200006" calcext:value-type="float">
            <text:p>-0.9145507812</text:p>
          </table:table-cell>
          <table:table-cell table:formula="of:=[.D1168]*100" office:value-type="float" office:value="0.10237865" calcext:value-type="float">
            <text:p>0.10237865</text:p>
          </table:table-cell>
          <table:table-cell table:formula="of:=[.E1168]*100" office:value-type="float" office:value="0.517237" calcext:value-type="float">
            <text:p>0.517237</text:p>
          </table:table-cell>
          <table:table-cell table:formula="of:=[.F1168]*100" office:value-type="float" office:value="0.774096" calcext:value-type="float">
            <text:p>0.774096</text:p>
          </table:table-cell>
        </table:table-row>
        <table:table-row table:style-name="ro1">
          <table:table-cell office:value-type="float" office:value="72.19" calcext:value-type="float">
            <text:p>72.19</text:p>
          </table:table-cell>
          <table:table-cell office:value-type="float" office:value="179.1004638672" calcext:value-type="float">
            <text:p>179.1004638672</text:p>
          </table:table-cell>
          <table:table-cell office:value-type="float" office:value="-0.1956146753" calcext:value-type="float">
            <text:p>-0.19561467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9223" calcext:value-type="float">
            <text:p>0.00509223</text:p>
          </table:table-cell>
          <table:table-cell office:value-type="float" office:value="0.00774096" calcext:value-type="float">
            <text:p>0.00774096</text:p>
          </table:table-cell>
          <table:table-cell office:value-type="float" office:value="-0.0000310011" calcext:value-type="float">
            <text:p>-3.10011E-05</text:p>
          </table:table-cell>
          <table:table-cell office:value-type="float" office:value="1442" calcext:value-type="float">
            <text:p>1442</text:p>
          </table:table-cell>
          <table:table-cell table:formula="of:=[.B1169]-180" office:value-type="float" office:value="-0.899536132799994" calcext:value-type="float">
            <text:p>-0.8995361328</text:p>
          </table:table-cell>
          <table:table-cell table:formula="of:=[.D1169]*100" office:value-type="float" office:value="0.10237865" calcext:value-type="float">
            <text:p>0.10237865</text:p>
          </table:table-cell>
          <table:table-cell table:formula="of:=[.E1169]*100" office:value-type="float" office:value="0.509223" calcext:value-type="float">
            <text:p>0.509223</text:p>
          </table:table-cell>
          <table:table-cell table:formula="of:=[.F1169]*100" office:value-type="float" office:value="0.774096" calcext:value-type="float">
            <text:p>0.774096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  <table:table-cell office:value-type="float" office:value="179.1067657471" calcext:value-type="float">
            <text:p>179.1067657471</text:p>
          </table:table-cell>
          <table:table-cell office:value-type="float" office:value="-0.1984832022" calcext:value-type="float">
            <text:p>-0.19848320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5796" calcext:value-type="float">
            <text:p>0.00505796</text:p>
          </table:table-cell>
          <table:table-cell office:value-type="float" office:value="0.00778105" calcext:value-type="float">
            <text:p>0.00778105</text:p>
          </table:table-cell>
          <table:table-cell office:value-type="float" office:value="-0.0000053713" calcext:value-type="float">
            <text:p>-5.3713E-06</text:p>
          </table:table-cell>
          <table:table-cell office:value-type="float" office:value="1443" calcext:value-type="float">
            <text:p>1443</text:p>
          </table:table-cell>
          <table:table-cell table:formula="of:=[.B1170]-180" office:value-type="float" office:value="-0.893234252899987" calcext:value-type="float">
            <text:p>-0.8932342529</text:p>
          </table:table-cell>
          <table:table-cell table:formula="of:=[.D1170]*100" office:value-type="float" office:value="0.10237865" calcext:value-type="float">
            <text:p>0.10237865</text:p>
          </table:table-cell>
          <table:table-cell table:formula="of:=[.E1170]*100" office:value-type="float" office:value="0.505796" calcext:value-type="float">
            <text:p>0.505796</text:p>
          </table:table-cell>
          <table:table-cell table:formula="of:=[.F1170]*100" office:value-type="float" office:value="0.778105" calcext:value-type="float">
            <text:p>0.778105</text:p>
          </table:table-cell>
        </table:table-row>
        <table:table-row table:style-name="ro1">
          <table:table-cell office:value-type="float" office:value="72.29" calcext:value-type="float">
            <text:p>72.29</text:p>
          </table:table-cell>
          <table:table-cell office:value-type="float" office:value="179.1029663086" calcext:value-type="float">
            <text:p>179.1029663086</text:p>
          </table:table-cell>
          <table:table-cell office:value-type="float" office:value="-0.2052253171" calcext:value-type="float">
            <text:p>-0.205225317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508005" calcext:value-type="float">
            <text:p>0.00508005</text:p>
          </table:table-cell>
          <table:table-cell office:value-type="float" office:value="0.00778105" calcext:value-type="float">
            <text:p>0.00778105</text:p>
          </table:table-cell>
          <table:table-cell office:value-type="float" office:value="-0.0000372721" calcext:value-type="float">
            <text:p>-3.72721E-05</text:p>
          </table:table-cell>
          <table:table-cell office:value-type="float" office:value="1444" calcext:value-type="float">
            <text:p>1444</text:p>
          </table:table-cell>
          <table:table-cell table:formula="of:=[.B1171]-180" office:value-type="float" office:value="-0.897033691399997" calcext:value-type="float">
            <text:p>-0.8970336914</text:p>
          </table:table-cell>
          <table:table-cell table:formula="of:=[.D1171]*100" office:value-type="float" office:value="0.10237865" calcext:value-type="float">
            <text:p>0.10237865</text:p>
          </table:table-cell>
          <table:table-cell table:formula="of:=[.E1171]*100" office:value-type="float" office:value="0.508005" calcext:value-type="float">
            <text:p>0.508005</text:p>
          </table:table-cell>
          <table:table-cell table:formula="of:=[.F1171]*100" office:value-type="float" office:value="0.778105" calcext:value-type="float">
            <text:p>0.778105</text:p>
          </table:table-cell>
        </table:table-row>
        <table:table-row table:style-name="ro1">
          <table:table-cell office:value-type="float" office:value="72.34" calcext:value-type="float">
            <text:p>72.34</text:p>
          </table:table-cell>
          <table:table-cell office:value-type="float" office:value="179.0869598389" calcext:value-type="float">
            <text:p>179.0869598389</text:p>
          </table:table-cell>
          <table:table-cell office:value-type="float" office:value="-0.1728040035" calcext:value-type="float">
            <text:p>-0.172804003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7867" calcext:value-type="float">
            <text:p>0.00487867</text:p>
          </table:table-cell>
          <table:table-cell office:value-type="float" office:value="0.00786537" calcext:value-type="float">
            <text:p>0.00786537</text:p>
          </table:table-cell>
          <table:table-cell office:value-type="float" office:value="-0.0001155936" calcext:value-type="float">
            <text:p>-0.0001155936</text:p>
          </table:table-cell>
          <table:table-cell office:value-type="float" office:value="1445" calcext:value-type="float">
            <text:p>1445</text:p>
          </table:table-cell>
          <table:table-cell table:formula="of:=[.B1172]-180" office:value-type="float" office:value="-0.913040161100014" calcext:value-type="float">
            <text:p>-0.9130401611</text:p>
          </table:table-cell>
          <table:table-cell table:formula="of:=[.D1172]*100" office:value-type="float" office:value="0.10237865" calcext:value-type="float">
            <text:p>0.10237865</text:p>
          </table:table-cell>
          <table:table-cell table:formula="of:=[.E1172]*100" office:value-type="float" office:value="0.487867" calcext:value-type="float">
            <text:p>0.487867</text:p>
          </table:table-cell>
          <table:table-cell table:formula="of:=[.F1172]*100" office:value-type="float" office:value="0.786537" calcext:value-type="float">
            <text:p>0.786537</text:p>
          </table:table-cell>
        </table:table-row>
        <table:table-row table:style-name="ro1">
          <table:table-cell office:value-type="float" office:value="72.39" calcext:value-type="float">
            <text:p>72.39</text:p>
          </table:table-cell>
          <table:table-cell office:value-type="float" office:value="179.0887298584" calcext:value-type="float">
            <text:p>179.0887298584</text:p>
          </table:table-cell>
          <table:table-cell office:value-type="float" office:value="-0.1912249653" calcext:value-type="float">
            <text:p>-0.191224965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6726" calcext:value-type="float">
            <text:p>0.00486726</text:p>
          </table:table-cell>
          <table:table-cell office:value-type="float" office:value="0.0078946" calcext:value-type="float">
            <text:p>0.0078946</text:p>
          </table:table-cell>
          <table:table-cell office:value-type="float" office:value="-0.0000334579" calcext:value-type="float">
            <text:p>-3.34579E-05</text:p>
          </table:table-cell>
          <table:table-cell office:value-type="float" office:value="1446" calcext:value-type="float">
            <text:p>1446</text:p>
          </table:table-cell>
          <table:table-cell table:formula="of:=[.B1173]-180" office:value-type="float" office:value="-0.911270141599999" calcext:value-type="float">
            <text:p>-0.9112701416</text:p>
          </table:table-cell>
          <table:table-cell table:formula="of:=[.D1173]*100" office:value-type="float" office:value="0.10237865" calcext:value-type="float">
            <text:p>0.10237865</text:p>
          </table:table-cell>
          <table:table-cell table:formula="of:=[.E1173]*100" office:value-type="float" office:value="0.486726" calcext:value-type="float">
            <text:p>0.486726</text:p>
          </table:table-cell>
          <table:table-cell table:formula="of:=[.F1173]*100" office:value-type="float" office:value="0.78946" calcext:value-type="float">
            <text:p>0.78946</text:p>
          </table:table-cell>
        </table:table-row>
        <table:table-row table:style-name="ro1">
          <table:table-cell office:value-type="float" office:value="72.44" calcext:value-type="float">
            <text:p>72.44</text:p>
          </table:table-cell>
          <table:table-cell office:value-type="float" office:value="179.0878601074" calcext:value-type="float">
            <text:p>179.0878601074</text:p>
          </table:table-cell>
          <table:table-cell office:value-type="float" office:value="-0.1405496955" calcext:value-type="float">
            <text:p>-0.140549695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2188" calcext:value-type="float">
            <text:p>0.00452188</text:p>
          </table:table-cell>
          <table:table-cell office:value-type="float" office:value="0.0080006" calcext:value-type="float">
            <text:p>0.0080006</text:p>
          </table:table-cell>
          <table:table-cell office:value-type="float" office:value="-0.0001388471" calcext:value-type="float">
            <text:p>-0.0001388471</text:p>
          </table:table-cell>
          <table:table-cell office:value-type="float" office:value="1447" calcext:value-type="float">
            <text:p>1447</text:p>
          </table:table-cell>
          <table:table-cell table:formula="of:=[.B1174]-180" office:value-type="float" office:value="-0.91213989260001" calcext:value-type="float">
            <text:p>-0.9121398926</text:p>
          </table:table-cell>
          <table:table-cell table:formula="of:=[.D1174]*100" office:value-type="float" office:value="0.10237865" calcext:value-type="float">
            <text:p>0.10237865</text:p>
          </table:table-cell>
          <table:table-cell table:formula="of:=[.E1174]*100" office:value-type="float" office:value="0.452188" calcext:value-type="float">
            <text:p>0.452188</text:p>
          </table:table-cell>
          <table:table-cell table:formula="of:=[.F1174]*100" office:value-type="float" office:value="0.80006" calcext:value-type="float">
            <text:p>0.80006</text:p>
          </table:table-cell>
        </table:table-row>
        <table:table-row table:style-name="ro1">
          <table:table-cell office:value-type="float" office:value="72.49" calcext:value-type="float">
            <text:p>72.49</text:p>
          </table:table-cell>
          <table:table-cell office:value-type="float" office:value="179.0841217041" calcext:value-type="float">
            <text:p>179.0841217041</text:p>
          </table:table-cell>
          <table:table-cell office:value-type="float" office:value="-0.1701805072" calcext:value-type="float">
            <text:p>-0.170180507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8922" calcext:value-type="float">
            <text:p>0.00448922</text:p>
          </table:table-cell>
          <table:table-cell office:value-type="float" office:value="0.0080006" calcext:value-type="float">
            <text:p>0.0080006</text:p>
          </table:table-cell>
          <table:table-cell office:value-type="float" office:value="0.0000336676" calcext:value-type="float">
            <text:p>3.36676E-05</text:p>
          </table:table-cell>
          <table:table-cell office:value-type="float" office:value="1448" calcext:value-type="float">
            <text:p>1448</text:p>
          </table:table-cell>
          <table:table-cell table:formula="of:=[.B1175]-180" office:value-type="float" office:value="-0.915878295900001" calcext:value-type="float">
            <text:p>-0.9158782959</text:p>
          </table:table-cell>
          <table:table-cell table:formula="of:=[.D1175]*100" office:value-type="float" office:value="0.10237865" calcext:value-type="float">
            <text:p>0.10237865</text:p>
          </table:table-cell>
          <table:table-cell table:formula="of:=[.E1175]*100" office:value-type="float" office:value="0.448922" calcext:value-type="float">
            <text:p>0.448922</text:p>
          </table:table-cell>
          <table:table-cell table:formula="of:=[.F1175]*100" office:value-type="float" office:value="0.80006" calcext:value-type="float">
            <text:p>0.80006</text:p>
          </table:table-cell>
        </table:table-row>
        <table:table-row table:style-name="ro1">
          <table:table-cell office:value-type="float" office:value="72.54" calcext:value-type="float">
            <text:p>72.54</text:p>
          </table:table-cell>
          <table:table-cell office:value-type="float" office:value="179.08984375" calcext:value-type="float">
            <text:p>179.08984375</text:p>
          </table:table-cell>
          <table:table-cell office:value-type="float" office:value="-0.1334271467" calcext:value-type="float">
            <text:p>-0.133427146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2248" calcext:value-type="float">
            <text:p>0.00422248</text:p>
          </table:table-cell>
          <table:table-cell office:value-type="float" office:value="0.00805422" calcext:value-type="float">
            <text:p>0.00805422</text:p>
          </table:table-cell>
          <table:table-cell office:value-type="float" office:value="-0.000140337" calcext:value-type="float">
            <text:p>-0.000140337</text:p>
          </table:table-cell>
          <table:table-cell office:value-type="float" office:value="1449" calcext:value-type="float">
            <text:p>1449</text:p>
          </table:table-cell>
          <table:table-cell table:formula="of:=[.B1176]-180" office:value-type="float" office:value="-0.91015625" calcext:value-type="float">
            <text:p>-0.91015625</text:p>
          </table:table-cell>
          <table:table-cell table:formula="of:=[.D1176]*100" office:value-type="float" office:value="0.10237865" calcext:value-type="float">
            <text:p>0.10237865</text:p>
          </table:table-cell>
          <table:table-cell table:formula="of:=[.E1176]*100" office:value-type="float" office:value="0.422248" calcext:value-type="float">
            <text:p>0.422248</text:p>
          </table:table-cell>
          <table:table-cell table:formula="of:=[.F1176]*100" office:value-type="float" office:value="0.805422" calcext:value-type="float">
            <text:p>0.805422</text:p>
          </table:table-cell>
        </table:table-row>
        <table:table-row table:style-name="ro1">
          <table:table-cell office:value-type="float" office:value="72.59" calcext:value-type="float">
            <text:p>72.59</text:p>
          </table:table-cell>
          <table:table-cell office:value-type="float" office:value="179.0968170166" calcext:value-type="float">
            <text:p>179.0968170166</text:p>
          </table:table-cell>
          <table:table-cell office:value-type="float" office:value="-0.164206394" calcext:value-type="float">
            <text:p>-0.1642063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4989" calcext:value-type="float">
            <text:p>0.00424989</text:p>
          </table:table-cell>
          <table:table-cell office:value-type="float" office:value="0.00816997" calcext:value-type="float">
            <text:p>0.00816997</text:p>
          </table:table-cell>
          <table:table-cell office:value-type="float" office:value="-0.000000805" calcext:value-type="float">
            <text:p>-0.000000805</text:p>
          </table:table-cell>
          <table:table-cell office:value-type="float" office:value="1450" calcext:value-type="float">
            <text:p>1450</text:p>
          </table:table-cell>
          <table:table-cell table:formula="of:=[.B1177]-180" office:value-type="float" office:value="-0.903182983400001" calcext:value-type="float">
            <text:p>-0.9031829834</text:p>
          </table:table-cell>
          <table:table-cell table:formula="of:=[.D1177]*100" office:value-type="float" office:value="0.10237865" calcext:value-type="float">
            <text:p>0.10237865</text:p>
          </table:table-cell>
          <table:table-cell table:formula="of:=[.E1177]*100" office:value-type="float" office:value="0.424989" calcext:value-type="float">
            <text:p>0.424989</text:p>
          </table:table-cell>
          <table:table-cell table:formula="of:=[.F1177]*100" office:value-type="float" office:value="0.816997" calcext:value-type="float">
            <text:p>0.816997</text:p>
          </table:table-cell>
        </table:table-row>
        <table:table-row table:style-name="ro1">
          <table:table-cell office:value-type="float" office:value="72.64" calcext:value-type="float">
            <text:p>72.64</text:p>
          </table:table-cell>
          <table:table-cell office:value-type="float" office:value="179.0928649902" calcext:value-type="float">
            <text:p>179.0928649902</text:p>
          </table:table-cell>
          <table:table-cell office:value-type="float" office:value="-0.1947296479" calcext:value-type="float">
            <text:p>-0.19472964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7161" calcext:value-type="float">
            <text:p>0.00447161</text:p>
          </table:table-cell>
          <table:table-cell office:value-type="float" office:value="0.00824178" calcext:value-type="float">
            <text:p>0.00824178</text:p>
          </table:table-cell>
          <table:table-cell office:value-type="float" office:value="0.0001592739" calcext:value-type="float">
            <text:p>0.0001592739</text:p>
          </table:table-cell>
          <table:table-cell office:value-type="float" office:value="1451" calcext:value-type="float">
            <text:p>1451</text:p>
          </table:table-cell>
          <table:table-cell table:formula="of:=[.B1178]-180" office:value-type="float" office:value="-0.907135009799987" calcext:value-type="float">
            <text:p>-0.9071350098</text:p>
          </table:table-cell>
          <table:table-cell table:formula="of:=[.D1178]*100" office:value-type="float" office:value="0.10237865" calcext:value-type="float">
            <text:p>0.10237865</text:p>
          </table:table-cell>
          <table:table-cell table:formula="of:=[.E1178]*100" office:value-type="float" office:value="0.447161" calcext:value-type="float">
            <text:p>0.447161</text:p>
          </table:table-cell>
          <table:table-cell table:formula="of:=[.F1178]*100" office:value-type="float" office:value="0.824178" calcext:value-type="float">
            <text:p>0.824178</text:p>
          </table:table-cell>
        </table:table-row>
        <table:table-row table:style-name="ro1">
          <table:table-cell office:value-type="float" office:value="72.69" calcext:value-type="float">
            <text:p>72.69</text:p>
          </table:table-cell>
          <table:table-cell office:value-type="float" office:value="179.0992126465" calcext:value-type="float">
            <text:p>179.0992126465</text:p>
          </table:table-cell>
          <table:table-cell office:value-type="float" office:value="-0.1877468154" calcext:value-type="float">
            <text:p>-0.18774681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7281" calcext:value-type="float">
            <text:p>0.00457281</text:p>
          </table:table-cell>
          <table:table-cell office:value-type="float" office:value="0.00824178" calcext:value-type="float">
            <text:p>0.00824178</text:p>
          </table:table-cell>
          <table:table-cell office:value-type="float" office:value="0.000034298" calcext:value-type="float">
            <text:p>0.000034298</text:p>
          </table:table-cell>
          <table:table-cell office:value-type="float" office:value="1452" calcext:value-type="float">
            <text:p>1452</text:p>
          </table:table-cell>
          <table:table-cell table:formula="of:=[.B1179]-180" office:value-type="float" office:value="-0.900787353499993" calcext:value-type="float">
            <text:p>-0.9007873535</text:p>
          </table:table-cell>
          <table:table-cell table:formula="of:=[.D1179]*100" office:value-type="float" office:value="0.10237865" calcext:value-type="float">
            <text:p>0.10237865</text:p>
          </table:table-cell>
          <table:table-cell table:formula="of:=[.E1179]*100" office:value-type="float" office:value="0.457281" calcext:value-type="float">
            <text:p>0.457281</text:p>
          </table:table-cell>
          <table:table-cell table:formula="of:=[.F1179]*100" office:value-type="float" office:value="0.824178" calcext:value-type="float">
            <text:p>0.824178</text:p>
          </table:table-cell>
        </table:table-row>
        <table:table-row table:style-name="ro1">
          <table:table-cell office:value-type="float" office:value="72.74" calcext:value-type="float">
            <text:p>72.74</text:p>
          </table:table-cell>
          <table:table-cell office:value-type="float" office:value="179.1030273438" calcext:value-type="float">
            <text:p>179.1030273438</text:p>
          </table:table-cell>
          <table:table-cell office:value-type="float" office:value="-0.1341206394" calcext:value-type="float">
            <text:p>-0.134120639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8281" calcext:value-type="float">
            <text:p>0.00428281</text:p>
          </table:table-cell>
          <table:table-cell office:value-type="float" office:value="0.00834647" calcext:value-type="float">
            <text:p>0.00834647</text:p>
          </table:table-cell>
          <table:table-cell office:value-type="float" office:value="-0.0000956484" calcext:value-type="float">
            <text:p>-9.56484E-05</text:p>
          </table:table-cell>
          <table:table-cell office:value-type="float" office:value="1453" calcext:value-type="float">
            <text:p>1453</text:p>
          </table:table-cell>
          <table:table-cell table:formula="of:=[.B1180]-180" office:value-type="float" office:value="-0.896972656200006" calcext:value-type="float">
            <text:p>-0.8969726562</text:p>
          </table:table-cell>
          <table:table-cell table:formula="of:=[.D1180]*100" office:value-type="float" office:value="0.10237865" calcext:value-type="float">
            <text:p>0.10237865</text:p>
          </table:table-cell>
          <table:table-cell table:formula="of:=[.E1180]*100" office:value-type="float" office:value="0.428281" calcext:value-type="float">
            <text:p>0.428281</text:p>
          </table:table-cell>
          <table:table-cell table:formula="of:=[.F1180]*100" office:value-type="float" office:value="0.834647" calcext:value-type="float">
            <text:p>0.834647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179.1006317139" calcext:value-type="float">
            <text:p>179.1006317139</text:p>
          </table:table-cell>
          <table:table-cell office:value-type="float" office:value="-0.153149254" calcext:value-type="float">
            <text:p>-0.15314925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1639" calcext:value-type="float">
            <text:p>0.00421639</text:p>
          </table:table-cell>
          <table:table-cell office:value-type="float" office:value="0.00842403" calcext:value-type="float">
            <text:p>0.00842403</text:p>
          </table:table-cell>
          <table:table-cell office:value-type="float" office:value="-0.0001095397" calcext:value-type="float">
            <text:p>-0.0001095397</text:p>
          </table:table-cell>
          <table:table-cell office:value-type="float" office:value="1454" calcext:value-type="float">
            <text:p>1454</text:p>
          </table:table-cell>
          <table:table-cell table:formula="of:=[.B1181]-180" office:value-type="float" office:value="-0.899368286100014" calcext:value-type="float">
            <text:p>-0.8993682861</text:p>
          </table:table-cell>
          <table:table-cell table:formula="of:=[.D1181]*100" office:value-type="float" office:value="0.10237865" calcext:value-type="float">
            <text:p>0.10237865</text:p>
          </table:table-cell>
          <table:table-cell table:formula="of:=[.E1181]*100" office:value-type="float" office:value="0.421639" calcext:value-type="float">
            <text:p>0.421639</text:p>
          </table:table-cell>
          <table:table-cell table:formula="of:=[.F1181]*100" office:value-type="float" office:value="0.842403" calcext:value-type="float">
            <text:p>0.842403</text:p>
          </table:table-cell>
        </table:table-row>
        <table:table-row table:style-name="ro1">
          <table:table-cell office:value-type="float" office:value="72.84" calcext:value-type="float">
            <text:p>72.84</text:p>
          </table:table-cell>
          <table:table-cell office:value-type="float" office:value="179.0997772217" calcext:value-type="float">
            <text:p>179.0997772217</text:p>
          </table:table-cell>
          <table:table-cell office:value-type="float" office:value="-0.1795505065" calcext:value-type="float">
            <text:p>-0.179550506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481" calcext:value-type="float">
            <text:p>0.0043481</text:p>
          </table:table-cell>
          <table:table-cell office:value-type="float" office:value="0.00850234" calcext:value-type="float">
            <text:p>0.00850234</text:p>
          </table:table-cell>
          <table:table-cell office:value-type="float" office:value="0.0000940774" calcext:value-type="float">
            <text:p>9.40774E-05</text:p>
          </table:table-cell>
          <table:table-cell office:value-type="float" office:value="1455" calcext:value-type="float">
            <text:p>1455</text:p>
          </table:table-cell>
          <table:table-cell table:formula="of:=[.B1182]-180" office:value-type="float" office:value="-0.900222778299991" calcext:value-type="float">
            <text:p>-0.9002227783</text:p>
          </table:table-cell>
          <table:table-cell table:formula="of:=[.D1182]*100" office:value-type="float" office:value="0.10237865" calcext:value-type="float">
            <text:p>0.10237865</text:p>
          </table:table-cell>
          <table:table-cell table:formula="of:=[.E1182]*100" office:value-type="float" office:value="0.43481" calcext:value-type="float">
            <text:p>0.43481</text:p>
          </table:table-cell>
          <table:table-cell table:formula="of:=[.F1182]*100" office:value-type="float" office:value="0.850234" calcext:value-type="float">
            <text:p>0.850234</text:p>
          </table:table-cell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179.0840911865" calcext:value-type="float">
            <text:p>179.0840911865</text:p>
          </table:table-cell>
          <table:table-cell office:value-type="float" office:value="-0.1874528064" calcext:value-type="float">
            <text:p>-0.187452806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8855" calcext:value-type="float">
            <text:p>0.00448855</text:p>
          </table:table-cell>
          <table:table-cell office:value-type="float" office:value="0.00850234" calcext:value-type="float">
            <text:p>0.00850234</text:p>
          </table:table-cell>
          <table:table-cell office:value-type="float" office:value="-0.0000110469" calcext:value-type="float">
            <text:p>-1.10469E-05</text:p>
          </table:table-cell>
          <table:table-cell office:value-type="float" office:value="1456" calcext:value-type="float">
            <text:p>1456</text:p>
          </table:table-cell>
          <table:table-cell table:formula="of:=[.B1183]-180" office:value-type="float" office:value="-0.91590881350001" calcext:value-type="float">
            <text:p>-0.9159088135</text:p>
          </table:table-cell>
          <table:table-cell table:formula="of:=[.D1183]*100" office:value-type="float" office:value="0.10237865" calcext:value-type="float">
            <text:p>0.10237865</text:p>
          </table:table-cell>
          <table:table-cell table:formula="of:=[.E1183]*100" office:value-type="float" office:value="0.448855" calcext:value-type="float">
            <text:p>0.448855</text:p>
          </table:table-cell>
          <table:table-cell table:formula="of:=[.F1183]*100" office:value-type="float" office:value="0.850234" calcext:value-type="float">
            <text:p>0.850234</text:p>
          </table:table-cell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179.1022491455" calcext:value-type="float">
            <text:p>179.1022491455</text:p>
          </table:table-cell>
          <table:table-cell office:value-type="float" office:value="-0.1628047685" calcext:value-type="float">
            <text:p>-0.162804768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1785" calcext:value-type="float">
            <text:p>0.00441785</text:p>
          </table:table-cell>
          <table:table-cell office:value-type="float" office:value="0.00857599" calcext:value-type="float">
            <text:p>0.00857599</text:p>
          </table:table-cell>
          <table:table-cell office:value-type="float" office:value="-0.0000238112" calcext:value-type="float">
            <text:p>-2.38112E-05</text:p>
          </table:table-cell>
          <table:table-cell office:value-type="float" office:value="1457" calcext:value-type="float">
            <text:p>1457</text:p>
          </table:table-cell>
          <table:table-cell table:formula="of:=[.B1184]-180" office:value-type="float" office:value="-0.897750854500004" calcext:value-type="float">
            <text:p>-0.8977508545</text:p>
          </table:table-cell>
          <table:table-cell table:formula="of:=[.D1184]*100" office:value-type="float" office:value="0.10237865" calcext:value-type="float">
            <text:p>0.10237865</text:p>
          </table:table-cell>
          <table:table-cell table:formula="of:=[.E1184]*100" office:value-type="float" office:value="0.441785" calcext:value-type="float">
            <text:p>0.441785</text:p>
          </table:table-cell>
          <table:table-cell table:formula="of:=[.F1184]*100" office:value-type="float" office:value="0.857599" calcext:value-type="float">
            <text:p>0.857599</text:p>
          </table:table-cell>
        </table:table-row>
        <table:table-row table:style-name="ro1">
          <table:table-cell office:value-type="float" office:value="72.99" calcext:value-type="float">
            <text:p>72.99</text:p>
          </table:table-cell>
          <table:table-cell office:value-type="float" office:value="179.1158447266" calcext:value-type="float">
            <text:p>179.1158447266</text:p>
          </table:table-cell>
          <table:table-cell office:value-type="float" office:value="-0.182485351" calcext:value-type="float">
            <text:p>-0.18248535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0192" calcext:value-type="float">
            <text:p>0.00450192</text:p>
          </table:table-cell>
          <table:table-cell office:value-type="float" office:value="0.00862403" calcext:value-type="float">
            <text:p>0.00862403</text:p>
          </table:table-cell>
          <table:table-cell office:value-type="float" office:value="0.0000642448" calcext:value-type="float">
            <text:p>6.42448E-05</text:p>
          </table:table-cell>
          <table:table-cell office:value-type="float" office:value="1458" calcext:value-type="float">
            <text:p>1458</text:p>
          </table:table-cell>
          <table:table-cell table:formula="of:=[.B1185]-180" office:value-type="float" office:value="-0.884155273400012" calcext:value-type="float">
            <text:p>-0.8841552734</text:p>
          </table:table-cell>
          <table:table-cell table:formula="of:=[.D1185]*100" office:value-type="float" office:value="0.10237865" calcext:value-type="float">
            <text:p>0.10237865</text:p>
          </table:table-cell>
          <table:table-cell table:formula="of:=[.E1185]*100" office:value-type="float" office:value="0.450192" calcext:value-type="float">
            <text:p>0.450192</text:p>
          </table:table-cell>
          <table:table-cell table:formula="of:=[.F1185]*100" office:value-type="float" office:value="0.862403" calcext:value-type="float">
            <text:p>0.862403</text:p>
          </table:table-cell>
        </table:table-row>
        <table:table-row table:style-name="ro1">
          <table:table-cell office:value-type="float" office:value="73.04" calcext:value-type="float">
            <text:p>73.04</text:p>
          </table:table-cell>
          <table:table-cell office:value-type="float" office:value="179.1210479736" calcext:value-type="float">
            <text:p>179.1210479736</text:p>
          </table:table-cell>
          <table:table-cell office:value-type="float" office:value="-0.1758668722" calcext:value-type="float">
            <text:p>-0.175866872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51383" calcext:value-type="float">
            <text:p>0.00451383</text:p>
          </table:table-cell>
          <table:table-cell office:value-type="float" office:value="0.00868561" calcext:value-type="float">
            <text:p>0.00868561</text:p>
          </table:table-cell>
          <table:table-cell office:value-type="float" office:value="-0.0000460215" calcext:value-type="float">
            <text:p>-4.60215E-05</text:p>
          </table:table-cell>
          <table:table-cell office:value-type="float" office:value="1459" calcext:value-type="float">
            <text:p>1459</text:p>
          </table:table-cell>
          <table:table-cell table:formula="of:=[.B1186]-180" office:value-type="float" office:value="-0.878952026399986" calcext:value-type="float">
            <text:p>-0.8789520264</text:p>
          </table:table-cell>
          <table:table-cell table:formula="of:=[.D1186]*100" office:value-type="float" office:value="0.10237865" calcext:value-type="float">
            <text:p>0.10237865</text:p>
          </table:table-cell>
          <table:table-cell table:formula="of:=[.E1186]*100" office:value-type="float" office:value="0.451383" calcext:value-type="float">
            <text:p>0.451383</text:p>
          </table:table-cell>
          <table:table-cell table:formula="of:=[.F1186]*100" office:value-type="float" office:value="0.868561" calcext:value-type="float">
            <text:p>0.868561</text:p>
          </table:table-cell>
        </table:table-row>
        <table:table-row table:style-name="ro1">
          <table:table-cell office:value-type="float" office:value="73.09" calcext:value-type="float">
            <text:p>73.09</text:p>
          </table:table-cell>
          <table:table-cell office:value-type="float" office:value="179.115447998" calcext:value-type="float">
            <text:p>179.115447998</text:p>
          </table:table-cell>
          <table:table-cell office:value-type="float" office:value="-0.1947124998" calcext:value-type="float">
            <text:p>-0.194712499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4738" calcext:value-type="float">
            <text:p>0.00464738</text:p>
          </table:table-cell>
          <table:table-cell office:value-type="float" office:value="0.00869292" calcext:value-type="float">
            <text:p>0.00869292</text:p>
          </table:table-cell>
          <table:table-cell office:value-type="float" office:value="-0.0000034336" calcext:value-type="float">
            <text:p>-3.4336E-06</text:p>
          </table:table-cell>
          <table:table-cell office:value-type="float" office:value="1460" calcext:value-type="float">
            <text:p>1460</text:p>
          </table:table-cell>
          <table:table-cell table:formula="of:=[.B1187]-180" office:value-type="float" office:value="-0.884552001999992" calcext:value-type="float">
            <text:p>-0.884552002</text:p>
          </table:table-cell>
          <table:table-cell table:formula="of:=[.D1187]*100" office:value-type="float" office:value="0.10237865" calcext:value-type="float">
            <text:p>0.10237865</text:p>
          </table:table-cell>
          <table:table-cell table:formula="of:=[.E1187]*100" office:value-type="float" office:value="0.464738" calcext:value-type="float">
            <text:p>0.464738</text:p>
          </table:table-cell>
          <table:table-cell table:formula="of:=[.F1187]*100" office:value-type="float" office:value="0.869292" calcext:value-type="float">
            <text:p>0.869292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179.1146850586" calcext:value-type="float">
            <text:p>179.1146850586</text:p>
          </table:table-cell>
          <table:table-cell office:value-type="float" office:value="-0.188686627" calcext:value-type="float">
            <text:p>-0.1886866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9621" calcext:value-type="float">
            <text:p>0.00469621</text:p>
          </table:table-cell>
          <table:table-cell office:value-type="float" office:value="0.00869292" calcext:value-type="float">
            <text:p>0.00869292</text:p>
          </table:table-cell>
          <table:table-cell office:value-type="float" office:value="-0.0000224712" calcext:value-type="float">
            <text:p>-2.24712E-05</text:p>
          </table:table-cell>
          <table:table-cell office:value-type="float" office:value="1461" calcext:value-type="float">
            <text:p>1461</text:p>
          </table:table-cell>
          <table:table-cell table:formula="of:=[.B1188]-180" office:value-type="float" office:value="-0.885314941399997" calcext:value-type="float">
            <text:p>-0.8853149414</text:p>
          </table:table-cell>
          <table:table-cell table:formula="of:=[.D1188]*100" office:value-type="float" office:value="0.10237865" calcext:value-type="float">
            <text:p>0.10237865</text:p>
          </table:table-cell>
          <table:table-cell table:formula="of:=[.E1188]*100" office:value-type="float" office:value="0.469621" calcext:value-type="float">
            <text:p>0.469621</text:p>
          </table:table-cell>
          <table:table-cell table:formula="of:=[.F1188]*100" office:value-type="float" office:value="0.869292" calcext:value-type="float">
            <text:p>0.869292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179.1101226807" calcext:value-type="float">
            <text:p>179.1101226807</text:p>
          </table:table-cell>
          <table:table-cell office:value-type="float" office:value="-0.1485111662" calcext:value-type="float">
            <text:p>-0.148511166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6096" calcext:value-type="float">
            <text:p>0.00446096</text:p>
          </table:table-cell>
          <table:table-cell office:value-type="float" office:value="0.00873194" calcext:value-type="float">
            <text:p>0.00873194</text:p>
          </table:table-cell>
          <table:table-cell office:value-type="float" office:value="-0.000127144" calcext:value-type="float">
            <text:p>-0.000127144</text:p>
          </table:table-cell>
          <table:table-cell office:value-type="float" office:value="1462" calcext:value-type="float">
            <text:p>1462</text:p>
          </table:table-cell>
          <table:table-cell table:formula="of:=[.B1189]-180" office:value-type="float" office:value="-0.889877319300012" calcext:value-type="float">
            <text:p>-0.8898773193</text:p>
          </table:table-cell>
          <table:table-cell table:formula="of:=[.D1189]*100" office:value-type="float" office:value="0.10237865" calcext:value-type="float">
            <text:p>0.10237865</text:p>
          </table:table-cell>
          <table:table-cell table:formula="of:=[.E1189]*100" office:value-type="float" office:value="0.446096" calcext:value-type="float">
            <text:p>0.446096</text:p>
          </table:table-cell>
          <table:table-cell table:formula="of:=[.F1189]*100" office:value-type="float" office:value="0.873194" calcext:value-type="float">
            <text:p>0.873194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79.1062316895" calcext:value-type="float">
            <text:p>179.1062316895</text:p>
          </table:table-cell>
          <table:table-cell office:value-type="float" office:value="-0.1646172543" calcext:value-type="float">
            <text:p>-0.16461725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1154" calcext:value-type="float">
            <text:p>0.00441154</text:p>
          </table:table-cell>
          <table:table-cell office:value-type="float" office:value="0.00870459" calcext:value-type="float">
            <text:p>0.00870459</text:p>
          </table:table-cell>
          <table:table-cell office:value-type="float" office:value="-0.0000784378" calcext:value-type="float">
            <text:p>-7.84378E-05</text:p>
          </table:table-cell>
          <table:table-cell office:value-type="float" office:value="1463" calcext:value-type="float">
            <text:p>1463</text:p>
          </table:table-cell>
          <table:table-cell table:formula="of:=[.B1190]-180" office:value-type="float" office:value="-0.893768310500008" calcext:value-type="float">
            <text:p>-0.8937683105</text:p>
          </table:table-cell>
          <table:table-cell table:formula="of:=[.D1190]*100" office:value-type="float" office:value="0.10237865" calcext:value-type="float">
            <text:p>0.10237865</text:p>
          </table:table-cell>
          <table:table-cell table:formula="of:=[.E1190]*100" office:value-type="float" office:value="0.441154" calcext:value-type="float">
            <text:p>0.441154</text:p>
          </table:table-cell>
          <table:table-cell table:formula="of:=[.F1190]*100" office:value-type="float" office:value="0.870459" calcext:value-type="float">
            <text:p>0.870459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179.0998687744" calcext:value-type="float">
            <text:p>179.0998687744</text:p>
          </table:table-cell>
          <table:table-cell office:value-type="float" office:value="-0.1567368587" calcext:value-type="float">
            <text:p>-0.156736858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2609" calcext:value-type="float">
            <text:p>0.00432609</text:p>
          </table:table-cell>
          <table:table-cell office:value-type="float" office:value="0.00870459" calcext:value-type="float">
            <text:p>0.00870459</text:p>
          </table:table-cell>
          <table:table-cell office:value-type="float" office:value="-0.0000819275" calcext:value-type="float">
            <text:p>-8.19275E-05</text:p>
          </table:table-cell>
          <table:table-cell office:value-type="float" office:value="1464" calcext:value-type="float">
            <text:p>1464</text:p>
          </table:table-cell>
          <table:table-cell table:formula="of:=[.B1191]-180" office:value-type="float" office:value="-0.900131225600006" calcext:value-type="float">
            <text:p>-0.9001312256</text:p>
          </table:table-cell>
          <table:table-cell table:formula="of:=[.D1191]*100" office:value-type="float" office:value="0.10237865" calcext:value-type="float">
            <text:p>0.10237865</text:p>
          </table:table-cell>
          <table:table-cell table:formula="of:=[.E1191]*100" office:value-type="float" office:value="0.432609" calcext:value-type="float">
            <text:p>0.432609</text:p>
          </table:table-cell>
          <table:table-cell table:formula="of:=[.F1191]*100" office:value-type="float" office:value="0.870459" calcext:value-type="float">
            <text:p>0.870459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179.0875701904" calcext:value-type="float">
            <text:p>179.0875701904</text:p>
          </table:table-cell>
          <table:table-cell office:value-type="float" office:value="-0.1136450933" calcext:value-type="float">
            <text:p>-0.11364509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98191" calcext:value-type="float">
            <text:p>0.00398191</text:p>
          </table:table-cell>
          <table:table-cell office:value-type="float" office:value="0.00866559" calcext:value-type="float">
            <text:p>0.00866559</text:p>
          </table:table-cell>
          <table:table-cell office:value-type="float" office:value="-0.0001112724" calcext:value-type="float">
            <text:p>-0.0001112724</text:p>
          </table:table-cell>
          <table:table-cell office:value-type="float" office:value="1465" calcext:value-type="float">
            <text:p>1465</text:p>
          </table:table-cell>
          <table:table-cell table:formula="of:=[.B1192]-180" office:value-type="float" office:value="-0.912429809600013" calcext:value-type="float">
            <text:p>-0.9124298096</text:p>
          </table:table-cell>
          <table:table-cell table:formula="of:=[.D1192]*100" office:value-type="float" office:value="0.10237865" calcext:value-type="float">
            <text:p>0.10237865</text:p>
          </table:table-cell>
          <table:table-cell table:formula="of:=[.E1192]*100" office:value-type="float" office:value="0.398191" calcext:value-type="float">
            <text:p>0.398191</text:p>
          </table:table-cell>
          <table:table-cell table:formula="of:=[.F1192]*100" office:value-type="float" office:value="0.866559" calcext:value-type="float">
            <text:p>0.866559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179.0938568115" calcext:value-type="float">
            <text:p>179.0938568115</text:p>
          </table:table-cell>
          <table:table-cell office:value-type="float" office:value="-0.1524183333" calcext:value-type="float">
            <text:p>-0.152418333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0866559" calcext:value-type="float">
            <text:p>0.00866559</text:p>
          </table:table-cell>
          <table:table-cell office:value-type="float" office:value="-0.0000511273" calcext:value-type="float">
            <text:p>-5.11273E-05</text:p>
          </table:table-cell>
          <table:table-cell office:value-type="float" office:value="1466" calcext:value-type="float">
            <text:p>1466</text:p>
          </table:table-cell>
          <table:table-cell table:formula="of:=[.B1193]-180" office:value-type="float" office:value="-0.90614318850001" calcext:value-type="float">
            <text:p>-0.9061431885</text:p>
          </table:table-cell>
          <table:table-cell table:formula="of:=[.D1193]*100" office:value-type="float" office:value="0.10237865" calcext:value-type="float">
            <text:p>0.10237865</text:p>
          </table:table-cell>
          <table:table-cell table:formula="of:=[.E1193]*100" office:value-type="float" office:value="0.4011" calcext:value-type="float">
            <text:p>0.4011</text:p>
          </table:table-cell>
          <table:table-cell table:formula="of:=[.F1193]*100" office:value-type="float" office:value="0.866559" calcext:value-type="float">
            <text:p>0.866559</text:p>
          </table:table-cell>
        </table:table-row>
        <table:table-row table:style-name="ro1">
          <table:table-cell office:value-type="float" office:value="73.45" calcext:value-type="float">
            <text:p>73.45</text:p>
          </table:table-cell>
          <table:table-cell office:value-type="float" office:value="179.0932312012" calcext:value-type="float">
            <text:p>179.0932312012</text:p>
          </table:table-cell>
          <table:table-cell office:value-type="float" office:value="-0.1146067504" calcext:value-type="float">
            <text:p>-0.114606750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377835" calcext:value-type="float">
            <text:p>0.00377835</text:p>
          </table:table-cell>
          <table:table-cell office:value-type="float" office:value="0.00866293" calcext:value-type="float">
            <text:p>0.00866293</text:p>
          </table:table-cell>
          <table:table-cell office:value-type="float" office:value="-0.0001327537" calcext:value-type="float">
            <text:p>-0.0001327537</text:p>
          </table:table-cell>
          <table:table-cell office:value-type="float" office:value="1467" calcext:value-type="float">
            <text:p>1467</text:p>
          </table:table-cell>
          <table:table-cell table:formula="of:=[.B1194]-180" office:value-type="float" office:value="-0.906768798799988" calcext:value-type="float">
            <text:p>-0.9067687988</text:p>
          </table:table-cell>
          <table:table-cell table:formula="of:=[.D1194]*100" office:value-type="float" office:value="0.10237865" calcext:value-type="float">
            <text:p>0.10237865</text:p>
          </table:table-cell>
          <table:table-cell table:formula="of:=[.E1194]*100" office:value-type="float" office:value="0.377835" calcext:value-type="float">
            <text:p>0.377835</text:p>
          </table:table-cell>
          <table:table-cell table:formula="of:=[.F1194]*100" office:value-type="float" office:value="0.866293" calcext:value-type="float">
            <text:p>0.866293</text:p>
          </table:table-cell>
        </table:table-row>
        <table:table-row table:style-name="ro1">
          <table:table-cell office:value-type="float" office:value="73.49" calcext:value-type="float">
            <text:p>73.49</text:p>
          </table:table-cell>
          <table:table-cell office:value-type="float" office:value="179.0821075439" calcext:value-type="float">
            <text:p>179.0821075439</text:p>
          </table:table-cell>
          <table:table-cell office:value-type="float" office:value="-0.1987077826" calcext:value-type="float">
            <text:p>-0.198707782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1839" calcext:value-type="float">
            <text:p>0.0041839</text:p>
          </table:table-cell>
          <table:table-cell office:value-type="float" office:value="0.00858376" calcext:value-type="float">
            <text:p>0.00858376</text:p>
          </table:table-cell>
          <table:table-cell office:value-type="float" office:value="0.0001721441" calcext:value-type="float">
            <text:p>0.0001721441</text:p>
          </table:table-cell>
          <table:table-cell office:value-type="float" office:value="1468" calcext:value-type="float">
            <text:p>1468</text:p>
          </table:table-cell>
          <table:table-cell table:formula="of:=[.B1195]-180" office:value-type="float" office:value="-0.917892456099992" calcext:value-type="float">
            <text:p>-0.9178924561</text:p>
          </table:table-cell>
          <table:table-cell table:formula="of:=[.D1195]*100" office:value-type="float" office:value="0.10237865" calcext:value-type="float">
            <text:p>0.10237865</text:p>
          </table:table-cell>
          <table:table-cell table:formula="of:=[.E1195]*100" office:value-type="float" office:value="0.41839" calcext:value-type="float">
            <text:p>0.41839</text:p>
          </table:table-cell>
          <table:table-cell table:formula="of:=[.F1195]*100" office:value-type="float" office:value="0.858376" calcext:value-type="float">
            <text:p>0.858376</text:p>
          </table:table-cell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179.0795135498" calcext:value-type="float">
            <text:p>179.0795135498</text:p>
          </table:table-cell>
          <table:table-cell office:value-type="float" office:value="-0.1928809252" calcext:value-type="float">
            <text:p>-0.19288092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1531" calcext:value-type="float">
            <text:p>0.00441531</text:p>
          </table:table-cell>
          <table:table-cell office:value-type="float" office:value="0.00858376" calcext:value-type="float">
            <text:p>0.00858376</text:p>
          </table:table-cell>
          <table:table-cell office:value-type="float" office:value="0.0000652943" calcext:value-type="float">
            <text:p>6.52943E-05</text:p>
          </table:table-cell>
          <table:table-cell office:value-type="float" office:value="1469" calcext:value-type="float">
            <text:p>1469</text:p>
          </table:table-cell>
          <table:table-cell table:formula="of:=[.B1196]-180" office:value-type="float" office:value="-0.920486450200002" calcext:value-type="float">
            <text:p>-0.9204864502</text:p>
          </table:table-cell>
          <table:table-cell table:formula="of:=[.D1196]*100" office:value-type="float" office:value="0.10237865" calcext:value-type="float">
            <text:p>0.10237865</text:p>
          </table:table-cell>
          <table:table-cell table:formula="of:=[.E1196]*100" office:value-type="float" office:value="0.441531" calcext:value-type="float">
            <text:p>0.441531</text:p>
          </table:table-cell>
          <table:table-cell table:formula="of:=[.F1196]*100" office:value-type="float" office:value="0.858376" calcext:value-type="float">
            <text:p>0.858376</text:p>
          </table:table-cell>
        </table:table-row>
        <table:table-row table:style-name="ro1">
          <table:table-cell office:value-type="float" office:value="73.59" calcext:value-type="float">
            <text:p>73.59</text:p>
          </table:table-cell>
          <table:table-cell office:value-type="float" office:value="179.0770721436" calcext:value-type="float">
            <text:p>179.0770721436</text:p>
          </table:table-cell>
          <table:table-cell office:value-type="float" office:value="-0.1731316327" calcext:value-type="float">
            <text:p>-0.173131632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3788" calcext:value-type="float">
            <text:p>0.00443788</text:p>
          </table:table-cell>
          <table:table-cell office:value-type="float" office:value="0.00856251" calcext:value-type="float">
            <text:p>0.00856251</text:p>
          </table:table-cell>
          <table:table-cell office:value-type="float" office:value="0.0000586666" calcext:value-type="float">
            <text:p>5.86666E-05</text:p>
          </table:table-cell>
          <table:table-cell office:value-type="float" office:value="1470" calcext:value-type="float">
            <text:p>1470</text:p>
          </table:table-cell>
          <table:table-cell table:formula="of:=[.B1197]-180" office:value-type="float" office:value="-0.922927856400008" calcext:value-type="float">
            <text:p>-0.9229278564</text:p>
          </table:table-cell>
          <table:table-cell table:formula="of:=[.D1197]*100" office:value-type="float" office:value="0.10237865" calcext:value-type="float">
            <text:p>0.10237865</text:p>
          </table:table-cell>
          <table:table-cell table:formula="of:=[.E1197]*100" office:value-type="float" office:value="0.443788" calcext:value-type="float">
            <text:p>0.443788</text:p>
          </table:table-cell>
          <table:table-cell table:formula="of:=[.F1197]*100" office:value-type="float" office:value="0.856251" calcext:value-type="float">
            <text:p>0.856251</text:p>
          </table:table-cell>
        </table:table-row>
        <table:table-row table:style-name="ro1">
          <table:table-cell office:value-type="float" office:value="73.64" calcext:value-type="float">
            <text:p>73.64</text:p>
          </table:table-cell>
          <table:table-cell office:value-type="float" office:value="179.0657653809" calcext:value-type="float">
            <text:p>179.0657653809</text:p>
          </table:table-cell>
          <table:table-cell office:value-type="float" office:value="-0.1641259057" calcext:value-type="float">
            <text:p>-0.164125905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39289" calcext:value-type="float">
            <text:p>0.00439289</text:p>
          </table:table-cell>
          <table:table-cell office:value-type="float" office:value="0.00847648" calcext:value-type="float">
            <text:p>0.00847648</text:p>
          </table:table-cell>
          <table:table-cell office:value-type="float" office:value="-0.0000318526" calcext:value-type="float">
            <text:p>-3.18526E-05</text:p>
          </table:table-cell>
          <table:table-cell office:value-type="float" office:value="1471" calcext:value-type="float">
            <text:p>1471</text:p>
          </table:table-cell>
          <table:table-cell table:formula="of:=[.B1198]-180" office:value-type="float" office:value="-0.93423461910001" calcext:value-type="float">
            <text:p>-0.9342346191</text:p>
          </table:table-cell>
          <table:table-cell table:formula="of:=[.D1198]*100" office:value-type="float" office:value="0.10237865" calcext:value-type="float">
            <text:p>0.10237865</text:p>
          </table:table-cell>
          <table:table-cell table:formula="of:=[.E1198]*100" office:value-type="float" office:value="0.439289" calcext:value-type="float">
            <text:p>0.439289</text:p>
          </table:table-cell>
          <table:table-cell table:formula="of:=[.F1198]*100" office:value-type="float" office:value="0.847648" calcext:value-type="float">
            <text:p>0.847648</text:p>
          </table:table-cell>
        </table:table-row>
        <table:table-row table:style-name="ro1">
          <table:table-cell office:value-type="float" office:value="73.69" calcext:value-type="float">
            <text:p>73.69</text:p>
          </table:table-cell>
          <table:table-cell office:value-type="float" office:value="179.064956665" calcext:value-type="float">
            <text:p>179.064956665</text:p>
          </table:table-cell>
          <table:table-cell office:value-type="float" office:value="-0.1521592479" calcext:value-type="float">
            <text:p>-0.152159247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8315" calcext:value-type="float">
            <text:p>0.00428315</text:p>
          </table:table-cell>
          <table:table-cell office:value-type="float" office:value="0.00844282" calcext:value-type="float">
            <text:p>0.00844282</text:p>
          </table:table-cell>
          <table:table-cell office:value-type="float" office:value="-0.0001012955" calcext:value-type="float">
            <text:p>-0.0001012955</text:p>
          </table:table-cell>
          <table:table-cell office:value-type="float" office:value="1472" calcext:value-type="float">
            <text:p>1472</text:p>
          </table:table-cell>
          <table:table-cell table:formula="of:=[.B1199]-180" office:value-type="float" office:value="-0.935043334999989" calcext:value-type="float">
            <text:p>-0.935043335</text:p>
          </table:table-cell>
          <table:table-cell table:formula="of:=[.D1199]*100" office:value-type="float" office:value="0.10237865" calcext:value-type="float">
            <text:p>0.10237865</text:p>
          </table:table-cell>
          <table:table-cell table:formula="of:=[.E1199]*100" office:value-type="float" office:value="0.428315" calcext:value-type="float">
            <text:p>0.428315</text:p>
          </table:table-cell>
          <table:table-cell table:formula="of:=[.F1199]*100" office:value-type="float" office:value="0.844282" calcext:value-type="float">
            <text:p>0.844282</text:p>
          </table:table-cell>
        </table:table-row>
        <table:table-row table:style-name="ro1">
          <table:table-cell office:value-type="float" office:value="73.74" calcext:value-type="float">
            <text:p>73.74</text:p>
          </table:table-cell>
          <table:table-cell office:value-type="float" office:value="179.058380127" calcext:value-type="float">
            <text:p>179.058380127</text:p>
          </table:table-cell>
          <table:table-cell office:value-type="float" office:value="-0.1616436829" calcext:value-type="float">
            <text:p>-0.161643682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7323" calcext:value-type="float">
            <text:p>0.00427323</text:p>
          </table:table-cell>
          <table:table-cell office:value-type="float" office:value="0.00836289" calcext:value-type="float">
            <text:p>0.00836289</text:p>
          </table:table-cell>
          <table:table-cell office:value-type="float" office:value="-0.0000188923" calcext:value-type="float">
            <text:p>-1.88923E-05</text:p>
          </table:table-cell>
          <table:table-cell office:value-type="float" office:value="1473" calcext:value-type="float">
            <text:p>1473</text:p>
          </table:table-cell>
          <table:table-cell table:formula="of:=[.B1200]-180" office:value-type="float" office:value="-0.941619873000008" calcext:value-type="float">
            <text:p>-0.941619873</text:p>
          </table:table-cell>
          <table:table-cell table:formula="of:=[.D1200]*100" office:value-type="float" office:value="0.10237865" calcext:value-type="float">
            <text:p>0.10237865</text:p>
          </table:table-cell>
          <table:table-cell table:formula="of:=[.E1200]*100" office:value-type="float" office:value="0.427323" calcext:value-type="float">
            <text:p>0.427323</text:p>
          </table:table-cell>
          <table:table-cell table:formula="of:=[.F1200]*100" office:value-type="float" office:value="0.836289" calcext:value-type="float">
            <text:p>0.836289</text:p>
          </table:table-cell>
        </table:table-row>
        <table:table-row table:style-name="ro1">
          <table:table-cell office:value-type="float" office:value="73.79" calcext:value-type="float">
            <text:p>73.79</text:p>
          </table:table-cell>
          <table:table-cell office:value-type="float" office:value="179.0330200195" calcext:value-type="float">
            <text:p>179.0330200195</text:p>
          </table:table-cell>
          <table:table-cell office:value-type="float" office:value="-0.1853473384" calcext:value-type="float">
            <text:p>-0.1853473384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2462" calcext:value-type="float">
            <text:p>0.00442462</text:p>
          </table:table-cell>
          <table:table-cell office:value-type="float" office:value="0.00836289" calcext:value-type="float">
            <text:p>0.00836289</text:p>
          </table:table-cell>
          <table:table-cell office:value-type="float" office:value="0.0000415348" calcext:value-type="float">
            <text:p>4.15348E-05</text:p>
          </table:table-cell>
          <table:table-cell office:value-type="float" office:value="1474" calcext:value-type="float">
            <text:p>1474</text:p>
          </table:table-cell>
          <table:table-cell table:formula="of:=[.B1201]-180" office:value-type="float" office:value="-0.966979980500014" calcext:value-type="float">
            <text:p>-0.9669799805</text:p>
          </table:table-cell>
          <table:table-cell table:formula="of:=[.D1201]*100" office:value-type="float" office:value="0.10237865" calcext:value-type="float">
            <text:p>0.10237865</text:p>
          </table:table-cell>
          <table:table-cell table:formula="of:=[.E1201]*100" office:value-type="float" office:value="0.442462" calcext:value-type="float">
            <text:p>0.442462</text:p>
          </table:table-cell>
          <table:table-cell table:formula="of:=[.F1201]*100" office:value-type="float" office:value="0.836289" calcext:value-type="float">
            <text:p>0.836289</text:p>
          </table:table-cell>
        </table:table-row>
        <table:table-row table:style-name="ro1">
          <table:table-cell office:value-type="float" office:value="73.84" calcext:value-type="float">
            <text:p>73.84</text:p>
          </table:table-cell>
          <table:table-cell office:value-type="float" office:value="179.0314331055" calcext:value-type="float">
            <text:p>179.0314331055</text:p>
          </table:table-cell>
          <table:table-cell office:value-type="float" office:value="-0.2019818496" calcext:value-type="float">
            <text:p>-0.20198184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3639" calcext:value-type="float">
            <text:p>0.00463639</text:p>
          </table:table-cell>
          <table:table-cell office:value-type="float" office:value="0.00825191" calcext:value-type="float">
            <text:p>0.00825191</text:p>
          </table:table-cell>
          <table:table-cell office:value-type="float" office:value="0.0000025494" calcext:value-type="float">
            <text:p>2.5494E-06</text:p>
          </table:table-cell>
          <table:table-cell office:value-type="float" office:value="1475" calcext:value-type="float">
            <text:p>1475</text:p>
          </table:table-cell>
          <table:table-cell table:formula="of:=[.B1202]-180" office:value-type="float" office:value="-0.968566894499986" calcext:value-type="float">
            <text:p>-0.9685668945</text:p>
          </table:table-cell>
          <table:table-cell table:formula="of:=[.D1202]*100" office:value-type="float" office:value="0.10237865" calcext:value-type="float">
            <text:p>0.10237865</text:p>
          </table:table-cell>
          <table:table-cell table:formula="of:=[.E1202]*100" office:value-type="float" office:value="0.463639" calcext:value-type="float">
            <text:p>0.463639</text:p>
          </table:table-cell>
          <table:table-cell table:formula="of:=[.F1202]*100" office:value-type="float" office:value="0.825191" calcext:value-type="float">
            <text:p>0.825191</text:p>
          </table:table-cell>
        </table:table-row>
        <table:table-row table:style-name="ro1">
          <table:table-cell office:value-type="float" office:value="73.89" calcext:value-type="float">
            <text:p>73.89</text:p>
          </table:table-cell>
          <table:table-cell office:value-type="float" office:value="179.0357208252" calcext:value-type="float">
            <text:p>179.0357208252</text:p>
          </table:table-cell>
          <table:table-cell office:value-type="float" office:value="-0.1792230496" calcext:value-type="float">
            <text:p>-0.1792230496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2581" calcext:value-type="float">
            <text:p>0.00462581</text:p>
          </table:table-cell>
          <table:table-cell office:value-type="float" office:value="0.00825191" calcext:value-type="float">
            <text:p>0.00825191</text:p>
          </table:table-cell>
          <table:table-cell office:value-type="float" office:value="-0.0000413471" calcext:value-type="float">
            <text:p>-4.13471E-05</text:p>
          </table:table-cell>
          <table:table-cell office:value-type="float" office:value="1476" calcext:value-type="float">
            <text:p>1476</text:p>
          </table:table-cell>
          <table:table-cell table:formula="of:=[.B1203]-180" office:value-type="float" office:value="-0.964279174799998" calcext:value-type="float">
            <text:p>-0.9642791748</text:p>
          </table:table-cell>
          <table:table-cell table:formula="of:=[.D1203]*100" office:value-type="float" office:value="0.10237865" calcext:value-type="float">
            <text:p>0.10237865</text:p>
          </table:table-cell>
          <table:table-cell table:formula="of:=[.E1203]*100" office:value-type="float" office:value="0.462581" calcext:value-type="float">
            <text:p>0.462581</text:p>
          </table:table-cell>
          <table:table-cell table:formula="of:=[.F1203]*100" office:value-type="float" office:value="0.825191" calcext:value-type="float">
            <text:p>0.825191</text:p>
          </table:table-cell>
        </table:table-row>
        <table:table-row table:style-name="ro1">
          <table:table-cell office:value-type="float" office:value="73.94" calcext:value-type="float">
            <text:p>73.94</text:p>
          </table:table-cell>
          <table:table-cell office:value-type="float" office:value="179.0265197754" calcext:value-type="float">
            <text:p>179.0265197754</text:p>
          </table:table-cell>
          <table:table-cell office:value-type="float" office:value="-0.2086231083" calcext:value-type="float">
            <text:p>-0.208623108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1472" calcext:value-type="float">
            <text:p>0.00481472</text:p>
          </table:table-cell>
          <table:table-cell office:value-type="float" office:value="0.00821559" calcext:value-type="float">
            <text:p>0.00821559</text:p>
          </table:table-cell>
          <table:table-cell office:value-type="float" office:value="-0.0000272097" calcext:value-type="float">
            <text:p>-2.72097E-05</text:p>
          </table:table-cell>
          <table:table-cell office:value-type="float" office:value="1477" calcext:value-type="float">
            <text:p>1477</text:p>
          </table:table-cell>
          <table:table-cell table:formula="of:=[.B1204]-180" office:value-type="float" office:value="-0.973480224599996" calcext:value-type="float">
            <text:p>-0.9734802246</text:p>
          </table:table-cell>
          <table:table-cell table:formula="of:=[.D1204]*100" office:value-type="float" office:value="0.10237865" calcext:value-type="float">
            <text:p>0.10237865</text:p>
          </table:table-cell>
          <table:table-cell table:formula="of:=[.E1204]*100" office:value-type="float" office:value="0.481472" calcext:value-type="float">
            <text:p>0.481472</text:p>
          </table:table-cell>
          <table:table-cell table:formula="of:=[.F1204]*100" office:value-type="float" office:value="0.821559" calcext:value-type="float">
            <text:p>0.821559</text:p>
          </table:table-cell>
        </table:table-row>
        <table:table-row table:style-name="ro1">
          <table:table-cell office:value-type="float" office:value="73.99" calcext:value-type="float">
            <text:p>73.99</text:p>
          </table:table-cell>
          <table:table-cell office:value-type="float" office:value="179.0279541016" calcext:value-type="float">
            <text:p>179.0279541016</text:p>
          </table:table-cell>
          <table:table-cell office:value-type="float" office:value="-0.1879293977" calcext:value-type="float">
            <text:p>-0.1879293977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0268" calcext:value-type="float">
            <text:p>0.00480268</text:p>
          </table:table-cell>
          <table:table-cell office:value-type="float" office:value="0.0081737" calcext:value-type="float">
            <text:p>0.0081737</text:p>
          </table:table-cell>
          <table:table-cell office:value-type="float" office:value="0.0000298473" calcext:value-type="float">
            <text:p>2.98473E-05</text:p>
          </table:table-cell>
          <table:table-cell office:value-type="float" office:value="1478" calcext:value-type="float">
            <text:p>1478</text:p>
          </table:table-cell>
          <table:table-cell table:formula="of:=[.B1205]-180" office:value-type="float" office:value="-0.972045898400012" calcext:value-type="float">
            <text:p>-0.9720458984</text:p>
          </table:table-cell>
          <table:table-cell table:formula="of:=[.D1205]*100" office:value-type="float" office:value="0.10237865" calcext:value-type="float">
            <text:p>0.10237865</text:p>
          </table:table-cell>
          <table:table-cell table:formula="of:=[.E1205]*100" office:value-type="float" office:value="0.480268" calcext:value-type="float">
            <text:p>0.480268</text:p>
          </table:table-cell>
          <table:table-cell table:formula="of:=[.F1205]*100" office:value-type="float" office:value="0.81737" calcext:value-type="float">
            <text:p>0.81737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  <table:table-cell office:value-type="float" office:value="179.0210876465" calcext:value-type="float">
            <text:p>179.0210876465</text:p>
          </table:table-cell>
          <table:table-cell office:value-type="float" office:value="-0.2024246261" calcext:value-type="float">
            <text:p>-0.2024246261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9127" calcext:value-type="float">
            <text:p>0.00489127</text:p>
          </table:table-cell>
          <table:table-cell office:value-type="float" office:value="0.0081737" calcext:value-type="float">
            <text:p>0.0081737</text:p>
          </table:table-cell>
          <table:table-cell office:value-type="float" office:value="-0.0000832051" calcext:value-type="float">
            <text:p>-8.32051E-05</text:p>
          </table:table-cell>
          <table:table-cell office:value-type="float" office:value="1479" calcext:value-type="float">
            <text:p>1479</text:p>
          </table:table-cell>
          <table:table-cell table:formula="of:=[.B1206]-180" office:value-type="float" office:value="-0.978912353499993" calcext:value-type="float">
            <text:p>-0.9789123535</text:p>
          </table:table-cell>
          <table:table-cell table:formula="of:=[.D1206]*100" office:value-type="float" office:value="0.10237865" calcext:value-type="float">
            <text:p>0.10237865</text:p>
          </table:table-cell>
          <table:table-cell table:formula="of:=[.E1206]*100" office:value-type="float" office:value="0.489127" calcext:value-type="float">
            <text:p>0.489127</text:p>
          </table:table-cell>
          <table:table-cell table:formula="of:=[.F1206]*100" office:value-type="float" office:value="0.81737" calcext:value-type="float">
            <text:p>0.81737</text:p>
          </table:table-cell>
        </table:table-row>
        <table:table-row table:style-name="ro1">
          <table:table-cell office:value-type="float" office:value="74.09" calcext:value-type="float">
            <text:p>74.09</text:p>
          </table:table-cell>
          <table:table-cell office:value-type="float" office:value="179.0074462891" calcext:value-type="float">
            <text:p>179.0074462891</text:p>
          </table:table-cell>
          <table:table-cell office:value-type="float" office:value="-0.1865737323" calcext:value-type="float">
            <text:p>-0.186573732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84465" calcext:value-type="float">
            <text:p>0.00484465</text:p>
          </table:table-cell>
          <table:table-cell office:value-type="float" office:value="0.00814003" calcext:value-type="float">
            <text:p>0.00814003</text:p>
          </table:table-cell>
          <table:table-cell office:value-type="float" office:value="-0.0000213485" calcext:value-type="float">
            <text:p>-2.13485E-05</text:p>
          </table:table-cell>
          <table:table-cell office:value-type="float" office:value="1480" calcext:value-type="float">
            <text:p>1480</text:p>
          </table:table-cell>
          <table:table-cell table:formula="of:=[.B1207]-180" office:value-type="float" office:value="-0.992553710900012" calcext:value-type="float">
            <text:p>-0.9925537109</text:p>
          </table:table-cell>
          <table:table-cell table:formula="of:=[.D1207]*100" office:value-type="float" office:value="0.10237865" calcext:value-type="float">
            <text:p>0.10237865</text:p>
          </table:table-cell>
          <table:table-cell table:formula="of:=[.E1207]*100" office:value-type="float" office:value="0.484465" calcext:value-type="float">
            <text:p>0.484465</text:p>
          </table:table-cell>
          <table:table-cell table:formula="of:=[.F1207]*100" office:value-type="float" office:value="0.814003" calcext:value-type="float">
            <text:p>0.814003</text:p>
          </table:table-cell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79.0012359619" calcext:value-type="float">
            <text:p>179.0012359619</text:p>
          </table:table-cell>
          <table:table-cell office:value-type="float" office:value="-0.1597868252" calcext:value-type="float">
            <text:p>-0.1597868252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63504" calcext:value-type="float">
            <text:p>0.00463504</text:p>
          </table:table-cell>
          <table:table-cell office:value-type="float" office:value="0.00812187" calcext:value-type="float">
            <text:p>0.00812187</text:p>
          </table:table-cell>
          <table:table-cell office:value-type="float" office:value="0.00004129" calcext:value-type="float">
            <text:p>0.00004129</text:p>
          </table:table-cell>
          <table:table-cell office:value-type="float" office:value="1481" calcext:value-type="float">
            <text:p>1481</text:p>
          </table:table-cell>
          <table:table-cell table:formula="of:=[.B1208]-180" office:value-type="float" office:value="-0.998764038100006" calcext:value-type="float">
            <text:p>-0.9987640381</text:p>
          </table:table-cell>
          <table:table-cell table:formula="of:=[.D1208]*100" office:value-type="float" office:value="0.10237865" calcext:value-type="float">
            <text:p>0.10237865</text:p>
          </table:table-cell>
          <table:table-cell table:formula="of:=[.E1208]*100" office:value-type="float" office:value="0.463504" calcext:value-type="float">
            <text:p>0.463504</text:p>
          </table:table-cell>
          <table:table-cell table:formula="of:=[.F1208]*100" office:value-type="float" office:value="0.812187" calcext:value-type="float">
            <text:p>0.812187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78.9886779785" calcext:value-type="float">
            <text:p>178.9886779785</text:p>
          </table:table-cell>
          <table:table-cell office:value-type="float" office:value="-0.118278243" calcext:value-type="float">
            <text:p>-0.118278243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1867" calcext:value-type="float">
            <text:p>0.00421867</text:p>
          </table:table-cell>
          <table:table-cell office:value-type="float" office:value="0.00812187" calcext:value-type="float">
            <text:p>0.00812187</text:p>
          </table:table-cell>
          <table:table-cell office:value-type="float" office:value="-0.0002059443" calcext:value-type="float">
            <text:p>-0.0002059443</text:p>
          </table:table-cell>
          <table:table-cell office:value-type="float" office:value="1482" calcext:value-type="float">
            <text:p>1482</text:p>
          </table:table-cell>
          <table:table-cell table:formula="of:=[.B1209]-180" office:value-type="float" office:value="-1.01132202150001" calcext:value-type="float">
            <text:p>-1.0113220215</text:p>
          </table:table-cell>
          <table:table-cell table:formula="of:=[.D1209]*100" office:value-type="float" office:value="0.10237865" calcext:value-type="float">
            <text:p>0.10237865</text:p>
          </table:table-cell>
          <table:table-cell table:formula="of:=[.E1209]*100" office:value-type="float" office:value="0.421867" calcext:value-type="float">
            <text:p>0.421867</text:p>
          </table:table-cell>
          <table:table-cell table:formula="of:=[.F1209]*100" office:value-type="float" office:value="0.812187" calcext:value-type="float">
            <text:p>0.812187</text:p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178.9899902344" calcext:value-type="float">
            <text:p>178.9899902344</text:p>
          </table:table-cell>
          <table:table-cell office:value-type="float" office:value="-0.1898431019" calcext:value-type="float">
            <text:p>-0.18984310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1823" calcext:value-type="float">
            <text:p>0.00441823</text:p>
          </table:table-cell>
          <table:table-cell office:value-type="float" office:value="0.00811062" calcext:value-type="float">
            <text:p>0.00811062</text:p>
          </table:table-cell>
          <table:table-cell office:value-type="float" office:value="0.0000195008" calcext:value-type="float">
            <text:p>1.95008E-05</text:p>
          </table:table-cell>
          <table:table-cell office:value-type="float" office:value="1483" calcext:value-type="float">
            <text:p>1483</text:p>
          </table:table-cell>
          <table:table-cell table:formula="of:=[.B1210]-180" office:value-type="float" office:value="-1.01000976559999" calcext:value-type="float">
            <text:p>-1.0100097656</text:p>
          </table:table-cell>
          <table:table-cell table:formula="of:=[.D1210]*100" office:value-type="float" office:value="0.10237865" calcext:value-type="float">
            <text:p>0.10237865</text:p>
          </table:table-cell>
          <table:table-cell table:formula="of:=[.E1210]*100" office:value-type="float" office:value="0.441823" calcext:value-type="float">
            <text:p>0.441823</text:p>
          </table:table-cell>
          <table:table-cell table:formula="of:=[.F1210]*100" office:value-type="float" office:value="0.811062" calcext:value-type="float">
            <text:p>0.811062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178.9797515869" calcext:value-type="float">
            <text:p>178.9797515869</text:p>
          </table:table-cell>
          <table:table-cell office:value-type="float" office:value="-0.1708469515" calcext:value-type="float">
            <text:p>-0.1708469515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4246" calcext:value-type="float">
            <text:p>0.0044246</text:p>
          </table:table-cell>
          <table:table-cell office:value-type="float" office:value="0.00811062" calcext:value-type="float">
            <text:p>0.00811062</text:p>
          </table:table-cell>
          <table:table-cell office:value-type="float" office:value="-0.0001032045" calcext:value-type="float">
            <text:p>-0.0001032045</text:p>
          </table:table-cell>
          <table:table-cell office:value-type="float" office:value="1484" calcext:value-type="float">
            <text:p>1484</text:p>
          </table:table-cell>
          <table:table-cell table:formula="of:=[.B1211]-180" office:value-type="float" office:value="-1.02024841310001" calcext:value-type="float">
            <text:p>-1.0202484131</text:p>
          </table:table-cell>
          <table:table-cell table:formula="of:=[.D1211]*100" office:value-type="float" office:value="0.10237865" calcext:value-type="float">
            <text:p>0.10237865</text:p>
          </table:table-cell>
          <table:table-cell table:formula="of:=[.E1211]*100" office:value-type="float" office:value="0.44246" calcext:value-type="float">
            <text:p>0.44246</text:p>
          </table:table-cell>
          <table:table-cell table:formula="of:=[.F1211]*100" office:value-type="float" office:value="0.811062" calcext:value-type="float">
            <text:p>0.811062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178.9822540283" calcext:value-type="float">
            <text:p>178.9822540283</text:p>
          </table:table-cell>
          <table:table-cell office:value-type="float" office:value="-0.1511999418" calcext:value-type="float">
            <text:p>-0.151199941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9788" calcext:value-type="float">
            <text:p>0.00429788</text:p>
          </table:table-cell>
          <table:table-cell office:value-type="float" office:value="0.00810532" calcext:value-type="float">
            <text:p>0.00810532</text:p>
          </table:table-cell>
          <table:table-cell office:value-type="float" office:value="0.0000216343" calcext:value-type="float">
            <text:p>2.16343E-05</text:p>
          </table:table-cell>
          <table:table-cell office:value-type="float" office:value="1485" calcext:value-type="float">
            <text:p>1485</text:p>
          </table:table-cell>
          <table:table-cell table:formula="of:=[.B1212]-180" office:value-type="float" office:value="-1.01774597170001" calcext:value-type="float">
            <text:p>-1.0177459717</text:p>
          </table:table-cell>
          <table:table-cell table:formula="of:=[.D1212]*100" office:value-type="float" office:value="0.10237865" calcext:value-type="float">
            <text:p>0.10237865</text:p>
          </table:table-cell>
          <table:table-cell table:formula="of:=[.E1212]*100" office:value-type="float" office:value="0.429788" calcext:value-type="float">
            <text:p>0.429788</text:p>
          </table:table-cell>
          <table:table-cell table:formula="of:=[.F1212]*100" office:value-type="float" office:value="0.810532" calcext:value-type="float">
            <text:p>0.810532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179.004776001" calcext:value-type="float">
            <text:p>179.004776001</text:p>
          </table:table-cell>
          <table:table-cell office:value-type="float" office:value="-0.1620598328" calcext:value-type="float">
            <text:p>-0.1620598328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8583" calcext:value-type="float">
            <text:p>0.00428583</text:p>
          </table:table-cell>
          <table:table-cell office:value-type="float" office:value="0.00813544" calcext:value-type="float">
            <text:p>0.00813544</text:p>
          </table:table-cell>
          <table:table-cell office:value-type="float" office:value="-0.0000199858" calcext:value-type="float">
            <text:p>-1.99858E-05</text:p>
          </table:table-cell>
          <table:table-cell office:value-type="float" office:value="1486" calcext:value-type="float">
            <text:p>1486</text:p>
          </table:table-cell>
          <table:table-cell table:formula="of:=[.B1213]-180" office:value-type="float" office:value="-0.99522399899999" calcext:value-type="float">
            <text:p>-0.995223999</text:p>
          </table:table-cell>
          <table:table-cell table:formula="of:=[.D1213]*100" office:value-type="float" office:value="0.10237865" calcext:value-type="float">
            <text:p>0.10237865</text:p>
          </table:table-cell>
          <table:table-cell table:formula="of:=[.E1213]*100" office:value-type="float" office:value="0.428583" calcext:value-type="float">
            <text:p>0.428583</text:p>
          </table:table-cell>
          <table:table-cell table:formula="of:=[.F1213]*100" office:value-type="float" office:value="0.813544" calcext:value-type="float">
            <text:p>0.813544</text:p>
          </table:table-cell>
        </table:table-row>
        <table:table-row table:style-name="ro1">
          <table:table-cell office:value-type="float" office:value="74.44" calcext:value-type="float">
            <text:p>74.44</text:p>
          </table:table-cell>
          <table:table-cell office:value-type="float" office:value="179.0039978027" calcext:value-type="float">
            <text:p>179.0039978027</text:p>
          </table:table-cell>
          <table:table-cell office:value-type="float" office:value="-0.1519355319" calcext:value-type="float">
            <text:p>-0.1519355319</text:p>
          </table:table-cell>
          <table:table-cell office:value-type="float" office:value="0.0010237865" calcext:value-type="float">
            <text:p>0.0010237865</text:p>
          </table:table-cell>
          <table:table-cell office:value-type="float" office:value="0.00421031" calcext:value-type="float">
            <text:p>0.00421031</text:p>
          </table:table-cell>
          <table:table-cell office:value-type="float" office:value="0.00813544" calcext:value-type="float">
            <text:p>0.00813544</text:p>
          </table:table-cell>
          <table:table-cell office:value-type="float" office:value="-0.0000687148" calcext:value-type="float">
            <text:p>-6.87148E-05</text:p>
          </table:table-cell>
          <table:table-cell office:value-type="float" office:value="1487" calcext:value-type="float">
            <text:p>1487</text:p>
          </table:table-cell>
          <table:table-cell table:formula="of:=[.B1214]-180" office:value-type="float" office:value="-0.996002197299987" calcext:value-type="float">
            <text:p>-0.9960021973</text:p>
          </table:table-cell>
          <table:table-cell table:formula="of:=[.D1214]*100" office:value-type="float" office:value="0.10237865" calcext:value-type="float">
            <text:p>0.10237865</text:p>
          </table:table-cell>
          <table:table-cell table:formula="of:=[.E1214]*100" office:value-type="float" office:value="0.421031" calcext:value-type="float">
            <text:p>0.421031</text:p>
          </table:table-cell>
          <table:table-cell table:formula="of:=[.F1214]*100" office:value-type="float" office:value="0.813544" calcext:value-type="float">
            <text:p>0.813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3:38:50.919869371</dc:date>
    <meta:editing-duration>PT7M46S</meta:editing-duration>
    <meta:editing-cycles>1</meta:editing-cycles>
    <meta:document-statistic meta:table-count="1" meta:cell-count="1456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88cm" svg:height="17.028cm" xlink:href=".." xlink:type="simple" chart:class="chart:line" chart:style-name="ch1">
        <chart:legend chart:legend-position="end" svg:x="30.051cm" svg:y="7.717cm" style:legend-expansion="high" chart:style-name="ch2"/>
        <chart:plot-area chart:style-name="ch3" table:cell-range-address="test5.C1:test5.C1214 test5.J1:test5.K1214" chart:data-source-has-labels="row" svg:x="0.679cm" svg:y="0.34cm" svg:width="28.693cm" svg:height="16.348cm">
          <chartooo:coordinate-region svg:x="1.221cm" svg:y="0.539cm" svg:width="28.151cm" svg:height="15.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C2:test5.C1214" chart:label-cell-address="test5.C1:test5.C1" chart:class="chart:line">
            <chart:data-point chart:repeated="1213"/>
          </chart:series>
          <chart:series chart:style-name="ch7" chart:values-cell-range-address="test5.J2:test5.J1214" chart:label-cell-address="test5.J1:test5.J1" chart:class="chart:line">
            <chart:data-point chart:repeated="1213"/>
          </chart:series>
          <chart:series chart:style-name="ch8" chart:values-cell-range-address="test5.K2:test5.K1214" chart:label-cell-address="test5.K1:test5.K1" chart:class="chart:line">
            <chart:data-point chart:repeated="1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ankle</text:p>
                <draw:g>
                  <svg:desc>test5.C1:test5.C1</svg:desc>
                </draw:g>
              </table:table-cell>
              <table:table-cell office:value-type="string">
                <text:p>ref_cm</text:p>
                <draw:g>
                  <svg:desc>test5.J1:test5.J1</svg:desc>
                </draw:g>
              </table:table-cell>
              <table:table-cell office:value-type="string">
                <text:p>imu_cm</text:p>
                <draw:g>
                  <svg:desc>test5.K1:test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2167589">
                <text:p>0.1122167589</text:p>
                <draw:g>
                  <svg:desc>test5.C2:test5.C1214</svg:desc>
                </draw:g>
              </table:table-cell>
              <table:table-cell office:value-type="float" office:value="0.10237865">
                <text:p>0.10237865</text:p>
                <draw:g>
                  <svg:desc>test5.J2:test5.J1214</svg:desc>
                </draw:g>
              </table:table-cell>
              <table:table-cell office:value-type="float" office:value="0.102379">
                <text:p>0.102379</text:p>
                <draw:g>
                  <svg:desc>test5.K2:test5.K1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1784697">
                <text:p>-0.00517846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583">
                <text:p>0.10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4096968">
                <text:p>-0.00840969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0284">
                <text:p>0.110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2288397">
                <text:p>0.05122883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4829757">
                <text:p>0.01448297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3481">
                <text:p>0.073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374306191">
                <text:p>-0.03743061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8071">
                <text:p>0.108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2600191">
                <text:p>0.03726001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1336">
                <text:p>0.081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813754">
                <text:p>0.00148137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7369">
                <text:p>0.087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2942269">
                <text:p>0.03729422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7517">
                <text:p>0.067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4816237">
                <text:p>0.01648162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8162">
                <text:p>0.068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3667471">
                <text:p>-0.00636674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3821">
                <text:p>0.083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09524473">
                <text:p>0.05095244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6049">
                <text:p>0.056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5531989">
                <text:p>0.03655319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714">
                <text:p>0.04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43008792">
                <text:p>-0.04430087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5098">
                <text:p>0.095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019609">
                <text:p>0.0380196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2184">
                <text:p>0.072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1672358">
                <text:p>-0.0416723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0034">
                <text:p>0.110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37761089">
                <text:p>-0.01377610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6663">
                <text:p>0.11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78861467">
                <text:p>0.04788614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9979">
                <text:p>0.079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584049">
                <text:p>0.00115840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6679">
                <text:p>0.0866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1719874">
                <text:p>0.01117198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447">
                <text:p>0.08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2844064">
                <text:p>0.02828440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1591">
                <text:p>0.071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6429225">
                <text:p>0.03964292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5438">
                <text:p>0.055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0329278">
                <text:p>0.02703292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3079">
                <text:p>0.053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664329">
                <text:p>0.0306643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9087">
                <text:p>0.049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16360868">
                <text:p>0.03163608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5778">
                <text:p>0.045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48622566">
                <text:p>0.04486225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4758">
                <text:p>0.034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8758197">
                <text:p>0.03887581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1404">
                <text:p>0.031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57604632">
                <text:p>0.06576046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11249">
                <text:p>0.011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82059614">
                <text:p>0.05820596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02853">
                <text:p>0.00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286468">
                <text:p>0.0532864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9563465">
                <text:p>0.05795634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04118">
                <text:p>-0.004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8845774">
                <text:p>0.05488457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05173">
                <text:p>-0.005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40171538">
                <text:p>0.05401715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05298">
                <text:p>-0.005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5797795">
                <text:p>0.03157977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09574">
                <text:p>0.009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06243885">
                <text:p>0.05062438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9580393">
                <text:p>0.07495803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11284">
                <text:p>-0.011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15480028">
                <text:p>0.02154800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12272">
                <text:p>0.012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6402636">
                <text:p>0.02164026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27908">
                <text:p>0.027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14373641">
                <text:p>-0.04143736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0373">
                <text:p>0.080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7441875">
                <text:p>-0.0274418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6006">
                <text:p>0.106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814224">
                <text:p>0.0148142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4921">
                <text:p>0.094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862885518">
                <text:p>-0.08628855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4925">
                <text:p>0.154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0172164">
                <text:p>-0.101721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5198">
                <text:p>0.205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916474127">
                <text:p>-0.09164741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1985">
                <text:p>0.2319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74187166">
                <text:p>-0.12741871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3678">
                <text:p>0.273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293215241">
                <text:p>-0.12932152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2731">
                <text:p>0.302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423636426">
                <text:p>-0.14236364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0784">
                <text:p>0.330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745543659">
                <text:p>-0.17455436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0936">
                <text:p>0.370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302890034">
                <text:p>-0.13028900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8187">
                <text:p>0.368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63137381">
                <text:p>-0.12631373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3706">
                <text:p>0.363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318326161">
                <text:p>-0.13183261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4398">
                <text:p>0.364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18667073">
                <text:p>-0.13186670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4882">
                <text:p>0.364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431643944">
                <text:p>-0.14316439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2735">
                <text:p>0.372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631277">
                <text:p>-0.166312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3398">
                <text:p>0.393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421144764">
                <text:p>-0.14211447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1038">
                <text:p>0.391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853524808">
                <text:p>-0.18535248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8286">
                <text:p>0.418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124378412">
                <text:p>-0.21243784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4497">
                <text:p>0.454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399213193">
                <text:p>-0.23992131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947">
                <text:p>0.496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033114875">
                <text:p>-0.20331148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0833">
                <text:p>0.500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727782309">
                <text:p>-0.27277823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9726">
                <text:p>0.549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851618879">
                <text:p>-0.28516188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0562">
                <text:p>0.590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893732362">
                <text:p>-0.28937323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0582">
                <text:p>0.620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629546952">
                <text:p>-0.26295469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2978">
                <text:p>0.622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849431728">
                <text:p>-0.28494317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39231">
                <text:p>0.639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446785568">
                <text:p>-0.34467855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89878">
                <text:p>0.689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009321007">
                <text:p>-0.30093210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9447">
                <text:p>0.69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513655552">
                <text:p>-0.35136555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31146">
                <text:p>0.731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8880546">
                <text:p>-0.32988805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1271">
                <text:p>0.741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934622578">
                <text:p>-0.29346225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23738">
                <text:p>0.723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876682227">
                <text:p>-0.28766822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08193">
                <text:p>0.708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667401946">
                <text:p>-0.36674019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50539">
                <text:p>0.750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27156007">
                <text:p>-0.29271560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29417">
                <text:p>0.729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019886595">
                <text:p>-0.30198865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21522">
                <text:p>0.7215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39799968">
                <text:p>-0.27397999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97592">
                <text:p>0.6975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303460888">
                <text:p>-0.23034608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52561">
                <text:p>0.652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050720824">
                <text:p>-0.20507208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5706">
                <text:p>0.605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198497063">
                <text:p>-0.21984970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4332">
                <text:p>0.584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494484389">
                <text:p>-0.24944843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9819">
                <text:p>0.5898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65121228">
                <text:p>-0.25651212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8183">
                <text:p>0.598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505242414">
                <text:p>-0.25052424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9765">
                <text:p>0.599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504894031">
                <text:p>-0.25048940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0797">
                <text:p>0.600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353646934">
                <text:p>-0.23536469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1403">
                <text:p>0.591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280424582">
                <text:p>-0.22804245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0262">
                <text:p>0.580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742323314">
                <text:p>-0.27423233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3626">
                <text:p>0.603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459568404">
                <text:p>-0.24595684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0348">
                <text:p>0.600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31004172">
                <text:p>-0.23310041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9594">
                <text:p>0.589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280469179">
                <text:p>-0.22804691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906">
                <text:p>0.57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884036576">
                <text:p>-0.18840365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5615">
                <text:p>0.545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918491057">
                <text:p>-0.19184910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5625">
                <text:p>0.52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851320255">
                <text:p>-0.18513202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7826">
                <text:p>0.507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368937632">
                <text:p>-0.13689376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3812">
                <text:p>0.463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192279451">
                <text:p>-0.11922794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2706">
                <text:p>0.422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6285515">
                <text:p>-0.1762855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3345">
                <text:p>0.433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238722994">
                <text:p>-0.12387229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5499">
                <text:p>0.405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32547802">
                <text:p>-0.07325478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3203">
                <text:p>0.353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155545946">
                <text:p>-0.11555459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6549">
                <text:p>0.346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257387466">
                <text:p>-0.12573874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8903">
                <text:p>0.348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317896734">
                <text:p>-0.13178967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4505">
                <text:p>0.354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169969259">
                <text:p>-0.11699692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8378">
                <text:p>0.348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348038433">
                <text:p>-0.13480384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6164">
                <text:p>0.356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07196163">
                <text:p>-0.1071961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2951">
                <text:p>0.342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354820203">
                <text:p>-0.13548202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2999">
                <text:p>0.352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8805871">
                <text:p>-0.0988058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5249">
                <text:p>0.3352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66213084">
                <text:p>-0.16662130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8623">
                <text:p>0.368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765787046">
                <text:p>-0.17657870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7501">
                <text:p>0.3975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629970202">
                <text:p>-0.26299702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4347">
                <text:p>0.4743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197816661">
                <text:p>-0.21978166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751">
                <text:p>0.4967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39352348">
                <text:p>-0.2393523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4726">
                <text:p>0.524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616169732">
                <text:p>-0.26161697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8208">
                <text:p>0.558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65773839">
                <text:p>-0.2657738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3291">
                <text:p>0.583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691572578">
                <text:p>-0.26915725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2262">
                <text:p>0.6022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12969001">
                <text:p>-0.3129690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44107">
                <text:p>0.644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28887472">
                <text:p>-0.3288874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82602">
                <text:p>0.682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914388704">
                <text:p>-0.29143887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83293">
                <text:p>0.683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062412389">
                <text:p>-0.40624123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60276">
                <text:p>0.760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156909143">
                <text:p>-0.41569091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17875">
                <text:p>0.817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286294572">
                <text:p>-0.42862945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64883">
                <text:p>0.86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338132738">
                <text:p>-0.53381327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66319">
                <text:p>0.9663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532669554">
                <text:p>-0.5326695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33153">
                <text:p>1.033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665009712">
                <text:p>-0.56650097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00241">
                <text:p>1.100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786496471">
                <text:p>-0.67864964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19701">
                <text:p>1.2197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993239887">
                <text:p>-0.69932398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13088">
                <text:p>1.3130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080290509">
                <text:p>-0.70802905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81123">
                <text:p>1.381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588663144">
                <text:p>-0.75886631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60346">
                <text:p>1.460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8568470659">
                <text:p>-0.85684706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78449">
                <text:p>1.578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8679076042">
                <text:p>-0.86790760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64524">
                <text:p>1.664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8607733557">
                <text:p>-0.86077335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17129">
                <text:p>1.717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893475224">
                <text:p>-0.88934752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7123">
                <text:p>1.77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706123181">
                <text:p>-0.97061231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86145">
                <text:p>1.86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0044594838">
                <text:p>-1.00445948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944132">
                <text:p>1.9441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0594562433">
                <text:p>-1.05945624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035889">
                <text:p>2.035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102728494">
                <text:p>-1.1027284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125879">
                <text:p>2.125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1600686537">
                <text:p>-1.16006865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224067">
                <text:p>2.224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547089825">
                <text:p>-1.15470898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285926">
                <text:p>2.2859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2483971929">
                <text:p>-1.24839719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389596">
                <text:p>2.389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421786503">
                <text:p>-1.24217865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454536">
                <text:p>2.4545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3067103831">
                <text:p>-1.30671038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540826">
                <text:p>2.5408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3429957417">
                <text:p>-1.34299574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622514">
                <text:p>2.6225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3750976935">
                <text:p>-1.37509769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698348">
                <text:p>2.6983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4363978931">
                <text:p>-1.43639789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789743">
                <text:p>2.789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4642618006">
                <text:p>-1.46426180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86922">
                <text:p>2.869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5331229404">
                <text:p>-1.53312294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968083">
                <text:p>2.9680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5482309919">
                <text:p>-1.54823099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044034">
                <text:p>3.044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747016262">
                <text:p>-1.57470162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12292">
                <text:p>3.112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205205517">
                <text:p>-1.52052055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21663">
                <text:p>3.121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041538597">
                <text:p>-1.60415385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83654">
                <text:p>3.1836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434233267">
                <text:p>-1.54342332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84484">
                <text:p>3.184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550530992">
                <text:p>-1.55505309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92789">
                <text:p>3.192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916505829">
                <text:p>-1.59165058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22717">
                <text:p>3.2227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550269161">
                <text:p>-1.55502691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1825">
                <text:p>3.21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04089482">
                <text:p>-1.54040894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05529">
                <text:p>3.2055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6070801351">
                <text:p>-1.60708013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41492">
                <text:p>3.2414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6092951075">
                <text:p>-1.60929510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66934">
                <text:p>3.266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6321046268">
                <text:p>-1.63210462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99091">
                <text:p>3.2990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6065723712">
                <text:p>-1.60657237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03502">
                <text:p>3.3035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6282629922">
                <text:p>-1.62826299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209">
                <text:p>3.3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6944251081">
                <text:p>-1.69442510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76594">
                <text:p>3.3765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6678027115">
                <text:p>-1.66780271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95963">
                <text:p>3.395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6759956495">
                <text:p>-1.67599564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414331">
                <text:p>3.4143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7364351306">
                <text:p>-1.73643513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466858">
                <text:p>3.4668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6813696894">
                <text:p>-1.68136968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465156">
                <text:p>3.465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7954038108">
                <text:p>-1.79540381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540033">
                <text:p>3.5400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7997000761">
                <text:p>-1.79970007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592794">
                <text:p>3.5927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825135557">
                <text:p>-1.8251355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644907">
                <text:p>3.6449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729738123">
                <text:p>-1.7297381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616047">
                <text:p>3.6160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674416769">
                <text:p>-1.6744167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55994">
                <text:p>3.55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5910017144">
                <text:p>-1.59100171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46695">
                <text:p>3.46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4573993694">
                <text:p>-1.45739936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1593">
                <text:p>3.31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3455395314">
                <text:p>-1.34553953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4073">
                <text:p>3.140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1834799848">
                <text:p>-1.18347998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915958">
                <text:p>2.9159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103667889">
                <text:p>-1.1036678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712973">
                <text:p>2.7129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8847064928">
                <text:p>-0.88470649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431756">
                <text:p>2.4317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714007783">
                <text:p>-0.7140077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130576">
                <text:p>2.130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172459463">
                <text:p>-0.61724594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865375">
                <text:p>1.865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944483657">
                <text:p>-0.49444836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06797">
                <text:p>1.6067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774754767">
                <text:p>-0.27747547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8986">
                <text:p>1.289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275896108">
                <text:p>-0.22758961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45404">
                <text:p>1.0454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287236588">
                <text:p>-0.02872365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9946">
                <text:p>0.749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89804547">
                <text:p>0.03898045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7928">
                <text:p>0.507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6024028">
                <text:p>0.1460240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5299">
                <text:p>0.275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19441655">
                <text:p>0.27194416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6345">
                <text:p>0.0363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90590326">
                <text:p>0.42905903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27617">
                <text:p>-0.2276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894419125">
                <text:p>0.48944191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443767">
                <text:p>-0.443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60707377">
                <text:p>0.61607073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72212">
                <text:p>-0.672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2944154">
                <text:p>0.75329441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915913">
                <text:p>-0.915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997727853">
                <text:p>0.79977278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109292">
                <text:p>-1.109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58380973">
                <text:p>0.97583809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355516">
                <text:p>-1.3555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139399191">
                <text:p>1.01393991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544993">
                <text:p>-1.5449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037494586">
                <text:p>1.10374945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731122">
                <text:p>-1.731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066314339">
                <text:p>1.20663143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923733">
                <text:p>-1.9237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3119761">
                <text:p>1.231197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68461">
                <text:p>-2.068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428300379">
                <text:p>1.44283003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305972">
                <text:p>-2.3059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624575633">
                <text:p>1.46245756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477328">
                <text:p>-2.4773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427699976">
                <text:p>1.54276999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645052">
                <text:p>-2.6450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347455767">
                <text:p>1.53474557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751472">
                <text:p>-2.7514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59429621">
                <text:p>1.5594296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838842">
                <text:p>-2.8388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460066342">
                <text:p>1.54600663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888118">
                <text:p>-2.8881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926762111">
                <text:p>1.49267621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885407">
                <text:p>-2.8854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554372252">
                <text:p>1.45543722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858778">
                <text:p>-2.858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551299219">
                <text:p>1.35512992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774173">
                <text:p>-2.7741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917578843">
                <text:p>1.29175788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675552">
                <text:p>-2.6755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272671129">
                <text:p>1.12726711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50019">
                <text:p>-2.500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029568311">
                <text:p>1.00295683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300471">
                <text:p>-2.3004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307013225">
                <text:p>0.93070132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119218">
                <text:p>-2.1192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24970406">
                <text:p>0.78249704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899646">
                <text:p>-1.899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408835994">
                <text:p>0.64088359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658933">
                <text:p>-1.6589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14608422">
                <text:p>0.50146084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405592">
                <text:p>-1.4055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50733449">
                <text:p>0.38507334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159189">
                <text:p>-1.1591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872773461">
                <text:p>0.28727734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929802">
                <text:p>-0.9298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49893783">
                <text:p>0.16498937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9543">
                <text:p>-0.695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10128326">
                <text:p>0.06101283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469941">
                <text:p>-0.4699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832553335">
                <text:p>-0.08325533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23514">
                <text:p>-0.223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228031512">
                <text:p>-0.12280315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32938">
                <text:p>-0.0329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2230279526">
                <text:p>-0.22302795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60866">
                <text:p>0.160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2918068848">
                <text:p>-0.29180688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5859">
                <text:p>0.3358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299367839">
                <text:p>-0.32993678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7889">
                <text:p>0.4778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160770854">
                <text:p>-0.41607708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9953">
                <text:p>0.6299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312393181">
                <text:p>-0.43123931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1393">
                <text:p>0.7413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717165441">
                <text:p>-0.47171654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42636">
                <text:p>0.842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50759658">
                <text:p>-0.507596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34019">
                <text:p>0.934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930315171">
                <text:p>-0.49303151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85208">
                <text:p>0.9852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6190083659">
                <text:p>-0.61900836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0329">
                <text:p>1.103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6045146247">
                <text:p>-0.60451462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72317">
                <text:p>1.172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6790353959">
                <text:p>-0.67903539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67989">
                <text:p>1.2679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6648738401">
                <text:p>-0.66487384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22304">
                <text:p>1.322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7256431485">
                <text:p>-0.72564314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99005">
                <text:p>1.399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51999471">
                <text:p>-0.75519994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69819">
                <text:p>1.4698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17726107">
                <text:p>-0.82177261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61383">
                <text:p>1.5613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8490797103">
                <text:p>-0.84907971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40602">
                <text:p>1.6406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8017224668">
                <text:p>-0.80172246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61826">
                <text:p>1.6618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8400134324">
                <text:p>-0.84001343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01493">
                <text:p>1.7014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463795716">
                <text:p>-0.84637957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3217">
                <text:p>1.732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225874029">
                <text:p>-0.82258740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36754">
                <text:p>1.7367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819838095">
                <text:p>-0.8198380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37976">
                <text:p>1.7379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8018666629">
                <text:p>-0.80186666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26811">
                <text:p>1.7268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7562122038">
                <text:p>-0.75621220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8894">
                <text:p>1.688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967517443">
                <text:p>-0.69675174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24069">
                <text:p>1.6240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6947583421">
                <text:p>-0.69475834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79511">
                <text:p>1.5795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6821872508">
                <text:p>-0.68218725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41439">
                <text:p>1.5414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6351789615">
                <text:p>-0.63517896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84735">
                <text:p>1.484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898002241">
                <text:p>-0.58980022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167">
                <text:p>1.4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257399776">
                <text:p>-0.52573997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28663">
                <text:p>1.3286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523215277">
                <text:p>-0.5232152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68313">
                <text:p>1.2683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739111477">
                <text:p>-0.47391114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95232">
                <text:p>1.1952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733138453">
                <text:p>-0.47331384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46134">
                <text:p>1.1461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469387096">
                <text:p>-0.44693870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95835">
                <text:p>1.0958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899540393">
                <text:p>-0.38995403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24333">
                <text:p>1.024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403596888">
                <text:p>-0.44035968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10283">
                <text:p>1.0102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743176688">
                <text:p>-0.37431766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569">
                <text:p>0.95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30768154">
                <text:p>-0.3307681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92297">
                <text:p>0.892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3662371625">
                <text:p>-0.36623716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72889">
                <text:p>0.8728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071151447">
                <text:p>-0.30711514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20548">
                <text:p>0.8205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2693017068">
                <text:p>-0.26930170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60463">
                <text:p>0.760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2427132551">
                <text:p>-0.24271325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02701">
                <text:p>0.7027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2171408957">
                <text:p>-0.21714089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47163">
                <text:p>0.647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839633871">
                <text:p>-0.18396338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8039">
                <text:p>0.588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211258186">
                <text:p>-0.12112581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6754">
                <text:p>0.5067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806532641">
                <text:p>-0.08065326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561">
                <text:p>0.425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760236995">
                <text:p>-0.07602369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845">
                <text:p>0.368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330704363">
                <text:p>-0.13307043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8385">
                <text:p>0.3683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373917519">
                <text:p>-0.03739175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4566">
                <text:p>0.3045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378014876">
                <text:p>-0.03780148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2311">
                <text:p>0.262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433875965">
                <text:p>-0.04338759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7876">
                <text:p>0.2378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434450071">
                <text:p>-0.04344500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1631">
                <text:p>0.2216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432199242">
                <text:p>-0.04321992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0656">
                <text:p>0.2106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717467068">
                <text:p>-0.07174670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2356">
                <text:p>0.2223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524517145">
                <text:p>-0.052451714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7292">
                <text:p>0.2172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661313812">
                <text:p>-0.06613138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3036">
                <text:p>0.2230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53557625">
                <text:p>0.00535576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79214">
                <text:p>0.1792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20032352">
                <text:p>-0.00200323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4916">
                <text:p>0.1549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1833993">
                <text:p>0.00118339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112844016">
                <text:p>-0.01128440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32705">
                <text:p>0.1327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67254709">
                <text:p>0.03672547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8108">
                <text:p>0.098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841102">
                <text:p>0.0028411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7639">
                <text:p>0.0976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245052691">
                <text:p>-0.02450526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5554">
                <text:p>0.1155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133609517">
                <text:p>-0.01336095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20065">
                <text:p>0.1200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354450178">
                <text:p>-0.03544501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3779">
                <text:p>0.137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374020136">
                <text:p>-0.03740201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0907">
                <text:p>0.1509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399006391">
                <text:p>-0.03990063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61314">
                <text:p>0.1613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844615974">
                <text:p>-0.08446159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7951">
                <text:p>0.197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06253863">
                <text:p>0.01062538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8984">
                <text:p>0.158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98988005">
                <text:p>-0.00989880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46698">
                <text:p>0.1466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220530201">
                <text:p>-0.02205302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46612">
                <text:p>0.1466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48081588">
                <text:p>0.04480815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1988">
                <text:p>0.1019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56407077">
                <text:p>0.04564070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1696">
                <text:p>0.0716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0358614">
                <text:p>0.0303586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1697">
                <text:p>0.0616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87176989">
                <text:p>0.02871769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6127">
                <text:p>0.0561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2740185">
                <text:p>0.02827401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2711">
                <text:p>0.0527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4212833">
                <text:p>0.00742128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4334">
                <text:p>0.064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16494871">
                <text:p>0.02164948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2595">
                <text:p>0.0625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3990189">
                <text:p>0.00439901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2935">
                <text:p>0.0729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39556038">
                <text:p>0.02395560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679">
                <text:p>0.066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14261897">
                <text:p>0.04142618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105">
                <text:p>0.05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22480212">
                <text:p>0.02224802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53344">
                <text:p>0.0533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97970526">
                <text:p>0.04979705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651">
                <text:p>0.036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07026924">
                <text:p>0.03070269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802">
                <text:p>0.038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72139329">
                <text:p>0.02721393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1351">
                <text:p>0.0413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06446716">
                <text:p>0.02064467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795">
                <text:p>0.047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186595882">
                <text:p>-0.01865958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8545">
                <text:p>0.0785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8436529">
                <text:p>0.02984365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6604">
                <text:p>0.0666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69690404">
                <text:p>-0.02696904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6515">
                <text:p>0.0965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431716708">
                <text:p>-0.04317167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27248">
                <text:p>0.127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109101888">
                <text:p>-0.11091018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2879">
                <text:p>0.192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736300084">
                <text:p>-0.07363000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1765">
                <text:p>0.211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714522426">
                <text:p>-0.07145224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29">
                <text:p>0.22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996871274">
                <text:p>-0.09968712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914">
                <text:p>0.249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937873294">
                <text:p>-0.09378732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2693">
                <text:p>0.2626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847032539">
                <text:p>-0.08470325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567">
                <text:p>0.265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230717315">
                <text:p>-0.12307173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3228">
                <text:p>0.2932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789695925">
                <text:p>-0.07896959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2196">
                <text:p>0.2821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819283283">
                <text:p>-0.18192832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3472">
                <text:p>0.3434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346659504">
                <text:p>-0.13466595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2803">
                <text:p>0.3528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396080348">
                <text:p>-0.13960803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2315">
                <text:p>0.3623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817214748">
                <text:p>-0.18172147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6725">
                <text:p>0.3967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191808413">
                <text:p>-0.21918084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4624">
                <text:p>0.4446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122591826">
                <text:p>-0.21225918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193">
                <text:p>0.471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599819172">
                <text:p>-0.25998191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1936">
                <text:p>0.5219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542013193">
                <text:p>-0.25420131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1406">
                <text:p>0.5514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076597462">
                <text:p>-0.30765974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6678">
                <text:p>0.606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866298417">
                <text:p>-0.28662984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9493">
                <text:p>0.6294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3190453797">
                <text:p>-0.31904537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66303">
                <text:p>0.666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105504955">
                <text:p>-0.31055049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85171">
                <text:p>0.6851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517338837">
                <text:p>-0.35173388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25195">
                <text:p>0.7251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599494506">
                <text:p>-0.35994945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57343">
                <text:p>0.7573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329335478">
                <text:p>-0.33293354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60758">
                <text:p>0.7607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068155718">
                <text:p>-0.30681557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435226422">
                <text:p>-0.34352264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60008">
                <text:p>0.7600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2973165299">
                <text:p>-0.29731652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38794">
                <text:p>0.7387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32714086">
                <text:p>-0.3327140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8251">
                <text:p>0.7482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3343813177">
                <text:p>-0.33438131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55665">
                <text:p>0.7556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570981124">
                <text:p>-0.35709811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75747">
                <text:p>0.7757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883428204">
                <text:p>-0.28834282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33">
                <text:p>0.74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2692471487">
                <text:p>-0.26924714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0895">
                <text:p>0.708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26981154">
                <text:p>-0.3269811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24542">
                <text:p>0.7245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2781291803">
                <text:p>-0.27812918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0237">
                <text:p>0.702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2845848595">
                <text:p>-0.28458485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91898">
                <text:p>0.6918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3102562461">
                <text:p>-0.31025624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02031">
                <text:p>0.7020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2525978629">
                <text:p>-0.25259786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70351">
                <text:p>0.670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501243988">
                <text:p>-0.25012439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47591">
                <text:p>0.6475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463098809">
                <text:p>-0.24630988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9881">
                <text:p>0.6298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313691397">
                <text:p>-0.23136913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8121">
                <text:p>0.608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358807243">
                <text:p>-0.23588072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6627">
                <text:p>0.5966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565525395">
                <text:p>-0.25655253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2747">
                <text:p>0.6027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2320834797">
                <text:p>-0.23208347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0515">
                <text:p>0.5905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010923407">
                <text:p>-0.20109234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1707">
                <text:p>0.5617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243378672">
                <text:p>-0.22433786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8003">
                <text:p>0.558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2415937018">
                <text:p>-0.24159370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7038">
                <text:p>0.5670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1949538815">
                <text:p>-0.19495388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197">
                <text:p>0.541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430549118">
                <text:p>-0.14305491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0671">
                <text:p>0.4906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801211424">
                <text:p>-0.18012114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1193">
                <text:p>0.4811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378538295">
                <text:p>-0.13785382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6704">
                <text:p>0.4467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356597746">
                <text:p>-0.13565977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2258">
                <text:p>0.4222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734163244">
                <text:p>-0.17341632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1134">
                <text:p>0.4311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994420571">
                <text:p>-0.09944205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7741">
                <text:p>0.3877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462202283">
                <text:p>-0.14622022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0005">
                <text:p>0.390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425643123">
                <text:p>-0.14256431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9077">
                <text:p>0.3890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084728589">
                <text:p>-0.10847285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734">
                <text:p>0.3657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402334884">
                <text:p>-0.14023348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1349">
                <text:p>0.3713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904203605">
                <text:p>-0.09042036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1888">
                <text:p>0.3418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497268807">
                <text:p>-0.14972688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1786">
                <text:p>0.3617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847361498">
                <text:p>-0.08473614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1726">
                <text:p>0.3317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23951388">
                <text:p>-0.1239513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7834">
                <text:p>0.3378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40560616">
                <text:p>-0.1405606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2975">
                <text:p>0.3529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652186617">
                <text:p>-0.06521866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2845">
                <text:p>0.3128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55553583">
                <text:p>-0.1555535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6316">
                <text:p>0.3463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504765511">
                <text:p>-0.15047655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237">
                <text:p>0.3652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348662033">
                <text:p>-0.13486620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744">
                <text:p>0.367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461091673">
                <text:p>-0.14610916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6403">
                <text:p>0.3764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486636947">
                <text:p>-0.14866369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4078">
                <text:p>0.3840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876680956">
                <text:p>-0.18766809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5191">
                <text:p>0.4151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1767984226">
                <text:p>-0.17679842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8679">
                <text:p>0.4286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982972691">
                <text:p>-0.19829726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998">
                <text:p>0.4519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593145557">
                <text:p>-0.15931455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1553">
                <text:p>0.4415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683395914">
                <text:p>-0.16833959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0608">
                <text:p>0.4406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792414703">
                <text:p>-0.17924147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7246">
                <text:p>0.4472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792432436">
                <text:p>-0.17924324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67">
                <text:p>0.451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239617849">
                <text:p>-0.12396178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777">
                <text:p>0.417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73169927">
                <text:p>-0.1731699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7979">
                <text:p>0.4279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728923409">
                <text:p>-0.17289234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4598">
                <text:p>0.4345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755579472">
                <text:p>-0.17555794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0785">
                <text:p>0.4407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862224373">
                <text:p>-0.18622243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2016">
                <text:p>0.4520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418508471">
                <text:p>-0.24185084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58">
                <text:p>0.496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664995804">
                <text:p>-0.16649958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6052">
                <text:p>0.4760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703563601">
                <text:p>-0.17035636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4942">
                <text:p>0.4649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662737527">
                <text:p>-0.16627375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4818">
                <text:p>0.4548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954993295">
                <text:p>-0.19549932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7551">
                <text:p>0.467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127652871">
                <text:p>-0.21276528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7546">
                <text:p>0.4875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059922316">
                <text:p>-0.20599223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355">
                <text:p>0.4963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223718104">
                <text:p>-0.2237181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4041">
                <text:p>0.514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129393089">
                <text:p>-0.21293930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8641">
                <text:p>0.5186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892311127">
                <text:p>-0.18923111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5905">
                <text:p>0.5059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361244069">
                <text:p>-0.23612440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8674">
                <text:p>0.5286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789027517">
                <text:p>-0.17890275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5706">
                <text:p>0.5057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677013647">
                <text:p>-0.26770136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9589">
                <text:p>0.5495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434733172">
                <text:p>-0.14347331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028">
                <text:p>0.4960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769623182">
                <text:p>-0.17696231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2657">
                <text:p>0.4826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883069299">
                <text:p>-0.18830692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1309">
                <text:p>0.481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279680378">
                <text:p>-0.22796803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6847">
                <text:p>0.5068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2030938916">
                <text:p>-0.20309389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7285">
                <text:p>0.5072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908855493">
                <text:p>-0.19088554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944">
                <text:p>0.499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836654794">
                <text:p>-0.18366547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9399">
                <text:p>0.4893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670940586">
                <text:p>-0.16709405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1662">
                <text:p>0.4716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956613049">
                <text:p>-0.19566130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8884">
                <text:p>0.4788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267192252">
                <text:p>-0.22671922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4399">
                <text:p>0.5043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2623321">
                <text:p>-0.226233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1077">
                <text:p>0.5210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044260282">
                <text:p>-0.20442602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7656">
                <text:p>0.5176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2303015202">
                <text:p>-0.23030152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2624">
                <text:p>0.5326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2269449214">
                <text:p>-0.22694492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0361">
                <text:p>0.5403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2118107221">
                <text:p>-0.21181072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5429">
                <text:p>0.5354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547958775">
                <text:p>-0.15479587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4138">
                <text:p>0.4941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2351402194">
                <text:p>-0.23514021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0177">
                <text:p>0.5201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640130464">
                <text:p>-0.16401304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114660042">
                <text:p>-0.21146600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1718">
                <text:p>0.5017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500554046">
                <text:p>-0.25005540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517">
                <text:p>0.535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233385805">
                <text:p>-0.2333858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6351">
                <text:p>0.5463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2264760205">
                <text:p>-0.22647602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9195">
                <text:p>0.5491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516673026">
                <text:p>-0.15166730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1227">
                <text:p>0.5012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2147330316">
                <text:p>-0.21473303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1298">
                <text:p>0.5112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964850957">
                <text:p>-0.19648509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5846">
                <text:p>0.5058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2034568654">
                <text:p>-0.20345686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686">
                <text:p>0.506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265246316">
                <text:p>-0.22652463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2912">
                <text:p>0.5229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859687409">
                <text:p>-0.18596874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6576">
                <text:p>0.5065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2156335558">
                <text:p>-0.21563355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5463">
                <text:p>0.5154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212761779">
                <text:p>-0.2127617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9471">
                <text:p>0.5194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2438220432">
                <text:p>-0.24382204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2845">
                <text:p>0.5428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952878903">
                <text:p>-0.19528789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6071">
                <text:p>0.5260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786670155">
                <text:p>-0.17866701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3814">
                <text:p>0.5038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188651119">
                <text:p>-0.11886511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9121">
                <text:p>0.4491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585627749">
                <text:p>-0.15856277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9135">
                <text:p>0.4391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504871709">
                <text:p>-0.15048717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7097">
                <text:p>0.4270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70870754">
                <text:p>-0.1708707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2662">
                <text:p>0.4326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536308614">
                <text:p>-0.15363086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488">
                <text:p>0.424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1629508659">
                <text:p>-0.16295086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5906">
                <text:p>0.4259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1084759673">
                <text:p>-0.10847596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0279">
                <text:p>0.3902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373935972">
                <text:p>-0.13739359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5812">
                <text:p>0.3858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335747315">
                <text:p>-0.13357473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0291">
                <text:p>0.3802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006256558">
                <text:p>-0.10062565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4649">
                <text:p>0.354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263877445">
                <text:p>-0.126387744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4733">
                <text:p>0.3547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793646071">
                <text:p>-0.07936460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3446">
                <text:p>0.3234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795479068">
                <text:p>-0.17954790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9374">
                <text:p>0.3693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152686927">
                <text:p>-0.11526869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7134">
                <text:p>0.3571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434429674">
                <text:p>-0.14344296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7758">
                <text:p>0.3677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590781662">
                <text:p>-0.15907816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5259">
                <text:p>0.3852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467565144">
                <text:p>-0.14675651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8708">
                <text:p>0.388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266033774">
                <text:p>-0.12660337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7574">
                <text:p>0.3775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201746511">
                <text:p>-0.12017465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869">
                <text:p>0.3658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2425014598">
                <text:p>-0.24250145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9606">
                <text:p>0.4396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1537891286">
                <text:p>-0.15378912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9612">
                <text:p>0.4296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495360735">
                <text:p>-0.14953607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0118">
                <text:p>0.4201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224040874">
                <text:p>-0.12240408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5706">
                <text:p>0.3957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018035765">
                <text:p>-0.10180357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706">
                <text:p>0.3657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312403528">
                <text:p>-0.13124035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336">
                <text:p>0.3653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485773102">
                <text:p>-0.14857731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6646">
                <text:p>0.3766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207444622">
                <text:p>-0.12074446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63">
                <text:p>0.365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261168314">
                <text:p>-0.12611683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187">
                <text:p>0.361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366294109">
                <text:p>-0.13662941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6372">
                <text:p>0.3663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356883652">
                <text:p>-0.13568836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8745">
                <text:p>0.3687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1784507615">
                <text:p>-0.17845076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8829">
                <text:p>0.3988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1952329195">
                <text:p>-0.19523291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0064">
                <text:p>0.4300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869778837">
                <text:p>-0.18697788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5376">
                <text:p>0.4453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2174665973">
                <text:p>-0.21746659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5902">
                <text:p>0.4759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2017026363">
                <text:p>-0.20170263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5736">
                <text:p>0.4857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551498499">
                <text:p>-0.15514984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126">
                <text:p>0.461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647226844">
                <text:p>-0.16472268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33">
                <text:p>0.451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897581037">
                <text:p>-0.18975810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2046421935">
                <text:p>-0.20464219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8032">
                <text:p>0.4780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2072425068">
                <text:p>-0.20724250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0849">
                <text:p>0.4908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674453883">
                <text:p>-0.16744538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2862">
                <text:p>0.4728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2004736271">
                <text:p>-0.20047362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2892">
                <text:p>0.4828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401166081">
                <text:p>-0.14011660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9344">
                <text:p>0.4493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671557479">
                <text:p>-0.16715574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5011">
                <text:p>0.4450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2007191219">
                <text:p>-0.20071912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4496">
                <text:p>0.4644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044323325">
                <text:p>-0.20443233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9955">
                <text:p>0.4799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2554719733">
                <text:p>-0.25547197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4278">
                <text:p>0.524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3331490392">
                <text:p>-0.33314903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559">
                <text:p>0.605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369228894">
                <text:p>-0.33692288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62291">
                <text:p>0.6622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668534868">
                <text:p>-0.26685348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53371">
                <text:p>0.6533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3425828405">
                <text:p>-0.34258284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97904">
                <text:p>0.6979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3540789433">
                <text:p>-0.35407894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35243">
                <text:p>0.7352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4973256129">
                <text:p>-0.49732561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55608">
                <text:p>0.8556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477365047">
                <text:p>-0.54773650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69419">
                <text:p>0.9694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6532564659">
                <text:p>-0.65325646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15597">
                <text:p>1.1155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6549458121">
                <text:p>-0.65494581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14134">
                <text:p>1.2141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448812884">
                <text:p>-0.64488128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73089">
                <text:p>1.2730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7170010267">
                <text:p>-0.71700102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60448">
                <text:p>1.3604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7636167693">
                <text:p>-0.76361676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49735">
                <text:p>1.4497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8378546354">
                <text:p>-0.83785463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58719">
                <text:p>1.5587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8749893182">
                <text:p>-0.87498931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56097">
                <text:p>1.6560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9067791484">
                <text:p>-0.90677914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42178">
                <text:p>1.7421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9391031989">
                <text:p>-0.93910319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821087">
                <text:p>1.8210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9734736487">
                <text:p>-0.97347364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896581">
                <text:p>1.8965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0920105358">
                <text:p>-1.09201053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025901">
                <text:p>2.0259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2193724858">
                <text:p>-1.21937248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196972">
                <text:p>2.1969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3146549135">
                <text:p>-1.31465491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374483">
                <text:p>2.3744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4398902041">
                <text:p>-1.43989020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576251">
                <text:p>2.576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6017785173">
                <text:p>-1.60177851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818614">
                <text:p>2.8186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7801374328">
                <text:p>-1.78013743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099008">
                <text:p>3.0990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8455349619">
                <text:p>-1.84553496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29451">
                <text:p>3.3294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9786327227">
                <text:p>-1.97863272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571733">
                <text:p>3.5717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9509777117">
                <text:p>-1.95097771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714753">
                <text:p>3.7147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9003295328">
                <text:p>-1.90032953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7763">
                <text:p>3.77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7413606958">
                <text:p>-1.74136069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711353">
                <text:p>3.7113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5853055972">
                <text:p>-1.58530559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564053">
                <text:p>3.5640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4590098304">
                <text:p>-1.45900983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381712">
                <text:p>3.3817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3129045211">
                <text:p>-1.31290452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162814">
                <text:p>3.1628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1551771609">
                <text:p>-1.15517716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911808">
                <text:p>2.9118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094100915">
                <text:p>-1.0941009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703831">
                <text:p>2.7038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9595373712">
                <text:p>-0.95953737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475542">
                <text:p>2.4755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861545843">
                <text:p>-0.8615458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258097">
                <text:p>2.2580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6279056116">
                <text:p>-0.62790561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957459">
                <text:p>1.9574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5068078355">
                <text:p>-0.50680783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764">
                <text:p>1.67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2314034301">
                <text:p>-0.23140343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05532">
                <text:p>1.3055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3169627">
                <text:p>-0.131696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9193">
                <text:p>0.991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310630844">
                <text:p>0.03106308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7446">
                <text:p>0.674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515604587">
                <text:p>0.15156045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2584">
                <text:p>0.3825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9930013">
                <text:p>0.299300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9604">
                <text:p>0.0896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78024239">
                <text:p>0.45780242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11285">
                <text:p>-0.2112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653619708">
                <text:p>0.56536197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483488">
                <text:p>-0.4834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379840758">
                <text:p>0.73798407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779944">
                <text:p>-0.7799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933203753">
                <text:p>0.79332037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014384">
                <text:p>-1.0143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492851065">
                <text:p>0.94928510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274571">
                <text:p>-1.2745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659374955">
                <text:p>1.06593749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525712">
                <text:p>-1.5257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590534749">
                <text:p>1.15905347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755136">
                <text:p>-1.755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149664176">
                <text:p>1.21496641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945291">
                <text:p>-1.9452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3528934906">
                <text:p>1.35289349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163945">
                <text:p>-2.1639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746026342">
                <text:p>1.47460263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390779">
                <text:p>-2.3907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968293085">
                <text:p>1.59682930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623409">
                <text:p>-2.6234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5770001069">
                <text:p>1.57700010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765215">
                <text:p>-2.7652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6683331166">
                <text:p>1.66833311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92059">
                <text:p>-2.920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866786461">
                <text:p>1.58667864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969704">
                <text:p>-2.9697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1640698">
                <text:p>1.516406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955593">
                <text:p>-2.9555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645342219">
                <text:p>1.36453422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844958">
                <text:p>-2.8449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247418892">
                <text:p>1.32474188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744708">
                <text:p>-2.7447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660730872">
                <text:p>1.26607308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638796">
                <text:p>-2.6387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597938766">
                <text:p>1.15979387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497377">
                <text:p>-2.4973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069364639">
                <text:p>1.10693646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367904">
                <text:p>-2.3679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292249987">
                <text:p>1.02922499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229826">
                <text:p>-2.2298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455717831">
                <text:p>0.94557178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82053">
                <text:p>-2.0820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63631853">
                <text:p>0.84636318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917451">
                <text:p>-1.9174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6949514181">
                <text:p>0.69495141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706837">
                <text:p>-1.7068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969393922">
                <text:p>0.59693939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501156">
                <text:p>-1.5011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69937744">
                <text:p>0.3699377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212783">
                <text:p>-1.2127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77992269">
                <text:p>0.19779922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905875">
                <text:p>-0.9058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38839646">
                <text:p>-0.0388396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543621">
                <text:p>-0.5436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2531348675">
                <text:p>-0.25313486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15938">
                <text:p>-0.159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4064324088">
                <text:p>-0.40643240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8855">
                <text:p>0.1988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5226892922">
                <text:p>-0.52268929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5071">
                <text:p>0.5150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6340729341">
                <text:p>-0.63407293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00037">
                <text:p>0.8000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7267808399">
                <text:p>-0.72678083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5173">
                <text:p>1.05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8057861401">
                <text:p>-0.80578614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72117">
                <text:p>1.2721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8410789169">
                <text:p>-0.84107891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42505">
                <text:p>1.4425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8531943081">
                <text:p>-0.85319430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64126">
                <text:p>1.5641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9001813174">
                <text:p>-0.90018131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76492">
                <text:p>1.6764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805525721">
                <text:p>-0.8055257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88278">
                <text:p>1.6882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8021547844">
                <text:p>-0.80215478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93885">
                <text:p>1.6938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7413900519">
                <text:p>-0.74139005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57119">
                <text:p>1.6571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7387264555">
                <text:p>-0.73872645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30842">
                <text:p>1.6308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6913310085">
                <text:p>-0.69133100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8174">
                <text:p>1.581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6974080284">
                <text:p>-0.69740802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5307">
                <text:p>1.553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6963046163">
                <text:p>-0.69630461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33229">
                <text:p>1.5332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6606732432">
                <text:p>-0.66067324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96257">
                <text:p>1.4962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7055053501">
                <text:p>-0.70550535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01502">
                <text:p>1.5015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740696056">
                <text:p>-0.7406960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28454">
                <text:p>1.5284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7712622205">
                <text:p>-0.77126222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66789">
                <text:p>1.5667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7762539227">
                <text:p>-0.77625392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95662">
                <text:p>1.5956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8594825655">
                <text:p>-0.85948256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70379">
                <text:p>1.6703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037226026">
                <text:p>-0.90372260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49658">
                <text:p>1.7496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8475793809">
                <text:p>-0.84757938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65066">
                <text:p>1.7650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8562219266">
                <text:p>-0.85622192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81095">
                <text:p>1.7810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8046723361">
                <text:p>-0.80467233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57415">
                <text:p>1.7574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7875297832">
                <text:p>-0.78752978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730209">
                <text:p>1.7302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6676248405">
                <text:p>-0.66762484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32156">
                <text:p>1.6321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6023777715">
                <text:p>-0.60237777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23324">
                <text:p>1.523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5224893437">
                <text:p>-0.52248934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97549">
                <text:p>1.3975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3758466037">
                <text:p>-0.37584660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15988">
                <text:p>1.2159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3023461782">
                <text:p>-0.30234617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46006">
                <text:p>1.0460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7007657">
                <text:p>-0.270076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11223">
                <text:p>0.9112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2079013161">
                <text:p>-0.20790131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79961">
                <text:p>0.7799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2085473449">
                <text:p>-0.20854734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92921">
                <text:p>0.6929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1684436236">
                <text:p>-0.16844362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1727180732">
                <text:p>-0.17271807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4569">
                <text:p>0.5545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2009676861">
                <text:p>-0.20096768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767">
                <text:p>0.537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050379213">
                <text:p>-0.10503792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2465">
                <text:p>0.4624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2297136519">
                <text:p>-0.22971365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5453">
                <text:p>0.4954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2160969234">
                <text:p>-0.21609692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836">
                <text:p>0.508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150360842">
                <text:p>-0.21503608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6254">
                <text:p>0.5162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2182299396">
                <text:p>-0.21822993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3643">
                <text:p>0.52364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1817772705">
                <text:p>-0.18177727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4269">
                <text:p>0.5042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466863069">
                <text:p>-0.14668630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7969">
                <text:p>0.4679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874210356">
                <text:p>-0.08742103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4275">
                <text:p>0.4042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705276342">
                <text:p>-0.07052763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0569">
                <text:p>0.3505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59926531">
                <text:p>-0.00599265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1765">
                <text:p>0.2717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09145343">
                <text:p>0.01091453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798">
                <text:p>0.207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11507736">
                <text:p>-0.00115077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73518">
                <text:p>0.1735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66267501">
                <text:p>0.05662675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204">
                <text:p>0.112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0137461">
                <text:p>0.0201374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5394">
                <text:p>0.0953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69670574">
                <text:p>0.07696705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6421">
                <text:p>0.0464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81740112">
                <text:p>0.03817401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9644">
                <text:p>0.0396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707784669">
                <text:p>0.07077846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37270777">
                <text:p>0.04372707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13935">
                <text:p>0.0139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534330906">
                <text:p>0.05343309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07824">
                <text:p>0.0078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68243391">
                <text:p>-0.00682433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3918">
                <text:p>0.0439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191420942">
                <text:p>-0.01914209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7618">
                <text:p>0.076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339107718">
                <text:p>-0.03391077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7524">
                <text:p>0.1075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370094377">
                <text:p>-0.03700943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30476">
                <text:p>0.1304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460360358">
                <text:p>-0.04603603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1788">
                <text:p>0.1517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815311568">
                <text:p>-0.08153115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8965">
                <text:p>0.189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1133001115">
                <text:p>-0.11330011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6056">
                <text:p>0.2360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1297599931">
                <text:p>-0.12975999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7952">
                <text:p>0.2779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228824849">
                <text:p>-0.12288248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1287">
                <text:p>0.3012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162981772">
                <text:p>-0.11629817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2448">
                <text:p>0.3124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96867893">
                <text:p>-0.0968678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6934">
                <text:p>0.3069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247519259">
                <text:p>-0.12475192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1846">
                <text:p>0.3218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912363143">
                <text:p>-0.09123631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9444">
                <text:p>0.3094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643490162">
                <text:p>-0.06434901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3257">
                <text:p>0.2832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890499104">
                <text:p>-0.08904991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227">
                <text:p>0.282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531019235">
                <text:p>-0.05310192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7652">
                <text:p>0.2576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926613601">
                <text:p>-0.09266136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7615">
                <text:p>0.2676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811383545">
                <text:p>-0.081138354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6574">
                <text:p>0.2665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038083362">
                <text:p>-0.10380833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099">
                <text:p>0.280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01238576">
                <text:p>-0.1012385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8885">
                <text:p>0.2888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673272993">
                <text:p>-0.06732729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1542">
                <text:p>0.2715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475783375">
                <text:p>-0.14757833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3476">
                <text:p>0.3134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686434184">
                <text:p>-0.06864341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8806">
                <text:p>0.2888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642907571">
                <text:p>-0.16429075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6121">
                <text:p>0.3361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1037397984">
                <text:p>-0.10373979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729">
                <text:p>0.327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749178662">
                <text:p>-0.07491786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2194">
                <text:p>0.3021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901812303">
                <text:p>-0.09018123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5644">
                <text:p>0.2956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1049612087">
                <text:p>-0.10496120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1131">
                <text:p>0.3011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114609734">
                <text:p>-0.1146097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1219">
                <text:p>0.3112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1152804179">
                <text:p>-0.11528041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8388">
                <text:p>0.3183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926185238">
                <text:p>-0.09261852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806">
                <text:p>0.308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1180258036">
                <text:p>-0.11802580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8114">
                <text:p>0.3181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664914508">
                <text:p>-0.06649145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0462">
                <text:p>0.2904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573100453">
                <text:p>-0.05731004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5916">
                <text:p>0.2659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767072162">
                <text:p>-0.07670721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2488">
                <text:p>0.2624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654657571">
                <text:p>-0.06546575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271">
                <text:p>0.252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310885442">
                <text:p>-0.03108854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328">
                <text:p>0.223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672162684">
                <text:p>-0.06721626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7749">
                <text:p>0.2277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455071714">
                <text:p>-0.04550717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6257">
                <text:p>0.2162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435628953">
                <text:p>-0.04356289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7303">
                <text:p>0.2073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827003693">
                <text:p>-0.08270036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7424">
                <text:p>0.2274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021033484">
                <text:p>-0.10210334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3765">
                <text:p>0.2537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828090717">
                <text:p>-0.08280907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8458">
                <text:p>0.2584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122899229">
                <text:p>-0.11228992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1235">
                <text:p>0.2812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794558618">
                <text:p>-0.07945586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4529">
                <text:p>0.2745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297279064">
                <text:p>-0.12972790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3568">
                <text:p>0.3035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283650194">
                <text:p>-0.12836501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2012">
                <text:p>0.3220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225525957">
                <text:p>-0.12255259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0428">
                <text:p>0.3304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977417556">
                <text:p>-0.09774175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9498">
                <text:p>0.3194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93749029">
                <text:p>-0.0937490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9554">
                <text:p>0.3095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1164986629">
                <text:p>-0.11649866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8091">
                <text:p>0.3180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1339928541">
                <text:p>-0.13399285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544">
                <text:p>0.335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1459240286">
                <text:p>-0.14592402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4955">
                <text:p>0.3549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1403599074">
                <text:p>-0.14035990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425">
                <text:p>0.364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1276743098">
                <text:p>-0.12767430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1989">
                <text:p>0.3619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076811431">
                <text:p>-0.20768114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3811">
                <text:p>0.4138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2092372272">
                <text:p>-0.20923722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9382">
                <text:p>0.4493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2155340575">
                <text:p>-0.21553405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7283">
                <text:p>0.4772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1708473771">
                <text:p>-0.17084737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609">
                <text:p>0.466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2038844072">
                <text:p>-0.20388440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0652">
                <text:p>0.4806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2125966405">
                <text:p>-0.21259664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164">
                <text:p>0.4961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1470676328">
                <text:p>-0.14706763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2821">
                <text:p>0.4628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2002140423">
                <text:p>-0.20021404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6027">
                <text:p>0.4760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219563417">
                <text:p>-0.2195634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7725">
                <text:p>0.4977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1860663881">
                <text:p>-0.18606638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9857">
                <text:p>0.4898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054078949">
                <text:p>-0.10540789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085">
                <text:p>0.430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989887214">
                <text:p>-0.19898872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3905">
                <text:p>0.4539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1289707199">
                <text:p>-0.12897071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2598">
                <text:p>0.4225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1393310391">
                <text:p>-0.13933103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8641">
                <text:p>0.4086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162248917">
                <text:p>-0.21622489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0595">
                <text:p>0.4505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1389555141">
                <text:p>-0.13895551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7048">
                <text:p>0.4270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1067277497">
                <text:p>-0.10672774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9874">
                <text:p>0.3898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335181959">
                <text:p>-0.13351819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296">
                <text:p>0.382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222688519">
                <text:p>-0.12226885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0854">
                <text:p>0.3708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1094052017">
                <text:p>-0.10940520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4212">
                <text:p>0.3542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841183107">
                <text:p>-0.08411831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6267">
                <text:p>0.3262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282969716">
                <text:p>-0.02829697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0437">
                <text:p>0.2704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629487582">
                <text:p>-0.06294875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633">
                <text:p>0.256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716886459">
                <text:p>-0.07168864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2754">
                <text:p>0.2527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1320575883">
                <text:p>-0.13205758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0611">
                <text:p>0.2906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842158102">
                <text:p>-0.08421581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3949">
                <text:p>0.2839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790044229">
                <text:p>-0.07900442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6036">
                <text:p>0.2760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228993531">
                <text:p>-0.12289935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0021">
                <text:p>0.3000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670150892">
                <text:p>-0.06701508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8755">
                <text:p>0.2787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081312606">
                <text:p>-0.10813126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1989">
                <text:p>0.2919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93004389">
                <text:p>-0.0930043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0726">
                <text:p>0.2907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234240227">
                <text:p>-0.02342402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3504">
                <text:p>0.2435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716099492">
                <text:p>-0.07160994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4155">
                <text:p>0.2441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858932721">
                <text:p>-0.08589327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411">
                <text:p>0.254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490141483">
                <text:p>-0.04901414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6161">
                <text:p>0.2361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40053735">
                <text:p>-0.0400537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8228">
                <text:p>0.2182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8045986">
                <text:p>-0.080459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321">
                <text:p>0.2332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987624679">
                <text:p>-0.09876246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5394">
                <text:p>0.2553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697899916">
                <text:p>-0.06978999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0865">
                <text:p>0.25086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791928249">
                <text:p>-0.07919282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4115">
                <text:p>0.2541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96070478">
                <text:p>-0.1960704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4186">
                <text:p>0.3341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263690097">
                <text:p>-0.12636900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1084">
                <text:p>0.3410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157933772">
                <text:p>-0.21579337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5288">
                <text:p>0.4052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2499240714">
                <text:p>-0.24992407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0822">
                <text:p>0.4708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599307195">
                <text:p>-0.15993071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4508">
                <text:p>0.4545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76338773">
                <text:p>-0.1763387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4573">
                <text:p>0.4545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2110738142">
                <text:p>-0.21107381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777">
                <text:p>0.4777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989930163">
                <text:p>-0.19899301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5175">
                <text:p>0.4851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26199222">
                <text:p>-0.1261992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1589">
                <text:p>0.4415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542293671">
                <text:p>-0.15422936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1227">
                <text:p>0.4312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944046812">
                <text:p>-0.09440468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4445">
                <text:p>0.3844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1252881561">
                <text:p>-0.12528815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3856">
                <text:p>0.3738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131174232">
                <text:p>-0.11311742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8687">
                <text:p>0.3586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933986531">
                <text:p>-0.09339865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5435">
                <text:p>0.3354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255511417">
                <text:p>-0.02555114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4716">
                <text:p>0.2747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48392375">
                <text:p>-0.00483923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0448">
                <text:p>0.2204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465094614">
                <text:p>0.04650946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0058">
                <text:p>0.1500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481166574">
                <text:p>0.04811665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2079">
                <text:p>0.1020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586028597">
                <text:p>0.15860285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03539">
                <text:p>-0.0035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446830071">
                <text:p>0.24468300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131298">
                <text:p>-0.1312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980497395">
                <text:p>0.29804973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52008">
                <text:p>-0.2520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63994663">
                <text:p>0.3639946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376403">
                <text:p>-0.3764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19998892">
                <text:p>0.5199988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563284">
                <text:p>-0.5632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091374576">
                <text:p>0.60913745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747236">
                <text:p>-0.7472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119798782">
                <text:p>0.61197987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871714">
                <text:p>-0.8717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068428949">
                <text:p>0.70684289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017896">
                <text:p>-1.0178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758938822">
                <text:p>0.87589388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227992">
                <text:p>-1.2279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465684204">
                <text:p>0.94656842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415106">
                <text:p>-1.4151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369844891">
                <text:p>1.03698448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600064">
                <text:p>-1.6000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177531741">
                <text:p>1.11775317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777155">
                <text:p>-1.7771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287508423">
                <text:p>1.2875084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08318">
                <text:p>-2.0083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829090877">
                <text:p>1.38290908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225952">
                <text:p>-2.2259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066135104">
                <text:p>1.50661351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453437">
                <text:p>-2.45343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6519023539">
                <text:p>1.65190235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701873">
                <text:p>-2.7018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6232045351">
                <text:p>1.62320453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8483">
                <text:p>-2.84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7455480882">
                <text:p>1.74554808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027426">
                <text:p>-3.0274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8300378077">
                <text:p>1.83003780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20311">
                <text:p>-3.203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227137585">
                <text:p>1.92271375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381958">
                <text:p>-3.3819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428795322">
                <text:p>1.94287953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514582">
                <text:p>-3.5145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51955922">
                <text:p>1.99519559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637833">
                <text:p>-3.6378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0724376482">
                <text:p>2.07243764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771452">
                <text:p>-3.7714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0731904444">
                <text:p>2.07319044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860996">
                <text:p>-3.8609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1435451719">
                <text:p>2.14354517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967562">
                <text:p>-3.9675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1176377065">
                <text:p>2.11763770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4.021308">
                <text:p>-4.0213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10369798">
                <text:p>2.103697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4.047832">
                <text:p>-4.0478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010449746">
                <text:p>1.90104497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930428">
                <text:p>-3.9304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7206364725">
                <text:p>1.72063647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731939">
                <text:p>-3.7319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5212415993">
                <text:p>1.52124159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46676">
                <text:p>-3.4667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311334811">
                <text:p>1.13113348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3.030019">
                <text:p>-3.0300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982734043">
                <text:p>0.89827340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583766">
                <text:p>-2.5837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5844834486">
                <text:p>0.58448344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77229">
                <text:p>-2.0772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878415481">
                <text:p>0.18784154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475295">
                <text:p>-1.4752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806899794">
                <text:p>-0.08068997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895181">
                <text:p>-0.8951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357831242">
                <text:p>-0.3578312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32387">
                <text:p>-0.323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5508641216">
                <text:p>-0.55086412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85513">
                <text:p>0.1855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8179047224">
                <text:p>-0.81790472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02957">
                <text:p>0.7029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045817986">
                <text:p>-1.0458179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99694">
                <text:p>1.1996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.1395986638">
                <text:p>-1.13959866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93223">
                <text:p>1.5932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3251189303">
                <text:p>-1.32511893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979126">
                <text:p>1.9791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4866345151">
                <text:p>-1.48663451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343947">
                <text:p>2.3439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6633023733">
                <text:p>-1.66330237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704818">
                <text:p>2.7048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7318747641">
                <text:p>-1.73187476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991007">
                <text:p>2.9910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820666846">
                <text:p>-1.8206668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240904">
                <text:p>3.2409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9527647509">
                <text:p>-1.95276475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495483">
                <text:p>3.4954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9478146692">
                <text:p>-1.94781466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661833">
                <text:p>3.6618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9753316424">
                <text:p>-1.97533164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791028">
                <text:p>3.7910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.108939829">
                <text:p>-2.1089398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966179">
                <text:p>3.96617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.1613949699">
                <text:p>-2.16139496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4.117862">
                <text:p>4.1178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.2889400888">
                <text:p>-2.28894008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4.303958">
                <text:p>4.3039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.4215482638">
                <text:p>-2.42154826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4.516361">
                <text:p>4.5163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.6938803634">
                <text:p>-2.69388036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4.839429">
                <text:p>4.8394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.8230897358">
                <text:p>-2.82308973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5.140843">
                <text:p>5.1408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.0053184146">
                <text:p>-3.00531841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5.463167">
                <text:p>5.4631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.1456041713">
                <text:p>-3.14560417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5.771469">
                <text:p>5.7714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.2987232267">
                <text:p>-3.29872322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6.07898">
                <text:p>6.078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3.2509039628">
                <text:p>-3.25090396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6.252028">
                <text:p>6.2520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.1545511108">
                <text:p>-3.15455111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6.30312">
                <text:p>6.303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.9243061439">
                <text:p>-2.92430614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6.183697">
                <text:p>6.1836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.5845248655">
                <text:p>-2.58452486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5.877631">
                <text:p>5.8776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.3653875103">
                <text:p>-2.36538751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5.527605">
                <text:p>5.5276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.0154263686">
                <text:p>-2.01542636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5.061083">
                <text:p>5.0610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.6714072264">
                <text:p>-1.67140722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4.52089">
                <text:p>4.520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.3823739726">
                <text:p>-1.38237397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968255">
                <text:p>3.9682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0889394165">
                <text:p>-1.08893941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3.404395">
                <text:p>3.4043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8865344953">
                <text:p>-0.88653449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89373">
                <text:p>2.893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6150604607">
                <text:p>-0.61506046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2.372476">
                <text:p>2.3724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4500850392">
                <text:p>-0.45008503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915153">
                <text:p>1.9151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283947284">
                <text:p>-0.2839472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99658">
                <text:p>1.4996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1299688551">
                <text:p>-0.12996885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20142">
                <text:p>1.1201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24316664">
                <text:p>0.00243166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78984">
                <text:p>0.7789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428284743">
                <text:p>0.14282847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8058">
                <text:p>0.4580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20390447">
                <text:p>0.12203904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8053">
                <text:p>0.2580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479150241">
                <text:p>0.14791502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7525">
                <text:p>0.1075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893995148">
                <text:p>0.18939951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20437">
                <text:p>-0.0204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659536095">
                <text:p>0.16595360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90082">
                <text:p>-0.0900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650797032">
                <text:p>0.06507970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69254">
                <text:p>-0.0692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309339293">
                <text:p>0.03093392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32615">
                <text:p>-0.0326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27143795">
                <text:p>-0.00271437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1423">
                <text:p>0.014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27556956">
                <text:p>-0.00275569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5474">
                <text:p>0.0454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536796074">
                <text:p>0.05367960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28678">
                <text:p>0.0286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002324988">
                <text:p>0.20023249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80201">
                <text:p>-0.0802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097366802">
                <text:p>0.30973668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25747">
                <text:p>-0.2257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607385065">
                <text:p>0.46073850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423389">
                <text:p>-0.42338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336649406">
                <text:p>0.63366494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7036">
                <text:p>-0.670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17414812">
                <text:p>0.8174148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957418">
                <text:p>-0.9574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766085953">
                <text:p>0.97660859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254822">
                <text:p>-1.2548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1209766156">
                <text:p>1.12097661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549238">
                <text:p>-1.54923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798372094">
                <text:p>1.17983720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784668">
                <text:p>-1.7846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1426821936">
                <text:p>1.14268219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916789">
                <text:p>-1.9167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1822027174">
                <text:p>1.18220271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31176">
                <text:p>-2.0311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1380173134">
                <text:p>1.13801731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77951">
                <text:p>-2.0779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998690642">
                <text:p>1.09986906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83692">
                <text:p>-2.0836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923922758">
                <text:p>0.99239227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2.01588">
                <text:p>-2.015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879597914">
                <text:p>0.88795979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90108">
                <text:p>-1.901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035939869">
                <text:p>0.80359398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768344">
                <text:p>-1.7683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6293963708">
                <text:p>0.62939637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563778">
                <text:p>-1.5637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75338803">
                <text:p>0.4753388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1.324769">
                <text:p>-1.3247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224402204">
                <text:p>0.22244022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996926">
                <text:p>-0.9969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717172304">
                <text:p>0.07171723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77989">
                <text:p>-0.6779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663590894">
                <text:p>-0.06635908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373418">
                <text:p>-0.3734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1893148711">
                <text:p>-0.18931487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88498">
                <text:p>-0.0884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2424665585">
                <text:p>-0.24246655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36798">
                <text:p>0.1367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2295268961">
                <text:p>-0.22952689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8308">
                <text:p>0.2783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2599603012">
                <text:p>-0.25996030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2894">
                <text:p>0.3928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1804380866">
                <text:p>-0.18043808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6247">
                <text:p>0.4162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1533112049">
                <text:p>-0.15331120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3727">
                <text:p>0.4137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17050421">
                <text:p>0.01170504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2056">
                <text:p>0.3020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522696839">
                <text:p>0.05226968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0601">
                <text:p>0.2006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989391409">
                <text:p>0.09893914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01884">
                <text:p>0.1018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776395375">
                <text:p>0.17763953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16357">
                <text:p>-0.0163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119117082">
                <text:p>0.11191170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51341">
                <text:p>-0.0513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22682498">
                <text:p>0.18226824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12155">
                <text:p>-0.121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430377718">
                <text:p>0.04303777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75532">
                <text:p>-0.0755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078670791">
                <text:p>-0.00786707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10935">
                <text:p>-0.0109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1251212624">
                <text:p>-0.12512126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0268">
                <text:p>0.1102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2866666566">
                <text:p>-0.28666665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8715">
                <text:p>0.2987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4484753938">
                <text:p>-0.44847539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2149">
                <text:p>0.5321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558979487">
                <text:p>-0.5589794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61364">
                <text:p>0.761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6122983108">
                <text:p>-0.61229831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4965">
                <text:p>0.949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6904295038">
                <text:p>-0.690429503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272">
                <text:p>1.12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7144896892">
                <text:p>-0.71448968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61556">
                <text:p>1.2615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7475953061">
                <text:p>-0.74759530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73155">
                <text:p>1.3731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7149240176">
                <text:p>-0.71492401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25747">
                <text:p>1.4257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7336496236">
                <text:p>-0.73364962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73275">
                <text:p>1.4732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6929224061">
                <text:p>-0.69292240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5955024208">
                <text:p>-0.59550242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1588">
                <text:p>1.415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5344668995">
                <text:p>-0.53446689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33933">
                <text:p>1.3339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364579979">
                <text:p>-0.3645799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66086">
                <text:p>1.1660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3187092347">
                <text:p>-0.31870923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23659">
                <text:p>1.0236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2295193826">
                <text:p>-0.22951938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69297">
                <text:p>0.8692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2005469289">
                <text:p>-0.20054692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4712">
                <text:p>0.747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1368529647">
                <text:p>-0.13685296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3247">
                <text:p>0.6232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1338752114">
                <text:p>-0.13387521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8715">
                <text:p>0.5387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440631907">
                <text:p>-0.14406319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9175">
                <text:p>0.4891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2219395724">
                <text:p>-0.22193957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807">
                <text:p>0.508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2609825965">
                <text:p>-0.26098259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6686">
                <text:p>0.5466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3495465198">
                <text:p>-0.34954651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31453">
                <text:p>0.6314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4109021159">
                <text:p>-0.41090211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28837">
                <text:p>0.7288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4419936937">
                <text:p>-0.44199369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14457">
                <text:p>0.8144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5050852705">
                <text:p>-0.50508527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13567">
                <text:p>0.9135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5029283703">
                <text:p>-0.50292837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78175">
                <text:p>0.9781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5135529676">
                <text:p>-0.51355296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28311">
                <text:p>1.0283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4074998823">
                <text:p>-0.40749988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91031">
                <text:p>0.9910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391913604">
                <text:p>-0.3919136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55799">
                <text:p>0.9557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3584673731">
                <text:p>-0.35846737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10027">
                <text:p>0.9100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2806071918">
                <text:p>-0.28060719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27627">
                <text:p>0.8276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1640125616">
                <text:p>-0.16401256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1128920918">
                <text:p>-0.11289209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2544">
                <text:p>0.5725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76490805">
                <text:p>-0.0764908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6677">
                <text:p>0.4666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622310831">
                <text:p>-0.06223108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6623">
                <text:p>0.38662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982261049">
                <text:p>-0.09822610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7269">
                <text:p>0.3572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735281502">
                <text:p>-0.07352815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1246">
                <text:p>0.3212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96320713">
                <text:p>-0.0963207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12432">
                <text:p>0.3124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1545740199">
                <text:p>-0.15457401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5388">
                <text:p>0.3453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1519922325">
                <text:p>-0.15199223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5629">
                <text:p>0.3656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1935360177">
                <text:p>-0.19353601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6808">
                <text:p>0.4068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1923152343">
                <text:p>-0.19231523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3436">
                <text:p>0.4334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2347467164">
                <text:p>-0.23474671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9463">
                <text:p>0.4794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1986273613">
                <text:p>-0.19862736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606">
                <text:p>0.486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2161523727">
                <text:p>-0.21615237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2137">
                <text:p>0.50213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1930040724">
                <text:p>-0.19300407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7421">
                <text:p>0.4974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1898194043">
                <text:p>-0.18981940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2156">
                <text:p>0.4921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2020008339">
                <text:p>-0.20200083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767">
                <text:p>0.4967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1466917872">
                <text:p>-0.14669178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2973">
                <text:p>0.4629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1370515684">
                <text:p>-0.13705156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4027">
                <text:p>0.4340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1660470132">
                <text:p>-0.16604701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4065">
                <text:p>0.4340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1491595001">
                <text:p>-0.14915950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2834">
                <text:p>0.4228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1378067141">
                <text:p>-0.13780671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7782">
                <text:p>0.4077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1510524923">
                <text:p>-0.15105249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6581">
                <text:p>0.4065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1648783914">
                <text:p>-0.16487839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4996">
                <text:p>0.41499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923515066">
                <text:p>-0.09235150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2261">
                <text:p>0.3722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984820646">
                <text:p>-0.09848206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7869">
                <text:p>0.3478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945058988">
                <text:p>-0.09450589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8964">
                <text:p>0.3289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8110369">
                <text:p>-0.081103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7433">
                <text:p>0.3074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817806537">
                <text:p>-0.08178065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3536">
                <text:p>0.2935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738796656">
                <text:p>-0.07387966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9009">
                <text:p>0.2790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649784105">
                <text:p>-0.06497841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3395">
                <text:p>0.2633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880203266">
                <text:p>-0.08802032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8348">
                <text:p>0.2683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1281698868">
                <text:p>-0.12816988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8411">
                <text:p>0.2984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1859135793">
                <text:p>-0.18591357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6934">
                <text:p>0.3569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1175786244">
                <text:p>-0.11757862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0384">
                <text:p>0.3503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1272812848">
                <text:p>-0.12728128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52487">
                <text:p>0.3524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2222756996">
                <text:p>-0.22227569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7207">
                <text:p>0.4172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1442883318">
                <text:p>-0.14428833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8353">
                <text:p>0.4083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1130069584">
                <text:p>-0.11300695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1602">
                <text:p>0.3816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869180895">
                <text:p>-0.08691808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6386">
                <text:p>0.3463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534180333">
                <text:p>-0.05341803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0588">
                <text:p>0.3005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305655892">
                <text:p>-0.03056558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4837">
                <text:p>0.2548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488682064">
                <text:p>-0.04886820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6549">
                <text:p>0.2365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152363841">
                <text:p>-0.01523638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1944">
                <text:p>0.2019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496692158">
                <text:p>-0.04966921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1835">
                <text:p>0.2018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347402675">
                <text:p>-0.03474026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1812">
                <text:p>0.1918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547022053">
                <text:p>-0.05470220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8438">
                <text:p>0.1984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830504802">
                <text:p>-0.083050480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1749">
                <text:p>0.22174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1599877062">
                <text:p>-0.15998770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8567">
                <text:p>0.2885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77276908">
                <text:p>-0.0772769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7962">
                <text:p>0.2779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1029376124">
                <text:p>-0.10293761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7999">
                <text:p>0.2879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955028452">
                <text:p>-0.09550284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9732">
                <text:p>0.2897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805822441">
                <text:p>-0.08058224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0941">
                <text:p>0.2809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269078097">
                <text:p>-0.02690780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9306">
                <text:p>0.2393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217415422">
                <text:p>-0.02174154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8118">
                <text:p>0.2081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41130894">
                <text:p>-0.0411308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0258">
                <text:p>0.2002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932422414">
                <text:p>-0.09324224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9756">
                <text:p>0.2297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770244033">
                <text:p>-0.07702440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8602">
                <text:p>0.2386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122736589">
                <text:p>-0.01227365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1338">
                <text:p>0.2013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628986871">
                <text:p>-0.06289868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0249">
                <text:p>0.2102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1092175762">
                <text:p>-0.10921757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7062">
                <text:p>0.2470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98182661">
                <text:p>-0.0981826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4238">
                <text:p>0.2642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1193972732">
                <text:p>-0.11939727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9825">
                <text:p>0.2898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29480924">
                <text:p>-0.0294809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6942">
                <text:p>0.2469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988989696">
                <text:p>-0.09889896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4635">
                <text:p>0.2646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880543293">
                <text:p>-0.08805432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9198">
                <text:p>0.2691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316747581">
                <text:p>-0.03167475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4658">
                <text:p>0.2346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260969428">
                <text:p>-0.02609694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7923">
                <text:p>0.2079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680470594">
                <text:p>-0.06804705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807">
                <text:p>0.218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72960386">
                <text:p>-0.0729603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8106">
                <text:p>0.2281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664102868">
                <text:p>-0.06641028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30428">
                <text:p>0.2304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1144720143">
                <text:p>-0.11447201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64011">
                <text:p>0.2640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1469142196">
                <text:p>-0.14691421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8015">
                <text:p>0.3080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1475978917">
                <text:p>-0.14759789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7795">
                <text:p>0.3377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1254306921">
                <text:p>-0.12543069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2864">
                <text:p>0.3428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1563001615">
                <text:p>-0.15630016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66818">
                <text:p>0.3668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1589999186">
                <text:p>-0.15899991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458">
                <text:p>0.384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1630855943">
                <text:p>-0.16308559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914">
                <text:p>0.399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416305054">
                <text:p>-0.04163050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27886">
                <text:p>0.3278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850616564">
                <text:p>-0.08506165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09353">
                <text:p>0.3093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524518182">
                <text:p>-0.05245181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5266">
                <text:p>0.2752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37020303">
                <text:p>0.013702030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8456">
                <text:p>0.2084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439230316">
                <text:p>0.04392303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4379">
                <text:p>0.143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45357805">
                <text:p>0.05453578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3624">
                <text:p>0.0936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870220229">
                <text:p>0.08702202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8539">
                <text:p>0.0385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203238727">
                <text:p>0.12032387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20366">
                <text:p>-0.0203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726237241">
                <text:p>0.17262372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9448">
                <text:p>-0.094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420829804">
                <text:p>0.14208298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123512">
                <text:p>-0.1235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408558951">
                <text:p>0.14085589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142041">
                <text:p>-0.1420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210640206">
                <text:p>0.22106402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07851">
                <text:p>-0.2078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002959662">
                <text:p>0.20029596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37863">
                <text:p>-0.2378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88514391">
                <text:p>0.1885143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5001">
                <text:p>-0.250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84343627">
                <text:p>0.2843436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32198">
                <text:p>-0.3219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337449882">
                <text:p>0.33374498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402869">
                <text:p>-0.4028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106863457">
                <text:p>0.41068634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508058">
                <text:p>-0.5080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90796752">
                <text:p>0.38907967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563753">
                <text:p>-0.5637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372543864">
                <text:p>0.43725438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32978">
                <text:p>-0.6329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126098212">
                <text:p>0.41260982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62682">
                <text:p>-0.6626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715365062">
                <text:p>0.37153650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655099">
                <text:p>-0.6550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696151994">
                <text:p>0.26961519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58211">
                <text:p>-0.582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735050352">
                <text:p>0.17350503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469408">
                <text:p>-0.4694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97202462">
                <text:p>0.0972024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343444">
                <text:p>-0.3434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318982928">
                <text:p>0.03189829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215975">
                <text:p>-0.2159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46774915">
                <text:p>-0.0467749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7859">
                <text:p>-0.078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795459093">
                <text:p>-0.07954590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34805">
                <text:p>0.0348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939376292">
                <text:p>-0.09393762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9963">
                <text:p>0.1199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889252337">
                <text:p>-0.08892523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7337">
                <text:p>0.173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473714801">
                <text:p>-0.04737148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81262">
                <text:p>0.1812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550405076">
                <text:p>-0.05504050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1633">
                <text:p>0.1916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59051043">
                <text:p>0.00590510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7921">
                <text:p>0.1579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32577785">
                <text:p>0.0325777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7677">
                <text:p>0.1176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071040559">
                <text:p>-0.00710405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7308">
                <text:p>0.1173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058473507">
                <text:p>-0.00584735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16225">
                <text:p>0.1162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1087311373">
                <text:p>-0.108731137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84081">
                <text:p>0.1840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1784272474">
                <text:p>-0.178427247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5756">
                <text:p>0.2757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2683854123">
                <text:p>-0.26838541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6809">
                <text:p>0.3968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338699219">
                <text:p>-0.3386992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4346">
                <text:p>0.5243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4031893036">
                <text:p>-0.40318930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52321">
                <text:p>0.6523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5061403536">
                <text:p>-0.50614035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06225">
                <text:p>0.8062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6207987683">
                <text:p>-0.62079876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85211">
                <text:p>0.9852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6088906233">
                <text:p>-0.60889062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96548">
                <text:p>1.0965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6479307909">
                <text:p>-0.64793079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196764">
                <text:p>1.1967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6644462987">
                <text:p>-0.66444629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74555">
                <text:p>1.2745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7473348563">
                <text:p>-0.747334856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81644">
                <text:p>1.3816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7926376017">
                <text:p>-0.79263760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83204">
                <text:p>1.4832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7698281997">
                <text:p>-0.76982819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35679">
                <text:p>1.5356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8107590527">
                <text:p>-0.81075905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9793">
                <text:p>1.597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7777862596">
                <text:p>-0.77778625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617435">
                <text:p>1.6174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7165498577">
                <text:p>-0.71654985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89616">
                <text:p>1.5896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6385229216">
                <text:p>-0.63852292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519068">
                <text:p>1.51906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5985784621">
                <text:p>-0.59857846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445431">
                <text:p>1.4454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5301367021">
                <text:p>-0.53013670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350739">
                <text:p>1.3507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4243719769">
                <text:p>-0.42437197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21714">
                <text:p>1.217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3686546385">
                <text:p>-0.36865463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90972">
                <text:p>1.0909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3270886913">
                <text:p>-0.32708869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79189">
                <text:p>0.9791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3418957889">
                <text:p>-0.341895788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14568">
                <text:p>0.9145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3164285226">
                <text:p>-0.31642852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5453">
                <text:p>0.854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3612692548">
                <text:p>-0.361269254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4441">
                <text:p>0.8444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4056567844">
                <text:p>-0.40565678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67253">
                <text:p>0.8672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4546658343">
                <text:p>-0.45466583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15142">
                <text:p>0.9151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4898089355">
                <text:p>-0.48980893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7048">
                <text:p>0.9704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5247434805">
                <text:p>-0.52474348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30643">
                <text:p>1.03064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5161022653">
                <text:p>-0.51610226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64974">
                <text:p>1.0649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4336608767">
                <text:p>-0.43366087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32901">
                <text:p>1.0329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4641764472">
                <text:p>-0.46417644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1.031868">
                <text:p>1.03186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3811598584">
                <text:p>-0.38115985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975844">
                <text:p>0.9758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3040521787">
                <text:p>-0.30405217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887114">
                <text:p>0.88711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229175782">
                <text:p>-0.2291757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778076">
                <text:p>0.7780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171266869">
                <text:p>-0.1712668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66815">
                <text:p>0.6668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0540977923">
                <text:p>-0.05409779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4572">
                <text:p>0.51457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189391868">
                <text:p>-0.01893918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9684">
                <text:p>0.38968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67899871">
                <text:p>0.01678998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2644">
                <text:p>0.28264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227629834">
                <text:p>0.02276298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07333">
                <text:p>0.2073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0298990623">
                <text:p>-0.02989906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2248">
                <text:p>0.19224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244208788">
                <text:p>0.02442087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45989">
                <text:p>0.1459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0555126076">
                <text:p>-0.05551260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68442">
                <text:p>0.16844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382698223">
                <text:p>-0.03826982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71912">
                <text:p>0.1719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716070578">
                <text:p>-0.071607057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6445">
                <text:p>0.19644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0698364497">
                <text:p>-0.06983644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1613">
                <text:p>0.21161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0632156525">
                <text:p>-0.06321565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17308">
                <text:p>0.2173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288291993">
                <text:p>-0.028829199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8183">
                <text:p>0.19818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55938679">
                <text:p>0.01559386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55827">
                <text:p>0.15582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241839167">
                <text:p>0.02418391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21876">
                <text:p>0.1218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271714562">
                <text:p>0.02717145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9726">
                <text:p>0.0972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442872015">
                <text:p>0.04428720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69448">
                <text:p>0.0694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866298717">
                <text:p>0.08662987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2269">
                <text:p>0.0226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998520757">
                <text:p>0.09985207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17282">
                <text:p>-0.01728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1049676936">
                <text:p>0.104967693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47328">
                <text:p>-0.04732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875920325">
                <text:p>0.08759203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55769">
                <text:p>-0.0557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376918528">
                <text:p>0.03769185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-0.028133">
                <text:p>-0.0281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36813358">
                <text:p>0.013681335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0136624617">
                <text:p>-0.01366246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47451">
                <text:p>0.0474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312863949">
                <text:p>-0.03128639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08663">
                <text:p>0.086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0630910468">
                <text:p>-0.06309104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33938">
                <text:p>0.13393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0617469015">
                <text:p>-0.06174690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64567">
                <text:p>0.16456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0757182226">
                <text:p>-0.07571822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194291">
                <text:p>0.1942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0987403971">
                <text:p>-0.09874039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29444">
                <text:p>0.22944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0943022501">
                <text:p>-0.094302250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9911">
                <text:p>0.2499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059942651">
                <text:p>-0.0599426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40648">
                <text:p>0.2406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0923576598">
                <text:p>-0.09235765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56081">
                <text:p>0.25608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1086759923">
                <text:p>-0.10867599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77243">
                <text:p>0.27724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0938286212">
                <text:p>-0.09382862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81448">
                <text:p>0.2814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1138449216">
                <text:p>-0.11384492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297593">
                <text:p>0.29759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1530013046">
                <text:p>-0.153001304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4451">
                <text:p>0.3344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1220087556">
                <text:p>-0.12200875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38355">
                <text:p>0.3383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1298467556">
                <text:p>-0.12984675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46181">
                <text:p>0.3461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1775824615">
                <text:p>-0.17758246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83214">
                <text:p>0.3832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194204081">
                <text:p>-0.19420408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8972">
                <text:p>0.4189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2062081806">
                <text:p>-0.206208180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0802">
                <text:p>0.45080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1515651837">
                <text:p>-0.15156518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5591">
                <text:p>0.4355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1903146237">
                <text:p>-0.19031462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283">
                <text:p>0.4512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1762623375">
                <text:p>-0.17626233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2373">
                <text:p>0.45237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1986097816">
                <text:p>-0.198609781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7996">
                <text:p>0.4679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1598660442">
                <text:p>-0.15986604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2581">
                <text:p>0.45258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1983180226">
                <text:p>-0.19831802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794">
                <text:p>0.4679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2062597151">
                <text:p>-0.20625971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3468">
                <text:p>0.4834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2423426249">
                <text:p>-0.242342624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7867">
                <text:p>0.5178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2346436635">
                <text:p>-0.23464366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5659">
                <text:p>0.5356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2537000868">
                <text:p>-0.25370008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0217">
                <text:p>0.5602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2366214961">
                <text:p>-0.23662149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5198">
                <text:p>0.56519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2517996913">
                <text:p>-0.25179969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8635">
                <text:p>0.5786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1995790642">
                <text:p>-0.199579064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2781">
                <text:p>0.5527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2415357319">
                <text:p>-0.24153573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3519">
                <text:p>0.5635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2053407633">
                <text:p>-0.20534076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6548">
                <text:p>0.54654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1656197428">
                <text:p>-0.16561974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8763">
                <text:p>0.5087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1974328728">
                <text:p>-0.19743287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4789">
                <text:p>0.5047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1439021607">
                <text:p>-0.143902160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6459">
                <text:p>0.4664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1597357115">
                <text:p>-0.15973571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471">
                <text:p>0.45147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1786093491">
                <text:p>-0.178609349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4063">
                <text:p>0.45406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2114577499">
                <text:p>-0.21145774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7685">
                <text:p>0.47768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2251822118">
                <text:p>-0.22518221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2575">
                <text:p>0.50257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273272866">
                <text:p>-0.2732728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1217">
                <text:p>0.5512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2664626931">
                <text:p>-0.26646269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9092">
                <text:p>0.57909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2262555008">
                <text:p>-0.226255500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0867">
                <text:p>0.5708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3200244796">
                <text:p>-0.32002447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7888">
                <text:p>0.6278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2572632305">
                <text:p>-0.257263230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24053">
                <text:p>0.62405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2272091839">
                <text:p>-0.227209183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601464">
                <text:p>0.60146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1744570785">
                <text:p>-0.17445707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1249">
                <text:p>0.55124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1910408213">
                <text:p>-0.19104082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884">
                <text:p>0.528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2025855343">
                <text:p>-0.20258553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1602">
                <text:p>0.52160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1782099124">
                <text:p>-0.17820991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0532">
                <text:p>0.5005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1909642634">
                <text:p>-0.190964263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4992">
                <text:p>0.49499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1345575952">
                <text:p>-0.13455759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3702">
                <text:p>0.45370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2359513362">
                <text:p>-0.23595133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3771">
                <text:p>0.49377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2030389364">
                <text:p>-0.20303893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8535">
                <text:p>0.4985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2618783417">
                <text:p>-0.26187834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0929">
                <text:p>0.54092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2054059535">
                <text:p>-0.20540595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1538">
                <text:p>0.5315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2690941286">
                <text:p>-0.26909412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7732">
                <text:p>0.56773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2376383982">
                <text:p>-0.237638398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0884">
                <text:p>0.5708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2471590821">
                <text:p>-0.24715908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9331">
                <text:p>0.57933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2069532385">
                <text:p>-0.20695323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816">
                <text:p>0.558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2432543309">
                <text:p>-0.243254330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8249">
                <text:p>0.56824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2037521425">
                <text:p>-0.20375214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48642">
                <text:p>0.54864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2340311576">
                <text:p>-0.23403115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5758">
                <text:p>0.55575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191955698">
                <text:p>-0.1919556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2455">
                <text:p>0.5324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2092306128">
                <text:p>-0.20923061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8441">
                <text:p>0.52844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2783359737">
                <text:p>-0.27833597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1828">
                <text:p>0.57182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2582885259">
                <text:p>-0.25828852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87378">
                <text:p>0.58737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2494299088">
                <text:p>-0.249429908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91836">
                <text:p>0.5918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2112530728">
                <text:p>-0.21125307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69359">
                <text:p>0.5693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2364298856">
                <text:p>-0.236429885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71163">
                <text:p>0.57116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1777875511">
                <text:p>-0.177787551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3277">
                <text:p>0.53327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2039543457">
                <text:p>-0.20395434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5471">
                <text:p>0.52547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1641002113">
                <text:p>-0.164100211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3705">
                <text:p>0.4937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1592011292">
                <text:p>-0.15920112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927">
                <text:p>0.469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1776739964">
                <text:p>-0.17767399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5301">
                <text:p>0.46530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1423756651">
                <text:p>-0.14237566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9127">
                <text:p>0.43912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1869493743">
                <text:p>-0.18694937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396">
                <text:p>0.4513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1904260817">
                <text:p>-0.19042608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189">
                <text:p>0.461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210078992">
                <text:p>-0.21007899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1982">
                <text:p>0.4819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2466726624">
                <text:p>-0.24667266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9763">
                <text:p>0.51976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2070747441">
                <text:p>-0.207074744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8546">
                <text:p>0.51854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2699701665">
                <text:p>-0.26997016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59658">
                <text:p>0.5596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1689816099">
                <text:p>-0.168981609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974">
                <text:p>0.5197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2121100547">
                <text:p>-0.212110054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1887">
                <text:p>0.52188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1868202187">
                <text:p>-0.18682021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646">
                <text:p>0.5064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2398460986">
                <text:p>-0.23984609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31525">
                <text:p>0.5315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1922520821">
                <text:p>-0.192252082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6504">
                <text:p>0.51650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2155930724">
                <text:p>-0.21559307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2052">
                <text:p>0.5220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1974953337">
                <text:p>-0.197495333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3686">
                <text:p>0.5136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1723970245">
                <text:p>-0.172397024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1381">
                <text:p>0.49138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1806168054">
                <text:p>-0.18061680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1997">
                <text:p>0.48199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149859296">
                <text:p>-0.1498592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5242">
                <text:p>0.45524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1758145304">
                <text:p>-0.17581453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4713">
                <text:p>0.45471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2054844197">
                <text:p>-0.205484419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4137">
                <text:p>0.4741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1894083743">
                <text:p>-0.18940837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6366">
                <text:p>0.47636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1264141185">
                <text:p>-0.12641411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5861">
                <text:p>0.43586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1502241122">
                <text:p>-0.15022411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4741">
                <text:p>0.4247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1464001477">
                <text:p>-0.14640014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4781">
                <text:p>0.41478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1213339927">
                <text:p>-0.12133399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1436">
                <text:p>0.39143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1227042014">
                <text:p>-0.122704201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6792">
                <text:p>0.3767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1930947444">
                <text:p>-0.193094744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3953">
                <text:p>0.41395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1527559986">
                <text:p>-0.152755998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1829">
                <text:p>0.41182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1731737469">
                <text:p>-0.173173746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4023">
                <text:p>0.4240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1860531951">
                <text:p>-0.18605319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0734">
                <text:p>0.44073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1881738596">
                <text:p>-0.18817385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3283">
                <text:p>0.45328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2184744675">
                <text:p>-0.218474467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1843">
                <text:p>0.4818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1814713887">
                <text:p>-0.18147138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621">
                <text:p>0.4762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1730346424">
                <text:p>-0.173034642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6833">
                <text:p>0.4668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1791679254">
                <text:p>-0.17916792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4672">
                <text:p>0.46467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1527439532">
                <text:p>-0.152743953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562">
                <text:p>0.445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2003335453">
                <text:p>-0.20033354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4644">
                <text:p>0.46464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1764859776">
                <text:p>-0.17648597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1426">
                <text:p>0.46142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2139111568">
                <text:p>-0.213911156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4227">
                <text:p>0.4842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2062740122">
                <text:p>-0.20627401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4332">
                <text:p>0.4943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1742167112">
                <text:p>-0.174216711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9697">
                <text:p>0.47969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1972229364">
                <text:p>-0.19722293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5279">
                <text:p>0.48527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1732365795">
                <text:p>-0.17323657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3011">
                <text:p>0.4730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1756760483">
                <text:p>-0.17567604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6462">
                <text:p>0.46646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1554590159">
                <text:p>-0.155459015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8622">
                <text:p>0.4486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2092427717">
                <text:p>-0.209242771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2583">
                <text:p>0.47258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1835479595">
                <text:p>-0.18354795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1424">
                <text:p>0.4714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2039391995">
                <text:p>-0.203939199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4243">
                <text:p>0.48424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1660330025">
                <text:p>-0.166033002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7519">
                <text:p>0.4675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1728456751">
                <text:p>-0.17284567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0915">
                <text:p>0.46091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1743332631">
                <text:p>-0.174333263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7506">
                <text:p>0.45750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1984746176">
                <text:p>-0.198474617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1326">
                <text:p>0.4713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1860322019">
                <text:p>-0.18603220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72242">
                <text:p>0.47224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2300127877">
                <text:p>-0.23001278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2168">
                <text:p>0.5021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2317823283">
                <text:p>-0.23178232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329">
                <text:p>0.5232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2174071066">
                <text:p>-0.217407106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27783">
                <text:p>0.52778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1696767072">
                <text:p>-0.16967670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8962">
                <text:p>0.49896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1942023152">
                <text:p>-0.19420231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96104">
                <text:p>0.4961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2322673428">
                <text:p>-0.23226734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9572">
                <text:p>0.51957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2053013964">
                <text:p>-0.20530139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17237">
                <text:p>0.51723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1956146753">
                <text:p>-0.19561467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9223">
                <text:p>0.50922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1984832022">
                <text:p>-0.19848320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5796">
                <text:p>0.50579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2052253171">
                <text:p>-0.205225317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508005">
                <text:p>0.5080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1728040035">
                <text:p>-0.172804003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7867">
                <text:p>0.48786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1912249653">
                <text:p>-0.191224965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6726">
                <text:p>0.48672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1405496955">
                <text:p>-0.140549695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2188">
                <text:p>0.45218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1701805072">
                <text:p>-0.170180507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8922">
                <text:p>0.44892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1334271467">
                <text:p>-0.133427146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2248">
                <text:p>0.42224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164206394">
                <text:p>-0.1642063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4989">
                <text:p>0.42498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1947296479">
                <text:p>-0.19472964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7161">
                <text:p>0.44716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1877468154">
                <text:p>-0.18774681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7281">
                <text:p>0.4572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1341206394">
                <text:p>-0.134120639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8281">
                <text:p>0.42828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153149254">
                <text:p>-0.15314925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1639">
                <text:p>0.4216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1795505065">
                <text:p>-0.179550506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481">
                <text:p>0.4348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1874528064">
                <text:p>-0.187452806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8855">
                <text:p>0.4488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1628047685">
                <text:p>-0.162804768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1785">
                <text:p>0.44178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182485351">
                <text:p>-0.18248535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0192">
                <text:p>0.4501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1758668722">
                <text:p>-0.175866872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51383">
                <text:p>0.45138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1947124998">
                <text:p>-0.194712499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4738">
                <text:p>0.46473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188686627">
                <text:p>-0.1886866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9621">
                <text:p>0.46962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1485111662">
                <text:p>-0.148511166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6096">
                <text:p>0.44609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1646172543">
                <text:p>-0.16461725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1154">
                <text:p>0.4411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1567368587">
                <text:p>-0.156736858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2609">
                <text:p>0.43260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1136450933">
                <text:p>-0.11364509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98191">
                <text:p>0.3981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1524183333">
                <text:p>-0.152418333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011">
                <text:p>0.40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1146067504">
                <text:p>-0.114606750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377835">
                <text:p>0.37783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1987077826">
                <text:p>-0.198707782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1839">
                <text:p>0.418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1928809252">
                <text:p>-0.19288092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1531">
                <text:p>0.44153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1731316327">
                <text:p>-0.173131632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3788">
                <text:p>0.4437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1641259057">
                <text:p>-0.164125905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39289">
                <text:p>0.43928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1521592479">
                <text:p>-0.152159247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8315">
                <text:p>0.4283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1616436829">
                <text:p>-0.161643682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7323">
                <text:p>0.42732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1853473384">
                <text:p>-0.1853473384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2462">
                <text:p>0.44246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2019818496">
                <text:p>-0.20198184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3639">
                <text:p>0.46363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1792230496">
                <text:p>-0.1792230496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2581">
                <text:p>0.4625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2086231083">
                <text:p>-0.208623108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1472">
                <text:p>0.48147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1879293977">
                <text:p>-0.1879293977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0268">
                <text:p>0.48026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2024246261">
                <text:p>-0.2024246261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9127">
                <text:p>0.48912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1865737323">
                <text:p>-0.186573732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84465">
                <text:p>0.4844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1597868252">
                <text:p>-0.1597868252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63504">
                <text:p>0.4635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118278243">
                <text:p>-0.118278243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1867">
                <text:p>0.4218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1898431019">
                <text:p>-0.18984310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1823">
                <text:p>0.44182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1708469515">
                <text:p>-0.1708469515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4246">
                <text:p>0.4424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1511999418">
                <text:p>-0.151199941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9788">
                <text:p>0.42978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1620598328">
                <text:p>-0.1620598328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8583">
                <text:p>0.42858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1519355319">
                <text:p>-0.1519355319</text:p>
              </table:table-cell>
              <table:table-cell office:value-type="float" office:value="0.10237865">
                <text:p>0.10237865</text:p>
              </table:table-cell>
              <table:table-cell office:value-type="float" office:value="0.421031">
                <text:p>0.42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